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7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7.197cm"/>
    </style:style>
    <style:style style:name="Column2" style:family="table-column">
      <style:table-column-properties style:column-width="1.958cm"/>
    </style:style>
    <style:style style:name="Column3" style:family="table-column">
      <style:table-column-properties style:column-width="7.355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break-before="auto" fo:line-height="100%" fo:margin-bottom="0.212cm" style:writing-mode="lr-tb"/>
    </style:style>
    <style:style style:name="P2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fo:line-height="100%" fo:margin-bottom="0.212cm" style:writing-mode="lr-tb"/>
    </style:style>
    <style:style style:name="T23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fo:line-height="100%" fo:margin-bottom="0.212cm" style:writing-mode="lr-tb"/>
    </style:style>
    <style:style style:name="T25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</style:style>
    <style:style style:name="T27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auto" fo:line-height="115%" fo:margin-top="0.847cm" fo:margin-bottom="0.212cm" style:writing-mode="lr-tb"/>
    </style:style>
    <style:style style:name="P33" style:family="paragraph" style:parent-style-name="Title">
      <style:paragraph-properties fo:break-before="page" fo:line-height="115%" style:writing-mode="lr-tb"/>
    </style:style>
    <style:style style:name="T33_1" style:family="text"/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text-align="justify" fo:break-before="auto" fo:line-height="100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36_41" style:family="text">
      <style:text-properties fo:font-size="12pt" style:font-size-asian="12pt" style:font-size-complex="12pt"/>
    </style:style>
    <style:style style:name="T36_42" style:family="text">
      <style:text-properties fo:font-size="12pt" style:font-size-asian="12pt" style:font-size-complex="12pt"/>
    </style:style>
    <style:style style:name="T36_43" style:family="text">
      <style:text-properties fo:font-size="12pt" style:font-size-asian="12pt" style:font-size-complex="12pt"/>
    </style:style>
    <style:style style:name="T36_44" style:family="text">
      <style:text-properties fo:font-size="12pt" style:font-size-asian="12pt" style:font-size-complex="12pt"/>
    </style:style>
    <style:style style:name="T36_45" style:family="text">
      <style:text-properties fo:font-size="12pt" style:font-size-asian="12pt" style:font-size-complex="12pt"/>
    </style:style>
    <style:style style:name="T36_46" style:family="text">
      <style:text-properties fo:font-size="12pt" style:font-size-asian="12pt" style:font-size-complex="12pt"/>
    </style:style>
    <style:style style:name="T36_47" style:family="text">
      <style:text-properties fo:font-size="12pt" style:font-size-asian="12pt" style:font-size-complex="12pt"/>
    </style:style>
    <style:style style:name="T36_48" style:family="text">
      <style:text-properties fo:font-size="12pt" style:font-size-asian="12pt" style:font-size-complex="12pt"/>
    </style:style>
    <style:style style:name="T36_49" style:family="text">
      <style:text-properties fo:font-size="12pt" style:font-size-asian="12pt" style:font-size-complex="12pt"/>
    </style:style>
    <style:style style:name="T36_50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8" style:family="paragraph" style:parent-style-name="Heading_20_1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P41" style:family="paragraph" style:parent-style-name="Title">
      <style:paragraph-properties fo:break-before="auto" fo:line-height="115%" fo:margin-top="0.847cm" fo:margin-bottom="0.212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4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 style:parent-style-name="Standard"/>
    <style:style style:name="P43" style:family="paragraph" style:parent-style-name="Standard">
      <style:paragraph-properties fo:break-before="auto" fo:line-height="100%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/>
    <style:style style:name="T43_3" style:family="text">
      <style:text-properties fo:color="#1155cc" style:text-underline-style="solid" style:text-underline-color="font-color"/>
    </style:style>
    <style:style style:name="T43_4" style:family="text"/>
    <style:style style:name="T43_5" style:family="text">
      <style:text-properties fo:color="#1155cc" style:text-underline-style="solid" style:text-underline-color="font-color"/>
    </style:style>
    <style:style style:name="T43_6" style:family="text"/>
    <style:style style:name="T43_7" style:family="text">
      <style:text-properties fo:color="#1155cc" style:text-underline-style="solid" style:text-underline-color="font-color"/>
    </style:style>
    <style:style style:name="T43_8" style:family="text"/>
    <style:style style:name="T43_9" style:family="text">
      <style:text-properties fo:color="#1155cc" style:text-underline-style="solid" style:text-underline-color="font-color"/>
    </style:style>
    <style:style style:name="T43_10" style:family="text"/>
    <style:style style:name="T43_11" style:family="text">
      <style:text-properties fo:color="#1155cc" style:text-underline-style="solid" style:text-underline-color="font-color"/>
    </style:style>
    <style:style style:name="T43_12" style:family="text"/>
    <style:style style:name="T43_13" style:family="text">
      <style:text-properties fo:color="#1155cc" style:text-underline-style="solid" style:text-underline-color="font-color"/>
    </style:style>
    <style:style style:name="T43_14" style:family="text"/>
    <style:style style:name="T43_15" style:family="text">
      <style:text-properties fo:color="#1155cc" style:text-underline-style="solid" style:text-underline-color="font-color"/>
    </style:style>
    <style:style style:name="T43_16" style:family="text"/>
    <style:style style:name="T43_17" style:family="text">
      <style:text-properties fo:color="#1155cc" style:text-underline-style="solid" style:text-underline-color="font-color"/>
    </style:style>
    <style:style style:name="T43_18" style:family="text"/>
    <style:style style:name="T43_19" style:family="text">
      <style:text-properties fo:color="#1155cc" style:text-underline-style="solid" style:text-underline-color="font-color"/>
    </style:style>
    <style:style style:name="T43_20" style:family="text"/>
    <style:style style:name="T43_21" style:family="text">
      <style:text-properties fo:color="#1155cc" style:text-underline-style="solid" style:text-underline-color="font-color"/>
    </style:style>
    <style:style style:name="T43_22" style:family="text"/>
    <style:style style:name="T43_23" style:family="text">
      <style:text-properties fo:color="#1155cc" style:text-underline-style="solid" style:text-underline-color="font-color"/>
    </style:style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>
      <style:text-properties style:text-underline-style="solid" style:text-underline-color="font-color"/>
    </style:style>
    <style:style style:name="T43_38" style:family="text">
      <style:text-properties style:text-underline-style="solid" style:text-underline-color="font-color"/>
    </style:style>
    <style:style style:name="T43_39" style:family="text">
      <style:text-properties style:text-underline-style="solid" style:text-underline-color="font-color"/>
    </style:style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>
      <style:text-properties fo:font-size="16pt" style:font-size-asian="16pt" style:font-size-complex="16pt" fo:font-weight="normal" style:font-weight-asian="normal" style:font-weight-complex="normal"/>
    </style:style>
    <style:style style:name="T45_2" style:family="text">
      <style:text-properties fo:font-size="16pt" style:font-size-asian="16pt" style:font-size-complex="16pt" fo:font-weight="normal" style:font-weight-asian="normal" style:font-weight-complex="normal"/>
    </style:style>
    <style:style style:name="T45_3" style:family="text">
      <style:text-properties fo:font-size="16pt" style:font-size-asian="16pt" style:font-size-complex="16pt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1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1_3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1_4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51_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fo:margin-top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P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Subtitle">
      <style:paragraph-properties fo:text-align="justify" fo:break-before="auto" fo:line-height="115%" style:writing-mode="lr-tb"/>
    </style:style>
    <style:style style:name="T63_1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P66" style:family="paragraph" style:parent-style-name="Standard">
      <style:paragraph-properties fo:text-align="justify" fo:break-before="auto" fo:line-height="115%" fo:margin-top="0cm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P67" style:family="paragraph" style:parent-style-name="Standard">
      <style:paragraph-properties fo:text-align="justify" fo:break-before="auto" fo:line-height="115%" fo:margin-top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text-align="justify" fo:break-before="auto" fo:line-height="115%" fo:margin-top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/>
    <style:style style:name="T68_7" style:family="text">
      <style:text-properties fo:background-color="#ffffff" fo:color="#252525"/>
    </style:style>
    <style:style style:name="T68_8" style:family="text">
      <style:text-properties fo:background-color="#ffffff" fo:color="#252525"/>
    </style:style>
    <style:style style:name="T68_9" style:family="text">
      <style:text-properties fo:background-color="#ffffff" fo:color="#252525"/>
    </style:style>
    <style:style style:name="T68_10" style:family="text">
      <style:text-properties fo:background-color="#ffffff" fo:color="#252525"/>
    </style:style>
    <style:style style:name="T68_11" style:family="text">
      <style:text-properties fo:background-color="#ffffff" fo:color="#252525"/>
    </style:style>
    <style:style style:name="T68_12" style:family="text">
      <style:text-properties fo:background-color="#ffffff" fo:color="#252525"/>
    </style:style>
    <style:style style:name="T68_13" style:family="text">
      <style:text-properties fo:background-color="#ffffff" fo:color="#252525"/>
    </style:style>
    <style:style style:name="T68_14" style:family="text">
      <style:text-properties fo:background-color="#ffffff" fo:color="#252525"/>
    </style:style>
    <style:style style:name="T68_15" style:family="text">
      <style:text-properties fo:background-color="#ffffff" fo:color="#252525"/>
    </style:style>
    <style:style style:name="T68_16" style:family="text">
      <style:text-properties fo:background-color="#ffffff" fo:color="#252525"/>
    </style:style>
    <style:style style:name="T68_17" style:family="text">
      <style:text-properties fo:background-color="#ffffff" fo:color="#252525"/>
    </style:style>
    <style:style style:name="T68_18" style:family="text">
      <style:text-properties fo:background-color="#ffffff" fo:color="#252525"/>
    </style:style>
    <style:style style:name="T68_19" style:family="text">
      <style:text-properties fo:background-color="#ffffff" fo:color="#252525"/>
    </style:style>
    <style:style style:name="T68_20" style:family="text">
      <style:text-properties fo:background-color="#ffffff" fo:color="#252525"/>
    </style:style>
    <style:style style:name="T68_21" style:family="text">
      <style:text-properties fo:background-color="#ffffff" fo:color="#252525"/>
    </style:style>
    <style:style style:name="T68_22" style:family="text">
      <style:text-properties fo:background-color="#ffffff" fo:color="#252525"/>
    </style:style>
    <style:style style:name="T68_23" style:family="text">
      <style:text-properties fo:background-color="#ffffff" fo:color="#252525"/>
    </style:style>
    <style:style style:name="T68_24" style:family="text">
      <style:text-properties fo:background-color="#ffffff" fo:color="#252525"/>
    </style:style>
    <style:style style:name="T68_25" style:family="text">
      <style:text-properties fo:background-color="#ffffff" fo:color="#252525"/>
    </style:style>
    <style:style style:name="T68_26" style:family="text">
      <style:text-properties fo:background-color="#ffffff" fo:color="#252525"/>
    </style:style>
    <style:style style:name="T68_27" style:family="text">
      <style:text-properties fo:background-color="#ffffff" fo:color="#252525"/>
    </style:style>
    <style:style style:name="T68_28" style:family="text">
      <style:text-properties fo:background-color="#ffffff" fo:color="#252525"/>
    </style:style>
    <style:style style:name="T68_29" style:family="text">
      <style:text-properties fo:background-color="#ffffff" fo:color="#252525"/>
    </style:style>
    <style:style style:name="T68_30" style:family="text">
      <style:text-properties fo:background-color="#ffffff" fo:color="#252525"/>
    </style:style>
    <style:style style:name="T68_31" style:family="text">
      <style:text-properties fo:background-color="#ffffff" fo:color="#252525"/>
    </style:style>
    <style:style style:name="T68_32" style:family="text">
      <style:text-properties fo:background-color="#ffffff" fo:color="#252525"/>
    </style:style>
    <style:style style:name="T68_33" style:family="text">
      <style:text-properties fo:background-color="#ffffff" fo:color="#252525"/>
    </style:style>
    <style:style style:name="T68_34" style:family="text">
      <style:text-properties fo:background-color="#ffffff" fo:color="#252525"/>
    </style:style>
    <style:style style:name="T68_35" style:family="text">
      <style:text-properties fo:background-color="#ffffff" fo:color="#252525"/>
    </style:style>
    <style:style style:name="T68_36" style:family="text">
      <style:text-properties fo:background-color="#ffffff" fo:color="#252525"/>
    </style:style>
    <style:style style:name="T68_37" style:family="text">
      <style:text-properties fo:background-color="#ffffff" fo:color="#252525"/>
    </style:style>
    <style:style style:name="T68_38" style:family="text">
      <style:text-properties fo:background-color="#ffffff" fo:color="#252525"/>
    </style:style>
    <style:style style:name="T68_39" style:family="text">
      <style:text-properties fo:background-color="#ffffff" fo:color="#252525"/>
    </style:style>
    <style:style style:name="T68_40" style:family="text">
      <style:text-properties fo:background-color="#ffffff" fo:color="#252525"/>
    </style:style>
    <style:style style:name="T68_41" style:family="text">
      <style:text-properties fo:background-color="#ffffff" fo:color="#252525"/>
    </style:style>
    <style:style style:name="T68_42" style:family="text">
      <style:text-properties fo:background-color="#ffffff" fo:color="#252525"/>
    </style:style>
    <style:style style:name="T68_43" style:family="text">
      <style:text-properties fo:background-color="#ffffff" fo:color="#252525"/>
    </style:style>
    <style:style style:name="T68_44" style:family="text">
      <style:text-properties fo:background-color="#ffffff" fo:color="#252525"/>
    </style:style>
    <style:style style:name="T68_45" style:family="text">
      <style:text-properties fo:background-color="#ffffff" fo:color="#252525"/>
    </style:style>
    <style:style style:name="T68_46" style:family="text">
      <style:text-properties fo:background-color="#ffffff" fo:color="#252525"/>
    </style:style>
    <style:style style:name="T68_47" style:family="text">
      <style:text-properties fo:background-color="#ffffff" fo:color="#252525"/>
    </style:style>
    <style:style style:name="T68_48" style:family="text">
      <style:text-properties fo:background-color="#ffffff" fo:color="#252525"/>
    </style:style>
    <style:style style:name="T68_49" style:family="text">
      <style:text-properties fo:background-color="#ffffff" fo:color="#252525"/>
    </style:style>
    <style:style style:name="T68_50" style:family="text">
      <style:text-properties fo:background-color="#ffffff" fo:color="#252525"/>
    </style:style>
    <style:style style:name="T68_51" style:family="text">
      <style:text-properties fo:background-color="#ffffff" fo:color="#252525"/>
    </style:style>
    <style:style style:name="T68_52" style:family="text">
      <style:text-properties fo:background-color="#ffffff" fo:color="#252525"/>
    </style:style>
    <style:style style:name="T68_53" style:family="text">
      <style:text-properties fo:background-color="#ffffff" fo:color="#252525"/>
    </style:style>
    <style:style style:name="T68_54" style:family="text">
      <style:text-properties fo:background-color="#ffffff" fo:color="#252525"/>
    </style:style>
    <style:style style:name="T68_55" style:family="text">
      <style:text-properties fo:background-color="#ffffff" fo:color="#252525"/>
    </style:style>
    <style:style style:name="T68_56" style:family="text">
      <style:text-properties fo:background-color="#ffffff" fo:color="#252525"/>
    </style:style>
    <style:style style:name="T68_57" style:family="text">
      <style:text-properties fo:background-color="#ffffff" fo:color="#252525"/>
    </style:style>
    <style:style style:name="T68_58" style:family="text">
      <style:text-properties fo:background-color="#ffffff" fo:color="#252525"/>
    </style:style>
    <style:style style:name="T68_59" style:family="text">
      <style:text-properties fo:background-color="#ffffff" fo:color="#252525"/>
    </style:style>
    <style:style style:name="T68_60" style:family="text">
      <style:text-properties fo:background-color="#ffffff" fo:color="#252525"/>
    </style:style>
    <style:style style:name="T68_61" style:family="text">
      <style:text-properties fo:background-color="#ffffff" fo:color="#252525"/>
    </style:style>
    <style:style style:name="T68_62" style:family="text">
      <style:text-properties fo:background-color="#ffffff" fo:color="#252525"/>
    </style:style>
    <style:style style:name="T68_63" style:family="text">
      <style:text-properties fo:background-color="#ffffff" fo:color="#252525"/>
    </style:style>
    <style:style style:name="T68_64" style:family="text">
      <style:text-properties fo:background-color="#ffffff" fo:color="#252525"/>
    </style:style>
    <style:style style:name="T68_65" style:family="text">
      <style:text-properties fo:background-color="#ffffff" fo:color="#252525"/>
    </style:style>
    <style:style style:name="T68_66" style:family="text">
      <style:text-properties fo:background-color="#ffffff" fo:color="#252525"/>
    </style:style>
    <style:style style:name="T68_67" style:family="text">
      <style:text-properties fo:background-color="#ffffff" fo:color="#252525"/>
    </style:style>
    <style:style style:name="T68_68" style:family="text">
      <style:text-properties fo:background-color="#ffffff" fo:color="#252525"/>
    </style:style>
    <style:style style:name="T68_69" style:family="text">
      <style:text-properties fo:background-color="#ffffff" fo:color="#252525"/>
    </style:style>
    <style:style style:name="P69" style:family="paragraph" style:parent-style-name="Standard">
      <style:paragraph-properties fo:text-align="justify" fo:break-before="auto" fo:line-height="150%" fo:margin-top="0cm" style:writing-mode="lr-tb"/>
    </style:style>
    <style:style style:name="T69_1" style:family="text">
      <style:text-properties fo:background-color="#ffffff" fo:color="#252525" fo:font-weight="bold" style:font-weight-asian="bold" style:font-weight-complex="bold"/>
    </style:style>
    <style:style style:name="T69_2" style:family="text">
      <style:text-properties fo:background-color="#ffffff" fo:color="#252525" fo:font-weight="bold" style:font-weight-asian="bold" style:font-weight-complex="bold"/>
    </style:style>
    <style:style style:name="T69_3" style:family="text">
      <style:text-properties fo:background-color="#ffffff" fo:color="#252525"/>
    </style:style>
    <style:style style:name="T69_4" style:family="text">
      <style:text-properties fo:background-color="#ffffff" fo:color="#252525"/>
    </style:style>
    <style:style style:name="T69_5" style:family="text">
      <style:text-properties fo:background-color="#ffffff" fo:color="#252525"/>
    </style:style>
    <style:style style:name="T69_6" style:family="text">
      <style:text-properties fo:background-color="#ffffff" fo:color="#252525"/>
    </style:style>
    <style:style style:name="T69_7" style:family="text">
      <style:text-properties fo:background-color="#ffffff" fo:color="#252525"/>
    </style:style>
    <style:style style:name="T69_8" style:family="text">
      <style:text-properties fo:background-color="#ffffff" fo:color="#252525"/>
    </style:style>
    <style:style style:name="T69_9" style:family="text">
      <style:text-properties fo:background-color="#ffffff" fo:color="#252525"/>
    </style:style>
    <style:style style:name="T69_10" style:family="text">
      <style:text-properties fo:background-color="#ffffff" fo:color="#252525"/>
    </style:style>
    <style:style style:name="T69_11" style:family="text">
      <style:text-properties fo:background-color="#ffffff" fo:color="#252525"/>
    </style:style>
    <style:style style:name="T69_12" style:family="text">
      <style:text-properties fo:background-color="#ffffff" fo:color="#252525"/>
    </style:style>
    <style:style style:name="T69_13" style:family="text">
      <style:text-properties fo:background-color="#ffffff" fo:color="#252525"/>
    </style:style>
    <style:style style:name="T69_14" style:family="text">
      <style:text-properties fo:background-color="#ffffff" fo:color="#252525"/>
    </style:style>
    <style:style style:name="T69_15" style:family="text">
      <style:text-properties fo:background-color="#ffffff" fo:color="#252525"/>
    </style:style>
    <style:style style:name="T69_16" style:family="text">
      <style:text-properties fo:background-color="#ffffff" fo:color="#252525"/>
    </style:style>
    <style:style style:name="T69_17" style:family="text">
      <style:text-properties fo:background-color="#ffffff" fo:color="#252525"/>
    </style:style>
    <style:style style:name="T69_18" style:family="text">
      <style:text-properties fo:background-color="#ffffff" fo:color="#252525"/>
    </style:style>
    <style:style style:name="T69_19" style:family="text">
      <style:text-properties fo:background-color="#ffffff" fo:color="#252525"/>
    </style:style>
    <style:style style:name="T69_20" style:family="text">
      <style:text-properties fo:background-color="#ffffff" fo:color="#252525"/>
    </style:style>
    <style:style style:name="T69_21" style:family="text">
      <style:text-properties fo:background-color="#ffffff" fo:color="#252525"/>
    </style:style>
    <style:style style:name="T69_22" style:family="text">
      <style:text-properties fo:background-color="#ffffff" fo:color="#252525"/>
    </style:style>
    <style:style style:name="T69_23" style:family="text">
      <style:text-properties fo:background-color="#ffffff" fo:color="#252525"/>
    </style:style>
    <style:style style:name="T69_24" style:family="text">
      <style:text-properties fo:background-color="#ffffff" fo:color="#252525"/>
    </style:style>
    <style:style style:name="T69_25" style:family="text">
      <style:text-properties fo:background-color="#ffffff" fo:color="#252525"/>
    </style:style>
    <style:style style:name="T69_26" style:family="text">
      <style:text-properties fo:background-color="#ffffff" fo:color="#252525"/>
    </style:style>
    <style:style style:name="T69_27" style:family="text">
      <style:text-properties fo:background-color="#ffffff" fo:color="#252525"/>
    </style:style>
    <style:style style:name="P70" style:family="paragraph" style:parent-style-name="Standard">
      <style:paragraph-properties fo:text-align="justify" fo:break-before="auto" fo:line-height="150%" fo:margin-top="0cm" style:writing-mode="lr-tb"/>
    </style:style>
    <style:style style:name="T70_1" style:family="text">
      <style:text-properties fo:color="#252525" fo:font-weight="bold" style:font-weight-asian="bold" style:font-weight-complex="bold"/>
    </style:style>
    <style:style style:name="T70_2" style:family="text">
      <style:text-properties fo:color="#252525" fo:font-weight="bold" style:font-weight-asian="bold" style:font-weight-complex="bold"/>
    </style:style>
    <style:style style:name="T70_3" style:family="text">
      <style:text-properties fo:color="#252525" fo:font-weight="bold" style:font-weight-asian="bold" style:font-weight-complex="bold"/>
    </style:style>
    <style:style style:name="T70_4" style:family="text">
      <style:text-properties fo:color="#252525" fo:font-weight="bold" style:font-weight-asian="bold" style:font-weight-complex="bold"/>
    </style:style>
    <style:style style:name="T70_5" style:family="text">
      <style:text-properties fo:color="#252525" fo:font-weight="bold" style:font-weight-asian="bold" style:font-weight-complex="bold"/>
    </style:style>
    <style:style style:name="T70_6" style:family="text">
      <style:text-properties fo:color="#252525" fo:font-weight="bold" style:font-weight-asian="bold" style:font-weight-complex="bold"/>
    </style:style>
    <style:style style:name="T70_7" style:family="text">
      <style:text-properties fo:background-color="#ffffff" fo:color="#252525"/>
    </style:style>
    <style:style style:name="T70_8" style:family="text">
      <style:text-properties fo:background-color="#ffffff" fo:color="#252525"/>
    </style:style>
    <style:style style:name="T70_9" style:family="text">
      <style:text-properties fo:background-color="#ffffff" fo:color="#252525"/>
    </style:style>
    <style:style style:name="T70_10" style:family="text">
      <style:text-properties fo:background-color="#ffffff" fo:color="#252525"/>
    </style:style>
    <style:style style:name="T70_11" style:family="text">
      <style:text-properties fo:background-color="#ffffff" fo:color="#252525"/>
    </style:style>
    <style:style style:name="T70_12" style:family="text">
      <style:text-properties fo:background-color="#ffffff" fo:color="#252525"/>
    </style:style>
    <style:style style:name="T70_13" style:family="text">
      <style:text-properties fo:background-color="#ffffff" fo:color="#252525"/>
    </style:style>
    <style:style style:name="T70_14" style:family="text">
      <style:text-properties fo:background-color="#ffffff" fo:color="#252525"/>
    </style:style>
    <style:style style:name="T70_15" style:family="text">
      <style:text-properties fo:background-color="#ffffff" fo:color="#252525"/>
    </style:style>
    <style:style style:name="T70_16" style:family="text">
      <style:text-properties fo:background-color="#ffffff" fo:color="#252525"/>
    </style:style>
    <style:style style:name="T70_17" style:family="text">
      <style:text-properties fo:background-color="#ffffff" fo:color="#252525"/>
    </style:style>
    <style:style style:name="P71" style:family="paragraph" style:parent-style-name="Standard">
      <style:paragraph-properties fo:text-align="justify" fo:break-before="auto" fo:line-height="150%" fo:margin-top="0cm" style:writing-mode="lr-tb"/>
    </style:style>
    <style:style style:name="T71_1" style:family="text">
      <style:text-properties fo:color="#252525" fo:font-weight="bold" style:font-weight-asian="bold" style:font-weight-complex="bold"/>
    </style:style>
    <style:style style:name="T71_2" style:family="text">
      <style:text-properties fo:color="#252525" fo:font-weight="bold" style:font-weight-asian="bold" style:font-weight-complex="bold"/>
    </style:style>
    <style:style style:name="T71_3" style:family="text">
      <style:text-properties fo:color="#252525" fo:font-weight="bold" style:font-weight-asian="bold" style:font-weight-complex="bold"/>
    </style:style>
    <style:style style:name="T71_4" style:family="text">
      <style:text-properties fo:color="#252525" fo:font-weight="bold" style:font-weight-asian="bold" style:font-weight-complex="bold"/>
    </style:style>
    <style:style style:name="T71_5" style:family="text">
      <style:text-properties fo:color="#252525" fo:font-weight="bold" style:font-weight-asian="bold" style:font-weight-complex="bold"/>
    </style:style>
    <style:style style:name="T71_6" style:family="text">
      <style:text-properties fo:color="#252525" fo:font-weight="bold" style:font-weight-asian="bold" style:font-weight-complex="bold"/>
    </style:style>
    <style:style style:name="T71_7" style:family="text">
      <style:text-properties fo:color="#252525" fo:font-weight="bold" style:font-weight-asian="bold" style:font-weight-complex="bold"/>
    </style:style>
    <style:style style:name="T71_8" style:family="text">
      <style:text-properties fo:color="#252525" fo:font-weight="bold" style:font-weight-asian="bold" style:font-weight-complex="bold"/>
    </style:style>
    <style:style style:name="T71_9" style:family="text">
      <style:text-properties fo:font-weight="bold" style:font-weight-asian="bold" style:font-weight-complex="bold"/>
    </style:style>
    <style:style style:name="T71_10" style:family="text">
      <style:text-properties fo:background-color="#ffffff" fo:color="#252525"/>
    </style:style>
    <style:style style:name="T71_11" style:family="text">
      <style:text-properties fo:background-color="#ffffff" fo:color="#252525"/>
    </style:style>
    <style:style style:name="T71_12" style:family="text">
      <style:text-properties fo:background-color="#ffffff" fo:color="#252525"/>
    </style:style>
    <style:style style:name="T71_13" style:family="text">
      <style:text-properties fo:background-color="#ffffff" fo:color="#252525"/>
    </style:style>
    <style:style style:name="T71_14" style:family="text">
      <style:text-properties fo:background-color="#ffffff" fo:color="#252525"/>
    </style:style>
    <style:style style:name="T71_15" style:family="text">
      <style:text-properties fo:background-color="#ffffff" fo:color="#252525"/>
    </style:style>
    <style:style style:name="T71_16" style:family="text">
      <style:text-properties fo:background-color="#ffffff" fo:color="#252525"/>
    </style:style>
    <style:style style:name="T71_17" style:family="text">
      <style:text-properties fo:background-color="#ffffff" fo:color="#252525"/>
    </style:style>
    <style:style style:name="T71_18" style:family="text">
      <style:text-properties fo:background-color="#ffffff" fo:color="#252525"/>
    </style:style>
    <style:style style:name="T71_19" style:family="text">
      <style:text-properties fo:background-color="#ffffff" fo:color="#252525"/>
    </style:style>
    <style:style style:name="T71_20" style:family="text">
      <style:text-properties fo:background-color="#ffffff" fo:color="#252525"/>
    </style:style>
    <style:style style:name="T71_21" style:family="text">
      <style:text-properties fo:background-color="#ffffff" fo:color="#252525"/>
    </style:style>
    <style:style style:name="T71_22" style:family="text">
      <style:text-properties fo:background-color="#ffffff" fo:color="#252525"/>
    </style:style>
    <style:style style:name="T71_23" style:family="text">
      <style:text-properties fo:background-color="#ffffff" fo:color="#252525"/>
    </style:style>
    <style:style style:name="T71_24" style:family="text">
      <style:text-properties fo:background-color="#ffffff" fo:color="#252525"/>
    </style:style>
    <style:style style:name="P72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color="#252525"/>
    </style:style>
    <style:style style:name="Table2" style:family="table">
      <style:table-properties table:align="left" style:width="16.96cm" fo:margin-left="0cm"/>
    </style:style>
    <style:style style:name="Column4" style:family="table-column">
      <style:table-column-properties style:column-width="3.519cm"/>
    </style:style>
    <style:style style:name="Column5" style:family="table-column">
      <style:table-column-properties style:column-width="2.672cm"/>
    </style:style>
    <style:style style:name="Column6" style:family="table-column">
      <style:table-column-properties style:column-width="2.646cm"/>
    </style:style>
    <style:style style:name="Column7" style:family="table-column">
      <style:table-column-properties style:column-width="2.17cm"/>
    </style:style>
    <style:style style:name="Column8" style:family="table-column">
      <style:table-column-properties style:column-width="5.953cm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2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3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4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5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6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7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8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9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8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line-height="150%" fo:margin-top="0.106cm" fo:margin-bottom="0.035cm" style:writing-mode="lr-tb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fo:background-color="#ffffff" fo:color="#252525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>
      <style:text-properties fo:background-color="#ffffff" fo:color="#252525"/>
    </style:style>
    <style:style style:name="T113_2" style:family="text">
      <style:text-properties fo:background-color="#ffffff" fo:color="#252525"/>
    </style:style>
    <style:style style:name="T113_3" style:family="text">
      <style:text-properties fo:background-color="#ffffff" fo:color="#252525"/>
    </style:style>
    <style:style style:name="T113_4" style:family="text">
      <style:text-properties fo:background-color="#ffffff" fo:color="#252525"/>
    </style:style>
    <style:style style:name="T113_5" style:family="text">
      <style:text-properties fo:background-color="#ffffff" fo:color="#252525"/>
    </style:style>
    <style:style style:name="T113_6" style:family="text">
      <style:text-properties fo:background-color="#ffffff" fo:color="#252525"/>
    </style:style>
    <style:style style:name="T113_7" style:family="text">
      <style:text-properties fo:background-color="#ffffff" fo:color="#252525"/>
    </style:style>
    <style:style style:name="T113_8" style:family="text">
      <style:text-properties fo:background-color="#ffffff" fo:color="#252525"/>
    </style:style>
    <style:style style:name="T113_9" style:family="text">
      <style:text-properties fo:background-color="#ffffff" fo:color="#252525"/>
    </style:style>
    <style:style style:name="T113_10" style:family="text">
      <style:text-properties fo:background-color="#ffffff" fo:color="#252525"/>
    </style:style>
    <style:style style:name="T113_11" style:family="text">
      <style:text-properties fo:background-color="#ffffff" fo:color="#252525"/>
    </style:style>
    <style:style style:name="T113_12" style:family="text">
      <style:text-properties fo:background-color="#ffffff" fo:color="#252525"/>
    </style:style>
    <style:style style:name="T113_13" style:family="text">
      <style:text-properties fo:background-color="#ffffff" fo:color="#252525"/>
    </style:style>
    <style:style style:name="T113_14" style:family="text">
      <style:text-properties fo:background-color="#ffffff" fo:color="#252525"/>
    </style:style>
    <style:style style:name="T113_15" style:family="text">
      <style:text-properties fo:background-color="#ffffff" fo:color="#252525"/>
    </style:style>
    <style:style style:name="T113_16" style:family="text">
      <style:text-properties fo:background-color="#ffffff" fo:color="#252525"/>
    </style:style>
    <style:style style:name="T113_17" style:family="text">
      <style:text-properties fo:background-color="#ffffff" fo:color="#252525"/>
    </style:style>
    <style:style style:name="T113_18" style:family="text">
      <style:text-properties fo:background-color="#ffffff" fo:color="#252525"/>
    </style:style>
    <style:style style:name="T113_19" style:family="text">
      <style:text-properties fo:background-color="#ffffff" fo:color="#252525"/>
    </style:style>
    <style:style style:name="T113_20" style:family="text">
      <style:text-properties fo:background-color="#ffffff" fo:color="#252525"/>
    </style:style>
    <style:style style:name="T113_21" style:family="text">
      <style:text-properties fo:background-color="#ffffff" fo:color="#252525"/>
    </style:style>
    <style:style style:name="T113_22" style:family="text">
      <style:text-properties fo:background-color="#ffffff" fo:color="#252525"/>
    </style:style>
    <style:style style:name="T113_23" style:family="text">
      <style:text-properties fo:background-color="#ffffff" fo:color="#252525"/>
    </style:style>
    <style:style style:name="T113_24" style:family="text">
      <style:text-properties fo:background-color="#ffffff" fo:color="#252525"/>
    </style:style>
    <style:style style:name="T113_25" style:family="text">
      <style:text-properties fo:background-color="#ffffff" fo:color="#252525"/>
    </style:style>
    <style:style style:name="T113_26" style:family="text">
      <style:text-properties fo:background-color="#ffffff" fo:color="#252525"/>
    </style:style>
    <style:style style:name="T113_27" style:family="text">
      <style:text-properties fo:background-color="#ffffff" fo:color="#252525"/>
    </style:style>
    <style:style style:name="T113_28" style:family="text">
      <style:text-properties fo:background-color="#ffffff" fo:color="#252525"/>
    </style:style>
    <style:style style:name="T113_29" style:family="text">
      <style:text-properties fo:background-color="#ffffff" fo:color="#252525"/>
    </style:style>
    <style:style style:name="T113_30" style:family="text">
      <style:text-properties fo:background-color="#ffffff" fo:color="#252525"/>
    </style:style>
    <style:style style:name="T113_31" style:family="text">
      <style:text-properties fo:background-color="#ffffff" fo:color="#252525"/>
    </style:style>
    <style:style style:name="T113_32" style:family="text">
      <style:text-properties fo:background-color="#ffffff" fo:color="#252525"/>
    </style:style>
    <style:style style:name="T113_33" style:family="text">
      <style:text-properties fo:background-color="#ffffff" fo:color="#252525"/>
    </style:style>
    <style:style style:name="T113_34" style:family="text">
      <style:text-properties fo:background-color="#ffffff" fo:color="#252525"/>
    </style:style>
    <style:style style:name="T113_35" style:family="text">
      <style:text-properties fo:background-color="#ffffff" fo:color="#252525"/>
    </style:style>
    <style:style style:name="T113_36" style:family="text">
      <style:text-properties fo:background-color="#ffffff" fo:color="#252525"/>
    </style:style>
    <style:style style:name="T113_37" style:family="text">
      <style:text-properties fo:background-color="#ffffff" fo:color="#252525"/>
    </style:style>
    <style:style style:name="T113_38" style:family="text">
      <style:text-properties fo:background-color="#ffffff" fo:color="#252525"/>
    </style:style>
    <style:style style:name="T113_39" style:family="text">
      <style:text-properties fo:background-color="#ffffff" fo:color="#252525"/>
    </style:style>
    <style:style style:name="T113_40" style:family="text">
      <style:text-properties fo:background-color="#ffffff" fo:color="#252525"/>
    </style:style>
    <style:style style:name="T113_41" style:family="text">
      <style:text-properties fo:background-color="#ffffff" fo:color="#252525"/>
    </style:style>
    <style:style style:name="T113_42" style:family="text">
      <style:text-properties fo:background-color="#ffffff" fo:color="#252525"/>
    </style:style>
    <style:style style:name="T113_43" style:family="text">
      <style:text-properties fo:background-color="#ffffff" fo:color="#252525"/>
    </style:style>
    <style:style style:name="T113_44" style:family="text">
      <style:text-properties fo:background-color="#ffffff" fo:color="#252525"/>
    </style:style>
    <style:style style:name="T113_45" style:family="text">
      <style:text-properties fo:background-color="#ffffff" fo:color="#252525"/>
    </style:style>
    <style:style style:name="T113_46" style:family="text">
      <style:text-properties fo:background-color="#ffffff" fo:color="#252525"/>
    </style:style>
    <style:style style:name="T113_47" style:family="text">
      <style:text-properties fo:background-color="#ffffff" fo:color="#252525"/>
    </style:style>
    <style:style style:name="T113_48" style:family="text">
      <style:text-properties fo:background-color="#ffffff" fo:color="#252525"/>
    </style:style>
    <style:style style:name="T113_49" style:family="text">
      <style:text-properties fo:background-color="#ffffff" fo:color="#252525"/>
    </style:style>
    <style:style style:name="T113_50" style:family="text">
      <style:text-properties fo:background-color="#ffffff" fo:color="#252525"/>
    </style:style>
    <style:style style:name="T113_51" style:family="text">
      <style:text-properties fo:background-color="#ffffff" fo:color="#252525"/>
    </style:style>
    <style:style style:name="T113_52" style:family="text">
      <style:text-properties fo:background-color="#ffffff" fo:color="#252525"/>
    </style:style>
    <style:style style:name="T113_53" style:family="text">
      <style:text-properties fo:background-color="#ffffff" fo:color="#252525"/>
    </style:style>
    <style:style style:name="T113_54" style:family="text">
      <style:text-properties fo:background-color="#ffffff" fo:color="#252525"/>
    </style:style>
    <style:style style:name="T113_55" style:family="text">
      <style:text-properties fo:background-color="#ffffff" fo:color="#252525"/>
    </style:style>
    <style:style style:name="T113_56" style:family="text">
      <style:text-properties fo:background-color="#ffffff" fo:color="#252525"/>
    </style:style>
    <style:style style:name="T113_57" style:family="text">
      <style:text-properties fo:background-color="#ffffff" fo:color="#252525"/>
    </style:style>
    <style:style style:name="T113_58" style:family="text">
      <style:text-properties fo:background-color="#ffffff" fo:color="#252525"/>
    </style:style>
    <style:style style:name="T113_59" style:family="text">
      <style:text-properties fo:background-color="#ffffff" fo:color="#252525"/>
    </style:style>
    <style:style style:name="T113_60" style:family="text">
      <style:text-properties fo:background-color="#ffffff" fo:color="#252525"/>
    </style:style>
    <style:style style:name="T113_61" style:family="text">
      <style:text-properties fo:background-color="#ffffff" fo:color="#252525"/>
    </style:style>
    <style:style style:name="T113_62" style:family="text">
      <style:text-properties fo:background-color="#ffffff" fo:color="#252525"/>
    </style:style>
    <style:style style:name="T113_63" style:family="text">
      <style:text-properties fo:background-color="#ffffff" fo:color="#252525"/>
    </style:style>
    <style:style style:name="T113_64" style:family="text">
      <style:text-properties fo:background-color="#ffffff" fo:color="#252525"/>
    </style:style>
    <style:style style:name="T113_65" style:family="text">
      <style:text-properties fo:background-color="#ffffff" fo:color="#252525"/>
    </style:style>
    <style:style style:name="T113_66" style:family="text">
      <style:text-properties fo:background-color="#ffffff" fo:color="#252525"/>
    </style:style>
    <style:style style:name="T113_67" style:family="text">
      <style:text-properties fo:background-color="#ffffff" fo:color="#252525"/>
    </style:style>
    <style:style style:name="T113_68" style:family="text">
      <style:text-properties fo:background-color="#ffffff" fo:color="#252525"/>
    </style:style>
    <style:style style:name="T113_69" style:family="text">
      <style:text-properties fo:background-color="#ffffff" fo:color="#252525"/>
    </style:style>
    <style:style style:name="T113_70" style:family="text">
      <style:text-properties fo:background-color="#ffffff" fo:color="#252525"/>
    </style:style>
    <style:style style:name="T113_71" style:family="text">
      <style:text-properties fo:background-color="#ffffff" fo:color="#252525"/>
    </style:style>
    <style:style style:name="T113_72" style:family="text">
      <style:text-properties fo:background-color="#ffffff" fo:color="#252525"/>
    </style:style>
    <style:style style:name="T113_73" style:family="text">
      <style:text-properties fo:background-color="#ffffff" fo:color="#252525"/>
    </style:style>
    <style:style style:name="T113_74" style:family="text">
      <style:text-properties fo:background-color="#ffffff" fo:color="#252525"/>
    </style:style>
    <style:style style:name="T113_75" style:family="text">
      <style:text-properties fo:background-color="#ffffff" fo:color="#252525"/>
    </style:style>
    <style:style style:name="T113_76" style:family="text">
      <style:text-properties fo:background-color="#ffffff" fo:color="#252525"/>
    </style:style>
    <style:style style:name="T113_77" style:family="text">
      <style:text-properties fo:background-color="#ffffff" fo:color="#252525"/>
    </style:style>
    <style:style style:name="T113_78" style:family="text">
      <style:text-properties fo:background-color="#ffffff" fo:color="#252525"/>
    </style:style>
    <style:style style:name="T113_79" style:family="text">
      <style:text-properties fo:background-color="#ffffff" fo:color="#252525"/>
    </style:style>
    <style:style style:name="T113_80" style:family="text">
      <style:text-properties fo:background-color="#ffffff" fo:color="#252525"/>
    </style:style>
    <style:style style:name="T113_81" style:family="text">
      <style:text-properties fo:background-color="#ffffff" fo:color="#252525"/>
    </style:style>
    <style:style style:name="T113_82" style:family="text">
      <style:text-properties fo:background-color="#ffffff" fo:color="#252525"/>
    </style:style>
    <style:style style:name="T113_83" style:family="text">
      <style:text-properties fo:background-color="#ffffff" fo:color="#252525"/>
    </style:style>
    <style:style style:name="T113_84" style:family="text">
      <style:text-properties fo:background-color="#ffffff" fo:color="#252525"/>
    </style:style>
    <style:style style:name="T113_85" style:family="text">
      <style:text-properties fo:background-color="#ffffff" fo:color="#252525"/>
    </style:style>
    <style:style style:name="T113_86" style:family="text">
      <style:text-properties fo:background-color="#ffffff" fo:color="#252525"/>
    </style:style>
    <style:style style:name="T113_87" style:family="text">
      <style:text-properties fo:background-color="#ffffff" fo:color="#252525"/>
    </style:style>
    <style:style style:name="T113_88" style:family="text">
      <style:text-properties fo:background-color="#ffffff" fo:color="#252525"/>
    </style:style>
    <style:style style:name="T113_89" style:family="text">
      <style:text-properties fo:background-color="#ffffff" fo:color="#252525"/>
    </style:style>
    <style:style style:name="T113_90" style:family="text">
      <style:text-properties fo:background-color="#ffffff" fo:color="#252525"/>
    </style:style>
    <style:style style:name="T113_91" style:family="text">
      <style:text-properties fo:background-color="#ffffff" fo:color="#252525"/>
    </style:style>
    <style:style style:name="T113_92" style:family="text">
      <style:text-properties fo:background-color="#ffffff" fo:color="#252525"/>
    </style:style>
    <style:style style:name="T113_93" style:family="text">
      <style:text-properties fo:background-color="#ffffff" fo:color="#252525"/>
    </style:style>
    <style:style style:name="T113_94" style:family="text">
      <style:text-properties fo:background-color="#ffffff" fo:color="#252525"/>
    </style:style>
    <style:style style:name="T113_95" style:family="text">
      <style:text-properties fo:background-color="#ffffff" fo:color="#252525"/>
    </style:style>
    <style:style style:name="T113_96" style:family="text">
      <style:text-properties fo:background-color="#ffffff" fo:color="#252525"/>
    </style:style>
    <style:style style:name="T113_97" style:family="text">
      <style:text-properties fo:background-color="#ffffff" fo:color="#252525"/>
    </style:style>
    <style:style style:name="T113_98" style:family="text">
      <style:text-properties fo:background-color="#ffffff" fo:color="#252525"/>
    </style:style>
    <style:style style:name="T113_99" style:family="text">
      <style:text-properties fo:background-color="#ffffff" fo:color="#252525"/>
    </style:style>
    <style:style style:name="T113_100" style:family="text">
      <style:text-properties fo:background-color="#ffffff" fo:color="#252525"/>
    </style:style>
    <style:style style:name="T113_101" style:family="text">
      <style:text-properties fo:background-color="#ffffff" fo:color="#252525"/>
    </style:style>
    <style:style style:name="T113_102" style:family="text">
      <style:text-properties fo:background-color="#ffffff" fo:color="#252525"/>
    </style:style>
    <style:style style:name="T113_103" style:family="text">
      <style:text-properties fo:background-color="#ffffff" fo:color="#252525"/>
    </style:style>
    <style:style style:name="T113_104" style:family="text">
      <style:text-properties fo:background-color="#ffffff" fo:color="#252525"/>
    </style:style>
    <style:style style:name="T113_105" style:family="text">
      <style:text-properties fo:background-color="#ffffff" fo:color="#252525"/>
    </style:style>
    <style:style style:name="T113_106" style:family="text">
      <style:text-properties fo:background-color="#ffffff" fo:color="#252525"/>
    </style:style>
    <style:style style:name="T113_107" style:family="text">
      <style:text-properties fo:background-color="#ffffff" fo:color="#252525"/>
    </style:style>
    <style:style style:name="T113_108" style:family="text">
      <style:text-properties fo:background-color="#ffffff" fo:color="#252525"/>
    </style:style>
    <style:style style:name="T113_109" style:family="text">
      <style:text-properties fo:background-color="#ffffff" fo:color="#252525"/>
    </style:style>
    <style:style style:name="T113_110" style:family="text">
      <style:text-properties fo:background-color="#ffffff" fo:color="#252525"/>
    </style:style>
    <style:style style:name="P114" style:family="paragraph" style:parent-style-name="Standard">
      <style:paragraph-properties fo:text-align="justify" fo:break-before="auto" fo:line-height="115%" style:writing-mode="lr-tb"/>
      <style:text-properties fo:background-color="#ffffff" fo:color="#252525"/>
    </style:style>
    <style:style style:name="P115" style:family="paragraph" style:parent-style-name="Standard">
      <style:paragraph-properties fo:text-align="justify" fo:break-before="auto" fo:line-height="150%" fo:margin-top="0cm" style:writing-mode="lr-tb"/>
    </style:style>
    <style:style style:name="T115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5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5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5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5_5" style:family="text">
      <style:text-properties fo:background-color="#ffffff" fo:font-style="italic" style:font-style-asian="italic" style:font-style-complex="italic" fo:color="#252525"/>
    </style:style>
    <style:style style:name="T115_6" style:family="text">
      <style:text-properties fo:background-color="#ffffff" fo:font-style="italic" style:font-style-asian="italic" style:font-style-complex="italic" fo:color="#252525"/>
    </style:style>
    <style:style style:name="T115_7" style:family="text">
      <style:text-properties fo:background-color="#ffffff" fo:font-style="italic" style:font-style-asian="italic" style:font-style-complex="italic" fo:color="#252525"/>
    </style:style>
    <style:style style:name="T115_8" style:family="text">
      <style:text-properties fo:background-color="#ffffff" fo:font-style="italic" style:font-style-asian="italic" style:font-style-complex="italic" fo:color="#252525"/>
    </style:style>
    <style:style style:name="T115_9" style:family="text">
      <style:text-properties fo:background-color="#ffffff" fo:font-style="italic" style:font-style-asian="italic" style:font-style-complex="italic" fo:color="#252525"/>
    </style:style>
    <style:style style:name="T115_10" style:family="text">
      <style:text-properties fo:background-color="#ffffff" fo:font-style="italic" style:font-style-asian="italic" style:font-style-complex="italic" fo:color="#252525"/>
    </style:style>
    <style:style style:name="T115_11" style:family="text">
      <style:text-properties fo:background-color="#ffffff" fo:font-style="italic" style:font-style-asian="italic" style:font-style-complex="italic" fo:color="#252525"/>
    </style:style>
    <style:style style:name="T115_12" style:family="text">
      <style:text-properties fo:background-color="#ffffff" fo:font-style="italic" style:font-style-asian="italic" style:font-style-complex="italic" fo:color="#252525"/>
    </style:style>
    <style:style style:name="T115_13" style:family="text">
      <style:text-properties fo:background-color="#ffffff" fo:font-style="italic" style:font-style-asian="italic" style:font-style-complex="italic" fo:color="#252525"/>
    </style:style>
    <style:style style:name="T115_14" style:family="text">
      <style:text-properties fo:background-color="#ffffff" fo:font-style="italic" style:font-style-asian="italic" style:font-style-complex="italic" fo:color="#252525"/>
    </style:style>
    <style:style style:name="T115_15" style:family="text">
      <style:text-properties fo:background-color="#ffffff" fo:font-style="italic" style:font-style-asian="italic" style:font-style-complex="italic" fo:color="#252525"/>
    </style:style>
    <style:style style:name="T115_16" style:family="text">
      <style:text-properties fo:background-color="#ffffff" fo:font-style="italic" style:font-style-asian="italic" style:font-style-complex="italic" fo:color="#252525"/>
    </style:style>
    <style:style style:name="T115_17" style:family="text">
      <style:text-properties fo:background-color="#ffffff" fo:font-style="italic" style:font-style-asian="italic" style:font-style-complex="italic" fo:color="#252525"/>
    </style:style>
    <style:style style:name="T115_18" style:family="text">
      <style:text-properties fo:background-color="#ffffff" fo:font-style="italic" style:font-style-asian="italic" style:font-style-complex="italic" fo:color="#252525"/>
    </style:style>
    <style:style style:name="T115_19" style:family="text">
      <style:text-properties fo:background-color="#ffffff" fo:font-style="italic" style:font-style-asian="italic" style:font-style-complex="italic" fo:color="#252525"/>
    </style:style>
    <style:style style:name="P116" style:family="paragraph" style:parent-style-name="Standard">
      <style:paragraph-properties fo:text-align="justify" fo:break-before="auto" fo:line-height="150%" fo:margin-top="0cm" style:writing-mode="lr-tb"/>
    </style:style>
    <style:style style:name="T116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6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6_3" style:family="text">
      <style:text-properties fo:background-color="#ffffff" fo:font-style="italic" style:font-style-asian="italic" style:font-style-complex="italic" fo:color="#252525"/>
    </style:style>
    <style:style style:name="T116_4" style:family="text">
      <style:text-properties fo:background-color="#ffffff" fo:font-style="italic" style:font-style-asian="italic" style:font-style-complex="italic" fo:color="#252525"/>
    </style:style>
    <style:style style:name="T116_5" style:family="text">
      <style:text-properties fo:background-color="#ffffff" fo:font-style="italic" style:font-style-asian="italic" style:font-style-complex="italic" fo:color="#252525"/>
    </style:style>
    <style:style style:name="T116_6" style:family="text">
      <style:text-properties fo:background-color="#ffffff" fo:font-style="italic" style:font-style-asian="italic" style:font-style-complex="italic" fo:color="#252525"/>
    </style:style>
    <style:style style:name="T116_7" style:family="text">
      <style:text-properties fo:background-color="#ffffff" fo:font-style="italic" style:font-style-asian="italic" style:font-style-complex="italic" fo:color="#252525"/>
    </style:style>
    <style:style style:name="T116_8" style:family="text">
      <style:text-properties fo:background-color="#ffffff" fo:font-style="italic" style:font-style-asian="italic" style:font-style-complex="italic" fo:color="#252525"/>
    </style:style>
    <style:style style:name="T116_9" style:family="text">
      <style:text-properties fo:background-color="#ffffff" fo:font-style="italic" style:font-style-asian="italic" style:font-style-complex="italic" fo:color="#252525"/>
    </style:style>
    <style:style style:name="T116_10" style:family="text">
      <style:text-properties fo:background-color="#ffffff" fo:font-style="italic" style:font-style-asian="italic" style:font-style-complex="italic" fo:color="#252525"/>
    </style:style>
    <style:style style:name="T116_11" style:family="text">
      <style:text-properties fo:background-color="#ffffff" fo:font-style="italic" style:font-style-asian="italic" style:font-style-complex="italic" fo:color="#252525"/>
    </style:style>
    <style:style style:name="T116_12" style:family="text">
      <style:text-properties fo:background-color="#ffffff" fo:font-style="italic" style:font-style-asian="italic" style:font-style-complex="italic" fo:color="#252525"/>
    </style:style>
    <style:style style:name="T116_13" style:family="text">
      <style:text-properties fo:background-color="#ffffff" fo:font-style="italic" style:font-style-asian="italic" style:font-style-complex="italic" fo:color="#252525"/>
    </style:style>
    <style:style style:name="T116_14" style:family="text">
      <style:text-properties fo:background-color="#ffffff" fo:font-style="italic" style:font-style-asian="italic" style:font-style-complex="italic" fo:color="#252525"/>
    </style:style>
    <style:style style:name="T116_15" style:family="text">
      <style:text-properties fo:background-color="#ffffff" fo:font-style="italic" style:font-style-asian="italic" style:font-style-complex="italic" fo:color="#252525"/>
    </style:style>
    <style:style style:name="T116_16" style:family="text">
      <style:text-properties fo:background-color="#ffffff" fo:font-style="italic" style:font-style-asian="italic" style:font-style-complex="italic" fo:color="#252525"/>
    </style:style>
    <style:style style:name="T116_17" style:family="text">
      <style:text-properties fo:background-color="#ffffff" fo:font-style="italic" style:font-style-asian="italic" style:font-style-complex="italic" fo:color="#252525"/>
    </style:style>
    <style:style style:name="T116_18" style:family="text">
      <style:text-properties fo:background-color="#ffffff" fo:font-style="italic" style:font-style-asian="italic" style:font-style-complex="italic" fo:color="#252525"/>
    </style:style>
    <style:style style:name="T116_19" style:family="text">
      <style:text-properties fo:background-color="#ffffff" fo:font-style="italic" style:font-style-asian="italic" style:font-style-complex="italic" fo:color="#252525"/>
    </style:style>
    <style:style style:name="T116_20" style:family="text">
      <style:text-properties fo:background-color="#ffffff" fo:font-style="italic" style:font-style-asian="italic" style:font-style-complex="italic" fo:color="#252525"/>
    </style:style>
    <style:style style:name="T116_21" style:family="text">
      <style:text-properties fo:background-color="#ffffff" fo:font-style="italic" style:font-style-asian="italic" style:font-style-complex="italic" fo:color="#252525"/>
    </style:style>
    <style:style style:name="T116_22" style:family="text">
      <style:text-properties fo:background-color="#ffffff" fo:font-style="italic" style:font-style-asian="italic" style:font-style-complex="italic" fo:color="#252525"/>
    </style:style>
    <style:style style:name="T116_23" style:family="text">
      <style:text-properties fo:background-color="#ffffff" fo:font-style="italic" style:font-style-asian="italic" style:font-style-complex="italic" fo:color="#252525"/>
    </style:style>
    <style:style style:name="T116_24" style:family="text">
      <style:text-properties fo:background-color="#ffffff" fo:font-style="italic" style:font-style-asian="italic" style:font-style-complex="italic" fo:color="#252525"/>
    </style:style>
    <style:style style:name="T116_25" style:family="text">
      <style:text-properties fo:background-color="#ffffff" fo:font-style="italic" style:font-style-asian="italic" style:font-style-complex="italic" fo:color="#252525"/>
    </style:style>
    <style:style style:name="T116_26" style:family="text">
      <style:text-properties fo:background-color="#ffffff" fo:font-style="italic" style:font-style-asian="italic" style:font-style-complex="italic" fo:color="#252525"/>
    </style:style>
    <style:style style:name="T116_27" style:family="text">
      <style:text-properties fo:background-color="#ffffff" fo:font-style="italic" style:font-style-asian="italic" style:font-style-complex="italic" fo:color="#252525"/>
    </style:style>
    <style:style style:name="T116_28" style:family="text">
      <style:text-properties fo:background-color="#ffffff" fo:font-style="italic" style:font-style-asian="italic" style:font-style-complex="italic" fo:color="#252525"/>
    </style:style>
    <style:style style:name="T116_29" style:family="text">
      <style:text-properties fo:background-color="#ffffff" fo:font-style="italic" style:font-style-asian="italic" style:font-style-complex="italic" fo:color="#252525"/>
    </style:style>
    <style:style style:name="T116_30" style:family="text">
      <style:text-properties fo:background-color="#ffffff" fo:font-style="italic" style:font-style-asian="italic" style:font-style-complex="italic" fo:color="#252525"/>
    </style:style>
    <style:style style:name="T116_31" style:family="text">
      <style:text-properties fo:background-color="#ffffff" fo:font-style="italic" style:font-style-asian="italic" style:font-style-complex="italic" fo:color="#252525"/>
    </style:style>
    <style:style style:name="T116_32" style:family="text">
      <style:text-properties fo:background-color="#ffffff" fo:font-style="italic" style:font-style-asian="italic" style:font-style-complex="italic" fo:color="#252525"/>
    </style:style>
    <style:style style:name="T116_33" style:family="text">
      <style:text-properties fo:background-color="#ffffff" fo:font-style="italic" style:font-style-asian="italic" style:font-style-complex="italic" fo:color="#252525"/>
    </style:style>
    <style:style style:name="T116_34" style:family="text">
      <style:text-properties fo:background-color="#ffffff" fo:font-style="italic" style:font-style-asian="italic" style:font-style-complex="italic" fo:color="#252525"/>
    </style:style>
    <style:style style:name="T116_35" style:family="text">
      <style:text-properties fo:background-color="#ffffff" fo:font-style="italic" style:font-style-asian="italic" style:font-style-complex="italic" fo:color="#252525"/>
    </style:style>
    <style:style style:name="T116_36" style:family="text">
      <style:text-properties fo:background-color="#ffffff" fo:font-style="italic" style:font-style-asian="italic" style:font-style-complex="italic" fo:color="#252525"/>
    </style:style>
    <style:style style:name="T116_37" style:family="text">
      <style:text-properties fo:background-color="#ffffff" fo:font-style="italic" style:font-style-asian="italic" style:font-style-complex="italic" fo:color="#252525"/>
    </style:style>
    <style:style style:name="T116_38" style:family="text">
      <style:text-properties fo:background-color="#ffffff" fo:font-style="italic" style:font-style-asian="italic" style:font-style-complex="italic" fo:color="#252525"/>
    </style:style>
    <style:style style:name="T116_39" style:family="text">
      <style:text-properties fo:background-color="#ffffff" fo:font-style="italic" style:font-style-asian="italic" style:font-style-complex="italic" fo:color="#252525"/>
    </style:style>
    <style:style style:name="T116_40" style:family="text">
      <style:text-properties fo:background-color="#ffffff" fo:font-style="italic" style:font-style-asian="italic" style:font-style-complex="italic" fo:color="#252525"/>
    </style:style>
    <style:style style:name="T116_41" style:family="text">
      <style:text-properties fo:background-color="#ffffff" fo:font-style="italic" style:font-style-asian="italic" style:font-style-complex="italic" fo:color="#252525"/>
    </style:style>
    <style:style style:name="T116_42" style:family="text">
      <style:text-properties fo:background-color="#ffffff" fo:font-style="italic" style:font-style-asian="italic" style:font-style-complex="italic" fo:color="#252525"/>
    </style:style>
    <style:style style:name="T116_43" style:family="text">
      <style:text-properties fo:background-color="#ffffff" fo:font-style="italic" style:font-style-asian="italic" style:font-style-complex="italic" fo:color="#252525"/>
    </style:style>
    <style:style style:name="T116_44" style:family="text">
      <style:text-properties fo:background-color="#ffffff" fo:font-style="italic" style:font-style-asian="italic" style:font-style-complex="italic" fo:color="#252525"/>
    </style:style>
    <style:style style:name="T116_45" style:family="text">
      <style:text-properties fo:background-color="#ffffff" fo:font-style="italic" style:font-style-asian="italic" style:font-style-complex="italic" fo:color="#252525"/>
    </style:style>
    <style:style style:name="T116_46" style:family="text">
      <style:text-properties fo:background-color="#ffffff" fo:font-style="italic" style:font-style-asian="italic" style:font-style-complex="italic" fo:color="#252525"/>
    </style:style>
    <style:style style:name="T116_47" style:family="text">
      <style:text-properties fo:background-color="#ffffff" fo:font-style="italic" style:font-style-asian="italic" style:font-style-complex="italic" fo:color="#252525"/>
    </style:style>
    <style:style style:name="T116_48" style:family="text">
      <style:text-properties fo:background-color="#ffffff" fo:font-style="italic" style:font-style-asian="italic" style:font-style-complex="italic" fo:color="#252525"/>
    </style:style>
    <style:style style:name="T116_49" style:family="text">
      <style:text-properties fo:background-color="#ffffff" fo:font-style="italic" style:font-style-asian="italic" style:font-style-complex="italic" fo:color="#252525"/>
    </style:style>
    <style:style style:name="T116_50" style:family="text">
      <style:text-properties fo:background-color="#ffffff" fo:font-style="italic" style:font-style-asian="italic" style:font-style-complex="italic" fo:color="#252525"/>
    </style:style>
    <style:style style:name="T116_51" style:family="text">
      <style:text-properties fo:background-color="#ffffff" fo:font-style="italic" style:font-style-asian="italic" style:font-style-complex="italic" fo:color="#252525"/>
    </style:style>
    <style:style style:name="T116_52" style:family="text">
      <style:text-properties fo:background-color="#ffffff" fo:font-style="italic" style:font-style-asian="italic" style:font-style-complex="italic" fo:color="#252525"/>
    </style:style>
    <style:style style:name="T116_53" style:family="text">
      <style:text-properties fo:background-color="#ffffff" fo:font-style="italic" style:font-style-asian="italic" style:font-style-complex="italic" fo:color="#252525"/>
    </style:style>
    <style:style style:name="T116_54" style:family="text">
      <style:text-properties fo:background-color="#ffffff" fo:font-style="italic" style:font-style-asian="italic" style:font-style-complex="italic" fo:color="#252525"/>
    </style:style>
    <style:style style:name="T116_55" style:family="text">
      <style:text-properties fo:background-color="#ffffff" fo:font-style="italic" style:font-style-asian="italic" style:font-style-complex="italic" fo:color="#252525"/>
    </style:style>
    <style:style style:name="T116_56" style:family="text">
      <style:text-properties fo:background-color="#ffffff" fo:font-style="italic" style:font-style-asian="italic" style:font-style-complex="italic" fo:color="#252525"/>
    </style:style>
    <style:style style:name="T116_57" style:family="text">
      <style:text-properties fo:background-color="#ffffff" fo:font-style="italic" style:font-style-asian="italic" style:font-style-complex="italic" fo:color="#252525"/>
    </style:style>
    <style:style style:name="T116_58" style:family="text">
      <style:text-properties fo:background-color="#ffffff" fo:font-style="italic" style:font-style-asian="italic" style:font-style-complex="italic" fo:color="#252525"/>
    </style:style>
    <style:style style:name="T116_59" style:family="text">
      <style:text-properties fo:background-color="#ffffff" fo:font-style="italic" style:font-style-asian="italic" style:font-style-complex="italic" fo:color="#252525"/>
    </style:style>
    <style:style style:name="T116_60" style:family="text">
      <style:text-properties fo:background-color="#ffffff" fo:font-style="italic" style:font-style-asian="italic" style:font-style-complex="italic" fo:color="#252525"/>
    </style:style>
    <style:style style:name="T116_61" style:family="text">
      <style:text-properties fo:background-color="#ffffff" fo:font-style="italic" style:font-style-asian="italic" style:font-style-complex="italic" fo:color="#252525"/>
    </style:style>
    <style:style style:name="T116_62" style:family="text">
      <style:text-properties fo:background-color="#ffffff" fo:font-style="italic" style:font-style-asian="italic" style:font-style-complex="italic" fo:color="#252525"/>
    </style:style>
    <style:style style:name="T116_63" style:family="text">
      <style:text-properties fo:background-color="#ffffff" fo:font-style="italic" style:font-style-asian="italic" style:font-style-complex="italic" fo:color="#252525"/>
    </style:style>
    <style:style style:name="T116_64" style:family="text">
      <style:text-properties fo:background-color="#ffffff" fo:font-style="italic" style:font-style-asian="italic" style:font-style-complex="italic" fo:color="#252525"/>
    </style:style>
    <style:style style:name="T116_65" style:family="text">
      <style:text-properties fo:background-color="#ffffff" fo:font-style="italic" style:font-style-asian="italic" style:font-style-complex="italic" fo:color="#252525"/>
    </style:style>
    <style:style style:name="T116_66" style:family="text">
      <style:text-properties fo:background-color="#ffffff" fo:font-style="italic" style:font-style-asian="italic" style:font-style-complex="italic" fo:color="#252525"/>
    </style:style>
    <style:style style:name="T116_67" style:family="text">
      <style:text-properties fo:background-color="#ffffff" fo:font-style="italic" style:font-style-asian="italic" style:font-style-complex="italic" fo:color="#252525"/>
    </style:style>
    <style:style style:name="T116_68" style:family="text">
      <style:text-properties fo:background-color="#ffffff" fo:font-style="italic" style:font-style-asian="italic" style:font-style-complex="italic" fo:color="#252525"/>
    </style:style>
    <style:style style:name="T116_69" style:family="text">
      <style:text-properties fo:background-color="#ffffff" fo:font-style="italic" style:font-style-asian="italic" style:font-style-complex="italic" fo:color="#252525"/>
    </style:style>
    <style:style style:name="T116_70" style:family="text">
      <style:text-properties fo:background-color="#ffffff" fo:font-style="italic" style:font-style-asian="italic" style:font-style-complex="italic" fo:color="#252525"/>
    </style:style>
    <style:style style:name="T116_71" style:family="text">
      <style:text-properties fo:background-color="#ffffff" fo:font-style="italic" style:font-style-asian="italic" style:font-style-complex="italic" fo:color="#252525"/>
    </style:style>
    <style:style style:name="T116_72" style:family="text">
      <style:text-properties fo:background-color="#ffffff" fo:font-style="italic" style:font-style-asian="italic" style:font-style-complex="italic" fo:color="#252525"/>
    </style:style>
    <style:style style:name="T116_73" style:family="text">
      <style:text-properties fo:background-color="#ffffff" fo:font-style="italic" style:font-style-asian="italic" style:font-style-complex="italic" fo:color="#252525"/>
    </style:style>
    <style:style style:name="T116_74" style:family="text">
      <style:text-properties fo:background-color="#ffffff" fo:font-style="italic" style:font-style-asian="italic" style:font-style-complex="italic" fo:color="#252525"/>
    </style:style>
    <style:style style:name="T116_75" style:family="text">
      <style:text-properties fo:background-color="#ffffff" fo:font-style="italic" style:font-style-asian="italic" style:font-style-complex="italic" fo:color="#252525"/>
    </style:style>
    <style:style style:name="P117" style:family="paragraph" style:parent-style-name="Standard">
      <style:paragraph-properties fo:text-align="justify" fo:break-before="auto" fo:line-height="150%" fo:margin-top="0cm" style:writing-mode="lr-tb"/>
    </style:style>
    <style:style style:name="T117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7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7_3" style:family="text">
      <style:text-properties fo:background-color="#ffffff" fo:font-style="italic" style:font-style-asian="italic" style:font-style-complex="italic" fo:color="#252525"/>
    </style:style>
    <style:style style:name="T117_4" style:family="text">
      <style:text-properties fo:background-color="#ffffff" fo:font-style="italic" style:font-style-asian="italic" style:font-style-complex="italic" fo:color="#252525"/>
    </style:style>
    <style:style style:name="T117_5" style:family="text">
      <style:text-properties fo:background-color="#ffffff" fo:font-style="italic" style:font-style-asian="italic" style:font-style-complex="italic" fo:color="#252525"/>
    </style:style>
    <style:style style:name="T117_6" style:family="text">
      <style:text-properties fo:background-color="#ffffff" fo:font-style="italic" style:font-style-asian="italic" style:font-style-complex="italic" fo:color="#252525"/>
    </style:style>
    <style:style style:name="T117_7" style:family="text">
      <style:text-properties fo:background-color="#ffffff" fo:font-style="italic" style:font-style-asian="italic" style:font-style-complex="italic" fo:color="#252525"/>
    </style:style>
    <style:style style:name="T117_8" style:family="text">
      <style:text-properties fo:background-color="#ffffff" fo:font-style="italic" style:font-style-asian="italic" style:font-style-complex="italic" fo:color="#252525"/>
    </style:style>
    <style:style style:name="T117_9" style:family="text">
      <style:text-properties fo:background-color="#ffffff" fo:font-style="italic" style:font-style-asian="italic" style:font-style-complex="italic" fo:color="#252525"/>
    </style:style>
    <style:style style:name="T117_10" style:family="text">
      <style:text-properties fo:background-color="#ffffff" fo:font-style="italic" style:font-style-asian="italic" style:font-style-complex="italic" fo:color="#252525"/>
    </style:style>
    <style:style style:name="T117_11" style:family="text">
      <style:text-properties fo:background-color="#ffffff" fo:font-style="italic" style:font-style-asian="italic" style:font-style-complex="italic" fo:color="#252525"/>
    </style:style>
    <style:style style:name="T117_12" style:family="text">
      <style:text-properties fo:background-color="#ffffff" fo:font-style="italic" style:font-style-asian="italic" style:font-style-complex="italic" fo:color="#252525"/>
    </style:style>
    <style:style style:name="T117_13" style:family="text">
      <style:text-properties fo:background-color="#ffffff" fo:font-style="italic" style:font-style-asian="italic" style:font-style-complex="italic" fo:color="#252525"/>
    </style:style>
    <style:style style:name="T117_14" style:family="text">
      <style:text-properties fo:background-color="#ffffff" fo:font-style="italic" style:font-style-asian="italic" style:font-style-complex="italic" fo:color="#252525"/>
    </style:style>
    <style:style style:name="T117_15" style:family="text">
      <style:text-properties fo:background-color="#ffffff" fo:font-style="italic" style:font-style-asian="italic" style:font-style-complex="italic" fo:color="#252525"/>
    </style:style>
    <style:style style:name="T117_16" style:family="text">
      <style:text-properties fo:background-color="#ffffff" fo:font-style="italic" style:font-style-asian="italic" style:font-style-complex="italic" fo:color="#252525"/>
    </style:style>
    <style:style style:name="T117_17" style:family="text">
      <style:text-properties fo:background-color="#ffffff" fo:font-style="italic" style:font-style-asian="italic" style:font-style-complex="italic" fo:color="#252525"/>
    </style:style>
    <style:style style:name="T117_18" style:family="text">
      <style:text-properties fo:background-color="#ffffff" fo:font-style="italic" style:font-style-asian="italic" style:font-style-complex="italic" fo:color="#252525"/>
    </style:style>
    <style:style style:name="T117_19" style:family="text">
      <style:text-properties fo:background-color="#ffffff" fo:font-style="italic" style:font-style-asian="italic" style:font-style-complex="italic" fo:color="#252525"/>
    </style:style>
    <style:style style:name="T117_20" style:family="text">
      <style:text-properties fo:background-color="#ffffff" fo:font-style="italic" style:font-style-asian="italic" style:font-style-complex="italic" fo:color="#252525"/>
    </style:style>
    <style:style style:name="T117_21" style:family="text">
      <style:text-properties fo:background-color="#ffffff" fo:font-style="italic" style:font-style-asian="italic" style:font-style-complex="italic" fo:color="#252525"/>
    </style:style>
    <style:style style:name="T117_22" style:family="text">
      <style:text-properties fo:background-color="#ffffff" fo:font-style="italic" style:font-style-asian="italic" style:font-style-complex="italic" fo:color="#252525"/>
    </style:style>
    <style:style style:name="T117_23" style:family="text">
      <style:text-properties fo:background-color="#ffffff" fo:font-style="italic" style:font-style-asian="italic" style:font-style-complex="italic" fo:color="#252525"/>
    </style:style>
    <style:style style:name="T117_24" style:family="text">
      <style:text-properties fo:background-color="#ffffff" fo:font-style="italic" style:font-style-asian="italic" style:font-style-complex="italic" fo:color="#252525"/>
    </style:style>
    <style:style style:name="T117_25" style:family="text">
      <style:text-properties fo:background-color="#ffffff" fo:font-style="italic" style:font-style-asian="italic" style:font-style-complex="italic" fo:color="#252525"/>
    </style:style>
    <style:style style:name="T117_26" style:family="text">
      <style:text-properties fo:background-color="#ffffff" fo:font-style="italic" style:font-style-asian="italic" style:font-style-complex="italic" fo:color="#252525"/>
    </style:style>
    <style:style style:name="T117_27" style:family="text">
      <style:text-properties fo:background-color="#ffffff" fo:font-style="italic" style:font-style-asian="italic" style:font-style-complex="italic" fo:color="#252525"/>
    </style:style>
    <style:style style:name="T117_28" style:family="text">
      <style:text-properties fo:background-color="#ffffff" fo:font-style="italic" style:font-style-asian="italic" style:font-style-complex="italic" fo:color="#252525"/>
    </style:style>
    <style:style style:name="T117_29" style:family="text">
      <style:text-properties fo:background-color="#ffffff" fo:font-style="italic" style:font-style-asian="italic" style:font-style-complex="italic" fo:color="#252525"/>
    </style:style>
    <style:style style:name="T117_30" style:family="text">
      <style:text-properties fo:background-color="#ffffff" fo:font-style="italic" style:font-style-asian="italic" style:font-style-complex="italic" fo:color="#252525"/>
    </style:style>
    <style:style style:name="T117_31" style:family="text">
      <style:text-properties fo:background-color="#ffffff" fo:font-style="italic" style:font-style-asian="italic" style:font-style-complex="italic" fo:color="#252525"/>
    </style:style>
    <style:style style:name="T117_32" style:family="text">
      <style:text-properties fo:background-color="#ffffff" fo:font-style="italic" style:font-style-asian="italic" style:font-style-complex="italic" fo:color="#252525"/>
    </style:style>
    <style:style style:name="T117_33" style:family="text">
      <style:text-properties fo:background-color="#ffffff" fo:font-style="italic" style:font-style-asian="italic" style:font-style-complex="italic" fo:color="#252525"/>
    </style:style>
    <style:style style:name="T117_34" style:family="text">
      <style:text-properties fo:background-color="#ffffff" fo:font-style="italic" style:font-style-asian="italic" style:font-style-complex="italic" fo:color="#252525"/>
    </style:style>
    <style:style style:name="T117_35" style:family="text">
      <style:text-properties fo:background-color="#ffffff" fo:font-style="italic" style:font-style-asian="italic" style:font-style-complex="italic" fo:color="#252525"/>
    </style:style>
    <style:style style:name="T117_36" style:family="text">
      <style:text-properties fo:background-color="#ffffff" fo:font-style="italic" style:font-style-asian="italic" style:font-style-complex="italic" fo:color="#252525"/>
    </style:style>
    <style:style style:name="T117_37" style:family="text">
      <style:text-properties fo:background-color="#ffffff" fo:font-style="italic" style:font-style-asian="italic" style:font-style-complex="italic" fo:color="#252525"/>
    </style:style>
    <style:style style:name="T117_38" style:family="text">
      <style:text-properties fo:background-color="#ffffff" fo:font-style="italic" style:font-style-asian="italic" style:font-style-complex="italic" fo:color="#252525"/>
    </style:style>
    <style:style style:name="T117_39" style:family="text">
      <style:text-properties fo:background-color="#ffffff" fo:font-style="italic" style:font-style-asian="italic" style:font-style-complex="italic" fo:color="#252525"/>
    </style:style>
    <style:style style:name="T117_40" style:family="text">
      <style:text-properties fo:background-color="#ffffff" fo:font-style="italic" style:font-style-asian="italic" style:font-style-complex="italic" fo:color="#252525"/>
    </style:style>
    <style:style style:name="T117_41" style:family="text">
      <style:text-properties fo:background-color="#ffffff" fo:font-style="italic" style:font-style-asian="italic" style:font-style-complex="italic" fo:color="#252525"/>
    </style:style>
    <style:style style:name="P118" style:family="paragraph" style:parent-style-name="Standard">
      <style:paragraph-properties fo:text-align="justify" fo:break-before="auto" fo:line-height="150%" fo:margin-top="0cm" style:writing-mode="lr-tb"/>
    </style:style>
    <style:style style:name="T118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8_3" style:family="text">
      <style:text-properties fo:background-color="#ffffff" fo:font-style="italic" style:font-style-asian="italic" style:font-style-complex="italic" fo:color="#252525"/>
    </style:style>
    <style:style style:name="T118_4" style:family="text">
      <style:text-properties fo:background-color="#ffffff" fo:font-style="italic" style:font-style-asian="italic" style:font-style-complex="italic" fo:color="#252525"/>
    </style:style>
    <style:style style:name="T118_5" style:family="text">
      <style:text-properties fo:background-color="#ffffff" fo:font-style="italic" style:font-style-asian="italic" style:font-style-complex="italic" fo:color="#252525"/>
    </style:style>
    <style:style style:name="T118_6" style:family="text">
      <style:text-properties fo:background-color="#ffffff" fo:font-style="italic" style:font-style-asian="italic" style:font-style-complex="italic" fo:color="#252525"/>
    </style:style>
    <style:style style:name="T118_7" style:family="text">
      <style:text-properties fo:background-color="#ffffff" fo:font-style="italic" style:font-style-asian="italic" style:font-style-complex="italic" fo:color="#252525"/>
    </style:style>
    <style:style style:name="T118_8" style:family="text">
      <style:text-properties fo:background-color="#ffffff" fo:font-style="italic" style:font-style-asian="italic" style:font-style-complex="italic" fo:color="#252525"/>
    </style:style>
    <style:style style:name="T118_9" style:family="text">
      <style:text-properties fo:background-color="#ffffff" fo:font-style="italic" style:font-style-asian="italic" style:font-style-complex="italic" fo:color="#252525"/>
    </style:style>
    <style:style style:name="T118_10" style:family="text">
      <style:text-properties fo:background-color="#ffffff" fo:font-style="italic" style:font-style-asian="italic" style:font-style-complex="italic" fo:color="#252525"/>
    </style:style>
    <style:style style:name="T118_11" style:family="text">
      <style:text-properties fo:background-color="#ffffff" fo:font-style="italic" style:font-style-asian="italic" style:font-style-complex="italic" fo:color="#252525"/>
    </style:style>
    <style:style style:name="T118_12" style:family="text">
      <style:text-properties fo:background-color="#ffffff" fo:font-style="italic" style:font-style-asian="italic" style:font-style-complex="italic" fo:color="#252525"/>
    </style:style>
    <style:style style:name="T118_13" style:family="text">
      <style:text-properties fo:background-color="#ffffff" fo:font-style="italic" style:font-style-asian="italic" style:font-style-complex="italic" fo:color="#252525"/>
    </style:style>
    <style:style style:name="T118_14" style:family="text">
      <style:text-properties fo:background-color="#ffffff" fo:font-style="italic" style:font-style-asian="italic" style:font-style-complex="italic" fo:color="#252525"/>
    </style:style>
    <style:style style:name="T118_15" style:family="text">
      <style:text-properties fo:background-color="#ffffff" fo:font-style="italic" style:font-style-asian="italic" style:font-style-complex="italic" fo:color="#252525"/>
    </style:style>
    <style:style style:name="T118_16" style:family="text">
      <style:text-properties fo:background-color="#ffffff" fo:font-style="italic" style:font-style-asian="italic" style:font-style-complex="italic" fo:color="#252525"/>
    </style:style>
    <style:style style:name="T118_17" style:family="text">
      <style:text-properties fo:background-color="#ffffff" fo:font-style="italic" style:font-style-asian="italic" style:font-style-complex="italic" fo:color="#252525"/>
    </style:style>
    <style:style style:name="T118_18" style:family="text">
      <style:text-properties fo:background-color="#ffffff" fo:font-style="italic" style:font-style-asian="italic" style:font-style-complex="italic" fo:color="#252525"/>
    </style:style>
    <style:style style:name="T118_19" style:family="text">
      <style:text-properties fo:background-color="#ffffff" fo:font-style="italic" style:font-style-asian="italic" style:font-style-complex="italic" fo:color="#252525"/>
    </style:style>
    <style:style style:name="T118_20" style:family="text">
      <style:text-properties fo:background-color="#ffffff" fo:font-style="italic" style:font-style-asian="italic" style:font-style-complex="italic" fo:color="#252525"/>
    </style:style>
    <style:style style:name="T118_21" style:family="text">
      <style:text-properties fo:background-color="#ffffff" fo:font-style="italic" style:font-style-asian="italic" style:font-style-complex="italic" fo:color="#252525"/>
    </style:style>
    <style:style style:name="T118_22" style:family="text">
      <style:text-properties fo:background-color="#ffffff" fo:font-style="italic" style:font-style-asian="italic" style:font-style-complex="italic" fo:color="#252525"/>
    </style:style>
    <style:style style:name="T118_23" style:family="text">
      <style:text-properties fo:background-color="#ffffff" fo:font-style="italic" style:font-style-asian="italic" style:font-style-complex="italic" fo:color="#252525"/>
    </style:style>
    <style:style style:name="T118_24" style:family="text">
      <style:text-properties fo:background-color="#ffffff" fo:font-style="italic" style:font-style-asian="italic" style:font-style-complex="italic" fo:color="#252525"/>
    </style:style>
    <style:style style:name="T118_25" style:family="text">
      <style:text-properties fo:background-color="#ffffff" fo:font-style="italic" style:font-style-asian="italic" style:font-style-complex="italic" fo:color="#252525"/>
    </style:style>
    <style:style style:name="T118_26" style:family="text">
      <style:text-properties fo:background-color="#ffffff" fo:font-style="italic" style:font-style-asian="italic" style:font-style-complex="italic" fo:color="#252525"/>
    </style:style>
    <style:style style:name="T118_27" style:family="text">
      <style:text-properties fo:background-color="#ffffff" fo:font-style="italic" style:font-style-asian="italic" style:font-style-complex="italic" fo:color="#252525"/>
    </style:style>
    <style:style style:name="T118_28" style:family="text">
      <style:text-properties fo:background-color="#ffffff" fo:font-style="italic" style:font-style-asian="italic" style:font-style-complex="italic" fo:color="#252525"/>
    </style:style>
    <style:style style:name="T118_29" style:family="text">
      <style:text-properties fo:background-color="#ffffff" fo:font-style="italic" style:font-style-asian="italic" style:font-style-complex="italic" fo:color="#252525"/>
    </style:style>
    <style:style style:name="T118_30" style:family="text">
      <style:text-properties fo:background-color="#ffffff" fo:font-style="italic" style:font-style-asian="italic" style:font-style-complex="italic" fo:color="#252525"/>
    </style:style>
    <style:style style:name="T118_31" style:family="text">
      <style:text-properties fo:background-color="#ffffff" fo:font-style="italic" style:font-style-asian="italic" style:font-style-complex="italic" fo:color="#252525"/>
    </style:style>
    <style:style style:name="T118_32" style:family="text">
      <style:text-properties fo:background-color="#ffffff" fo:font-style="italic" style:font-style-asian="italic" style:font-style-complex="italic" fo:color="#252525"/>
    </style:style>
    <style:style style:name="T118_33" style:family="text">
      <style:text-properties fo:background-color="#ffffff" fo:font-style="italic" style:font-style-asian="italic" style:font-style-complex="italic" fo:color="#252525"/>
    </style:style>
    <style:style style:name="T118_34" style:family="text">
      <style:text-properties fo:background-color="#ffffff" fo:font-style="italic" style:font-style-asian="italic" style:font-style-complex="italic" fo:color="#252525"/>
    </style:style>
    <style:style style:name="T118_35" style:family="text">
      <style:text-properties fo:background-color="#ffffff" fo:font-style="italic" style:font-style-asian="italic" style:font-style-complex="italic" fo:color="#252525"/>
    </style:style>
    <style:style style:name="T118_36" style:family="text">
      <style:text-properties fo:background-color="#ffffff" fo:font-style="italic" style:font-style-asian="italic" style:font-style-complex="italic" fo:color="#252525"/>
    </style:style>
    <style:style style:name="T118_37" style:family="text">
      <style:text-properties fo:background-color="#ffffff" fo:font-style="italic" style:font-style-asian="italic" style:font-style-complex="italic" fo:color="#252525"/>
    </style:style>
    <style:style style:name="T118_38" style:family="text">
      <style:text-properties fo:background-color="#ffffff" fo:font-style="italic" style:font-style-asian="italic" style:font-style-complex="italic" fo:color="#252525"/>
    </style:style>
    <style:style style:name="T118_39" style:family="text">
      <style:text-properties fo:background-color="#ffffff" fo:font-style="italic" style:font-style-asian="italic" style:font-style-complex="italic" fo:color="#252525"/>
    </style:style>
    <style:style style:name="T118_40" style:family="text">
      <style:text-properties fo:background-color="#ffffff" fo:font-style="italic" style:font-style-asian="italic" style:font-style-complex="italic" fo:color="#252525"/>
    </style:style>
    <style:style style:name="T118_41" style:family="text">
      <style:text-properties fo:background-color="#ffffff" fo:font-style="italic" style:font-style-asian="italic" style:font-style-complex="italic" fo:color="#252525"/>
    </style:style>
    <style:style style:name="T118_42" style:family="text">
      <style:text-properties fo:background-color="#ffffff" fo:font-style="italic" style:font-style-asian="italic" style:font-style-complex="italic" fo:color="#252525"/>
    </style:style>
    <style:style style:name="T118_43" style:family="text">
      <style:text-properties fo:background-color="#ffffff" fo:font-style="italic" style:font-style-asian="italic" style:font-style-complex="italic" fo:color="#252525"/>
    </style:style>
    <style:style style:name="T118_44" style:family="text">
      <style:text-properties fo:background-color="#ffffff" fo:font-style="italic" style:font-style-asian="italic" style:font-style-complex="italic" fo:color="#252525"/>
    </style:style>
    <style:style style:name="T118_45" style:family="text">
      <style:text-properties fo:background-color="#ffffff" fo:font-style="italic" style:font-style-asian="italic" style:font-style-complex="italic" fo:color="#252525"/>
    </style:style>
    <style:style style:name="T118_46" style:family="text">
      <style:text-properties fo:background-color="#ffffff" fo:font-style="italic" style:font-style-asian="italic" style:font-style-complex="italic" fo:color="#252525"/>
    </style:style>
    <style:style style:name="T118_47" style:family="text">
      <style:text-properties fo:background-color="#ffffff" fo:font-style="italic" style:font-style-asian="italic" style:font-style-complex="italic" fo:color="#252525"/>
    </style:style>
    <style:style style:name="T118_48" style:family="text">
      <style:text-properties fo:background-color="#ffffff" fo:font-style="italic" style:font-style-asian="italic" style:font-style-complex="italic" fo:color="#252525"/>
    </style:style>
    <style:style style:name="T118_49" style:family="text">
      <style:text-properties fo:background-color="#ffffff" fo:font-style="italic" style:font-style-asian="italic" style:font-style-complex="italic" fo:color="#252525"/>
    </style:style>
    <style:style style:name="T118_50" style:family="text">
      <style:text-properties fo:background-color="#ffffff" fo:font-style="italic" style:font-style-asian="italic" style:font-style-complex="italic" fo:color="#252525"/>
    </style:style>
    <style:style style:name="T118_51" style:family="text">
      <style:text-properties fo:background-color="#ffffff" fo:font-style="italic" style:font-style-asian="italic" style:font-style-complex="italic" fo:color="#252525"/>
    </style:style>
    <style:style style:name="T118_52" style:family="text">
      <style:text-properties fo:background-color="#ffffff" fo:font-style="italic" style:font-style-asian="italic" style:font-style-complex="italic" fo:color="#252525"/>
    </style:style>
    <style:style style:name="T118_53" style:family="text">
      <style:text-properties fo:background-color="#ffffff" fo:font-style="italic" style:font-style-asian="italic" style:font-style-complex="italic" fo:color="#252525"/>
    </style:style>
    <style:style style:name="T118_54" style:family="text">
      <style:text-properties fo:background-color="#ffffff" fo:font-style="italic" style:font-style-asian="italic" style:font-style-complex="italic" fo:color="#252525"/>
    </style:style>
    <style:style style:name="T118_55" style:family="text">
      <style:text-properties fo:background-color="#ffffff" fo:font-style="italic" style:font-style-asian="italic" style:font-style-complex="italic" fo:color="#252525"/>
    </style:style>
    <style:style style:name="T118_56" style:family="text">
      <style:text-properties fo:background-color="#ffffff" fo:font-style="italic" style:font-style-asian="italic" style:font-style-complex="italic" fo:color="#252525"/>
    </style:style>
    <style:style style:name="T118_57" style:family="text">
      <style:text-properties fo:background-color="#ffffff" fo:font-style="italic" style:font-style-asian="italic" style:font-style-complex="italic" fo:color="#252525"/>
    </style:style>
    <style:style style:name="P119" style:family="paragraph" style:parent-style-name="Standard">
      <style:paragraph-properties fo:text-align="justify" fo:break-before="auto" fo:line-height="150%" fo:margin-top="0cm" style:writing-mode="lr-tb"/>
    </style:style>
    <style:style style:name="T119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7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8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19_9" style:family="text">
      <style:text-properties fo:background-color="#ffffff" fo:font-style="italic" style:font-style-asian="italic" style:font-style-complex="italic" fo:color="#252525"/>
    </style:style>
    <style:style style:name="T119_10" style:family="text">
      <style:text-properties fo:background-color="#ffffff" fo:font-style="italic" style:font-style-asian="italic" style:font-style-complex="italic" fo:color="#252525"/>
    </style:style>
    <style:style style:name="T119_11" style:family="text">
      <style:text-properties fo:background-color="#ffffff" fo:font-style="italic" style:font-style-asian="italic" style:font-style-complex="italic" fo:color="#252525"/>
    </style:style>
    <style:style style:name="T119_12" style:family="text">
      <style:text-properties fo:background-color="#ffffff" fo:font-style="italic" style:font-style-asian="italic" style:font-style-complex="italic" fo:color="#252525"/>
    </style:style>
    <style:style style:name="T119_13" style:family="text">
      <style:text-properties fo:background-color="#ffffff" fo:font-style="italic" style:font-style-asian="italic" style:font-style-complex="italic" fo:color="#252525"/>
    </style:style>
    <style:style style:name="T119_14" style:family="text">
      <style:text-properties fo:background-color="#ffffff" fo:font-style="italic" style:font-style-asian="italic" style:font-style-complex="italic" fo:color="#252525"/>
    </style:style>
    <style:style style:name="T119_15" style:family="text">
      <style:text-properties fo:background-color="#ffffff" fo:font-style="italic" style:font-style-asian="italic" style:font-style-complex="italic" fo:color="#252525"/>
    </style:style>
    <style:style style:name="T119_16" style:family="text">
      <style:text-properties fo:background-color="#ffffff" fo:font-style="italic" style:font-style-asian="italic" style:font-style-complex="italic" fo:color="#252525"/>
    </style:style>
    <style:style style:name="T119_17" style:family="text">
      <style:text-properties fo:background-color="#ffffff" fo:font-style="italic" style:font-style-asian="italic" style:font-style-complex="italic" fo:color="#252525"/>
    </style:style>
    <style:style style:name="T119_18" style:family="text">
      <style:text-properties fo:background-color="#ffffff" fo:font-style="italic" style:font-style-asian="italic" style:font-style-complex="italic" fo:color="#252525"/>
    </style:style>
    <style:style style:name="T119_19" style:family="text">
      <style:text-properties fo:background-color="#ffffff" fo:font-style="italic" style:font-style-asian="italic" style:font-style-complex="italic" fo:color="#252525"/>
    </style:style>
    <style:style style:name="T119_20" style:family="text">
      <style:text-properties fo:background-color="#ffffff" fo:font-style="italic" style:font-style-asian="italic" style:font-style-complex="italic" fo:color="#252525"/>
    </style:style>
    <style:style style:name="T119_21" style:family="text">
      <style:text-properties fo:background-color="#ffffff" fo:font-style="italic" style:font-style-asian="italic" style:font-style-complex="italic" fo:color="#252525"/>
    </style:style>
    <style:style style:name="T119_22" style:family="text">
      <style:text-properties fo:background-color="#ffffff" fo:font-style="italic" style:font-style-asian="italic" style:font-style-complex="italic" fo:color="#252525"/>
    </style:style>
    <style:style style:name="T119_23" style:family="text">
      <style:text-properties fo:background-color="#ffffff" fo:font-style="italic" style:font-style-asian="italic" style:font-style-complex="italic" fo:color="#252525"/>
    </style:style>
    <style:style style:name="T119_24" style:family="text">
      <style:text-properties fo:background-color="#ffffff" fo:font-style="italic" style:font-style-asian="italic" style:font-style-complex="italic" fo:color="#252525"/>
    </style:style>
    <style:style style:name="T119_25" style:family="text">
      <style:text-properties fo:background-color="#ffffff" fo:font-style="italic" style:font-style-asian="italic" style:font-style-complex="italic" fo:color="#252525"/>
    </style:style>
    <style:style style:name="T119_26" style:family="text">
      <style:text-properties fo:background-color="#ffffff" fo:font-style="italic" style:font-style-asian="italic" style:font-style-complex="italic" fo:color="#252525"/>
    </style:style>
    <style:style style:name="T119_27" style:family="text">
      <style:text-properties fo:background-color="#ffffff" fo:font-style="italic" style:font-style-asian="italic" style:font-style-complex="italic" fo:color="#252525"/>
    </style:style>
    <style:style style:name="T119_28" style:family="text">
      <style:text-properties fo:background-color="#ffffff" fo:font-style="italic" style:font-style-asian="italic" style:font-style-complex="italic" fo:color="#252525"/>
    </style:style>
    <style:style style:name="T119_29" style:family="text">
      <style:text-properties fo:background-color="#ffffff" fo:font-style="italic" style:font-style-asian="italic" style:font-style-complex="italic" fo:color="#252525"/>
    </style:style>
    <style:style style:name="T119_30" style:family="text">
      <style:text-properties fo:background-color="#ffffff" fo:font-style="italic" style:font-style-asian="italic" style:font-style-complex="italic" fo:color="#252525"/>
    </style:style>
    <style:style style:name="T119_31" style:family="text">
      <style:text-properties fo:background-color="#ffffff" fo:font-style="italic" style:font-style-asian="italic" style:font-style-complex="italic" fo:color="#252525"/>
    </style:style>
    <style:style style:name="T119_32" style:family="text">
      <style:text-properties fo:background-color="#ffffff" fo:font-style="italic" style:font-style-asian="italic" style:font-style-complex="italic" fo:color="#252525"/>
    </style:style>
    <style:style style:name="T119_33" style:family="text">
      <style:text-properties fo:background-color="#ffffff" fo:font-style="italic" style:font-style-asian="italic" style:font-style-complex="italic" fo:color="#252525"/>
    </style:style>
    <style:style style:name="T119_34" style:family="text">
      <style:text-properties fo:background-color="#ffffff" fo:font-style="italic" style:font-style-asian="italic" style:font-style-complex="italic" fo:color="#252525"/>
    </style:style>
    <style:style style:name="T119_35" style:family="text">
      <style:text-properties fo:background-color="#ffffff" fo:font-style="italic" style:font-style-asian="italic" style:font-style-complex="italic" fo:color="#252525"/>
    </style:style>
    <style:style style:name="T119_36" style:family="text">
      <style:text-properties fo:background-color="#ffffff" fo:font-style="italic" style:font-style-asian="italic" style:font-style-complex="italic" fo:color="#252525"/>
    </style:style>
    <style:style style:name="T119_37" style:family="text">
      <style:text-properties fo:background-color="#ffffff" fo:font-style="italic" style:font-style-asian="italic" style:font-style-complex="italic" fo:color="#252525"/>
    </style:style>
    <style:style style:name="T119_38" style:family="text">
      <style:text-properties fo:background-color="#ffffff" fo:font-style="italic" style:font-style-asian="italic" style:font-style-complex="italic" fo:color="#252525"/>
    </style:style>
    <style:style style:name="T119_39" style:family="text">
      <style:text-properties fo:background-color="#ffffff" fo:font-style="italic" style:font-style-asian="italic" style:font-style-complex="italic" fo:color="#252525"/>
    </style:style>
    <style:style style:name="T119_40" style:family="text">
      <style:text-properties fo:background-color="#ffffff" fo:font-style="italic" style:font-style-asian="italic" style:font-style-complex="italic" fo:color="#252525"/>
    </style:style>
    <style:style style:name="T119_41" style:family="text">
      <style:text-properties fo:background-color="#ffffff" fo:font-style="italic" style:font-style-asian="italic" style:font-style-complex="italic" fo:color="#252525"/>
    </style:style>
    <style:style style:name="T119_42" style:family="text">
      <style:text-properties fo:background-color="#ffffff" fo:font-style="italic" style:font-style-asian="italic" style:font-style-complex="italic" fo:color="#252525"/>
    </style:style>
    <style:style style:name="T119_43" style:family="text">
      <style:text-properties fo:background-color="#ffffff" fo:font-style="italic" style:font-style-asian="italic" style:font-style-complex="italic" fo:color="#252525"/>
    </style:style>
    <style:style style:name="T119_44" style:family="text">
      <style:text-properties fo:background-color="#ffffff" fo:font-style="italic" style:font-style-asian="italic" style:font-style-complex="italic" fo:color="#252525"/>
    </style:style>
    <style:style style:name="T119_45" style:family="text">
      <style:text-properties fo:background-color="#ffffff" fo:font-style="italic" style:font-style-asian="italic" style:font-style-complex="italic" fo:color="#252525"/>
    </style:style>
    <style:style style:name="T119_46" style:family="text">
      <style:text-properties fo:background-color="#ffffff" fo:font-style="italic" style:font-style-asian="italic" style:font-style-complex="italic" fo:color="#252525"/>
    </style:style>
    <style:style style:name="T119_47" style:family="text">
      <style:text-properties fo:background-color="#ffffff" fo:font-style="italic" style:font-style-asian="italic" style:font-style-complex="italic" fo:color="#252525"/>
    </style:style>
    <style:style style:name="T119_48" style:family="text">
      <style:text-properties fo:background-color="#ffffff" fo:font-style="italic" style:font-style-asian="italic" style:font-style-complex="italic" fo:color="#252525"/>
    </style:style>
    <style:style style:name="T119_49" style:family="text">
      <style:text-properties fo:background-color="#ffffff" fo:font-style="italic" style:font-style-asian="italic" style:font-style-complex="italic" fo:color="#252525"/>
    </style:style>
    <style:style style:name="T119_50" style:family="text">
      <style:text-properties fo:background-color="#ffffff" fo:font-style="italic" style:font-style-asian="italic" style:font-style-complex="italic" fo:color="#252525"/>
    </style:style>
    <style:style style:name="T119_51" style:family="text">
      <style:text-properties fo:background-color="#ffffff" fo:font-style="italic" style:font-style-asian="italic" style:font-style-complex="italic" fo:color="#252525"/>
    </style:style>
    <style:style style:name="T119_52" style:family="text">
      <style:text-properties fo:background-color="#ffffff" fo:font-style="italic" style:font-style-asian="italic" style:font-style-complex="italic" fo:color="#252525"/>
    </style:style>
    <style:style style:name="T119_53" style:family="text">
      <style:text-properties fo:background-color="#ffffff" fo:font-style="italic" style:font-style-asian="italic" style:font-style-complex="italic" fo:color="#252525"/>
    </style:style>
    <style:style style:name="T119_54" style:family="text">
      <style:text-properties fo:background-color="#ffffff" fo:font-style="italic" style:font-style-asian="italic" style:font-style-complex="italic" fo:color="#252525"/>
    </style:style>
    <style:style style:name="T119_55" style:family="text">
      <style:text-properties fo:background-color="#ffffff" fo:font-style="italic" style:font-style-asian="italic" style:font-style-complex="italic" fo:color="#252525"/>
    </style:style>
    <style:style style:name="P120" style:family="paragraph" style:parent-style-name="Standard">
      <style:paragraph-properties fo:text-align="justify" fo:break-before="auto" fo:line-height="150%" fo:margin-top="0cm" style:writing-mode="lr-tb"/>
    </style:style>
    <style:style style:name="T120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7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8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9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10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120_11" style:family="text">
      <style:text-properties fo:background-color="#ffffff" fo:font-style="italic" style:font-style-asian="italic" style:font-style-complex="italic" fo:color="#252525"/>
    </style:style>
    <style:style style:name="T120_12" style:family="text">
      <style:text-properties fo:background-color="#ffffff" fo:font-style="italic" style:font-style-asian="italic" style:font-style-complex="italic" fo:color="#252525"/>
    </style:style>
    <style:style style:name="T120_13" style:family="text">
      <style:text-properties fo:background-color="#ffffff" fo:font-style="italic" style:font-style-asian="italic" style:font-style-complex="italic" fo:color="#252525"/>
    </style:style>
    <style:style style:name="T120_14" style:family="text">
      <style:text-properties fo:background-color="#ffffff" fo:font-style="italic" style:font-style-asian="italic" style:font-style-complex="italic" fo:color="#252525"/>
    </style:style>
    <style:style style:name="T120_15" style:family="text">
      <style:text-properties fo:background-color="#ffffff" fo:font-style="italic" style:font-style-asian="italic" style:font-style-complex="italic" fo:color="#252525"/>
    </style:style>
    <style:style style:name="T120_16" style:family="text">
      <style:text-properties fo:background-color="#ffffff" fo:font-style="italic" style:font-style-asian="italic" style:font-style-complex="italic" fo:color="#252525"/>
    </style:style>
    <style:style style:name="T120_17" style:family="text">
      <style:text-properties fo:background-color="#ffffff" fo:font-style="italic" style:font-style-asian="italic" style:font-style-complex="italic" fo:color="#252525"/>
    </style:style>
    <style:style style:name="T120_18" style:family="text">
      <style:text-properties fo:background-color="#ffffff" fo:font-style="italic" style:font-style-asian="italic" style:font-style-complex="italic" fo:color="#252525"/>
    </style:style>
    <style:style style:name="T120_19" style:family="text">
      <style:text-properties fo:background-color="#ffffff" fo:font-style="italic" style:font-style-asian="italic" style:font-style-complex="italic" fo:color="#252525"/>
    </style:style>
    <style:style style:name="T120_20" style:family="text">
      <style:text-properties fo:background-color="#ffffff" fo:font-style="italic" style:font-style-asian="italic" style:font-style-complex="italic" fo:color="#252525"/>
    </style:style>
    <style:style style:name="T120_21" style:family="text">
      <style:text-properties fo:background-color="#ffffff" fo:font-style="italic" style:font-style-asian="italic" style:font-style-complex="italic" fo:color="#252525"/>
    </style:style>
    <style:style style:name="T120_22" style:family="text">
      <style:text-properties fo:background-color="#ffffff" fo:font-style="italic" style:font-style-asian="italic" style:font-style-complex="italic" fo:color="#252525"/>
    </style:style>
    <style:style style:name="T120_23" style:family="text">
      <style:text-properties fo:background-color="#ffffff" fo:font-style="italic" style:font-style-asian="italic" style:font-style-complex="italic" fo:color="#252525"/>
    </style:style>
    <style:style style:name="T120_24" style:family="text">
      <style:text-properties fo:background-color="#ffffff" fo:font-style="italic" style:font-style-asian="italic" style:font-style-complex="italic" fo:color="#252525"/>
    </style:style>
    <style:style style:name="T120_25" style:family="text">
      <style:text-properties fo:background-color="#ffffff" fo:font-style="italic" style:font-style-asian="italic" style:font-style-complex="italic" fo:color="#252525"/>
    </style:style>
    <style:style style:name="T120_26" style:family="text">
      <style:text-properties fo:background-color="#ffffff" fo:font-style="italic" style:font-style-asian="italic" style:font-style-complex="italic" fo:color="#252525"/>
    </style:style>
    <style:style style:name="T120_27" style:family="text">
      <style:text-properties fo:background-color="#ffffff" fo:font-style="italic" style:font-style-asian="italic" style:font-style-complex="italic" fo:color="#252525"/>
    </style:style>
    <style:style style:name="T120_28" style:family="text">
      <style:text-properties fo:background-color="#ffffff" fo:font-style="italic" style:font-style-asian="italic" style:font-style-complex="italic" fo:color="#252525"/>
    </style:style>
    <style:style style:name="T120_29" style:family="text">
      <style:text-properties fo:background-color="#ffffff" fo:font-style="italic" style:font-style-asian="italic" style:font-style-complex="italic" fo:color="#252525"/>
    </style:style>
    <style:style style:name="T120_30" style:family="text">
      <style:text-properties fo:background-color="#ffffff" fo:font-style="italic" style:font-style-asian="italic" style:font-style-complex="italic" fo:color="#252525"/>
    </style:style>
    <style:style style:name="T120_31" style:family="text">
      <style:text-properties fo:background-color="#ffffff" fo:font-style="italic" style:font-style-asian="italic" style:font-style-complex="italic" fo:color="#252525"/>
    </style:style>
    <style:style style:name="T120_32" style:family="text">
      <style:text-properties fo:background-color="#ffffff" fo:font-style="italic" style:font-style-asian="italic" style:font-style-complex="italic" fo:color="#252525"/>
    </style:style>
    <style:style style:name="T120_33" style:family="text">
      <style:text-properties fo:background-color="#ffffff" fo:font-style="italic" style:font-style-asian="italic" style:font-style-complex="italic" fo:color="#252525"/>
    </style:style>
    <style:style style:name="T120_34" style:family="text">
      <style:text-properties fo:background-color="#ffffff" fo:font-style="italic" style:font-style-asian="italic" style:font-style-complex="italic" fo:color="#252525"/>
    </style:style>
    <style:style style:name="T120_35" style:family="text">
      <style:text-properties fo:background-color="#ffffff" fo:font-style="italic" style:font-style-asian="italic" style:font-style-complex="italic" fo:color="#252525"/>
    </style:style>
    <style:style style:name="T120_36" style:family="text">
      <style:text-properties fo:background-color="#ffffff" fo:font-style="italic" style:font-style-asian="italic" style:font-style-complex="italic" fo:color="#252525"/>
    </style:style>
    <style:style style:name="T120_37" style:family="text">
      <style:text-properties fo:background-color="#ffffff" fo:font-style="italic" style:font-style-asian="italic" style:font-style-complex="italic" fo:color="#252525"/>
    </style:style>
    <style:style style:name="T120_38" style:family="text">
      <style:text-properties fo:background-color="#ffffff" fo:font-style="italic" style:font-style-asian="italic" style:font-style-complex="italic" fo:color="#252525"/>
    </style:style>
    <style:style style:name="T120_39" style:family="text">
      <style:text-properties fo:background-color="#ffffff" fo:font-style="italic" style:font-style-asian="italic" style:font-style-complex="italic" fo:color="#252525"/>
    </style:style>
    <style:style style:name="T120_40" style:family="text">
      <style:text-properties fo:background-color="#ffffff" fo:font-style="italic" style:font-style-asian="italic" style:font-style-complex="italic" fo:color="#252525"/>
    </style:style>
    <style:style style:name="T120_41" style:family="text">
      <style:text-properties fo:background-color="#ffffff" fo:font-style="italic" style:font-style-asian="italic" style:font-style-complex="italic" fo:color="#252525"/>
    </style:style>
    <style:style style:name="T120_42" style:family="text">
      <style:text-properties fo:background-color="#ffffff" fo:font-style="italic" style:font-style-asian="italic" style:font-style-complex="italic" fo:color="#252525"/>
    </style:style>
    <style:style style:name="T120_43" style:family="text">
      <style:text-properties fo:background-color="#ffffff" fo:font-style="italic" style:font-style-asian="italic" style:font-style-complex="italic" fo:color="#252525"/>
    </style:style>
    <style:style style:name="T120_44" style:family="text">
      <style:text-properties fo:background-color="#ffffff" fo:font-style="italic" style:font-style-asian="italic" style:font-style-complex="italic" fo:color="#252525"/>
    </style:style>
    <style:style style:name="T120_45" style:family="text">
      <style:text-properties fo:background-color="#ffffff" fo:font-style="italic" style:font-style-asian="italic" style:font-style-complex="italic" fo:color="#252525"/>
    </style:style>
    <style:style style:name="T120_46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0_47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0_48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120_49" style:family="text">
      <style:text-properties fo:background-color="#ffffff" fo:font-style="italic" style:font-style-asian="italic" style:font-style-complex="italic" fo:color="#252525"/>
    </style:style>
    <style:style style:name="T120_50" style:family="text">
      <style:text-properties fo:background-color="#ffffff" fo:font-style="italic" style:font-style-asian="italic" style:font-style-complex="italic" fo:color="#252525"/>
    </style:style>
    <style:style style:name="T120_51" style:family="text">
      <style:text-properties fo:background-color="#ffffff" fo:font-style="italic" style:font-style-asian="italic" style:font-style-complex="italic" fo:color="#252525"/>
    </style:style>
    <style:style style:name="T120_52" style:family="text">
      <style:text-properties fo:background-color="#ffffff" fo:font-style="italic" style:font-style-asian="italic" style:font-style-complex="italic" fo:color="#252525"/>
    </style:style>
    <style:style style:name="T120_53" style:family="text">
      <style:text-properties fo:background-color="#ffffff" fo:font-style="italic" style:font-style-asian="italic" style:font-style-complex="italic" fo:color="#252525"/>
    </style:style>
    <style:style style:name="T120_54" style:family="text">
      <style:text-properties fo:background-color="#ffffff" fo:font-style="italic" style:font-style-asian="italic" style:font-style-complex="italic" fo:color="#252525"/>
    </style:style>
    <style:style style:name="T120_55" style:family="text">
      <style:text-properties fo:background-color="#ffffff" fo:font-style="italic" style:font-style-asian="italic" style:font-style-complex="italic" fo:color="#252525"/>
    </style:style>
    <style:style style:name="T120_56" style:family="text">
      <style:text-properties fo:background-color="#ffffff" fo:font-style="italic" style:font-style-asian="italic" style:font-style-complex="italic" fo:color="#252525"/>
    </style:style>
    <style:style style:name="T120_57" style:family="text">
      <style:text-properties fo:background-color="#ffffff" fo:font-style="italic" style:font-style-asian="italic" style:font-style-complex="italic" fo:color="#252525"/>
    </style:style>
    <style:style style:name="T120_58" style:family="text">
      <style:text-properties fo:background-color="#ffffff" fo:font-style="italic" style:font-style-asian="italic" style:font-style-complex="italic" fo:color="#252525"/>
    </style:style>
    <style:style style:name="T120_59" style:family="text">
      <style:text-properties fo:background-color="#ffffff" fo:font-style="italic" style:font-style-asian="italic" style:font-style-complex="italic" fo:color="#252525"/>
    </style:style>
    <style:style style:name="T120_60" style:family="text">
      <style:text-properties fo:background-color="#ffffff" fo:font-style="italic" style:font-style-asian="italic" style:font-style-complex="italic" fo:color="#252525"/>
    </style:style>
    <style:style style:name="T120_61" style:family="text">
      <style:text-properties fo:background-color="#ffffff" fo:font-style="italic" style:font-style-asian="italic" style:font-style-complex="italic" fo:color="#252525"/>
    </style:style>
    <style:style style:name="T120_62" style:family="text">
      <style:text-properties fo:background-color="#ffffff" fo:font-style="italic" style:font-style-asian="italic" style:font-style-complex="italic" fo:color="#252525"/>
    </style:style>
    <style:style style:name="T120_63" style:family="text">
      <style:text-properties fo:background-color="#ffffff" fo:font-style="italic" style:font-style-asian="italic" style:font-style-complex="italic" fo:color="#252525"/>
    </style:style>
    <style:style style:name="T120_64" style:family="text">
      <style:text-properties fo:background-color="#ffffff" fo:font-style="italic" style:font-style-asian="italic" style:font-style-complex="italic" fo:color="#252525"/>
    </style:style>
    <style:style style:name="T120_65" style:family="text">
      <style:text-properties fo:background-color="#ffffff" fo:font-style="italic" style:font-style-asian="italic" style:font-style-complex="italic" fo:color="#252525"/>
    </style:style>
    <style:style style:name="T120_66" style:family="text">
      <style:text-properties fo:background-color="#ffffff" fo:font-style="italic" style:font-style-asian="italic" style:font-style-complex="italic" fo:color="#252525"/>
    </style:style>
    <style:style style:name="T120_67" style:family="text">
      <style:text-properties fo:background-color="#ffffff" fo:font-style="italic" style:font-style-asian="italic" style:font-style-complex="italic" fo:color="#252525"/>
    </style:style>
    <style:style style:name="T120_68" style:family="text">
      <style:text-properties fo:background-color="#ffffff" fo:font-style="italic" style:font-style-asian="italic" style:font-style-complex="italic" fo:color="#252525"/>
    </style:style>
    <style:style style:name="T120_69" style:family="text">
      <style:text-properties fo:background-color="#ffffff" fo:font-style="italic" style:font-style-asian="italic" style:font-style-complex="italic" fo:color="#252525"/>
    </style:style>
    <style:style style:name="T120_70" style:family="text">
      <style:text-properties fo:background-color="#ffffff" fo:font-style="italic" style:font-style-asian="italic" style:font-style-complex="italic" fo:color="#252525"/>
    </style:style>
    <style:style style:name="T120_71" style:family="text">
      <style:text-properties fo:background-color="#ffffff" fo:font-style="italic" style:font-style-asian="italic" style:font-style-complex="italic" fo:color="#252525"/>
    </style:style>
    <style:style style:name="T120_72" style:family="text">
      <style:text-properties fo:background-color="#ffffff" fo:font-style="italic" style:font-style-asian="italic" style:font-style-complex="italic" fo:color="#252525"/>
    </style:style>
    <style:style style:name="T120_73" style:family="text">
      <style:text-properties fo:background-color="#ffffff" fo:font-style="italic" style:font-style-asian="italic" style:font-style-complex="italic" fo:color="#252525"/>
    </style:style>
    <style:style style:name="T120_74" style:family="text">
      <style:text-properties fo:background-color="#ffffff" fo:font-style="italic" style:font-style-asian="italic" style:font-style-complex="italic" fo:color="#252525"/>
    </style:style>
    <style:style style:name="T120_75" style:family="text">
      <style:text-properties fo:background-color="#ffffff" fo:font-style="italic" style:font-style-asian="italic" style:font-style-complex="italic" fo:color="#252525"/>
    </style:style>
    <style:style style:name="T120_76" style:family="text">
      <style:text-properties fo:background-color="#ffffff" fo:font-style="italic" style:font-style-asian="italic" style:font-style-complex="italic" fo:color="#252525"/>
    </style:style>
    <style:style style:name="T120_77" style:family="text">
      <style:text-properties fo:background-color="#ffffff" fo:font-style="italic" style:font-style-asian="italic" style:font-style-complex="italic" fo:color="#252525"/>
    </style:style>
    <style:style style:name="T120_78" style:family="text">
      <style:text-properties fo:background-color="#ffffff" fo:font-style="italic" style:font-style-asian="italic" style:font-style-complex="italic" fo:color="#252525"/>
    </style:style>
    <style:style style:name="T120_79" style:family="text">
      <style:text-properties fo:background-color="#ffffff" fo:font-style="italic" style:font-style-asian="italic" style:font-style-complex="italic" fo:color="#252525"/>
    </style:style>
    <style:style style:name="T120_80" style:family="text">
      <style:text-properties fo:background-color="#ffffff" fo:font-style="italic" style:font-style-asian="italic" style:font-style-complex="italic" fo:color="#252525"/>
    </style:style>
    <style:style style:name="T120_81" style:family="text">
      <style:text-properties fo:background-color="#ffffff" fo:font-style="italic" style:font-style-asian="italic" style:font-style-complex="italic" fo:color="#252525"/>
    </style:style>
    <style:style style:name="T120_82" style:family="text">
      <style:text-properties fo:background-color="#ffffff" fo:font-style="italic" style:font-style-asian="italic" style:font-style-complex="italic" fo:color="#252525"/>
    </style:style>
    <style:style style:name="T120_83" style:family="text">
      <style:text-properties fo:background-color="#ffffff" fo:font-style="italic" style:font-style-asian="italic" style:font-style-complex="italic" fo:color="#252525"/>
    </style:style>
    <style:style style:name="T120_84" style:family="text">
      <style:text-properties fo:background-color="#ffffff" fo:font-style="italic" style:font-style-asian="italic" style:font-style-complex="italic" fo:color="#252525"/>
    </style:style>
    <style:style style:name="T120_85" style:family="text">
      <style:text-properties fo:background-color="#ffffff" fo:font-style="italic" style:font-style-asian="italic" style:font-style-complex="italic" fo:color="#252525"/>
    </style:style>
    <style:style style:name="T120_86" style:family="text">
      <style:text-properties fo:background-color="#ffffff" fo:font-style="italic" style:font-style-asian="italic" style:font-style-complex="italic" fo:color="#252525"/>
    </style:style>
    <style:style style:name="T120_87" style:family="text">
      <style:text-properties fo:background-color="#ffffff" fo:font-style="italic" style:font-style-asian="italic" style:font-style-complex="italic" fo:color="#252525"/>
    </style:style>
    <style:style style:name="T120_88" style:family="text">
      <style:text-properties fo:background-color="#ffffff" fo:font-style="italic" style:font-style-asian="italic" style:font-style-complex="italic" fo:color="#252525"/>
    </style:style>
    <style:style style:name="T120_89" style:family="text">
      <style:text-properties fo:background-color="#ffffff" fo:font-style="italic" style:font-style-asian="italic" style:font-style-complex="italic" fo:color="#252525"/>
    </style:style>
    <style:style style:name="T120_90" style:family="text">
      <style:text-properties fo:background-color="#ffffff" fo:font-style="italic" style:font-style-asian="italic" style:font-style-complex="italic" fo:color="#252525"/>
    </style:style>
    <style:style style:name="T120_91" style:family="text">
      <style:text-properties fo:background-color="#ffffff" fo:font-style="italic" style:font-style-asian="italic" style:font-style-complex="italic" fo:color="#252525"/>
    </style:style>
    <style:style style:name="T120_92" style:family="text">
      <style:text-properties fo:background-color="#ffffff" fo:font-style="italic" style:font-style-asian="italic" style:font-style-complex="italic" fo:color="#252525"/>
    </style:style>
    <style:style style:name="T120_93" style:family="text">
      <style:text-properties fo:background-color="#ffffff" fo:font-style="italic" style:font-style-asian="italic" style:font-style-complex="italic" fo:color="#252525"/>
    </style:style>
    <style:style style:name="P121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font-style="italic" style:font-style-asian="italic" style:font-style-complex="italic" fo:color="#252525"/>
    </style:style>
    <style:style style:name="Table3" style:family="table">
      <style:table-properties table:align="left" style:width="16.96cm" fo:margin-left="0cm"/>
    </style:style>
    <style:style style:name="Column9" style:family="table-column">
      <style:table-column-properties style:column-width="3.519cm"/>
    </style:style>
    <style:style style:name="Column10" style:family="table-column">
      <style:table-column-properties style:column-width="2.672cm"/>
    </style:style>
    <style:style style:name="Column11" style:family="table-column">
      <style:table-column-properties style:column-width="2.646cm"/>
    </style:style>
    <style:style style:name="Column12" style:family="table-column">
      <style:table-column-properties style:column-width="2.619cm"/>
    </style:style>
    <style:style style:name="Column13" style:family="table-column">
      <style:table-column-properties style:column-width="5.503cm"/>
    </style:style>
    <style:style style:name="Row12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4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2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3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4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5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6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7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8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9" style:family="text">
      <style:text-properties fo:background-color="#ffffff" style:text-line-through-style="none" fo:font-style="normal" style:font-style-asian="normal" style:font-style-complex="normal" fo:color="#252525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4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2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3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5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8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5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4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8_1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2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3" style:family="text">
      <style:text-properties fo:background-color="#ffffff" style:text-line-through-style="none" fo:font-style="normal" style:font-style-asian="normal" style:font-style-complex="normal" fo:color="#252525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P160" style:family="paragraph" style:parent-style-name="Standard">
      <style:paragraph-properties fo:text-align="justify" fo:break-before="auto" fo:line-height="115%" style:writing-mode="lr-tb"/>
    </style:style>
    <style:style style:name="T160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160_2" style:family="text" style:parent-style-name="Standard"/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>
      <style:text-properties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T161_14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text-align="justify" fo:break-before="auto" fo:line-height="115%" style:writing-mode="lr-tb"/>
      <style:text-properties style:font-name="Trebuchet MS" fo:font-size="8pt" style:font-name-asian="Trebuchet MS" style:font-size-asian="8pt" style:font-name-complex="Trebuchet MS" style:font-size-complex="8pt"/>
    </style:style>
    <style:style style:name="P163" style:family="paragraph" style:parent-style-name="Subtitle">
      <style:paragraph-properties fo:text-align="justify" fo:break-before="auto" fo:line-height="115%" style:writing-mode="lr-tb"/>
    </style:style>
    <style:style style:name="T163_1" style:family="text"/>
    <style:style style:name="Table4" style:family="table">
      <style:table-properties table:align="left" style:width="17cm" fo:margin-left="0cm"/>
    </style:style>
    <style:style style:name="Column14" style:family="table-column">
      <style:table-column-properties style:column-width="1.773cm"/>
    </style:style>
    <style:style style:name="Column15" style:family="table-column">
      <style:table-column-properties style:column-width="1.799cm"/>
    </style:style>
    <style:style style:name="Column16" style:family="table-column">
      <style:table-column-properties style:column-width="1.27cm"/>
    </style:style>
    <style:style style:name="Column17" style:family="table-column">
      <style:table-column-properties style:column-width="1.693cm"/>
    </style:style>
    <style:style style:name="Column18" style:family="table-column">
      <style:table-column-properties style:column-width="1.667cm"/>
    </style:style>
    <style:style style:name="Column19" style:family="table-column">
      <style:table-column-properties style:column-width="2.752cm"/>
    </style:style>
    <style:style style:name="Column20" style:family="table-column">
      <style:table-column-properties style:column-width="2.434cm"/>
    </style:style>
    <style:style style:name="Column21" style:family="table-column">
      <style:table-column-properties style:column-width="1.931cm"/>
    </style:style>
    <style:style style:name="Column22" style:family="table-column">
      <style:table-column-properties style:column-width="1.681cm"/>
    </style:style>
    <style:style style:name="Row19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0_2" style:family="text" style:parent-style-name="Standard"/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T171_9" style:family="text">
      <style:text-properties fo:font-size="10pt" style:font-size-asian="10pt" style:font-size-complex="10pt"/>
    </style:style>
    <style:style style:name="T171_10" style:family="text">
      <style:text-properties fo:font-size="10pt" style:font-size-asian="10pt" style:font-size-complex="10pt"/>
    </style:style>
    <style:style style:name="T171_11" style:family="text">
      <style:text-properties fo:font-size="10pt" style:font-size-asian="10pt" style:font-size-complex="10pt"/>
    </style:style>
    <style:style style:name="T171_12" style:family="text">
      <style:text-properties fo:font-size="10pt" style:font-size-asian="10pt" style:font-size-complex="10pt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T171_18" style:family="text">
      <style:text-properties fo:font-size="10pt" style:font-size-asian="10pt" style:font-size-complex="10pt"/>
    </style:style>
    <style:style style:name="T171_19" style:family="text">
      <style:text-properties fo:font-size="10pt" style:font-size-asian="10pt" style:font-size-complex="10pt"/>
    </style:style>
    <style:style style:name="T171_20" style:family="text">
      <style:text-properties fo:font-size="10pt" style:font-size-asian="10pt" style:font-size-complex="10pt"/>
    </style:style>
    <style:style style:name="T171_21" style:family="text">
      <style:text-properties fo:font-size="10pt" style:font-size-asian="10pt" style:font-size-complex="10pt"/>
    </style:style>
    <style:style style:name="T171_22" style:family="text">
      <style:text-properties fo:font-size="10pt" style:font-size-asian="10pt" style:font-size-complex="10pt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0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solid" style:text-underline-color="font-color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2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3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4" style:family="table-row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P22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22" style:family="paragraph" style:parent-style-name="Standard">
      <style:paragraph-properties fo:text-align="justify" fo:break-before="auto" fo:line-height="115%" style:writing-mode="lr-tb"/>
    </style:style>
    <style:style style:name="T222_1" style:family="text">
      <style:text-properties style:text-underline-style="solid" style:text-underline-color="font-color"/>
    </style:style>
    <style:style style:name="T222_2" style:family="text">
      <style:text-properties style:text-underline-style="solid" style:text-underline-color="font-color"/>
    </style:style>
    <style:style style:name="T222_3" style:family="text">
      <style:text-properties style:text-underline-style="solid" style:text-underline-color="font-color"/>
    </style:style>
    <style:style style:name="T222_4" style:family="text">
      <style:text-properties style:text-underline-style="solid" style:text-underline-color="font-color"/>
    </style:style>
    <style:style style:name="T222_5" style:family="text">
      <style:text-properties style:text-underline-style="solid" style:text-underline-color="font-color"/>
    </style:style>
    <style:style style:name="T222_6" style:family="text">
      <style:text-properties style:text-underline-style="solid" style:text-underline-color="font-color"/>
    </style:style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P223" style:family="paragraph" style:parent-style-name="Standard">
      <style:paragraph-properties fo:text-align="justify" fo:break-before="auto" fo:line-height="115%" style:writing-mode="lr-tb"/>
    </style:style>
    <style:style style:name="P22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24_1" style:family="text">
      <style:text-properties fo:font-weight="bold" style:font-weight-asian="bold" style:font-weight-complex="bold"/>
    </style:style>
    <style:style style:name="T224_2" style:family="text" style:parent-style-name="Standard"/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fo:font-size="10pt" style:font-size-asian="10pt" style:font-size-complex="10pt"/>
    </style:style>
    <style:style style:name="T225_2" style:family="text">
      <style:text-properties fo:font-size="10pt" style:font-size-asian="10pt" style:font-size-complex="10pt"/>
    </style:style>
    <style:style style:name="T225_3" style:family="text">
      <style:text-properties fo:font-size="10pt" style:font-size-asian="10pt" style:font-size-complex="10pt"/>
    </style:style>
    <style:style style:name="T225_4" style:family="text">
      <style:text-properties fo:font-size="10pt" style:font-size-asian="10pt" style:font-size-complex="10pt"/>
    </style:style>
    <style:style style:name="T225_5" style:family="text">
      <style:text-properties fo:font-size="10pt" style:font-size-asian="10pt" style:font-size-complex="10pt"/>
    </style:style>
    <style:style style:name="T225_6" style:family="text">
      <style:text-properties fo:font-size="10pt" style:font-size-asian="10pt" style:font-size-complex="10pt"/>
    </style:style>
    <style:style style:name="T225_7" style:family="text">
      <style:text-properties fo:font-size="10pt" style:font-size-asian="10pt" style:font-size-complex="10pt"/>
    </style:style>
    <style:style style:name="T225_8" style:family="text">
      <style:text-properties fo:font-size="10pt" style:font-size-asian="10pt" style:font-size-complex="10pt"/>
    </style:style>
    <style:style style:name="T225_9" style:family="text">
      <style:text-properties fo:font-size="10pt" style:font-size-asian="10pt" style:font-size-complex="10pt"/>
    </style:style>
    <style:style style:name="T225_10" style:family="text">
      <style:text-properties fo:font-size="10pt" style:font-size-asian="10pt" style:font-size-complex="10pt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>
      <style:text-properties fo:font-weight="bold" style:font-weight-asian="bold" style:font-weight-complex="bold"/>
    </style:style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P22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22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P228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229" style:family="paragraph" style:parent-style-name="Standard">
      <style:paragraph-properties fo:text-align="justify" fo:break-before="auto" fo:line-height="115%" style:writing-mode="lr-tb"/>
    </style:style>
    <style:style style:name="T229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230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7cm" fo:margin-left="0cm"/>
    </style:style>
    <style:style style:name="Column23" style:family="table-column">
      <style:table-column-properties style:column-width="1.773cm"/>
    </style:style>
    <style:style style:name="Column24" style:family="table-column">
      <style:table-column-properties style:column-width="1.799cm"/>
    </style:style>
    <style:style style:name="Column25" style:family="table-column">
      <style:table-column-properties style:column-width="1.27cm"/>
    </style:style>
    <style:style style:name="Column26" style:family="table-column">
      <style:table-column-properties style:column-width="1.693cm"/>
    </style:style>
    <style:style style:name="Column27" style:family="table-column">
      <style:table-column-properties style:column-width="1.667cm"/>
    </style:style>
    <style:style style:name="Column28" style:family="table-column">
      <style:table-column-properties style:column-width="2.752cm"/>
    </style:style>
    <style:style style:name="Column29" style:family="table-column">
      <style:table-column-properties style:column-width="2.434cm"/>
    </style:style>
    <style:style style:name="Column30" style:family="table-column">
      <style:table-column-properties style:column-width="1.931cm"/>
    </style:style>
    <style:style style:name="Column31" style:family="table-column">
      <style:table-column-properties style:column-width="1.681cm"/>
    </style:style>
    <style:style style:name="Row25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6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7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8" style:family="table-row"/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9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0" style:family="table-row"/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5.901cm" fo:margin-left="0.238cm"/>
    </style:style>
    <style:style style:name="Column32" style:family="table-column">
      <style:table-column-properties style:column-width="14.764cm"/>
    </style:style>
    <style:style style:name="Column33" style:family="table-column">
      <style:table-column-properties style:column-width="1.138cm"/>
    </style:style>
    <style:style style:name="Row31" style:family="table-row"/>
    <style:style style:name="Cell191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justify" fo:break-before="auto" fo:text-indent="0cm" fo:line-height="115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text-indent="0cm" fo:line-height="115%" fo:margin-top="0cm" fo:margin-bottom="0cm" fo:margin-left="1.27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2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ize="14pt" style:font-size-asian="14pt" style:font-size-complex="14pt" fo:font-weight="bold" style:font-weight-asian="bold" style:font-weight-complex="bold"/>
    </style:style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T296_45" style:family="text"/>
    <style:style style:name="T296_46" style:family="text"/>
    <style:style style:name="T296_47" style:family="text"/>
    <style:style style:name="T296_48" style:family="text"/>
    <style:style style:name="T296_49" style:family="text"/>
    <style:style style:name="T296_50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4pt" style:font-size-asian="14pt" style:font-size-complex="14pt" fo:font-weight="bold" style:font-weight-asian="bold" style:font-weight-complex="bold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T300_65" style:family="text"/>
    <style:style style:name="T300_66" style:family="text"/>
    <style:style style:name="T300_67" style:family="text"/>
    <style:style style:name="T300_68" style:family="text"/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tyle="italic" style:font-style-asian="italic" style:font-style-complex="italic"/>
    </style:style>
    <style:style style:name="T302_2" style:family="text"/>
    <style:style style:name="P303" style:family="paragraph" style:parent-style-name="Standard">
      <style:paragraph-properties fo:break-before="auto" fo:line-height="115%" style:writing-mode="lr-tb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P305" style:family="paragraph" style:parent-style-name="Standard">
      <style:paragraph-properties fo:break-before="auto" fo:line-height="115%" fo:margin-top="0cm" fo:margin-bottom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T305_20" style:family="text"/>
    <style:style style:name="T305_21" style:family="text"/>
    <style:style style:name="T305_22" style:family="text"/>
    <style:style style:name="T305_23" style:family="text"/>
    <style:style style:name="T305_24" style:family="text"/>
    <style:style style:name="T305_25" style:family="text"/>
    <style:style style:name="T305_26" style:family="text"/>
    <style:style style:name="T305_27" style:family="text"/>
    <style:style style:name="T305_28" style:family="text"/>
    <style:style style:name="T305_29" style:family="text"/>
    <style:style style:name="T305_30" style:family="text"/>
    <style:style style:name="T305_31" style:family="text"/>
    <style:style style:name="T305_32" style:family="text"/>
    <style:style style:name="T305_33" style:family="text"/>
    <style:style style:name="T305_34" style:family="text"/>
    <style:style style:name="P306" style:family="paragraph" style:parent-style-name="Standard">
      <style:paragraph-properties fo:break-before="auto" fo:line-height="115%" style:writing-mode="lr-tb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4pt" style:font-size-asian="14pt" style:font-size-complex="14pt" fo:font-weight="bold" style:font-weight-asian="bold" style:font-weight-complex="bold"/>
    </style:style>
    <style:style style:name="T307_2" style:family="text">
      <style:text-properties fo:font-size="14pt" style:font-size-asian="14pt" style:font-size-complex="14pt" fo:font-weight="bold" style:font-weight-asian="bold" style:font-weight-complex="bold"/>
    </style:style>
    <style:style style:name="T307_3" style:family="text">
      <style:text-properties fo:font-size="14pt" style:font-size-asian="14pt" style:font-size-complex="14pt" fo:font-weight="bold" style:font-weight-asian="bold" style:font-weight-complex="bold"/>
    </style:style>
    <style:style style:name="T307_4" style:family="text">
      <style:text-properties fo:font-size="14pt" style:font-size-asian="14pt" style:font-size-complex="14pt" fo:font-weight="bold" style:font-weight-asian="bold" style:font-weight-complex="bold"/>
    </style:style>
    <style:style style:name="T307_5" style:family="text">
      <style:text-properties fo:font-size="14pt" style:font-size-asian="14pt" style:font-size-complex="14pt" fo:font-weight="bold" style:font-weight-asian="bold" style:font-weight-complex="bold"/>
    </style:style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>
      <style:text-properties fo:font-weight="bold" style:font-weight-asian="bold" style:font-weight-complex="bold" style:text-underline-style="solid" style:text-underline-color="font-color"/>
    </style:style>
    <style:style style:name="T309_12" style:family="text" style:parent-style-name="Standard"/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fo:font-size="10pt" style:font-size-asian="10pt" style:font-size-complex="10pt"/>
    </style:style>
    <style:style style:name="T310_2" style:family="text">
      <style:text-properties fo:font-size="10pt" style:font-size-asian="10pt" style:font-size-complex="10pt"/>
    </style:style>
    <style:style style:name="T310_3" style:family="text">
      <style:text-properties fo:font-size="10pt" style:font-size-asian="10pt" style:font-size-complex="10pt"/>
    </style:style>
    <style:style style:name="T310_4" style:family="text">
      <style:text-properties fo:font-size="10pt" style:font-size-asian="10pt" style:font-size-complex="10pt"/>
    </style:style>
    <style:style style:name="T310_5" style:family="text">
      <style:text-properties fo:font-size="10pt" style:font-size-asian="10pt" style:font-size-complex="10pt"/>
    </style:style>
    <style:style style:name="T310_6" style:family="text">
      <style:text-properties fo:font-size="10pt" style:font-size-asian="10pt" style:font-size-complex="10pt"/>
    </style:style>
    <style:style style:name="T310_7" style:family="text">
      <style:text-properties fo:font-size="10pt" style:font-size-asian="10pt" style:font-size-complex="10pt"/>
    </style:style>
    <style:style style:name="T310_8" style:family="text">
      <style:text-properties fo:font-size="10pt" style:font-size-asian="10pt" style:font-size-complex="10pt"/>
    </style:style>
    <style:style style:name="T310_9" style:family="text">
      <style:text-properties fo:font-size="10pt" style:font-size-asian="10pt" style:font-size-complex="10pt"/>
    </style:style>
    <style:style style:name="T310_10" style:family="text">
      <style:text-properties fo:font-size="10pt" style:font-size-asian="10pt" style:font-size-complex="10pt"/>
    </style:style>
    <style:style style:name="T310_11" style:family="text">
      <style:text-properties fo:font-size="10pt" style:font-size-asian="10pt" style:font-size-complex="10pt"/>
    </style:style>
    <style:style style:name="T310_12" style:family="text">
      <style:text-properties fo:font-size="10pt" style:font-size-asian="10pt" style:font-size-complex="10pt"/>
    </style:style>
    <style:style style:name="T310_13" style:family="text">
      <style:text-properties fo:font-size="10pt" style:font-size-asian="10pt" style:font-size-complex="10pt"/>
    </style:style>
    <style:style style:name="T310_14" style:family="text">
      <style:text-properties fo:font-size="10pt" style:font-size-asian="10pt" style:font-size-complex="10pt"/>
    </style:style>
    <style:style style:name="T310_15" style:family="text">
      <style:text-properties fo:font-size="10pt" style:font-size-asian="10pt" style:font-size-complex="10pt"/>
    </style:style>
    <style:style style:name="T310_16" style:family="text">
      <style:text-properties fo:font-size="10pt" style:font-size-asian="10pt" style:font-size-complex="10pt"/>
    </style:style>
    <style:style style:name="T310_17" style:family="text">
      <style:text-properties fo:font-size="10pt" style:font-size-asian="10pt" style:font-size-complex="10pt"/>
    </style:style>
    <style:style style:name="T310_18" style:family="text">
      <style:text-properties fo:font-size="10pt" style:font-size-asian="10pt" style:font-size-complex="10pt"/>
    </style:style>
    <style:style style:name="T310_19" style:family="text">
      <style:text-properties fo:font-size="10pt" style:font-size-asian="10pt" style:font-size-complex="10pt"/>
    </style:style>
    <style:style style:name="T310_20" style:family="text">
      <style:text-properties fo:font-size="10pt" style:font-size-asian="10pt" style:font-size-complex="10pt"/>
    </style:style>
    <style:style style:name="T310_21" style:family="text">
      <style:text-properties fo:font-size="10pt" style:font-size-asian="10pt" style:font-size-complex="10pt"/>
    </style:style>
    <style:style style:name="T310_22" style:family="text">
      <style:text-properties fo:font-size="10pt" style:font-size-asian="10pt" style:font-size-complex="10pt"/>
    </style:style>
    <style:style style:name="T310_23" style:family="text">
      <style:text-properties fo:font-size="10pt" style:font-size-asian="10pt" style:font-size-complex="10pt"/>
    </style:style>
    <style:style style:name="T310_24" style:family="text">
      <style:text-properties fo:font-size="10pt" style:font-size-asian="10pt" style:font-size-complex="10pt"/>
    </style:style>
    <style:style style:name="T310_25" style:family="text">
      <style:text-properties fo:font-size="10pt" style:font-size-asian="10pt" style:font-size-complex="10pt"/>
    </style:style>
    <style:style style:name="T310_26" style:family="text">
      <style:text-properties fo:font-size="10pt" style:font-size-asian="10pt" style:font-size-complex="10pt"/>
    </style:style>
    <style:style style:name="T310_27" style:family="text">
      <style:text-properties fo:font-size="10pt" style:font-size-asian="10pt" style:font-size-complex="10pt"/>
    </style:style>
    <style:style style:name="T310_28" style:family="text">
      <style:text-properties fo:font-size="10pt" style:font-size-asian="10pt" style:font-size-complex="10pt"/>
    </style:style>
    <style:style style:name="T310_29" style:family="text">
      <style:text-properties fo:font-size="10pt" style:font-size-asian="10pt" style:font-size-complex="10pt"/>
    </style:style>
    <style:style style:name="T310_30" style:family="text">
      <style:text-properties fo:font-size="10pt" style:font-size-asian="10pt" style:font-size-complex="10pt"/>
    </style:style>
    <style:style style:name="T310_31" style:family="text">
      <style:text-properties fo:font-size="10pt" style:font-size-asian="10pt" style:font-size-complex="10pt"/>
    </style:style>
    <style:style style:name="T310_32" style:family="text">
      <style:text-properties fo:font-size="10pt" style:font-size-asian="10pt" style:font-size-complex="10pt"/>
    </style:style>
    <style:style style:name="T310_33" style:family="text">
      <style:text-properties fo:font-size="10pt" style:font-size-asian="10pt" style:font-size-complex="10pt"/>
    </style:style>
    <style:style style:name="T310_34" style:family="text">
      <style:text-properties fo:font-size="10pt" style:font-size-asian="10pt" style:font-size-complex="10pt"/>
    </style:style>
    <style:style style:name="T310_35" style:family="text">
      <style:text-properties fo:font-size="10pt" style:font-size-asian="10pt" style:font-size-complex="10pt"/>
    </style:style>
    <style:style style:name="T310_36" style:family="text">
      <style:text-properties fo:font-size="10pt" style:font-size-asian="10pt" style:font-size-complex="10pt"/>
    </style:style>
    <style:style style:name="T310_37" style:family="text">
      <style:text-properties fo:font-size="10pt" style:font-size-asian="10pt" style:font-size-complex="10pt"/>
    </style:style>
    <style:style style:name="T310_38" style:family="text">
      <style:text-properties fo:font-size="10pt" style:font-size-asian="10pt" style:font-size-complex="10pt"/>
    </style:style>
    <style:style style:name="T310_39" style:family="text">
      <style:text-properties fo:font-size="10pt" style:font-size-asian="10pt" style:font-size-complex="10pt"/>
    </style:style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/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/>
    <style:style style:name="T310_70" style:family="text"/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T310_80" style:family="text"/>
    <style:style style:name="T310_81" style:family="text"/>
    <style:style style:name="T310_82" style:family="text"/>
    <style:style style:name="T310_83" style:family="text"/>
    <style:style style:name="T310_84" style:family="text"/>
    <style:style style:name="T310_85" style:family="text"/>
    <style:style style:name="T310_86" style:family="text"/>
    <style:style style:name="T310_87" style:family="text"/>
    <style:style style:name="T310_88" style:family="text"/>
    <style:style style:name="T310_89" style:family="text"/>
    <style:style style:name="T310_90" style:family="text"/>
    <style:style style:name="T310_91" style:family="text"/>
    <style:style style:name="T310_92" style:family="text"/>
    <style:style style:name="T310_93" style:family="text"/>
    <style:style style:name="T310_94" style:family="text"/>
    <style:style style:name="T310_95" style:family="text"/>
    <style:style style:name="T310_96" style:family="text"/>
    <style:style style:name="T310_97" style:family="text"/>
    <style:style style:name="T310_98" style:family="text"/>
    <style:style style:name="T310_99" style:family="text"/>
    <style:style style:name="T310_100" style:family="text"/>
    <style:style style:name="T310_101" style:family="text"/>
    <style:style style:name="T310_102" style:family="text"/>
    <style:style style:name="T310_103" style:family="text"/>
    <style:style style:name="T310_104" style:family="text"/>
    <style:style style:name="T310_105" style:family="text"/>
    <style:style style:name="T310_106" style:family="text"/>
    <style:style style:name="T310_107" style:family="text"/>
    <style:style style:name="T310_108" style:family="text"/>
    <style:style style:name="T310_109" style:family="text"/>
    <style:style style:name="T310_110" style:family="text"/>
    <style:style style:name="T310_111" style:family="text"/>
    <style:style style:name="T310_112" style:family="text"/>
    <style:style style:name="T310_113" style:family="text"/>
    <style:style style:name="T310_114" style:family="text"/>
    <style:style style:name="T310_115" style:family="text"/>
    <style:style style:name="T310_116" style:family="text"/>
    <style:style style:name="T310_117" style:family="text"/>
    <style:style style:name="T310_118" style:family="text"/>
    <style:style style:name="T310_119" style:family="text"/>
    <style:style style:name="T310_120" style:family="text"/>
    <style:style style:name="T310_121" style:family="text"/>
    <style:style style:name="T310_122" style:family="text"/>
    <style:style style:name="T310_123" style:family="text"/>
    <style:style style:name="T310_124" style:family="text"/>
    <style:style style:name="T310_125" style:family="text"/>
    <style:style style:name="T310_126" style:family="text"/>
    <style:style style:name="T310_127" style:family="text"/>
    <style:style style:name="T310_128" style:family="text"/>
    <style:style style:name="T310_129" style:family="text"/>
    <style:style style:name="T310_130" style:family="text"/>
    <style:style style:name="T310_131" style:family="text"/>
    <style:style style:name="T310_132" style:family="text"/>
    <style:style style:name="T310_133" style:family="text"/>
    <style:style style:name="T310_134" style:family="text"/>
    <style:style style:name="T310_135" style:family="text"/>
    <style:style style:name="T310_136" style:family="text"/>
    <style:style style:name="T310_137" style:family="text"/>
    <style:style style:name="T310_138" style:family="text"/>
    <style:style style:name="T310_139" style:family="text"/>
    <style:style style:name="T310_140" style:family="text"/>
    <style:style style:name="T310_141" style:family="text"/>
    <style:style style:name="T310_142" style:family="text"/>
    <style:style style:name="T310_143" style:family="text"/>
    <style:style style:name="T310_144" style:family="text"/>
    <style:style style:name="P311" style:family="paragraph" style:parent-style-name="Standard">
      <style:paragraph-properties fo:text-align="justify" fo:break-before="auto" fo:line-height="115%" style:writing-mode="lr-tb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4pt" style:font-size-asian="14pt" style:font-size-complex="14pt" fo:font-weight="bold" style:font-weight-asian="bold" style:font-weight-complex="bold"/>
    </style:style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>
      <style:text-properties style:text-underline-style="solid" style:text-underline-color="font-color"/>
    </style:style>
    <style:style style:name="T314_10" style:family="text">
      <style:text-properties style:text-underline-style="solid" style:text-underline-color="font-color"/>
    </style:style>
    <style:style style:name="T314_11" style:family="text">
      <style:text-properties style:text-underline-style="solid" style:text-underline-color="font-color"/>
    </style:style>
    <style:style style:name="T314_12" style:family="text">
      <style:text-properties style:text-underline-style="solid" style:text-underline-color="font-color"/>
    </style:style>
    <style:style style:name="T314_13" style:family="text">
      <style:text-properties style:text-underline-style="solid" style:text-underline-color="font-color"/>
    </style:style>
    <style:style style:name="T314_14" style:family="text"/>
    <style:style style:name="T314_15" style:family="text"/>
    <style:style style:name="T314_16" style:family="text"/>
    <style:style style:name="T314_17" style:family="text">
      <style:text-properties style:text-underline-style="solid" style:text-underline-color="font-color"/>
    </style:style>
    <style:style style:name="T314_18" style:family="text">
      <style:text-properties style:text-underline-style="solid" style:text-underline-color="font-color"/>
    </style:style>
    <style:style style:name="T314_19" style:family="text">
      <style:text-properties style:text-underline-style="solid" style:text-underline-color="font-color"/>
    </style:style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/>
    <style:style style:name="T314_122" style:family="text"/>
    <style:style style:name="T314_123" style:family="text"/>
    <style:style style:name="T314_124" style:family="text"/>
    <style:style style:name="T314_125" style:family="text"/>
    <style:style style:name="T314_126" style:family="text"/>
    <style:style style:name="T314_127" style:family="text"/>
    <style:style style:name="T314_128" style:family="text"/>
    <style:style style:name="T314_129" style:family="text"/>
    <style:style style:name="T314_130" style:family="text"/>
    <style:style style:name="T314_131" style:family="text"/>
    <style:style style:name="T314_132" style:family="text"/>
    <style:style style:name="T314_133" style:family="text"/>
    <style:style style:name="T314_134" style:family="text"/>
    <style:style style:name="T314_135" style:family="text"/>
    <style:style style:name="T314_136" style:family="text"/>
    <style:style style:name="T314_137" style:family="text"/>
    <style:style style:name="T314_138" style:family="text"/>
    <style:style style:name="T314_139" style:family="text"/>
    <style:style style:name="T314_140" style:family="text"/>
    <style:style style:name="T314_141" style:family="text"/>
    <style:style style:name="T314_142" style:family="text"/>
    <style:style style:name="T314_143" style:family="text"/>
    <style:style style:name="T314_144" style:family="text"/>
    <style:style style:name="T314_145" style:family="text"/>
    <style:style style:name="T314_146" style:family="text"/>
    <style:style style:name="T314_147" style:family="text"/>
    <style:style style:name="T314_148" style:family="text"/>
    <style:style style:name="P31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font-size="14pt" style:font-size-asian="14pt" style:font-size-complex="14pt" fo:font-weight="bold" style:font-weight-asian="bold" style:font-weight-complex="bold"/>
    </style:style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T318_93" style:family="text"/>
    <style:style style:name="T318_94" style:family="text"/>
    <style:style style:name="T318_95" style:family="text"/>
    <style:style style:name="T318_96" style:family="text"/>
    <style:style style:name="T318_97" style:family="text"/>
    <style:style style:name="T318_98" style:family="text"/>
    <style:style style:name="T318_99" style:family="text"/>
    <style:style style:name="T318_100" style:family="text"/>
    <style:style style:name="T318_101" style:family="text"/>
    <style:style style:name="T318_102" style:family="text"/>
    <style:style style:name="T318_103" style:family="text"/>
    <style:style style:name="T318_104" style:family="text"/>
    <style:style style:name="T318_105" style:family="text"/>
    <style:style style:name="T318_106" style:family="text"/>
    <style:style style:name="T318_107" style:family="text"/>
    <style:style style:name="T318_108" style:family="text"/>
    <style:style style:name="T318_109" style:family="text"/>
    <style:style style:name="T318_110" style:family="text"/>
    <style:style style:name="T318_111" style:family="text"/>
    <style:style style:name="T318_112" style:family="text"/>
    <style:style style:name="T318_113" style:family="text"/>
    <style:style style:name="T318_114" style:family="text"/>
    <style:style style:name="T318_115" style:family="text"/>
    <style:style style:name="T318_116" style:family="text"/>
    <style:style style:name="T318_117" style:family="text"/>
    <style:style style:name="T318_118" style:family="text"/>
    <style:style style:name="T318_119" style:family="text"/>
    <style:style style:name="T318_120" style:family="text"/>
    <style:style style:name="T318_121" style:family="text"/>
    <style:style style:name="T318_122" style:family="text"/>
    <style:style style:name="T318_123" style:family="text"/>
    <style:style style:name="T318_124" style:family="text"/>
    <style:style style:name="T318_125" style:family="text"/>
    <style:style style:name="T318_126" style:family="text"/>
    <style:style style:name="T318_127" style:family="text"/>
    <style:style style:name="T318_128" style:family="text"/>
    <style:style style:name="P319" style:family="paragraph" style:parent-style-name="Standard">
      <style:paragraph-properties fo:text-align="justify"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font-size="14pt" style:font-size-asian="14pt" style:font-size-complex="14pt" fo:font-weight="bold" style:font-weight-asian="bold" style:font-weight-complex="bold"/>
    </style:style>
    <style:style style:name="P324" style:family="paragraph" style:parent-style-name="Standard">
      <style:paragraph-properties fo:break-before="auto" fo:line-height="115%" style:writing-mode="lr-tb"/>
    </style:style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T325_42" style:family="text"/>
    <style:style style:name="T325_43" style:family="text"/>
    <style:style style:name="T325_44" style:family="text"/>
    <style:style style:name="T325_45" style:family="text"/>
    <style:style style:name="T325_46" style:family="text"/>
    <style:style style:name="T325_47" style:family="text"/>
    <style:style style:name="T325_48" style:family="text"/>
    <style:style style:name="T325_49" style:family="text"/>
    <style:style style:name="T325_50" style:family="text"/>
    <style:style style:name="T325_51" style:family="text"/>
    <style:style style:name="T325_52" style:family="text"/>
    <style:style style:name="T325_53" style:family="text"/>
    <style:style style:name="T325_54" style:family="text"/>
    <style:style style:name="T325_55" style:family="text"/>
    <style:style style:name="T325_56" style:family="text"/>
    <style:style style:name="T325_57" style:family="text"/>
    <style:style style:name="T325_58" style:family="text"/>
    <style:style style:name="T325_59" style:family="text"/>
    <style:style style:name="T325_60" style:family="text"/>
    <style:style style:name="T325_61" style:family="text"/>
    <style:style style:name="T325_62" style:family="text"/>
    <style:style style:name="T325_63" style:family="text"/>
    <style:style style:name="T325_64" style:family="text"/>
    <style:style style:name="T325_65" style:family="text"/>
    <style:style style:name="T325_66" style:family="text"/>
    <style:style style:name="T325_67" style:family="text"/>
    <style:style style:name="T325_68" style:family="text"/>
    <style:style style:name="T325_69" style:family="text"/>
    <style:style style:name="T325_70" style:family="text"/>
    <style:style style:name="T325_71" style:family="text"/>
    <style:style style:name="T325_72" style:family="text"/>
    <style:style style:name="T325_73" style:family="text"/>
    <style:style style:name="T325_74" style:family="text"/>
    <style:style style:name="T325_75" style:family="text"/>
    <style:style style:name="T325_76" style:family="text"/>
    <style:style style:name="T325_77" style:family="text"/>
    <style:style style:name="T325_78" style:family="text"/>
    <style:style style:name="T325_79" style:family="text"/>
    <style:style style:name="T325_80" style:family="text"/>
    <style:style style:name="T325_81" style:family="text"/>
    <style:style style:name="T325_82" style:family="text"/>
    <style:style style:name="T325_83" style:family="text"/>
    <style:style style:name="T325_84" style:family="text"/>
    <style:style style:name="T325_85" style:family="text"/>
    <style:style style:name="T325_86" style:family="text"/>
    <style:style style:name="T325_87" style:family="text"/>
    <style:style style:name="T325_88" style:family="text"/>
    <style:style style:name="T325_89" style:family="text"/>
    <style:style style:name="T325_90" style:family="text"/>
    <style:style style:name="T325_91" style:family="text"/>
    <style:style style:name="T325_92" style:family="text"/>
    <style:style style:name="T325_93" style:family="text"/>
    <style:style style:name="T325_94" style:family="text"/>
    <style:style style:name="T325_95" style:family="text"/>
    <style:style style:name="T325_96" style:family="text"/>
    <style:style style:name="T325_97" style:family="text"/>
    <style:style style:name="T325_98" style:family="text"/>
    <style:style style:name="T325_99" style:family="text"/>
    <style:style style:name="T325_100" style:family="text"/>
    <style:style style:name="T325_101" style:family="text"/>
    <style:style style:name="T325_102" style:family="text"/>
    <style:style style:name="T325_103" style:family="text"/>
    <style:style style:name="T325_104" style:family="text"/>
    <style:style style:name="T325_105" style:family="text"/>
    <style:style style:name="T325_106" style:family="text"/>
    <style:style style:name="T325_107" style:family="text"/>
    <style:style style:name="T325_108" style:family="text"/>
    <style:style style:name="T325_109" style:family="text"/>
    <style:style style:name="T325_110" style:family="text"/>
    <style:style style:name="T325_111" style:family="text"/>
    <style:style style:name="T325_112" style:family="text"/>
    <style:style style:name="T325_113" style:family="text"/>
    <style:style style:name="T325_114" style:family="text"/>
    <style:style style:name="T325_115" style:family="text" style:parent-style-name="Standard"/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>
      <style:text-properties fo:font-size="10pt" style:font-size-asian="10pt" style:font-size-complex="10pt"/>
    </style:style>
    <style:style style:name="T326_2" style:family="text">
      <style:text-properties fo:font-size="10pt" style:font-size-asian="10pt" style:font-size-complex="10pt"/>
    </style:style>
    <style:style style:name="T326_3" style:family="text">
      <style:text-properties fo:font-size="10pt" style:font-size-asian="10pt" style:font-size-complex="10pt"/>
    </style:style>
    <style:style style:name="T326_4" style:family="text">
      <style:text-properties fo:font-size="10pt" style:font-size-asian="10pt" style:font-size-complex="10pt"/>
    </style:style>
    <style:style style:name="T326_5" style:family="text">
      <style:text-properties fo:font-size="10pt" style:font-size-asian="10pt" style:font-size-complex="10pt"/>
    </style:style>
    <style:style style:name="T326_6" style:family="text">
      <style:text-properties fo:font-size="10pt" style:font-size-asian="10pt" style:font-size-complex="10pt"/>
    </style:style>
    <style:style style:name="T326_7" style:family="text">
      <style:text-properties fo:font-size="10pt" style:font-size-asian="10pt" style:font-size-complex="10pt"/>
    </style:style>
    <style:style style:name="T326_8" style:family="text">
      <style:text-properties fo:font-size="10pt" style:font-size-asian="10pt" style:font-size-complex="10pt"/>
    </style:style>
    <style:style style:name="T326_9" style:family="text">
      <style:text-properties fo:font-size="10pt" style:font-size-asian="10pt" style:font-size-complex="10pt"/>
    </style:style>
    <style:style style:name="T326_10" style:family="text">
      <style:text-properties fo:font-size="10pt" style:font-size-asian="10pt" style:font-size-complex="10pt"/>
    </style:style>
    <style:style style:name="T326_11" style:family="text">
      <style:text-properties fo:font-size="10pt" style:font-size-asian="10pt" style:font-size-complex="10pt"/>
    </style:style>
    <style:style style:name="T326_12" style:family="text">
      <style:text-properties fo:font-size="10pt" style:font-size-asian="10pt" style:font-size-complex="10pt"/>
    </style:style>
    <style:style style:name="T326_13" style:family="text">
      <style:text-properties fo:font-size="10pt" style:font-size-asian="10pt" style:font-size-complex="10pt"/>
    </style:style>
    <style:style style:name="T326_14" style:family="text">
      <style:text-properties fo:font-size="10pt" style:font-size-asian="10pt" style:font-size-complex="10pt"/>
    </style:style>
    <style:style style:name="T326_15" style:family="text">
      <style:text-properties fo:font-size="10pt" style:font-size-asian="10pt" style:font-size-complex="10pt"/>
    </style:style>
    <style:style style:name="T326_16" style:family="text">
      <style:text-properties fo:font-size="10pt" style:font-size-asian="10pt" style:font-size-complex="10pt"/>
    </style:style>
    <style:style style:name="T326_17" style:family="text">
      <style:text-properties fo:font-size="10pt" style:font-size-asian="10pt" style:font-size-complex="10pt"/>
    </style:style>
    <style:style style:name="T326_18" style:family="text">
      <style:text-properties fo:font-size="10pt" style:font-size-asian="10pt" style:font-size-complex="10pt"/>
    </style:style>
    <style:style style:name="T326_19" style:family="text">
      <style:text-properties fo:font-size="10pt" style:font-size-asian="10pt" style:font-size-complex="10pt"/>
    </style:style>
    <style:style style:name="T326_20" style:family="text">
      <style:text-properties fo:font-size="10pt" style:font-size-asian="10pt" style:font-size-complex="10pt"/>
    </style:style>
    <style:style style:name="T326_21" style:family="text">
      <style:text-properties fo:font-size="10pt" style:font-size-asian="10pt" style:font-size-complex="10pt"/>
    </style:style>
    <style:style style:name="T326_22" style:family="text">
      <style:text-properties fo:font-size="10pt" style:font-size-asian="10pt" style:font-size-complex="10pt"/>
    </style:style>
    <style:style style:name="T326_23" style:family="text">
      <style:text-properties fo:font-size="10pt" style:font-size-asian="10pt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>
      <style:text-properties fo:font-size="14pt" style:font-size-asian="14pt" style:font-size-complex="14pt" fo:font-weight="bold" style:font-weight-asian="bold" style:font-weight-complex="bold"/>
    </style:style>
    <style:style style:name="T328_2" style:family="text">
      <style:text-properties fo:font-size="14pt" style:font-size-asian="14pt" style:font-size-complex="14pt" fo:font-weight="bold" style:font-weight-asian="bold" style:font-weight-complex="bold"/>
    </style:style>
    <style:style style:name="T328_3" style:family="text">
      <style:text-properties fo:font-size="14pt" style:font-size-asian="14pt" style:font-size-complex="14pt" fo:font-weight="bold" style:font-weight-asian="bold" style:font-weight-complex="bold"/>
    </style:style>
    <style:style style:name="P329" style:family="paragraph" style:parent-style-name="Standard">
      <style:paragraph-properties fo:text-align="justify"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ize="10pt" style:font-size-asian="10pt" style:font-size-complex="10pt"/>
    </style:style>
    <style:style style:name="T330_2" style:family="text">
      <style:text-properties fo:font-size="10pt" style:font-size-asian="10pt" style:font-size-complex="10pt"/>
    </style:style>
    <style:style style:name="T330_3" style:family="text">
      <style:text-properties fo:font-size="10pt" style:font-size-asian="10pt" style:font-size-complex="10pt"/>
    </style:style>
    <style:style style:name="T330_4" style:family="text">
      <style:text-properties fo:font-size="10pt" style:font-size-asian="10pt" style:font-size-complex="10pt"/>
    </style:style>
    <style:style style:name="T330_5" style:family="text">
      <style:text-properties fo:font-size="10pt" style:font-size-asian="10pt" style:font-size-complex="10pt"/>
    </style:style>
    <style:style style:name="T330_6" style:family="text">
      <style:text-properties fo:font-size="10pt" style:font-size-asian="10pt" style:font-size-complex="10pt"/>
    </style:style>
    <style:style style:name="P331" style:family="paragraph" style:parent-style-name="Standard">
      <style:paragraph-properties fo:break-before="auto" fo:line-height="115%" fo:margin-top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>
      <style:text-properties fo:font-size="14pt" style:font-size-asian="14pt" style:font-size-complex="14pt" fo:font-weight="bold" style:font-weight-asian="bold" style:font-weight-complex="bold"/>
    </style:style>
    <style:style style:name="T332_2" style:family="text">
      <style:text-properties fo:font-size="14pt" style:font-size-asian="14pt" style:font-size-complex="14pt" fo:font-weight="bold" style:font-weight-asian="bold" style:font-weight-complex="bold"/>
    </style:style>
    <style:style style:name="T332_3" style:family="text">
      <style:text-properties fo:font-size="14pt" style:font-size-asian="14pt" style:font-size-complex="14pt" fo:font-weight="bold" style:font-weight-asian="bold" style:font-weight-complex="bold"/>
    </style:style>
    <style:style style:name="T332_4" style:family="text">
      <style:text-properties fo:font-size="14pt" style:font-size-asian="14pt" style:font-size-complex="14pt" fo:font-weight="bold" style:font-weight-asian="bold" style:font-weight-complex="bold"/>
    </style:style>
    <style:style style:name="T332_5" style:family="text">
      <style:text-properties fo:font-size="14pt" style:font-size-asian="14pt" style:font-size-complex="14pt" fo:font-weight="bold" style:font-weight-asian="bold" style:font-weight-complex="bold"/>
    </style:style>
    <style:style style:name="T332_6" style:family="text">
      <style:text-properties fo:font-size="14pt" style:font-size-asian="14pt" style:font-size-complex="14pt" fo:font-weight="bold" style:font-weight-asian="bold" style:font-weight-complex="bold"/>
    </style:style>
    <style:style style:name="T332_7" style:family="text">
      <style:text-properties fo:font-size="14pt" style:font-size-asian="14pt" style:font-size-complex="14pt" fo:font-weight="bold" style:font-weight-asian="bold" style:font-weight-complex="bold"/>
    </style:style>
    <style:style style:name="P333" style:family="paragraph" style:parent-style-name="Standard">
      <style:paragraph-properties fo:break-before="auto" fo:line-height="115%" fo:margin-top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P33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36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7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6_8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6_9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6_10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6_11" style:family="text">
      <style:text-properties fo:font-style="italic" style:font-style-asian="italic" style:font-style-complex="italic" fo:color="#666666" style:font-name="Courier New" fo:font-size="9pt" style:font-name-asian="Courier New" style:font-size-asian="9pt" style:font-name-complex="Courier New" style:font-size-complex="9pt"/>
    </style:style>
    <style:style style:name="T336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36_1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37" style:family="paragraph" style:parent-style-name="Standard">
      <style:paragraph-properties fo:text-align="justify" fo:break-before="auto" fo:line-height="115%" style:writing-mode="lr-tb"/>
    </style:style>
    <style:style style:name="T337_1" style:family="text">
      <style:text-properties fo:background-color="#ffffff" fo:color="#252525"/>
    </style:style>
    <style:style style:name="T337_2" style:family="text">
      <style:text-properties fo:background-color="#ffffff" fo:color="#252525"/>
    </style:style>
    <style:style style:name="T337_3" style:family="text">
      <style:text-properties fo:background-color="#ffffff" fo:color="#252525"/>
    </style:style>
    <style:style style:name="T337_4" style:family="text">
      <style:text-properties fo:background-color="#ffffff" fo:color="#252525"/>
    </style:style>
    <style:style style:name="T337_5" style:family="text">
      <style:text-properties fo:background-color="#ffffff" fo:color="#252525"/>
    </style:style>
    <style:style style:name="T337_6" style:family="text">
      <style:text-properties fo:background-color="#ffffff" fo:color="#252525"/>
    </style:style>
    <style:style style:name="T337_7" style:family="text">
      <style:text-properties fo:background-color="#ffffff" fo:color="#252525"/>
    </style:style>
    <style:style style:name="T337_8" style:family="text">
      <style:text-properties fo:background-color="#ffffff" fo:color="#252525"/>
    </style:style>
    <style:style style:name="T337_9" style:family="text">
      <style:text-properties fo:background-color="#ffffff" fo:color="#252525"/>
    </style:style>
    <style:style style:name="T337_10" style:family="text">
      <style:text-properties fo:background-color="#ffffff" fo:color="#252525"/>
    </style:style>
    <style:style style:name="T337_11" style:family="text">
      <style:text-properties fo:background-color="#ffffff" fo:color="#252525"/>
    </style:style>
    <style:style style:name="T337_12" style:family="text">
      <style:text-properties fo:background-color="#ffffff" fo:color="#252525"/>
    </style:style>
    <style:style style:name="T337_13" style:family="text">
      <style:text-properties fo:background-color="#ffffff" fo:color="#252525"/>
    </style:style>
    <style:style style:name="T337_14" style:family="text">
      <style:text-properties fo:background-color="#ffffff" fo:color="#252525"/>
    </style:style>
    <style:style style:name="T337_15" style:family="text">
      <style:text-properties fo:background-color="#ffffff" fo:color="#252525"/>
    </style:style>
    <style:style style:name="T337_16" style:family="text">
      <style:text-properties fo:background-color="#ffffff" fo:color="#252525"/>
    </style:style>
    <style:style style:name="T337_17" style:family="text">
      <style:text-properties fo:background-color="#ffffff" fo:color="#252525"/>
    </style:style>
    <style:style style:name="T337_18" style:family="text">
      <style:text-properties fo:background-color="#ffffff" fo:color="#252525"/>
    </style:style>
    <style:style style:name="T337_19" style:family="text">
      <style:text-properties fo:background-color="#ffffff" fo:color="#252525"/>
    </style:style>
    <style:style style:name="T337_20" style:family="text">
      <style:text-properties fo:background-color="#ffffff" fo:color="#252525"/>
    </style:style>
    <style:style style:name="T337_21" style:family="text">
      <style:text-properties fo:background-color="#ffffff" fo:color="#252525"/>
    </style:style>
    <style:style style:name="T337_22" style:family="text">
      <style:text-properties fo:background-color="#ffffff" fo:color="#252525"/>
    </style:style>
    <style:style style:name="T337_23" style:family="text">
      <style:text-properties fo:background-color="#ffffff" fo:color="#252525"/>
    </style:style>
    <style:style style:name="T337_24" style:family="text">
      <style:text-properties fo:background-color="#ffffff" fo:color="#252525"/>
    </style:style>
    <style:style style:name="T337_25" style:family="text">
      <style:text-properties fo:background-color="#ffffff" fo:color="#252525"/>
    </style:style>
    <style:style style:name="T337_26" style:family="text">
      <style:text-properties fo:background-color="#ffffff" fo:color="#252525"/>
    </style:style>
    <style:style style:name="T337_27" style:family="text">
      <style:text-properties fo:background-color="#ffffff" fo:color="#252525"/>
    </style:style>
    <style:style style:name="T337_28" style:family="text">
      <style:text-properties fo:background-color="#ffffff" fo:color="#252525"/>
    </style:style>
    <style:style style:name="T337_29" style:family="text">
      <style:text-properties fo:background-color="#ffffff" fo:color="#252525"/>
    </style:style>
    <style:style style:name="T337_30" style:family="text">
      <style:text-properties fo:background-color="#ffffff" fo:color="#252525"/>
    </style:style>
    <style:style style:name="T337_31" style:family="text">
      <style:text-properties fo:background-color="#ffffff" fo:color="#252525"/>
    </style:style>
    <style:style style:name="T337_32" style:family="text">
      <style:text-properties fo:background-color="#ffffff" fo:color="#252525"/>
    </style:style>
    <style:style style:name="T337_33" style:family="text">
      <style:text-properties fo:background-color="#ffffff" fo:color="#252525"/>
    </style:style>
    <style:style style:name="T337_34" style:family="text">
      <style:text-properties fo:background-color="#ffffff" fo:color="#252525"/>
    </style:style>
    <style:style style:name="T337_35" style:family="text">
      <style:text-properties fo:background-color="#ffffff" fo:color="#252525"/>
    </style:style>
    <style:style style:name="T337_36" style:family="text">
      <style:text-properties fo:background-color="#ffffff" fo:color="#252525"/>
    </style:style>
    <style:style style:name="T337_37" style:family="text">
      <style:text-properties fo:background-color="#ffffff" fo:color="#252525"/>
    </style:style>
    <style:style style:name="T337_38" style:family="text">
      <style:text-properties fo:background-color="#ffffff" fo:color="#252525"/>
    </style:style>
    <style:style style:name="T337_39" style:family="text">
      <style:text-properties fo:background-color="#ffffff" fo:color="#252525"/>
    </style:style>
    <style:style style:name="T337_40" style:family="text">
      <style:text-properties fo:background-color="#ffffff" fo:color="#252525"/>
    </style:style>
    <style:style style:name="T337_41" style:family="text">
      <style:text-properties fo:background-color="#ffffff" fo:color="#252525"/>
    </style:style>
    <style:style style:name="T337_42" style:family="text">
      <style:text-properties fo:background-color="#ffffff" fo:color="#252525"/>
    </style:style>
    <style:style style:name="T337_43" style:family="text">
      <style:text-properties fo:background-color="#ffffff" fo:color="#252525"/>
    </style:style>
    <style:style style:name="T337_44" style:family="text">
      <style:text-properties fo:background-color="#ffffff" fo:color="#252525"/>
    </style:style>
    <style:style style:name="T337_45" style:family="text">
      <style:text-properties fo:background-color="#ffffff" fo:color="#252525"/>
    </style:style>
    <style:style style:name="T337_46" style:family="text">
      <style:text-properties fo:background-color="#ffffff" fo:color="#252525"/>
    </style:style>
    <style:style style:name="T337_47" style:family="text">
      <style:text-properties fo:background-color="#ffffff" fo:color="#252525"/>
    </style:style>
    <style:style style:name="T337_48" style:family="text">
      <style:text-properties fo:background-color="#ffffff" fo:color="#252525"/>
    </style:style>
    <style:style style:name="T337_49" style:family="text">
      <style:text-properties fo:background-color="#ffffff" fo:color="#252525"/>
    </style:style>
    <style:style style:name="T337_50" style:family="text">
      <style:text-properties fo:background-color="#ffffff" fo:color="#252525"/>
    </style:style>
    <style:style style:name="T337_51" style:family="text">
      <style:text-properties fo:background-color="#ffffff" fo:color="#252525"/>
    </style:style>
    <style:style style:name="T337_52" style:family="text">
      <style:text-properties fo:background-color="#ffffff" fo:color="#252525"/>
    </style:style>
    <style:style style:name="T337_53" style:family="text">
      <style:text-properties fo:background-color="#ffffff" fo:color="#252525"/>
    </style:style>
    <style:style style:name="T337_54" style:family="text">
      <style:text-properties fo:background-color="#ffffff" fo:color="#252525"/>
    </style:style>
    <style:style style:name="T337_55" style:family="text">
      <style:text-properties fo:background-color="#ffffff" fo:color="#252525"/>
    </style:style>
    <style:style style:name="T337_56" style:family="text">
      <style:text-properties fo:background-color="#ffffff" fo:color="#252525"/>
    </style:style>
    <style:style style:name="T337_57" style:family="text">
      <style:text-properties fo:background-color="#ffffff" fo:color="#252525"/>
    </style:style>
    <style:style style:name="T337_58" style:family="text">
      <style:text-properties fo:background-color="#ffffff" fo:color="#252525"/>
    </style:style>
    <style:style style:name="T337_59" style:family="text">
      <style:text-properties fo:background-color="#ffffff" fo:color="#252525"/>
    </style:style>
    <style:style style:name="T337_60" style:family="text">
      <style:text-properties fo:background-color="#ffffff" fo:color="#252525"/>
    </style:style>
    <style:style style:name="T337_61" style:family="text">
      <style:text-properties fo:background-color="#ffffff" fo:color="#252525"/>
    </style:style>
    <style:style style:name="T337_62" style:family="text">
      <style:text-properties fo:background-color="#ffffff" fo:color="#252525"/>
    </style:style>
    <style:style style:name="T337_63" style:family="text">
      <style:text-properties fo:background-color="#ffffff" fo:color="#252525"/>
    </style:style>
    <style:style style:name="T337_64" style:family="text">
      <style:text-properties fo:background-color="#ffffff" fo:color="#252525"/>
    </style:style>
    <style:style style:name="T337_65" style:family="text">
      <style:text-properties fo:background-color="#ffffff" fo:color="#252525"/>
    </style:style>
    <style:style style:name="T337_66" style:family="text">
      <style:text-properties fo:background-color="#ffffff" fo:color="#252525"/>
    </style:style>
    <style:style style:name="T337_67" style:family="text">
      <style:text-properties fo:background-color="#ffffff" fo:color="#252525"/>
    </style:style>
    <style:style style:name="T337_68" style:family="text">
      <style:text-properties fo:background-color="#ffffff" fo:color="#252525"/>
    </style:style>
    <style:style style:name="T337_69" style:family="text">
      <style:text-properties fo:background-color="#ffffff" fo:color="#252525"/>
    </style:style>
    <style:style style:name="T337_70" style:family="text">
      <style:text-properties fo:background-color="#ffffff" fo:color="#252525"/>
    </style:style>
    <style:style style:name="T337_71" style:family="text">
      <style:text-properties fo:background-color="#ffffff" fo:color="#252525"/>
    </style:style>
    <style:style style:name="T337_72" style:family="text">
      <style:text-properties fo:background-color="#ffffff" fo:color="#252525"/>
    </style:style>
    <style:style style:name="T337_73" style:family="text">
      <style:text-properties fo:background-color="#ffffff" fo:color="#252525"/>
    </style:style>
    <style:style style:name="T337_74" style:family="text">
      <style:text-properties fo:background-color="#ffffff" fo:color="#252525"/>
    </style:style>
    <style:style style:name="T337_75" style:family="text">
      <style:text-properties fo:background-color="#ffffff" fo:color="#252525"/>
    </style:style>
    <style:style style:name="T337_76" style:family="text">
      <style:text-properties fo:background-color="#ffffff" fo:color="#252525"/>
    </style:style>
    <style:style style:name="T337_77" style:family="text">
      <style:text-properties fo:background-color="#ffffff" fo:color="#252525"/>
    </style:style>
    <style:style style:name="T337_78" style:family="text">
      <style:text-properties fo:background-color="#ffffff" fo:color="#252525"/>
    </style:style>
    <style:style style:name="T337_79" style:family="text">
      <style:text-properties fo:background-color="#ffffff" fo:color="#252525"/>
    </style:style>
    <style:style style:name="T337_80" style:family="text">
      <style:text-properties fo:background-color="#ffffff" fo:color="#252525"/>
    </style:style>
    <style:style style:name="T337_81" style:family="text">
      <style:text-properties fo:background-color="#ffffff" fo:color="#252525"/>
    </style:style>
    <style:style style:name="T337_82" style:family="text">
      <style:text-properties fo:background-color="#ffffff" fo:color="#252525"/>
    </style:style>
    <style:style style:name="T337_83" style:family="text">
      <style:text-properties fo:background-color="#ffffff" fo:color="#252525"/>
    </style:style>
    <style:style style:name="T337_84" style:family="text">
      <style:text-properties fo:background-color="#ffffff" fo:color="#252525"/>
    </style:style>
    <style:style style:name="T337_85" style:family="text">
      <style:text-properties fo:background-color="#ffffff" fo:color="#252525"/>
    </style:style>
    <style:style style:name="T337_86" style:family="text">
      <style:text-properties fo:background-color="#ffffff" fo:color="#252525"/>
    </style:style>
    <style:style style:name="T337_87" style:family="text">
      <style:text-properties fo:background-color="#ffffff" fo:color="#252525"/>
    </style:style>
    <style:style style:name="T337_88" style:family="text">
      <style:text-properties fo:background-color="#ffffff" fo:color="#252525"/>
    </style:style>
    <style:style style:name="T337_89" style:family="text">
      <style:text-properties fo:background-color="#ffffff" fo:color="#252525"/>
    </style:style>
    <style:style style:name="T337_90" style:family="text">
      <style:text-properties fo:background-color="#ffffff" fo:color="#252525"/>
    </style:style>
    <style:style style:name="T337_91" style:family="text">
      <style:text-properties fo:background-color="#ffffff" fo:color="#252525"/>
    </style:style>
    <style:style style:name="T337_92" style:family="text">
      <style:text-properties fo:background-color="#ffffff" fo:color="#252525"/>
    </style:style>
    <style:style style:name="T337_93" style:family="text">
      <style:text-properties fo:background-color="#ffffff" fo:color="#252525"/>
    </style:style>
    <style:style style:name="T337_94" style:family="text">
      <style:text-properties fo:background-color="#ffffff" fo:color="#252525"/>
    </style:style>
    <style:style style:name="T337_95" style:family="text">
      <style:text-properties fo:background-color="#ffffff" fo:color="#252525"/>
    </style:style>
    <style:style style:name="T337_96" style:family="text">
      <style:text-properties fo:background-color="#ffffff" fo:color="#252525"/>
    </style:style>
    <style:style style:name="T337_97" style:family="text">
      <style:text-properties fo:background-color="#ffffff" fo:color="#252525"/>
    </style:style>
    <style:style style:name="T337_98" style:family="text">
      <style:text-properties fo:background-color="#ffffff" fo:color="#252525"/>
    </style:style>
    <style:style style:name="T337_99" style:family="text">
      <style:text-properties fo:background-color="#ffffff" fo:color="#252525"/>
    </style:style>
    <style:style style:name="T337_100" style:family="text">
      <style:text-properties fo:background-color="#ffffff" fo:color="#252525"/>
    </style:style>
    <style:style style:name="T337_101" style:family="text">
      <style:text-properties fo:background-color="#ffffff" fo:color="#252525"/>
    </style:style>
    <style:style style:name="T337_102" style:family="text">
      <style:text-properties fo:background-color="#ffffff" fo:color="#252525"/>
    </style:style>
    <style:style style:name="T337_103" style:family="text">
      <style:text-properties fo:background-color="#ffffff" fo:color="#252525"/>
    </style:style>
    <style:style style:name="T337_104" style:family="text">
      <style:text-properties fo:background-color="#ffffff" fo:color="#252525"/>
    </style:style>
    <style:style style:name="T337_105" style:family="text">
      <style:text-properties fo:background-color="#ffffff" fo:color="#252525"/>
    </style:style>
    <style:style style:name="T337_106" style:family="text">
      <style:text-properties fo:background-color="#ffffff" fo:color="#252525"/>
    </style:style>
    <style:style style:name="T337_107" style:family="text">
      <style:text-properties fo:background-color="#ffffff" fo:color="#252525"/>
    </style:style>
    <style:style style:name="T337_108" style:family="text">
      <style:text-properties fo:background-color="#ffffff" fo:color="#252525"/>
    </style:style>
    <style:style style:name="T337_109" style:family="text">
      <style:text-properties fo:background-color="#ffffff" fo:color="#252525"/>
    </style:style>
    <style:style style:name="T337_110" style:family="text">
      <style:text-properties fo:background-color="#ffffff" fo:color="#252525"/>
    </style:style>
    <style:style style:name="T337_111" style:family="text">
      <style:text-properties fo:background-color="#ffffff" fo:color="#252525"/>
    </style:style>
    <style:style style:name="T337_112" style:family="text">
      <style:text-properties fo:background-color="#ffffff" fo:color="#252525"/>
    </style:style>
    <style:style style:name="T337_113" style:family="text">
      <style:text-properties fo:background-color="#ffffff" fo:color="#252525"/>
    </style:style>
    <style:style style:name="T337_114" style:family="text">
      <style:text-properties fo:background-color="#ffffff" fo:color="#252525"/>
    </style:style>
    <style:style style:name="P338" style:family="paragraph" style:parent-style-name="Standard">
      <style:paragraph-properties fo:text-align="justify" fo:break-before="auto" fo:line-height="150%" fo:margin-top="0.106cm" fo:margin-bottom="0.035cm" style:writing-mode="lr-tb"/>
      <style:text-properties fo:background-color="#ffffff" fo:font-style="italic" style:font-style-asian="italic" style:font-style-complex="italic" fo:color="#252525"/>
    </style:style>
    <style:style style:name="P339" style:family="paragraph" style:parent-style-name="Standard">
      <style:paragraph-properties fo:text-align="justify" fo:break-before="auto" fo:line-height="150%" fo:margin-top="0cm" style:writing-mode="lr-tb"/>
    </style:style>
    <style:style style:name="T339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39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39_3" style:family="text">
      <style:text-properties fo:background-color="#ffffff" fo:font-style="italic" style:font-style-asian="italic" style:font-style-complex="italic" fo:color="#252525"/>
    </style:style>
    <style:style style:name="T339_4" style:family="text">
      <style:text-properties fo:background-color="#ffffff" fo:font-style="italic" style:font-style-asian="italic" style:font-style-complex="italic" fo:color="#252525"/>
    </style:style>
    <style:style style:name="T339_5" style:family="text">
      <style:text-properties fo:background-color="#ffffff" fo:font-style="italic" style:font-style-asian="italic" style:font-style-complex="italic" fo:color="#252525"/>
    </style:style>
    <style:style style:name="T339_6" style:family="text">
      <style:text-properties fo:background-color="#ffffff" fo:font-style="italic" style:font-style-asian="italic" style:font-style-complex="italic" fo:color="#252525"/>
    </style:style>
    <style:style style:name="T339_7" style:family="text">
      <style:text-properties fo:background-color="#ffffff" fo:font-style="italic" style:font-style-asian="italic" style:font-style-complex="italic" fo:color="#252525"/>
    </style:style>
    <style:style style:name="T339_8" style:family="text">
      <style:text-properties fo:background-color="#ffffff" fo:font-style="italic" style:font-style-asian="italic" style:font-style-complex="italic" fo:color="#252525"/>
    </style:style>
    <style:style style:name="T339_9" style:family="text">
      <style:text-properties fo:background-color="#ffffff" fo:font-style="italic" style:font-style-asian="italic" style:font-style-complex="italic" fo:color="#252525"/>
    </style:style>
    <style:style style:name="T339_10" style:family="text">
      <style:text-properties fo:background-color="#ffffff" fo:font-style="italic" style:font-style-asian="italic" style:font-style-complex="italic" fo:color="#252525"/>
    </style:style>
    <style:style style:name="T339_11" style:family="text">
      <style:text-properties fo:background-color="#ffffff" fo:font-style="italic" style:font-style-asian="italic" style:font-style-complex="italic" fo:color="#252525"/>
    </style:style>
    <style:style style:name="T339_12" style:family="text">
      <style:text-properties fo:background-color="#ffffff" fo:font-style="italic" style:font-style-asian="italic" style:font-style-complex="italic" fo:color="#252525"/>
    </style:style>
    <style:style style:name="T339_13" style:family="text">
      <style:text-properties fo:background-color="#ffffff" fo:font-style="italic" style:font-style-asian="italic" style:font-style-complex="italic" fo:color="#252525"/>
    </style:style>
    <style:style style:name="T339_14" style:family="text">
      <style:text-properties fo:background-color="#ffffff" fo:font-style="italic" style:font-style-asian="italic" style:font-style-complex="italic" fo:color="#252525"/>
    </style:style>
    <style:style style:name="T339_15" style:family="text">
      <style:text-properties fo:background-color="#ffffff" fo:font-style="italic" style:font-style-asian="italic" style:font-style-complex="italic" fo:color="#252525"/>
    </style:style>
    <style:style style:name="T339_16" style:family="text">
      <style:text-properties fo:background-color="#ffffff" fo:font-style="italic" style:font-style-asian="italic" style:font-style-complex="italic" fo:color="#252525"/>
    </style:style>
    <style:style style:name="T339_17" style:family="text">
      <style:text-properties fo:background-color="#ffffff" fo:font-style="italic" style:font-style-asian="italic" style:font-style-complex="italic" fo:color="#252525"/>
    </style:style>
    <style:style style:name="T339_18" style:family="text">
      <style:text-properties fo:background-color="#ffffff" fo:font-style="italic" style:font-style-asian="italic" style:font-style-complex="italic" fo:color="#252525"/>
    </style:style>
    <style:style style:name="T339_19" style:family="text">
      <style:text-properties fo:background-color="#ffffff" fo:font-style="italic" style:font-style-asian="italic" style:font-style-complex="italic" fo:color="#252525"/>
    </style:style>
    <style:style style:name="T339_20" style:family="text">
      <style:text-properties fo:background-color="#ffffff" fo:font-style="italic" style:font-style-asian="italic" style:font-style-complex="italic" fo:color="#252525"/>
    </style:style>
    <style:style style:name="T339_21" style:family="text">
      <style:text-properties fo:background-color="#ffffff" fo:font-style="italic" style:font-style-asian="italic" style:font-style-complex="italic" fo:color="#252525"/>
    </style:style>
    <style:style style:name="T339_22" style:family="text">
      <style:text-properties fo:background-color="#ffffff" fo:font-style="italic" style:font-style-asian="italic" style:font-style-complex="italic" fo:color="#252525"/>
    </style:style>
    <style:style style:name="T339_23" style:family="text">
      <style:text-properties fo:background-color="#ffffff" fo:font-style="italic" style:font-style-asian="italic" style:font-style-complex="italic" fo:color="#252525"/>
    </style:style>
    <style:style style:name="T339_24" style:family="text">
      <style:text-properties fo:background-color="#ffffff" fo:font-style="italic" style:font-style-asian="italic" style:font-style-complex="italic" fo:color="#252525"/>
    </style:style>
    <style:style style:name="T339_25" style:family="text">
      <style:text-properties fo:background-color="#ffffff" fo:font-style="italic" style:font-style-asian="italic" style:font-style-complex="italic" fo:color="#252525"/>
    </style:style>
    <style:style style:name="T339_26" style:family="text">
      <style:text-properties fo:background-color="#ffffff" fo:font-style="italic" style:font-style-asian="italic" style:font-style-complex="italic" fo:color="#252525"/>
    </style:style>
    <style:style style:name="T339_27" style:family="text">
      <style:text-properties fo:background-color="#ffffff" fo:font-style="italic" style:font-style-asian="italic" style:font-style-complex="italic" fo:color="#252525"/>
    </style:style>
    <style:style style:name="T339_28" style:family="text">
      <style:text-properties fo:background-color="#ffffff" fo:font-style="italic" style:font-style-asian="italic" style:font-style-complex="italic" fo:color="#252525"/>
    </style:style>
    <style:style style:name="T339_29" style:family="text">
      <style:text-properties fo:background-color="#ffffff" fo:font-style="italic" style:font-style-asian="italic" style:font-style-complex="italic" fo:color="#252525"/>
    </style:style>
    <style:style style:name="T339_30" style:family="text">
      <style:text-properties fo:background-color="#ffffff" fo:font-style="italic" style:font-style-asian="italic" style:font-style-complex="italic" fo:color="#252525"/>
    </style:style>
    <style:style style:name="T339_31" style:family="text">
      <style:text-properties fo:background-color="#ffffff" fo:font-style="italic" style:font-style-asian="italic" style:font-style-complex="italic" fo:color="#252525"/>
    </style:style>
    <style:style style:name="T339_32" style:family="text">
      <style:text-properties fo:background-color="#ffffff" fo:font-style="italic" style:font-style-asian="italic" style:font-style-complex="italic" fo:color="#252525"/>
    </style:style>
    <style:style style:name="T339_33" style:family="text">
      <style:text-properties fo:background-color="#ffffff" fo:font-style="italic" style:font-style-asian="italic" style:font-style-complex="italic" fo:color="#252525"/>
    </style:style>
    <style:style style:name="T339_34" style:family="text">
      <style:text-properties fo:background-color="#ffffff" fo:font-style="italic" style:font-style-asian="italic" style:font-style-complex="italic" fo:color="#252525"/>
    </style:style>
    <style:style style:name="T339_35" style:family="text">
      <style:text-properties fo:background-color="#ffffff" fo:font-style="italic" style:font-style-asian="italic" style:font-style-complex="italic" fo:color="#252525"/>
    </style:style>
    <style:style style:name="T339_36" style:family="text">
      <style:text-properties fo:background-color="#ffffff" fo:font-style="italic" style:font-style-asian="italic" style:font-style-complex="italic" fo:color="#252525"/>
    </style:style>
    <style:style style:name="T339_37" style:family="text">
      <style:text-properties fo:background-color="#ffffff" fo:font-style="italic" style:font-style-asian="italic" style:font-style-complex="italic" fo:color="#252525"/>
    </style:style>
    <style:style style:name="T339_38" style:family="text">
      <style:text-properties fo:background-color="#ffffff" fo:font-style="italic" style:font-style-asian="italic" style:font-style-complex="italic" fo:color="#252525"/>
    </style:style>
    <style:style style:name="T339_39" style:family="text">
      <style:text-properties fo:background-color="#ffffff" fo:font-style="italic" style:font-style-asian="italic" style:font-style-complex="italic" fo:color="#252525"/>
    </style:style>
    <style:style style:name="T339_40" style:family="text">
      <style:text-properties fo:background-color="#ffffff" fo:font-style="italic" style:font-style-asian="italic" style:font-style-complex="italic" fo:color="#252525"/>
    </style:style>
    <style:style style:name="T339_41" style:family="text">
      <style:text-properties fo:background-color="#ffffff" fo:font-style="italic" style:font-style-asian="italic" style:font-style-complex="italic" fo:color="#252525"/>
    </style:style>
    <style:style style:name="P340" style:family="paragraph" style:parent-style-name="Standard">
      <style:paragraph-properties fo:text-align="justify" fo:break-before="auto" fo:line-height="150%" fo:margin-top="0cm" style:writing-mode="lr-tb"/>
    </style:style>
    <style:style style:name="T340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0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0_3" style:family="text">
      <style:text-properties fo:background-color="#ffffff" fo:font-style="italic" style:font-style-asian="italic" style:font-style-complex="italic" fo:color="#252525"/>
    </style:style>
    <style:style style:name="T340_4" style:family="text">
      <style:text-properties fo:background-color="#ffffff" fo:font-style="italic" style:font-style-asian="italic" style:font-style-complex="italic" fo:color="#252525"/>
    </style:style>
    <style:style style:name="T340_5" style:family="text">
      <style:text-properties fo:background-color="#ffffff" fo:font-style="italic" style:font-style-asian="italic" style:font-style-complex="italic" fo:color="#252525"/>
    </style:style>
    <style:style style:name="T340_6" style:family="text">
      <style:text-properties fo:background-color="#ffffff" fo:font-style="italic" style:font-style-asian="italic" style:font-style-complex="italic" fo:color="#252525"/>
    </style:style>
    <style:style style:name="T340_7" style:family="text">
      <style:text-properties fo:background-color="#ffffff" fo:font-style="italic" style:font-style-asian="italic" style:font-style-complex="italic" fo:color="#252525"/>
    </style:style>
    <style:style style:name="T340_8" style:family="text">
      <style:text-properties fo:background-color="#ffffff" fo:font-style="italic" style:font-style-asian="italic" style:font-style-complex="italic" fo:color="#252525"/>
    </style:style>
    <style:style style:name="T340_9" style:family="text">
      <style:text-properties fo:background-color="#ffffff" fo:font-style="italic" style:font-style-asian="italic" style:font-style-complex="italic" fo:color="#252525"/>
    </style:style>
    <style:style style:name="T340_10" style:family="text">
      <style:text-properties fo:background-color="#ffffff" fo:font-style="italic" style:font-style-asian="italic" style:font-style-complex="italic" fo:color="#252525"/>
    </style:style>
    <style:style style:name="T340_11" style:family="text">
      <style:text-properties fo:background-color="#ffffff" fo:font-style="italic" style:font-style-asian="italic" style:font-style-complex="italic" fo:color="#252525"/>
    </style:style>
    <style:style style:name="T340_12" style:family="text">
      <style:text-properties fo:background-color="#ffffff" fo:font-style="italic" style:font-style-asian="italic" style:font-style-complex="italic" fo:color="#252525"/>
    </style:style>
    <style:style style:name="T340_13" style:family="text">
      <style:text-properties fo:background-color="#ffffff" fo:font-style="italic" style:font-style-asian="italic" style:font-style-complex="italic" fo:color="#252525"/>
    </style:style>
    <style:style style:name="T340_14" style:family="text">
      <style:text-properties fo:background-color="#ffffff" fo:font-style="italic" style:font-style-asian="italic" style:font-style-complex="italic" fo:color="#252525"/>
    </style:style>
    <style:style style:name="T340_15" style:family="text">
      <style:text-properties fo:background-color="#ffffff" fo:font-style="italic" style:font-style-asian="italic" style:font-style-complex="italic" fo:color="#252525"/>
    </style:style>
    <style:style style:name="T340_16" style:family="text">
      <style:text-properties fo:background-color="#ffffff" fo:font-style="italic" style:font-style-asian="italic" style:font-style-complex="italic" fo:color="#252525"/>
    </style:style>
    <style:style style:name="T340_17" style:family="text">
      <style:text-properties fo:background-color="#ffffff" fo:font-style="italic" style:font-style-asian="italic" style:font-style-complex="italic" fo:color="#252525"/>
    </style:style>
    <style:style style:name="T340_18" style:family="text">
      <style:text-properties fo:background-color="#ffffff" fo:font-style="italic" style:font-style-asian="italic" style:font-style-complex="italic" fo:color="#252525"/>
    </style:style>
    <style:style style:name="T340_19" style:family="text">
      <style:text-properties fo:background-color="#ffffff" fo:font-style="italic" style:font-style-asian="italic" style:font-style-complex="italic" fo:color="#252525"/>
    </style:style>
    <style:style style:name="T340_20" style:family="text">
      <style:text-properties fo:background-color="#ffffff" fo:font-style="italic" style:font-style-asian="italic" style:font-style-complex="italic" fo:color="#252525"/>
    </style:style>
    <style:style style:name="T340_21" style:family="text">
      <style:text-properties fo:background-color="#ffffff" fo:font-style="italic" style:font-style-asian="italic" style:font-style-complex="italic" fo:color="#252525"/>
    </style:style>
    <style:style style:name="T340_22" style:family="text">
      <style:text-properties fo:background-color="#ffffff" fo:font-style="italic" style:font-style-asian="italic" style:font-style-complex="italic" fo:color="#252525"/>
    </style:style>
    <style:style style:name="T340_23" style:family="text">
      <style:text-properties fo:background-color="#ffffff" fo:font-style="italic" style:font-style-asian="italic" style:font-style-complex="italic" fo:color="#252525"/>
    </style:style>
    <style:style style:name="T340_24" style:family="text">
      <style:text-properties fo:background-color="#ffffff" fo:font-style="italic" style:font-style-asian="italic" style:font-style-complex="italic" fo:color="#252525"/>
    </style:style>
    <style:style style:name="T340_25" style:family="text">
      <style:text-properties fo:background-color="#ffffff" fo:font-style="italic" style:font-style-asian="italic" style:font-style-complex="italic" fo:color="#252525"/>
    </style:style>
    <style:style style:name="T340_26" style:family="text">
      <style:text-properties fo:background-color="#ffffff" fo:font-style="italic" style:font-style-asian="italic" style:font-style-complex="italic" fo:color="#252525"/>
    </style:style>
    <style:style style:name="T340_27" style:family="text">
      <style:text-properties fo:background-color="#ffffff" fo:font-style="italic" style:font-style-asian="italic" style:font-style-complex="italic" fo:color="#252525"/>
    </style:style>
    <style:style style:name="P341" style:family="paragraph" style:parent-style-name="Standard">
      <style:paragraph-properties fo:text-align="justify" fo:break-before="auto" fo:line-height="150%" fo:margin-top="0cm" style:writing-mode="lr-tb"/>
    </style:style>
    <style:style style:name="T341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1_7" style:family="text">
      <style:text-properties fo:background-color="#ffffff" fo:font-style="italic" style:font-style-asian="italic" style:font-style-complex="italic" fo:color="#252525"/>
    </style:style>
    <style:style style:name="T341_8" style:family="text">
      <style:text-properties fo:background-color="#ffffff" fo:font-style="italic" style:font-style-asian="italic" style:font-style-complex="italic" fo:color="#252525"/>
    </style:style>
    <style:style style:name="T341_9" style:family="text">
      <style:text-properties fo:background-color="#ffffff" fo:font-style="italic" style:font-style-asian="italic" style:font-style-complex="italic" fo:color="#252525"/>
    </style:style>
    <style:style style:name="T341_10" style:family="text">
      <style:text-properties fo:background-color="#ffffff" fo:font-style="italic" style:font-style-asian="italic" style:font-style-complex="italic" fo:color="#252525"/>
    </style:style>
    <style:style style:name="T341_11" style:family="text">
      <style:text-properties fo:background-color="#ffffff" fo:font-style="italic" style:font-style-asian="italic" style:font-style-complex="italic" fo:color="#252525"/>
    </style:style>
    <style:style style:name="T341_12" style:family="text">
      <style:text-properties fo:background-color="#ffffff" fo:font-style="italic" style:font-style-asian="italic" style:font-style-complex="italic" fo:color="#252525"/>
    </style:style>
    <style:style style:name="T341_13" style:family="text">
      <style:text-properties fo:background-color="#ffffff" fo:font-style="italic" style:font-style-asian="italic" style:font-style-complex="italic" fo:color="#252525"/>
    </style:style>
    <style:style style:name="T341_14" style:family="text">
      <style:text-properties fo:background-color="#ffffff" fo:font-style="italic" style:font-style-asian="italic" style:font-style-complex="italic" fo:color="#252525"/>
    </style:style>
    <style:style style:name="T341_15" style:family="text">
      <style:text-properties fo:background-color="#ffffff" fo:font-style="italic" style:font-style-asian="italic" style:font-style-complex="italic" fo:color="#252525"/>
    </style:style>
    <style:style style:name="T341_16" style:family="text">
      <style:text-properties fo:background-color="#ffffff" fo:font-style="italic" style:font-style-asian="italic" style:font-style-complex="italic" fo:color="#252525"/>
    </style:style>
    <style:style style:name="T341_17" style:family="text">
      <style:text-properties fo:background-color="#ffffff" fo:font-style="italic" style:font-style-asian="italic" style:font-style-complex="italic" fo:color="#252525"/>
    </style:style>
    <style:style style:name="T341_18" style:family="text">
      <style:text-properties fo:background-color="#ffffff" fo:font-style="italic" style:font-style-asian="italic" style:font-style-complex="italic" fo:color="#252525"/>
    </style:style>
    <style:style style:name="T341_19" style:family="text">
      <style:text-properties fo:background-color="#ffffff" fo:font-style="italic" style:font-style-asian="italic" style:font-style-complex="italic" fo:color="#252525"/>
    </style:style>
    <style:style style:name="T341_20" style:family="text">
      <style:text-properties fo:background-color="#ffffff" fo:font-style="italic" style:font-style-asian="italic" style:font-style-complex="italic" fo:color="#252525"/>
    </style:style>
    <style:style style:name="T341_21" style:family="text">
      <style:text-properties fo:background-color="#ffffff" fo:font-style="italic" style:font-style-asian="italic" style:font-style-complex="italic" fo:color="#252525"/>
    </style:style>
    <style:style style:name="T341_22" style:family="text">
      <style:text-properties fo:background-color="#ffffff" fo:font-style="italic" style:font-style-asian="italic" style:font-style-complex="italic" fo:color="#252525"/>
    </style:style>
    <style:style style:name="T341_23" style:family="text">
      <style:text-properties fo:background-color="#ffffff" fo:font-style="italic" style:font-style-asian="italic" style:font-style-complex="italic" fo:color="#252525"/>
    </style:style>
    <style:style style:name="T341_24" style:family="text">
      <style:text-properties fo:background-color="#ffffff" fo:font-style="italic" style:font-style-asian="italic" style:font-style-complex="italic" fo:color="#252525"/>
    </style:style>
    <style:style style:name="T341_25" style:family="text">
      <style:text-properties fo:background-color="#ffffff" fo:font-style="italic" style:font-style-asian="italic" style:font-style-complex="italic" fo:color="#252525"/>
    </style:style>
    <style:style style:name="T341_26" style:family="text">
      <style:text-properties fo:background-color="#ffffff" fo:font-style="italic" style:font-style-asian="italic" style:font-style-complex="italic" fo:color="#252525"/>
    </style:style>
    <style:style style:name="T341_27" style:family="text">
      <style:text-properties fo:background-color="#ffffff" fo:font-style="italic" style:font-style-asian="italic" style:font-style-complex="italic" fo:color="#252525"/>
    </style:style>
    <style:style style:name="T341_28" style:family="text">
      <style:text-properties fo:background-color="#ffffff" fo:font-style="italic" style:font-style-asian="italic" style:font-style-complex="italic" fo:color="#252525"/>
    </style:style>
    <style:style style:name="T341_29" style:family="text">
      <style:text-properties fo:background-color="#ffffff" fo:font-style="italic" style:font-style-asian="italic" style:font-style-complex="italic" fo:color="#252525"/>
    </style:style>
    <style:style style:name="T341_30" style:family="text">
      <style:text-properties fo:background-color="#ffffff" fo:font-style="italic" style:font-style-asian="italic" style:font-style-complex="italic" fo:color="#252525"/>
    </style:style>
    <style:style style:name="T341_31" style:family="text">
      <style:text-properties fo:background-color="#ffffff" fo:font-style="italic" style:font-style-asian="italic" style:font-style-complex="italic" fo:color="#252525"/>
    </style:style>
    <style:style style:name="T341_32" style:family="text">
      <style:text-properties fo:background-color="#ffffff" fo:font-style="italic" style:font-style-asian="italic" style:font-style-complex="italic" fo:color="#252525"/>
    </style:style>
    <style:style style:name="T341_33" style:family="text">
      <style:text-properties fo:background-color="#ffffff" fo:font-style="italic" style:font-style-asian="italic" style:font-style-complex="italic" fo:color="#252525"/>
    </style:style>
    <style:style style:name="T341_34" style:family="text">
      <style:text-properties fo:background-color="#ffffff" fo:font-style="italic" style:font-style-asian="italic" style:font-style-complex="italic" fo:color="#252525"/>
    </style:style>
    <style:style style:name="T341_35" style:family="text">
      <style:text-properties fo:background-color="#ffffff" fo:font-style="italic" style:font-style-asian="italic" style:font-style-complex="italic" fo:color="#252525"/>
    </style:style>
    <style:style style:name="T341_36" style:family="text">
      <style:text-properties fo:background-color="#ffffff" fo:font-style="italic" style:font-style-asian="italic" style:font-style-complex="italic" fo:color="#252525"/>
    </style:style>
    <style:style style:name="T341_37" style:family="text">
      <style:text-properties fo:background-color="#ffffff" fo:font-style="italic" style:font-style-asian="italic" style:font-style-complex="italic" fo:color="#252525"/>
    </style:style>
    <style:style style:name="T341_38" style:family="text">
      <style:text-properties fo:background-color="#ffffff" fo:font-style="italic" style:font-style-asian="italic" style:font-style-complex="italic" fo:color="#252525"/>
    </style:style>
    <style:style style:name="T341_39" style:family="text">
      <style:text-properties fo:background-color="#ffffff" fo:font-style="italic" style:font-style-asian="italic" style:font-style-complex="italic" fo:color="#252525"/>
    </style:style>
    <style:style style:name="T341_40" style:family="text">
      <style:text-properties fo:background-color="#ffffff" fo:font-style="italic" style:font-style-asian="italic" style:font-style-complex="italic" fo:color="#252525"/>
    </style:style>
    <style:style style:name="T341_41" style:family="text">
      <style:text-properties fo:background-color="#ffffff" fo:font-style="italic" style:font-style-asian="italic" style:font-style-complex="italic" fo:color="#252525"/>
    </style:style>
    <style:style style:name="T341_42" style:family="text">
      <style:text-properties fo:background-color="#ffffff" fo:font-style="italic" style:font-style-asian="italic" style:font-style-complex="italic" fo:color="#252525"/>
    </style:style>
    <style:style style:name="T341_43" style:family="text">
      <style:text-properties fo:background-color="#ffffff" fo:font-style="italic" style:font-style-asian="italic" style:font-style-complex="italic" fo:color="#252525"/>
    </style:style>
    <style:style style:name="P342" style:family="paragraph" style:parent-style-name="Standard">
      <style:paragraph-properties fo:text-align="justify" fo:break-before="auto" fo:line-height="150%" fo:margin-top="0cm" style:writing-mode="lr-tb"/>
    </style:style>
    <style:style style:name="T342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4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5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2_7" style:family="text">
      <style:text-properties fo:background-color="#ffffff" fo:font-style="italic" style:font-style-asian="italic" style:font-style-complex="italic" fo:color="#252525"/>
    </style:style>
    <style:style style:name="T342_8" style:family="text">
      <style:text-properties fo:background-color="#ffffff" fo:font-style="italic" style:font-style-asian="italic" style:font-style-complex="italic" fo:color="#252525"/>
    </style:style>
    <style:style style:name="T342_9" style:family="text">
      <style:text-properties fo:background-color="#ffffff" fo:font-style="italic" style:font-style-asian="italic" style:font-style-complex="italic" fo:color="#252525"/>
    </style:style>
    <style:style style:name="T342_10" style:family="text">
      <style:text-properties fo:background-color="#ffffff" fo:font-style="italic" style:font-style-asian="italic" style:font-style-complex="italic" fo:color="#252525"/>
    </style:style>
    <style:style style:name="T342_11" style:family="text">
      <style:text-properties fo:background-color="#ffffff" fo:font-style="italic" style:font-style-asian="italic" style:font-style-complex="italic" fo:color="#252525"/>
    </style:style>
    <style:style style:name="T342_12" style:family="text">
      <style:text-properties fo:background-color="#ffffff" fo:font-style="italic" style:font-style-asian="italic" style:font-style-complex="italic" fo:color="#252525"/>
    </style:style>
    <style:style style:name="T342_13" style:family="text">
      <style:text-properties fo:background-color="#ffffff" fo:font-style="italic" style:font-style-asian="italic" style:font-style-complex="italic" fo:color="#252525"/>
    </style:style>
    <style:style style:name="T342_14" style:family="text">
      <style:text-properties fo:background-color="#ffffff" fo:font-style="italic" style:font-style-asian="italic" style:font-style-complex="italic" fo:color="#252525"/>
    </style:style>
    <style:style style:name="T342_15" style:family="text">
      <style:text-properties fo:background-color="#ffffff" fo:font-style="italic" style:font-style-asian="italic" style:font-style-complex="italic" fo:color="#252525"/>
    </style:style>
    <style:style style:name="T342_16" style:family="text">
      <style:text-properties fo:background-color="#ffffff" fo:font-style="italic" style:font-style-asian="italic" style:font-style-complex="italic" fo:color="#252525"/>
    </style:style>
    <style:style style:name="T342_17" style:family="text">
      <style:text-properties fo:background-color="#ffffff" fo:font-style="italic" style:font-style-asian="italic" style:font-style-complex="italic" fo:color="#252525"/>
    </style:style>
    <style:style style:name="T342_18" style:family="text">
      <style:text-properties fo:background-color="#ffffff" fo:font-style="italic" style:font-style-asian="italic" style:font-style-complex="italic" fo:color="#252525"/>
    </style:style>
    <style:style style:name="T342_19" style:family="text">
      <style:text-properties fo:background-color="#ffffff" fo:font-style="italic" style:font-style-asian="italic" style:font-style-complex="italic" fo:color="#252525"/>
    </style:style>
    <style:style style:name="P343" style:family="paragraph" style:parent-style-name="Standard">
      <style:paragraph-properties fo:text-align="justify" fo:break-before="auto" fo:line-height="150%" fo:margin-top="0cm" style:writing-mode="lr-tb"/>
    </style:style>
    <style:style style:name="T343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3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3_3" style:family="text">
      <style:text-properties fo:background-color="#ffffff" fo:font-style="italic" style:font-style-asian="italic" style:font-style-complex="italic" fo:color="#252525"/>
    </style:style>
    <style:style style:name="T343_4" style:family="text">
      <style:text-properties fo:background-color="#ffffff" fo:font-style="italic" style:font-style-asian="italic" style:font-style-complex="italic" fo:color="#252525"/>
    </style:style>
    <style:style style:name="T343_5" style:family="text">
      <style:text-properties fo:background-color="#ffffff" fo:font-style="italic" style:font-style-asian="italic" style:font-style-complex="italic" fo:color="#252525"/>
    </style:style>
    <style:style style:name="T343_6" style:family="text">
      <style:text-properties fo:background-color="#ffffff" fo:font-style="italic" style:font-style-asian="italic" style:font-style-complex="italic" fo:color="#252525"/>
    </style:style>
    <style:style style:name="T343_7" style:family="text">
      <style:text-properties fo:background-color="#ffffff" fo:font-style="italic" style:font-style-asian="italic" style:font-style-complex="italic" fo:color="#252525"/>
    </style:style>
    <style:style style:name="T343_8" style:family="text">
      <style:text-properties fo:background-color="#ffffff" fo:font-style="italic" style:font-style-asian="italic" style:font-style-complex="italic" fo:color="#252525"/>
    </style:style>
    <style:style style:name="T343_9" style:family="text">
      <style:text-properties fo:background-color="#ffffff" fo:font-style="italic" style:font-style-asian="italic" style:font-style-complex="italic" fo:color="#252525"/>
    </style:style>
    <style:style style:name="T343_10" style:family="text">
      <style:text-properties fo:background-color="#ffffff" fo:font-style="italic" style:font-style-asian="italic" style:font-style-complex="italic" fo:color="#252525"/>
    </style:style>
    <style:style style:name="T343_11" style:family="text">
      <style:text-properties fo:background-color="#ffffff" fo:font-style="italic" style:font-style-asian="italic" style:font-style-complex="italic" fo:color="#252525"/>
    </style:style>
    <style:style style:name="T343_12" style:family="text">
      <style:text-properties fo:background-color="#ffffff" fo:font-style="italic" style:font-style-asian="italic" style:font-style-complex="italic" fo:color="#252525"/>
    </style:style>
    <style:style style:name="T343_13" style:family="text">
      <style:text-properties fo:background-color="#ffffff" fo:font-style="italic" style:font-style-asian="italic" style:font-style-complex="italic" fo:color="#252525"/>
    </style:style>
    <style:style style:name="T343_14" style:family="text">
      <style:text-properties fo:background-color="#ffffff" fo:font-style="italic" style:font-style-asian="italic" style:font-style-complex="italic" fo:color="#252525"/>
    </style:style>
    <style:style style:name="T343_15" style:family="text">
      <style:text-properties fo:background-color="#ffffff" fo:font-style="italic" style:font-style-asian="italic" style:font-style-complex="italic" fo:color="#252525"/>
    </style:style>
    <style:style style:name="T343_16" style:family="text">
      <style:text-properties fo:background-color="#ffffff" fo:font-style="italic" style:font-style-asian="italic" style:font-style-complex="italic" fo:color="#252525"/>
    </style:style>
    <style:style style:name="T343_17" style:family="text">
      <style:text-properties fo:background-color="#ffffff" fo:font-style="italic" style:font-style-asian="italic" style:font-style-complex="italic" fo:color="#252525"/>
    </style:style>
    <style:style style:name="T343_18" style:family="text">
      <style:text-properties fo:background-color="#ffffff" fo:font-style="italic" style:font-style-asian="italic" style:font-style-complex="italic" fo:color="#252525"/>
    </style:style>
    <style:style style:name="T343_19" style:family="text">
      <style:text-properties fo:background-color="#ffffff" fo:font-style="italic" style:font-style-asian="italic" style:font-style-complex="italic" fo:color="#252525"/>
    </style:style>
    <style:style style:name="T343_20" style:family="text">
      <style:text-properties fo:background-color="#ffffff" fo:font-style="italic" style:font-style-asian="italic" style:font-style-complex="italic" fo:color="#252525"/>
    </style:style>
    <style:style style:name="T343_21" style:family="text">
      <style:text-properties fo:background-color="#ffffff" fo:font-style="italic" style:font-style-asian="italic" style:font-style-complex="italic" fo:color="#252525"/>
    </style:style>
    <style:style style:name="P344" style:family="paragraph" style:parent-style-name="Standard">
      <style:paragraph-properties fo:break-before="auto" fo:line-height="115%" fo:margin-top="0cm" style:writing-mode="lr-tb"/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2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345_3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P34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>
      <style:text-properties fo:font-size="10pt" style:font-size-asian="10pt" style:font-size-complex="10pt"/>
    </style:style>
    <style:style style:name="T347_2" style:family="text">
      <style:text-properties fo:font-size="10pt" style:font-size-asian="10pt" style:font-size-complex="10pt"/>
    </style:style>
    <style:style style:name="T347_3" style:family="text">
      <style:text-properties fo:font-size="10pt" style:font-size-asian="10pt" style:font-size-complex="10pt"/>
    </style:style>
    <style:style style:name="T347_4" style:family="text">
      <style:text-properties fo:font-size="10pt" style:font-size-asian="10pt" style:font-size-complex="10pt"/>
    </style:style>
    <style:style style:name="T347_5" style:family="text">
      <style:text-properties fo:font-size="10pt" style:font-size-asian="10pt" style:font-size-complex="10pt"/>
    </style:style>
    <style:style style:name="T347_6" style:family="text">
      <style:text-properties fo:font-size="10pt" style:font-size-asian="10pt" style:font-size-complex="10pt"/>
    </style:style>
    <style:style style:name="T347_7" style:family="text">
      <style:text-properties fo:font-size="10pt" style:font-size-asian="10pt" style:font-size-complex="10pt"/>
    </style:style>
    <style:style style:name="T347_8" style:family="text">
      <style:text-properties fo:font-size="10pt" style:font-size-asian="10pt" style:font-size-complex="10pt"/>
    </style:style>
    <style:style style:name="T347_9" style:family="text">
      <style:text-properties fo:font-size="10pt" style:font-size-asian="10pt" style:font-size-complex="10pt"/>
    </style:style>
    <style:style style:name="T347_10" style:family="text">
      <style:text-properties fo:font-size="10pt" style:font-size-asian="10pt" style:font-size-complex="10pt"/>
    </style:style>
    <style:style style:name="T347_11" style:family="text">
      <style:text-properties fo:font-size="10pt" style:font-size-asian="10pt" style:font-size-complex="10pt"/>
    </style:style>
    <style:style style:name="T347_12" style:family="text">
      <style:text-properties fo:font-size="10pt" style:font-size-asian="10pt" style:font-size-complex="10pt"/>
    </style:style>
    <style:style style:name="T347_13" style:family="text">
      <style:text-properties fo:font-size="10pt" style:font-size-asian="10pt" style:font-size-complex="10pt"/>
    </style:style>
    <style:style style:name="T347_14" style:family="text">
      <style:text-properties fo:font-size="10pt" style:font-size-asian="10pt" style:font-size-complex="10pt"/>
    </style:style>
    <style:style style:name="T347_15" style:family="text">
      <style:text-properties fo:font-size="10pt" style:font-size-asian="10pt" style:font-size-complex="10pt"/>
    </style:style>
    <style:style style:name="T347_16" style:family="text">
      <style:text-properties fo:font-size="10pt" style:font-size-asian="10pt" style:font-size-complex="10pt"/>
    </style:style>
    <style:style style:name="T347_17" style:family="text">
      <style:text-properties fo:font-size="10pt" style:font-size-asian="10pt" style:font-size-complex="10pt"/>
    </style:style>
    <style:style style:name="T347_18" style:family="text">
      <style:text-properties fo:font-size="10pt" style:font-size-asian="10pt" style:font-size-complex="10pt"/>
    </style:style>
    <style:style style:name="T347_19" style:family="text">
      <style:text-properties fo:font-size="10pt" style:font-size-asian="10pt" style:font-size-complex="10pt"/>
    </style:style>
    <style:style style:name="T347_20" style:family="text">
      <style:text-properties fo:font-size="10pt" style:font-size-asian="10pt" style:font-size-complex="10pt"/>
    </style:style>
    <style:style style:name="T347_21" style:family="text">
      <style:text-properties fo:font-size="10pt" style:font-size-asian="10pt" style:font-size-complex="10pt"/>
    </style:style>
    <style:style style:name="T347_22" style:family="text">
      <style:text-properties fo:font-size="10pt" style:font-size-asian="10pt" style:font-size-complex="10pt"/>
    </style:style>
    <style:style style:name="T347_23" style:family="text">
      <style:text-properties fo:font-size="10pt" style:font-size-asian="10pt" style:font-size-complex="10pt"/>
    </style:style>
    <style:style style:name="T347_24" style:family="text">
      <style:text-properties fo:font-size="10pt" style:font-size-asian="10pt" style:font-size-complex="10pt"/>
    </style:style>
    <style:style style:name="T347_25" style:family="text">
      <style:text-properties fo:font-size="10pt" style:font-size-asian="10pt" style:font-size-complex="10pt"/>
    </style:style>
    <style:style style:name="T347_26" style:family="text">
      <style:text-properties fo:font-size="10pt" style:font-size-asian="10pt" style:font-size-complex="10pt"/>
    </style:style>
    <style:style style:name="T347_27" style:family="text">
      <style:text-properties fo:font-size="10pt" style:font-size-asian="10pt" style:font-size-complex="10pt"/>
    </style:style>
    <style:style style:name="T347_28" style:family="text">
      <style:text-properties fo:font-size="10pt" style:font-size-asian="10pt" style:font-size-complex="10pt"/>
    </style:style>
    <style:style style:name="T347_29" style:family="text">
      <style:text-properties fo:font-size="10pt" style:font-size-asian="10pt" style:font-size-complex="10pt"/>
    </style:style>
    <style:style style:name="T347_30" style:family="text">
      <style:text-properties fo:font-size="10pt" style:font-size-asian="10pt" style:font-size-complex="10pt"/>
    </style:style>
    <style:style style:name="T347_31" style:family="text">
      <style:text-properties fo:font-size="10pt" style:font-size-asian="10pt" style:font-size-complex="10pt"/>
    </style:style>
    <style:style style:name="T347_32" style:family="text">
      <style:text-properties fo:font-size="10pt" style:font-size-asian="10pt" style:font-size-complex="10pt"/>
    </style:style>
    <style:style style:name="T347_33" style:family="text">
      <style:text-properties fo:font-size="10pt" style:font-size-asian="10pt" style:font-size-complex="10pt"/>
    </style:style>
    <style:style style:name="T347_34" style:family="text">
      <style:text-properties fo:font-size="10pt" style:font-size-asian="10pt" style:font-size-complex="10pt"/>
    </style:style>
    <style:style style:name="T347_35" style:family="text">
      <style:text-properties fo:font-size="10pt" style:font-size-asian="10pt" style:font-size-complex="10pt"/>
    </style:style>
    <style:style style:name="T347_36" style:family="text">
      <style:text-properties fo:font-size="10pt" style:font-size-asian="10pt" style:font-size-complex="10pt"/>
    </style:style>
    <style:style style:name="T347_37" style:family="text">
      <style:text-properties fo:font-size="10pt" style:font-size-asian="10pt" style:font-size-complex="10pt"/>
    </style:style>
    <style:style style:name="T347_38" style:family="text">
      <style:text-properties fo:font-size="10pt" style:font-size-asian="10pt" style:font-size-complex="10pt"/>
    </style:style>
    <style:style style:name="T347_39" style:family="text">
      <style:text-properties fo:font-size="10pt" style:font-size-asian="10pt" style:font-size-complex="10pt"/>
    </style:style>
    <style:style style:name="T347_40" style:family="text">
      <style:text-properties fo:font-size="10pt" style:font-size-asian="10pt" style:font-size-complex="10pt"/>
    </style:style>
    <style:style style:name="T347_41" style:family="text">
      <style:text-properties fo:font-size="10pt" style:font-size-asian="10pt" style:font-size-complex="10pt"/>
    </style:style>
    <style:style style:name="T347_42" style:family="text">
      <style:text-properties fo:font-size="10pt" style:font-size-asian="10pt" style:font-size-complex="10pt"/>
    </style:style>
    <style:style style:name="T347_43" style:family="text">
      <style:text-properties fo:font-size="10pt" style:font-size-asian="10pt" style:font-size-complex="10pt"/>
    </style:style>
    <style:style style:name="T347_44" style:family="text">
      <style:text-properties fo:font-size="10pt" style:font-size-asian="10pt" style:font-size-complex="10pt"/>
    </style:style>
    <style:style style:name="T347_45" style:family="text">
      <style:text-properties fo:font-size="10pt" style:font-size-asian="10pt" style:font-size-complex="10pt"/>
    </style:style>
    <style:style style:name="T347_46" style:family="text">
      <style:text-properties fo:font-size="10pt" style:font-size-asian="10pt" style:font-size-complex="10pt"/>
    </style:style>
    <style:style style:name="T347_47" style:family="text">
      <style:text-properties fo:font-size="10pt" style:font-size-asian="10pt" style:font-size-complex="10pt"/>
    </style:style>
    <style:style style:name="T347_48" style:family="text">
      <style:text-properties fo:font-size="10pt" style:font-size-asian="10pt" style:font-size-complex="10pt"/>
    </style:style>
    <style:style style:name="T347_49" style:family="text">
      <style:text-properties fo:font-size="10pt" style:font-size-asian="10pt" style:font-size-complex="10pt"/>
    </style:style>
    <style:style style:name="T347_50" style:family="text">
      <style:text-properties fo:font-size="10pt" style:font-size-asian="10pt" style:font-size-complex="10pt"/>
    </style:style>
    <style:style style:name="T347_51" style:family="text">
      <style:text-properties fo:font-size="10pt" style:font-size-asian="10pt" style:font-size-complex="10pt"/>
    </style:style>
    <style:style style:name="T347_52" style:family="text">
      <style:text-properties fo:font-size="10pt" style:font-size-asian="10pt" style:font-size-complex="10pt"/>
    </style:style>
    <style:style style:name="T347_53" style:family="text">
      <style:text-properties fo:font-size="10pt" style:font-size-asian="10pt" style:font-size-complex="10pt"/>
    </style:style>
    <style:style style:name="T347_54" style:family="text">
      <style:text-properties fo:font-size="10pt" style:font-size-asian="10pt" style:font-size-complex="10pt"/>
    </style:style>
    <style:style style:name="T347_55" style:family="text">
      <style:text-properties fo:font-size="10pt" style:font-size-asian="10pt" style:font-size-complex="10pt"/>
    </style:style>
    <style:style style:name="T347_56" style:family="text">
      <style:text-properties fo:font-size="10pt" style:font-size-asian="10pt" style:font-size-complex="10pt"/>
    </style:style>
    <style:style style:name="T347_57" style:family="text">
      <style:text-properties fo:font-size="10pt" style:font-size-asian="10pt" style:font-size-complex="10pt"/>
    </style:style>
    <style:style style:name="T347_58" style:family="text">
      <style:text-properties fo:font-size="10pt" style:font-size-asian="10pt" style:font-size-complex="10pt"/>
    </style:style>
    <style:style style:name="T347_59" style:family="text">
      <style:text-properties fo:font-size="10pt" style:font-size-asian="10pt" style:font-size-complex="10pt"/>
    </style:style>
    <style:style style:name="T347_60" style:family="text">
      <style:text-properties fo:font-size="10pt" style:font-size-asian="10pt" style:font-size-complex="10pt"/>
    </style:style>
    <style:style style:name="T347_61" style:family="text">
      <style:text-properties fo:font-size="10pt" style:font-size-asian="10pt" style:font-size-complex="10pt"/>
    </style:style>
    <style:style style:name="T347_62" style:family="text">
      <style:text-properties fo:font-size="10pt" style:font-size-asian="10pt" style:font-size-complex="10pt"/>
    </style:style>
    <style:style style:name="T347_63" style:family="text">
      <style:text-properties fo:font-size="10pt" style:font-size-asian="10pt" style:font-size-complex="10pt"/>
    </style:style>
    <style:style style:name="T347_64" style:family="text">
      <style:text-properties fo:font-size="10pt" style:font-size-asian="10pt" style:font-size-complex="10pt"/>
    </style:style>
    <style:style style:name="T347_65" style:family="text">
      <style:text-properties fo:font-size="10pt" style:font-size-asian="10pt" style:font-size-complex="10pt"/>
    </style:style>
    <style:style style:name="T347_66" style:family="text">
      <style:text-properties fo:font-size="10pt" style:font-size-asian="10pt" style:font-size-complex="10pt"/>
    </style:style>
    <style:style style:name="T347_67" style:family="text">
      <style:text-properties fo:font-size="10pt" style:font-size-asian="10pt" style:font-size-complex="10pt"/>
    </style:style>
    <style:style style:name="T347_68" style:family="text">
      <style:text-properties fo:font-size="10pt" style:font-size-asian="10pt" style:font-size-complex="10pt"/>
    </style:style>
    <style:style style:name="T347_69" style:family="text">
      <style:text-properties fo:font-size="10pt" style:font-size-asian="10pt" style:font-size-complex="10pt"/>
    </style:style>
    <style:style style:name="T347_70" style:family="text">
      <style:text-properties fo:font-size="10pt" style:font-size-asian="10pt" style:font-size-complex="10pt"/>
    </style:style>
    <style:style style:name="T347_71" style:family="text">
      <style:text-properties fo:font-size="10pt" style:font-size-asian="10pt" style:font-size-complex="10pt"/>
    </style:style>
    <style:style style:name="T347_72" style:family="text">
      <style:text-properties fo:font-size="10pt" style:font-size-asian="10pt" style:font-size-complex="10pt"/>
    </style:style>
    <style:style style:name="T347_73" style:family="text">
      <style:text-properties fo:font-size="10pt" style:font-size-asian="10pt" style:font-size-complex="10pt"/>
    </style:style>
    <style:style style:name="T347_74" style:family="text">
      <style:text-properties fo:font-size="10pt" style:font-size-asian="10pt" style:font-size-complex="10pt"/>
    </style:style>
    <style:style style:name="T347_75" style:family="text">
      <style:text-properties fo:font-size="10pt" style:font-size-asian="10pt" style:font-size-complex="10pt"/>
    </style:style>
    <style:style style:name="T347_76" style:family="text">
      <style:text-properties fo:font-size="10pt" style:font-size-asian="10pt" style:font-size-complex="10pt"/>
    </style:style>
    <style:style style:name="T347_77" style:family="text">
      <style:text-properties fo:font-size="10pt" style:font-size-asian="10pt" style:font-size-complex="10pt"/>
    </style:style>
    <style:style style:name="T347_78" style:family="text">
      <style:text-properties fo:font-size="10pt" style:font-size-asian="10pt" style:font-size-complex="10pt"/>
    </style:style>
    <style:style style:name="T347_79" style:family="text">
      <style:text-properties fo:font-size="10pt" style:font-size-asian="10pt" style:font-size-complex="10pt"/>
    </style:style>
    <style:style style:name="T347_80" style:family="text">
      <style:text-properties fo:font-size="10pt" style:font-size-asian="10pt" style:font-size-complex="10pt"/>
    </style:style>
    <style:style style:name="T347_81" style:family="text">
      <style:text-properties fo:font-size="10pt" style:font-size-asian="10pt" style:font-size-complex="10pt"/>
    </style:style>
    <style:style style:name="T347_82" style:family="text">
      <style:text-properties fo:font-size="10pt" style:font-size-asian="10pt" style:font-size-complex="10pt"/>
    </style:style>
    <style:style style:name="T347_83" style:family="text">
      <style:text-properties fo:font-size="10pt" style:font-size-asian="10pt" style:font-size-complex="10pt"/>
    </style:style>
    <style:style style:name="T347_84" style:family="text">
      <style:text-properties fo:font-size="10pt" style:font-size-asian="10pt" style:font-size-complex="10pt"/>
    </style:style>
    <style:style style:name="T347_85" style:family="text">
      <style:text-properties fo:font-size="10pt" style:font-size-asian="10pt" style:font-size-complex="10pt"/>
    </style:style>
    <style:style style:name="T347_86" style:family="text">
      <style:text-properties fo:font-size="10pt" style:font-size-asian="10pt" style:font-size-complex="10pt"/>
    </style:style>
    <style:style style:name="T347_87" style:family="text">
      <style:text-properties fo:font-size="10pt" style:font-size-asian="10pt" style:font-size-complex="10pt"/>
    </style:style>
    <style:style style:name="T347_88" style:family="text">
      <style:text-properties fo:font-size="10pt" style:font-size-asian="10pt" style:font-size-complex="10pt"/>
    </style:style>
    <style:style style:name="T347_89" style:family="text">
      <style:text-properties fo:font-size="10pt" style:font-size-asian="10pt" style:font-size-complex="10pt"/>
    </style:style>
    <style:style style:name="T347_90" style:family="text">
      <style:text-properties fo:font-size="10pt" style:font-size-asian="10pt" style:font-size-complex="10pt"/>
    </style:style>
    <style:style style:name="T347_91" style:family="text">
      <style:text-properties fo:font-size="10pt" style:font-size-asian="10pt" style:font-size-complex="10pt"/>
    </style:style>
    <style:style style:name="T347_92" style:family="text">
      <style:text-properties fo:font-size="10pt" style:font-size-asian="10pt" style:font-size-complex="10pt"/>
    </style:style>
    <style:style style:name="T347_93" style:family="text">
      <style:text-properties fo:font-size="10pt" style:font-size-asian="10pt" style:font-size-complex="10pt"/>
    </style:style>
    <style:style style:name="T347_94" style:family="text">
      <style:text-properties fo:font-size="10pt" style:font-size-asian="10pt" style:font-size-complex="10pt"/>
    </style:style>
    <style:style style:name="T347_95" style:family="text">
      <style:text-properties fo:font-size="10pt" style:font-size-asian="10pt" style:font-size-complex="10pt"/>
    </style:style>
    <style:style style:name="T347_96" style:family="text">
      <style:text-properties fo:font-size="10pt" style:font-size-asian="10pt" style:font-size-complex="10pt"/>
    </style:style>
    <style:style style:name="P348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7cm" fo:margin-left="0cm"/>
    </style:style>
    <style:style style:name="Column34" style:family="table-column">
      <style:table-column-properties style:column-width="1.773cm"/>
    </style:style>
    <style:style style:name="Column35" style:family="table-column">
      <style:table-column-properties style:column-width="1.799cm"/>
    </style:style>
    <style:style style:name="Column36" style:family="table-column">
      <style:table-column-properties style:column-width="1.27cm"/>
    </style:style>
    <style:style style:name="Column37" style:family="table-column">
      <style:table-column-properties style:column-width="1.693cm"/>
    </style:style>
    <style:style style:name="Column38" style:family="table-column">
      <style:table-column-properties style:column-width="1.667cm"/>
    </style:style>
    <style:style style:name="Column39" style:family="table-column">
      <style:table-column-properties style:column-width="2.752cm"/>
    </style:style>
    <style:style style:name="Column40" style:family="table-column">
      <style:table-column-properties style:column-width="2.434cm"/>
    </style:style>
    <style:style style:name="Column41" style:family="table-column">
      <style:table-column-properties style:column-width="1.931cm"/>
    </style:style>
    <style:style style:name="Column42" style:family="table-column">
      <style:table-column-properties style:column-width="1.681cm"/>
    </style:style>
    <style:style style:name="Row32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33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4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5" style:family="table-row"/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6" style:family="table-row"/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7" style:family="table-row"/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justify" fo:break-before="auto" fo:line-height="115%" style:writing-mode="lr-tb"/>
    </style:style>
    <style:style style:name="P404" style:family="paragraph" style:parent-style-name="Standard">
      <style:paragraph-properties fo:text-align="justify" fo:break-before="auto" fo:line-height="115%" style:writing-mode="lr-tb"/>
    </style:style>
    <style:style style:name="T404_1" style:family="text">
      <style:text-properties style:text-underline-style="solid" style:text-underline-color="font-color"/>
    </style:style>
    <style:style style:name="T404_2" style:family="text">
      <style:text-properties style:text-underline-style="solid" style:text-underline-color="font-color"/>
    </style:style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P405" style:family="paragraph" style:parent-style-name="Standard">
      <style:paragraph-properties fo:text-align="justify" fo:break-before="auto" fo:line-height="115%" style:writing-mode="lr-tb"/>
    </style:style>
    <style:style style:name="P40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6_1" style:family="text">
      <style:text-properties fo:font-weight="bold" style:font-weight-asian="bold" style:font-weight-complex="bold"/>
    </style:style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P407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40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408_1" style:family="text">
      <style:text-properties fo:font-weight="bold" style:font-weight-asian="bold" style:font-weight-complex="bold"/>
    </style:style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P40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>
      <style:text-properties style:text-underline-style="solid" style:text-underline-color="font-color"/>
    </style:style>
    <style:style style:name="T410_2" style:family="text">
      <style:text-properties style:text-underline-style="solid" style:text-underline-color="font-color"/>
    </style:style>
    <style:style style:name="T410_3" style:family="text">
      <style:text-properties style:text-underline-style="solid" style:text-underline-color="font-color"/>
    </style:style>
    <style:style style:name="T410_4" style:family="text">
      <style:text-properties style:text-underline-style="solid" style:text-underline-color="font-color"/>
    </style:style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T410_37" style:family="text"/>
    <style:style style:name="T410_38" style:family="text"/>
    <style:style style:name="T410_39" style:family="text"/>
    <style:style style:name="T410_40" style:family="text"/>
    <style:style style:name="T410_41" style:family="text"/>
    <style:style style:name="T410_42" style:family="text"/>
    <style:style style:name="T410_43" style:family="text"/>
    <style:style style:name="T410_44" style:family="text"/>
    <style:style style:name="T410_45" style:family="text"/>
    <style:style style:name="T410_46" style:family="text"/>
    <style:style style:name="T410_47" style:family="text"/>
    <style:style style:name="T410_48" style:family="text"/>
    <style:style style:name="T410_49" style:family="text"/>
    <style:style style:name="T410_50" style:family="text"/>
    <style:style style:name="T410_51" style:family="text"/>
    <style:style style:name="T410_52" style:family="text"/>
    <style:style style:name="T410_53" style:family="text"/>
    <style:style style:name="T410_54" style:family="text"/>
    <style:style style:name="T410_55" style:family="text"/>
    <style:style style:name="P411" style:family="paragraph" style:parent-style-name="Standard">
      <style:paragraph-properties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2" style:family="paragraph" style:parent-style-name="Standard">
      <style:paragraph-properties fo:text-align="justify" fo:break-before="auto" fo:line-height="115%" fo:margin-top="0cm" style:writing-mode="lr-tb"/>
    </style:style>
    <style:style style:name="T41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12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3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14" style:family="paragraph" style:parent-style-name="Standard">
      <style:paragraph-properties fo:text-align="justify" fo:break-before="auto" fo:line-height="115%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P415" style:family="paragraph" style:parent-style-name="Standard">
      <style:paragraph-properties fo:text-align="justify" fo:break-before="auto" fo:line-height="115%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T415_20" style:family="text"/>
    <style:style style:name="T415_21" style:family="text"/>
    <style:style style:name="T415_22" style:family="text"/>
    <style:style style:name="T415_23" style:family="text"/>
    <style:style style:name="T415_24" style:family="text"/>
    <style:style style:name="T415_25" style:family="text"/>
    <style:style style:name="T415_26" style:family="text"/>
    <style:style style:name="T415_27" style:family="text"/>
    <style:style style:name="T415_28" style:family="text"/>
    <style:style style:name="T415_29" style:family="text"/>
    <style:style style:name="T415_30" style:family="text"/>
    <style:style style:name="T415_31" style:family="text"/>
    <style:style style:name="P416" style:family="paragraph" style:parent-style-name="Standard">
      <style:paragraph-properties fo:text-align="justify" fo:break-before="auto" fo:line-height="115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P417" style:family="paragraph" style:parent-style-name="Standard">
      <style:paragraph-properties fo:text-align="justify" fo:break-before="auto" fo:line-height="115%" fo:margin-top="0cm" style:writing-mode="lr-tb"/>
    </style:style>
    <style:style style:name="P418" style:family="paragraph" style:parent-style-name="Standard">
      <style:paragraph-properties fo:text-align="justify" fo:break-before="auto" fo:line-height="115%" fo:margin-top="0cm" style:writing-mode="lr-tb"/>
    </style:style>
    <style:style style:name="P419" style:family="paragraph" style:parent-style-name="Standard">
      <style:paragraph-properties fo:text-align="justify" fo:break-before="auto" fo:line-height="115%" fo:margin-top="0cm" style:writing-mode="lr-tb"/>
    </style:style>
    <style:style style:name="T419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19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0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1" style:family="paragraph" style:parent-style-name="Standard">
      <style:paragraph-properties fo:text-align="justify" fo:break-before="auto" fo:line-height="115%" fo:margin-top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P422" style:family="paragraph" style:parent-style-name="Standard">
      <style:paragraph-properties fo:text-align="justify" fo:break-before="auto" fo:line-height="115%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P423" style:family="paragraph" style:parent-style-name="Standard">
      <style:paragraph-properties fo:text-align="justify" fo:break-before="auto" fo:line-height="115%" fo:margin-top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T423_22" style:family="text"/>
    <style:style style:name="T423_23" style:family="text"/>
    <style:style style:name="T423_24" style:family="text"/>
    <style:style style:name="T423_25" style:family="text"/>
    <style:style style:name="P424" style:family="paragraph" style:parent-style-name="Standard">
      <style:paragraph-properties fo:text-align="justify" fo:break-before="auto" fo:line-height="115%" fo:margin-top="0cm" style:writing-mode="lr-tb"/>
    </style:style>
    <style:style style:name="P425" style:family="paragraph" style:parent-style-name="Standard">
      <style:paragraph-properties fo:text-align="justify" fo:break-before="auto" fo:line-height="115%" fo:margin-top="0cm" style:writing-mode="lr-tb"/>
    </style:style>
    <style:style style:name="T425_1" style:family="text"/>
    <style:style style:name="T425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5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5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25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6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27" style:family="paragraph" style:parent-style-name="Standard">
      <style:paragraph-properties fo:text-align="justify" fo:break-before="auto" fo:line-height="115%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P428" style:family="paragraph" style:parent-style-name="Standard">
      <style:paragraph-properties fo:text-align="justify" fo:break-before="auto" fo:line-height="115%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P429" style:family="paragraph" style:parent-style-name="Standard">
      <style:paragraph-properties fo:text-align="justify" fo:break-before="auto" fo:line-height="115%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T429_30" style:family="text"/>
    <style:style style:name="T429_31" style:family="text"/>
    <style:style style:name="T429_32" style:family="text"/>
    <style:style style:name="T429_33" style:family="text"/>
    <style:style style:name="T429_34" style:family="text"/>
    <style:style style:name="T429_35" style:family="text"/>
    <style:style style:name="P430" style:family="paragraph" style:parent-style-name="Standard">
      <style:paragraph-properties fo:text-align="justify" fo:break-before="auto" fo:line-height="115%" fo:margin-top="0cm" style:writing-mode="lr-tb"/>
    </style:style>
    <style:style style:name="P431" style:family="paragraph" style:parent-style-name="Standard">
      <style:paragraph-properties fo:text-align="justify" fo:break-before="auto" fo:line-height="115%" fo:margin-top="0cm" style:writing-mode="lr-tb"/>
    </style:style>
    <style:style style:name="P432" style:family="paragraph" style:parent-style-name="Standard">
      <style:paragraph-properties fo:text-align="justify" fo:break-before="auto" fo:line-height="115%" fo:margin-top="0cm" style:writing-mode="lr-tb"/>
    </style:style>
    <style:style style:name="P433" style:family="paragraph" style:parent-style-name="Standard">
      <style:paragraph-properties fo:text-align="justify" fo:break-before="auto" fo:line-height="115%" fo:margin-top="0cm" style:writing-mode="lr-tb"/>
    </style:style>
    <style:style style:name="T433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33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34" style:family="paragraph" style:parent-style-name="Standard">
      <style:paragraph-properties fo:text-align="justify" fo:break-before="auto" fo:line-height="115%" fo:margin-top="0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35" style:family="paragraph" style:parent-style-name="Standard">
      <style:paragraph-properties fo:text-align="justify" fo:break-before="auto" fo:line-height="150%" fo:margin-top="0cm" style:writing-mode="lr-tb"/>
    </style:style>
    <style:style style:name="T435_1" style:family="text">
      <style:text-properties fo:font-style="italic" style:font-style-asian="italic" style:font-style-complex="italic" style:text-underline-style="solid" style:text-underline-color="font-color"/>
    </style:style>
    <style:style style:name="T435_2" style:family="text">
      <style:text-properties fo:font-style="italic" style:font-style-asian="italic" style:font-style-complex="italic" style:text-underline-style="solid" style:text-underline-color="font-color"/>
    </style:style>
    <style:style style:name="T435_3" style:family="text">
      <style:text-properties fo:font-style="italic" style:font-style-asian="italic" style:font-style-complex="italic" style:text-underline-style="solid" style:text-underline-color="font-color"/>
    </style:style>
    <style:style style:name="T435_4" style:family="text">
      <style:text-properties fo:font-style="italic" style:font-style-asian="italic" style:font-style-complex="italic" style:text-underline-style="solid" style:text-underline-color="font-color"/>
    </style:style>
    <style:style style:name="T435_5" style:family="text">
      <style:text-properties fo:font-style="italic" style:font-style-asian="italic" style:font-style-complex="italic" style:text-underline-style="solid" style:text-underline-color="font-color"/>
    </style:style>
    <style:style style:name="T435_6" style:family="text">
      <style:text-properties fo:font-style="italic" style:font-style-asian="italic" style:font-style-complex="italic" style:text-underline-style="solid" style:text-underline-color="font-color"/>
    </style:style>
    <style:style style:name="T435_7" style:family="text">
      <style:text-properties fo:font-style="italic" style:font-style-asian="italic" style:font-style-complex="italic" style:text-underline-style="solid" style:text-underline-color="font-color"/>
    </style:style>
    <style:style style:name="T435_8" style:family="text"/>
    <style:style style:name="T435_9" style:family="text">
      <style:text-properties fo:font-style="italic" style:font-style-asian="italic" style:font-style-complex="italic" style:text-underline-style="solid" style:text-underline-color="font-color"/>
    </style:style>
    <style:style style:name="T435_10" style:family="text"/>
    <style:style style:name="T435_11" style:family="text">
      <style:text-properties fo:font-style="italic" style:font-style-asian="italic" style:font-style-complex="italic" style:text-underline-style="solid" style:text-underline-color="font-color"/>
    </style:style>
    <style:style style:name="T435_12" style:family="text"/>
    <style:style style:name="T435_13" style:family="text">
      <style:text-properties fo:font-style="italic" style:font-style-asian="italic" style:font-style-complex="italic" style:text-underline-style="solid" style:text-underline-color="font-color"/>
    </style:style>
    <style:style style:name="T435_14" style:family="text">
      <style:text-properties fo:font-weight="bold" style:font-weight-asian="bold" style:font-weight-complex="bold"/>
    </style:style>
    <style:style style:name="T435_15" style:family="text">
      <style:text-properties fo:background-color="#ffffff" fo:color="#252525"/>
    </style:style>
    <style:style style:name="T435_16" style:family="text">
      <style:text-properties fo:background-color="#ffffff" fo:color="#252525"/>
    </style:style>
    <style:style style:name="T435_17" style:family="text">
      <style:text-properties fo:background-color="#ffffff" fo:color="#252525"/>
    </style:style>
    <style:style style:name="T435_18" style:family="text">
      <style:text-properties fo:background-color="#ffffff" fo:color="#252525"/>
    </style:style>
    <style:style style:name="T435_19" style:family="text">
      <style:text-properties fo:background-color="#ffffff" fo:color="#252525"/>
    </style:style>
    <style:style style:name="T435_20" style:family="text">
      <style:text-properties fo:background-color="#ffffff" fo:color="#252525"/>
    </style:style>
    <style:style style:name="T435_21" style:family="text">
      <style:text-properties fo:background-color="#ffffff" fo:color="#252525"/>
    </style:style>
    <style:style style:name="T435_22" style:family="text">
      <style:text-properties fo:background-color="#ffffff" fo:color="#252525"/>
    </style:style>
    <style:style style:name="T435_23" style:family="text">
      <style:text-properties fo:background-color="#ffffff" fo:color="#252525"/>
    </style:style>
    <style:style style:name="T435_24" style:family="text">
      <style:text-properties fo:background-color="#ffffff" fo:color="#252525"/>
    </style:style>
    <style:style style:name="T435_25" style:family="text">
      <style:text-properties fo:background-color="#ffffff" fo:color="#252525"/>
    </style:style>
    <style:style style:name="T435_26" style:family="text">
      <style:text-properties fo:background-color="#ffffff" fo:color="#252525"/>
    </style:style>
    <style:style style:name="T435_27" style:family="text">
      <style:text-properties fo:background-color="#ffffff" fo:color="#252525"/>
    </style:style>
    <style:style style:name="T435_28" style:family="text">
      <style:text-properties fo:background-color="#ffffff" fo:color="#252525"/>
    </style:style>
    <style:style style:name="T435_29" style:family="text">
      <style:text-properties fo:background-color="#ffffff" fo:color="#252525"/>
    </style:style>
    <style:style style:name="T435_30" style:family="text">
      <style:text-properties fo:background-color="#ffffff" fo:color="#252525"/>
    </style:style>
    <style:style style:name="T435_31" style:family="text">
      <style:text-properties fo:background-color="#ffffff" fo:color="#252525"/>
    </style:style>
    <style:style style:name="T435_32" style:family="text">
      <style:text-properties fo:background-color="#ffffff" fo:color="#252525"/>
    </style:style>
    <style:style style:name="T435_33" style:family="text">
      <style:text-properties fo:background-color="#ffffff" fo:color="#252525"/>
    </style:style>
    <style:style style:name="T435_34" style:family="text">
      <style:text-properties fo:background-color="#ffffff" fo:color="#252525"/>
    </style:style>
    <style:style style:name="T435_35" style:family="text">
      <style:text-properties fo:background-color="#ffffff" fo:color="#252525"/>
    </style:style>
    <style:style style:name="T435_36" style:family="text">
      <style:text-properties fo:background-color="#ffffff" fo:color="#252525"/>
    </style:style>
    <style:style style:name="T435_37" style:family="text">
      <style:text-properties fo:background-color="#ffffff" fo:color="#252525"/>
    </style:style>
    <style:style style:name="T435_38" style:family="text">
      <style:text-properties fo:background-color="#ffffff" fo:color="#252525"/>
    </style:style>
    <style:style style:name="T435_39" style:family="text">
      <style:text-properties fo:background-color="#ffffff" fo:color="#252525"/>
    </style:style>
    <style:style style:name="T435_40" style:family="text">
      <style:text-properties fo:background-color="#ffffff" fo:color="#252525"/>
    </style:style>
    <style:style style:name="T435_41" style:family="text">
      <style:text-properties fo:background-color="#ffffff" fo:color="#252525"/>
    </style:style>
    <style:style style:name="P436" style:family="paragraph" style:parent-style-name="Standard">
      <style:paragraph-properties fo:text-align="justify" fo:break-before="auto" fo:line-height="150%" fo:margin-top="0cm" style:writing-mode="lr-tb"/>
    </style:style>
    <style:style style:name="T436_1" style:family="text">
      <style:text-properties fo:background-color="#ffffff" fo:color="#252525"/>
    </style:style>
    <style:style style:name="T436_2" style:family="text">
      <style:text-properties fo:background-color="#ffffff" fo:color="#252525"/>
    </style:style>
    <style:style style:name="T436_3" style:family="text">
      <style:text-properties fo:background-color="#ffffff" fo:color="#252525"/>
    </style:style>
    <style:style style:name="T436_4" style:family="text">
      <style:text-properties fo:background-color="#ffffff" fo:color="#252525"/>
    </style:style>
    <style:style style:name="P437" style:family="paragraph" style:parent-style-name="Standard">
      <style:paragraph-properties fo:text-align="justify" fo:break-before="auto" fo:line-height="150%" fo:margin-top="0cm" style:writing-mode="lr-tb"/>
    </style:style>
    <style:style style:name="T437_1" style:family="text">
      <style:text-properties fo:background-color="#ffffff" fo:color="#252525"/>
    </style:style>
    <style:style style:name="T437_2" style:family="text">
      <style:text-properties fo:background-color="#ffffff" fo:color="#252525"/>
    </style:style>
    <style:style style:name="T437_3" style:family="text">
      <style:text-properties fo:background-color="#ffffff" fo:color="#252525"/>
    </style:style>
    <style:style style:name="T437_4" style:family="text">
      <style:text-properties fo:background-color="#ffffff" fo:color="#252525"/>
    </style:style>
    <style:style style:name="P438" style:family="paragraph" style:parent-style-name="Standard">
      <style:paragraph-properties fo:text-align="justify" fo:break-before="auto" fo:line-height="150%" fo:margin-top="0cm" style:writing-mode="lr-tb"/>
    </style:style>
    <style:style style:name="T438_1" style:family="text">
      <style:text-properties fo:background-color="#ffffff" fo:color="#252525"/>
    </style:style>
    <style:style style:name="T438_2" style:family="text">
      <style:text-properties fo:background-color="#ffffff" fo:color="#252525"/>
    </style:style>
    <style:style style:name="T438_3" style:family="text">
      <style:text-properties fo:background-color="#ffffff" fo:color="#252525"/>
    </style:style>
    <style:style style:name="T438_4" style:family="text">
      <style:text-properties fo:background-color="#ffffff" fo:color="#252525"/>
    </style:style>
    <style:style style:name="P439" style:family="paragraph" style:parent-style-name="Standard">
      <style:paragraph-properties fo:text-align="justify" fo:break-before="auto" fo:line-height="150%" fo:margin-top="0cm" style:writing-mode="lr-tb"/>
    </style:style>
    <style:style style:name="T439_1" style:family="text">
      <style:text-properties fo:background-color="#ffffff" fo:color="#252525"/>
    </style:style>
    <style:style style:name="T439_2" style:family="text">
      <style:text-properties fo:background-color="#ffffff" fo:color="#252525"/>
    </style:style>
    <style:style style:name="T439_3" style:family="text">
      <style:text-properties fo:background-color="#ffffff" fo:color="#252525"/>
    </style:style>
    <style:style style:name="T439_4" style:family="text">
      <style:text-properties fo:background-color="#ffffff" fo:color="#252525"/>
    </style:style>
    <style:style style:name="P440" style:family="paragraph" style:parent-style-name="Standard">
      <style:paragraph-properties fo:text-align="justify" fo:break-before="auto" fo:line-height="150%" fo:margin-top="0cm" style:writing-mode="lr-tb"/>
    </style:style>
    <style:style style:name="T440_1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2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3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4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5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6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7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8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0_9" style:family="text">
      <style:text-properties fo:background-color="#ffffff" fo:font-style="italic" style:font-style-asian="italic" style:font-style-complex="italic" fo:color="#252525"/>
    </style:style>
    <style:style style:name="T440_10" style:family="text">
      <style:text-properties fo:background-color="#ffffff" fo:font-style="italic" style:font-style-asian="italic" style:font-style-complex="italic" fo:color="#252525"/>
    </style:style>
    <style:style style:name="T440_11" style:family="text">
      <style:text-properties fo:background-color="#ffffff" fo:font-style="italic" style:font-style-asian="italic" style:font-style-complex="italic" fo:color="#252525"/>
    </style:style>
    <style:style style:name="T440_12" style:family="text">
      <style:text-properties fo:background-color="#ffffff" fo:font-style="italic" style:font-style-asian="italic" style:font-style-complex="italic" fo:color="#252525"/>
    </style:style>
    <style:style style:name="T440_13" style:family="text">
      <style:text-properties fo:background-color="#ffffff" fo:font-style="italic" style:font-style-asian="italic" style:font-style-complex="italic" fo:color="#252525"/>
    </style:style>
    <style:style style:name="T440_14" style:family="text">
      <style:text-properties fo:background-color="#ffffff" fo:font-style="italic" style:font-style-asian="italic" style:font-style-complex="italic" fo:color="#252525"/>
    </style:style>
    <style:style style:name="T440_15" style:family="text">
      <style:text-properties fo:background-color="#ffffff" fo:font-style="italic" style:font-style-asian="italic" style:font-style-complex="italic" fo:color="#252525"/>
    </style:style>
    <style:style style:name="T440_16" style:family="text">
      <style:text-properties fo:background-color="#ffffff" fo:font-style="italic" style:font-style-asian="italic" style:font-style-complex="italic" fo:color="#252525"/>
    </style:style>
    <style:style style:name="T440_17" style:family="text">
      <style:text-properties fo:background-color="#ffffff" fo:font-style="italic" style:font-style-asian="italic" style:font-style-complex="italic" fo:color="#252525"/>
    </style:style>
    <style:style style:name="T440_18" style:family="text">
      <style:text-properties fo:background-color="#ffffff" fo:font-style="italic" style:font-style-asian="italic" style:font-style-complex="italic" fo:color="#252525"/>
    </style:style>
    <style:style style:name="T440_19" style:family="text">
      <style:text-properties fo:background-color="#ffffff" fo:font-style="italic" style:font-style-asian="italic" style:font-style-complex="italic" fo:color="#252525"/>
    </style:style>
    <style:style style:name="T440_20" style:family="text">
      <style:text-properties fo:background-color="#ffffff" fo:font-style="italic" style:font-style-asian="italic" style:font-style-complex="italic" fo:color="#252525"/>
    </style:style>
    <style:style style:name="T440_21" style:family="text">
      <style:text-properties fo:background-color="#ffffff" fo:font-style="italic" style:font-style-asian="italic" style:font-style-complex="italic" fo:color="#252525"/>
    </style:style>
    <style:style style:name="T440_22" style:family="text">
      <style:text-properties fo:background-color="#ffffff" fo:font-style="italic" style:font-style-asian="italic" style:font-style-complex="italic" fo:color="#252525"/>
    </style:style>
    <style:style style:name="T440_23" style:family="text">
      <style:text-properties fo:background-color="#ffffff" fo:font-style="italic" style:font-style-asian="italic" style:font-style-complex="italic" fo:color="#252525"/>
    </style:style>
    <style:style style:name="T440_24" style:family="text">
      <style:text-properties fo:background-color="#ffffff" fo:font-style="italic" style:font-style-asian="italic" style:font-style-complex="italic" fo:color="#252525"/>
    </style:style>
    <style:style style:name="T440_25" style:family="text">
      <style:text-properties fo:background-color="#ffffff" fo:font-style="italic" style:font-style-asian="italic" style:font-style-complex="italic" fo:color="#252525"/>
    </style:style>
    <style:style style:name="T440_26" style:family="text">
      <style:text-properties fo:background-color="#ffffff" fo:font-style="italic" style:font-style-asian="italic" style:font-style-complex="italic" fo:color="#252525"/>
    </style:style>
    <style:style style:name="T440_27" style:family="text">
      <style:text-properties fo:background-color="#ffffff" fo:font-style="italic" style:font-style-asian="italic" style:font-style-complex="italic" fo:color="#252525"/>
    </style:style>
    <style:style style:name="T440_28" style:family="text">
      <style:text-properties fo:background-color="#ffffff" fo:font-style="italic" style:font-style-asian="italic" style:font-style-complex="italic" fo:color="#252525"/>
    </style:style>
    <style:style style:name="T440_29" style:family="text">
      <style:text-properties fo:background-color="#ffffff" fo:font-style="italic" style:font-style-asian="italic" style:font-style-complex="italic" fo:color="#252525"/>
    </style:style>
    <style:style style:name="T440_30" style:family="text">
      <style:text-properties fo:background-color="#ffffff" fo:font-style="italic" style:font-style-asian="italic" style:font-style-complex="italic" fo:color="#252525"/>
    </style:style>
    <style:style style:name="T440_31" style:family="text">
      <style:text-properties fo:background-color="#ffffff" fo:font-style="italic" style:font-style-asian="italic" style:font-style-complex="italic" fo:color="#252525"/>
    </style:style>
    <style:style style:name="T440_32" style:family="text">
      <style:text-properties fo:background-color="#ffffff" fo:font-style="italic" style:font-style-asian="italic" style:font-style-complex="italic" fo:color="#252525"/>
    </style:style>
    <style:style style:name="T440_33" style:family="text">
      <style:text-properties fo:background-color="#ffffff" fo:font-style="italic" style:font-style-asian="italic" style:font-style-complex="italic" fo:color="#252525"/>
    </style:style>
    <style:style style:name="T440_34" style:family="text">
      <style:text-properties fo:background-color="#ffffff" fo:font-style="italic" style:font-style-asian="italic" style:font-style-complex="italic" fo:color="#252525"/>
    </style:style>
    <style:style style:name="T440_35" style:family="text">
      <style:text-properties fo:background-color="#ffffff" fo:font-style="italic" style:font-style-asian="italic" style:font-style-complex="italic" fo:color="#252525"/>
    </style:style>
    <style:style style:name="T440_36" style:family="text">
      <style:text-properties fo:background-color="#ffffff" fo:font-style="italic" style:font-style-asian="italic" style:font-style-complex="italic" fo:color="#252525"/>
    </style:style>
    <style:style style:name="T440_37" style:family="text">
      <style:text-properties fo:background-color="#ffffff" fo:font-style="italic" style:font-style-asian="italic" style:font-style-complex="italic" fo:color="#252525"/>
    </style:style>
    <style:style style:name="T440_38" style:family="text">
      <style:text-properties fo:background-color="#ffffff" fo:font-style="italic" style:font-style-asian="italic" style:font-style-complex="italic" fo:color="#252525"/>
    </style:style>
    <style:style style:name="T440_39" style:family="text">
      <style:text-properties fo:background-color="#ffffff" fo:font-style="italic" style:font-style-asian="italic" style:font-style-complex="italic" fo:color="#252525"/>
    </style:style>
    <style:style style:name="T440_40" style:family="text">
      <style:text-properties fo:background-color="#ffffff" fo:font-style="italic" style:font-style-asian="italic" style:font-style-complex="italic" fo:color="#252525"/>
    </style:style>
    <style:style style:name="T440_41" style:family="text">
      <style:text-properties fo:background-color="#ffffff" fo:font-style="italic" style:font-style-asian="italic" style:font-style-complex="italic" fo:color="#252525"/>
    </style:style>
    <style:style style:name="T440_42" style:family="text">
      <style:text-properties fo:background-color="#ffffff" fo:font-style="italic" style:font-style-asian="italic" style:font-style-complex="italic" fo:color="#252525"/>
    </style:style>
    <style:style style:name="T440_43" style:family="text">
      <style:text-properties fo:background-color="#ffffff" fo:font-style="italic" style:font-style-asian="italic" style:font-style-complex="italic" fo:color="#252525"/>
    </style:style>
    <style:style style:name="T440_44" style:family="text">
      <style:text-properties fo:background-color="#ffffff" fo:font-style="italic" style:font-style-asian="italic" style:font-style-complex="italic" fo:color="#252525"/>
    </style:style>
    <style:style style:name="T440_45" style:family="text">
      <style:text-properties fo:background-color="#ffffff" fo:font-style="italic" style:font-style-asian="italic" style:font-style-complex="italic" fo:color="#252525"/>
    </style:style>
    <style:style style:name="T440_46" style:family="text">
      <style:text-properties fo:background-color="#ffffff" fo:font-style="italic" style:font-style-asian="italic" style:font-style-complex="italic" fo:color="#252525"/>
    </style:style>
    <style:style style:name="T440_47" style:family="text">
      <style:text-properties fo:background-color="#ffffff" fo:font-style="italic" style:font-style-asian="italic" style:font-style-complex="italic" fo:color="#252525"/>
    </style:style>
    <style:style style:name="T440_48" style:family="text">
      <style:text-properties fo:background-color="#ffffff" fo:font-style="italic" style:font-style-asian="italic" style:font-style-complex="italic" fo:color="#252525"/>
    </style:style>
    <style:style style:name="T440_49" style:family="text">
      <style:text-properties fo:background-color="#ffffff" fo:font-style="italic" style:font-style-asian="italic" style:font-style-complex="italic" fo:color="#252525"/>
    </style:style>
    <style:style style:name="T440_50" style:family="text">
      <style:text-properties fo:background-color="#ffffff" fo:font-style="italic" style:font-style-asian="italic" style:font-style-complex="italic" fo:color="#252525"/>
    </style:style>
    <style:style style:name="T440_51" style:family="text">
      <style:text-properties fo:background-color="#ffffff" fo:font-style="italic" style:font-style-asian="italic" style:font-style-complex="italic" fo:color="#252525"/>
    </style:style>
    <style:style style:name="T440_52" style:family="text">
      <style:text-properties fo:background-color="#ffffff" fo:font-style="italic" style:font-style-asian="italic" style:font-style-complex="italic" fo:color="#252525"/>
    </style:style>
    <style:style style:name="P441" style:family="paragraph" style:parent-style-name="Standard">
      <style:paragraph-properties fo:text-align="justify" fo:break-before="auto" fo:line-height="150%" fo:margin-top="0cm" style:writing-mode="lr-tb"/>
    </style:style>
    <style:style style:name="T441_1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1_2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1_3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1_4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1_5" style:family="text">
      <style:text-properties fo:background-color="#ffffff" fo:font-style="italic" style:font-style-asian="italic" style:font-style-complex="italic" fo:color="#252525" style:text-underline-style="solid" style:text-underline-color="font-color"/>
    </style:style>
    <style:style style:name="T441_6" style:family="text">
      <style:text-properties fo:background-color="#ffffff" fo:font-style="italic" style:font-style-asian="italic" style:font-style-complex="italic" fo:color="#252525" fo:font-weight="bold" style:font-weight-asian="bold" style:font-weight-complex="bold"/>
    </style:style>
    <style:style style:name="T441_7" style:family="text">
      <style:text-properties fo:background-color="#ffffff" fo:font-style="italic" style:font-style-asian="italic" style:font-style-complex="italic" fo:color="#252525"/>
    </style:style>
    <style:style style:name="T441_8" style:family="text">
      <style:text-properties fo:background-color="#ffffff" fo:font-style="italic" style:font-style-asian="italic" style:font-style-complex="italic" fo:color="#252525"/>
    </style:style>
    <style:style style:name="T441_9" style:family="text">
      <style:text-properties fo:background-color="#ffffff" fo:font-style="italic" style:font-style-asian="italic" style:font-style-complex="italic" fo:color="#252525"/>
    </style:style>
    <style:style style:name="T441_10" style:family="text">
      <style:text-properties fo:background-color="#ffffff" fo:font-style="italic" style:font-style-asian="italic" style:font-style-complex="italic" fo:color="#252525"/>
    </style:style>
    <style:style style:name="T441_11" style:family="text">
      <style:text-properties fo:background-color="#ffffff" fo:font-style="italic" style:font-style-asian="italic" style:font-style-complex="italic" fo:color="#252525"/>
    </style:style>
    <style:style style:name="T441_12" style:family="text">
      <style:text-properties fo:background-color="#ffffff" fo:font-style="italic" style:font-style-asian="italic" style:font-style-complex="italic" fo:color="#252525"/>
    </style:style>
    <style:style style:name="T441_13" style:family="text">
      <style:text-properties fo:background-color="#ffffff" fo:font-style="italic" style:font-style-asian="italic" style:font-style-complex="italic" fo:color="#252525"/>
    </style:style>
    <style:style style:name="T441_14" style:family="text">
      <style:text-properties fo:background-color="#ffffff" fo:font-style="italic" style:font-style-asian="italic" style:font-style-complex="italic" fo:color="#252525"/>
    </style:style>
    <style:style style:name="T441_15" style:family="text">
      <style:text-properties fo:background-color="#ffffff" fo:font-style="italic" style:font-style-asian="italic" style:font-style-complex="italic" fo:color="#252525"/>
    </style:style>
    <style:style style:name="T441_16" style:family="text">
      <style:text-properties fo:background-color="#ffffff" fo:font-style="italic" style:font-style-asian="italic" style:font-style-complex="italic" fo:color="#252525"/>
    </style:style>
    <style:style style:name="T441_17" style:family="text">
      <style:text-properties fo:background-color="#ffffff" fo:font-style="italic" style:font-style-asian="italic" style:font-style-complex="italic" fo:color="#252525"/>
    </style:style>
    <style:style style:name="T441_18" style:family="text">
      <style:text-properties fo:background-color="#ffffff" fo:font-style="italic" style:font-style-asian="italic" style:font-style-complex="italic" fo:color="#252525"/>
    </style:style>
    <style:style style:name="T441_19" style:family="text">
      <style:text-properties fo:background-color="#ffffff" fo:font-style="italic" style:font-style-asian="italic" style:font-style-complex="italic" fo:color="#252525"/>
    </style:style>
    <style:style style:name="T441_20" style:family="text">
      <style:text-properties fo:background-color="#ffffff" fo:font-style="italic" style:font-style-asian="italic" style:font-style-complex="italic" fo:color="#252525"/>
    </style:style>
    <style:style style:name="T441_21" style:family="text">
      <style:text-properties fo:background-color="#ffffff" fo:font-style="italic" style:font-style-asian="italic" style:font-style-complex="italic" fo:color="#252525"/>
    </style:style>
    <style:style style:name="T441_22" style:family="text">
      <style:text-properties fo:background-color="#ffffff" fo:font-style="italic" style:font-style-asian="italic" style:font-style-complex="italic" fo:color="#252525"/>
    </style:style>
    <style:style style:name="T441_23" style:family="text">
      <style:text-properties fo:background-color="#ffffff" fo:font-style="italic" style:font-style-asian="italic" style:font-style-complex="italic" fo:color="#252525"/>
    </style:style>
    <style:style style:name="T441_24" style:family="text">
      <style:text-properties fo:background-color="#ffffff" fo:font-style="italic" style:font-style-asian="italic" style:font-style-complex="italic" fo:color="#252525"/>
    </style:style>
    <style:style style:name="T441_25" style:family="text">
      <style:text-properties fo:background-color="#ffffff" fo:font-style="italic" style:font-style-asian="italic" style:font-style-complex="italic" fo:color="#252525"/>
    </style:style>
    <style:style style:name="T441_26" style:family="text">
      <style:text-properties fo:background-color="#ffffff" fo:font-style="italic" style:font-style-asian="italic" style:font-style-complex="italic" fo:color="#252525"/>
    </style:style>
    <style:style style:name="T441_27" style:family="text">
      <style:text-properties fo:background-color="#ffffff" fo:font-style="italic" style:font-style-asian="italic" style:font-style-complex="italic" fo:color="#252525"/>
    </style:style>
    <style:style style:name="T441_28" style:family="text">
      <style:text-properties fo:background-color="#ffffff" fo:font-style="italic" style:font-style-asian="italic" style:font-style-complex="italic" fo:color="#252525"/>
    </style:style>
    <style:style style:name="T441_29" style:family="text">
      <style:text-properties fo:background-color="#ffffff" fo:font-style="italic" style:font-style-asian="italic" style:font-style-complex="italic" fo:color="#252525"/>
    </style:style>
    <style:style style:name="T441_30" style:family="text">
      <style:text-properties fo:background-color="#ffffff" fo:font-style="italic" style:font-style-asian="italic" style:font-style-complex="italic" fo:color="#252525"/>
    </style:style>
    <style:style style:name="T441_31" style:family="text">
      <style:text-properties fo:background-color="#ffffff" fo:font-style="italic" style:font-style-asian="italic" style:font-style-complex="italic" fo:color="#252525"/>
    </style:style>
    <style:style style:name="T441_32" style:family="text">
      <style:text-properties fo:background-color="#ffffff" fo:font-style="italic" style:font-style-asian="italic" style:font-style-complex="italic" fo:color="#252525"/>
    </style:style>
    <style:style style:name="T441_33" style:family="text">
      <style:text-properties fo:background-color="#ffffff" fo:font-style="italic" style:font-style-asian="italic" style:font-style-complex="italic" fo:color="#252525"/>
    </style:style>
    <style:style style:name="T441_34" style:family="text">
      <style:text-properties fo:background-color="#ffffff" fo:font-style="italic" style:font-style-asian="italic" style:font-style-complex="italic" fo:color="#252525"/>
    </style:style>
    <style:style style:name="T441_35" style:family="text">
      <style:text-properties fo:background-color="#ffffff" fo:font-style="italic" style:font-style-asian="italic" style:font-style-complex="italic" fo:color="#252525"/>
    </style:style>
    <style:style style:name="T441_36" style:family="text">
      <style:text-properties fo:background-color="#ffffff" fo:font-style="italic" style:font-style-asian="italic" style:font-style-complex="italic" fo:color="#252525"/>
    </style:style>
    <style:style style:name="T441_37" style:family="text">
      <style:text-properties fo:background-color="#ffffff" fo:font-style="italic" style:font-style-asian="italic" style:font-style-complex="italic" fo:color="#252525"/>
    </style:style>
    <style:style style:name="T441_38" style:family="text">
      <style:text-properties fo:background-color="#ffffff" fo:font-style="italic" style:font-style-asian="italic" style:font-style-complex="italic" fo:color="#252525"/>
    </style:style>
    <style:style style:name="T441_39" style:family="text">
      <style:text-properties fo:background-color="#ffffff" fo:font-style="italic" style:font-style-asian="italic" style:font-style-complex="italic" fo:color="#252525"/>
    </style:style>
    <style:style style:name="T441_40" style:family="text">
      <style:text-properties fo:background-color="#ffffff" fo:font-style="italic" style:font-style-asian="italic" style:font-style-complex="italic" fo:color="#252525"/>
    </style:style>
    <style:style style:name="T441_41" style:family="text">
      <style:text-properties fo:background-color="#ffffff" fo:font-style="italic" style:font-style-asian="italic" style:font-style-complex="italic" fo:color="#252525"/>
    </style:style>
    <style:style style:name="T441_42" style:family="text">
      <style:text-properties fo:background-color="#ffffff" fo:font-style="italic" style:font-style-asian="italic" style:font-style-complex="italic" fo:color="#252525"/>
    </style:style>
    <style:style style:name="T441_43" style:family="text">
      <style:text-properties fo:background-color="#ffffff" fo:font-style="italic" style:font-style-asian="italic" style:font-style-complex="italic" fo:color="#252525"/>
    </style:style>
    <style:style style:name="T441_44" style:family="text">
      <style:text-properties fo:background-color="#ffffff" fo:font-style="italic" style:font-style-asian="italic" style:font-style-complex="italic" fo:color="#252525"/>
    </style:style>
    <style:style style:name="T441_45" style:family="text">
      <style:text-properties fo:background-color="#ffffff" fo:font-style="italic" style:font-style-asian="italic" style:font-style-complex="italic" fo:color="#252525"/>
    </style:style>
    <style:style style:name="T441_46" style:family="text">
      <style:text-properties fo:background-color="#ffffff" fo:font-style="italic" style:font-style-asian="italic" style:font-style-complex="italic" fo:color="#252525"/>
    </style:style>
    <style:style style:name="T441_47" style:family="text">
      <style:text-properties fo:background-color="#ffffff" fo:font-style="italic" style:font-style-asian="italic" style:font-style-complex="italic" fo:color="#252525"/>
    </style:style>
    <style:style style:name="T441_48" style:family="text">
      <style:text-properties fo:background-color="#ffffff" fo:font-style="italic" style:font-style-asian="italic" style:font-style-complex="italic" fo:color="#252525"/>
    </style:style>
    <style:style style:name="T441_49" style:family="text">
      <style:text-properties fo:background-color="#ffffff" fo:font-style="italic" style:font-style-asian="italic" style:font-style-complex="italic" fo:color="#252525"/>
    </style:style>
    <style:style style:name="T441_50" style:family="text">
      <style:text-properties fo:background-color="#ffffff" fo:font-style="italic" style:font-style-asian="italic" style:font-style-complex="italic" fo:color="#252525"/>
    </style:style>
    <style:style style:name="T441_51" style:family="text">
      <style:text-properties fo:background-color="#ffffff" fo:font-style="italic" style:font-style-asian="italic" style:font-style-complex="italic" fo:color="#252525"/>
    </style:style>
    <style:style style:name="T441_52" style:family="text">
      <style:text-properties fo:background-color="#ffffff" fo:font-style="italic" style:font-style-asian="italic" style:font-style-complex="italic" fo:color="#252525"/>
    </style:style>
    <style:style style:name="T441_53" style:family="text">
      <style:text-properties fo:background-color="#ffffff" fo:font-style="italic" style:font-style-asian="italic" style:font-style-complex="italic" fo:color="#252525"/>
    </style:style>
    <style:style style:name="T441_54" style:family="text">
      <style:text-properties fo:background-color="#ffffff" fo:font-style="italic" style:font-style-asian="italic" style:font-style-complex="italic" fo:color="#252525"/>
    </style:style>
    <style:style style:name="T441_55" style:family="text">
      <style:text-properties fo:background-color="#ffffff" fo:font-style="italic" style:font-style-asian="italic" style:font-style-complex="italic" fo:color="#252525"/>
    </style:style>
    <style:style style:name="T441_56" style:family="text">
      <style:text-properties fo:background-color="#ffffff" fo:font-style="italic" style:font-style-asian="italic" style:font-style-complex="italic" fo:color="#252525"/>
    </style:style>
    <style:style style:name="T441_57" style:family="text">
      <style:text-properties fo:background-color="#ffffff" fo:font-style="italic" style:font-style-asian="italic" style:font-style-complex="italic" fo:color="#252525"/>
    </style:style>
    <style:style style:name="T441_58" style:family="text">
      <style:text-properties fo:background-color="#ffffff" fo:font-style="italic" style:font-style-asian="italic" style:font-style-complex="italic" fo:color="#252525"/>
    </style:style>
    <style:style style:name="T441_59" style:family="text">
      <style:text-properties fo:background-color="#ffffff" fo:font-style="italic" style:font-style-asian="italic" style:font-style-complex="italic" fo:color="#252525"/>
    </style:style>
    <style:style style:name="P442" style:family="paragraph" style:parent-style-name="Standard">
      <style:paragraph-properties fo:text-align="justify" fo:break-before="auto" fo:line-height="150%" fo:margin-top="0cm" style:writing-mode="lr-tb"/>
    </style:style>
    <style:style style:name="T442_1" style:family="text">
      <style:text-properties fo:background-color="#ffffff" fo:font-style="italic" style:font-style-asian="italic" style:font-style-complex="italic" fo:color="#252525"/>
    </style:style>
    <style:style style:name="T442_2" style:family="text">
      <style:text-properties fo:background-color="#ffffff" fo:font-style="italic" style:font-style-asian="italic" style:font-style-complex="italic" fo:color="#252525"/>
    </style:style>
    <style:style style:name="T442_3" style:family="text">
      <style:text-properties fo:background-color="#ffffff" fo:font-style="italic" style:font-style-asian="italic" style:font-style-complex="italic" fo:color="#252525"/>
    </style:style>
    <style:style style:name="T442_4" style:family="text">
      <style:text-properties fo:background-color="#ffffff" fo:font-style="italic" style:font-style-asian="italic" style:font-style-complex="italic" fo:color="#252525"/>
    </style:style>
    <style:style style:name="P443" style:family="paragraph" style:parent-style-name="Standard">
      <style:paragraph-properties fo:text-align="justify" fo:break-before="auto" fo:line-height="150%" fo:margin-top="0cm" style:writing-mode="lr-tb"/>
    </style:style>
    <style:style style:name="T443_1" style:family="text">
      <style:text-properties fo:background-color="#ffffff" fo:font-style="italic" style:font-style-asian="italic" style:font-style-complex="italic" fo:color="#252525"/>
    </style:style>
    <style:style style:name="T443_2" style:family="text">
      <style:text-properties fo:background-color="#ffffff" fo:font-style="italic" style:font-style-asian="italic" style:font-style-complex="italic" fo:color="#252525"/>
    </style:style>
    <style:style style:name="T443_3" style:family="text">
      <style:text-properties fo:background-color="#ffffff" fo:font-style="italic" style:font-style-asian="italic" style:font-style-complex="italic" fo:color="#252525"/>
    </style:style>
    <style:style style:name="T443_4" style:family="text">
      <style:text-properties fo:background-color="#ffffff" fo:font-style="italic" style:font-style-asian="italic" style:font-style-complex="italic" fo:color="#252525"/>
    </style:style>
    <style:style style:name="P444" style:family="paragraph" style:parent-style-name="Standard">
      <style:paragraph-properties fo:text-align="justify" fo:break-before="auto" fo:line-height="150%" fo:margin-top="0cm" style:writing-mode="lr-tb"/>
    </style:style>
    <style:style style:name="T444_1" style:family="text">
      <style:text-properties fo:background-color="#ffffff" fo:font-style="italic" style:font-style-asian="italic" style:font-style-complex="italic" fo:color="#252525"/>
    </style:style>
    <style:style style:name="T444_2" style:family="text">
      <style:text-properties fo:background-color="#ffffff" fo:font-style="italic" style:font-style-asian="italic" style:font-style-complex="italic" fo:color="#252525"/>
    </style:style>
    <style:style style:name="T444_3" style:family="text">
      <style:text-properties fo:background-color="#ffffff" fo:font-style="italic" style:font-style-asian="italic" style:font-style-complex="italic" fo:color="#252525"/>
    </style:style>
    <style:style style:name="T444_4" style:family="text">
      <style:text-properties fo:background-color="#ffffff" fo:font-style="italic" style:font-style-asian="italic" style:font-style-complex="italic" fo:color="#252525"/>
    </style:style>
    <style:style style:name="P445" style:family="paragraph" style:parent-style-name="Standard">
      <style:paragraph-properties fo:text-align="justify" fo:break-before="auto" fo:line-height="150%" fo:margin-top="0cm" style:writing-mode="lr-tb"/>
    </style:style>
    <style:style style:name="T445_1" style:family="text">
      <style:text-properties fo:background-color="#ffffff" fo:font-style="italic" style:font-style-asian="italic" style:font-style-complex="italic" fo:color="#252525"/>
    </style:style>
    <style:style style:name="T445_2" style:family="text">
      <style:text-properties fo:background-color="#ffffff" fo:font-style="italic" style:font-style-asian="italic" style:font-style-complex="italic" fo:color="#252525"/>
    </style:style>
    <style:style style:name="T445_3" style:family="text">
      <style:text-properties fo:background-color="#ffffff" fo:font-style="italic" style:font-style-asian="italic" style:font-style-complex="italic" fo:color="#252525"/>
    </style:style>
    <style:style style:name="T445_4" style:family="text">
      <style:text-properties fo:background-color="#ffffff" fo:font-style="italic" style:font-style-asian="italic" style:font-style-complex="italic" fo:color="#252525"/>
    </style:style>
    <style:style style:name="P446" style:family="paragraph" style:parent-style-name="Standard">
      <style:paragraph-properties fo:text-align="justify" fo:break-before="auto" fo:line-height="150%" fo:margin-top="0cm" style:writing-mode="lr-tb"/>
    </style:style>
    <style:style style:name="T446_1" style:family="text">
      <style:text-properties fo:background-color="#ffffff" fo:font-style="italic" style:font-style-asian="italic" style:font-style-complex="italic" fo:color="#252525"/>
    </style:style>
    <style:style style:name="T446_2" style:family="text">
      <style:text-properties fo:background-color="#ffffff" fo:font-style="italic" style:font-style-asian="italic" style:font-style-complex="italic" fo:color="#252525"/>
    </style:style>
    <style:style style:name="T446_3" style:family="text">
      <style:text-properties fo:background-color="#ffffff" fo:font-style="italic" style:font-style-asian="italic" style:font-style-complex="italic" fo:color="#252525"/>
    </style:style>
    <style:style style:name="T446_4" style:family="text">
      <style:text-properties fo:background-color="#ffffff" fo:font-style="italic" style:font-style-asian="italic" style:font-style-complex="italic" fo:color="#252525"/>
    </style:style>
    <style:style style:name="T446_5" style:family="text">
      <style:text-properties fo:background-color="#ffffff" fo:font-style="italic" style:font-style-asian="italic" style:font-style-complex="italic" fo:color="#252525"/>
    </style:style>
    <style:style style:name="T446_6" style:family="text">
      <style:text-properties fo:background-color="#ffffff" fo:font-style="italic" style:font-style-asian="italic" style:font-style-complex="italic" fo:color="#252525"/>
    </style:style>
    <style:style style:name="P447" style:family="paragraph" style:parent-style-name="Standard">
      <style:paragraph-properties fo:text-align="justify" fo:break-before="auto" fo:line-height="150%" fo:margin-top="0cm" style:writing-mode="lr-tb"/>
    </style:style>
    <style:style style:name="T447_1" style:family="text">
      <style:text-properties fo:background-color="#ffffff" fo:font-style="italic" style:font-style-asian="italic" style:font-style-complex="italic" fo:color="#252525"/>
    </style:style>
    <style:style style:name="T447_2" style:family="text">
      <style:text-properties fo:background-color="#ffffff" fo:font-style="italic" style:font-style-asian="italic" style:font-style-complex="italic" fo:color="#252525"/>
    </style:style>
    <style:style style:name="T447_3" style:family="text">
      <style:text-properties fo:background-color="#ffffff" fo:font-style="italic" style:font-style-asian="italic" style:font-style-complex="italic" fo:color="#252525"/>
    </style:style>
    <style:style style:name="T447_4" style:family="text">
      <style:text-properties fo:background-color="#ffffff" fo:font-style="italic" style:font-style-asian="italic" style:font-style-complex="italic" fo:color="#252525"/>
    </style:style>
    <style:style style:name="T447_5" style:family="text">
      <style:text-properties fo:background-color="#ffffff" fo:font-style="italic" style:font-style-asian="italic" style:font-style-complex="italic" fo:color="#252525"/>
    </style:style>
    <style:style style:name="T447_6" style:family="text">
      <style:text-properties fo:background-color="#ffffff" fo:font-style="italic" style:font-style-asian="italic" style:font-style-complex="italic" fo:color="#252525"/>
    </style:style>
    <style:style style:name="P448" style:family="paragraph" style:parent-style-name="Heading_20_1">
      <style:paragraph-properties fo:break-before="auto" fo:line-height="115%" fo:margin-top="0.847cm" fo:margin-bottom="0.212cm" style:writing-mode="lr-tb"/>
    </style:style>
    <style:style style:name="T448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449" style:family="paragraph" style:parent-style-name="Standard">
      <style:paragraph-properties fo:text-align="justify" fo:break-before="auto" fo:line-height="100%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P450" style:family="paragraph" style:parent-style-name="Standard">
      <style:paragraph-properties fo:break-before="auto" fo:line-height="100%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P451" style:family="paragraph" style:parent-style-name="Standard">
      <style:paragraph-properties fo:break-before="auto" fo:line-height="100%" fo:margin-top="0cm" fo:margin-bottom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P452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53" style:family="paragraph" style:parent-style-name="Heading_20_2">
      <style:paragraph-properties fo:break-before="auto" fo:line-height="115%" fo:margin-top="0.635cm" style:writing-mode="lr-tb"/>
    </style:style>
    <style:style style:name="T453_1" style:family="text">
      <style:text-properties style:font-name="Arial" fo:font-size="14pt" style:font-name-asian="Arial" style:font-size-asian="14pt" style:font-name-complex="Arial" style:font-size-complex="14pt"/>
    </style:style>
    <style:style style:name="T453_2" style:family="text">
      <style:text-properties style:font-name="Arial" fo:font-size="14pt" style:font-name-asian="Arial" style:font-size-asian="14pt" style:font-name-complex="Arial" style:font-size-complex="14pt"/>
    </style:style>
    <style:style style:name="T453_3" style:family="text">
      <style:text-properties style:font-name="Arial" fo:font-size="14pt" style:font-name-asian="Arial" style:font-size-asian="14pt" style:font-name-complex="Arial" style:font-size-complex="14pt"/>
    </style:style>
    <style:style style:name="T453_4" style:family="text">
      <style:text-properties style:font-name="Arial" fo:font-size="14pt" style:font-name-asian="Arial" style:font-size-asian="14pt" style:font-name-complex="Arial" style:font-size-complex="14pt"/>
    </style:style>
    <style:style style:name="T453_5" style:family="text">
      <style:text-properties style:font-name="Arial" fo:font-size="14pt" style:font-name-asian="Arial" style:font-size-asian="14pt" style:font-name-complex="Arial" style:font-size-complex="14pt"/>
    </style:style>
    <style:style style:name="P454" style:family="paragraph" style:parent-style-name="Heading_20_2">
      <style:paragraph-properties fo:text-align="justify" fo:break-before="auto" fo:line-height="115%" fo:margin-top="0.635cm" fo:margin-bottom="0.141cm" fo:keep-with-next="always" fo:keep-together="always" style:writing-mode="lr-tb"/>
    </style:style>
    <style:style style:name="T454_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4_4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4_5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4_6" style:family="text">
      <style:text-properties fo:color="#434343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454_7" style:family="text">
      <style:text-properties style:font-name="Verdana" fo:font-size="12pt" style:font-name-asian="Verdana" style:font-size-asian="12pt" style:font-name-complex="Verdana" style:font-size-complex="12pt"/>
    </style:style>
    <style:style style:name="T454_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1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20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454_21" style:family="text">
      <style:text-properties fo:color="#274e13" style:font-name="Verdana" fo:font-size="12pt" style:font-name-asian="Verdana" style:font-size-asian="12pt" style:font-name-complex="Verdana" style:font-size-complex="12pt"/>
    </style:style>
    <style:style style:name="T454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4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4_24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4_25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4_26" style:family="text">
      <style:text-properties fo:color="#ff0000" style:font-name="Verdana" fo:font-size="12pt" style:font-name-asian="Verdana" style:font-size-asian="12pt" style:font-name-complex="Verdana" style:font-size-complex="12pt"/>
    </style:style>
    <style:style style:name="T454_27" style:family="text">
      <style:text-properties style:font-name="Verdana" fo:font-size="12pt" style:font-name-asian="Verdana" style:font-size-asian="12pt" style:font-name-complex="Verdana" style:font-size-complex="12pt"/>
    </style:style>
    <style:style style:name="T454_2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2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0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1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2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3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4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5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6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7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8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T454_39" style:family="text">
      <style:text-properties style:font-name="Verdana" fo:font-size="12pt" style:font-name-asian="Verdana" style:font-size-asian="12pt" style:font-name-complex="Verdana" style:font-size-complex="12pt" fo:font-weight="normal" style:font-weight-asian="normal" style:font-weight-complex="normal"/>
    </style:style>
    <style:style style:name="P455" style:family="paragraph" style:parent-style-name="Standard">
      <style:paragraph-properties fo:text-align="justify" fo:break-before="auto" fo:line-height="100%" fo:margin-bottom="0.212cm" style:writing-mode="lr-tb"/>
    </style:style>
    <style:style style:name="T455_1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" style:family="text">
      <style:text-properties style:font-name="Verdana" fo:font-size="12pt" style:font-name-asian="Verdana" style:font-size-asian="12pt" style:font-name-complex="Verdana" style:font-size-complex="12pt"/>
    </style:style>
    <style:style style:name="T455_6" style:family="text">
      <style:text-properties style:font-name="Verdana" fo:font-size="12pt" style:font-name-asian="Verdana" style:font-size-asian="12pt" style:font-name-complex="Verdana" style:font-size-complex="12pt"/>
    </style:style>
    <style:style style:name="T455_7" style:family="text">
      <style:text-properties style:font-name="Verdana" fo:font-size="12pt" style:font-name-asian="Verdana" style:font-size-asian="12pt" style:font-name-complex="Verdana" style:font-size-complex="12pt"/>
    </style:style>
    <style:style style:name="T455_8" style:family="text">
      <style:text-properties style:font-name="Verdana" fo:font-size="12pt" style:font-name-asian="Verdana" style:font-size-asian="12pt" style:font-name-complex="Verdana" style:font-size-complex="12pt"/>
    </style:style>
    <style:style style:name="T455_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1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1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1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1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5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6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7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8" style:family="text">
      <style:text-properties style:font-name="Verdana" fo:font-size="12pt" style:font-name-asian="Verdana" style:font-size-asian="12pt" style:font-name-complex="Verdana" style:font-size-complex="12pt"/>
    </style:style>
    <style:style style:name="T455_19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0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1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5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6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7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8" style:family="text">
      <style:text-properties style:font-name="Verdana" fo:font-size="12pt" style:font-name-asian="Verdana" style:font-size-asian="12pt" style:font-name-complex="Verdana" style:font-size-complex="12pt"/>
    </style:style>
    <style:style style:name="T455_29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0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1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2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5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6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7" style:family="text">
      <style:text-properties style:font-name="Verdana" fo:font-size="12pt" style:font-name-asian="Verdana" style:font-size-asian="12pt" style:font-name-complex="Verdana" style:font-size-complex="12pt"/>
    </style:style>
    <style:style style:name="T455_3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39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40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4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4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5_4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5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6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7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8" style:family="text">
      <style:text-properties style:font-name="Verdana" fo:font-size="12pt" style:font-name-asian="Verdana" style:font-size-asian="12pt" style:font-name-complex="Verdana" style:font-size-complex="12pt"/>
    </style:style>
    <style:style style:name="T455_49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0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1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2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3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4" style:family="text">
      <style:text-properties style:font-name="Verdana" fo:font-size="12pt" style:font-name-asian="Verdana" style:font-size-asian="12pt" style:font-name-complex="Verdana" style:font-size-complex="12pt"/>
    </style:style>
    <style:style style:name="T455_55" style:family="text">
      <style:text-properties style:font-name="Verdana" fo:font-size="12pt" style:font-name-asian="Verdana" style:font-size-asian="12pt" style:font-name-complex="Verdana" style:font-size-complex="12pt"/>
    </style:style>
    <style:style style:name="P456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57" style:family="paragraph" style:parent-style-name="Standard">
      <style:paragraph-properties fo:break-before="auto" fo:line-height="100%" fo:margin-bottom="0.212cm" style:writing-mode="lr-tb"/>
    </style:style>
    <style:style style:name="T457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7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7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7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57_5" style:family="text">
      <style:text-properties style:font-name="Verdana" fo:font-size="12pt" style:font-name-asian="Verdana" style:font-size-asian="12pt" style:font-name-complex="Verdana" style:font-size-complex="12pt"/>
    </style:style>
    <style:style style:name="T457_6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457_7" style:family="text">
      <style:text-properties fo:font-style="italic" style:font-style-asian="italic" style:font-style-complex="italic" fo:color="#ff0000" style:font-name="Verdana" fo:font-size="12pt" style:font-name-asian="Verdana" style:font-size-asian="12pt" style:font-name-complex="Verdana" style:font-size-complex="12pt"/>
    </style:style>
    <style:style style:name="T457_8" style:family="text">
      <style:text-properties style:font-name="Verdana" fo:font-size="12pt" style:font-name-asian="Verdana" style:font-size-asian="12pt" style:font-name-complex="Verdana" style:font-size-complex="12pt"/>
    </style:style>
    <style:style style:name="T457_9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0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1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2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3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4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5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6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7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8" style:family="text">
      <style:text-properties style:font-name="Verdana" fo:font-size="12pt" style:font-name-asian="Verdana" style:font-size-asian="12pt" style:font-name-complex="Verdana" style:font-size-complex="12pt"/>
    </style:style>
    <style:style style:name="T457_19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0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1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4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5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6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7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8" style:family="text">
      <style:text-properties style:font-name="Verdana" fo:font-size="12pt" style:font-name-asian="Verdana" style:font-size-asian="12pt" style:font-name-complex="Verdana" style:font-size-complex="12pt"/>
    </style:style>
    <style:style style:name="T457_29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0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1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2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3" style:family="text">
      <style:text-properties style:font-name="Verdana" fo:font-size="12pt" style:font-name-asian="Verdana" style:font-size-asian="12pt" style:font-name-complex="Verdana" style:font-size-complex="12pt"/>
    </style:style>
    <style:style style:name="T457_34" style:family="text">
      <style:text-properties style:font-name="Verdana" fo:font-size="12pt" style:font-name-asian="Verdana" style:font-size-asian="12pt" style:font-name-complex="Verdana" style:font-size-complex="12pt"/>
    </style:style>
    <style:style style:name="P458" style:family="paragraph" style:parent-style-name="Standard">
      <style:paragraph-properties fo:break-before="auto" fo:line-height="100%" fo:margin-top="0cm" style:writing-mode="lr-tb"/>
    </style:style>
    <style:style style:name="T458_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9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0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5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6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7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8" style:family="text">
      <style:text-properties style:font-name="Verdana" fo:font-size="12pt" style:font-name-asian="Verdana" style:font-size-asian="12pt" style:font-name-complex="Verdana" style:font-size-complex="12pt"/>
    </style:style>
    <style:style style:name="T458_19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0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1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2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3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4" style:family="text">
      <style:text-properties style:font-name="Verdana" fo:font-size="12pt" style:font-name-asian="Verdana" style:font-size-asian="12pt" style:font-name-complex="Verdana" style:font-size-complex="12pt"/>
    </style:style>
    <style:style style:name="T458_25" style:family="text">
      <style:text-properties style:font-name="Verdana" fo:font-size="12pt" style:font-name-asian="Verdana" style:font-size-asian="12pt" style:font-name-complex="Verdana" style:font-size-complex="12pt"/>
    </style:style>
    <style:style style:name="P459" style:family="paragraph" style:parent-style-name="Standard">
      <style:paragraph-properties fo:break-before="auto" fo:line-height="100%" fo:margin-top="0cm" style:writing-mode="lr-tb"/>
    </style:style>
    <style:style style:name="T459_1" style:family="text">
      <style:text-properties style:font-name="Verdana" fo:font-size="12pt" style:font-name-asian="Verdana" style:font-size-asian="12pt" style:font-name-complex="Verdana" style:font-size-complex="12pt"/>
    </style:style>
    <style:style style:name="T459_2" style:family="text">
      <style:text-properties style:font-name="Verdana" fo:font-size="12pt" style:font-name-asian="Verdana" style:font-size-asian="12pt" style:font-name-complex="Verdana" style:font-size-complex="12pt"/>
    </style:style>
    <style:style style:name="T459_3" style:family="text">
      <style:text-properties style:font-name="Verdana" fo:font-size="12pt" style:font-name-asian="Verdana" style:font-size-asian="12pt" style:font-name-complex="Verdana" style:font-size-complex="12pt"/>
    </style:style>
    <style:style style:name="T459_4" style:family="text">
      <style:text-properties style:font-name="Verdana" fo:font-size="12pt" style:font-name-asian="Verdana" style:font-size-asian="12pt" style:font-name-complex="Verdana" style:font-size-complex="12pt"/>
    </style:style>
    <style:style style:name="T459_5" style:family="text">
      <style:text-properties style:font-name="Verdana" fo:font-size="12pt" style:font-name-asian="Verdana" style:font-size-asian="12pt" style:font-name-complex="Verdana" style:font-size-complex="12pt"/>
    </style:style>
    <style:style style:name="T459_6" style:family="text">
      <style:text-properties style:font-name="Verdana" fo:font-size="12pt" style:font-name-asian="Verdana" style:font-size-asian="12pt" style:font-name-complex="Verdana" style:font-size-complex="12pt"/>
    </style:style>
    <style:style style:name="T459_7" style:family="text">
      <style:text-properties style:font-name="Verdana" fo:font-size="12pt" style:font-name-asian="Verdana" style:font-size-asian="12pt" style:font-name-complex="Verdana" style:font-size-complex="12pt"/>
    </style:style>
    <style:style style:name="T459_8" style:family="text">
      <style:text-properties style:font-name="Verdana" fo:font-size="12pt" style:font-name-asian="Verdana" style:font-size-asian="12pt" style:font-name-complex="Verdana" style:font-size-complex="12pt"/>
    </style:style>
    <style:style style:name="T459_9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0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1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2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3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4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5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6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7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8" style:family="text">
      <style:text-properties style:font-name="Verdana" fo:font-size="12pt" style:font-name-asian="Verdana" style:font-size-asian="12pt" style:font-name-complex="Verdana" style:font-size-complex="12pt"/>
    </style:style>
    <style:style style:name="T459_19" style:family="text">
      <style:text-properties style:font-name="Verdana" fo:font-size="12pt" style:font-name-asian="Verdana" style:font-size-asian="12pt" style:font-name-complex="Verdana" style:font-size-complex="12pt"/>
    </style:style>
    <style:style style:name="T459_20" style:family="text">
      <style:text-properties style:font-name="Verdana" fo:font-size="12pt" style:font-name-asian="Verdana" style:font-size-asian="12pt" style:font-name-complex="Verdana" style:font-size-complex="12pt"/>
    </style:style>
    <style:style style:name="T459_21" style:family="text">
      <style:text-properties style:font-name="Verdana" fo:font-size="12pt" style:font-name-asian="Verdana" style:font-size-asian="12pt" style:font-name-complex="Verdana" style:font-size-complex="12pt"/>
    </style:style>
    <style:style style:name="T459_22" style:family="text">
      <style:text-properties style:font-name="Verdana" fo:font-size="12pt" style:font-name-asian="Verdana" style:font-size-asian="12pt" style:font-name-complex="Verdana" style:font-size-complex="12pt"/>
    </style:style>
    <style:style style:name="P460" style:family="paragraph" style:parent-style-name="Standard">
      <style:paragraph-properties fo:break-before="auto" fo:line-height="100%" fo:margin-top="0cm" style:writing-mode="lr-tb"/>
    </style:style>
    <style:style style:name="T460_1" style:family="text">
      <style:text-properties style:font-name="Verdana" fo:font-size="12pt" style:font-name-asian="Verdana" style:font-size-asian="12pt" style:font-name-complex="Verdana" style:font-size-complex="12pt"/>
    </style:style>
    <style:style style:name="T460_2" style:family="text">
      <style:text-properties style:font-name="Verdana" fo:font-size="12pt" style:font-name-asian="Verdana" style:font-size-asian="12pt" style:font-name-complex="Verdana" style:font-size-complex="12pt"/>
    </style:style>
    <style:style style:name="T460_3" style:family="text">
      <style:text-properties style:font-name="Verdana" fo:font-size="12pt" style:font-name-asian="Verdana" style:font-size-asian="12pt" style:font-name-complex="Verdana" style:font-size-complex="12pt"/>
    </style:style>
    <style:style style:name="T460_4" style:family="text">
      <style:text-properties style:font-name="Verdana" fo:font-size="12pt" style:font-name-asian="Verdana" style:font-size-asian="12pt" style:font-name-complex="Verdana" style:font-size-complex="12pt"/>
    </style:style>
    <style:style style:name="T460_5" style:family="text">
      <style:text-properties style:font-name="Verdana" fo:font-size="12pt" style:font-name-asian="Verdana" style:font-size-asian="12pt" style:font-name-complex="Verdana" style:font-size-complex="12pt"/>
    </style:style>
    <style:style style:name="T460_6" style:family="text">
      <style:text-properties style:font-name="Verdana" fo:font-size="12pt" style:font-name-asian="Verdana" style:font-size-asian="12pt" style:font-name-complex="Verdana" style:font-size-complex="12pt"/>
    </style:style>
    <style:style style:name="T460_7" style:family="text">
      <style:text-properties style:font-name="Verdana" fo:font-size="12pt" style:font-name-asian="Verdana" style:font-size-asian="12pt" style:font-name-complex="Verdana" style:font-size-complex="12pt"/>
    </style:style>
    <style:style style:name="T460_8" style:family="text">
      <style:text-properties style:font-name="Verdana" fo:font-size="12pt" style:font-name-asian="Verdana" style:font-size-asian="12pt" style:font-name-complex="Verdana" style:font-size-complex="12pt"/>
    </style:style>
    <style:style style:name="T460_9" style:family="text">
      <style:text-properties style:font-name="Verdana" fo:font-size="12pt" style:font-name-asian="Verdana" style:font-size-asian="12pt" style:font-name-complex="Verdana" style:font-size-complex="12pt"/>
    </style:style>
    <style:style style:name="T460_10" style:family="text">
      <style:text-properties style:font-name="Verdana" fo:font-size="12pt" style:font-name-asian="Verdana" style:font-size-asian="12pt" style:font-name-complex="Verdana" style:font-size-complex="12pt"/>
    </style:style>
    <style:style style:name="P461" style:family="paragraph" style:parent-style-name="Standard">
      <style:paragraph-properties fo:break-before="auto" fo:line-height="100%" fo:margin-top="0cm" style:writing-mode="lr-tb"/>
    </style:style>
    <style:style style:name="T461_1" style:family="text">
      <style:text-properties style:font-name="Verdana" fo:font-size="12pt" style:font-name-asian="Verdana" style:font-size-asian="12pt" style:font-name-complex="Verdana" style:font-size-complex="12pt"/>
    </style:style>
    <style:style style:name="T461_2" style:family="text">
      <style:text-properties style:font-name="Verdana" fo:font-size="12pt" style:font-name-asian="Verdana" style:font-size-asian="12pt" style:font-name-complex="Verdana" style:font-size-complex="12pt"/>
    </style:style>
    <style:style style:name="T461_3" style:family="text">
      <style:text-properties style:font-name="Verdana" fo:font-size="12pt" style:font-name-asian="Verdana" style:font-size-asian="12pt" style:font-name-complex="Verdana" style:font-size-complex="12pt"/>
    </style:style>
    <style:style style:name="T461_4" style:family="text">
      <style:text-properties style:font-name="Verdana" fo:font-size="12pt" style:font-name-asian="Verdana" style:font-size-asian="12pt" style:font-name-complex="Verdana" style:font-size-complex="12pt"/>
    </style:style>
    <style:style style:name="T461_5" style:family="text">
      <style:text-properties style:font-name="Verdana" fo:font-size="12pt" style:font-name-asian="Verdana" style:font-size-asian="12pt" style:font-name-complex="Verdana" style:font-size-complex="12pt"/>
    </style:style>
    <style:style style:name="T461_6" style:family="text">
      <style:text-properties style:font-name="Verdana" fo:font-size="12pt" style:font-name-asian="Verdana" style:font-size-asian="12pt" style:font-name-complex="Verdana" style:font-size-complex="12pt"/>
    </style:style>
    <style:style style:name="T461_7" style:family="text">
      <style:text-properties style:font-name="Verdana" fo:font-size="12pt" style:font-name-asian="Verdana" style:font-size-asian="12pt" style:font-name-complex="Verdana" style:font-size-complex="12pt"/>
    </style:style>
    <style:style style:name="T461_8" style:family="text">
      <style:text-properties style:font-name="Verdana" fo:font-size="12pt" style:font-name-asian="Verdana" style:font-size-asian="12pt" style:font-name-complex="Verdana" style:font-size-complex="12pt"/>
    </style:style>
    <style:style style:name="T461_9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1_19" style:family="text">
      <style:text-properties style:font-name="Verdana" fo:font-size="12pt" style:font-name-asian="Verdana" style:font-size-asian="12pt" style:font-name-complex="Verdana" style:font-size-complex="12pt"/>
    </style:style>
    <style:style style:name="P462" style:family="paragraph" style:parent-style-name="Standard">
      <style:paragraph-properties fo:break-before="auto" fo:line-height="100%" fo:margin-top="0cm" style:writing-mode="lr-tb"/>
    </style:style>
    <style:style style:name="T462_1" style:family="text">
      <style:text-properties style:font-name="Verdana" fo:font-size="12pt" style:font-name-asian="Verdana" style:font-size-asian="12pt" style:font-name-complex="Verdana" style:font-size-complex="12pt"/>
    </style:style>
    <style:style style:name="T462_2" style:family="text">
      <style:text-properties style:font-name="Verdana" fo:font-size="12pt" style:font-name-asian="Verdana" style:font-size-asian="12pt" style:font-name-complex="Verdana" style:font-size-complex="12pt"/>
    </style:style>
    <style:style style:name="T462_3" style:family="text">
      <style:text-properties style:font-name="Verdana" fo:font-size="12pt" style:font-name-asian="Verdana" style:font-size-asian="12pt" style:font-name-complex="Verdana" style:font-size-complex="12pt"/>
    </style:style>
    <style:style style:name="T462_4" style:family="text">
      <style:text-properties style:font-name="Verdana" fo:font-size="12pt" style:font-name-asian="Verdana" style:font-size-asian="12pt" style:font-name-complex="Verdana" style:font-size-complex="12pt"/>
    </style:style>
    <style:style style:name="T462_5" style:family="text">
      <style:text-properties style:font-name="Verdana" fo:font-size="12pt" style:font-name-asian="Verdana" style:font-size-asian="12pt" style:font-name-complex="Verdana" style:font-size-complex="12pt"/>
    </style:style>
    <style:style style:name="T462_6" style:family="text">
      <style:text-properties style:font-name="Verdana" fo:font-size="12pt" style:font-name-asian="Verdana" style:font-size-asian="12pt" style:font-name-complex="Verdana" style:font-size-complex="12pt"/>
    </style:style>
    <style:style style:name="T462_7" style:family="text">
      <style:text-properties style:font-name="Verdana" fo:font-size="12pt" style:font-name-asian="Verdana" style:font-size-asian="12pt" style:font-name-complex="Verdana" style:font-size-complex="12pt"/>
    </style:style>
    <style:style style:name="T462_8" style:family="text">
      <style:text-properties style:font-name="Verdana" fo:font-size="12pt" style:font-name-asian="Verdana" style:font-size-asian="12pt" style:font-name-complex="Verdana" style:font-size-complex="12pt"/>
    </style:style>
    <style:style style:name="T462_9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2_15" style:family="text">
      <style:text-properties style:font-name="Verdana" fo:font-size="12pt" style:font-name-asian="Verdana" style:font-size-asian="12pt" style:font-name-complex="Verdana" style:font-size-complex="12pt"/>
    </style:style>
    <style:style style:name="P463" style:family="paragraph" style:parent-style-name="Standard">
      <style:paragraph-properties fo:break-before="auto" fo:line-height="100%" fo:margin-top="0cm" fo:margin-bottom="0cm" style:writing-mode="lr-tb"/>
    </style:style>
    <style:style style:name="T463_1" style:family="text">
      <style:text-properties style:font-name="Verdana" fo:font-size="12pt" style:font-name-asian="Verdana" style:font-size-asian="12pt" style:font-name-complex="Verdana" style:font-size-complex="12pt"/>
    </style:style>
    <style:style style:name="T463_2" style:family="text">
      <style:text-properties style:font-name="Verdana" fo:font-size="12pt" style:font-name-asian="Verdana" style:font-size-asian="12pt" style:font-name-complex="Verdana" style:font-size-complex="12pt"/>
    </style:style>
    <style:style style:name="T463_3" style:family="text">
      <style:text-properties style:font-name="Verdana" fo:font-size="12pt" style:font-name-asian="Verdana" style:font-size-asian="12pt" style:font-name-complex="Verdana" style:font-size-complex="12pt"/>
    </style:style>
    <style:style style:name="T463_4" style:family="text">
      <style:text-properties style:font-name="Verdana" fo:font-size="12pt" style:font-name-asian="Verdana" style:font-size-asian="12pt" style:font-name-complex="Verdana" style:font-size-complex="12pt"/>
    </style:style>
    <style:style style:name="T463_5" style:family="text">
      <style:text-properties style:font-name="Verdana" fo:font-size="12pt" style:font-name-asian="Verdana" style:font-size-asian="12pt" style:font-name-complex="Verdana" style:font-size-complex="12pt"/>
    </style:style>
    <style:style style:name="T463_6" style:family="text">
      <style:text-properties style:font-name="Verdana" fo:font-size="12pt" style:font-name-asian="Verdana" style:font-size-asian="12pt" style:font-name-complex="Verdana" style:font-size-complex="12pt"/>
    </style:style>
    <style:style style:name="T463_7" style:family="text">
      <style:text-properties style:font-name="Verdana" fo:font-size="12pt" style:font-name-asian="Verdana" style:font-size-asian="12pt" style:font-name-complex="Verdana" style:font-size-complex="12pt"/>
    </style:style>
    <style:style style:name="T463_8" style:family="text">
      <style:text-properties style:font-name="Verdana" fo:font-size="12pt" style:font-name-asian="Verdana" style:font-size-asian="12pt" style:font-name-complex="Verdana" style:font-size-complex="12pt"/>
    </style:style>
    <style:style style:name="T463_9" style:family="text">
      <style:text-properties style:font-name="Verdana" fo:font-size="12pt" style:font-name-asian="Verdana" style:font-size-asian="12pt" style:font-name-complex="Verdana" style:font-size-complex="12pt"/>
    </style:style>
    <style:style style:name="T463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3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3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3_13" style:family="text">
      <style:text-properties style:font-name="Verdana" fo:font-size="12pt" style:font-name-asian="Verdana" style:font-size-asian="12pt" style:font-name-complex="Verdana" style:font-size-complex="12pt"/>
    </style:style>
    <style:style style:name="P464" style:family="paragraph" style:parent-style-name="Standard">
      <style:paragraph-properties fo:break-before="auto" fo:line-height="100%" fo:margin-bottom="0.212cm" style:writing-mode="lr-tb"/>
    </style:style>
    <style:style style:name="T464_1" style:family="text">
      <style:text-properties style:font-name="Verdana" fo:font-size="12pt" style:font-name-asian="Verdana" style:font-size-asian="12pt" style:font-name-complex="Verdana" style:font-size-complex="12pt"/>
    </style:style>
    <style:style style:name="P465" style:family="paragraph" style:parent-style-name="Standard">
      <style:paragraph-properties fo:break-before="auto" fo:line-height="100%" fo:margin-bottom="0.212cm" style:writing-mode="lr-tb"/>
    </style:style>
    <style:style style:name="T46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65_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1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65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2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0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3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0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4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0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1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2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3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4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5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6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7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8" style:family="text">
      <style:text-properties style:font-name="Verdana" fo:font-size="12pt" style:font-name-asian="Verdana" style:font-size-asian="12pt" style:font-name-complex="Verdana" style:font-size-complex="12pt"/>
    </style:style>
    <style:style style:name="T465_59" style:family="text">
      <style:text-properties style:font-name="Verdana" fo:font-size="12pt" style:font-name-asian="Verdana" style:font-size-asian="12pt" style:font-name-complex="Verdana" style:font-size-complex="12pt"/>
    </style:style>
    <style:style style:name="T465_60" style:family="text">
      <style:text-properties style:font-name="Verdana" fo:font-size="12pt" style:font-name-asian="Verdana" style:font-size-asian="12pt" style:font-name-complex="Verdana" style:font-size-complex="12pt"/>
    </style:style>
    <style:style style:name="P466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67" style:family="paragraph" style:parent-style-name="Subtitle">
      <style:paragraph-properties fo:break-before="auto" fo:line-height="100%" fo:margin-bottom="0.212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P468" style:family="paragraph" style:parent-style-name="Standard">
      <style:paragraph-properties fo:break-before="auto" fo:line-height="115%" style:writing-mode="lr-tb"/>
    </style:style>
    <style:style style:name="P469" style:family="paragraph" style:parent-style-name="Standard">
      <style:paragraph-properties fo:break-before="auto" fo:line-height="100%" fo:margin-bottom="0.212cm" style:writing-mode="lr-tb"/>
    </style:style>
    <style:style style:name="T469_1" style:family="text">
      <style:text-properties style:font-name="Trebuchet MS" style:font-name-asian="Trebuchet MS" style:font-name-complex="Trebuchet MS"/>
    </style:style>
    <style:style style:name="T469_2" style:family="text">
      <style:text-properties style:font-name="Trebuchet MS" style:font-name-asian="Trebuchet MS" style:font-name-complex="Trebuchet MS"/>
    </style:style>
    <style:style style:name="T469_3" style:family="text">
      <style:text-properties style:font-name="Trebuchet MS" style:font-name-asian="Trebuchet MS" style:font-name-complex="Trebuchet MS"/>
    </style:style>
    <style:style style:name="T469_4" style:family="text">
      <style:text-properties style:font-name="Trebuchet MS" style:font-name-asian="Trebuchet MS" style:font-name-complex="Trebuchet MS"/>
    </style:style>
    <style:style style:name="T469_5" style:family="text">
      <style:text-properties style:font-name="Trebuchet MS" style:font-name-asian="Trebuchet MS" style:font-name-complex="Trebuchet MS"/>
    </style:style>
    <style:style style:name="T469_6" style:family="text">
      <style:text-properties style:font-name="Trebuchet MS" style:font-name-asian="Trebuchet MS" style:font-name-complex="Trebuchet MS"/>
    </style:style>
    <style:style style:name="T469_7" style:family="text">
      <style:text-properties style:font-name="Trebuchet MS" style:font-name-asian="Trebuchet MS" style:font-name-complex="Trebuchet MS"/>
    </style:style>
    <style:style style:name="T469_8" style:family="text">
      <style:text-properties style:font-name="Trebuchet MS" style:font-name-asian="Trebuchet MS" style:font-name-complex="Trebuchet MS"/>
    </style:style>
    <style:style style:name="T469_9" style:family="text">
      <style:text-properties style:font-name="Trebuchet MS" style:font-name-asian="Trebuchet MS" style:font-name-complex="Trebuchet MS"/>
    </style:style>
    <style:style style:name="T469_10" style:family="text">
      <style:text-properties style:font-name="Trebuchet MS" style:font-name-asian="Trebuchet MS" style:font-name-complex="Trebuchet MS"/>
    </style:style>
    <style:style style:name="T469_11" style:family="text">
      <style:text-properties style:font-name="Trebuchet MS" style:font-name-asian="Trebuchet MS" style:font-name-complex="Trebuchet MS"/>
    </style:style>
    <style:style style:name="T469_12" style:family="text">
      <style:text-properties style:font-name="Trebuchet MS" style:font-name-asian="Trebuchet MS" style:font-name-complex="Trebuchet MS"/>
    </style:style>
    <style:style style:name="T469_13" style:family="text">
      <style:text-properties style:font-name="Trebuchet MS" style:font-name-asian="Trebuchet MS" style:font-name-complex="Trebuchet MS"/>
    </style:style>
    <style:style style:name="T469_14" style:family="text">
      <style:text-properties style:font-name="Trebuchet MS" style:font-name-asian="Trebuchet MS" style:font-name-complex="Trebuchet MS"/>
    </style:style>
    <style:style style:name="T469_15" style:family="text">
      <style:text-properties style:font-name="Trebuchet MS" style:font-name-asian="Trebuchet MS" style:font-name-complex="Trebuchet MS"/>
    </style:style>
    <style:style style:name="T469_16" style:family="text">
      <style:text-properties style:font-name="Trebuchet MS" style:font-name-asian="Trebuchet MS" style:font-name-complex="Trebuchet MS"/>
    </style:style>
    <style:style style:name="T469_17" style:family="text">
      <style:text-properties style:font-name="Trebuchet MS" style:font-name-asian="Trebuchet MS" style:font-name-complex="Trebuchet MS"/>
    </style:style>
    <style:style style:name="T469_18" style:family="text">
      <style:text-properties style:font-name="Trebuchet MS" style:font-name-asian="Trebuchet MS" style:font-name-complex="Trebuchet MS"/>
    </style:style>
    <style:style style:name="T469_19" style:family="text">
      <style:text-properties style:font-name="Trebuchet MS" style:font-name-asian="Trebuchet MS" style:font-name-complex="Trebuchet MS"/>
    </style:style>
    <style:style style:name="T469_20" style:family="text">
      <style:text-properties style:font-name="Trebuchet MS" style:font-name-asian="Trebuchet MS" style:font-name-complex="Trebuchet MS"/>
    </style:style>
    <style:style style:name="T469_21" style:family="text">
      <style:text-properties style:font-name="Trebuchet MS" style:font-name-asian="Trebuchet MS" style:font-name-complex="Trebuchet MS"/>
    </style:style>
    <style:style style:name="T469_22" style:family="text">
      <style:text-properties style:font-name="Trebuchet MS" style:font-name-asian="Trebuchet MS" style:font-name-complex="Trebuchet MS"/>
    </style:style>
    <style:style style:name="T469_23" style:family="text">
      <style:text-properties style:font-name="Trebuchet MS" style:font-name-asian="Trebuchet MS" style:font-name-complex="Trebuchet MS"/>
    </style:style>
    <style:style style:name="T469_24" style:family="text">
      <style:text-properties style:font-name="Trebuchet MS" style:font-name-asian="Trebuchet MS" style:font-name-complex="Trebuchet MS"/>
    </style:style>
    <style:style style:name="T469_25" style:family="text">
      <style:text-properties style:font-name="Trebuchet MS" style:font-name-asian="Trebuchet MS" style:font-name-complex="Trebuchet MS"/>
    </style:style>
    <style:style style:name="T469_26" style:family="text">
      <style:text-properties style:font-name="Trebuchet MS" style:font-name-asian="Trebuchet MS" style:font-name-complex="Trebuchet MS"/>
    </style:style>
    <style:style style:name="T469_27" style:family="text">
      <style:text-properties style:font-name="Trebuchet MS" style:font-name-asian="Trebuchet MS" style:font-name-complex="Trebuchet MS"/>
    </style:style>
    <style:style style:name="T469_28" style:family="text">
      <style:text-properties style:font-name="Trebuchet MS" style:font-name-asian="Trebuchet MS" style:font-name-complex="Trebuchet MS"/>
    </style:style>
    <style:style style:name="T469_29" style:family="text">
      <style:text-properties style:font-name="Trebuchet MS" style:font-name-asian="Trebuchet MS" style:font-name-complex="Trebuchet MS"/>
    </style:style>
    <style:style style:name="T469_30" style:family="text">
      <style:text-properties style:font-name="Trebuchet MS" style:font-name-asian="Trebuchet MS" style:font-name-complex="Trebuchet MS"/>
    </style:style>
    <style:style style:name="T469_31" style:family="text">
      <style:text-properties style:font-name="Trebuchet MS" style:font-name-asian="Trebuchet MS" style:font-name-complex="Trebuchet MS"/>
    </style:style>
    <style:style style:name="P470" style:family="paragraph" style:parent-style-name="Standard">
      <style:paragraph-properties fo:break-before="auto" fo:line-height="100%" fo:margin-top="0cm" style:writing-mode="lr-tb"/>
    </style:style>
    <style:style style:name="T470_1" style:family="text">
      <style:text-properties style:font-name="Trebuchet MS" style:font-name-asian="Trebuchet MS" style:font-name-complex="Trebuchet MS"/>
    </style:style>
    <style:style style:name="T470_2" style:family="text">
      <style:text-properties style:font-name="Trebuchet MS" style:font-name-asian="Trebuchet MS" style:font-name-complex="Trebuchet MS"/>
    </style:style>
    <style:style style:name="T470_3" style:family="text">
      <style:text-properties style:font-name="Trebuchet MS" style:font-name-asian="Trebuchet MS" style:font-name-complex="Trebuchet MS"/>
    </style:style>
    <style:style style:name="T470_4" style:family="text">
      <style:text-properties style:font-name="Trebuchet MS" style:font-name-asian="Trebuchet MS" style:font-name-complex="Trebuchet MS"/>
    </style:style>
    <style:style style:name="T470_5" style:family="text">
      <style:text-properties style:font-name="Trebuchet MS" style:font-name-asian="Trebuchet MS" style:font-name-complex="Trebuchet MS"/>
    </style:style>
    <style:style style:name="T470_6" style:family="text">
      <style:text-properties style:font-name="Trebuchet MS" style:font-name-asian="Trebuchet MS" style:font-name-complex="Trebuchet MS"/>
    </style:style>
    <style:style style:name="T470_7" style:family="text">
      <style:text-properties style:font-name="Trebuchet MS" style:font-name-asian="Trebuchet MS" style:font-name-complex="Trebuchet MS"/>
    </style:style>
    <style:style style:name="T470_8" style:family="text">
      <style:text-properties style:font-name="Trebuchet MS" style:font-name-asian="Trebuchet MS" style:font-name-complex="Trebuchet MS"/>
    </style:style>
    <style:style style:name="T470_9" style:family="text">
      <style:text-properties style:font-name="Trebuchet MS" style:font-name-asian="Trebuchet MS" style:font-name-complex="Trebuchet MS"/>
    </style:style>
    <style:style style:name="T470_10" style:family="text">
      <style:text-properties style:font-name="Trebuchet MS" style:font-name-asian="Trebuchet MS" style:font-name-complex="Trebuchet MS"/>
    </style:style>
    <style:style style:name="T470_11" style:family="text">
      <style:text-properties style:font-name="Trebuchet MS" style:font-name-asian="Trebuchet MS" style:font-name-complex="Trebuchet MS"/>
    </style:style>
    <style:style style:name="T470_12" style:family="text">
      <style:text-properties style:font-name="Trebuchet MS" style:font-name-asian="Trebuchet MS" style:font-name-complex="Trebuchet MS"/>
    </style:style>
    <style:style style:name="T470_13" style:family="text">
      <style:text-properties style:font-name="Trebuchet MS" style:font-name-asian="Trebuchet MS" style:font-name-complex="Trebuchet MS"/>
    </style:style>
    <style:style style:name="T470_14" style:family="text">
      <style:text-properties style:font-name="Trebuchet MS" style:font-name-asian="Trebuchet MS" style:font-name-complex="Trebuchet MS"/>
    </style:style>
    <style:style style:name="T470_15" style:family="text">
      <style:text-properties style:font-name="Trebuchet MS" style:font-name-asian="Trebuchet MS" style:font-name-complex="Trebuchet MS"/>
    </style:style>
    <style:style style:name="T470_16" style:family="text">
      <style:text-properties style:font-name="Trebuchet MS" style:font-name-asian="Trebuchet MS" style:font-name-complex="Trebuchet MS"/>
    </style:style>
    <style:style style:name="T470_17" style:family="text">
      <style:text-properties style:font-name="Trebuchet MS" style:font-name-asian="Trebuchet MS" style:font-name-complex="Trebuchet MS"/>
    </style:style>
    <style:style style:name="T470_18" style:family="text">
      <style:text-properties style:font-name="Trebuchet MS" style:font-name-asian="Trebuchet MS" style:font-name-complex="Trebuchet MS"/>
    </style:style>
    <style:style style:name="T470_19" style:family="text">
      <style:text-properties style:font-name="Trebuchet MS" style:font-name-asian="Trebuchet MS" style:font-name-complex="Trebuchet MS"/>
    </style:style>
    <style:style style:name="T470_20" style:family="text">
      <style:text-properties style:font-name="Trebuchet MS" style:font-name-asian="Trebuchet MS" style:font-name-complex="Trebuchet MS"/>
    </style:style>
    <style:style style:name="T470_21" style:family="text">
      <style:text-properties style:font-name="Trebuchet MS" style:font-name-asian="Trebuchet MS" style:font-name-complex="Trebuchet MS"/>
    </style:style>
    <style:style style:name="T470_22" style:family="text">
      <style:text-properties style:font-name="Trebuchet MS" style:font-name-asian="Trebuchet MS" style:font-name-complex="Trebuchet MS"/>
    </style:style>
    <style:style style:name="T470_23" style:family="text">
      <style:text-properties style:font-name="Trebuchet MS" style:font-name-asian="Trebuchet MS" style:font-name-complex="Trebuchet MS"/>
    </style:style>
    <style:style style:name="T470_24" style:family="text">
      <style:text-properties style:font-name="Trebuchet MS" style:font-name-asian="Trebuchet MS" style:font-name-complex="Trebuchet MS"/>
    </style:style>
    <style:style style:name="T470_25" style:family="text">
      <style:text-properties style:font-name="Trebuchet MS" style:font-name-asian="Trebuchet MS" style:font-name-complex="Trebuchet MS"/>
    </style:style>
    <style:style style:name="T470_26" style:family="text">
      <style:text-properties style:font-name="Trebuchet MS" style:font-name-asian="Trebuchet MS" style:font-name-complex="Trebuchet MS"/>
    </style:style>
    <style:style style:name="T470_27" style:family="text">
      <style:text-properties style:font-name="Trebuchet MS" style:font-name-asian="Trebuchet MS" style:font-name-complex="Trebuchet MS"/>
    </style:style>
    <style:style style:name="T470_28" style:family="text">
      <style:text-properties style:font-name="Trebuchet MS" style:font-name-asian="Trebuchet MS" style:font-name-complex="Trebuchet MS"/>
    </style:style>
    <style:style style:name="T470_29" style:family="text">
      <style:text-properties style:font-name="Trebuchet MS" style:font-name-asian="Trebuchet MS" style:font-name-complex="Trebuchet MS"/>
    </style:style>
    <style:style style:name="T470_30" style:family="text">
      <style:text-properties style:font-name="Trebuchet MS" style:font-name-asian="Trebuchet MS" style:font-name-complex="Trebuchet MS"/>
    </style:style>
    <style:style style:name="T470_31" style:family="text">
      <style:text-properties style:font-name="Trebuchet MS" style:font-name-asian="Trebuchet MS" style:font-name-complex="Trebuchet MS"/>
    </style:style>
    <style:style style:name="T470_32" style:family="text">
      <style:text-properties style:font-name="Trebuchet MS" style:font-name-asian="Trebuchet MS" style:font-name-complex="Trebuchet MS"/>
    </style:style>
    <style:style style:name="P471" style:family="paragraph" style:parent-style-name="Standard">
      <style:paragraph-properties fo:break-before="auto" fo:line-height="100%" fo:margin-top="0cm" style:writing-mode="lr-tb"/>
    </style:style>
    <style:style style:name="T471_1" style:family="text">
      <style:text-properties style:font-name="Trebuchet MS" style:font-name-asian="Trebuchet MS" style:font-name-complex="Trebuchet MS"/>
    </style:style>
    <style:style style:name="T471_2" style:family="text">
      <style:text-properties style:font-name="Trebuchet MS" style:font-name-asian="Trebuchet MS" style:font-name-complex="Trebuchet MS"/>
    </style:style>
    <style:style style:name="T471_3" style:family="text">
      <style:text-properties style:font-name="Trebuchet MS" style:font-name-asian="Trebuchet MS" style:font-name-complex="Trebuchet MS"/>
    </style:style>
    <style:style style:name="T471_4" style:family="text">
      <style:text-properties style:font-name="Trebuchet MS" style:font-name-asian="Trebuchet MS" style:font-name-complex="Trebuchet MS"/>
    </style:style>
    <style:style style:name="T471_5" style:family="text">
      <style:text-properties style:font-name="Trebuchet MS" style:font-name-asian="Trebuchet MS" style:font-name-complex="Trebuchet MS"/>
    </style:style>
    <style:style style:name="T471_6" style:family="text">
      <style:text-properties style:font-name="Trebuchet MS" style:font-name-asian="Trebuchet MS" style:font-name-complex="Trebuchet MS"/>
    </style:style>
    <style:style style:name="T471_7" style:family="text">
      <style:text-properties style:font-name="Trebuchet MS" style:font-name-asian="Trebuchet MS" style:font-name-complex="Trebuchet MS"/>
    </style:style>
    <style:style style:name="T471_8" style:family="text">
      <style:text-properties style:font-name="Trebuchet MS" style:font-name-asian="Trebuchet MS" style:font-name-complex="Trebuchet MS"/>
    </style:style>
    <style:style style:name="T471_9" style:family="text">
      <style:text-properties style:font-name="Trebuchet MS" style:font-name-asian="Trebuchet MS" style:font-name-complex="Trebuchet MS"/>
    </style:style>
    <style:style style:name="T471_10" style:family="text">
      <style:text-properties style:font-name="Trebuchet MS" style:font-name-asian="Trebuchet MS" style:font-name-complex="Trebuchet MS"/>
    </style:style>
    <style:style style:name="T471_11" style:family="text">
      <style:text-properties style:font-name="Trebuchet MS" style:font-name-asian="Trebuchet MS" style:font-name-complex="Trebuchet MS"/>
    </style:style>
    <style:style style:name="T471_12" style:family="text">
      <style:text-properties style:font-name="Trebuchet MS" style:font-name-asian="Trebuchet MS" style:font-name-complex="Trebuchet MS"/>
    </style:style>
    <style:style style:name="T471_13" style:family="text">
      <style:text-properties style:font-name="Trebuchet MS" style:font-name-asian="Trebuchet MS" style:font-name-complex="Trebuchet MS"/>
    </style:style>
    <style:style style:name="P472" style:family="paragraph" style:parent-style-name="Standard">
      <style:paragraph-properties fo:break-before="auto" fo:line-height="100%" fo:margin-top="0cm" style:writing-mode="lr-tb"/>
    </style:style>
    <style:style style:name="T472_1" style:family="text">
      <style:text-properties style:font-name="Trebuchet MS" style:font-name-asian="Trebuchet MS" style:font-name-complex="Trebuchet MS"/>
    </style:style>
    <style:style style:name="T472_2" style:family="text">
      <style:text-properties style:font-name="Trebuchet MS" style:font-name-asian="Trebuchet MS" style:font-name-complex="Trebuchet MS"/>
    </style:style>
    <style:style style:name="T472_3" style:family="text">
      <style:text-properties style:font-name="Trebuchet MS" style:font-name-asian="Trebuchet MS" style:font-name-complex="Trebuchet MS"/>
    </style:style>
    <style:style style:name="T472_4" style:family="text">
      <style:text-properties style:font-name="Trebuchet MS" style:font-name-asian="Trebuchet MS" style:font-name-complex="Trebuchet MS"/>
    </style:style>
    <style:style style:name="T472_5" style:family="text">
      <style:text-properties style:font-name="Trebuchet MS" style:font-name-asian="Trebuchet MS" style:font-name-complex="Trebuchet MS"/>
    </style:style>
    <style:style style:name="T472_6" style:family="text">
      <style:text-properties style:font-name="Trebuchet MS" style:font-name-asian="Trebuchet MS" style:font-name-complex="Trebuchet MS"/>
    </style:style>
    <style:style style:name="T472_7" style:family="text">
      <style:text-properties style:font-name="Trebuchet MS" style:font-name-asian="Trebuchet MS" style:font-name-complex="Trebuchet MS"/>
    </style:style>
    <style:style style:name="T472_8" style:family="text">
      <style:text-properties style:font-name="Trebuchet MS" style:font-name-asian="Trebuchet MS" style:font-name-complex="Trebuchet MS"/>
    </style:style>
    <style:style style:name="T472_9" style:family="text">
      <style:text-properties style:font-name="Trebuchet MS" style:font-name-asian="Trebuchet MS" style:font-name-complex="Trebuchet MS"/>
    </style:style>
    <style:style style:name="T472_10" style:family="text">
      <style:text-properties style:font-name="Trebuchet MS" style:font-name-asian="Trebuchet MS" style:font-name-complex="Trebuchet MS"/>
    </style:style>
    <style:style style:name="T472_11" style:family="text">
      <style:text-properties style:font-name="Trebuchet MS" style:font-name-asian="Trebuchet MS" style:font-name-complex="Trebuchet MS"/>
    </style:style>
    <style:style style:name="P473" style:family="paragraph" style:parent-style-name="Standard">
      <style:paragraph-properties fo:break-before="auto" fo:line-height="100%" fo:margin-top="0cm" style:writing-mode="lr-tb"/>
    </style:style>
    <style:style style:name="T473_1" style:family="text">
      <style:text-properties style:font-name="Trebuchet MS" style:font-name-asian="Trebuchet MS" style:font-name-complex="Trebuchet MS"/>
    </style:style>
    <style:style style:name="T473_2" style:family="text">
      <style:text-properties style:font-name="Trebuchet MS" style:font-name-asian="Trebuchet MS" style:font-name-complex="Trebuchet MS"/>
    </style:style>
    <style:style style:name="T473_3" style:family="text">
      <style:text-properties style:font-name="Trebuchet MS" style:font-name-asian="Trebuchet MS" style:font-name-complex="Trebuchet MS"/>
    </style:style>
    <style:style style:name="T473_4" style:family="text">
      <style:text-properties style:font-name="Trebuchet MS" style:font-name-asian="Trebuchet MS" style:font-name-complex="Trebuchet MS"/>
    </style:style>
    <style:style style:name="T473_5" style:family="text">
      <style:text-properties style:font-name="Trebuchet MS" style:font-name-asian="Trebuchet MS" style:font-name-complex="Trebuchet MS"/>
    </style:style>
    <style:style style:name="T473_6" style:family="text">
      <style:text-properties style:font-name="Trebuchet MS" style:font-name-asian="Trebuchet MS" style:font-name-complex="Trebuchet MS"/>
    </style:style>
    <style:style style:name="T473_7" style:family="text">
      <style:text-properties style:font-name="Trebuchet MS" style:font-name-asian="Trebuchet MS" style:font-name-complex="Trebuchet MS"/>
    </style:style>
    <style:style style:name="T473_8" style:family="text">
      <style:text-properties style:font-name="Trebuchet MS" style:font-name-asian="Trebuchet MS" style:font-name-complex="Trebuchet MS"/>
    </style:style>
    <style:style style:name="T473_9" style:family="text">
      <style:text-properties style:font-name="Trebuchet MS" style:font-name-asian="Trebuchet MS" style:font-name-complex="Trebuchet MS"/>
    </style:style>
    <style:style style:name="T473_10" style:family="text">
      <style:text-properties style:font-name="Trebuchet MS" style:font-name-asian="Trebuchet MS" style:font-name-complex="Trebuchet MS"/>
    </style:style>
    <style:style style:name="T473_11" style:family="text">
      <style:text-properties style:font-name="Trebuchet MS" style:font-name-asian="Trebuchet MS" style:font-name-complex="Trebuchet MS"/>
    </style:style>
    <style:style style:name="T473_12" style:family="text">
      <style:text-properties style:font-name="Trebuchet MS" style:font-name-asian="Trebuchet MS" style:font-name-complex="Trebuchet MS"/>
    </style:style>
    <style:style style:name="T473_13" style:family="text">
      <style:text-properties style:font-name="Trebuchet MS" style:font-name-asian="Trebuchet MS" style:font-name-complex="Trebuchet MS"/>
    </style:style>
    <style:style style:name="T473_14" style:family="text">
      <style:text-properties style:font-name="Trebuchet MS" style:font-name-asian="Trebuchet MS" style:font-name-complex="Trebuchet MS"/>
    </style:style>
    <style:style style:name="T473_15" style:family="text">
      <style:text-properties style:font-name="Trebuchet MS" style:font-name-asian="Trebuchet MS" style:font-name-complex="Trebuchet MS"/>
    </style:style>
    <style:style style:name="T473_16" style:family="text">
      <style:text-properties style:font-name="Trebuchet MS" style:font-name-asian="Trebuchet MS" style:font-name-complex="Trebuchet MS"/>
    </style:style>
    <style:style style:name="T473_17" style:family="text">
      <style:text-properties style:font-name="Trebuchet MS" style:font-name-asian="Trebuchet MS" style:font-name-complex="Trebuchet MS"/>
    </style:style>
    <style:style style:name="T473_18" style:family="text">
      <style:text-properties style:font-name="Trebuchet MS" style:font-name-asian="Trebuchet MS" style:font-name-complex="Trebuchet MS"/>
    </style:style>
    <style:style style:name="T473_19" style:family="text">
      <style:text-properties style:font-name="Trebuchet MS" style:font-name-asian="Trebuchet MS" style:font-name-complex="Trebuchet MS"/>
    </style:style>
    <style:style style:name="T473_20" style:family="text">
      <style:text-properties style:font-name="Trebuchet MS" style:font-name-asian="Trebuchet MS" style:font-name-complex="Trebuchet MS"/>
    </style:style>
    <style:style style:name="T473_21" style:family="text">
      <style:text-properties style:font-name="Trebuchet MS" style:font-name-asian="Trebuchet MS" style:font-name-complex="Trebuchet MS"/>
    </style:style>
    <style:style style:name="T473_22" style:family="text">
      <style:text-properties style:font-name="Trebuchet MS" style:font-name-asian="Trebuchet MS" style:font-name-complex="Trebuchet MS"/>
    </style:style>
    <style:style style:name="T473_23" style:family="text">
      <style:text-properties style:font-name="Trebuchet MS" style:font-name-asian="Trebuchet MS" style:font-name-complex="Trebuchet MS"/>
    </style:style>
    <style:style style:name="T473_24" style:family="text">
      <style:text-properties style:font-name="Trebuchet MS" style:font-name-asian="Trebuchet MS" style:font-name-complex="Trebuchet MS"/>
    </style:style>
    <style:style style:name="T473_25" style:family="text">
      <style:text-properties style:font-name="Trebuchet MS" style:font-name-asian="Trebuchet MS" style:font-name-complex="Trebuchet MS"/>
    </style:style>
    <style:style style:name="T473_26" style:family="text">
      <style:text-properties style:font-name="Trebuchet MS" style:font-name-asian="Trebuchet MS" style:font-name-complex="Trebuchet MS"/>
    </style:style>
    <style:style style:name="T473_27" style:family="text">
      <style:text-properties style:font-name="Trebuchet MS" style:font-name-asian="Trebuchet MS" style:font-name-complex="Trebuchet MS"/>
    </style:style>
    <style:style style:name="T473_28" style:family="text">
      <style:text-properties style:font-name="Trebuchet MS" style:font-name-asian="Trebuchet MS" style:font-name-complex="Trebuchet MS"/>
    </style:style>
    <style:style style:name="T473_29" style:family="text">
      <style:text-properties style:font-name="Trebuchet MS" style:font-name-asian="Trebuchet MS" style:font-name-complex="Trebuchet MS"/>
    </style:style>
    <style:style style:name="T473_30" style:family="text">
      <style:text-properties style:font-name="Trebuchet MS" style:font-name-asian="Trebuchet MS" style:font-name-complex="Trebuchet MS"/>
    </style:style>
    <style:style style:name="T473_31" style:family="text">
      <style:text-properties style:font-name="Trebuchet MS" style:font-name-asian="Trebuchet MS" style:font-name-complex="Trebuchet MS"/>
    </style:style>
    <style:style style:name="T473_32" style:family="text">
      <style:text-properties style:font-name="Trebuchet MS" style:font-name-asian="Trebuchet MS" style:font-name-complex="Trebuchet MS"/>
    </style:style>
    <style:style style:name="T473_33" style:family="text">
      <style:text-properties style:font-name="Trebuchet MS" style:font-name-asian="Trebuchet MS" style:font-name-complex="Trebuchet MS"/>
    </style:style>
    <style:style style:name="T473_34" style:family="text">
      <style:text-properties style:font-name="Trebuchet MS" style:font-name-asian="Trebuchet MS" style:font-name-complex="Trebuchet MS"/>
    </style:style>
    <style:style style:name="T473_35" style:family="text">
      <style:text-properties style:font-name="Trebuchet MS" style:font-name-asian="Trebuchet MS" style:font-name-complex="Trebuchet MS"/>
    </style:style>
    <style:style style:name="T473_36" style:family="text">
      <style:text-properties style:font-name="Trebuchet MS" style:font-name-asian="Trebuchet MS" style:font-name-complex="Trebuchet MS"/>
    </style:style>
    <style:style style:name="T473_37" style:family="text">
      <style:text-properties style:font-name="Trebuchet MS" style:font-name-asian="Trebuchet MS" style:font-name-complex="Trebuchet MS"/>
    </style:style>
    <style:style style:name="T473_38" style:family="text">
      <style:text-properties style:font-name="Trebuchet MS" style:font-name-asian="Trebuchet MS" style:font-name-complex="Trebuchet MS"/>
    </style:style>
    <style:style style:name="T473_39" style:family="text">
      <style:text-properties style:font-name="Trebuchet MS" style:font-name-asian="Trebuchet MS" style:font-name-complex="Trebuchet MS"/>
    </style:style>
    <style:style style:name="T473_40" style:family="text">
      <style:text-properties style:font-name="Trebuchet MS" style:font-name-asian="Trebuchet MS" style:font-name-complex="Trebuchet MS"/>
    </style:style>
    <style:style style:name="P474" style:family="paragraph" style:parent-style-name="Standard">
      <style:paragraph-properties fo:break-before="auto" fo:line-height="100%" fo:margin-top="0cm" style:writing-mode="lr-tb"/>
    </style:style>
    <style:style style:name="T474_1" style:family="text">
      <style:text-properties style:font-name="Trebuchet MS" style:font-name-asian="Trebuchet MS" style:font-name-complex="Trebuchet MS"/>
    </style:style>
    <style:style style:name="T474_2" style:family="text">
      <style:text-properties style:font-name="Trebuchet MS" style:font-name-asian="Trebuchet MS" style:font-name-complex="Trebuchet MS"/>
    </style:style>
    <style:style style:name="T474_3" style:family="text">
      <style:text-properties style:font-name="Trebuchet MS" style:font-name-asian="Trebuchet MS" style:font-name-complex="Trebuchet MS"/>
    </style:style>
    <style:style style:name="T474_4" style:family="text">
      <style:text-properties style:font-name="Trebuchet MS" style:font-name-asian="Trebuchet MS" style:font-name-complex="Trebuchet MS"/>
    </style:style>
    <style:style style:name="T474_5" style:family="text">
      <style:text-properties style:font-name="Trebuchet MS" style:font-name-asian="Trebuchet MS" style:font-name-complex="Trebuchet MS"/>
    </style:style>
    <style:style style:name="T474_6" style:family="text">
      <style:text-properties style:font-name="Trebuchet MS" style:font-name-asian="Trebuchet MS" style:font-name-complex="Trebuchet MS"/>
    </style:style>
    <style:style style:name="T474_7" style:family="text">
      <style:text-properties style:font-name="Trebuchet MS" style:font-name-asian="Trebuchet MS" style:font-name-complex="Trebuchet MS"/>
    </style:style>
    <style:style style:name="T474_8" style:family="text">
      <style:text-properties style:font-name="Trebuchet MS" style:font-name-asian="Trebuchet MS" style:font-name-complex="Trebuchet MS"/>
    </style:style>
    <style:style style:name="T474_9" style:family="text">
      <style:text-properties style:font-name="Trebuchet MS" style:font-name-asian="Trebuchet MS" style:font-name-complex="Trebuchet MS"/>
    </style:style>
    <style:style style:name="T474_10" style:family="text">
      <style:text-properties style:font-name="Trebuchet MS" style:font-name-asian="Trebuchet MS" style:font-name-complex="Trebuchet MS"/>
    </style:style>
    <style:style style:name="T474_11" style:family="text">
      <style:text-properties style:font-name="Trebuchet MS" style:font-name-asian="Trebuchet MS" style:font-name-complex="Trebuchet MS"/>
    </style:style>
    <style:style style:name="T474_12" style:family="text">
      <style:text-properties style:font-name="Trebuchet MS" style:font-name-asian="Trebuchet MS" style:font-name-complex="Trebuchet MS"/>
    </style:style>
    <style:style style:name="T474_13" style:family="text">
      <style:text-properties style:font-name="Trebuchet MS" style:font-name-asian="Trebuchet MS" style:font-name-complex="Trebuchet MS"/>
    </style:style>
    <style:style style:name="P475" style:family="paragraph" style:parent-style-name="Standard">
      <style:paragraph-properties fo:break-before="auto" fo:line-height="100%" fo:margin-top="0cm" style:writing-mode="lr-tb"/>
    </style:style>
    <style:style style:name="T475_1" style:family="text">
      <style:text-properties style:font-name="Trebuchet MS" style:font-name-asian="Trebuchet MS" style:font-name-complex="Trebuchet MS"/>
    </style:style>
    <style:style style:name="T475_2" style:family="text">
      <style:text-properties style:font-name="Trebuchet MS" style:font-name-asian="Trebuchet MS" style:font-name-complex="Trebuchet MS"/>
    </style:style>
    <style:style style:name="T475_3" style:family="text">
      <style:text-properties style:font-name="Trebuchet MS" style:font-name-asian="Trebuchet MS" style:font-name-complex="Trebuchet MS"/>
    </style:style>
    <style:style style:name="T475_4" style:family="text">
      <style:text-properties style:font-name="Trebuchet MS" style:font-name-asian="Trebuchet MS" style:font-name-complex="Trebuchet MS"/>
    </style:style>
    <style:style style:name="T475_5" style:family="text">
      <style:text-properties style:font-name="Trebuchet MS" style:font-name-asian="Trebuchet MS" style:font-name-complex="Trebuchet MS"/>
    </style:style>
    <style:style style:name="T475_6" style:family="text">
      <style:text-properties style:font-name="Trebuchet MS" style:font-name-asian="Trebuchet MS" style:font-name-complex="Trebuchet MS"/>
    </style:style>
    <style:style style:name="T475_7" style:family="text">
      <style:text-properties style:font-name="Trebuchet MS" style:font-name-asian="Trebuchet MS" style:font-name-complex="Trebuchet MS"/>
    </style:style>
    <style:style style:name="T475_8" style:family="text">
      <style:text-properties style:font-name="Trebuchet MS" style:font-name-asian="Trebuchet MS" style:font-name-complex="Trebuchet MS"/>
    </style:style>
    <style:style style:name="T475_9" style:family="text">
      <style:text-properties style:font-name="Trebuchet MS" style:font-name-asian="Trebuchet MS" style:font-name-complex="Trebuchet MS"/>
    </style:style>
    <style:style style:name="T475_10" style:family="text">
      <style:text-properties style:font-name="Trebuchet MS" style:font-name-asian="Trebuchet MS" style:font-name-complex="Trebuchet MS"/>
    </style:style>
    <style:style style:name="T475_11" style:family="text">
      <style:text-properties style:font-name="Trebuchet MS" style:font-name-asian="Trebuchet MS" style:font-name-complex="Trebuchet MS"/>
    </style:style>
    <style:style style:name="T475_12" style:family="text">
      <style:text-properties style:font-name="Trebuchet MS" style:font-name-asian="Trebuchet MS" style:font-name-complex="Trebuchet MS"/>
    </style:style>
    <style:style style:name="T475_13" style:family="text">
      <style:text-properties style:font-name="Trebuchet MS" style:font-name-asian="Trebuchet MS" style:font-name-complex="Trebuchet MS"/>
    </style:style>
    <style:style style:name="T475_14" style:family="text">
      <style:text-properties style:font-name="Trebuchet MS" style:font-name-asian="Trebuchet MS" style:font-name-complex="Trebuchet MS"/>
    </style:style>
    <style:style style:name="T475_15" style:family="text">
      <style:text-properties style:font-name="Trebuchet MS" style:font-name-asian="Trebuchet MS" style:font-name-complex="Trebuchet MS"/>
    </style:style>
    <style:style style:name="T475_16" style:family="text">
      <style:text-properties style:font-name="Trebuchet MS" style:font-name-asian="Trebuchet MS" style:font-name-complex="Trebuchet MS"/>
    </style:style>
    <style:style style:name="T475_17" style:family="text">
      <style:text-properties style:font-name="Trebuchet MS" style:font-name-asian="Trebuchet MS" style:font-name-complex="Trebuchet MS"/>
    </style:style>
    <style:style style:name="T475_18" style:family="text">
      <style:text-properties style:font-name="Trebuchet MS" style:font-name-asian="Trebuchet MS" style:font-name-complex="Trebuchet MS"/>
    </style:style>
    <style:style style:name="T475_19" style:family="text">
      <style:text-properties style:font-name="Trebuchet MS" style:font-name-asian="Trebuchet MS" style:font-name-complex="Trebuchet MS"/>
    </style:style>
    <style:style style:name="T475_20" style:family="text">
      <style:text-properties style:font-name="Trebuchet MS" style:font-name-asian="Trebuchet MS" style:font-name-complex="Trebuchet MS"/>
    </style:style>
    <style:style style:name="T475_21" style:family="text">
      <style:text-properties style:font-name="Trebuchet MS" style:font-name-asian="Trebuchet MS" style:font-name-complex="Trebuchet MS"/>
    </style:style>
    <style:style style:name="T475_22" style:family="text">
      <style:text-properties style:font-name="Trebuchet MS" style:font-name-asian="Trebuchet MS" style:font-name-complex="Trebuchet MS"/>
    </style:style>
    <style:style style:name="T475_23" style:family="text">
      <style:text-properties style:font-name="Trebuchet MS" style:font-name-asian="Trebuchet MS" style:font-name-complex="Trebuchet MS"/>
    </style:style>
    <style:style style:name="T475_24" style:family="text">
      <style:text-properties style:font-name="Trebuchet MS" style:font-name-asian="Trebuchet MS" style:font-name-complex="Trebuchet MS"/>
    </style:style>
    <style:style style:name="T475_25" style:family="text">
      <style:text-properties style:font-name="Trebuchet MS" style:font-name-asian="Trebuchet MS" style:font-name-complex="Trebuchet MS"/>
    </style:style>
    <style:style style:name="P476" style:family="paragraph" style:parent-style-name="Standard">
      <style:paragraph-properties fo:break-before="auto" fo:line-height="100%" fo:margin-top="0cm" style:writing-mode="lr-tb"/>
    </style:style>
    <style:style style:name="T476_1" style:family="text">
      <style:text-properties style:font-name="Trebuchet MS" style:font-name-asian="Trebuchet MS" style:font-name-complex="Trebuchet MS"/>
    </style:style>
    <style:style style:name="T476_2" style:family="text">
      <style:text-properties style:font-name="Trebuchet MS" style:font-name-asian="Trebuchet MS" style:font-name-complex="Trebuchet MS"/>
    </style:style>
    <style:style style:name="T476_3" style:family="text">
      <style:text-properties style:font-name="Trebuchet MS" style:font-name-asian="Trebuchet MS" style:font-name-complex="Trebuchet MS"/>
    </style:style>
    <style:style style:name="T476_4" style:family="text">
      <style:text-properties style:font-name="Trebuchet MS" style:font-name-asian="Trebuchet MS" style:font-name-complex="Trebuchet MS"/>
    </style:style>
    <style:style style:name="T476_5" style:family="text">
      <style:text-properties style:font-name="Trebuchet MS" style:font-name-asian="Trebuchet MS" style:font-name-complex="Trebuchet MS"/>
    </style:style>
    <style:style style:name="T476_6" style:family="text">
      <style:text-properties style:font-name="Trebuchet MS" style:font-name-asian="Trebuchet MS" style:font-name-complex="Trebuchet MS"/>
    </style:style>
    <style:style style:name="T476_7" style:family="text">
      <style:text-properties style:font-name="Trebuchet MS" style:font-name-asian="Trebuchet MS" style:font-name-complex="Trebuchet MS"/>
    </style:style>
    <style:style style:name="T476_8" style:family="text">
      <style:text-properties style:font-name="Trebuchet MS" style:font-name-asian="Trebuchet MS" style:font-name-complex="Trebuchet MS"/>
    </style:style>
    <style:style style:name="T476_9" style:family="text">
      <style:text-properties style:font-name="Trebuchet MS" style:font-name-asian="Trebuchet MS" style:font-name-complex="Trebuchet MS"/>
    </style:style>
    <style:style style:name="T476_10" style:family="text">
      <style:text-properties style:font-name="Trebuchet MS" style:font-name-asian="Trebuchet MS" style:font-name-complex="Trebuchet MS"/>
    </style:style>
    <style:style style:name="T476_11" style:family="text">
      <style:text-properties style:font-name="Trebuchet MS" style:font-name-asian="Trebuchet MS" style:font-name-complex="Trebuchet MS"/>
    </style:style>
    <style:style style:name="T476_12" style:family="text">
      <style:text-properties style:font-name="Trebuchet MS" style:font-name-asian="Trebuchet MS" style:font-name-complex="Trebuchet MS"/>
    </style:style>
    <style:style style:name="T476_13" style:family="text">
      <style:text-properties style:font-name="Trebuchet MS" style:font-name-asian="Trebuchet MS" style:font-name-complex="Trebuchet MS"/>
    </style:style>
    <style:style style:name="T476_14" style:family="text">
      <style:text-properties style:font-name="Trebuchet MS" style:font-name-asian="Trebuchet MS" style:font-name-complex="Trebuchet MS"/>
    </style:style>
    <style:style style:name="T476_15" style:family="text">
      <style:text-properties style:font-name="Trebuchet MS" style:font-name-asian="Trebuchet MS" style:font-name-complex="Trebuchet MS"/>
    </style:style>
    <style:style style:name="T476_16" style:family="text">
      <style:text-properties style:font-name="Trebuchet MS" style:font-name-asian="Trebuchet MS" style:font-name-complex="Trebuchet MS"/>
    </style:style>
    <style:style style:name="T476_17" style:family="text">
      <style:text-properties style:font-name="Trebuchet MS" style:font-name-asian="Trebuchet MS" style:font-name-complex="Trebuchet MS"/>
    </style:style>
    <style:style style:name="T476_18" style:family="text">
      <style:text-properties style:font-name="Trebuchet MS" style:font-name-asian="Trebuchet MS" style:font-name-complex="Trebuchet MS"/>
    </style:style>
    <style:style style:name="T476_19" style:family="text">
      <style:text-properties style:font-name="Trebuchet MS" style:font-name-asian="Trebuchet MS" style:font-name-complex="Trebuchet MS"/>
    </style:style>
    <style:style style:name="T476_20" style:family="text">
      <style:text-properties style:font-name="Trebuchet MS" style:font-name-asian="Trebuchet MS" style:font-name-complex="Trebuchet MS"/>
    </style:style>
    <style:style style:name="T476_21" style:family="text">
      <style:text-properties style:font-name="Trebuchet MS" style:font-name-asian="Trebuchet MS" style:font-name-complex="Trebuchet MS"/>
    </style:style>
    <style:style style:name="T476_22" style:family="text">
      <style:text-properties style:font-name="Trebuchet MS" style:font-name-asian="Trebuchet MS" style:font-name-complex="Trebuchet MS"/>
    </style:style>
    <style:style style:name="T476_23" style:family="text">
      <style:text-properties style:font-name="Trebuchet MS" style:font-name-asian="Trebuchet MS" style:font-name-complex="Trebuchet MS"/>
    </style:style>
    <style:style style:name="T476_24" style:family="text">
      <style:text-properties style:font-name="Trebuchet MS" style:font-name-asian="Trebuchet MS" style:font-name-complex="Trebuchet MS"/>
    </style:style>
    <style:style style:name="T476_25" style:family="text">
      <style:text-properties style:font-name="Trebuchet MS" style:font-name-asian="Trebuchet MS" style:font-name-complex="Trebuchet MS"/>
    </style:style>
    <style:style style:name="T476_26" style:family="text">
      <style:text-properties style:font-name="Trebuchet MS" style:font-name-asian="Trebuchet MS" style:font-name-complex="Trebuchet MS"/>
    </style:style>
    <style:style style:name="T476_27" style:family="text">
      <style:text-properties style:font-name="Trebuchet MS" style:font-name-asian="Trebuchet MS" style:font-name-complex="Trebuchet MS"/>
    </style:style>
    <style:style style:name="T476_28" style:family="text">
      <style:text-properties style:font-name="Trebuchet MS" style:font-name-asian="Trebuchet MS" style:font-name-complex="Trebuchet MS"/>
    </style:style>
    <style:style style:name="T476_29" style:family="text">
      <style:text-properties style:font-name="Trebuchet MS" style:font-name-asian="Trebuchet MS" style:font-name-complex="Trebuchet MS"/>
    </style:style>
    <style:style style:name="T476_30" style:family="text">
      <style:text-properties style:font-name="Trebuchet MS" style:font-name-asian="Trebuchet MS" style:font-name-complex="Trebuchet MS"/>
    </style:style>
    <style:style style:name="T476_31" style:family="text">
      <style:text-properties style:font-name="Trebuchet MS" style:font-name-asian="Trebuchet MS" style:font-name-complex="Trebuchet MS"/>
    </style:style>
    <style:style style:name="T476_32" style:family="text">
      <style:text-properties style:font-name="Trebuchet MS" style:font-name-asian="Trebuchet MS" style:font-name-complex="Trebuchet MS"/>
    </style:style>
    <style:style style:name="T476_33" style:family="text">
      <style:text-properties style:font-name="Trebuchet MS" style:font-name-asian="Trebuchet MS" style:font-name-complex="Trebuchet MS"/>
    </style:style>
    <style:style style:name="T476_34" style:family="text">
      <style:text-properties style:font-name="Trebuchet MS" style:font-name-asian="Trebuchet MS" style:font-name-complex="Trebuchet MS"/>
    </style:style>
    <style:style style:name="T476_35" style:family="text">
      <style:text-properties style:font-name="Trebuchet MS" style:font-name-asian="Trebuchet MS" style:font-name-complex="Trebuchet MS"/>
    </style:style>
    <style:style style:name="T476_36" style:family="text">
      <style:text-properties style:font-name="Trebuchet MS" style:font-name-asian="Trebuchet MS" style:font-name-complex="Trebuchet MS"/>
    </style:style>
    <style:style style:name="T476_37" style:family="text">
      <style:text-properties style:font-name="Trebuchet MS" style:font-name-asian="Trebuchet MS" style:font-name-complex="Trebuchet MS"/>
    </style:style>
    <style:style style:name="T476_38" style:family="text">
      <style:text-properties style:font-name="Trebuchet MS" style:font-name-asian="Trebuchet MS" style:font-name-complex="Trebuchet MS"/>
    </style:style>
    <style:style style:name="T476_39" style:family="text">
      <style:text-properties style:font-name="Trebuchet MS" style:font-name-asian="Trebuchet MS" style:font-name-complex="Trebuchet MS"/>
    </style:style>
    <style:style style:name="T476_40" style:family="text">
      <style:text-properties style:font-name="Trebuchet MS" style:font-name-asian="Trebuchet MS" style:font-name-complex="Trebuchet MS"/>
    </style:style>
    <style:style style:name="T476_41" style:family="text">
      <style:text-properties style:font-name="Trebuchet MS" style:font-name-asian="Trebuchet MS" style:font-name-complex="Trebuchet MS"/>
    </style:style>
    <style:style style:name="T476_42" style:family="text">
      <style:text-properties style:font-name="Trebuchet MS" style:font-name-asian="Trebuchet MS" style:font-name-complex="Trebuchet MS"/>
    </style:style>
    <style:style style:name="T476_43" style:family="text">
      <style:text-properties style:font-name="Trebuchet MS" style:font-name-asian="Trebuchet MS" style:font-name-complex="Trebuchet MS"/>
    </style:style>
    <style:style style:name="T476_44" style:family="text">
      <style:text-properties style:font-name="Trebuchet MS" style:font-name-asian="Trebuchet MS" style:font-name-complex="Trebuchet MS"/>
    </style:style>
    <style:style style:name="T476_45" style:family="text">
      <style:text-properties style:font-name="Trebuchet MS" style:font-name-asian="Trebuchet MS" style:font-name-complex="Trebuchet MS"/>
    </style:style>
    <style:style style:name="T476_46" style:family="text">
      <style:text-properties style:font-name="Trebuchet MS" style:font-name-asian="Trebuchet MS" style:font-name-complex="Trebuchet MS"/>
    </style:style>
    <style:style style:name="P477" style:family="paragraph" style:parent-style-name="Standard">
      <style:paragraph-properties fo:break-before="auto" fo:line-height="100%" fo:margin-top="0cm" style:writing-mode="lr-tb"/>
    </style:style>
    <style:style style:name="T477_1" style:family="text">
      <style:text-properties style:font-name="Trebuchet MS" style:font-name-asian="Trebuchet MS" style:font-name-complex="Trebuchet MS"/>
    </style:style>
    <style:style style:name="T477_2" style:family="text">
      <style:text-properties style:font-name="Trebuchet MS" style:font-name-asian="Trebuchet MS" style:font-name-complex="Trebuchet MS"/>
    </style:style>
    <style:style style:name="T477_3" style:family="text">
      <style:text-properties style:font-name="Trebuchet MS" style:font-name-asian="Trebuchet MS" style:font-name-complex="Trebuchet MS"/>
    </style:style>
    <style:style style:name="T477_4" style:family="text">
      <style:text-properties style:font-name="Trebuchet MS" style:font-name-asian="Trebuchet MS" style:font-name-complex="Trebuchet MS"/>
    </style:style>
    <style:style style:name="T477_5" style:family="text">
      <style:text-properties style:font-name="Trebuchet MS" style:font-name-asian="Trebuchet MS" style:font-name-complex="Trebuchet MS"/>
    </style:style>
    <style:style style:name="T477_6" style:family="text">
      <style:text-properties style:font-name="Trebuchet MS" style:font-name-asian="Trebuchet MS" style:font-name-complex="Trebuchet MS"/>
    </style:style>
    <style:style style:name="T477_7" style:family="text">
      <style:text-properties style:font-name="Trebuchet MS" style:font-name-asian="Trebuchet MS" style:font-name-complex="Trebuchet MS"/>
    </style:style>
    <style:style style:name="T477_8" style:family="text">
      <style:text-properties style:font-name="Trebuchet MS" style:font-name-asian="Trebuchet MS" style:font-name-complex="Trebuchet MS"/>
    </style:style>
    <style:style style:name="T477_9" style:family="text">
      <style:text-properties style:font-name="Trebuchet MS" style:font-name-asian="Trebuchet MS" style:font-name-complex="Trebuchet MS"/>
    </style:style>
    <style:style style:name="T477_10" style:family="text">
      <style:text-properties style:font-name="Trebuchet MS" style:font-name-asian="Trebuchet MS" style:font-name-complex="Trebuchet MS"/>
    </style:style>
    <style:style style:name="T477_11" style:family="text">
      <style:text-properties style:font-name="Trebuchet MS" style:font-name-asian="Trebuchet MS" style:font-name-complex="Trebuchet MS"/>
    </style:style>
    <style:style style:name="T477_12" style:family="text">
      <style:text-properties style:font-name="Trebuchet MS" style:font-name-asian="Trebuchet MS" style:font-name-complex="Trebuchet MS"/>
    </style:style>
    <style:style style:name="T477_13" style:family="text">
      <style:text-properties style:font-name="Trebuchet MS" style:font-name-asian="Trebuchet MS" style:font-name-complex="Trebuchet MS"/>
    </style:style>
    <style:style style:name="P478" style:family="paragraph" style:parent-style-name="Standard">
      <style:paragraph-properties fo:break-before="auto" fo:line-height="100%" fo:margin-top="0cm" fo:margin-bottom="0cm" style:writing-mode="lr-tb"/>
    </style:style>
    <style:style style:name="T478_1" style:family="text">
      <style:text-properties style:font-name="Trebuchet MS" style:font-name-asian="Trebuchet MS" style:font-name-complex="Trebuchet MS"/>
    </style:style>
    <style:style style:name="T478_2" style:family="text">
      <style:text-properties style:font-name="Trebuchet MS" style:font-name-asian="Trebuchet MS" style:font-name-complex="Trebuchet MS"/>
    </style:style>
    <style:style style:name="T478_3" style:family="text">
      <style:text-properties style:font-name="Trebuchet MS" style:font-name-asian="Trebuchet MS" style:font-name-complex="Trebuchet MS"/>
    </style:style>
    <style:style style:name="T478_4" style:family="text">
      <style:text-properties style:font-name="Trebuchet MS" style:font-name-asian="Trebuchet MS" style:font-name-complex="Trebuchet MS"/>
    </style:style>
    <style:style style:name="T478_5" style:family="text">
      <style:text-properties style:font-name="Trebuchet MS" style:font-name-asian="Trebuchet MS" style:font-name-complex="Trebuchet MS"/>
    </style:style>
    <style:style style:name="T478_6" style:family="text">
      <style:text-properties style:font-name="Trebuchet MS" style:font-name-asian="Trebuchet MS" style:font-name-complex="Trebuchet MS"/>
    </style:style>
    <style:style style:name="T478_7" style:family="text">
      <style:text-properties style:font-name="Trebuchet MS" style:font-name-asian="Trebuchet MS" style:font-name-complex="Trebuchet MS"/>
    </style:style>
    <style:style style:name="T478_8" style:family="text">
      <style:text-properties style:font-name="Trebuchet MS" style:font-name-asian="Trebuchet MS" style:font-name-complex="Trebuchet MS"/>
    </style:style>
    <style:style style:name="T478_9" style:family="text">
      <style:text-properties style:font-name="Trebuchet MS" style:font-name-asian="Trebuchet MS" style:font-name-complex="Trebuchet MS"/>
    </style:style>
    <style:style style:name="T478_10" style:family="text">
      <style:text-properties style:font-name="Trebuchet MS" style:font-name-asian="Trebuchet MS" style:font-name-complex="Trebuchet MS"/>
    </style:style>
    <style:style style:name="T478_11" style:family="text">
      <style:text-properties style:font-name="Trebuchet MS" style:font-name-asian="Trebuchet MS" style:font-name-complex="Trebuchet MS"/>
    </style:style>
    <style:style style:name="T478_12" style:family="text">
      <style:text-properties style:font-name="Trebuchet MS" style:font-name-asian="Trebuchet MS" style:font-name-complex="Trebuchet MS"/>
    </style:style>
    <style:style style:name="T478_13" style:family="text">
      <style:text-properties style:font-name="Trebuchet MS" style:font-name-asian="Trebuchet MS" style:font-name-complex="Trebuchet MS"/>
    </style:style>
    <style:style style:name="T478_14" style:family="text">
      <style:text-properties style:font-name="Trebuchet MS" style:font-name-asian="Trebuchet MS" style:font-name-complex="Trebuchet MS"/>
    </style:style>
    <style:style style:name="T478_15" style:family="text">
      <style:text-properties style:font-name="Trebuchet MS" style:font-name-asian="Trebuchet MS" style:font-name-complex="Trebuchet MS"/>
    </style:style>
    <style:style style:name="T478_16" style:family="text">
      <style:text-properties style:font-name="Trebuchet MS" style:font-name-asian="Trebuchet MS" style:font-name-complex="Trebuchet MS"/>
    </style:style>
    <style:style style:name="T478_17" style:family="text">
      <style:text-properties style:font-name="Trebuchet MS" style:font-name-asian="Trebuchet MS" style:font-name-complex="Trebuchet MS"/>
    </style:style>
    <style:style style:name="T478_18" style:family="text">
      <style:text-properties style:font-name="Trebuchet MS" style:font-name-asian="Trebuchet MS" style:font-name-complex="Trebuchet MS"/>
    </style:style>
    <style:style style:name="T478_19" style:family="text">
      <style:text-properties style:font-name="Trebuchet MS" style:font-name-asian="Trebuchet MS" style:font-name-complex="Trebuchet MS"/>
    </style:style>
    <style:style style:name="T478_20" style:family="text">
      <style:text-properties style:font-name="Trebuchet MS" style:font-name-asian="Trebuchet MS" style:font-name-complex="Trebuchet MS"/>
    </style:style>
    <style:style style:name="T478_21" style:family="text">
      <style:text-properties style:font-name="Trebuchet MS" style:font-name-asian="Trebuchet MS" style:font-name-complex="Trebuchet MS"/>
    </style:style>
    <style:style style:name="T478_22" style:family="text">
      <style:text-properties style:font-name="Trebuchet MS" style:font-name-asian="Trebuchet MS" style:font-name-complex="Trebuchet MS"/>
    </style:style>
    <style:style style:name="P479" style:family="paragraph" style:parent-style-name="Standard">
      <style:paragraph-properties fo:break-before="auto" fo:line-height="100%" fo:margin-bottom="0.212cm" style:writing-mode="lr-tb"/>
    </style:style>
    <style:style style:name="T479_1" style:family="text">
      <style:text-properties style:font-name="Trebuchet MS" style:font-name-asian="Trebuchet MS" style:font-name-complex="Trebuchet MS"/>
    </style:style>
    <style:style style:name="T479_2" style:family="text">
      <style:text-properties style:font-name="Trebuchet MS" style:font-name-asian="Trebuchet MS" style:font-name-complex="Trebuchet MS"/>
    </style:style>
    <style:style style:name="T479_3" style:family="text">
      <style:text-properties style:font-name="Trebuchet MS" style:font-name-asian="Trebuchet MS" style:font-name-complex="Trebuchet MS"/>
    </style:style>
    <style:style style:name="T479_4" style:family="text">
      <style:text-properties style:font-name="Trebuchet MS" style:font-name-asian="Trebuchet MS" style:font-name-complex="Trebuchet MS"/>
    </style:style>
    <style:style style:name="T479_5" style:family="text">
      <style:text-properties style:font-name="Trebuchet MS" style:font-name-asian="Trebuchet MS" style:font-name-complex="Trebuchet MS"/>
    </style:style>
    <style:style style:name="T479_6" style:family="text">
      <style:text-properties style:font-name="Trebuchet MS" style:font-name-asian="Trebuchet MS" style:font-name-complex="Trebuchet MS"/>
    </style:style>
    <style:style style:name="T479_7" style:family="text">
      <style:text-properties style:font-name="Trebuchet MS" style:font-name-asian="Trebuchet MS" style:font-name-complex="Trebuchet MS"/>
    </style:style>
    <style:style style:name="T479_8" style:family="text">
      <style:text-properties style:font-name="Trebuchet MS" style:font-name-asian="Trebuchet MS" style:font-name-complex="Trebuchet MS"/>
    </style:style>
    <style:style style:name="T479_9" style:family="text">
      <style:text-properties style:font-name="Trebuchet MS" style:font-name-asian="Trebuchet MS" style:font-name-complex="Trebuchet MS"/>
    </style:style>
    <style:style style:name="T479_10" style:family="text">
      <style:text-properties style:font-name="Trebuchet MS" style:font-name-asian="Trebuchet MS" style:font-name-complex="Trebuchet MS"/>
    </style:style>
    <style:style style:name="T479_11" style:family="text">
      <style:text-properties style:font-name="Trebuchet MS" style:font-name-asian="Trebuchet MS" style:font-name-complex="Trebuchet MS"/>
    </style:style>
    <style:style style:name="T479_12" style:family="text">
      <style:text-properties style:font-name="Trebuchet MS" style:font-name-asian="Trebuchet MS" style:font-name-complex="Trebuchet MS"/>
    </style:style>
    <style:style style:name="T479_13" style:family="text">
      <style:text-properties style:font-name="Trebuchet MS" style:font-name-asian="Trebuchet MS" style:font-name-complex="Trebuchet MS"/>
    </style:style>
    <style:style style:name="T479_14" style:family="text">
      <style:text-properties style:font-name="Trebuchet MS" style:font-name-asian="Trebuchet MS" style:font-name-complex="Trebuchet MS"/>
    </style:style>
    <style:style style:name="T479_15" style:family="text">
      <style:text-properties style:font-name="Trebuchet MS" style:font-name-asian="Trebuchet MS" style:font-name-complex="Trebuchet MS"/>
    </style:style>
    <style:style style:name="T479_16" style:family="text">
      <style:text-properties style:font-name="Trebuchet MS" style:font-name-asian="Trebuchet MS" style:font-name-complex="Trebuchet MS"/>
    </style:style>
    <style:style style:name="T479_17" style:family="text">
      <style:text-properties style:font-name="Trebuchet MS" style:font-name-asian="Trebuchet MS" style:font-name-complex="Trebuchet MS"/>
    </style:style>
    <style:style style:name="T479_18" style:family="text">
      <style:text-properties style:font-name="Trebuchet MS" style:font-name-asian="Trebuchet MS" style:font-name-complex="Trebuchet MS"/>
    </style:style>
    <style:style style:name="T479_19" style:family="text">
      <style:text-properties style:font-name="Trebuchet MS" style:font-name-asian="Trebuchet MS" style:font-name-complex="Trebuchet MS"/>
    </style:style>
    <style:style style:name="T479_20" style:family="text">
      <style:text-properties style:font-name="Trebuchet MS" style:font-name-asian="Trebuchet MS" style:font-name-complex="Trebuchet MS"/>
    </style:style>
    <style:style style:name="T479_21" style:family="text">
      <style:text-properties style:font-name="Trebuchet MS" style:font-name-asian="Trebuchet MS" style:font-name-complex="Trebuchet MS"/>
    </style:style>
    <style:style style:name="T479_22" style:family="text">
      <style:text-properties style:font-name="Trebuchet MS" style:font-name-asian="Trebuchet MS" style:font-name-complex="Trebuchet MS"/>
    </style:style>
    <style:style style:name="T479_23" style:family="text">
      <style:text-properties style:font-name="Trebuchet MS" style:font-name-asian="Trebuchet MS" style:font-name-complex="Trebuchet MS"/>
    </style:style>
    <style:style style:name="T479_24" style:family="text">
      <style:text-properties style:font-name="Trebuchet MS" style:font-name-asian="Trebuchet MS" style:font-name-complex="Trebuchet MS"/>
    </style:style>
    <style:style style:name="T479_25" style:family="text">
      <style:text-properties style:font-name="Trebuchet MS" style:font-name-asian="Trebuchet MS" style:font-name-complex="Trebuchet MS"/>
    </style:style>
    <style:style style:name="T479_26" style:family="text">
      <style:text-properties style:font-name="Trebuchet MS" style:font-name-asian="Trebuchet MS" style:font-name-complex="Trebuchet MS"/>
    </style:style>
    <style:style style:name="T479_27" style:family="text">
      <style:text-properties style:font-name="Trebuchet MS" style:font-name-asian="Trebuchet MS" style:font-name-complex="Trebuchet MS"/>
    </style:style>
    <style:style style:name="T479_28" style:family="text">
      <style:text-properties style:font-name="Trebuchet MS" style:font-name-asian="Trebuchet MS" style:font-name-complex="Trebuchet MS"/>
    </style:style>
    <style:style style:name="T479_29" style:family="text">
      <style:text-properties style:font-name="Trebuchet MS" style:font-name-asian="Trebuchet MS" style:font-name-complex="Trebuchet MS"/>
    </style:style>
    <style:style style:name="P480" style:family="paragraph" style:parent-style-name="Standard">
      <style:paragraph-properties fo:break-before="auto" fo:line-height="100%" fo:margin-top="0cm" style:writing-mode="lr-tb"/>
    </style:style>
    <style:style style:name="T480_1" style:family="text">
      <style:text-properties style:font-name="Trebuchet MS" style:font-name-asian="Trebuchet MS" style:font-name-complex="Trebuchet MS"/>
    </style:style>
    <style:style style:name="T480_2" style:family="text">
      <style:text-properties style:font-name="Trebuchet MS" style:font-name-asian="Trebuchet MS" style:font-name-complex="Trebuchet MS"/>
    </style:style>
    <style:style style:name="T480_3" style:family="text">
      <style:text-properties style:font-name="Trebuchet MS" style:font-name-asian="Trebuchet MS" style:font-name-complex="Trebuchet MS"/>
    </style:style>
    <style:style style:name="T480_4" style:family="text">
      <style:text-properties style:font-name="Trebuchet MS" style:font-name-asian="Trebuchet MS" style:font-name-complex="Trebuchet MS"/>
    </style:style>
    <style:style style:name="T480_5" style:family="text">
      <style:text-properties style:font-name="Trebuchet MS" style:font-name-asian="Trebuchet MS" style:font-name-complex="Trebuchet MS"/>
    </style:style>
    <style:style style:name="T480_6" style:family="text">
      <style:text-properties style:font-name="Trebuchet MS" style:font-name-asian="Trebuchet MS" style:font-name-complex="Trebuchet MS"/>
    </style:style>
    <style:style style:name="T480_7" style:family="text">
      <style:text-properties style:font-name="Trebuchet MS" style:font-name-asian="Trebuchet MS" style:font-name-complex="Trebuchet MS"/>
    </style:style>
    <style:style style:name="T480_8" style:family="text">
      <style:text-properties style:font-name="Trebuchet MS" style:font-name-asian="Trebuchet MS" style:font-name-complex="Trebuchet MS"/>
    </style:style>
    <style:style style:name="T480_9" style:family="text">
      <style:text-properties style:font-name="Trebuchet MS" style:font-name-asian="Trebuchet MS" style:font-name-complex="Trebuchet MS"/>
    </style:style>
    <style:style style:name="T480_10" style:family="text">
      <style:text-properties style:font-name="Trebuchet MS" style:font-name-asian="Trebuchet MS" style:font-name-complex="Trebuchet MS"/>
    </style:style>
    <style:style style:name="T480_11" style:family="text">
      <style:text-properties style:font-name="Trebuchet MS" style:font-name-asian="Trebuchet MS" style:font-name-complex="Trebuchet MS"/>
    </style:style>
    <style:style style:name="T480_12" style:family="text">
      <style:text-properties style:font-name="Trebuchet MS" style:font-name-asian="Trebuchet MS" style:font-name-complex="Trebuchet MS"/>
    </style:style>
    <style:style style:name="T480_13" style:family="text">
      <style:text-properties style:font-name="Trebuchet MS" style:font-name-asian="Trebuchet MS" style:font-name-complex="Trebuchet MS"/>
    </style:style>
    <style:style style:name="T480_14" style:family="text">
      <style:text-properties style:font-name="Trebuchet MS" style:font-name-asian="Trebuchet MS" style:font-name-complex="Trebuchet MS"/>
    </style:style>
    <style:style style:name="T480_15" style:family="text">
      <style:text-properties style:font-name="Trebuchet MS" style:font-name-asian="Trebuchet MS" style:font-name-complex="Trebuchet MS"/>
    </style:style>
    <style:style style:name="T480_16" style:family="text">
      <style:text-properties style:font-name="Trebuchet MS" style:font-name-asian="Trebuchet MS" style:font-name-complex="Trebuchet MS"/>
    </style:style>
    <style:style style:name="T480_17" style:family="text">
      <style:text-properties style:font-name="Trebuchet MS" style:font-name-asian="Trebuchet MS" style:font-name-complex="Trebuchet MS"/>
    </style:style>
    <style:style style:name="T480_18" style:family="text">
      <style:text-properties style:font-name="Trebuchet MS" style:font-name-asian="Trebuchet MS" style:font-name-complex="Trebuchet MS"/>
    </style:style>
    <style:style style:name="T480_19" style:family="text">
      <style:text-properties style:font-name="Trebuchet MS" style:font-name-asian="Trebuchet MS" style:font-name-complex="Trebuchet MS"/>
    </style:style>
    <style:style style:name="T480_20" style:family="text">
      <style:text-properties style:font-name="Trebuchet MS" style:font-name-asian="Trebuchet MS" style:font-name-complex="Trebuchet MS"/>
    </style:style>
    <style:style style:name="T480_21" style:family="text">
      <style:text-properties style:font-name="Trebuchet MS" style:font-name-asian="Trebuchet MS" style:font-name-complex="Trebuchet MS"/>
    </style:style>
    <style:style style:name="T480_22" style:family="text">
      <style:text-properties style:font-name="Trebuchet MS" style:font-name-asian="Trebuchet MS" style:font-name-complex="Trebuchet MS"/>
    </style:style>
    <style:style style:name="T480_23" style:family="text">
      <style:text-properties style:font-name="Trebuchet MS" style:font-name-asian="Trebuchet MS" style:font-name-complex="Trebuchet MS"/>
    </style:style>
    <style:style style:name="T480_24" style:family="text">
      <style:text-properties style:font-name="Trebuchet MS" style:font-name-asian="Trebuchet MS" style:font-name-complex="Trebuchet MS"/>
    </style:style>
    <style:style style:name="T480_25" style:family="text">
      <style:text-properties style:font-name="Trebuchet MS" style:font-name-asian="Trebuchet MS" style:font-name-complex="Trebuchet MS"/>
    </style:style>
    <style:style style:name="T480_26" style:family="text">
      <style:text-properties style:font-name="Trebuchet MS" style:font-name-asian="Trebuchet MS" style:font-name-complex="Trebuchet MS"/>
    </style:style>
    <style:style style:name="P481" style:family="paragraph" style:parent-style-name="Standard">
      <style:paragraph-properties fo:break-before="auto" fo:line-height="100%" fo:margin-top="0cm" style:writing-mode="lr-tb"/>
    </style:style>
    <style:style style:name="T481_1" style:family="text">
      <style:text-properties style:font-name="Trebuchet MS" style:font-name-asian="Trebuchet MS" style:font-name-complex="Trebuchet MS"/>
    </style:style>
    <style:style style:name="T481_2" style:family="text">
      <style:text-properties style:font-name="Trebuchet MS" style:font-name-asian="Trebuchet MS" style:font-name-complex="Trebuchet MS"/>
    </style:style>
    <style:style style:name="T481_3" style:family="text">
      <style:text-properties style:font-name="Trebuchet MS" style:font-name-asian="Trebuchet MS" style:font-name-complex="Trebuchet MS"/>
    </style:style>
    <style:style style:name="T481_4" style:family="text">
      <style:text-properties style:font-name="Trebuchet MS" style:font-name-asian="Trebuchet MS" style:font-name-complex="Trebuchet MS"/>
    </style:style>
    <style:style style:name="T481_5" style:family="text">
      <style:text-properties style:font-name="Trebuchet MS" style:font-name-asian="Trebuchet MS" style:font-name-complex="Trebuchet MS"/>
    </style:style>
    <style:style style:name="T481_6" style:family="text">
      <style:text-properties style:font-name="Trebuchet MS" style:font-name-asian="Trebuchet MS" style:font-name-complex="Trebuchet MS"/>
    </style:style>
    <style:style style:name="T481_7" style:family="text">
      <style:text-properties style:font-name="Trebuchet MS" style:font-name-asian="Trebuchet MS" style:font-name-complex="Trebuchet MS"/>
    </style:style>
    <style:style style:name="T481_8" style:family="text">
      <style:text-properties style:font-name="Trebuchet MS" style:font-name-asian="Trebuchet MS" style:font-name-complex="Trebuchet MS"/>
    </style:style>
    <style:style style:name="T481_9" style:family="text">
      <style:text-properties style:font-name="Trebuchet MS" style:font-name-asian="Trebuchet MS" style:font-name-complex="Trebuchet MS"/>
    </style:style>
    <style:style style:name="T481_10" style:family="text">
      <style:text-properties style:font-name="Trebuchet MS" style:font-name-asian="Trebuchet MS" style:font-name-complex="Trebuchet MS"/>
    </style:style>
    <style:style style:name="T481_11" style:family="text">
      <style:text-properties style:font-name="Trebuchet MS" style:font-name-asian="Trebuchet MS" style:font-name-complex="Trebuchet MS"/>
    </style:style>
    <style:style style:name="T481_12" style:family="text">
      <style:text-properties style:font-name="Trebuchet MS" style:font-name-asian="Trebuchet MS" style:font-name-complex="Trebuchet MS"/>
    </style:style>
    <style:style style:name="T481_13" style:family="text">
      <style:text-properties style:font-name="Trebuchet MS" style:font-name-asian="Trebuchet MS" style:font-name-complex="Trebuchet MS"/>
    </style:style>
    <style:style style:name="T481_14" style:family="text">
      <style:text-properties style:font-name="Trebuchet MS" style:font-name-asian="Trebuchet MS" style:font-name-complex="Trebuchet MS"/>
    </style:style>
    <style:style style:name="T481_15" style:family="text">
      <style:text-properties style:font-name="Trebuchet MS" style:font-name-asian="Trebuchet MS" style:font-name-complex="Trebuchet MS"/>
    </style:style>
    <style:style style:name="T481_16" style:family="text">
      <style:text-properties style:font-name="Trebuchet MS" style:font-name-asian="Trebuchet MS" style:font-name-complex="Trebuchet MS"/>
    </style:style>
    <style:style style:name="T481_17" style:family="text">
      <style:text-properties style:font-name="Trebuchet MS" style:font-name-asian="Trebuchet MS" style:font-name-complex="Trebuchet MS"/>
    </style:style>
    <style:style style:name="T481_18" style:family="text">
      <style:text-properties style:font-name="Trebuchet MS" style:font-name-asian="Trebuchet MS" style:font-name-complex="Trebuchet MS"/>
    </style:style>
    <style:style style:name="T481_19" style:family="text">
      <style:text-properties style:font-name="Trebuchet MS" style:font-name-asian="Trebuchet MS" style:font-name-complex="Trebuchet MS"/>
    </style:style>
    <style:style style:name="T481_20" style:family="text">
      <style:text-properties style:font-name="Trebuchet MS" style:font-name-asian="Trebuchet MS" style:font-name-complex="Trebuchet MS"/>
    </style:style>
    <style:style style:name="T481_21" style:family="text">
      <style:text-properties style:font-name="Trebuchet MS" style:font-name-asian="Trebuchet MS" style:font-name-complex="Trebuchet MS"/>
    </style:style>
    <style:style style:name="T481_22" style:family="text">
      <style:text-properties style:font-name="Trebuchet MS" style:font-name-asian="Trebuchet MS" style:font-name-complex="Trebuchet MS"/>
    </style:style>
    <style:style style:name="T481_23" style:family="text">
      <style:text-properties style:font-name="Trebuchet MS" style:font-name-asian="Trebuchet MS" style:font-name-complex="Trebuchet MS"/>
    </style:style>
    <style:style style:name="T481_24" style:family="text">
      <style:text-properties style:font-name="Trebuchet MS" style:font-name-asian="Trebuchet MS" style:font-name-complex="Trebuchet MS"/>
    </style:style>
    <style:style style:name="T481_25" style:family="text">
      <style:text-properties style:font-name="Trebuchet MS" style:font-name-asian="Trebuchet MS" style:font-name-complex="Trebuchet MS"/>
    </style:style>
    <style:style style:name="T481_26" style:family="text">
      <style:text-properties style:font-name="Trebuchet MS" style:font-name-asian="Trebuchet MS" style:font-name-complex="Trebuchet MS"/>
    </style:style>
    <style:style style:name="P482" style:family="paragraph" style:parent-style-name="Standard">
      <style:paragraph-properties fo:break-before="auto" fo:line-height="100%" fo:margin-top="0cm" style:writing-mode="lr-tb"/>
    </style:style>
    <style:style style:name="T482_1" style:family="text">
      <style:text-properties style:font-name="Trebuchet MS" style:font-name-asian="Trebuchet MS" style:font-name-complex="Trebuchet MS"/>
    </style:style>
    <style:style style:name="T482_2" style:family="text">
      <style:text-properties style:font-name="Trebuchet MS" style:font-name-asian="Trebuchet MS" style:font-name-complex="Trebuchet MS"/>
    </style:style>
    <style:style style:name="T482_3" style:family="text">
      <style:text-properties style:font-name="Trebuchet MS" style:font-name-asian="Trebuchet MS" style:font-name-complex="Trebuchet MS"/>
    </style:style>
    <style:style style:name="T482_4" style:family="text">
      <style:text-properties style:font-name="Trebuchet MS" style:font-name-asian="Trebuchet MS" style:font-name-complex="Trebuchet MS"/>
    </style:style>
    <style:style style:name="T482_5" style:family="text">
      <style:text-properties style:font-name="Trebuchet MS" style:font-name-asian="Trebuchet MS" style:font-name-complex="Trebuchet MS"/>
    </style:style>
    <style:style style:name="T482_6" style:family="text">
      <style:text-properties style:font-name="Trebuchet MS" style:font-name-asian="Trebuchet MS" style:font-name-complex="Trebuchet MS"/>
    </style:style>
    <style:style style:name="T482_7" style:family="text">
      <style:text-properties style:font-name="Trebuchet MS" style:font-name-asian="Trebuchet MS" style:font-name-complex="Trebuchet MS"/>
    </style:style>
    <style:style style:name="T482_8" style:family="text">
      <style:text-properties style:font-name="Trebuchet MS" style:font-name-asian="Trebuchet MS" style:font-name-complex="Trebuchet MS"/>
    </style:style>
    <style:style style:name="T482_9" style:family="text">
      <style:text-properties style:font-name="Trebuchet MS" style:font-name-asian="Trebuchet MS" style:font-name-complex="Trebuchet MS"/>
    </style:style>
    <style:style style:name="T482_10" style:family="text">
      <style:text-properties style:font-name="Trebuchet MS" style:font-name-asian="Trebuchet MS" style:font-name-complex="Trebuchet MS"/>
    </style:style>
    <style:style style:name="T482_11" style:family="text">
      <style:text-properties style:font-name="Trebuchet MS" style:font-name-asian="Trebuchet MS" style:font-name-complex="Trebuchet MS"/>
    </style:style>
    <style:style style:name="P483" style:family="paragraph" style:parent-style-name="Standard">
      <style:paragraph-properties fo:break-before="auto" fo:line-height="100%" fo:margin-top="0cm" style:writing-mode="lr-tb"/>
    </style:style>
    <style:style style:name="T483_1" style:family="text">
      <style:text-properties style:font-name="Trebuchet MS" style:font-name-asian="Trebuchet MS" style:font-name-complex="Trebuchet MS"/>
    </style:style>
    <style:style style:name="T483_2" style:family="text">
      <style:text-properties style:font-name="Trebuchet MS" style:font-name-asian="Trebuchet MS" style:font-name-complex="Trebuchet MS"/>
    </style:style>
    <style:style style:name="T483_3" style:family="text">
      <style:text-properties style:font-name="Trebuchet MS" style:font-name-asian="Trebuchet MS" style:font-name-complex="Trebuchet MS"/>
    </style:style>
    <style:style style:name="T483_4" style:family="text">
      <style:text-properties style:font-name="Trebuchet MS" style:font-name-asian="Trebuchet MS" style:font-name-complex="Trebuchet MS"/>
    </style:style>
    <style:style style:name="T483_5" style:family="text">
      <style:text-properties style:font-name="Trebuchet MS" style:font-name-asian="Trebuchet MS" style:font-name-complex="Trebuchet MS"/>
    </style:style>
    <style:style style:name="T483_6" style:family="text">
      <style:text-properties style:font-name="Trebuchet MS" style:font-name-asian="Trebuchet MS" style:font-name-complex="Trebuchet MS"/>
    </style:style>
    <style:style style:name="T483_7" style:family="text">
      <style:text-properties style:font-name="Trebuchet MS" style:font-name-asian="Trebuchet MS" style:font-name-complex="Trebuchet MS"/>
    </style:style>
    <style:style style:name="T483_8" style:family="text">
      <style:text-properties style:font-name="Trebuchet MS" style:font-name-asian="Trebuchet MS" style:font-name-complex="Trebuchet MS"/>
    </style:style>
    <style:style style:name="T483_9" style:family="text">
      <style:text-properties style:font-name="Trebuchet MS" style:font-name-asian="Trebuchet MS" style:font-name-complex="Trebuchet MS"/>
    </style:style>
    <style:style style:name="T483_10" style:family="text">
      <style:text-properties style:font-name="Trebuchet MS" style:font-name-asian="Trebuchet MS" style:font-name-complex="Trebuchet MS"/>
    </style:style>
    <style:style style:name="T483_11" style:family="text">
      <style:text-properties style:font-name="Trebuchet MS" style:font-name-asian="Trebuchet MS" style:font-name-complex="Trebuchet MS"/>
    </style:style>
    <style:style style:name="T483_12" style:family="text">
      <style:text-properties style:font-name="Trebuchet MS" style:font-name-asian="Trebuchet MS" style:font-name-complex="Trebuchet MS"/>
    </style:style>
    <style:style style:name="T483_13" style:family="text">
      <style:text-properties style:font-name="Trebuchet MS" style:font-name-asian="Trebuchet MS" style:font-name-complex="Trebuchet MS"/>
    </style:style>
    <style:style style:name="T483_14" style:family="text">
      <style:text-properties style:font-name="Trebuchet MS" style:font-name-asian="Trebuchet MS" style:font-name-complex="Trebuchet MS"/>
    </style:style>
    <style:style style:name="T483_15" style:family="text">
      <style:text-properties style:font-name="Trebuchet MS" style:font-name-asian="Trebuchet MS" style:font-name-complex="Trebuchet MS"/>
    </style:style>
    <style:style style:name="T483_16" style:family="text">
      <style:text-properties style:font-name="Trebuchet MS" style:font-name-asian="Trebuchet MS" style:font-name-complex="Trebuchet MS"/>
    </style:style>
    <style:style style:name="T483_17" style:family="text">
      <style:text-properties style:font-name="Trebuchet MS" style:font-name-asian="Trebuchet MS" style:font-name-complex="Trebuchet MS"/>
    </style:style>
    <style:style style:name="T483_18" style:family="text">
      <style:text-properties style:font-name="Trebuchet MS" style:font-name-asian="Trebuchet MS" style:font-name-complex="Trebuchet MS"/>
    </style:style>
    <style:style style:name="T483_19" style:family="text">
      <style:text-properties style:font-name="Trebuchet MS" style:font-name-asian="Trebuchet MS" style:font-name-complex="Trebuchet MS"/>
    </style:style>
    <style:style style:name="T483_20" style:family="text">
      <style:text-properties style:font-name="Trebuchet MS" style:font-name-asian="Trebuchet MS" style:font-name-complex="Trebuchet MS"/>
    </style:style>
    <style:style style:name="T483_21" style:family="text">
      <style:text-properties style:font-name="Trebuchet MS" style:font-name-asian="Trebuchet MS" style:font-name-complex="Trebuchet MS"/>
    </style:style>
    <style:style style:name="T483_22" style:family="text">
      <style:text-properties style:font-name="Trebuchet MS" style:font-name-asian="Trebuchet MS" style:font-name-complex="Trebuchet MS"/>
    </style:style>
    <style:style style:name="T483_23" style:family="text">
      <style:text-properties style:font-name="Trebuchet MS" style:font-name-asian="Trebuchet MS" style:font-name-complex="Trebuchet MS"/>
    </style:style>
    <style:style style:name="T483_24" style:family="text">
      <style:text-properties style:font-name="Trebuchet MS" style:font-name-asian="Trebuchet MS" style:font-name-complex="Trebuchet MS"/>
    </style:style>
    <style:style style:name="T483_25" style:family="text">
      <style:text-properties style:font-name="Trebuchet MS" style:font-name-asian="Trebuchet MS" style:font-name-complex="Trebuchet MS"/>
    </style:style>
    <style:style style:name="T483_26" style:family="text">
      <style:text-properties style:font-name="Trebuchet MS" style:font-name-asian="Trebuchet MS" style:font-name-complex="Trebuchet MS"/>
    </style:style>
    <style:style style:name="P484" style:family="paragraph" style:parent-style-name="Standard">
      <style:paragraph-properties fo:break-before="auto" fo:line-height="100%" fo:margin-top="0cm" fo:margin-bottom="0cm" style:writing-mode="lr-tb"/>
    </style:style>
    <style:style style:name="T484_1" style:family="text">
      <style:text-properties style:font-name="Trebuchet MS" style:font-name-asian="Trebuchet MS" style:font-name-complex="Trebuchet MS"/>
    </style:style>
    <style:style style:name="T484_2" style:family="text">
      <style:text-properties style:font-name="Trebuchet MS" style:font-name-asian="Trebuchet MS" style:font-name-complex="Trebuchet MS"/>
    </style:style>
    <style:style style:name="T484_3" style:family="text">
      <style:text-properties style:font-name="Trebuchet MS" style:font-name-asian="Trebuchet MS" style:font-name-complex="Trebuchet MS"/>
    </style:style>
    <style:style style:name="T484_4" style:family="text">
      <style:text-properties style:font-name="Trebuchet MS" style:font-name-asian="Trebuchet MS" style:font-name-complex="Trebuchet MS"/>
    </style:style>
    <style:style style:name="T484_5" style:family="text">
      <style:text-properties style:font-name="Trebuchet MS" style:font-name-asian="Trebuchet MS" style:font-name-complex="Trebuchet MS"/>
    </style:style>
    <style:style style:name="T484_6" style:family="text">
      <style:text-properties style:font-name="Trebuchet MS" style:font-name-asian="Trebuchet MS" style:font-name-complex="Trebuchet MS"/>
    </style:style>
    <style:style style:name="T484_7" style:family="text">
      <style:text-properties style:font-name="Trebuchet MS" style:font-name-asian="Trebuchet MS" style:font-name-complex="Trebuchet MS"/>
    </style:style>
    <style:style style:name="T484_8" style:family="text">
      <style:text-properties style:font-name="Trebuchet MS" style:font-name-asian="Trebuchet MS" style:font-name-complex="Trebuchet MS"/>
    </style:style>
    <style:style style:name="T484_9" style:family="text">
      <style:text-properties style:font-name="Trebuchet MS" style:font-name-asian="Trebuchet MS" style:font-name-complex="Trebuchet MS"/>
    </style:style>
    <style:style style:name="T484_10" style:family="text">
      <style:text-properties style:font-name="Trebuchet MS" style:font-name-asian="Trebuchet MS" style:font-name-complex="Trebuchet MS"/>
    </style:style>
    <style:style style:name="T484_11" style:family="text">
      <style:text-properties style:font-name="Trebuchet MS" style:font-name-asian="Trebuchet MS" style:font-name-complex="Trebuchet MS"/>
    </style:style>
    <style:style style:name="T484_12" style:family="text">
      <style:text-properties style:font-name="Trebuchet MS" style:font-name-asian="Trebuchet MS" style:font-name-complex="Trebuchet MS"/>
    </style:style>
    <style:style style:name="P485" style:family="paragraph" style:parent-style-name="Standard">
      <style:paragraph-properties fo:break-before="auto" fo:line-height="100%" fo:margin-bottom="0.212cm" style:writing-mode="lr-tb"/>
    </style:style>
    <style:style style:name="T485_1" style:family="text">
      <style:text-properties style:font-name="Trebuchet MS" style:font-name-asian="Trebuchet MS" style:font-name-complex="Trebuchet MS"/>
    </style:style>
    <style:style style:name="T485_2" style:family="text">
      <style:text-properties style:font-name="Trebuchet MS" style:font-name-asian="Trebuchet MS" style:font-name-complex="Trebuchet MS"/>
    </style:style>
    <style:style style:name="T485_3" style:family="text">
      <style:text-properties style:font-name="Trebuchet MS" style:font-name-asian="Trebuchet MS" style:font-name-complex="Trebuchet MS"/>
    </style:style>
    <style:style style:name="T485_4" style:family="text">
      <style:text-properties style:font-name="Trebuchet MS" style:font-name-asian="Trebuchet MS" style:font-name-complex="Trebuchet MS"/>
    </style:style>
    <style:style style:name="T485_5" style:family="text">
      <style:text-properties style:font-name="Trebuchet MS" style:font-name-asian="Trebuchet MS" style:font-name-complex="Trebuchet MS"/>
    </style:style>
    <style:style style:name="T485_6" style:family="text">
      <style:text-properties style:font-name="Trebuchet MS" style:font-name-asian="Trebuchet MS" style:font-name-complex="Trebuchet MS"/>
    </style:style>
    <style:style style:name="T485_7" style:family="text">
      <style:text-properties style:font-name="Trebuchet MS" style:font-name-asian="Trebuchet MS" style:font-name-complex="Trebuchet MS"/>
    </style:style>
    <style:style style:name="T485_8" style:family="text">
      <style:text-properties style:font-name="Trebuchet MS" style:font-name-asian="Trebuchet MS" style:font-name-complex="Trebuchet MS"/>
    </style:style>
    <style:style style:name="T485_9" style:family="text">
      <style:text-properties style:font-name="Trebuchet MS" style:font-name-asian="Trebuchet MS" style:font-name-complex="Trebuchet MS"/>
    </style:style>
    <style:style style:name="T485_10" style:family="text">
      <style:text-properties style:font-name="Trebuchet MS" style:font-name-asian="Trebuchet MS" style:font-name-complex="Trebuchet MS"/>
    </style:style>
    <style:style style:name="T485_11" style:family="text">
      <style:text-properties style:font-name="Trebuchet MS" style:font-name-asian="Trebuchet MS" style:font-name-complex="Trebuchet MS"/>
    </style:style>
    <style:style style:name="T485_12" style:family="text">
      <style:text-properties style:font-name="Trebuchet MS" style:font-name-asian="Trebuchet MS" style:font-name-complex="Trebuchet MS"/>
    </style:style>
    <style:style style:name="T485_13" style:family="text">
      <style:text-properties style:font-name="Trebuchet MS" style:font-name-asian="Trebuchet MS" style:font-name-complex="Trebuchet MS"/>
    </style:style>
    <style:style style:name="T485_14" style:family="text">
      <style:text-properties style:font-name="Trebuchet MS" style:font-name-asian="Trebuchet MS" style:font-name-complex="Trebuchet MS"/>
    </style:style>
    <style:style style:name="T485_15" style:family="text">
      <style:text-properties style:font-name="Trebuchet MS" style:font-name-asian="Trebuchet MS" style:font-name-complex="Trebuchet MS"/>
    </style:style>
    <style:style style:name="T485_16" style:family="text">
      <style:text-properties style:font-name="Trebuchet MS" style:font-name-asian="Trebuchet MS" style:font-name-complex="Trebuchet MS"/>
    </style:style>
    <style:style style:name="T485_17" style:family="text">
      <style:text-properties style:font-name="Trebuchet MS" style:font-name-asian="Trebuchet MS" style:font-name-complex="Trebuchet MS"/>
    </style:style>
    <style:style style:name="T485_18" style:family="text">
      <style:text-properties style:font-name="Trebuchet MS" style:font-name-asian="Trebuchet MS" style:font-name-complex="Trebuchet MS"/>
    </style:style>
    <style:style style:name="T485_19" style:family="text">
      <style:text-properties style:font-name="Trebuchet MS" style:font-name-asian="Trebuchet MS" style:font-name-complex="Trebuchet MS"/>
    </style:style>
    <style:style style:name="T485_20" style:family="text">
      <style:text-properties style:font-name="Trebuchet MS" style:font-name-asian="Trebuchet MS" style:font-name-complex="Trebuchet MS"/>
    </style:style>
    <style:style style:name="T485_21" style:family="text">
      <style:text-properties style:font-name="Trebuchet MS" style:font-name-asian="Trebuchet MS" style:font-name-complex="Trebuchet MS"/>
    </style:style>
    <style:style style:name="T485_22" style:family="text">
      <style:text-properties style:font-name="Trebuchet MS" style:font-name-asian="Trebuchet MS" style:font-name-complex="Trebuchet MS"/>
    </style:style>
    <style:style style:name="T485_23" style:family="text">
      <style:text-properties style:font-name="Trebuchet MS" style:font-name-asian="Trebuchet MS" style:font-name-complex="Trebuchet MS"/>
    </style:style>
    <style:style style:name="T485_24" style:family="text">
      <style:text-properties style:font-name="Trebuchet MS" style:font-name-asian="Trebuchet MS" style:font-name-complex="Trebuchet MS"/>
    </style:style>
    <style:style style:name="T485_25" style:family="text">
      <style:text-properties style:font-name="Trebuchet MS" style:font-name-asian="Trebuchet MS" style:font-name-complex="Trebuchet MS"/>
    </style:style>
    <style:style style:name="T485_26" style:family="text">
      <style:text-properties style:font-name="Trebuchet MS" style:font-name-asian="Trebuchet MS" style:font-name-complex="Trebuchet MS"/>
    </style:style>
    <style:style style:name="T485_27" style:family="text">
      <style:text-properties style:font-name="Trebuchet MS" style:font-name-asian="Trebuchet MS" style:font-name-complex="Trebuchet MS"/>
    </style:style>
    <style:style style:name="T485_28" style:family="text">
      <style:text-properties style:font-name="Trebuchet MS" style:font-name-asian="Trebuchet MS" style:font-name-complex="Trebuchet MS"/>
    </style:style>
    <style:style style:name="T485_29" style:family="text">
      <style:text-properties style:font-name="Trebuchet MS" style:font-name-asian="Trebuchet MS" style:font-name-complex="Trebuchet MS"/>
    </style:style>
    <style:style style:name="T485_30" style:family="text">
      <style:text-properties style:font-name="Trebuchet MS" style:font-name-asian="Trebuchet MS" style:font-name-complex="Trebuchet MS"/>
    </style:style>
    <style:style style:name="T485_31" style:family="text">
      <style:text-properties style:font-name="Trebuchet MS" style:font-name-asian="Trebuchet MS" style:font-name-complex="Trebuchet MS"/>
    </style:style>
    <style:style style:name="T485_32" style:family="text">
      <style:text-properties style:font-name="Trebuchet MS" style:font-name-asian="Trebuchet MS" style:font-name-complex="Trebuchet MS"/>
    </style:style>
    <style:style style:name="T485_33" style:family="text">
      <style:text-properties style:font-name="Trebuchet MS" style:font-name-asian="Trebuchet MS" style:font-name-complex="Trebuchet MS"/>
    </style:style>
    <style:style style:name="T485_34" style:family="text">
      <style:text-properties style:font-name="Trebuchet MS" style:font-name-asian="Trebuchet MS" style:font-name-complex="Trebuchet MS"/>
    </style:style>
    <style:style style:name="T485_35" style:family="text">
      <style:text-properties style:font-name="Trebuchet MS" style:font-name-asian="Trebuchet MS" style:font-name-complex="Trebuchet MS"/>
    </style:style>
    <style:style style:name="T485_36" style:family="text">
      <style:text-properties style:font-name="Trebuchet MS" style:font-name-asian="Trebuchet MS" style:font-name-complex="Trebuchet MS"/>
    </style:style>
    <style:style style:name="T485_37" style:family="text">
      <style:text-properties style:font-name="Trebuchet MS" style:font-name-asian="Trebuchet MS" style:font-name-complex="Trebuchet MS"/>
    </style:style>
    <style:style style:name="P486" style:family="paragraph" style:parent-style-name="Standard">
      <style:paragraph-properties fo:break-before="auto" fo:line-height="100%" fo:margin-bottom="0.212cm" style:writing-mode="lr-tb"/>
    </style:style>
    <style:style style:name="T486_1" style:family="text">
      <style:text-properties style:font-name="Trebuchet MS" style:font-name-asian="Trebuchet MS" style:font-name-complex="Trebuchet MS"/>
    </style:style>
    <style:style style:name="T486_2" style:family="text">
      <style:text-properties style:font-name="Trebuchet MS" style:font-name-asian="Trebuchet MS" style:font-name-complex="Trebuchet MS"/>
    </style:style>
    <style:style style:name="T486_3" style:family="text">
      <style:text-properties style:font-name="Trebuchet MS" style:font-name-asian="Trebuchet MS" style:font-name-complex="Trebuchet MS"/>
    </style:style>
    <style:style style:name="T486_4" style:family="text">
      <style:text-properties style:font-name="Trebuchet MS" style:font-name-asian="Trebuchet MS" style:font-name-complex="Trebuchet MS"/>
    </style:style>
    <style:style style:name="T486_5" style:family="text">
      <style:text-properties style:font-name="Trebuchet MS" style:font-name-asian="Trebuchet MS" style:font-name-complex="Trebuchet MS"/>
    </style:style>
    <style:style style:name="T486_6" style:family="text">
      <style:text-properties style:font-name="Trebuchet MS" style:font-name-asian="Trebuchet MS" style:font-name-complex="Trebuchet MS"/>
    </style:style>
    <style:style style:name="T486_7" style:family="text">
      <style:text-properties style:font-name="Trebuchet MS" style:font-name-asian="Trebuchet MS" style:font-name-complex="Trebuchet MS"/>
    </style:style>
    <style:style style:name="T486_8" style:family="text">
      <style:text-properties style:font-name="Trebuchet MS" style:font-name-asian="Trebuchet MS" style:font-name-complex="Trebuchet MS"/>
    </style:style>
    <style:style style:name="T486_9" style:family="text">
      <style:text-properties style:font-name="Trebuchet MS" style:font-name-asian="Trebuchet MS" style:font-name-complex="Trebuchet MS"/>
    </style:style>
    <style:style style:name="T486_10" style:family="text">
      <style:text-properties style:font-name="Trebuchet MS" style:font-name-asian="Trebuchet MS" style:font-name-complex="Trebuchet MS"/>
    </style:style>
    <style:style style:name="T486_11" style:family="text">
      <style:text-properties style:font-name="Trebuchet MS" style:font-name-asian="Trebuchet MS" style:font-name-complex="Trebuchet MS"/>
    </style:style>
    <style:style style:name="T486_12" style:family="text">
      <style:text-properties style:font-name="Trebuchet MS" style:font-name-asian="Trebuchet MS" style:font-name-complex="Trebuchet MS"/>
    </style:style>
    <style:style style:name="T486_13" style:family="text">
      <style:text-properties style:font-name="Trebuchet MS" style:font-name-asian="Trebuchet MS" style:font-name-complex="Trebuchet MS"/>
    </style:style>
    <style:style style:name="T486_14" style:family="text">
      <style:text-properties style:font-name="Trebuchet MS" style:font-name-asian="Trebuchet MS" style:font-name-complex="Trebuchet MS"/>
    </style:style>
    <style:style style:name="T486_15" style:family="text">
      <style:text-properties style:font-name="Trebuchet MS" style:font-name-asian="Trebuchet MS" style:font-name-complex="Trebuchet MS"/>
    </style:style>
    <style:style style:name="T486_16" style:family="text">
      <style:text-properties style:font-name="Trebuchet MS" style:font-name-asian="Trebuchet MS" style:font-name-complex="Trebuchet MS"/>
    </style:style>
    <style:style style:name="T486_17" style:family="text">
      <style:text-properties style:font-name="Trebuchet MS" style:font-name-asian="Trebuchet MS" style:font-name-complex="Trebuchet MS"/>
    </style:style>
    <style:style style:name="T486_18" style:family="text">
      <style:text-properties style:font-name="Trebuchet MS" style:font-name-asian="Trebuchet MS" style:font-name-complex="Trebuchet MS"/>
    </style:style>
    <style:style style:name="T486_19" style:family="text">
      <style:text-properties style:font-name="Trebuchet MS" style:font-name-asian="Trebuchet MS" style:font-name-complex="Trebuchet MS"/>
    </style:style>
    <style:style style:name="T486_20" style:family="text">
      <style:text-properties style:font-name="Trebuchet MS" style:font-name-asian="Trebuchet MS" style:font-name-complex="Trebuchet MS"/>
    </style:style>
    <style:style style:name="T486_21" style:family="text">
      <style:text-properties style:font-name="Trebuchet MS" style:font-name-asian="Trebuchet MS" style:font-name-complex="Trebuchet MS"/>
    </style:style>
    <style:style style:name="T486_22" style:family="text">
      <style:text-properties style:font-name="Trebuchet MS" style:font-name-asian="Trebuchet MS" style:font-name-complex="Trebuchet MS"/>
    </style:style>
    <style:style style:name="T486_23" style:family="text">
      <style:text-properties style:font-name="Trebuchet MS" style:font-name-asian="Trebuchet MS" style:font-name-complex="Trebuchet MS"/>
    </style:style>
    <style:style style:name="P487" style:family="paragraph" style:parent-style-name="Standard">
      <style:paragraph-properties fo:break-before="auto" fo:line-height="100%" fo:margin-bottom="0.212cm" style:writing-mode="lr-tb"/>
    </style:style>
    <style:style style:name="T487_1" style:family="text">
      <style:text-properties style:font-name="Trebuchet MS" style:font-name-asian="Trebuchet MS" style:font-name-complex="Trebuchet MS"/>
    </style:style>
    <style:style style:name="T487_2" style:family="text">
      <style:text-properties style:font-name="Trebuchet MS" style:font-name-asian="Trebuchet MS" style:font-name-complex="Trebuchet MS"/>
    </style:style>
    <style:style style:name="T487_3" style:family="text">
      <style:text-properties style:font-name="Trebuchet MS" style:font-name-asian="Trebuchet MS" style:font-name-complex="Trebuchet MS"/>
    </style:style>
    <style:style style:name="T487_4" style:family="text">
      <style:text-properties style:font-name="Trebuchet MS" style:font-name-asian="Trebuchet MS" style:font-name-complex="Trebuchet MS"/>
    </style:style>
    <style:style style:name="T487_5" style:family="text">
      <style:text-properties style:font-name="Trebuchet MS" style:font-name-asian="Trebuchet MS" style:font-name-complex="Trebuchet MS"/>
    </style:style>
    <style:style style:name="T487_6" style:family="text">
      <style:text-properties style:font-name="Trebuchet MS" style:font-name-asian="Trebuchet MS" style:font-name-complex="Trebuchet MS"/>
    </style:style>
    <style:style style:name="T487_7" style:family="text">
      <style:text-properties style:font-name="Trebuchet MS" style:font-name-asian="Trebuchet MS" style:font-name-complex="Trebuchet MS"/>
    </style:style>
    <style:style style:name="T487_8" style:family="text">
      <style:text-properties style:font-name="Trebuchet MS" style:font-name-asian="Trebuchet MS" style:font-name-complex="Trebuchet MS"/>
    </style:style>
    <style:style style:name="T487_9" style:family="text">
      <style:text-properties style:font-name="Trebuchet MS" style:font-name-asian="Trebuchet MS" style:font-name-complex="Trebuchet MS"/>
    </style:style>
    <style:style style:name="T487_10" style:family="text">
      <style:text-properties style:font-name="Trebuchet MS" style:font-name-asian="Trebuchet MS" style:font-name-complex="Trebuchet MS"/>
    </style:style>
    <style:style style:name="T487_11" style:family="text">
      <style:text-properties style:font-name="Trebuchet MS" style:font-name-asian="Trebuchet MS" style:font-name-complex="Trebuchet MS"/>
    </style:style>
    <style:style style:name="T487_12" style:family="text">
      <style:text-properties style:font-name="Trebuchet MS" style:font-name-asian="Trebuchet MS" style:font-name-complex="Trebuchet MS"/>
    </style:style>
    <style:style style:name="T487_13" style:family="text">
      <style:text-properties style:font-name="Trebuchet MS" style:font-name-asian="Trebuchet MS" style:font-name-complex="Trebuchet MS"/>
    </style:style>
    <style:style style:name="T487_14" style:family="text">
      <style:text-properties style:font-name="Trebuchet MS" style:font-name-asian="Trebuchet MS" style:font-name-complex="Trebuchet MS"/>
    </style:style>
    <style:style style:name="T487_15" style:family="text">
      <style:text-properties style:font-name="Trebuchet MS" style:font-name-asian="Trebuchet MS" style:font-name-complex="Trebuchet MS"/>
    </style:style>
    <style:style style:name="T487_16" style:family="text">
      <style:text-properties style:font-name="Trebuchet MS" style:font-name-asian="Trebuchet MS" style:font-name-complex="Trebuchet MS"/>
    </style:style>
    <style:style style:name="T487_17" style:family="text">
      <style:text-properties style:font-name="Trebuchet MS" style:font-name-asian="Trebuchet MS" style:font-name-complex="Trebuchet MS"/>
    </style:style>
    <style:style style:name="T487_18" style:family="text">
      <style:text-properties style:font-name="Trebuchet MS" style:font-name-asian="Trebuchet MS" style:font-name-complex="Trebuchet MS"/>
    </style:style>
    <style:style style:name="T487_19" style:family="text">
      <style:text-properties style:font-name="Trebuchet MS" style:font-name-asian="Trebuchet MS" style:font-name-complex="Trebuchet MS"/>
    </style:style>
    <style:style style:name="T487_20" style:family="text">
      <style:text-properties style:font-name="Trebuchet MS" style:font-name-asian="Trebuchet MS" style:font-name-complex="Trebuchet MS"/>
    </style:style>
    <style:style style:name="T487_21" style:family="text">
      <style:text-properties style:font-name="Trebuchet MS" style:font-name-asian="Trebuchet MS" style:font-name-complex="Trebuchet MS"/>
    </style:style>
    <style:style style:name="T487_22" style:family="text">
      <style:text-properties style:font-name="Trebuchet MS" style:font-name-asian="Trebuchet MS" style:font-name-complex="Trebuchet MS"/>
    </style:style>
    <style:style style:name="T487_23" style:family="text">
      <style:text-properties style:font-name="Trebuchet MS" style:font-name-asian="Trebuchet MS" style:font-name-complex="Trebuchet MS"/>
    </style:style>
    <style:style style:name="T487_24" style:family="text">
      <style:text-properties style:font-name="Trebuchet MS" style:font-name-asian="Trebuchet MS" style:font-name-complex="Trebuchet MS"/>
    </style:style>
    <style:style style:name="T487_25" style:family="text">
      <style:text-properties style:font-name="Trebuchet MS" style:font-name-asian="Trebuchet MS" style:font-name-complex="Trebuchet MS"/>
    </style:style>
    <style:style style:name="T487_26" style:family="text">
      <style:text-properties style:font-name="Trebuchet MS" style:font-name-asian="Trebuchet MS" style:font-name-complex="Trebuchet MS"/>
    </style:style>
    <style:style style:name="T487_27" style:family="text">
      <style:text-properties style:font-name="Trebuchet MS" style:font-name-asian="Trebuchet MS" style:font-name-complex="Trebuchet MS"/>
    </style:style>
    <style:style style:name="T487_28" style:family="text">
      <style:text-properties style:font-name="Trebuchet MS" style:font-name-asian="Trebuchet MS" style:font-name-complex="Trebuchet MS"/>
    </style:style>
    <style:style style:name="T487_29" style:family="text">
      <style:text-properties style:font-name="Trebuchet MS" style:font-name-asian="Trebuchet MS" style:font-name-complex="Trebuchet MS"/>
    </style:style>
    <style:style style:name="T487_30" style:family="text">
      <style:text-properties style:font-name="Trebuchet MS" style:font-name-asian="Trebuchet MS" style:font-name-complex="Trebuchet MS"/>
    </style:style>
    <style:style style:name="T487_31" style:family="text">
      <style:text-properties style:font-name="Trebuchet MS" style:font-name-asian="Trebuchet MS" style:font-name-complex="Trebuchet MS"/>
    </style:style>
    <style:style style:name="T487_32" style:family="text">
      <style:text-properties style:font-name="Trebuchet MS" style:font-name-asian="Trebuchet MS" style:font-name-complex="Trebuchet MS"/>
    </style:style>
    <style:style style:name="T487_33" style:family="text">
      <style:text-properties style:font-name="Trebuchet MS" style:font-name-asian="Trebuchet MS" style:font-name-complex="Trebuchet MS"/>
    </style:style>
    <style:style style:name="T487_34" style:family="text">
      <style:text-properties style:font-name="Trebuchet MS" style:font-name-asian="Trebuchet MS" style:font-name-complex="Trebuchet MS"/>
    </style:style>
    <style:style style:name="T487_35" style:family="text">
      <style:text-properties style:font-name="Trebuchet MS" style:font-name-asian="Trebuchet MS" style:font-name-complex="Trebuchet MS"/>
    </style:style>
    <style:style style:name="T487_36" style:family="text">
      <style:text-properties style:font-name="Trebuchet MS" style:font-name-asian="Trebuchet MS" style:font-name-complex="Trebuchet MS"/>
    </style:style>
    <style:style style:name="T487_37" style:family="text">
      <style:text-properties style:font-name="Trebuchet MS" style:font-name-asian="Trebuchet MS" style:font-name-complex="Trebuchet MS"/>
    </style:style>
    <style:style style:name="T487_38" style:family="text">
      <style:text-properties style:font-name="Trebuchet MS" style:font-name-asian="Trebuchet MS" style:font-name-complex="Trebuchet MS"/>
    </style:style>
    <style:style style:name="T487_39" style:family="text">
      <style:text-properties style:font-name="Trebuchet MS" style:font-name-asian="Trebuchet MS" style:font-name-complex="Trebuchet MS"/>
    </style:style>
    <style:style style:name="T487_40" style:family="text">
      <style:text-properties style:font-name="Trebuchet MS" style:font-name-asian="Trebuchet MS" style:font-name-complex="Trebuchet MS"/>
    </style:style>
    <style:style style:name="T487_41" style:family="text">
      <style:text-properties style:font-name="Trebuchet MS" style:font-name-asian="Trebuchet MS" style:font-name-complex="Trebuchet MS"/>
    </style:style>
    <style:style style:name="T487_42" style:family="text">
      <style:text-properties style:font-name="Trebuchet MS" style:font-name-asian="Trebuchet MS" style:font-name-complex="Trebuchet MS"/>
    </style:style>
    <style:style style:name="T487_43" style:family="text">
      <style:text-properties style:font-name="Trebuchet MS" style:font-name-asian="Trebuchet MS" style:font-name-complex="Trebuchet MS"/>
    </style:style>
    <style:style style:name="T487_44" style:family="text">
      <style:text-properties style:font-name="Trebuchet MS" style:font-name-asian="Trebuchet MS" style:font-name-complex="Trebuchet MS"/>
    </style:style>
    <style:style style:name="T487_45" style:family="text">
      <style:text-properties style:font-name="Trebuchet MS" style:font-name-asian="Trebuchet MS" style:font-name-complex="Trebuchet MS"/>
    </style:style>
    <style:style style:name="T487_46" style:family="text">
      <style:text-properties style:font-name="Trebuchet MS" style:font-name-asian="Trebuchet MS" style:font-name-complex="Trebuchet MS"/>
    </style:style>
    <style:style style:name="T487_47" style:family="text">
      <style:text-properties style:font-name="Trebuchet MS" style:font-name-asian="Trebuchet MS" style:font-name-complex="Trebuchet MS"/>
    </style:style>
    <style:style style:name="T487_48" style:family="text">
      <style:text-properties style:font-name="Trebuchet MS" style:font-name-asian="Trebuchet MS" style:font-name-complex="Trebuchet MS"/>
    </style:style>
    <style:style style:name="T487_49" style:family="text">
      <style:text-properties style:font-name="Trebuchet MS" style:font-name-asian="Trebuchet MS" style:font-name-complex="Trebuchet MS"/>
    </style:style>
    <style:style style:name="T487_50" style:family="text">
      <style:text-properties style:font-name="Trebuchet MS" style:font-name-asian="Trebuchet MS" style:font-name-complex="Trebuchet MS"/>
    </style:style>
    <style:style style:name="T487_51" style:family="text">
      <style:text-properties style:font-name="Trebuchet MS" style:font-name-asian="Trebuchet MS" style:font-name-complex="Trebuchet MS"/>
    </style:style>
    <style:style style:name="T487_52" style:family="text">
      <style:text-properties style:font-name="Trebuchet MS" style:font-name-asian="Trebuchet MS" style:font-name-complex="Trebuchet MS"/>
    </style:style>
    <style:style style:name="T487_53" style:family="text">
      <style:text-properties style:font-name="Trebuchet MS" style:font-name-asian="Trebuchet MS" style:font-name-complex="Trebuchet MS"/>
    </style:style>
    <style:style style:name="T487_54" style:family="text">
      <style:text-properties style:font-name="Trebuchet MS" style:font-name-asian="Trebuchet MS" style:font-name-complex="Trebuchet MS"/>
    </style:style>
    <style:style style:name="T487_55" style:family="text">
      <style:text-properties style:font-name="Trebuchet MS" style:font-name-asian="Trebuchet MS" style:font-name-complex="Trebuchet MS"/>
    </style:style>
    <style:style style:name="T487_56" style:family="text">
      <style:text-properties style:font-name="Trebuchet MS" style:font-name-asian="Trebuchet MS" style:font-name-complex="Trebuchet MS"/>
    </style:style>
    <style:style style:name="T487_57" style:family="text">
      <style:text-properties style:font-name="Trebuchet MS" style:font-name-asian="Trebuchet MS" style:font-name-complex="Trebuchet MS"/>
    </style:style>
    <style:style style:name="T487_58" style:family="text">
      <style:text-properties style:font-name="Trebuchet MS" style:font-name-asian="Trebuchet MS" style:font-name-complex="Trebuchet MS"/>
    </style:style>
    <style:style style:name="T487_59" style:family="text">
      <style:text-properties style:font-name="Trebuchet MS" style:font-name-asian="Trebuchet MS" style:font-name-complex="Trebuchet MS"/>
    </style:style>
    <style:style style:name="P488" style:family="paragraph" style:parent-style-name="Standard">
      <style:paragraph-properties fo:break-before="auto" fo:line-height="100%" fo:margin-bottom="0.212cm" style:writing-mode="lr-tb"/>
    </style:style>
    <style:style style:name="T488_1" style:family="text">
      <style:text-properties style:font-name="Trebuchet MS" style:font-name-asian="Trebuchet MS" style:font-name-complex="Trebuchet MS"/>
    </style:style>
    <style:style style:name="T488_2" style:family="text">
      <style:text-properties style:font-name="Trebuchet MS" style:font-name-asian="Trebuchet MS" style:font-name-complex="Trebuchet MS"/>
    </style:style>
    <style:style style:name="T488_3" style:family="text">
      <style:text-properties style:font-name="Trebuchet MS" style:font-name-asian="Trebuchet MS" style:font-name-complex="Trebuchet MS"/>
    </style:style>
    <style:style style:name="T488_4" style:family="text">
      <style:text-properties style:font-name="Trebuchet MS" style:font-name-asian="Trebuchet MS" style:font-name-complex="Trebuchet MS"/>
    </style:style>
    <style:style style:name="T488_5" style:family="text">
      <style:text-properties style:font-name="Trebuchet MS" style:font-name-asian="Trebuchet MS" style:font-name-complex="Trebuchet MS"/>
    </style:style>
    <style:style style:name="T488_6" style:family="text">
      <style:text-properties style:font-name="Trebuchet MS" style:font-name-asian="Trebuchet MS" style:font-name-complex="Trebuchet MS"/>
    </style:style>
    <style:style style:name="T488_7" style:family="text">
      <style:text-properties style:font-name="Trebuchet MS" style:font-name-asian="Trebuchet MS" style:font-name-complex="Trebuchet MS"/>
    </style:style>
    <style:style style:name="T488_8" style:family="text">
      <style:text-properties style:font-name="Trebuchet MS" style:font-name-asian="Trebuchet MS" style:font-name-complex="Trebuchet MS"/>
    </style:style>
    <style:style style:name="T488_9" style:family="text">
      <style:text-properties style:font-name="Trebuchet MS" style:font-name-asian="Trebuchet MS" style:font-name-complex="Trebuchet MS"/>
    </style:style>
    <style:style style:name="T488_10" style:family="text">
      <style:text-properties style:font-name="Trebuchet MS" style:font-name-asian="Trebuchet MS" style:font-name-complex="Trebuchet MS"/>
    </style:style>
    <style:style style:name="T488_11" style:family="text">
      <style:text-properties style:font-name="Trebuchet MS" style:font-name-asian="Trebuchet MS" style:font-name-complex="Trebuchet MS"/>
    </style:style>
    <style:style style:name="T488_12" style:family="text">
      <style:text-properties style:font-name="Trebuchet MS" style:font-name-asian="Trebuchet MS" style:font-name-complex="Trebuchet MS"/>
    </style:style>
    <style:style style:name="T488_13" style:family="text">
      <style:text-properties style:font-name="Trebuchet MS" style:font-name-asian="Trebuchet MS" style:font-name-complex="Trebuchet MS"/>
    </style:style>
    <style:style style:name="T488_14" style:family="text">
      <style:text-properties style:font-name="Trebuchet MS" style:font-name-asian="Trebuchet MS" style:font-name-complex="Trebuchet MS"/>
    </style:style>
    <style:style style:name="T488_15" style:family="text">
      <style:text-properties style:font-name="Trebuchet MS" style:font-name-asian="Trebuchet MS" style:font-name-complex="Trebuchet MS"/>
    </style:style>
    <style:style style:name="T488_16" style:family="text">
      <style:text-properties style:font-name="Trebuchet MS" style:font-name-asian="Trebuchet MS" style:font-name-complex="Trebuchet MS"/>
    </style:style>
    <style:style style:name="T488_17" style:family="text">
      <style:text-properties style:font-name="Trebuchet MS" style:font-name-asian="Trebuchet MS" style:font-name-complex="Trebuchet MS"/>
    </style:style>
    <style:style style:name="T488_18" style:family="text">
      <style:text-properties style:font-name="Trebuchet MS" style:font-name-asian="Trebuchet MS" style:font-name-complex="Trebuchet MS"/>
    </style:style>
    <style:style style:name="T488_19" style:family="text">
      <style:text-properties style:font-name="Trebuchet MS" style:font-name-asian="Trebuchet MS" style:font-name-complex="Trebuchet MS"/>
    </style:style>
    <style:style style:name="P489" style:family="paragraph" style:parent-style-name="Standard">
      <style:paragraph-properties fo:break-before="auto" fo:line-height="100%" fo:margin-bottom="0.212cm" style:writing-mode="lr-tb"/>
    </style:style>
    <style:style style:name="T489_1" style:family="text">
      <style:text-properties style:font-name="Trebuchet MS" style:font-name-asian="Trebuchet MS" style:font-name-complex="Trebuchet MS"/>
    </style:style>
    <style:style style:name="T489_2" style:family="text">
      <style:text-properties style:font-name="Trebuchet MS" style:font-name-asian="Trebuchet MS" style:font-name-complex="Trebuchet MS"/>
    </style:style>
    <style:style style:name="T489_3" style:family="text">
      <style:text-properties style:font-name="Trebuchet MS" style:font-name-asian="Trebuchet MS" style:font-name-complex="Trebuchet MS"/>
    </style:style>
    <style:style style:name="T489_4" style:family="text">
      <style:text-properties style:font-name="Trebuchet MS" style:font-name-asian="Trebuchet MS" style:font-name-complex="Trebuchet MS"/>
    </style:style>
    <style:style style:name="T489_5" style:family="text">
      <style:text-properties style:font-name="Trebuchet MS" style:font-name-asian="Trebuchet MS" style:font-name-complex="Trebuchet MS"/>
    </style:style>
    <style:style style:name="T489_6" style:family="text">
      <style:text-properties style:font-name="Trebuchet MS" style:font-name-asian="Trebuchet MS" style:font-name-complex="Trebuchet MS"/>
    </style:style>
    <style:style style:name="T489_7" style:family="text">
      <style:text-properties style:font-name="Trebuchet MS" style:font-name-asian="Trebuchet MS" style:font-name-complex="Trebuchet MS"/>
    </style:style>
    <style:style style:name="T489_8" style:family="text">
      <style:text-properties style:font-name="Trebuchet MS" style:font-name-asian="Trebuchet MS" style:font-name-complex="Trebuchet MS"/>
    </style:style>
    <style:style style:name="T489_9" style:family="text">
      <style:text-properties style:font-name="Trebuchet MS" style:font-name-asian="Trebuchet MS" style:font-name-complex="Trebuchet MS"/>
    </style:style>
    <style:style style:name="T489_10" style:family="text">
      <style:text-properties style:font-name="Trebuchet MS" style:font-name-asian="Trebuchet MS" style:font-name-complex="Trebuchet MS"/>
    </style:style>
    <style:style style:name="T489_11" style:family="text">
      <style:text-properties style:font-name="Trebuchet MS" style:font-name-asian="Trebuchet MS" style:font-name-complex="Trebuchet MS"/>
    </style:style>
    <style:style style:name="T489_12" style:family="text">
      <style:text-properties style:font-name="Trebuchet MS" style:font-name-asian="Trebuchet MS" style:font-name-complex="Trebuchet MS"/>
    </style:style>
    <style:style style:name="T489_13" style:family="text">
      <style:text-properties style:font-name="Trebuchet MS" style:font-name-asian="Trebuchet MS" style:font-name-complex="Trebuchet MS"/>
    </style:style>
    <style:style style:name="T489_14" style:family="text">
      <style:text-properties style:font-name="Trebuchet MS" style:font-name-asian="Trebuchet MS" style:font-name-complex="Trebuchet MS"/>
    </style:style>
    <style:style style:name="T489_15" style:family="text">
      <style:text-properties style:font-name="Trebuchet MS" style:font-name-asian="Trebuchet MS" style:font-name-complex="Trebuchet MS"/>
    </style:style>
    <style:style style:name="T489_16" style:family="text">
      <style:text-properties style:font-name="Trebuchet MS" style:font-name-asian="Trebuchet MS" style:font-name-complex="Trebuchet MS"/>
    </style:style>
    <style:style style:name="T489_17" style:family="text">
      <style:text-properties style:font-name="Trebuchet MS" style:font-name-asian="Trebuchet MS" style:font-name-complex="Trebuchet MS"/>
    </style:style>
    <style:style style:name="T489_18" style:family="text">
      <style:text-properties style:font-name="Trebuchet MS" style:font-name-asian="Trebuchet MS" style:font-name-complex="Trebuchet MS"/>
    </style:style>
    <style:style style:name="T489_19" style:family="text">
      <style:text-properties style:font-name="Trebuchet MS" style:font-name-asian="Trebuchet MS" style:font-name-complex="Trebuchet MS"/>
    </style:style>
    <style:style style:name="T489_20" style:family="text">
      <style:text-properties style:font-name="Trebuchet MS" style:font-name-asian="Trebuchet MS" style:font-name-complex="Trebuchet MS"/>
    </style:style>
    <style:style style:name="T489_21" style:family="text">
      <style:text-properties style:font-name="Trebuchet MS" style:font-name-asian="Trebuchet MS" style:font-name-complex="Trebuchet MS"/>
    </style:style>
    <style:style style:name="T489_22" style:family="text">
      <style:text-properties style:font-name="Trebuchet MS" style:font-name-asian="Trebuchet MS" style:font-name-complex="Trebuchet MS"/>
    </style:style>
    <style:style style:name="T489_23" style:family="text">
      <style:text-properties style:font-name="Trebuchet MS" style:font-name-asian="Trebuchet MS" style:font-name-complex="Trebuchet MS"/>
    </style:style>
    <style:style style:name="T489_24" style:family="text">
      <style:text-properties style:font-name="Trebuchet MS" style:font-name-asian="Trebuchet MS" style:font-name-complex="Trebuchet MS"/>
    </style:style>
    <style:style style:name="T489_25" style:family="text">
      <style:text-properties style:font-name="Trebuchet MS" style:font-name-asian="Trebuchet MS" style:font-name-complex="Trebuchet MS"/>
    </style:style>
    <style:style style:name="T489_26" style:family="text">
      <style:text-properties style:font-name="Trebuchet MS" style:font-name-asian="Trebuchet MS" style:font-name-complex="Trebuchet MS"/>
    </style:style>
    <style:style style:name="T489_27" style:family="text">
      <style:text-properties style:font-name="Trebuchet MS" style:font-name-asian="Trebuchet MS" style:font-name-complex="Trebuchet MS"/>
    </style:style>
    <style:style style:name="T489_28" style:family="text">
      <style:text-properties style:font-name="Trebuchet MS" style:font-name-asian="Trebuchet MS" style:font-name-complex="Trebuchet MS"/>
    </style:style>
    <style:style style:name="T489_29" style:family="text">
      <style:text-properties style:font-name="Trebuchet MS" style:font-name-asian="Trebuchet MS" style:font-name-complex="Trebuchet MS"/>
    </style:style>
    <style:style style:name="T489_30" style:family="text">
      <style:text-properties style:font-name="Trebuchet MS" style:font-name-asian="Trebuchet MS" style:font-name-complex="Trebuchet MS"/>
    </style:style>
    <style:style style:name="T489_31" style:family="text">
      <style:text-properties style:font-name="Trebuchet MS" style:font-name-asian="Trebuchet MS" style:font-name-complex="Trebuchet MS"/>
    </style:style>
    <style:style style:name="T489_32" style:family="text">
      <style:text-properties style:font-name="Trebuchet MS" style:font-name-asian="Trebuchet MS" style:font-name-complex="Trebuchet MS"/>
    </style:style>
    <style:style style:name="T489_33" style:family="text">
      <style:text-properties style:font-name="Trebuchet MS" style:font-name-asian="Trebuchet MS" style:font-name-complex="Trebuchet MS"/>
    </style:style>
    <style:style style:name="T489_34" style:family="text">
      <style:text-properties style:font-name="Trebuchet MS" style:font-name-asian="Trebuchet MS" style:font-name-complex="Trebuchet MS"/>
    </style:style>
    <style:style style:name="T489_35" style:family="text">
      <style:text-properties style:font-name="Trebuchet MS" style:font-name-asian="Trebuchet MS" style:font-name-complex="Trebuchet MS"/>
    </style:style>
    <style:style style:name="T489_36" style:family="text">
      <style:text-properties style:font-name="Trebuchet MS" style:font-name-asian="Trebuchet MS" style:font-name-complex="Trebuchet MS"/>
    </style:style>
    <style:style style:name="T489_37" style:family="text">
      <style:text-properties style:font-name="Trebuchet MS" style:font-name-asian="Trebuchet MS" style:font-name-complex="Trebuchet MS"/>
    </style:style>
    <style:style style:name="T489_38" style:family="text">
      <style:text-properties style:font-name="Trebuchet MS" style:font-name-asian="Trebuchet MS" style:font-name-complex="Trebuchet MS"/>
    </style:style>
    <style:style style:name="T489_39" style:family="text">
      <style:text-properties style:font-name="Trebuchet MS" style:font-name-asian="Trebuchet MS" style:font-name-complex="Trebuchet MS"/>
    </style:style>
    <style:style style:name="T489_40" style:family="text">
      <style:text-properties style:font-name="Trebuchet MS" style:font-name-asian="Trebuchet MS" style:font-name-complex="Trebuchet MS"/>
    </style:style>
    <style:style style:name="T489_41" style:family="text">
      <style:text-properties style:font-name="Trebuchet MS" style:font-name-asian="Trebuchet MS" style:font-name-complex="Trebuchet MS"/>
    </style:style>
    <style:style style:name="T489_42" style:family="text">
      <style:text-properties style:font-name="Trebuchet MS" style:font-name-asian="Trebuchet MS" style:font-name-complex="Trebuchet MS"/>
    </style:style>
    <style:style style:name="T489_43" style:family="text">
      <style:text-properties style:font-name="Trebuchet MS" style:font-name-asian="Trebuchet MS" style:font-name-complex="Trebuchet MS"/>
    </style:style>
    <style:style style:name="T489_44" style:family="text">
      <style:text-properties style:font-name="Trebuchet MS" style:font-name-asian="Trebuchet MS" style:font-name-complex="Trebuchet MS"/>
    </style:style>
    <style:style style:name="T489_45" style:family="text">
      <style:text-properties style:font-name="Trebuchet MS" style:font-name-asian="Trebuchet MS" style:font-name-complex="Trebuchet MS"/>
    </style:style>
    <style:style style:name="T489_46" style:family="text">
      <style:text-properties style:font-name="Trebuchet MS" style:font-name-asian="Trebuchet MS" style:font-name-complex="Trebuchet MS"/>
    </style:style>
    <style:style style:name="T489_47" style:family="text">
      <style:text-properties style:font-name="Trebuchet MS" style:font-name-asian="Trebuchet MS" style:font-name-complex="Trebuchet MS"/>
    </style:style>
    <style:style style:name="T489_48" style:family="text">
      <style:text-properties style:font-name="Trebuchet MS" style:font-name-asian="Trebuchet MS" style:font-name-complex="Trebuchet MS"/>
    </style:style>
    <style:style style:name="T489_49" style:family="text">
      <style:text-properties style:font-name="Trebuchet MS" style:font-name-asian="Trebuchet MS" style:font-name-complex="Trebuchet MS"/>
    </style:style>
    <style:style style:name="T489_50" style:family="text">
      <style:text-properties style:font-name="Trebuchet MS" style:font-name-asian="Trebuchet MS" style:font-name-complex="Trebuchet MS"/>
    </style:style>
    <style:style style:name="T489_51" style:family="text">
      <style:text-properties style:font-name="Trebuchet MS" style:font-name-asian="Trebuchet MS" style:font-name-complex="Trebuchet MS"/>
    </style:style>
    <style:style style:name="T489_52" style:family="text">
      <style:text-properties style:font-name="Trebuchet MS" style:font-name-asian="Trebuchet MS" style:font-name-complex="Trebuchet MS"/>
    </style:style>
    <style:style style:name="T489_53" style:family="text">
      <style:text-properties style:font-name="Trebuchet MS" style:font-name-asian="Trebuchet MS" style:font-name-complex="Trebuchet MS"/>
    </style:style>
    <style:style style:name="T489_54" style:family="text">
      <style:text-properties style:font-name="Trebuchet MS" style:font-name-asian="Trebuchet MS" style:font-name-complex="Trebuchet MS"/>
    </style:style>
    <style:style style:name="T489_55" style:family="text">
      <style:text-properties style:font-name="Trebuchet MS" style:font-name-asian="Trebuchet MS" style:font-name-complex="Trebuchet MS"/>
    </style:style>
    <style:style style:name="T489_56" style:family="text">
      <style:text-properties style:font-name="Trebuchet MS" style:font-name-asian="Trebuchet MS" style:font-name-complex="Trebuchet MS"/>
    </style:style>
    <style:style style:name="T489_57" style:family="text">
      <style:text-properties style:font-name="Trebuchet MS" style:font-name-asian="Trebuchet MS" style:font-name-complex="Trebuchet MS"/>
    </style:style>
    <style:style style:name="T489_58" style:family="text">
      <style:text-properties style:font-name="Trebuchet MS" style:font-name-asian="Trebuchet MS" style:font-name-complex="Trebuchet MS"/>
    </style:style>
    <style:style style:name="T489_59" style:family="text">
      <style:text-properties style:font-name="Trebuchet MS" style:font-name-asian="Trebuchet MS" style:font-name-complex="Trebuchet MS"/>
    </style:style>
    <style:style style:name="P490" style:family="paragraph" style:parent-style-name="Standard">
      <style:paragraph-properties fo:break-before="auto" fo:line-height="100%" fo:margin-bottom="0.212cm" style:writing-mode="lr-tb"/>
    </style:style>
    <style:style style:name="T490_1" style:family="text">
      <style:text-properties style:font-name="Trebuchet MS" style:font-name-asian="Trebuchet MS" style:font-name-complex="Trebuchet MS"/>
    </style:style>
    <style:style style:name="T490_2" style:family="text">
      <style:text-properties style:font-name="Trebuchet MS" style:font-name-asian="Trebuchet MS" style:font-name-complex="Trebuchet MS"/>
    </style:style>
    <style:style style:name="T490_3" style:family="text">
      <style:text-properties style:font-name="Trebuchet MS" style:font-name-asian="Trebuchet MS" style:font-name-complex="Trebuchet MS"/>
    </style:style>
    <style:style style:name="T490_4" style:family="text">
      <style:text-properties style:font-name="Trebuchet MS" style:font-name-asian="Trebuchet MS" style:font-name-complex="Trebuchet MS"/>
    </style:style>
    <style:style style:name="T490_5" style:family="text">
      <style:text-properties style:font-name="Trebuchet MS" style:font-name-asian="Trebuchet MS" style:font-name-complex="Trebuchet MS"/>
    </style:style>
    <style:style style:name="T490_6" style:family="text">
      <style:text-properties style:font-name="Trebuchet MS" style:font-name-asian="Trebuchet MS" style:font-name-complex="Trebuchet MS"/>
    </style:style>
    <style:style style:name="T490_7" style:family="text">
      <style:text-properties style:font-name="Trebuchet MS" style:font-name-asian="Trebuchet MS" style:font-name-complex="Trebuchet MS"/>
    </style:style>
    <style:style style:name="T490_8" style:family="text">
      <style:text-properties style:font-name="Trebuchet MS" style:font-name-asian="Trebuchet MS" style:font-name-complex="Trebuchet MS"/>
    </style:style>
    <style:style style:name="T490_9" style:family="text">
      <style:text-properties style:font-name="Trebuchet MS" style:font-name-asian="Trebuchet MS" style:font-name-complex="Trebuchet MS"/>
    </style:style>
    <style:style style:name="T490_10" style:family="text">
      <style:text-properties style:font-name="Trebuchet MS" style:font-name-asian="Trebuchet MS" style:font-name-complex="Trebuchet MS"/>
    </style:style>
    <style:style style:name="T490_11" style:family="text">
      <style:text-properties style:font-name="Trebuchet MS" style:font-name-asian="Trebuchet MS" style:font-name-complex="Trebuchet MS"/>
    </style:style>
    <style:style style:name="T490_12" style:family="text">
      <style:text-properties style:font-name="Trebuchet MS" style:font-name-asian="Trebuchet MS" style:font-name-complex="Trebuchet MS"/>
    </style:style>
    <style:style style:name="T490_13" style:family="text">
      <style:text-properties style:font-name="Trebuchet MS" style:font-name-asian="Trebuchet MS" style:font-name-complex="Trebuchet MS"/>
    </style:style>
    <style:style style:name="T490_14" style:family="text">
      <style:text-properties style:font-name="Trebuchet MS" style:font-name-asian="Trebuchet MS" style:font-name-complex="Trebuchet MS"/>
    </style:style>
    <style:style style:name="P491" style:family="paragraph" style:parent-style-name="Standard">
      <style:paragraph-properties fo:break-before="auto" fo:line-height="100%" fo:margin-bottom="0.212cm" style:writing-mode="lr-tb"/>
    </style:style>
    <style:style style:name="T491_1" style:family="text">
      <style:text-properties style:font-name="Trebuchet MS" style:font-name-asian="Trebuchet MS" style:font-name-complex="Trebuchet MS"/>
    </style:style>
    <style:style style:name="T491_2" style:family="text">
      <style:text-properties style:font-name="Trebuchet MS" style:font-name-asian="Trebuchet MS" style:font-name-complex="Trebuchet MS"/>
    </style:style>
    <style:style style:name="T491_3" style:family="text">
      <style:text-properties style:font-name="Trebuchet MS" style:font-name-asian="Trebuchet MS" style:font-name-complex="Trebuchet MS"/>
    </style:style>
    <style:style style:name="T491_4" style:family="text">
      <style:text-properties style:font-name="Trebuchet MS" style:font-name-asian="Trebuchet MS" style:font-name-complex="Trebuchet MS"/>
    </style:style>
    <style:style style:name="T491_5" style:family="text">
      <style:text-properties style:font-name="Trebuchet MS" style:font-name-asian="Trebuchet MS" style:font-name-complex="Trebuchet MS"/>
    </style:style>
    <style:style style:name="T491_6" style:family="text">
      <style:text-properties style:font-name="Trebuchet MS" style:font-name-asian="Trebuchet MS" style:font-name-complex="Trebuchet MS"/>
    </style:style>
    <style:style style:name="T491_7" style:family="text">
      <style:text-properties style:font-name="Trebuchet MS" style:font-name-asian="Trebuchet MS" style:font-name-complex="Trebuchet MS"/>
    </style:style>
    <style:style style:name="T491_8" style:family="text">
      <style:text-properties style:font-name="Trebuchet MS" style:font-name-asian="Trebuchet MS" style:font-name-complex="Trebuchet MS"/>
    </style:style>
    <style:style style:name="T491_9" style:family="text">
      <style:text-properties style:font-name="Trebuchet MS" style:font-name-asian="Trebuchet MS" style:font-name-complex="Trebuchet MS"/>
    </style:style>
    <style:style style:name="T491_10" style:family="text">
      <style:text-properties style:font-name="Trebuchet MS" style:font-name-asian="Trebuchet MS" style:font-name-complex="Trebuchet MS"/>
    </style:style>
    <style:style style:name="T491_11" style:family="text">
      <style:text-properties style:font-name="Trebuchet MS" style:font-name-asian="Trebuchet MS" style:font-name-complex="Trebuchet MS"/>
    </style:style>
    <style:style style:name="T491_12" style:family="text">
      <style:text-properties style:font-name="Trebuchet MS" style:font-name-asian="Trebuchet MS" style:font-name-complex="Trebuchet MS"/>
    </style:style>
    <style:style style:name="T491_13" style:family="text">
      <style:text-properties style:font-name="Trebuchet MS" style:font-name-asian="Trebuchet MS" style:font-name-complex="Trebuchet MS"/>
    </style:style>
    <style:style style:name="T491_14" style:family="text">
      <style:text-properties style:font-name="Trebuchet MS" style:font-name-asian="Trebuchet MS" style:font-name-complex="Trebuchet MS"/>
    </style:style>
    <style:style style:name="T491_15" style:family="text">
      <style:text-properties style:font-name="Trebuchet MS" style:font-name-asian="Trebuchet MS" style:font-name-complex="Trebuchet MS"/>
    </style:style>
    <style:style style:name="T491_16" style:family="text">
      <style:text-properties style:font-name="Trebuchet MS" style:font-name-asian="Trebuchet MS" style:font-name-complex="Trebuchet MS"/>
    </style:style>
    <style:style style:name="T491_17" style:family="text">
      <style:text-properties style:font-name="Trebuchet MS" style:font-name-asian="Trebuchet MS" style:font-name-complex="Trebuchet MS"/>
    </style:style>
    <style:style style:name="T491_18" style:family="text">
      <style:text-properties style:font-name="Trebuchet MS" style:font-name-asian="Trebuchet MS" style:font-name-complex="Trebuchet MS"/>
    </style:style>
    <style:style style:name="T491_19" style:family="text">
      <style:text-properties style:font-name="Trebuchet MS" style:font-name-asian="Trebuchet MS" style:font-name-complex="Trebuchet MS"/>
    </style:style>
    <style:style style:name="T491_20" style:family="text">
      <style:text-properties style:font-name="Trebuchet MS" style:font-name-asian="Trebuchet MS" style:font-name-complex="Trebuchet MS"/>
    </style:style>
    <style:style style:name="T491_21" style:family="text">
      <style:text-properties style:font-name="Trebuchet MS" style:font-name-asian="Trebuchet MS" style:font-name-complex="Trebuchet MS"/>
    </style:style>
    <style:style style:name="T491_22" style:family="text">
      <style:text-properties style:font-name="Trebuchet MS" style:font-name-asian="Trebuchet MS" style:font-name-complex="Trebuchet MS"/>
    </style:style>
    <style:style style:name="T491_23" style:family="text">
      <style:text-properties style:font-name="Trebuchet MS" style:font-name-asian="Trebuchet MS" style:font-name-complex="Trebuchet MS"/>
    </style:style>
    <style:style style:name="P49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3" style:family="paragraph" style:parent-style-name="Standard">
      <style:paragraph-properties fo:break-before="auto" fo:line-height="100%" fo:margin-bottom="0.212cm" style:writing-mode="lr-tb"/>
    </style:style>
    <style:style style:name="T493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3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3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3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3_5" style:family="text">
      <style:text-properties style:font-name="Verdana" fo:font-size="12pt" style:font-name-asian="Verdana" style:font-size-asian="12pt" style:font-name-complex="Verdana" style:font-size-complex="12pt"/>
    </style:style>
    <style:style style:name="T493_6" style:family="text">
      <style:text-properties style:font-name="Verdana" fo:font-size="12pt" style:font-name-asian="Verdana" style:font-size-asian="12pt" style:font-name-complex="Verdana" style:font-size-complex="12pt"/>
    </style:style>
    <style:style style:name="T493_7" style:family="text">
      <style:text-properties style:font-name="Verdana" fo:font-size="12pt" style:font-name-asian="Verdana" style:font-size-asian="12pt" style:font-name-complex="Verdana" style:font-size-complex="12pt"/>
    </style:style>
    <style:style style:name="T493_8" style:family="text">
      <style:text-properties style:font-name="Verdana" fo:font-size="12pt" style:font-name-asian="Verdana" style:font-size-asian="12pt" style:font-name-complex="Verdana" style:font-size-complex="12pt"/>
    </style:style>
    <style:style style:name="T493_9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0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1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2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3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4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5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6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7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8" style:family="text">
      <style:text-properties style:font-name="Verdana" fo:font-size="12pt" style:font-name-asian="Verdana" style:font-size-asian="12pt" style:font-name-complex="Verdana" style:font-size-complex="12pt"/>
    </style:style>
    <style:style style:name="T493_19" style:family="text">
      <style:text-properties style:font-name="Verdana" fo:font-size="12pt" style:font-name-asian="Verdana" style:font-size-asian="12pt" style:font-name-complex="Verdana" style:font-size-complex="12pt"/>
    </style:style>
    <style:style style:name="T493_20" style:family="text">
      <style:text-properties style:font-name="Verdana" fo:font-size="12pt" style:font-name-asian="Verdana" style:font-size-asian="12pt" style:font-name-complex="Verdana" style:font-size-complex="12pt"/>
    </style:style>
    <style:style style:name="T493_21" style:family="text">
      <style:text-properties style:font-name="Verdana" fo:font-size="12pt" style:font-name-asian="Verdana" style:font-size-asian="12pt" style:font-name-complex="Verdana" style:font-size-complex="12pt"/>
    </style:style>
    <style:style style:name="P494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5" style:family="paragraph" style:parent-style-name="Standard">
      <style:paragraph-properties fo:break-before="auto" fo:line-height="100%" fo:margin-bottom="0.212cm" style:writing-mode="lr-tb"/>
    </style:style>
    <style:style style:name="T495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5_9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0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1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2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3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4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5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6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7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8" style:family="text">
      <style:text-properties style:font-name="Verdana" fo:font-size="12pt" style:font-name-asian="Verdana" style:font-size-asian="12pt" style:font-name-complex="Verdana" style:font-size-complex="12pt"/>
    </style:style>
    <style:style style:name="T495_19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0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1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2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3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4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5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6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7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8" style:family="text">
      <style:text-properties style:font-name="Verdana" fo:font-size="12pt" style:font-name-asian="Verdana" style:font-size-asian="12pt" style:font-name-complex="Verdana" style:font-size-complex="12pt"/>
    </style:style>
    <style:style style:name="T495_29" style:family="text">
      <style:text-properties style:font-name="Verdana" fo:font-size="12pt" style:font-name-asian="Verdana" style:font-size-asian="12pt" style:font-name-complex="Verdana" style:font-size-complex="12pt"/>
    </style:style>
    <style:style style:name="T495_30" style:family="text">
      <style:text-properties style:font-name="Verdana" fo:font-size="12pt" style:font-name-asian="Verdana" style:font-size-asian="12pt" style:font-name-complex="Verdana" style:font-size-complex="12pt"/>
    </style:style>
    <style:style style:name="T495_31" style:family="text">
      <style:text-properties style:font-name="Verdana" fo:font-size="12pt" style:font-name-asian="Verdana" style:font-size-asian="12pt" style:font-name-complex="Verdana" style:font-size-complex="12pt"/>
    </style:style>
    <style:style style:name="T495_32" style:family="text">
      <style:text-properties style:font-name="Verdana" fo:font-size="12pt" style:font-name-asian="Verdana" style:font-size-asian="12pt" style:font-name-complex="Verdana" style:font-size-complex="12pt"/>
    </style:style>
    <style:style style:name="T495_33" style:family="text">
      <style:text-properties style:font-name="Verdana" fo:font-size="12pt" style:font-name-asian="Verdana" style:font-size-asian="12pt" style:font-name-complex="Verdana" style:font-size-complex="12pt"/>
    </style:style>
    <style:style style:name="P496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7" style:family="paragraph" style:parent-style-name="Heading_20_2">
      <style:paragraph-properties fo:break-before="auto" fo:line-height="115%" fo:margin-top="0.635cm" fo:margin-bottom="0.141cm" style:writing-mode="lr-tb"/>
    </style:style>
    <style:style style:name="T497_1" style:family="text">
      <style:text-properties style:font-name="Arial" fo:font-size="14pt" style:font-name-asian="Arial" style:font-size-asian="14pt" style:font-name-complex="Arial" style:font-size-complex="14pt"/>
    </style:style>
    <style:style style:name="T497_2" style:family="text">
      <style:text-properties style:font-name="Arial" fo:font-size="14pt" style:font-name-asian="Arial" style:font-size-asian="14pt" style:font-name-complex="Arial" style:font-size-complex="14pt"/>
    </style:style>
    <style:style style:name="T497_3" style:family="text">
      <style:text-properties style:font-name="Arial" fo:font-size="14pt" style:font-name-asian="Arial" style:font-size-asian="14pt" style:font-name-complex="Arial" style:font-size-complex="14pt"/>
    </style:style>
    <style:style style:name="T497_4" style:family="text">
      <style:text-properties style:font-name="Arial" fo:font-size="14pt" style:font-name-asian="Arial" style:font-size-asian="14pt" style:font-name-complex="Arial" style:font-size-complex="14pt"/>
    </style:style>
    <style:style style:name="T497_5" style:family="text">
      <style:text-properties style:font-name="Arial" fo:font-size="14pt" style:font-name-asian="Arial" style:font-size-asian="14pt" style:font-name-complex="Arial" style:font-size-complex="14pt"/>
    </style:style>
    <style:style style:name="T497_6" style:family="text">
      <style:text-properties style:font-name="Arial" fo:font-size="14pt" style:font-name-asian="Arial" style:font-size-asian="14pt" style:font-name-complex="Arial" style:font-size-complex="14pt"/>
    </style:style>
    <style:style style:name="T497_7" style:family="text">
      <style:text-properties style:font-name="Arial" fo:font-size="14pt" style:font-name-asian="Arial" style:font-size-asian="14pt" style:font-name-complex="Arial" style:font-size-complex="14pt"/>
    </style:style>
    <style:style style:name="P49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9" style:family="paragraph" style:parent-style-name="Standard">
      <style:paragraph-properties fo:break-before="auto" fo:line-height="100%" fo:margin-bottom="0.212cm" style:writing-mode="lr-tb"/>
    </style:style>
    <style:style style:name="T499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9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9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9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9_5" style:family="text">
      <style:text-properties style:font-name="Verdana" fo:font-size="12pt" style:font-name-asian="Verdana" style:font-size-asian="12pt" style:font-name-complex="Verdana" style:font-size-complex="12pt"/>
    </style:style>
    <style:style style:name="T499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499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499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499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0" style:family="paragraph" style:parent-style-name="Standard">
      <style:paragraph-properties fo:break-before="auto" fo:line-height="100%" fo:margin-bottom="0.212cm" style:writing-mode="lr-tb"/>
    </style:style>
    <style:style style:name="T500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0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0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0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0_5" style:family="text">
      <style:text-properties style:font-name="Verdana" fo:font-size="12pt" style:font-name-asian="Verdana" style:font-size-asian="12pt" style:font-name-complex="Verdana" style:font-size-complex="12pt"/>
    </style:style>
    <style:style style:name="T500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0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0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0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1" style:family="paragraph" style:parent-style-name="Standard">
      <style:paragraph-properties fo:break-before="auto" fo:line-height="100%" fo:margin-bottom="0.212cm" style:writing-mode="lr-tb"/>
    </style:style>
    <style:style style:name="T501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1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1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1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1_5" style:family="text">
      <style:text-properties style:font-name="Verdana" fo:font-size="12pt" style:font-name-asian="Verdana" style:font-size-asian="12pt" style:font-name-complex="Verdana" style:font-size-complex="12pt"/>
    </style:style>
    <style:style style:name="T501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1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1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1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2" style:family="paragraph" style:parent-style-name="Standard">
      <style:paragraph-properties fo:break-before="auto" fo:line-height="100%" fo:margin-bottom="0.212cm" style:writing-mode="lr-tb"/>
    </style:style>
    <style:style style:name="T502_1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3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4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5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6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7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8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502_9" style:family="text">
      <style:text-properties style:font-name="Verdana" fo:font-size="12pt" style:font-name-asian="Verdana" style:font-size-asian="12pt" style:font-name-complex="Verdana" style:font-size-complex="12pt"/>
    </style:style>
    <style:style style:name="T502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2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3" style:family="paragraph" style:parent-style-name="Title">
      <style:paragraph-properties fo:text-align="center" fo:break-before="auto" fo:line-height="115%" style:writing-mode="lr-tb"/>
    </style:style>
    <style:style style:name="P504" style:family="paragraph" style:parent-style-name="Title">
      <style:paragraph-properties fo:text-align="center" fo:break-before="page" fo:line-height="115%" style:writing-mode="lr-tb"/>
    </style:style>
    <style:style style:name="T504_1" style:family="text"/>
    <style:style style:name="P505" style:family="paragraph" style:parent-style-name="Heading_20_2">
      <style:paragraph-properties fo:break-before="auto" fo:line-height="100%" fo:margin-top="0.423cm" fo:margin-bottom="0.212cm" style:writing-mode="lr-tb"/>
    </style:style>
    <style:style style:name="T505_1" style:family="text">
      <style:text-properties style:font-name="Arial" fo:font-size="14pt" style:font-name-asian="Arial" style:font-size-asian="14pt" style:font-name-complex="Arial" style:font-size-complex="14pt"/>
    </style:style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1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2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6_3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07" style:family="paragraph" style:parent-style-name="Standard">
      <style:paragraph-properties fo:break-before="auto" fo:line-height="100%" fo:margin-top="0cm" style:writing-mode="lr-tb"/>
    </style:style>
    <style:style style:name="T507_1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" style:family="text">
      <style:text-properties style:font-name="Verdana" fo:font-size="12pt" style:font-name-asian="Verdana" style:font-size-asian="12pt" style:font-name-complex="Verdana" style:font-size-complex="12pt"/>
    </style:style>
    <style:style style:name="T507_3" style:family="text">
      <style:text-properties style:font-name="Verdana" fo:font-size="12pt" style:font-name-asian="Verdana" style:font-size-asian="12pt" style:font-name-complex="Verdana" style:font-size-complex="12pt"/>
    </style:style>
    <style:style style:name="T507_4" style:family="text">
      <style:text-properties style:font-name="Verdana" fo:font-size="12pt" style:font-name-asian="Verdana" style:font-size-asian="12pt" style:font-name-complex="Verdana" style:font-size-complex="12pt"/>
    </style:style>
    <style:style style:name="T507_5" style:family="text">
      <style:text-properties style:font-name="Verdana" fo:font-size="12pt" style:font-name-asian="Verdana" style:font-size-asian="12pt" style:font-name-complex="Verdana" style:font-size-complex="12pt"/>
    </style:style>
    <style:style style:name="T507_6" style:family="text">
      <style:text-properties style:font-name="Verdana" fo:font-size="12pt" style:font-name-asian="Verdana" style:font-size-asian="12pt" style:font-name-complex="Verdana" style:font-size-complex="12pt"/>
    </style:style>
    <style:style style:name="T507_7" style:family="text">
      <style:text-properties style:font-name="Verdana" fo:font-size="12pt" style:font-name-asian="Verdana" style:font-size-asian="12pt" style:font-name-complex="Verdana" style:font-size-complex="12pt"/>
    </style:style>
    <style:style style:name="T507_8" style:family="text">
      <style:text-properties style:font-name="Verdana" fo:font-size="12pt" style:font-name-asian="Verdana" style:font-size-asian="12pt" style:font-name-complex="Verdana" style:font-size-complex="12pt"/>
    </style:style>
    <style:style style:name="T507_9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0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07_24" style:family="text">
      <style:text-properties style:font-name="Verdana" fo:font-size="12pt" style:font-name-asian="Verdana" style:font-size-asian="12pt" style:font-name-complex="Verdana" style:font-size-complex="12pt"/>
    </style:style>
    <style:style style:name="P508" style:family="paragraph" style:parent-style-name="Standard">
      <style:paragraph-properties fo:break-before="auto" fo:line-height="100%" fo:margin-top="0cm" fo:margin-bottom="0cm" style:writing-mode="lr-tb"/>
    </style:style>
    <style:style style:name="T508_1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" style:family="text">
      <style:text-properties style:font-name="Verdana" fo:font-size="12pt" style:font-name-asian="Verdana" style:font-size-asian="12pt" style:font-name-complex="Verdana" style:font-size-complex="12pt"/>
    </style:style>
    <style:style style:name="T508_3" style:family="text">
      <style:text-properties style:font-name="Verdana" fo:font-size="12pt" style:font-name-asian="Verdana" style:font-size-asian="12pt" style:font-name-complex="Verdana" style:font-size-complex="12pt"/>
    </style:style>
    <style:style style:name="T508_4" style:family="text">
      <style:text-properties style:font-name="Verdana" fo:font-size="12pt" style:font-name-asian="Verdana" style:font-size-asian="12pt" style:font-name-complex="Verdana" style:font-size-complex="12pt"/>
    </style:style>
    <style:style style:name="T508_5" style:family="text">
      <style:text-properties style:font-name="Verdana" fo:font-size="12pt" style:font-name-asian="Verdana" style:font-size-asian="12pt" style:font-name-complex="Verdana" style:font-size-complex="12pt"/>
    </style:style>
    <style:style style:name="T508_6" style:family="text">
      <style:text-properties style:font-name="Verdana" fo:font-size="12pt" style:font-name-asian="Verdana" style:font-size-asian="12pt" style:font-name-complex="Verdana" style:font-size-complex="12pt"/>
    </style:style>
    <style:style style:name="T508_7" style:family="text">
      <style:text-properties style:font-name="Verdana" fo:font-size="12pt" style:font-name-asian="Verdana" style:font-size-asian="12pt" style:font-name-complex="Verdana" style:font-size-complex="12pt"/>
    </style:style>
    <style:style style:name="T508_8" style:family="text">
      <style:text-properties style:font-name="Verdana" fo:font-size="12pt" style:font-name-asian="Verdana" style:font-size-asian="12pt" style:font-name-complex="Verdana" style:font-size-complex="12pt"/>
    </style:style>
    <style:style style:name="T508_9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0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1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2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3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4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5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6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7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8" style:family="text">
      <style:text-properties style:font-name="Verdana" fo:font-size="12pt" style:font-name-asian="Verdana" style:font-size-asian="12pt" style:font-name-complex="Verdana" style:font-size-complex="12pt"/>
    </style:style>
    <style:style style:name="T508_19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0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1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2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3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4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5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6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7" style:family="text">
      <style:text-properties style:font-name="Verdana" fo:font-size="12pt" style:font-name-asian="Verdana" style:font-size-asian="12pt" style:font-name-complex="Verdana" style:font-size-complex="12pt"/>
    </style:style>
    <style:style style:name="T508_28" style:family="text">
      <style:text-properties style:font-name="Verdana" fo:font-size="12pt" style:font-name-asian="Verdana" style:font-size-asian="12pt" style:font-name-complex="Verdana" style:font-size-complex="12pt"/>
    </style:style>
    <style:style style:name="P509" style:family="paragraph" style:parent-style-name="Standard">
      <style:paragraph-properties fo:break-before="auto" fo:line-height="100%" fo:margin-bottom="0.212cm" style:writing-mode="lr-tb"/>
    </style:style>
    <style:style style:name="T50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09_1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10" style:family="paragraph" style:parent-style-name="Standard">
      <style:paragraph-properties fo:break-before="auto" fo:line-height="100%" fo:margin-top="0cm" style:writing-mode="lr-tb"/>
    </style:style>
    <style:style style:name="T510_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4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5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6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7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8" style:family="text">
      <style:text-properties style:font-name="Verdana" fo:font-size="12pt" style:font-name-asian="Verdana" style:font-size-asian="12pt" style:font-name-complex="Verdana" style:font-size-complex="12pt"/>
    </style:style>
    <style:style style:name="T510_69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0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1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2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3" style:family="text">
      <style:text-properties style:font-name="Verdana" fo:font-size="12pt" style:font-name-asian="Verdana" style:font-size-asian="12pt" style:font-name-complex="Verdana" style:font-size-complex="12pt"/>
    </style:style>
    <style:style style:name="T510_74" style:family="text">
      <style:text-properties style:font-name="Verdana" fo:font-size="12pt" style:font-name-asian="Verdana" style:font-size-asian="12pt" style:font-name-complex="Verdana" style:font-size-complex="12pt"/>
    </style:style>
    <style:style style:name="P511" style:family="paragraph" style:parent-style-name="Standard">
      <style:paragraph-properties fo:break-before="auto" fo:line-height="100%" fo:margin-top="0cm" style:writing-mode="lr-tb"/>
    </style:style>
    <style:style style:name="T511_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9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2" style:family="text">
      <style:text-properties style:font-name="Verdana" fo:font-size="12pt" style:font-name-asian="Verdana" style:font-size-asian="12pt" style:font-name-complex="Verdana" style:font-size-complex="12pt"/>
    </style:style>
    <style:style style:name="P512" style:family="paragraph" style:parent-style-name="Standard">
      <style:paragraph-properties fo:break-before="auto" fo:line-height="100%" fo:margin-top="0cm" style:writing-mode="lr-tb"/>
    </style:style>
    <style:style style:name="T512_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2_24" style:family="text">
      <style:text-properties style:font-name="Verdana" fo:font-size="12pt" style:font-name-asian="Verdana" style:font-size-asian="12pt" style:font-name-complex="Verdana" style:font-size-complex="12pt"/>
    </style:style>
    <style:style style:name="P513" style:family="paragraph" style:parent-style-name="Standard">
      <style:paragraph-properties fo:break-before="auto" fo:line-height="100%" fo:margin-top="0cm" style:writing-mode="lr-tb"/>
    </style:style>
    <style:style style:name="T513_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3_32" style:family="text">
      <style:text-properties style:font-name="Verdana" fo:font-size="12pt" style:font-name-asian="Verdana" style:font-size-asian="12pt" style:font-name-complex="Verdana" style:font-size-complex="12pt"/>
    </style:style>
    <style:style style:name="P514" style:family="paragraph" style:parent-style-name="Standard">
      <style:paragraph-properties fo:break-before="auto" fo:line-height="100%" fo:margin-top="0cm" style:writing-mode="lr-tb"/>
    </style:style>
    <style:style style:name="T514_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4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5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6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7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8" style:family="text">
      <style:text-properties style:font-name="Verdana" fo:font-size="12pt" style:font-name-asian="Verdana" style:font-size-asian="12pt" style:font-name-complex="Verdana" style:font-size-complex="12pt"/>
    </style:style>
    <style:style style:name="T514_59" style:family="text">
      <style:text-properties style:font-name="Verdana" fo:font-size="12pt" style:font-name-asian="Verdana" style:font-size-asian="12pt" style:font-name-complex="Verdana" style:font-size-complex="12pt"/>
    </style:style>
    <style:style style:name="T514_60" style:family="text">
      <style:text-properties style:font-name="Verdana" fo:font-size="12pt" style:font-name-asian="Verdana" style:font-size-asian="12pt" style:font-name-complex="Verdana" style:font-size-complex="12pt"/>
    </style:style>
    <style:style style:name="P515" style:family="paragraph" style:parent-style-name="Standard">
      <style:paragraph-properties fo:break-before="auto" fo:line-height="100%" fo:margin-top="0cm" fo:margin-bottom="0cm" style:writing-mode="lr-tb"/>
    </style:style>
    <style:style style:name="T515_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" style:family="text">
      <style:text-properties style:font-name="Verdana" fo:font-size="12pt" style:font-name-asian="Verdana" style:font-size-asian="12pt" style:font-name-complex="Verdana" style:font-size-complex="12pt"/>
    </style:style>
    <style:style style:name="T515_6" style:family="text">
      <style:text-properties style:font-name="Verdana" fo:font-size="12pt" style:font-name-asian="Verdana" style:font-size-asian="12pt" style:font-name-complex="Verdana" style:font-size-complex="12pt"/>
    </style:style>
    <style:style style:name="T515_7" style:family="text">
      <style:text-properties style:font-name="Verdana" fo:font-size="12pt" style:font-name-asian="Verdana" style:font-size-asian="12pt" style:font-name-complex="Verdana" style:font-size-complex="12pt"/>
    </style:style>
    <style:style style:name="T515_8" style:family="text">
      <style:text-properties style:font-name="Verdana" fo:font-size="12pt" style:font-name-asian="Verdana" style:font-size-asian="12pt" style:font-name-complex="Verdana" style:font-size-complex="12pt"/>
    </style:style>
    <style:style style:name="T515_9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8" style:family="text">
      <style:text-properties style:font-name="Verdana" fo:font-size="12pt" style:font-name-asian="Verdana" style:font-size-asian="12pt" style:font-name-complex="Verdana" style:font-size-complex="12pt"/>
    </style:style>
    <style:style style:name="T515_39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0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4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5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6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7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8" style:family="text">
      <style:text-properties style:font-name="Verdana" fo:font-size="12pt" style:font-name-asian="Verdana" style:font-size-asian="12pt" style:font-name-complex="Verdana" style:font-size-complex="12pt"/>
    </style:style>
    <style:style style:name="T515_49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0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1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2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3" style:family="text">
      <style:text-properties style:font-name="Verdana" fo:font-size="12pt" style:font-name-asian="Verdana" style:font-size-asian="12pt" style:font-name-complex="Verdana" style:font-size-complex="12pt"/>
    </style:style>
    <style:style style:name="T515_54" style:family="text">
      <style:text-properties style:font-name="Verdana" fo:font-size="12pt" style:font-name-asian="Verdana" style:font-size-asian="12pt" style:font-name-complex="Verdana" style:font-size-complex="12pt"/>
    </style:style>
    <style:style style:name="P516" style:family="paragraph" style:parent-style-name="Standard">
      <style:paragraph-properties fo:break-before="auto" fo:line-height="100%" fo:margin-bottom="0.212cm" style:writing-mode="lr-tb"/>
    </style:style>
    <style:style style:name="T51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16_1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17" style:family="paragraph" style:parent-style-name="Standard">
      <style:paragraph-properties fo:break-before="auto" fo:line-height="100%" fo:margin-top="0cm" style:writing-mode="lr-tb"/>
    </style:style>
    <style:style style:name="T517_1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" style:family="text">
      <style:text-properties style:font-name="Verdana" fo:font-size="12pt" style:font-name-asian="Verdana" style:font-size-asian="12pt" style:font-name-complex="Verdana" style:font-size-complex="12pt"/>
    </style:style>
    <style:style style:name="T517_4" style:family="text">
      <style:text-properties style:font-name="Verdana" fo:font-size="12pt" style:font-name-asian="Verdana" style:font-size-asian="12pt" style:font-name-complex="Verdana" style:font-size-complex="12pt"/>
    </style:style>
    <style:style style:name="T517_5" style:family="text">
      <style:text-properties style:font-name="Verdana" fo:font-size="12pt" style:font-name-asian="Verdana" style:font-size-asian="12pt" style:font-name-complex="Verdana" style:font-size-complex="12pt"/>
    </style:style>
    <style:style style:name="T517_6" style:family="text">
      <style:text-properties style:font-name="Verdana" fo:font-size="12pt" style:font-name-asian="Verdana" style:font-size-asian="12pt" style:font-name-complex="Verdana" style:font-size-complex="12pt"/>
    </style:style>
    <style:style style:name="T517_7" style:family="text">
      <style:text-properties style:font-name="Verdana" fo:font-size="12pt" style:font-name-asian="Verdana" style:font-size-asian="12pt" style:font-name-complex="Verdana" style:font-size-complex="12pt"/>
    </style:style>
    <style:style style:name="T517_8" style:family="text">
      <style:text-properties style:font-name="Verdana" fo:font-size="12pt" style:font-name-asian="Verdana" style:font-size-asian="12pt" style:font-name-complex="Verdana" style:font-size-complex="12pt"/>
    </style:style>
    <style:style style:name="T517_9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5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517_38" style:family="text">
      <style:text-properties style:font-name="Verdana" fo:font-size="12pt" style:font-name-asian="Verdana" style:font-size-asian="12pt" style:font-name-complex="Verdana" style:font-size-complex="12pt"/>
    </style:style>
    <style:style style:name="P518" style:family="paragraph" style:parent-style-name="Standard">
      <style:paragraph-properties fo:break-before="auto" fo:line-height="100%" fo:margin-top="0cm" style:writing-mode="lr-tb"/>
    </style:style>
    <style:style style:name="T518_1" style:family="text">
      <style:text-properties style:font-name="Verdana" fo:font-size="12pt" style:font-name-asian="Verdana" style:font-size-asian="12pt" style:font-name-complex="Verdana" style:font-size-complex="12pt"/>
    </style:style>
    <style:style style:name="T518_2" style:family="text">
      <style:text-properties style:font-name="Verdana" fo:font-size="12pt" style:font-name-asian="Verdana" style:font-size-asian="12pt" style:font-name-complex="Verdana" style:font-size-complex="12pt"/>
    </style:style>
    <style:style style:name="T518_3" style:family="text">
      <style:text-properties style:font-name="Verdana" fo:font-size="12pt" style:font-name-asian="Verdana" style:font-size-asian="12pt" style:font-name-complex="Verdana" style:font-size-complex="12pt"/>
    </style:style>
    <style:style style:name="T518_4" style:family="text">
      <style:text-properties style:font-name="Verdana" fo:font-size="12pt" style:font-name-asian="Verdana" style:font-size-asian="12pt" style:font-name-complex="Verdana" style:font-size-complex="12pt"/>
    </style:style>
    <style:style style:name="T518_5" style:family="text">
      <style:text-properties style:font-name="Verdana" fo:font-size="12pt" style:font-name-asian="Verdana" style:font-size-asian="12pt" style:font-name-complex="Verdana" style:font-size-complex="12pt"/>
    </style:style>
    <style:style style:name="T518_6" style:family="text">
      <style:text-properties style:font-name="Verdana" fo:font-size="12pt" style:font-name-asian="Verdana" style:font-size-asian="12pt" style:font-name-complex="Verdana" style:font-size-complex="12pt"/>
    </style:style>
    <style:style style:name="T518_7" style:family="text">
      <style:text-properties style:font-name="Verdana" fo:font-size="12pt" style:font-name-asian="Verdana" style:font-size-asian="12pt" style:font-name-complex="Verdana" style:font-size-complex="12pt"/>
    </style:style>
    <style:style style:name="T518_8" style:family="text">
      <style:text-properties style:font-name="Verdana" fo:font-size="12pt" style:font-name-asian="Verdana" style:font-size-asian="12pt" style:font-name-complex="Verdana" style:font-size-complex="12pt"/>
    </style:style>
    <style:style style:name="T518_9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8_18" style:family="text">
      <style:text-properties style:font-name="Verdana" fo:font-size="12pt" style:font-name-asian="Verdana" style:font-size-asian="12pt" style:font-name-complex="Verdana" style:font-size-complex="12pt"/>
    </style:style>
    <style:style style:name="P519" style:family="paragraph" style:parent-style-name="Standard">
      <style:paragraph-properties fo:break-before="auto" fo:line-height="100%" fo:margin-top="0cm" style:writing-mode="lr-tb"/>
    </style:style>
    <style:style style:name="T519_1" style:family="text">
      <style:text-properties style:font-name="Verdana" fo:font-size="12pt" style:font-name-asian="Verdana" style:font-size-asian="12pt" style:font-name-complex="Verdana" style:font-size-complex="12pt"/>
    </style:style>
    <style:style style:name="T519_2" style:family="text">
      <style:text-properties style:font-name="Verdana" fo:font-size="12pt" style:font-name-asian="Verdana" style:font-size-asian="12pt" style:font-name-complex="Verdana" style:font-size-complex="12pt"/>
    </style:style>
    <style:style style:name="T519_3" style:family="text">
      <style:text-properties style:font-name="Verdana" fo:font-size="12pt" style:font-name-asian="Verdana" style:font-size-asian="12pt" style:font-name-complex="Verdana" style:font-size-complex="12pt"/>
    </style:style>
    <style:style style:name="T519_4" style:family="text">
      <style:text-properties style:font-name="Verdana" fo:font-size="12pt" style:font-name-asian="Verdana" style:font-size-asian="12pt" style:font-name-complex="Verdana" style:font-size-complex="12pt"/>
    </style:style>
    <style:style style:name="T519_5" style:family="text">
      <style:text-properties style:font-name="Verdana" fo:font-size="12pt" style:font-name-asian="Verdana" style:font-size-asian="12pt" style:font-name-complex="Verdana" style:font-size-complex="12pt"/>
    </style:style>
    <style:style style:name="T519_6" style:family="text">
      <style:text-properties style:font-name="Verdana" fo:font-size="12pt" style:font-name-asian="Verdana" style:font-size-asian="12pt" style:font-name-complex="Verdana" style:font-size-complex="12pt"/>
    </style:style>
    <style:style style:name="T519_7" style:family="text">
      <style:text-properties style:font-name="Verdana" fo:font-size="12pt" style:font-name-asian="Verdana" style:font-size-asian="12pt" style:font-name-complex="Verdana" style:font-size-complex="12pt"/>
    </style:style>
    <style:style style:name="T519_8" style:family="text">
      <style:text-properties style:font-name="Verdana" fo:font-size="12pt" style:font-name-asian="Verdana" style:font-size-asian="12pt" style:font-name-complex="Verdana" style:font-size-complex="12pt"/>
    </style:style>
    <style:style style:name="T519_9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9_18" style:family="text">
      <style:text-properties style:font-name="Verdana" fo:font-size="12pt" style:font-name-asian="Verdana" style:font-size-asian="12pt" style:font-name-complex="Verdana" style:font-size-complex="12pt"/>
    </style:style>
    <style:style style:name="P520" style:family="paragraph" style:parent-style-name="Standard">
      <style:paragraph-properties fo:break-before="auto" fo:line-height="100%" fo:margin-top="0cm" fo:margin-bottom="0cm" style:writing-mode="lr-tb"/>
    </style:style>
    <style:style style:name="T520_1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" style:family="text">
      <style:text-properties style:font-name="Verdana" fo:font-size="12pt" style:font-name-asian="Verdana" style:font-size-asian="12pt" style:font-name-complex="Verdana" style:font-size-complex="12pt"/>
    </style:style>
    <style:style style:name="T520_4" style:family="text">
      <style:text-properties style:font-name="Verdana" fo:font-size="12pt" style:font-name-asian="Verdana" style:font-size-asian="12pt" style:font-name-complex="Verdana" style:font-size-complex="12pt"/>
    </style:style>
    <style:style style:name="T520_5" style:family="text">
      <style:text-properties style:font-name="Verdana" fo:font-size="12pt" style:font-name-asian="Verdana" style:font-size-asian="12pt" style:font-name-complex="Verdana" style:font-size-complex="12pt"/>
    </style:style>
    <style:style style:name="T520_6" style:family="text">
      <style:text-properties style:font-name="Verdana" fo:font-size="12pt" style:font-name-asian="Verdana" style:font-size-asian="12pt" style:font-name-complex="Verdana" style:font-size-complex="12pt"/>
    </style:style>
    <style:style style:name="T520_7" style:family="text">
      <style:text-properties style:font-name="Verdana" fo:font-size="12pt" style:font-name-asian="Verdana" style:font-size-asian="12pt" style:font-name-complex="Verdana" style:font-size-complex="12pt"/>
    </style:style>
    <style:style style:name="T520_8" style:family="text">
      <style:text-properties style:font-name="Verdana" fo:font-size="12pt" style:font-name-asian="Verdana" style:font-size-asian="12pt" style:font-name-complex="Verdana" style:font-size-complex="12pt"/>
    </style:style>
    <style:style style:name="T520_9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0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0_40" style:family="text">
      <style:text-properties style:font-name="Verdana" fo:font-size="12pt" style:font-name-asian="Verdana" style:font-size-asian="12pt" style:font-name-complex="Verdana" style:font-size-complex="12pt"/>
    </style:style>
    <style:style style:name="P521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2" style:family="paragraph" style:parent-style-name="Heading_20_2">
      <style:paragraph-properties fo:break-before="auto" fo:line-height="100%" fo:margin-top="0.423cm" fo:border-bottom="#808080 0.053cm solid" fo:margin-bottom="0.141cm" style:writing-mode="lr-tb"/>
    </style:style>
    <style:style style:name="T522_1" style:family="text">
      <style:text-properties style:font-name="Arial" fo:font-size="14pt" style:font-name-asian="Arial" style:font-size-asian="14pt" style:font-name-complex="Arial" style:font-size-complex="14pt"/>
    </style:style>
    <style:style style:name="T522_2" style:family="text">
      <style:text-properties style:font-name="Arial" fo:font-size="14pt" style:font-name-asian="Arial" style:font-size-asian="14pt" style:font-name-complex="Arial" style:font-size-complex="14pt"/>
    </style:style>
    <style:style style:name="T522_3" style:family="text">
      <style:text-properties style:font-name="Arial" fo:font-size="14pt" style:font-name-asian="Arial" style:font-size-asian="14pt" style:font-name-complex="Arial" style:font-size-complex="14pt"/>
    </style:style>
    <style:style style:name="T522_4" style:family="text">
      <style:text-properties style:font-name="Arial" fo:font-size="14pt" style:font-name-asian="Arial" style:font-size-asian="14pt" style:font-name-complex="Arial" style:font-size-complex="14pt"/>
    </style:style>
    <style:style style:name="T522_5" style:family="text">
      <style:text-properties style:font-name="Arial" fo:font-size="14pt" style:font-name-asian="Arial" style:font-size-asian="14pt" style:font-name-complex="Arial" style:font-size-complex="14pt"/>
    </style:style>
    <style:style style:name="P523" style:family="paragraph" style:parent-style-name="Standard">
      <style:paragraph-properties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24" style:family="paragraph" style:parent-style-name="Standard">
      <style:paragraph-properties fo:break-before="auto" fo:line-height="100%" fo:margin-bottom="0.212cm" style:writing-mode="lr-tb"/>
    </style:style>
    <style:style style:name="T524_1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" style:family="text">
      <style:text-properties style:font-name="Verdana" fo:font-size="12pt" style:font-name-asian="Verdana" style:font-size-asian="12pt" style:font-name-complex="Verdana" style:font-size-complex="12pt"/>
    </style:style>
    <style:style style:name="T524_3" style:family="text">
      <style:text-properties style:font-name="Verdana" fo:font-size="12pt" style:font-name-asian="Verdana" style:font-size-asian="12pt" style:font-name-complex="Verdana" style:font-size-complex="12pt"/>
    </style:style>
    <style:style style:name="T524_4" style:family="text">
      <style:text-properties style:font-name="Verdana" fo:font-size="12pt" style:font-name-asian="Verdana" style:font-size-asian="12pt" style:font-name-complex="Verdana" style:font-size-complex="12pt"/>
    </style:style>
    <style:style style:name="T524_5" style:family="text">
      <style:text-properties style:font-name="Verdana" fo:font-size="12pt" style:font-name-asian="Verdana" style:font-size-asian="12pt" style:font-name-complex="Verdana" style:font-size-complex="12pt"/>
    </style:style>
    <style:style style:name="T524_6" style:family="text">
      <style:text-properties style:font-name="Verdana" fo:font-size="12pt" style:font-name-asian="Verdana" style:font-size-asian="12pt" style:font-name-complex="Verdana" style:font-size-complex="12pt"/>
    </style:style>
    <style:style style:name="T524_7" style:family="text">
      <style:text-properties style:font-name="Verdana" fo:font-size="12pt" style:font-name-asian="Verdana" style:font-size-asian="12pt" style:font-name-complex="Verdana" style:font-size-complex="12pt"/>
    </style:style>
    <style:style style:name="T524_8" style:family="text">
      <style:text-properties style:font-name="Verdana" fo:font-size="12pt" style:font-name-asian="Verdana" style:font-size-asian="12pt" style:font-name-complex="Verdana" style:font-size-complex="12pt"/>
    </style:style>
    <style:style style:name="T524_9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4_24" style:family="text">
      <style:text-properties style:font-name="Verdana" fo:font-size="12pt" style:font-name-asian="Verdana" style:font-size-asian="12pt" style:font-name-complex="Verdana" style:font-size-complex="12pt"/>
    </style:style>
    <style:style style:name="P52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6" style:family="paragraph" style:parent-style-name="Standard">
      <style:paragraph-properties fo:break-before="auto" fo:line-height="100%" fo:margin-bottom="0.212cm" style:writing-mode="lr-tb"/>
    </style:style>
    <style:style style:name="T52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2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27" style:family="paragraph" style:parent-style-name="Standard">
      <style:paragraph-properties fo:break-before="auto" fo:line-height="100%" fo:margin-top="0cm" style:writing-mode="lr-tb"/>
    </style:style>
    <style:style style:name="T527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27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27_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4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5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6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6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7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8" style:family="text">
      <style:text-properties style:font-name="Verdana" fo:font-size="12pt" style:font-name-asian="Verdana" style:font-size-asian="12pt" style:font-name-complex="Verdana" style:font-size-complex="12pt"/>
    </style:style>
    <style:style style:name="T527_79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0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1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2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3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4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5" style:family="text">
      <style:text-properties style:font-name="Verdana" fo:font-size="12pt" style:font-name-asian="Verdana" style:font-size-asian="12pt" style:font-name-complex="Verdana" style:font-size-complex="12pt"/>
    </style:style>
    <style:style style:name="T527_86" style:family="text">
      <style:text-properties style:font-name="Verdana" fo:font-size="12pt" style:font-name-asian="Verdana" style:font-size-asian="12pt" style:font-name-complex="Verdana" style:font-size-complex="12pt"/>
    </style:style>
    <style:style style:name="P528" style:family="paragraph" style:parent-style-name="Standard">
      <style:paragraph-properties fo:break-before="auto" fo:line-height="100%" fo:margin-top="0cm" style:writing-mode="lr-tb"/>
    </style:style>
    <style:style style:name="T528_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4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5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6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7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8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9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0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0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1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2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3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4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5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6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7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8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19" style:family="text">
      <style:text-properties style:font-name="Verdana" fo:font-size="12pt" style:font-name-asian="Verdana" style:font-size-asian="12pt" style:font-name-complex="Verdana" style:font-size-complex="12pt"/>
    </style:style>
    <style:style style:name="T528_120" style:family="text">
      <style:text-properties style:font-name="Verdana" fo:font-size="12pt" style:font-name-asian="Verdana" style:font-size-asian="12pt" style:font-name-complex="Verdana" style:font-size-complex="12pt"/>
    </style:style>
    <style:style style:name="P529" style:family="paragraph" style:parent-style-name="Standard">
      <style:paragraph-properties fo:break-before="auto" fo:line-height="100%" fo:margin-top="0cm" style:writing-mode="lr-tb"/>
    </style:style>
    <style:style style:name="T529_1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" style:family="text">
      <style:text-properties style:font-name="Verdana" fo:font-size="12pt" style:font-name-asian="Verdana" style:font-size-asian="12pt" style:font-name-complex="Verdana" style:font-size-complex="12pt"/>
    </style:style>
    <style:style style:name="T529_5" style:family="text">
      <style:text-properties style:font-name="Verdana" fo:font-size="12pt" style:font-name-asian="Verdana" style:font-size-asian="12pt" style:font-name-complex="Verdana" style:font-size-complex="12pt"/>
    </style:style>
    <style:style style:name="T529_6" style:family="text">
      <style:text-properties style:font-name="Verdana" fo:font-size="12pt" style:font-name-asian="Verdana" style:font-size-asian="12pt" style:font-name-complex="Verdana" style:font-size-complex="12pt"/>
    </style:style>
    <style:style style:name="T529_7" style:family="text">
      <style:text-properties style:font-name="Verdana" fo:font-size="12pt" style:font-name-asian="Verdana" style:font-size-asian="12pt" style:font-name-complex="Verdana" style:font-size-complex="12pt"/>
    </style:style>
    <style:style style:name="T529_8" style:family="text">
      <style:text-properties style:font-name="Verdana" fo:font-size="12pt" style:font-name-asian="Verdana" style:font-size-asian="12pt" style:font-name-complex="Verdana" style:font-size-complex="12pt"/>
    </style:style>
    <style:style style:name="T529_9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0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1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2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3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4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5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6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7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8" style:family="text">
      <style:text-properties style:font-name="Verdana" fo:font-size="12pt" style:font-name-asian="Verdana" style:font-size-asian="12pt" style:font-name-complex="Verdana" style:font-size-complex="12pt"/>
    </style:style>
    <style:style style:name="T529_19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0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1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2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3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4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5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6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7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8" style:family="text">
      <style:text-properties style:font-name="Verdana" fo:font-size="12pt" style:font-name-asian="Verdana" style:font-size-asian="12pt" style:font-name-complex="Verdana" style:font-size-complex="12pt"/>
    </style:style>
    <style:style style:name="T529_29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0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1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2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3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4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5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6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7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8" style:family="text">
      <style:text-properties style:font-name="Verdana" fo:font-size="12pt" style:font-name-asian="Verdana" style:font-size-asian="12pt" style:font-name-complex="Verdana" style:font-size-complex="12pt"/>
    </style:style>
    <style:style style:name="T529_39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0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1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2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3" style:family="text">
      <style:text-properties style:font-name="Verdana" fo:font-size="12pt" style:font-name-asian="Verdana" style:font-size-asian="12pt" style:font-name-complex="Verdana" style:font-size-complex="12pt"/>
    </style:style>
    <style:style style:name="T529_44" style:family="text">
      <style:text-properties style:font-name="Verdana" fo:font-size="12pt" style:font-name-asian="Verdana" style:font-size-asian="12pt" style:font-name-complex="Verdana" style:font-size-complex="12pt"/>
    </style:style>
    <style:style style:name="P530" style:family="paragraph" style:parent-style-name="Standard">
      <style:paragraph-properties fo:break-before="auto" fo:line-height="100%" fo:margin-top="0cm" style:writing-mode="lr-tb"/>
    </style:style>
    <style:style style:name="T530_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" style:family="text">
      <style:text-properties style:font-name="Verdana" fo:font-size="12pt" style:font-name-asian="Verdana" style:font-size-asian="12pt" style:font-name-complex="Verdana" style:font-size-complex="12pt"/>
    </style:style>
    <style:style style:name="T530_6" style:family="text">
      <style:text-properties style:font-name="Verdana" fo:font-size="12pt" style:font-name-asian="Verdana" style:font-size-asian="12pt" style:font-name-complex="Verdana" style:font-size-complex="12pt"/>
    </style:style>
    <style:style style:name="T530_7" style:family="text">
      <style:text-properties style:font-name="Verdana" fo:font-size="12pt" style:font-name-asian="Verdana" style:font-size-asian="12pt" style:font-name-complex="Verdana" style:font-size-complex="12pt"/>
    </style:style>
    <style:style style:name="T530_8" style:family="text">
      <style:text-properties style:font-name="Verdana" fo:font-size="12pt" style:font-name-asian="Verdana" style:font-size-asian="12pt" style:font-name-complex="Verdana" style:font-size-complex="12pt"/>
    </style:style>
    <style:style style:name="T530_9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0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0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0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0_54" style:family="text">
      <style:text-properties style:font-name="Verdana" fo:font-size="12pt" style:font-name-asian="Verdana" style:font-size-asian="12pt" style:font-name-complex="Verdana" style:font-size-complex="12pt"/>
    </style:style>
    <style:style style:name="P531" style:family="paragraph" style:parent-style-name="Standard">
      <style:paragraph-properties fo:break-before="auto" fo:line-height="100%" fo:margin-top="0cm" style:writing-mode="lr-tb"/>
    </style:style>
    <style:style style:name="T531_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4" style:family="text">
      <style:text-properties style:font-name="Verdana" fo:font-size="12pt" style:font-name-asian="Verdana" style:font-size-asian="12pt" style:font-name-complex="Verdana" style:font-size-complex="12pt"/>
    </style:style>
    <style:style style:name="T531_5" style:family="text">
      <style:text-properties style:font-name="Verdana" fo:font-size="12pt" style:font-name-asian="Verdana" style:font-size-asian="12pt" style:font-name-complex="Verdana" style:font-size-complex="12pt"/>
    </style:style>
    <style:style style:name="T531_6" style:family="text">
      <style:text-properties style:font-name="Verdana" fo:font-size="12pt" style:font-name-asian="Verdana" style:font-size-asian="12pt" style:font-name-complex="Verdana" style:font-size-complex="12pt"/>
    </style:style>
    <style:style style:name="T531_7" style:family="text">
      <style:text-properties style:font-name="Verdana" fo:font-size="12pt" style:font-name-asian="Verdana" style:font-size-asian="12pt" style:font-name-complex="Verdana" style:font-size-complex="12pt"/>
    </style:style>
    <style:style style:name="T531_8" style:family="text">
      <style:text-properties style:font-name="Verdana" fo:font-size="12pt" style:font-name-asian="Verdana" style:font-size-asian="12pt" style:font-name-complex="Verdana" style:font-size-complex="12pt"/>
    </style:style>
    <style:style style:name="T531_9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1_14" style:family="text">
      <style:text-properties style:font-name="Verdana" fo:font-size="12pt" style:font-name-asian="Verdana" style:font-size-asian="12pt" style:font-name-complex="Verdana" style:font-size-complex="12pt"/>
    </style:style>
    <style:style style:name="P532" style:family="paragraph" style:parent-style-name="Standard">
      <style:paragraph-properties fo:break-before="auto" fo:line-height="100%" fo:margin-top="0cm" style:writing-mode="lr-tb"/>
    </style:style>
    <style:style style:name="T532_1" style:family="text">
      <style:text-properties style:font-name="Verdana" fo:font-size="12pt" style:font-name-asian="Verdana" style:font-size-asian="12pt" style:font-name-complex="Verdana" style:font-size-complex="12pt"/>
    </style:style>
    <style:style style:name="T532_2" style:family="text">
      <style:text-properties style:font-name="Verdana" fo:font-size="12pt" style:font-name-asian="Verdana" style:font-size-asian="12pt" style:font-name-complex="Verdana" style:font-size-complex="12pt"/>
    </style:style>
    <style:style style:name="T532_3" style:family="text">
      <style:text-properties style:font-name="Verdana" fo:font-size="12pt" style:font-name-asian="Verdana" style:font-size-asian="12pt" style:font-name-complex="Verdana" style:font-size-complex="12pt"/>
    </style:style>
    <style:style style:name="T532_4" style:family="text">
      <style:text-properties style:font-name="Verdana" fo:font-size="12pt" style:font-name-asian="Verdana" style:font-size-asian="12pt" style:font-name-complex="Verdana" style:font-size-complex="12pt"/>
    </style:style>
    <style:style style:name="T532_5" style:family="text">
      <style:text-properties style:font-name="Verdana" fo:font-size="12pt" style:font-name-asian="Verdana" style:font-size-asian="12pt" style:font-name-complex="Verdana" style:font-size-complex="12pt"/>
    </style:style>
    <style:style style:name="T532_6" style:family="text">
      <style:text-properties style:font-name="Verdana" fo:font-size="12pt" style:font-name-asian="Verdana" style:font-size-asian="12pt" style:font-name-complex="Verdana" style:font-size-complex="12pt"/>
    </style:style>
    <style:style style:name="T532_7" style:family="text">
      <style:text-properties style:font-name="Verdana" fo:font-size="12pt" style:font-name-asian="Verdana" style:font-size-asian="12pt" style:font-name-complex="Verdana" style:font-size-complex="12pt"/>
    </style:style>
    <style:style style:name="T532_8" style:family="text">
      <style:text-properties style:font-name="Verdana" fo:font-size="12pt" style:font-name-asian="Verdana" style:font-size-asian="12pt" style:font-name-complex="Verdana" style:font-size-complex="12pt"/>
    </style:style>
    <style:style style:name="T532_9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2_16" style:family="text">
      <style:text-properties style:font-name="Verdana" fo:font-size="12pt" style:font-name-asian="Verdana" style:font-size-asian="12pt" style:font-name-complex="Verdana" style:font-size-complex="12pt"/>
    </style:style>
    <style:style style:name="P533" style:family="paragraph" style:parent-style-name="Standard">
      <style:paragraph-properties fo:break-before="auto" fo:line-height="100%" fo:margin-top="0cm" style:writing-mode="lr-tb"/>
    </style:style>
    <style:style style:name="T533_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3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3_54" style:family="text">
      <style:text-properties style:font-name="Verdana" fo:font-size="12pt" style:font-name-asian="Verdana" style:font-size-asian="12pt" style:font-name-complex="Verdana" style:font-size-complex="12pt"/>
    </style:style>
    <style:style style:name="P534" style:family="paragraph" style:parent-style-name="Standard">
      <style:paragraph-properties fo:break-before="auto" fo:line-height="100%" fo:margin-top="0cm" style:writing-mode="lr-tb"/>
    </style:style>
    <style:style style:name="T534_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5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2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3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4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5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6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7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8" style:family="text">
      <style:text-properties style:font-name="Verdana" fo:font-size="12pt" style:font-name-asian="Verdana" style:font-size-asian="12pt" style:font-name-complex="Verdana" style:font-size-complex="12pt"/>
    </style:style>
    <style:style style:name="T534_69" style:family="text">
      <style:text-properties style:font-name="Verdana" fo:font-size="12pt" style:font-name-asian="Verdana" style:font-size-asian="12pt" style:font-name-complex="Verdana" style:font-size-complex="12pt"/>
    </style:style>
    <style:style style:name="T534_70" style:family="text">
      <style:text-properties style:font-name="Verdana" fo:font-size="12pt" style:font-name-asian="Verdana" style:font-size-asian="12pt" style:font-name-complex="Verdana" style:font-size-complex="12pt"/>
    </style:style>
    <style:style style:name="T534_71" style:family="text">
      <style:text-properties style:font-name="Verdana" fo:font-size="12pt" style:font-name-asian="Verdana" style:font-size-asian="12pt" style:font-name-complex="Verdana" style:font-size-complex="12pt"/>
    </style:style>
    <style:style style:name="T534_72" style:family="text">
      <style:text-properties style:font-name="Verdana" fo:font-size="12pt" style:font-name-asian="Verdana" style:font-size-asian="12pt" style:font-name-complex="Verdana" style:font-size-complex="12pt"/>
    </style:style>
    <style:style style:name="P535" style:family="paragraph" style:parent-style-name="Standard">
      <style:paragraph-properties fo:break-before="auto" fo:line-height="100%" fo:margin-top="0cm" style:writing-mode="lr-tb"/>
    </style:style>
    <style:style style:name="T535_1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" style:family="text">
      <style:text-properties style:font-name="Verdana" fo:font-size="12pt" style:font-name-asian="Verdana" style:font-size-asian="12pt" style:font-name-complex="Verdana" style:font-size-complex="12pt"/>
    </style:style>
    <style:style style:name="T535_4" style:family="text">
      <style:text-properties style:font-name="Verdana" fo:font-size="12pt" style:font-name-asian="Verdana" style:font-size-asian="12pt" style:font-name-complex="Verdana" style:font-size-complex="12pt"/>
    </style:style>
    <style:style style:name="T535_5" style:family="text">
      <style:text-properties style:font-name="Verdana" fo:font-size="12pt" style:font-name-asian="Verdana" style:font-size-asian="12pt" style:font-name-complex="Verdana" style:font-size-complex="12pt"/>
    </style:style>
    <style:style style:name="T535_6" style:family="text">
      <style:text-properties style:font-name="Verdana" fo:font-size="12pt" style:font-name-asian="Verdana" style:font-size-asian="12pt" style:font-name-complex="Verdana" style:font-size-complex="12pt"/>
    </style:style>
    <style:style style:name="T535_7" style:family="text">
      <style:text-properties style:font-name="Verdana" fo:font-size="12pt" style:font-name-asian="Verdana" style:font-size-asian="12pt" style:font-name-complex="Verdana" style:font-size-complex="12pt"/>
    </style:style>
    <style:style style:name="T535_8" style:family="text">
      <style:text-properties style:font-name="Verdana" fo:font-size="12pt" style:font-name-asian="Verdana" style:font-size-asian="12pt" style:font-name-complex="Verdana" style:font-size-complex="12pt"/>
    </style:style>
    <style:style style:name="T535_9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5_34" style:family="text">
      <style:text-properties style:font-name="Verdana" fo:font-size="12pt" style:font-name-asian="Verdana" style:font-size-asian="12pt" style:font-name-complex="Verdana" style:font-size-complex="12pt"/>
    </style:style>
    <style:style style:name="P536" style:family="paragraph" style:parent-style-name="Standard">
      <style:paragraph-properties fo:break-before="auto" fo:line-height="100%" fo:margin-top="0cm" style:writing-mode="lr-tb"/>
    </style:style>
    <style:style style:name="T536_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3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4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5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6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7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8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4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5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6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7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8" style:family="text">
      <style:text-properties style:font-name="Verdana" fo:font-size="12pt" style:font-name-asian="Verdana" style:font-size-asian="12pt" style:font-name-complex="Verdana" style:font-size-complex="12pt"/>
    </style:style>
    <style:style style:name="T536_99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0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1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2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3" style:family="text">
      <style:text-properties style:font-name="Verdana" fo:font-size="12pt" style:font-name-asian="Verdana" style:font-size-asian="12pt" style:font-name-complex="Verdana" style:font-size-complex="12pt"/>
    </style:style>
    <style:style style:name="T536_104" style:family="text">
      <style:text-properties style:font-name="Verdana" fo:font-size="12pt" style:font-name-asian="Verdana" style:font-size-asian="12pt" style:font-name-complex="Verdana" style:font-size-complex="12pt"/>
    </style:style>
    <style:style style:name="P537" style:family="paragraph" style:parent-style-name="Standard">
      <style:paragraph-properties fo:break-before="auto" fo:line-height="100%" fo:margin-top="0cm" style:writing-mode="lr-tb"/>
    </style:style>
    <style:style style:name="T537_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4" style:family="text">
      <style:text-properties style:font-name="Verdana" fo:font-size="12pt" style:font-name-asian="Verdana" style:font-size-asian="12pt" style:font-name-complex="Verdana" style:font-size-complex="12pt"/>
    </style:style>
    <style:style style:name="T537_5" style:family="text">
      <style:text-properties style:font-name="Verdana" fo:font-size="12pt" style:font-name-asian="Verdana" style:font-size-asian="12pt" style:font-name-complex="Verdana" style:font-size-complex="12pt"/>
    </style:style>
    <style:style style:name="T537_6" style:family="text">
      <style:text-properties style:font-name="Verdana" fo:font-size="12pt" style:font-name-asian="Verdana" style:font-size-asian="12pt" style:font-name-complex="Verdana" style:font-size-complex="12pt"/>
    </style:style>
    <style:style style:name="T537_7" style:family="text">
      <style:text-properties style:font-name="Verdana" fo:font-size="12pt" style:font-name-asian="Verdana" style:font-size-asian="12pt" style:font-name-complex="Verdana" style:font-size-complex="12pt"/>
    </style:style>
    <style:style style:name="T537_8" style:family="text">
      <style:text-properties style:font-name="Verdana" fo:font-size="12pt" style:font-name-asian="Verdana" style:font-size-asian="12pt" style:font-name-complex="Verdana" style:font-size-complex="12pt"/>
    </style:style>
    <style:style style:name="T537_9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7_24" style:family="text">
      <style:text-properties style:font-name="Verdana" fo:font-size="12pt" style:font-name-asian="Verdana" style:font-size-asian="12pt" style:font-name-complex="Verdana" style:font-size-complex="12pt"/>
    </style:style>
    <style:style style:name="P538" style:family="paragraph" style:parent-style-name="Standard">
      <style:paragraph-properties fo:break-before="auto" fo:line-height="100%" fo:margin-top="0cm" style:writing-mode="lr-tb"/>
    </style:style>
    <style:style style:name="T538_1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" style:family="text">
      <style:text-properties style:font-name="Verdana" fo:font-size="12pt" style:font-name-asian="Verdana" style:font-size-asian="12pt" style:font-name-complex="Verdana" style:font-size-complex="12pt"/>
    </style:style>
    <style:style style:name="T538_3" style:family="text">
      <style:text-properties style:font-name="Verdana" fo:font-size="12pt" style:font-name-asian="Verdana" style:font-size-asian="12pt" style:font-name-complex="Verdana" style:font-size-complex="12pt"/>
    </style:style>
    <style:style style:name="T538_4" style:family="text">
      <style:text-properties style:font-name="Verdana" fo:font-size="12pt" style:font-name-asian="Verdana" style:font-size-asian="12pt" style:font-name-complex="Verdana" style:font-size-complex="12pt"/>
    </style:style>
    <style:style style:name="T538_5" style:family="text">
      <style:text-properties style:font-name="Verdana" fo:font-size="12pt" style:font-name-asian="Verdana" style:font-size-asian="12pt" style:font-name-complex="Verdana" style:font-size-complex="12pt"/>
    </style:style>
    <style:style style:name="T538_6" style:family="text">
      <style:text-properties style:font-name="Verdana" fo:font-size="12pt" style:font-name-asian="Verdana" style:font-size-asian="12pt" style:font-name-complex="Verdana" style:font-size-complex="12pt"/>
    </style:style>
    <style:style style:name="T538_7" style:family="text">
      <style:text-properties style:font-name="Verdana" fo:font-size="12pt" style:font-name-asian="Verdana" style:font-size-asian="12pt" style:font-name-complex="Verdana" style:font-size-complex="12pt"/>
    </style:style>
    <style:style style:name="T538_8" style:family="text">
      <style:text-properties style:font-name="Verdana" fo:font-size="12pt" style:font-name-asian="Verdana" style:font-size-asian="12pt" style:font-name-complex="Verdana" style:font-size-complex="12pt"/>
    </style:style>
    <style:style style:name="T538_9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8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8_24" style:family="text">
      <style:text-properties style:font-name="Verdana" fo:font-size="12pt" style:font-name-asian="Verdana" style:font-size-asian="12pt" style:font-name-complex="Verdana" style:font-size-complex="12pt"/>
    </style:style>
    <style:style style:name="P539" style:family="paragraph" style:parent-style-name="Standard">
      <style:paragraph-properties fo:break-before="auto" fo:line-height="100%" fo:margin-top="0cm" style:writing-mode="lr-tb"/>
    </style:style>
    <style:style style:name="T539_1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" style:family="text">
      <style:text-properties style:font-name="Verdana" fo:font-size="12pt" style:font-name-asian="Verdana" style:font-size-asian="12pt" style:font-name-complex="Verdana" style:font-size-complex="12pt"/>
    </style:style>
    <style:style style:name="T539_4" style:family="text">
      <style:text-properties style:font-name="Verdana" fo:font-size="12pt" style:font-name-asian="Verdana" style:font-size-asian="12pt" style:font-name-complex="Verdana" style:font-size-complex="12pt"/>
    </style:style>
    <style:style style:name="T539_5" style:family="text">
      <style:text-properties style:font-name="Verdana" fo:font-size="12pt" style:font-name-asian="Verdana" style:font-size-asian="12pt" style:font-name-complex="Verdana" style:font-size-complex="12pt"/>
    </style:style>
    <style:style style:name="T539_6" style:family="text">
      <style:text-properties style:font-name="Verdana" fo:font-size="12pt" style:font-name-asian="Verdana" style:font-size-asian="12pt" style:font-name-complex="Verdana" style:font-size-complex="12pt"/>
    </style:style>
    <style:style style:name="T539_7" style:family="text">
      <style:text-properties style:font-name="Verdana" fo:font-size="12pt" style:font-name-asian="Verdana" style:font-size-asian="12pt" style:font-name-complex="Verdana" style:font-size-complex="12pt"/>
    </style:style>
    <style:style style:name="T539_8" style:family="text">
      <style:text-properties style:font-name="Verdana" fo:font-size="12pt" style:font-name-asian="Verdana" style:font-size-asian="12pt" style:font-name-complex="Verdana" style:font-size-complex="12pt"/>
    </style:style>
    <style:style style:name="T539_9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0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1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2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3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4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5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6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7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8" style:family="text">
      <style:text-properties style:font-name="Verdana" fo:font-size="12pt" style:font-name-asian="Verdana" style:font-size-asian="12pt" style:font-name-complex="Verdana" style:font-size-complex="12pt"/>
    </style:style>
    <style:style style:name="T539_19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0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1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2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3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4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5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6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7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8" style:family="text">
      <style:text-properties style:font-name="Verdana" fo:font-size="12pt" style:font-name-asian="Verdana" style:font-size-asian="12pt" style:font-name-complex="Verdana" style:font-size-complex="12pt"/>
    </style:style>
    <style:style style:name="T539_29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0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1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2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3" style:family="text">
      <style:text-properties style:font-name="Verdana" fo:font-size="12pt" style:font-name-asian="Verdana" style:font-size-asian="12pt" style:font-name-complex="Verdana" style:font-size-complex="12pt"/>
    </style:style>
    <style:style style:name="T539_34" style:family="text">
      <style:text-properties style:font-name="Verdana" fo:font-size="12pt" style:font-name-asian="Verdana" style:font-size-asian="12pt" style:font-name-complex="Verdana" style:font-size-complex="12pt"/>
    </style:style>
    <style:style style:name="P540" style:family="paragraph" style:parent-style-name="Standard">
      <style:paragraph-properties fo:break-before="auto" fo:line-height="100%" fo:margin-top="0cm" style:writing-mode="lr-tb"/>
    </style:style>
    <style:style style:name="T540_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3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4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5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4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5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6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7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8" style:family="text">
      <style:text-properties style:font-name="Verdana" fo:font-size="12pt" style:font-name-asian="Verdana" style:font-size-asian="12pt" style:font-name-complex="Verdana" style:font-size-complex="12pt"/>
    </style:style>
    <style:style style:name="T540_69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0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1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2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3" style:family="text">
      <style:text-properties style:font-name="Verdana" fo:font-size="12pt" style:font-name-asian="Verdana" style:font-size-asian="12pt" style:font-name-complex="Verdana" style:font-size-complex="12pt"/>
    </style:style>
    <style:style style:name="T540_74" style:family="text">
      <style:text-properties style:font-name="Verdana" fo:font-size="12pt" style:font-name-asian="Verdana" style:font-size-asian="12pt" style:font-name-complex="Verdana" style:font-size-complex="12pt"/>
    </style:style>
    <style:style style:name="P541" style:family="paragraph" style:parent-style-name="Standard">
      <style:paragraph-properties fo:break-before="auto" fo:line-height="100%" fo:margin-top="0cm" style:writing-mode="lr-tb"/>
    </style:style>
    <style:style style:name="T541_1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" style:family="text">
      <style:text-properties style:font-name="Verdana" fo:font-size="12pt" style:font-name-asian="Verdana" style:font-size-asian="12pt" style:font-name-complex="Verdana" style:font-size-complex="12pt"/>
    </style:style>
    <style:style style:name="T541_5" style:family="text">
      <style:text-properties style:font-name="Verdana" fo:font-size="12pt" style:font-name-asian="Verdana" style:font-size-asian="12pt" style:font-name-complex="Verdana" style:font-size-complex="12pt"/>
    </style:style>
    <style:style style:name="T541_6" style:family="text">
      <style:text-properties style:font-name="Verdana" fo:font-size="12pt" style:font-name-asian="Verdana" style:font-size-asian="12pt" style:font-name-complex="Verdana" style:font-size-complex="12pt"/>
    </style:style>
    <style:style style:name="T541_7" style:family="text">
      <style:text-properties style:font-name="Verdana" fo:font-size="12pt" style:font-name-asian="Verdana" style:font-size-asian="12pt" style:font-name-complex="Verdana" style:font-size-complex="12pt"/>
    </style:style>
    <style:style style:name="T541_8" style:family="text">
      <style:text-properties style:font-name="Verdana" fo:font-size="12pt" style:font-name-asian="Verdana" style:font-size-asian="12pt" style:font-name-complex="Verdana" style:font-size-complex="12pt"/>
    </style:style>
    <style:style style:name="T541_9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1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0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1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2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3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4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5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6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7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8" style:family="text">
      <style:text-properties style:font-name="Verdana" fo:font-size="12pt" style:font-name-asian="Verdana" style:font-size-asian="12pt" style:font-name-complex="Verdana" style:font-size-complex="12pt"/>
    </style:style>
    <style:style style:name="T541_39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0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1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2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3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4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5" style:family="text">
      <style:text-properties style:font-name="Verdana" fo:font-size="12pt" style:font-name-asian="Verdana" style:font-size-asian="12pt" style:font-name-complex="Verdana" style:font-size-complex="12pt"/>
    </style:style>
    <style:style style:name="T541_46" style:family="text">
      <style:text-properties style:font-name="Verdana" fo:font-size="12pt" style:font-name-asian="Verdana" style:font-size-asian="12pt" style:font-name-complex="Verdana" style:font-size-complex="12pt"/>
    </style:style>
    <style:style style:name="P542" style:family="paragraph" style:parent-style-name="Standard">
      <style:paragraph-properties fo:break-before="auto" fo:line-height="100%" fo:margin-top="0cm" style:writing-mode="lr-tb"/>
    </style:style>
    <style:style style:name="T542_1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" style:family="text">
      <style:text-properties style:font-name="Verdana" fo:font-size="12pt" style:font-name-asian="Verdana" style:font-size-asian="12pt" style:font-name-complex="Verdana" style:font-size-complex="12pt"/>
    </style:style>
    <style:style style:name="T542_4" style:family="text">
      <style:text-properties style:font-name="Verdana" fo:font-size="12pt" style:font-name-asian="Verdana" style:font-size-asian="12pt" style:font-name-complex="Verdana" style:font-size-complex="12pt"/>
    </style:style>
    <style:style style:name="T542_5" style:family="text">
      <style:text-properties style:font-name="Verdana" fo:font-size="12pt" style:font-name-asian="Verdana" style:font-size-asian="12pt" style:font-name-complex="Verdana" style:font-size-complex="12pt"/>
    </style:style>
    <style:style style:name="T542_6" style:family="text">
      <style:text-properties style:font-name="Verdana" fo:font-size="12pt" style:font-name-asian="Verdana" style:font-size-asian="12pt" style:font-name-complex="Verdana" style:font-size-complex="12pt"/>
    </style:style>
    <style:style style:name="T542_7" style:family="text">
      <style:text-properties style:font-name="Verdana" fo:font-size="12pt" style:font-name-asian="Verdana" style:font-size-asian="12pt" style:font-name-complex="Verdana" style:font-size-complex="12pt"/>
    </style:style>
    <style:style style:name="T542_8" style:family="text">
      <style:text-properties style:font-name="Verdana" fo:font-size="12pt" style:font-name-asian="Verdana" style:font-size-asian="12pt" style:font-name-complex="Verdana" style:font-size-complex="12pt"/>
    </style:style>
    <style:style style:name="T542_9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2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0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1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2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3" style:family="text">
      <style:text-properties style:font-name="Verdana" fo:font-size="12pt" style:font-name-asian="Verdana" style:font-size-asian="12pt" style:font-name-complex="Verdana" style:font-size-complex="12pt"/>
    </style:style>
    <style:style style:name="T542_34" style:family="text">
      <style:text-properties style:font-name="Verdana" fo:font-size="12pt" style:font-name-asian="Verdana" style:font-size-asian="12pt" style:font-name-complex="Verdana" style:font-size-complex="12pt"/>
    </style:style>
    <style:style style:name="P543" style:family="paragraph" style:parent-style-name="Standard">
      <style:paragraph-properties fo:break-before="auto" fo:line-height="100%" fo:margin-top="0cm" style:writing-mode="lr-tb"/>
    </style:style>
    <style:style style:name="T543_1" style:family="text">
      <style:text-properties style:font-name="Verdana" fo:font-size="12pt" style:font-name-asian="Verdana" style:font-size-asian="12pt" style:font-name-complex="Verdana" style:font-size-complex="12pt"/>
    </style:style>
    <style:style style:name="T543_2" style:family="text">
      <style:text-properties style:font-name="Verdana" fo:font-size="12pt" style:font-name-asian="Verdana" style:font-size-asian="12pt" style:font-name-complex="Verdana" style:font-size-complex="12pt"/>
    </style:style>
    <style:style style:name="T543_3" style:family="text">
      <style:text-properties style:font-name="Verdana" fo:font-size="12pt" style:font-name-asian="Verdana" style:font-size-asian="12pt" style:font-name-complex="Verdana" style:font-size-complex="12pt"/>
    </style:style>
    <style:style style:name="T543_4" style:family="text">
      <style:text-properties style:font-name="Verdana" fo:font-size="12pt" style:font-name-asian="Verdana" style:font-size-asian="12pt" style:font-name-complex="Verdana" style:font-size-complex="12pt"/>
    </style:style>
    <style:style style:name="T543_5" style:family="text">
      <style:text-properties style:font-name="Verdana" fo:font-size="12pt" style:font-name-asian="Verdana" style:font-size-asian="12pt" style:font-name-complex="Verdana" style:font-size-complex="12pt"/>
    </style:style>
    <style:style style:name="T543_6" style:family="text">
      <style:text-properties style:font-name="Verdana" fo:font-size="12pt" style:font-name-asian="Verdana" style:font-size-asian="12pt" style:font-name-complex="Verdana" style:font-size-complex="12pt"/>
    </style:style>
    <style:style style:name="T543_7" style:family="text">
      <style:text-properties style:font-name="Verdana" fo:font-size="12pt" style:font-name-asian="Verdana" style:font-size-asian="12pt" style:font-name-complex="Verdana" style:font-size-complex="12pt"/>
    </style:style>
    <style:style style:name="T543_8" style:family="text">
      <style:text-properties style:font-name="Verdana" fo:font-size="12pt" style:font-name-asian="Verdana" style:font-size-asian="12pt" style:font-name-complex="Verdana" style:font-size-complex="12pt"/>
    </style:style>
    <style:style style:name="T543_9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3_18" style:family="text">
      <style:text-properties style:font-name="Verdana" fo:font-size="12pt" style:font-name-asian="Verdana" style:font-size-asian="12pt" style:font-name-complex="Verdana" style:font-size-complex="12pt"/>
    </style:style>
    <style:style style:name="P544" style:family="paragraph" style:parent-style-name="Standard">
      <style:paragraph-properties fo:break-before="auto" fo:line-height="100%" fo:margin-top="0cm" style:writing-mode="lr-tb"/>
    </style:style>
    <style:style style:name="T544_1" style:family="text">
      <style:text-properties style:font-name="Verdana" fo:font-size="12pt" style:font-name-asian="Verdana" style:font-size-asian="12pt" style:font-name-complex="Verdana" style:font-size-complex="12pt"/>
    </style:style>
    <style:style style:name="T544_2" style:family="text">
      <style:text-properties style:font-name="Verdana" fo:font-size="12pt" style:font-name-asian="Verdana" style:font-size-asian="12pt" style:font-name-complex="Verdana" style:font-size-complex="12pt"/>
    </style:style>
    <style:style style:name="T544_3" style:family="text">
      <style:text-properties style:font-name="Verdana" fo:font-size="12pt" style:font-name-asian="Verdana" style:font-size-asian="12pt" style:font-name-complex="Verdana" style:font-size-complex="12pt"/>
    </style:style>
    <style:style style:name="T544_4" style:family="text">
      <style:text-properties style:font-name="Verdana" fo:font-size="12pt" style:font-name-asian="Verdana" style:font-size-asian="12pt" style:font-name-complex="Verdana" style:font-size-complex="12pt"/>
    </style:style>
    <style:style style:name="T544_5" style:family="text">
      <style:text-properties style:font-name="Verdana" fo:font-size="12pt" style:font-name-asian="Verdana" style:font-size-asian="12pt" style:font-name-complex="Verdana" style:font-size-complex="12pt"/>
    </style:style>
    <style:style style:name="T544_6" style:family="text">
      <style:text-properties style:font-name="Verdana" fo:font-size="12pt" style:font-name-asian="Verdana" style:font-size-asian="12pt" style:font-name-complex="Verdana" style:font-size-complex="12pt"/>
    </style:style>
    <style:style style:name="T544_7" style:family="text">
      <style:text-properties style:font-name="Verdana" fo:font-size="12pt" style:font-name-asian="Verdana" style:font-size-asian="12pt" style:font-name-complex="Verdana" style:font-size-complex="12pt"/>
    </style:style>
    <style:style style:name="T544_8" style:family="text">
      <style:text-properties style:font-name="Verdana" fo:font-size="12pt" style:font-name-asian="Verdana" style:font-size-asian="12pt" style:font-name-complex="Verdana" style:font-size-complex="12pt"/>
    </style:style>
    <style:style style:name="T544_9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4_22" style:family="text">
      <style:text-properties style:font-name="Verdana" fo:font-size="12pt" style:font-name-asian="Verdana" style:font-size-asian="12pt" style:font-name-complex="Verdana" style:font-size-complex="12pt"/>
    </style:style>
    <style:style style:name="P545" style:family="paragraph" style:parent-style-name="Standard">
      <style:paragraph-properties fo:break-before="auto" fo:line-height="100%" fo:margin-top="0cm" style:writing-mode="lr-tb"/>
    </style:style>
    <style:style style:name="T545_1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" style:family="text">
      <style:text-properties style:font-name="Verdana" fo:font-size="12pt" style:font-name-asian="Verdana" style:font-size-asian="12pt" style:font-name-complex="Verdana" style:font-size-complex="12pt"/>
    </style:style>
    <style:style style:name="T545_4" style:family="text">
      <style:text-properties style:font-name="Verdana" fo:font-size="12pt" style:font-name-asian="Verdana" style:font-size-asian="12pt" style:font-name-complex="Verdana" style:font-size-complex="12pt"/>
    </style:style>
    <style:style style:name="T545_5" style:family="text">
      <style:text-properties style:font-name="Verdana" fo:font-size="12pt" style:font-name-asian="Verdana" style:font-size-asian="12pt" style:font-name-complex="Verdana" style:font-size-complex="12pt"/>
    </style:style>
    <style:style style:name="T545_6" style:family="text">
      <style:text-properties style:font-name="Verdana" fo:font-size="12pt" style:font-name-asian="Verdana" style:font-size-asian="12pt" style:font-name-complex="Verdana" style:font-size-complex="12pt"/>
    </style:style>
    <style:style style:name="T545_7" style:family="text">
      <style:text-properties style:font-name="Verdana" fo:font-size="12pt" style:font-name-asian="Verdana" style:font-size-asian="12pt" style:font-name-complex="Verdana" style:font-size-complex="12pt"/>
    </style:style>
    <style:style style:name="T545_8" style:family="text">
      <style:text-properties style:font-name="Verdana" fo:font-size="12pt" style:font-name-asian="Verdana" style:font-size-asian="12pt" style:font-name-complex="Verdana" style:font-size-complex="12pt"/>
    </style:style>
    <style:style style:name="T545_9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4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5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6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7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8" style:family="text">
      <style:text-properties style:font-name="Verdana" fo:font-size="12pt" style:font-name-asian="Verdana" style:font-size-asian="12pt" style:font-name-complex="Verdana" style:font-size-complex="12pt"/>
    </style:style>
    <style:style style:name="T545_39" style:family="text">
      <style:text-properties style:font-name="Verdana" fo:font-size="12pt" style:font-name-asian="Verdana" style:font-size-asian="12pt" style:font-name-complex="Verdana" style:font-size-complex="12pt"/>
    </style:style>
    <style:style style:name="T545_40" style:family="text">
      <style:text-properties style:font-name="Verdana" fo:font-size="12pt" style:font-name-asian="Verdana" style:font-size-asian="12pt" style:font-name-complex="Verdana" style:font-size-complex="12pt"/>
    </style:style>
    <style:style style:name="T545_41" style:family="text">
      <style:text-properties style:font-name="Verdana" fo:font-size="12pt" style:font-name-asian="Verdana" style:font-size-asian="12pt" style:font-name-complex="Verdana" style:font-size-complex="12pt"/>
    </style:style>
    <style:style style:name="T545_42" style:family="text">
      <style:text-properties style:font-name="Verdana" fo:font-size="12pt" style:font-name-asian="Verdana" style:font-size-asian="12pt" style:font-name-complex="Verdana" style:font-size-complex="12pt"/>
    </style:style>
    <style:style style:name="P546" style:family="paragraph" style:parent-style-name="Standard">
      <style:paragraph-properties fo:break-before="auto" fo:line-height="100%" fo:margin-top="0cm" fo:margin-bottom="0cm" style:writing-mode="lr-tb"/>
    </style:style>
    <style:style style:name="T546_1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" style:family="text">
      <style:text-properties style:font-name="Verdana" fo:font-size="12pt" style:font-name-asian="Verdana" style:font-size-asian="12pt" style:font-name-complex="Verdana" style:font-size-complex="12pt"/>
    </style:style>
    <style:style style:name="T546_3" style:family="text">
      <style:text-properties style:font-name="Verdana" fo:font-size="12pt" style:font-name-asian="Verdana" style:font-size-asian="12pt" style:font-name-complex="Verdana" style:font-size-complex="12pt"/>
    </style:style>
    <style:style style:name="T546_4" style:family="text">
      <style:text-properties style:font-name="Verdana" fo:font-size="12pt" style:font-name-asian="Verdana" style:font-size-asian="12pt" style:font-name-complex="Verdana" style:font-size-complex="12pt"/>
    </style:style>
    <style:style style:name="T546_5" style:family="text">
      <style:text-properties style:font-name="Verdana" fo:font-size="12pt" style:font-name-asian="Verdana" style:font-size-asian="12pt" style:font-name-complex="Verdana" style:font-size-complex="12pt"/>
    </style:style>
    <style:style style:name="T546_6" style:family="text">
      <style:text-properties style:font-name="Verdana" fo:font-size="12pt" style:font-name-asian="Verdana" style:font-size-asian="12pt" style:font-name-complex="Verdana" style:font-size-complex="12pt"/>
    </style:style>
    <style:style style:name="T546_7" style:family="text">
      <style:text-properties style:font-name="Verdana" fo:font-size="12pt" style:font-name-asian="Verdana" style:font-size-asian="12pt" style:font-name-complex="Verdana" style:font-size-complex="12pt"/>
    </style:style>
    <style:style style:name="T546_8" style:family="text">
      <style:text-properties style:font-name="Verdana" fo:font-size="12pt" style:font-name-asian="Verdana" style:font-size-asian="12pt" style:font-name-complex="Verdana" style:font-size-complex="12pt"/>
    </style:style>
    <style:style style:name="T546_9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6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6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6_30" style:family="text">
      <style:text-properties style:font-name="Verdana" fo:font-size="12pt" style:font-name-asian="Verdana" style:font-size-asian="12pt" style:font-name-complex="Verdana" style:font-size-complex="12pt"/>
    </style:style>
    <style:style style:name="P54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48" style:family="paragraph" style:parent-style-name="Standard">
      <style:paragraph-properties fo:break-before="auto" fo:line-height="100%" fo:margin-bottom="0.212cm" style:writing-mode="lr-tb"/>
    </style:style>
    <style:style style:name="T54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48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49" style:family="paragraph" style:parent-style-name="Standard">
      <style:paragraph-properties fo:break-before="auto" fo:line-height="100%" fo:margin-top="0cm" style:writing-mode="lr-tb"/>
    </style:style>
    <style:style style:name="T549_1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" style:family="text">
      <style:text-properties style:font-name="Verdana" fo:font-size="12pt" style:font-name-asian="Verdana" style:font-size-asian="12pt" style:font-name-complex="Verdana" style:font-size-complex="12pt"/>
    </style:style>
    <style:style style:name="T549_4" style:family="text">
      <style:text-properties style:font-name="Verdana" fo:font-size="12pt" style:font-name-asian="Verdana" style:font-size-asian="12pt" style:font-name-complex="Verdana" style:font-size-complex="12pt"/>
    </style:style>
    <style:style style:name="T549_5" style:family="text">
      <style:text-properties style:font-name="Verdana" fo:font-size="12pt" style:font-name-asian="Verdana" style:font-size-asian="12pt" style:font-name-complex="Verdana" style:font-size-complex="12pt"/>
    </style:style>
    <style:style style:name="T549_6" style:family="text">
      <style:text-properties style:font-name="Verdana" fo:font-size="12pt" style:font-name-asian="Verdana" style:font-size-asian="12pt" style:font-name-complex="Verdana" style:font-size-complex="12pt"/>
    </style:style>
    <style:style style:name="T549_7" style:family="text">
      <style:text-properties style:font-name="Verdana" fo:font-size="12pt" style:font-name-asian="Verdana" style:font-size-asian="12pt" style:font-name-complex="Verdana" style:font-size-complex="12pt"/>
    </style:style>
    <style:style style:name="T549_8" style:family="text">
      <style:text-properties style:font-name="Verdana" fo:font-size="12pt" style:font-name-asian="Verdana" style:font-size-asian="12pt" style:font-name-complex="Verdana" style:font-size-complex="12pt"/>
    </style:style>
    <style:style style:name="T549_9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0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1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2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3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4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5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6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7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8" style:family="text">
      <style:text-properties style:font-name="Verdana" fo:font-size="12pt" style:font-name-asian="Verdana" style:font-size-asian="12pt" style:font-name-complex="Verdana" style:font-size-complex="12pt"/>
    </style:style>
    <style:style style:name="T549_19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0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1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2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3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4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5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6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7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8" style:family="text">
      <style:text-properties style:font-name="Verdana" fo:font-size="12pt" style:font-name-asian="Verdana" style:font-size-asian="12pt" style:font-name-complex="Verdana" style:font-size-complex="12pt"/>
    </style:style>
    <style:style style:name="T549_29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0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1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2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3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4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5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6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7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8" style:family="text">
      <style:text-properties style:font-name="Verdana" fo:font-size="12pt" style:font-name-asian="Verdana" style:font-size-asian="12pt" style:font-name-complex="Verdana" style:font-size-complex="12pt"/>
    </style:style>
    <style:style style:name="T549_39" style:family="text">
      <style:text-properties style:font-name="Verdana" fo:font-size="12pt" style:font-name-asian="Verdana" style:font-size-asian="12pt" style:font-name-complex="Verdana" style:font-size-complex="12pt"/>
    </style:style>
    <style:style style:name="T549_40" style:family="text">
      <style:text-properties style:font-name="Verdana" fo:font-size="12pt" style:font-name-asian="Verdana" style:font-size-asian="12pt" style:font-name-complex="Verdana" style:font-size-complex="12pt"/>
    </style:style>
    <style:style style:name="T549_41" style:family="text">
      <style:text-properties style:font-name="Verdana" fo:font-size="12pt" style:font-name-asian="Verdana" style:font-size-asian="12pt" style:font-name-complex="Verdana" style:font-size-complex="12pt"/>
    </style:style>
    <style:style style:name="T549_42" style:family="text">
      <style:text-properties style:font-name="Verdana" fo:font-size="12pt" style:font-name-asian="Verdana" style:font-size-asian="12pt" style:font-name-complex="Verdana" style:font-size-complex="12pt"/>
    </style:style>
    <style:style style:name="P550" style:family="paragraph" style:parent-style-name="Standard">
      <style:paragraph-properties fo:break-before="auto" fo:line-height="100%" fo:margin-top="0cm" style:writing-mode="lr-tb"/>
    </style:style>
    <style:style style:name="T550_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" style:family="text">
      <style:text-properties style:font-name="Verdana" fo:font-size="12pt" style:font-name-asian="Verdana" style:font-size-asian="12pt" style:font-name-complex="Verdana" style:font-size-complex="12pt"/>
    </style:style>
    <style:style style:name="T550_5" style:family="text">
      <style:text-properties style:font-name="Verdana" fo:font-size="12pt" style:font-name-asian="Verdana" style:font-size-asian="12pt" style:font-name-complex="Verdana" style:font-size-complex="12pt"/>
    </style:style>
    <style:style style:name="T550_6" style:family="text">
      <style:text-properties style:font-name="Verdana" fo:font-size="12pt" style:font-name-asian="Verdana" style:font-size-asian="12pt" style:font-name-complex="Verdana" style:font-size-complex="12pt"/>
    </style:style>
    <style:style style:name="T550_7" style:family="text">
      <style:text-properties style:font-name="Verdana" fo:font-size="12pt" style:font-name-asian="Verdana" style:font-size-asian="12pt" style:font-name-complex="Verdana" style:font-size-complex="12pt"/>
    </style:style>
    <style:style style:name="T550_8" style:family="text">
      <style:text-properties style:font-name="Verdana" fo:font-size="12pt" style:font-name-asian="Verdana" style:font-size-asian="12pt" style:font-name-complex="Verdana" style:font-size-complex="12pt"/>
    </style:style>
    <style:style style:name="T550_9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0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4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5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6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7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8" style:family="text">
      <style:text-properties style:font-name="Verdana" fo:font-size="12pt" style:font-name-asian="Verdana" style:font-size-asian="12pt" style:font-name-complex="Verdana" style:font-size-complex="12pt"/>
    </style:style>
    <style:style style:name="T550_39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0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2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3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4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5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6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7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8" style:family="text">
      <style:text-properties style:font-name="Verdana" fo:font-size="12pt" style:font-name-asian="Verdana" style:font-size-asian="12pt" style:font-name-complex="Verdana" style:font-size-complex="12pt"/>
    </style:style>
    <style:style style:name="T550_49" style:family="text">
      <style:text-properties style:font-name="Verdana" fo:font-size="12pt" style:font-name-asian="Verdana" style:font-size-asian="12pt" style:font-name-complex="Verdana" style:font-size-complex="12pt"/>
    </style:style>
    <style:style style:name="T550_50" style:family="text">
      <style:text-properties style:font-name="Verdana" fo:font-size="12pt" style:font-name-asian="Verdana" style:font-size-asian="12pt" style:font-name-complex="Verdana" style:font-size-complex="12pt"/>
    </style:style>
    <style:style style:name="T550_51" style:family="text">
      <style:text-properties style:font-name="Verdana" fo:font-size="12pt" style:font-name-asian="Verdana" style:font-size-asian="12pt" style:font-name-complex="Verdana" style:font-size-complex="12pt"/>
    </style:style>
    <style:style style:name="T550_52" style:family="text">
      <style:text-properties style:font-name="Verdana" fo:font-size="12pt" style:font-name-asian="Verdana" style:font-size-asian="12pt" style:font-name-complex="Verdana" style:font-size-complex="12pt"/>
    </style:style>
    <style:style style:name="P551" style:family="paragraph" style:parent-style-name="Standard">
      <style:paragraph-properties fo:break-before="auto" fo:line-height="100%" fo:margin-top="0cm" style:writing-mode="lr-tb"/>
    </style:style>
    <style:style style:name="T551_1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" style:family="text">
      <style:text-properties style:font-name="Verdana" fo:font-size="12pt" style:font-name-asian="Verdana" style:font-size-asian="12pt" style:font-name-complex="Verdana" style:font-size-complex="12pt"/>
    </style:style>
    <style:style style:name="T551_3" style:family="text">
      <style:text-properties style:font-name="Verdana" fo:font-size="12pt" style:font-name-asian="Verdana" style:font-size-asian="12pt" style:font-name-complex="Verdana" style:font-size-complex="12pt"/>
    </style:style>
    <style:style style:name="T551_4" style:family="text">
      <style:text-properties style:font-name="Verdana" fo:font-size="12pt" style:font-name-asian="Verdana" style:font-size-asian="12pt" style:font-name-complex="Verdana" style:font-size-complex="12pt"/>
    </style:style>
    <style:style style:name="T551_5" style:family="text">
      <style:text-properties style:font-name="Verdana" fo:font-size="12pt" style:font-name-asian="Verdana" style:font-size-asian="12pt" style:font-name-complex="Verdana" style:font-size-complex="12pt"/>
    </style:style>
    <style:style style:name="T551_6" style:family="text">
      <style:text-properties style:font-name="Verdana" fo:font-size="12pt" style:font-name-asian="Verdana" style:font-size-asian="12pt" style:font-name-complex="Verdana" style:font-size-complex="12pt"/>
    </style:style>
    <style:style style:name="T551_7" style:family="text">
      <style:text-properties style:font-name="Verdana" fo:font-size="12pt" style:font-name-asian="Verdana" style:font-size-asian="12pt" style:font-name-complex="Verdana" style:font-size-complex="12pt"/>
    </style:style>
    <style:style style:name="T551_8" style:family="text">
      <style:text-properties style:font-name="Verdana" fo:font-size="12pt" style:font-name-asian="Verdana" style:font-size-asian="12pt" style:font-name-complex="Verdana" style:font-size-complex="12pt"/>
    </style:style>
    <style:style style:name="T551_9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1_26" style:family="text">
      <style:text-properties style:font-name="Verdana" fo:font-size="12pt" style:font-name-asian="Verdana" style:font-size-asian="12pt" style:font-name-complex="Verdana" style:font-size-complex="12pt"/>
    </style:style>
    <style:style style:name="P552" style:family="paragraph" style:parent-style-name="Standard">
      <style:paragraph-properties fo:break-before="auto" fo:line-height="100%" fo:margin-top="0cm" style:writing-mode="lr-tb"/>
    </style:style>
    <style:style style:name="T552_1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" style:family="text">
      <style:text-properties style:font-name="Verdana" fo:font-size="12pt" style:font-name-asian="Verdana" style:font-size-asian="12pt" style:font-name-complex="Verdana" style:font-size-complex="12pt"/>
    </style:style>
    <style:style style:name="T552_5" style:family="text">
      <style:text-properties style:font-name="Verdana" fo:font-size="12pt" style:font-name-asian="Verdana" style:font-size-asian="12pt" style:font-name-complex="Verdana" style:font-size-complex="12pt"/>
    </style:style>
    <style:style style:name="T552_6" style:family="text">
      <style:text-properties style:font-name="Verdana" fo:font-size="12pt" style:font-name-asian="Verdana" style:font-size-asian="12pt" style:font-name-complex="Verdana" style:font-size-complex="12pt"/>
    </style:style>
    <style:style style:name="T552_7" style:family="text">
      <style:text-properties style:font-name="Verdana" fo:font-size="12pt" style:font-name-asian="Verdana" style:font-size-asian="12pt" style:font-name-complex="Verdana" style:font-size-complex="12pt"/>
    </style:style>
    <style:style style:name="T552_8" style:family="text">
      <style:text-properties style:font-name="Verdana" fo:font-size="12pt" style:font-name-asian="Verdana" style:font-size-asian="12pt" style:font-name-complex="Verdana" style:font-size-complex="12pt"/>
    </style:style>
    <style:style style:name="T552_9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2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4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5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6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7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8" style:family="text">
      <style:text-properties style:font-name="Verdana" fo:font-size="12pt" style:font-name-asian="Verdana" style:font-size-asian="12pt" style:font-name-complex="Verdana" style:font-size-complex="12pt"/>
    </style:style>
    <style:style style:name="T552_39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0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1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2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3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4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5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6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7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8" style:family="text">
      <style:text-properties style:font-name="Verdana" fo:font-size="12pt" style:font-name-asian="Verdana" style:font-size-asian="12pt" style:font-name-complex="Verdana" style:font-size-complex="12pt"/>
    </style:style>
    <style:style style:name="T552_49" style:family="text">
      <style:text-properties style:font-name="Verdana" fo:font-size="12pt" style:font-name-asian="Verdana" style:font-size-asian="12pt" style:font-name-complex="Verdana" style:font-size-complex="12pt"/>
    </style:style>
    <style:style style:name="T552_50" style:family="text">
      <style:text-properties style:font-name="Verdana" fo:font-size="12pt" style:font-name-asian="Verdana" style:font-size-asian="12pt" style:font-name-complex="Verdana" style:font-size-complex="12pt"/>
    </style:style>
    <style:style style:name="P553" style:family="paragraph" style:parent-style-name="Standard">
      <style:paragraph-properties fo:break-before="auto" fo:line-height="100%" fo:margin-top="0cm" style:writing-mode="lr-tb"/>
    </style:style>
    <style:style style:name="T553_1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" style:family="text">
      <style:text-properties style:font-name="Verdana" fo:font-size="12pt" style:font-name-asian="Verdana" style:font-size-asian="12pt" style:font-name-complex="Verdana" style:font-size-complex="12pt"/>
    </style:style>
    <style:style style:name="T553_4" style:family="text">
      <style:text-properties style:font-name="Verdana" fo:font-size="12pt" style:font-name-asian="Verdana" style:font-size-asian="12pt" style:font-name-complex="Verdana" style:font-size-complex="12pt"/>
    </style:style>
    <style:style style:name="T553_5" style:family="text">
      <style:text-properties style:font-name="Verdana" fo:font-size="12pt" style:font-name-asian="Verdana" style:font-size-asian="12pt" style:font-name-complex="Verdana" style:font-size-complex="12pt"/>
    </style:style>
    <style:style style:name="T553_6" style:family="text">
      <style:text-properties style:font-name="Verdana" fo:font-size="12pt" style:font-name-asian="Verdana" style:font-size-asian="12pt" style:font-name-complex="Verdana" style:font-size-complex="12pt"/>
    </style:style>
    <style:style style:name="T553_7" style:family="text">
      <style:text-properties style:font-name="Verdana" fo:font-size="12pt" style:font-name-asian="Verdana" style:font-size-asian="12pt" style:font-name-complex="Verdana" style:font-size-complex="12pt"/>
    </style:style>
    <style:style style:name="T553_8" style:family="text">
      <style:text-properties style:font-name="Verdana" fo:font-size="12pt" style:font-name-asian="Verdana" style:font-size-asian="12pt" style:font-name-complex="Verdana" style:font-size-complex="12pt"/>
    </style:style>
    <style:style style:name="T553_9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3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3_34" style:family="text">
      <style:text-properties style:font-name="Verdana" fo:font-size="12pt" style:font-name-asian="Verdana" style:font-size-asian="12pt" style:font-name-complex="Verdana" style:font-size-complex="12pt"/>
    </style:style>
    <style:style style:name="P554" style:family="paragraph" style:parent-style-name="Standard">
      <style:paragraph-properties fo:break-before="auto" fo:line-height="100%" fo:margin-top="0cm" style:writing-mode="lr-tb"/>
    </style:style>
    <style:style style:name="T554_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3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4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2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3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4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5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6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7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8" style:family="text">
      <style:text-properties style:font-name="Verdana" fo:font-size="12pt" style:font-name-asian="Verdana" style:font-size-asian="12pt" style:font-name-complex="Verdana" style:font-size-complex="12pt"/>
    </style:style>
    <style:style style:name="T554_59" style:family="text">
      <style:text-properties style:font-name="Verdana" fo:font-size="12pt" style:font-name-asian="Verdana" style:font-size-asian="12pt" style:font-name-complex="Verdana" style:font-size-complex="12pt"/>
    </style:style>
    <style:style style:name="T554_60" style:family="text">
      <style:text-properties style:font-name="Verdana" fo:font-size="12pt" style:font-name-asian="Verdana" style:font-size-asian="12pt" style:font-name-complex="Verdana" style:font-size-complex="12pt"/>
    </style:style>
    <style:style style:name="T554_61" style:family="text">
      <style:text-properties style:font-name="Verdana" fo:font-size="12pt" style:font-name-asian="Verdana" style:font-size-asian="12pt" style:font-name-complex="Verdana" style:font-size-complex="12pt"/>
    </style:style>
    <style:style style:name="T554_62" style:family="text">
      <style:text-properties style:font-name="Verdana" fo:font-size="12pt" style:font-name-asian="Verdana" style:font-size-asian="12pt" style:font-name-complex="Verdana" style:font-size-complex="12pt"/>
    </style:style>
    <style:style style:name="P555" style:family="paragraph" style:parent-style-name="Standard">
      <style:paragraph-properties fo:break-before="auto" fo:line-height="100%" fo:margin-top="0cm" style:writing-mode="lr-tb"/>
    </style:style>
    <style:style style:name="T555_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3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4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5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6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4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5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6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7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8" style:family="text">
      <style:text-properties style:font-name="Verdana" fo:font-size="12pt" style:font-name-asian="Verdana" style:font-size-asian="12pt" style:font-name-complex="Verdana" style:font-size-complex="12pt"/>
    </style:style>
    <style:style style:name="T555_79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0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1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2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3" style:family="text">
      <style:text-properties style:font-name="Verdana" fo:font-size="12pt" style:font-name-asian="Verdana" style:font-size-asian="12pt" style:font-name-complex="Verdana" style:font-size-complex="12pt"/>
    </style:style>
    <style:style style:name="T555_84" style:family="text">
      <style:text-properties style:font-name="Verdana" fo:font-size="12pt" style:font-name-asian="Verdana" style:font-size-asian="12pt" style:font-name-complex="Verdana" style:font-size-complex="12pt"/>
    </style:style>
    <style:style style:name="P556" style:family="paragraph" style:parent-style-name="Standard">
      <style:paragraph-properties fo:break-before="auto" fo:line-height="100%" fo:margin-top="0cm" fo:margin-bottom="0cm" style:writing-mode="lr-tb"/>
    </style:style>
    <style:style style:name="T556_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2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3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4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5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6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0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1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2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3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4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5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6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7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8" style:family="text">
      <style:text-properties style:font-name="Verdana" fo:font-size="12pt" style:font-name-asian="Verdana" style:font-size-asian="12pt" style:font-name-complex="Verdana" style:font-size-complex="12pt"/>
    </style:style>
    <style:style style:name="T556_79" style:family="text">
      <style:text-properties style:font-name="Verdana" fo:font-size="12pt" style:font-name-asian="Verdana" style:font-size-asian="12pt" style:font-name-complex="Verdana" style:font-size-complex="12pt"/>
    </style:style>
    <style:style style:name="T556_80" style:family="text">
      <style:text-properties style:font-name="Verdana" fo:font-size="12pt" style:font-name-asian="Verdana" style:font-size-asian="12pt" style:font-name-complex="Verdana" style:font-size-complex="12pt"/>
    </style:style>
    <style:style style:name="P55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58" style:family="paragraph" style:parent-style-name="Standard">
      <style:paragraph-properties fo:break-before="auto" fo:line-height="100%" fo:margin-bottom="0.212cm" style:writing-mode="lr-tb"/>
    </style:style>
    <style:style style:name="T558_1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" style:family="text">
      <style:text-properties style:font-name="Verdana" fo:font-size="12pt" style:font-name-asian="Verdana" style:font-size-asian="12pt" style:font-name-complex="Verdana" style:font-size-complex="12pt"/>
    </style:style>
    <style:style style:name="T558_3" style:family="text">
      <style:text-properties style:font-name="Verdana" fo:font-size="12pt" style:font-name-asian="Verdana" style:font-size-asian="12pt" style:font-name-complex="Verdana" style:font-size-complex="12pt"/>
    </style:style>
    <style:style style:name="T558_4" style:family="text">
      <style:text-properties style:font-name="Verdana" fo:font-size="12pt" style:font-name-asian="Verdana" style:font-size-asian="12pt" style:font-name-complex="Verdana" style:font-size-complex="12pt"/>
    </style:style>
    <style:style style:name="T558_5" style:family="text">
      <style:text-properties style:font-name="Verdana" fo:font-size="12pt" style:font-name-asian="Verdana" style:font-size-asian="12pt" style:font-name-complex="Verdana" style:font-size-complex="12pt"/>
    </style:style>
    <style:style style:name="T558_6" style:family="text">
      <style:text-properties style:font-name="Verdana" fo:font-size="12pt" style:font-name-asian="Verdana" style:font-size-asian="12pt" style:font-name-complex="Verdana" style:font-size-complex="12pt"/>
    </style:style>
    <style:style style:name="T558_7" style:family="text">
      <style:text-properties style:font-name="Verdana" fo:font-size="12pt" style:font-name-asian="Verdana" style:font-size-asian="12pt" style:font-name-complex="Verdana" style:font-size-complex="12pt"/>
    </style:style>
    <style:style style:name="T558_8" style:family="text">
      <style:text-properties style:font-name="Verdana" fo:font-size="12pt" style:font-name-asian="Verdana" style:font-size-asian="12pt" style:font-name-complex="Verdana" style:font-size-complex="12pt"/>
    </style:style>
    <style:style style:name="T558_9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0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1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2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3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4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5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6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7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8" style:family="text">
      <style:text-properties style:font-name="Verdana" fo:font-size="12pt" style:font-name-asian="Verdana" style:font-size-asian="12pt" style:font-name-complex="Verdana" style:font-size-complex="12pt"/>
    </style:style>
    <style:style style:name="T558_19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0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1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2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3" style:family="text">
      <style:text-properties style:font-name="Verdana" fo:font-size="12pt" style:font-name-asian="Verdana" style:font-size-asian="12pt" style:font-name-complex="Verdana" style:font-size-complex="12pt"/>
    </style:style>
    <style:style style:name="T558_24" style:family="text">
      <style:text-properties style:font-name="Verdana" fo:font-size="12pt" style:font-name-asian="Verdana" style:font-size-asian="12pt" style:font-name-complex="Verdana" style:font-size-complex="12pt"/>
    </style:style>
    <style:style style:name="P559" style:family="paragraph" style:parent-style-name="Standard">
      <style:paragraph-properties fo:break-before="auto" fo:line-height="100%" fo:margin-bottom="0.212cm" style:writing-mode="lr-tb"/>
    </style:style>
    <style:style style:name="T55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59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60" style:family="paragraph" style:parent-style-name="Standard">
      <style:paragraph-properties fo:break-before="auto" fo:line-height="100%" fo:margin-top="0cm" style:writing-mode="lr-tb"/>
    </style:style>
    <style:style style:name="T560_1" style:family="text">
      <style:text-properties style:font-name="Verdana" fo:font-size="12pt" style:font-name-asian="Verdana" style:font-size-asian="12pt" style:font-name-complex="Verdana" style:font-size-complex="12pt"/>
    </style:style>
    <style:style style:name="T560_2" style:family="text">
      <style:text-properties style:font-name="Verdana" fo:font-size="12pt" style:font-name-asian="Verdana" style:font-size-asian="12pt" style:font-name-complex="Verdana" style:font-size-complex="12pt"/>
    </style:style>
    <style:style style:name="T560_3" style:family="text">
      <style:text-properties style:font-name="Verdana" fo:font-size="12pt" style:font-name-asian="Verdana" style:font-size-asian="12pt" style:font-name-complex="Verdana" style:font-size-complex="12pt"/>
    </style:style>
    <style:style style:name="T560_4" style:family="text">
      <style:text-properties style:font-name="Verdana" fo:font-size="12pt" style:font-name-asian="Verdana" style:font-size-asian="12pt" style:font-name-complex="Verdana" style:font-size-complex="12pt"/>
    </style:style>
    <style:style style:name="T560_5" style:family="text">
      <style:text-properties style:font-name="Verdana" fo:font-size="12pt" style:font-name-asian="Verdana" style:font-size-asian="12pt" style:font-name-complex="Verdana" style:font-size-complex="12pt"/>
    </style:style>
    <style:style style:name="T560_6" style:family="text">
      <style:text-properties style:font-name="Verdana" fo:font-size="12pt" style:font-name-asian="Verdana" style:font-size-asian="12pt" style:font-name-complex="Verdana" style:font-size-complex="12pt"/>
    </style:style>
    <style:style style:name="T560_7" style:family="text">
      <style:text-properties style:font-name="Verdana" fo:font-size="12pt" style:font-name-asian="Verdana" style:font-size-asian="12pt" style:font-name-complex="Verdana" style:font-size-complex="12pt"/>
    </style:style>
    <style:style style:name="T560_8" style:family="text">
      <style:text-properties style:font-name="Verdana" fo:font-size="12pt" style:font-name-asian="Verdana" style:font-size-asian="12pt" style:font-name-complex="Verdana" style:font-size-complex="12pt"/>
    </style:style>
    <style:style style:name="T560_9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0_18" style:family="text">
      <style:text-properties style:font-name="Verdana" fo:font-size="12pt" style:font-name-asian="Verdana" style:font-size-asian="12pt" style:font-name-complex="Verdana" style:font-size-complex="12pt"/>
    </style:style>
    <style:style style:name="P561" style:family="paragraph" style:parent-style-name="Standard">
      <style:paragraph-properties fo:break-before="auto" fo:line-height="100%" fo:margin-top="0cm" style:writing-mode="lr-tb"/>
    </style:style>
    <style:style style:name="T561_1" style:family="text">
      <style:text-properties style:font-name="Verdana" fo:font-size="12pt" style:font-name-asian="Verdana" style:font-size-asian="12pt" style:font-name-complex="Verdana" style:font-size-complex="12pt"/>
    </style:style>
    <style:style style:name="T561_2" style:family="text">
      <style:text-properties style:font-name="Verdana" fo:font-size="12pt" style:font-name-asian="Verdana" style:font-size-asian="12pt" style:font-name-complex="Verdana" style:font-size-complex="12pt"/>
    </style:style>
    <style:style style:name="T561_3" style:family="text">
      <style:text-properties style:font-name="Verdana" fo:font-size="12pt" style:font-name-asian="Verdana" style:font-size-asian="12pt" style:font-name-complex="Verdana" style:font-size-complex="12pt"/>
    </style:style>
    <style:style style:name="T561_4" style:family="text">
      <style:text-properties style:font-name="Verdana" fo:font-size="12pt" style:font-name-asian="Verdana" style:font-size-asian="12pt" style:font-name-complex="Verdana" style:font-size-complex="12pt"/>
    </style:style>
    <style:style style:name="T561_5" style:family="text">
      <style:text-properties style:font-name="Verdana" fo:font-size="12pt" style:font-name-asian="Verdana" style:font-size-asian="12pt" style:font-name-complex="Verdana" style:font-size-complex="12pt"/>
    </style:style>
    <style:style style:name="T561_6" style:family="text">
      <style:text-properties style:font-name="Verdana" fo:font-size="12pt" style:font-name-asian="Verdana" style:font-size-asian="12pt" style:font-name-complex="Verdana" style:font-size-complex="12pt"/>
    </style:style>
    <style:style style:name="T561_7" style:family="text">
      <style:text-properties style:font-name="Verdana" fo:font-size="12pt" style:font-name-asian="Verdana" style:font-size-asian="12pt" style:font-name-complex="Verdana" style:font-size-complex="12pt"/>
    </style:style>
    <style:style style:name="T561_8" style:family="text">
      <style:text-properties style:font-name="Verdana" fo:font-size="12pt" style:font-name-asian="Verdana" style:font-size-asian="12pt" style:font-name-complex="Verdana" style:font-size-complex="12pt"/>
    </style:style>
    <style:style style:name="T561_9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1_16" style:family="text">
      <style:text-properties style:font-name="Verdana" fo:font-size="12pt" style:font-name-asian="Verdana" style:font-size-asian="12pt" style:font-name-complex="Verdana" style:font-size-complex="12pt"/>
    </style:style>
    <style:style style:name="P562" style:family="paragraph" style:parent-style-name="Standard">
      <style:paragraph-properties fo:break-before="auto" fo:line-height="100%" fo:margin-top="0cm" style:writing-mode="lr-tb"/>
    </style:style>
    <style:style style:name="T562_1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" style:family="text">
      <style:text-properties style:font-name="Verdana" fo:font-size="12pt" style:font-name-asian="Verdana" style:font-size-asian="12pt" style:font-name-complex="Verdana" style:font-size-complex="12pt"/>
    </style:style>
    <style:style style:name="T562_3" style:family="text">
      <style:text-properties style:font-name="Verdana" fo:font-size="12pt" style:font-name-asian="Verdana" style:font-size-asian="12pt" style:font-name-complex="Verdana" style:font-size-complex="12pt"/>
    </style:style>
    <style:style style:name="T562_4" style:family="text">
      <style:text-properties style:font-name="Verdana" fo:font-size="12pt" style:font-name-asian="Verdana" style:font-size-asian="12pt" style:font-name-complex="Verdana" style:font-size-complex="12pt"/>
    </style:style>
    <style:style style:name="T562_5" style:family="text">
      <style:text-properties style:font-name="Verdana" fo:font-size="12pt" style:font-name-asian="Verdana" style:font-size-asian="12pt" style:font-name-complex="Verdana" style:font-size-complex="12pt"/>
    </style:style>
    <style:style style:name="T562_6" style:family="text">
      <style:text-properties style:font-name="Verdana" fo:font-size="12pt" style:font-name-asian="Verdana" style:font-size-asian="12pt" style:font-name-complex="Verdana" style:font-size-complex="12pt"/>
    </style:style>
    <style:style style:name="T562_7" style:family="text">
      <style:text-properties style:font-name="Verdana" fo:font-size="12pt" style:font-name-asian="Verdana" style:font-size-asian="12pt" style:font-name-complex="Verdana" style:font-size-complex="12pt"/>
    </style:style>
    <style:style style:name="T562_8" style:family="text">
      <style:text-properties style:font-name="Verdana" fo:font-size="12pt" style:font-name-asian="Verdana" style:font-size-asian="12pt" style:font-name-complex="Verdana" style:font-size-complex="12pt"/>
    </style:style>
    <style:style style:name="T562_9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2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4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5" style:family="text">
      <style:text-properties style:font-name="Verdana" fo:font-size="12pt" style:font-name-asian="Verdana" style:font-size-asian="12pt" style:font-name-complex="Verdana" style:font-size-complex="12pt"/>
    </style:style>
    <style:style style:name="T562_26" style:family="text">
      <style:text-properties style:font-name="Verdana" fo:font-size="12pt" style:font-name-asian="Verdana" style:font-size-asian="12pt" style:font-name-complex="Verdana" style:font-size-complex="12pt"/>
    </style:style>
    <style:style style:name="P563" style:family="paragraph" style:parent-style-name="Standard">
      <style:paragraph-properties fo:break-before="auto" fo:line-height="100%" fo:margin-top="0cm" style:writing-mode="lr-tb"/>
    </style:style>
    <style:style style:name="T563_1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" style:family="text">
      <style:text-properties style:font-name="Verdana" fo:font-size="12pt" style:font-name-asian="Verdana" style:font-size-asian="12pt" style:font-name-complex="Verdana" style:font-size-complex="12pt"/>
    </style:style>
    <style:style style:name="T563_3" style:family="text">
      <style:text-properties style:font-name="Verdana" fo:font-size="12pt" style:font-name-asian="Verdana" style:font-size-asian="12pt" style:font-name-complex="Verdana" style:font-size-complex="12pt"/>
    </style:style>
    <style:style style:name="T563_4" style:family="text">
      <style:text-properties style:font-name="Verdana" fo:font-size="12pt" style:font-name-asian="Verdana" style:font-size-asian="12pt" style:font-name-complex="Verdana" style:font-size-complex="12pt"/>
    </style:style>
    <style:style style:name="T563_5" style:family="text">
      <style:text-properties style:font-name="Verdana" fo:font-size="12pt" style:font-name-asian="Verdana" style:font-size-asian="12pt" style:font-name-complex="Verdana" style:font-size-complex="12pt"/>
    </style:style>
    <style:style style:name="T563_6" style:family="text">
      <style:text-properties style:font-name="Verdana" fo:font-size="12pt" style:font-name-asian="Verdana" style:font-size-asian="12pt" style:font-name-complex="Verdana" style:font-size-complex="12pt"/>
    </style:style>
    <style:style style:name="T563_7" style:family="text">
      <style:text-properties style:font-name="Verdana" fo:font-size="12pt" style:font-name-asian="Verdana" style:font-size-asian="12pt" style:font-name-complex="Verdana" style:font-size-complex="12pt"/>
    </style:style>
    <style:style style:name="T563_8" style:family="text">
      <style:text-properties style:font-name="Verdana" fo:font-size="12pt" style:font-name-asian="Verdana" style:font-size-asian="12pt" style:font-name-complex="Verdana" style:font-size-complex="12pt"/>
    </style:style>
    <style:style style:name="T563_9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3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3_24" style:family="text">
      <style:text-properties style:font-name="Verdana" fo:font-size="12pt" style:font-name-asian="Verdana" style:font-size-asian="12pt" style:font-name-complex="Verdana" style:font-size-complex="12pt"/>
    </style:style>
    <style:style style:name="P564" style:family="paragraph" style:parent-style-name="Standard">
      <style:paragraph-properties fo:break-before="auto" fo:line-height="100%" fo:margin-top="0cm" style:writing-mode="lr-tb"/>
    </style:style>
    <style:style style:name="T564_1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" style:family="text">
      <style:text-properties style:font-name="Verdana" fo:font-size="12pt" style:font-name-asian="Verdana" style:font-size-asian="12pt" style:font-name-complex="Verdana" style:font-size-complex="12pt"/>
    </style:style>
    <style:style style:name="T564_3" style:family="text">
      <style:text-properties style:font-name="Verdana" fo:font-size="12pt" style:font-name-asian="Verdana" style:font-size-asian="12pt" style:font-name-complex="Verdana" style:font-size-complex="12pt"/>
    </style:style>
    <style:style style:name="T564_4" style:family="text">
      <style:text-properties style:font-name="Verdana" fo:font-size="12pt" style:font-name-asian="Verdana" style:font-size-asian="12pt" style:font-name-complex="Verdana" style:font-size-complex="12pt"/>
    </style:style>
    <style:style style:name="T564_5" style:family="text">
      <style:text-properties style:font-name="Verdana" fo:font-size="12pt" style:font-name-asian="Verdana" style:font-size-asian="12pt" style:font-name-complex="Verdana" style:font-size-complex="12pt"/>
    </style:style>
    <style:style style:name="T564_6" style:family="text">
      <style:text-properties style:font-name="Verdana" fo:font-size="12pt" style:font-name-asian="Verdana" style:font-size-asian="12pt" style:font-name-complex="Verdana" style:font-size-complex="12pt"/>
    </style:style>
    <style:style style:name="T564_7" style:family="text">
      <style:text-properties style:font-name="Verdana" fo:font-size="12pt" style:font-name-asian="Verdana" style:font-size-asian="12pt" style:font-name-complex="Verdana" style:font-size-complex="12pt"/>
    </style:style>
    <style:style style:name="T564_8" style:family="text">
      <style:text-properties style:font-name="Verdana" fo:font-size="12pt" style:font-name-asian="Verdana" style:font-size-asian="12pt" style:font-name-complex="Verdana" style:font-size-complex="12pt"/>
    </style:style>
    <style:style style:name="T564_9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4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4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5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6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7" style:family="text">
      <style:text-properties style:font-name="Verdana" fo:font-size="12pt" style:font-name-asian="Verdana" style:font-size-asian="12pt" style:font-name-complex="Verdana" style:font-size-complex="12pt"/>
    </style:style>
    <style:style style:name="T564_28" style:family="text">
      <style:text-properties style:font-name="Verdana" fo:font-size="12pt" style:font-name-asian="Verdana" style:font-size-asian="12pt" style:font-name-complex="Verdana" style:font-size-complex="12pt"/>
    </style:style>
    <style:style style:name="P565" style:family="paragraph" style:parent-style-name="Standard">
      <style:paragraph-properties fo:break-before="auto" fo:line-height="100%" fo:margin-top="0cm" style:writing-mode="lr-tb"/>
    </style:style>
    <style:style style:name="T565_1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" style:family="text">
      <style:text-properties style:font-name="Verdana" fo:font-size="12pt" style:font-name-asian="Verdana" style:font-size-asian="12pt" style:font-name-complex="Verdana" style:font-size-complex="12pt"/>
    </style:style>
    <style:style style:name="T565_4" style:family="text">
      <style:text-properties style:font-name="Verdana" fo:font-size="12pt" style:font-name-asian="Verdana" style:font-size-asian="12pt" style:font-name-complex="Verdana" style:font-size-complex="12pt"/>
    </style:style>
    <style:style style:name="T565_5" style:family="text">
      <style:text-properties style:font-name="Verdana" fo:font-size="12pt" style:font-name-asian="Verdana" style:font-size-asian="12pt" style:font-name-complex="Verdana" style:font-size-complex="12pt"/>
    </style:style>
    <style:style style:name="T565_6" style:family="text">
      <style:text-properties style:font-name="Verdana" fo:font-size="12pt" style:font-name-asian="Verdana" style:font-size-asian="12pt" style:font-name-complex="Verdana" style:font-size-complex="12pt"/>
    </style:style>
    <style:style style:name="T565_7" style:family="text">
      <style:text-properties style:font-name="Verdana" fo:font-size="12pt" style:font-name-asian="Verdana" style:font-size-asian="12pt" style:font-name-complex="Verdana" style:font-size-complex="12pt"/>
    </style:style>
    <style:style style:name="T565_8" style:family="text">
      <style:text-properties style:font-name="Verdana" fo:font-size="12pt" style:font-name-asian="Verdana" style:font-size-asian="12pt" style:font-name-complex="Verdana" style:font-size-complex="12pt"/>
    </style:style>
    <style:style style:name="T565_9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5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4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5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6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7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8" style:family="text">
      <style:text-properties style:font-name="Verdana" fo:font-size="12pt" style:font-name-asian="Verdana" style:font-size-asian="12pt" style:font-name-complex="Verdana" style:font-size-complex="12pt"/>
    </style:style>
    <style:style style:name="T565_29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0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1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2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3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4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5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6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7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8" style:family="text">
      <style:text-properties style:font-name="Verdana" fo:font-size="12pt" style:font-name-asian="Verdana" style:font-size-asian="12pt" style:font-name-complex="Verdana" style:font-size-complex="12pt"/>
    </style:style>
    <style:style style:name="T565_39" style:family="text">
      <style:text-properties style:font-name="Verdana" fo:font-size="12pt" style:font-name-asian="Verdana" style:font-size-asian="12pt" style:font-name-complex="Verdana" style:font-size-complex="12pt"/>
    </style:style>
    <style:style style:name="T565_40" style:family="text">
      <style:text-properties style:font-name="Verdana" fo:font-size="12pt" style:font-name-asian="Verdana" style:font-size-asian="12pt" style:font-name-complex="Verdana" style:font-size-complex="12pt"/>
    </style:style>
    <style:style style:name="T565_41" style:family="text">
      <style:text-properties style:font-name="Verdana" fo:font-size="12pt" style:font-name-asian="Verdana" style:font-size-asian="12pt" style:font-name-complex="Verdana" style:font-size-complex="12pt"/>
    </style:style>
    <style:style style:name="T565_42" style:family="text">
      <style:text-properties style:font-name="Verdana" fo:font-size="12pt" style:font-name-asian="Verdana" style:font-size-asian="12pt" style:font-name-complex="Verdana" style:font-size-complex="12pt"/>
    </style:style>
    <style:style style:name="P566" style:family="paragraph" style:parent-style-name="Standard">
      <style:paragraph-properties fo:break-before="auto" fo:line-height="100%" fo:margin-top="0cm" style:writing-mode="lr-tb"/>
    </style:style>
    <style:style style:name="T566_1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" style:family="text">
      <style:text-properties style:font-name="Verdana" fo:font-size="12pt" style:font-name-asian="Verdana" style:font-size-asian="12pt" style:font-name-complex="Verdana" style:font-size-complex="12pt"/>
    </style:style>
    <style:style style:name="T566_3" style:family="text">
      <style:text-properties style:font-name="Verdana" fo:font-size="12pt" style:font-name-asian="Verdana" style:font-size-asian="12pt" style:font-name-complex="Verdana" style:font-size-complex="12pt"/>
    </style:style>
    <style:style style:name="T566_4" style:family="text">
      <style:text-properties style:font-name="Verdana" fo:font-size="12pt" style:font-name-asian="Verdana" style:font-size-asian="12pt" style:font-name-complex="Verdana" style:font-size-complex="12pt"/>
    </style:style>
    <style:style style:name="T566_5" style:family="text">
      <style:text-properties style:font-name="Verdana" fo:font-size="12pt" style:font-name-asian="Verdana" style:font-size-asian="12pt" style:font-name-complex="Verdana" style:font-size-complex="12pt"/>
    </style:style>
    <style:style style:name="T566_6" style:family="text">
      <style:text-properties style:font-name="Verdana" fo:font-size="12pt" style:font-name-asian="Verdana" style:font-size-asian="12pt" style:font-name-complex="Verdana" style:font-size-complex="12pt"/>
    </style:style>
    <style:style style:name="T566_7" style:family="text">
      <style:text-properties style:font-name="Verdana" fo:font-size="12pt" style:font-name-asian="Verdana" style:font-size-asian="12pt" style:font-name-complex="Verdana" style:font-size-complex="12pt"/>
    </style:style>
    <style:style style:name="T566_8" style:family="text">
      <style:text-properties style:font-name="Verdana" fo:font-size="12pt" style:font-name-asian="Verdana" style:font-size-asian="12pt" style:font-name-complex="Verdana" style:font-size-complex="12pt"/>
    </style:style>
    <style:style style:name="T566_9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6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4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5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6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7" style:family="text">
      <style:text-properties style:font-name="Verdana" fo:font-size="12pt" style:font-name-asian="Verdana" style:font-size-asian="12pt" style:font-name-complex="Verdana" style:font-size-complex="12pt"/>
    </style:style>
    <style:style style:name="T566_28" style:family="text">
      <style:text-properties style:font-name="Verdana" fo:font-size="12pt" style:font-name-asian="Verdana" style:font-size-asian="12pt" style:font-name-complex="Verdana" style:font-size-complex="12pt"/>
    </style:style>
    <style:style style:name="P567" style:family="paragraph" style:parent-style-name="Standard">
      <style:paragraph-properties fo:break-before="auto" fo:line-height="100%" fo:margin-top="0cm" fo:margin-bottom="0cm" style:writing-mode="lr-tb"/>
    </style:style>
    <style:style style:name="T567_1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" style:family="text">
      <style:text-properties style:font-name="Verdana" fo:font-size="12pt" style:font-name-asian="Verdana" style:font-size-asian="12pt" style:font-name-complex="Verdana" style:font-size-complex="12pt"/>
    </style:style>
    <style:style style:name="T567_4" style:family="text">
      <style:text-properties style:font-name="Verdana" fo:font-size="12pt" style:font-name-asian="Verdana" style:font-size-asian="12pt" style:font-name-complex="Verdana" style:font-size-complex="12pt"/>
    </style:style>
    <style:style style:name="T567_5" style:family="text">
      <style:text-properties style:font-name="Verdana" fo:font-size="12pt" style:font-name-asian="Verdana" style:font-size-asian="12pt" style:font-name-complex="Verdana" style:font-size-complex="12pt"/>
    </style:style>
    <style:style style:name="T567_6" style:family="text">
      <style:text-properties style:font-name="Verdana" fo:font-size="12pt" style:font-name-asian="Verdana" style:font-size-asian="12pt" style:font-name-complex="Verdana" style:font-size-complex="12pt"/>
    </style:style>
    <style:style style:name="T567_7" style:family="text">
      <style:text-properties style:font-name="Verdana" fo:font-size="12pt" style:font-name-asian="Verdana" style:font-size-asian="12pt" style:font-name-complex="Verdana" style:font-size-complex="12pt"/>
    </style:style>
    <style:style style:name="T567_8" style:family="text">
      <style:text-properties style:font-name="Verdana" fo:font-size="12pt" style:font-name-asian="Verdana" style:font-size-asian="12pt" style:font-name-complex="Verdana" style:font-size-complex="12pt"/>
    </style:style>
    <style:style style:name="T567_9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3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4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5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6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7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8" style:family="text">
      <style:text-properties style:font-name="Verdana" fo:font-size="12pt" style:font-name-asian="Verdana" style:font-size-asian="12pt" style:font-name-complex="Verdana" style:font-size-complex="12pt"/>
    </style:style>
    <style:style style:name="T567_19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0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1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2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3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4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5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6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7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8" style:family="text">
      <style:text-properties style:font-name="Verdana" fo:font-size="12pt" style:font-name-asian="Verdana" style:font-size-asian="12pt" style:font-name-complex="Verdana" style:font-size-complex="12pt"/>
    </style:style>
    <style:style style:name="T567_29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0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1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2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3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4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5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6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7" style:family="text">
      <style:text-properties style:font-name="Verdana" fo:font-size="12pt" style:font-name-asian="Verdana" style:font-size-asian="12pt" style:font-name-complex="Verdana" style:font-size-complex="12pt"/>
    </style:style>
    <style:style style:name="T567_38" style:family="text">
      <style:text-properties style:font-name="Verdana" fo:font-size="12pt" style:font-name-asian="Verdana" style:font-size-asian="12pt" style:font-name-complex="Verdana" style:font-size-complex="12pt"/>
    </style:style>
    <style:style style:name="P56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69" style:family="paragraph" style:parent-style-name="Standard">
      <style:paragraph-properties fo:break-before="auto" fo:line-height="100%" fo:margin-bottom="0.212cm" style:writing-mode="lr-tb"/>
    </style:style>
    <style:style style:name="T56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69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570" style:family="paragraph" style:parent-style-name="Standard">
      <style:paragraph-properties fo:break-before="auto" fo:line-height="100%" fo:margin-top="0cm" style:writing-mode="lr-tb"/>
    </style:style>
    <style:style style:name="T570_1" style:family="text">
      <style:text-properties style:font-name="Verdana" fo:font-size="12pt" style:font-name-asian="Verdana" style:font-size-asian="12pt" style:font-name-complex="Verdana" style:font-size-complex="12pt"/>
    </style:style>
    <style:style style:name="T570_2" style:family="text">
      <style:text-properties style:font-name="Verdana" fo:font-size="12pt" style:font-name-asian="Verdana" style:font-size-asian="12pt" style:font-name-complex="Verdana" style:font-size-complex="12pt"/>
    </style:style>
    <style:style style:name="T570_3" style:family="text">
      <style:text-properties style:font-name="Verdana" fo:font-size="12pt" style:font-name-asian="Verdana" style:font-size-asian="12pt" style:font-name-complex="Verdana" style:font-size-complex="12pt"/>
    </style:style>
    <style:style style:name="T570_4" style:family="text">
      <style:text-properties style:font-name="Verdana" fo:font-size="12pt" style:font-name-asian="Verdana" style:font-size-asian="12pt" style:font-name-complex="Verdana" style:font-size-complex="12pt"/>
    </style:style>
    <style:style style:name="T570_5" style:family="text">
      <style:text-properties style:font-name="Verdana" fo:font-size="12pt" style:font-name-asian="Verdana" style:font-size-asian="12pt" style:font-name-complex="Verdana" style:font-size-complex="12pt"/>
    </style:style>
    <style:style style:name="T570_6" style:family="text">
      <style:text-properties style:font-name="Verdana" fo:font-size="12pt" style:font-name-asian="Verdana" style:font-size-asian="12pt" style:font-name-complex="Verdana" style:font-size-complex="12pt"/>
    </style:style>
    <style:style style:name="T570_7" style:family="text">
      <style:text-properties style:font-name="Verdana" fo:font-size="12pt" style:font-name-asian="Verdana" style:font-size-asian="12pt" style:font-name-complex="Verdana" style:font-size-complex="12pt"/>
    </style:style>
    <style:style style:name="T570_8" style:family="text">
      <style:text-properties style:font-name="Verdana" fo:font-size="12pt" style:font-name-asian="Verdana" style:font-size-asian="12pt" style:font-name-complex="Verdana" style:font-size-complex="12pt"/>
    </style:style>
    <style:style style:name="T570_9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7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70_20" style:family="text">
      <style:text-properties style:font-name="Verdana" fo:font-size="12pt" style:font-name-asian="Verdana" style:font-size-asian="12pt" style:font-name-complex="Verdana" style:font-size-complex="12pt"/>
    </style:style>
    <style:style style:name="P571" style:family="paragraph" style:parent-style-name="Heading_20_2">
      <style:paragraph-properties fo:break-before="auto" fo:line-height="138%" fo:margin-top="0.635cm" fo:margin-bottom="0.141cm" style:writing-mode="lr-tb"/>
    </style:style>
    <style:style style:name="T571_1" style:family="text">
      <style:text-properties style:font-name="Arial" fo:font-size="14pt" style:font-name-asian="Arial" style:font-size-asian="14pt" style:font-name-complex="Arial" style:font-size-complex="14pt"/>
    </style:style>
    <style:style style:name="T571_2" style:family="text">
      <style:text-properties style:font-name="Arial" fo:font-size="14pt" style:font-name-asian="Arial" style:font-size-asian="14pt" style:font-name-complex="Arial" style:font-size-complex="14pt"/>
    </style:style>
    <style:style style:name="T571_3" style:family="text">
      <style:text-properties style:font-name="Arial" fo:font-size="14pt" style:font-name-asian="Arial" style:font-size-asian="14pt" style:font-name-complex="Arial" style:font-size-complex="14pt"/>
    </style:style>
    <style:style style:name="T571_4" style:family="text">
      <style:text-properties style:font-name="Arial" fo:font-size="14pt" style:font-name-asian="Arial" style:font-size-asian="14pt" style:font-name-complex="Arial" style:font-size-complex="14pt"/>
    </style:style>
    <style:style style:name="T571_5" style:family="text">
      <style:text-properties style:font-name="Arial" fo:font-size="14pt" style:font-name-asian="Arial" style:font-size-asian="14pt" style:font-name-complex="Arial" style:font-size-complex="14pt"/>
    </style:style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>
      <style:text-properties fo:font-style="italic" style:font-style-asian="italic" style:font-style-complex="italic"/>
    </style:style>
    <style:style style:name="T572_2" style:family="text">
      <style:text-properties fo:font-style="italic" style:font-style-asian="italic" style:font-style-complex="italic"/>
    </style:style>
    <style:style style:name="T572_3" style:family="text">
      <style:text-properties fo:font-style="italic" style:font-style-asian="italic" style:font-style-complex="italic"/>
    </style:style>
    <style:style style:name="T572_4" style:family="text">
      <style:text-properties fo:font-style="italic" style:font-style-asian="italic" style:font-style-complex="italic"/>
    </style:style>
    <style:style style:name="T572_5" style:family="text">
      <style:text-properties fo:font-style="italic" style:font-style-asian="italic" style:font-style-complex="italic"/>
    </style:style>
    <style:style style:name="T572_6" style:family="text">
      <style:text-properties fo:font-style="italic" style:font-style-asian="italic" style:font-style-complex="italic"/>
    </style:style>
    <style:style style:name="P573" style:family="paragraph" style:parent-style-name="Standard">
      <style:paragraph-properties fo:break-before="auto" fo:line-height="115%" style:writing-mode="lr-tb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/>
    <style:style style:name="T574_19" style:family="text"/>
    <style:style style:name="T574_20" style:family="text"/>
    <style:style style:name="T574_21" style:family="text"/>
    <style:style style:name="T574_22" style:family="text"/>
    <style:style style:name="T574_23" style:family="text"/>
    <style:style style:name="T574_24" style:family="text"/>
    <style:style style:name="T574_25" style:family="text"/>
    <style:style style:name="T574_26" style:family="text"/>
    <style:style style:name="T574_27" style:family="text"/>
    <style:style style:name="T574_28" style:family="text"/>
    <style:style style:name="T574_29" style:family="text"/>
    <style:style style:name="T574_30" style:family="text"/>
    <style:style style:name="T574_31" style:family="text"/>
    <style:style style:name="T574_32" style:family="text"/>
    <style:style style:name="T574_33" style:family="text"/>
    <style:style style:name="T574_34" style:family="text"/>
    <style:style style:name="T574_35" style:family="text"/>
    <style:style style:name="T574_36" style:family="text"/>
    <style:style style:name="T574_37" style:family="text"/>
    <style:style style:name="T574_38" style:family="text"/>
    <style:style style:name="T574_39" style:family="text"/>
    <style:style style:name="T574_40" style:family="text"/>
    <style:style style:name="T574_41" style:family="text"/>
    <style:style style:name="T574_42" style:family="text"/>
    <style:style style:name="T574_43" style:family="text"/>
    <style:style style:name="T574_44" style:family="text"/>
    <style:style style:name="T574_45" style:family="text"/>
    <style:style style:name="T574_46" style:family="text"/>
    <style:style style:name="T574_47" style:family="text"/>
    <style:style style:name="T574_48" style:family="text"/>
    <style:style style:name="T574_49" style:family="text"/>
    <style:style style:name="T574_50" style:family="text"/>
    <style:style style:name="T574_51" style:family="text"/>
    <style:style style:name="T574_52" style:family="text"/>
    <style:style style:name="T574_53" style:family="text"/>
    <style:style style:name="T574_54" style:family="text"/>
    <style:style style:name="T574_55" style:family="text"/>
    <style:style style:name="T574_56" style:family="text"/>
    <style:style style:name="T574_57" style:family="text"/>
    <style:style style:name="T574_58" style:family="text"/>
    <style:style style:name="T574_59" style:family="text"/>
    <style:style style:name="T574_60" style:family="text"/>
    <style:style style:name="T574_61" style:family="text"/>
    <style:style style:name="T574_62" style:family="text"/>
    <style:style style:name="T574_63" style:family="text"/>
    <style:style style:name="T574_64" style:family="text"/>
    <style:style style:name="T574_65" style:family="text"/>
    <style:style style:name="T574_66" style:family="text"/>
    <style:style style:name="T574_67" style:family="text"/>
    <style:style style:name="T574_68" style:family="text"/>
    <style:style style:name="T574_69" style:family="text"/>
    <style:style style:name="T574_70" style:family="text"/>
    <style:style style:name="T574_71" style:family="text"/>
    <style:style style:name="T574_72" style:family="text"/>
    <style:style style:name="T574_73" style:family="text"/>
    <style:style style:name="T574_74" style:family="text"/>
    <style:style style:name="T574_75" style:family="text"/>
    <style:style style:name="T574_76" style:family="text"/>
    <style:style style:name="T574_77" style:family="text"/>
    <style:style style:name="T574_78" style:family="text"/>
    <style:style style:name="T574_79" style:family="text"/>
    <style:style style:name="T574_80" style:family="text"/>
    <style:style style:name="T574_81" style:family="text"/>
    <style:style style:name="T574_82" style:family="text"/>
    <style:style style:name="T574_83" style:family="text"/>
    <style:style style:name="T574_84" style:family="text"/>
    <style:style style:name="T574_85" style:family="text"/>
    <style:style style:name="T574_86" style:family="text"/>
    <style:style style:name="T574_87" style:family="text"/>
    <style:style style:name="T574_88" style:family="text"/>
    <style:style style:name="T574_89" style:family="text"/>
    <style:style style:name="T574_90" style:family="text"/>
    <style:style style:name="T574_91" style:family="text"/>
    <style:style style:name="T574_92" style:family="text"/>
    <style:style style:name="T574_93" style:family="text"/>
    <style:style style:name="T574_94" style:family="text"/>
    <style:style style:name="T574_95" style:family="text"/>
    <style:style style:name="T574_96" style:family="text"/>
    <style:style style:name="T574_97" style:family="text"/>
    <style:style style:name="T574_98" style:family="text"/>
    <style:style style:name="T574_99" style:family="text"/>
    <style:style style:name="T574_100" style:family="text"/>
    <style:style style:name="T574_101" style:family="text"/>
    <style:style style:name="T574_102" style:family="text"/>
    <style:style style:name="T574_103" style:family="text"/>
    <style:style style:name="T574_104" style:family="text"/>
    <style:style style:name="T574_105" style:family="text"/>
    <style:style style:name="T574_106" style:family="text"/>
    <style:style style:name="T574_107" style:family="text"/>
    <style:style style:name="T574_108" style:family="text"/>
    <style:style style:name="T574_109" style:family="text"/>
    <style:style style:name="T574_110" style:family="text"/>
    <style:style style:name="T574_111" style:family="text"/>
    <style:style style:name="T574_112" style:family="text"/>
    <style:style style:name="T574_113" style:family="text"/>
    <style:style style:name="T574_114" style:family="text"/>
    <style:style style:name="T574_115" style:family="text"/>
    <style:style style:name="T574_116" style:family="text"/>
    <style:style style:name="T574_117" style:family="text"/>
    <style:style style:name="T574_118" style:family="text"/>
    <style:style style:name="T574_119" style:family="text"/>
    <style:style style:name="T574_120" style:family="text"/>
    <style:style style:name="T574_121" style:family="text"/>
    <style:style style:name="T574_122" style:family="text"/>
    <style:style style:name="T574_123" style:family="text"/>
    <style:style style:name="T574_124" style:family="text"/>
    <style:style style:name="T574_125" style:family="text"/>
    <style:style style:name="T574_126" style:family="text"/>
    <style:style style:name="T574_127" style:family="text"/>
    <style:style style:name="T574_128" style:family="text"/>
    <style:style style:name="T574_129" style:family="text"/>
    <style:style style:name="T574_130" style:family="text"/>
    <style:style style:name="T574_131" style:family="text"/>
    <style:style style:name="T574_132" style:family="text"/>
    <style:style style:name="T574_133" style:family="text"/>
    <style:style style:name="T574_134" style:family="text"/>
    <style:style style:name="T574_135" style:family="text"/>
    <style:style style:name="T574_136" style:family="text"/>
    <style:style style:name="T574_137" style:family="text"/>
    <style:style style:name="T574_138" style:family="text"/>
    <style:style style:name="T574_139" style:family="text"/>
    <style:style style:name="T574_140" style:family="text"/>
    <style:style style:name="T574_141" style:family="text"/>
    <style:style style:name="T574_142" style:family="text"/>
    <style:style style:name="T574_143" style:family="text"/>
    <style:style style:name="T574_144" style:family="text"/>
    <style:style style:name="T574_145" style:family="text"/>
    <style:style style:name="T574_146" style:family="text"/>
    <style:style style:name="T574_147" style:family="text"/>
    <style:style style:name="T574_148" style:family="text"/>
    <style:style style:name="T574_149" style:family="text"/>
    <style:style style:name="T574_150" style:family="text"/>
    <style:style style:name="T574_151" style:family="text"/>
    <style:style style:name="T574_152" style:family="text"/>
    <style:style style:name="T574_153" style:family="text"/>
    <style:style style:name="T574_154" style:family="text"/>
    <style:style style:name="T574_155" style:family="text"/>
    <style:style style:name="T574_156" style:family="text"/>
    <style:style style:name="T574_157" style:family="text"/>
    <style:style style:name="T574_158" style:family="text"/>
    <style:style style:name="T574_159" style:family="text"/>
    <style:style style:name="T574_160" style:family="text"/>
    <style:style style:name="T574_161" style:family="text"/>
    <style:style style:name="T574_162" style:family="text"/>
    <style:style style:name="T574_163" style:family="text"/>
    <style:style style:name="T574_164" style:family="text"/>
    <style:style style:name="T574_165" style:family="text"/>
    <style:style style:name="T574_166" style:family="text"/>
    <style:style style:name="T574_167" style:family="text"/>
    <style:style style:name="T574_168" style:family="text"/>
    <style:style style:name="T574_169" style:family="text"/>
    <style:style style:name="T574_170" style:family="text"/>
    <style:style style:name="T574_171" style:family="text"/>
    <style:style style:name="T574_172" style:family="text"/>
    <style:style style:name="T574_173" style:family="text"/>
    <style:style style:name="T574_174" style:family="text"/>
    <style:style style:name="T574_175" style:family="text"/>
    <style:style style:name="T574_176" style:family="text"/>
    <style:style style:name="T574_177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T575_38" style:family="text"/>
    <style:style style:name="T575_39" style:family="text"/>
    <style:style style:name="T575_40" style:family="text"/>
    <style:style style:name="T575_41" style:family="text"/>
    <style:style style:name="T575_42" style:family="text"/>
    <style:style style:name="T575_43" style:family="text"/>
    <style:style style:name="T575_44" style:family="text"/>
    <style:style style:name="T575_45" style:family="text"/>
    <style:style style:name="T575_46" style:family="text"/>
    <style:style style:name="T575_47" style:family="text"/>
    <style:style style:name="T575_48" style:family="text"/>
    <style:style style:name="T575_49" style:family="text"/>
    <style:style style:name="T575_50" style:family="text"/>
    <style:style style:name="T575_51" style:family="text"/>
    <style:style style:name="T575_52" style:family="text"/>
    <style:style style:name="T575_53" style:family="text"/>
    <style:style style:name="T575_54" style:family="text"/>
    <style:style style:name="T575_55" style:family="text"/>
    <style:style style:name="T575_56" style:family="text"/>
    <style:style style:name="T575_57" style:family="text"/>
    <style:style style:name="T575_58" style:family="text"/>
    <style:style style:name="T575_59" style:family="text"/>
    <style:style style:name="T575_60" style:family="text"/>
    <style:style style:name="T575_61" style:family="text"/>
    <style:style style:name="T575_62" style:family="text"/>
    <style:style style:name="T575_63" style:family="text"/>
    <style:style style:name="T575_64" style:family="text"/>
    <style:style style:name="T575_65" style:family="text"/>
    <style:style style:name="T575_66" style:family="text"/>
    <style:style style:name="T575_67" style:family="text"/>
    <style:style style:name="T575_68" style:family="text"/>
    <style:style style:name="T575_69" style:family="text"/>
    <style:style style:name="T575_70" style:family="text"/>
    <style:style style:name="T575_71" style:family="text"/>
    <style:style style:name="T575_72" style:family="text"/>
    <style:style style:name="T575_73" style:family="text"/>
    <style:style style:name="T575_74" style:family="text"/>
    <style:style style:name="T575_75" style:family="text"/>
    <style:style style:name="T575_76" style:family="text"/>
    <style:style style:name="T575_77" style:family="text"/>
    <style:style style:name="T575_78" style:family="text"/>
    <style:style style:name="T575_79" style:family="text"/>
    <style:style style:name="T575_80" style:family="text"/>
    <style:style style:name="T575_81" style:family="text"/>
    <style:style style:name="T575_82" style:family="text"/>
    <style:style style:name="T575_83" style:family="text"/>
    <style:style style:name="T575_84" style:family="text"/>
    <style:style style:name="T575_85" style:family="text"/>
    <style:style style:name="T575_86" style:family="text"/>
    <style:style style:name="T575_87" style:family="text"/>
    <style:style style:name="T575_88" style:family="text"/>
    <style:style style:name="T575_89" style:family="text"/>
    <style:style style:name="T575_90" style:family="text"/>
    <style:style style:name="T575_91" style:family="text"/>
    <style:style style:name="T575_92" style:family="text"/>
    <style:style style:name="T575_93" style:family="text"/>
    <style:style style:name="T575_94" style:family="text"/>
    <style:style style:name="T575_95" style:family="text"/>
    <style:style style:name="T575_96" style:family="text"/>
    <style:style style:name="T575_97" style:family="text"/>
    <style:style style:name="T575_98" style:family="text"/>
    <style:style style:name="T575_99" style:family="text"/>
    <style:style style:name="T575_100" style:family="text"/>
    <style:style style:name="T575_101" style:family="text"/>
    <style:style style:name="T575_102" style:family="text"/>
    <style:style style:name="T575_103" style:family="text"/>
    <style:style style:name="T575_104" style:family="text"/>
    <style:style style:name="T575_105" style:family="text"/>
    <style:style style:name="T575_106" style:family="text"/>
    <style:style style:name="T575_107" style:family="text"/>
    <style:style style:name="T575_108" style:family="text"/>
    <style:style style:name="T575_109" style:family="text"/>
    <style:style style:name="T575_110" style:family="text"/>
    <style:style style:name="T575_111" style:family="text"/>
    <style:style style:name="T575_112" style:family="text"/>
    <style:style style:name="T575_113" style:family="text"/>
    <style:style style:name="T575_114" style:family="text"/>
    <style:style style:name="T575_115" style:family="text"/>
    <style:style style:name="T575_116" style:family="text"/>
    <style:style style:name="T575_117" style:family="text"/>
    <style:style style:name="T575_118" style:family="text"/>
    <style:style style:name="T575_119" style:family="text"/>
    <style:style style:name="T575_120" style:family="text"/>
    <style:style style:name="T575_121" style:family="text"/>
    <style:style style:name="T575_122" style:family="text"/>
    <style:style style:name="T575_123" style:family="text"/>
    <style:style style:name="T575_124" style:family="text"/>
    <style:style style:name="T575_125" style:family="text"/>
    <style:style style:name="T575_126" style:family="text"/>
    <style:style style:name="T575_127" style:family="text"/>
    <style:style style:name="T575_128" style:family="text"/>
    <style:style style:name="T575_129" style:family="text"/>
    <style:style style:name="T575_130" style:family="text"/>
    <style:style style:name="T575_131" style:family="text"/>
    <style:style style:name="T575_132" style:family="text"/>
    <style:style style:name="T575_133" style:family="text"/>
    <style:style style:name="T575_134" style:family="text"/>
    <style:style style:name="T575_135" style:family="text"/>
    <style:style style:name="T575_136" style:family="text"/>
    <style:style style:name="T575_137" style:family="text"/>
    <style:style style:name="T575_138" style:family="text"/>
    <style:style style:name="T575_139" style:family="text"/>
    <style:style style:name="T575_140" style:family="text"/>
    <style:style style:name="T575_141" style:family="text"/>
    <style:style style:name="T575_142" style:family="text"/>
    <style:style style:name="T575_143" style:family="text"/>
    <style:style style:name="T575_144" style:family="text"/>
    <style:style style:name="T575_145" style:family="text"/>
    <style:style style:name="T575_146" style:family="text"/>
    <style:style style:name="T575_147" style:family="text"/>
    <style:style style:name="T575_148" style:family="text"/>
    <style:style style:name="T575_149" style:family="text"/>
    <style:style style:name="T575_150" style:family="text"/>
    <style:style style:name="T575_151" style:family="text"/>
    <style:style style:name="T575_152" style:family="text"/>
    <style:style style:name="T575_153" style:family="text"/>
    <style:style style:name="T575_154" style:family="text"/>
    <style:style style:name="T575_155" style:family="text"/>
    <style:style style:name="T575_156" style:family="text"/>
    <style:style style:name="T575_157" style:family="text"/>
    <style:style style:name="T575_158" style:family="text"/>
    <style:style style:name="T575_159" style:family="text"/>
    <style:style style:name="T575_160" style:family="text"/>
    <style:style style:name="T575_161" style:family="text"/>
    <style:style style:name="T575_162" style:family="text"/>
    <style:style style:name="T575_163" style:family="text"/>
    <style:style style:name="T575_164" style:family="text"/>
    <style:style style:name="T575_165" style:family="text"/>
    <style:style style:name="T575_166" style:family="text"/>
    <style:style style:name="T575_167" style:family="text"/>
    <style:style style:name="T575_168" style:family="text"/>
    <style:style style:name="T575_169" style:family="text"/>
    <style:style style:name="T575_170" style:family="text"/>
    <style:style style:name="T575_171" style:family="text"/>
    <style:style style:name="T575_172" style:family="text"/>
    <style:style style:name="T575_173" style:family="text"/>
    <style:style style:name="T575_174" style:family="text"/>
    <style:style style:name="T575_175" style:family="text"/>
    <style:style style:name="T575_176" style:family="text"/>
    <style:style style:name="T575_177" style:family="text"/>
    <style:style style:name="T575_178" style:family="text"/>
    <style:style style:name="T575_179" style:family="text"/>
    <style:style style:name="T575_180" style:family="text"/>
    <style:style style:name="T575_181" style:family="text"/>
    <style:style style:name="T575_182" style:family="text"/>
    <style:style style:name="T575_183" style:family="text"/>
    <style:style style:name="T575_184" style:family="text"/>
    <style:style style:name="T575_185" style:family="text"/>
    <style:style style:name="T575_186" style:family="text"/>
    <style:style style:name="T575_187" style:family="text"/>
    <style:style style:name="T575_188" style:family="text"/>
    <style:style style:name="T575_189" style:family="text"/>
    <style:style style:name="T575_190" style:family="text"/>
    <style:style style:name="T575_191" style:family="text"/>
    <style:style style:name="T575_192" style:family="text"/>
    <style:style style:name="T575_193" style:family="text"/>
    <style:style style:name="T575_194" style:family="text"/>
    <style:style style:name="T575_195" style:family="text"/>
    <style:style style:name="T575_196" style:family="text"/>
    <style:style style:name="T575_197" style:family="text"/>
    <style:style style:name="T575_198" style:family="text"/>
    <style:style style:name="T575_199" style:family="text"/>
    <style:style style:name="T575_200" style:family="text"/>
    <style:style style:name="T575_201" style:family="text"/>
    <style:style style:name="P576" style:family="paragraph" style:parent-style-name="Standard">
      <style:paragraph-properties fo:break-before="auto" fo:line-height="115%" style:writing-mode="lr-tb"/>
    </style:style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>
      <style:text-properties fo:font-style="italic" style:font-style-asian="italic" style:font-style-complex="italic"/>
    </style:style>
    <style:style style:name="T577_2" style:family="text">
      <style:text-properties fo:font-style="italic" style:font-style-asian="italic" style:font-style-complex="italic"/>
    </style:style>
    <style:style style:name="T577_3" style:family="text">
      <style:text-properties fo:font-style="italic" style:font-style-asian="italic" style:font-style-complex="italic"/>
    </style:style>
    <style:style style:name="T577_4" style:family="text">
      <style:text-properties fo:font-style="italic" style:font-style-asian="italic" style:font-style-complex="italic"/>
    </style:style>
    <style:style style:name="T577_5" style:family="text">
      <style:text-properties fo:font-style="italic" style:font-style-asian="italic" style:font-style-complex="italic"/>
    </style:style>
    <style:style style:name="T577_6" style:family="text">
      <style:text-properties fo:font-style="italic" style:font-style-asian="italic" style:font-style-complex="italic"/>
    </style:style>
    <style:style style:name="T577_7" style:family="text">
      <style:text-properties fo:font-style="italic" style:font-style-asian="italic" style:font-style-complex="italic"/>
    </style:style>
    <style:style style:name="T577_8" style:family="text">
      <style:text-properties fo:font-style="italic" style:font-style-asian="italic" style:font-style-complex="italic"/>
    </style:style>
    <style:style style:name="P57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T579_19" style:family="text"/>
    <style:style style:name="T579_20" style:family="text"/>
    <style:style style:name="T579_21" style:family="text"/>
    <style:style style:name="T579_22" style:family="text"/>
    <style:style style:name="T579_23" style:family="text"/>
    <style:style style:name="T579_24" style:family="text"/>
    <style:style style:name="T579_25" style:family="text"/>
    <style:style style:name="T579_26" style:family="text"/>
    <style:style style:name="T579_27" style:family="text"/>
    <style:style style:name="T579_28" style:family="text"/>
    <style:style style:name="T579_29" style:family="text"/>
    <style:style style:name="T579_30" style:family="text"/>
    <style:style style:name="T579_31" style:family="text"/>
    <style:style style:name="T579_32" style:family="text"/>
    <style:style style:name="T579_33" style:family="text"/>
    <style:style style:name="T579_34" style:family="text"/>
    <style:style style:name="T579_35" style:family="text"/>
    <style:style style:name="T579_36" style:family="text"/>
    <style:style style:name="T579_37" style:family="text"/>
    <style:style style:name="T579_38" style:family="text"/>
    <style:style style:name="T579_39" style:family="text"/>
    <style:style style:name="T579_40" style:family="text"/>
    <style:style style:name="T579_41" style:family="text"/>
    <style:style style:name="T579_42" style:family="text"/>
    <style:style style:name="T579_43" style:family="text"/>
    <style:style style:name="T579_44" style:family="text"/>
    <style:style style:name="T579_45" style:family="text"/>
    <style:style style:name="T579_46" style:family="text"/>
    <style:style style:name="T579_47" style:family="text"/>
    <style:style style:name="T579_48" style:family="text"/>
    <style:style style:name="T579_49" style:family="text"/>
    <style:style style:name="T579_50" style:family="text"/>
    <style:style style:name="T579_51" style:family="text"/>
    <style:style style:name="T579_52" style:family="text"/>
    <style:style style:name="T579_53" style:family="text"/>
    <style:style style:name="T579_54" style:family="text"/>
    <style:style style:name="T579_55" style:family="text"/>
    <style:style style:name="T579_56" style:family="text"/>
    <style:style style:name="T579_57" style:family="text"/>
    <style:style style:name="T579_58" style:family="text"/>
    <style:style style:name="T579_59" style:family="text"/>
    <style:style style:name="T579_60" style:family="text"/>
    <style:style style:name="T579_61" style:family="text"/>
    <style:style style:name="T579_62" style:family="text"/>
    <style:style style:name="T579_63" style:family="text"/>
    <style:style style:name="T579_64" style:family="text"/>
    <style:style style:name="T579_65" style:family="text"/>
    <style:style style:name="T579_66" style:family="text"/>
    <style:style style:name="T579_67" style:family="text"/>
    <style:style style:name="T579_68" style:family="text"/>
    <style:style style:name="T579_69" style:family="text"/>
    <style:style style:name="T579_70" style:family="text"/>
    <style:style style:name="T579_71" style:family="text"/>
    <style:style style:name="T579_72" style:family="text"/>
    <style:style style:name="T579_73" style:family="text"/>
    <style:style style:name="T579_74" style:family="text"/>
    <style:style style:name="T579_75" style:family="text"/>
    <style:style style:name="T579_76" style:family="text"/>
    <style:style style:name="T579_77" style:family="text"/>
    <style:style style:name="T579_78" style:family="text"/>
    <style:style style:name="T579_79" style:family="text"/>
    <style:style style:name="T579_80" style:family="text"/>
    <style:style style:name="T579_81" style:family="text"/>
    <style:style style:name="T579_82" style:family="text"/>
    <style:style style:name="T579_83" style:family="text"/>
    <style:style style:name="T579_84" style:family="text"/>
    <style:style style:name="T579_85" style:family="text"/>
    <style:style style:name="T579_86" style:family="text"/>
    <style:style style:name="T579_87" style:family="text"/>
    <style:style style:name="T579_88" style:family="text"/>
    <style:style style:name="T579_89" style:family="text"/>
    <style:style style:name="T579_90" style:family="text"/>
    <style:style style:name="T579_91" style:family="text"/>
    <style:style style:name="T579_92" style:family="text"/>
    <style:style style:name="T579_93" style:family="text"/>
    <style:style style:name="T579_94" style:family="text"/>
    <style:style style:name="T579_95" style:family="text"/>
    <style:style style:name="T579_96" style:family="text"/>
    <style:style style:name="T579_97" style:family="text"/>
    <style:style style:name="T579_98" style:family="text"/>
    <style:style style:name="T579_99" style:family="text"/>
    <style:style style:name="T579_100" style:family="text"/>
    <style:style style:name="T579_101" style:family="text"/>
    <style:style style:name="T579_102" style:family="text"/>
    <style:style style:name="T579_103" style:family="text"/>
    <style:style style:name="T579_104" style:family="text"/>
    <style:style style:name="T579_105" style:family="text"/>
    <style:style style:name="T579_106" style:family="text"/>
    <style:style style:name="T579_107" style:family="text"/>
    <style:style style:name="T579_108" style:family="text"/>
    <style:style style:name="T579_109" style:family="text"/>
    <style:style style:name="T579_110" style:family="text"/>
    <style:style style:name="T579_111" style:family="text"/>
    <style:style style:name="T579_112" style:family="text"/>
    <style:style style:name="T579_113" style:family="text"/>
    <style:style style:name="T579_114" style:family="text"/>
    <style:style style:name="T579_115" style:family="text"/>
    <style:style style:name="T579_116" style:family="text"/>
    <style:style style:name="T579_117" style:family="text"/>
    <style:style style:name="T579_118" style:family="text"/>
    <style:style style:name="T579_119" style:family="text"/>
    <style:style style:name="T579_120" style:family="text"/>
    <style:style style:name="T579_121" style:family="text"/>
    <style:style style:name="T579_122" style:family="text"/>
    <style:style style:name="T579_123" style:family="text"/>
    <style:style style:name="T579_124" style:family="text"/>
    <style:style style:name="T579_125" style:family="text"/>
    <style:style style:name="T579_126" style:family="text"/>
    <style:style style:name="T579_127" style:family="text"/>
    <style:style style:name="T579_128" style:family="text"/>
    <style:style style:name="T579_129" style:family="text"/>
    <style:style style:name="T579_130" style:family="text"/>
    <style:style style:name="T579_131" style:family="text"/>
    <style:style style:name="T579_132" style:family="text"/>
    <style:style style:name="T579_133" style:family="text"/>
    <style:style style:name="T579_134" style:family="text"/>
    <style:style style:name="T579_135" style:family="text"/>
    <style:style style:name="T579_136" style:family="text"/>
    <style:style style:name="T579_137" style:family="text"/>
    <style:style style:name="T579_138" style:family="text"/>
    <style:style style:name="T579_139" style:family="text"/>
    <style:style style:name="T579_140" style:family="text"/>
    <style:style style:name="T579_141" style:family="text"/>
    <style:style style:name="T579_142" style:family="text"/>
    <style:style style:name="T579_143" style:family="text"/>
    <style:style style:name="T579_144" style:family="text"/>
    <style:style style:name="T579_145" style:family="text"/>
    <style:style style:name="T579_146" style:family="text"/>
    <style:style style:name="T579_147" style:family="text"/>
    <style:style style:name="T579_148" style:family="text"/>
    <style:style style:name="T579_149" style:family="text"/>
    <style:style style:name="T579_150" style:family="text"/>
    <style:style style:name="T579_151" style:family="text"/>
    <style:style style:name="T579_152" style:family="text"/>
    <style:style style:name="T579_153" style:family="text"/>
    <style:style style:name="T579_154" style:family="text"/>
    <style:style style:name="T579_155" style:family="text"/>
    <style:style style:name="T579_156" style:family="text"/>
    <style:style style:name="T579_157" style:family="text"/>
    <style:style style:name="T579_158" style:family="text"/>
    <style:style style:name="T579_159" style:family="text"/>
    <style:style style:name="T579_160" style:family="text"/>
    <style:style style:name="T579_161" style:family="text"/>
    <style:style style:name="T579_162" style:family="text"/>
    <style:style style:name="T579_163" style:family="text"/>
    <style:style style:name="T579_164" style:family="text"/>
    <style:style style:name="T579_165" style:family="text"/>
    <style:style style:name="T579_166" style:family="text"/>
    <style:style style:name="T579_167" style:family="text"/>
    <style:style style:name="T579_168" style:family="text"/>
    <style:style style:name="T579_169" style:family="text"/>
    <style:style style:name="T579_170" style:family="text"/>
    <style:style style:name="T579_171" style:family="text"/>
    <style:style style:name="T579_172" style:family="text"/>
    <style:style style:name="T579_173" style:family="text"/>
    <style:style style:name="T579_174" style:family="text"/>
    <style:style style:name="T579_175" style:family="text"/>
    <style:style style:name="T579_176" style:family="text"/>
    <style:style style:name="T579_177" style:family="text"/>
    <style:style style:name="T579_178" style:family="text"/>
    <style:style style:name="T579_179" style:family="text"/>
    <style:style style:name="T579_180" style:family="text"/>
    <style:style style:name="T579_181" style:family="text"/>
    <style:style style:name="T579_182" style:family="text"/>
    <style:style style:name="T579_183" style:family="text"/>
    <style:style style:name="T579_184" style:family="text"/>
    <style:style style:name="T579_185" style:family="text"/>
    <style:style style:name="T579_186" style:family="text"/>
    <style:style style:name="T579_187" style:family="text"/>
    <style:style style:name="T579_188" style:family="text"/>
    <style:style style:name="T579_189" style:family="text"/>
    <style:style style:name="T579_190" style:family="text"/>
    <style:style style:name="T579_191" style:family="text"/>
    <style:style style:name="T579_192" style:family="text"/>
    <style:style style:name="T579_193" style:family="text"/>
    <style:style style:name="T579_194" style:family="text"/>
    <style:style style:name="T579_195" style:family="text"/>
    <style:style style:name="T579_196" style:family="text"/>
    <style:style style:name="T579_197" style:family="text"/>
    <style:style style:name="T579_198" style:family="text"/>
    <style:style style:name="T579_199" style:family="text"/>
    <style:style style:name="T579_200" style:family="text"/>
    <style:style style:name="T579_201" style:family="text"/>
    <style:style style:name="T579_202" style:family="text"/>
    <style:style style:name="T579_203" style:family="text"/>
    <style:style style:name="T579_204" style:family="text"/>
    <style:style style:name="T579_205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T580_14" style:family="text"/>
    <style:style style:name="T580_15" style:family="text"/>
    <style:style style:name="T580_16" style:family="text"/>
    <style:style style:name="T580_17" style:family="text"/>
    <style:style style:name="T580_18" style:family="text"/>
    <style:style style:name="T580_19" style:family="text"/>
    <style:style style:name="T580_20" style:family="text"/>
    <style:style style:name="T580_21" style:family="text"/>
    <style:style style:name="T580_22" style:family="text"/>
    <style:style style:name="T580_23" style:family="text"/>
    <style:style style:name="T580_24" style:family="text"/>
    <style:style style:name="T580_25" style:family="text"/>
    <style:style style:name="T580_26" style:family="text"/>
    <style:style style:name="T580_27" style:family="text"/>
    <style:style style:name="T580_28" style:family="text"/>
    <style:style style:name="T580_29" style:family="text"/>
    <style:style style:name="T580_30" style:family="text"/>
    <style:style style:name="T580_31" style:family="text"/>
    <style:style style:name="T580_32" style:family="text"/>
    <style:style style:name="T580_33" style:family="text"/>
    <style:style style:name="T580_34" style:family="text"/>
    <style:style style:name="T580_35" style:family="text"/>
    <style:style style:name="T580_36" style:family="text"/>
    <style:style style:name="T580_37" style:family="text"/>
    <style:style style:name="T580_38" style:family="text"/>
    <style:style style:name="T580_39" style:family="text"/>
    <style:style style:name="T580_40" style:family="text"/>
    <style:style style:name="T580_41" style:family="text"/>
    <style:style style:name="T580_42" style:family="text"/>
    <style:style style:name="T580_43" style:family="text"/>
    <style:style style:name="T580_44" style:family="text"/>
    <style:style style:name="T580_45" style:family="text"/>
    <style:style style:name="T580_46" style:family="text"/>
    <style:style style:name="T580_47" style:family="text"/>
    <style:style style:name="T580_48" style:family="text"/>
    <style:style style:name="T580_49" style:family="text"/>
    <style:style style:name="T580_50" style:family="text"/>
    <style:style style:name="T580_51" style:family="text"/>
    <style:style style:name="T580_52" style:family="text"/>
    <style:style style:name="T580_53" style:family="text"/>
    <style:style style:name="T580_54" style:family="text"/>
    <style:style style:name="T580_55" style:family="text"/>
    <style:style style:name="T580_56" style:family="text"/>
    <style:style style:name="T580_57" style:family="text"/>
    <style:style style:name="T580_58" style:family="text"/>
    <style:style style:name="T580_59" style:family="text"/>
    <style:style style:name="T580_60" style:family="text"/>
    <style:style style:name="T580_61" style:family="text"/>
    <style:style style:name="T580_62" style:family="text"/>
    <style:style style:name="T580_63" style:family="text"/>
    <style:style style:name="T580_64" style:family="text"/>
    <style:style style:name="T580_65" style:family="text"/>
    <style:style style:name="T580_66" style:family="text"/>
    <style:style style:name="T580_67" style:family="text"/>
    <style:style style:name="T580_68" style:family="text"/>
    <style:style style:name="T580_69" style:family="text"/>
    <style:style style:name="T580_70" style:family="text"/>
    <style:style style:name="T580_71" style:family="text"/>
    <style:style style:name="T580_72" style:family="text"/>
    <style:style style:name="T580_73" style:family="text"/>
    <style:style style:name="T580_74" style:family="text"/>
    <style:style style:name="T580_75" style:family="text"/>
    <style:style style:name="T580_76" style:family="text"/>
    <style:style style:name="T580_77" style:family="text"/>
    <style:style style:name="T580_78" style:family="text"/>
    <style:style style:name="T580_79" style:family="text"/>
    <style:style style:name="T580_80" style:family="text"/>
    <style:style style:name="T580_81" style:family="text"/>
    <style:style style:name="T580_82" style:family="text"/>
    <style:style style:name="T580_83" style:family="text"/>
    <style:style style:name="T580_84" style:family="text"/>
    <style:style style:name="T580_85" style:family="text"/>
    <style:style style:name="T580_86" style:family="text"/>
    <style:style style:name="T580_87" style:family="text"/>
    <style:style style:name="T580_88" style:family="text"/>
    <style:style style:name="T580_89" style:family="text"/>
    <style:style style:name="T580_90" style:family="text"/>
    <style:style style:name="T580_91" style:family="text"/>
    <style:style style:name="T580_92" style:family="text"/>
    <style:style style:name="T580_93" style:family="text"/>
    <style:style style:name="T580_94" style:family="text"/>
    <style:style style:name="T580_95" style:family="text"/>
    <style:style style:name="T580_96" style:family="text"/>
    <style:style style:name="T580_97" style:family="text"/>
    <style:style style:name="T580_98" style:family="text"/>
    <style:style style:name="T580_99" style:family="text"/>
    <style:style style:name="T580_100" style:family="text"/>
    <style:style style:name="T580_101" style:family="text"/>
    <style:style style:name="T580_102" style:family="text"/>
    <style:style style:name="T580_103" style:family="text"/>
    <style:style style:name="T580_104" style:family="text"/>
    <style:style style:name="T580_105" style:family="text"/>
    <style:style style:name="T580_106" style:family="text"/>
    <style:style style:name="T580_107" style:family="text"/>
    <style:style style:name="T580_108" style:family="text"/>
    <style:style style:name="T580_109" style:family="text"/>
    <style:style style:name="T580_110" style:family="text"/>
    <style:style style:name="T580_111" style:family="text"/>
    <style:style style:name="T580_112" style:family="text"/>
    <style:style style:name="T580_113" style:family="text"/>
    <style:style style:name="T580_114" style:family="text"/>
    <style:style style:name="T580_115" style:family="text"/>
    <style:style style:name="T580_116" style:family="text"/>
    <style:style style:name="T580_117" style:family="text"/>
    <style:style style:name="T580_118" style:family="text"/>
    <style:style style:name="T580_119" style:family="text"/>
    <style:style style:name="T580_120" style:family="text"/>
    <style:style style:name="T580_121" style:family="text"/>
    <style:style style:name="T580_122" style:family="text"/>
    <style:style style:name="T580_123" style:family="text"/>
    <style:style style:name="T580_124" style:family="text"/>
    <style:style style:name="T580_125" style:family="text"/>
    <style:style style:name="T580_126" style:family="text"/>
    <style:style style:name="T580_127" style:family="text"/>
    <style:style style:name="T580_128" style:family="text"/>
    <style:style style:name="T580_129" style:family="text"/>
    <style:style style:name="T580_130" style:family="text"/>
    <style:style style:name="T580_131" style:family="text"/>
    <style:style style:name="T580_132" style:family="text"/>
    <style:style style:name="T580_133" style:family="text"/>
    <style:style style:name="T580_134" style:family="text"/>
    <style:style style:name="T580_135" style:family="text"/>
    <style:style style:name="T580_136" style:family="text"/>
    <style:style style:name="T580_137" style:family="text"/>
    <style:style style:name="T580_138" style:family="text"/>
    <style:style style:name="T580_139" style:family="text"/>
    <style:style style:name="T580_140" style:family="text"/>
    <style:style style:name="T580_141" style:family="text"/>
    <style:style style:name="T580_142" style:family="text"/>
    <style:style style:name="T580_143" style:family="text"/>
    <style:style style:name="T580_144" style:family="text"/>
    <style:style style:name="T580_145" style:family="text"/>
    <style:style style:name="T580_146" style:family="text"/>
    <style:style style:name="T580_147" style:family="text"/>
    <style:style style:name="T580_148" style:family="text"/>
    <style:style style:name="T580_149" style:family="text"/>
    <style:style style:name="T580_150" style:family="text"/>
    <style:style style:name="T580_151" style:family="text"/>
    <style:style style:name="T580_152" style:family="text"/>
    <style:style style:name="T580_153" style:family="text"/>
    <style:style style:name="P581" style:family="paragraph" style:parent-style-name="Standard">
      <style:paragraph-properties fo:break-before="auto" fo:line-height="115%" style:writing-mode="lr-tb"/>
    </style:style>
    <style:style style:name="P582" style:family="paragraph" style:parent-style-name="Standard">
      <style:paragraph-properties fo:break-before="auto" fo:line-height="115%" style:writing-mode="lr-tb"/>
    </style:style>
    <style:style style:name="P583" style:family="paragraph" style:parent-style-name="Standard">
      <style:paragraph-properties fo:break-before="auto" fo:line-height="115%" style:writing-mode="lr-tb"/>
    </style:style>
    <style:style style:name="P584" style:family="paragraph" style:parent-style-name="Standard">
      <style:paragraph-properties fo:break-before="auto" fo:line-height="115%" style:writing-mode="lr-tb"/>
    </style:style>
    <style:style style:name="P585" style:family="paragraph" style:parent-style-name="Heading_20_1">
      <style:paragraph-properties fo:break-before="auto" fo:line-height="120%" fo:margin-top="0cm" style:writing-mode="lr-tb"/>
    </style:style>
    <style:style style:name="P586" style:family="paragraph" style:parent-style-name="Heading_20_1">
      <style:paragraph-properties fo:break-before="auto" fo:line-height="115%" fo:margin-top="0.847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87" style:family="paragraph" style:parent-style-name="Heading_20_2">
      <style:paragraph-properties fo:break-before="auto" fo:line-height="138%" fo:margin-top="0.635cm" fo:margin-bottom="0.141cm" style:writing-mode="lr-tb"/>
    </style:style>
    <style:style style:name="T587_1" style:family="text">
      <style:text-properties style:font-name="Arial" fo:font-size="14pt" style:font-name-asian="Arial" style:font-size-asian="14pt" style:font-name-complex="Arial" style:font-size-complex="14pt"/>
    </style:style>
    <style:style style:name="P588" style:family="paragraph" style:parent-style-name="Heading_20_1">
      <style:paragraph-properties fo:break-before="auto" fo:line-height="115%" fo:margin-top="0cm" fo:margin-bottom="0cm" style:writing-mode="lr-tb"/>
    </style:style>
    <style:style style:name="T588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88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88_3" style:family="text">
      <style:text-properties style:font-name="Arial" fo:font-size="12pt" style:font-name-asian="Arial" style:font-size-asian="12pt" style:font-name-complex="Arial" style:font-size-complex="12pt"/>
    </style:style>
    <style:style style:name="T588_4" style:family="text">
      <style:text-properties style:font-name="Arial" fo:font-size="12pt" style:font-name-asian="Arial" style:font-size-asian="12pt" style:font-name-complex="Arial" style:font-size-complex="12pt"/>
    </style:style>
    <style:style style:name="T588_5" style:family="text">
      <style:text-properties style:font-name="Arial" fo:font-size="12pt" style:font-name-asian="Arial" style:font-size-asian="12pt" style:font-name-complex="Arial" style:font-size-complex="12pt"/>
    </style:style>
    <style:style style:name="T588_6" style:family="text">
      <style:text-properties style:font-name="Arial" fo:font-size="12pt" style:font-name-asian="Arial" style:font-size-asian="12pt" style:font-name-complex="Arial" style:font-size-complex="12pt"/>
    </style:style>
    <style:style style:name="T588_7" style:family="text">
      <style:text-properties style:font-name="Arial" fo:font-size="12pt" style:font-name-asian="Arial" style:font-size-asian="12pt" style:font-name-complex="Arial" style:font-size-complex="12pt"/>
    </style:style>
    <style:style style:name="T588_8" style:family="text">
      <style:text-properties style:font-name="Arial" fo:font-size="12pt" style:font-name-asian="Arial" style:font-size-asian="12pt" style:font-name-complex="Arial" style:font-size-complex="12pt"/>
    </style:style>
    <style:style style:name="T588_9" style:family="text">
      <style:text-properties style:font-name="Arial" fo:font-size="12pt" style:font-name-asian="Arial" style:font-size-asian="12pt" style:font-name-complex="Arial" style:font-size-complex="12pt"/>
    </style:style>
    <style:style style:name="T588_10" style:family="text">
      <style:text-properties style:font-name="Arial" fo:font-size="12pt" style:font-name-asian="Arial" style:font-size-asian="12pt" style:font-name-complex="Arial" style:font-size-complex="12pt"/>
    </style:style>
    <style:style style:name="T588_11" style:family="text">
      <style:text-properties style:font-name="Arial" fo:font-size="12pt" style:font-name-asian="Arial" style:font-size-asian="12pt" style:font-name-complex="Arial" style:font-size-complex="12pt"/>
    </style:style>
    <style:style style:name="T588_12" style:family="text">
      <style:text-properties style:font-name="Arial" fo:font-size="12pt" style:font-name-asian="Arial" style:font-size-asian="12pt" style:font-name-complex="Arial" style:font-size-complex="12pt"/>
    </style:style>
    <style:style style:name="T588_13" style:family="text">
      <style:text-properties style:font-name="Arial" fo:font-size="12pt" style:font-name-asian="Arial" style:font-size-asian="12pt" style:font-name-complex="Arial" style:font-size-complex="12pt"/>
    </style:style>
    <style:style style:name="T588_14" style:family="text">
      <style:text-properties style:font-name="Arial" fo:font-size="12pt" style:font-name-asian="Arial" style:font-size-asian="12pt" style:font-name-complex="Arial" style:font-size-complex="12pt"/>
    </style:style>
    <style:style style:name="T588_15" style:family="text">
      <style:text-properties style:font-name="Arial" fo:font-size="12pt" style:font-name-asian="Arial" style:font-size-asian="12pt" style:font-name-complex="Arial" style:font-size-complex="12pt"/>
    </style:style>
    <style:style style:name="T588_16" style:family="text">
      <style:text-properties style:font-name="Arial" fo:font-size="12pt" style:font-name-asian="Arial" style:font-size-asian="12pt" style:font-name-complex="Arial" style:font-size-complex="12pt"/>
    </style:style>
    <style:style style:name="T588_17" style:family="text">
      <style:text-properties style:font-name="Arial" fo:font-size="12pt" style:font-name-asian="Arial" style:font-size-asian="12pt" style:font-name-complex="Arial" style:font-size-complex="12pt"/>
    </style:style>
    <style:style style:name="T588_18" style:family="text">
      <style:text-properties style:font-name="Arial" fo:font-size="12pt" style:font-name-asian="Arial" style:font-size-asian="12pt" style:font-name-complex="Arial" style:font-size-complex="12pt"/>
    </style:style>
    <style:style style:name="T588_19" style:family="text">
      <style:text-properties style:font-name="Arial" fo:font-size="12pt" style:font-name-asian="Arial" style:font-size-asian="12pt" style:font-name-complex="Arial" style:font-size-complex="12pt"/>
    </style:style>
    <style:style style:name="T588_20" style:family="text">
      <style:text-properties style:font-name="Arial" fo:font-size="12pt" style:font-name-asian="Arial" style:font-size-asian="12pt" style:font-name-complex="Arial" style:font-size-complex="12pt"/>
    </style:style>
    <style:style style:name="T588_21" style:family="text">
      <style:text-properties style:font-name="Arial" fo:font-size="12pt" style:font-name-asian="Arial" style:font-size-asian="12pt" style:font-name-complex="Arial" style:font-size-complex="12pt"/>
    </style:style>
    <style:style style:name="T588_22" style:family="text">
      <style:text-properties style:font-name="Arial" fo:font-size="12pt" style:font-name-asian="Arial" style:font-size-asian="12pt" style:font-name-complex="Arial" style:font-size-complex="12pt"/>
    </style:style>
    <style:style style:name="T588_23" style:family="text">
      <style:text-properties style:font-name="Arial" fo:font-size="12pt" style:font-name-asian="Arial" style:font-size-asian="12pt" style:font-name-complex="Arial" style:font-size-complex="12pt"/>
    </style:style>
    <style:style style:name="T588_24" style:family="text">
      <style:text-properties style:font-name="Arial" fo:font-size="12pt" style:font-name-asian="Arial" style:font-size-asian="12pt" style:font-name-complex="Arial" style:font-size-complex="12pt"/>
    </style:style>
    <style:style style:name="T588_25" style:family="text">
      <style:text-properties style:font-name="Arial" fo:font-size="12pt" style:font-name-asian="Arial" style:font-size-asian="12pt" style:font-name-complex="Arial" style:font-size-complex="12pt"/>
    </style:style>
    <style:style style:name="T588_26" style:family="text">
      <style:text-properties style:font-name="Arial" fo:font-size="12pt" style:font-name-asian="Arial" style:font-size-asian="12pt" style:font-name-complex="Arial" style:font-size-complex="12pt"/>
    </style:style>
    <style:style style:name="T588_27" style:family="text">
      <style:text-properties style:font-name="Arial" fo:font-size="12pt" style:font-name-asian="Arial" style:font-size-asian="12pt" style:font-name-complex="Arial" style:font-size-complex="12pt"/>
    </style:style>
    <style:style style:name="T588_28" style:family="text">
      <style:text-properties style:font-name="Arial" fo:font-size="12pt" style:font-name-asian="Arial" style:font-size-asian="12pt" style:font-name-complex="Arial" style:font-size-complex="12pt"/>
    </style:style>
    <style:style style:name="T588_29" style:family="text">
      <style:text-properties style:font-name="Arial" fo:font-size="12pt" style:font-name-asian="Arial" style:font-size-asian="12pt" style:font-name-complex="Arial" style:font-size-complex="12pt"/>
    </style:style>
    <style:style style:name="T588_30" style:family="text">
      <style:text-properties style:font-name="Arial" fo:font-size="12pt" style:font-name-asian="Arial" style:font-size-asian="12pt" style:font-name-complex="Arial" style:font-size-complex="12pt"/>
    </style:style>
    <style:style style:name="T588_31" style:family="text">
      <style:text-properties style:font-name="Arial" fo:font-size="12pt" style:font-name-asian="Arial" style:font-size-asian="12pt" style:font-name-complex="Arial" style:font-size-complex="12pt"/>
    </style:style>
    <style:style style:name="T588_32" style:family="text">
      <style:text-properties style:font-name="Arial" fo:font-size="12pt" style:font-name-asian="Arial" style:font-size-asian="12pt" style:font-name-complex="Arial" style:font-size-complex="12pt"/>
    </style:style>
    <style:style style:name="T588_33" style:family="text">
      <style:text-properties style:font-name="Arial" fo:font-size="12pt" style:font-name-asian="Arial" style:font-size-asian="12pt" style:font-name-complex="Arial" style:font-size-complex="12pt"/>
    </style:style>
    <style:style style:name="T588_34" style:family="text">
      <style:text-properties style:font-name="Arial" fo:font-size="12pt" style:font-name-asian="Arial" style:font-size-asian="12pt" style:font-name-complex="Arial" style:font-size-complex="12pt"/>
    </style:style>
    <style:style style:name="T588_35" style:family="text">
      <style:text-properties style:font-name="Arial" fo:font-size="12pt" style:font-name-asian="Arial" style:font-size-asian="12pt" style:font-name-complex="Arial" style:font-size-complex="12pt"/>
    </style:style>
    <style:style style:name="T588_36" style:family="text">
      <style:text-properties style:font-name="Arial" fo:font-size="12pt" style:font-name-asian="Arial" style:font-size-asian="12pt" style:font-name-complex="Arial" style:font-size-complex="12pt"/>
    </style:style>
    <style:style style:name="T588_37" style:family="text">
      <style:text-properties style:font-name="Arial" fo:font-size="12pt" style:font-name-asian="Arial" style:font-size-asian="12pt" style:font-name-complex="Arial" style:font-size-complex="12pt"/>
    </style:style>
    <style:style style:name="T588_38" style:family="text">
      <style:text-properties style:font-name="Arial" fo:font-size="12pt" style:font-name-asian="Arial" style:font-size-asian="12pt" style:font-name-complex="Arial" style:font-size-complex="12pt"/>
    </style:style>
    <style:style style:name="T588_39" style:family="text">
      <style:text-properties style:font-name="Arial" fo:font-size="12pt" style:font-name-asian="Arial" style:font-size-asian="12pt" style:font-name-complex="Arial" style:font-size-complex="12pt"/>
    </style:style>
    <style:style style:name="T588_40" style:family="text">
      <style:text-properties style:font-name="Arial" fo:font-size="12pt" style:font-name-asian="Arial" style:font-size-asian="12pt" style:font-name-complex="Arial" style:font-size-complex="12pt"/>
    </style:style>
    <style:style style:name="T588_41" style:family="text">
      <style:text-properties style:font-name="Arial" fo:font-size="12pt" style:font-name-asian="Arial" style:font-size-asian="12pt" style:font-name-complex="Arial" style:font-size-complex="12pt"/>
    </style:style>
    <style:style style:name="T588_42" style:family="text">
      <style:text-properties style:font-name="Arial" fo:font-size="12pt" style:font-name-asian="Arial" style:font-size-asian="12pt" style:font-name-complex="Arial" style:font-size-complex="12pt"/>
    </style:style>
    <style:style style:name="T588_43" style:family="text">
      <style:text-properties style:font-name="Arial" fo:font-size="12pt" style:font-name-asian="Arial" style:font-size-asian="12pt" style:font-name-complex="Arial" style:font-size-complex="12pt"/>
    </style:style>
    <style:style style:name="T588_44" style:family="text">
      <style:text-properties style:font-name="Arial" fo:font-size="12pt" style:font-name-asian="Arial" style:font-size-asian="12pt" style:font-name-complex="Arial" style:font-size-complex="12pt"/>
    </style:style>
    <style:style style:name="T588_45" style:family="text">
      <style:text-properties style:font-name="Arial" fo:font-size="12pt" style:font-name-asian="Arial" style:font-size-asian="12pt" style:font-name-complex="Arial" style:font-size-complex="12pt"/>
    </style:style>
    <style:style style:name="T588_46" style:family="text">
      <style:text-properties style:font-name="Arial" fo:font-size="12pt" style:font-name-asian="Arial" style:font-size-asian="12pt" style:font-name-complex="Arial" style:font-size-complex="12pt"/>
    </style:style>
    <style:style style:name="T588_47" style:family="text">
      <style:text-properties style:font-name="Arial" fo:font-size="12pt" style:font-name-asian="Arial" style:font-size-asian="12pt" style:font-name-complex="Arial" style:font-size-complex="12pt"/>
    </style:style>
    <style:style style:name="T588_48" style:family="text">
      <style:text-properties style:font-name="Arial" fo:font-size="12pt" style:font-name-asian="Arial" style:font-size-asian="12pt" style:font-name-complex="Arial" style:font-size-complex="12pt"/>
    </style:style>
    <style:style style:name="T588_49" style:family="text">
      <style:text-properties style:font-name="Arial" fo:font-size="12pt" style:font-name-asian="Arial" style:font-size-asian="12pt" style:font-name-complex="Arial" style:font-size-complex="12pt"/>
    </style:style>
    <style:style style:name="T588_50" style:family="text">
      <style:text-properties style:font-name="Arial" fo:font-size="12pt" style:font-name-asian="Arial" style:font-size-asian="12pt" style:font-name-complex="Arial" style:font-size-complex="12pt"/>
    </style:style>
    <style:style style:name="T588_51" style:family="text">
      <style:text-properties style:font-name="Arial" fo:font-size="12pt" style:font-name-asian="Arial" style:font-size-asian="12pt" style:font-name-complex="Arial" style:font-size-complex="12pt"/>
    </style:style>
    <style:style style:name="T588_52" style:family="text">
      <style:text-properties style:font-name="Arial" fo:font-size="12pt" style:font-name-asian="Arial" style:font-size-asian="12pt" style:font-name-complex="Arial" style:font-size-complex="12pt"/>
    </style:style>
    <style:style style:name="T588_53" style:family="text">
      <style:text-properties style:font-name="Arial" fo:font-size="12pt" style:font-name-asian="Arial" style:font-size-asian="12pt" style:font-name-complex="Arial" style:font-size-complex="12pt"/>
    </style:style>
    <style:style style:name="T588_54" style:family="text">
      <style:text-properties style:font-name="Arial" fo:font-size="12pt" style:font-name-asian="Arial" style:font-size-asian="12pt" style:font-name-complex="Arial" style:font-size-complex="12pt"/>
    </style:style>
    <style:style style:name="T588_55" style:family="text">
      <style:text-properties style:font-name="Arial" fo:font-size="12pt" style:font-name-asian="Arial" style:font-size-asian="12pt" style:font-name-complex="Arial" style:font-size-complex="12pt"/>
    </style:style>
    <style:style style:name="T588_56" style:family="text">
      <style:text-properties style:font-name="Arial" fo:font-size="12pt" style:font-name-asian="Arial" style:font-size-asian="12pt" style:font-name-complex="Arial" style:font-size-complex="12pt"/>
    </style:style>
    <style:style style:name="T588_57" style:family="text">
      <style:text-properties style:font-name="Arial" fo:font-size="12pt" style:font-name-asian="Arial" style:font-size-asian="12pt" style:font-name-complex="Arial" style:font-size-complex="12pt"/>
    </style:style>
    <style:style style:name="T588_58" style:family="text">
      <style:text-properties style:font-name="Arial" fo:font-size="12pt" style:font-name-asian="Arial" style:font-size-asian="12pt" style:font-name-complex="Arial" style:font-size-complex="12pt"/>
    </style:style>
    <style:style style:name="T588_59" style:family="text">
      <style:text-properties style:font-name="Arial" fo:font-size="12pt" style:font-name-asian="Arial" style:font-size-asian="12pt" style:font-name-complex="Arial" style:font-size-complex="12pt"/>
    </style:style>
    <style:style style:name="T588_60" style:family="text">
      <style:text-properties style:font-name="Arial" fo:font-size="12pt" style:font-name-asian="Arial" style:font-size-asian="12pt" style:font-name-complex="Arial" style:font-size-complex="12pt"/>
    </style:style>
    <style:style style:name="T588_61" style:family="text">
      <style:text-properties style:font-name="Arial" fo:font-size="12pt" style:font-name-asian="Arial" style:font-size-asian="12pt" style:font-name-complex="Arial" style:font-size-complex="12pt"/>
    </style:style>
    <style:style style:name="T588_62" style:family="text">
      <style:text-properties style:font-name="Arial" fo:font-size="12pt" style:font-name-asian="Arial" style:font-size-asian="12pt" style:font-name-complex="Arial" style:font-size-complex="12pt"/>
    </style:style>
    <style:style style:name="T588_63" style:family="text">
      <style:text-properties style:font-name="Arial" fo:font-size="12pt" style:font-name-asian="Arial" style:font-size-asian="12pt" style:font-name-complex="Arial" style:font-size-complex="12pt"/>
    </style:style>
    <style:style style:name="T588_64" style:family="text">
      <style:text-properties style:font-name="Arial" fo:font-size="12pt" style:font-name-asian="Arial" style:font-size-asian="12pt" style:font-name-complex="Arial" style:font-size-complex="12pt"/>
    </style:style>
    <style:style style:name="P589" style:family="paragraph" style:parent-style-name="Standard">
      <style:paragraph-properties fo:break-before="auto" fo:line-height="115%" style:writing-mode="lr-tb"/>
    </style:style>
    <style:style style:name="P590" style:family="paragraph" style:parent-style-name="Heading_20_1">
      <style:paragraph-properties fo:break-before="auto" fo:line-height="115%" fo:margin-top="0cm" fo:margin-bottom="0cm" style:writing-mode="lr-tb"/>
    </style:style>
    <style:style style:name="T590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0_2" style:family="text">
      <style:text-properties style:font-name="Arial" fo:font-size="12pt" style:font-name-asian="Arial" style:font-size-asian="12pt" style:font-name-complex="Arial" style:font-size-complex="12pt"/>
    </style:style>
    <style:style style:name="T590_3" style:family="text">
      <style:text-properties style:font-name="Arial" fo:font-size="12pt" style:font-name-asian="Arial" style:font-size-asian="12pt" style:font-name-complex="Arial" style:font-size-complex="12pt"/>
    </style:style>
    <style:style style:name="T590_4" style:family="text">
      <style:text-properties style:font-name="Arial" fo:font-size="12pt" style:font-name-asian="Arial" style:font-size-asian="12pt" style:font-name-complex="Arial" style:font-size-complex="12pt"/>
    </style:style>
    <style:style style:name="T590_5" style:family="text">
      <style:text-properties style:font-name="Arial" fo:font-size="12pt" style:font-name-asian="Arial" style:font-size-asian="12pt" style:font-name-complex="Arial" style:font-size-complex="12pt"/>
    </style:style>
    <style:style style:name="T590_6" style:family="text">
      <style:text-properties style:font-name="Arial" fo:font-size="12pt" style:font-name-asian="Arial" style:font-size-asian="12pt" style:font-name-complex="Arial" style:font-size-complex="12pt"/>
    </style:style>
    <style:style style:name="T590_7" style:family="text">
      <style:text-properties style:font-name="Arial" fo:font-size="12pt" style:font-name-asian="Arial" style:font-size-asian="12pt" style:font-name-complex="Arial" style:font-size-complex="12pt"/>
    </style:style>
    <style:style style:name="T590_8" style:family="text">
      <style:text-properties style:font-name="Arial" fo:font-size="12pt" style:font-name-asian="Arial" style:font-size-asian="12pt" style:font-name-complex="Arial" style:font-size-complex="12pt"/>
    </style:style>
    <style:style style:name="T590_9" style:family="text">
      <style:text-properties style:font-name="Arial" fo:font-size="12pt" style:font-name-asian="Arial" style:font-size-asian="12pt" style:font-name-complex="Arial" style:font-size-complex="12pt"/>
    </style:style>
    <style:style style:name="T590_10" style:family="text">
      <style:text-properties style:font-name="Arial" fo:font-size="12pt" style:font-name-asian="Arial" style:font-size-asian="12pt" style:font-name-complex="Arial" style:font-size-complex="12pt"/>
    </style:style>
    <style:style style:name="T590_11" style:family="text">
      <style:text-properties style:font-name="Arial" fo:font-size="12pt" style:font-name-asian="Arial" style:font-size-asian="12pt" style:font-name-complex="Arial" style:font-size-complex="12pt"/>
    </style:style>
    <style:style style:name="T590_12" style:family="text">
      <style:text-properties style:font-name="Arial" fo:font-size="12pt" style:font-name-asian="Arial" style:font-size-asian="12pt" style:font-name-complex="Arial" style:font-size-complex="12pt"/>
    </style:style>
    <style:style style:name="T590_13" style:family="text">
      <style:text-properties style:font-name="Arial" fo:font-size="12pt" style:font-name-asian="Arial" style:font-size-asian="12pt" style:font-name-complex="Arial" style:font-size-complex="12pt"/>
    </style:style>
    <style:style style:name="T590_14" style:family="text">
      <style:text-properties style:font-name="Arial" fo:font-size="12pt" style:font-name-asian="Arial" style:font-size-asian="12pt" style:font-name-complex="Arial" style:font-size-complex="12pt"/>
    </style:style>
    <style:style style:name="T590_15" style:family="text">
      <style:text-properties style:font-name="Arial" fo:font-size="12pt" style:font-name-asian="Arial" style:font-size-asian="12pt" style:font-name-complex="Arial" style:font-size-complex="12pt"/>
    </style:style>
    <style:style style:name="T590_16" style:family="text">
      <style:text-properties style:font-name="Arial" fo:font-size="12pt" style:font-name-asian="Arial" style:font-size-asian="12pt" style:font-name-complex="Arial" style:font-size-complex="12pt"/>
    </style:style>
    <style:style style:name="T590_17" style:family="text">
      <style:text-properties style:font-name="Arial" fo:font-size="12pt" style:font-name-asian="Arial" style:font-size-asian="12pt" style:font-name-complex="Arial" style:font-size-complex="12pt"/>
    </style:style>
    <style:style style:name="T590_18" style:family="text">
      <style:text-properties style:font-name="Arial" fo:font-size="12pt" style:font-name-asian="Arial" style:font-size-asian="12pt" style:font-name-complex="Arial" style:font-size-complex="12pt"/>
    </style:style>
    <style:style style:name="T590_19" style:family="text">
      <style:text-properties style:font-name="Arial" fo:font-size="12pt" style:font-name-asian="Arial" style:font-size-asian="12pt" style:font-name-complex="Arial" style:font-size-complex="12pt"/>
    </style:style>
    <style:style style:name="T590_20" style:family="text">
      <style:text-properties style:font-name="Arial" fo:font-size="12pt" style:font-name-asian="Arial" style:font-size-asian="12pt" style:font-name-complex="Arial" style:font-size-complex="12pt"/>
    </style:style>
    <style:style style:name="T590_21" style:family="text">
      <style:text-properties style:font-name="Arial" fo:font-size="12pt" style:font-name-asian="Arial" style:font-size-asian="12pt" style:font-name-complex="Arial" style:font-size-complex="12pt"/>
    </style:style>
    <style:style style:name="T590_22" style:family="text">
      <style:text-properties style:font-name="Arial" fo:font-size="12pt" style:font-name-asian="Arial" style:font-size-asian="12pt" style:font-name-complex="Arial" style:font-size-complex="12pt"/>
    </style:style>
    <style:style style:name="T590_23" style:family="text">
      <style:text-properties style:font-name="Arial" fo:font-size="12pt" style:font-name-asian="Arial" style:font-size-asian="12pt" style:font-name-complex="Arial" style:font-size-complex="12pt"/>
    </style:style>
    <style:style style:name="T590_24" style:family="text">
      <style:text-properties style:font-name="Arial" fo:font-size="12pt" style:font-name-asian="Arial" style:font-size-asian="12pt" style:font-name-complex="Arial" style:font-size-complex="12pt"/>
    </style:style>
    <style:style style:name="T590_25" style:family="text">
      <style:text-properties style:font-name="Arial" fo:font-size="12pt" style:font-name-asian="Arial" style:font-size-asian="12pt" style:font-name-complex="Arial" style:font-size-complex="12pt"/>
    </style:style>
    <style:style style:name="T590_26" style:family="text">
      <style:text-properties style:font-name="Arial" fo:font-size="12pt" style:font-name-asian="Arial" style:font-size-asian="12pt" style:font-name-complex="Arial" style:font-size-complex="12pt"/>
    </style:style>
    <style:style style:name="T590_27" style:family="text">
      <style:text-properties style:font-name="Arial" fo:font-size="12pt" style:font-name-asian="Arial" style:font-size-asian="12pt" style:font-name-complex="Arial" style:font-size-complex="12pt"/>
    </style:style>
    <style:style style:name="T590_28" style:family="text">
      <style:text-properties style:font-name="Arial" fo:font-size="12pt" style:font-name-asian="Arial" style:font-size-asian="12pt" style:font-name-complex="Arial" style:font-size-complex="12pt"/>
    </style:style>
    <style:style style:name="T590_29" style:family="text">
      <style:text-properties style:font-name="Arial" fo:font-size="12pt" style:font-name-asian="Arial" style:font-size-asian="12pt" style:font-name-complex="Arial" style:font-size-complex="12pt"/>
    </style:style>
    <style:style style:name="T590_30" style:family="text">
      <style:text-properties style:font-name="Arial" fo:font-size="12pt" style:font-name-asian="Arial" style:font-size-asian="12pt" style:font-name-complex="Arial" style:font-size-complex="12pt"/>
    </style:style>
    <style:style style:name="T590_31" style:family="text">
      <style:text-properties style:font-name="Arial" fo:font-size="12pt" style:font-name-asian="Arial" style:font-size-asian="12pt" style:font-name-complex="Arial" style:font-size-complex="12pt"/>
    </style:style>
    <style:style style:name="T590_32" style:family="text">
      <style:text-properties style:font-name="Arial" fo:font-size="12pt" style:font-name-asian="Arial" style:font-size-asian="12pt" style:font-name-complex="Arial" style:font-size-complex="12pt"/>
    </style:style>
    <style:style style:name="T590_33" style:family="text">
      <style:text-properties style:font-name="Arial" fo:font-size="12pt" style:font-name-asian="Arial" style:font-size-asian="12pt" style:font-name-complex="Arial" style:font-size-complex="12pt"/>
    </style:style>
    <style:style style:name="T590_34" style:family="text">
      <style:text-properties style:font-name="Arial" fo:font-size="12pt" style:font-name-asian="Arial" style:font-size-asian="12pt" style:font-name-complex="Arial" style:font-size-complex="12pt"/>
    </style:style>
    <style:style style:name="T590_35" style:family="text">
      <style:text-properties style:font-name="Arial" fo:font-size="12pt" style:font-name-asian="Arial" style:font-size-asian="12pt" style:font-name-complex="Arial" style:font-size-complex="12pt"/>
    </style:style>
    <style:style style:name="T590_36" style:family="text">
      <style:text-properties style:font-name="Arial" fo:font-size="12pt" style:font-name-asian="Arial" style:font-size-asian="12pt" style:font-name-complex="Arial" style:font-size-complex="12pt"/>
    </style:style>
    <style:style style:name="T590_37" style:family="text">
      <style:text-properties style:font-name="Arial" fo:font-size="12pt" style:font-name-asian="Arial" style:font-size-asian="12pt" style:font-name-complex="Arial" style:font-size-complex="12pt"/>
    </style:style>
    <style:style style:name="T590_38" style:family="text">
      <style:text-properties style:font-name="Arial" fo:font-size="12pt" style:font-name-asian="Arial" style:font-size-asian="12pt" style:font-name-complex="Arial" style:font-size-complex="12pt"/>
    </style:style>
    <style:style style:name="T590_39" style:family="text">
      <style:text-properties style:font-name="Arial" fo:font-size="12pt" style:font-name-asian="Arial" style:font-size-asian="12pt" style:font-name-complex="Arial" style:font-size-complex="12pt"/>
    </style:style>
    <style:style style:name="T590_40" style:family="text">
      <style:text-properties style:font-name="Arial" fo:font-size="12pt" style:font-name-asian="Arial" style:font-size-asian="12pt" style:font-name-complex="Arial" style:font-size-complex="12pt"/>
    </style:style>
    <style:style style:name="T590_41" style:family="text">
      <style:text-properties style:font-name="Arial" fo:font-size="12pt" style:font-name-asian="Arial" style:font-size-asian="12pt" style:font-name-complex="Arial" style:font-size-complex="12pt"/>
    </style:style>
    <style:style style:name="T590_42" style:family="text">
      <style:text-properties style:font-name="Arial" fo:font-size="12pt" style:font-name-asian="Arial" style:font-size-asian="12pt" style:font-name-complex="Arial" style:font-size-complex="12pt"/>
    </style:style>
    <style:style style:name="T590_43" style:family="text">
      <style:text-properties style:font-name="Arial" fo:font-size="12pt" style:font-name-asian="Arial" style:font-size-asian="12pt" style:font-name-complex="Arial" style:font-size-complex="12pt"/>
    </style:style>
    <style:style style:name="T590_44" style:family="text">
      <style:text-properties style:font-name="Arial" fo:font-size="12pt" style:font-name-asian="Arial" style:font-size-asian="12pt" style:font-name-complex="Arial" style:font-size-complex="12pt"/>
    </style:style>
    <style:style style:name="T590_45" style:family="text">
      <style:text-properties style:font-name="Arial" fo:font-size="12pt" style:font-name-asian="Arial" style:font-size-asian="12pt" style:font-name-complex="Arial" style:font-size-complex="12pt"/>
    </style:style>
    <style:style style:name="T590_46" style:family="text">
      <style:text-properties style:font-name="Arial" fo:font-size="12pt" style:font-name-asian="Arial" style:font-size-asian="12pt" style:font-name-complex="Arial" style:font-size-complex="12pt"/>
    </style:style>
    <style:style style:name="T590_47" style:family="text">
      <style:text-properties style:font-name="Arial" fo:font-size="12pt" style:font-name-asian="Arial" style:font-size-asian="12pt" style:font-name-complex="Arial" style:font-size-complex="12pt"/>
    </style:style>
    <style:style style:name="T590_48" style:family="text">
      <style:text-properties style:font-name="Arial" fo:font-size="12pt" style:font-name-asian="Arial" style:font-size-asian="12pt" style:font-name-complex="Arial" style:font-size-complex="12pt"/>
    </style:style>
    <style:style style:name="T590_49" style:family="text">
      <style:text-properties style:font-name="Arial" fo:font-size="12pt" style:font-name-asian="Arial" style:font-size-asian="12pt" style:font-name-complex="Arial" style:font-size-complex="12pt"/>
    </style:style>
    <style:style style:name="T590_50" style:family="text">
      <style:text-properties style:font-name="Arial" fo:font-size="12pt" style:font-name-asian="Arial" style:font-size-asian="12pt" style:font-name-complex="Arial" style:font-size-complex="12pt"/>
    </style:style>
    <style:style style:name="T590_51" style:family="text">
      <style:text-properties style:font-name="Arial" fo:font-size="12pt" style:font-name-asian="Arial" style:font-size-asian="12pt" style:font-name-complex="Arial" style:font-size-complex="12pt"/>
    </style:style>
    <style:style style:name="T590_52" style:family="text">
      <style:text-properties style:font-name="Arial" fo:font-size="12pt" style:font-name-asian="Arial" style:font-size-asian="12pt" style:font-name-complex="Arial" style:font-size-complex="12pt"/>
    </style:style>
    <style:style style:name="T590_53" style:family="text">
      <style:text-properties style:font-name="Arial" fo:font-size="12pt" style:font-name-asian="Arial" style:font-size-asian="12pt" style:font-name-complex="Arial" style:font-size-complex="12pt"/>
    </style:style>
    <style:style style:name="T590_54" style:family="text">
      <style:text-properties style:font-name="Arial" fo:font-size="12pt" style:font-name-asian="Arial" style:font-size-asian="12pt" style:font-name-complex="Arial" style:font-size-complex="12pt"/>
    </style:style>
    <style:style style:name="T590_55" style:family="text">
      <style:text-properties style:font-name="Arial" fo:font-size="12pt" style:font-name-asian="Arial" style:font-size-asian="12pt" style:font-name-complex="Arial" style:font-size-complex="12pt"/>
    </style:style>
    <style:style style:name="T590_56" style:family="text">
      <style:text-properties style:font-name="Arial" fo:font-size="12pt" style:font-name-asian="Arial" style:font-size-asian="12pt" style:font-name-complex="Arial" style:font-size-complex="12pt"/>
    </style:style>
    <style:style style:name="T590_57" style:family="text">
      <style:text-properties style:font-name="Arial" fo:font-size="12pt" style:font-name-asian="Arial" style:font-size-asian="12pt" style:font-name-complex="Arial" style:font-size-complex="12pt"/>
    </style:style>
    <style:style style:name="T590_58" style:family="text">
      <style:text-properties style:font-name="Arial" fo:font-size="12pt" style:font-name-asian="Arial" style:font-size-asian="12pt" style:font-name-complex="Arial" style:font-size-complex="12pt"/>
    </style:style>
    <style:style style:name="T590_59" style:family="text">
      <style:text-properties style:font-name="Arial" fo:font-size="12pt" style:font-name-asian="Arial" style:font-size-asian="12pt" style:font-name-complex="Arial" style:font-size-complex="12pt"/>
    </style:style>
    <style:style style:name="T590_60" style:family="text">
      <style:text-properties style:font-name="Arial" fo:font-size="12pt" style:font-name-asian="Arial" style:font-size-asian="12pt" style:font-name-complex="Arial" style:font-size-complex="12pt"/>
    </style:style>
    <style:style style:name="T590_61" style:family="text">
      <style:text-properties style:font-name="Arial" fo:font-size="12pt" style:font-name-asian="Arial" style:font-size-asian="12pt" style:font-name-complex="Arial" style:font-size-complex="12pt"/>
    </style:style>
    <style:style style:name="T590_62" style:family="text">
      <style:text-properties style:font-name="Arial" fo:font-size="12pt" style:font-name-asian="Arial" style:font-size-asian="12pt" style:font-name-complex="Arial" style:font-size-complex="12pt"/>
    </style:style>
    <style:style style:name="T590_63" style:family="text">
      <style:text-properties style:font-name="Arial" fo:font-size="12pt" style:font-name-asian="Arial" style:font-size-asian="12pt" style:font-name-complex="Arial" style:font-size-complex="12pt"/>
    </style:style>
    <style:style style:name="T590_64" style:family="text">
      <style:text-properties style:font-name="Arial" fo:font-size="12pt" style:font-name-asian="Arial" style:font-size-asian="12pt" style:font-name-complex="Arial" style:font-size-complex="12pt"/>
    </style:style>
    <style:style style:name="T590_65" style:family="text">
      <style:text-properties style:font-name="Arial" fo:font-size="12pt" style:font-name-asian="Arial" style:font-size-asian="12pt" style:font-name-complex="Arial" style:font-size-complex="12pt"/>
    </style:style>
    <style:style style:name="T590_66" style:family="text">
      <style:text-properties style:font-name="Arial" fo:font-size="12pt" style:font-name-asian="Arial" style:font-size-asian="12pt" style:font-name-complex="Arial" style:font-size-complex="12pt"/>
    </style:style>
    <style:style style:name="P591" style:family="paragraph" style:parent-style-name="Standard">
      <style:paragraph-properties fo:break-before="auto" fo:line-height="115%" style:writing-mode="lr-tb"/>
    </style:style>
    <style:style style:name="P592" style:family="paragraph" style:parent-style-name="Heading_20_1">
      <style:paragraph-properties fo:break-before="auto" fo:line-height="115%" fo:margin-top="0cm" fo:margin-bottom="0cm" style:writing-mode="lr-tb"/>
    </style:style>
    <style:style style:name="T592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2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2_3" style:family="text">
      <style:text-properties style:font-name="Arial" fo:font-size="12pt" style:font-name-asian="Arial" style:font-size-asian="12pt" style:font-name-complex="Arial" style:font-size-complex="12pt"/>
    </style:style>
    <style:style style:name="T592_4" style:family="text">
      <style:text-properties style:font-name="Arial" fo:font-size="12pt" style:font-name-asian="Arial" style:font-size-asian="12pt" style:font-name-complex="Arial" style:font-size-complex="12pt"/>
    </style:style>
    <style:style style:name="T592_5" style:family="text">
      <style:text-properties style:font-name="Arial" fo:font-size="12pt" style:font-name-asian="Arial" style:font-size-asian="12pt" style:font-name-complex="Arial" style:font-size-complex="12pt"/>
    </style:style>
    <style:style style:name="T592_6" style:family="text">
      <style:text-properties style:font-name="Arial" fo:font-size="12pt" style:font-name-asian="Arial" style:font-size-asian="12pt" style:font-name-complex="Arial" style:font-size-complex="12pt"/>
    </style:style>
    <style:style style:name="T592_7" style:family="text">
      <style:text-properties style:font-name="Arial" fo:font-size="12pt" style:font-name-asian="Arial" style:font-size-asian="12pt" style:font-name-complex="Arial" style:font-size-complex="12pt"/>
    </style:style>
    <style:style style:name="T592_8" style:family="text">
      <style:text-properties style:font-name="Arial" fo:font-size="12pt" style:font-name-asian="Arial" style:font-size-asian="12pt" style:font-name-complex="Arial" style:font-size-complex="12pt"/>
    </style:style>
    <style:style style:name="T592_9" style:family="text">
      <style:text-properties style:font-name="Arial" fo:font-size="12pt" style:font-name-asian="Arial" style:font-size-asian="12pt" style:font-name-complex="Arial" style:font-size-complex="12pt"/>
    </style:style>
    <style:style style:name="T592_10" style:family="text">
      <style:text-properties style:font-name="Arial" fo:font-size="12pt" style:font-name-asian="Arial" style:font-size-asian="12pt" style:font-name-complex="Arial" style:font-size-complex="12pt"/>
    </style:style>
    <style:style style:name="T592_11" style:family="text">
      <style:text-properties style:font-name="Arial" fo:font-size="12pt" style:font-name-asian="Arial" style:font-size-asian="12pt" style:font-name-complex="Arial" style:font-size-complex="12pt"/>
    </style:style>
    <style:style style:name="T592_12" style:family="text">
      <style:text-properties style:font-name="Arial" fo:font-size="12pt" style:font-name-asian="Arial" style:font-size-asian="12pt" style:font-name-complex="Arial" style:font-size-complex="12pt"/>
    </style:style>
    <style:style style:name="T592_13" style:family="text">
      <style:text-properties style:font-name="Arial" fo:font-size="12pt" style:font-name-asian="Arial" style:font-size-asian="12pt" style:font-name-complex="Arial" style:font-size-complex="12pt"/>
    </style:style>
    <style:style style:name="T592_14" style:family="text">
      <style:text-properties style:font-name="Arial" fo:font-size="12pt" style:font-name-asian="Arial" style:font-size-asian="12pt" style:font-name-complex="Arial" style:font-size-complex="12pt"/>
    </style:style>
    <style:style style:name="T592_15" style:family="text">
      <style:text-properties style:font-name="Arial" fo:font-size="12pt" style:font-name-asian="Arial" style:font-size-asian="12pt" style:font-name-complex="Arial" style:font-size-complex="12pt"/>
    </style:style>
    <style:style style:name="T592_16" style:family="text">
      <style:text-properties style:font-name="Arial" fo:font-size="12pt" style:font-name-asian="Arial" style:font-size-asian="12pt" style:font-name-complex="Arial" style:font-size-complex="12pt"/>
    </style:style>
    <style:style style:name="T592_17" style:family="text">
      <style:text-properties style:font-name="Arial" fo:font-size="12pt" style:font-name-asian="Arial" style:font-size-asian="12pt" style:font-name-complex="Arial" style:font-size-complex="12pt"/>
    </style:style>
    <style:style style:name="T592_18" style:family="text">
      <style:text-properties style:font-name="Arial" fo:font-size="12pt" style:font-name-asian="Arial" style:font-size-asian="12pt" style:font-name-complex="Arial" style:font-size-complex="12pt"/>
    </style:style>
    <style:style style:name="T592_19" style:family="text">
      <style:text-properties style:font-name="Arial" fo:font-size="12pt" style:font-name-asian="Arial" style:font-size-asian="12pt" style:font-name-complex="Arial" style:font-size-complex="12pt"/>
    </style:style>
    <style:style style:name="T592_20" style:family="text">
      <style:text-properties style:font-name="Arial" fo:font-size="12pt" style:font-name-asian="Arial" style:font-size-asian="12pt" style:font-name-complex="Arial" style:font-size-complex="12pt"/>
    </style:style>
    <style:style style:name="T592_21" style:family="text">
      <style:text-properties style:font-name="Arial" fo:font-size="12pt" style:font-name-asian="Arial" style:font-size-asian="12pt" style:font-name-complex="Arial" style:font-size-complex="12pt"/>
    </style:style>
    <style:style style:name="T592_22" style:family="text">
      <style:text-properties style:font-name="Arial" fo:font-size="12pt" style:font-name-asian="Arial" style:font-size-asian="12pt" style:font-name-complex="Arial" style:font-size-complex="12pt"/>
    </style:style>
    <style:style style:name="T592_23" style:family="text">
      <style:text-properties style:font-name="Arial" fo:font-size="12pt" style:font-name-asian="Arial" style:font-size-asian="12pt" style:font-name-complex="Arial" style:font-size-complex="12pt"/>
    </style:style>
    <style:style style:name="T592_24" style:family="text">
      <style:text-properties style:font-name="Arial" fo:font-size="12pt" style:font-name-asian="Arial" style:font-size-asian="12pt" style:font-name-complex="Arial" style:font-size-complex="12pt"/>
    </style:style>
    <style:style style:name="T592_25" style:family="text">
      <style:text-properties style:font-name="Arial" fo:font-size="12pt" style:font-name-asian="Arial" style:font-size-asian="12pt" style:font-name-complex="Arial" style:font-size-complex="12pt"/>
    </style:style>
    <style:style style:name="T592_26" style:family="text">
      <style:text-properties style:font-name="Arial" fo:font-size="12pt" style:font-name-asian="Arial" style:font-size-asian="12pt" style:font-name-complex="Arial" style:font-size-complex="12pt"/>
    </style:style>
    <style:style style:name="T592_27" style:family="text">
      <style:text-properties style:font-name="Arial" fo:font-size="12pt" style:font-name-asian="Arial" style:font-size-asian="12pt" style:font-name-complex="Arial" style:font-size-complex="12pt"/>
    </style:style>
    <style:style style:name="T592_28" style:family="text">
      <style:text-properties style:font-name="Arial" fo:font-size="12pt" style:font-name-asian="Arial" style:font-size-asian="12pt" style:font-name-complex="Arial" style:font-size-complex="12pt"/>
    </style:style>
    <style:style style:name="T592_29" style:family="text">
      <style:text-properties style:font-name="Arial" fo:font-size="12pt" style:font-name-asian="Arial" style:font-size-asian="12pt" style:font-name-complex="Arial" style:font-size-complex="12pt"/>
    </style:style>
    <style:style style:name="T592_30" style:family="text">
      <style:text-properties style:font-name="Arial" fo:font-size="12pt" style:font-name-asian="Arial" style:font-size-asian="12pt" style:font-name-complex="Arial" style:font-size-complex="12pt"/>
    </style:style>
    <style:style style:name="T592_31" style:family="text">
      <style:text-properties style:font-name="Arial" fo:font-size="12pt" style:font-name-asian="Arial" style:font-size-asian="12pt" style:font-name-complex="Arial" style:font-size-complex="12pt"/>
    </style:style>
    <style:style style:name="T592_32" style:family="text">
      <style:text-properties style:font-name="Arial" fo:font-size="12pt" style:font-name-asian="Arial" style:font-size-asian="12pt" style:font-name-complex="Arial" style:font-size-complex="12pt"/>
    </style:style>
    <style:style style:name="T592_33" style:family="text">
      <style:text-properties style:font-name="Arial" fo:font-size="12pt" style:font-name-asian="Arial" style:font-size-asian="12pt" style:font-name-complex="Arial" style:font-size-complex="12pt"/>
    </style:style>
    <style:style style:name="T592_34" style:family="text">
      <style:text-properties style:font-name="Arial" fo:font-size="12pt" style:font-name-asian="Arial" style:font-size-asian="12pt" style:font-name-complex="Arial" style:font-size-complex="12pt"/>
    </style:style>
    <style:style style:name="T592_35" style:family="text">
      <style:text-properties style:font-name="Arial" fo:font-size="12pt" style:font-name-asian="Arial" style:font-size-asian="12pt" style:font-name-complex="Arial" style:font-size-complex="12pt"/>
    </style:style>
    <style:style style:name="T592_36" style:family="text">
      <style:text-properties style:font-name="Arial" fo:font-size="12pt" style:font-name-asian="Arial" style:font-size-asian="12pt" style:font-name-complex="Arial" style:font-size-complex="12pt"/>
    </style:style>
    <style:style style:name="T592_37" style:family="text">
      <style:text-properties style:font-name="Arial" fo:font-size="12pt" style:font-name-asian="Arial" style:font-size-asian="12pt" style:font-name-complex="Arial" style:font-size-complex="12pt"/>
    </style:style>
    <style:style style:name="T592_38" style:family="text">
      <style:text-properties style:font-name="Arial" fo:font-size="12pt" style:font-name-asian="Arial" style:font-size-asian="12pt" style:font-name-complex="Arial" style:font-size-complex="12pt"/>
    </style:style>
    <style:style style:name="T592_39" style:family="text">
      <style:text-properties style:font-name="Arial" fo:font-size="12pt" style:font-name-asian="Arial" style:font-size-asian="12pt" style:font-name-complex="Arial" style:font-size-complex="12pt"/>
    </style:style>
    <style:style style:name="T592_40" style:family="text">
      <style:text-properties style:font-name="Arial" fo:font-size="12pt" style:font-name-asian="Arial" style:font-size-asian="12pt" style:font-name-complex="Arial" style:font-size-complex="12pt"/>
    </style:style>
    <style:style style:name="T592_41" style:family="text">
      <style:text-properties style:font-name="Arial" fo:font-size="12pt" style:font-name-asian="Arial" style:font-size-asian="12pt" style:font-name-complex="Arial" style:font-size-complex="12pt"/>
    </style:style>
    <style:style style:name="T592_42" style:family="text">
      <style:text-properties style:font-name="Arial" fo:font-size="12pt" style:font-name-asian="Arial" style:font-size-asian="12pt" style:font-name-complex="Arial" style:font-size-complex="12pt"/>
    </style:style>
    <style:style style:name="T592_43" style:family="text">
      <style:text-properties style:font-name="Arial" fo:font-size="12pt" style:font-name-asian="Arial" style:font-size-asian="12pt" style:font-name-complex="Arial" style:font-size-complex="12pt"/>
    </style:style>
    <style:style style:name="T592_44" style:family="text">
      <style:text-properties style:font-name="Arial" fo:font-size="12pt" style:font-name-asian="Arial" style:font-size-asian="12pt" style:font-name-complex="Arial" style:font-size-complex="12pt"/>
    </style:style>
    <style:style style:name="T592_45" style:family="text">
      <style:text-properties style:font-name="Arial" fo:font-size="12pt" style:font-name-asian="Arial" style:font-size-asian="12pt" style:font-name-complex="Arial" style:font-size-complex="12pt"/>
    </style:style>
    <style:style style:name="T592_46" style:family="text">
      <style:text-properties style:font-name="Arial" fo:font-size="12pt" style:font-name-asian="Arial" style:font-size-asian="12pt" style:font-name-complex="Arial" style:font-size-complex="12pt"/>
    </style:style>
    <style:style style:name="T592_47" style:family="text">
      <style:text-properties style:font-name="Arial" fo:font-size="12pt" style:font-name-asian="Arial" style:font-size-asian="12pt" style:font-name-complex="Arial" style:font-size-complex="12pt"/>
    </style:style>
    <style:style style:name="T592_48" style:family="text">
      <style:text-properties style:font-name="Arial" fo:font-size="12pt" style:font-name-asian="Arial" style:font-size-asian="12pt" style:font-name-complex="Arial" style:font-size-complex="12pt"/>
    </style:style>
    <style:style style:name="T592_49" style:family="text">
      <style:text-properties style:font-name="Arial" fo:font-size="12pt" style:font-name-asian="Arial" style:font-size-asian="12pt" style:font-name-complex="Arial" style:font-size-complex="12pt"/>
    </style:style>
    <style:style style:name="T592_50" style:family="text">
      <style:text-properties style:font-name="Arial" fo:font-size="12pt" style:font-name-asian="Arial" style:font-size-asian="12pt" style:font-name-complex="Arial" style:font-size-complex="12pt"/>
    </style:style>
    <style:style style:name="T592_51" style:family="text">
      <style:text-properties style:font-name="Arial" fo:font-size="12pt" style:font-name-asian="Arial" style:font-size-asian="12pt" style:font-name-complex="Arial" style:font-size-complex="12pt"/>
    </style:style>
    <style:style style:name="T592_52" style:family="text">
      <style:text-properties style:font-name="Arial" fo:font-size="12pt" style:font-name-asian="Arial" style:font-size-asian="12pt" style:font-name-complex="Arial" style:font-size-complex="12pt"/>
    </style:style>
    <style:style style:name="T592_53" style:family="text">
      <style:text-properties style:font-name="Arial" fo:font-size="12pt" style:font-name-asian="Arial" style:font-size-asian="12pt" style:font-name-complex="Arial" style:font-size-complex="12pt"/>
    </style:style>
    <style:style style:name="T592_54" style:family="text">
      <style:text-properties style:font-name="Arial" fo:font-size="12pt" style:font-name-asian="Arial" style:font-size-asian="12pt" style:font-name-complex="Arial" style:font-size-complex="12pt"/>
    </style:style>
    <style:style style:name="T592_55" style:family="text">
      <style:text-properties style:font-name="Arial" fo:font-size="12pt" style:font-name-asian="Arial" style:font-size-asian="12pt" style:font-name-complex="Arial" style:font-size-complex="12pt"/>
    </style:style>
    <style:style style:name="T592_56" style:family="text">
      <style:text-properties style:font-name="Arial" fo:font-size="12pt" style:font-name-asian="Arial" style:font-size-asian="12pt" style:font-name-complex="Arial" style:font-size-complex="12pt"/>
    </style:style>
    <style:style style:name="T592_57" style:family="text">
      <style:text-properties style:font-name="Arial" fo:font-size="12pt" style:font-name-asian="Arial" style:font-size-asian="12pt" style:font-name-complex="Arial" style:font-size-complex="12pt"/>
    </style:style>
    <style:style style:name="T592_58" style:family="text">
      <style:text-properties style:font-name="Arial" fo:font-size="12pt" style:font-name-asian="Arial" style:font-size-asian="12pt" style:font-name-complex="Arial" style:font-size-complex="12pt"/>
    </style:style>
    <style:style style:name="T592_59" style:family="text">
      <style:text-properties style:font-name="Arial" fo:font-size="12pt" style:font-name-asian="Arial" style:font-size-asian="12pt" style:font-name-complex="Arial" style:font-size-complex="12pt"/>
    </style:style>
    <style:style style:name="T592_60" style:family="text">
      <style:text-properties style:font-name="Arial" fo:font-size="12pt" style:font-name-asian="Arial" style:font-size-asian="12pt" style:font-name-complex="Arial" style:font-size-complex="12pt"/>
    </style:style>
    <style:style style:name="T592_61" style:family="text">
      <style:text-properties style:font-name="Arial" fo:font-size="12pt" style:font-name-asian="Arial" style:font-size-asian="12pt" style:font-name-complex="Arial" style:font-size-complex="12pt"/>
    </style:style>
    <style:style style:name="T592_62" style:family="text">
      <style:text-properties style:font-name="Arial" fo:font-size="12pt" style:font-name-asian="Arial" style:font-size-asian="12pt" style:font-name-complex="Arial" style:font-size-complex="12pt"/>
    </style:style>
    <style:style style:name="T592_63" style:family="text">
      <style:text-properties style:font-name="Arial" fo:font-size="12pt" style:font-name-asian="Arial" style:font-size-asian="12pt" style:font-name-complex="Arial" style:font-size-complex="12pt"/>
    </style:style>
    <style:style style:name="T592_64" style:family="text">
      <style:text-properties style:font-name="Arial" fo:font-size="12pt" style:font-name-asian="Arial" style:font-size-asian="12pt" style:font-name-complex="Arial" style:font-size-complex="12pt"/>
    </style:style>
    <style:style style:name="T592_65" style:family="text">
      <style:text-properties style:font-name="Arial" fo:font-size="12pt" style:font-name-asian="Arial" style:font-size-asian="12pt" style:font-name-complex="Arial" style:font-size-complex="12pt"/>
    </style:style>
    <style:style style:name="P593" style:family="paragraph" style:parent-style-name="Standard">
      <style:paragraph-properties fo:break-before="auto" fo:line-height="115%" style:writing-mode="lr-tb"/>
    </style:style>
    <style:style style:name="P594" style:family="paragraph" style:parent-style-name="Heading_20_1">
      <style:paragraph-properties fo:break-before="auto" fo:line-height="115%" fo:margin-top="0cm" fo:margin-bottom="0cm" style:writing-mode="lr-tb"/>
    </style:style>
    <style:style style:name="T594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4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4_3" style:family="text">
      <style:text-properties style:font-name="Arial" fo:font-size="12pt" style:font-name-asian="Arial" style:font-size-asian="12pt" style:font-name-complex="Arial" style:font-size-complex="12pt"/>
    </style:style>
    <style:style style:name="T594_4" style:family="text">
      <style:text-properties style:font-name="Arial" fo:font-size="12pt" style:font-name-asian="Arial" style:font-size-asian="12pt" style:font-name-complex="Arial" style:font-size-complex="12pt"/>
    </style:style>
    <style:style style:name="T594_5" style:family="text">
      <style:text-properties style:font-name="Arial" fo:font-size="12pt" style:font-name-asian="Arial" style:font-size-asian="12pt" style:font-name-complex="Arial" style:font-size-complex="12pt"/>
    </style:style>
    <style:style style:name="T594_6" style:family="text">
      <style:text-properties style:font-name="Arial" fo:font-size="12pt" style:font-name-asian="Arial" style:font-size-asian="12pt" style:font-name-complex="Arial" style:font-size-complex="12pt"/>
    </style:style>
    <style:style style:name="T594_7" style:family="text">
      <style:text-properties style:font-name="Arial" fo:font-size="12pt" style:font-name-asian="Arial" style:font-size-asian="12pt" style:font-name-complex="Arial" style:font-size-complex="12pt"/>
    </style:style>
    <style:style style:name="T594_8" style:family="text">
      <style:text-properties style:font-name="Arial" fo:font-size="12pt" style:font-name-asian="Arial" style:font-size-asian="12pt" style:font-name-complex="Arial" style:font-size-complex="12pt"/>
    </style:style>
    <style:style style:name="T594_9" style:family="text">
      <style:text-properties style:font-name="Arial" fo:font-size="12pt" style:font-name-asian="Arial" style:font-size-asian="12pt" style:font-name-complex="Arial" style:font-size-complex="12pt"/>
    </style:style>
    <style:style style:name="T594_10" style:family="text">
      <style:text-properties style:font-name="Arial" fo:font-size="12pt" style:font-name-asian="Arial" style:font-size-asian="12pt" style:font-name-complex="Arial" style:font-size-complex="12pt"/>
    </style:style>
    <style:style style:name="T594_11" style:family="text">
      <style:text-properties style:font-name="Arial" fo:font-size="12pt" style:font-name-asian="Arial" style:font-size-asian="12pt" style:font-name-complex="Arial" style:font-size-complex="12pt"/>
    </style:style>
    <style:style style:name="T594_12" style:family="text">
      <style:text-properties style:font-name="Arial" fo:font-size="12pt" style:font-name-asian="Arial" style:font-size-asian="12pt" style:font-name-complex="Arial" style:font-size-complex="12pt"/>
    </style:style>
    <style:style style:name="T594_13" style:family="text">
      <style:text-properties style:font-name="Arial" fo:font-size="12pt" style:font-name-asian="Arial" style:font-size-asian="12pt" style:font-name-complex="Arial" style:font-size-complex="12pt"/>
    </style:style>
    <style:style style:name="T594_14" style:family="text">
      <style:text-properties style:font-name="Arial" fo:font-size="12pt" style:font-name-asian="Arial" style:font-size-asian="12pt" style:font-name-complex="Arial" style:font-size-complex="12pt"/>
    </style:style>
    <style:style style:name="T594_15" style:family="text">
      <style:text-properties style:font-name="Arial" fo:font-size="12pt" style:font-name-asian="Arial" style:font-size-asian="12pt" style:font-name-complex="Arial" style:font-size-complex="12pt"/>
    </style:style>
    <style:style style:name="T594_16" style:family="text">
      <style:text-properties style:font-name="Arial" fo:font-size="12pt" style:font-name-asian="Arial" style:font-size-asian="12pt" style:font-name-complex="Arial" style:font-size-complex="12pt"/>
    </style:style>
    <style:style style:name="T594_17" style:family="text">
      <style:text-properties style:font-name="Arial" fo:font-size="12pt" style:font-name-asian="Arial" style:font-size-asian="12pt" style:font-name-complex="Arial" style:font-size-complex="12pt"/>
    </style:style>
    <style:style style:name="T594_18" style:family="text">
      <style:text-properties style:font-name="Arial" fo:font-size="12pt" style:font-name-asian="Arial" style:font-size-asian="12pt" style:font-name-complex="Arial" style:font-size-complex="12pt"/>
    </style:style>
    <style:style style:name="T594_19" style:family="text">
      <style:text-properties style:font-name="Arial" fo:font-size="12pt" style:font-name-asian="Arial" style:font-size-asian="12pt" style:font-name-complex="Arial" style:font-size-complex="12pt"/>
    </style:style>
    <style:style style:name="T594_20" style:family="text">
      <style:text-properties style:font-name="Arial" fo:font-size="12pt" style:font-name-asian="Arial" style:font-size-asian="12pt" style:font-name-complex="Arial" style:font-size-complex="12pt"/>
    </style:style>
    <style:style style:name="T594_21" style:family="text">
      <style:text-properties style:font-name="Arial" fo:font-size="12pt" style:font-name-asian="Arial" style:font-size-asian="12pt" style:font-name-complex="Arial" style:font-size-complex="12pt"/>
    </style:style>
    <style:style style:name="T594_22" style:family="text">
      <style:text-properties style:font-name="Arial" fo:font-size="12pt" style:font-name-asian="Arial" style:font-size-asian="12pt" style:font-name-complex="Arial" style:font-size-complex="12pt"/>
    </style:style>
    <style:style style:name="T594_23" style:family="text">
      <style:text-properties style:font-name="Arial" fo:font-size="12pt" style:font-name-asian="Arial" style:font-size-asian="12pt" style:font-name-complex="Arial" style:font-size-complex="12pt"/>
    </style:style>
    <style:style style:name="T594_24" style:family="text">
      <style:text-properties style:font-name="Arial" fo:font-size="12pt" style:font-name-asian="Arial" style:font-size-asian="12pt" style:font-name-complex="Arial" style:font-size-complex="12pt"/>
    </style:style>
    <style:style style:name="T594_25" style:family="text">
      <style:text-properties style:font-name="Arial" fo:font-size="12pt" style:font-name-asian="Arial" style:font-size-asian="12pt" style:font-name-complex="Arial" style:font-size-complex="12pt"/>
    </style:style>
    <style:style style:name="T594_26" style:family="text">
      <style:text-properties style:font-name="Arial" fo:font-size="12pt" style:font-name-asian="Arial" style:font-size-asian="12pt" style:font-name-complex="Arial" style:font-size-complex="12pt"/>
    </style:style>
    <style:style style:name="T594_27" style:family="text">
      <style:text-properties style:font-name="Arial" fo:font-size="12pt" style:font-name-asian="Arial" style:font-size-asian="12pt" style:font-name-complex="Arial" style:font-size-complex="12pt"/>
    </style:style>
    <style:style style:name="T594_28" style:family="text">
      <style:text-properties style:font-name="Arial" fo:font-size="12pt" style:font-name-asian="Arial" style:font-size-asian="12pt" style:font-name-complex="Arial" style:font-size-complex="12pt"/>
    </style:style>
    <style:style style:name="T594_29" style:family="text">
      <style:text-properties style:font-name="Arial" fo:font-size="12pt" style:font-name-asian="Arial" style:font-size-asian="12pt" style:font-name-complex="Arial" style:font-size-complex="12pt"/>
    </style:style>
    <style:style style:name="T594_30" style:family="text">
      <style:text-properties style:font-name="Arial" fo:font-size="12pt" style:font-name-asian="Arial" style:font-size-asian="12pt" style:font-name-complex="Arial" style:font-size-complex="12pt"/>
    </style:style>
    <style:style style:name="T594_31" style:family="text">
      <style:text-properties style:font-name="Arial" fo:font-size="12pt" style:font-name-asian="Arial" style:font-size-asian="12pt" style:font-name-complex="Arial" style:font-size-complex="12pt"/>
    </style:style>
    <style:style style:name="T594_32" style:family="text">
      <style:text-properties style:font-name="Arial" fo:font-size="12pt" style:font-name-asian="Arial" style:font-size-asian="12pt" style:font-name-complex="Arial" style:font-size-complex="12pt"/>
    </style:style>
    <style:style style:name="T594_33" style:family="text">
      <style:text-properties style:font-name="Arial" fo:font-size="12pt" style:font-name-asian="Arial" style:font-size-asian="12pt" style:font-name-complex="Arial" style:font-size-complex="12pt"/>
    </style:style>
    <style:style style:name="T594_34" style:family="text">
      <style:text-properties style:font-name="Arial" fo:font-size="12pt" style:font-name-asian="Arial" style:font-size-asian="12pt" style:font-name-complex="Arial" style:font-size-complex="12pt"/>
    </style:style>
    <style:style style:name="T594_35" style:family="text">
      <style:text-properties style:font-name="Arial" fo:font-size="12pt" style:font-name-asian="Arial" style:font-size-asian="12pt" style:font-name-complex="Arial" style:font-size-complex="12pt"/>
    </style:style>
    <style:style style:name="T594_36" style:family="text">
      <style:text-properties style:font-name="Arial" fo:font-size="12pt" style:font-name-asian="Arial" style:font-size-asian="12pt" style:font-name-complex="Arial" style:font-size-complex="12pt"/>
    </style:style>
    <style:style style:name="T594_37" style:family="text">
      <style:text-properties style:font-name="Arial" fo:font-size="12pt" style:font-name-asian="Arial" style:font-size-asian="12pt" style:font-name-complex="Arial" style:font-size-complex="12pt"/>
    </style:style>
    <style:style style:name="T594_38" style:family="text">
      <style:text-properties style:font-name="Arial" fo:font-size="12pt" style:font-name-asian="Arial" style:font-size-asian="12pt" style:font-name-complex="Arial" style:font-size-complex="12pt"/>
    </style:style>
    <style:style style:name="T594_39" style:family="text">
      <style:text-properties style:font-name="Arial" fo:font-size="12pt" style:font-name-asian="Arial" style:font-size-asian="12pt" style:font-name-complex="Arial" style:font-size-complex="12pt"/>
    </style:style>
    <style:style style:name="T594_40" style:family="text">
      <style:text-properties style:font-name="Arial" fo:font-size="12pt" style:font-name-asian="Arial" style:font-size-asian="12pt" style:font-name-complex="Arial" style:font-size-complex="12pt"/>
    </style:style>
    <style:style style:name="T594_41" style:family="text">
      <style:text-properties style:font-name="Arial" fo:font-size="12pt" style:font-name-asian="Arial" style:font-size-asian="12pt" style:font-name-complex="Arial" style:font-size-complex="12pt"/>
    </style:style>
    <style:style style:name="T594_42" style:family="text">
      <style:text-properties style:font-name="Arial" fo:font-size="12pt" style:font-name-asian="Arial" style:font-size-asian="12pt" style:font-name-complex="Arial" style:font-size-complex="12pt"/>
    </style:style>
    <style:style style:name="T594_43" style:family="text">
      <style:text-properties style:font-name="Arial" fo:font-size="12pt" style:font-name-asian="Arial" style:font-size-asian="12pt" style:font-name-complex="Arial" style:font-size-complex="12pt"/>
    </style:style>
    <style:style style:name="T594_44" style:family="text">
      <style:text-properties style:font-name="Arial" fo:font-size="12pt" style:font-name-asian="Arial" style:font-size-asian="12pt" style:font-name-complex="Arial" style:font-size-complex="12pt"/>
    </style:style>
    <style:style style:name="T594_45" style:family="text">
      <style:text-properties style:font-name="Arial" fo:font-size="12pt" style:font-name-asian="Arial" style:font-size-asian="12pt" style:font-name-complex="Arial" style:font-size-complex="12pt"/>
    </style:style>
    <style:style style:name="T594_46" style:family="text">
      <style:text-properties style:font-name="Arial" fo:font-size="12pt" style:font-name-asian="Arial" style:font-size-asian="12pt" style:font-name-complex="Arial" style:font-size-complex="12pt"/>
    </style:style>
    <style:style style:name="T594_47" style:family="text">
      <style:text-properties style:font-name="Arial" fo:font-size="12pt" style:font-name-asian="Arial" style:font-size-asian="12pt" style:font-name-complex="Arial" style:font-size-complex="12pt"/>
    </style:style>
    <style:style style:name="T594_48" style:family="text">
      <style:text-properties style:font-name="Arial" fo:font-size="12pt" style:font-name-asian="Arial" style:font-size-asian="12pt" style:font-name-complex="Arial" style:font-size-complex="12pt"/>
    </style:style>
    <style:style style:name="T594_49" style:family="text">
      <style:text-properties style:font-name="Arial" fo:font-size="12pt" style:font-name-asian="Arial" style:font-size-asian="12pt" style:font-name-complex="Arial" style:font-size-complex="12pt"/>
    </style:style>
    <style:style style:name="T594_50" style:family="text">
      <style:text-properties style:font-name="Arial" fo:font-size="12pt" style:font-name-asian="Arial" style:font-size-asian="12pt" style:font-name-complex="Arial" style:font-size-complex="12pt"/>
    </style:style>
    <style:style style:name="T594_51" style:family="text">
      <style:text-properties style:font-name="Arial" fo:font-size="12pt" style:font-name-asian="Arial" style:font-size-asian="12pt" style:font-name-complex="Arial" style:font-size-complex="12pt"/>
    </style:style>
    <style:style style:name="T594_52" style:family="text">
      <style:text-properties style:font-name="Arial" fo:font-size="12pt" style:font-name-asian="Arial" style:font-size-asian="12pt" style:font-name-complex="Arial" style:font-size-complex="12pt"/>
    </style:style>
    <style:style style:name="T594_53" style:family="text">
      <style:text-properties style:font-name="Arial" fo:font-size="12pt" style:font-name-asian="Arial" style:font-size-asian="12pt" style:font-name-complex="Arial" style:font-size-complex="12pt"/>
    </style:style>
    <style:style style:name="T594_54" style:family="text">
      <style:text-properties style:font-name="Arial" fo:font-size="12pt" style:font-name-asian="Arial" style:font-size-asian="12pt" style:font-name-complex="Arial" style:font-size-complex="12pt"/>
    </style:style>
    <style:style style:name="T594_55" style:family="text">
      <style:text-properties style:font-name="Arial" fo:font-size="12pt" style:font-name-asian="Arial" style:font-size-asian="12pt" style:font-name-complex="Arial" style:font-size-complex="12pt"/>
    </style:style>
    <style:style style:name="T594_56" style:family="text">
      <style:text-properties style:font-name="Arial" fo:font-size="12pt" style:font-name-asian="Arial" style:font-size-asian="12pt" style:font-name-complex="Arial" style:font-size-complex="12pt"/>
    </style:style>
    <style:style style:name="T594_57" style:family="text">
      <style:text-properties style:font-name="Arial" fo:font-size="12pt" style:font-name-asian="Arial" style:font-size-asian="12pt" style:font-name-complex="Arial" style:font-size-complex="12pt"/>
    </style:style>
    <style:style style:name="T594_58" style:family="text">
      <style:text-properties style:font-name="Arial" fo:font-size="12pt" style:font-name-asian="Arial" style:font-size-asian="12pt" style:font-name-complex="Arial" style:font-size-complex="12pt"/>
    </style:style>
    <style:style style:name="T594_59" style:family="text">
      <style:text-properties style:font-name="Arial" fo:font-size="12pt" style:font-name-asian="Arial" style:font-size-asian="12pt" style:font-name-complex="Arial" style:font-size-complex="12pt"/>
    </style:style>
    <style:style style:name="T594_60" style:family="text">
      <style:text-properties style:font-name="Arial" fo:font-size="12pt" style:font-name-asian="Arial" style:font-size-asian="12pt" style:font-name-complex="Arial" style:font-size-complex="12pt"/>
    </style:style>
    <style:style style:name="T594_61" style:family="text">
      <style:text-properties style:font-name="Arial" fo:font-size="12pt" style:font-name-asian="Arial" style:font-size-asian="12pt" style:font-name-complex="Arial" style:font-size-complex="12pt"/>
    </style:style>
    <style:style style:name="T594_62" style:family="text">
      <style:text-properties style:font-name="Arial" fo:font-size="12pt" style:font-name-asian="Arial" style:font-size-asian="12pt" style:font-name-complex="Arial" style:font-size-complex="12pt"/>
    </style:style>
    <style:style style:name="T594_63" style:family="text">
      <style:text-properties style:font-name="Arial" fo:font-size="12pt" style:font-name-asian="Arial" style:font-size-asian="12pt" style:font-name-complex="Arial" style:font-size-complex="12pt"/>
    </style:style>
    <style:style style:name="T594_64" style:family="text">
      <style:text-properties style:font-name="Arial" fo:font-size="12pt" style:font-name-asian="Arial" style:font-size-asian="12pt" style:font-name-complex="Arial" style:font-size-complex="12pt"/>
    </style:style>
    <style:style style:name="T594_65" style:family="text">
      <style:text-properties style:font-name="Arial" fo:font-size="12pt" style:font-name-asian="Arial" style:font-size-asian="12pt" style:font-name-complex="Arial" style:font-size-complex="12pt"/>
    </style:style>
    <style:style style:name="P595" style:family="paragraph" style:parent-style-name="Standard">
      <style:paragraph-properties fo:break-before="auto" fo:line-height="115%" style:writing-mode="lr-tb"/>
    </style:style>
    <style:style style:name="P596" style:family="paragraph" style:parent-style-name="Heading_20_1">
      <style:paragraph-properties fo:break-before="auto" fo:line-height="115%" fo:margin-top="0cm" fo:margin-bottom="0cm" style:writing-mode="lr-tb"/>
    </style:style>
    <style:style style:name="T596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6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6_3" style:family="text">
      <style:text-properties style:font-name="Arial" fo:font-size="12pt" style:font-name-asian="Arial" style:font-size-asian="12pt" style:font-name-complex="Arial" style:font-size-complex="12pt"/>
    </style:style>
    <style:style style:name="T596_4" style:family="text">
      <style:text-properties style:font-name="Arial" fo:font-size="12pt" style:font-name-asian="Arial" style:font-size-asian="12pt" style:font-name-complex="Arial" style:font-size-complex="12pt"/>
    </style:style>
    <style:style style:name="T596_5" style:family="text">
      <style:text-properties style:font-name="Arial" fo:font-size="12pt" style:font-name-asian="Arial" style:font-size-asian="12pt" style:font-name-complex="Arial" style:font-size-complex="12pt"/>
    </style:style>
    <style:style style:name="T596_6" style:family="text">
      <style:text-properties style:font-name="Arial" fo:font-size="12pt" style:font-name-asian="Arial" style:font-size-asian="12pt" style:font-name-complex="Arial" style:font-size-complex="12pt"/>
    </style:style>
    <style:style style:name="T596_7" style:family="text">
      <style:text-properties style:font-name="Arial" fo:font-size="12pt" style:font-name-asian="Arial" style:font-size-asian="12pt" style:font-name-complex="Arial" style:font-size-complex="12pt"/>
    </style:style>
    <style:style style:name="T596_8" style:family="text">
      <style:text-properties style:font-name="Arial" fo:font-size="12pt" style:font-name-asian="Arial" style:font-size-asian="12pt" style:font-name-complex="Arial" style:font-size-complex="12pt"/>
    </style:style>
    <style:style style:name="T596_9" style:family="text">
      <style:text-properties style:font-name="Arial" fo:font-size="12pt" style:font-name-asian="Arial" style:font-size-asian="12pt" style:font-name-complex="Arial" style:font-size-complex="12pt"/>
    </style:style>
    <style:style style:name="T596_10" style:family="text">
      <style:text-properties style:font-name="Arial" fo:font-size="12pt" style:font-name-asian="Arial" style:font-size-asian="12pt" style:font-name-complex="Arial" style:font-size-complex="12pt"/>
    </style:style>
    <style:style style:name="T596_11" style:family="text">
      <style:text-properties style:font-name="Arial" fo:font-size="12pt" style:font-name-asian="Arial" style:font-size-asian="12pt" style:font-name-complex="Arial" style:font-size-complex="12pt"/>
    </style:style>
    <style:style style:name="T596_12" style:family="text">
      <style:text-properties style:font-name="Arial" fo:font-size="12pt" style:font-name-asian="Arial" style:font-size-asian="12pt" style:font-name-complex="Arial" style:font-size-complex="12pt"/>
    </style:style>
    <style:style style:name="T596_13" style:family="text">
      <style:text-properties style:font-name="Arial" fo:font-size="12pt" style:font-name-asian="Arial" style:font-size-asian="12pt" style:font-name-complex="Arial" style:font-size-complex="12pt"/>
    </style:style>
    <style:style style:name="T596_14" style:family="text">
      <style:text-properties style:font-name="Arial" fo:font-size="12pt" style:font-name-asian="Arial" style:font-size-asian="12pt" style:font-name-complex="Arial" style:font-size-complex="12pt"/>
    </style:style>
    <style:style style:name="T596_15" style:family="text">
      <style:text-properties style:font-name="Arial" fo:font-size="12pt" style:font-name-asian="Arial" style:font-size-asian="12pt" style:font-name-complex="Arial" style:font-size-complex="12pt"/>
    </style:style>
    <style:style style:name="T596_16" style:family="text">
      <style:text-properties style:font-name="Arial" fo:font-size="12pt" style:font-name-asian="Arial" style:font-size-asian="12pt" style:font-name-complex="Arial" style:font-size-complex="12pt"/>
    </style:style>
    <style:style style:name="T596_17" style:family="text">
      <style:text-properties style:font-name="Arial" fo:font-size="12pt" style:font-name-asian="Arial" style:font-size-asian="12pt" style:font-name-complex="Arial" style:font-size-complex="12pt"/>
    </style:style>
    <style:style style:name="T596_18" style:family="text">
      <style:text-properties style:font-name="Arial" fo:font-size="12pt" style:font-name-asian="Arial" style:font-size-asian="12pt" style:font-name-complex="Arial" style:font-size-complex="12pt"/>
    </style:style>
    <style:style style:name="T596_19" style:family="text">
      <style:text-properties style:font-name="Arial" fo:font-size="12pt" style:font-name-asian="Arial" style:font-size-asian="12pt" style:font-name-complex="Arial" style:font-size-complex="12pt"/>
    </style:style>
    <style:style style:name="T596_20" style:family="text">
      <style:text-properties style:font-name="Arial" fo:font-size="12pt" style:font-name-asian="Arial" style:font-size-asian="12pt" style:font-name-complex="Arial" style:font-size-complex="12pt"/>
    </style:style>
    <style:style style:name="T596_21" style:family="text">
      <style:text-properties style:font-name="Arial" fo:font-size="12pt" style:font-name-asian="Arial" style:font-size-asian="12pt" style:font-name-complex="Arial" style:font-size-complex="12pt"/>
    </style:style>
    <style:style style:name="T596_22" style:family="text">
      <style:text-properties style:font-name="Arial" fo:font-size="12pt" style:font-name-asian="Arial" style:font-size-asian="12pt" style:font-name-complex="Arial" style:font-size-complex="12pt"/>
    </style:style>
    <style:style style:name="T596_23" style:family="text">
      <style:text-properties style:font-name="Arial" fo:font-size="12pt" style:font-name-asian="Arial" style:font-size-asian="12pt" style:font-name-complex="Arial" style:font-size-complex="12pt"/>
    </style:style>
    <style:style style:name="T596_24" style:family="text">
      <style:text-properties style:font-name="Arial" fo:font-size="12pt" style:font-name-asian="Arial" style:font-size-asian="12pt" style:font-name-complex="Arial" style:font-size-complex="12pt"/>
    </style:style>
    <style:style style:name="T596_25" style:family="text">
      <style:text-properties style:font-name="Arial" fo:font-size="12pt" style:font-name-asian="Arial" style:font-size-asian="12pt" style:font-name-complex="Arial" style:font-size-complex="12pt"/>
    </style:style>
    <style:style style:name="T596_26" style:family="text">
      <style:text-properties style:font-name="Arial" fo:font-size="12pt" style:font-name-asian="Arial" style:font-size-asian="12pt" style:font-name-complex="Arial" style:font-size-complex="12pt"/>
    </style:style>
    <style:style style:name="T596_27" style:family="text">
      <style:text-properties style:font-name="Arial" fo:font-size="12pt" style:font-name-asian="Arial" style:font-size-asian="12pt" style:font-name-complex="Arial" style:font-size-complex="12pt"/>
    </style:style>
    <style:style style:name="T596_28" style:family="text">
      <style:text-properties style:font-name="Arial" fo:font-size="12pt" style:font-name-asian="Arial" style:font-size-asian="12pt" style:font-name-complex="Arial" style:font-size-complex="12pt"/>
    </style:style>
    <style:style style:name="T596_29" style:family="text">
      <style:text-properties style:font-name="Arial" fo:font-size="12pt" style:font-name-asian="Arial" style:font-size-asian="12pt" style:font-name-complex="Arial" style:font-size-complex="12pt"/>
    </style:style>
    <style:style style:name="T596_30" style:family="text">
      <style:text-properties style:font-name="Arial" fo:font-size="12pt" style:font-name-asian="Arial" style:font-size-asian="12pt" style:font-name-complex="Arial" style:font-size-complex="12pt"/>
    </style:style>
    <style:style style:name="T596_31" style:family="text">
      <style:text-properties style:font-name="Arial" fo:font-size="12pt" style:font-name-asian="Arial" style:font-size-asian="12pt" style:font-name-complex="Arial" style:font-size-complex="12pt"/>
    </style:style>
    <style:style style:name="T596_32" style:family="text">
      <style:text-properties style:font-name="Arial" fo:font-size="12pt" style:font-name-asian="Arial" style:font-size-asian="12pt" style:font-name-complex="Arial" style:font-size-complex="12pt"/>
    </style:style>
    <style:style style:name="T596_33" style:family="text">
      <style:text-properties style:font-name="Arial" fo:font-size="12pt" style:font-name-asian="Arial" style:font-size-asian="12pt" style:font-name-complex="Arial" style:font-size-complex="12pt"/>
    </style:style>
    <style:style style:name="T596_34" style:family="text">
      <style:text-properties style:font-name="Arial" fo:font-size="12pt" style:font-name-asian="Arial" style:font-size-asian="12pt" style:font-name-complex="Arial" style:font-size-complex="12pt"/>
    </style:style>
    <style:style style:name="T596_35" style:family="text">
      <style:text-properties style:font-name="Arial" fo:font-size="12pt" style:font-name-asian="Arial" style:font-size-asian="12pt" style:font-name-complex="Arial" style:font-size-complex="12pt"/>
    </style:style>
    <style:style style:name="T596_36" style:family="text">
      <style:text-properties style:font-name="Arial" fo:font-size="12pt" style:font-name-asian="Arial" style:font-size-asian="12pt" style:font-name-complex="Arial" style:font-size-complex="12pt"/>
    </style:style>
    <style:style style:name="T596_37" style:family="text">
      <style:text-properties style:font-name="Arial" fo:font-size="12pt" style:font-name-asian="Arial" style:font-size-asian="12pt" style:font-name-complex="Arial" style:font-size-complex="12pt"/>
    </style:style>
    <style:style style:name="T596_38" style:family="text">
      <style:text-properties style:font-name="Arial" fo:font-size="12pt" style:font-name-asian="Arial" style:font-size-asian="12pt" style:font-name-complex="Arial" style:font-size-complex="12pt"/>
    </style:style>
    <style:style style:name="T596_39" style:family="text">
      <style:text-properties style:font-name="Arial" fo:font-size="12pt" style:font-name-asian="Arial" style:font-size-asian="12pt" style:font-name-complex="Arial" style:font-size-complex="12pt"/>
    </style:style>
    <style:style style:name="T596_40" style:family="text">
      <style:text-properties style:font-name="Arial" fo:font-size="12pt" style:font-name-asian="Arial" style:font-size-asian="12pt" style:font-name-complex="Arial" style:font-size-complex="12pt"/>
    </style:style>
    <style:style style:name="T596_41" style:family="text">
      <style:text-properties style:font-name="Arial" fo:font-size="12pt" style:font-name-asian="Arial" style:font-size-asian="12pt" style:font-name-complex="Arial" style:font-size-complex="12pt"/>
    </style:style>
    <style:style style:name="T596_42" style:family="text">
      <style:text-properties style:font-name="Arial" fo:font-size="12pt" style:font-name-asian="Arial" style:font-size-asian="12pt" style:font-name-complex="Arial" style:font-size-complex="12pt"/>
    </style:style>
    <style:style style:name="T596_43" style:family="text">
      <style:text-properties style:font-name="Arial" fo:font-size="12pt" style:font-name-asian="Arial" style:font-size-asian="12pt" style:font-name-complex="Arial" style:font-size-complex="12pt"/>
    </style:style>
    <style:style style:name="T596_44" style:family="text">
      <style:text-properties style:font-name="Arial" fo:font-size="12pt" style:font-name-asian="Arial" style:font-size-asian="12pt" style:font-name-complex="Arial" style:font-size-complex="12pt"/>
    </style:style>
    <style:style style:name="T596_45" style:family="text">
      <style:text-properties style:font-name="Arial" fo:font-size="12pt" style:font-name-asian="Arial" style:font-size-asian="12pt" style:font-name-complex="Arial" style:font-size-complex="12pt"/>
    </style:style>
    <style:style style:name="T596_46" style:family="text">
      <style:text-properties style:font-name="Arial" fo:font-size="12pt" style:font-name-asian="Arial" style:font-size-asian="12pt" style:font-name-complex="Arial" style:font-size-complex="12pt"/>
    </style:style>
    <style:style style:name="T596_47" style:family="text">
      <style:text-properties style:font-name="Arial" fo:font-size="12pt" style:font-name-asian="Arial" style:font-size-asian="12pt" style:font-name-complex="Arial" style:font-size-complex="12pt"/>
    </style:style>
    <style:style style:name="T596_48" style:family="text">
      <style:text-properties style:font-name="Arial" fo:font-size="12pt" style:font-name-asian="Arial" style:font-size-asian="12pt" style:font-name-complex="Arial" style:font-size-complex="12pt"/>
    </style:style>
    <style:style style:name="T596_49" style:family="text">
      <style:text-properties style:font-name="Arial" fo:font-size="12pt" style:font-name-asian="Arial" style:font-size-asian="12pt" style:font-name-complex="Arial" style:font-size-complex="12pt"/>
    </style:style>
    <style:style style:name="T596_50" style:family="text">
      <style:text-properties style:font-name="Arial" fo:font-size="12pt" style:font-name-asian="Arial" style:font-size-asian="12pt" style:font-name-complex="Arial" style:font-size-complex="12pt"/>
    </style:style>
    <style:style style:name="T596_51" style:family="text">
      <style:text-properties style:font-name="Arial" fo:font-size="12pt" style:font-name-asian="Arial" style:font-size-asian="12pt" style:font-name-complex="Arial" style:font-size-complex="12pt"/>
    </style:style>
    <style:style style:name="T596_52" style:family="text">
      <style:text-properties style:font-name="Arial" fo:font-size="12pt" style:font-name-asian="Arial" style:font-size-asian="12pt" style:font-name-complex="Arial" style:font-size-complex="12pt"/>
    </style:style>
    <style:style style:name="T596_53" style:family="text">
      <style:text-properties style:font-name="Arial" fo:font-size="12pt" style:font-name-asian="Arial" style:font-size-asian="12pt" style:font-name-complex="Arial" style:font-size-complex="12pt"/>
    </style:style>
    <style:style style:name="T596_54" style:family="text">
      <style:text-properties style:font-name="Arial" fo:font-size="12pt" style:font-name-asian="Arial" style:font-size-asian="12pt" style:font-name-complex="Arial" style:font-size-complex="12pt"/>
    </style:style>
    <style:style style:name="T596_55" style:family="text">
      <style:text-properties style:font-name="Arial" fo:font-size="12pt" style:font-name-asian="Arial" style:font-size-asian="12pt" style:font-name-complex="Arial" style:font-size-complex="12pt"/>
    </style:style>
    <style:style style:name="T596_56" style:family="text">
      <style:text-properties style:font-name="Arial" fo:font-size="12pt" style:font-name-asian="Arial" style:font-size-asian="12pt" style:font-name-complex="Arial" style:font-size-complex="12pt"/>
    </style:style>
    <style:style style:name="T596_57" style:family="text">
      <style:text-properties style:font-name="Arial" fo:font-size="12pt" style:font-name-asian="Arial" style:font-size-asian="12pt" style:font-name-complex="Arial" style:font-size-complex="12pt"/>
    </style:style>
    <style:style style:name="T596_58" style:family="text">
      <style:text-properties style:font-name="Arial" fo:font-size="12pt" style:font-name-asian="Arial" style:font-size-asian="12pt" style:font-name-complex="Arial" style:font-size-complex="12pt"/>
    </style:style>
    <style:style style:name="T596_59" style:family="text">
      <style:text-properties style:font-name="Arial" fo:font-size="12pt" style:font-name-asian="Arial" style:font-size-asian="12pt" style:font-name-complex="Arial" style:font-size-complex="12pt"/>
    </style:style>
    <style:style style:name="T596_60" style:family="text">
      <style:text-properties style:font-name="Arial" fo:font-size="12pt" style:font-name-asian="Arial" style:font-size-asian="12pt" style:font-name-complex="Arial" style:font-size-complex="12pt"/>
    </style:style>
    <style:style style:name="T596_61" style:family="text">
      <style:text-properties style:font-name="Arial" fo:font-size="12pt" style:font-name-asian="Arial" style:font-size-asian="12pt" style:font-name-complex="Arial" style:font-size-complex="12pt"/>
    </style:style>
    <style:style style:name="T596_62" style:family="text">
      <style:text-properties style:font-name="Arial" fo:font-size="12pt" style:font-name-asian="Arial" style:font-size-asian="12pt" style:font-name-complex="Arial" style:font-size-complex="12pt"/>
    </style:style>
    <style:style style:name="T596_63" style:family="text">
      <style:text-properties style:font-name="Arial" fo:font-size="12pt" style:font-name-asian="Arial" style:font-size-asian="12pt" style:font-name-complex="Arial" style:font-size-complex="12pt"/>
    </style:style>
    <style:style style:name="T596_64" style:family="text">
      <style:text-properties style:font-name="Arial" fo:font-size="12pt" style:font-name-asian="Arial" style:font-size-asian="12pt" style:font-name-complex="Arial" style:font-size-complex="12pt"/>
    </style:style>
    <style:style style:name="T596_65" style:family="text">
      <style:text-properties style:font-name="Arial" fo:font-size="12pt" style:font-name-asian="Arial" style:font-size-asian="12pt" style:font-name-complex="Arial" style:font-size-complex="12pt"/>
    </style:style>
    <style:style style:name="T596_66" style:family="text">
      <style:text-properties style:font-name="Arial" fo:font-size="12pt" style:font-name-asian="Arial" style:font-size-asian="12pt" style:font-name-complex="Arial" style:font-size-complex="12pt"/>
    </style:style>
    <style:style style:name="P597" style:family="paragraph" style:parent-style-name="Standard">
      <style:paragraph-properties fo:break-before="auto" fo:line-height="115%" style:writing-mode="lr-tb"/>
    </style:style>
    <style:style style:name="P598" style:family="paragraph" style:parent-style-name="Heading_20_1">
      <style:paragraph-properties fo:break-before="auto" fo:line-height="115%" fo:margin-top="0cm" fo:margin-bottom="0cm" style:writing-mode="lr-tb"/>
    </style:style>
    <style:style style:name="T598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8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598_3" style:family="text">
      <style:text-properties style:font-name="Arial" fo:font-size="12pt" style:font-name-asian="Arial" style:font-size-asian="12pt" style:font-name-complex="Arial" style:font-size-complex="12pt"/>
    </style:style>
    <style:style style:name="T598_4" style:family="text">
      <style:text-properties style:font-name="Arial" fo:font-size="12pt" style:font-name-asian="Arial" style:font-size-asian="12pt" style:font-name-complex="Arial" style:font-size-complex="12pt"/>
    </style:style>
    <style:style style:name="T598_5" style:family="text">
      <style:text-properties style:font-name="Arial" fo:font-size="12pt" style:font-name-asian="Arial" style:font-size-asian="12pt" style:font-name-complex="Arial" style:font-size-complex="12pt"/>
    </style:style>
    <style:style style:name="T598_6" style:family="text">
      <style:text-properties style:font-name="Arial" fo:font-size="12pt" style:font-name-asian="Arial" style:font-size-asian="12pt" style:font-name-complex="Arial" style:font-size-complex="12pt"/>
    </style:style>
    <style:style style:name="T598_7" style:family="text">
      <style:text-properties style:font-name="Arial" fo:font-size="12pt" style:font-name-asian="Arial" style:font-size-asian="12pt" style:font-name-complex="Arial" style:font-size-complex="12pt"/>
    </style:style>
    <style:style style:name="T598_8" style:family="text">
      <style:text-properties style:font-name="Arial" fo:font-size="12pt" style:font-name-asian="Arial" style:font-size-asian="12pt" style:font-name-complex="Arial" style:font-size-complex="12pt"/>
    </style:style>
    <style:style style:name="T598_9" style:family="text">
      <style:text-properties style:font-name="Arial" fo:font-size="12pt" style:font-name-asian="Arial" style:font-size-asian="12pt" style:font-name-complex="Arial" style:font-size-complex="12pt"/>
    </style:style>
    <style:style style:name="T598_10" style:family="text">
      <style:text-properties style:font-name="Arial" fo:font-size="12pt" style:font-name-asian="Arial" style:font-size-asian="12pt" style:font-name-complex="Arial" style:font-size-complex="12pt"/>
    </style:style>
    <style:style style:name="T598_11" style:family="text">
      <style:text-properties style:font-name="Arial" fo:font-size="12pt" style:font-name-asian="Arial" style:font-size-asian="12pt" style:font-name-complex="Arial" style:font-size-complex="12pt"/>
    </style:style>
    <style:style style:name="T598_12" style:family="text">
      <style:text-properties style:font-name="Arial" fo:font-size="12pt" style:font-name-asian="Arial" style:font-size-asian="12pt" style:font-name-complex="Arial" style:font-size-complex="12pt"/>
    </style:style>
    <style:style style:name="T598_13" style:family="text">
      <style:text-properties style:font-name="Arial" fo:font-size="12pt" style:font-name-asian="Arial" style:font-size-asian="12pt" style:font-name-complex="Arial" style:font-size-complex="12pt"/>
    </style:style>
    <style:style style:name="T598_14" style:family="text">
      <style:text-properties style:font-name="Arial" fo:font-size="12pt" style:font-name-asian="Arial" style:font-size-asian="12pt" style:font-name-complex="Arial" style:font-size-complex="12pt"/>
    </style:style>
    <style:style style:name="T598_15" style:family="text">
      <style:text-properties style:font-name="Arial" fo:font-size="12pt" style:font-name-asian="Arial" style:font-size-asian="12pt" style:font-name-complex="Arial" style:font-size-complex="12pt"/>
    </style:style>
    <style:style style:name="T598_16" style:family="text">
      <style:text-properties style:font-name="Arial" fo:font-size="12pt" style:font-name-asian="Arial" style:font-size-asian="12pt" style:font-name-complex="Arial" style:font-size-complex="12pt"/>
    </style:style>
    <style:style style:name="T598_17" style:family="text">
      <style:text-properties style:font-name="Arial" fo:font-size="12pt" style:font-name-asian="Arial" style:font-size-asian="12pt" style:font-name-complex="Arial" style:font-size-complex="12pt"/>
    </style:style>
    <style:style style:name="T598_18" style:family="text">
      <style:text-properties style:font-name="Arial" fo:font-size="12pt" style:font-name-asian="Arial" style:font-size-asian="12pt" style:font-name-complex="Arial" style:font-size-complex="12pt"/>
    </style:style>
    <style:style style:name="T598_19" style:family="text">
      <style:text-properties style:font-name="Arial" fo:font-size="12pt" style:font-name-asian="Arial" style:font-size-asian="12pt" style:font-name-complex="Arial" style:font-size-complex="12pt"/>
    </style:style>
    <style:style style:name="T598_20" style:family="text">
      <style:text-properties style:font-name="Arial" fo:font-size="12pt" style:font-name-asian="Arial" style:font-size-asian="12pt" style:font-name-complex="Arial" style:font-size-complex="12pt"/>
    </style:style>
    <style:style style:name="T598_21" style:family="text">
      <style:text-properties style:font-name="Arial" fo:font-size="12pt" style:font-name-asian="Arial" style:font-size-asian="12pt" style:font-name-complex="Arial" style:font-size-complex="12pt"/>
    </style:style>
    <style:style style:name="T598_22" style:family="text">
      <style:text-properties style:font-name="Arial" fo:font-size="12pt" style:font-name-asian="Arial" style:font-size-asian="12pt" style:font-name-complex="Arial" style:font-size-complex="12pt"/>
    </style:style>
    <style:style style:name="T598_23" style:family="text">
      <style:text-properties style:font-name="Arial" fo:font-size="12pt" style:font-name-asian="Arial" style:font-size-asian="12pt" style:font-name-complex="Arial" style:font-size-complex="12pt"/>
    </style:style>
    <style:style style:name="T598_24" style:family="text">
      <style:text-properties style:font-name="Arial" fo:font-size="12pt" style:font-name-asian="Arial" style:font-size-asian="12pt" style:font-name-complex="Arial" style:font-size-complex="12pt"/>
    </style:style>
    <style:style style:name="T598_25" style:family="text">
      <style:text-properties style:font-name="Arial" fo:font-size="12pt" style:font-name-asian="Arial" style:font-size-asian="12pt" style:font-name-complex="Arial" style:font-size-complex="12pt"/>
    </style:style>
    <style:style style:name="T598_26" style:family="text">
      <style:text-properties style:font-name="Arial" fo:font-size="12pt" style:font-name-asian="Arial" style:font-size-asian="12pt" style:font-name-complex="Arial" style:font-size-complex="12pt"/>
    </style:style>
    <style:style style:name="T598_27" style:family="text">
      <style:text-properties style:font-name="Arial" fo:font-size="12pt" style:font-name-asian="Arial" style:font-size-asian="12pt" style:font-name-complex="Arial" style:font-size-complex="12pt"/>
    </style:style>
    <style:style style:name="T598_28" style:family="text">
      <style:text-properties style:font-name="Arial" fo:font-size="12pt" style:font-name-asian="Arial" style:font-size-asian="12pt" style:font-name-complex="Arial" style:font-size-complex="12pt"/>
    </style:style>
    <style:style style:name="T598_29" style:family="text">
      <style:text-properties style:font-name="Arial" fo:font-size="12pt" style:font-name-asian="Arial" style:font-size-asian="12pt" style:font-name-complex="Arial" style:font-size-complex="12pt"/>
    </style:style>
    <style:style style:name="T598_30" style:family="text">
      <style:text-properties style:font-name="Arial" fo:font-size="12pt" style:font-name-asian="Arial" style:font-size-asian="12pt" style:font-name-complex="Arial" style:font-size-complex="12pt"/>
    </style:style>
    <style:style style:name="T598_31" style:family="text">
      <style:text-properties style:font-name="Arial" fo:font-size="12pt" style:font-name-asian="Arial" style:font-size-asian="12pt" style:font-name-complex="Arial" style:font-size-complex="12pt"/>
    </style:style>
    <style:style style:name="T598_32" style:family="text">
      <style:text-properties style:font-name="Arial" fo:font-size="12pt" style:font-name-asian="Arial" style:font-size-asian="12pt" style:font-name-complex="Arial" style:font-size-complex="12pt"/>
    </style:style>
    <style:style style:name="T598_33" style:family="text">
      <style:text-properties style:font-name="Arial" fo:font-size="12pt" style:font-name-asian="Arial" style:font-size-asian="12pt" style:font-name-complex="Arial" style:font-size-complex="12pt"/>
    </style:style>
    <style:style style:name="T598_34" style:family="text">
      <style:text-properties style:font-name="Arial" fo:font-size="12pt" style:font-name-asian="Arial" style:font-size-asian="12pt" style:font-name-complex="Arial" style:font-size-complex="12pt"/>
    </style:style>
    <style:style style:name="T598_35" style:family="text">
      <style:text-properties style:font-name="Arial" fo:font-size="12pt" style:font-name-asian="Arial" style:font-size-asian="12pt" style:font-name-complex="Arial" style:font-size-complex="12pt"/>
    </style:style>
    <style:style style:name="T598_36" style:family="text">
      <style:text-properties style:font-name="Arial" fo:font-size="12pt" style:font-name-asian="Arial" style:font-size-asian="12pt" style:font-name-complex="Arial" style:font-size-complex="12pt"/>
    </style:style>
    <style:style style:name="T598_37" style:family="text">
      <style:text-properties style:font-name="Arial" fo:font-size="12pt" style:font-name-asian="Arial" style:font-size-asian="12pt" style:font-name-complex="Arial" style:font-size-complex="12pt"/>
    </style:style>
    <style:style style:name="T598_38" style:family="text">
      <style:text-properties style:font-name="Arial" fo:font-size="12pt" style:font-name-asian="Arial" style:font-size-asian="12pt" style:font-name-complex="Arial" style:font-size-complex="12pt"/>
    </style:style>
    <style:style style:name="T598_39" style:family="text">
      <style:text-properties style:font-name="Arial" fo:font-size="12pt" style:font-name-asian="Arial" style:font-size-asian="12pt" style:font-name-complex="Arial" style:font-size-complex="12pt"/>
    </style:style>
    <style:style style:name="T598_40" style:family="text">
      <style:text-properties style:font-name="Arial" fo:font-size="12pt" style:font-name-asian="Arial" style:font-size-asian="12pt" style:font-name-complex="Arial" style:font-size-complex="12pt"/>
    </style:style>
    <style:style style:name="T598_41" style:family="text">
      <style:text-properties style:font-name="Arial" fo:font-size="12pt" style:font-name-asian="Arial" style:font-size-asian="12pt" style:font-name-complex="Arial" style:font-size-complex="12pt"/>
    </style:style>
    <style:style style:name="T598_42" style:family="text">
      <style:text-properties style:font-name="Arial" fo:font-size="12pt" style:font-name-asian="Arial" style:font-size-asian="12pt" style:font-name-complex="Arial" style:font-size-complex="12pt"/>
    </style:style>
    <style:style style:name="T598_43" style:family="text">
      <style:text-properties style:font-name="Arial" fo:font-size="12pt" style:font-name-asian="Arial" style:font-size-asian="12pt" style:font-name-complex="Arial" style:font-size-complex="12pt"/>
    </style:style>
    <style:style style:name="T598_44" style:family="text">
      <style:text-properties style:font-name="Arial" fo:font-size="12pt" style:font-name-asian="Arial" style:font-size-asian="12pt" style:font-name-complex="Arial" style:font-size-complex="12pt"/>
    </style:style>
    <style:style style:name="T598_45" style:family="text">
      <style:text-properties style:font-name="Arial" fo:font-size="12pt" style:font-name-asian="Arial" style:font-size-asian="12pt" style:font-name-complex="Arial" style:font-size-complex="12pt"/>
    </style:style>
    <style:style style:name="T598_46" style:family="text">
      <style:text-properties style:font-name="Arial" fo:font-size="12pt" style:font-name-asian="Arial" style:font-size-asian="12pt" style:font-name-complex="Arial" style:font-size-complex="12pt"/>
    </style:style>
    <style:style style:name="T598_47" style:family="text">
      <style:text-properties style:font-name="Arial" fo:font-size="12pt" style:font-name-asian="Arial" style:font-size-asian="12pt" style:font-name-complex="Arial" style:font-size-complex="12pt"/>
    </style:style>
    <style:style style:name="T598_48" style:family="text">
      <style:text-properties style:font-name="Arial" fo:font-size="12pt" style:font-name-asian="Arial" style:font-size-asian="12pt" style:font-name-complex="Arial" style:font-size-complex="12pt"/>
    </style:style>
    <style:style style:name="T598_49" style:family="text">
      <style:text-properties style:font-name="Arial" fo:font-size="12pt" style:font-name-asian="Arial" style:font-size-asian="12pt" style:font-name-complex="Arial" style:font-size-complex="12pt"/>
    </style:style>
    <style:style style:name="T598_50" style:family="text">
      <style:text-properties style:font-name="Arial" fo:font-size="12pt" style:font-name-asian="Arial" style:font-size-asian="12pt" style:font-name-complex="Arial" style:font-size-complex="12pt"/>
    </style:style>
    <style:style style:name="T598_51" style:family="text">
      <style:text-properties style:font-name="Arial" fo:font-size="12pt" style:font-name-asian="Arial" style:font-size-asian="12pt" style:font-name-complex="Arial" style:font-size-complex="12pt"/>
    </style:style>
    <style:style style:name="T598_52" style:family="text">
      <style:text-properties style:font-name="Arial" fo:font-size="12pt" style:font-name-asian="Arial" style:font-size-asian="12pt" style:font-name-complex="Arial" style:font-size-complex="12pt"/>
    </style:style>
    <style:style style:name="T598_53" style:family="text">
      <style:text-properties style:font-name="Arial" fo:font-size="12pt" style:font-name-asian="Arial" style:font-size-asian="12pt" style:font-name-complex="Arial" style:font-size-complex="12pt"/>
    </style:style>
    <style:style style:name="T598_54" style:family="text">
      <style:text-properties style:font-name="Arial" fo:font-size="12pt" style:font-name-asian="Arial" style:font-size-asian="12pt" style:font-name-complex="Arial" style:font-size-complex="12pt"/>
    </style:style>
    <style:style style:name="T598_55" style:family="text">
      <style:text-properties style:font-name="Arial" fo:font-size="12pt" style:font-name-asian="Arial" style:font-size-asian="12pt" style:font-name-complex="Arial" style:font-size-complex="12pt"/>
    </style:style>
    <style:style style:name="T598_56" style:family="text">
      <style:text-properties style:font-name="Arial" fo:font-size="12pt" style:font-name-asian="Arial" style:font-size-asian="12pt" style:font-name-complex="Arial" style:font-size-complex="12pt"/>
    </style:style>
    <style:style style:name="T598_57" style:family="text">
      <style:text-properties style:font-name="Arial" fo:font-size="12pt" style:font-name-asian="Arial" style:font-size-asian="12pt" style:font-name-complex="Arial" style:font-size-complex="12pt"/>
    </style:style>
    <style:style style:name="T598_58" style:family="text">
      <style:text-properties style:font-name="Arial" fo:font-size="12pt" style:font-name-asian="Arial" style:font-size-asian="12pt" style:font-name-complex="Arial" style:font-size-complex="12pt"/>
    </style:style>
    <style:style style:name="T598_59" style:family="text">
      <style:text-properties style:font-name="Arial" fo:font-size="12pt" style:font-name-asian="Arial" style:font-size-asian="12pt" style:font-name-complex="Arial" style:font-size-complex="12pt"/>
    </style:style>
    <style:style style:name="T598_60" style:family="text">
      <style:text-properties style:font-name="Arial" fo:font-size="12pt" style:font-name-asian="Arial" style:font-size-asian="12pt" style:font-name-complex="Arial" style:font-size-complex="12pt"/>
    </style:style>
    <style:style style:name="T598_61" style:family="text">
      <style:text-properties style:font-name="Arial" fo:font-size="12pt" style:font-name-asian="Arial" style:font-size-asian="12pt" style:font-name-complex="Arial" style:font-size-complex="12pt"/>
    </style:style>
    <style:style style:name="T598_62" style:family="text">
      <style:text-properties style:font-name="Arial" fo:font-size="12pt" style:font-name-asian="Arial" style:font-size-asian="12pt" style:font-name-complex="Arial" style:font-size-complex="12pt"/>
    </style:style>
    <style:style style:name="T598_63" style:family="text">
      <style:text-properties style:font-name="Arial" fo:font-size="12pt" style:font-name-asian="Arial" style:font-size-asian="12pt" style:font-name-complex="Arial" style:font-size-complex="12pt"/>
    </style:style>
    <style:style style:name="T598_64" style:family="text">
      <style:text-properties style:font-name="Arial" fo:font-size="12pt" style:font-name-asian="Arial" style:font-size-asian="12pt" style:font-name-complex="Arial" style:font-size-complex="12pt"/>
    </style:style>
    <style:style style:name="T598_65" style:family="text">
      <style:text-properties style:font-name="Arial" fo:font-size="12pt" style:font-name-asian="Arial" style:font-size-asian="12pt" style:font-name-complex="Arial" style:font-size-complex="12pt"/>
    </style:style>
    <style:style style:name="T598_66" style:family="text">
      <style:text-properties style:font-name="Arial" fo:font-size="12pt" style:font-name-asian="Arial" style:font-size-asian="12pt" style:font-name-complex="Arial" style:font-size-complex="12pt"/>
    </style:style>
    <style:style style:name="T598_67" style:family="text">
      <style:text-properties style:font-name="Arial" fo:font-size="12pt" style:font-name-asian="Arial" style:font-size-asian="12pt" style:font-name-complex="Arial" style:font-size-complex="12pt"/>
    </style:style>
    <style:style style:name="T598_68" style:family="text">
      <style:text-properties style:font-name="Arial" fo:font-size="12pt" style:font-name-asian="Arial" style:font-size-asian="12pt" style:font-name-complex="Arial" style:font-size-complex="12pt"/>
    </style:style>
    <style:style style:name="T598_69" style:family="text">
      <style:text-properties style:font-name="Arial" fo:font-size="12pt" style:font-name-asian="Arial" style:font-size-asian="12pt" style:font-name-complex="Arial" style:font-size-complex="12pt"/>
    </style:style>
    <style:style style:name="T598_70" style:family="text">
      <style:text-properties style:font-name="Arial" fo:font-size="12pt" style:font-name-asian="Arial" style:font-size-asian="12pt" style:font-name-complex="Arial" style:font-size-complex="12pt"/>
    </style:style>
    <style:style style:name="T598_71" style:family="text">
      <style:text-properties style:font-name="Arial" fo:font-size="12pt" style:font-name-asian="Arial" style:font-size-asian="12pt" style:font-name-complex="Arial" style:font-size-complex="12pt"/>
    </style:style>
    <style:style style:name="T598_72" style:family="text">
      <style:text-properties style:font-name="Arial" fo:font-size="12pt" style:font-name-asian="Arial" style:font-size-asian="12pt" style:font-name-complex="Arial" style:font-size-complex="12pt"/>
    </style:style>
    <style:style style:name="T598_73" style:family="text">
      <style:text-properties style:font-name="Arial" fo:font-size="12pt" style:font-name-asian="Arial" style:font-size-asian="12pt" style:font-name-complex="Arial" style:font-size-complex="12pt"/>
    </style:style>
    <style:style style:name="P599" style:family="paragraph" style:parent-style-name="Standard">
      <style:paragraph-properties fo:break-before="auto" fo:line-height="115%" style:writing-mode="lr-tb"/>
    </style:style>
    <style:style style:name="P600" style:family="paragraph" style:parent-style-name="Heading_20_1">
      <style:paragraph-properties fo:break-before="auto" fo:line-height="115%" fo:margin-top="0cm" fo:margin-bottom="0cm" style:writing-mode="lr-tb"/>
    </style:style>
    <style:style style:name="T600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0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0_3" style:family="text">
      <style:text-properties style:font-name="Arial" fo:font-size="12pt" style:font-name-asian="Arial" style:font-size-asian="12pt" style:font-name-complex="Arial" style:font-size-complex="12pt"/>
    </style:style>
    <style:style style:name="T600_4" style:family="text">
      <style:text-properties style:font-name="Arial" fo:font-size="12pt" style:font-name-asian="Arial" style:font-size-asian="12pt" style:font-name-complex="Arial" style:font-size-complex="12pt"/>
    </style:style>
    <style:style style:name="T600_5" style:family="text">
      <style:text-properties style:font-name="Arial" fo:font-size="12pt" style:font-name-asian="Arial" style:font-size-asian="12pt" style:font-name-complex="Arial" style:font-size-complex="12pt"/>
    </style:style>
    <style:style style:name="T600_6" style:family="text">
      <style:text-properties style:font-name="Arial" fo:font-size="12pt" style:font-name-asian="Arial" style:font-size-asian="12pt" style:font-name-complex="Arial" style:font-size-complex="12pt"/>
    </style:style>
    <style:style style:name="T600_7" style:family="text">
      <style:text-properties style:font-name="Arial" fo:font-size="12pt" style:font-name-asian="Arial" style:font-size-asian="12pt" style:font-name-complex="Arial" style:font-size-complex="12pt"/>
    </style:style>
    <style:style style:name="T600_8" style:family="text">
      <style:text-properties style:font-name="Arial" fo:font-size="12pt" style:font-name-asian="Arial" style:font-size-asian="12pt" style:font-name-complex="Arial" style:font-size-complex="12pt"/>
    </style:style>
    <style:style style:name="T600_9" style:family="text">
      <style:text-properties style:font-name="Arial" fo:font-size="12pt" style:font-name-asian="Arial" style:font-size-asian="12pt" style:font-name-complex="Arial" style:font-size-complex="12pt"/>
    </style:style>
    <style:style style:name="T600_10" style:family="text">
      <style:text-properties style:font-name="Arial" fo:font-size="12pt" style:font-name-asian="Arial" style:font-size-asian="12pt" style:font-name-complex="Arial" style:font-size-complex="12pt"/>
    </style:style>
    <style:style style:name="T600_11" style:family="text">
      <style:text-properties style:font-name="Arial" fo:font-size="12pt" style:font-name-asian="Arial" style:font-size-asian="12pt" style:font-name-complex="Arial" style:font-size-complex="12pt"/>
    </style:style>
    <style:style style:name="T600_12" style:family="text">
      <style:text-properties style:font-name="Arial" fo:font-size="12pt" style:font-name-asian="Arial" style:font-size-asian="12pt" style:font-name-complex="Arial" style:font-size-complex="12pt"/>
    </style:style>
    <style:style style:name="T600_13" style:family="text">
      <style:text-properties style:font-name="Arial" fo:font-size="12pt" style:font-name-asian="Arial" style:font-size-asian="12pt" style:font-name-complex="Arial" style:font-size-complex="12pt"/>
    </style:style>
    <style:style style:name="T600_14" style:family="text">
      <style:text-properties style:font-name="Arial" fo:font-size="12pt" style:font-name-asian="Arial" style:font-size-asian="12pt" style:font-name-complex="Arial" style:font-size-complex="12pt"/>
    </style:style>
    <style:style style:name="T600_15" style:family="text">
      <style:text-properties style:font-name="Arial" fo:font-size="12pt" style:font-name-asian="Arial" style:font-size-asian="12pt" style:font-name-complex="Arial" style:font-size-complex="12pt"/>
    </style:style>
    <style:style style:name="T600_16" style:family="text">
      <style:text-properties style:font-name="Arial" fo:font-size="12pt" style:font-name-asian="Arial" style:font-size-asian="12pt" style:font-name-complex="Arial" style:font-size-complex="12pt"/>
    </style:style>
    <style:style style:name="T600_17" style:family="text">
      <style:text-properties style:font-name="Arial" fo:font-size="12pt" style:font-name-asian="Arial" style:font-size-asian="12pt" style:font-name-complex="Arial" style:font-size-complex="12pt"/>
    </style:style>
    <style:style style:name="T600_18" style:family="text">
      <style:text-properties style:font-name="Arial" fo:font-size="12pt" style:font-name-asian="Arial" style:font-size-asian="12pt" style:font-name-complex="Arial" style:font-size-complex="12pt"/>
    </style:style>
    <style:style style:name="T600_19" style:family="text">
      <style:text-properties style:font-name="Arial" fo:font-size="12pt" style:font-name-asian="Arial" style:font-size-asian="12pt" style:font-name-complex="Arial" style:font-size-complex="12pt"/>
    </style:style>
    <style:style style:name="T600_20" style:family="text">
      <style:text-properties style:font-name="Arial" fo:font-size="12pt" style:font-name-asian="Arial" style:font-size-asian="12pt" style:font-name-complex="Arial" style:font-size-complex="12pt"/>
    </style:style>
    <style:style style:name="T600_21" style:family="text">
      <style:text-properties style:font-name="Arial" fo:font-size="12pt" style:font-name-asian="Arial" style:font-size-asian="12pt" style:font-name-complex="Arial" style:font-size-complex="12pt"/>
    </style:style>
    <style:style style:name="T600_22" style:family="text">
      <style:text-properties style:font-name="Arial" fo:font-size="12pt" style:font-name-asian="Arial" style:font-size-asian="12pt" style:font-name-complex="Arial" style:font-size-complex="12pt"/>
    </style:style>
    <style:style style:name="T600_23" style:family="text">
      <style:text-properties style:font-name="Arial" fo:font-size="12pt" style:font-name-asian="Arial" style:font-size-asian="12pt" style:font-name-complex="Arial" style:font-size-complex="12pt"/>
    </style:style>
    <style:style style:name="T600_24" style:family="text">
      <style:text-properties style:font-name="Arial" fo:font-size="12pt" style:font-name-asian="Arial" style:font-size-asian="12pt" style:font-name-complex="Arial" style:font-size-complex="12pt"/>
    </style:style>
    <style:style style:name="T600_25" style:family="text">
      <style:text-properties style:font-name="Arial" fo:font-size="12pt" style:font-name-asian="Arial" style:font-size-asian="12pt" style:font-name-complex="Arial" style:font-size-complex="12pt"/>
    </style:style>
    <style:style style:name="T600_26" style:family="text">
      <style:text-properties style:font-name="Arial" fo:font-size="12pt" style:font-name-asian="Arial" style:font-size-asian="12pt" style:font-name-complex="Arial" style:font-size-complex="12pt"/>
    </style:style>
    <style:style style:name="T600_27" style:family="text">
      <style:text-properties style:font-name="Arial" fo:font-size="12pt" style:font-name-asian="Arial" style:font-size-asian="12pt" style:font-name-complex="Arial" style:font-size-complex="12pt"/>
    </style:style>
    <style:style style:name="T600_28" style:family="text">
      <style:text-properties style:font-name="Arial" fo:font-size="12pt" style:font-name-asian="Arial" style:font-size-asian="12pt" style:font-name-complex="Arial" style:font-size-complex="12pt"/>
    </style:style>
    <style:style style:name="T600_29" style:family="text">
      <style:text-properties style:font-name="Arial" fo:font-size="12pt" style:font-name-asian="Arial" style:font-size-asian="12pt" style:font-name-complex="Arial" style:font-size-complex="12pt"/>
    </style:style>
    <style:style style:name="T600_30" style:family="text">
      <style:text-properties style:font-name="Arial" fo:font-size="12pt" style:font-name-asian="Arial" style:font-size-asian="12pt" style:font-name-complex="Arial" style:font-size-complex="12pt"/>
    </style:style>
    <style:style style:name="T600_31" style:family="text">
      <style:text-properties style:font-name="Arial" fo:font-size="12pt" style:font-name-asian="Arial" style:font-size-asian="12pt" style:font-name-complex="Arial" style:font-size-complex="12pt"/>
    </style:style>
    <style:style style:name="T600_32" style:family="text">
      <style:text-properties style:font-name="Arial" fo:font-size="12pt" style:font-name-asian="Arial" style:font-size-asian="12pt" style:font-name-complex="Arial" style:font-size-complex="12pt"/>
    </style:style>
    <style:style style:name="T600_33" style:family="text">
      <style:text-properties style:font-name="Arial" fo:font-size="12pt" style:font-name-asian="Arial" style:font-size-asian="12pt" style:font-name-complex="Arial" style:font-size-complex="12pt"/>
    </style:style>
    <style:style style:name="T600_34" style:family="text">
      <style:text-properties style:font-name="Arial" fo:font-size="12pt" style:font-name-asian="Arial" style:font-size-asian="12pt" style:font-name-complex="Arial" style:font-size-complex="12pt"/>
    </style:style>
    <style:style style:name="T600_35" style:family="text">
      <style:text-properties style:font-name="Arial" fo:font-size="12pt" style:font-name-asian="Arial" style:font-size-asian="12pt" style:font-name-complex="Arial" style:font-size-complex="12pt"/>
    </style:style>
    <style:style style:name="T600_36" style:family="text">
      <style:text-properties style:font-name="Arial" fo:font-size="12pt" style:font-name-asian="Arial" style:font-size-asian="12pt" style:font-name-complex="Arial" style:font-size-complex="12pt"/>
    </style:style>
    <style:style style:name="T600_37" style:family="text">
      <style:text-properties style:font-name="Arial" fo:font-size="12pt" style:font-name-asian="Arial" style:font-size-asian="12pt" style:font-name-complex="Arial" style:font-size-complex="12pt"/>
    </style:style>
    <style:style style:name="T600_38" style:family="text">
      <style:text-properties style:font-name="Arial" fo:font-size="12pt" style:font-name-asian="Arial" style:font-size-asian="12pt" style:font-name-complex="Arial" style:font-size-complex="12pt"/>
    </style:style>
    <style:style style:name="T600_39" style:family="text">
      <style:text-properties style:font-name="Arial" fo:font-size="12pt" style:font-name-asian="Arial" style:font-size-asian="12pt" style:font-name-complex="Arial" style:font-size-complex="12pt"/>
    </style:style>
    <style:style style:name="T600_40" style:family="text">
      <style:text-properties style:font-name="Arial" fo:font-size="12pt" style:font-name-asian="Arial" style:font-size-asian="12pt" style:font-name-complex="Arial" style:font-size-complex="12pt"/>
    </style:style>
    <style:style style:name="T600_41" style:family="text">
      <style:text-properties style:font-name="Arial" fo:font-size="12pt" style:font-name-asian="Arial" style:font-size-asian="12pt" style:font-name-complex="Arial" style:font-size-complex="12pt"/>
    </style:style>
    <style:style style:name="T600_42" style:family="text">
      <style:text-properties style:font-name="Arial" fo:font-size="12pt" style:font-name-asian="Arial" style:font-size-asian="12pt" style:font-name-complex="Arial" style:font-size-complex="12pt"/>
    </style:style>
    <style:style style:name="T600_43" style:family="text">
      <style:text-properties style:font-name="Arial" fo:font-size="12pt" style:font-name-asian="Arial" style:font-size-asian="12pt" style:font-name-complex="Arial" style:font-size-complex="12pt"/>
    </style:style>
    <style:style style:name="T600_44" style:family="text">
      <style:text-properties style:font-name="Arial" fo:font-size="12pt" style:font-name-asian="Arial" style:font-size-asian="12pt" style:font-name-complex="Arial" style:font-size-complex="12pt"/>
    </style:style>
    <style:style style:name="T600_45" style:family="text">
      <style:text-properties style:font-name="Arial" fo:font-size="12pt" style:font-name-asian="Arial" style:font-size-asian="12pt" style:font-name-complex="Arial" style:font-size-complex="12pt"/>
    </style:style>
    <style:style style:name="T600_46" style:family="text">
      <style:text-properties style:font-name="Arial" fo:font-size="12pt" style:font-name-asian="Arial" style:font-size-asian="12pt" style:font-name-complex="Arial" style:font-size-complex="12pt"/>
    </style:style>
    <style:style style:name="T600_47" style:family="text">
      <style:text-properties style:font-name="Arial" fo:font-size="12pt" style:font-name-asian="Arial" style:font-size-asian="12pt" style:font-name-complex="Arial" style:font-size-complex="12pt"/>
    </style:style>
    <style:style style:name="T600_48" style:family="text">
      <style:text-properties style:font-name="Arial" fo:font-size="12pt" style:font-name-asian="Arial" style:font-size-asian="12pt" style:font-name-complex="Arial" style:font-size-complex="12pt"/>
    </style:style>
    <style:style style:name="T600_49" style:family="text">
      <style:text-properties style:font-name="Arial" fo:font-size="12pt" style:font-name-asian="Arial" style:font-size-asian="12pt" style:font-name-complex="Arial" style:font-size-complex="12pt"/>
    </style:style>
    <style:style style:name="T600_50" style:family="text">
      <style:text-properties style:font-name="Arial" fo:font-size="12pt" style:font-name-asian="Arial" style:font-size-asian="12pt" style:font-name-complex="Arial" style:font-size-complex="12pt"/>
    </style:style>
    <style:style style:name="T600_51" style:family="text">
      <style:text-properties style:font-name="Arial" fo:font-size="12pt" style:font-name-asian="Arial" style:font-size-asian="12pt" style:font-name-complex="Arial" style:font-size-complex="12pt"/>
    </style:style>
    <style:style style:name="T600_52" style:family="text">
      <style:text-properties style:font-name="Arial" fo:font-size="12pt" style:font-name-asian="Arial" style:font-size-asian="12pt" style:font-name-complex="Arial" style:font-size-complex="12pt"/>
    </style:style>
    <style:style style:name="T600_53" style:family="text">
      <style:text-properties style:font-name="Arial" fo:font-size="12pt" style:font-name-asian="Arial" style:font-size-asian="12pt" style:font-name-complex="Arial" style:font-size-complex="12pt"/>
    </style:style>
    <style:style style:name="T600_54" style:family="text">
      <style:text-properties style:font-name="Arial" fo:font-size="12pt" style:font-name-asian="Arial" style:font-size-asian="12pt" style:font-name-complex="Arial" style:font-size-complex="12pt"/>
    </style:style>
    <style:style style:name="T600_55" style:family="text">
      <style:text-properties style:font-name="Arial" fo:font-size="12pt" style:font-name-asian="Arial" style:font-size-asian="12pt" style:font-name-complex="Arial" style:font-size-complex="12pt"/>
    </style:style>
    <style:style style:name="T600_56" style:family="text">
      <style:text-properties style:font-name="Arial" fo:font-size="12pt" style:font-name-asian="Arial" style:font-size-asian="12pt" style:font-name-complex="Arial" style:font-size-complex="12pt"/>
    </style:style>
    <style:style style:name="T600_57" style:family="text">
      <style:text-properties style:font-name="Arial" fo:font-size="12pt" style:font-name-asian="Arial" style:font-size-asian="12pt" style:font-name-complex="Arial" style:font-size-complex="12pt"/>
    </style:style>
    <style:style style:name="T600_58" style:family="text">
      <style:text-properties style:font-name="Arial" fo:font-size="12pt" style:font-name-asian="Arial" style:font-size-asian="12pt" style:font-name-complex="Arial" style:font-size-complex="12pt"/>
    </style:style>
    <style:style style:name="T600_59" style:family="text">
      <style:text-properties style:font-name="Arial" fo:font-size="12pt" style:font-name-asian="Arial" style:font-size-asian="12pt" style:font-name-complex="Arial" style:font-size-complex="12pt"/>
    </style:style>
    <style:style style:name="T600_60" style:family="text">
      <style:text-properties style:font-name="Arial" fo:font-size="12pt" style:font-name-asian="Arial" style:font-size-asian="12pt" style:font-name-complex="Arial" style:font-size-complex="12pt"/>
    </style:style>
    <style:style style:name="T600_61" style:family="text">
      <style:text-properties style:font-name="Arial" fo:font-size="12pt" style:font-name-asian="Arial" style:font-size-asian="12pt" style:font-name-complex="Arial" style:font-size-complex="12pt"/>
    </style:style>
    <style:style style:name="T600_62" style:family="text">
      <style:text-properties style:font-name="Arial" fo:font-size="12pt" style:font-name-asian="Arial" style:font-size-asian="12pt" style:font-name-complex="Arial" style:font-size-complex="12pt"/>
    </style:style>
    <style:style style:name="T600_63" style:family="text">
      <style:text-properties style:font-name="Arial" fo:font-size="12pt" style:font-name-asian="Arial" style:font-size-asian="12pt" style:font-name-complex="Arial" style:font-size-complex="12pt"/>
    </style:style>
    <style:style style:name="T600_64" style:family="text">
      <style:text-properties style:font-name="Arial" fo:font-size="12pt" style:font-name-asian="Arial" style:font-size-asian="12pt" style:font-name-complex="Arial" style:font-size-complex="12pt"/>
    </style:style>
    <style:style style:name="P601" style:family="paragraph" style:parent-style-name="Standard">
      <style:paragraph-properties fo:break-before="auto" fo:line-height="115%" style:writing-mode="lr-tb"/>
    </style:style>
    <style:style style:name="P602" style:family="paragraph" style:parent-style-name="Heading_20_1">
      <style:paragraph-properties fo:break-before="auto" fo:line-height="115%" fo:margin-top="0cm" fo:margin-bottom="0cm" style:writing-mode="lr-tb"/>
    </style:style>
    <style:style style:name="T602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2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2_3" style:family="text">
      <style:text-properties style:font-name="Arial" fo:font-size="12pt" style:font-name-asian="Arial" style:font-size-asian="12pt" style:font-name-complex="Arial" style:font-size-complex="12pt"/>
    </style:style>
    <style:style style:name="T602_4" style:family="text">
      <style:text-properties style:font-name="Arial" fo:font-size="12pt" style:font-name-asian="Arial" style:font-size-asian="12pt" style:font-name-complex="Arial" style:font-size-complex="12pt"/>
    </style:style>
    <style:style style:name="T602_5" style:family="text">
      <style:text-properties style:font-name="Arial" fo:font-size="12pt" style:font-name-asian="Arial" style:font-size-asian="12pt" style:font-name-complex="Arial" style:font-size-complex="12pt"/>
    </style:style>
    <style:style style:name="T602_6" style:family="text">
      <style:text-properties style:font-name="Arial" fo:font-size="12pt" style:font-name-asian="Arial" style:font-size-asian="12pt" style:font-name-complex="Arial" style:font-size-complex="12pt"/>
    </style:style>
    <style:style style:name="T602_7" style:family="text">
      <style:text-properties style:font-name="Arial" fo:font-size="12pt" style:font-name-asian="Arial" style:font-size-asian="12pt" style:font-name-complex="Arial" style:font-size-complex="12pt"/>
    </style:style>
    <style:style style:name="T602_8" style:family="text">
      <style:text-properties style:font-name="Arial" fo:font-size="12pt" style:font-name-asian="Arial" style:font-size-asian="12pt" style:font-name-complex="Arial" style:font-size-complex="12pt"/>
    </style:style>
    <style:style style:name="T602_9" style:family="text">
      <style:text-properties style:font-name="Arial" fo:font-size="12pt" style:font-name-asian="Arial" style:font-size-asian="12pt" style:font-name-complex="Arial" style:font-size-complex="12pt"/>
    </style:style>
    <style:style style:name="T602_10" style:family="text">
      <style:text-properties style:font-name="Arial" fo:font-size="12pt" style:font-name-asian="Arial" style:font-size-asian="12pt" style:font-name-complex="Arial" style:font-size-complex="12pt"/>
    </style:style>
    <style:style style:name="T602_11" style:family="text">
      <style:text-properties style:font-name="Arial" fo:font-size="12pt" style:font-name-asian="Arial" style:font-size-asian="12pt" style:font-name-complex="Arial" style:font-size-complex="12pt"/>
    </style:style>
    <style:style style:name="T602_12" style:family="text">
      <style:text-properties style:font-name="Arial" fo:font-size="12pt" style:font-name-asian="Arial" style:font-size-asian="12pt" style:font-name-complex="Arial" style:font-size-complex="12pt"/>
    </style:style>
    <style:style style:name="T602_13" style:family="text">
      <style:text-properties style:font-name="Arial" fo:font-size="12pt" style:font-name-asian="Arial" style:font-size-asian="12pt" style:font-name-complex="Arial" style:font-size-complex="12pt"/>
    </style:style>
    <style:style style:name="T602_14" style:family="text">
      <style:text-properties style:font-name="Arial" fo:font-size="12pt" style:font-name-asian="Arial" style:font-size-asian="12pt" style:font-name-complex="Arial" style:font-size-complex="12pt"/>
    </style:style>
    <style:style style:name="T602_15" style:family="text">
      <style:text-properties style:font-name="Arial" fo:font-size="12pt" style:font-name-asian="Arial" style:font-size-asian="12pt" style:font-name-complex="Arial" style:font-size-complex="12pt"/>
    </style:style>
    <style:style style:name="T602_16" style:family="text">
      <style:text-properties style:font-name="Arial" fo:font-size="12pt" style:font-name-asian="Arial" style:font-size-asian="12pt" style:font-name-complex="Arial" style:font-size-complex="12pt"/>
    </style:style>
    <style:style style:name="T602_17" style:family="text">
      <style:text-properties style:font-name="Arial" fo:font-size="12pt" style:font-name-asian="Arial" style:font-size-asian="12pt" style:font-name-complex="Arial" style:font-size-complex="12pt"/>
    </style:style>
    <style:style style:name="T602_18" style:family="text">
      <style:text-properties style:font-name="Arial" fo:font-size="12pt" style:font-name-asian="Arial" style:font-size-asian="12pt" style:font-name-complex="Arial" style:font-size-complex="12pt"/>
    </style:style>
    <style:style style:name="T602_19" style:family="text">
      <style:text-properties style:font-name="Arial" fo:font-size="12pt" style:font-name-asian="Arial" style:font-size-asian="12pt" style:font-name-complex="Arial" style:font-size-complex="12pt"/>
    </style:style>
    <style:style style:name="T602_20" style:family="text">
      <style:text-properties style:font-name="Arial" fo:font-size="12pt" style:font-name-asian="Arial" style:font-size-asian="12pt" style:font-name-complex="Arial" style:font-size-complex="12pt"/>
    </style:style>
    <style:style style:name="T602_21" style:family="text">
      <style:text-properties style:font-name="Arial" fo:font-size="12pt" style:font-name-asian="Arial" style:font-size-asian="12pt" style:font-name-complex="Arial" style:font-size-complex="12pt"/>
    </style:style>
    <style:style style:name="T602_22" style:family="text">
      <style:text-properties style:font-name="Arial" fo:font-size="12pt" style:font-name-asian="Arial" style:font-size-asian="12pt" style:font-name-complex="Arial" style:font-size-complex="12pt"/>
    </style:style>
    <style:style style:name="T602_23" style:family="text">
      <style:text-properties style:font-name="Arial" fo:font-size="12pt" style:font-name-asian="Arial" style:font-size-asian="12pt" style:font-name-complex="Arial" style:font-size-complex="12pt"/>
    </style:style>
    <style:style style:name="T602_24" style:family="text">
      <style:text-properties style:font-name="Arial" fo:font-size="12pt" style:font-name-asian="Arial" style:font-size-asian="12pt" style:font-name-complex="Arial" style:font-size-complex="12pt"/>
    </style:style>
    <style:style style:name="T602_25" style:family="text">
      <style:text-properties style:font-name="Arial" fo:font-size="12pt" style:font-name-asian="Arial" style:font-size-asian="12pt" style:font-name-complex="Arial" style:font-size-complex="12pt"/>
    </style:style>
    <style:style style:name="T602_26" style:family="text">
      <style:text-properties style:font-name="Arial" fo:font-size="12pt" style:font-name-asian="Arial" style:font-size-asian="12pt" style:font-name-complex="Arial" style:font-size-complex="12pt"/>
    </style:style>
    <style:style style:name="T602_27" style:family="text">
      <style:text-properties style:font-name="Arial" fo:font-size="12pt" style:font-name-asian="Arial" style:font-size-asian="12pt" style:font-name-complex="Arial" style:font-size-complex="12pt"/>
    </style:style>
    <style:style style:name="T602_28" style:family="text">
      <style:text-properties style:font-name="Arial" fo:font-size="12pt" style:font-name-asian="Arial" style:font-size-asian="12pt" style:font-name-complex="Arial" style:font-size-complex="12pt"/>
    </style:style>
    <style:style style:name="T602_29" style:family="text">
      <style:text-properties style:font-name="Arial" fo:font-size="12pt" style:font-name-asian="Arial" style:font-size-asian="12pt" style:font-name-complex="Arial" style:font-size-complex="12pt"/>
    </style:style>
    <style:style style:name="T602_30" style:family="text">
      <style:text-properties style:font-name="Arial" fo:font-size="12pt" style:font-name-asian="Arial" style:font-size-asian="12pt" style:font-name-complex="Arial" style:font-size-complex="12pt"/>
    </style:style>
    <style:style style:name="T602_31" style:family="text">
      <style:text-properties style:font-name="Arial" fo:font-size="12pt" style:font-name-asian="Arial" style:font-size-asian="12pt" style:font-name-complex="Arial" style:font-size-complex="12pt"/>
    </style:style>
    <style:style style:name="T602_32" style:family="text">
      <style:text-properties style:font-name="Arial" fo:font-size="12pt" style:font-name-asian="Arial" style:font-size-asian="12pt" style:font-name-complex="Arial" style:font-size-complex="12pt"/>
    </style:style>
    <style:style style:name="T602_33" style:family="text">
      <style:text-properties style:font-name="Arial" fo:font-size="12pt" style:font-name-asian="Arial" style:font-size-asian="12pt" style:font-name-complex="Arial" style:font-size-complex="12pt"/>
    </style:style>
    <style:style style:name="T602_34" style:family="text">
      <style:text-properties style:font-name="Arial" fo:font-size="12pt" style:font-name-asian="Arial" style:font-size-asian="12pt" style:font-name-complex="Arial" style:font-size-complex="12pt"/>
    </style:style>
    <style:style style:name="T602_35" style:family="text">
      <style:text-properties style:font-name="Arial" fo:font-size="12pt" style:font-name-asian="Arial" style:font-size-asian="12pt" style:font-name-complex="Arial" style:font-size-complex="12pt"/>
    </style:style>
    <style:style style:name="T602_36" style:family="text">
      <style:text-properties style:font-name="Arial" fo:font-size="12pt" style:font-name-asian="Arial" style:font-size-asian="12pt" style:font-name-complex="Arial" style:font-size-complex="12pt"/>
    </style:style>
    <style:style style:name="T602_37" style:family="text">
      <style:text-properties style:font-name="Arial" fo:font-size="12pt" style:font-name-asian="Arial" style:font-size-asian="12pt" style:font-name-complex="Arial" style:font-size-complex="12pt"/>
    </style:style>
    <style:style style:name="T602_38" style:family="text">
      <style:text-properties style:font-name="Arial" fo:font-size="12pt" style:font-name-asian="Arial" style:font-size-asian="12pt" style:font-name-complex="Arial" style:font-size-complex="12pt"/>
    </style:style>
    <style:style style:name="T602_39" style:family="text">
      <style:text-properties style:font-name="Arial" fo:font-size="12pt" style:font-name-asian="Arial" style:font-size-asian="12pt" style:font-name-complex="Arial" style:font-size-complex="12pt"/>
    </style:style>
    <style:style style:name="T602_40" style:family="text">
      <style:text-properties style:font-name="Arial" fo:font-size="12pt" style:font-name-asian="Arial" style:font-size-asian="12pt" style:font-name-complex="Arial" style:font-size-complex="12pt"/>
    </style:style>
    <style:style style:name="T602_41" style:family="text">
      <style:text-properties style:font-name="Arial" fo:font-size="12pt" style:font-name-asian="Arial" style:font-size-asian="12pt" style:font-name-complex="Arial" style:font-size-complex="12pt"/>
    </style:style>
    <style:style style:name="T602_42" style:family="text">
      <style:text-properties style:font-name="Arial" fo:font-size="12pt" style:font-name-asian="Arial" style:font-size-asian="12pt" style:font-name-complex="Arial" style:font-size-complex="12pt"/>
    </style:style>
    <style:style style:name="T602_43" style:family="text">
      <style:text-properties style:font-name="Arial" fo:font-size="12pt" style:font-name-asian="Arial" style:font-size-asian="12pt" style:font-name-complex="Arial" style:font-size-complex="12pt"/>
    </style:style>
    <style:style style:name="T602_44" style:family="text">
      <style:text-properties style:font-name="Arial" fo:font-size="12pt" style:font-name-asian="Arial" style:font-size-asian="12pt" style:font-name-complex="Arial" style:font-size-complex="12pt"/>
    </style:style>
    <style:style style:name="T602_45" style:family="text">
      <style:text-properties style:font-name="Arial" fo:font-size="12pt" style:font-name-asian="Arial" style:font-size-asian="12pt" style:font-name-complex="Arial" style:font-size-complex="12pt"/>
    </style:style>
    <style:style style:name="T602_46" style:family="text">
      <style:text-properties style:font-name="Arial" fo:font-size="12pt" style:font-name-asian="Arial" style:font-size-asian="12pt" style:font-name-complex="Arial" style:font-size-complex="12pt"/>
    </style:style>
    <style:style style:name="T602_47" style:family="text">
      <style:text-properties style:font-name="Arial" fo:font-size="12pt" style:font-name-asian="Arial" style:font-size-asian="12pt" style:font-name-complex="Arial" style:font-size-complex="12pt"/>
    </style:style>
    <style:style style:name="T602_48" style:family="text">
      <style:text-properties style:font-name="Arial" fo:font-size="12pt" style:font-name-asian="Arial" style:font-size-asian="12pt" style:font-name-complex="Arial" style:font-size-complex="12pt"/>
    </style:style>
    <style:style style:name="T602_49" style:family="text">
      <style:text-properties style:font-name="Arial" fo:font-size="12pt" style:font-name-asian="Arial" style:font-size-asian="12pt" style:font-name-complex="Arial" style:font-size-complex="12pt"/>
    </style:style>
    <style:style style:name="T602_50" style:family="text">
      <style:text-properties style:font-name="Arial" fo:font-size="12pt" style:font-name-asian="Arial" style:font-size-asian="12pt" style:font-name-complex="Arial" style:font-size-complex="12pt"/>
    </style:style>
    <style:style style:name="T602_51" style:family="text">
      <style:text-properties style:font-name="Arial" fo:font-size="12pt" style:font-name-asian="Arial" style:font-size-asian="12pt" style:font-name-complex="Arial" style:font-size-complex="12pt"/>
    </style:style>
    <style:style style:name="T602_52" style:family="text">
      <style:text-properties style:font-name="Arial" fo:font-size="12pt" style:font-name-asian="Arial" style:font-size-asian="12pt" style:font-name-complex="Arial" style:font-size-complex="12pt"/>
    </style:style>
    <style:style style:name="T602_53" style:family="text">
      <style:text-properties style:font-name="Arial" fo:font-size="12pt" style:font-name-asian="Arial" style:font-size-asian="12pt" style:font-name-complex="Arial" style:font-size-complex="12pt"/>
    </style:style>
    <style:style style:name="T602_54" style:family="text">
      <style:text-properties style:font-name="Arial" fo:font-size="12pt" style:font-name-asian="Arial" style:font-size-asian="12pt" style:font-name-complex="Arial" style:font-size-complex="12pt"/>
    </style:style>
    <style:style style:name="T602_55" style:family="text">
      <style:text-properties style:font-name="Arial" fo:font-size="12pt" style:font-name-asian="Arial" style:font-size-asian="12pt" style:font-name-complex="Arial" style:font-size-complex="12pt"/>
    </style:style>
    <style:style style:name="P603" style:family="paragraph" style:parent-style-name="Standard">
      <style:paragraph-properties fo:break-before="auto" fo:line-height="115%" style:writing-mode="lr-tb"/>
    </style:style>
    <style:style style:name="P604" style:family="paragraph" style:parent-style-name="Heading_20_1">
      <style:paragraph-properties fo:break-before="auto" fo:line-height="115%" fo:margin-top="0cm" fo:margin-bottom="0cm" style:writing-mode="lr-tb"/>
    </style:style>
    <style:style style:name="T604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4_2" style:family="text">
      <style:text-properties style:font-name="Arial" fo:font-size="12pt" style:font-name-asian="Arial" style:font-size-asian="12pt" style:font-name-complex="Arial" style:font-size-complex="12pt"/>
    </style:style>
    <style:style style:name="T604_3" style:family="text">
      <style:text-properties style:font-name="Arial" fo:font-size="12pt" style:font-name-asian="Arial" style:font-size-asian="12pt" style:font-name-complex="Arial" style:font-size-complex="12pt"/>
    </style:style>
    <style:style style:name="T604_4" style:family="text">
      <style:text-properties style:font-name="Arial" fo:font-size="12pt" style:font-name-asian="Arial" style:font-size-asian="12pt" style:font-name-complex="Arial" style:font-size-complex="12pt"/>
    </style:style>
    <style:style style:name="T604_5" style:family="text">
      <style:text-properties style:font-name="Arial" fo:font-size="12pt" style:font-name-asian="Arial" style:font-size-asian="12pt" style:font-name-complex="Arial" style:font-size-complex="12pt"/>
    </style:style>
    <style:style style:name="T604_6" style:family="text">
      <style:text-properties style:font-name="Arial" fo:font-size="12pt" style:font-name-asian="Arial" style:font-size-asian="12pt" style:font-name-complex="Arial" style:font-size-complex="12pt"/>
    </style:style>
    <style:style style:name="T604_7" style:family="text">
      <style:text-properties style:font-name="Arial" fo:font-size="12pt" style:font-name-asian="Arial" style:font-size-asian="12pt" style:font-name-complex="Arial" style:font-size-complex="12pt"/>
    </style:style>
    <style:style style:name="T604_8" style:family="text">
      <style:text-properties style:font-name="Arial" fo:font-size="12pt" style:font-name-asian="Arial" style:font-size-asian="12pt" style:font-name-complex="Arial" style:font-size-complex="12pt"/>
    </style:style>
    <style:style style:name="T604_9" style:family="text">
      <style:text-properties style:font-name="Arial" fo:font-size="12pt" style:font-name-asian="Arial" style:font-size-asian="12pt" style:font-name-complex="Arial" style:font-size-complex="12pt"/>
    </style:style>
    <style:style style:name="T604_10" style:family="text">
      <style:text-properties style:font-name="Arial" fo:font-size="12pt" style:font-name-asian="Arial" style:font-size-asian="12pt" style:font-name-complex="Arial" style:font-size-complex="12pt"/>
    </style:style>
    <style:style style:name="T604_11" style:family="text">
      <style:text-properties style:font-name="Arial" fo:font-size="12pt" style:font-name-asian="Arial" style:font-size-asian="12pt" style:font-name-complex="Arial" style:font-size-complex="12pt"/>
    </style:style>
    <style:style style:name="T604_12" style:family="text">
      <style:text-properties style:font-name="Arial" fo:font-size="12pt" style:font-name-asian="Arial" style:font-size-asian="12pt" style:font-name-complex="Arial" style:font-size-complex="12pt"/>
    </style:style>
    <style:style style:name="T604_13" style:family="text">
      <style:text-properties style:font-name="Arial" fo:font-size="12pt" style:font-name-asian="Arial" style:font-size-asian="12pt" style:font-name-complex="Arial" style:font-size-complex="12pt"/>
    </style:style>
    <style:style style:name="T604_14" style:family="text">
      <style:text-properties style:font-name="Arial" fo:font-size="12pt" style:font-name-asian="Arial" style:font-size-asian="12pt" style:font-name-complex="Arial" style:font-size-complex="12pt"/>
    </style:style>
    <style:style style:name="T604_15" style:family="text">
      <style:text-properties style:font-name="Arial" fo:font-size="12pt" style:font-name-asian="Arial" style:font-size-asian="12pt" style:font-name-complex="Arial" style:font-size-complex="12pt"/>
    </style:style>
    <style:style style:name="T604_16" style:family="text">
      <style:text-properties style:font-name="Arial" fo:font-size="12pt" style:font-name-asian="Arial" style:font-size-asian="12pt" style:font-name-complex="Arial" style:font-size-complex="12pt"/>
    </style:style>
    <style:style style:name="T604_17" style:family="text">
      <style:text-properties style:font-name="Arial" fo:font-size="12pt" style:font-name-asian="Arial" style:font-size-asian="12pt" style:font-name-complex="Arial" style:font-size-complex="12pt"/>
    </style:style>
    <style:style style:name="T604_18" style:family="text">
      <style:text-properties style:font-name="Arial" fo:font-size="12pt" style:font-name-asian="Arial" style:font-size-asian="12pt" style:font-name-complex="Arial" style:font-size-complex="12pt"/>
    </style:style>
    <style:style style:name="T604_19" style:family="text">
      <style:text-properties style:font-name="Arial" fo:font-size="12pt" style:font-name-asian="Arial" style:font-size-asian="12pt" style:font-name-complex="Arial" style:font-size-complex="12pt"/>
    </style:style>
    <style:style style:name="T604_20" style:family="text">
      <style:text-properties style:font-name="Arial" fo:font-size="12pt" style:font-name-asian="Arial" style:font-size-asian="12pt" style:font-name-complex="Arial" style:font-size-complex="12pt"/>
    </style:style>
    <style:style style:name="T604_21" style:family="text">
      <style:text-properties style:font-name="Arial" fo:font-size="12pt" style:font-name-asian="Arial" style:font-size-asian="12pt" style:font-name-complex="Arial" style:font-size-complex="12pt"/>
    </style:style>
    <style:style style:name="T604_22" style:family="text">
      <style:text-properties style:font-name="Arial" fo:font-size="12pt" style:font-name-asian="Arial" style:font-size-asian="12pt" style:font-name-complex="Arial" style:font-size-complex="12pt"/>
    </style:style>
    <style:style style:name="T604_23" style:family="text">
      <style:text-properties style:font-name="Arial" fo:font-size="12pt" style:font-name-asian="Arial" style:font-size-asian="12pt" style:font-name-complex="Arial" style:font-size-complex="12pt"/>
    </style:style>
    <style:style style:name="T604_24" style:family="text">
      <style:text-properties style:font-name="Arial" fo:font-size="12pt" style:font-name-asian="Arial" style:font-size-asian="12pt" style:font-name-complex="Arial" style:font-size-complex="12pt"/>
    </style:style>
    <style:style style:name="T604_25" style:family="text">
      <style:text-properties style:font-name="Arial" fo:font-size="12pt" style:font-name-asian="Arial" style:font-size-asian="12pt" style:font-name-complex="Arial" style:font-size-complex="12pt"/>
    </style:style>
    <style:style style:name="T604_26" style:family="text">
      <style:text-properties style:font-name="Arial" fo:font-size="12pt" style:font-name-asian="Arial" style:font-size-asian="12pt" style:font-name-complex="Arial" style:font-size-complex="12pt"/>
    </style:style>
    <style:style style:name="T604_27" style:family="text">
      <style:text-properties style:font-name="Arial" fo:font-size="12pt" style:font-name-asian="Arial" style:font-size-asian="12pt" style:font-name-complex="Arial" style:font-size-complex="12pt"/>
    </style:style>
    <style:style style:name="T604_28" style:family="text">
      <style:text-properties style:font-name="Arial" fo:font-size="12pt" style:font-name-asian="Arial" style:font-size-asian="12pt" style:font-name-complex="Arial" style:font-size-complex="12pt"/>
    </style:style>
    <style:style style:name="T604_29" style:family="text">
      <style:text-properties style:font-name="Arial" fo:font-size="12pt" style:font-name-asian="Arial" style:font-size-asian="12pt" style:font-name-complex="Arial" style:font-size-complex="12pt"/>
    </style:style>
    <style:style style:name="T604_30" style:family="text">
      <style:text-properties style:font-name="Arial" fo:font-size="12pt" style:font-name-asian="Arial" style:font-size-asian="12pt" style:font-name-complex="Arial" style:font-size-complex="12pt"/>
    </style:style>
    <style:style style:name="T604_31" style:family="text">
      <style:text-properties style:font-name="Arial" fo:font-size="12pt" style:font-name-asian="Arial" style:font-size-asian="12pt" style:font-name-complex="Arial" style:font-size-complex="12pt"/>
    </style:style>
    <style:style style:name="T604_32" style:family="text">
      <style:text-properties style:font-name="Arial" fo:font-size="12pt" style:font-name-asian="Arial" style:font-size-asian="12pt" style:font-name-complex="Arial" style:font-size-complex="12pt"/>
    </style:style>
    <style:style style:name="T604_33" style:family="text">
      <style:text-properties style:font-name="Arial" fo:font-size="12pt" style:font-name-asian="Arial" style:font-size-asian="12pt" style:font-name-complex="Arial" style:font-size-complex="12pt"/>
    </style:style>
    <style:style style:name="T604_34" style:family="text">
      <style:text-properties style:font-name="Arial" fo:font-size="12pt" style:font-name-asian="Arial" style:font-size-asian="12pt" style:font-name-complex="Arial" style:font-size-complex="12pt"/>
    </style:style>
    <style:style style:name="T604_35" style:family="text">
      <style:text-properties style:font-name="Arial" fo:font-size="12pt" style:font-name-asian="Arial" style:font-size-asian="12pt" style:font-name-complex="Arial" style:font-size-complex="12pt"/>
    </style:style>
    <style:style style:name="T604_36" style:family="text">
      <style:text-properties style:font-name="Arial" fo:font-size="12pt" style:font-name-asian="Arial" style:font-size-asian="12pt" style:font-name-complex="Arial" style:font-size-complex="12pt"/>
    </style:style>
    <style:style style:name="T604_37" style:family="text">
      <style:text-properties style:font-name="Arial" fo:font-size="12pt" style:font-name-asian="Arial" style:font-size-asian="12pt" style:font-name-complex="Arial" style:font-size-complex="12pt"/>
    </style:style>
    <style:style style:name="T604_38" style:family="text">
      <style:text-properties style:font-name="Arial" fo:font-size="12pt" style:font-name-asian="Arial" style:font-size-asian="12pt" style:font-name-complex="Arial" style:font-size-complex="12pt"/>
    </style:style>
    <style:style style:name="T604_39" style:family="text">
      <style:text-properties style:font-name="Arial" fo:font-size="12pt" style:font-name-asian="Arial" style:font-size-asian="12pt" style:font-name-complex="Arial" style:font-size-complex="12pt"/>
    </style:style>
    <style:style style:name="T604_40" style:family="text">
      <style:text-properties style:font-name="Arial" fo:font-size="12pt" style:font-name-asian="Arial" style:font-size-asian="12pt" style:font-name-complex="Arial" style:font-size-complex="12pt"/>
    </style:style>
    <style:style style:name="T604_41" style:family="text">
      <style:text-properties style:font-name="Arial" fo:font-size="12pt" style:font-name-asian="Arial" style:font-size-asian="12pt" style:font-name-complex="Arial" style:font-size-complex="12pt"/>
    </style:style>
    <style:style style:name="T604_42" style:family="text">
      <style:text-properties style:font-name="Arial" fo:font-size="12pt" style:font-name-asian="Arial" style:font-size-asian="12pt" style:font-name-complex="Arial" style:font-size-complex="12pt"/>
    </style:style>
    <style:style style:name="T604_43" style:family="text">
      <style:text-properties style:font-name="Arial" fo:font-size="12pt" style:font-name-asian="Arial" style:font-size-asian="12pt" style:font-name-complex="Arial" style:font-size-complex="12pt"/>
    </style:style>
    <style:style style:name="T604_44" style:family="text">
      <style:text-properties style:font-name="Arial" fo:font-size="12pt" style:font-name-asian="Arial" style:font-size-asian="12pt" style:font-name-complex="Arial" style:font-size-complex="12pt"/>
    </style:style>
    <style:style style:name="T604_45" style:family="text">
      <style:text-properties style:font-name="Arial" fo:font-size="12pt" style:font-name-asian="Arial" style:font-size-asian="12pt" style:font-name-complex="Arial" style:font-size-complex="12pt"/>
    </style:style>
    <style:style style:name="T604_46" style:family="text">
      <style:text-properties style:font-name="Arial" fo:font-size="12pt" style:font-name-asian="Arial" style:font-size-asian="12pt" style:font-name-complex="Arial" style:font-size-complex="12pt"/>
    </style:style>
    <style:style style:name="T604_47" style:family="text">
      <style:text-properties style:font-name="Arial" fo:font-size="12pt" style:font-name-asian="Arial" style:font-size-asian="12pt" style:font-name-complex="Arial" style:font-size-complex="12pt"/>
    </style:style>
    <style:style style:name="T604_48" style:family="text">
      <style:text-properties style:font-name="Arial" fo:font-size="12pt" style:font-name-asian="Arial" style:font-size-asian="12pt" style:font-name-complex="Arial" style:font-size-complex="12pt"/>
    </style:style>
    <style:style style:name="T604_49" style:family="text">
      <style:text-properties style:font-name="Arial" fo:font-size="12pt" style:font-name-asian="Arial" style:font-size-asian="12pt" style:font-name-complex="Arial" style:font-size-complex="12pt"/>
    </style:style>
    <style:style style:name="T604_50" style:family="text">
      <style:text-properties style:font-name="Arial" fo:font-size="12pt" style:font-name-asian="Arial" style:font-size-asian="12pt" style:font-name-complex="Arial" style:font-size-complex="12pt"/>
    </style:style>
    <style:style style:name="T604_51" style:family="text">
      <style:text-properties style:font-name="Arial" fo:font-size="12pt" style:font-name-asian="Arial" style:font-size-asian="12pt" style:font-name-complex="Arial" style:font-size-complex="12pt"/>
    </style:style>
    <style:style style:name="T604_52" style:family="text">
      <style:text-properties style:font-name="Arial" fo:font-size="12pt" style:font-name-asian="Arial" style:font-size-asian="12pt" style:font-name-complex="Arial" style:font-size-complex="12pt"/>
    </style:style>
    <style:style style:name="T604_53" style:family="text">
      <style:text-properties style:font-name="Arial" fo:font-size="12pt" style:font-name-asian="Arial" style:font-size-asian="12pt" style:font-name-complex="Arial" style:font-size-complex="12pt"/>
    </style:style>
    <style:style style:name="T604_54" style:family="text">
      <style:text-properties style:font-name="Arial" fo:font-size="12pt" style:font-name-asian="Arial" style:font-size-asian="12pt" style:font-name-complex="Arial" style:font-size-complex="12pt"/>
    </style:style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Heading_20_1">
      <style:paragraph-properties fo:break-before="auto" fo:line-height="115%" fo:margin-top="0cm" fo:margin-bottom="0cm" style:writing-mode="lr-tb"/>
    </style:style>
    <style:style style:name="T606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6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6_3" style:family="text">
      <style:text-properties style:font-name="Arial" fo:font-size="12pt" style:font-name-asian="Arial" style:font-size-asian="12pt" style:font-name-complex="Arial" style:font-size-complex="12pt"/>
    </style:style>
    <style:style style:name="T606_4" style:family="text">
      <style:text-properties style:font-name="Arial" fo:font-size="12pt" style:font-name-asian="Arial" style:font-size-asian="12pt" style:font-name-complex="Arial" style:font-size-complex="12pt"/>
    </style:style>
    <style:style style:name="T606_5" style:family="text">
      <style:text-properties style:font-name="Arial" fo:font-size="12pt" style:font-name-asian="Arial" style:font-size-asian="12pt" style:font-name-complex="Arial" style:font-size-complex="12pt"/>
    </style:style>
    <style:style style:name="T606_6" style:family="text">
      <style:text-properties style:font-name="Arial" fo:font-size="12pt" style:font-name-asian="Arial" style:font-size-asian="12pt" style:font-name-complex="Arial" style:font-size-complex="12pt"/>
    </style:style>
    <style:style style:name="T606_7" style:family="text">
      <style:text-properties style:font-name="Arial" fo:font-size="12pt" style:font-name-asian="Arial" style:font-size-asian="12pt" style:font-name-complex="Arial" style:font-size-complex="12pt"/>
    </style:style>
    <style:style style:name="T606_8" style:family="text">
      <style:text-properties style:font-name="Arial" fo:font-size="12pt" style:font-name-asian="Arial" style:font-size-asian="12pt" style:font-name-complex="Arial" style:font-size-complex="12pt"/>
    </style:style>
    <style:style style:name="T606_9" style:family="text">
      <style:text-properties style:font-name="Arial" fo:font-size="12pt" style:font-name-asian="Arial" style:font-size-asian="12pt" style:font-name-complex="Arial" style:font-size-complex="12pt"/>
    </style:style>
    <style:style style:name="T606_10" style:family="text">
      <style:text-properties style:font-name="Arial" fo:font-size="12pt" style:font-name-asian="Arial" style:font-size-asian="12pt" style:font-name-complex="Arial" style:font-size-complex="12pt"/>
    </style:style>
    <style:style style:name="T606_11" style:family="text">
      <style:text-properties style:font-name="Arial" fo:font-size="12pt" style:font-name-asian="Arial" style:font-size-asian="12pt" style:font-name-complex="Arial" style:font-size-complex="12pt"/>
    </style:style>
    <style:style style:name="T606_12" style:family="text">
      <style:text-properties style:font-name="Arial" fo:font-size="12pt" style:font-name-asian="Arial" style:font-size-asian="12pt" style:font-name-complex="Arial" style:font-size-complex="12pt"/>
    </style:style>
    <style:style style:name="T606_13" style:family="text">
      <style:text-properties style:font-name="Arial" fo:font-size="12pt" style:font-name-asian="Arial" style:font-size-asian="12pt" style:font-name-complex="Arial" style:font-size-complex="12pt"/>
    </style:style>
    <style:style style:name="T606_14" style:family="text">
      <style:text-properties style:font-name="Arial" fo:font-size="12pt" style:font-name-asian="Arial" style:font-size-asian="12pt" style:font-name-complex="Arial" style:font-size-complex="12pt"/>
    </style:style>
    <style:style style:name="T606_15" style:family="text">
      <style:text-properties style:font-name="Arial" fo:font-size="12pt" style:font-name-asian="Arial" style:font-size-asian="12pt" style:font-name-complex="Arial" style:font-size-complex="12pt"/>
    </style:style>
    <style:style style:name="T606_16" style:family="text">
      <style:text-properties style:font-name="Arial" fo:font-size="12pt" style:font-name-asian="Arial" style:font-size-asian="12pt" style:font-name-complex="Arial" style:font-size-complex="12pt"/>
    </style:style>
    <style:style style:name="T606_17" style:family="text">
      <style:text-properties style:font-name="Arial" fo:font-size="12pt" style:font-name-asian="Arial" style:font-size-asian="12pt" style:font-name-complex="Arial" style:font-size-complex="12pt"/>
    </style:style>
    <style:style style:name="T606_18" style:family="text">
      <style:text-properties style:font-name="Arial" fo:font-size="12pt" style:font-name-asian="Arial" style:font-size-asian="12pt" style:font-name-complex="Arial" style:font-size-complex="12pt"/>
    </style:style>
    <style:style style:name="T606_19" style:family="text">
      <style:text-properties style:font-name="Arial" fo:font-size="12pt" style:font-name-asian="Arial" style:font-size-asian="12pt" style:font-name-complex="Arial" style:font-size-complex="12pt"/>
    </style:style>
    <style:style style:name="T606_20" style:family="text">
      <style:text-properties style:font-name="Arial" fo:font-size="12pt" style:font-name-asian="Arial" style:font-size-asian="12pt" style:font-name-complex="Arial" style:font-size-complex="12pt"/>
    </style:style>
    <style:style style:name="T606_21" style:family="text">
      <style:text-properties style:font-name="Arial" fo:font-size="12pt" style:font-name-asian="Arial" style:font-size-asian="12pt" style:font-name-complex="Arial" style:font-size-complex="12pt"/>
    </style:style>
    <style:style style:name="T606_22" style:family="text">
      <style:text-properties style:font-name="Arial" fo:font-size="12pt" style:font-name-asian="Arial" style:font-size-asian="12pt" style:font-name-complex="Arial" style:font-size-complex="12pt"/>
    </style:style>
    <style:style style:name="T606_23" style:family="text">
      <style:text-properties style:font-name="Arial" fo:font-size="12pt" style:font-name-asian="Arial" style:font-size-asian="12pt" style:font-name-complex="Arial" style:font-size-complex="12pt"/>
    </style:style>
    <style:style style:name="T606_24" style:family="text">
      <style:text-properties style:font-name="Arial" fo:font-size="12pt" style:font-name-asian="Arial" style:font-size-asian="12pt" style:font-name-complex="Arial" style:font-size-complex="12pt"/>
    </style:style>
    <style:style style:name="T606_25" style:family="text">
      <style:text-properties style:font-name="Arial" fo:font-size="12pt" style:font-name-asian="Arial" style:font-size-asian="12pt" style:font-name-complex="Arial" style:font-size-complex="12pt"/>
    </style:style>
    <style:style style:name="T606_26" style:family="text">
      <style:text-properties style:font-name="Arial" fo:font-size="12pt" style:font-name-asian="Arial" style:font-size-asian="12pt" style:font-name-complex="Arial" style:font-size-complex="12pt"/>
    </style:style>
    <style:style style:name="T606_27" style:family="text">
      <style:text-properties style:font-name="Arial" fo:font-size="12pt" style:font-name-asian="Arial" style:font-size-asian="12pt" style:font-name-complex="Arial" style:font-size-complex="12pt"/>
    </style:style>
    <style:style style:name="T606_28" style:family="text">
      <style:text-properties style:font-name="Arial" fo:font-size="12pt" style:font-name-asian="Arial" style:font-size-asian="12pt" style:font-name-complex="Arial" style:font-size-complex="12pt"/>
    </style:style>
    <style:style style:name="T606_29" style:family="text">
      <style:text-properties style:font-name="Arial" fo:font-size="12pt" style:font-name-asian="Arial" style:font-size-asian="12pt" style:font-name-complex="Arial" style:font-size-complex="12pt"/>
    </style:style>
    <style:style style:name="T606_30" style:family="text">
      <style:text-properties style:font-name="Arial" fo:font-size="12pt" style:font-name-asian="Arial" style:font-size-asian="12pt" style:font-name-complex="Arial" style:font-size-complex="12pt"/>
    </style:style>
    <style:style style:name="T606_31" style:family="text">
      <style:text-properties style:font-name="Arial" fo:font-size="12pt" style:font-name-asian="Arial" style:font-size-asian="12pt" style:font-name-complex="Arial" style:font-size-complex="12pt"/>
    </style:style>
    <style:style style:name="T606_32" style:family="text">
      <style:text-properties style:font-name="Arial" fo:font-size="12pt" style:font-name-asian="Arial" style:font-size-asian="12pt" style:font-name-complex="Arial" style:font-size-complex="12pt"/>
    </style:style>
    <style:style style:name="T606_33" style:family="text">
      <style:text-properties style:font-name="Arial" fo:font-size="12pt" style:font-name-asian="Arial" style:font-size-asian="12pt" style:font-name-complex="Arial" style:font-size-complex="12pt"/>
    </style:style>
    <style:style style:name="T606_34" style:family="text">
      <style:text-properties style:font-name="Arial" fo:font-size="12pt" style:font-name-asian="Arial" style:font-size-asian="12pt" style:font-name-complex="Arial" style:font-size-complex="12pt"/>
    </style:style>
    <style:style style:name="T606_35" style:family="text">
      <style:text-properties style:font-name="Arial" fo:font-size="12pt" style:font-name-asian="Arial" style:font-size-asian="12pt" style:font-name-complex="Arial" style:font-size-complex="12pt"/>
    </style:style>
    <style:style style:name="T606_36" style:family="text">
      <style:text-properties style:font-name="Arial" fo:font-size="12pt" style:font-name-asian="Arial" style:font-size-asian="12pt" style:font-name-complex="Arial" style:font-size-complex="12pt"/>
    </style:style>
    <style:style style:name="T606_37" style:family="text">
      <style:text-properties style:font-name="Arial" fo:font-size="12pt" style:font-name-asian="Arial" style:font-size-asian="12pt" style:font-name-complex="Arial" style:font-size-complex="12pt"/>
    </style:style>
    <style:style style:name="T606_38" style:family="text">
      <style:text-properties style:font-name="Arial" fo:font-size="12pt" style:font-name-asian="Arial" style:font-size-asian="12pt" style:font-name-complex="Arial" style:font-size-complex="12pt"/>
    </style:style>
    <style:style style:name="T606_39" style:family="text">
      <style:text-properties style:font-name="Arial" fo:font-size="12pt" style:font-name-asian="Arial" style:font-size-asian="12pt" style:font-name-complex="Arial" style:font-size-complex="12pt"/>
    </style:style>
    <style:style style:name="T606_40" style:family="text">
      <style:text-properties style:font-name="Arial" fo:font-size="12pt" style:font-name-asian="Arial" style:font-size-asian="12pt" style:font-name-complex="Arial" style:font-size-complex="12pt"/>
    </style:style>
    <style:style style:name="T606_41" style:family="text">
      <style:text-properties style:font-name="Arial" fo:font-size="12pt" style:font-name-asian="Arial" style:font-size-asian="12pt" style:font-name-complex="Arial" style:font-size-complex="12pt"/>
    </style:style>
    <style:style style:name="T606_42" style:family="text">
      <style:text-properties style:font-name="Arial" fo:font-size="12pt" style:font-name-asian="Arial" style:font-size-asian="12pt" style:font-name-complex="Arial" style:font-size-complex="12pt"/>
    </style:style>
    <style:style style:name="T606_43" style:family="text">
      <style:text-properties style:font-name="Arial" fo:font-size="12pt" style:font-name-asian="Arial" style:font-size-asian="12pt" style:font-name-complex="Arial" style:font-size-complex="12pt"/>
    </style:style>
    <style:style style:name="T606_44" style:family="text">
      <style:text-properties style:font-name="Arial" fo:font-size="12pt" style:font-name-asian="Arial" style:font-size-asian="12pt" style:font-name-complex="Arial" style:font-size-complex="12pt"/>
    </style:style>
    <style:style style:name="T606_45" style:family="text">
      <style:text-properties style:font-name="Arial" fo:font-size="12pt" style:font-name-asian="Arial" style:font-size-asian="12pt" style:font-name-complex="Arial" style:font-size-complex="12pt"/>
    </style:style>
    <style:style style:name="T606_46" style:family="text">
      <style:text-properties style:font-name="Arial" fo:font-size="12pt" style:font-name-asian="Arial" style:font-size-asian="12pt" style:font-name-complex="Arial" style:font-size-complex="12pt"/>
    </style:style>
    <style:style style:name="T606_47" style:family="text">
      <style:text-properties style:font-name="Arial" fo:font-size="12pt" style:font-name-asian="Arial" style:font-size-asian="12pt" style:font-name-complex="Arial" style:font-size-complex="12pt"/>
    </style:style>
    <style:style style:name="T606_48" style:family="text">
      <style:text-properties style:font-name="Arial" fo:font-size="12pt" style:font-name-asian="Arial" style:font-size-asian="12pt" style:font-name-complex="Arial" style:font-size-complex="12pt"/>
    </style:style>
    <style:style style:name="T606_49" style:family="text">
      <style:text-properties style:font-name="Arial" fo:font-size="12pt" style:font-name-asian="Arial" style:font-size-asian="12pt" style:font-name-complex="Arial" style:font-size-complex="12pt"/>
    </style:style>
    <style:style style:name="T606_50" style:family="text">
      <style:text-properties style:font-name="Arial" fo:font-size="12pt" style:font-name-asian="Arial" style:font-size-asian="12pt" style:font-name-complex="Arial" style:font-size-complex="12pt"/>
    </style:style>
    <style:style style:name="T606_51" style:family="text">
      <style:text-properties style:font-name="Arial" fo:font-size="12pt" style:font-name-asian="Arial" style:font-size-asian="12pt" style:font-name-complex="Arial" style:font-size-complex="12pt"/>
    </style:style>
    <style:style style:name="T606_52" style:family="text">
      <style:text-properties style:font-name="Arial" fo:font-size="12pt" style:font-name-asian="Arial" style:font-size-asian="12pt" style:font-name-complex="Arial" style:font-size-complex="12pt"/>
    </style:style>
    <style:style style:name="T606_53" style:family="text">
      <style:text-properties style:font-name="Arial" fo:font-size="12pt" style:font-name-asian="Arial" style:font-size-asian="12pt" style:font-name-complex="Arial" style:font-size-complex="12pt"/>
    </style:style>
    <style:style style:name="T606_54" style:family="text">
      <style:text-properties style:font-name="Arial" fo:font-size="12pt" style:font-name-asian="Arial" style:font-size-asian="12pt" style:font-name-complex="Arial" style:font-size-complex="12pt"/>
    </style:style>
    <style:style style:name="T606_55" style:family="text">
      <style:text-properties style:font-name="Arial" fo:font-size="12pt" style:font-name-asian="Arial" style:font-size-asian="12pt" style:font-name-complex="Arial" style:font-size-complex="12pt"/>
    </style:style>
    <style:style style:name="T606_56" style:family="text">
      <style:text-properties style:font-name="Arial" fo:font-size="12pt" style:font-name-asian="Arial" style:font-size-asian="12pt" style:font-name-complex="Arial" style:font-size-complex="12pt"/>
    </style:style>
    <style:style style:name="T606_57" style:family="text">
      <style:text-properties style:font-name="Arial" fo:font-size="12pt" style:font-name-asian="Arial" style:font-size-asian="12pt" style:font-name-complex="Arial" style:font-size-complex="12pt"/>
    </style:style>
    <style:style style:name="T606_58" style:family="text">
      <style:text-properties style:font-name="Arial" fo:font-size="12pt" style:font-name-asian="Arial" style:font-size-asian="12pt" style:font-name-complex="Arial" style:font-size-complex="12pt"/>
    </style:style>
    <style:style style:name="T606_59" style:family="text">
      <style:text-properties style:font-name="Arial" fo:font-size="12pt" style:font-name-asian="Arial" style:font-size-asian="12pt" style:font-name-complex="Arial" style:font-size-complex="12pt"/>
    </style:style>
    <style:style style:name="T606_60" style:family="text">
      <style:text-properties style:font-name="Arial" fo:font-size="12pt" style:font-name-asian="Arial" style:font-size-asian="12pt" style:font-name-complex="Arial" style:font-size-complex="12pt"/>
    </style:style>
    <style:style style:name="T606_61" style:family="text">
      <style:text-properties style:font-name="Arial" fo:font-size="12pt" style:font-name-asian="Arial" style:font-size-asian="12pt" style:font-name-complex="Arial" style:font-size-complex="12pt"/>
    </style:style>
    <style:style style:name="T606_62" style:family="text">
      <style:text-properties style:font-name="Arial" fo:font-size="12pt" style:font-name-asian="Arial" style:font-size-asian="12pt" style:font-name-complex="Arial" style:font-size-complex="12pt"/>
    </style:style>
    <style:style style:name="T606_63" style:family="text">
      <style:text-properties style:font-name="Arial" fo:font-size="12pt" style:font-name-asian="Arial" style:font-size-asian="12pt" style:font-name-complex="Arial" style:font-size-complex="12pt"/>
    </style:style>
    <style:style style:name="T606_64" style:family="text">
      <style:text-properties style:font-name="Arial" fo:font-size="12pt" style:font-name-asian="Arial" style:font-size-asian="12pt" style:font-name-complex="Arial" style:font-size-complex="12pt"/>
    </style:style>
    <style:style style:name="T606_65" style:family="text">
      <style:text-properties style:font-name="Arial" fo:font-size="12pt" style:font-name-asian="Arial" style:font-size-asian="12pt" style:font-name-complex="Arial" style:font-size-complex="12pt"/>
    </style:style>
    <style:style style:name="T606_66" style:family="text">
      <style:text-properties style:font-name="Arial" fo:font-size="12pt" style:font-name-asian="Arial" style:font-size-asian="12pt" style:font-name-complex="Arial" style:font-size-complex="12pt"/>
    </style:style>
    <style:style style:name="T606_67" style:family="text">
      <style:text-properties style:font-name="Arial" fo:font-size="12pt" style:font-name-asian="Arial" style:font-size-asian="12pt" style:font-name-complex="Arial" style:font-size-complex="12pt"/>
    </style:style>
    <style:style style:name="T606_68" style:family="text">
      <style:text-properties style:font-name="Arial" fo:font-size="12pt" style:font-name-asian="Arial" style:font-size-asian="12pt" style:font-name-complex="Arial" style:font-size-complex="12pt"/>
    </style:style>
    <style:style style:name="T606_69" style:family="text">
      <style:text-properties style:font-name="Arial" fo:font-size="12pt" style:font-name-asian="Arial" style:font-size-asian="12pt" style:font-name-complex="Arial" style:font-size-complex="12pt"/>
    </style:style>
    <style:style style:name="T606_70" style:family="text">
      <style:text-properties style:font-name="Arial" fo:font-size="12pt" style:font-name-asian="Arial" style:font-size-asian="12pt" style:font-name-complex="Arial" style:font-size-complex="12pt"/>
    </style:style>
    <style:style style:name="T606_71" style:family="text">
      <style:text-properties style:font-name="Arial" fo:font-size="12pt" style:font-name-asian="Arial" style:font-size-asian="12pt" style:font-name-complex="Arial" style:font-size-complex="12pt"/>
    </style:style>
    <style:style style:name="T606_72" style:family="text">
      <style:text-properties style:font-name="Arial" fo:font-size="12pt" style:font-name-asian="Arial" style:font-size-asian="12pt" style:font-name-complex="Arial" style:font-size-complex="12pt"/>
    </style:style>
    <style:style style:name="T606_73" style:family="text">
      <style:text-properties style:font-name="Arial" fo:font-size="12pt" style:font-name-asian="Arial" style:font-size-asian="12pt" style:font-name-complex="Arial" style:font-size-complex="12pt"/>
    </style:style>
    <style:style style:name="T606_74" style:family="text">
      <style:text-properties style:font-name="Arial" fo:font-size="12pt" style:font-name-asian="Arial" style:font-size-asian="12pt" style:font-name-complex="Arial" style:font-size-complex="12pt"/>
    </style:style>
    <style:style style:name="T606_75" style:family="text">
      <style:text-properties style:font-name="Arial" fo:font-size="12pt" style:font-name-asian="Arial" style:font-size-asian="12pt" style:font-name-complex="Arial" style:font-size-complex="12pt"/>
    </style:style>
    <style:style style:name="T606_76" style:family="text">
      <style:text-properties style:font-name="Arial" fo:font-size="12pt" style:font-name-asian="Arial" style:font-size-asian="12pt" style:font-name-complex="Arial" style:font-size-complex="12pt"/>
    </style:style>
    <style:style style:name="T606_77" style:family="text">
      <style:text-properties style:font-name="Arial" fo:font-size="12pt" style:font-name-asian="Arial" style:font-size-asian="12pt" style:font-name-complex="Arial" style:font-size-complex="12pt"/>
    </style:style>
    <style:style style:name="T606_78" style:family="text">
      <style:text-properties style:font-name="Arial" fo:font-size="12pt" style:font-name-asian="Arial" style:font-size-asian="12pt" style:font-name-complex="Arial" style:font-size-complex="12pt"/>
    </style:style>
    <style:style style:name="T606_79" style:family="text">
      <style:text-properties style:font-name="Arial" fo:font-size="12pt" style:font-name-asian="Arial" style:font-size-asian="12pt" style:font-name-complex="Arial" style:font-size-complex="12pt"/>
    </style:style>
    <style:style style:name="T606_80" style:family="text">
      <style:text-properties style:font-name="Arial" fo:font-size="12pt" style:font-name-asian="Arial" style:font-size-asian="12pt" style:font-name-complex="Arial" style:font-size-complex="12pt"/>
    </style:style>
    <style:style style:name="T606_81" style:family="text">
      <style:text-properties style:font-name="Arial" fo:font-size="12pt" style:font-name-asian="Arial" style:font-size-asian="12pt" style:font-name-complex="Arial" style:font-size-complex="12pt"/>
    </style:style>
    <style:style style:name="T606_82" style:family="text">
      <style:text-properties style:font-name="Arial" fo:font-size="12pt" style:font-name-asian="Arial" style:font-size-asian="12pt" style:font-name-complex="Arial" style:font-size-complex="12pt"/>
    </style:style>
    <style:style style:name="T606_83" style:family="text">
      <style:text-properties style:font-name="Arial" fo:font-size="12pt" style:font-name-asian="Arial" style:font-size-asian="12pt" style:font-name-complex="Arial" style:font-size-complex="12pt"/>
    </style:style>
    <style:style style:name="T606_84" style:family="text">
      <style:text-properties style:font-name="Arial" fo:font-size="12pt" style:font-name-asian="Arial" style:font-size-asian="12pt" style:font-name-complex="Arial" style:font-size-complex="12pt"/>
    </style:style>
    <style:style style:name="T606_85" style:family="text">
      <style:text-properties style:font-name="Arial" fo:font-size="12pt" style:font-name-asian="Arial" style:font-size-asian="12pt" style:font-name-complex="Arial" style:font-size-complex="12pt"/>
    </style:style>
    <style:style style:name="T606_86" style:family="text">
      <style:text-properties style:font-name="Arial" fo:font-size="12pt" style:font-name-asian="Arial" style:font-size-asian="12pt" style:font-name-complex="Arial" style:font-size-complex="12pt"/>
    </style:style>
    <style:style style:name="T606_87" style:family="text">
      <style:text-properties style:font-name="Arial" fo:font-size="12pt" style:font-name-asian="Arial" style:font-size-asian="12pt" style:font-name-complex="Arial" style:font-size-complex="12pt"/>
    </style:style>
    <style:style style:name="T606_88" style:family="text">
      <style:text-properties style:font-name="Arial" fo:font-size="12pt" style:font-name-asian="Arial" style:font-size-asian="12pt" style:font-name-complex="Arial" style:font-size-complex="12pt"/>
    </style:style>
    <style:style style:name="T606_89" style:family="text">
      <style:text-properties style:font-name="Arial" fo:font-size="12pt" style:font-name-asian="Arial" style:font-size-asian="12pt" style:font-name-complex="Arial" style:font-size-complex="12pt"/>
    </style:style>
    <style:style style:name="T606_90" style:family="text">
      <style:text-properties style:font-name="Arial" fo:font-size="12pt" style:font-name-asian="Arial" style:font-size-asian="12pt" style:font-name-complex="Arial" style:font-size-complex="12pt"/>
    </style:style>
    <style:style style:name="T606_91" style:family="text">
      <style:text-properties style:font-name="Arial" fo:font-size="12pt" style:font-name-asian="Arial" style:font-size-asian="12pt" style:font-name-complex="Arial" style:font-size-complex="12pt"/>
    </style:style>
    <style:style style:name="T606_92" style:family="text">
      <style:text-properties style:font-name="Arial" fo:font-size="12pt" style:font-name-asian="Arial" style:font-size-asian="12pt" style:font-name-complex="Arial" style:font-size-complex="12pt"/>
    </style:style>
    <style:style style:name="T606_93" style:family="text">
      <style:text-properties style:font-name="Arial" fo:font-size="12pt" style:font-name-asian="Arial" style:font-size-asian="12pt" style:font-name-complex="Arial" style:font-size-complex="12pt"/>
    </style:style>
    <style:style style:name="P607" style:family="paragraph" style:parent-style-name="Standard">
      <style:paragraph-properties fo:break-before="auto" fo:line-height="115%" style:writing-mode="lr-tb"/>
    </style:style>
    <style:style style:name="P608" style:family="paragraph" style:parent-style-name="Heading_20_1">
      <style:paragraph-properties fo:break-before="auto" fo:line-height="115%" fo:margin-top="0cm" fo:margin-bottom="0cm" style:writing-mode="lr-tb"/>
    </style:style>
    <style:style style:name="T608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08_2" style:family="text">
      <style:text-properties style:font-name="Arial" fo:font-size="12pt" style:font-name-asian="Arial" style:font-size-asian="12pt" style:font-name-complex="Arial" style:font-size-complex="12pt"/>
    </style:style>
    <style:style style:name="T608_3" style:family="text">
      <style:text-properties style:font-name="Arial" fo:font-size="12pt" style:font-name-asian="Arial" style:font-size-asian="12pt" style:font-name-complex="Arial" style:font-size-complex="12pt"/>
    </style:style>
    <style:style style:name="T608_4" style:family="text">
      <style:text-properties style:font-name="Arial" fo:font-size="12pt" style:font-name-asian="Arial" style:font-size-asian="12pt" style:font-name-complex="Arial" style:font-size-complex="12pt"/>
    </style:style>
    <style:style style:name="T608_5" style:family="text">
      <style:text-properties style:font-name="Arial" fo:font-size="12pt" style:font-name-asian="Arial" style:font-size-asian="12pt" style:font-name-complex="Arial" style:font-size-complex="12pt"/>
    </style:style>
    <style:style style:name="T608_6" style:family="text">
      <style:text-properties style:font-name="Arial" fo:font-size="12pt" style:font-name-asian="Arial" style:font-size-asian="12pt" style:font-name-complex="Arial" style:font-size-complex="12pt"/>
    </style:style>
    <style:style style:name="T608_7" style:family="text">
      <style:text-properties style:font-name="Arial" fo:font-size="12pt" style:font-name-asian="Arial" style:font-size-asian="12pt" style:font-name-complex="Arial" style:font-size-complex="12pt"/>
    </style:style>
    <style:style style:name="T608_8" style:family="text">
      <style:text-properties style:font-name="Arial" fo:font-size="12pt" style:font-name-asian="Arial" style:font-size-asian="12pt" style:font-name-complex="Arial" style:font-size-complex="12pt"/>
    </style:style>
    <style:style style:name="T608_9" style:family="text">
      <style:text-properties style:font-name="Arial" fo:font-size="12pt" style:font-name-asian="Arial" style:font-size-asian="12pt" style:font-name-complex="Arial" style:font-size-complex="12pt"/>
    </style:style>
    <style:style style:name="T608_10" style:family="text">
      <style:text-properties style:font-name="Arial" fo:font-size="12pt" style:font-name-asian="Arial" style:font-size-asian="12pt" style:font-name-complex="Arial" style:font-size-complex="12pt"/>
    </style:style>
    <style:style style:name="T608_11" style:family="text">
      <style:text-properties style:font-name="Arial" fo:font-size="12pt" style:font-name-asian="Arial" style:font-size-asian="12pt" style:font-name-complex="Arial" style:font-size-complex="12pt"/>
    </style:style>
    <style:style style:name="T608_12" style:family="text">
      <style:text-properties style:font-name="Arial" fo:font-size="12pt" style:font-name-asian="Arial" style:font-size-asian="12pt" style:font-name-complex="Arial" style:font-size-complex="12pt"/>
    </style:style>
    <style:style style:name="T608_13" style:family="text">
      <style:text-properties style:font-name="Arial" fo:font-size="12pt" style:font-name-asian="Arial" style:font-size-asian="12pt" style:font-name-complex="Arial" style:font-size-complex="12pt"/>
    </style:style>
    <style:style style:name="T608_14" style:family="text">
      <style:text-properties style:font-name="Arial" fo:font-size="12pt" style:font-name-asian="Arial" style:font-size-asian="12pt" style:font-name-complex="Arial" style:font-size-complex="12pt"/>
    </style:style>
    <style:style style:name="T608_15" style:family="text">
      <style:text-properties style:font-name="Arial" fo:font-size="12pt" style:font-name-asian="Arial" style:font-size-asian="12pt" style:font-name-complex="Arial" style:font-size-complex="12pt"/>
    </style:style>
    <style:style style:name="T608_16" style:family="text">
      <style:text-properties style:font-name="Arial" fo:font-size="12pt" style:font-name-asian="Arial" style:font-size-asian="12pt" style:font-name-complex="Arial" style:font-size-complex="12pt"/>
    </style:style>
    <style:style style:name="T608_17" style:family="text">
      <style:text-properties style:font-name="Arial" fo:font-size="12pt" style:font-name-asian="Arial" style:font-size-asian="12pt" style:font-name-complex="Arial" style:font-size-complex="12pt"/>
    </style:style>
    <style:style style:name="T608_18" style:family="text">
      <style:text-properties style:font-name="Arial" fo:font-size="12pt" style:font-name-asian="Arial" style:font-size-asian="12pt" style:font-name-complex="Arial" style:font-size-complex="12pt"/>
    </style:style>
    <style:style style:name="T608_19" style:family="text">
      <style:text-properties style:font-name="Arial" fo:font-size="12pt" style:font-name-asian="Arial" style:font-size-asian="12pt" style:font-name-complex="Arial" style:font-size-complex="12pt"/>
    </style:style>
    <style:style style:name="T608_20" style:family="text">
      <style:text-properties style:font-name="Arial" fo:font-size="12pt" style:font-name-asian="Arial" style:font-size-asian="12pt" style:font-name-complex="Arial" style:font-size-complex="12pt"/>
    </style:style>
    <style:style style:name="T608_21" style:family="text">
      <style:text-properties style:font-name="Arial" fo:font-size="12pt" style:font-name-asian="Arial" style:font-size-asian="12pt" style:font-name-complex="Arial" style:font-size-complex="12pt"/>
    </style:style>
    <style:style style:name="T608_22" style:family="text">
      <style:text-properties style:font-name="Arial" fo:font-size="12pt" style:font-name-asian="Arial" style:font-size-asian="12pt" style:font-name-complex="Arial" style:font-size-complex="12pt"/>
    </style:style>
    <style:style style:name="T608_23" style:family="text">
      <style:text-properties style:font-name="Arial" fo:font-size="12pt" style:font-name-asian="Arial" style:font-size-asian="12pt" style:font-name-complex="Arial" style:font-size-complex="12pt"/>
    </style:style>
    <style:style style:name="T608_24" style:family="text">
      <style:text-properties style:font-name="Arial" fo:font-size="12pt" style:font-name-asian="Arial" style:font-size-asian="12pt" style:font-name-complex="Arial" style:font-size-complex="12pt"/>
    </style:style>
    <style:style style:name="T608_25" style:family="text">
      <style:text-properties style:font-name="Arial" fo:font-size="12pt" style:font-name-asian="Arial" style:font-size-asian="12pt" style:font-name-complex="Arial" style:font-size-complex="12pt"/>
    </style:style>
    <style:style style:name="T608_26" style:family="text">
      <style:text-properties style:font-name="Arial" fo:font-size="12pt" style:font-name-asian="Arial" style:font-size-asian="12pt" style:font-name-complex="Arial" style:font-size-complex="12pt"/>
    </style:style>
    <style:style style:name="T608_27" style:family="text">
      <style:text-properties style:font-name="Arial" fo:font-size="12pt" style:font-name-asian="Arial" style:font-size-asian="12pt" style:font-name-complex="Arial" style:font-size-complex="12pt"/>
    </style:style>
    <style:style style:name="T608_28" style:family="text">
      <style:text-properties style:font-name="Arial" fo:font-size="12pt" style:font-name-asian="Arial" style:font-size-asian="12pt" style:font-name-complex="Arial" style:font-size-complex="12pt"/>
    </style:style>
    <style:style style:name="T608_29" style:family="text">
      <style:text-properties style:font-name="Arial" fo:font-size="12pt" style:font-name-asian="Arial" style:font-size-asian="12pt" style:font-name-complex="Arial" style:font-size-complex="12pt"/>
    </style:style>
    <style:style style:name="T608_30" style:family="text">
      <style:text-properties style:font-name="Arial" fo:font-size="12pt" style:font-name-asian="Arial" style:font-size-asian="12pt" style:font-name-complex="Arial" style:font-size-complex="12pt"/>
    </style:style>
    <style:style style:name="T608_31" style:family="text">
      <style:text-properties style:font-name="Arial" fo:font-size="12pt" style:font-name-asian="Arial" style:font-size-asian="12pt" style:font-name-complex="Arial" style:font-size-complex="12pt"/>
    </style:style>
    <style:style style:name="T608_32" style:family="text">
      <style:text-properties style:font-name="Arial" fo:font-size="12pt" style:font-name-asian="Arial" style:font-size-asian="12pt" style:font-name-complex="Arial" style:font-size-complex="12pt"/>
    </style:style>
    <style:style style:name="T608_33" style:family="text">
      <style:text-properties style:font-name="Arial" fo:font-size="12pt" style:font-name-asian="Arial" style:font-size-asian="12pt" style:font-name-complex="Arial" style:font-size-complex="12pt"/>
    </style:style>
    <style:style style:name="T608_34" style:family="text">
      <style:text-properties style:font-name="Arial" fo:font-size="12pt" style:font-name-asian="Arial" style:font-size-asian="12pt" style:font-name-complex="Arial" style:font-size-complex="12pt"/>
    </style:style>
    <style:style style:name="T608_35" style:family="text">
      <style:text-properties style:font-name="Arial" fo:font-size="12pt" style:font-name-asian="Arial" style:font-size-asian="12pt" style:font-name-complex="Arial" style:font-size-complex="12pt"/>
    </style:style>
    <style:style style:name="T608_36" style:family="text">
      <style:text-properties style:font-name="Arial" fo:font-size="12pt" style:font-name-asian="Arial" style:font-size-asian="12pt" style:font-name-complex="Arial" style:font-size-complex="12pt"/>
    </style:style>
    <style:style style:name="T608_37" style:family="text">
      <style:text-properties style:font-name="Arial" fo:font-size="12pt" style:font-name-asian="Arial" style:font-size-asian="12pt" style:font-name-complex="Arial" style:font-size-complex="12pt"/>
    </style:style>
    <style:style style:name="T608_38" style:family="text">
      <style:text-properties style:font-name="Arial" fo:font-size="12pt" style:font-name-asian="Arial" style:font-size-asian="12pt" style:font-name-complex="Arial" style:font-size-complex="12pt"/>
    </style:style>
    <style:style style:name="T608_39" style:family="text">
      <style:text-properties style:font-name="Arial" fo:font-size="12pt" style:font-name-asian="Arial" style:font-size-asian="12pt" style:font-name-complex="Arial" style:font-size-complex="12pt"/>
    </style:style>
    <style:style style:name="T608_40" style:family="text">
      <style:text-properties style:font-name="Arial" fo:font-size="12pt" style:font-name-asian="Arial" style:font-size-asian="12pt" style:font-name-complex="Arial" style:font-size-complex="12pt"/>
    </style:style>
    <style:style style:name="T608_41" style:family="text">
      <style:text-properties style:font-name="Arial" fo:font-size="12pt" style:font-name-asian="Arial" style:font-size-asian="12pt" style:font-name-complex="Arial" style:font-size-complex="12pt"/>
    </style:style>
    <style:style style:name="T608_42" style:family="text">
      <style:text-properties style:font-name="Arial" fo:font-size="12pt" style:font-name-asian="Arial" style:font-size-asian="12pt" style:font-name-complex="Arial" style:font-size-complex="12pt"/>
    </style:style>
    <style:style style:name="T608_43" style:family="text">
      <style:text-properties style:font-name="Arial" fo:font-size="12pt" style:font-name-asian="Arial" style:font-size-asian="12pt" style:font-name-complex="Arial" style:font-size-complex="12pt"/>
    </style:style>
    <style:style style:name="T608_44" style:family="text">
      <style:text-properties style:font-name="Arial" fo:font-size="12pt" style:font-name-asian="Arial" style:font-size-asian="12pt" style:font-name-complex="Arial" style:font-size-complex="12pt"/>
    </style:style>
    <style:style style:name="T608_45" style:family="text">
      <style:text-properties style:font-name="Arial" fo:font-size="12pt" style:font-name-asian="Arial" style:font-size-asian="12pt" style:font-name-complex="Arial" style:font-size-complex="12pt"/>
    </style:style>
    <style:style style:name="T608_46" style:family="text">
      <style:text-properties style:font-name="Arial" fo:font-size="12pt" style:font-name-asian="Arial" style:font-size-asian="12pt" style:font-name-complex="Arial" style:font-size-complex="12pt"/>
    </style:style>
    <style:style style:name="T608_47" style:family="text">
      <style:text-properties style:font-name="Arial" fo:font-size="12pt" style:font-name-asian="Arial" style:font-size-asian="12pt" style:font-name-complex="Arial" style:font-size-complex="12pt"/>
    </style:style>
    <style:style style:name="T608_48" style:family="text">
      <style:text-properties style:font-name="Arial" fo:font-size="12pt" style:font-name-asian="Arial" style:font-size-asian="12pt" style:font-name-complex="Arial" style:font-size-complex="12pt"/>
    </style:style>
    <style:style style:name="T608_49" style:family="text">
      <style:text-properties style:font-name="Arial" fo:font-size="12pt" style:font-name-asian="Arial" style:font-size-asian="12pt" style:font-name-complex="Arial" style:font-size-complex="12pt"/>
    </style:style>
    <style:style style:name="T608_50" style:family="text">
      <style:text-properties style:font-name="Arial" fo:font-size="12pt" style:font-name-asian="Arial" style:font-size-asian="12pt" style:font-name-complex="Arial" style:font-size-complex="12pt"/>
    </style:style>
    <style:style style:name="T608_51" style:family="text">
      <style:text-properties style:font-name="Arial" fo:font-size="12pt" style:font-name-asian="Arial" style:font-size-asian="12pt" style:font-name-complex="Arial" style:font-size-complex="12pt"/>
    </style:style>
    <style:style style:name="T608_52" style:family="text">
      <style:text-properties style:font-name="Arial" fo:font-size="12pt" style:font-name-asian="Arial" style:font-size-asian="12pt" style:font-name-complex="Arial" style:font-size-complex="12pt"/>
    </style:style>
    <style:style style:name="T608_53" style:family="text">
      <style:text-properties style:font-name="Arial" fo:font-size="12pt" style:font-name-asian="Arial" style:font-size-asian="12pt" style:font-name-complex="Arial" style:font-size-complex="12pt"/>
    </style:style>
    <style:style style:name="T608_54" style:family="text">
      <style:text-properties style:font-name="Arial" fo:font-size="12pt" style:font-name-asian="Arial" style:font-size-asian="12pt" style:font-name-complex="Arial" style:font-size-complex="12pt"/>
    </style:style>
    <style:style style:name="T608_55" style:family="text">
      <style:text-properties style:font-name="Arial" fo:font-size="12pt" style:font-name-asian="Arial" style:font-size-asian="12pt" style:font-name-complex="Arial" style:font-size-complex="12pt"/>
    </style:style>
    <style:style style:name="T608_56" style:family="text">
      <style:text-properties style:font-name="Arial" fo:font-size="12pt" style:font-name-asian="Arial" style:font-size-asian="12pt" style:font-name-complex="Arial" style:font-size-complex="12pt"/>
    </style:style>
    <style:style style:name="T608_57" style:family="text">
      <style:text-properties style:font-name="Arial" fo:font-size="12pt" style:font-name-asian="Arial" style:font-size-asian="12pt" style:font-name-complex="Arial" style:font-size-complex="12pt"/>
    </style:style>
    <style:style style:name="T608_58" style:family="text">
      <style:text-properties style:font-name="Arial" fo:font-size="12pt" style:font-name-asian="Arial" style:font-size-asian="12pt" style:font-name-complex="Arial" style:font-size-complex="12pt"/>
    </style:style>
    <style:style style:name="T608_59" style:family="text">
      <style:text-properties style:font-name="Arial" fo:font-size="12pt" style:font-name-asian="Arial" style:font-size-asian="12pt" style:font-name-complex="Arial" style:font-size-complex="12pt"/>
    </style:style>
    <style:style style:name="T608_60" style:family="text">
      <style:text-properties style:font-name="Arial" fo:font-size="12pt" style:font-name-asian="Arial" style:font-size-asian="12pt" style:font-name-complex="Arial" style:font-size-complex="12pt"/>
    </style:style>
    <style:style style:name="T608_61" style:family="text">
      <style:text-properties style:font-name="Arial" fo:font-size="12pt" style:font-name-asian="Arial" style:font-size-asian="12pt" style:font-name-complex="Arial" style:font-size-complex="12pt"/>
    </style:style>
    <style:style style:name="T608_62" style:family="text">
      <style:text-properties style:font-name="Arial" fo:font-size="12pt" style:font-name-asian="Arial" style:font-size-asian="12pt" style:font-name-complex="Arial" style:font-size-complex="12pt"/>
    </style:style>
    <style:style style:name="T608_63" style:family="text">
      <style:text-properties style:font-name="Arial" fo:font-size="12pt" style:font-name-asian="Arial" style:font-size-asian="12pt" style:font-name-complex="Arial" style:font-size-complex="12pt"/>
    </style:style>
    <style:style style:name="T608_64" style:family="text">
      <style:text-properties style:font-name="Arial" fo:font-size="12pt" style:font-name-asian="Arial" style:font-size-asian="12pt" style:font-name-complex="Arial" style:font-size-complex="12pt"/>
    </style:style>
    <style:style style:name="T608_65" style:family="text">
      <style:text-properties style:font-name="Arial" fo:font-size="12pt" style:font-name-asian="Arial" style:font-size-asian="12pt" style:font-name-complex="Arial" style:font-size-complex="12pt"/>
    </style:style>
    <style:style style:name="T608_66" style:family="text">
      <style:text-properties style:font-name="Arial" fo:font-size="12pt" style:font-name-asian="Arial" style:font-size-asian="12pt" style:font-name-complex="Arial" style:font-size-complex="12pt"/>
    </style:style>
    <style:style style:name="T608_67" style:family="text">
      <style:text-properties style:font-name="Arial" fo:font-size="12pt" style:font-name-asian="Arial" style:font-size-asian="12pt" style:font-name-complex="Arial" style:font-size-complex="12pt"/>
    </style:style>
    <style:style style:name="T608_68" style:family="text">
      <style:text-properties style:font-name="Arial" fo:font-size="12pt" style:font-name-asian="Arial" style:font-size-asian="12pt" style:font-name-complex="Arial" style:font-size-complex="12pt"/>
    </style:style>
    <style:style style:name="T608_69" style:family="text">
      <style:text-properties style:font-name="Arial" fo:font-size="12pt" style:font-name-asian="Arial" style:font-size-asian="12pt" style:font-name-complex="Arial" style:font-size-complex="12pt"/>
    </style:style>
    <style:style style:name="T608_70" style:family="text">
      <style:text-properties style:font-name="Arial" fo:font-size="12pt" style:font-name-asian="Arial" style:font-size-asian="12pt" style:font-name-complex="Arial" style:font-size-complex="12pt"/>
    </style:style>
    <style:style style:name="T608_71" style:family="text">
      <style:text-properties style:font-name="Arial" fo:font-size="12pt" style:font-name-asian="Arial" style:font-size-asian="12pt" style:font-name-complex="Arial" style:font-size-complex="12pt"/>
    </style:style>
    <style:style style:name="T608_72" style:family="text">
      <style:text-properties style:font-name="Arial" fo:font-size="12pt" style:font-name-asian="Arial" style:font-size-asian="12pt" style:font-name-complex="Arial" style:font-size-complex="12pt"/>
    </style:style>
    <style:style style:name="T608_73" style:family="text">
      <style:text-properties style:font-name="Arial" fo:font-size="12pt" style:font-name-asian="Arial" style:font-size-asian="12pt" style:font-name-complex="Arial" style:font-size-complex="12pt"/>
    </style:style>
    <style:style style:name="T608_74" style:family="text">
      <style:text-properties style:font-name="Arial" fo:font-size="12pt" style:font-name-asian="Arial" style:font-size-asian="12pt" style:font-name-complex="Arial" style:font-size-complex="12pt"/>
    </style:style>
    <style:style style:name="P609" style:family="paragraph" style:parent-style-name="Standard">
      <style:paragraph-properties fo:break-before="auto" fo:line-height="115%" style:writing-mode="lr-tb"/>
    </style:style>
    <style:style style:name="P610" style:family="paragraph" style:parent-style-name="Heading_20_1">
      <style:paragraph-properties fo:break-before="auto" fo:line-height="115%" fo:margin-top="0cm" fo:margin-bottom="0cm" style:writing-mode="lr-tb"/>
    </style:style>
    <style:style style:name="T610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0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0_3" style:family="text">
      <style:text-properties style:font-name="Arial" fo:font-size="12pt" style:font-name-asian="Arial" style:font-size-asian="12pt" style:font-name-complex="Arial" style:font-size-complex="12pt"/>
    </style:style>
    <style:style style:name="T610_4" style:family="text">
      <style:text-properties style:font-name="Arial" fo:font-size="12pt" style:font-name-asian="Arial" style:font-size-asian="12pt" style:font-name-complex="Arial" style:font-size-complex="12pt"/>
    </style:style>
    <style:style style:name="T610_5" style:family="text">
      <style:text-properties style:font-name="Arial" fo:font-size="12pt" style:font-name-asian="Arial" style:font-size-asian="12pt" style:font-name-complex="Arial" style:font-size-complex="12pt"/>
    </style:style>
    <style:style style:name="T610_6" style:family="text">
      <style:text-properties style:font-name="Arial" fo:font-size="12pt" style:font-name-asian="Arial" style:font-size-asian="12pt" style:font-name-complex="Arial" style:font-size-complex="12pt"/>
    </style:style>
    <style:style style:name="T610_7" style:family="text">
      <style:text-properties style:font-name="Arial" fo:font-size="12pt" style:font-name-asian="Arial" style:font-size-asian="12pt" style:font-name-complex="Arial" style:font-size-complex="12pt"/>
    </style:style>
    <style:style style:name="T610_8" style:family="text">
      <style:text-properties style:font-name="Arial" fo:font-size="12pt" style:font-name-asian="Arial" style:font-size-asian="12pt" style:font-name-complex="Arial" style:font-size-complex="12pt"/>
    </style:style>
    <style:style style:name="T610_9" style:family="text">
      <style:text-properties style:font-name="Arial" fo:font-size="12pt" style:font-name-asian="Arial" style:font-size-asian="12pt" style:font-name-complex="Arial" style:font-size-complex="12pt"/>
    </style:style>
    <style:style style:name="T610_10" style:family="text">
      <style:text-properties style:font-name="Arial" fo:font-size="12pt" style:font-name-asian="Arial" style:font-size-asian="12pt" style:font-name-complex="Arial" style:font-size-complex="12pt"/>
    </style:style>
    <style:style style:name="T610_11" style:family="text">
      <style:text-properties style:font-name="Arial" fo:font-size="12pt" style:font-name-asian="Arial" style:font-size-asian="12pt" style:font-name-complex="Arial" style:font-size-complex="12pt"/>
    </style:style>
    <style:style style:name="T610_12" style:family="text">
      <style:text-properties style:font-name="Arial" fo:font-size="12pt" style:font-name-asian="Arial" style:font-size-asian="12pt" style:font-name-complex="Arial" style:font-size-complex="12pt"/>
    </style:style>
    <style:style style:name="T610_13" style:family="text">
      <style:text-properties style:font-name="Arial" fo:font-size="12pt" style:font-name-asian="Arial" style:font-size-asian="12pt" style:font-name-complex="Arial" style:font-size-complex="12pt"/>
    </style:style>
    <style:style style:name="T610_14" style:family="text">
      <style:text-properties style:font-name="Arial" fo:font-size="12pt" style:font-name-asian="Arial" style:font-size-asian="12pt" style:font-name-complex="Arial" style:font-size-complex="12pt"/>
    </style:style>
    <style:style style:name="T610_15" style:family="text">
      <style:text-properties style:font-name="Arial" fo:font-size="12pt" style:font-name-asian="Arial" style:font-size-asian="12pt" style:font-name-complex="Arial" style:font-size-complex="12pt"/>
    </style:style>
    <style:style style:name="T610_16" style:family="text">
      <style:text-properties style:font-name="Arial" fo:font-size="12pt" style:font-name-asian="Arial" style:font-size-asian="12pt" style:font-name-complex="Arial" style:font-size-complex="12pt"/>
    </style:style>
    <style:style style:name="T610_17" style:family="text">
      <style:text-properties style:font-name="Arial" fo:font-size="12pt" style:font-name-asian="Arial" style:font-size-asian="12pt" style:font-name-complex="Arial" style:font-size-complex="12pt"/>
    </style:style>
    <style:style style:name="T610_18" style:family="text">
      <style:text-properties style:font-name="Arial" fo:font-size="12pt" style:font-name-asian="Arial" style:font-size-asian="12pt" style:font-name-complex="Arial" style:font-size-complex="12pt"/>
    </style:style>
    <style:style style:name="T610_19" style:family="text">
      <style:text-properties style:font-name="Arial" fo:font-size="12pt" style:font-name-asian="Arial" style:font-size-asian="12pt" style:font-name-complex="Arial" style:font-size-complex="12pt"/>
    </style:style>
    <style:style style:name="T610_20" style:family="text">
      <style:text-properties style:font-name="Arial" fo:font-size="12pt" style:font-name-asian="Arial" style:font-size-asian="12pt" style:font-name-complex="Arial" style:font-size-complex="12pt"/>
    </style:style>
    <style:style style:name="T610_21" style:family="text">
      <style:text-properties style:font-name="Arial" fo:font-size="12pt" style:font-name-asian="Arial" style:font-size-asian="12pt" style:font-name-complex="Arial" style:font-size-complex="12pt"/>
    </style:style>
    <style:style style:name="T610_22" style:family="text">
      <style:text-properties style:font-name="Arial" fo:font-size="12pt" style:font-name-asian="Arial" style:font-size-asian="12pt" style:font-name-complex="Arial" style:font-size-complex="12pt"/>
    </style:style>
    <style:style style:name="T610_23" style:family="text">
      <style:text-properties style:font-name="Arial" fo:font-size="12pt" style:font-name-asian="Arial" style:font-size-asian="12pt" style:font-name-complex="Arial" style:font-size-complex="12pt"/>
    </style:style>
    <style:style style:name="T610_24" style:family="text">
      <style:text-properties style:font-name="Arial" fo:font-size="12pt" style:font-name-asian="Arial" style:font-size-asian="12pt" style:font-name-complex="Arial" style:font-size-complex="12pt"/>
    </style:style>
    <style:style style:name="T610_25" style:family="text">
      <style:text-properties style:font-name="Arial" fo:font-size="12pt" style:font-name-asian="Arial" style:font-size-asian="12pt" style:font-name-complex="Arial" style:font-size-complex="12pt"/>
    </style:style>
    <style:style style:name="T610_26" style:family="text">
      <style:text-properties style:font-name="Arial" fo:font-size="12pt" style:font-name-asian="Arial" style:font-size-asian="12pt" style:font-name-complex="Arial" style:font-size-complex="12pt"/>
    </style:style>
    <style:style style:name="T610_27" style:family="text">
      <style:text-properties style:font-name="Arial" fo:font-size="12pt" style:font-name-asian="Arial" style:font-size-asian="12pt" style:font-name-complex="Arial" style:font-size-complex="12pt"/>
    </style:style>
    <style:style style:name="T610_28" style:family="text">
      <style:text-properties style:font-name="Arial" fo:font-size="12pt" style:font-name-asian="Arial" style:font-size-asian="12pt" style:font-name-complex="Arial" style:font-size-complex="12pt"/>
    </style:style>
    <style:style style:name="T610_29" style:family="text">
      <style:text-properties style:font-name="Arial" fo:font-size="12pt" style:font-name-asian="Arial" style:font-size-asian="12pt" style:font-name-complex="Arial" style:font-size-complex="12pt"/>
    </style:style>
    <style:style style:name="T610_30" style:family="text">
      <style:text-properties style:font-name="Arial" fo:font-size="12pt" style:font-name-asian="Arial" style:font-size-asian="12pt" style:font-name-complex="Arial" style:font-size-complex="12pt"/>
    </style:style>
    <style:style style:name="T610_31" style:family="text">
      <style:text-properties style:font-name="Arial" fo:font-size="12pt" style:font-name-asian="Arial" style:font-size-asian="12pt" style:font-name-complex="Arial" style:font-size-complex="12pt"/>
    </style:style>
    <style:style style:name="T610_32" style:family="text">
      <style:text-properties style:font-name="Arial" fo:font-size="12pt" style:font-name-asian="Arial" style:font-size-asian="12pt" style:font-name-complex="Arial" style:font-size-complex="12pt"/>
    </style:style>
    <style:style style:name="T610_33" style:family="text">
      <style:text-properties style:font-name="Arial" fo:font-size="12pt" style:font-name-asian="Arial" style:font-size-asian="12pt" style:font-name-complex="Arial" style:font-size-complex="12pt"/>
    </style:style>
    <style:style style:name="T610_34" style:family="text">
      <style:text-properties style:font-name="Arial" fo:font-size="12pt" style:font-name-asian="Arial" style:font-size-asian="12pt" style:font-name-complex="Arial" style:font-size-complex="12pt"/>
    </style:style>
    <style:style style:name="T610_35" style:family="text">
      <style:text-properties style:font-name="Arial" fo:font-size="12pt" style:font-name-asian="Arial" style:font-size-asian="12pt" style:font-name-complex="Arial" style:font-size-complex="12pt"/>
    </style:style>
    <style:style style:name="T610_36" style:family="text">
      <style:text-properties style:font-name="Arial" fo:font-size="12pt" style:font-name-asian="Arial" style:font-size-asian="12pt" style:font-name-complex="Arial" style:font-size-complex="12pt"/>
    </style:style>
    <style:style style:name="T610_37" style:family="text">
      <style:text-properties style:font-name="Arial" fo:font-size="12pt" style:font-name-asian="Arial" style:font-size-asian="12pt" style:font-name-complex="Arial" style:font-size-complex="12pt"/>
    </style:style>
    <style:style style:name="T610_38" style:family="text">
      <style:text-properties style:font-name="Arial" fo:font-size="12pt" style:font-name-asian="Arial" style:font-size-asian="12pt" style:font-name-complex="Arial" style:font-size-complex="12pt"/>
    </style:style>
    <style:style style:name="T610_39" style:family="text">
      <style:text-properties style:font-name="Arial" fo:font-size="12pt" style:font-name-asian="Arial" style:font-size-asian="12pt" style:font-name-complex="Arial" style:font-size-complex="12pt"/>
    </style:style>
    <style:style style:name="T610_40" style:family="text">
      <style:text-properties style:font-name="Arial" fo:font-size="12pt" style:font-name-asian="Arial" style:font-size-asian="12pt" style:font-name-complex="Arial" style:font-size-complex="12pt"/>
    </style:style>
    <style:style style:name="T610_41" style:family="text">
      <style:text-properties style:font-name="Arial" fo:font-size="12pt" style:font-name-asian="Arial" style:font-size-asian="12pt" style:font-name-complex="Arial" style:font-size-complex="12pt"/>
    </style:style>
    <style:style style:name="T610_42" style:family="text">
      <style:text-properties style:font-name="Arial" fo:font-size="12pt" style:font-name-asian="Arial" style:font-size-asian="12pt" style:font-name-complex="Arial" style:font-size-complex="12pt"/>
    </style:style>
    <style:style style:name="T610_43" style:family="text">
      <style:text-properties style:font-name="Arial" fo:font-size="12pt" style:font-name-asian="Arial" style:font-size-asian="12pt" style:font-name-complex="Arial" style:font-size-complex="12pt"/>
    </style:style>
    <style:style style:name="T610_44" style:family="text">
      <style:text-properties style:font-name="Arial" fo:font-size="12pt" style:font-name-asian="Arial" style:font-size-asian="12pt" style:font-name-complex="Arial" style:font-size-complex="12pt"/>
    </style:style>
    <style:style style:name="T610_45" style:family="text">
      <style:text-properties style:font-name="Arial" fo:font-size="12pt" style:font-name-asian="Arial" style:font-size-asian="12pt" style:font-name-complex="Arial" style:font-size-complex="12pt"/>
    </style:style>
    <style:style style:name="T610_46" style:family="text">
      <style:text-properties style:font-name="Arial" fo:font-size="12pt" style:font-name-asian="Arial" style:font-size-asian="12pt" style:font-name-complex="Arial" style:font-size-complex="12pt"/>
    </style:style>
    <style:style style:name="T610_47" style:family="text">
      <style:text-properties style:font-name="Arial" fo:font-size="12pt" style:font-name-asian="Arial" style:font-size-asian="12pt" style:font-name-complex="Arial" style:font-size-complex="12pt"/>
    </style:style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Heading_20_1">
      <style:paragraph-properties fo:break-before="auto" fo:line-height="115%" fo:margin-top="0cm" fo:margin-bottom="0cm" style:writing-mode="lr-tb"/>
    </style:style>
    <style:style style:name="T612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2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2_3" style:family="text">
      <style:text-properties style:font-name="Arial" fo:font-size="12pt" style:font-name-asian="Arial" style:font-size-asian="12pt" style:font-name-complex="Arial" style:font-size-complex="12pt"/>
    </style:style>
    <style:style style:name="T612_4" style:family="text">
      <style:text-properties style:font-name="Arial" fo:font-size="12pt" style:font-name-asian="Arial" style:font-size-asian="12pt" style:font-name-complex="Arial" style:font-size-complex="12pt"/>
    </style:style>
    <style:style style:name="T612_5" style:family="text">
      <style:text-properties style:font-name="Arial" fo:font-size="12pt" style:font-name-asian="Arial" style:font-size-asian="12pt" style:font-name-complex="Arial" style:font-size-complex="12pt"/>
    </style:style>
    <style:style style:name="T612_6" style:family="text">
      <style:text-properties style:font-name="Arial" fo:font-size="12pt" style:font-name-asian="Arial" style:font-size-asian="12pt" style:font-name-complex="Arial" style:font-size-complex="12pt"/>
    </style:style>
    <style:style style:name="T612_7" style:family="text">
      <style:text-properties style:font-name="Arial" fo:font-size="12pt" style:font-name-asian="Arial" style:font-size-asian="12pt" style:font-name-complex="Arial" style:font-size-complex="12pt"/>
    </style:style>
    <style:style style:name="T612_8" style:family="text">
      <style:text-properties style:font-name="Arial" fo:font-size="12pt" style:font-name-asian="Arial" style:font-size-asian="12pt" style:font-name-complex="Arial" style:font-size-complex="12pt"/>
    </style:style>
    <style:style style:name="T612_9" style:family="text">
      <style:text-properties style:font-name="Arial" fo:font-size="12pt" style:font-name-asian="Arial" style:font-size-asian="12pt" style:font-name-complex="Arial" style:font-size-complex="12pt"/>
    </style:style>
    <style:style style:name="T612_10" style:family="text">
      <style:text-properties style:font-name="Arial" fo:font-size="12pt" style:font-name-asian="Arial" style:font-size-asian="12pt" style:font-name-complex="Arial" style:font-size-complex="12pt"/>
    </style:style>
    <style:style style:name="T612_11" style:family="text">
      <style:text-properties style:font-name="Arial" fo:font-size="12pt" style:font-name-asian="Arial" style:font-size-asian="12pt" style:font-name-complex="Arial" style:font-size-complex="12pt"/>
    </style:style>
    <style:style style:name="T612_12" style:family="text">
      <style:text-properties style:font-name="Arial" fo:font-size="12pt" style:font-name-asian="Arial" style:font-size-asian="12pt" style:font-name-complex="Arial" style:font-size-complex="12pt"/>
    </style:style>
    <style:style style:name="T612_13" style:family="text">
      <style:text-properties style:font-name="Arial" fo:font-size="12pt" style:font-name-asian="Arial" style:font-size-asian="12pt" style:font-name-complex="Arial" style:font-size-complex="12pt"/>
    </style:style>
    <style:style style:name="T612_14" style:family="text">
      <style:text-properties style:font-name="Arial" fo:font-size="12pt" style:font-name-asian="Arial" style:font-size-asian="12pt" style:font-name-complex="Arial" style:font-size-complex="12pt"/>
    </style:style>
    <style:style style:name="T612_15" style:family="text">
      <style:text-properties style:font-name="Arial" fo:font-size="12pt" style:font-name-asian="Arial" style:font-size-asian="12pt" style:font-name-complex="Arial" style:font-size-complex="12pt"/>
    </style:style>
    <style:style style:name="T612_16" style:family="text">
      <style:text-properties style:font-name="Arial" fo:font-size="12pt" style:font-name-asian="Arial" style:font-size-asian="12pt" style:font-name-complex="Arial" style:font-size-complex="12pt"/>
    </style:style>
    <style:style style:name="T612_17" style:family="text">
      <style:text-properties style:font-name="Arial" fo:font-size="12pt" style:font-name-asian="Arial" style:font-size-asian="12pt" style:font-name-complex="Arial" style:font-size-complex="12pt"/>
    </style:style>
    <style:style style:name="T612_18" style:family="text">
      <style:text-properties style:font-name="Arial" fo:font-size="12pt" style:font-name-asian="Arial" style:font-size-asian="12pt" style:font-name-complex="Arial" style:font-size-complex="12pt"/>
    </style:style>
    <style:style style:name="T612_19" style:family="text">
      <style:text-properties style:font-name="Arial" fo:font-size="12pt" style:font-name-asian="Arial" style:font-size-asian="12pt" style:font-name-complex="Arial" style:font-size-complex="12pt"/>
    </style:style>
    <style:style style:name="T612_20" style:family="text">
      <style:text-properties style:font-name="Arial" fo:font-size="12pt" style:font-name-asian="Arial" style:font-size-asian="12pt" style:font-name-complex="Arial" style:font-size-complex="12pt"/>
    </style:style>
    <style:style style:name="T612_21" style:family="text">
      <style:text-properties style:font-name="Arial" fo:font-size="12pt" style:font-name-asian="Arial" style:font-size-asian="12pt" style:font-name-complex="Arial" style:font-size-complex="12pt"/>
    </style:style>
    <style:style style:name="T612_22" style:family="text">
      <style:text-properties style:font-name="Arial" fo:font-size="12pt" style:font-name-asian="Arial" style:font-size-asian="12pt" style:font-name-complex="Arial" style:font-size-complex="12pt"/>
    </style:style>
    <style:style style:name="T612_23" style:family="text">
      <style:text-properties style:font-name="Arial" fo:font-size="12pt" style:font-name-asian="Arial" style:font-size-asian="12pt" style:font-name-complex="Arial" style:font-size-complex="12pt"/>
    </style:style>
    <style:style style:name="T612_24" style:family="text">
      <style:text-properties style:font-name="Arial" fo:font-size="12pt" style:font-name-asian="Arial" style:font-size-asian="12pt" style:font-name-complex="Arial" style:font-size-complex="12pt"/>
    </style:style>
    <style:style style:name="T612_25" style:family="text">
      <style:text-properties style:font-name="Arial" fo:font-size="12pt" style:font-name-asian="Arial" style:font-size-asian="12pt" style:font-name-complex="Arial" style:font-size-complex="12pt"/>
    </style:style>
    <style:style style:name="T612_26" style:family="text">
      <style:text-properties style:font-name="Arial" fo:font-size="12pt" style:font-name-asian="Arial" style:font-size-asian="12pt" style:font-name-complex="Arial" style:font-size-complex="12pt"/>
    </style:style>
    <style:style style:name="T612_27" style:family="text">
      <style:text-properties style:font-name="Arial" fo:font-size="12pt" style:font-name-asian="Arial" style:font-size-asian="12pt" style:font-name-complex="Arial" style:font-size-complex="12pt"/>
    </style:style>
    <style:style style:name="T612_28" style:family="text">
      <style:text-properties style:font-name="Arial" fo:font-size="12pt" style:font-name-asian="Arial" style:font-size-asian="12pt" style:font-name-complex="Arial" style:font-size-complex="12pt"/>
    </style:style>
    <style:style style:name="T612_29" style:family="text">
      <style:text-properties style:font-name="Arial" fo:font-size="12pt" style:font-name-asian="Arial" style:font-size-asian="12pt" style:font-name-complex="Arial" style:font-size-complex="12pt"/>
    </style:style>
    <style:style style:name="T612_30" style:family="text">
      <style:text-properties style:font-name="Arial" fo:font-size="12pt" style:font-name-asian="Arial" style:font-size-asian="12pt" style:font-name-complex="Arial" style:font-size-complex="12pt"/>
    </style:style>
    <style:style style:name="T612_31" style:family="text">
      <style:text-properties style:font-name="Arial" fo:font-size="12pt" style:font-name-asian="Arial" style:font-size-asian="12pt" style:font-name-complex="Arial" style:font-size-complex="12pt"/>
    </style:style>
    <style:style style:name="T612_32" style:family="text">
      <style:text-properties style:font-name="Arial" fo:font-size="12pt" style:font-name-asian="Arial" style:font-size-asian="12pt" style:font-name-complex="Arial" style:font-size-complex="12pt"/>
    </style:style>
    <style:style style:name="T612_33" style:family="text">
      <style:text-properties style:font-name="Arial" fo:font-size="12pt" style:font-name-asian="Arial" style:font-size-asian="12pt" style:font-name-complex="Arial" style:font-size-complex="12pt"/>
    </style:style>
    <style:style style:name="T612_34" style:family="text">
      <style:text-properties style:font-name="Arial" fo:font-size="12pt" style:font-name-asian="Arial" style:font-size-asian="12pt" style:font-name-complex="Arial" style:font-size-complex="12pt"/>
    </style:style>
    <style:style style:name="T612_35" style:family="text">
      <style:text-properties style:font-name="Arial" fo:font-size="12pt" style:font-name-asian="Arial" style:font-size-asian="12pt" style:font-name-complex="Arial" style:font-size-complex="12pt"/>
    </style:style>
    <style:style style:name="T612_36" style:family="text">
      <style:text-properties style:font-name="Arial" fo:font-size="12pt" style:font-name-asian="Arial" style:font-size-asian="12pt" style:font-name-complex="Arial" style:font-size-complex="12pt"/>
    </style:style>
    <style:style style:name="T612_37" style:family="text">
      <style:text-properties style:font-name="Arial" fo:font-size="12pt" style:font-name-asian="Arial" style:font-size-asian="12pt" style:font-name-complex="Arial" style:font-size-complex="12pt"/>
    </style:style>
    <style:style style:name="T612_38" style:family="text">
      <style:text-properties style:font-name="Arial" fo:font-size="12pt" style:font-name-asian="Arial" style:font-size-asian="12pt" style:font-name-complex="Arial" style:font-size-complex="12pt"/>
    </style:style>
    <style:style style:name="T612_39" style:family="text">
      <style:text-properties style:font-name="Arial" fo:font-size="12pt" style:font-name-asian="Arial" style:font-size-asian="12pt" style:font-name-complex="Arial" style:font-size-complex="12pt"/>
    </style:style>
    <style:style style:name="T612_40" style:family="text">
      <style:text-properties style:font-name="Arial" fo:font-size="12pt" style:font-name-asian="Arial" style:font-size-asian="12pt" style:font-name-complex="Arial" style:font-size-complex="12pt"/>
    </style:style>
    <style:style style:name="T612_41" style:family="text">
      <style:text-properties style:font-name="Arial" fo:font-size="12pt" style:font-name-asian="Arial" style:font-size-asian="12pt" style:font-name-complex="Arial" style:font-size-complex="12pt"/>
    </style:style>
    <style:style style:name="T612_42" style:family="text">
      <style:text-properties style:font-name="Arial" fo:font-size="12pt" style:font-name-asian="Arial" style:font-size-asian="12pt" style:font-name-complex="Arial" style:font-size-complex="12pt"/>
    </style:style>
    <style:style style:name="T612_43" style:family="text">
      <style:text-properties style:font-name="Arial" fo:font-size="12pt" style:font-name-asian="Arial" style:font-size-asian="12pt" style:font-name-complex="Arial" style:font-size-complex="12pt"/>
    </style:style>
    <style:style style:name="T612_44" style:family="text">
      <style:text-properties style:font-name="Arial" fo:font-size="12pt" style:font-name-asian="Arial" style:font-size-asian="12pt" style:font-name-complex="Arial" style:font-size-complex="12pt"/>
    </style:style>
    <style:style style:name="T612_45" style:family="text">
      <style:text-properties style:font-name="Arial" fo:font-size="12pt" style:font-name-asian="Arial" style:font-size-asian="12pt" style:font-name-complex="Arial" style:font-size-complex="12pt"/>
    </style:style>
    <style:style style:name="T612_46" style:family="text">
      <style:text-properties style:font-name="Arial" fo:font-size="12pt" style:font-name-asian="Arial" style:font-size-asian="12pt" style:font-name-complex="Arial" style:font-size-complex="12pt"/>
    </style:style>
    <style:style style:name="T612_47" style:family="text">
      <style:text-properties style:font-name="Arial" fo:font-size="12pt" style:font-name-asian="Arial" style:font-size-asian="12pt" style:font-name-complex="Arial" style:font-size-complex="12pt"/>
    </style:style>
    <style:style style:name="T612_48" style:family="text">
      <style:text-properties style:font-name="Arial" fo:font-size="12pt" style:font-name-asian="Arial" style:font-size-asian="12pt" style:font-name-complex="Arial" style:font-size-complex="12pt"/>
    </style:style>
    <style:style style:name="T612_49" style:family="text">
      <style:text-properties style:font-name="Arial" fo:font-size="12pt" style:font-name-asian="Arial" style:font-size-asian="12pt" style:font-name-complex="Arial" style:font-size-complex="12pt"/>
    </style:style>
    <style:style style:name="P613" style:family="paragraph" style:parent-style-name="Standard">
      <style:paragraph-properties fo:break-before="auto" fo:line-height="115%" style:writing-mode="lr-tb"/>
    </style:style>
    <style:style style:name="P614" style:family="paragraph" style:parent-style-name="Heading_20_1">
      <style:paragraph-properties fo:break-before="auto" fo:line-height="115%" fo:margin-top="0cm" fo:margin-bottom="0cm" style:writing-mode="lr-tb"/>
    </style:style>
    <style:style style:name="T614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4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4_3" style:family="text">
      <style:text-properties style:font-name="Arial" fo:font-size="12pt" style:font-name-asian="Arial" style:font-size-asian="12pt" style:font-name-complex="Arial" style:font-size-complex="12pt"/>
    </style:style>
    <style:style style:name="T614_4" style:family="text">
      <style:text-properties style:font-name="Arial" fo:font-size="12pt" style:font-name-asian="Arial" style:font-size-asian="12pt" style:font-name-complex="Arial" style:font-size-complex="12pt"/>
    </style:style>
    <style:style style:name="T614_5" style:family="text">
      <style:text-properties style:font-name="Arial" fo:font-size="12pt" style:font-name-asian="Arial" style:font-size-asian="12pt" style:font-name-complex="Arial" style:font-size-complex="12pt"/>
    </style:style>
    <style:style style:name="T614_6" style:family="text">
      <style:text-properties style:font-name="Arial" fo:font-size="12pt" style:font-name-asian="Arial" style:font-size-asian="12pt" style:font-name-complex="Arial" style:font-size-complex="12pt"/>
    </style:style>
    <style:style style:name="T614_7" style:family="text">
      <style:text-properties style:font-name="Arial" fo:font-size="12pt" style:font-name-asian="Arial" style:font-size-asian="12pt" style:font-name-complex="Arial" style:font-size-complex="12pt"/>
    </style:style>
    <style:style style:name="T614_8" style:family="text">
      <style:text-properties style:font-name="Arial" fo:font-size="12pt" style:font-name-asian="Arial" style:font-size-asian="12pt" style:font-name-complex="Arial" style:font-size-complex="12pt"/>
    </style:style>
    <style:style style:name="T614_9" style:family="text">
      <style:text-properties style:font-name="Arial" fo:font-size="12pt" style:font-name-asian="Arial" style:font-size-asian="12pt" style:font-name-complex="Arial" style:font-size-complex="12pt"/>
    </style:style>
    <style:style style:name="T614_10" style:family="text">
      <style:text-properties style:font-name="Arial" fo:font-size="12pt" style:font-name-asian="Arial" style:font-size-asian="12pt" style:font-name-complex="Arial" style:font-size-complex="12pt"/>
    </style:style>
    <style:style style:name="T614_11" style:family="text">
      <style:text-properties style:font-name="Arial" fo:font-size="12pt" style:font-name-asian="Arial" style:font-size-asian="12pt" style:font-name-complex="Arial" style:font-size-complex="12pt"/>
    </style:style>
    <style:style style:name="T614_12" style:family="text">
      <style:text-properties style:font-name="Arial" fo:font-size="12pt" style:font-name-asian="Arial" style:font-size-asian="12pt" style:font-name-complex="Arial" style:font-size-complex="12pt"/>
    </style:style>
    <style:style style:name="T614_13" style:family="text">
      <style:text-properties style:font-name="Arial" fo:font-size="12pt" style:font-name-asian="Arial" style:font-size-asian="12pt" style:font-name-complex="Arial" style:font-size-complex="12pt"/>
    </style:style>
    <style:style style:name="T614_14" style:family="text">
      <style:text-properties style:font-name="Arial" fo:font-size="12pt" style:font-name-asian="Arial" style:font-size-asian="12pt" style:font-name-complex="Arial" style:font-size-complex="12pt"/>
    </style:style>
    <style:style style:name="T614_15" style:family="text">
      <style:text-properties style:font-name="Arial" fo:font-size="12pt" style:font-name-asian="Arial" style:font-size-asian="12pt" style:font-name-complex="Arial" style:font-size-complex="12pt"/>
    </style:style>
    <style:style style:name="T614_16" style:family="text">
      <style:text-properties style:font-name="Arial" fo:font-size="12pt" style:font-name-asian="Arial" style:font-size-asian="12pt" style:font-name-complex="Arial" style:font-size-complex="12pt"/>
    </style:style>
    <style:style style:name="T614_17" style:family="text">
      <style:text-properties style:font-name="Arial" fo:font-size="12pt" style:font-name-asian="Arial" style:font-size-asian="12pt" style:font-name-complex="Arial" style:font-size-complex="12pt"/>
    </style:style>
    <style:style style:name="T614_18" style:family="text">
      <style:text-properties style:font-name="Arial" fo:font-size="12pt" style:font-name-asian="Arial" style:font-size-asian="12pt" style:font-name-complex="Arial" style:font-size-complex="12pt"/>
    </style:style>
    <style:style style:name="T614_19" style:family="text">
      <style:text-properties style:font-name="Arial" fo:font-size="12pt" style:font-name-asian="Arial" style:font-size-asian="12pt" style:font-name-complex="Arial" style:font-size-complex="12pt"/>
    </style:style>
    <style:style style:name="T614_20" style:family="text">
      <style:text-properties style:font-name="Arial" fo:font-size="12pt" style:font-name-asian="Arial" style:font-size-asian="12pt" style:font-name-complex="Arial" style:font-size-complex="12pt"/>
    </style:style>
    <style:style style:name="T614_21" style:family="text">
      <style:text-properties style:font-name="Arial" fo:font-size="12pt" style:font-name-asian="Arial" style:font-size-asian="12pt" style:font-name-complex="Arial" style:font-size-complex="12pt"/>
    </style:style>
    <style:style style:name="T614_22" style:family="text">
      <style:text-properties style:font-name="Arial" fo:font-size="12pt" style:font-name-asian="Arial" style:font-size-asian="12pt" style:font-name-complex="Arial" style:font-size-complex="12pt"/>
    </style:style>
    <style:style style:name="T614_23" style:family="text">
      <style:text-properties style:font-name="Arial" fo:font-size="12pt" style:font-name-asian="Arial" style:font-size-asian="12pt" style:font-name-complex="Arial" style:font-size-complex="12pt"/>
    </style:style>
    <style:style style:name="T614_24" style:family="text">
      <style:text-properties style:font-name="Arial" fo:font-size="12pt" style:font-name-asian="Arial" style:font-size-asian="12pt" style:font-name-complex="Arial" style:font-size-complex="12pt"/>
    </style:style>
    <style:style style:name="T614_25" style:family="text">
      <style:text-properties style:font-name="Arial" fo:font-size="12pt" style:font-name-asian="Arial" style:font-size-asian="12pt" style:font-name-complex="Arial" style:font-size-complex="12pt"/>
    </style:style>
    <style:style style:name="T614_26" style:family="text">
      <style:text-properties style:font-name="Arial" fo:font-size="12pt" style:font-name-asian="Arial" style:font-size-asian="12pt" style:font-name-complex="Arial" style:font-size-complex="12pt"/>
    </style:style>
    <style:style style:name="T614_27" style:family="text">
      <style:text-properties style:font-name="Arial" fo:font-size="12pt" style:font-name-asian="Arial" style:font-size-asian="12pt" style:font-name-complex="Arial" style:font-size-complex="12pt"/>
    </style:style>
    <style:style style:name="T614_28" style:family="text">
      <style:text-properties style:font-name="Arial" fo:font-size="12pt" style:font-name-asian="Arial" style:font-size-asian="12pt" style:font-name-complex="Arial" style:font-size-complex="12pt"/>
    </style:style>
    <style:style style:name="T614_29" style:family="text">
      <style:text-properties style:font-name="Arial" fo:font-size="12pt" style:font-name-asian="Arial" style:font-size-asian="12pt" style:font-name-complex="Arial" style:font-size-complex="12pt"/>
    </style:style>
    <style:style style:name="T614_30" style:family="text">
      <style:text-properties style:font-name="Arial" fo:font-size="12pt" style:font-name-asian="Arial" style:font-size-asian="12pt" style:font-name-complex="Arial" style:font-size-complex="12pt"/>
    </style:style>
    <style:style style:name="T614_31" style:family="text">
      <style:text-properties style:font-name="Arial" fo:font-size="12pt" style:font-name-asian="Arial" style:font-size-asian="12pt" style:font-name-complex="Arial" style:font-size-complex="12pt"/>
    </style:style>
    <style:style style:name="T614_32" style:family="text">
      <style:text-properties style:font-name="Arial" fo:font-size="12pt" style:font-name-asian="Arial" style:font-size-asian="12pt" style:font-name-complex="Arial" style:font-size-complex="12pt"/>
    </style:style>
    <style:style style:name="T614_33" style:family="text">
      <style:text-properties style:font-name="Arial" fo:font-size="12pt" style:font-name-asian="Arial" style:font-size-asian="12pt" style:font-name-complex="Arial" style:font-size-complex="12pt"/>
    </style:style>
    <style:style style:name="T614_34" style:family="text">
      <style:text-properties style:font-name="Arial" fo:font-size="12pt" style:font-name-asian="Arial" style:font-size-asian="12pt" style:font-name-complex="Arial" style:font-size-complex="12pt"/>
    </style:style>
    <style:style style:name="T614_35" style:family="text">
      <style:text-properties style:font-name="Arial" fo:font-size="12pt" style:font-name-asian="Arial" style:font-size-asian="12pt" style:font-name-complex="Arial" style:font-size-complex="12pt"/>
    </style:style>
    <style:style style:name="T614_36" style:family="text">
      <style:text-properties style:font-name="Arial" fo:font-size="12pt" style:font-name-asian="Arial" style:font-size-asian="12pt" style:font-name-complex="Arial" style:font-size-complex="12pt"/>
    </style:style>
    <style:style style:name="T614_37" style:family="text">
      <style:text-properties style:font-name="Arial" fo:font-size="12pt" style:font-name-asian="Arial" style:font-size-asian="12pt" style:font-name-complex="Arial" style:font-size-complex="12pt"/>
    </style:style>
    <style:style style:name="T614_38" style:family="text">
      <style:text-properties style:font-name="Arial" fo:font-size="12pt" style:font-name-asian="Arial" style:font-size-asian="12pt" style:font-name-complex="Arial" style:font-size-complex="12pt"/>
    </style:style>
    <style:style style:name="T614_39" style:family="text">
      <style:text-properties style:font-name="Arial" fo:font-size="12pt" style:font-name-asian="Arial" style:font-size-asian="12pt" style:font-name-complex="Arial" style:font-size-complex="12pt"/>
    </style:style>
    <style:style style:name="T614_40" style:family="text">
      <style:text-properties style:font-name="Arial" fo:font-size="12pt" style:font-name-asian="Arial" style:font-size-asian="12pt" style:font-name-complex="Arial" style:font-size-complex="12pt"/>
    </style:style>
    <style:style style:name="T614_41" style:family="text">
      <style:text-properties style:font-name="Arial" fo:font-size="12pt" style:font-name-asian="Arial" style:font-size-asian="12pt" style:font-name-complex="Arial" style:font-size-complex="12pt"/>
    </style:style>
    <style:style style:name="T614_42" style:family="text">
      <style:text-properties style:font-name="Arial" fo:font-size="12pt" style:font-name-asian="Arial" style:font-size-asian="12pt" style:font-name-complex="Arial" style:font-size-complex="12pt"/>
    </style:style>
    <style:style style:name="T614_43" style:family="text">
      <style:text-properties style:font-name="Arial" fo:font-size="12pt" style:font-name-asian="Arial" style:font-size-asian="12pt" style:font-name-complex="Arial" style:font-size-complex="12pt"/>
    </style:style>
    <style:style style:name="T614_44" style:family="text">
      <style:text-properties style:font-name="Arial" fo:font-size="12pt" style:font-name-asian="Arial" style:font-size-asian="12pt" style:font-name-complex="Arial" style:font-size-complex="12pt"/>
    </style:style>
    <style:style style:name="T614_45" style:family="text">
      <style:text-properties style:font-name="Arial" fo:font-size="12pt" style:font-name-asian="Arial" style:font-size-asian="12pt" style:font-name-complex="Arial" style:font-size-complex="12pt"/>
    </style:style>
    <style:style style:name="T614_46" style:family="text">
      <style:text-properties style:font-name="Arial" fo:font-size="12pt" style:font-name-asian="Arial" style:font-size-asian="12pt" style:font-name-complex="Arial" style:font-size-complex="12pt"/>
    </style:style>
    <style:style style:name="T614_47" style:family="text">
      <style:text-properties style:font-name="Arial" fo:font-size="12pt" style:font-name-asian="Arial" style:font-size-asian="12pt" style:font-name-complex="Arial" style:font-size-complex="12pt"/>
    </style:style>
    <style:style style:name="P615" style:family="paragraph" style:parent-style-name="Standard">
      <style:paragraph-properties fo:break-before="auto" fo:line-height="115%" style:writing-mode="lr-tb"/>
    </style:style>
    <style:style style:name="P616" style:family="paragraph" style:parent-style-name="Heading_20_1">
      <style:paragraph-properties fo:break-before="auto" fo:line-height="115%" fo:margin-top="0cm" fo:margin-bottom="0cm" style:writing-mode="lr-tb"/>
    </style:style>
    <style:style style:name="T616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6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6_3" style:family="text">
      <style:text-properties style:font-name="Arial" fo:font-size="12pt" style:font-name-asian="Arial" style:font-size-asian="12pt" style:font-name-complex="Arial" style:font-size-complex="12pt"/>
    </style:style>
    <style:style style:name="T616_4" style:family="text">
      <style:text-properties style:font-name="Arial" fo:font-size="12pt" style:font-name-asian="Arial" style:font-size-asian="12pt" style:font-name-complex="Arial" style:font-size-complex="12pt"/>
    </style:style>
    <style:style style:name="T616_5" style:family="text">
      <style:text-properties style:font-name="Arial" fo:font-size="12pt" style:font-name-asian="Arial" style:font-size-asian="12pt" style:font-name-complex="Arial" style:font-size-complex="12pt"/>
    </style:style>
    <style:style style:name="T616_6" style:family="text">
      <style:text-properties style:font-name="Arial" fo:font-size="12pt" style:font-name-asian="Arial" style:font-size-asian="12pt" style:font-name-complex="Arial" style:font-size-complex="12pt"/>
    </style:style>
    <style:style style:name="T616_7" style:family="text">
      <style:text-properties style:font-name="Arial" fo:font-size="12pt" style:font-name-asian="Arial" style:font-size-asian="12pt" style:font-name-complex="Arial" style:font-size-complex="12pt"/>
    </style:style>
    <style:style style:name="T616_8" style:family="text">
      <style:text-properties style:font-name="Arial" fo:font-size="12pt" style:font-name-asian="Arial" style:font-size-asian="12pt" style:font-name-complex="Arial" style:font-size-complex="12pt"/>
    </style:style>
    <style:style style:name="T616_9" style:family="text">
      <style:text-properties style:font-name="Arial" fo:font-size="12pt" style:font-name-asian="Arial" style:font-size-asian="12pt" style:font-name-complex="Arial" style:font-size-complex="12pt"/>
    </style:style>
    <style:style style:name="T616_10" style:family="text">
      <style:text-properties style:font-name="Arial" fo:font-size="12pt" style:font-name-asian="Arial" style:font-size-asian="12pt" style:font-name-complex="Arial" style:font-size-complex="12pt"/>
    </style:style>
    <style:style style:name="T616_11" style:family="text">
      <style:text-properties style:font-name="Arial" fo:font-size="12pt" style:font-name-asian="Arial" style:font-size-asian="12pt" style:font-name-complex="Arial" style:font-size-complex="12pt"/>
    </style:style>
    <style:style style:name="T616_12" style:family="text">
      <style:text-properties style:font-name="Arial" fo:font-size="12pt" style:font-name-asian="Arial" style:font-size-asian="12pt" style:font-name-complex="Arial" style:font-size-complex="12pt"/>
    </style:style>
    <style:style style:name="T616_13" style:family="text">
      <style:text-properties style:font-name="Arial" fo:font-size="12pt" style:font-name-asian="Arial" style:font-size-asian="12pt" style:font-name-complex="Arial" style:font-size-complex="12pt"/>
    </style:style>
    <style:style style:name="T616_14" style:family="text">
      <style:text-properties style:font-name="Arial" fo:font-size="12pt" style:font-name-asian="Arial" style:font-size-asian="12pt" style:font-name-complex="Arial" style:font-size-complex="12pt"/>
    </style:style>
    <style:style style:name="T616_15" style:family="text">
      <style:text-properties style:font-name="Arial" fo:font-size="12pt" style:font-name-asian="Arial" style:font-size-asian="12pt" style:font-name-complex="Arial" style:font-size-complex="12pt"/>
    </style:style>
    <style:style style:name="T616_16" style:family="text">
      <style:text-properties style:font-name="Arial" fo:font-size="12pt" style:font-name-asian="Arial" style:font-size-asian="12pt" style:font-name-complex="Arial" style:font-size-complex="12pt"/>
    </style:style>
    <style:style style:name="T616_17" style:family="text">
      <style:text-properties style:font-name="Arial" fo:font-size="12pt" style:font-name-asian="Arial" style:font-size-asian="12pt" style:font-name-complex="Arial" style:font-size-complex="12pt"/>
    </style:style>
    <style:style style:name="T616_18" style:family="text">
      <style:text-properties style:font-name="Arial" fo:font-size="12pt" style:font-name-asian="Arial" style:font-size-asian="12pt" style:font-name-complex="Arial" style:font-size-complex="12pt"/>
    </style:style>
    <style:style style:name="T616_19" style:family="text">
      <style:text-properties style:font-name="Arial" fo:font-size="12pt" style:font-name-asian="Arial" style:font-size-asian="12pt" style:font-name-complex="Arial" style:font-size-complex="12pt"/>
    </style:style>
    <style:style style:name="T616_20" style:family="text">
      <style:text-properties style:font-name="Arial" fo:font-size="12pt" style:font-name-asian="Arial" style:font-size-asian="12pt" style:font-name-complex="Arial" style:font-size-complex="12pt"/>
    </style:style>
    <style:style style:name="T616_21" style:family="text">
      <style:text-properties style:font-name="Arial" fo:font-size="12pt" style:font-name-asian="Arial" style:font-size-asian="12pt" style:font-name-complex="Arial" style:font-size-complex="12pt"/>
    </style:style>
    <style:style style:name="T616_22" style:family="text">
      <style:text-properties style:font-name="Arial" fo:font-size="12pt" style:font-name-asian="Arial" style:font-size-asian="12pt" style:font-name-complex="Arial" style:font-size-complex="12pt"/>
    </style:style>
    <style:style style:name="T616_23" style:family="text">
      <style:text-properties style:font-name="Arial" fo:font-size="12pt" style:font-name-asian="Arial" style:font-size-asian="12pt" style:font-name-complex="Arial" style:font-size-complex="12pt"/>
    </style:style>
    <style:style style:name="T616_24" style:family="text">
      <style:text-properties style:font-name="Arial" fo:font-size="12pt" style:font-name-asian="Arial" style:font-size-asian="12pt" style:font-name-complex="Arial" style:font-size-complex="12pt"/>
    </style:style>
    <style:style style:name="T616_25" style:family="text">
      <style:text-properties style:font-name="Arial" fo:font-size="12pt" style:font-name-asian="Arial" style:font-size-asian="12pt" style:font-name-complex="Arial" style:font-size-complex="12pt"/>
    </style:style>
    <style:style style:name="T616_26" style:family="text">
      <style:text-properties style:font-name="Arial" fo:font-size="12pt" style:font-name-asian="Arial" style:font-size-asian="12pt" style:font-name-complex="Arial" style:font-size-complex="12pt"/>
    </style:style>
    <style:style style:name="T616_27" style:family="text">
      <style:text-properties style:font-name="Arial" fo:font-size="12pt" style:font-name-asian="Arial" style:font-size-asian="12pt" style:font-name-complex="Arial" style:font-size-complex="12pt"/>
    </style:style>
    <style:style style:name="T616_28" style:family="text">
      <style:text-properties style:font-name="Arial" fo:font-size="12pt" style:font-name-asian="Arial" style:font-size-asian="12pt" style:font-name-complex="Arial" style:font-size-complex="12pt"/>
    </style:style>
    <style:style style:name="T616_29" style:family="text">
      <style:text-properties style:font-name="Arial" fo:font-size="12pt" style:font-name-asian="Arial" style:font-size-asian="12pt" style:font-name-complex="Arial" style:font-size-complex="12pt"/>
    </style:style>
    <style:style style:name="T616_30" style:family="text">
      <style:text-properties style:font-name="Arial" fo:font-size="12pt" style:font-name-asian="Arial" style:font-size-asian="12pt" style:font-name-complex="Arial" style:font-size-complex="12pt"/>
    </style:style>
    <style:style style:name="T616_31" style:family="text">
      <style:text-properties style:font-name="Arial" fo:font-size="12pt" style:font-name-asian="Arial" style:font-size-asian="12pt" style:font-name-complex="Arial" style:font-size-complex="12pt"/>
    </style:style>
    <style:style style:name="T616_32" style:family="text">
      <style:text-properties style:font-name="Arial" fo:font-size="12pt" style:font-name-asian="Arial" style:font-size-asian="12pt" style:font-name-complex="Arial" style:font-size-complex="12pt"/>
    </style:style>
    <style:style style:name="T616_33" style:family="text">
      <style:text-properties style:font-name="Arial" fo:font-size="12pt" style:font-name-asian="Arial" style:font-size-asian="12pt" style:font-name-complex="Arial" style:font-size-complex="12pt"/>
    </style:style>
    <style:style style:name="P617" style:family="paragraph" style:parent-style-name="Standard">
      <style:paragraph-properties fo:break-before="auto" fo:line-height="115%" style:writing-mode="lr-tb"/>
    </style:style>
    <style:style style:name="P618" style:family="paragraph" style:parent-style-name="Heading_20_1">
      <style:paragraph-properties fo:break-before="auto" fo:line-height="115%" fo:margin-top="0cm" fo:margin-bottom="0cm" style:writing-mode="lr-tb"/>
    </style:style>
    <style:style style:name="T618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8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18_3" style:family="text">
      <style:text-properties style:font-name="Arial" fo:font-size="12pt" style:font-name-asian="Arial" style:font-size-asian="12pt" style:font-name-complex="Arial" style:font-size-complex="12pt"/>
    </style:style>
    <style:style style:name="T618_4" style:family="text">
      <style:text-properties style:font-name="Arial" fo:font-size="12pt" style:font-name-asian="Arial" style:font-size-asian="12pt" style:font-name-complex="Arial" style:font-size-complex="12pt"/>
    </style:style>
    <style:style style:name="T618_5" style:family="text">
      <style:text-properties style:font-name="Arial" fo:font-size="12pt" style:font-name-asian="Arial" style:font-size-asian="12pt" style:font-name-complex="Arial" style:font-size-complex="12pt"/>
    </style:style>
    <style:style style:name="T618_6" style:family="text">
      <style:text-properties style:font-name="Arial" fo:font-size="12pt" style:font-name-asian="Arial" style:font-size-asian="12pt" style:font-name-complex="Arial" style:font-size-complex="12pt"/>
    </style:style>
    <style:style style:name="T618_7" style:family="text">
      <style:text-properties style:font-name="Arial" fo:font-size="12pt" style:font-name-asian="Arial" style:font-size-asian="12pt" style:font-name-complex="Arial" style:font-size-complex="12pt"/>
    </style:style>
    <style:style style:name="T618_8" style:family="text">
      <style:text-properties style:font-name="Arial" fo:font-size="12pt" style:font-name-asian="Arial" style:font-size-asian="12pt" style:font-name-complex="Arial" style:font-size-complex="12pt"/>
    </style:style>
    <style:style style:name="T618_9" style:family="text">
      <style:text-properties style:font-name="Arial" fo:font-size="12pt" style:font-name-asian="Arial" style:font-size-asian="12pt" style:font-name-complex="Arial" style:font-size-complex="12pt"/>
    </style:style>
    <style:style style:name="T618_10" style:family="text">
      <style:text-properties style:font-name="Arial" fo:font-size="12pt" style:font-name-asian="Arial" style:font-size-asian="12pt" style:font-name-complex="Arial" style:font-size-complex="12pt"/>
    </style:style>
    <style:style style:name="T618_11" style:family="text">
      <style:text-properties style:font-name="Arial" fo:font-size="12pt" style:font-name-asian="Arial" style:font-size-asian="12pt" style:font-name-complex="Arial" style:font-size-complex="12pt"/>
    </style:style>
    <style:style style:name="T618_12" style:family="text">
      <style:text-properties style:font-name="Arial" fo:font-size="12pt" style:font-name-asian="Arial" style:font-size-asian="12pt" style:font-name-complex="Arial" style:font-size-complex="12pt"/>
    </style:style>
    <style:style style:name="T618_13" style:family="text">
      <style:text-properties style:font-name="Arial" fo:font-size="12pt" style:font-name-asian="Arial" style:font-size-asian="12pt" style:font-name-complex="Arial" style:font-size-complex="12pt"/>
    </style:style>
    <style:style style:name="T618_14" style:family="text">
      <style:text-properties style:font-name="Arial" fo:font-size="12pt" style:font-name-asian="Arial" style:font-size-asian="12pt" style:font-name-complex="Arial" style:font-size-complex="12pt"/>
    </style:style>
    <style:style style:name="T618_15" style:family="text">
      <style:text-properties style:font-name="Arial" fo:font-size="12pt" style:font-name-asian="Arial" style:font-size-asian="12pt" style:font-name-complex="Arial" style:font-size-complex="12pt"/>
    </style:style>
    <style:style style:name="T618_16" style:family="text">
      <style:text-properties style:font-name="Arial" fo:font-size="12pt" style:font-name-asian="Arial" style:font-size-asian="12pt" style:font-name-complex="Arial" style:font-size-complex="12pt"/>
    </style:style>
    <style:style style:name="T618_17" style:family="text">
      <style:text-properties style:font-name="Arial" fo:font-size="12pt" style:font-name-asian="Arial" style:font-size-asian="12pt" style:font-name-complex="Arial" style:font-size-complex="12pt"/>
    </style:style>
    <style:style style:name="T618_18" style:family="text">
      <style:text-properties style:font-name="Arial" fo:font-size="12pt" style:font-name-asian="Arial" style:font-size-asian="12pt" style:font-name-complex="Arial" style:font-size-complex="12pt"/>
    </style:style>
    <style:style style:name="T618_19" style:family="text">
      <style:text-properties style:font-name="Arial" fo:font-size="12pt" style:font-name-asian="Arial" style:font-size-asian="12pt" style:font-name-complex="Arial" style:font-size-complex="12pt"/>
    </style:style>
    <style:style style:name="T618_20" style:family="text">
      <style:text-properties style:font-name="Arial" fo:font-size="12pt" style:font-name-asian="Arial" style:font-size-asian="12pt" style:font-name-complex="Arial" style:font-size-complex="12pt"/>
    </style:style>
    <style:style style:name="T618_21" style:family="text">
      <style:text-properties style:font-name="Arial" fo:font-size="12pt" style:font-name-asian="Arial" style:font-size-asian="12pt" style:font-name-complex="Arial" style:font-size-complex="12pt"/>
    </style:style>
    <style:style style:name="T618_22" style:family="text">
      <style:text-properties style:font-name="Arial" fo:font-size="12pt" style:font-name-asian="Arial" style:font-size-asian="12pt" style:font-name-complex="Arial" style:font-size-complex="12pt"/>
    </style:style>
    <style:style style:name="T618_23" style:family="text">
      <style:text-properties style:font-name="Arial" fo:font-size="12pt" style:font-name-asian="Arial" style:font-size-asian="12pt" style:font-name-complex="Arial" style:font-size-complex="12pt"/>
    </style:style>
    <style:style style:name="T618_24" style:family="text">
      <style:text-properties style:font-name="Arial" fo:font-size="12pt" style:font-name-asian="Arial" style:font-size-asian="12pt" style:font-name-complex="Arial" style:font-size-complex="12pt"/>
    </style:style>
    <style:style style:name="T618_25" style:family="text">
      <style:text-properties style:font-name="Arial" fo:font-size="12pt" style:font-name-asian="Arial" style:font-size-asian="12pt" style:font-name-complex="Arial" style:font-size-complex="12pt"/>
    </style:style>
    <style:style style:name="T618_26" style:family="text">
      <style:text-properties style:font-name="Arial" fo:font-size="12pt" style:font-name-asian="Arial" style:font-size-asian="12pt" style:font-name-complex="Arial" style:font-size-complex="12pt"/>
    </style:style>
    <style:style style:name="T618_27" style:family="text">
      <style:text-properties style:font-name="Arial" fo:font-size="12pt" style:font-name-asian="Arial" style:font-size-asian="12pt" style:font-name-complex="Arial" style:font-size-complex="12pt"/>
    </style:style>
    <style:style style:name="T618_28" style:family="text">
      <style:text-properties style:font-name="Arial" fo:font-size="12pt" style:font-name-asian="Arial" style:font-size-asian="12pt" style:font-name-complex="Arial" style:font-size-complex="12pt"/>
    </style:style>
    <style:style style:name="T618_29" style:family="text">
      <style:text-properties style:font-name="Arial" fo:font-size="12pt" style:font-name-asian="Arial" style:font-size-asian="12pt" style:font-name-complex="Arial" style:font-size-complex="12pt"/>
    </style:style>
    <style:style style:name="T618_30" style:family="text">
      <style:text-properties style:font-name="Arial" fo:font-size="12pt" style:font-name-asian="Arial" style:font-size-asian="12pt" style:font-name-complex="Arial" style:font-size-complex="12pt"/>
    </style:style>
    <style:style style:name="T618_31" style:family="text">
      <style:text-properties style:font-name="Arial" fo:font-size="12pt" style:font-name-asian="Arial" style:font-size-asian="12pt" style:font-name-complex="Arial" style:font-size-complex="12pt"/>
    </style:style>
    <style:style style:name="T618_32" style:family="text">
      <style:text-properties style:font-name="Arial" fo:font-size="12pt" style:font-name-asian="Arial" style:font-size-asian="12pt" style:font-name-complex="Arial" style:font-size-complex="12pt"/>
    </style:style>
    <style:style style:name="T618_33" style:family="text">
      <style:text-properties style:font-name="Arial" fo:font-size="12pt" style:font-name-asian="Arial" style:font-size-asian="12pt" style:font-name-complex="Arial" style:font-size-complex="12pt"/>
    </style:style>
    <style:style style:name="T618_34" style:family="text">
      <style:text-properties style:font-name="Arial" fo:font-size="12pt" style:font-name-asian="Arial" style:font-size-asian="12pt" style:font-name-complex="Arial" style:font-size-complex="12pt"/>
    </style:style>
    <style:style style:name="T618_35" style:family="text">
      <style:text-properties style:font-name="Arial" fo:font-size="12pt" style:font-name-asian="Arial" style:font-size-asian="12pt" style:font-name-complex="Arial" style:font-size-complex="12pt"/>
    </style:style>
    <style:style style:name="T618_36" style:family="text">
      <style:text-properties style:font-name="Arial" fo:font-size="12pt" style:font-name-asian="Arial" style:font-size-asian="12pt" style:font-name-complex="Arial" style:font-size-complex="12pt"/>
    </style:style>
    <style:style style:name="T618_37" style:family="text">
      <style:text-properties style:font-name="Arial" fo:font-size="12pt" style:font-name-asian="Arial" style:font-size-asian="12pt" style:font-name-complex="Arial" style:font-size-complex="12pt"/>
    </style:style>
    <style:style style:name="T618_38" style:family="text">
      <style:text-properties style:font-name="Arial" fo:font-size="12pt" style:font-name-asian="Arial" style:font-size-asian="12pt" style:font-name-complex="Arial" style:font-size-complex="12pt"/>
    </style:style>
    <style:style style:name="T618_39" style:family="text">
      <style:text-properties style:font-name="Arial" fo:font-size="12pt" style:font-name-asian="Arial" style:font-size-asian="12pt" style:font-name-complex="Arial" style:font-size-complex="12pt"/>
    </style:style>
    <style:style style:name="T618_40" style:family="text">
      <style:text-properties style:font-name="Arial" fo:font-size="12pt" style:font-name-asian="Arial" style:font-size-asian="12pt" style:font-name-complex="Arial" style:font-size-complex="12pt"/>
    </style:style>
    <style:style style:name="T618_41" style:family="text">
      <style:text-properties style:font-name="Arial" fo:font-size="12pt" style:font-name-asian="Arial" style:font-size-asian="12pt" style:font-name-complex="Arial" style:font-size-complex="12pt"/>
    </style:style>
    <style:style style:name="T618_42" style:family="text">
      <style:text-properties style:font-name="Arial" fo:font-size="12pt" style:font-name-asian="Arial" style:font-size-asian="12pt" style:font-name-complex="Arial" style:font-size-complex="12pt"/>
    </style:style>
    <style:style style:name="T618_43" style:family="text">
      <style:text-properties style:font-name="Arial" fo:font-size="12pt" style:font-name-asian="Arial" style:font-size-asian="12pt" style:font-name-complex="Arial" style:font-size-complex="12pt"/>
    </style:style>
    <style:style style:name="T618_44" style:family="text">
      <style:text-properties style:font-name="Arial" fo:font-size="12pt" style:font-name-asian="Arial" style:font-size-asian="12pt" style:font-name-complex="Arial" style:font-size-complex="12pt"/>
    </style:style>
    <style:style style:name="T618_45" style:family="text">
      <style:text-properties style:font-name="Arial" fo:font-size="12pt" style:font-name-asian="Arial" style:font-size-asian="12pt" style:font-name-complex="Arial" style:font-size-complex="12pt"/>
    </style:style>
    <style:style style:name="T618_46" style:family="text">
      <style:text-properties style:font-name="Arial" fo:font-size="12pt" style:font-name-asian="Arial" style:font-size-asian="12pt" style:font-name-complex="Arial" style:font-size-complex="12pt"/>
    </style:style>
    <style:style style:name="T618_47" style:family="text">
      <style:text-properties style:font-name="Arial" fo:font-size="12pt" style:font-name-asian="Arial" style:font-size-asian="12pt" style:font-name-complex="Arial" style:font-size-complex="12pt"/>
    </style:style>
    <style:style style:name="T618_48" style:family="text">
      <style:text-properties style:font-name="Arial" fo:font-size="12pt" style:font-name-asian="Arial" style:font-size-asian="12pt" style:font-name-complex="Arial" style:font-size-complex="12pt"/>
    </style:style>
    <style:style style:name="T618_49" style:family="text">
      <style:text-properties style:font-name="Arial" fo:font-size="12pt" style:font-name-asian="Arial" style:font-size-asian="12pt" style:font-name-complex="Arial" style:font-size-complex="12pt"/>
    </style:style>
    <style:style style:name="T618_50" style:family="text">
      <style:text-properties style:font-name="Arial" fo:font-size="12pt" style:font-name-asian="Arial" style:font-size-asian="12pt" style:font-name-complex="Arial" style:font-size-complex="12pt"/>
    </style:style>
    <style:style style:name="T618_51" style:family="text">
      <style:text-properties style:font-name="Arial" fo:font-size="12pt" style:font-name-asian="Arial" style:font-size-asian="12pt" style:font-name-complex="Arial" style:font-size-complex="12pt"/>
    </style:style>
    <style:style style:name="T618_52" style:family="text">
      <style:text-properties style:font-name="Arial" fo:font-size="12pt" style:font-name-asian="Arial" style:font-size-asian="12pt" style:font-name-complex="Arial" style:font-size-complex="12pt"/>
    </style:style>
    <style:style style:name="T618_53" style:family="text">
      <style:text-properties style:font-name="Arial" fo:font-size="12pt" style:font-name-asian="Arial" style:font-size-asian="12pt" style:font-name-complex="Arial" style:font-size-complex="12pt"/>
    </style:style>
    <style:style style:name="T618_54" style:family="text">
      <style:text-properties style:font-name="Arial" fo:font-size="12pt" style:font-name-asian="Arial" style:font-size-asian="12pt" style:font-name-complex="Arial" style:font-size-complex="12pt"/>
    </style:style>
    <style:style style:name="T618_55" style:family="text">
      <style:text-properties style:font-name="Arial" fo:font-size="12pt" style:font-name-asian="Arial" style:font-size-asian="12pt" style:font-name-complex="Arial" style:font-size-complex="12pt"/>
    </style:style>
    <style:style style:name="T618_56" style:family="text">
      <style:text-properties style:font-name="Arial" fo:font-size="12pt" style:font-name-asian="Arial" style:font-size-asian="12pt" style:font-name-complex="Arial" style:font-size-complex="12pt"/>
    </style:style>
    <style:style style:name="T618_57" style:family="text">
      <style:text-properties style:font-name="Arial" fo:font-size="12pt" style:font-name-asian="Arial" style:font-size-asian="12pt" style:font-name-complex="Arial" style:font-size-complex="12pt"/>
    </style:style>
    <style:style style:name="T618_58" style:family="text">
      <style:text-properties style:font-name="Arial" fo:font-size="12pt" style:font-name-asian="Arial" style:font-size-asian="12pt" style:font-name-complex="Arial" style:font-size-complex="12pt"/>
    </style:style>
    <style:style style:name="T618_59" style:family="text">
      <style:text-properties style:font-name="Arial" fo:font-size="12pt" style:font-name-asian="Arial" style:font-size-asian="12pt" style:font-name-complex="Arial" style:font-size-complex="12pt"/>
    </style:style>
    <style:style style:name="T618_60" style:family="text">
      <style:text-properties style:font-name="Arial" fo:font-size="12pt" style:font-name-asian="Arial" style:font-size-asian="12pt" style:font-name-complex="Arial" style:font-size-complex="12pt"/>
    </style:style>
    <style:style style:name="T618_61" style:family="text">
      <style:text-properties style:font-name="Arial" fo:font-size="12pt" style:font-name-asian="Arial" style:font-size-asian="12pt" style:font-name-complex="Arial" style:font-size-complex="12pt"/>
    </style:style>
    <style:style style:name="T618_62" style:family="text">
      <style:text-properties style:font-name="Arial" fo:font-size="12pt" style:font-name-asian="Arial" style:font-size-asian="12pt" style:font-name-complex="Arial" style:font-size-complex="12pt"/>
    </style:style>
    <style:style style:name="T618_63" style:family="text">
      <style:text-properties style:font-name="Arial" fo:font-size="12pt" style:font-name-asian="Arial" style:font-size-asian="12pt" style:font-name-complex="Arial" style:font-size-complex="12pt"/>
    </style:style>
    <style:style style:name="T618_64" style:family="text">
      <style:text-properties style:font-name="Arial" fo:font-size="12pt" style:font-name-asian="Arial" style:font-size-asian="12pt" style:font-name-complex="Arial" style:font-size-complex="12pt"/>
    </style:style>
    <style:style style:name="T618_65" style:family="text">
      <style:text-properties style:font-name="Arial" fo:font-size="12pt" style:font-name-asian="Arial" style:font-size-asian="12pt" style:font-name-complex="Arial" style:font-size-complex="12pt"/>
    </style:style>
    <style:style style:name="T618_66" style:family="text">
      <style:text-properties style:font-name="Arial" fo:font-size="12pt" style:font-name-asian="Arial" style:font-size-asian="12pt" style:font-name-complex="Arial" style:font-size-complex="12pt"/>
    </style:style>
    <style:style style:name="T618_67" style:family="text">
      <style:text-properties style:font-name="Arial" fo:font-size="12pt" style:font-name-asian="Arial" style:font-size-asian="12pt" style:font-name-complex="Arial" style:font-size-complex="12pt"/>
    </style:style>
    <style:style style:name="T618_68" style:family="text">
      <style:text-properties style:font-name="Arial" fo:font-size="12pt" style:font-name-asian="Arial" style:font-size-asian="12pt" style:font-name-complex="Arial" style:font-size-complex="12pt"/>
    </style:style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Heading_20_1">
      <style:paragraph-properties fo:break-before="auto" fo:line-height="115%" fo:margin-top="0cm" fo:margin-bottom="0cm" style:writing-mode="lr-tb"/>
    </style:style>
    <style:style style:name="T620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20_2" style:family="text">
      <style:text-properties style:font-name="Arial" fo:font-size="12pt" style:font-name-asian="Arial" style:font-size-asian="12pt" style:font-name-complex="Arial" style:font-size-complex="12pt"/>
    </style:style>
    <style:style style:name="T620_3" style:family="text">
      <style:text-properties style:font-name="Arial" fo:font-size="12pt" style:font-name-asian="Arial" style:font-size-asian="12pt" style:font-name-complex="Arial" style:font-size-complex="12pt"/>
    </style:style>
    <style:style style:name="T620_4" style:family="text">
      <style:text-properties style:font-name="Arial" fo:font-size="12pt" style:font-name-asian="Arial" style:font-size-asian="12pt" style:font-name-complex="Arial" style:font-size-complex="12pt"/>
    </style:style>
    <style:style style:name="T620_5" style:family="text">
      <style:text-properties style:font-name="Arial" fo:font-size="12pt" style:font-name-asian="Arial" style:font-size-asian="12pt" style:font-name-complex="Arial" style:font-size-complex="12pt"/>
    </style:style>
    <style:style style:name="T620_6" style:family="text">
      <style:text-properties style:font-name="Arial" fo:font-size="12pt" style:font-name-asian="Arial" style:font-size-asian="12pt" style:font-name-complex="Arial" style:font-size-complex="12pt"/>
    </style:style>
    <style:style style:name="T620_7" style:family="text">
      <style:text-properties style:font-name="Arial" fo:font-size="12pt" style:font-name-asian="Arial" style:font-size-asian="12pt" style:font-name-complex="Arial" style:font-size-complex="12pt"/>
    </style:style>
    <style:style style:name="T620_8" style:family="text">
      <style:text-properties style:font-name="Arial" fo:font-size="12pt" style:font-name-asian="Arial" style:font-size-asian="12pt" style:font-name-complex="Arial" style:font-size-complex="12pt"/>
    </style:style>
    <style:style style:name="T620_9" style:family="text">
      <style:text-properties style:font-name="Arial" fo:font-size="12pt" style:font-name-asian="Arial" style:font-size-asian="12pt" style:font-name-complex="Arial" style:font-size-complex="12pt"/>
    </style:style>
    <style:style style:name="T620_10" style:family="text">
      <style:text-properties style:font-name="Arial" fo:font-size="12pt" style:font-name-asian="Arial" style:font-size-asian="12pt" style:font-name-complex="Arial" style:font-size-complex="12pt"/>
    </style:style>
    <style:style style:name="T620_11" style:family="text">
      <style:text-properties style:font-name="Arial" fo:font-size="12pt" style:font-name-asian="Arial" style:font-size-asian="12pt" style:font-name-complex="Arial" style:font-size-complex="12pt"/>
    </style:style>
    <style:style style:name="T620_12" style:family="text">
      <style:text-properties style:font-name="Arial" fo:font-size="12pt" style:font-name-asian="Arial" style:font-size-asian="12pt" style:font-name-complex="Arial" style:font-size-complex="12pt"/>
    </style:style>
    <style:style style:name="T620_13" style:family="text">
      <style:text-properties style:font-name="Arial" fo:font-size="12pt" style:font-name-asian="Arial" style:font-size-asian="12pt" style:font-name-complex="Arial" style:font-size-complex="12pt"/>
    </style:style>
    <style:style style:name="T620_14" style:family="text">
      <style:text-properties style:font-name="Arial" fo:font-size="12pt" style:font-name-asian="Arial" style:font-size-asian="12pt" style:font-name-complex="Arial" style:font-size-complex="12pt"/>
    </style:style>
    <style:style style:name="T620_15" style:family="text">
      <style:text-properties style:font-name="Arial" fo:font-size="12pt" style:font-name-asian="Arial" style:font-size-asian="12pt" style:font-name-complex="Arial" style:font-size-complex="12pt"/>
    </style:style>
    <style:style style:name="T620_16" style:family="text">
      <style:text-properties style:font-name="Arial" fo:font-size="12pt" style:font-name-asian="Arial" style:font-size-asian="12pt" style:font-name-complex="Arial" style:font-size-complex="12pt"/>
    </style:style>
    <style:style style:name="T620_17" style:family="text">
      <style:text-properties style:font-name="Arial" fo:font-size="12pt" style:font-name-asian="Arial" style:font-size-asian="12pt" style:font-name-complex="Arial" style:font-size-complex="12pt"/>
    </style:style>
    <style:style style:name="T620_18" style:family="text">
      <style:text-properties style:font-name="Arial" fo:font-size="12pt" style:font-name-asian="Arial" style:font-size-asian="12pt" style:font-name-complex="Arial" style:font-size-complex="12pt"/>
    </style:style>
    <style:style style:name="T620_19" style:family="text">
      <style:text-properties style:font-name="Arial" fo:font-size="12pt" style:font-name-asian="Arial" style:font-size-asian="12pt" style:font-name-complex="Arial" style:font-size-complex="12pt"/>
    </style:style>
    <style:style style:name="T620_20" style:family="text">
      <style:text-properties style:font-name="Arial" fo:font-size="12pt" style:font-name-asian="Arial" style:font-size-asian="12pt" style:font-name-complex="Arial" style:font-size-complex="12pt"/>
    </style:style>
    <style:style style:name="T620_21" style:family="text">
      <style:text-properties style:font-name="Arial" fo:font-size="12pt" style:font-name-asian="Arial" style:font-size-asian="12pt" style:font-name-complex="Arial" style:font-size-complex="12pt"/>
    </style:style>
    <style:style style:name="T620_22" style:family="text">
      <style:text-properties style:font-name="Arial" fo:font-size="12pt" style:font-name-asian="Arial" style:font-size-asian="12pt" style:font-name-complex="Arial" style:font-size-complex="12pt"/>
    </style:style>
    <style:style style:name="T620_23" style:family="text">
      <style:text-properties style:font-name="Arial" fo:font-size="12pt" style:font-name-asian="Arial" style:font-size-asian="12pt" style:font-name-complex="Arial" style:font-size-complex="12pt"/>
    </style:style>
    <style:style style:name="T620_24" style:family="text">
      <style:text-properties style:font-name="Arial" fo:font-size="12pt" style:font-name-asian="Arial" style:font-size-asian="12pt" style:font-name-complex="Arial" style:font-size-complex="12pt"/>
    </style:style>
    <style:style style:name="T620_25" style:family="text">
      <style:text-properties style:font-name="Arial" fo:font-size="12pt" style:font-name-asian="Arial" style:font-size-asian="12pt" style:font-name-complex="Arial" style:font-size-complex="12pt"/>
    </style:style>
    <style:style style:name="T620_26" style:family="text">
      <style:text-properties style:font-name="Arial" fo:font-size="12pt" style:font-name-asian="Arial" style:font-size-asian="12pt" style:font-name-complex="Arial" style:font-size-complex="12pt"/>
    </style:style>
    <style:style style:name="T620_27" style:family="text">
      <style:text-properties style:font-name="Arial" fo:font-size="12pt" style:font-name-asian="Arial" style:font-size-asian="12pt" style:font-name-complex="Arial" style:font-size-complex="12pt"/>
    </style:style>
    <style:style style:name="T620_28" style:family="text">
      <style:text-properties style:font-name="Arial" fo:font-size="12pt" style:font-name-asian="Arial" style:font-size-asian="12pt" style:font-name-complex="Arial" style:font-size-complex="12pt"/>
    </style:style>
    <style:style style:name="T620_29" style:family="text">
      <style:text-properties style:font-name="Arial" fo:font-size="12pt" style:font-name-asian="Arial" style:font-size-asian="12pt" style:font-name-complex="Arial" style:font-size-complex="12pt"/>
    </style:style>
    <style:style style:name="T620_30" style:family="text">
      <style:text-properties style:font-name="Arial" fo:font-size="12pt" style:font-name-asian="Arial" style:font-size-asian="12pt" style:font-name-complex="Arial" style:font-size-complex="12pt"/>
    </style:style>
    <style:style style:name="T620_31" style:family="text">
      <style:text-properties style:font-name="Arial" fo:font-size="12pt" style:font-name-asian="Arial" style:font-size-asian="12pt" style:font-name-complex="Arial" style:font-size-complex="12pt"/>
    </style:style>
    <style:style style:name="T620_32" style:family="text">
      <style:text-properties style:font-name="Arial" fo:font-size="12pt" style:font-name-asian="Arial" style:font-size-asian="12pt" style:font-name-complex="Arial" style:font-size-complex="12pt"/>
    </style:style>
    <style:style style:name="T620_33" style:family="text">
      <style:text-properties style:font-name="Arial" fo:font-size="12pt" style:font-name-asian="Arial" style:font-size-asian="12pt" style:font-name-complex="Arial" style:font-size-complex="12pt"/>
    </style:style>
    <style:style style:name="T620_34" style:family="text">
      <style:text-properties style:font-name="Arial" fo:font-size="12pt" style:font-name-asian="Arial" style:font-size-asian="12pt" style:font-name-complex="Arial" style:font-size-complex="12pt"/>
    </style:style>
    <style:style style:name="T620_35" style:family="text">
      <style:text-properties style:font-name="Arial" fo:font-size="12pt" style:font-name-asian="Arial" style:font-size-asian="12pt" style:font-name-complex="Arial" style:font-size-complex="12pt"/>
    </style:style>
    <style:style style:name="T620_36" style:family="text">
      <style:text-properties style:font-name="Arial" fo:font-size="12pt" style:font-name-asian="Arial" style:font-size-asian="12pt" style:font-name-complex="Arial" style:font-size-complex="12pt"/>
    </style:style>
    <style:style style:name="T620_37" style:family="text">
      <style:text-properties style:font-name="Arial" fo:font-size="12pt" style:font-name-asian="Arial" style:font-size-asian="12pt" style:font-name-complex="Arial" style:font-size-complex="12pt"/>
    </style:style>
    <style:style style:name="T620_38" style:family="text">
      <style:text-properties style:font-name="Arial" fo:font-size="12pt" style:font-name-asian="Arial" style:font-size-asian="12pt" style:font-name-complex="Arial" style:font-size-complex="12pt"/>
    </style:style>
    <style:style style:name="T620_39" style:family="text">
      <style:text-properties style:font-name="Arial" fo:font-size="12pt" style:font-name-asian="Arial" style:font-size-asian="12pt" style:font-name-complex="Arial" style:font-size-complex="12pt"/>
    </style:style>
    <style:style style:name="T620_40" style:family="text">
      <style:text-properties style:font-name="Arial" fo:font-size="12pt" style:font-name-asian="Arial" style:font-size-asian="12pt" style:font-name-complex="Arial" style:font-size-complex="12pt"/>
    </style:style>
    <style:style style:name="T620_41" style:family="text">
      <style:text-properties style:font-name="Arial" fo:font-size="12pt" style:font-name-asian="Arial" style:font-size-asian="12pt" style:font-name-complex="Arial" style:font-size-complex="12pt"/>
    </style:style>
    <style:style style:name="T620_42" style:family="text">
      <style:text-properties style:font-name="Arial" fo:font-size="12pt" style:font-name-asian="Arial" style:font-size-asian="12pt" style:font-name-complex="Arial" style:font-size-complex="12pt"/>
    </style:style>
    <style:style style:name="T620_43" style:family="text">
      <style:text-properties style:font-name="Arial" fo:font-size="12pt" style:font-name-asian="Arial" style:font-size-asian="12pt" style:font-name-complex="Arial" style:font-size-complex="12pt"/>
    </style:style>
    <style:style style:name="T620_44" style:family="text">
      <style:text-properties style:font-name="Arial" fo:font-size="12pt" style:font-name-asian="Arial" style:font-size-asian="12pt" style:font-name-complex="Arial" style:font-size-complex="12pt"/>
    </style:style>
    <style:style style:name="T620_45" style:family="text">
      <style:text-properties style:font-name="Arial" fo:font-size="12pt" style:font-name-asian="Arial" style:font-size-asian="12pt" style:font-name-complex="Arial" style:font-size-complex="12pt"/>
    </style:style>
    <style:style style:name="T620_46" style:family="text">
      <style:text-properties style:font-name="Arial" fo:font-size="12pt" style:font-name-asian="Arial" style:font-size-asian="12pt" style:font-name-complex="Arial" style:font-size-complex="12pt"/>
    </style:style>
    <style:style style:name="T620_47" style:family="text">
      <style:text-properties style:font-name="Arial" fo:font-size="12pt" style:font-name-asian="Arial" style:font-size-asian="12pt" style:font-name-complex="Arial" style:font-size-complex="12pt"/>
    </style:style>
    <style:style style:name="T620_48" style:family="text">
      <style:text-properties style:font-name="Arial" fo:font-size="12pt" style:font-name-asian="Arial" style:font-size-asian="12pt" style:font-name-complex="Arial" style:font-size-complex="12pt"/>
    </style:style>
    <style:style style:name="T620_49" style:family="text">
      <style:text-properties style:font-name="Arial" fo:font-size="12pt" style:font-name-asian="Arial" style:font-size-asian="12pt" style:font-name-complex="Arial" style:font-size-complex="12pt"/>
    </style:style>
    <style:style style:name="T620_50" style:family="text">
      <style:text-properties style:font-name="Arial" fo:font-size="12pt" style:font-name-asian="Arial" style:font-size-asian="12pt" style:font-name-complex="Arial" style:font-size-complex="12pt"/>
    </style:style>
    <style:style style:name="T620_51" style:family="text">
      <style:text-properties style:font-name="Arial" fo:font-size="12pt" style:font-name-asian="Arial" style:font-size-asian="12pt" style:font-name-complex="Arial" style:font-size-complex="12pt"/>
    </style:style>
    <style:style style:name="T620_52" style:family="text">
      <style:text-properties style:font-name="Arial" fo:font-size="12pt" style:font-name-asian="Arial" style:font-size-asian="12pt" style:font-name-complex="Arial" style:font-size-complex="12pt"/>
    </style:style>
    <style:style style:name="T620_53" style:family="text">
      <style:text-properties style:font-name="Arial" fo:font-size="12pt" style:font-name-asian="Arial" style:font-size-asian="12pt" style:font-name-complex="Arial" style:font-size-complex="12pt"/>
    </style:style>
    <style:style style:name="T620_54" style:family="text">
      <style:text-properties style:font-name="Arial" fo:font-size="12pt" style:font-name-asian="Arial" style:font-size-asian="12pt" style:font-name-complex="Arial" style:font-size-complex="12pt"/>
    </style:style>
    <style:style style:name="T620_55" style:family="text">
      <style:text-properties style:font-name="Arial" fo:font-size="12pt" style:font-name-asian="Arial" style:font-size-asian="12pt" style:font-name-complex="Arial" style:font-size-complex="12pt"/>
    </style:style>
    <style:style style:name="T620_56" style:family="text">
      <style:text-properties style:font-name="Arial" fo:font-size="12pt" style:font-name-asian="Arial" style:font-size-asian="12pt" style:font-name-complex="Arial" style:font-size-complex="12pt"/>
    </style:style>
    <style:style style:name="T620_57" style:family="text">
      <style:text-properties style:font-name="Arial" fo:font-size="12pt" style:font-name-asian="Arial" style:font-size-asian="12pt" style:font-name-complex="Arial" style:font-size-complex="12pt"/>
    </style:style>
    <style:style style:name="T620_58" style:family="text">
      <style:text-properties style:font-name="Arial" fo:font-size="12pt" style:font-name-asian="Arial" style:font-size-asian="12pt" style:font-name-complex="Arial" style:font-size-complex="12pt"/>
    </style:style>
    <style:style style:name="T620_59" style:family="text">
      <style:text-properties style:font-name="Arial" fo:font-size="12pt" style:font-name-asian="Arial" style:font-size-asian="12pt" style:font-name-complex="Arial" style:font-size-complex="12pt"/>
    </style:style>
    <style:style style:name="T620_60" style:family="text">
      <style:text-properties style:font-name="Arial" fo:font-size="12pt" style:font-name-asian="Arial" style:font-size-asian="12pt" style:font-name-complex="Arial" style:font-size-complex="12pt"/>
    </style:style>
    <style:style style:name="T620_61" style:family="text">
      <style:text-properties style:font-name="Arial" fo:font-size="12pt" style:font-name-asian="Arial" style:font-size-asian="12pt" style:font-name-complex="Arial" style:font-size-complex="12pt"/>
    </style:style>
    <style:style style:name="T620_62" style:family="text">
      <style:text-properties style:font-name="Arial" fo:font-size="12pt" style:font-name-asian="Arial" style:font-size-asian="12pt" style:font-name-complex="Arial" style:font-size-complex="12pt"/>
    </style:style>
    <style:style style:name="T620_63" style:family="text">
      <style:text-properties style:font-name="Arial" fo:font-size="12pt" style:font-name-asian="Arial" style:font-size-asian="12pt" style:font-name-complex="Arial" style:font-size-complex="12pt"/>
    </style:style>
    <style:style style:name="T620_64" style:family="text">
      <style:text-properties style:font-name="Arial" fo:font-size="12pt" style:font-name-asian="Arial" style:font-size-asian="12pt" style:font-name-complex="Arial" style:font-size-complex="12pt"/>
    </style:style>
    <style:style style:name="T620_65" style:family="text">
      <style:text-properties style:font-name="Arial" fo:font-size="12pt" style:font-name-asian="Arial" style:font-size-asian="12pt" style:font-name-complex="Arial" style:font-size-complex="12pt"/>
    </style:style>
    <style:style style:name="T620_66" style:family="text">
      <style:text-properties style:font-name="Arial" fo:font-size="12pt" style:font-name-asian="Arial" style:font-size-asian="12pt" style:font-name-complex="Arial" style:font-size-complex="12pt"/>
    </style:style>
    <style:style style:name="T620_67" style:family="text">
      <style:text-properties style:font-name="Arial" fo:font-size="12pt" style:font-name-asian="Arial" style:font-size-asian="12pt" style:font-name-complex="Arial" style:font-size-complex="12pt"/>
    </style:style>
    <style:style style:name="T620_68" style:family="text">
      <style:text-properties style:font-name="Arial" fo:font-size="12pt" style:font-name-asian="Arial" style:font-size-asian="12pt" style:font-name-complex="Arial" style:font-size-complex="12pt"/>
    </style:style>
    <style:style style:name="T620_69" style:family="text">
      <style:text-properties style:font-name="Arial" fo:font-size="12pt" style:font-name-asian="Arial" style:font-size-asian="12pt" style:font-name-complex="Arial" style:font-size-complex="12pt"/>
    </style:style>
    <style:style style:name="T620_70" style:family="text">
      <style:text-properties style:font-name="Arial" fo:font-size="12pt" style:font-name-asian="Arial" style:font-size-asian="12pt" style:font-name-complex="Arial" style:font-size-complex="12pt"/>
    </style:style>
    <style:style style:name="T620_71" style:family="text">
      <style:text-properties style:font-name="Arial" fo:font-size="12pt" style:font-name-asian="Arial" style:font-size-asian="12pt" style:font-name-complex="Arial" style:font-size-complex="12pt"/>
    </style:style>
    <style:style style:name="T620_72" style:family="text">
      <style:text-properties style:font-name="Arial" fo:font-size="12pt" style:font-name-asian="Arial" style:font-size-asian="12pt" style:font-name-complex="Arial" style:font-size-complex="12pt"/>
    </style:style>
    <style:style style:name="T620_73" style:family="text">
      <style:text-properties style:font-name="Arial" fo:font-size="12pt" style:font-name-asian="Arial" style:font-size-asian="12pt" style:font-name-complex="Arial" style:font-size-complex="12pt"/>
    </style:style>
    <style:style style:name="T620_74" style:family="text">
      <style:text-properties style:font-name="Arial" fo:font-size="12pt" style:font-name-asian="Arial" style:font-size-asian="12pt" style:font-name-complex="Arial" style:font-size-complex="12pt"/>
    </style:style>
    <style:style style:name="T620_75" style:family="text">
      <style:text-properties style:font-name="Arial" fo:font-size="12pt" style:font-name-asian="Arial" style:font-size-asian="12pt" style:font-name-complex="Arial" style:font-size-complex="12pt"/>
    </style:style>
    <style:style style:name="T620_76" style:family="text">
      <style:text-properties style:font-name="Arial" fo:font-size="12pt" style:font-name-asian="Arial" style:font-size-asian="12pt" style:font-name-complex="Arial" style:font-size-complex="12pt"/>
    </style:style>
    <style:style style:name="T620_77" style:family="text">
      <style:text-properties style:font-name="Arial" fo:font-size="12pt" style:font-name-asian="Arial" style:font-size-asian="12pt" style:font-name-complex="Arial" style:font-size-complex="12pt"/>
    </style:style>
    <style:style style:name="T620_78" style:family="text">
      <style:text-properties style:font-name="Arial" fo:font-size="12pt" style:font-name-asian="Arial" style:font-size-asian="12pt" style:font-name-complex="Arial" style:font-size-complex="12pt"/>
    </style:style>
    <style:style style:name="P621" style:family="paragraph" style:parent-style-name="Standard">
      <style:paragraph-properties fo:break-before="auto" fo:line-height="115%" style:writing-mode="lr-tb"/>
    </style:style>
    <style:style style:name="P622" style:family="paragraph" style:parent-style-name="Heading_20_1">
      <style:paragraph-properties fo:break-before="auto" fo:line-height="115%" fo:margin-top="0cm" fo:margin-bottom="0cm" style:writing-mode="lr-tb"/>
    </style:style>
    <style:style style:name="T622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22_2" style:family="text">
      <style:text-properties style:font-name="Arial" fo:font-size="12pt" style:font-name-asian="Arial" style:font-size-asian="12pt" style:font-name-complex="Arial" style:font-size-complex="12pt"/>
    </style:style>
    <style:style style:name="T622_3" style:family="text">
      <style:text-properties style:font-name="Arial" fo:font-size="12pt" style:font-name-asian="Arial" style:font-size-asian="12pt" style:font-name-complex="Arial" style:font-size-complex="12pt"/>
    </style:style>
    <style:style style:name="T622_4" style:family="text">
      <style:text-properties style:font-name="Arial" fo:font-size="12pt" style:font-name-asian="Arial" style:font-size-asian="12pt" style:font-name-complex="Arial" style:font-size-complex="12pt"/>
    </style:style>
    <style:style style:name="T622_5" style:family="text">
      <style:text-properties style:font-name="Arial" fo:font-size="12pt" style:font-name-asian="Arial" style:font-size-asian="12pt" style:font-name-complex="Arial" style:font-size-complex="12pt"/>
    </style:style>
    <style:style style:name="T622_6" style:family="text">
      <style:text-properties style:font-name="Arial" fo:font-size="12pt" style:font-name-asian="Arial" style:font-size-asian="12pt" style:font-name-complex="Arial" style:font-size-complex="12pt"/>
    </style:style>
    <style:style style:name="T622_7" style:family="text">
      <style:text-properties style:font-name="Arial" fo:font-size="12pt" style:font-name-asian="Arial" style:font-size-asian="12pt" style:font-name-complex="Arial" style:font-size-complex="12pt"/>
    </style:style>
    <style:style style:name="T622_8" style:family="text">
      <style:text-properties style:font-name="Arial" fo:font-size="12pt" style:font-name-asian="Arial" style:font-size-asian="12pt" style:font-name-complex="Arial" style:font-size-complex="12pt"/>
    </style:style>
    <style:style style:name="T622_9" style:family="text">
      <style:text-properties style:font-name="Arial" fo:font-size="12pt" style:font-name-asian="Arial" style:font-size-asian="12pt" style:font-name-complex="Arial" style:font-size-complex="12pt"/>
    </style:style>
    <style:style style:name="T622_10" style:family="text">
      <style:text-properties style:font-name="Arial" fo:font-size="12pt" style:font-name-asian="Arial" style:font-size-asian="12pt" style:font-name-complex="Arial" style:font-size-complex="12pt"/>
    </style:style>
    <style:style style:name="T622_11" style:family="text">
      <style:text-properties style:font-name="Arial" fo:font-size="12pt" style:font-name-asian="Arial" style:font-size-asian="12pt" style:font-name-complex="Arial" style:font-size-complex="12pt"/>
    </style:style>
    <style:style style:name="T622_12" style:family="text">
      <style:text-properties style:font-name="Arial" fo:font-size="12pt" style:font-name-asian="Arial" style:font-size-asian="12pt" style:font-name-complex="Arial" style:font-size-complex="12pt"/>
    </style:style>
    <style:style style:name="T622_13" style:family="text">
      <style:text-properties style:font-name="Arial" fo:font-size="12pt" style:font-name-asian="Arial" style:font-size-asian="12pt" style:font-name-complex="Arial" style:font-size-complex="12pt"/>
    </style:style>
    <style:style style:name="T622_14" style:family="text">
      <style:text-properties style:font-name="Arial" fo:font-size="12pt" style:font-name-asian="Arial" style:font-size-asian="12pt" style:font-name-complex="Arial" style:font-size-complex="12pt"/>
    </style:style>
    <style:style style:name="T622_15" style:family="text">
      <style:text-properties style:font-name="Arial" fo:font-size="12pt" style:font-name-asian="Arial" style:font-size-asian="12pt" style:font-name-complex="Arial" style:font-size-complex="12pt"/>
    </style:style>
    <style:style style:name="T622_16" style:family="text">
      <style:text-properties style:font-name="Arial" fo:font-size="12pt" style:font-name-asian="Arial" style:font-size-asian="12pt" style:font-name-complex="Arial" style:font-size-complex="12pt"/>
    </style:style>
    <style:style style:name="T622_17" style:family="text">
      <style:text-properties style:font-name="Arial" fo:font-size="12pt" style:font-name-asian="Arial" style:font-size-asian="12pt" style:font-name-complex="Arial" style:font-size-complex="12pt"/>
    </style:style>
    <style:style style:name="T622_18" style:family="text">
      <style:text-properties style:font-name="Arial" fo:font-size="12pt" style:font-name-asian="Arial" style:font-size-asian="12pt" style:font-name-complex="Arial" style:font-size-complex="12pt"/>
    </style:style>
    <style:style style:name="T622_19" style:family="text">
      <style:text-properties style:font-name="Arial" fo:font-size="12pt" style:font-name-asian="Arial" style:font-size-asian="12pt" style:font-name-complex="Arial" style:font-size-complex="12pt"/>
    </style:style>
    <style:style style:name="T622_20" style:family="text">
      <style:text-properties style:font-name="Arial" fo:font-size="12pt" style:font-name-asian="Arial" style:font-size-asian="12pt" style:font-name-complex="Arial" style:font-size-complex="12pt"/>
    </style:style>
    <style:style style:name="T622_21" style:family="text">
      <style:text-properties style:font-name="Arial" fo:font-size="12pt" style:font-name-asian="Arial" style:font-size-asian="12pt" style:font-name-complex="Arial" style:font-size-complex="12pt"/>
    </style:style>
    <style:style style:name="T622_22" style:family="text">
      <style:text-properties style:font-name="Arial" fo:font-size="12pt" style:font-name-asian="Arial" style:font-size-asian="12pt" style:font-name-complex="Arial" style:font-size-complex="12pt"/>
    </style:style>
    <style:style style:name="T622_23" style:family="text">
      <style:text-properties style:font-name="Arial" fo:font-size="12pt" style:font-name-asian="Arial" style:font-size-asian="12pt" style:font-name-complex="Arial" style:font-size-complex="12pt"/>
    </style:style>
    <style:style style:name="T622_24" style:family="text">
      <style:text-properties style:font-name="Arial" fo:font-size="12pt" style:font-name-asian="Arial" style:font-size-asian="12pt" style:font-name-complex="Arial" style:font-size-complex="12pt"/>
    </style:style>
    <style:style style:name="T622_25" style:family="text">
      <style:text-properties style:font-name="Arial" fo:font-size="12pt" style:font-name-asian="Arial" style:font-size-asian="12pt" style:font-name-complex="Arial" style:font-size-complex="12pt"/>
    </style:style>
    <style:style style:name="T622_26" style:family="text">
      <style:text-properties style:font-name="Arial" fo:font-size="12pt" style:font-name-asian="Arial" style:font-size-asian="12pt" style:font-name-complex="Arial" style:font-size-complex="12pt"/>
    </style:style>
    <style:style style:name="T622_27" style:family="text">
      <style:text-properties style:font-name="Arial" fo:font-size="12pt" style:font-name-asian="Arial" style:font-size-asian="12pt" style:font-name-complex="Arial" style:font-size-complex="12pt"/>
    </style:style>
    <style:style style:name="T622_28" style:family="text">
      <style:text-properties style:font-name="Arial" fo:font-size="12pt" style:font-name-asian="Arial" style:font-size-asian="12pt" style:font-name-complex="Arial" style:font-size-complex="12pt"/>
    </style:style>
    <style:style style:name="T622_29" style:family="text">
      <style:text-properties style:font-name="Arial" fo:font-size="12pt" style:font-name-asian="Arial" style:font-size-asian="12pt" style:font-name-complex="Arial" style:font-size-complex="12pt"/>
    </style:style>
    <style:style style:name="T622_30" style:family="text">
      <style:text-properties style:font-name="Arial" fo:font-size="12pt" style:font-name-asian="Arial" style:font-size-asian="12pt" style:font-name-complex="Arial" style:font-size-complex="12pt"/>
    </style:style>
    <style:style style:name="T622_31" style:family="text">
      <style:text-properties style:font-name="Arial" fo:font-size="12pt" style:font-name-asian="Arial" style:font-size-asian="12pt" style:font-name-complex="Arial" style:font-size-complex="12pt"/>
    </style:style>
    <style:style style:name="T622_32" style:family="text">
      <style:text-properties style:font-name="Arial" fo:font-size="12pt" style:font-name-asian="Arial" style:font-size-asian="12pt" style:font-name-complex="Arial" style:font-size-complex="12pt"/>
    </style:style>
    <style:style style:name="T622_33" style:family="text">
      <style:text-properties style:font-name="Arial" fo:font-size="12pt" style:font-name-asian="Arial" style:font-size-asian="12pt" style:font-name-complex="Arial" style:font-size-complex="12pt"/>
    </style:style>
    <style:style style:name="T622_34" style:family="text">
      <style:text-properties style:font-name="Arial" fo:font-size="12pt" style:font-name-asian="Arial" style:font-size-asian="12pt" style:font-name-complex="Arial" style:font-size-complex="12pt"/>
    </style:style>
    <style:style style:name="T622_35" style:family="text">
      <style:text-properties style:font-name="Arial" fo:font-size="12pt" style:font-name-asian="Arial" style:font-size-asian="12pt" style:font-name-complex="Arial" style:font-size-complex="12pt"/>
    </style:style>
    <style:style style:name="T622_36" style:family="text">
      <style:text-properties style:font-name="Arial" fo:font-size="12pt" style:font-name-asian="Arial" style:font-size-asian="12pt" style:font-name-complex="Arial" style:font-size-complex="12pt"/>
    </style:style>
    <style:style style:name="T622_37" style:family="text">
      <style:text-properties style:font-name="Arial" fo:font-size="12pt" style:font-name-asian="Arial" style:font-size-asian="12pt" style:font-name-complex="Arial" style:font-size-complex="12pt"/>
    </style:style>
    <style:style style:name="T622_38" style:family="text">
      <style:text-properties style:font-name="Arial" fo:font-size="12pt" style:font-name-asian="Arial" style:font-size-asian="12pt" style:font-name-complex="Arial" style:font-size-complex="12pt"/>
    </style:style>
    <style:style style:name="T622_39" style:family="text">
      <style:text-properties style:font-name="Arial" fo:font-size="12pt" style:font-name-asian="Arial" style:font-size-asian="12pt" style:font-name-complex="Arial" style:font-size-complex="12pt"/>
    </style:style>
    <style:style style:name="T622_40" style:family="text">
      <style:text-properties style:font-name="Arial" fo:font-size="12pt" style:font-name-asian="Arial" style:font-size-asian="12pt" style:font-name-complex="Arial" style:font-size-complex="12pt"/>
    </style:style>
    <style:style style:name="T622_41" style:family="text">
      <style:text-properties style:font-name="Arial" fo:font-size="12pt" style:font-name-asian="Arial" style:font-size-asian="12pt" style:font-name-complex="Arial" style:font-size-complex="12pt"/>
    </style:style>
    <style:style style:name="T622_42" style:family="text">
      <style:text-properties style:font-name="Arial" fo:font-size="12pt" style:font-name-asian="Arial" style:font-size-asian="12pt" style:font-name-complex="Arial" style:font-size-complex="12pt"/>
    </style:style>
    <style:style style:name="T622_43" style:family="text">
      <style:text-properties style:font-name="Arial" fo:font-size="12pt" style:font-name-asian="Arial" style:font-size-asian="12pt" style:font-name-complex="Arial" style:font-size-complex="12pt"/>
    </style:style>
    <style:style style:name="T622_44" style:family="text">
      <style:text-properties style:font-name="Arial" fo:font-size="12pt" style:font-name-asian="Arial" style:font-size-asian="12pt" style:font-name-complex="Arial" style:font-size-complex="12pt"/>
    </style:style>
    <style:style style:name="T622_45" style:family="text">
      <style:text-properties style:font-name="Arial" fo:font-size="12pt" style:font-name-asian="Arial" style:font-size-asian="12pt" style:font-name-complex="Arial" style:font-size-complex="12pt"/>
    </style:style>
    <style:style style:name="T622_46" style:family="text">
      <style:text-properties style:font-name="Arial" fo:font-size="12pt" style:font-name-asian="Arial" style:font-size-asian="12pt" style:font-name-complex="Arial" style:font-size-complex="12pt"/>
    </style:style>
    <style:style style:name="T622_47" style:family="text">
      <style:text-properties style:font-name="Arial" fo:font-size="12pt" style:font-name-asian="Arial" style:font-size-asian="12pt" style:font-name-complex="Arial" style:font-size-complex="12pt"/>
    </style:style>
    <style:style style:name="T622_48" style:family="text">
      <style:text-properties style:font-name="Arial" fo:font-size="12pt" style:font-name-asian="Arial" style:font-size-asian="12pt" style:font-name-complex="Arial" style:font-size-complex="12pt"/>
    </style:style>
    <style:style style:name="T622_49" style:family="text">
      <style:text-properties style:font-name="Arial" fo:font-size="12pt" style:font-name-asian="Arial" style:font-size-asian="12pt" style:font-name-complex="Arial" style:font-size-complex="12pt"/>
    </style:style>
    <style:style style:name="T622_50" style:family="text">
      <style:text-properties style:font-name="Arial" fo:font-size="12pt" style:font-name-asian="Arial" style:font-size-asian="12pt" style:font-name-complex="Arial" style:font-size-complex="12pt"/>
    </style:style>
    <style:style style:name="T622_51" style:family="text">
      <style:text-properties style:font-name="Arial" fo:font-size="12pt" style:font-name-asian="Arial" style:font-size-asian="12pt" style:font-name-complex="Arial" style:font-size-complex="12pt"/>
    </style:style>
    <style:style style:name="T622_52" style:family="text">
      <style:text-properties style:font-name="Arial" fo:font-size="12pt" style:font-name-asian="Arial" style:font-size-asian="12pt" style:font-name-complex="Arial" style:font-size-complex="12pt"/>
    </style:style>
    <style:style style:name="T622_53" style:family="text">
      <style:text-properties style:font-name="Arial" fo:font-size="12pt" style:font-name-asian="Arial" style:font-size-asian="12pt" style:font-name-complex="Arial" style:font-size-complex="12pt"/>
    </style:style>
    <style:style style:name="T622_54" style:family="text">
      <style:text-properties style:font-name="Arial" fo:font-size="12pt" style:font-name-asian="Arial" style:font-size-asian="12pt" style:font-name-complex="Arial" style:font-size-complex="12pt"/>
    </style:style>
    <style:style style:name="T622_55" style:family="text">
      <style:text-properties style:font-name="Arial" fo:font-size="12pt" style:font-name-asian="Arial" style:font-size-asian="12pt" style:font-name-complex="Arial" style:font-size-complex="12pt"/>
    </style:style>
    <style:style style:name="T622_56" style:family="text">
      <style:text-properties style:font-name="Arial" fo:font-size="12pt" style:font-name-asian="Arial" style:font-size-asian="12pt" style:font-name-complex="Arial" style:font-size-complex="12pt"/>
    </style:style>
    <style:style style:name="T622_57" style:family="text">
      <style:text-properties style:font-name="Arial" fo:font-size="12pt" style:font-name-asian="Arial" style:font-size-asian="12pt" style:font-name-complex="Arial" style:font-size-complex="12pt"/>
    </style:style>
    <style:style style:name="T622_58" style:family="text">
      <style:text-properties style:font-name="Arial" fo:font-size="12pt" style:font-name-asian="Arial" style:font-size-asian="12pt" style:font-name-complex="Arial" style:font-size-complex="12pt"/>
    </style:style>
    <style:style style:name="T622_59" style:family="text">
      <style:text-properties style:font-name="Arial" fo:font-size="12pt" style:font-name-asian="Arial" style:font-size-asian="12pt" style:font-name-complex="Arial" style:font-size-complex="12pt"/>
    </style:style>
    <style:style style:name="T622_60" style:family="text">
      <style:text-properties style:font-name="Arial" fo:font-size="12pt" style:font-name-asian="Arial" style:font-size-asian="12pt" style:font-name-complex="Arial" style:font-size-complex="12pt"/>
    </style:style>
    <style:style style:name="T622_61" style:family="text">
      <style:text-properties style:font-name="Arial" fo:font-size="12pt" style:font-name-asian="Arial" style:font-size-asian="12pt" style:font-name-complex="Arial" style:font-size-complex="12pt"/>
    </style:style>
    <style:style style:name="T622_62" style:family="text">
      <style:text-properties style:font-name="Arial" fo:font-size="12pt" style:font-name-asian="Arial" style:font-size-asian="12pt" style:font-name-complex="Arial" style:font-size-complex="12pt"/>
    </style:style>
    <style:style style:name="T622_63" style:family="text">
      <style:text-properties style:font-name="Arial" fo:font-size="12pt" style:font-name-asian="Arial" style:font-size-asian="12pt" style:font-name-complex="Arial" style:font-size-complex="12pt"/>
    </style:style>
    <style:style style:name="T622_64" style:family="text">
      <style:text-properties style:font-name="Arial" fo:font-size="12pt" style:font-name-asian="Arial" style:font-size-asian="12pt" style:font-name-complex="Arial" style:font-size-complex="12pt"/>
    </style:style>
    <style:style style:name="T622_65" style:family="text">
      <style:text-properties style:font-name="Arial" fo:font-size="12pt" style:font-name-asian="Arial" style:font-size-asian="12pt" style:font-name-complex="Arial" style:font-size-complex="12pt"/>
    </style:style>
    <style:style style:name="T622_66" style:family="text">
      <style:text-properties style:font-name="Arial" fo:font-size="12pt" style:font-name-asian="Arial" style:font-size-asian="12pt" style:font-name-complex="Arial" style:font-size-complex="12pt"/>
    </style:style>
    <style:style style:name="T622_67" style:family="text">
      <style:text-properties style:font-name="Arial" fo:font-size="12pt" style:font-name-asian="Arial" style:font-size-asian="12pt" style:font-name-complex="Arial" style:font-size-complex="12pt"/>
    </style:style>
    <style:style style:name="T622_68" style:family="text">
      <style:text-properties style:font-name="Arial" fo:font-size="12pt" style:font-name-asian="Arial" style:font-size-asian="12pt" style:font-name-complex="Arial" style:font-size-complex="12pt"/>
    </style:style>
    <style:style style:name="T622_69" style:family="text">
      <style:text-properties style:font-name="Arial" fo:font-size="12pt" style:font-name-asian="Arial" style:font-size-asian="12pt" style:font-name-complex="Arial" style:font-size-complex="12pt"/>
    </style:style>
    <style:style style:name="T622_70" style:family="text">
      <style:text-properties style:font-name="Arial" fo:font-size="12pt" style:font-name-asian="Arial" style:font-size-asian="12pt" style:font-name-complex="Arial" style:font-size-complex="12pt"/>
    </style:style>
    <style:style style:name="T622_71" style:family="text">
      <style:text-properties style:font-name="Arial" fo:font-size="12pt" style:font-name-asian="Arial" style:font-size-asian="12pt" style:font-name-complex="Arial" style:font-size-complex="12pt"/>
    </style:style>
    <style:style style:name="T622_72" style:family="text">
      <style:text-properties style:font-name="Arial" fo:font-size="12pt" style:font-name-asian="Arial" style:font-size-asian="12pt" style:font-name-complex="Arial" style:font-size-complex="12pt"/>
    </style:style>
    <style:style style:name="T622_73" style:family="text">
      <style:text-properties style:font-name="Arial" fo:font-size="12pt" style:font-name-asian="Arial" style:font-size-asian="12pt" style:font-name-complex="Arial" style:font-size-complex="12pt"/>
    </style:style>
    <style:style style:name="T622_74" style:family="text">
      <style:text-properties style:font-name="Arial" fo:font-size="12pt" style:font-name-asian="Arial" style:font-size-asian="12pt" style:font-name-complex="Arial" style:font-size-complex="12pt"/>
    </style:style>
    <style:style style:name="T622_75" style:family="text">
      <style:text-properties style:font-name="Arial" fo:font-size="12pt" style:font-name-asian="Arial" style:font-size-asian="12pt" style:font-name-complex="Arial" style:font-size-complex="12pt"/>
    </style:style>
    <style:style style:name="T622_76" style:family="text">
      <style:text-properties style:font-name="Arial" fo:font-size="12pt" style:font-name-asian="Arial" style:font-size-asian="12pt" style:font-name-complex="Arial" style:font-size-complex="12pt"/>
    </style:style>
    <style:style style:name="T622_77" style:family="text">
      <style:text-properties style:font-name="Arial" fo:font-size="12pt" style:font-name-asian="Arial" style:font-size-asian="12pt" style:font-name-complex="Arial" style:font-size-complex="12pt"/>
    </style:style>
    <style:style style:name="T622_78" style:family="text">
      <style:text-properties style:font-name="Arial" fo:font-size="12pt" style:font-name-asian="Arial" style:font-size-asian="12pt" style:font-name-complex="Arial" style:font-size-complex="12pt"/>
    </style:style>
    <style:style style:name="T622_79" style:family="text">
      <style:text-properties style:font-name="Arial" fo:font-size="12pt" style:font-name-asian="Arial" style:font-size-asian="12pt" style:font-name-complex="Arial" style:font-size-complex="12pt"/>
    </style:style>
    <style:style style:name="T622_80" style:family="text">
      <style:text-properties style:font-name="Arial" fo:font-size="12pt" style:font-name-asian="Arial" style:font-size-asian="12pt" style:font-name-complex="Arial" style:font-size-complex="12pt"/>
    </style:style>
    <style:style style:name="T622_81" style:family="text">
      <style:text-properties style:font-name="Arial" fo:font-size="12pt" style:font-name-asian="Arial" style:font-size-asian="12pt" style:font-name-complex="Arial" style:font-size-complex="12pt"/>
    </style:style>
    <style:style style:name="T622_82" style:family="text">
      <style:text-properties style:font-name="Arial" fo:font-size="12pt" style:font-name-asian="Arial" style:font-size-asian="12pt" style:font-name-complex="Arial" style:font-size-complex="12pt"/>
    </style:style>
    <style:style style:name="T622_83" style:family="text">
      <style:text-properties style:font-name="Arial" fo:font-size="12pt" style:font-name-asian="Arial" style:font-size-asian="12pt" style:font-name-complex="Arial" style:font-size-complex="12pt"/>
    </style:style>
    <style:style style:name="T622_84" style:family="text">
      <style:text-properties style:font-name="Arial" fo:font-size="12pt" style:font-name-asian="Arial" style:font-size-asian="12pt" style:font-name-complex="Arial" style:font-size-complex="12pt"/>
    </style:style>
    <style:style style:name="T622_85" style:family="text">
      <style:text-properties style:font-name="Arial" fo:font-size="12pt" style:font-name-asian="Arial" style:font-size-asian="12pt" style:font-name-complex="Arial" style:font-size-complex="12pt"/>
    </style:style>
    <style:style style:name="T622_86" style:family="text">
      <style:text-properties style:font-name="Arial" fo:font-size="12pt" style:font-name-asian="Arial" style:font-size-asian="12pt" style:font-name-complex="Arial" style:font-size-complex="12pt"/>
    </style:style>
    <style:style style:name="T622_87" style:family="text">
      <style:text-properties style:font-name="Arial" fo:font-size="12pt" style:font-name-asian="Arial" style:font-size-asian="12pt" style:font-name-complex="Arial" style:font-size-complex="12pt"/>
    </style:style>
    <style:style style:name="T622_88" style:family="text">
      <style:text-properties style:font-name="Arial" fo:font-size="12pt" style:font-name-asian="Arial" style:font-size-asian="12pt" style:font-name-complex="Arial" style:font-size-complex="12pt"/>
    </style:style>
    <style:style style:name="T622_89" style:family="text">
      <style:text-properties style:font-name="Arial" fo:font-size="12pt" style:font-name-asian="Arial" style:font-size-asian="12pt" style:font-name-complex="Arial" style:font-size-complex="12pt"/>
    </style:style>
    <style:style style:name="T622_90" style:family="text">
      <style:text-properties style:font-name="Arial" fo:font-size="12pt" style:font-name-asian="Arial" style:font-size-asian="12pt" style:font-name-complex="Arial" style:font-size-complex="12pt"/>
    </style:style>
    <style:style style:name="T622_91" style:family="text">
      <style:text-properties style:font-name="Arial" fo:font-size="12pt" style:font-name-asian="Arial" style:font-size-asian="12pt" style:font-name-complex="Arial" style:font-size-complex="12pt"/>
    </style:style>
    <style:style style:name="T622_92" style:family="text">
      <style:text-properties style:font-name="Arial" fo:font-size="12pt" style:font-name-asian="Arial" style:font-size-asian="12pt" style:font-name-complex="Arial" style:font-size-complex="12pt"/>
    </style:style>
    <style:style style:name="T622_93" style:family="text">
      <style:text-properties style:font-name="Arial" fo:font-size="12pt" style:font-name-asian="Arial" style:font-size-asian="12pt" style:font-name-complex="Arial" style:font-size-complex="12pt"/>
    </style:style>
    <style:style style:name="T622_94" style:family="text">
      <style:text-properties style:font-name="Arial" fo:font-size="12pt" style:font-name-asian="Arial" style:font-size-asian="12pt" style:font-name-complex="Arial" style:font-size-complex="12pt"/>
    </style:style>
    <style:style style:name="T622_95" style:family="text">
      <style:text-properties style:font-name="Arial" fo:font-size="12pt" style:font-name-asian="Arial" style:font-size-asian="12pt" style:font-name-complex="Arial" style:font-size-complex="12pt"/>
    </style:style>
    <style:style style:name="T622_96" style:family="text">
      <style:text-properties style:font-name="Arial" fo:font-size="12pt" style:font-name-asian="Arial" style:font-size-asian="12pt" style:font-name-complex="Arial" style:font-size-complex="12pt"/>
    </style:style>
    <style:style style:name="T622_97" style:family="text">
      <style:text-properties style:font-name="Arial" fo:font-size="12pt" style:font-name-asian="Arial" style:font-size-asian="12pt" style:font-name-complex="Arial" style:font-size-complex="12pt"/>
    </style:style>
    <style:style style:name="T622_98" style:family="text">
      <style:text-properties style:font-name="Arial" fo:font-size="12pt" style:font-name-asian="Arial" style:font-size-asian="12pt" style:font-name-complex="Arial" style:font-size-complex="12pt"/>
    </style:style>
    <style:style style:name="T622_99" style:family="text">
      <style:text-properties style:font-name="Arial" fo:font-size="12pt" style:font-name-asian="Arial" style:font-size-asian="12pt" style:font-name-complex="Arial" style:font-size-complex="12pt"/>
    </style:style>
    <style:style style:name="T622_100" style:family="text">
      <style:text-properties style:font-name="Arial" fo:font-size="12pt" style:font-name-asian="Arial" style:font-size-asian="12pt" style:font-name-complex="Arial" style:font-size-complex="12pt"/>
    </style:style>
    <style:style style:name="T622_101" style:family="text">
      <style:text-properties style:font-name="Arial" fo:font-size="12pt" style:font-name-asian="Arial" style:font-size-asian="12pt" style:font-name-complex="Arial" style:font-size-complex="12pt"/>
    </style:style>
    <style:style style:name="T622_102" style:family="text">
      <style:text-properties style:font-name="Arial" fo:font-size="12pt" style:font-name-asian="Arial" style:font-size-asian="12pt" style:font-name-complex="Arial" style:font-size-complex="12pt"/>
    </style:style>
    <style:style style:name="T622_103" style:family="text">
      <style:text-properties style:font-name="Arial" fo:font-size="12pt" style:font-name-asian="Arial" style:font-size-asian="12pt" style:font-name-complex="Arial" style:font-size-complex="12pt"/>
    </style:style>
    <style:style style:name="T622_104" style:family="text">
      <style:text-properties style:font-name="Arial" fo:font-size="12pt" style:font-name-asian="Arial" style:font-size-asian="12pt" style:font-name-complex="Arial" style:font-size-complex="12pt"/>
    </style:style>
    <style:style style:name="T622_105" style:family="text">
      <style:text-properties style:font-name="Arial" fo:font-size="12pt" style:font-name-asian="Arial" style:font-size-asian="12pt" style:font-name-complex="Arial" style:font-size-complex="12pt"/>
    </style:style>
    <style:style style:name="T622_106" style:family="text">
      <style:text-properties style:font-name="Arial" fo:font-size="12pt" style:font-name-asian="Arial" style:font-size-asian="12pt" style:font-name-complex="Arial" style:font-size-complex="12pt"/>
    </style:style>
    <style:style style:name="T622_107" style:family="text">
      <style:text-properties style:font-name="Arial" fo:font-size="12pt" style:font-name-asian="Arial" style:font-size-asian="12pt" style:font-name-complex="Arial" style:font-size-complex="12pt"/>
    </style:style>
    <style:style style:name="T622_108" style:family="text">
      <style:text-properties style:font-name="Arial" fo:font-size="12pt" style:font-name-asian="Arial" style:font-size-asian="12pt" style:font-name-complex="Arial" style:font-size-complex="12pt"/>
    </style:style>
    <style:style style:name="T622_109" style:family="text">
      <style:text-properties style:font-name="Arial" fo:font-size="12pt" style:font-name-asian="Arial" style:font-size-asian="12pt" style:font-name-complex="Arial" style:font-size-complex="12pt"/>
    </style:style>
    <style:style style:name="T622_110" style:family="text">
      <style:text-properties style:font-name="Arial" fo:font-size="12pt" style:font-name-asian="Arial" style:font-size-asian="12pt" style:font-name-complex="Arial" style:font-size-complex="12pt"/>
    </style:style>
    <style:style style:name="T622_111" style:family="text">
      <style:text-properties style:font-name="Arial" fo:font-size="12pt" style:font-name-asian="Arial" style:font-size-asian="12pt" style:font-name-complex="Arial" style:font-size-complex="12pt"/>
    </style:style>
    <style:style style:name="T622_112" style:family="text">
      <style:text-properties style:font-name="Arial" fo:font-size="12pt" style:font-name-asian="Arial" style:font-size-asian="12pt" style:font-name-complex="Arial" style:font-size-complex="12pt"/>
    </style:style>
    <style:style style:name="P623" style:family="paragraph" style:parent-style-name="Standard">
      <style:paragraph-properties fo:break-before="auto" fo:line-height="115%" style:writing-mode="lr-tb"/>
    </style:style>
    <style:style style:name="P624" style:family="paragraph" style:parent-style-name="Heading_20_1">
      <style:paragraph-properties fo:break-before="auto" fo:line-height="115%" fo:margin-top="0cm" fo:margin-bottom="0cm" style:writing-mode="lr-tb"/>
    </style:style>
    <style:style style:name="T624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24_2" style:family="text">
      <style:text-properties style:font-name="Arial" fo:font-size="12pt" style:font-name-asian="Arial" style:font-size-asian="12pt" style:font-name-complex="Arial" style:font-size-complex="12pt"/>
    </style:style>
    <style:style style:name="T624_3" style:family="text">
      <style:text-properties style:font-name="Arial" fo:font-size="12pt" style:font-name-asian="Arial" style:font-size-asian="12pt" style:font-name-complex="Arial" style:font-size-complex="12pt"/>
    </style:style>
    <style:style style:name="T624_4" style:family="text">
      <style:text-properties style:font-name="Arial" fo:font-size="12pt" style:font-name-asian="Arial" style:font-size-asian="12pt" style:font-name-complex="Arial" style:font-size-complex="12pt"/>
    </style:style>
    <style:style style:name="T624_5" style:family="text">
      <style:text-properties style:font-name="Arial" fo:font-size="12pt" style:font-name-asian="Arial" style:font-size-asian="12pt" style:font-name-complex="Arial" style:font-size-complex="12pt"/>
    </style:style>
    <style:style style:name="T624_6" style:family="text">
      <style:text-properties style:font-name="Arial" fo:font-size="12pt" style:font-name-asian="Arial" style:font-size-asian="12pt" style:font-name-complex="Arial" style:font-size-complex="12pt"/>
    </style:style>
    <style:style style:name="T624_7" style:family="text">
      <style:text-properties style:font-name="Arial" fo:font-size="12pt" style:font-name-asian="Arial" style:font-size-asian="12pt" style:font-name-complex="Arial" style:font-size-complex="12pt"/>
    </style:style>
    <style:style style:name="T624_8" style:family="text">
      <style:text-properties style:font-name="Arial" fo:font-size="12pt" style:font-name-asian="Arial" style:font-size-asian="12pt" style:font-name-complex="Arial" style:font-size-complex="12pt"/>
    </style:style>
    <style:style style:name="T624_9" style:family="text">
      <style:text-properties style:font-name="Arial" fo:font-size="12pt" style:font-name-asian="Arial" style:font-size-asian="12pt" style:font-name-complex="Arial" style:font-size-complex="12pt"/>
    </style:style>
    <style:style style:name="T624_10" style:family="text">
      <style:text-properties style:font-name="Arial" fo:font-size="12pt" style:font-name-asian="Arial" style:font-size-asian="12pt" style:font-name-complex="Arial" style:font-size-complex="12pt"/>
    </style:style>
    <style:style style:name="T624_11" style:family="text">
      <style:text-properties style:font-name="Arial" fo:font-size="12pt" style:font-name-asian="Arial" style:font-size-asian="12pt" style:font-name-complex="Arial" style:font-size-complex="12pt"/>
    </style:style>
    <style:style style:name="T624_12" style:family="text">
      <style:text-properties style:font-name="Arial" fo:font-size="12pt" style:font-name-asian="Arial" style:font-size-asian="12pt" style:font-name-complex="Arial" style:font-size-complex="12pt"/>
    </style:style>
    <style:style style:name="T624_13" style:family="text">
      <style:text-properties style:font-name="Arial" fo:font-size="12pt" style:font-name-asian="Arial" style:font-size-asian="12pt" style:font-name-complex="Arial" style:font-size-complex="12pt"/>
    </style:style>
    <style:style style:name="T624_14" style:family="text">
      <style:text-properties style:font-name="Arial" fo:font-size="12pt" style:font-name-asian="Arial" style:font-size-asian="12pt" style:font-name-complex="Arial" style:font-size-complex="12pt"/>
    </style:style>
    <style:style style:name="T624_15" style:family="text">
      <style:text-properties style:font-name="Arial" fo:font-size="12pt" style:font-name-asian="Arial" style:font-size-asian="12pt" style:font-name-complex="Arial" style:font-size-complex="12pt"/>
    </style:style>
    <style:style style:name="T624_16" style:family="text">
      <style:text-properties style:font-name="Arial" fo:font-size="12pt" style:font-name-asian="Arial" style:font-size-asian="12pt" style:font-name-complex="Arial" style:font-size-complex="12pt"/>
    </style:style>
    <style:style style:name="T624_17" style:family="text">
      <style:text-properties style:font-name="Arial" fo:font-size="12pt" style:font-name-asian="Arial" style:font-size-asian="12pt" style:font-name-complex="Arial" style:font-size-complex="12pt"/>
    </style:style>
    <style:style style:name="T624_18" style:family="text">
      <style:text-properties style:font-name="Arial" fo:font-size="12pt" style:font-name-asian="Arial" style:font-size-asian="12pt" style:font-name-complex="Arial" style:font-size-complex="12pt"/>
    </style:style>
    <style:style style:name="T624_19" style:family="text">
      <style:text-properties style:font-name="Arial" fo:font-size="12pt" style:font-name-asian="Arial" style:font-size-asian="12pt" style:font-name-complex="Arial" style:font-size-complex="12pt"/>
    </style:style>
    <style:style style:name="T624_20" style:family="text">
      <style:text-properties style:font-name="Arial" fo:font-size="12pt" style:font-name-asian="Arial" style:font-size-asian="12pt" style:font-name-complex="Arial" style:font-size-complex="12pt"/>
    </style:style>
    <style:style style:name="T624_21" style:family="text">
      <style:text-properties style:font-name="Arial" fo:font-size="12pt" style:font-name-asian="Arial" style:font-size-asian="12pt" style:font-name-complex="Arial" style:font-size-complex="12pt"/>
    </style:style>
    <style:style style:name="T624_22" style:family="text">
      <style:text-properties style:font-name="Arial" fo:font-size="12pt" style:font-name-asian="Arial" style:font-size-asian="12pt" style:font-name-complex="Arial" style:font-size-complex="12pt"/>
    </style:style>
    <style:style style:name="T624_23" style:family="text">
      <style:text-properties style:font-name="Arial" fo:font-size="12pt" style:font-name-asian="Arial" style:font-size-asian="12pt" style:font-name-complex="Arial" style:font-size-complex="12pt"/>
    </style:style>
    <style:style style:name="T624_24" style:family="text">
      <style:text-properties style:font-name="Arial" fo:font-size="12pt" style:font-name-asian="Arial" style:font-size-asian="12pt" style:font-name-complex="Arial" style:font-size-complex="12pt"/>
    </style:style>
    <style:style style:name="T624_25" style:family="text">
      <style:text-properties style:font-name="Arial" fo:font-size="12pt" style:font-name-asian="Arial" style:font-size-asian="12pt" style:font-name-complex="Arial" style:font-size-complex="12pt"/>
    </style:style>
    <style:style style:name="T624_26" style:family="text">
      <style:text-properties style:font-name="Arial" fo:font-size="12pt" style:font-name-asian="Arial" style:font-size-asian="12pt" style:font-name-complex="Arial" style:font-size-complex="12pt"/>
    </style:style>
    <style:style style:name="T624_27" style:family="text">
      <style:text-properties style:font-name="Arial" fo:font-size="12pt" style:font-name-asian="Arial" style:font-size-asian="12pt" style:font-name-complex="Arial" style:font-size-complex="12pt"/>
    </style:style>
    <style:style style:name="T624_28" style:family="text">
      <style:text-properties style:font-name="Arial" fo:font-size="12pt" style:font-name-asian="Arial" style:font-size-asian="12pt" style:font-name-complex="Arial" style:font-size-complex="12pt"/>
    </style:style>
    <style:style style:name="T624_29" style:family="text">
      <style:text-properties style:font-name="Arial" fo:font-size="12pt" style:font-name-asian="Arial" style:font-size-asian="12pt" style:font-name-complex="Arial" style:font-size-complex="12pt"/>
    </style:style>
    <style:style style:name="T624_30" style:family="text">
      <style:text-properties style:font-name="Arial" fo:font-size="12pt" style:font-name-asian="Arial" style:font-size-asian="12pt" style:font-name-complex="Arial" style:font-size-complex="12pt"/>
    </style:style>
    <style:style style:name="T624_31" style:family="text">
      <style:text-properties style:font-name="Arial" fo:font-size="12pt" style:font-name-asian="Arial" style:font-size-asian="12pt" style:font-name-complex="Arial" style:font-size-complex="12pt"/>
    </style:style>
    <style:style style:name="T624_32" style:family="text">
      <style:text-properties style:font-name="Arial" fo:font-size="12pt" style:font-name-asian="Arial" style:font-size-asian="12pt" style:font-name-complex="Arial" style:font-size-complex="12pt"/>
    </style:style>
    <style:style style:name="T624_33" style:family="text">
      <style:text-properties style:font-name="Arial" fo:font-size="12pt" style:font-name-asian="Arial" style:font-size-asian="12pt" style:font-name-complex="Arial" style:font-size-complex="12pt"/>
    </style:style>
    <style:style style:name="T624_34" style:family="text">
      <style:text-properties style:font-name="Arial" fo:font-size="12pt" style:font-name-asian="Arial" style:font-size-asian="12pt" style:font-name-complex="Arial" style:font-size-complex="12pt"/>
    </style:style>
    <style:style style:name="T624_35" style:family="text">
      <style:text-properties style:font-name="Arial" fo:font-size="12pt" style:font-name-asian="Arial" style:font-size-asian="12pt" style:font-name-complex="Arial" style:font-size-complex="12pt"/>
    </style:style>
    <style:style style:name="T624_36" style:family="text">
      <style:text-properties style:font-name="Arial" fo:font-size="12pt" style:font-name-asian="Arial" style:font-size-asian="12pt" style:font-name-complex="Arial" style:font-size-complex="12pt"/>
    </style:style>
    <style:style style:name="T624_37" style:family="text">
      <style:text-properties style:font-name="Arial" fo:font-size="12pt" style:font-name-asian="Arial" style:font-size-asian="12pt" style:font-name-complex="Arial" style:font-size-complex="12pt"/>
    </style:style>
    <style:style style:name="T624_38" style:family="text">
      <style:text-properties style:font-name="Arial" fo:font-size="12pt" style:font-name-asian="Arial" style:font-size-asian="12pt" style:font-name-complex="Arial" style:font-size-complex="12pt"/>
    </style:style>
    <style:style style:name="T624_39" style:family="text">
      <style:text-properties style:font-name="Arial" fo:font-size="12pt" style:font-name-asian="Arial" style:font-size-asian="12pt" style:font-name-complex="Arial" style:font-size-complex="12pt"/>
    </style:style>
    <style:style style:name="T624_40" style:family="text">
      <style:text-properties style:font-name="Arial" fo:font-size="12pt" style:font-name-asian="Arial" style:font-size-asian="12pt" style:font-name-complex="Arial" style:font-size-complex="12pt"/>
    </style:style>
    <style:style style:name="P625" style:family="paragraph" style:parent-style-name="Standard">
      <style:paragraph-properties fo:break-before="auto" fo:line-height="115%" style:writing-mode="lr-tb"/>
    </style:style>
    <style:style style:name="P626" style:family="paragraph" style:parent-style-name="Heading_20_1">
      <style:paragraph-properties fo:break-before="auto" fo:line-height="115%" fo:margin-top="0cm" fo:margin-bottom="0cm" style:writing-mode="lr-tb"/>
    </style:style>
    <style:style style:name="T626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26_2" style:family="text">
      <style:text-properties style:font-name="Arial" fo:font-size="12pt" style:font-name-asian="Arial" style:font-size-asian="12pt" style:font-name-complex="Arial" style:font-size-complex="12pt"/>
    </style:style>
    <style:style style:name="T626_3" style:family="text">
      <style:text-properties style:font-name="Arial" fo:font-size="12pt" style:font-name-asian="Arial" style:font-size-asian="12pt" style:font-name-complex="Arial" style:font-size-complex="12pt"/>
    </style:style>
    <style:style style:name="T626_4" style:family="text">
      <style:text-properties style:font-name="Arial" fo:font-size="12pt" style:font-name-asian="Arial" style:font-size-asian="12pt" style:font-name-complex="Arial" style:font-size-complex="12pt"/>
    </style:style>
    <style:style style:name="T626_5" style:family="text">
      <style:text-properties style:font-name="Arial" fo:font-size="12pt" style:font-name-asian="Arial" style:font-size-asian="12pt" style:font-name-complex="Arial" style:font-size-complex="12pt"/>
    </style:style>
    <style:style style:name="T626_6" style:family="text">
      <style:text-properties style:font-name="Arial" fo:font-size="12pt" style:font-name-asian="Arial" style:font-size-asian="12pt" style:font-name-complex="Arial" style:font-size-complex="12pt"/>
    </style:style>
    <style:style style:name="T626_7" style:family="text">
      <style:text-properties style:font-name="Arial" fo:font-size="12pt" style:font-name-asian="Arial" style:font-size-asian="12pt" style:font-name-complex="Arial" style:font-size-complex="12pt"/>
    </style:style>
    <style:style style:name="T626_8" style:family="text">
      <style:text-properties style:font-name="Arial" fo:font-size="12pt" style:font-name-asian="Arial" style:font-size-asian="12pt" style:font-name-complex="Arial" style:font-size-complex="12pt"/>
    </style:style>
    <style:style style:name="T626_9" style:family="text">
      <style:text-properties style:font-name="Arial" fo:font-size="12pt" style:font-name-asian="Arial" style:font-size-asian="12pt" style:font-name-complex="Arial" style:font-size-complex="12pt"/>
    </style:style>
    <style:style style:name="T626_10" style:family="text">
      <style:text-properties style:font-name="Arial" fo:font-size="12pt" style:font-name-asian="Arial" style:font-size-asian="12pt" style:font-name-complex="Arial" style:font-size-complex="12pt"/>
    </style:style>
    <style:style style:name="T626_11" style:family="text">
      <style:text-properties style:font-name="Arial" fo:font-size="12pt" style:font-name-asian="Arial" style:font-size-asian="12pt" style:font-name-complex="Arial" style:font-size-complex="12pt"/>
    </style:style>
    <style:style style:name="T626_12" style:family="text">
      <style:text-properties style:font-name="Arial" fo:font-size="12pt" style:font-name-asian="Arial" style:font-size-asian="12pt" style:font-name-complex="Arial" style:font-size-complex="12pt"/>
    </style:style>
    <style:style style:name="T626_13" style:family="text">
      <style:text-properties style:font-name="Arial" fo:font-size="12pt" style:font-name-asian="Arial" style:font-size-asian="12pt" style:font-name-complex="Arial" style:font-size-complex="12pt"/>
    </style:style>
    <style:style style:name="T626_14" style:family="text">
      <style:text-properties style:font-name="Arial" fo:font-size="12pt" style:font-name-asian="Arial" style:font-size-asian="12pt" style:font-name-complex="Arial" style:font-size-complex="12pt"/>
    </style:style>
    <style:style style:name="T626_15" style:family="text">
      <style:text-properties style:font-name="Arial" fo:font-size="12pt" style:font-name-asian="Arial" style:font-size-asian="12pt" style:font-name-complex="Arial" style:font-size-complex="12pt"/>
    </style:style>
    <style:style style:name="T626_16" style:family="text">
      <style:text-properties style:font-name="Arial" fo:font-size="12pt" style:font-name-asian="Arial" style:font-size-asian="12pt" style:font-name-complex="Arial" style:font-size-complex="12pt"/>
    </style:style>
    <style:style style:name="T626_17" style:family="text">
      <style:text-properties style:font-name="Arial" fo:font-size="12pt" style:font-name-asian="Arial" style:font-size-asian="12pt" style:font-name-complex="Arial" style:font-size-complex="12pt"/>
    </style:style>
    <style:style style:name="T626_18" style:family="text">
      <style:text-properties style:font-name="Arial" fo:font-size="12pt" style:font-name-asian="Arial" style:font-size-asian="12pt" style:font-name-complex="Arial" style:font-size-complex="12pt"/>
    </style:style>
    <style:style style:name="T626_19" style:family="text">
      <style:text-properties style:font-name="Arial" fo:font-size="12pt" style:font-name-asian="Arial" style:font-size-asian="12pt" style:font-name-complex="Arial" style:font-size-complex="12pt"/>
    </style:style>
    <style:style style:name="T626_20" style:family="text">
      <style:text-properties style:font-name="Arial" fo:font-size="12pt" style:font-name-asian="Arial" style:font-size-asian="12pt" style:font-name-complex="Arial" style:font-size-complex="12pt"/>
    </style:style>
    <style:style style:name="T626_21" style:family="text">
      <style:text-properties style:font-name="Arial" fo:font-size="12pt" style:font-name-asian="Arial" style:font-size-asian="12pt" style:font-name-complex="Arial" style:font-size-complex="12pt"/>
    </style:style>
    <style:style style:name="T626_22" style:family="text">
      <style:text-properties style:font-name="Arial" fo:font-size="12pt" style:font-name-asian="Arial" style:font-size-asian="12pt" style:font-name-complex="Arial" style:font-size-complex="12pt"/>
    </style:style>
    <style:style style:name="T626_23" style:family="text">
      <style:text-properties style:font-name="Arial" fo:font-size="12pt" style:font-name-asian="Arial" style:font-size-asian="12pt" style:font-name-complex="Arial" style:font-size-complex="12pt"/>
    </style:style>
    <style:style style:name="T626_24" style:family="text">
      <style:text-properties style:font-name="Arial" fo:font-size="12pt" style:font-name-asian="Arial" style:font-size-asian="12pt" style:font-name-complex="Arial" style:font-size-complex="12pt"/>
    </style:style>
    <style:style style:name="T626_25" style:family="text">
      <style:text-properties style:font-name="Arial" fo:font-size="12pt" style:font-name-asian="Arial" style:font-size-asian="12pt" style:font-name-complex="Arial" style:font-size-complex="12pt"/>
    </style:style>
    <style:style style:name="T626_26" style:family="text">
      <style:text-properties style:font-name="Arial" fo:font-size="12pt" style:font-name-asian="Arial" style:font-size-asian="12pt" style:font-name-complex="Arial" style:font-size-complex="12pt"/>
    </style:style>
    <style:style style:name="T626_27" style:family="text">
      <style:text-properties style:font-name="Arial" fo:font-size="12pt" style:font-name-asian="Arial" style:font-size-asian="12pt" style:font-name-complex="Arial" style:font-size-complex="12pt"/>
    </style:style>
    <style:style style:name="T626_28" style:family="text">
      <style:text-properties style:font-name="Arial" fo:font-size="12pt" style:font-name-asian="Arial" style:font-size-asian="12pt" style:font-name-complex="Arial" style:font-size-complex="12pt"/>
    </style:style>
    <style:style style:name="T626_29" style:family="text">
      <style:text-properties style:font-name="Arial" fo:font-size="12pt" style:font-name-asian="Arial" style:font-size-asian="12pt" style:font-name-complex="Arial" style:font-size-complex="12pt"/>
    </style:style>
    <style:style style:name="T626_30" style:family="text">
      <style:text-properties style:font-name="Arial" fo:font-size="12pt" style:font-name-asian="Arial" style:font-size-asian="12pt" style:font-name-complex="Arial" style:font-size-complex="12pt"/>
    </style:style>
    <style:style style:name="T626_31" style:family="text">
      <style:text-properties style:font-name="Arial" fo:font-size="12pt" style:font-name-asian="Arial" style:font-size-asian="12pt" style:font-name-complex="Arial" style:font-size-complex="12pt"/>
    </style:style>
    <style:style style:name="T626_32" style:family="text">
      <style:text-properties style:font-name="Arial" fo:font-size="12pt" style:font-name-asian="Arial" style:font-size-asian="12pt" style:font-name-complex="Arial" style:font-size-complex="12pt"/>
    </style:style>
    <style:style style:name="T626_33" style:family="text">
      <style:text-properties style:font-name="Arial" fo:font-size="12pt" style:font-name-asian="Arial" style:font-size-asian="12pt" style:font-name-complex="Arial" style:font-size-complex="12pt"/>
    </style:style>
    <style:style style:name="T626_34" style:family="text">
      <style:text-properties style:font-name="Arial" fo:font-size="12pt" style:font-name-asian="Arial" style:font-size-asian="12pt" style:font-name-complex="Arial" style:font-size-complex="12pt"/>
    </style:style>
    <style:style style:name="T626_35" style:family="text">
      <style:text-properties style:font-name="Arial" fo:font-size="12pt" style:font-name-asian="Arial" style:font-size-asian="12pt" style:font-name-complex="Arial" style:font-size-complex="12pt"/>
    </style:style>
    <style:style style:name="T626_36" style:family="text">
      <style:text-properties style:font-name="Arial" fo:font-size="12pt" style:font-name-asian="Arial" style:font-size-asian="12pt" style:font-name-complex="Arial" style:font-size-complex="12pt"/>
    </style:style>
    <style:style style:name="T626_37" style:family="text">
      <style:text-properties style:font-name="Arial" fo:font-size="12pt" style:font-name-asian="Arial" style:font-size-asian="12pt" style:font-name-complex="Arial" style:font-size-complex="12pt"/>
    </style:style>
    <style:style style:name="T626_38" style:family="text">
      <style:text-properties style:font-name="Arial" fo:font-size="12pt" style:font-name-asian="Arial" style:font-size-asian="12pt" style:font-name-complex="Arial" style:font-size-complex="12pt"/>
    </style:style>
    <style:style style:name="T626_39" style:family="text">
      <style:text-properties style:font-name="Arial" fo:font-size="12pt" style:font-name-asian="Arial" style:font-size-asian="12pt" style:font-name-complex="Arial" style:font-size-complex="12pt"/>
    </style:style>
    <style:style style:name="T626_40" style:family="text">
      <style:text-properties style:font-name="Arial" fo:font-size="12pt" style:font-name-asian="Arial" style:font-size-asian="12pt" style:font-name-complex="Arial" style:font-size-complex="12pt"/>
    </style:style>
    <style:style style:name="T626_41" style:family="text">
      <style:text-properties style:font-name="Arial" fo:font-size="12pt" style:font-name-asian="Arial" style:font-size-asian="12pt" style:font-name-complex="Arial" style:font-size-complex="12pt"/>
    </style:style>
    <style:style style:name="T626_42" style:family="text">
      <style:text-properties style:font-name="Arial" fo:font-size="12pt" style:font-name-asian="Arial" style:font-size-asian="12pt" style:font-name-complex="Arial" style:font-size-complex="12pt"/>
    </style:style>
    <style:style style:name="T626_43" style:family="text">
      <style:text-properties style:font-name="Arial" fo:font-size="12pt" style:font-name-asian="Arial" style:font-size-asian="12pt" style:font-name-complex="Arial" style:font-size-complex="12pt"/>
    </style:style>
    <style:style style:name="T626_44" style:family="text">
      <style:text-properties style:font-name="Arial" fo:font-size="12pt" style:font-name-asian="Arial" style:font-size-asian="12pt" style:font-name-complex="Arial" style:font-size-complex="12pt"/>
    </style:style>
    <style:style style:name="P627" style:family="paragraph" style:parent-style-name="Standard">
      <style:paragraph-properties fo:break-before="auto" fo:line-height="115%" style:writing-mode="lr-tb"/>
    </style:style>
    <style:style style:name="P628" style:family="paragraph" style:parent-style-name="Heading_20_1">
      <style:paragraph-properties fo:break-before="auto" fo:line-height="115%" fo:margin-top="0cm" fo:margin-bottom="0cm" style:writing-mode="lr-tb"/>
    </style:style>
    <style:style style:name="T628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28_2" style:family="text">
      <style:text-properties style:font-name="Arial" fo:font-size="12pt" style:font-name-asian="Arial" style:font-size-asian="12pt" style:font-name-complex="Arial" style:font-size-complex="12pt"/>
    </style:style>
    <style:style style:name="T628_3" style:family="text">
      <style:text-properties style:font-name="Arial" fo:font-size="12pt" style:font-name-asian="Arial" style:font-size-asian="12pt" style:font-name-complex="Arial" style:font-size-complex="12pt"/>
    </style:style>
    <style:style style:name="T628_4" style:family="text">
      <style:text-properties style:font-name="Arial" fo:font-size="12pt" style:font-name-asian="Arial" style:font-size-asian="12pt" style:font-name-complex="Arial" style:font-size-complex="12pt"/>
    </style:style>
    <style:style style:name="T628_5" style:family="text">
      <style:text-properties style:font-name="Arial" fo:font-size="12pt" style:font-name-asian="Arial" style:font-size-asian="12pt" style:font-name-complex="Arial" style:font-size-complex="12pt"/>
    </style:style>
    <style:style style:name="T628_6" style:family="text">
      <style:text-properties style:font-name="Arial" fo:font-size="12pt" style:font-name-asian="Arial" style:font-size-asian="12pt" style:font-name-complex="Arial" style:font-size-complex="12pt"/>
    </style:style>
    <style:style style:name="T628_7" style:family="text">
      <style:text-properties style:font-name="Arial" fo:font-size="12pt" style:font-name-asian="Arial" style:font-size-asian="12pt" style:font-name-complex="Arial" style:font-size-complex="12pt"/>
    </style:style>
    <style:style style:name="T628_8" style:family="text">
      <style:text-properties style:font-name="Arial" fo:font-size="12pt" style:font-name-asian="Arial" style:font-size-asian="12pt" style:font-name-complex="Arial" style:font-size-complex="12pt"/>
    </style:style>
    <style:style style:name="T628_9" style:family="text">
      <style:text-properties style:font-name="Arial" fo:font-size="12pt" style:font-name-asian="Arial" style:font-size-asian="12pt" style:font-name-complex="Arial" style:font-size-complex="12pt"/>
    </style:style>
    <style:style style:name="T628_10" style:family="text">
      <style:text-properties style:font-name="Arial" fo:font-size="12pt" style:font-name-asian="Arial" style:font-size-asian="12pt" style:font-name-complex="Arial" style:font-size-complex="12pt"/>
    </style:style>
    <style:style style:name="T628_11" style:family="text">
      <style:text-properties style:font-name="Arial" fo:font-size="12pt" style:font-name-asian="Arial" style:font-size-asian="12pt" style:font-name-complex="Arial" style:font-size-complex="12pt"/>
    </style:style>
    <style:style style:name="T628_12" style:family="text">
      <style:text-properties style:font-name="Arial" fo:font-size="12pt" style:font-name-asian="Arial" style:font-size-asian="12pt" style:font-name-complex="Arial" style:font-size-complex="12pt"/>
    </style:style>
    <style:style style:name="T628_13" style:family="text">
      <style:text-properties style:font-name="Arial" fo:font-size="12pt" style:font-name-asian="Arial" style:font-size-asian="12pt" style:font-name-complex="Arial" style:font-size-complex="12pt"/>
    </style:style>
    <style:style style:name="T628_14" style:family="text">
      <style:text-properties style:font-name="Arial" fo:font-size="12pt" style:font-name-asian="Arial" style:font-size-asian="12pt" style:font-name-complex="Arial" style:font-size-complex="12pt"/>
    </style:style>
    <style:style style:name="T628_15" style:family="text">
      <style:text-properties style:font-name="Arial" fo:font-size="12pt" style:font-name-asian="Arial" style:font-size-asian="12pt" style:font-name-complex="Arial" style:font-size-complex="12pt"/>
    </style:style>
    <style:style style:name="T628_16" style:family="text">
      <style:text-properties style:font-name="Arial" fo:font-size="12pt" style:font-name-asian="Arial" style:font-size-asian="12pt" style:font-name-complex="Arial" style:font-size-complex="12pt"/>
    </style:style>
    <style:style style:name="T628_17" style:family="text">
      <style:text-properties style:font-name="Arial" fo:font-size="12pt" style:font-name-asian="Arial" style:font-size-asian="12pt" style:font-name-complex="Arial" style:font-size-complex="12pt"/>
    </style:style>
    <style:style style:name="T628_18" style:family="text">
      <style:text-properties style:font-name="Arial" fo:font-size="12pt" style:font-name-asian="Arial" style:font-size-asian="12pt" style:font-name-complex="Arial" style:font-size-complex="12pt"/>
    </style:style>
    <style:style style:name="T628_19" style:family="text">
      <style:text-properties style:font-name="Arial" fo:font-size="12pt" style:font-name-asian="Arial" style:font-size-asian="12pt" style:font-name-complex="Arial" style:font-size-complex="12pt"/>
    </style:style>
    <style:style style:name="T628_20" style:family="text">
      <style:text-properties style:font-name="Arial" fo:font-size="12pt" style:font-name-asian="Arial" style:font-size-asian="12pt" style:font-name-complex="Arial" style:font-size-complex="12pt"/>
    </style:style>
    <style:style style:name="T628_21" style:family="text">
      <style:text-properties style:font-name="Arial" fo:font-size="12pt" style:font-name-asian="Arial" style:font-size-asian="12pt" style:font-name-complex="Arial" style:font-size-complex="12pt"/>
    </style:style>
    <style:style style:name="T628_22" style:family="text">
      <style:text-properties style:font-name="Arial" fo:font-size="12pt" style:font-name-asian="Arial" style:font-size-asian="12pt" style:font-name-complex="Arial" style:font-size-complex="12pt"/>
    </style:style>
    <style:style style:name="T628_23" style:family="text">
      <style:text-properties style:font-name="Arial" fo:font-size="12pt" style:font-name-asian="Arial" style:font-size-asian="12pt" style:font-name-complex="Arial" style:font-size-complex="12pt"/>
    </style:style>
    <style:style style:name="T628_24" style:family="text">
      <style:text-properties style:font-name="Arial" fo:font-size="12pt" style:font-name-asian="Arial" style:font-size-asian="12pt" style:font-name-complex="Arial" style:font-size-complex="12pt"/>
    </style:style>
    <style:style style:name="T628_25" style:family="text">
      <style:text-properties style:font-name="Arial" fo:font-size="12pt" style:font-name-asian="Arial" style:font-size-asian="12pt" style:font-name-complex="Arial" style:font-size-complex="12pt"/>
    </style:style>
    <style:style style:name="T628_26" style:family="text">
      <style:text-properties style:font-name="Arial" fo:font-size="12pt" style:font-name-asian="Arial" style:font-size-asian="12pt" style:font-name-complex="Arial" style:font-size-complex="12pt"/>
    </style:style>
    <style:style style:name="T628_27" style:family="text">
      <style:text-properties style:font-name="Arial" fo:font-size="12pt" style:font-name-asian="Arial" style:font-size-asian="12pt" style:font-name-complex="Arial" style:font-size-complex="12pt"/>
    </style:style>
    <style:style style:name="T628_28" style:family="text">
      <style:text-properties style:font-name="Arial" fo:font-size="12pt" style:font-name-asian="Arial" style:font-size-asian="12pt" style:font-name-complex="Arial" style:font-size-complex="12pt"/>
    </style:style>
    <style:style style:name="T628_29" style:family="text">
      <style:text-properties style:font-name="Arial" fo:font-size="12pt" style:font-name-asian="Arial" style:font-size-asian="12pt" style:font-name-complex="Arial" style:font-size-complex="12pt"/>
    </style:style>
    <style:style style:name="T628_30" style:family="text">
      <style:text-properties style:font-name="Arial" fo:font-size="12pt" style:font-name-asian="Arial" style:font-size-asian="12pt" style:font-name-complex="Arial" style:font-size-complex="12pt"/>
    </style:style>
    <style:style style:name="T628_31" style:family="text">
      <style:text-properties style:font-name="Arial" fo:font-size="12pt" style:font-name-asian="Arial" style:font-size-asian="12pt" style:font-name-complex="Arial" style:font-size-complex="12pt"/>
    </style:style>
    <style:style style:name="T628_32" style:family="text">
      <style:text-properties style:font-name="Arial" fo:font-size="12pt" style:font-name-asian="Arial" style:font-size-asian="12pt" style:font-name-complex="Arial" style:font-size-complex="12pt"/>
    </style:style>
    <style:style style:name="T628_33" style:family="text">
      <style:text-properties style:font-name="Arial" fo:font-size="12pt" style:font-name-asian="Arial" style:font-size-asian="12pt" style:font-name-complex="Arial" style:font-size-complex="12pt"/>
    </style:style>
    <style:style style:name="T628_34" style:family="text">
      <style:text-properties style:font-name="Arial" fo:font-size="12pt" style:font-name-asian="Arial" style:font-size-asian="12pt" style:font-name-complex="Arial" style:font-size-complex="12pt"/>
    </style:style>
    <style:style style:name="T628_35" style:family="text">
      <style:text-properties style:font-name="Arial" fo:font-size="12pt" style:font-name-asian="Arial" style:font-size-asian="12pt" style:font-name-complex="Arial" style:font-size-complex="12pt"/>
    </style:style>
    <style:style style:name="T628_36" style:family="text">
      <style:text-properties style:font-name="Arial" fo:font-size="12pt" style:font-name-asian="Arial" style:font-size-asian="12pt" style:font-name-complex="Arial" style:font-size-complex="12pt"/>
    </style:style>
    <style:style style:name="T628_37" style:family="text">
      <style:text-properties style:font-name="Arial" fo:font-size="12pt" style:font-name-asian="Arial" style:font-size-asian="12pt" style:font-name-complex="Arial" style:font-size-complex="12pt"/>
    </style:style>
    <style:style style:name="T628_38" style:family="text">
      <style:text-properties style:font-name="Arial" fo:font-size="12pt" style:font-name-asian="Arial" style:font-size-asian="12pt" style:font-name-complex="Arial" style:font-size-complex="12pt"/>
    </style:style>
    <style:style style:name="T628_39" style:family="text">
      <style:text-properties style:font-name="Arial" fo:font-size="12pt" style:font-name-asian="Arial" style:font-size-asian="12pt" style:font-name-complex="Arial" style:font-size-complex="12pt"/>
    </style:style>
    <style:style style:name="T628_40" style:family="text">
      <style:text-properties style:font-name="Arial" fo:font-size="12pt" style:font-name-asian="Arial" style:font-size-asian="12pt" style:font-name-complex="Arial" style:font-size-complex="12pt"/>
    </style:style>
    <style:style style:name="T628_41" style:family="text">
      <style:text-properties style:font-name="Arial" fo:font-size="12pt" style:font-name-asian="Arial" style:font-size-asian="12pt" style:font-name-complex="Arial" style:font-size-complex="12pt"/>
    </style:style>
    <style:style style:name="T628_42" style:family="text">
      <style:text-properties style:font-name="Arial" fo:font-size="12pt" style:font-name-asian="Arial" style:font-size-asian="12pt" style:font-name-complex="Arial" style:font-size-complex="12pt"/>
    </style:style>
    <style:style style:name="T628_43" style:family="text">
      <style:text-properties style:font-name="Arial" fo:font-size="12pt" style:font-name-asian="Arial" style:font-size-asian="12pt" style:font-name-complex="Arial" style:font-size-complex="12pt"/>
    </style:style>
    <style:style style:name="T628_44" style:family="text">
      <style:text-properties style:font-name="Arial" fo:font-size="12pt" style:font-name-asian="Arial" style:font-size-asian="12pt" style:font-name-complex="Arial" style:font-size-complex="12pt"/>
    </style:style>
    <style:style style:name="T628_45" style:family="text">
      <style:text-properties style:font-name="Arial" fo:font-size="12pt" style:font-name-asian="Arial" style:font-size-asian="12pt" style:font-name-complex="Arial" style:font-size-complex="12pt"/>
    </style:style>
    <style:style style:name="T628_46" style:family="text">
      <style:text-properties style:font-name="Arial" fo:font-size="12pt" style:font-name-asian="Arial" style:font-size-asian="12pt" style:font-name-complex="Arial" style:font-size-complex="12pt"/>
    </style:style>
    <style:style style:name="T628_47" style:family="text">
      <style:text-properties style:font-name="Arial" fo:font-size="12pt" style:font-name-asian="Arial" style:font-size-asian="12pt" style:font-name-complex="Arial" style:font-size-complex="12pt"/>
    </style:style>
    <style:style style:name="T628_48" style:family="text">
      <style:text-properties style:font-name="Arial" fo:font-size="12pt" style:font-name-asian="Arial" style:font-size-asian="12pt" style:font-name-complex="Arial" style:font-size-complex="12pt"/>
    </style:style>
    <style:style style:name="T628_49" style:family="text">
      <style:text-properties style:font-name="Arial" fo:font-size="12pt" style:font-name-asian="Arial" style:font-size-asian="12pt" style:font-name-complex="Arial" style:font-size-complex="12pt"/>
    </style:style>
    <style:style style:name="T628_50" style:family="text">
      <style:text-properties style:font-name="Arial" fo:font-size="12pt" style:font-name-asian="Arial" style:font-size-asian="12pt" style:font-name-complex="Arial" style:font-size-complex="12pt"/>
    </style:style>
    <style:style style:name="T628_51" style:family="text">
      <style:text-properties style:font-name="Arial" fo:font-size="12pt" style:font-name-asian="Arial" style:font-size-asian="12pt" style:font-name-complex="Arial" style:font-size-complex="12pt"/>
    </style:style>
    <style:style style:name="T628_52" style:family="text">
      <style:text-properties style:font-name="Arial" fo:font-size="12pt" style:font-name-asian="Arial" style:font-size-asian="12pt" style:font-name-complex="Arial" style:font-size-complex="12pt"/>
    </style:style>
    <style:style style:name="T628_53" style:family="text">
      <style:text-properties style:font-name="Arial" fo:font-size="12pt" style:font-name-asian="Arial" style:font-size-asian="12pt" style:font-name-complex="Arial" style:font-size-complex="12pt"/>
    </style:style>
    <style:style style:name="T628_54" style:family="text">
      <style:text-properties style:font-name="Arial" fo:font-size="12pt" style:font-name-asian="Arial" style:font-size-asian="12pt" style:font-name-complex="Arial" style:font-size-complex="12pt"/>
    </style:style>
    <style:style style:name="T628_55" style:family="text">
      <style:text-properties style:font-name="Arial" fo:font-size="12pt" style:font-name-asian="Arial" style:font-size-asian="12pt" style:font-name-complex="Arial" style:font-size-complex="12pt"/>
    </style:style>
    <style:style style:name="T628_56" style:family="text">
      <style:text-properties style:font-name="Arial" fo:font-size="12pt" style:font-name-asian="Arial" style:font-size-asian="12pt" style:font-name-complex="Arial" style:font-size-complex="12pt"/>
    </style:style>
    <style:style style:name="T628_57" style:family="text">
      <style:text-properties style:font-name="Arial" fo:font-size="12pt" style:font-name-asian="Arial" style:font-size-asian="12pt" style:font-name-complex="Arial" style:font-size-complex="12pt"/>
    </style:style>
    <style:style style:name="T628_58" style:family="text">
      <style:text-properties style:font-name="Arial" fo:font-size="12pt" style:font-name-asian="Arial" style:font-size-asian="12pt" style:font-name-complex="Arial" style:font-size-complex="12pt"/>
    </style:style>
    <style:style style:name="T628_59" style:family="text">
      <style:text-properties style:font-name="Arial" fo:font-size="12pt" style:font-name-asian="Arial" style:font-size-asian="12pt" style:font-name-complex="Arial" style:font-size-complex="12pt"/>
    </style:style>
    <style:style style:name="T628_60" style:family="text">
      <style:text-properties style:font-name="Arial" fo:font-size="12pt" style:font-name-asian="Arial" style:font-size-asian="12pt" style:font-name-complex="Arial" style:font-size-complex="12pt"/>
    </style:style>
    <style:style style:name="T628_61" style:family="text">
      <style:text-properties style:font-name="Arial" fo:font-size="12pt" style:font-name-asian="Arial" style:font-size-asian="12pt" style:font-name-complex="Arial" style:font-size-complex="12pt"/>
    </style:style>
    <style:style style:name="T628_62" style:family="text">
      <style:text-properties style:font-name="Arial" fo:font-size="12pt" style:font-name-asian="Arial" style:font-size-asian="12pt" style:font-name-complex="Arial" style:font-size-complex="12pt"/>
    </style:style>
    <style:style style:name="T628_63" style:family="text">
      <style:text-properties style:font-name="Arial" fo:font-size="12pt" style:font-name-asian="Arial" style:font-size-asian="12pt" style:font-name-complex="Arial" style:font-size-complex="12pt"/>
    </style:style>
    <style:style style:name="T628_64" style:family="text">
      <style:text-properties style:font-name="Arial" fo:font-size="12pt" style:font-name-asian="Arial" style:font-size-asian="12pt" style:font-name-complex="Arial" style:font-size-complex="12pt"/>
    </style:style>
    <style:style style:name="T628_65" style:family="text">
      <style:text-properties style:font-name="Arial" fo:font-size="12pt" style:font-name-asian="Arial" style:font-size-asian="12pt" style:font-name-complex="Arial" style:font-size-complex="12pt"/>
    </style:style>
    <style:style style:name="T628_66" style:family="text">
      <style:text-properties style:font-name="Arial" fo:font-size="12pt" style:font-name-asian="Arial" style:font-size-asian="12pt" style:font-name-complex="Arial" style:font-size-complex="12pt"/>
    </style:style>
    <style:style style:name="T628_67" style:family="text">
      <style:text-properties style:font-name="Arial" fo:font-size="12pt" style:font-name-asian="Arial" style:font-size-asian="12pt" style:font-name-complex="Arial" style:font-size-complex="12pt"/>
    </style:style>
    <style:style style:name="T628_68" style:family="text">
      <style:text-properties style:font-name="Arial" fo:font-size="12pt" style:font-name-asian="Arial" style:font-size-asian="12pt" style:font-name-complex="Arial" style:font-size-complex="12pt"/>
    </style:style>
    <style:style style:name="T628_69" style:family="text">
      <style:text-properties style:font-name="Arial" fo:font-size="12pt" style:font-name-asian="Arial" style:font-size-asian="12pt" style:font-name-complex="Arial" style:font-size-complex="12pt"/>
    </style:style>
    <style:style style:name="T628_70" style:family="text">
      <style:text-properties style:font-name="Arial" fo:font-size="12pt" style:font-name-asian="Arial" style:font-size-asian="12pt" style:font-name-complex="Arial" style:font-size-complex="12pt"/>
    </style:style>
    <style:style style:name="T628_71" style:family="text">
      <style:text-properties style:font-name="Arial" fo:font-size="12pt" style:font-name-asian="Arial" style:font-size-asian="12pt" style:font-name-complex="Arial" style:font-size-complex="12pt"/>
    </style:style>
    <style:style style:name="T628_72" style:family="text">
      <style:text-properties style:font-name="Arial" fo:font-size="12pt" style:font-name-asian="Arial" style:font-size-asian="12pt" style:font-name-complex="Arial" style:font-size-complex="12pt"/>
    </style:style>
    <style:style style:name="T628_73" style:family="text">
      <style:text-properties style:font-name="Arial" fo:font-size="12pt" style:font-name-asian="Arial" style:font-size-asian="12pt" style:font-name-complex="Arial" style:font-size-complex="12pt"/>
    </style:style>
    <style:style style:name="T628_74" style:family="text">
      <style:text-properties style:font-name="Arial" fo:font-size="12pt" style:font-name-asian="Arial" style:font-size-asian="12pt" style:font-name-complex="Arial" style:font-size-complex="12pt"/>
    </style:style>
    <style:style style:name="T628_75" style:family="text">
      <style:text-properties style:font-name="Arial" fo:font-size="12pt" style:font-name-asian="Arial" style:font-size-asian="12pt" style:font-name-complex="Arial" style:font-size-complex="12pt"/>
    </style:style>
    <style:style style:name="T628_76" style:family="text">
      <style:text-properties style:font-name="Arial" fo:font-size="12pt" style:font-name-asian="Arial" style:font-size-asian="12pt" style:font-name-complex="Arial" style:font-size-complex="12pt"/>
    </style:style>
    <style:style style:name="T628_77" style:family="text">
      <style:text-properties style:font-name="Arial" fo:font-size="12pt" style:font-name-asian="Arial" style:font-size-asian="12pt" style:font-name-complex="Arial" style:font-size-complex="12pt"/>
    </style:style>
    <style:style style:name="T628_78" style:family="text">
      <style:text-properties style:font-name="Arial" fo:font-size="12pt" style:font-name-asian="Arial" style:font-size-asian="12pt" style:font-name-complex="Arial" style:font-size-complex="12pt"/>
    </style:style>
    <style:style style:name="T628_79" style:family="text">
      <style:text-properties style:font-name="Arial" fo:font-size="12pt" style:font-name-asian="Arial" style:font-size-asian="12pt" style:font-name-complex="Arial" style:font-size-complex="12pt"/>
    </style:style>
    <style:style style:name="T628_80" style:family="text">
      <style:text-properties style:font-name="Arial" fo:font-size="12pt" style:font-name-asian="Arial" style:font-size-asian="12pt" style:font-name-complex="Arial" style:font-size-complex="12pt"/>
    </style:style>
    <style:style style:name="T628_81" style:family="text">
      <style:text-properties style:font-name="Arial" fo:font-size="12pt" style:font-name-asian="Arial" style:font-size-asian="12pt" style:font-name-complex="Arial" style:font-size-complex="12pt"/>
    </style:style>
    <style:style style:name="T628_82" style:family="text">
      <style:text-properties style:font-name="Arial" fo:font-size="12pt" style:font-name-asian="Arial" style:font-size-asian="12pt" style:font-name-complex="Arial" style:font-size-complex="12pt"/>
    </style:style>
    <style:style style:name="T628_83" style:family="text">
      <style:text-properties style:font-name="Arial" fo:font-size="12pt" style:font-name-asian="Arial" style:font-size-asian="12pt" style:font-name-complex="Arial" style:font-size-complex="12pt"/>
    </style:style>
    <style:style style:name="T628_84" style:family="text">
      <style:text-properties style:font-name="Arial" fo:font-size="12pt" style:font-name-asian="Arial" style:font-size-asian="12pt" style:font-name-complex="Arial" style:font-size-complex="12pt"/>
    </style:style>
    <style:style style:name="T628_85" style:family="text">
      <style:text-properties style:font-name="Arial" fo:font-size="12pt" style:font-name-asian="Arial" style:font-size-asian="12pt" style:font-name-complex="Arial" style:font-size-complex="12pt"/>
    </style:style>
    <style:style style:name="T628_86" style:family="text">
      <style:text-properties style:font-name="Arial" fo:font-size="12pt" style:font-name-asian="Arial" style:font-size-asian="12pt" style:font-name-complex="Arial" style:font-size-complex="12pt"/>
    </style:style>
    <style:style style:name="T628_87" style:family="text">
      <style:text-properties style:font-name="Arial" fo:font-size="12pt" style:font-name-asian="Arial" style:font-size-asian="12pt" style:font-name-complex="Arial" style:font-size-complex="12pt"/>
    </style:style>
    <style:style style:name="T628_88" style:family="text">
      <style:text-properties style:font-name="Arial" fo:font-size="12pt" style:font-name-asian="Arial" style:font-size-asian="12pt" style:font-name-complex="Arial" style:font-size-complex="12pt"/>
    </style:style>
    <style:style style:name="P629" style:family="paragraph" style:parent-style-name="Standard">
      <style:paragraph-properties fo:break-before="auto" fo:line-height="115%" style:writing-mode="lr-tb"/>
    </style:style>
    <style:style style:name="P630" style:family="paragraph" style:parent-style-name="Heading_20_1">
      <style:paragraph-properties fo:break-before="auto" fo:line-height="115%" fo:margin-top="0cm" fo:margin-bottom="0cm" style:writing-mode="lr-tb"/>
    </style:style>
    <style:style style:name="T630_1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30_2" style:family="text">
      <style:text-properties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30_3" style:family="text">
      <style:text-properties style:font-name="Arial" fo:font-size="12pt" style:font-name-asian="Arial" style:font-size-asian="12pt" style:font-name-complex="Arial" style:font-size-complex="12pt"/>
    </style:style>
    <style:style style:name="T630_4" style:family="text">
      <style:text-properties style:font-name="Arial" fo:font-size="12pt" style:font-name-asian="Arial" style:font-size-asian="12pt" style:font-name-complex="Arial" style:font-size-complex="12pt"/>
    </style:style>
    <style:style style:name="T630_5" style:family="text">
      <style:text-properties style:font-name="Arial" fo:font-size="12pt" style:font-name-asian="Arial" style:font-size-asian="12pt" style:font-name-complex="Arial" style:font-size-complex="12pt"/>
    </style:style>
    <style:style style:name="T630_6" style:family="text">
      <style:text-properties style:font-name="Arial" fo:font-size="12pt" style:font-name-asian="Arial" style:font-size-asian="12pt" style:font-name-complex="Arial" style:font-size-complex="12pt"/>
    </style:style>
    <style:style style:name="T630_7" style:family="text">
      <style:text-properties style:font-name="Arial" fo:font-size="12pt" style:font-name-asian="Arial" style:font-size-asian="12pt" style:font-name-complex="Arial" style:font-size-complex="12pt"/>
    </style:style>
    <style:style style:name="T630_8" style:family="text">
      <style:text-properties style:font-name="Arial" fo:font-size="12pt" style:font-name-asian="Arial" style:font-size-asian="12pt" style:font-name-complex="Arial" style:font-size-complex="12pt"/>
    </style:style>
    <style:style style:name="T630_9" style:family="text">
      <style:text-properties style:font-name="Arial" fo:font-size="12pt" style:font-name-asian="Arial" style:font-size-asian="12pt" style:font-name-complex="Arial" style:font-size-complex="12pt"/>
    </style:style>
    <style:style style:name="T630_10" style:family="text">
      <style:text-properties style:font-name="Arial" fo:font-size="12pt" style:font-name-asian="Arial" style:font-size-asian="12pt" style:font-name-complex="Arial" style:font-size-complex="12pt"/>
    </style:style>
    <style:style style:name="T630_11" style:family="text">
      <style:text-properties style:font-name="Arial" fo:font-size="12pt" style:font-name-asian="Arial" style:font-size-asian="12pt" style:font-name-complex="Arial" style:font-size-complex="12pt"/>
    </style:style>
    <style:style style:name="T630_12" style:family="text">
      <style:text-properties style:font-name="Arial" fo:font-size="12pt" style:font-name-asian="Arial" style:font-size-asian="12pt" style:font-name-complex="Arial" style:font-size-complex="12pt"/>
    </style:style>
    <style:style style:name="T630_13" style:family="text">
      <style:text-properties style:font-name="Arial" fo:font-size="12pt" style:font-name-asian="Arial" style:font-size-asian="12pt" style:font-name-complex="Arial" style:font-size-complex="12pt"/>
    </style:style>
    <style:style style:name="T630_14" style:family="text">
      <style:text-properties style:font-name="Arial" fo:font-size="12pt" style:font-name-asian="Arial" style:font-size-asian="12pt" style:font-name-complex="Arial" style:font-size-complex="12pt"/>
    </style:style>
    <style:style style:name="T630_15" style:family="text">
      <style:text-properties style:font-name="Arial" fo:font-size="12pt" style:font-name-asian="Arial" style:font-size-asian="12pt" style:font-name-complex="Arial" style:font-size-complex="12pt"/>
    </style:style>
    <style:style style:name="T630_16" style:family="text">
      <style:text-properties style:font-name="Arial" fo:font-size="12pt" style:font-name-asian="Arial" style:font-size-asian="12pt" style:font-name-complex="Arial" style:font-size-complex="12pt"/>
    </style:style>
    <style:style style:name="T630_17" style:family="text">
      <style:text-properties style:font-name="Arial" fo:font-size="12pt" style:font-name-asian="Arial" style:font-size-asian="12pt" style:font-name-complex="Arial" style:font-size-complex="12pt"/>
    </style:style>
    <style:style style:name="T630_18" style:family="text">
      <style:text-properties style:font-name="Arial" fo:font-size="12pt" style:font-name-asian="Arial" style:font-size-asian="12pt" style:font-name-complex="Arial" style:font-size-complex="12pt"/>
    </style:style>
    <style:style style:name="T630_19" style:family="text">
      <style:text-properties style:font-name="Arial" fo:font-size="12pt" style:font-name-asian="Arial" style:font-size-asian="12pt" style:font-name-complex="Arial" style:font-size-complex="12pt"/>
    </style:style>
    <style:style style:name="T630_20" style:family="text">
      <style:text-properties style:font-name="Arial" fo:font-size="12pt" style:font-name-asian="Arial" style:font-size-asian="12pt" style:font-name-complex="Arial" style:font-size-complex="12pt"/>
    </style:style>
    <style:style style:name="T630_21" style:family="text">
      <style:text-properties style:font-name="Arial" fo:font-size="12pt" style:font-name-asian="Arial" style:font-size-asian="12pt" style:font-name-complex="Arial" style:font-size-complex="12pt"/>
    </style:style>
    <style:style style:name="T630_22" style:family="text">
      <style:text-properties style:font-name="Arial" fo:font-size="12pt" style:font-name-asian="Arial" style:font-size-asian="12pt" style:font-name-complex="Arial" style:font-size-complex="12pt"/>
    </style:style>
    <style:style style:name="T630_23" style:family="text">
      <style:text-properties style:font-name="Arial" fo:font-size="12pt" style:font-name-asian="Arial" style:font-size-asian="12pt" style:font-name-complex="Arial" style:font-size-complex="12pt"/>
    </style:style>
    <style:style style:name="T630_24" style:family="text">
      <style:text-properties style:font-name="Arial" fo:font-size="12pt" style:font-name-asian="Arial" style:font-size-asian="12pt" style:font-name-complex="Arial" style:font-size-complex="12pt"/>
    </style:style>
    <style:style style:name="T630_25" style:family="text">
      <style:text-properties style:font-name="Arial" fo:font-size="12pt" style:font-name-asian="Arial" style:font-size-asian="12pt" style:font-name-complex="Arial" style:font-size-complex="12pt"/>
    </style:style>
    <style:style style:name="T630_26" style:family="text">
      <style:text-properties style:font-name="Arial" fo:font-size="12pt" style:font-name-asian="Arial" style:font-size-asian="12pt" style:font-name-complex="Arial" style:font-size-complex="12pt"/>
    </style:style>
    <style:style style:name="T630_27" style:family="text">
      <style:text-properties style:font-name="Arial" fo:font-size="12pt" style:font-name-asian="Arial" style:font-size-asian="12pt" style:font-name-complex="Arial" style:font-size-complex="12pt"/>
    </style:style>
    <style:style style:name="T630_28" style:family="text">
      <style:text-properties style:font-name="Arial" fo:font-size="12pt" style:font-name-asian="Arial" style:font-size-asian="12pt" style:font-name-complex="Arial" style:font-size-complex="12pt"/>
    </style:style>
    <style:style style:name="T630_29" style:family="text">
      <style:text-properties style:font-name="Arial" fo:font-size="12pt" style:font-name-asian="Arial" style:font-size-asian="12pt" style:font-name-complex="Arial" style:font-size-complex="12pt"/>
    </style:style>
    <style:style style:name="T630_30" style:family="text">
      <style:text-properties style:font-name="Arial" fo:font-size="12pt" style:font-name-asian="Arial" style:font-size-asian="12pt" style:font-name-complex="Arial" style:font-size-complex="12pt"/>
    </style:style>
    <style:style style:name="T630_31" style:family="text">
      <style:text-properties style:font-name="Arial" fo:font-size="12pt" style:font-name-asian="Arial" style:font-size-asian="12pt" style:font-name-complex="Arial" style:font-size-complex="12pt"/>
    </style:style>
    <style:style style:name="T630_32" style:family="text">
      <style:text-properties style:font-name="Arial" fo:font-size="12pt" style:font-name-asian="Arial" style:font-size-asian="12pt" style:font-name-complex="Arial" style:font-size-complex="12pt"/>
    </style:style>
    <style:style style:name="T630_33" style:family="text">
      <style:text-properties style:font-name="Arial" fo:font-size="12pt" style:font-name-asian="Arial" style:font-size-asian="12pt" style:font-name-complex="Arial" style:font-size-complex="12pt"/>
    </style:style>
    <style:style style:name="T630_34" style:family="text">
      <style:text-properties style:font-name="Arial" fo:font-size="12pt" style:font-name-asian="Arial" style:font-size-asian="12pt" style:font-name-complex="Arial" style:font-size-complex="12pt"/>
    </style:style>
    <style:style style:name="T630_35" style:family="text">
      <style:text-properties style:font-name="Arial" fo:font-size="12pt" style:font-name-asian="Arial" style:font-size-asian="12pt" style:font-name-complex="Arial" style:font-size-complex="12pt"/>
    </style:style>
    <style:style style:name="T630_36" style:family="text">
      <style:text-properties style:font-name="Arial" fo:font-size="12pt" style:font-name-asian="Arial" style:font-size-asian="12pt" style:font-name-complex="Arial" style:font-size-complex="12pt"/>
    </style:style>
    <style:style style:name="T630_37" style:family="text">
      <style:text-properties style:font-name="Arial" fo:font-size="12pt" style:font-name-asian="Arial" style:font-size-asian="12pt" style:font-name-complex="Arial" style:font-size-complex="12pt"/>
    </style:style>
    <style:style style:name="T630_38" style:family="text">
      <style:text-properties style:font-name="Arial" fo:font-size="12pt" style:font-name-asian="Arial" style:font-size-asian="12pt" style:font-name-complex="Arial" style:font-size-complex="12pt"/>
    </style:style>
    <style:style style:name="T630_39" style:family="text">
      <style:text-properties style:font-name="Arial" fo:font-size="12pt" style:font-name-asian="Arial" style:font-size-asian="12pt" style:font-name-complex="Arial" style:font-size-complex="12pt"/>
    </style:style>
    <style:style style:name="T630_40" style:family="text">
      <style:text-properties style:font-name="Arial" fo:font-size="12pt" style:font-name-asian="Arial" style:font-size-asian="12pt" style:font-name-complex="Arial" style:font-size-complex="12pt"/>
    </style:style>
    <style:style style:name="T630_41" style:family="text">
      <style:text-properties style:font-name="Arial" fo:font-size="12pt" style:font-name-asian="Arial" style:font-size-asian="12pt" style:font-name-complex="Arial" style:font-size-complex="12pt"/>
    </style:style>
    <style:style style:name="T630_42" style:family="text">
      <style:text-properties style:font-name="Arial" fo:font-size="12pt" style:font-name-asian="Arial" style:font-size-asian="12pt" style:font-name-complex="Arial" style:font-size-complex="12pt"/>
    </style:style>
    <style:style style:name="T630_43" style:family="text">
      <style:text-properties style:font-name="Arial" fo:font-size="12pt" style:font-name-asian="Arial" style:font-size-asian="12pt" style:font-name-complex="Arial" style:font-size-complex="12pt"/>
    </style:style>
    <style:style style:name="T630_44" style:family="text">
      <style:text-properties style:font-name="Arial" fo:font-size="12pt" style:font-name-asian="Arial" style:font-size-asian="12pt" style:font-name-complex="Arial" style:font-size-complex="12pt"/>
    </style:style>
    <style:style style:name="T630_45" style:family="text">
      <style:text-properties style:font-name="Arial" fo:font-size="12pt" style:font-name-asian="Arial" style:font-size-asian="12pt" style:font-name-complex="Arial" style:font-size-complex="12pt"/>
    </style:style>
    <style:style style:name="T630_46" style:family="text">
      <style:text-properties style:font-name="Arial" fo:font-size="12pt" style:font-name-asian="Arial" style:font-size-asian="12pt" style:font-name-complex="Arial" style:font-size-complex="12pt"/>
    </style:style>
    <style:style style:name="T630_47" style:family="text">
      <style:text-properties style:font-name="Arial" fo:font-size="12pt" style:font-name-asian="Arial" style:font-size-asian="12pt" style:font-name-complex="Arial" style:font-size-complex="12pt"/>
    </style:style>
    <style:style style:name="T630_48" style:family="text">
      <style:text-properties style:font-name="Arial" fo:font-size="12pt" style:font-name-asian="Arial" style:font-size-asian="12pt" style:font-name-complex="Arial" style:font-size-complex="12pt"/>
    </style:style>
    <style:style style:name="T630_49" style:family="text">
      <style:text-properties style:font-name="Arial" fo:font-size="12pt" style:font-name-asian="Arial" style:font-size-asian="12pt" style:font-name-complex="Arial" style:font-size-complex="12pt"/>
    </style:style>
    <style:style style:name="T630_50" style:family="text">
      <style:text-properties style:font-name="Arial" fo:font-size="12pt" style:font-name-asian="Arial" style:font-size-asian="12pt" style:font-name-complex="Arial" style:font-size-complex="12pt"/>
    </style:style>
    <style:style style:name="T630_51" style:family="text">
      <style:text-properties style:font-name="Arial" fo:font-size="12pt" style:font-name-asian="Arial" style:font-size-asian="12pt" style:font-name-complex="Arial" style:font-size-complex="12pt"/>
    </style:style>
    <style:style style:name="T630_52" style:family="text">
      <style:text-properties style:font-name="Arial" fo:font-size="12pt" style:font-name-asian="Arial" style:font-size-asian="12pt" style:font-name-complex="Arial" style:font-size-complex="12pt"/>
    </style:style>
    <style:style style:name="T630_53" style:family="text">
      <style:text-properties style:font-name="Arial" fo:font-size="12pt" style:font-name-asian="Arial" style:font-size-asian="12pt" style:font-name-complex="Arial" style:font-size-complex="12pt"/>
    </style:style>
    <style:style style:name="T630_54" style:family="text">
      <style:text-properties style:font-name="Arial" fo:font-size="12pt" style:font-name-asian="Arial" style:font-size-asian="12pt" style:font-name-complex="Arial" style:font-size-complex="12pt"/>
    </style:style>
    <style:style style:name="T630_55" style:family="text">
      <style:text-properties style:font-name="Arial" fo:font-size="12pt" style:font-name-asian="Arial" style:font-size-asian="12pt" style:font-name-complex="Arial" style:font-size-complex="12pt"/>
    </style:style>
    <style:style style:name="T630_56" style:family="text">
      <style:text-properties style:font-name="Arial" fo:font-size="12pt" style:font-name-asian="Arial" style:font-size-asian="12pt" style:font-name-complex="Arial" style:font-size-complex="12pt"/>
    </style:style>
    <style:style style:name="T630_57" style:family="text">
      <style:text-properties style:font-name="Arial" fo:font-size="12pt" style:font-name-asian="Arial" style:font-size-asian="12pt" style:font-name-complex="Arial" style:font-size-complex="12pt"/>
    </style:style>
    <style:style style:name="T630_58" style:family="text">
      <style:text-properties style:font-name="Arial" fo:font-size="12pt" style:font-name-asian="Arial" style:font-size-asian="12pt" style:font-name-complex="Arial" style:font-size-complex="12pt"/>
    </style:style>
    <style:style style:name="T630_59" style:family="text">
      <style:text-properties style:font-name="Arial" fo:font-size="12pt" style:font-name-asian="Arial" style:font-size-asian="12pt" style:font-name-complex="Arial" style:font-size-complex="12pt"/>
    </style:style>
    <style:style style:name="T630_60" style:family="text">
      <style:text-properties style:font-name="Arial" fo:font-size="12pt" style:font-name-asian="Arial" style:font-size-asian="12pt" style:font-name-complex="Arial" style:font-size-complex="12pt"/>
    </style:style>
    <style:style style:name="T630_61" style:family="text">
      <style:text-properties style:font-name="Arial" fo:font-size="12pt" style:font-name-asian="Arial" style:font-size-asian="12pt" style:font-name-complex="Arial" style:font-size-complex="12pt"/>
    </style:style>
    <style:style style:name="T630_62" style:family="text">
      <style:text-properties style:font-name="Arial" fo:font-size="12pt" style:font-name-asian="Arial" style:font-size-asian="12pt" style:font-name-complex="Arial" style:font-size-complex="12pt"/>
    </style:style>
    <style:style style:name="T630_63" style:family="text">
      <style:text-properties style:font-name="Arial" fo:font-size="12pt" style:font-name-asian="Arial" style:font-size-asian="12pt" style:font-name-complex="Arial" style:font-size-complex="12pt"/>
    </style:style>
    <style:style style:name="T630_64" style:family="text">
      <style:text-properties style:font-name="Arial" fo:font-size="12pt" style:font-name-asian="Arial" style:font-size-asian="12pt" style:font-name-complex="Arial" style:font-size-complex="12pt"/>
    </style:style>
    <style:style style:name="T630_65" style:family="text">
      <style:text-properties style:font-name="Arial" fo:font-size="12pt" style:font-name-asian="Arial" style:font-size-asian="12pt" style:font-name-complex="Arial" style:font-size-complex="12pt"/>
    </style:style>
    <style:style style:name="T630_66" style:family="text">
      <style:text-properties style:font-name="Arial" fo:font-size="12pt" style:font-name-asian="Arial" style:font-size-asian="12pt" style:font-name-complex="Arial" style:font-size-complex="12pt"/>
    </style:style>
    <style:style style:name="T630_67" style:family="text">
      <style:text-properties style:font-name="Arial" fo:font-size="12pt" style:font-name-asian="Arial" style:font-size-asian="12pt" style:font-name-complex="Arial" style:font-size-complex="12pt"/>
    </style:style>
    <style:style style:name="T630_68" style:family="text">
      <style:text-properties style:font-name="Arial" fo:font-size="12pt" style:font-name-asian="Arial" style:font-size-asian="12pt" style:font-name-complex="Arial" style:font-size-complex="12pt"/>
    </style:style>
    <style:style style:name="T630_69" style:family="text">
      <style:text-properties style:font-name="Arial" fo:font-size="12pt" style:font-name-asian="Arial" style:font-size-asian="12pt" style:font-name-complex="Arial" style:font-size-complex="12pt"/>
    </style:style>
    <style:style style:name="T630_70" style:family="text">
      <style:text-properties style:font-name="Arial" fo:font-size="12pt" style:font-name-asian="Arial" style:font-size-asian="12pt" style:font-name-complex="Arial" style:font-size-complex="12pt"/>
    </style:style>
    <style:style style:name="T630_71" style:family="text">
      <style:text-properties style:font-name="Arial" fo:font-size="12pt" style:font-name-asian="Arial" style:font-size-asian="12pt" style:font-name-complex="Arial" style:font-size-complex="12pt"/>
    </style:style>
    <style:style style:name="T630_72" style:family="text">
      <style:text-properties style:font-name="Arial" fo:font-size="12pt" style:font-name-asian="Arial" style:font-size-asian="12pt" style:font-name-complex="Arial" style:font-size-complex="12pt"/>
    </style:style>
    <style:style style:name="T630_73" style:family="text">
      <style:text-properties style:font-name="Arial" fo:font-size="12pt" style:font-name-asian="Arial" style:font-size-asian="12pt" style:font-name-complex="Arial" style:font-size-complex="12pt"/>
    </style:style>
    <style:style style:name="T630_74" style:family="text">
      <style:text-properties style:font-name="Arial" fo:font-size="12pt" style:font-name-asian="Arial" style:font-size-asian="12pt" style:font-name-complex="Arial" style:font-size-complex="12pt"/>
    </style:style>
    <style:style style:name="T630_75" style:family="text">
      <style:text-properties style:font-name="Arial" fo:font-size="12pt" style:font-name-asian="Arial" style:font-size-asian="12pt" style:font-name-complex="Arial" style:font-size-complex="12pt"/>
    </style:style>
    <style:style style:name="T630_76" style:family="text">
      <style:text-properties style:font-name="Arial" fo:font-size="12pt" style:font-name-asian="Arial" style:font-size-asian="12pt" style:font-name-complex="Arial" style:font-size-complex="12pt"/>
    </style:style>
    <style:style style:name="T630_77" style:family="text">
      <style:text-properties style:font-name="Arial" fo:font-size="12pt" style:font-name-asian="Arial" style:font-size-asian="12pt" style:font-name-complex="Arial" style:font-size-complex="12pt"/>
    </style:style>
    <style:style style:name="T630_78" style:family="text">
      <style:text-properties style:font-name="Arial" fo:font-size="12pt" style:font-name-asian="Arial" style:font-size-asian="12pt" style:font-name-complex="Arial" style:font-size-complex="12pt"/>
    </style:style>
    <style:style style:name="T630_79" style:family="text">
      <style:text-properties style:font-name="Arial" fo:font-size="12pt" style:font-name-asian="Arial" style:font-size-asian="12pt" style:font-name-complex="Arial" style:font-size-complex="12pt"/>
    </style:style>
    <style:style style:name="T630_80" style:family="text">
      <style:text-properties style:font-name="Arial" fo:font-size="12pt" style:font-name-asian="Arial" style:font-size-asian="12pt" style:font-name-complex="Arial" style:font-size-complex="12pt"/>
    </style:style>
    <style:style style:name="T630_81" style:family="text">
      <style:text-properties style:font-name="Arial" fo:font-size="12pt" style:font-name-asian="Arial" style:font-size-asian="12pt" style:font-name-complex="Arial" style:font-size-complex="12pt"/>
    </style:style>
    <style:style style:name="T630_82" style:family="text">
      <style:text-properties style:font-name="Arial" fo:font-size="12pt" style:font-name-asian="Arial" style:font-size-asian="12pt" style:font-name-complex="Arial" style:font-size-complex="12pt"/>
    </style:style>
    <style:style style:name="T630_83" style:family="text">
      <style:text-properties style:font-name="Arial" fo:font-size="12pt" style:font-name-asian="Arial" style:font-size-asian="12pt" style:font-name-complex="Arial" style:font-size-complex="12pt"/>
    </style:style>
    <style:style style:name="T630_84" style:family="text">
      <style:text-properties style:font-name="Arial" fo:font-size="12pt" style:font-name-asian="Arial" style:font-size-asian="12pt" style:font-name-complex="Arial" style:font-size-complex="12pt"/>
    </style:style>
    <style:style style:name="T630_85" style:family="text">
      <style:text-properties style:font-name="Arial" fo:font-size="12pt" style:font-name-asian="Arial" style:font-size-asian="12pt" style:font-name-complex="Arial" style:font-size-complex="12pt"/>
    </style:style>
    <style:style style:name="T630_86" style:family="text">
      <style:text-properties style:font-name="Arial" fo:font-size="12pt" style:font-name-asian="Arial" style:font-size-asian="12pt" style:font-name-complex="Arial" style:font-size-complex="12pt"/>
    </style:style>
    <style:style style:name="T630_87" style:family="text">
      <style:text-properties style:font-name="Arial" fo:font-size="12pt" style:font-name-asian="Arial" style:font-size-asian="12pt" style:font-name-complex="Arial" style:font-size-complex="12pt"/>
    </style:style>
    <style:style style:name="T630_88" style:family="text">
      <style:text-properties style:font-name="Arial" fo:font-size="12pt" style:font-name-asian="Arial" style:font-size-asian="12pt" style:font-name-complex="Arial" style:font-size-complex="12pt"/>
    </style:style>
    <style:style style:name="T630_89" style:family="text">
      <style:text-properties style:font-name="Arial" fo:font-size="12pt" style:font-name-asian="Arial" style:font-size-asian="12pt" style:font-name-complex="Arial" style:font-size-complex="12pt"/>
    </style:style>
    <style:style style:name="P6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3" style:family="paragraph" style:parent-style-name="Standard">
      <style:paragraph-properties fo:break-before="auto" fo:line-height="115%" fo:margin-top="0cm" fo:margin-bottom="0cm" style:writing-mode="lr-tb"/>
    </style:style>
    <style:style style:name="T633_1" style:family="text">
      <style:text-properties fo:font-size="12pt" style:font-size-asian="12pt" style:font-size-complex="12pt" style:text-underline-style="solid" style:text-underline-color="font-color"/>
    </style:style>
    <style:style style:name="T633_2" style:family="text">
      <style:text-properties fo:font-size="12pt" style:font-size-asian="12pt" style:font-size-complex="12pt" style:text-underline-style="solid" style:text-underline-color="font-color"/>
    </style:style>
    <style:style style:name="T633_3" style:family="text">
      <style:text-properties fo:font-size="12pt" style:font-size-asian="12pt" style:font-size-complex="12pt"/>
    </style:style>
    <style:style style:name="T633_4" style:family="text">
      <style:text-properties fo:font-size="12pt" style:font-size-asian="12pt" style:font-size-complex="12pt"/>
    </style:style>
    <style:style style:name="T633_5" style:family="text">
      <style:text-properties fo:font-size="12pt" style:font-size-asian="12pt" style:font-size-complex="12pt"/>
    </style:style>
    <style:style style:name="T633_6" style:family="text">
      <style:text-properties fo:font-size="12pt" style:font-size-asian="12pt" style:font-size-complex="12pt"/>
    </style:style>
    <style:style style:name="T633_7" style:family="text">
      <style:text-properties fo:font-size="12pt" style:font-size-asian="12pt" style:font-size-complex="12pt"/>
    </style:style>
    <style:style style:name="T633_8" style:family="text">
      <style:text-properties fo:font-size="12pt" style:font-size-asian="12pt" style:font-size-complex="12pt"/>
    </style:style>
    <style:style style:name="T633_9" style:family="text">
      <style:text-properties fo:font-size="12pt" style:font-size-asian="12pt" style:font-size-complex="12pt"/>
    </style:style>
    <style:style style:name="T633_10" style:family="text">
      <style:text-properties fo:font-size="12pt" style:font-size-asian="12pt" style:font-size-complex="12pt"/>
    </style:style>
    <style:style style:name="T633_11" style:family="text">
      <style:text-properties fo:font-size="12pt" style:font-size-asian="12pt" style:font-size-complex="12pt"/>
    </style:style>
    <style:style style:name="T633_12" style:family="text">
      <style:text-properties fo:font-size="12pt" style:font-size-asian="12pt" style:font-size-complex="12pt"/>
    </style:style>
    <style:style style:name="T633_13" style:family="text">
      <style:text-properties fo:font-size="12pt" style:font-size-asian="12pt" style:font-size-complex="12pt"/>
    </style:style>
    <style:style style:name="T633_14" style:family="text">
      <style:text-properties fo:font-size="12pt" style:font-size-asian="12pt" style:font-size-complex="12pt"/>
    </style:style>
    <style:style style:name="T633_15" style:family="text">
      <style:text-properties fo:font-size="12pt" style:font-size-asian="12pt" style:font-size-complex="12pt"/>
    </style:style>
    <style:style style:name="T633_16" style:family="text">
      <style:text-properties fo:font-size="12pt" style:font-size-asian="12pt" style:font-size-complex="12pt"/>
    </style:style>
    <style:style style:name="T633_17" style:family="text">
      <style:text-properties fo:font-size="12pt" style:font-size-asian="12pt" style:font-size-complex="12pt"/>
    </style:style>
    <style:style style:name="T633_18" style:family="text">
      <style:text-properties fo:font-size="12pt" style:font-size-asian="12pt" style:font-size-complex="12pt"/>
    </style:style>
    <style:style style:name="T633_19" style:family="text">
      <style:text-properties fo:font-size="12pt" style:font-size-asian="12pt" style:font-size-complex="12pt"/>
    </style:style>
    <style:style style:name="T633_20" style:family="text">
      <style:text-properties fo:font-size="12pt" style:font-size-asian="12pt" style:font-size-complex="12pt"/>
    </style:style>
    <style:style style:name="T633_21" style:family="text">
      <style:text-properties fo:font-size="12pt" style:font-size-asian="12pt" style:font-size-complex="12pt"/>
    </style:style>
    <style:style style:name="T633_22" style:family="text">
      <style:text-properties fo:font-size="12pt" style:font-size-asian="12pt" style:font-size-complex="12pt"/>
    </style:style>
    <style:style style:name="T633_23" style:family="text">
      <style:text-properties fo:font-size="12pt" style:font-size-asian="12pt" style:font-size-complex="12pt"/>
    </style:style>
    <style:style style:name="T633_24" style:family="text">
      <style:text-properties fo:font-size="12pt" style:font-size-asian="12pt" style:font-size-complex="12pt"/>
    </style:style>
    <style:style style:name="T633_25" style:family="text">
      <style:text-properties fo:font-size="12pt" style:font-size-asian="12pt" style:font-size-complex="12pt"/>
    </style:style>
    <style:style style:name="T633_26" style:family="text">
      <style:text-properties fo:font-size="12pt" style:font-size-asian="12pt" style:font-size-complex="12pt"/>
    </style:style>
    <style:style style:name="T633_27" style:family="text">
      <style:text-properties fo:font-size="12pt" style:font-size-asian="12pt" style:font-size-complex="12pt"/>
    </style:style>
    <style:style style:name="T633_28" style:family="text">
      <style:text-properties fo:font-size="12pt" style:font-size-asian="12pt" style:font-size-complex="12pt"/>
    </style:style>
    <style:style style:name="T633_29" style:family="text">
      <style:text-properties fo:font-size="12pt" style:font-size-asian="12pt" style:font-size-complex="12pt"/>
    </style:style>
    <style:style style:name="T633_30" style:family="text">
      <style:text-properties fo:font-size="12pt" style:font-size-asian="12pt" style:font-size-complex="12pt"/>
    </style:style>
    <style:style style:name="T633_31" style:family="text">
      <style:text-properties fo:font-size="12pt" style:font-size-asian="12pt" style:font-size-complex="12pt"/>
    </style:style>
    <style:style style:name="T633_32" style:family="text">
      <style:text-properties fo:font-size="12pt" style:font-size-asian="12pt" style:font-size-complex="12pt"/>
    </style:style>
    <style:style style:name="T633_33" style:family="text">
      <style:text-properties fo:font-size="12pt" style:font-size-asian="12pt" style:font-size-complex="12pt"/>
    </style:style>
    <style:style style:name="T633_34" style:family="text">
      <style:text-properties fo:font-size="12pt" style:font-size-asian="12pt" style:font-size-complex="12pt"/>
    </style:style>
    <style:style style:name="T633_35" style:family="text">
      <style:text-properties fo:font-size="12pt" style:font-size-asian="12pt" style:font-size-complex="12pt"/>
    </style:style>
    <style:style style:name="T633_36" style:family="text">
      <style:text-properties fo:font-size="12pt" style:font-size-asian="12pt" style:font-size-complex="12pt"/>
    </style:style>
    <style:style style:name="T633_37" style:family="text">
      <style:text-properties fo:font-size="12pt" style:font-size-asian="12pt" style:font-size-complex="12pt"/>
    </style:style>
    <style:style style:name="T633_38" style:family="text">
      <style:text-properties fo:font-size="12pt" style:font-size-asian="12pt" style:font-size-complex="12pt"/>
    </style:style>
    <style:style style:name="T633_39" style:family="text">
      <style:text-properties fo:font-size="12pt" style:font-size-asian="12pt" style:font-size-complex="12pt"/>
    </style:style>
    <style:style style:name="T633_40" style:family="text">
      <style:text-properties fo:font-size="12pt" style:font-size-asian="12pt" style:font-size-complex="12pt"/>
    </style:style>
    <style:style style:name="T633_41" style:family="text">
      <style:text-properties fo:font-size="12pt" style:font-size-asian="12pt" style:font-size-complex="12pt"/>
    </style:style>
    <style:style style:name="T633_42" style:family="text">
      <style:text-properties fo:font-size="12pt" style:font-size-asian="12pt" style:font-size-complex="12pt"/>
    </style:style>
    <style:style style:name="T633_43" style:family="text">
      <style:text-properties fo:font-size="12pt" style:font-size-asian="12pt" style:font-size-complex="12pt"/>
    </style:style>
    <style:style style:name="T633_44" style:family="text">
      <style:text-properties fo:font-size="12pt" style:font-size-asian="12pt" style:font-size-complex="12pt"/>
    </style:style>
    <style:style style:name="T633_45" style:family="text">
      <style:text-properties fo:font-size="12pt" style:font-size-asian="12pt" style:font-size-complex="12pt"/>
    </style:style>
    <style:style style:name="T633_46" style:family="text">
      <style:text-properties fo:font-size="12pt" style:font-size-asian="12pt" style:font-size-complex="12pt"/>
    </style:style>
    <style:style style:name="T633_47" style:family="text">
      <style:text-properties fo:font-size="12pt" style:font-size-asian="12pt" style:font-size-complex="12pt"/>
    </style:style>
    <style:style style:name="T633_48" style:family="text">
      <style:text-properties fo:font-size="12pt" style:font-size-asian="12pt" style:font-size-complex="12pt"/>
    </style:style>
    <style:style style:name="T633_49" style:family="text">
      <style:text-properties fo:font-size="12pt" style:font-size-asian="12pt" style:font-size-complex="12pt"/>
    </style:style>
    <style:style style:name="T633_50" style:family="text">
      <style:text-properties fo:font-size="12pt" style:font-size-asian="12pt" style:font-size-complex="12pt"/>
    </style:style>
    <style:style style:name="T633_51" style:family="text">
      <style:text-properties fo:font-size="12pt" style:font-size-asian="12pt" style:font-size-complex="12pt"/>
    </style:style>
    <style:style style:name="T633_52" style:family="text">
      <style:text-properties fo:font-size="12pt" style:font-size-asian="12pt" style:font-size-complex="12pt"/>
    </style:style>
    <style:style style:name="T633_53" style:family="text">
      <style:text-properties fo:font-size="12pt" style:font-size-asian="12pt" style:font-size-complex="12pt"/>
    </style:style>
    <style:style style:name="T633_54" style:family="text">
      <style:text-properties fo:font-size="12pt" style:font-size-asian="12pt" style:font-size-complex="12pt"/>
    </style:style>
    <style:style style:name="T633_55" style:family="text">
      <style:text-properties fo:font-size="12pt" style:font-size-asian="12pt" style:font-size-complex="12pt"/>
    </style:style>
    <style:style style:name="T633_56" style:family="text">
      <style:text-properties fo:font-size="12pt" style:font-size-asian="12pt" style:font-size-complex="12pt"/>
    </style:style>
    <style:style style:name="T633_57" style:family="text">
      <style:text-properties fo:font-size="12pt" style:font-size-asian="12pt" style:font-size-complex="12pt"/>
    </style:style>
    <style:style style:name="T633_58" style:family="text">
      <style:text-properties fo:font-size="12pt" style:font-size-asian="12pt" style:font-size-complex="12pt"/>
    </style:style>
    <style:style style:name="T633_59" style:family="text">
      <style:text-properties fo:font-size="12pt" style:font-size-asian="12pt" style:font-size-complex="12pt"/>
    </style:style>
    <style:style style:name="T633_60" style:family="text">
      <style:text-properties fo:font-size="12pt" style:font-size-asian="12pt" style:font-size-complex="12pt"/>
    </style:style>
    <style:style style:name="T633_61" style:family="text">
      <style:text-properties fo:font-size="12pt" style:font-size-asian="12pt" style:font-size-complex="12pt"/>
    </style:style>
    <style:style style:name="T633_62" style:family="text">
      <style:text-properties fo:font-size="12pt" style:font-size-asian="12pt" style:font-size-complex="12pt"/>
    </style:style>
    <style:style style:name="T633_63" style:family="text">
      <style:text-properties fo:font-size="12pt" style:font-size-asian="12pt" style:font-size-complex="12pt"/>
    </style:style>
    <style:style style:name="T633_64" style:family="text">
      <style:text-properties fo:font-size="12pt" style:font-size-asian="12pt" style:font-size-complex="12pt"/>
    </style:style>
    <style:style style:name="T633_65" style:family="text">
      <style:text-properties fo:font-size="12pt" style:font-size-asian="12pt" style:font-size-complex="12pt"/>
    </style:style>
    <style:style style:name="T633_66" style:family="text">
      <style:text-properties fo:font-size="12pt" style:font-size-asian="12pt" style:font-size-complex="12pt"/>
    </style:style>
    <style:style style:name="T633_67" style:family="text">
      <style:text-properties fo:font-size="12pt" style:font-size-asian="12pt" style:font-size-complex="12pt"/>
    </style:style>
    <style:style style:name="T633_68" style:family="text">
      <style:text-properties fo:font-size="12pt" style:font-size-asian="12pt" style:font-size-complex="12pt"/>
    </style:style>
    <style:style style:name="T633_69" style:family="text">
      <style:text-properties fo:font-size="12pt" style:font-size-asian="12pt" style:font-size-complex="12pt"/>
    </style:style>
    <style:style style:name="T633_70" style:family="text">
      <style:text-properties fo:font-size="12pt" style:font-size-asian="12pt" style:font-size-complex="12pt"/>
    </style:style>
    <style:style style:name="T633_71" style:family="text">
      <style:text-properties fo:font-size="12pt" style:font-size-asian="12pt" style:font-size-complex="12pt"/>
    </style:style>
    <style:style style:name="T633_72" style:family="text">
      <style:text-properties fo:font-size="12pt" style:font-size-asian="12pt" style:font-size-complex="12pt"/>
    </style:style>
    <style:style style:name="T633_73" style:family="text">
      <style:text-properties fo:font-size="12pt" style:font-size-asian="12pt" style:font-size-complex="12pt"/>
    </style:style>
    <style:style style:name="T633_74" style:family="text">
      <style:text-properties fo:font-size="12pt" style:font-size-asian="12pt" style:font-size-complex="12pt"/>
    </style:style>
    <style:style style:name="T633_75" style:family="text">
      <style:text-properties fo:font-size="12pt" style:font-size-asian="12pt" style:font-size-complex="12pt"/>
    </style:style>
    <style:style style:name="T633_76" style:family="text">
      <style:text-properties fo:font-size="12pt" style:font-size-asian="12pt" style:font-size-complex="12pt"/>
    </style:style>
    <style:style style:name="T633_77" style:family="text">
      <style:text-properties fo:font-size="12pt" style:font-size-asian="12pt" style:font-size-complex="12pt"/>
    </style:style>
    <style:style style:name="T633_78" style:family="text">
      <style:text-properties fo:font-size="12pt" style:font-size-asian="12pt" style:font-size-complex="12pt"/>
    </style:style>
    <style:style style:name="T633_79" style:family="text">
      <style:text-properties fo:font-size="12pt" style:font-size-asian="12pt" style:font-size-complex="12pt"/>
    </style:style>
    <style:style style:name="P6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6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636" style:family="paragraph" style:parent-style-name="Standard">
      <style:paragraph-properties fo:break-before="auto" fo:line-height="115%" fo:margin-top="0cm" fo:margin-bottom="0cm" style:writing-mode="lr-tb"/>
    </style:style>
    <style:style style:name="T636_1" style:family="text">
      <style:text-properties fo:font-size="12pt" style:font-size-asian="12pt" style:font-size-complex="12pt" style:text-underline-style="solid" style:text-underline-color="font-color"/>
    </style:style>
    <style:style style:name="T636_2" style:family="text">
      <style:text-properties fo:font-size="12pt" style:font-size-asian="12pt" style:font-size-complex="12pt" style:text-underline-style="solid" style:text-underline-color="font-color"/>
    </style:style>
    <style:style style:name="T636_3" style:family="text">
      <style:text-properties fo:font-size="12pt" style:font-size-asian="12pt" style:font-size-complex="12pt"/>
    </style:style>
    <style:style style:name="T636_4" style:family="text">
      <style:text-properties fo:font-size="12pt" style:font-size-asian="12pt" style:font-size-complex="12pt"/>
    </style:style>
    <style:style style:name="T636_5" style:family="text">
      <style:text-properties fo:font-size="12pt" style:font-size-asian="12pt" style:font-size-complex="12pt"/>
    </style:style>
    <style:style style:name="T636_6" style:family="text">
      <style:text-properties fo:font-size="12pt" style:font-size-asian="12pt" style:font-size-complex="12pt"/>
    </style:style>
    <style:style style:name="T636_7" style:family="text">
      <style:text-properties fo:font-size="12pt" style:font-size-asian="12pt" style:font-size-complex="12pt"/>
    </style:style>
    <style:style style:name="T636_8" style:family="text">
      <style:text-properties fo:font-size="12pt" style:font-size-asian="12pt" style:font-size-complex="12pt"/>
    </style:style>
    <style:style style:name="T636_9" style:family="text">
      <style:text-properties fo:font-size="12pt" style:font-size-asian="12pt" style:font-size-complex="12pt"/>
    </style:style>
    <style:style style:name="T636_10" style:family="text">
      <style:text-properties fo:font-size="12pt" style:font-size-asian="12pt" style:font-size-complex="12pt"/>
    </style:style>
    <style:style style:name="T636_11" style:family="text">
      <style:text-properties fo:font-size="12pt" style:font-size-asian="12pt" style:font-size-complex="12pt"/>
    </style:style>
    <style:style style:name="T636_12" style:family="text">
      <style:text-properties fo:font-size="12pt" style:font-size-asian="12pt" style:font-size-complex="12pt"/>
    </style:style>
    <style:style style:name="T636_13" style:family="text">
      <style:text-properties fo:font-size="12pt" style:font-size-asian="12pt" style:font-size-complex="12pt"/>
    </style:style>
    <style:style style:name="T636_14" style:family="text">
      <style:text-properties fo:font-size="12pt" style:font-size-asian="12pt" style:font-size-complex="12pt"/>
    </style:style>
    <style:style style:name="T636_15" style:family="text">
      <style:text-properties fo:font-size="12pt" style:font-size-asian="12pt" style:font-size-complex="12pt"/>
    </style:style>
    <style:style style:name="T636_16" style:family="text">
      <style:text-properties fo:font-size="12pt" style:font-size-asian="12pt" style:font-size-complex="12pt"/>
    </style:style>
    <style:style style:name="T636_17" style:family="text">
      <style:text-properties fo:font-size="12pt" style:font-size-asian="12pt" style:font-size-complex="12pt"/>
    </style:style>
    <style:style style:name="T636_18" style:family="text">
      <style:text-properties fo:font-size="12pt" style:font-size-asian="12pt" style:font-size-complex="12pt"/>
    </style:style>
    <style:style style:name="T636_19" style:family="text">
      <style:text-properties fo:font-size="12pt" style:font-size-asian="12pt" style:font-size-complex="12pt"/>
    </style:style>
    <style:style style:name="T636_20" style:family="text">
      <style:text-properties fo:font-size="12pt" style:font-size-asian="12pt" style:font-size-complex="12pt"/>
    </style:style>
    <style:style style:name="T636_21" style:family="text">
      <style:text-properties fo:font-size="12pt" style:font-size-asian="12pt" style:font-size-complex="12pt"/>
    </style:style>
    <style:style style:name="T636_22" style:family="text">
      <style:text-properties fo:font-size="12pt" style:font-size-asian="12pt" style:font-size-complex="12pt"/>
    </style:style>
    <style:style style:name="T636_23" style:family="text">
      <style:text-properties fo:font-size="12pt" style:font-size-asian="12pt" style:font-size-complex="12pt"/>
    </style:style>
    <style:style style:name="T636_24" style:family="text">
      <style:text-properties fo:font-size="12pt" style:font-size-asian="12pt" style:font-size-complex="12pt"/>
    </style:style>
    <style:style style:name="T636_25" style:family="text">
      <style:text-properties fo:font-size="12pt" style:font-size-asian="12pt" style:font-size-complex="12pt"/>
    </style:style>
    <style:style style:name="T636_26" style:family="text">
      <style:text-properties fo:font-size="12pt" style:font-size-asian="12pt" style:font-size-complex="12pt"/>
    </style:style>
    <style:style style:name="T636_27" style:family="text">
      <style:text-properties fo:font-size="12pt" style:font-size-asian="12pt" style:font-size-complex="12pt"/>
    </style:style>
    <style:style style:name="T636_28" style:family="text">
      <style:text-properties fo:font-size="12pt" style:font-size-asian="12pt" style:font-size-complex="12pt"/>
    </style:style>
    <style:style style:name="T636_29" style:family="text">
      <style:text-properties fo:font-size="12pt" style:font-size-asian="12pt" style:font-size-complex="12pt"/>
    </style:style>
    <style:style style:name="T636_30" style:family="text">
      <style:text-properties fo:font-size="12pt" style:font-size-asian="12pt" style:font-size-complex="12pt"/>
    </style:style>
    <style:style style:name="T636_31" style:family="text">
      <style:text-properties fo:font-size="12pt" style:font-size-asian="12pt" style:font-size-complex="12pt"/>
    </style:style>
    <style:style style:name="T636_32" style:family="text">
      <style:text-properties fo:font-size="12pt" style:font-size-asian="12pt" style:font-size-complex="12pt"/>
    </style:style>
    <style:style style:name="T636_33" style:family="text">
      <style:text-properties fo:font-size="12pt" style:font-size-asian="12pt" style:font-size-complex="12pt"/>
    </style:style>
    <style:style style:name="T636_34" style:family="text">
      <style:text-properties fo:font-size="12pt" style:font-size-asian="12pt" style:font-size-complex="12pt"/>
    </style:style>
    <style:style style:name="T636_35" style:family="text">
      <style:text-properties fo:font-size="12pt" style:font-size-asian="12pt" style:font-size-complex="12pt"/>
    </style:style>
    <style:style style:name="T636_36" style:family="text">
      <style:text-properties fo:font-size="12pt" style:font-size-asian="12pt" style:font-size-complex="12pt"/>
    </style:style>
    <style:style style:name="T636_37" style:family="text">
      <style:text-properties fo:font-size="12pt" style:font-size-asian="12pt" style:font-size-complex="12pt"/>
    </style:style>
    <style:style style:name="T636_38" style:family="text">
      <style:text-properties fo:font-size="12pt" style:font-size-asian="12pt" style:font-size-complex="12pt"/>
    </style:style>
    <style:style style:name="T636_39" style:family="text">
      <style:text-properties fo:font-size="12pt" style:font-size-asian="12pt" style:font-size-complex="12pt"/>
    </style:style>
    <style:style style:name="T636_40" style:family="text">
      <style:text-properties fo:font-size="12pt" style:font-size-asian="12pt" style:font-size-complex="12pt"/>
    </style:style>
    <style:style style:name="T636_41" style:family="text">
      <style:text-properties fo:font-size="12pt" style:font-size-asian="12pt" style:font-size-complex="12pt"/>
    </style:style>
    <style:style style:name="T636_42" style:family="text">
      <style:text-properties fo:font-size="12pt" style:font-size-asian="12pt" style:font-size-complex="12pt"/>
    </style:style>
    <style:style style:name="T636_43" style:family="text">
      <style:text-properties fo:font-size="12pt" style:font-size-asian="12pt" style:font-size-complex="12pt"/>
    </style:style>
    <style:style style:name="T636_44" style:family="text">
      <style:text-properties fo:font-size="12pt" style:font-size-asian="12pt" style:font-size-complex="12pt"/>
    </style:style>
    <style:style style:name="T636_45" style:family="text">
      <style:text-properties fo:font-size="12pt" style:font-size-asian="12pt" style:font-size-complex="12pt"/>
    </style:style>
    <style:style style:name="T636_46" style:family="text">
      <style:text-properties fo:font-size="12pt" style:font-size-asian="12pt" style:font-size-complex="12pt"/>
    </style:style>
    <style:style style:name="T636_47" style:family="text">
      <style:text-properties fo:font-size="12pt" style:font-size-asian="12pt" style:font-size-complex="12pt"/>
    </style:style>
    <style:style style:name="T636_48" style:family="text">
      <style:text-properties fo:font-size="12pt" style:font-size-asian="12pt" style:font-size-complex="12pt"/>
    </style:style>
    <style:style style:name="T636_49" style:family="text">
      <style:text-properties fo:font-size="12pt" style:font-size-asian="12pt" style:font-size-complex="12pt"/>
    </style:style>
    <style:style style:name="T636_50" style:family="text">
      <style:text-properties fo:font-size="12pt" style:font-size-asian="12pt" style:font-size-complex="12pt"/>
    </style:style>
    <style:style style:name="T636_51" style:family="text">
      <style:text-properties fo:font-size="12pt" style:font-size-asian="12pt" style:font-size-complex="12pt"/>
    </style:style>
    <style:style style:name="T636_52" style:family="text">
      <style:text-properties fo:font-size="12pt" style:font-size-asian="12pt" style:font-size-complex="12pt"/>
    </style:style>
    <style:style style:name="T636_53" style:family="text">
      <style:text-properties fo:font-size="12pt" style:font-size-asian="12pt" style:font-size-complex="12pt"/>
    </style:style>
    <style:style style:name="T636_54" style:family="text">
      <style:text-properties fo:font-size="12pt" style:font-size-asian="12pt" style:font-size-complex="12pt"/>
    </style:style>
    <style:style style:name="T636_55" style:family="text">
      <style:text-properties fo:font-size="12pt" style:font-size-asian="12pt" style:font-size-complex="12pt"/>
    </style:style>
    <style:style style:name="T636_56" style:family="text">
      <style:text-properties fo:font-size="12pt" style:font-size-asian="12pt" style:font-size-complex="12pt"/>
    </style:style>
    <style:style style:name="T636_57" style:family="text">
      <style:text-properties fo:font-size="12pt" style:font-size-asian="12pt" style:font-size-complex="12pt"/>
    </style:style>
    <style:style style:name="T636_58" style:family="text">
      <style:text-properties fo:font-size="12pt" style:font-size-asian="12pt" style:font-size-complex="12pt"/>
    </style:style>
    <style:style style:name="T636_59" style:family="text">
      <style:text-properties fo:font-size="12pt" style:font-size-asian="12pt" style:font-size-complex="12pt"/>
    </style:style>
    <style:style style:name="T636_60" style:family="text">
      <style:text-properties fo:font-size="12pt" style:font-size-asian="12pt" style:font-size-complex="12pt"/>
    </style:style>
    <style:style style:name="T636_61" style:family="text">
      <style:text-properties fo:font-size="12pt" style:font-size-asian="12pt" style:font-size-complex="12pt"/>
    </style:style>
    <style:style style:name="T636_62" style:family="text">
      <style:text-properties fo:font-size="12pt" style:font-size-asian="12pt" style:font-size-complex="12pt"/>
    </style:style>
    <style:style style:name="T636_63" style:family="text">
      <style:text-properties fo:font-size="12pt" style:font-size-asian="12pt" style:font-size-complex="12pt"/>
    </style:style>
    <style:style style:name="T636_64" style:family="text">
      <style:text-properties fo:font-size="12pt" style:font-size-asian="12pt" style:font-size-complex="12pt"/>
    </style:style>
    <style:style style:name="T636_65" style:family="text">
      <style:text-properties fo:font-size="12pt" style:font-size-asian="12pt" style:font-size-complex="12pt"/>
    </style:style>
    <style:style style:name="T636_66" style:family="text">
      <style:text-properties fo:font-size="12pt" style:font-size-asian="12pt" style:font-size-complex="12pt"/>
    </style:style>
    <style:style style:name="T636_67" style:family="text">
      <style:text-properties fo:font-size="12pt" style:font-size-asian="12pt" style:font-size-complex="12pt"/>
    </style:style>
    <style:style style:name="T636_68" style:family="text">
      <style:text-properties fo:font-size="12pt" style:font-size-asian="12pt" style:font-size-complex="12pt"/>
    </style:style>
    <style:style style:name="T636_69" style:family="text">
      <style:text-properties fo:font-size="12pt" style:font-size-asian="12pt" style:font-size-complex="12pt"/>
    </style:style>
    <style:style style:name="T636_70" style:family="text">
      <style:text-properties fo:font-size="12pt" style:font-size-asian="12pt" style:font-size-complex="12pt"/>
    </style:style>
    <style:style style:name="T636_71" style:family="text">
      <style:text-properties fo:font-size="12pt" style:font-size-asian="12pt" style:font-size-complex="12pt"/>
    </style:style>
    <style:style style:name="T636_72" style:family="text">
      <style:text-properties fo:font-size="12pt" style:font-size-asian="12pt" style:font-size-complex="12pt"/>
    </style:style>
    <style:style style:name="T636_73" style:family="text">
      <style:text-properties fo:font-size="12pt" style:font-size-asian="12pt" style:font-size-complex="12pt"/>
    </style:style>
    <style:style style:name="T636_74" style:family="text">
      <style:text-properties fo:font-size="12pt" style:font-size-asian="12pt" style:font-size-complex="12pt"/>
    </style:style>
    <style:style style:name="T636_75" style:family="text">
      <style:text-properties fo:font-size="12pt" style:font-size-asian="12pt" style:font-size-complex="12pt"/>
    </style:style>
    <style:style style:name="T636_76" style:family="text">
      <style:text-properties fo:font-size="12pt" style:font-size-asian="12pt" style:font-size-complex="12pt"/>
    </style:style>
    <style:style style:name="T636_77" style:family="text">
      <style:text-properties fo:font-size="12pt" style:font-size-asian="12pt" style:font-size-complex="12pt"/>
    </style:style>
    <style:style style:name="T636_78" style:family="text">
      <style:text-properties fo:font-size="12pt" style:font-size-asian="12pt" style:font-size-complex="12pt"/>
    </style:style>
    <style:style style:name="T636_79" style:family="text">
      <style:text-properties fo:font-size="12pt" style:font-size-asian="12pt" style:font-size-complex="12pt"/>
    </style:style>
    <style:style style:name="T636_80" style:family="text">
      <style:text-properties fo:font-size="12pt" style:font-size-asian="12pt" style:font-size-complex="12pt"/>
    </style:style>
    <style:style style:name="T636_81" style:family="text">
      <style:text-properties fo:font-size="12pt" style:font-size-asian="12pt" style:font-size-complex="12pt"/>
    </style:style>
    <style:style style:name="T636_82" style:family="text">
      <style:text-properties fo:font-size="12pt" style:font-size-asian="12pt" style:font-size-complex="12pt"/>
    </style:style>
    <style:style style:name="T636_83" style:family="text">
      <style:text-properties fo:font-size="12pt" style:font-size-asian="12pt" style:font-size-complex="12pt"/>
    </style:style>
    <style:style style:name="T636_84" style:family="text">
      <style:text-properties fo:font-size="12pt" style:font-size-asian="12pt" style:font-size-complex="12pt"/>
    </style:style>
    <style:style style:name="T636_85" style:family="text">
      <style:text-properties fo:font-size="12pt" style:font-size-asian="12pt" style:font-size-complex="12pt"/>
    </style:style>
    <style:style style:name="T636_86" style:family="text">
      <style:text-properties fo:font-size="12pt" style:font-size-asian="12pt" style:font-size-complex="12pt"/>
    </style:style>
    <style:style style:name="T636_87" style:family="text">
      <style:text-properties fo:font-size="12pt" style:font-size-asian="12pt" style:font-size-complex="12pt"/>
    </style:style>
    <style:style style:name="T636_88" style:family="text">
      <style:text-properties fo:font-size="12pt" style:font-size-asian="12pt" style:font-size-complex="12pt"/>
    </style:style>
    <style:style style:name="T636_89" style:family="text">
      <style:text-properties fo:font-size="12pt" style:font-size-asian="12pt" style:font-size-complex="12pt"/>
    </style:style>
    <style:style style:name="P6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63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639" style:family="paragraph" style:parent-style-name="Standard">
      <style:paragraph-properties fo:break-before="auto" fo:line-height="115%" fo:margin-top="0cm" fo:margin-bottom="0cm" style:writing-mode="lr-tb"/>
    </style:style>
    <style:style style:name="T639_1" style:family="text">
      <style:text-properties fo:font-size="12pt" style:font-size-asian="12pt" style:font-size-complex="12pt" style:text-underline-style="solid" style:text-underline-color="font-color"/>
    </style:style>
    <style:style style:name="T639_2" style:family="text">
      <style:text-properties fo:font-size="12pt" style:font-size-asian="12pt" style:font-size-complex="12pt" style:text-underline-style="solid" style:text-underline-color="font-color"/>
    </style:style>
    <style:style style:name="T639_3" style:family="text">
      <style:text-properties fo:font-size="12pt" style:font-size-asian="12pt" style:font-size-complex="12pt"/>
    </style:style>
    <style:style style:name="T639_4" style:family="text">
      <style:text-properties fo:font-size="12pt" style:font-size-asian="12pt" style:font-size-complex="12pt"/>
    </style:style>
    <style:style style:name="T639_5" style:family="text">
      <style:text-properties fo:font-size="12pt" style:font-size-asian="12pt" style:font-size-complex="12pt"/>
    </style:style>
    <style:style style:name="T639_6" style:family="text">
      <style:text-properties fo:font-size="12pt" style:font-size-asian="12pt" style:font-size-complex="12pt"/>
    </style:style>
    <style:style style:name="T639_7" style:family="text">
      <style:text-properties fo:font-size="12pt" style:font-size-asian="12pt" style:font-size-complex="12pt"/>
    </style:style>
    <style:style style:name="T639_8" style:family="text">
      <style:text-properties fo:font-size="12pt" style:font-size-asian="12pt" style:font-size-complex="12pt"/>
    </style:style>
    <style:style style:name="T639_9" style:family="text">
      <style:text-properties fo:font-size="12pt" style:font-size-asian="12pt" style:font-size-complex="12pt"/>
    </style:style>
    <style:style style:name="T639_10" style:family="text">
      <style:text-properties fo:font-size="12pt" style:font-size-asian="12pt" style:font-size-complex="12pt"/>
    </style:style>
    <style:style style:name="T639_11" style:family="text">
      <style:text-properties fo:font-size="12pt" style:font-size-asian="12pt" style:font-size-complex="12pt"/>
    </style:style>
    <style:style style:name="T639_12" style:family="text">
      <style:text-properties fo:font-size="12pt" style:font-size-asian="12pt" style:font-size-complex="12pt"/>
    </style:style>
    <style:style style:name="T639_13" style:family="text">
      <style:text-properties fo:font-size="12pt" style:font-size-asian="12pt" style:font-size-complex="12pt"/>
    </style:style>
    <style:style style:name="T639_14" style:family="text">
      <style:text-properties fo:font-size="12pt" style:font-size-asian="12pt" style:font-size-complex="12pt"/>
    </style:style>
    <style:style style:name="T639_15" style:family="text">
      <style:text-properties fo:font-size="12pt" style:font-size-asian="12pt" style:font-size-complex="12pt"/>
    </style:style>
    <style:style style:name="T639_16" style:family="text">
      <style:text-properties fo:font-size="12pt" style:font-size-asian="12pt" style:font-size-complex="12pt"/>
    </style:style>
    <style:style style:name="T639_17" style:family="text">
      <style:text-properties fo:font-size="12pt" style:font-size-asian="12pt" style:font-size-complex="12pt"/>
    </style:style>
    <style:style style:name="T639_18" style:family="text">
      <style:text-properties fo:font-size="12pt" style:font-size-asian="12pt" style:font-size-complex="12pt"/>
    </style:style>
    <style:style style:name="T639_19" style:family="text">
      <style:text-properties fo:font-size="12pt" style:font-size-asian="12pt" style:font-size-complex="12pt"/>
    </style:style>
    <style:style style:name="T639_20" style:family="text">
      <style:text-properties fo:font-size="12pt" style:font-size-asian="12pt" style:font-size-complex="12pt"/>
    </style:style>
    <style:style style:name="T639_21" style:family="text">
      <style:text-properties fo:font-size="12pt" style:font-size-asian="12pt" style:font-size-complex="12pt"/>
    </style:style>
    <style:style style:name="T639_22" style:family="text">
      <style:text-properties fo:font-size="12pt" style:font-size-asian="12pt" style:font-size-complex="12pt"/>
    </style:style>
    <style:style style:name="T639_23" style:family="text">
      <style:text-properties fo:font-size="12pt" style:font-size-asian="12pt" style:font-size-complex="12pt"/>
    </style:style>
    <style:style style:name="T639_24" style:family="text">
      <style:text-properties fo:font-size="12pt" style:font-size-asian="12pt" style:font-size-complex="12pt"/>
    </style:style>
    <style:style style:name="T639_25" style:family="text">
      <style:text-properties fo:font-size="12pt" style:font-size-asian="12pt" style:font-size-complex="12pt"/>
    </style:style>
    <style:style style:name="T639_26" style:family="text">
      <style:text-properties fo:font-size="12pt" style:font-size-asian="12pt" style:font-size-complex="12pt"/>
    </style:style>
    <style:style style:name="T639_27" style:family="text">
      <style:text-properties fo:font-size="12pt" style:font-size-asian="12pt" style:font-size-complex="12pt"/>
    </style:style>
    <style:style style:name="T639_28" style:family="text">
      <style:text-properties fo:font-size="12pt" style:font-size-asian="12pt" style:font-size-complex="12pt"/>
    </style:style>
    <style:style style:name="T639_29" style:family="text">
      <style:text-properties fo:font-size="12pt" style:font-size-asian="12pt" style:font-size-complex="12pt"/>
    </style:style>
    <style:style style:name="T639_30" style:family="text">
      <style:text-properties fo:font-size="12pt" style:font-size-asian="12pt" style:font-size-complex="12pt"/>
    </style:style>
    <style:style style:name="T639_31" style:family="text">
      <style:text-properties fo:font-size="12pt" style:font-size-asian="12pt" style:font-size-complex="12pt"/>
    </style:style>
    <style:style style:name="T639_32" style:family="text">
      <style:text-properties fo:font-size="12pt" style:font-size-asian="12pt" style:font-size-complex="12pt"/>
    </style:style>
    <style:style style:name="T639_33" style:family="text">
      <style:text-properties fo:font-size="12pt" style:font-size-asian="12pt" style:font-size-complex="12pt"/>
    </style:style>
    <style:style style:name="T639_34" style:family="text">
      <style:text-properties fo:font-size="12pt" style:font-size-asian="12pt" style:font-size-complex="12pt"/>
    </style:style>
    <style:style style:name="T639_35" style:family="text">
      <style:text-properties fo:font-size="12pt" style:font-size-asian="12pt" style:font-size-complex="12pt"/>
    </style:style>
    <style:style style:name="T639_36" style:family="text">
      <style:text-properties fo:font-size="12pt" style:font-size-asian="12pt" style:font-size-complex="12pt"/>
    </style:style>
    <style:style style:name="T639_37" style:family="text">
      <style:text-properties fo:font-size="12pt" style:font-size-asian="12pt" style:font-size-complex="12pt"/>
    </style:style>
    <style:style style:name="T639_38" style:family="text">
      <style:text-properties fo:font-size="12pt" style:font-size-asian="12pt" style:font-size-complex="12pt"/>
    </style:style>
    <style:style style:name="T639_39" style:family="text">
      <style:text-properties fo:font-size="12pt" style:font-size-asian="12pt" style:font-size-complex="12pt"/>
    </style:style>
    <style:style style:name="T639_40" style:family="text">
      <style:text-properties fo:font-size="12pt" style:font-size-asian="12pt" style:font-size-complex="12pt"/>
    </style:style>
    <style:style style:name="T639_41" style:family="text">
      <style:text-properties fo:font-size="12pt" style:font-size-asian="12pt" style:font-size-complex="12pt"/>
    </style:style>
    <style:style style:name="T639_42" style:family="text">
      <style:text-properties fo:font-size="12pt" style:font-size-asian="12pt" style:font-size-complex="12pt"/>
    </style:style>
    <style:style style:name="T639_43" style:family="text">
      <style:text-properties fo:font-size="12pt" style:font-size-asian="12pt" style:font-size-complex="12pt"/>
    </style:style>
    <style:style style:name="T639_44" style:family="text">
      <style:text-properties fo:font-size="12pt" style:font-size-asian="12pt" style:font-size-complex="12pt"/>
    </style:style>
    <style:style style:name="T639_45" style:family="text">
      <style:text-properties fo:font-size="12pt" style:font-size-asian="12pt" style:font-size-complex="12pt"/>
    </style:style>
    <style:style style:name="T639_46" style:family="text">
      <style:text-properties fo:font-size="12pt" style:font-size-asian="12pt" style:font-size-complex="12pt"/>
    </style:style>
    <style:style style:name="T639_47" style:family="text">
      <style:text-properties fo:font-size="12pt" style:font-size-asian="12pt" style:font-size-complex="12pt"/>
    </style:style>
    <style:style style:name="T639_48" style:family="text">
      <style:text-properties fo:font-size="12pt" style:font-size-asian="12pt" style:font-size-complex="12pt"/>
    </style:style>
    <style:style style:name="T639_49" style:family="text">
      <style:text-properties fo:font-size="12pt" style:font-size-asian="12pt" style:font-size-complex="12pt"/>
    </style:style>
    <style:style style:name="T639_50" style:family="text">
      <style:text-properties fo:font-size="12pt" style:font-size-asian="12pt" style:font-size-complex="12pt"/>
    </style:style>
    <style:style style:name="T639_51" style:family="text">
      <style:text-properties fo:font-size="12pt" style:font-size-asian="12pt" style:font-size-complex="12pt"/>
    </style:style>
    <style:style style:name="T639_52" style:family="text">
      <style:text-properties fo:font-size="12pt" style:font-size-asian="12pt" style:font-size-complex="12pt"/>
    </style:style>
    <style:style style:name="T639_53" style:family="text">
      <style:text-properties fo:font-size="12pt" style:font-size-asian="12pt" style:font-size-complex="12pt"/>
    </style:style>
    <style:style style:name="T639_54" style:family="text">
      <style:text-properties fo:font-size="12pt" style:font-size-asian="12pt" style:font-size-complex="12pt"/>
    </style:style>
    <style:style style:name="T639_55" style:family="text">
      <style:text-properties fo:font-size="12pt" style:font-size-asian="12pt" style:font-size-complex="12pt"/>
    </style:style>
    <style:style style:name="T639_56" style:family="text">
      <style:text-properties fo:font-size="12pt" style:font-size-asian="12pt" style:font-size-complex="12pt"/>
    </style:style>
    <style:style style:name="T639_57" style:family="text">
      <style:text-properties fo:font-size="12pt" style:font-size-asian="12pt" style:font-size-complex="12pt"/>
    </style:style>
    <style:style style:name="T639_58" style:family="text">
      <style:text-properties fo:font-size="12pt" style:font-size-asian="12pt" style:font-size-complex="12pt"/>
    </style:style>
    <style:style style:name="T639_59" style:family="text">
      <style:text-properties fo:font-size="12pt" style:font-size-asian="12pt" style:font-size-complex="12pt"/>
    </style:style>
    <style:style style:name="T639_60" style:family="text">
      <style:text-properties fo:font-size="12pt" style:font-size-asian="12pt" style:font-size-complex="12pt"/>
    </style:style>
    <style:style style:name="T639_61" style:family="text">
      <style:text-properties fo:font-size="12pt" style:font-size-asian="12pt" style:font-size-complex="12pt"/>
    </style:style>
    <style:style style:name="T639_62" style:family="text">
      <style:text-properties fo:font-size="12pt" style:font-size-asian="12pt" style:font-size-complex="12pt"/>
    </style:style>
    <style:style style:name="T639_63" style:family="text">
      <style:text-properties fo:font-size="12pt" style:font-size-asian="12pt" style:font-size-complex="12pt"/>
    </style:style>
    <style:style style:name="T639_64" style:family="text">
      <style:text-properties fo:font-size="12pt" style:font-size-asian="12pt" style:font-size-complex="12pt"/>
    </style:style>
    <style:style style:name="T639_65" style:family="text">
      <style:text-properties fo:font-size="12pt" style:font-size-asian="12pt" style:font-size-complex="12pt"/>
    </style:style>
    <style:style style:name="T639_66" style:family="text">
      <style:text-properties fo:font-size="12pt" style:font-size-asian="12pt" style:font-size-complex="12pt"/>
    </style:style>
    <style:style style:name="T639_67" style:family="text">
      <style:text-properties fo:font-size="12pt" style:font-size-asian="12pt" style:font-size-complex="12pt"/>
    </style:style>
    <style:style style:name="T639_68" style:family="text">
      <style:text-properties fo:font-size="12pt" style:font-size-asian="12pt" style:font-size-complex="12pt"/>
    </style:style>
    <style:style style:name="T639_69" style:family="text">
      <style:text-properties fo:font-size="12pt" style:font-size-asian="12pt" style:font-size-complex="12pt"/>
    </style:style>
    <style:style style:name="T639_70" style:family="text">
      <style:text-properties fo:font-size="12pt" style:font-size-asian="12pt" style:font-size-complex="12pt"/>
    </style:style>
    <style:style style:name="T639_71" style:family="text">
      <style:text-properties fo:font-size="12pt" style:font-size-asian="12pt" style:font-size-complex="12pt"/>
    </style:style>
    <style:style style:name="T639_72" style:family="text">
      <style:text-properties fo:font-size="12pt" style:font-size-asian="12pt" style:font-size-complex="12pt"/>
    </style:style>
    <style:style style:name="T639_73" style:family="text">
      <style:text-properties fo:font-size="12pt" style:font-size-asian="12pt" style:font-size-complex="12pt"/>
    </style:style>
    <style:style style:name="T639_74" style:family="text">
      <style:text-properties fo:font-size="12pt" style:font-size-asian="12pt" style:font-size-complex="12pt"/>
    </style:style>
    <style:style style:name="T639_75" style:family="text">
      <style:text-properties fo:font-size="12pt" style:font-size-asian="12pt" style:font-size-complex="12pt"/>
    </style:style>
    <style:style style:name="T639_76" style:family="text">
      <style:text-properties fo:font-size="12pt" style:font-size-asian="12pt" style:font-size-complex="12pt"/>
    </style:style>
    <style:style style:name="T639_77" style:family="text">
      <style:text-properties fo:font-size="12pt" style:font-size-asian="12pt" style:font-size-complex="12pt"/>
    </style:style>
    <style:style style:name="T639_78" style:family="text">
      <style:text-properties fo:font-size="12pt" style:font-size-asian="12pt" style:font-size-complex="12pt"/>
    </style:style>
    <style:style style:name="T639_79" style:family="text">
      <style:text-properties fo:font-size="12pt" style:font-size-asian="12pt" style:font-size-complex="12pt"/>
    </style:style>
    <style:style style:name="T639_80" style:family="text">
      <style:text-properties fo:font-size="12pt" style:font-size-asian="12pt" style:font-size-complex="12pt"/>
    </style:style>
    <style:style style:name="T639_81" style:family="text">
      <style:text-properties fo:font-size="12pt" style:font-size-asian="12pt" style:font-size-complex="12pt"/>
    </style:style>
    <style:style style:name="T639_82" style:family="text">
      <style:text-properties fo:font-size="12pt" style:font-size-asian="12pt" style:font-size-complex="12pt"/>
    </style:style>
    <style:style style:name="T639_83" style:family="text">
      <style:text-properties fo:font-size="12pt" style:font-size-asian="12pt" style:font-size-complex="12pt"/>
    </style:style>
    <style:style style:name="T639_84" style:family="text">
      <style:text-properties fo:font-size="12pt" style:font-size-asian="12pt" style:font-size-complex="12pt"/>
    </style:style>
    <style:style style:name="T639_85" style:family="text">
      <style:text-properties fo:font-size="12pt" style:font-size-asian="12pt" style:font-size-complex="12pt"/>
    </style:style>
    <style:style style:name="T639_86" style:family="text">
      <style:text-properties fo:font-size="12pt" style:font-size-asian="12pt" style:font-size-complex="12pt"/>
    </style:style>
    <style:style style:name="T639_87" style:family="text">
      <style:text-properties fo:font-size="12pt" style:font-size-asian="12pt" style:font-size-complex="12pt"/>
    </style:style>
    <style:style style:name="T639_88" style:family="text">
      <style:text-properties fo:font-size="12pt" style:font-size-asian="12pt" style:font-size-complex="12pt"/>
    </style:style>
    <style:style style:name="T639_89" style:family="text">
      <style:text-properties fo:font-size="12pt" style:font-size-asian="12pt" style:font-size-complex="12pt"/>
    </style:style>
    <style:style style:name="P64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Heading_20_1">
      <style:paragraph-properties fo:break-before="auto" fo:line-height="115%" fo:margin-top="0.847cm" style:writing-mode="lr-tb"/>
    </style:style>
    <style:style style:name="P643" style:family="paragraph" style:parent-style-name="Heading_20_1">
      <style:paragraph-properties fo:break-before="auto" fo:line-height="115%" fo:margin-top="0.847cm" style:writing-mode="lr-tb"/>
    </style:style>
    <style:style style:name="T643_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4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5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6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7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8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9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0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3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4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5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6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7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8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19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0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3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4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5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6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7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8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29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0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1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2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3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643_34" style:family="text"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644" style:family="paragraph" style:parent-style-name="Heading_20_1">
      <style:paragraph-properties fo:break-before="page" fo:line-height="115%" fo:margin-top="0.847cm" fo:border-bottom="#808080 0.053cm solid" fo:margin-bottom="0.212cm" style:writing-mode="lr-tb"/>
    </style:style>
    <style:style style:name="T644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644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644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644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644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645" style:family="paragraph" style:parent-style-name="Standard">
      <style:paragraph-properties fo:break-before="auto" fo:line-height="100%" fo:margin-bottom="0.212cm" style:writing-mode="lr-tb"/>
    </style:style>
    <style:style style:name="T645_1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" style:family="text">
      <style:text-properties style:font-name="Verdana" fo:font-size="12pt" style:font-name-asian="Verdana" style:font-size-asian="12pt" style:font-name-complex="Verdana" style:font-size-complex="12pt"/>
    </style:style>
    <style:style style:name="T645_3" style:family="text">
      <style:text-properties style:font-name="Verdana" fo:font-size="12pt" style:font-name-asian="Verdana" style:font-size-asian="12pt" style:font-name-complex="Verdana" style:font-size-complex="12pt"/>
    </style:style>
    <style:style style:name="T645_4" style:family="text">
      <style:text-properties style:font-name="Verdana" fo:font-size="12pt" style:font-name-asian="Verdana" style:font-size-asian="12pt" style:font-name-complex="Verdana" style:font-size-complex="12pt"/>
    </style:style>
    <style:style style:name="T645_5" style:family="text">
      <style:text-properties style:font-name="Verdana" fo:font-size="12pt" style:font-name-asian="Verdana" style:font-size-asian="12pt" style:font-name-complex="Verdana" style:font-size-complex="12pt"/>
    </style:style>
    <style:style style:name="T645_6" style:family="text">
      <style:text-properties style:font-name="Verdana" fo:font-size="12pt" style:font-name-asian="Verdana" style:font-size-asian="12pt" style:font-name-complex="Verdana" style:font-size-complex="12pt"/>
    </style:style>
    <style:style style:name="T645_7" style:family="text">
      <style:text-properties style:font-name="Verdana" fo:font-size="12pt" style:font-name-asian="Verdana" style:font-size-asian="12pt" style:font-name-complex="Verdana" style:font-size-complex="12pt"/>
    </style:style>
    <style:style style:name="T645_8" style:family="text">
      <style:text-properties style:font-name="Verdana" fo:font-size="12pt" style:font-name-asian="Verdana" style:font-size-asian="12pt" style:font-name-complex="Verdana" style:font-size-complex="12pt"/>
    </style:style>
    <style:style style:name="T645_9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0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1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2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3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4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5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6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7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8" style:family="text">
      <style:text-properties style:font-name="Verdana" fo:font-size="12pt" style:font-name-asian="Verdana" style:font-size-asian="12pt" style:font-name-complex="Verdana" style:font-size-complex="12pt"/>
    </style:style>
    <style:style style:name="T645_19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0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1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2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3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4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5" style:family="text">
      <style:text-properties style:font-name="Verdana" fo:font-size="12pt" style:font-name-asian="Verdana" style:font-size-asian="12pt" style:font-name-complex="Verdana" style:font-size-complex="12pt"/>
    </style:style>
    <style:style style:name="T645_26" style:family="text">
      <style:text-properties style:font-name="Verdana" fo:font-size="12pt" style:font-name-asian="Verdana" style:font-size-asian="12pt" style:font-name-complex="Verdana" style:font-size-complex="12pt"/>
    </style:style>
    <style:style style:name="P646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647" style:family="paragraph" style:parent-style-name="Heading_20_2">
      <style:paragraph-properties fo:break-before="auto" fo:line-height="100%" fo:margin-top="0.635cm" fo:margin-bottom="0.212cm" style:writing-mode="lr-tb"/>
    </style:style>
    <style:style style:name="T647_1" style:family="text">
      <style:text-properties style:font-name="Arial" fo:font-size="14pt" style:font-name-asian="Arial" style:font-size-asian="14pt" style:font-name-complex="Arial" style:font-size-complex="14pt"/>
    </style:style>
    <style:style style:name="P648" style:family="paragraph" style:parent-style-name="Standard">
      <style:paragraph-properties fo:break-before="auto" fo:line-height="100%" fo:margin-bottom="0.212cm" style:writing-mode="lr-tb"/>
    </style:style>
    <style:style style:name="T64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49" style:family="paragraph" style:parent-style-name="Standard">
      <style:paragraph-properties fo:break-before="auto" fo:line-height="100%" fo:margin-top="0cm" style:writing-mode="lr-tb"/>
    </style:style>
    <style:style style:name="T649_1" style:family="text">
      <style:text-properties style:font-name="Verdana" fo:font-size="10pt" style:font-name-asian="Verdana" style:font-size-asian="10pt" style:font-name-complex="Verdana" style:font-size-complex="10pt"/>
    </style:style>
    <style:style style:name="T649_2" style:family="text">
      <style:text-properties style:font-name="Verdana" fo:font-size="10pt" style:font-name-asian="Verdana" style:font-size-asian="10pt" style:font-name-complex="Verdana" style:font-size-complex="10pt"/>
    </style:style>
    <style:style style:name="T649_3" style:family="text">
      <style:text-properties style:font-name="Verdana" fo:font-size="10pt" style:font-name-asian="Verdana" style:font-size-asian="10pt" style:font-name-complex="Verdana" style:font-size-complex="10pt"/>
    </style:style>
    <style:style style:name="T649_4" style:family="text">
      <style:text-properties style:font-name="Verdana" fo:font-size="10pt" style:font-name-asian="Verdana" style:font-size-asian="10pt" style:font-name-complex="Verdana" style:font-size-complex="10pt"/>
    </style:style>
    <style:style style:name="T649_5" style:family="text">
      <style:text-properties style:font-name="Verdana" fo:font-size="10pt" style:font-name-asian="Verdana" style:font-size-asian="10pt" style:font-name-complex="Verdana" style:font-size-complex="10pt"/>
    </style:style>
    <style:style style:name="T649_6" style:family="text">
      <style:text-properties style:font-name="Verdana" fo:font-size="10pt" style:font-name-asian="Verdana" style:font-size-asian="10pt" style:font-name-complex="Verdana" style:font-size-complex="10pt"/>
    </style:style>
    <style:style style:name="T649_7" style:family="text">
      <style:text-properties style:font-name="Verdana" fo:font-size="10pt" style:font-name-asian="Verdana" style:font-size-asian="10pt" style:font-name-complex="Verdana" style:font-size-complex="10pt"/>
    </style:style>
    <style:style style:name="T649_8" style:family="text">
      <style:text-properties style:font-name="Verdana" fo:font-size="10pt" style:font-name-asian="Verdana" style:font-size-asian="10pt" style:font-name-complex="Verdana" style:font-size-complex="10pt"/>
    </style:style>
    <style:style style:name="T649_9" style:family="text">
      <style:text-properties style:font-name="Verdana" fo:font-size="10pt" style:font-name-asian="Verdana" style:font-size-asian="10pt" style:font-name-complex="Verdana" style:font-size-complex="10pt"/>
    </style:style>
    <style:style style:name="T649_10" style:family="text">
      <style:text-properties style:font-name="Verdana" fo:font-size="10pt" style:font-name-asian="Verdana" style:font-size-asian="10pt" style:font-name-complex="Verdana" style:font-size-complex="10pt"/>
    </style:style>
    <style:style style:name="T649_11" style:family="text">
      <style:text-properties style:font-name="Verdana" fo:font-size="10pt" style:font-name-asian="Verdana" style:font-size-asian="10pt" style:font-name-complex="Verdana" style:font-size-complex="10pt"/>
    </style:style>
    <style:style style:name="T649_12" style:family="text">
      <style:text-properties style:font-name="Verdana" fo:font-size="10pt" style:font-name-asian="Verdana" style:font-size-asian="10pt" style:font-name-complex="Verdana" style:font-size-complex="10pt"/>
    </style:style>
    <style:style style:name="T649_13" style:family="text">
      <style:text-properties style:font-name="Verdana" fo:font-size="10pt" style:font-name-asian="Verdana" style:font-size-asian="10pt" style:font-name-complex="Verdana" style:font-size-complex="10pt"/>
    </style:style>
    <style:style style:name="P650" style:family="paragraph" style:parent-style-name="Standard">
      <style:paragraph-properties fo:break-before="auto" fo:line-height="100%" fo:margin-top="0cm" fo:margin-bottom="0cm" style:writing-mode="lr-tb"/>
    </style:style>
    <style:style style:name="T650_1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" style:family="text">
      <style:text-properties style:font-name="Verdana" fo:font-size="10pt" style:font-name-asian="Verdana" style:font-size-asian="10pt" style:font-name-complex="Verdana" style:font-size-complex="10pt"/>
    </style:style>
    <style:style style:name="T650_3" style:family="text">
      <style:text-properties style:font-name="Verdana" fo:font-size="10pt" style:font-name-asian="Verdana" style:font-size-asian="10pt" style:font-name-complex="Verdana" style:font-size-complex="10pt"/>
    </style:style>
    <style:style style:name="T650_4" style:family="text">
      <style:text-properties style:font-name="Verdana" fo:font-size="10pt" style:font-name-asian="Verdana" style:font-size-asian="10pt" style:font-name-complex="Verdana" style:font-size-complex="10pt"/>
    </style:style>
    <style:style style:name="T650_5" style:family="text">
      <style:text-properties style:font-name="Verdana" fo:font-size="10pt" style:font-name-asian="Verdana" style:font-size-asian="10pt" style:font-name-complex="Verdana" style:font-size-complex="10pt"/>
    </style:style>
    <style:style style:name="T650_6" style:family="text">
      <style:text-properties style:font-name="Verdana" fo:font-size="10pt" style:font-name-asian="Verdana" style:font-size-asian="10pt" style:font-name-complex="Verdana" style:font-size-complex="10pt"/>
    </style:style>
    <style:style style:name="T650_7" style:family="text">
      <style:text-properties style:font-name="Verdana" fo:font-size="10pt" style:font-name-asian="Verdana" style:font-size-asian="10pt" style:font-name-complex="Verdana" style:font-size-complex="10pt"/>
    </style:style>
    <style:style style:name="T650_8" style:family="text">
      <style:text-properties style:font-name="Verdana" fo:font-size="10pt" style:font-name-asian="Verdana" style:font-size-asian="10pt" style:font-name-complex="Verdana" style:font-size-complex="10pt"/>
    </style:style>
    <style:style style:name="T650_9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0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1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2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3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4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5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6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7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8" style:family="text">
      <style:text-properties style:font-name="Verdana" fo:font-size="10pt" style:font-name-asian="Verdana" style:font-size-asian="10pt" style:font-name-complex="Verdana" style:font-size-complex="10pt"/>
    </style:style>
    <style:style style:name="T650_19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0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1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2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3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4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5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6" style:family="text">
      <style:text-properties style:font-name="Verdana" fo:font-size="10pt" style:font-name-asian="Verdana" style:font-size-asian="10pt" style:font-name-complex="Verdana" style:font-size-complex="10pt"/>
    </style:style>
    <style:style style:name="T650_27" style:family="text">
      <style:text-properties style:font-name="Verdana" fo:font-size="10pt" style:font-name-asian="Verdana" style:font-size-asian="10pt" style:font-name-complex="Verdana" style:font-size-complex="10pt"/>
    </style:style>
    <style:style style:name="P651" style:family="paragraph" style:parent-style-name="Standard">
      <style:paragraph-properties fo:break-before="auto" fo:line-height="100%" fo:margin-bottom="0.212cm" style:writing-mode="lr-tb"/>
    </style:style>
    <style:style style:name="T65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52" style:family="paragraph" style:parent-style-name="Standard">
      <style:paragraph-properties fo:break-before="auto" fo:line-height="100%" fo:margin-top="0cm" style:writing-mode="lr-tb"/>
    </style:style>
    <style:style style:name="T652_1" style:family="text">
      <style:text-properties style:font-name="Verdana" fo:font-size="10pt" style:font-name-asian="Verdana" style:font-size-asian="10pt" style:font-name-complex="Verdana" style:font-size-complex="10pt"/>
    </style:style>
    <style:style style:name="T652_2" style:family="text">
      <style:text-properties style:font-name="Verdana" fo:font-size="10pt" style:font-name-asian="Verdana" style:font-size-asian="10pt" style:font-name-complex="Verdana" style:font-size-complex="10pt"/>
    </style:style>
    <style:style style:name="T652_3" style:family="text">
      <style:text-properties style:font-name="Verdana" fo:font-size="10pt" style:font-name-asian="Verdana" style:font-size-asian="10pt" style:font-name-complex="Verdana" style:font-size-complex="10pt"/>
    </style:style>
    <style:style style:name="T652_4" style:family="text">
      <style:text-properties style:font-name="Verdana" fo:font-size="10pt" style:font-name-asian="Verdana" style:font-size-asian="10pt" style:font-name-complex="Verdana" style:font-size-complex="10pt"/>
    </style:style>
    <style:style style:name="T652_5" style:family="text">
      <style:text-properties style:font-name="Verdana" fo:font-size="10pt" style:font-name-asian="Verdana" style:font-size-asian="10pt" style:font-name-complex="Verdana" style:font-size-complex="10pt"/>
    </style:style>
    <style:style style:name="T652_6" style:family="text">
      <style:text-properties style:font-name="Verdana" fo:font-size="10pt" style:font-name-asian="Verdana" style:font-size-asian="10pt" style:font-name-complex="Verdana" style:font-size-complex="10pt"/>
    </style:style>
    <style:style style:name="T652_7" style:family="text">
      <style:text-properties style:font-name="Verdana" fo:font-size="10pt" style:font-name-asian="Verdana" style:font-size-asian="10pt" style:font-name-complex="Verdana" style:font-size-complex="10pt"/>
    </style:style>
    <style:style style:name="T652_8" style:family="text">
      <style:text-properties style:font-name="Verdana" fo:font-size="10pt" style:font-name-asian="Verdana" style:font-size-asian="10pt" style:font-name-complex="Verdana" style:font-size-complex="10pt"/>
    </style:style>
    <style:style style:name="T652_9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0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1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2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3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4" style:family="text">
      <style:text-properties style:font-name="Verdana" fo:font-size="10pt" style:font-name-asian="Verdana" style:font-size-asian="10pt" style:font-name-complex="Verdana" style:font-size-complex="10pt"/>
    </style:style>
    <style:style style:name="T652_15" style:family="text">
      <style:text-properties style:font-name="Verdana" fo:font-size="10pt" style:font-name-asian="Verdana" style:font-size-asian="10pt" style:font-name-complex="Verdana" style:font-size-complex="10pt"/>
    </style:style>
    <style:style style:name="P653" style:family="paragraph" style:parent-style-name="Standard">
      <style:paragraph-properties fo:break-before="auto" fo:line-height="100%" fo:margin-top="0cm" style:writing-mode="lr-tb"/>
    </style:style>
    <style:style style:name="T653_1" style:family="text">
      <style:text-properties style:font-name="Verdana" fo:font-size="10pt" style:font-name-asian="Verdana" style:font-size-asian="10pt" style:font-name-complex="Verdana" style:font-size-complex="10pt"/>
    </style:style>
    <style:style style:name="T653_2" style:family="text">
      <style:text-properties style:font-name="Verdana" fo:font-size="10pt" style:font-name-asian="Verdana" style:font-size-asian="10pt" style:font-name-complex="Verdana" style:font-size-complex="10pt"/>
    </style:style>
    <style:style style:name="T653_3" style:family="text">
      <style:text-properties style:font-name="Verdana" fo:font-size="10pt" style:font-name-asian="Verdana" style:font-size-asian="10pt" style:font-name-complex="Verdana" style:font-size-complex="10pt"/>
    </style:style>
    <style:style style:name="T653_4" style:family="text">
      <style:text-properties style:font-name="Verdana" fo:font-size="10pt" style:font-name-asian="Verdana" style:font-size-asian="10pt" style:font-name-complex="Verdana" style:font-size-complex="10pt"/>
    </style:style>
    <style:style style:name="T653_5" style:family="text">
      <style:text-properties style:font-name="Verdana" fo:font-size="10pt" style:font-name-asian="Verdana" style:font-size-asian="10pt" style:font-name-complex="Verdana" style:font-size-complex="10pt"/>
    </style:style>
    <style:style style:name="P654" style:family="paragraph" style:parent-style-name="Standard">
      <style:paragraph-properties fo:break-before="auto" fo:line-height="100%" fo:margin-top="0cm" style:writing-mode="lr-tb"/>
    </style:style>
    <style:style style:name="T654_1" style:family="text">
      <style:text-properties style:font-name="Verdana" fo:font-size="10pt" style:font-name-asian="Verdana" style:font-size-asian="10pt" style:font-name-complex="Verdana" style:font-size-complex="10pt"/>
    </style:style>
    <style:style style:name="T654_2" style:family="text">
      <style:text-properties style:font-name="Verdana" fo:font-size="10pt" style:font-name-asian="Verdana" style:font-size-asian="10pt" style:font-name-complex="Verdana" style:font-size-complex="10pt"/>
    </style:style>
    <style:style style:name="T654_3" style:family="text">
      <style:text-properties style:font-name="Verdana" fo:font-size="10pt" style:font-name-asian="Verdana" style:font-size-asian="10pt" style:font-name-complex="Verdana" style:font-size-complex="10pt"/>
    </style:style>
    <style:style style:name="T654_4" style:family="text">
      <style:text-properties style:font-name="Verdana" fo:font-size="10pt" style:font-name-asian="Verdana" style:font-size-asian="10pt" style:font-name-complex="Verdana" style:font-size-complex="10pt"/>
    </style:style>
    <style:style style:name="T654_5" style:family="text">
      <style:text-properties style:font-name="Verdana" fo:font-size="10pt" style:font-name-asian="Verdana" style:font-size-asian="10pt" style:font-name-complex="Verdana" style:font-size-complex="10pt"/>
    </style:style>
    <style:style style:name="T654_6" style:family="text">
      <style:text-properties style:font-name="Verdana" fo:font-size="10pt" style:font-name-asian="Verdana" style:font-size-asian="10pt" style:font-name-complex="Verdana" style:font-size-complex="10pt"/>
    </style:style>
    <style:style style:name="T654_7" style:family="text">
      <style:text-properties style:font-name="Verdana" fo:font-size="10pt" style:font-name-asian="Verdana" style:font-size-asian="10pt" style:font-name-complex="Verdana" style:font-size-complex="10pt"/>
    </style:style>
    <style:style style:name="T654_8" style:family="text">
      <style:text-properties style:font-name="Verdana" fo:font-size="10pt" style:font-name-asian="Verdana" style:font-size-asian="10pt" style:font-name-complex="Verdana" style:font-size-complex="10pt"/>
    </style:style>
    <style:style style:name="T654_9" style:family="text">
      <style:text-properties style:font-name="Verdana" fo:font-size="10pt" style:font-name-asian="Verdana" style:font-size-asian="10pt" style:font-name-complex="Verdana" style:font-size-complex="10pt"/>
    </style:style>
    <style:style style:name="T654_10" style:family="text">
      <style:text-properties style:font-name="Verdana" fo:font-size="10pt" style:font-name-asian="Verdana" style:font-size-asian="10pt" style:font-name-complex="Verdana" style:font-size-complex="10pt"/>
    </style:style>
    <style:style style:name="T654_11" style:family="text">
      <style:text-properties style:font-name="Verdana" fo:font-size="10pt" style:font-name-asian="Verdana" style:font-size-asian="10pt" style:font-name-complex="Verdana" style:font-size-complex="10pt"/>
    </style:style>
    <style:style style:name="T654_12" style:family="text">
      <style:text-properties style:font-name="Verdana" fo:font-size="10pt" style:font-name-asian="Verdana" style:font-size-asian="10pt" style:font-name-complex="Verdana" style:font-size-complex="10pt"/>
    </style:style>
    <style:style style:name="T654_13" style:family="text">
      <style:text-properties style:font-name="Verdana" fo:font-size="10pt" style:font-name-asian="Verdana" style:font-size-asian="10pt" style:font-name-complex="Verdana" style:font-size-complex="10pt"/>
    </style:style>
    <style:style style:name="P655" style:family="paragraph" style:parent-style-name="Standard">
      <style:paragraph-properties fo:break-before="auto" fo:line-height="100%" fo:margin-top="0cm" fo:margin-bottom="0cm" style:writing-mode="lr-tb"/>
    </style:style>
    <style:style style:name="T655_1" style:family="text">
      <style:text-properties style:font-name="Verdana" fo:font-size="10pt" style:font-name-asian="Verdana" style:font-size-asian="10pt" style:font-name-complex="Verdana" style:font-size-complex="10pt"/>
    </style:style>
    <style:style style:name="T655_2" style:family="text">
      <style:text-properties style:font-name="Verdana" fo:font-size="10pt" style:font-name-asian="Verdana" style:font-size-asian="10pt" style:font-name-complex="Verdana" style:font-size-complex="10pt"/>
    </style:style>
    <style:style style:name="T655_3" style:family="text">
      <style:text-properties style:font-name="Verdana" fo:font-size="10pt" style:font-name-asian="Verdana" style:font-size-asian="10pt" style:font-name-complex="Verdana" style:font-size-complex="10pt"/>
    </style:style>
    <style:style style:name="T655_4" style:family="text">
      <style:text-properties style:font-name="Verdana" fo:font-size="10pt" style:font-name-asian="Verdana" style:font-size-asian="10pt" style:font-name-complex="Verdana" style:font-size-complex="10pt"/>
    </style:style>
    <style:style style:name="T655_5" style:family="text">
      <style:text-properties style:font-name="Verdana" fo:font-size="10pt" style:font-name-asian="Verdana" style:font-size-asian="10pt" style:font-name-complex="Verdana" style:font-size-complex="10pt"/>
    </style:style>
    <style:style style:name="T655_6" style:family="text">
      <style:text-properties style:font-name="Verdana" fo:font-size="10pt" style:font-name-asian="Verdana" style:font-size-asian="10pt" style:font-name-complex="Verdana" style:font-size-complex="10pt"/>
    </style:style>
    <style:style style:name="T655_7" style:family="text">
      <style:text-properties style:font-name="Verdana" fo:font-size="10pt" style:font-name-asian="Verdana" style:font-size-asian="10pt" style:font-name-complex="Verdana" style:font-size-complex="10pt"/>
    </style:style>
    <style:style style:name="T655_8" style:family="text">
      <style:text-properties style:font-name="Verdana" fo:font-size="10pt" style:font-name-asian="Verdana" style:font-size-asian="10pt" style:font-name-complex="Verdana" style:font-size-complex="10pt"/>
    </style:style>
    <style:style style:name="T655_9" style:family="text">
      <style:text-properties style:font-name="Verdana" fo:font-size="10pt" style:font-name-asian="Verdana" style:font-size-asian="10pt" style:font-name-complex="Verdana" style:font-size-complex="10pt"/>
    </style:style>
    <style:style style:name="T655_10" style:family="text">
      <style:text-properties style:font-name="Verdana" fo:font-size="10pt" style:font-name-asian="Verdana" style:font-size-asian="10pt" style:font-name-complex="Verdana" style:font-size-complex="10pt"/>
    </style:style>
    <style:style style:name="T655_11" style:family="text">
      <style:text-properties style:font-name="Verdana" fo:font-size="10pt" style:font-name-asian="Verdana" style:font-size-asian="10pt" style:font-name-complex="Verdana" style:font-size-complex="10pt"/>
    </style:style>
    <style:style style:name="T655_12" style:family="text">
      <style:text-properties style:font-name="Verdana" fo:font-size="10pt" style:font-name-asian="Verdana" style:font-size-asian="10pt" style:font-name-complex="Verdana" style:font-size-complex="10pt"/>
    </style:style>
    <style:style style:name="T655_13" style:family="text">
      <style:text-properties style:font-name="Verdana" fo:font-size="10pt" style:font-name-asian="Verdana" style:font-size-asian="10pt" style:font-name-complex="Verdana" style:font-size-complex="10pt"/>
    </style:style>
    <style:style style:name="P656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57" style:family="paragraph" style:parent-style-name="Heading_20_2">
      <style:paragraph-properties fo:break-before="auto" fo:line-height="100%" fo:margin-top="0.635cm" fo:margin-bottom="0.212cm" style:writing-mode="lr-tb"/>
    </style:style>
    <style:style style:name="T657_1" style:family="text">
      <style:text-properties style:font-name="Arial" fo:font-size="14pt" style:font-name-asian="Arial" style:font-size-asian="14pt" style:font-name-complex="Arial" style:font-size-complex="14pt"/>
    </style:style>
    <style:style style:name="P658" style:family="paragraph" style:parent-style-name="Standard">
      <style:paragraph-properties fo:break-before="auto" fo:line-height="100%" fo:margin-bottom="0.212cm" style:writing-mode="lr-tb"/>
    </style:style>
    <style:style style:name="T658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58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58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58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58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59" style:family="paragraph" style:parent-style-name="Standard">
      <style:paragraph-properties fo:break-before="auto" fo:line-height="100%" fo:margin-top="0cm" style:writing-mode="lr-tb"/>
    </style:style>
    <style:style style:name="T659_1" style:family="text">
      <style:text-properties style:font-name="Verdana" fo:font-size="10pt" style:font-name-asian="Verdana" style:font-size-asian="10pt" style:font-name-complex="Verdana" style:font-size-complex="10pt"/>
    </style:style>
    <style:style style:name="T659_2" style:family="text">
      <style:text-properties style:font-name="Verdana" fo:font-size="10pt" style:font-name-asian="Verdana" style:font-size-asian="10pt" style:font-name-complex="Verdana" style:font-size-complex="10pt"/>
    </style:style>
    <style:style style:name="T659_3" style:family="text">
      <style:text-properties style:font-name="Verdana" fo:font-size="10pt" style:font-name-asian="Verdana" style:font-size-asian="10pt" style:font-name-complex="Verdana" style:font-size-complex="10pt"/>
    </style:style>
    <style:style style:name="T659_4" style:family="text">
      <style:text-properties style:font-name="Verdana" fo:font-size="10pt" style:font-name-asian="Verdana" style:font-size-asian="10pt" style:font-name-complex="Verdana" style:font-size-complex="10pt"/>
    </style:style>
    <style:style style:name="T659_5" style:family="text">
      <style:text-properties style:font-name="Verdana" fo:font-size="10pt" style:font-name-asian="Verdana" style:font-size-asian="10pt" style:font-name-complex="Verdana" style:font-size-complex="10pt"/>
    </style:style>
    <style:style style:name="P660" style:family="paragraph" style:parent-style-name="Standard">
      <style:paragraph-properties fo:break-before="auto" fo:line-height="100%" fo:margin-top="0cm" fo:margin-bottom="0cm" style:writing-mode="lr-tb"/>
    </style:style>
    <style:style style:name="T660_1" style:family="text">
      <style:text-properties style:font-name="Verdana" fo:font-size="10pt" style:font-name-asian="Verdana" style:font-size-asian="10pt" style:font-name-complex="Verdana" style:font-size-complex="10pt"/>
    </style:style>
    <style:style style:name="T660_2" style:family="text">
      <style:text-properties style:font-name="Verdana" fo:font-size="10pt" style:font-name-asian="Verdana" style:font-size-asian="10pt" style:font-name-complex="Verdana" style:font-size-complex="10pt"/>
    </style:style>
    <style:style style:name="T660_3" style:family="text">
      <style:text-properties style:font-name="Verdana" fo:font-size="10pt" style:font-name-asian="Verdana" style:font-size-asian="10pt" style:font-name-complex="Verdana" style:font-size-complex="10pt"/>
    </style:style>
    <style:style style:name="T660_4" style:family="text">
      <style:text-properties style:font-name="Verdana" fo:font-size="10pt" style:font-name-asian="Verdana" style:font-size-asian="10pt" style:font-name-complex="Verdana" style:font-size-complex="10pt"/>
    </style:style>
    <style:style style:name="T660_5" style:family="text">
      <style:text-properties style:font-name="Verdana" fo:font-size="10pt" style:font-name-asian="Verdana" style:font-size-asian="10pt" style:font-name-complex="Verdana" style:font-size-complex="10pt"/>
    </style:style>
    <style:style style:name="T660_6" style:family="text">
      <style:text-properties style:font-name="Verdana" fo:font-size="10pt" style:font-name-asian="Verdana" style:font-size-asian="10pt" style:font-name-complex="Verdana" style:font-size-complex="10pt"/>
    </style:style>
    <style:style style:name="T660_7" style:family="text">
      <style:text-properties style:font-name="Verdana" fo:font-size="10pt" style:font-name-asian="Verdana" style:font-size-asian="10pt" style:font-name-complex="Verdana" style:font-size-complex="10pt"/>
    </style:style>
    <style:style style:name="T660_8" style:family="text">
      <style:text-properties style:font-name="Verdana" fo:font-size="10pt" style:font-name-asian="Verdana" style:font-size-asian="10pt" style:font-name-complex="Verdana" style:font-size-complex="10pt"/>
    </style:style>
    <style:style style:name="T660_9" style:family="text">
      <style:text-properties style:font-name="Verdana" fo:font-size="10pt" style:font-name-asian="Verdana" style:font-size-asian="10pt" style:font-name-complex="Verdana" style:font-size-complex="10pt"/>
    </style:style>
    <style:style style:name="T660_10" style:family="text">
      <style:text-properties style:font-name="Verdana" fo:font-size="10pt" style:font-name-asian="Verdana" style:font-size-asian="10pt" style:font-name-complex="Verdana" style:font-size-complex="10pt"/>
    </style:style>
    <style:style style:name="T660_11" style:family="text">
      <style:text-properties style:font-name="Verdana" fo:font-size="10pt" style:font-name-asian="Verdana" style:font-size-asian="10pt" style:font-name-complex="Verdana" style:font-size-complex="10pt"/>
    </style:style>
    <style:style style:name="P661" style:family="paragraph" style:parent-style-name="Standard">
      <style:paragraph-properties fo:break-before="auto" fo:line-height="100%" fo:margin-bottom="0.212cm" style:writing-mode="lr-tb"/>
    </style:style>
    <style:style style:name="T66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1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1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1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1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62" style:family="paragraph" style:parent-style-name="Standard">
      <style:paragraph-properties fo:break-before="auto" fo:line-height="100%" fo:margin-top="0cm" style:writing-mode="lr-tb"/>
    </style:style>
    <style:style style:name="T662_1" style:family="text">
      <style:text-properties style:font-name="Verdana" fo:font-size="10pt" style:font-name-asian="Verdana" style:font-size-asian="10pt" style:font-name-complex="Verdana" style:font-size-complex="10pt"/>
    </style:style>
    <style:style style:name="T662_2" style:family="text">
      <style:text-properties style:font-name="Verdana" fo:font-size="10pt" style:font-name-asian="Verdana" style:font-size-asian="10pt" style:font-name-complex="Verdana" style:font-size-complex="10pt"/>
    </style:style>
    <style:style style:name="T662_3" style:family="text">
      <style:text-properties style:font-name="Verdana" fo:font-size="10pt" style:font-name-asian="Verdana" style:font-size-asian="10pt" style:font-name-complex="Verdana" style:font-size-complex="10pt"/>
    </style:style>
    <style:style style:name="T662_4" style:family="text">
      <style:text-properties style:font-name="Verdana" fo:font-size="10pt" style:font-name-asian="Verdana" style:font-size-asian="10pt" style:font-name-complex="Verdana" style:font-size-complex="10pt"/>
    </style:style>
    <style:style style:name="T662_5" style:family="text">
      <style:text-properties style:font-name="Verdana" fo:font-size="10pt" style:font-name-asian="Verdana" style:font-size-asian="10pt" style:font-name-complex="Verdana" style:font-size-complex="10pt"/>
    </style:style>
    <style:style style:name="P663" style:family="paragraph" style:parent-style-name="Standard">
      <style:paragraph-properties fo:break-before="auto" fo:line-height="100%" fo:margin-top="0cm" style:writing-mode="lr-tb"/>
    </style:style>
    <style:style style:name="T663_1" style:family="text">
      <style:text-properties style:font-name="Verdana" fo:font-size="10pt" style:font-name-asian="Verdana" style:font-size-asian="10pt" style:font-name-complex="Verdana" style:font-size-complex="10pt"/>
    </style:style>
    <style:style style:name="T663_2" style:family="text">
      <style:text-properties style:font-name="Verdana" fo:font-size="10pt" style:font-name-asian="Verdana" style:font-size-asian="10pt" style:font-name-complex="Verdana" style:font-size-complex="10pt"/>
    </style:style>
    <style:style style:name="T663_3" style:family="text">
      <style:text-properties style:font-name="Verdana" fo:font-size="10pt" style:font-name-asian="Verdana" style:font-size-asian="10pt" style:font-name-complex="Verdana" style:font-size-complex="10pt"/>
    </style:style>
    <style:style style:name="T663_4" style:family="text">
      <style:text-properties style:font-name="Verdana" fo:font-size="10pt" style:font-name-asian="Verdana" style:font-size-asian="10pt" style:font-name-complex="Verdana" style:font-size-complex="10pt"/>
    </style:style>
    <style:style style:name="T663_5" style:family="text">
      <style:text-properties style:font-name="Verdana" fo:font-size="10pt" style:font-name-asian="Verdana" style:font-size-asian="10pt" style:font-name-complex="Verdana" style:font-size-complex="10pt"/>
    </style:style>
    <style:style style:name="T663_6" style:family="text">
      <style:text-properties style:font-name="Verdana" fo:font-size="10pt" style:font-name-asian="Verdana" style:font-size-asian="10pt" style:font-name-complex="Verdana" style:font-size-complex="10pt"/>
    </style:style>
    <style:style style:name="T663_7" style:family="text">
      <style:text-properties style:font-name="Verdana" fo:font-size="10pt" style:font-name-asian="Verdana" style:font-size-asian="10pt" style:font-name-complex="Verdana" style:font-size-complex="10pt"/>
    </style:style>
    <style:style style:name="T663_8" style:family="text">
      <style:text-properties style:font-name="Verdana" fo:font-size="10pt" style:font-name-asian="Verdana" style:font-size-asian="10pt" style:font-name-complex="Verdana" style:font-size-complex="10pt"/>
    </style:style>
    <style:style style:name="T663_9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0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1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2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3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4" style:family="text">
      <style:text-properties style:font-name="Verdana" fo:font-size="10pt" style:font-name-asian="Verdana" style:font-size-asian="10pt" style:font-name-complex="Verdana" style:font-size-complex="10pt"/>
    </style:style>
    <style:style style:name="T663_15" style:family="text">
      <style:text-properties style:font-name="Verdana" fo:font-size="10pt" style:font-name-asian="Verdana" style:font-size-asian="10pt" style:font-name-complex="Verdana" style:font-size-complex="10pt"/>
    </style:style>
    <style:style style:name="P664" style:family="paragraph" style:parent-style-name="Standard">
      <style:paragraph-properties fo:break-before="auto" fo:line-height="100%" fo:margin-top="0cm" fo:margin-bottom="0cm" style:writing-mode="lr-tb"/>
    </style:style>
    <style:style style:name="T664_1" style:family="text">
      <style:text-properties style:font-name="Verdana" fo:font-size="10pt" style:font-name-asian="Verdana" style:font-size-asian="10pt" style:font-name-complex="Verdana" style:font-size-complex="10pt"/>
    </style:style>
    <style:style style:name="T664_2" style:family="text">
      <style:text-properties style:font-name="Verdana" fo:font-size="10pt" style:font-name-asian="Verdana" style:font-size-asian="10pt" style:font-name-complex="Verdana" style:font-size-complex="10pt"/>
    </style:style>
    <style:style style:name="T664_3" style:family="text">
      <style:text-properties style:font-name="Verdana" fo:font-size="10pt" style:font-name-asian="Verdana" style:font-size-asian="10pt" style:font-name-complex="Verdana" style:font-size-complex="10pt"/>
    </style:style>
    <style:style style:name="T664_4" style:family="text">
      <style:text-properties style:font-name="Verdana" fo:font-size="10pt" style:font-name-asian="Verdana" style:font-size-asian="10pt" style:font-name-complex="Verdana" style:font-size-complex="10pt"/>
    </style:style>
    <style:style style:name="T664_5" style:family="text">
      <style:text-properties style:font-name="Verdana" fo:font-size="10pt" style:font-name-asian="Verdana" style:font-size-asian="10pt" style:font-name-complex="Verdana" style:font-size-complex="10pt"/>
    </style:style>
    <style:style style:name="T664_6" style:family="text">
      <style:text-properties style:font-name="Verdana" fo:font-size="10pt" style:font-name-asian="Verdana" style:font-size-asian="10pt" style:font-name-complex="Verdana" style:font-size-complex="10pt"/>
    </style:style>
    <style:style style:name="T664_7" style:family="text">
      <style:text-properties style:font-name="Verdana" fo:font-size="10pt" style:font-name-asian="Verdana" style:font-size-asian="10pt" style:font-name-complex="Verdana" style:font-size-complex="10pt"/>
    </style:style>
    <style:style style:name="T664_8" style:family="text">
      <style:text-properties style:font-name="Verdana" fo:font-size="10pt" style:font-name-asian="Verdana" style:font-size-asian="10pt" style:font-name-complex="Verdana" style:font-size-complex="10pt"/>
    </style:style>
    <style:style style:name="T664_9" style:family="text">
      <style:text-properties style:font-name="Verdana" fo:font-size="10pt" style:font-name-asian="Verdana" style:font-size-asian="10pt" style:font-name-complex="Verdana" style:font-size-complex="10pt"/>
    </style:style>
    <style:style style:name="T664_10" style:family="text">
      <style:text-properties style:font-name="Verdana" fo:font-size="10pt" style:font-name-asian="Verdana" style:font-size-asian="10pt" style:font-name-complex="Verdana" style:font-size-complex="10pt"/>
    </style:style>
    <style:style style:name="T664_11" style:family="text">
      <style:text-properties style:font-name="Verdana" fo:font-size="10pt" style:font-name-asian="Verdana" style:font-size-asian="10pt" style:font-name-complex="Verdana" style:font-size-complex="10pt"/>
    </style:style>
    <style:style style:name="P665" style:family="paragraph" style:parent-style-name="Standard">
      <style:paragraph-properties fo:break-before="auto" fo:line-height="100%" fo:margin-bottom="0.212cm" style:writing-mode="lr-tb"/>
    </style:style>
    <style:style style:name="T665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5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5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5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65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66" style:family="paragraph" style:parent-style-name="Standard">
      <style:paragraph-properties fo:break-before="auto" fo:line-height="100%" fo:margin-top="0cm" style:writing-mode="lr-tb"/>
    </style:style>
    <style:style style:name="T666_1" style:family="text">
      <style:text-properties style:font-name="Verdana" fo:font-size="10pt" style:font-name-asian="Verdana" style:font-size-asian="10pt" style:font-name-complex="Verdana" style:font-size-complex="10pt"/>
    </style:style>
    <style:style style:name="T666_2" style:family="text">
      <style:text-properties style:font-name="Verdana" fo:font-size="10pt" style:font-name-asian="Verdana" style:font-size-asian="10pt" style:font-name-complex="Verdana" style:font-size-complex="10pt"/>
    </style:style>
    <style:style style:name="T666_3" style:family="text">
      <style:text-properties style:font-name="Verdana" fo:font-size="10pt" style:font-name-asian="Verdana" style:font-size-asian="10pt" style:font-name-complex="Verdana" style:font-size-complex="10pt"/>
    </style:style>
    <style:style style:name="T666_4" style:family="text">
      <style:text-properties style:font-name="Verdana" fo:font-size="10pt" style:font-name-asian="Verdana" style:font-size-asian="10pt" style:font-name-complex="Verdana" style:font-size-complex="10pt"/>
    </style:style>
    <style:style style:name="T666_5" style:family="text">
      <style:text-properties style:font-name="Verdana" fo:font-size="10pt" style:font-name-asian="Verdana" style:font-size-asian="10pt" style:font-name-complex="Verdana" style:font-size-complex="10pt"/>
    </style:style>
    <style:style style:name="P667" style:family="paragraph" style:parent-style-name="Standard">
      <style:paragraph-properties fo:break-before="auto" fo:line-height="100%" fo:margin-top="0cm" fo:margin-bottom="0cm" style:writing-mode="lr-tb"/>
    </style:style>
    <style:style style:name="T667_1" style:family="text">
      <style:text-properties style:font-name="Verdana" fo:font-size="10pt" style:font-name-asian="Verdana" style:font-size-asian="10pt" style:font-name-complex="Verdana" style:font-size-complex="10pt"/>
    </style:style>
    <style:style style:name="T667_2" style:family="text">
      <style:text-properties style:font-name="Verdana" fo:font-size="10pt" style:font-name-asian="Verdana" style:font-size-asian="10pt" style:font-name-complex="Verdana" style:font-size-complex="10pt"/>
    </style:style>
    <style:style style:name="T667_3" style:family="text">
      <style:text-properties style:font-name="Verdana" fo:font-size="10pt" style:font-name-asian="Verdana" style:font-size-asian="10pt" style:font-name-complex="Verdana" style:font-size-complex="10pt"/>
    </style:style>
    <style:style style:name="T667_4" style:family="text">
      <style:text-properties style:font-name="Verdana" fo:font-size="10pt" style:font-name-asian="Verdana" style:font-size-asian="10pt" style:font-name-complex="Verdana" style:font-size-complex="10pt"/>
    </style:style>
    <style:style style:name="T667_5" style:family="text">
      <style:text-properties style:font-name="Verdana" fo:font-size="10pt" style:font-name-asian="Verdana" style:font-size-asian="10pt" style:font-name-complex="Verdana" style:font-size-complex="10pt"/>
    </style:style>
    <style:style style:name="T667_6" style:family="text">
      <style:text-properties style:font-name="Verdana" fo:font-size="10pt" style:font-name-asian="Verdana" style:font-size-asian="10pt" style:font-name-complex="Verdana" style:font-size-complex="10pt"/>
    </style:style>
    <style:style style:name="T667_7" style:family="text">
      <style:text-properties style:font-name="Verdana" fo:font-size="10pt" style:font-name-asian="Verdana" style:font-size-asian="10pt" style:font-name-complex="Verdana" style:font-size-complex="10pt"/>
    </style:style>
    <style:style style:name="T667_8" style:family="text">
      <style:text-properties style:font-name="Verdana" fo:font-size="10pt" style:font-name-asian="Verdana" style:font-size-asian="10pt" style:font-name-complex="Verdana" style:font-size-complex="10pt"/>
    </style:style>
    <style:style style:name="T667_9" style:family="text">
      <style:text-properties style:font-name="Verdana" fo:font-size="10pt" style:font-name-asian="Verdana" style:font-size-asian="10pt" style:font-name-complex="Verdana" style:font-size-complex="10pt"/>
    </style:style>
    <style:style style:name="T667_10" style:family="text">
      <style:text-properties style:font-name="Verdana" fo:font-size="10pt" style:font-name-asian="Verdana" style:font-size-asian="10pt" style:font-name-complex="Verdana" style:font-size-complex="10pt"/>
    </style:style>
    <style:style style:name="T667_11" style:family="text">
      <style:text-properties style:font-name="Verdana" fo:font-size="10pt" style:font-name-asian="Verdana" style:font-size-asian="10pt" style:font-name-complex="Verdana" style:font-size-complex="10pt"/>
    </style:style>
    <style:style style:name="P668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69" style:family="paragraph" style:parent-style-name="Heading_20_1">
      <style:paragraph-properties fo:break-before="auto" fo:line-height="100%" fo:margin-top="0.423cm" fo:margin-bottom="0.212cm" style:writing-mode="lr-tb"/>
    </style:style>
    <style:style style:name="T669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670" style:family="paragraph" style:parent-style-name="Standard">
      <style:paragraph-properties fo:break-before="auto" fo:line-height="100%" fo:margin-bottom="0.212cm" style:writing-mode="lr-tb"/>
    </style:style>
    <style:style style:name="T67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71" style:family="paragraph" style:parent-style-name="Standard">
      <style:paragraph-properties fo:break-before="auto" fo:line-height="100%" fo:margin-top="0cm" style:writing-mode="lr-tb"/>
    </style:style>
    <style:style style:name="T671_1" style:family="text">
      <style:text-properties style:font-name="Verdana" fo:font-size="10pt" style:font-name-asian="Verdana" style:font-size-asian="10pt" style:font-name-complex="Verdana" style:font-size-complex="10pt"/>
    </style:style>
    <style:style style:name="T671_2" style:family="text">
      <style:text-properties style:font-name="Verdana" fo:font-size="10pt" style:font-name-asian="Verdana" style:font-size-asian="10pt" style:font-name-complex="Verdana" style:font-size-complex="10pt"/>
    </style:style>
    <style:style style:name="T671_3" style:family="text">
      <style:text-properties style:font-name="Verdana" fo:font-size="10pt" style:font-name-asian="Verdana" style:font-size-asian="10pt" style:font-name-complex="Verdana" style:font-size-complex="10pt"/>
    </style:style>
    <style:style style:name="T671_4" style:family="text">
      <style:text-properties style:font-name="Verdana" fo:font-size="10pt" style:font-name-asian="Verdana" style:font-size-asian="10pt" style:font-name-complex="Verdana" style:font-size-complex="10pt"/>
    </style:style>
    <style:style style:name="T671_5" style:family="text">
      <style:text-properties style:font-name="Verdana" fo:font-size="10pt" style:font-name-asian="Verdana" style:font-size-asian="10pt" style:font-name-complex="Verdana" style:font-size-complex="10pt"/>
    </style:style>
    <style:style style:name="T671_6" style:family="text">
      <style:text-properties style:font-name="Verdana" fo:font-size="10pt" style:font-name-asian="Verdana" style:font-size-asian="10pt" style:font-name-complex="Verdana" style:font-size-complex="10pt"/>
    </style:style>
    <style:style style:name="T671_7" style:family="text">
      <style:text-properties style:font-name="Verdana" fo:font-size="10pt" style:font-name-asian="Verdana" style:font-size-asian="10pt" style:font-name-complex="Verdana" style:font-size-complex="10pt"/>
    </style:style>
    <style:style style:name="T671_8" style:family="text">
      <style:text-properties style:font-name="Verdana" fo:font-size="10pt" style:font-name-asian="Verdana" style:font-size-asian="10pt" style:font-name-complex="Verdana" style:font-size-complex="10pt"/>
    </style:style>
    <style:style style:name="T671_9" style:family="text">
      <style:text-properties style:font-name="Verdana" fo:font-size="10pt" style:font-name-asian="Verdana" style:font-size-asian="10pt" style:font-name-complex="Verdana" style:font-size-complex="10pt"/>
    </style:style>
    <style:style style:name="P672" style:family="paragraph" style:parent-style-name="Standard">
      <style:paragraph-properties fo:break-before="auto" fo:line-height="100%" fo:margin-top="0cm" fo:margin-bottom="0cm" style:writing-mode="lr-tb"/>
    </style:style>
    <style:style style:name="T672_1" style:family="text">
      <style:text-properties style:font-name="Verdana" fo:font-size="10pt" style:font-name-asian="Verdana" style:font-size-asian="10pt" style:font-name-complex="Verdana" style:font-size-complex="10pt"/>
    </style:style>
    <style:style style:name="T672_2" style:family="text">
      <style:text-properties style:font-name="Verdana" fo:font-size="10pt" style:font-name-asian="Verdana" style:font-size-asian="10pt" style:font-name-complex="Verdana" style:font-size-complex="10pt"/>
    </style:style>
    <style:style style:name="T672_3" style:family="text">
      <style:text-properties style:font-name="Verdana" fo:font-size="10pt" style:font-name-asian="Verdana" style:font-size-asian="10pt" style:font-name-complex="Verdana" style:font-size-complex="10pt"/>
    </style:style>
    <style:style style:name="T672_4" style:family="text">
      <style:text-properties style:font-name="Verdana" fo:font-size="10pt" style:font-name-asian="Verdana" style:font-size-asian="10pt" style:font-name-complex="Verdana" style:font-size-complex="10pt"/>
    </style:style>
    <style:style style:name="T672_5" style:family="text">
      <style:text-properties style:font-name="Verdana" fo:font-size="10pt" style:font-name-asian="Verdana" style:font-size-asian="10pt" style:font-name-complex="Verdana" style:font-size-complex="10pt"/>
    </style:style>
    <style:style style:name="T672_6" style:family="text">
      <style:text-properties style:font-name="Verdana" fo:font-size="10pt" style:font-name-asian="Verdana" style:font-size-asian="10pt" style:font-name-complex="Verdana" style:font-size-complex="10pt"/>
    </style:style>
    <style:style style:name="T672_7" style:family="text">
      <style:text-properties style:font-name="Verdana" fo:font-size="10pt" style:font-name-asian="Verdana" style:font-size-asian="10pt" style:font-name-complex="Verdana" style:font-size-complex="10pt"/>
    </style:style>
    <style:style style:name="P67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7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7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7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7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678" style:family="paragraph" style:parent-style-name="Standard">
      <style:paragraph-properties fo:break-before="auto" fo:line-height="115%" style:writing-mode="lr-tb"/>
    </style:style>
    <style:style style:name="P67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FIUBA</text:span><text:span text:style-name="T2_2"><text:s/>-<text:s/>75.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</text:span><text:span text:style-name="T3_7">III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AlgoCraft</text:span></text:p>
      <text:p text:style-name="P5"><text:span text:style-name="T5_1">1</text:span><text:span text:style-name="T5_2">er</text:span><text:span text:style-name="T5_3"><text:s/></text:span><text:span text:style-name="T5_4">cuatrimestre</text:span><text:span text:style-name="T5_5">,<text:s/>2015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)</text:span></text:p>
      <text:p text:style-name="P7"><text:span text:style-name="T7_1">Alumnos</text:span><text:span text:style-name="T7_2">: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Nombre</text:span></text:p>
          </table:table-cell>
          <table:table-cell table:style-name="Cell2">
            <text:p text:style-name="P10"><text:span text:style-name="T10_1">Padrón</text:span></text:p>
          </table:table-cell>
          <table:table-cell table:style-name="Cell3">
            <text:p text:style-name="P11"><text:span text:style-name="T11_1">Mail</text:span></text:p>
          </table:table-cell>
        </table:table-row>
        <table:table-row table:style-name="Row2">
          <table:table-cell table:style-name="Cell4">
            <text:p text:style-name="P12"><text:span text:style-name="T12_1">Robinson</text:span><text:span text:style-name="T12_2"><text:s/></text:span><text:span text:style-name="T12_3">Fang</text:span></text:p>
          </table:table-cell>
          <table:table-cell table:style-name="Cell5">
            <text:p text:style-name="P13"><text:span text:style-name="T13_1">97009</text:span></text:p>
          </table:table-cell>
          <table:table-cell table:style-name="Cell6">
            <text:p text:style-name="P14"><text:span text:style-name="T14_1">fang</text:span><text:span text:style-name="T14_2">.</text:span><text:span text:style-name="T14_3">robinson</text:span><text:span text:style-name="T14_4">@</text:span><text:span text:style-name="T14_5">gmail</text:span><text:span text:style-name="T14_6">.</text:span><text:span text:style-name="T14_7">com</text:span></text:p>
          </table:table-cell>
        </table:table-row>
        <table:table-row table:style-name="Row3">
          <table:table-cell table:style-name="Cell7">
            <text:p text:style-name="P15"><text:span text:style-name="T15_1">Ana</text:span><text:span text:style-name="T15_2"><text:s/></text:span><text:span text:style-name="T15_3">Czarnitzki</text:span><text:span text:style-name="T15_4"><text:s/></text:span><text:span text:style-name="T15_5">Estrin</text:span></text:p>
          </table:table-cell>
          <table:table-cell table:style-name="Cell8">
            <text:p text:style-name="P16"><text:span text:style-name="T16_1">96812</text:span></text:p>
          </table:table-cell>
          <table:table-cell table:style-name="Cell9">
            <text:p text:style-name="P17"><text:span text:style-name="T17_1">czarniana</text:span><text:span text:style-name="T17_2">@</text:span><text:span text:style-name="T17_3">gmail</text:span><text:span text:style-name="T17_4">.</text:span><text:span text:style-name="T17_5">com</text:span></text:p>
          </table:table-cell>
        </table:table-row>
        <table:table-row table:style-name="Row4">
          <table:table-cell table:style-name="Cell10">
            <text:p text:style-name="P18"><text:span text:style-name="T18_1">María</text:span><text:span text:style-name="T18_2"><text:s/></text:span><text:span text:style-name="T18_3">Eugenia</text:span><text:span text:style-name="T18_4"><text:s/></text:span><text:span text:style-name="T18_5">Mariotti</text:span></text:p>
          </table:table-cell>
          <table:table-cell table:style-name="Cell11">
            <text:p text:style-name="P19"><text:span text:style-name="T19_1">96260</text:span></text:p>
          </table:table-cell>
          <table:table-cell table:style-name="Cell12">
            <text:p text:style-name="P20"><text:span text:style-name="T20_1">eugenia</text:span><text:span text:style-name="T20_2">.</text:span><text:span text:style-name="T20_3">mariotti</text:span><text:span text:style-name="T20_4">@</text:span><text:span text:style-name="T20_5">live</text:span><text:span text:style-name="T20_6">.</text:span><text:span text:style-name="T20_7">com</text:span><text:span text:style-name="T20_8">.</text:span><text:span text:style-name="T20_9">ar</text:span></text:p>
          </table:table-cell>
        </table:table-row>
      </table:table>
      <text:p text:style-name="P21"/>
      <text:p text:style-name="P22"/>
      <text:p text:style-name="P23"><text:span text:style-name="T23_1">Fecha</text:span><text:span text:style-name="T23_2"><text:s/></text:span><text:span text:style-name="T23_3">de</text:span><text:span text:style-name="T23_4"><text:s/></text:span><text:span text:style-name="T23_5">entrega</text:span><text:span text:style-name="T23_6"><text:s/></text:span><text:span text:style-name="T23_7">final</text:span><text:span text:style-name="T23_8">:<text:s/></text:span><text:span text:style-name="T23_9">Miércoles</text:span><text:span text:style-name="T23_10"><text:s/>24/06/2015<text:s/>-<text:s/></text:span><text:span text:style-name="T23_11">Jueves</text:span><text:span text:style-name="T23_12"><text:s/>25/06/2015</text:span></text:p>
      <text:p text:style-name="P24"/>
      <text:p text:style-name="P25"><text:span text:style-name="T25_1">Tutor</text:span><text:span text:style-name="T25_2">:<text:s/></text:span><text:span text:style-name="T25_3">Nico</text:span><text:span text:style-name="T25_4"><text:s/></text:span><text:span text:style-name="T25_5">Paez</text:span><text:span text:style-name="T25_6">.</text:span></text:p>
      <text:p text:style-name="P26"/>
      <text:p text:style-name="P27"><text:span text:style-name="T27_1">Nota</text:span><text:span text:style-name="T27_2"><text:s/></text:span><text:span text:style-name="T27_3">Final</text:span><text:span text:style-name="T27_4">:</text:span></text:p>
      <text:p text:style-name="P28"/>
      <text:p text:style-name="P29"/>
      <text:p text:style-name="P30"/>
      <text:p text:style-name="P31"/>
      <text:h text:style-name="P32" text:outline-level="10"><text:bookmark-start text:name="h.1gqkc55kxawa"/><text:bookmark-end text:name="h.1gqkc55kxawa"/></text:h>
      <text:p text:style-name="P33"><text:bookmark-start text:name="h.sqjhuastko8i"/><text:bookmark-end text:name="h.sqjhuastko8i"/><text:bookmark-start text:name="h.q2jbn42tldg4"/><text:bookmark-end text:name="h.q2jbn42tldg4"/><text:span text:style-name="T33_1">Introducción</text:span></text:p>
      <text:h text:style-name="P34" text:outline-level="10"><text:bookmark-start text:name="h.6naefriobegm"/><text:bookmark-end text:name="h.6naefriobegm"/><text:span text:style-name="T34_1">Objetivo</text:span><text:span text:style-name="T34_2"><text:s/></text:span><text:span text:style-name="T34_3">del</text:span><text:span text:style-name="T34_4"><text:s/></text:span><text:span text:style-name="T34_5">trabajo</text:span></text:h>
      <text:p text:style-name="P35"/>
      <text:p text:style-name="P36"><text:span text:style-name="T36_1">Aplicar</text:span><text:span text:style-name="T36_2"><text:s/></text:span><text:span text:style-name="T36_3">los</text:span><text:span text:style-name="T36_4"><text:s/></text:span><text:span text:style-name="T36_5">conceptos</text:span><text:span text:style-name="T36_6"><text:s/></text:span><text:span text:style-name="T36_7">enseñados</text:span><text:span text:style-name="T36_8"><text:s/></text:span><text:span text:style-name="T36_9">en</text:span><text:span text:style-name="T36_10"><text:s/></text:span><text:span text:style-name="T36_11">la</text:span><text:span text:style-name="T36_12"><text:s/></text:span><text:span text:style-name="T36_13">materia</text:span><text:span text:style-name="T36_14"><text:s/></text:span><text:span text:style-name="T36_15">a</text:span><text:span text:style-name="T36_16"><text:s/></text:span><text:span text:style-name="T36_17">la</text:span><text:span text:style-name="T36_18"><text:s/></text:span><text:span text:style-name="T36_19">resolución</text:span><text:span text:style-name="T36_20"><text:s/></text:span><text:span text:style-name="T36_21">de</text:span><text:span text:style-name="T36_22"><text:s/></text:span><text:span text:style-name="T36_23">un</text:span><text:span text:style-name="T36_24"><text:s/></text:span><text:span text:style-name="T36_25">problema</text:span><text:span text:style-name="T36_26">,<text:s/></text:span><text:span text:style-name="T36_27">trabajando</text:span><text:span text:style-name="T36_28"><text:s/></text:span><text:span text:style-name="T36_29">en</text:span><text:span text:style-name="T36_30"><text:s/></text:span><text:span text:style-name="T36_31">forma</text:span><text:span text:style-name="T36_32"><text:s/></text:span><text:span text:style-name="T36_33">grupal</text:span><text:span text:style-name="T36_34"><text:s/></text:span><text:span text:style-name="T36_35">y</text:span><text:span text:style-name="T36_36"><text:s/></text:span><text:span text:style-name="T36_37">utilizando</text:span><text:span text:style-name="T36_38"><text:s/></text:span><text:span text:style-name="T36_39">un</text:span><text:span text:style-name="T36_40"><text:s/></text:span><text:span text:style-name="T36_41">lenguaje</text:span><text:span text:style-name="T36_42"><text:s/></text:span><text:span text:style-name="T36_43">de</text:span><text:span text:style-name="T36_44"><text:s/></text:span><text:span text:style-name="T36_45">tipado</text:span><text:span text:style-name="T36_46"><text:s/></text:span><text:span text:style-name="T36_47">estático</text:span><text:span text:style-name="T36_48"><text:s/>(</text:span><text:span text:style-name="T36_49">Java</text:span><text:span text:style-name="T36_50">)</text:span></text:p>
      <text:p text:style-name="P37"/>
      <text:h text:style-name="P38" text:outline-level="10"><text:bookmark-start text:name="h.zcha76ye6e2y"/><text:bookmark-end text:name="h.zcha76ye6e2y"/><text:span text:style-name="T38_1">Consigna</text:span><text:span text:style-name="T38_2"><text:s/></text:span><text:span text:style-name="T38_3">general</text:span></text:h>
      <text:p text:style-name="P39"/>
      <text:p text:style-name="P40"><text:span text:style-name="T40_1">Desarrollar</text:span><text:span text:style-name="T40_2"><text:s/></text:span><text:span text:style-name="T40_3">la</text:span><text:span text:style-name="T40_4"><text:s/></text:span><text:span text:style-name="T40_5">aplicación</text:span><text:span text:style-name="T40_6"><text:s/></text:span><text:span text:style-name="T40_7">completa</text:span><text:span text:style-name="T40_8">,<text:s/></text:span><text:span text:style-name="T40_9">incluyendo</text:span><text:span text:style-name="T40_10"><text:s/></text:span><text:span text:style-name="T40_11">el</text:span><text:span text:style-name="T40_12"><text:s/></text:span><text:span text:style-name="T40_13">modelo</text:span><text:span text:style-name="T40_14"><text:s/></text:span><text:span text:style-name="T40_15">de</text:span><text:span text:style-name="T40_16"><text:s/></text:span><text:span text:style-name="T40_17">clases</text:span><text:span text:style-name="T40_18"><text:s/></text:span><text:span text:style-name="T40_19">e</text:span><text:span text:style-name="T40_20"><text:s/></text:span><text:span text:style-name="T40_21">interface</text:span><text:span text:style-name="T40_22"><text:s/></text:span><text:span text:style-name="T40_23">gráfica</text:span><text:span text:style-name="T40_24">.<text:s/></text:span><text:span text:style-name="T40_25">La</text:span><text:span text:style-name="T40_26"><text:s/></text:span><text:span text:style-name="T40_27">aplicación</text:span><text:span text:style-name="T40_28"><text:s/></text:span><text:span text:style-name="T40_29">deberá</text:span><text:span text:style-name="T40_30"><text:s/></text:span><text:span text:style-name="T40_31">ser</text:span><text:span text:style-name="T40_32"><text:s/></text:span><text:span text:style-name="T40_33">acompañada</text:span><text:span text:style-name="T40_34"><text:s/></text:span><text:span text:style-name="T40_35">por</text:span><text:span text:style-name="T40_36"><text:s/></text:span><text:span text:style-name="T40_37">prueba</text:span><text:span text:style-name="T40_38"><text:s/></text:span><text:span text:style-name="T40_39">unitarias</text:span><text:span text:style-name="T40_40"><text:s/></text:span><text:span text:style-name="T40_41">e</text:span><text:span text:style-name="T40_42"><text:s/></text:span><text:span text:style-name="T40_43">integrales</text:span><text:span text:style-name="T40_44"><text:s/></text:span><text:span text:style-name="T40_45">y</text:span><text:span text:style-name="T40_46"><text:s/></text:span><text:span text:style-name="T40_47">documentación</text:span><text:span text:style-name="T40_48"><text:s/></text:span><text:span text:style-name="T40_49">de</text:span><text:span text:style-name="T40_50"><text:s/></text:span><text:span text:style-name="T40_51">diseño</text:span><text:span text:style-name="T40_52">.<text:s/></text:span><text:span text:style-name="T40_53">En</text:span><text:span text:style-name="T40_54"><text:s/></text:span><text:span text:style-name="T40_55">la</text:span><text:span text:style-name="T40_56"><text:s/></text:span><text:span text:style-name="T40_57">siguiente</text:span><text:span text:style-name="T40_58"><text:s/></text:span><text:span text:style-name="T40_59">sección</text:span><text:span text:style-name="T40_60"><text:s/></text:span><text:span text:style-name="T40_61">se</text:span><text:span text:style-name="T40_62"><text:s/></text:span><text:span text:style-name="T40_63">describe</text:span><text:span text:style-name="T40_64"><text:s/></text:span><text:span text:style-name="T40_65">la</text:span><text:span text:style-name="T40_66"><text:s/></text:span><text:span text:style-name="T40_67">aplicación</text:span><text:span text:style-name="T40_68"><text:s/></text:span><text:span text:style-name="T40_69">a</text:span><text:span text:style-name="T40_70"><text:s/></text:span><text:span text:style-name="T40_71">desarrollar</text:span><text:span text:style-name="T40_72">.</text:span></text:p>
      <text:p text:style-name="P41"><text:bookmark-start text:name="h.jvvwdg84ahiy"/><text:bookmark-end text:name="h.jvvwdg84ahiy"/><text:span text:style-name="T41_1">Descripción</text:span><text:span text:style-name="T41_2"><text:s/></text:span><text:span text:style-name="T41_3">de</text:span><text:span text:style-name="T41_4"><text:s/></text:span><text:span text:style-name="T41_5">la</text:span><text:span text:style-name="T41_6"><text:s/></text:span><text:span text:style-name="T41_7">aplicación</text:span><text:span text:style-name="T41_8"><text:s/></text:span><text:span text:style-name="T41_9">a</text:span><text:span text:style-name="T41_10"><text:s/></text:span><text:span text:style-name="T41_11">desarrollar</text:span></text:p>
      <text:p text:style-name="P42"><text:span text:style-name="T42_1">AlgoCraft</text:span><text:span text:style-name="T42_2"><text:s/></text:span><text:span text:style-name="T42_3">es</text:span><text:span text:style-name="T42_4"><text:s/></text:span><text:span text:style-name="T42_5">un</text:span><text:span text:style-name="T42_6"><text:s/></text:span><text:span text:style-name="T42_7">juego</text:span><text:span text:style-name="T42_8"><text:s/></text:span><text:span text:style-name="T42_9">similar</text:span><text:span text:style-name="T42_10"><text:s/></text:span><text:span text:style-name="T42_11">al</text:span><text:span text:style-name="T42_12"><text:s/></text:span><text:span text:style-name="T42_13">famoso</text:span><text:span text:style-name="T42_14"><text:s/></text:span><text:span text:style-name="T42_15">StarCraft</text:span><text:span text:style-name="T42_16"><text:note text:note-class="footnote"><text:note-citation/><text:note-body><text:p text:style-name="P43"><text:span text:style-name="T43_1"><text:s/></text:span><text:span text:style-name="T43_2"><text:a xlink:type="simple" xlink:href="http://es.wikipedia.org/wiki/StarCraft"><text:span text:style-name="T43_3">http</text:span></text:a></text:span><text:span text:style-name="T43_4"><text:a xlink:type="simple" xlink:href="http://es.wikipedia.org/wiki/StarCraft"><text:span text:style-name="T43_5">://</text:span></text:a></text:span><text:span text:style-name="T43_6"><text:a xlink:type="simple" xlink:href="http://es.wikipedia.org/wiki/StarCraft"><text:span text:style-name="T43_7">es</text:span></text:a></text:span><text:span text:style-name="T43_8"><text:a xlink:type="simple" xlink:href="http://es.wikipedia.org/wiki/StarCraft"><text:span text:style-name="T43_9">.</text:span></text:a></text:span><text:span text:style-name="T43_10"><text:a xlink:type="simple" xlink:href="http://es.wikipedia.org/wiki/StarCraft"><text:span text:style-name="T43_11">wikipedia</text:span></text:a></text:span><text:span text:style-name="T43_12"><text:a xlink:type="simple" xlink:href="http://es.wikipedia.org/wiki/StarCraft"><text:span text:style-name="T43_13">.</text:span></text:a></text:span><text:span text:style-name="T43_14"><text:a xlink:type="simple" xlink:href="http://es.wikipedia.org/wiki/StarCraft"><text:span text:style-name="T43_15">org</text:span></text:a></text:span><text:span text:style-name="T43_16"><text:a xlink:type="simple" xlink:href="http://es.wikipedia.org/wiki/StarCraft"><text:span text:style-name="T43_17">/</text:span></text:a></text:span><text:span text:style-name="T43_18"><text:a xlink:type="simple" xlink:href="http://es.wikipedia.org/wiki/StarCraft"><text:span text:style-name="T43_19">wiki</text:span></text:a></text:span><text:span text:style-name="T43_20"><text:a xlink:type="simple" xlink:href="http://es.wikipedia.org/wiki/StarCraft"><text:span text:style-name="T43_21">/</text:span></text:a></text:span><text:span text:style-name="T43_22"><text:a xlink:type="simple" xlink:href="http://es.wikipedia.org/wiki/StarCraft"><text:span text:style-name="T43_23">StarCraft</text:span></text:a></text:span></text:p></text:note-body></text:note></text:span><text:span text:style-name="T43_24"><text:s/></text:span><text:span text:style-name="T43_25">pero</text:span><text:span text:style-name="T43_26"><text:s/></text:span><text:span text:style-name="T43_27">no</text:span><text:span text:style-name="T43_28"><text:s/></text:span><text:span text:style-name="T43_29">en</text:span><text:span text:style-name="T43_30"><text:s/></text:span><text:span text:style-name="T43_31">tiempo</text:span><text:span text:style-name="T43_32"><text:s/></text:span><text:span text:style-name="T43_33">real</text:span><text:span text:style-name="T43_34"><text:s/></text:span><text:span text:style-name="T43_35">sino</text:span><text:span text:style-name="T43_36"><text:s/></text:span><text:span text:style-name="T43_37">por</text:span><text:span text:style-name="T43_38"><text:s/></text:span><text:span text:style-name="T43_39">turnos</text:span><text:span text:style-name="T43_40">.<text:s/></text:span><text:span text:style-name="T43_41">El</text:span><text:span text:style-name="T43_42"><text:s/></text:span><text:span text:style-name="T43_43">mismo</text:span><text:span text:style-name="T43_44"><text:s/></text:span><text:span text:style-name="T43_45">es</text:span><text:span text:style-name="T43_46"><text:s/></text:span><text:span text:style-name="T43_47">un</text:span><text:span text:style-name="T43_48"><text:s/></text:span><text:span text:style-name="T43_49">juego</text:span><text:span text:style-name="T43_50"><text:s/></text:span><text:span text:style-name="T43_51">de</text:span><text:span text:style-name="T43_52"><text:s/></text:span><text:span text:style-name="T43_53">guerra</text:span><text:span text:style-name="T43_54"><text:s/></text:span><text:span text:style-name="T43_55">de</text:span><text:span text:style-name="T43_56"><text:s/></text:span><text:span text:style-name="T43_57">estrategia</text:span><text:span text:style-name="T43_58"><text:s/></text:span><text:span text:style-name="T43_59">y</text:span><text:span text:style-name="T43_60"><text:s/></text:span><text:span text:style-name="T43_61">se</text:span><text:span text:style-name="T43_62"><text:s/></text:span><text:span text:style-name="T43_63">basa</text:span><text:span text:style-name="T43_64"><text:s/></text:span><text:span text:style-name="T43_65">en</text:span><text:span text:style-name="T43_66"><text:s/></text:span><text:span text:style-name="T43_67">la</text:span><text:span text:style-name="T43_68"><text:s/></text:span><text:span text:style-name="T43_69">construcción</text:span><text:span text:style-name="T43_70"><text:s/></text:span><text:span text:style-name="T43_71">y</text:span><text:span text:style-name="T43_72"><text:s/></text:span><text:span text:style-name="T43_73">administración</text:span><text:span text:style-name="T43_74"><text:s/></text:span><text:span text:style-name="T43_75">de</text:span><text:span text:style-name="T43_76"><text:s/></text:span><text:span text:style-name="T43_77">un</text:span><text:span text:style-name="T43_78"><text:s/></text:span><text:span text:style-name="T43_79">imperio</text:span><text:span text:style-name="T43_80"><text:s/></text:span><text:span text:style-name="T43_81">que</text:span><text:span text:style-name="T43_82"><text:s/></text:span><text:span text:style-name="T43_83">domine</text:span><text:span text:style-name="T43_84"><text:s/></text:span><text:span text:style-name="T43_85">todo</text:span><text:span text:style-name="T43_86"><text:s/></text:span><text:span text:style-name="T43_87">el</text:span><text:span text:style-name="T43_88"><text:s/></text:span><text:span text:style-name="T43_89">mapa</text:span><text:span text:style-name="T43_90">,<text:s/></text:span><text:span text:style-name="T43_91">hasta</text:span><text:span text:style-name="T43_92"><text:s/></text:span><text:span text:style-name="T43_93">extinguir</text:span><text:span text:style-name="T43_94"><text:s/></text:span><text:span text:style-name="T43_95">a</text:span><text:span text:style-name="T43_96"><text:s/></text:span><text:span text:style-name="T43_97">todos</text:span><text:span text:style-name="T43_98"><text:s/></text:span><text:span text:style-name="T43_99">los</text:span><text:span text:style-name="T43_100"><text:s/></text:span><text:span text:style-name="T43_101">oponentes</text:span><text:span text:style-name="T43_102">.</text:span></text:p>
      <text:p text:style-name="P44"/>
      <text:h text:style-name="P45" text:outline-level="10"><text:bookmark-start text:name="h.yhkb3niwlbei"/><text:bookmark-end text:name="h.yhkb3niwlbei"/><text:span text:style-name="T45_1">Las</text:span><text:span text:style-name="T45_2"><text:s/></text:span><text:span text:style-name="T45_3">razas</text:span></text:h>
      <text:p text:style-name="P46"/>
      <text:list text:style-name="LS1" xml:id="list0">
        <text:list-item>
          <text:p text:style-name="P47"><text:span text:style-name="T47_1">Terran</text:span><text:span text:style-name="T47_2">:<text:s/></text:span><text:span text:style-name="T47_3">Son</text:span><text:span text:style-name="T47_4"><text:s/></text:span><text:span text:style-name="T47_5">h</text:span><text:span text:style-name="T47_6">umanos</text:span><text:span text:style-name="T47_7"><text:s/></text:span><text:span text:style-name="T47_8">exiliados</text:span><text:span text:style-name="T47_9"><text:s/></text:span><text:span text:style-name="T47_10">de</text:span><text:span text:style-name="T47_11"><text:s/></text:span><text:span text:style-name="T47_12">la</text:span><text:span text:style-name="T47_13"><text:s/></text:span><text:span text:style-name="T47_14">Tierra</text:span><text:span text:style-name="T47_15"><text:s/></text:span><text:span text:style-name="T47_16">y</text:span><text:span text:style-name="T47_17"><text:s/></text:span><text:span text:style-name="T47_18">hábiles</text:span><text:span text:style-name="T47_19"><text:s/></text:span><text:span text:style-name="T47_20">en</text:span><text:span text:style-name="T47_21"><text:s/></text:span><text:span text:style-name="T47_22">adaptarse</text:span><text:span text:style-name="T47_23"><text:s/></text:span><text:span text:style-name="T47_24">a</text:span><text:span text:style-name="T47_25"><text:s/></text:span><text:span text:style-name="T47_26">cualquier</text:span><text:span text:style-name="T47_27"><text:s/></text:span><text:span text:style-name="T47_28">situación</text:span><text:span text:style-name="T47_29">.</text:span><text:span text:style-name="T47_30"><text:s/></text:span></text:p>
        </text:list-item>
        <text:list-item>
          <text:p text:style-name="P48"><text:span text:style-name="T48_1">Protoss</text:span><text:span text:style-name="T48_2">:</text:span><text:span text:style-name="T48_3"><text:s/></text:span><text:span text:style-name="T48_4">Son</text:span><text:span text:style-name="T48_5"><text:s/></text:span><text:span text:style-name="T48_6">una</text:span><text:span text:style-name="T48_7"><text:s/></text:span><text:span text:style-name="T48_8">especie</text:span><text:span text:style-name="T48_9"><text:s/></text:span><text:span text:style-name="T48_10"><text:a xlink:type="simple" xlink:href="http://es.wikipedia.org/wiki/Humanoide"><text:span text:style-name="T48_11">humanoide</text:span></text:a></text:span><text:span text:style-name="T48_12"><text:s/></text:span><text:span text:style-name="T48_13">con</text:span><text:span text:style-name="T48_14"><text:s/></text:span><text:span text:style-name="T48_15">tecnología</text:span><text:span text:style-name="T48_16"><text:s/></text:span><text:span text:style-name="T48_17">avanzada</text:span><text:span text:style-name="T48_18"><text:s/></text:span><text:span text:style-name="T48_19">y</text:span><text:span text:style-name="T48_20"><text:s/></text:span><text:span text:style-name="T48_21">habilidades</text:span><text:span text:style-name="T48_22"><text:s/></text:span><text:span text:style-name="T48_23"><text:a xlink:type="simple" xlink:href="http://es.wikipedia.org/w/index.php?title=Psi%C3%B3nica&amp;action=edit&amp;redlink=1"><text:span text:style-name="T48_24">psiónicas</text:span></text:a></text:span><text:span text:style-name="T48_25">,<text:s/></text:span><text:span text:style-name="T48_26">tratando</text:span><text:span text:style-name="T48_27"><text:s/></text:span><text:span text:style-name="T48_28">de</text:span><text:span text:style-name="T48_29"><text:s/></text:span><text:span text:style-name="T48_30">preservar</text:span><text:span text:style-name="T48_31"><text:s/></text:span><text:span text:style-name="T48_32">su</text:span><text:span text:style-name="T48_33"><text:s/></text:span><text:span text:style-name="T48_34">civilización</text:span></text:p>
        </text:list-item>
      </text:list>
      <text:p text:style-name="P49"/>
      <text:p text:style-name="P50"/>
      <text:p text:style-name="P51"><text:span text:style-name="T51_1">Gestión</text:span><text:span text:style-name="T51_2"><text:s/></text:span><text:span text:style-name="T51_3">de</text:span><text:span text:style-name="T51_4"><text:s/></text:span><text:span text:style-name="T51_5">recursos</text:span></text:p>
      <text:p text:style-name="P52"/>
      <text:p text:style-name="P53"><text:span text:style-name="T53_1">Durante</text:span><text:span text:style-name="T53_2"><text:s/></text:span><text:span text:style-name="T53_3">el</text:span><text:span text:style-name="T53_4"><text:s/></text:span><text:span text:style-name="T53_5">juego</text:span><text:span text:style-name="T53_6"><text:s/></text:span><text:span text:style-name="T53_7">se</text:span><text:span text:style-name="T53_8"><text:s/></text:span><text:span text:style-name="T53_9">deberá</text:span><text:span text:style-name="T53_10"><text:s/></text:span><text:span text:style-name="T53_11">recolectar</text:span><text:span text:style-name="T53_12">:</text:span></text:p>
      <text:p text:style-name="P54"/>
      <text:list text:style-name="LS2" xml:id="list2">
        <text:list-item>
          <text:p text:style-name="P55"><text:span text:style-name="T55_1">Minerales</text:span><text:span text:style-name="T55_2">:<text:s/></text:span><text:span text:style-name="T55_3">habrá</text:span><text:span text:style-name="T55_4"><text:s/></text:span><text:span text:style-name="T55_5">nodos</text:span><text:span text:style-name="T55_6"><text:s/></text:span><text:span text:style-name="T55_7">de</text:span><text:span text:style-name="T55_8"><text:s/></text:span><text:span text:style-name="T55_9">minerales</text:span><text:span text:style-name="T55_10"><text:s/></text:span><text:span text:style-name="T55_11">distribuidos</text:span><text:span text:style-name="T55_12"><text:s/></text:span><text:span text:style-name="T55_13">por</text:span><text:span text:style-name="T55_14"><text:s/></text:span><text:span text:style-name="T55_15">todo</text:span><text:span text:style-name="T55_16"><text:s/></text:span><text:span text:style-name="T55_17">el</text:span><text:span text:style-name="T55_18"><text:s/></text:span><text:span text:style-name="T55_19">mapa</text:span><text:span text:style-name="T55_20">.</text:span></text:p>
        </text:list-item>
        <text:list-item>
          <text:p text:style-name="P56"><text:span text:style-name="T56_1">Gas</text:span><text:span text:style-name="T56_2"><text:s/></text:span><text:span text:style-name="T56_3">vespeno</text:span><text:span text:style-name="T56_4">:<text:s/></text:span><text:span text:style-name="T56_5">habrá</text:span><text:span text:style-name="T56_6"><text:s/></text:span><text:span text:style-name="T56_7">volcanes</text:span><text:span text:style-name="T56_8"><text:s/></text:span><text:span text:style-name="T56_9">que</text:span><text:span text:style-name="T56_10"><text:s/></text:span><text:span text:style-name="T56_11">expulsan</text:span><text:span text:style-name="T56_12"><text:s/></text:span><text:span text:style-name="T56_13">dicho</text:span><text:span text:style-name="T56_14"><text:s/></text:span><text:span text:style-name="T56_15">gas</text:span><text:span text:style-name="T56_16"><text:s/></text:span><text:span text:style-name="T56_17">cerca</text:span><text:span text:style-name="T56_18"><text:s/></text:span><text:span text:style-name="T56_19">de</text:span><text:span text:style-name="T56_20"><text:s/></text:span><text:span text:style-name="T56_21">los</text:span><text:span text:style-name="T56_22"><text:s/></text:span><text:span text:style-name="T56_23">nodos</text:span><text:span text:style-name="T56_24"><text:s/></text:span><text:span text:style-name="T56_25">de</text:span><text:span text:style-name="T56_26"><text:s/></text:span><text:span text:style-name="T56_27">minerales</text:span><text:span text:style-name="T56_28">.</text:span></text:p>
        </text:list-item>
      </text:list>
      <text:p text:style-name="P57"/>
      <text:p text:style-name="P58"><text:span text:style-name="T58_1">Para</text:span><text:span text:style-name="T58_2"><text:s/></text:span><text:span text:style-name="T58_3">poder</text:span><text:span text:style-name="T58_4"><text:s/></text:span><text:span text:style-name="T58_5">colectar</text:span><text:span text:style-name="T58_6"><text:s/></text:span><text:span text:style-name="T58_7">el</text:span><text:span text:style-name="T58_8"><text:s/></text:span><text:span text:style-name="T58_9">gas</text:span><text:span text:style-name="T58_10"><text:s/></text:span><text:span text:style-name="T58_11">vespeno</text:span><text:span text:style-name="T58_12"><text:s/></text:span><text:span text:style-name="T58_13">cada</text:span><text:span text:style-name="T58_14"><text:s/></text:span><text:span text:style-name="T58_15">raza</text:span><text:span text:style-name="T58_16"><text:s/></text:span><text:span text:style-name="T58_17">deberá</text:span><text:span text:style-name="T58_18"><text:s/></text:span><text:span text:style-name="T58_19">construir</text:span><text:span text:style-name="T58_20"><text:s/></text:span><text:span text:style-name="T58_21">una</text:span><text:span text:style-name="T58_22"><text:s/>“</text:span><text:span text:style-name="T58_23">refinería</text:span><text:span text:style-name="T58_24"><text:s/></text:span><text:span text:style-name="T58_25">de</text:span><text:span text:style-name="T58_26"><text:s/></text:span><text:span text:style-name="T58_27">gas</text:span><text:span text:style-name="T58_28">”<text:s/></text:span><text:span text:style-name="T58_29">sobre</text:span><text:span text:style-name="T58_30"><text:s/></text:span><text:span text:style-name="T58_31">el</text:span><text:span text:style-name="T58_32"><text:s/></text:span><text:span text:style-name="T58_33">volcán</text:span><text:span text:style-name="T58_34"><text:s/></text:span><text:span text:style-name="T58_35">dónde</text:span><text:span text:style-name="T58_36"><text:s/></text:span><text:span text:style-name="T58_37">se</text:span><text:span text:style-name="T58_38"><text:s/></text:span><text:span text:style-name="T58_39">origine</text:span><text:span text:style-name="T58_40"><text:s/></text:span><text:span text:style-name="T58_41">el</text:span><text:span text:style-name="T58_42"><text:s/></text:span><text:span text:style-name="T58_43">gas</text:span><text:span text:style-name="T58_44"><text:s/></text:span><text:span text:style-name="T58_45">vespeno</text:span><text:span text:style-name="T58_46"><text:s/></text:span><text:span text:style-name="T58_47">que</text:span><text:span text:style-name="T58_48"><text:s/></text:span><text:span text:style-name="T58_49">desea</text:span><text:span text:style-name="T58_50"><text:s/></text:span><text:span text:style-name="T58_51">extraer</text:span><text:span text:style-name="T58_52">.<text:s/></text:span><text:span text:style-name="T58_53">Lo</text:span><text:span text:style-name="T58_54"><text:s/></text:span><text:span text:style-name="T58_55">mismo</text:span><text:span text:style-name="T58_56"><text:s/></text:span><text:span text:style-name="T58_57">ocurre</text:span><text:span text:style-name="T58_58"><text:s/></text:span><text:span text:style-name="T58_59">para</text:span><text:span text:style-name="T58_60"><text:s/></text:span><text:span text:style-name="T58_61">los</text:span><text:span text:style-name="T58_62"><text:s/></text:span><text:span text:style-name="T58_63">minerales</text:span><text:span text:style-name="T58_64">.<text:s/></text:span><text:span text:style-name="T58_65">Ambos</text:span><text:span text:style-name="T58_66"><text:s/></text:span><text:span text:style-name="T58_67">colectan</text:span><text:span text:style-name="T58_68"><text:s/>+10<text:s/></text:span><text:span text:style-name="T58_69">en</text:span><text:span text:style-name="T58_70"><text:s/></text:span><text:span text:style-name="T58_71">cada</text:span><text:span text:style-name="T58_72"><text:s/></text:span><text:span text:style-name="T58_73">turno</text:span><text:span text:style-name="T58_74">.</text:span></text:p>
      <text:p text:style-name="P59"/>
      <text:p text:style-name="P60"/>
      <text:p text:style-name="P61"><text:span text:style-name="T61_1">Construcciones</text:span></text:p>
      <text:p text:style-name="P62"/>
      <text:p text:style-name="P63"><text:bookmark-start text:name="h.6b8b0jkyquck"/><text:bookmark-end text:name="h.6b8b0jkyquck"/><text:span text:style-name="T63_1">Terran</text:span></text:p>
      <text:p text:style-name="P64"><text:span text:style-name="T64_1">Los</text:span><text:span text:style-name="T64_2"><text:s/></text:span><text:span text:style-name="T64_3">terran</text:span><text:span text:style-name="T64_4"><text:s/></text:span><text:span text:style-name="T64_5">cuentan</text:span><text:span text:style-name="T64_6"><text:s/></text:span><text:span text:style-name="T64_7">con</text:span><text:span text:style-name="T64_8">:</text:span></text:p>
      <text:p text:style-name="P65"/>
      <text:list text:style-name="LS3" xml:id="list4">
        <text:list-item>
          <text:p text:style-name="P66"><text:span text:style-name="T66_1">Centro</text:span><text:span text:style-name="T66_2"><text:s/></text:span><text:span text:style-name="T66_3">de</text:span><text:span text:style-name="T66_4"><text:s/></text:span><text:span text:style-name="T66_5">mineral</text:span><text:span text:style-name="T66_6">:<text:s/></text:span><text:span text:style-name="T66_7">Se</text:span><text:span text:style-name="T66_8"><text:s/></text:span><text:span text:style-name="T66_9">encarga</text:span><text:span text:style-name="T66_10"><text:s/></text:span><text:span text:style-name="T66_11">de</text:span><text:span text:style-name="T66_12"><text:s/></text:span><text:span text:style-name="T66_13">reunir</text:span><text:span text:style-name="T66_14"><text:s/></text:span><text:span text:style-name="T66_15">el</text:span><text:span text:style-name="T66_16"><text:s/></text:span><text:span text:style-name="T66_17">mineral</text:span><text:span text:style-name="T66_18"><text:s/></text:span><text:span text:style-name="T66_19">sobre</text:span><text:span text:style-name="T66_20"><text:s/></text:span><text:span text:style-name="T66_21">un</text:span><text:span text:style-name="T66_22"><text:s/></text:span><text:span text:style-name="T66_23">solo</text:span><text:span text:style-name="T66_24"><text:s/></text:span><text:span text:style-name="T66_25">cristal</text:span><text:span text:style-name="T66_26">.<text:s/></text:span></text:p>
        </text:list-item>
        <text:list-item>
          <text:p text:style-name="P67"><text:span text:style-name="T67_1">Barraca</text:span><text:span text:style-name="T67_2">:<text:s/></text:span><text:span text:style-name="T67_3">Edificio</text:span><text:span text:style-name="T67_4"><text:s/></text:span><text:span text:style-name="T67_5">que</text:span><text:span text:style-name="T67_6"><text:s/></text:span><text:span text:style-name="T67_7">entrenan</text:span><text:span text:style-name="T67_8"><text:s/></text:span><text:span text:style-name="T67_9">los</text:span><text:span text:style-name="T67_10"><text:s/></text:span><text:span text:style-name="T67_11">soldados</text:span><text:span text:style-name="T67_12"><text:s/></text:span><text:span text:style-name="T67_13">Marine</text:span><text:span text:style-name="T67_14">.</text:span></text:p>
        </text:list-item>
        <text:list-item>
          <text:p text:style-name="P68"><text:span text:style-name="T68_1">Depósito</text:span><text:span text:style-name="T68_2"><text:s/></text:span><text:span text:style-name="T68_3">de</text:span><text:span text:style-name="T68_4"><text:s/></text:span><text:span text:style-name="T68_5">suministros</text:span><text:span text:style-name="T68_6">:<text:s/></text:span><text:span text:style-name="T68_7"><text:s/></text:span><text:span text:style-name="T68_8">Determinan</text:span><text:span text:style-name="T68_9"><text:s/></text:span><text:span text:style-name="T68_10">la</text:span><text:span text:style-name="T68_11"><text:s/></text:span><text:span text:style-name="T68_12">cantidad</text:span><text:span text:style-name="T68_13"><text:s/></text:span><text:span text:style-name="T68_14">máxima</text:span><text:span text:style-name="T68_15"><text:s/></text:span><text:span text:style-name="T68_16">de</text:span><text:span text:style-name="T68_17"><text:s/></text:span><text:span text:style-name="T68_18">unidades</text:span><text:span text:style-name="T68_19"><text:s/></text:span><text:span text:style-name="T68_20">que</text:span><text:span text:style-name="T68_21"><text:s/></text:span><text:span text:style-name="T68_22">se</text:span><text:span text:style-name="T68_23"><text:s/></text:span><text:span text:style-name="T68_24">pueden</text:span><text:span text:style-name="T68_25"><text:s/></text:span><text:span text:style-name="T68_26">construir</text:span><text:span text:style-name="T68_27">,<text:s/></text:span><text:span text:style-name="T68_28">si</text:span><text:span text:style-name="T68_29"><text:s/></text:span><text:span text:style-name="T68_30">se</text:span><text:span text:style-name="T68_31"><text:s/></text:span><text:span text:style-name="T68_32">desea</text:span><text:span text:style-name="T68_33"><text:s/></text:span><text:span text:style-name="T68_34">tener</text:span><text:span text:style-name="T68_35"><text:s/></text:span><text:span text:style-name="T68_36">un</text:span><text:span text:style-name="T68_37"><text:s/></text:span><text:span text:style-name="T68_38">ejército</text:span><text:span text:style-name="T68_39"><text:s/></text:span><text:span text:style-name="T68_40">mayor</text:span><text:span text:style-name="T68_41"><text:s/></text:span><text:span text:style-name="T68_42">se</text:span><text:span text:style-name="T68_43"><text:s/></text:span><text:span text:style-name="T68_44">necesita</text:span><text:span text:style-name="T68_45"><text:s/></text:span><text:span text:style-name="T68_46">construir</text:span><text:span text:style-name="T68_47"><text:s/></text:span><text:span text:style-name="T68_48">una</text:span><text:span text:style-name="T68_49"><text:s/></text:span><text:span text:style-name="T68_50">cantidad</text:span><text:span text:style-name="T68_51"><text:s/></text:span><text:span text:style-name="T68_52">de</text:span><text:span text:style-name="T68_53"><text:s/></text:span><text:span text:style-name="T68_54">Depósitos</text:span><text:span text:style-name="T68_55"><text:s/></text:span><text:span text:style-name="T68_56">de</text:span><text:span text:style-name="T68_57"><text:s/></text:span><text:span text:style-name="T68_58">Suministros</text:span><text:span text:style-name="T68_59"><text:s/></text:span><text:span text:style-name="T68_60">suficientes</text:span><text:span text:style-name="T68_61">.<text:s/>(<text:s/></text:span><text:span text:style-name="T68_62">suma</text:span><text:span text:style-name="T68_63"><text:s/>+5<text:s/></text:span><text:span text:style-name="T68_64">capacidad</text:span><text:span text:style-name="T68_65"><text:s/></text:span><text:span text:style-name="T68_66">de</text:span><text:span text:style-name="T68_67"><text:s/></text:span><text:span text:style-name="T68_68">población</text:span><text:span text:style-name="T68_69">)</text:span></text:p>
        </text:list-item>
        <text:list-item>
          <text:p text:style-name="P69"><text:span text:style-name="T69_1">Refinería</text:span><text:span text:style-name="T69_2">:</text:span><text:span text:style-name="T69_3"><text:s/></text:span><text:span text:style-name="T69_4">Se</text:span><text:span text:style-name="T69_5"><text:s/></text:span><text:span text:style-name="T69_6">construyen</text:span><text:span text:style-name="T69_7"><text:s/></text:span><text:span text:style-name="T69_8">sobre</text:span><text:span text:style-name="T69_9"><text:s/></text:span><text:span text:style-name="T69_10">los</text:span><text:span text:style-name="T69_11"><text:s/></text:span><text:span text:style-name="T69_12">géisers</text:span><text:span text:style-name="T69_13"><text:s/></text:span><text:span text:style-name="T69_14">de</text:span><text:span text:style-name="T69_15"><text:s/></text:span><text:span text:style-name="T69_16">gas</text:span><text:span text:style-name="T69_17"><text:s/></text:span><text:span text:style-name="T69_18">vespeno</text:span><text:span text:style-name="T69_19"><text:s/></text:span><text:span text:style-name="T69_20">para</text:span><text:span text:style-name="T69_21"><text:s/></text:span><text:span text:style-name="T69_22">permitir</text:span><text:span text:style-name="T69_23"><text:s/></text:span><text:span text:style-name="T69_24">su</text:span><text:span text:style-name="T69_25"><text:s/></text:span><text:span text:style-name="T69_26">recolección</text:span><text:span text:style-name="T69_27">.</text:span></text:p>
        </text:list-item>
        <text:list-item>
          <text:p text:style-name="P70"><text:span text:style-name="T70_1">Fábrica</text:span><text:span text:style-name="T70_2"><text:s/>(</text:span><text:span text:style-name="T70_3">requiere</text:span><text:span text:style-name="T70_4"><text:s/></text:span><text:span text:style-name="T70_5">barraca</text:span><text:span text:style-name="T70_6">):</text:span><text:span text:style-name="T70_7"><text:s/></text:span><text:span text:style-name="T70_8">se</text:span><text:span text:style-name="T70_9"><text:s/></text:span><text:span text:style-name="T70_10">construyen</text:span><text:span text:style-name="T70_11"><text:s/></text:span><text:span text:style-name="T70_12">unidades</text:span><text:span text:style-name="T70_13"><text:s/></text:span><text:span text:style-name="T70_14">mecánicas</text:span><text:span text:style-name="T70_15"><text:s/></text:span><text:span text:style-name="T70_16">terrestres</text:span><text:span text:style-name="T70_17">.</text:span></text:p>
        </text:list-item>
        <text:list-item>
          <text:p text:style-name="P71"><text:span text:style-name="T71_1">Puerto</text:span><text:span text:style-name="T71_2"><text:s/></text:span><text:span text:style-name="T71_3">estelar</text:span><text:span text:style-name="T71_4">(</text:span><text:span text:style-name="T71_5">requiere</text:span><text:span text:style-name="T71_6"><text:s/></text:span><text:span text:style-name="T71_7">fábrica</text:span><text:span text:style-name="T71_8">)</text:span><text:span text:style-name="T71_9">:</text:span><text:span text:style-name="T71_10"><text:s/></text:span><text:span text:style-name="T71_11">aquí</text:span><text:span text:style-name="T71_12"><text:s/></text:span><text:span text:style-name="T71_13">se</text:span><text:span text:style-name="T71_14"><text:s/></text:span><text:span text:style-name="T71_15">construyen</text:span><text:span text:style-name="T71_16"><text:s/></text:span><text:span text:style-name="T71_17">las</text:span><text:span text:style-name="T71_18"><text:s/></text:span><text:span text:style-name="T71_19">unidades</text:span><text:span text:style-name="T71_20"><text:s/></text:span><text:span text:style-name="T71_21">mecánicas</text:span><text:span text:style-name="T71_22"><text:s/></text:span><text:span text:style-name="T71_23">aéreas</text:span><text:span text:style-name="T71_24">.</text:span></text:p>
        </text:list-item>
      </text:list>
      <text:p text:style-name="P72"/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3">
            <text:p text:style-name="P73"><text:span text:style-name="T73_1">Nombre</text:span></text:p>
          </table:table-cell>
          <table:table-cell table:style-name="Cell14">
            <text:p text:style-name="P74"><text:span text:style-name="T74_1">Costo</text:span></text:p>
          </table:table-cell>
          <table:table-cell table:style-name="Cell15">
            <text:p text:style-name="P75"><text:span text:style-name="T75_1">Tiempo</text:span><text:span text:style-name="T75_2"><text:s/></text:span><text:span text:style-name="T75_3">construcción</text:span></text:p>
          </table:table-cell>
          <table:table-cell table:style-name="Cell16">
            <text:p text:style-name="P76"><text:span text:style-name="T76_1">Vida</text:span></text:p>
          </table:table-cell>
          <table:table-cell table:style-name="Cell17">
            <text:p text:style-name="P77"><text:span text:style-name="T77_1">Unidad</text:span><text:span text:style-name="T77_2"><text:s/></text:span><text:span text:style-name="T77_3">que</text:span><text:span text:style-name="T77_4"><text:s/></text:span><text:span text:style-name="T77_5">habilita</text:span><text:span text:style-name="T77_6"><text:s/></text:span><text:span text:style-name="T77_7">a</text:span><text:span text:style-name="T77_8"><text:s/></text:span><text:span text:style-name="T77_9">construir</text:span></text:p>
          </table:table-cell>
        </table:table-row>
        <table:table-row table:style-name="Row6">
          <table:table-cell table:style-name="Cell18">
            <text:p text:style-name="P78"><text:span text:style-name="T78_1">Centro</text:span><text:span text:style-name="T78_2"><text:s/></text:span><text:span text:style-name="T78_3">de</text:span><text:span text:style-name="T78_4"><text:s/></text:span><text:span text:style-name="T78_5">mineral</text:span></text:p>
          </table:table-cell>
          <table:table-cell table:style-name="Cell19">
            <text:p text:style-name="P79"><text:span text:style-name="T79_1">50<text:s/></text:span><text:span text:style-name="T79_2">M</text:span></text:p>
          </table:table-cell>
          <table:table-cell table:style-name="Cell20">
            <text:p text:style-name="P80"><text:span text:style-name="T80_1">4</text:span></text:p>
          </table:table-cell>
          <table:table-cell table:style-name="Cell21">
            <text:p text:style-name="P81"><text:span text:style-name="T81_1">500</text:span></text:p>
          </table:table-cell>
          <table:table-cell table:style-name="Cell22">
            <text:p text:style-name="P82"><text:span text:style-name="T82_1">-</text:span></text:p>
          </table:table-cell>
        </table:table-row>
        <table:table-row table:style-name="Row7">
          <table:table-cell table:style-name="Cell23">
            <text:p text:style-name="P83"><text:span text:style-name="T83_1">Barraca</text:span></text:p>
          </table:table-cell>
          <table:table-cell table:style-name="Cell24">
            <text:p text:style-name="P84"><text:span text:style-name="T84_1">150<text:s/></text:span><text:span text:style-name="T84_2">M</text:span></text:p>
          </table:table-cell>
          <table:table-cell table:style-name="Cell25">
            <text:p text:style-name="P85"><text:span text:style-name="T85_1">12</text:span></text:p>
          </table:table-cell>
          <table:table-cell table:style-name="Cell26">
            <text:p text:style-name="P86"><text:span text:style-name="T86_1">1000</text:span></text:p>
          </table:table-cell>
          <table:table-cell table:style-name="Cell27">
            <text:list text:style-name="LS4" xml:id="list10">
              <text:list-item>
                <text:p text:style-name="P87"><text:span text:style-name="T87_1">Marine</text:span></text:p>
              </text:list-item>
            </text:list>
          </table:table-cell>
        </table:table-row>
        <table:table-row table:style-name="Row8">
          <table:table-cell table:style-name="Cell28">
            <text:p text:style-name="P88"><text:span text:style-name="T88_1">Depósito</text:span><text:span text:style-name="T88_2"><text:s/></text:span><text:span text:style-name="T88_3">suministro</text:span></text:p>
          </table:table-cell>
          <table:table-cell table:style-name="Cell29">
            <text:p text:style-name="P89"><text:span text:style-name="T89_1">100<text:s/></text:span><text:span text:style-name="T89_2">M</text:span></text:p>
          </table:table-cell>
          <table:table-cell table:style-name="Cell30">
            <text:p text:style-name="P90"><text:span text:style-name="T90_1">6</text:span></text:p>
          </table:table-cell>
          <table:table-cell table:style-name="Cell31">
            <text:p text:style-name="P91"><text:span text:style-name="T91_1">500</text:span></text:p>
          </table:table-cell>
          <table:table-cell table:style-name="Cell32">
            <text:p text:style-name="P92"><text:span text:style-name="T92_1">-</text:span></text:p>
          </table:table-cell>
        </table:table-row>
        <table:table-row table:style-name="Row9">
          <table:table-cell table:style-name="Cell33">
            <text:p text:style-name="P93"><text:span text:style-name="T93_1">Refinería</text:span></text:p>
          </table:table-cell>
          <table:table-cell table:style-name="Cell34">
            <text:p text:style-name="P94"><text:span text:style-name="T94_1">100<text:s/></text:span><text:span text:style-name="T94_2">M</text:span></text:p>
          </table:table-cell>
          <table:table-cell table:style-name="Cell35">
            <text:p text:style-name="P95"><text:span text:style-name="T95_1">6</text:span></text:p>
          </table:table-cell>
          <table:table-cell table:style-name="Cell36">
            <text:p text:style-name="P96"><text:span text:style-name="T96_1">750</text:span></text:p>
          </table:table-cell>
          <table:table-cell table:style-name="Cell37">
            <text:p text:style-name="P97"><text:span text:style-name="T97_1">-</text:span></text:p>
          </table:table-cell>
        </table:table-row>
        <table:table-row table:style-name="Row10">
          <table:table-cell table:style-name="Cell38">
            <text:p text:style-name="P98"><text:span text:style-name="T98_1">Fábrica</text:span></text:p>
          </table:table-cell>
          <table:table-cell table:style-name="Cell39">
            <text:p text:style-name="P99"><text:span text:style-name="T99_1">200<text:s/></text:span><text:span text:style-name="T99_2">M</text:span><text:span text:style-name="T99_3"><text:s/>/<text:s/>100<text:s/></text:span><text:span text:style-name="T99_4">G</text:span></text:p>
          </table:table-cell>
          <table:table-cell table:style-name="Cell40">
            <text:p text:style-name="P100"><text:span text:style-name="T100_1">12</text:span></text:p>
          </table:table-cell>
          <table:table-cell table:style-name="Cell41">
            <text:p text:style-name="P101"><text:span text:style-name="T101_1">1250</text:span></text:p>
          </table:table-cell>
          <table:table-cell table:style-name="Cell42">
            <text:list text:style-name="LS5" xml:id="list11">
              <text:list-item>
                <text:p text:style-name="P102"><text:span text:style-name="T102_1">Golliat</text:span></text:p>
              </text:list-item>
            </text:list>
          </table:table-cell>
        </table:table-row>
        <table:table-row table:style-name="Row11">
          <table:table-cell table:style-name="Cell43">
            <text:p text:style-name="P103"><text:span text:style-name="T103_1">Puerto</text:span><text:span text:style-name="T103_2"><text:s/></text:span><text:span text:style-name="T103_3">Estelar</text:span></text:p>
          </table:table-cell>
          <table:table-cell table:style-name="Cell44">
            <text:p text:style-name="P104"><text:span text:style-name="T104_1">150<text:s/></text:span><text:span text:style-name="T104_2">M</text:span><text:span text:style-name="T104_3"><text:s/>/<text:s/>100<text:s/></text:span><text:span text:style-name="T104_4">G</text:span></text:p>
          </table:table-cell>
          <table:table-cell table:style-name="Cell45">
            <text:p text:style-name="P105"><text:span text:style-name="T105_1">10</text:span></text:p>
          </table:table-cell>
          <table:table-cell table:style-name="Cell46">
            <text:p text:style-name="P106"><text:span text:style-name="T106_1">1300</text:span></text:p>
          </table:table-cell>
          <table:table-cell table:style-name="Cell47">
            <text:list text:style-name="LS6" xml:id="list12">
              <text:list-item>
                <text:p text:style-name="P107"><text:span text:style-name="T107_1">Espectro</text:span></text:p>
              </text:list-item>
              <text:list-item>
                <text:p text:style-name="P108"><text:span text:style-name="T108_1">Nave</text:span><text:span text:style-name="T108_2"><text:s/></text:span><text:span text:style-name="T108_3">de</text:span><text:span text:style-name="T108_4"><text:s/></text:span><text:span text:style-name="T108_5">Transporte</text:span></text:p>
              </text:list-item>
              <text:list-item>
                <text:p text:style-name="P109"><text:span text:style-name="T109_1">Nave</text:span><text:span text:style-name="T109_2"><text:s/></text:span><text:span text:style-name="T109_3">de</text:span><text:span text:style-name="T109_4"><text:s/></text:span><text:span text:style-name="T109_5">Ciencia</text:span></text:p>
              </text:list-item>
            </text:list>
          </table:table-cell>
        </table:table-row>
      </table:table>
      <text:p text:style-name="P110"/>
      <text:p text:style-name="P111"><text:span text:style-name="T111_1">Protoss</text:span></text:p>
      <text:p text:style-name="P112"/>
      <text:p text:style-name="P113"><text:span text:style-name="T113_1">Todos</text:span><text:span text:style-name="T113_2"><text:s/></text:span><text:span text:style-name="T113_3">los</text:span><text:span text:style-name="T113_4"><text:s/></text:span><text:span text:style-name="T113_5">edificios</text:span><text:span text:style-name="T113_6"><text:s/></text:span><text:span text:style-name="T113_7">y</text:span><text:span text:style-name="T113_8"><text:s/></text:span><text:span text:style-name="T113_9">unidades</text:span><text:span text:style-name="T113_10"><text:s/></text:span><text:span text:style-name="T113_11">protoss</text:span><text:span text:style-name="T113_12"><text:s/></text:span><text:span text:style-name="T113_13">cuentan</text:span><text:span text:style-name="T113_14"><text:s/></text:span><text:span text:style-name="T113_15">con</text:span><text:span text:style-name="T113_16"><text:s/></text:span><text:span text:style-name="T113_17">un</text:span><text:span text:style-name="T113_18"><text:s/></text:span><text:span text:style-name="T113_19">escudo</text:span><text:span text:style-name="T113_20"><text:s/></text:span><text:span text:style-name="T113_21">y</text:span><text:span text:style-name="T113_22"><text:s/></text:span><text:span text:style-name="T113_23">una</text:span><text:span text:style-name="T113_24"><text:s/></text:span><text:span text:style-name="T113_25">vida</text:span><text:span text:style-name="T113_26">.<text:s/></text:span><text:span text:style-name="T113_27">Cuando</text:span><text:span text:style-name="T113_28"><text:s/></text:span><text:span text:style-name="T113_29">son</text:span><text:span text:style-name="T113_30"><text:s/></text:span><text:span text:style-name="T113_31">dañados</text:span><text:span text:style-name="T113_32">,<text:s/></text:span><text:span text:style-name="T113_33">los</text:span><text:span text:style-name="T113_34"><text:s/></text:span><text:span text:style-name="T113_35">escudos</text:span><text:span text:style-name="T113_36"><text:s/></text:span><text:span text:style-name="T113_37">se</text:span><text:span text:style-name="T113_38"><text:s/></text:span><text:span text:style-name="T113_39">regeneran</text:span><text:span text:style-name="T113_40"><text:s/></text:span><text:span text:style-name="T113_41">automáticamente</text:span><text:span text:style-name="T113_42"><text:s/></text:span><text:span text:style-name="T113_43">hasta</text:span><text:span text:style-name="T113_44"><text:s/></text:span><text:span text:style-name="T113_45">volver</text:span><text:span text:style-name="T113_46"><text:s/></text:span><text:span text:style-name="T113_47">al</text:span><text:span text:style-name="T113_48"><text:s/>100<text:s/>%,<text:s/></text:span><text:span text:style-name="T113_49">pero</text:span><text:span text:style-name="T113_50"><text:s/></text:span><text:span text:style-name="T113_51">si</text:span><text:span text:style-name="T113_52"><text:s/></text:span><text:span text:style-name="T113_53">el</text:span><text:span text:style-name="T113_54"><text:s/></text:span><text:span text:style-name="T113_55">daño</text:span><text:span text:style-name="T113_56"><text:s/></text:span><text:span text:style-name="T113_57">fue</text:span><text:span text:style-name="T113_58"><text:s/></text:span><text:span text:style-name="T113_59">tal</text:span><text:span text:style-name="T113_60"><text:s/></text:span><text:span text:style-name="T113_61">que</text:span><text:span text:style-name="T113_62"><text:s/></text:span><text:span text:style-name="T113_63">ya</text:span><text:span text:style-name="T113_64"><text:s/></text:span><text:span text:style-name="T113_65">les</text:span><text:span text:style-name="T113_66"><text:s/></text:span><text:span text:style-name="T113_67">empezó</text:span><text:span text:style-name="T113_68"><text:s/></text:span><text:span text:style-name="T113_69">a</text:span><text:span text:style-name="T113_70"><text:s/></text:span><text:span text:style-name="T113_71">sacar</text:span><text:span text:style-name="T113_72"><text:s/></text:span><text:span text:style-name="T113_73">parte</text:span><text:span text:style-name="T113_74"><text:s/></text:span><text:span text:style-name="T113_75">de</text:span><text:span text:style-name="T113_76"><text:s/></text:span><text:span text:style-name="T113_77">la</text:span><text:span text:style-name="T113_78"><text:s/></text:span><text:span text:style-name="T113_79">vida</text:span><text:span text:style-name="T113_80">,<text:s/></text:span><text:span text:style-name="T113_81">la</text:span><text:span text:style-name="T113_82"><text:s/></text:span><text:span text:style-name="T113_83">misma</text:span><text:span text:style-name="T113_84"><text:s/></text:span><text:span text:style-name="T113_85">no</text:span><text:span text:style-name="T113_86"><text:s/></text:span><text:span text:style-name="T113_87">se</text:span><text:span text:style-name="T113_88"><text:s/></text:span><text:span text:style-name="T113_89">recupera</text:span><text:span text:style-name="T113_90"><text:s/></text:span><text:span text:style-name="T113_91">y</text:span><text:span text:style-name="T113_92"><text:s/></text:span><text:span text:style-name="T113_93">queda</text:span><text:span text:style-name="T113_94"><text:s/></text:span><text:span text:style-name="T113_95">en</text:span><text:span text:style-name="T113_96"><text:s/></text:span><text:span text:style-name="T113_97">su</text:span><text:span text:style-name="T113_98"><text:s/></text:span><text:span text:style-name="T113_99">estado</text:span><text:span text:style-name="T113_100"><text:s/></text:span><text:span text:style-name="T113_101">dañado</text:span><text:span text:style-name="T113_102">,<text:s/></text:span><text:span text:style-name="T113_103">sólo</text:span><text:span text:style-name="T113_104"><text:s/></text:span><text:span text:style-name="T113_105">llenándose</text:span><text:span text:style-name="T113_106"><text:s/></text:span><text:span text:style-name="T113_107">el</text:span><text:span text:style-name="T113_108"><text:s/></text:span><text:span text:style-name="T113_109">escudo</text:span><text:span text:style-name="T113_110">.</text:span></text:p>
      <text:p text:style-name="P114"/>
      <text:list text:style-name="LS7" xml:id="list15">
        <text:list-item>
          <text:p text:style-name="P115"><text:span text:style-name="T115_1">Nexo</text:span><text:span text:style-name="T115_2"><text:s/></text:span><text:span text:style-name="T115_3">mineral</text:span><text:span text:style-name="T115_4">:</text:span><text:span text:style-name="T115_5"><text:s/></text:span><text:span text:style-name="T115_6">Recolecta</text:span><text:span text:style-name="T115_7"><text:s/></text:span><text:span text:style-name="T115_8">mineral</text:span><text:span text:style-name="T115_9"><text:s/></text:span><text:span text:style-name="T115_10">sobre</text:span><text:span text:style-name="T115_11"><text:s/></text:span><text:span text:style-name="T115_12">un</text:span><text:span text:style-name="T115_13"><text:s/></text:span><text:span text:style-name="T115_14">cristal</text:span><text:span text:style-name="T115_15"><text:s/></text:span><text:span text:style-name="T115_16">en</text:span><text:span text:style-name="T115_17"><text:s/></text:span><text:span text:style-name="T115_18">particular</text:span><text:span text:style-name="T115_19">.</text:span></text:p>
        </text:list-item>
        <text:list-item>
          <text:p text:style-name="P116"><text:span text:style-name="T116_1">Pilón</text:span><text:span text:style-name="T116_2">:</text:span><text:span text:style-name="T116_3"><text:s/></text:span><text:span text:style-name="T116_4">Excavado</text:span><text:span text:style-name="T116_5"><text:s/></text:span><text:span text:style-name="T116_6">de</text:span><text:span text:style-name="T116_7"><text:s/></text:span><text:span text:style-name="T116_8">los</text:span><text:span text:style-name="T116_9"><text:s/></text:span><text:span text:style-name="T116_10">Cristales</text:span><text:span text:style-name="T116_11"><text:s/></text:span><text:span text:style-name="T116_12">Khaydarin</text:span><text:span text:style-name="T116_13"><text:s/></text:span><text:span text:style-name="T116_14">sagrados</text:span><text:span text:style-name="T116_15">,<text:s/></text:span><text:span text:style-name="T116_16">los</text:span><text:span text:style-name="T116_17"><text:s/></text:span><text:span text:style-name="T116_18">Pilones</text:span><text:span text:style-name="T116_19"><text:s/></text:span><text:span text:style-name="T116_20">Protoss</text:span><text:span text:style-name="T116_21"><text:s/></text:span><text:span text:style-name="T116_22">actúan</text:span><text:span text:style-name="T116_23"><text:s/></text:span><text:span text:style-name="T116_24">como</text:span><text:span text:style-name="T116_25"><text:s/></text:span><text:span text:style-name="T116_26">puntos</text:span><text:span text:style-name="T116_27"><text:s/></text:span><text:span text:style-name="T116_28">focales</text:span><text:span text:style-name="T116_29"><text:s/></text:span><text:span text:style-name="T116_30">de</text:span><text:span text:style-name="T116_31"><text:s/></text:span><text:span text:style-name="T116_32">la</text:span><text:span text:style-name="T116_33"><text:s/></text:span><text:span text:style-name="T116_34">matriz</text:span><text:span text:style-name="T116_35"><text:s/></text:span><text:span text:style-name="T116_36">psi</text:span><text:span text:style-name="T116_37"><text:s/></text:span><text:span text:style-name="T116_38">emitida</text:span><text:span text:style-name="T116_39"><text:s/></text:span><text:span text:style-name="T116_40">por</text:span><text:span text:style-name="T116_41"><text:s/></text:span><text:span text:style-name="T116_42">el</text:span><text:span text:style-name="T116_43"><text:s/></text:span><text:span text:style-name="T116_44">Nexo</text:span><text:span text:style-name="T116_45">.<text:s/></text:span><text:span text:style-name="T116_46">Son</text:span><text:span text:style-name="T116_47"><text:s/></text:span><text:span text:style-name="T116_48">necesarios</text:span><text:span text:style-name="T116_49"><text:s/></text:span><text:span text:style-name="T116_50">para</text:span><text:span text:style-name="T116_51"><text:s/></text:span><text:span text:style-name="T116_52">poder</text:span><text:span text:style-name="T116_53"><text:s/></text:span><text:span text:style-name="T116_54">transportar</text:span><text:span text:style-name="T116_55"><text:s/></text:span><text:span text:style-name="T116_56">un</text:span><text:span text:style-name="T116_57"><text:s/></text:span><text:span text:style-name="T116_58">mayor</text:span><text:span text:style-name="T116_59"><text:s/></text:span><text:span text:style-name="T116_60">número</text:span><text:span text:style-name="T116_61"><text:s/></text:span><text:span text:style-name="T116_62">de</text:span><text:span text:style-name="T116_63"><text:s/></text:span><text:span text:style-name="T116_64">tropas</text:span><text:span text:style-name="T116_65">.<text:s/>(</text:span><text:span text:style-name="T116_66">aumenta</text:span><text:span text:style-name="T116_67"><text:s/>+5<text:s/></text:span><text:span text:style-name="T116_68">la</text:span><text:span text:style-name="T116_69"><text:s/></text:span><text:span text:style-name="T116_70">capacidad</text:span><text:span text:style-name="T116_71"><text:s/></text:span><text:span text:style-name="T116_72">de</text:span><text:span text:style-name="T116_73"><text:s/></text:span><text:span text:style-name="T116_74">población</text:span><text:span text:style-name="T116_75">)</text:span></text:p>
        </text:list-item>
      </text:list>
      <text:list text:style-name="LS8" xml:id="list17">
        <text:list-item>
          <text:p text:style-name="P117"><text:span text:style-name="T117_1">Asimilador</text:span><text:span text:style-name="T117_2">:</text:span><text:span text:style-name="T117_3"><text:s/></text:span><text:span text:style-name="T117_4">El</text:span><text:span text:style-name="T117_5"><text:s/></text:span><text:span text:style-name="T117_6">Asimilador</text:span><text:span text:style-name="T117_7"><text:s/></text:span><text:span text:style-name="T117_8">prepara</text:span><text:span text:style-name="T117_9"><text:s/></text:span><text:span text:style-name="T117_10">en</text:span><text:span text:style-name="T117_11"><text:s/></text:span><text:span text:style-name="T117_12">cápsulas</text:span><text:span text:style-name="T117_13"><text:s/></text:span><text:span text:style-name="T117_14">el</text:span><text:span text:style-name="T117_15"><text:s/></text:span><text:span text:style-name="T117_16">gas</text:span><text:span text:style-name="T117_17"><text:s/></text:span><text:span text:style-name="T117_18">producido</text:span><text:span text:style-name="T117_19"><text:s/></text:span><text:span text:style-name="T117_20">en</text:span><text:span text:style-name="T117_21"><text:s/></text:span><text:span text:style-name="T117_22">cualquier</text:span><text:span text:style-name="T117_23"><text:s/></text:span><text:span text:style-name="T117_24">géiser</text:span><text:span text:style-name="T117_25"><text:s/></text:span><text:span text:style-name="T117_26">de</text:span><text:span text:style-name="T117_27"><text:s/></text:span><text:span text:style-name="T117_28">gas</text:span><text:span text:style-name="T117_29"><text:s/></text:span><text:span text:style-name="T117_30">vespeno</text:span><text:span text:style-name="T117_31"><text:s/></text:span><text:span text:style-name="T117_32">sobre</text:span><text:span text:style-name="T117_33"><text:s/></text:span><text:span text:style-name="T117_34">el</text:span><text:span text:style-name="T117_35"><text:s/></text:span><text:span text:style-name="T117_36">que</text:span><text:span text:style-name="T117_37"><text:s/></text:span><text:span text:style-name="T117_38">esté</text:span><text:span text:style-name="T117_39"><text:s/></text:span><text:span text:style-name="T117_40">construido</text:span><text:span text:style-name="T117_41">.</text:span></text:p>
        </text:list-item>
        <text:list-item>
          <text:p text:style-name="P118"><text:span text:style-name="T118_1">Acceso</text:span><text:span text:style-name="T118_2">:</text:span><text:span text:style-name="T118_3"><text:s/></text:span><text:span text:style-name="T118_4">La</text:span><text:span text:style-name="T118_5"><text:s/></text:span><text:span text:style-name="T118_6">grieta</text:span><text:span text:style-name="T118_7">-</text:span><text:span text:style-name="T118_8">distorsión</text:span><text:span text:style-name="T118_9"><text:s/></text:span><text:span text:style-name="T118_10">que</text:span><text:span text:style-name="T118_11"><text:s/></text:span><text:span text:style-name="T118_12">se</text:span><text:span text:style-name="T118_13"><text:s/></text:span><text:span text:style-name="T118_14">encuentra</text:span><text:span text:style-name="T118_15"><text:s/></text:span><text:span text:style-name="T118_16">en</text:span><text:span text:style-name="T118_17"><text:s/></text:span><text:span text:style-name="T118_18">el</text:span><text:span text:style-name="T118_19"><text:s/></text:span><text:span text:style-name="T118_20">centro</text:span><text:span text:style-name="T118_21"><text:s/></text:span><text:span text:style-name="T118_22">de</text:span><text:span text:style-name="T118_23"><text:s/></text:span><text:span text:style-name="T118_24">la</text:span><text:span text:style-name="T118_25"><text:s/></text:span><text:span text:style-name="T118_26">enorme</text:span><text:span text:style-name="T118_27"><text:s/></text:span><text:span text:style-name="T118_28">entrada</text:span><text:span text:style-name="T118_29"><text:s/></text:span><text:span text:style-name="T118_30">es</text:span><text:span text:style-name="T118_31"><text:s/></text:span><text:span text:style-name="T118_32">donde</text:span><text:span text:style-name="T118_33"><text:s/></text:span><text:span text:style-name="T118_34">las</text:span><text:span text:style-name="T118_35"><text:s/></text:span><text:span text:style-name="T118_36">tropas</text:span><text:span text:style-name="T118_37"><text:s/></text:span><text:span text:style-name="T118_38">de</text:span><text:span text:style-name="T118_39"><text:s/></text:span><text:span text:style-name="T118_40">tierra</text:span><text:span text:style-name="T118_41"><text:s/></text:span><text:span text:style-name="T118_42">Protoss</text:span><text:span text:style-name="T118_43"><text:s/></text:span><text:span text:style-name="T118_44">altamente</text:span><text:span text:style-name="T118_45"><text:s/></text:span><text:span text:style-name="T118_46">entrenadas</text:span><text:span text:style-name="T118_47"><text:s/></text:span><text:span text:style-name="T118_48">pueden</text:span><text:span text:style-name="T118_49"><text:s/></text:span><text:span text:style-name="T118_50">ser</text:span><text:span text:style-name="T118_51"><text:s/></text:span><text:span text:style-name="T118_52">transportadas</text:span><text:span text:style-name="T118_53"><text:s/></text:span><text:span text:style-name="T118_54">desde</text:span><text:span text:style-name="T118_55"><text:s/></text:span><text:span text:style-name="T118_56">Aiur</text:span><text:span text:style-name="T118_57">.<text:s/></text:span></text:p>
        </text:list-item>
        <text:list-item>
          <text:p text:style-name="P119"><text:span text:style-name="T119_1">Puerto</text:span><text:span text:style-name="T119_2"><text:s/></text:span><text:span text:style-name="T119_3">estelar</text:span><text:span text:style-name="T119_4"><text:s/>(</text:span><text:span text:style-name="T119_5">requiera</text:span><text:span text:style-name="T119_6"><text:s/></text:span><text:span text:style-name="T119_7">acceso</text:span><text:span text:style-name="T119_8">):</text:span><text:span text:style-name="T119_9"><text:s/></text:span><text:span text:style-name="T119_10">Esta</text:span><text:span text:style-name="T119_11"><text:s/></text:span><text:span text:style-name="T119_12">estructura</text:span><text:span text:style-name="T119_13"><text:s/></text:span><text:span text:style-name="T119_14">transporta</text:span><text:span text:style-name="T119_15"><text:s/></text:span><text:span text:style-name="T119_16">las</text:span><text:span text:style-name="T119_17"><text:s/></text:span><text:span text:style-name="T119_18">naves</text:span><text:span text:style-name="T119_19"><text:s/></text:span><text:span text:style-name="T119_20">protoss</text:span><text:span text:style-name="T119_21"><text:s/></text:span><text:span text:style-name="T119_22">en</text:span><text:span text:style-name="T119_23"><text:s/></text:span><text:span text:style-name="T119_24">órbita</text:span><text:span text:style-name="T119_25"><text:s/></text:span><text:span text:style-name="T119_26">de</text:span><text:span text:style-name="T119_27"><text:s/></text:span><text:span text:style-name="T119_28">Aiur</text:span><text:span text:style-name="T119_29"><text:s/></text:span><text:span text:style-name="T119_30">hasta</text:span><text:span text:style-name="T119_31"><text:s/></text:span><text:span text:style-name="T119_32">los</text:span><text:span text:style-name="T119_33"><text:s/></text:span><text:span text:style-name="T119_34">lejanos</text:span><text:span text:style-name="T119_35"><text:s/></text:span><text:span text:style-name="T119_36">planetas</text:span><text:span text:style-name="T119_37"><text:s/></text:span><text:span text:style-name="T119_38">en</text:span><text:span text:style-name="T119_39"><text:s/></text:span><text:span text:style-name="T119_40">los</text:span><text:span text:style-name="T119_41"><text:s/></text:span><text:span text:style-name="T119_42">que</text:span><text:span text:style-name="T119_43"><text:s/></text:span><text:span text:style-name="T119_44">han</text:span><text:span text:style-name="T119_45"><text:s/></text:span><text:span text:style-name="T119_46">de</text:span><text:span text:style-name="T119_47"><text:s/></text:span><text:span text:style-name="T119_48">luchar</text:span><text:span text:style-name="T119_49"><text:s/></text:span><text:span text:style-name="T119_50">por</text:span><text:span text:style-name="T119_51"><text:s/></text:span><text:span text:style-name="T119_52">su</text:span><text:span text:style-name="T119_53"><text:s/></text:span><text:span text:style-name="T119_54">raza</text:span><text:span text:style-name="T119_55">.</text:span></text:p>
        </text:list-item>
      </text:list>
      <text:list text:style-name="LS9" xml:id="list20">
        <text:list-item>
          <text:p text:style-name="P120"><text:span text:style-name="T120_1">Archivos</text:span><text:span text:style-name="T120_2"><text:s/></text:span><text:span text:style-name="T120_3">Templarios</text:span><text:span text:style-name="T120_4"><text:s/>(</text:span><text:span text:style-name="T120_5">requiere</text:span><text:span text:style-name="T120_6"><text:s/></text:span><text:span text:style-name="T120_7">puerto</text:span><text:span text:style-name="T120_8"><text:s/></text:span><text:span text:style-name="T120_9">estelar</text:span><text:span text:style-name="T120_10">):</text:span><text:span text:style-name="T120_11"><text:s/></text:span><text:span text:style-name="T120_12">Los</text:span><text:span text:style-name="T120_13"><text:s/></text:span><text:span text:style-name="T120_14">Archivos</text:span><text:span text:style-name="T120_15"><text:s/></text:span><text:span text:style-name="T120_16">Templarios</text:span><text:span text:style-name="T120_17"><text:s/></text:span><text:span text:style-name="T120_18">son</text:span><text:span text:style-name="T120_19"><text:s/></text:span><text:span text:style-name="T120_20">los</text:span><text:span text:style-name="T120_21"><text:s/></text:span><text:span text:style-name="T120_22">oscuros</text:span><text:span text:style-name="T120_23"><text:s/></text:span><text:span text:style-name="T120_24">y</text:span><text:span text:style-name="T120_25"><text:s/></text:span><text:span text:style-name="T120_26">misteriosos</text:span><text:span text:style-name="T120_27"><text:s/></text:span><text:span text:style-name="T120_28">edificios</text:span><text:span text:style-name="T120_29"><text:s/></text:span><text:span text:style-name="T120_30">que</text:span><text:span text:style-name="T120_31"><text:s/></text:span><text:span text:style-name="T120_32">sirven</text:span><text:span text:style-name="T120_33"><text:s/></text:span><text:span text:style-name="T120_34">de</text:span><text:span text:style-name="T120_35"><text:s/></text:span><text:span text:style-name="T120_36">centros</text:span><text:span text:style-name="T120_37"><text:s/></text:span><text:span text:style-name="T120_38">de</text:span><text:span text:style-name="T120_39"><text:s/></text:span><text:span text:style-name="T120_40">entrenamiento</text:span><text:span text:style-name="T120_41"><text:s/></text:span><text:span text:style-name="T120_42">para</text:span><text:span text:style-name="T120_43"><text:s/></text:span><text:span text:style-name="T120_44">los</text:span><text:span text:style-name="T120_45"><text:s/></text:span><text:span text:style-name="T120_46">Altos</text:span><text:span text:style-name="T120_47"><text:s/></text:span><text:span text:style-name="T120_48">Templarios</text:span><text:span text:style-name="T120_49">.<text:s/></text:span><text:span text:style-name="T120_50">Estos</text:span><text:span text:style-name="T120_51"><text:s/></text:span><text:span text:style-name="T120_52">guerreros</text:span><text:span text:style-name="T120_53">,<text:s/></text:span><text:span text:style-name="T120_54">entrenados</text:span><text:span text:style-name="T120_55"><text:s/></text:span><text:span text:style-name="T120_56">en</text:span><text:span text:style-name="T120_57"><text:s/></text:span><text:span text:style-name="T120_58">el</text:span><text:span text:style-name="T120_59"><text:s/></text:span><text:span text:style-name="T120_60">manejo</text:span><text:span text:style-name="T120_61"><text:s/></text:span><text:span text:style-name="T120_62">de</text:span><text:span text:style-name="T120_63"><text:s/></text:span><text:span text:style-name="T120_64">los</text:span><text:span text:style-name="T120_65"><text:s/></text:span><text:span text:style-name="T120_66">impresionantes</text:span><text:span text:style-name="T120_67"><text:s/></text:span><text:span text:style-name="T120_68">poderes</text:span><text:span text:style-name="T120_69"><text:s/></text:span><text:span text:style-name="T120_70">psiónicos</text:span><text:span text:style-name="T120_71"><text:s/></text:span><text:span text:style-name="T120_72">de</text:span><text:span text:style-name="T120_73"><text:s/></text:span><text:span text:style-name="T120_74">su</text:span><text:span text:style-name="T120_75"><text:s/></text:span><text:span text:style-name="T120_76">raza</text:span><text:span text:style-name="T120_77">,<text:s/></text:span><text:span text:style-name="T120_78">utilizan</text:span><text:span text:style-name="T120_79"><text:s/></text:span><text:span text:style-name="T120_80">los</text:span><text:span text:style-name="T120_81"><text:s/></text:span><text:span text:style-name="T120_82">Archivos</text:span><text:span text:style-name="T120_83"><text:s/></text:span><text:span text:style-name="T120_84">para</text:span><text:span text:style-name="T120_85"><text:s/></text:span><text:span text:style-name="T120_86">comunicarse</text:span><text:span text:style-name="T120_87"><text:s/></text:span><text:span text:style-name="T120_88">con</text:span><text:span text:style-name="T120_89"><text:s/></text:span><text:span text:style-name="T120_90">sus</text:span><text:span text:style-name="T120_91"><text:s/></text:span><text:span text:style-name="T120_92">ancestros</text:span><text:span text:style-name="T120_93">.</text:span></text:p>
        </text:list-item>
      </text:list>
      <text:p text:style-name="P121"/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2">
          <table:table-cell table:style-name="Cell48">
            <text:p text:style-name="P122"><text:span text:style-name="T122_1">Nombre</text:span></text:p>
          </table:table-cell>
          <table:table-cell table:style-name="Cell49">
            <text:p text:style-name="P123"><text:span text:style-name="T123_1">Costo</text:span></text:p>
          </table:table-cell>
          <table:table-cell table:style-name="Cell50">
            <text:p text:style-name="P124"><text:span text:style-name="T124_1">Tiempo</text:span><text:span text:style-name="T124_2"><text:s/></text:span><text:span text:style-name="T124_3">construcción</text:span></text:p>
          </table:table-cell>
          <table:table-cell table:style-name="Cell51">
            <text:p text:style-name="P125"><text:span text:style-name="T125_1">Vida</text:span></text:p>
          </table:table-cell>
          <table:table-cell table:style-name="Cell52">
            <text:p text:style-name="P126"><text:span text:style-name="T126_1">Unidad</text:span><text:span text:style-name="T126_2"><text:s/></text:span><text:span text:style-name="T126_3">que</text:span><text:span text:style-name="T126_4"><text:s/></text:span><text:span text:style-name="T126_5">habilita</text:span><text:span text:style-name="T126_6"><text:s/></text:span><text:span text:style-name="T126_7">a</text:span><text:span text:style-name="T126_8"><text:s/></text:span><text:span text:style-name="T126_9">construir</text:span></text:p>
          </table:table-cell>
        </table:table-row>
        <table:table-row table:style-name="Row13">
          <table:table-cell table:style-name="Cell53">
            <text:p text:style-name="P127"><text:span text:style-name="T127_1">Nexo</text:span><text:span text:style-name="T127_2"><text:s/></text:span><text:span text:style-name="T127_3">mineral</text:span></text:p>
          </table:table-cell>
          <table:table-cell table:style-name="Cell54">
            <text:p text:style-name="P128"><text:span text:style-name="T128_1">50<text:s/></text:span><text:span text:style-name="T128_2">M</text:span></text:p>
          </table:table-cell>
          <table:table-cell table:style-name="Cell55">
            <text:p text:style-name="P129"><text:span text:style-name="T129_1">4</text:span></text:p>
          </table:table-cell>
          <table:table-cell table:style-name="Cell56">
            <text:p text:style-name="P130"><text:span text:style-name="T130_1">250<text:s/></text:span><text:span text:style-name="T130_2">E</text:span><text:span text:style-name="T130_3">/<text:s/>250</text:span><text:span text:style-name="T130_4">V</text:span></text:p>
          </table:table-cell>
          <table:table-cell table:style-name="Cell57">
            <text:p text:style-name="P131"><text:span text:style-name="T131_1">-</text:span></text:p>
          </table:table-cell>
        </table:table-row>
        <table:table-row table:style-name="Row14">
          <table:table-cell table:style-name="Cell58">
            <text:p text:style-name="P132"><text:span text:style-name="T132_1">Pilón</text:span></text:p>
          </table:table-cell>
          <table:table-cell table:style-name="Cell59">
            <text:p text:style-name="P133"><text:span text:style-name="T133_1">100<text:s/></text:span><text:span text:style-name="T133_2">M</text:span></text:p>
          </table:table-cell>
          <table:table-cell table:style-name="Cell60">
            <text:p text:style-name="P134"><text:span text:style-name="T134_1">5</text:span></text:p>
          </table:table-cell>
          <table:table-cell table:style-name="Cell61">
            <text:p text:style-name="P135"><text:span text:style-name="T135_1">300<text:s/></text:span><text:span text:style-name="T135_2">E</text:span><text:span text:style-name="T135_3">/<text:s/>300<text:s/></text:span><text:span text:style-name="T135_4">V</text:span></text:p>
          </table:table-cell>
          <table:table-cell table:style-name="Cell62">
            <text:p text:style-name="P136"><text:span text:style-name="T136_1">-</text:span></text:p>
          </table:table-cell>
        </table:table-row>
        <table:table-row table:style-name="Row15">
          <table:table-cell table:style-name="Cell63">
            <text:p text:style-name="P137"><text:span text:style-name="T137_1">Asimilador</text:span></text:p>
          </table:table-cell>
          <table:table-cell table:style-name="Cell64">
            <text:p text:style-name="P138"><text:span text:style-name="T138_1">100<text:s/></text:span><text:span text:style-name="T138_2">M</text:span></text:p>
          </table:table-cell>
          <table:table-cell table:style-name="Cell65">
            <text:p text:style-name="P139"><text:span text:style-name="T139_1">6</text:span></text:p>
          </table:table-cell>
          <table:table-cell table:style-name="Cell66">
            <text:p text:style-name="P140"><text:span text:style-name="T140_1">450<text:s/></text:span><text:span text:style-name="T140_2">E</text:span><text:span text:style-name="T140_3"><text:s/>/<text:s/>450<text:s/></text:span><text:span text:style-name="T140_4">V</text:span></text:p>
          </table:table-cell>
          <table:table-cell table:style-name="Cell67">
            <text:p text:style-name="P141"><text:span text:style-name="T141_1">-</text:span></text:p>
          </table:table-cell>
        </table:table-row>
        <table:table-row table:style-name="Row16">
          <table:table-cell table:style-name="Cell68">
            <text:p text:style-name="P142"><text:span text:style-name="T142_1">Acceso</text:span></text:p>
          </table:table-cell>
          <table:table-cell table:style-name="Cell69">
            <text:p text:style-name="P143"><text:span text:style-name="T143_1">150<text:s/></text:span><text:span text:style-name="T143_2">M</text:span></text:p>
          </table:table-cell>
          <table:table-cell table:style-name="Cell70">
            <text:p text:style-name="P144"><text:span text:style-name="T144_1">8</text:span></text:p>
          </table:table-cell>
          <table:table-cell table:style-name="Cell71">
            <text:p text:style-name="P145"><text:span text:style-name="T145_1">500<text:s/></text:span><text:span text:style-name="T145_2">E</text:span><text:span text:style-name="T145_3"><text:s/>/<text:s/>500<text:s/></text:span><text:span text:style-name="T145_4">V</text:span></text:p>
          </table:table-cell>
          <table:table-cell table:style-name="Cell72">
            <text:list text:style-name="LS10" xml:id="list21">
              <text:list-item>
                <text:p text:style-name="P146"><text:span text:style-name="T146_1">Zealot</text:span></text:p>
              </text:list-item>
              <text:list-item>
                <text:p text:style-name="P147"><text:span text:style-name="T147_1">Dragón</text:span></text:p>
              </text:list-item>
            </text:list>
          </table:table-cell>
        </table:table-row>
        <table:table-row table:style-name="Row17">
          <table:table-cell table:style-name="Cell73">
            <text:p text:style-name="P148"><text:span text:style-name="T148_1">Puerto</text:span><text:span text:style-name="T148_2"><text:s/></text:span><text:span text:style-name="T148_3">Estelar</text:span></text:p>
          </table:table-cell>
          <table:table-cell table:style-name="Cell74">
            <text:p text:style-name="P149"><text:span text:style-name="T149_1">150<text:s/></text:span><text:span text:style-name="T149_2">M</text:span><text:span text:style-name="T149_3"><text:s/>/<text:s/>150<text:s/></text:span><text:span text:style-name="T149_4">G</text:span></text:p>
          </table:table-cell>
          <table:table-cell table:style-name="Cell75">
            <text:p text:style-name="P150"><text:span text:style-name="T150_1">10</text:span></text:p>
          </table:table-cell>
          <table:table-cell table:style-name="Cell76">
            <text:p text:style-name="P151"><text:span text:style-name="T151_1">600<text:s/></text:span><text:span text:style-name="T151_2">E</text:span><text:span text:style-name="T151_3"><text:s/>/<text:s/>600<text:s/></text:span><text:span text:style-name="T151_4">V</text:span></text:p>
          </table:table-cell>
          <table:table-cell table:style-name="Cell77">
            <text:list text:style-name="LS5" xml:id="list23">
              <text:list-item>
                <text:p text:style-name="P152"><text:span text:style-name="T152_1">Scout</text:span></text:p>
              </text:list-item>
              <text:list-item>
                <text:p text:style-name="P153"><text:span text:style-name="T153_1">Nave</text:span><text:span text:style-name="T153_2"><text:s/></text:span><text:span text:style-name="T153_3">de</text:span><text:span text:style-name="T153_4"><text:s/></text:span><text:span text:style-name="T153_5">transporte</text:span></text:p>
              </text:list-item>
            </text:list>
          </table:table-cell>
        </table:table-row>
        <table:table-row table:style-name="Row18">
          <table:table-cell table:style-name="Cell78">
            <text:p text:style-name="P154"><text:span text:style-name="T154_1">Archivos</text:span><text:span text:style-name="T154_2"><text:s/></text:span><text:span text:style-name="T154_3">Templarios</text:span></text:p>
          </table:table-cell>
          <table:table-cell table:style-name="Cell79">
            <text:p text:style-name="P155"><text:span text:style-name="T155_1">150<text:s/></text:span><text:span text:style-name="T155_2">M</text:span><text:span text:style-name="T155_3"><text:s/>/<text:s/>200<text:s/></text:span><text:span text:style-name="T155_4">G</text:span></text:p>
          </table:table-cell>
          <table:table-cell table:style-name="Cell80">
            <text:p text:style-name="P156"><text:span text:style-name="T156_1">9</text:span></text:p>
          </table:table-cell>
          <table:table-cell table:style-name="Cell81">
            <text:p text:style-name="P157"><text:span text:style-name="T157_1">500<text:s/></text:span><text:span text:style-name="T157_2">E</text:span><text:span text:style-name="T157_3"><text:s/>/<text:s/>500<text:s/></text:span><text:span text:style-name="T157_4">V</text:span></text:p>
          </table:table-cell>
          <table:table-cell table:style-name="Cell82">
            <text:list text:style-name="LS6" xml:id="list25">
              <text:list-item>
                <text:p text:style-name="P158"><text:span text:style-name="T158_1">Alto</text:span><text:span text:style-name="T158_2"><text:s/></text:span><text:span text:style-name="T158_3">templario</text:span></text:p>
              </text:list-item>
            </text:list>
          </table:table-cell>
        </table:table-row>
      </table:table>
      <text:p text:style-name="P159"/>
      <text:p text:style-name="P160"><text:span text:style-name="T160_1">Unidades</text:span><text:span text:style-name="T160_2"><text:note text:note-class="footnote"><text:note-citation/><text:note-body><text:p text:style-name="P161"><text:span text:style-name="T161_1"><text:s/></text:span><text:span text:style-name="T161_2">Las</text:span><text:span text:style-name="T161_3"><text:s/></text:span><text:span text:style-name="T161_4">unidades</text:span><text:span text:style-name="T161_5"><text:s/></text:span><text:span text:style-name="T161_6">con</text:span><text:span text:style-name="T161_7"><text:s/></text:span><text:span text:style-name="T161_8">transporte</text:span><text:span text:style-name="T161_9"><text:s/>=<text:s/>0<text:s/></text:span><text:span text:style-name="T161_10">indican</text:span><text:span text:style-name="T161_11"><text:s/></text:span><text:span text:style-name="T161_12">unidades</text:span><text:span text:style-name="T161_13"><text:s/></text:span><text:span text:style-name="T161_14">voladoras</text:span></text:p></text:note-body></text:note></text:span></text:p>
      <text:p text:style-name="P162"/>
      <text:p text:style-name="P163"><text:bookmark-start text:name="h.9sct8g4ssxkp"/><text:bookmark-end text:name="h.9sct8g4ssxkp"/><text:span text:style-name="T163_1">Terran</text:span></text:p>
      <table:table table:style-name="Table4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row table:style-name="Row19">
          <table:table-cell table:style-name="Cell83">
            <text:p text:style-name="P164"><text:span text:style-name="T164_1">Nombre</text:span></text:p>
          </table:table-cell>
          <table:table-cell table:style-name="Cell84">
            <text:p text:style-name="P165"><text:span text:style-name="T165_1">Transporte</text:span></text:p>
          </table:table-cell>
          <table:table-cell table:style-name="Cell85">
            <text:p text:style-name="P166"><text:span text:style-name="T166_1">Visión</text:span></text:p>
          </table:table-cell>
          <table:table-cell table:style-name="Cell86">
            <text:p text:style-name="P167"><text:span text:style-name="T167_1">Costo</text:span></text:p>
          </table:table-cell>
          <table:table-cell table:style-name="Cell87">
            <text:p text:style-name="P168"><text:span text:style-name="T168_1">Tiempo</text:span><text:span text:style-name="T168_2"><text:s/></text:span><text:span text:style-name="T168_3">construcción</text:span></text:p>
          </table:table-cell>
          <table:table-cell table:style-name="Cell88">
            <text:p text:style-name="P169"><text:span text:style-name="T169_1">Daño</text:span></text:p>
          </table:table-cell>
          <table:table-cell table:style-name="Cell89">
            <text:p text:style-name="P170"><text:span text:style-name="T170_1">Suministro</text:span><text:span text:style-name="T170_2"><text:note text:note-class="footnote"><text:note-citation/><text:note-body><text:p text:style-name="P171"><text:span text:style-name="T171_1"><text:s/></text:span><text:span text:style-name="T171_2">Indica</text:span><text:span text:style-name="T171_3"><text:s/></text:span><text:span text:style-name="T171_4">la</text:span><text:span text:style-name="T171_5"><text:s/></text:span><text:span text:style-name="T171_6">cantidad</text:span><text:span text:style-name="T171_7"><text:s/></text:span><text:span text:style-name="T171_8">de</text:span><text:span text:style-name="T171_9"><text:s/></text:span><text:span text:style-name="T171_10">cupos</text:span><text:span text:style-name="T171_11"><text:s/></text:span><text:span text:style-name="T171_12">de</text:span><text:span text:style-name="T171_13"><text:s/></text:span><text:span text:style-name="T171_14">población</text:span><text:span text:style-name="T171_15"><text:s/></text:span><text:span text:style-name="T171_16">que</text:span><text:span text:style-name="T171_17"><text:s/></text:span><text:span text:style-name="T171_18">ocupa</text:span><text:span text:style-name="T171_19"><text:s/></text:span><text:span text:style-name="T171_20">la</text:span><text:span text:style-name="T171_21"><text:s/></text:span><text:span text:style-name="T171_22">unidad</text:span></text:p></text:note-body></text:note></text:span></text:p>
          </table:table-cell>
          <table:table-cell table:style-name="Cell90">
            <text:p text:style-name="P172"><text:span text:style-name="T172_1">Rango</text:span><text:span text:style-name="T172_2"><text:line-break/></text:span><text:span text:style-name="T172_3">Ataque</text:span></text:p>
          </table:table-cell>
          <table:table-cell table:style-name="Cell91">
            <text:p text:style-name="P173"><text:span text:style-name="T173_1">Vida</text:span></text:p>
          </table:table-cell>
        </table:table-row>
        <table:table-row table:style-name="Row20">
          <table:table-cell table:style-name="Cell92">
            <text:p text:style-name="P174"><text:span text:style-name="T174_1">Marine</text:span></text:p>
          </table:table-cell>
          <table:table-cell table:style-name="Cell93">
            <text:p text:style-name="P175"><text:span text:style-name="T175_1">1</text:span></text:p>
          </table:table-cell>
          <table:table-cell table:style-name="Cell94">
            <text:p text:style-name="P176"><text:span text:style-name="T176_1">7</text:span></text:p>
          </table:table-cell>
          <table:table-cell table:style-name="Cell95">
            <text:p text:style-name="P177"><text:span text:style-name="T177_1">50<text:s/></text:span><text:span text:style-name="T177_2">M</text:span></text:p>
          </table:table-cell>
          <table:table-cell table:style-name="Cell96">
            <text:p text:style-name="P178"><text:span text:style-name="T178_1">3</text:span></text:p>
          </table:table-cell>
          <table:table-cell table:style-name="Cell97">
            <text:p text:style-name="P179"><text:span text:style-name="T179_1">6<text:s/></text:span><text:span text:style-name="T179_2">A</text:span><text:span text:style-name="T179_3">ire</text:span><text:span text:style-name="T179_4"><text:s/>/<text:s/>6<text:s/></text:span><text:span text:style-name="T179_5">T</text:span><text:span text:style-name="T179_6">ierra</text:span></text:p>
          </table:table-cell>
          <table:table-cell table:style-name="Cell98">
            <text:p text:style-name="P180"><text:span text:style-name="T180_1">1</text:span></text:p>
          </table:table-cell>
          <table:table-cell table:style-name="Cell99">
            <text:p text:style-name="P181"><text:span text:style-name="T181_1">4</text:span></text:p>
          </table:table-cell>
          <table:table-cell table:style-name="Cell100">
            <text:p text:style-name="P182"><text:span text:style-name="T182_1">40</text:span></text:p>
          </table:table-cell>
        </table:table-row>
        <table:table-row table:style-name="Row21">
          <table:table-cell table:style-name="Cell101">
            <text:p text:style-name="P183"><text:span text:style-name="T183_1">Golliat</text:span></text:p>
          </table:table-cell>
          <table:table-cell table:style-name="Cell102">
            <text:p text:style-name="P184"><text:span text:style-name="T184_1">2</text:span></text:p>
          </table:table-cell>
          <table:table-cell table:style-name="Cell103">
            <text:p text:style-name="P185"><text:span text:style-name="T185_1">8</text:span></text:p>
          </table:table-cell>
          <table:table-cell table:style-name="Cell104">
            <text:p text:style-name="P186"><text:span text:style-name="T186_1">100<text:s/></text:span><text:span text:style-name="T186_2">M</text:span><text:span text:style-name="T186_3"><text:s/>/<text:s/>50<text:s/></text:span><text:span text:style-name="T186_4">G</text:span></text:p>
          </table:table-cell>
          <table:table-cell table:style-name="Cell105">
            <text:p text:style-name="P187"><text:span text:style-name="T187_1">6</text:span></text:p>
          </table:table-cell>
          <table:table-cell table:style-name="Cell106">
            <text:p text:style-name="P188"><text:span text:style-name="T188_1">10<text:s/></text:span><text:span text:style-name="T188_2">A</text:span><text:span text:style-name="T188_3"><text:s/>/<text:s/>12<text:s/></text:span><text:span text:style-name="T188_4">T</text:span></text:p>
          </table:table-cell>
          <table:table-cell table:style-name="Cell107">
            <text:p text:style-name="P189"><text:span text:style-name="T189_1">2</text:span></text:p>
          </table:table-cell>
          <table:table-cell table:style-name="Cell108">
            <text:p text:style-name="P190"><text:span text:style-name="T190_1">5<text:s/></text:span><text:span text:style-name="T190_2">A</text:span><text:span text:style-name="T190_3"><text:s/>/<text:s/>6<text:s/></text:span><text:span text:style-name="T190_4">T</text:span><text:span text:style-name="T190_5"><text:s/></text:span></text:p>
          </table:table-cell>
          <table:table-cell table:style-name="Cell109">
            <text:p text:style-name="P191"><text:span text:style-name="T191_1">125</text:span></text:p>
          </table:table-cell>
        </table:table-row>
        <table:table-row table:style-name="Row22">
          <table:table-cell table:style-name="Cell110">
            <text:p text:style-name="P192"><text:span text:style-name="T192_1">Espectro</text:span></text:p>
          </table:table-cell>
          <table:table-cell table:style-name="Cell111">
            <text:p text:style-name="P193"><text:span text:style-name="T193_1">0</text:span></text:p>
          </table:table-cell>
          <table:table-cell table:style-name="Cell112">
            <text:p text:style-name="P194"><text:span text:style-name="T194_1">7</text:span></text:p>
          </table:table-cell>
          <table:table-cell table:style-name="Cell113">
            <text:p text:style-name="P195"><text:span text:style-name="T195_1">150<text:s/></text:span><text:span text:style-name="T195_2">M</text:span><text:span text:style-name="T195_3"><text:s/>/<text:s/>100<text:s/></text:span><text:span text:style-name="T195_4">G</text:span></text:p>
          </table:table-cell>
          <table:table-cell table:style-name="Cell114">
            <text:p text:style-name="P196"><text:span text:style-name="T196_1">8</text:span></text:p>
          </table:table-cell>
          <table:table-cell table:style-name="Cell115">
            <text:p text:style-name="P197"><text:span text:style-name="T197_1">20<text:s/></text:span><text:span text:style-name="T197_2">A</text:span><text:span text:style-name="T197_3"><text:s/>/<text:s/>8<text:s/></text:span><text:span text:style-name="T197_4">T</text:span></text:p>
          </table:table-cell>
          <table:table-cell table:style-name="Cell116">
            <text:p text:style-name="P198"><text:span text:style-name="T198_1">2</text:span></text:p>
          </table:table-cell>
          <table:table-cell table:style-name="Cell117">
            <text:p text:style-name="P199"><text:span text:style-name="T199_1">5</text:span></text:p>
          </table:table-cell>
          <table:table-cell table:style-name="Cell118">
            <text:p text:style-name="P200"><text:span text:style-name="T200_1">120</text:span></text:p>
          </table:table-cell>
        </table:table-row>
        <table:table-row table:style-name="Row23">
          <table:table-cell table:style-name="Cell119">
            <text:p text:style-name="P201"><text:span text:style-name="T201_1">Nave</text:span><text:span text:style-name="T201_2"><text:s/></text:span><text:span text:style-name="T201_3">Ciencia</text:span></text:p>
          </table:table-cell>
          <table:table-cell table:style-name="Cell120">
            <text:p text:style-name="P202"><text:span text:style-name="T202_1">0</text:span></text:p>
          </table:table-cell>
          <table:table-cell table:style-name="Cell121">
            <text:p text:style-name="P203"><text:span text:style-name="T203_1">10</text:span></text:p>
          </table:table-cell>
          <table:table-cell table:style-name="Cell122">
            <text:p text:style-name="P204"><text:span text:style-name="T204_1">100<text:s/></text:span><text:span text:style-name="T204_2">M</text:span><text:span text:style-name="T204_3"><text:s/>/<text:s/>225<text:s/></text:span><text:span text:style-name="T204_4">G</text:span></text:p>
          </table:table-cell>
          <table:table-cell table:style-name="Cell123">
            <text:p text:style-name="P205"><text:span text:style-name="T205_1">10</text:span></text:p>
          </table:table-cell>
          <table:table-cell table:style-name="Cell124">
            <text:p text:style-name="P206"><text:span text:style-name="T206_1">0</text:span></text:p>
          </table:table-cell>
          <table:table-cell table:style-name="Cell125">
            <text:p text:style-name="P207"><text:span text:style-name="T207_1">2</text:span></text:p>
          </table:table-cell>
          <table:table-cell table:style-name="Cell126">
            <text:p text:style-name="P208"><text:span text:style-name="T208_1">0</text:span></text:p>
          </table:table-cell>
          <table:table-cell table:style-name="Cell127">
            <text:p text:style-name="P209"><text:span text:style-name="T209_1">200</text:span></text:p>
          </table:table-cell>
        </table:table-row>
        <table:table-row table:style-name="Row24">
          <table:table-cell table:style-name="Cell128">
            <text:p text:style-name="P210"><text:span text:style-name="T210_1">Nave</text:span><text:span text:style-name="T210_2"><text:s/></text:span><text:span text:style-name="T210_3">Transporte</text:span></text:p>
          </table:table-cell>
          <table:table-cell table:style-name="Cell129">
            <text:p text:style-name="P211"><text:span text:style-name="T211_1">Capacidad</text:span><text:span text:style-name="T211_2"><text:s/>8</text:span></text:p>
          </table:table-cell>
          <table:table-cell table:style-name="Cell130">
            <text:p text:style-name="P212"><text:span text:style-name="T212_1">8</text:span></text:p>
          </table:table-cell>
          <table:table-cell table:style-name="Cell131">
            <text:p text:style-name="P213"><text:span text:style-name="T213_1">100<text:s/></text:span><text:span text:style-name="T213_2">M</text:span><text:span text:style-name="T213_3"><text:s/>/<text:s/>100<text:s/></text:span><text:span text:style-name="T213_4">G</text:span></text:p>
          </table:table-cell>
          <table:table-cell table:style-name="Cell132">
            <text:p text:style-name="P214"><text:span text:style-name="T214_1">7</text:span></text:p>
          </table:table-cell>
          <table:table-cell table:style-name="Cell133">
            <text:p text:style-name="P215"><text:span text:style-name="T215_1">0</text:span></text:p>
          </table:table-cell>
          <table:table-cell table:style-name="Cell134">
            <text:p text:style-name="P216"><text:span text:style-name="T216_1">2</text:span></text:p>
          </table:table-cell>
          <table:table-cell table:style-name="Cell135">
            <text:p text:style-name="P217"><text:span text:style-name="T217_1">0</text:span></text:p>
          </table:table-cell>
          <table:table-cell table:style-name="Cell136">
            <text:p text:style-name="P218"><text:span text:style-name="T218_1">150</text:span></text:p>
          </table:table-cell>
        </table:table-row>
      </table:table>
      <text:p text:style-name="P219"/>
      <text:p text:style-name="P220"><text:span text:style-name="T220_1">Unidades</text:span><text:span text:style-name="T220_2"><text:s/></text:span><text:span text:style-name="T220_3">mágicas</text:span><text:span text:style-name="T220_4">.</text:span><text:span text:style-name="T220_5"><text:s/></text:span><text:span text:style-name="T220_6">Las</text:span><text:span text:style-name="T220_7"><text:s/></text:span><text:span text:style-name="T220_8">unidades</text:span><text:span text:style-name="T220_9"><text:s/></text:span><text:span text:style-name="T220_10">mágicas</text:span><text:span text:style-name="T220_11"><text:s/></text:span><text:span text:style-name="T220_12">además</text:span><text:span text:style-name="T220_13"><text:s/></text:span><text:span text:style-name="T220_14">de</text:span><text:span text:style-name="T220_15"><text:s/></text:span><text:span text:style-name="T220_16">tener</text:span><text:span text:style-name="T220_17"><text:s/></text:span><text:span text:style-name="T220_18">su</text:span><text:span text:style-name="T220_19"><text:s/></text:span><text:span text:style-name="T220_20">vida</text:span><text:span text:style-name="T220_21">,<text:s/></text:span><text:span text:style-name="T220_22">cargan</text:span><text:span text:style-name="T220_23"><text:s/>“</text:span><text:span text:style-name="T220_24">energía</text:span><text:span text:style-name="T220_25">”<text:s/></text:span><text:span text:style-name="T220_26">que</text:span><text:span text:style-name="T220_27"><text:s/></text:span><text:span text:style-name="T220_28">le</text:span><text:span text:style-name="T220_29"><text:s/></text:span><text:span text:style-name="T220_30">permiten</text:span><text:span text:style-name="T220_31"><text:s/></text:span><text:span text:style-name="T220_32">disparar</text:span><text:span text:style-name="T220_33"><text:s/></text:span><text:span text:style-name="T220_34">sus</text:span><text:span text:style-name="T220_35"><text:s/></text:span><text:span text:style-name="T220_36">magias</text:span><text:span text:style-name="T220_37">.<text:s/></text:span><text:span text:style-name="T220_38">Para</text:span><text:span text:style-name="T220_39"><text:s/></text:span><text:span text:style-name="T220_40">el</text:span><text:span text:style-name="T220_41"><text:s/></text:span><text:span text:style-name="T220_42">caso</text:span><text:span text:style-name="T220_43"><text:s/></text:span><text:span text:style-name="T220_44">de</text:span><text:span text:style-name="T220_45"><text:s/></text:span><text:span text:style-name="T220_46">los</text:span><text:span text:style-name="T220_47"><text:s/></text:span><text:span text:style-name="T220_48">terran</text:span><text:span text:style-name="T220_49">,<text:s/></text:span><text:span text:style-name="T220_50">tenemos</text:span><text:span text:style-name="T220_51">:</text:span></text:p>
      <text:p text:style-name="P221"/>
      <text:p text:style-name="P222"><text:span text:style-name="T222_1">Nave</text:span><text:span text:style-name="T222_2"><text:s/></text:span><text:span text:style-name="T222_3">de</text:span><text:span text:style-name="T222_4"><text:s/></text:span><text:span text:style-name="T222_5">Ciencia</text:span><text:span text:style-name="T222_6">:<text:s/></text:span><text:span text:style-name="T222_7">Cada</text:span><text:span text:style-name="T222_8"><text:s/></text:span><text:span text:style-name="T222_9">turno</text:span><text:span text:style-name="T222_10"><text:s/></text:span><text:span text:style-name="T222_11">carga</text:span><text:span text:style-name="T222_12"><text:s/>+10<text:s/></text:span><text:span text:style-name="T222_13">de</text:span><text:span text:style-name="T222_14"><text:s/></text:span><text:span text:style-name="T222_15">energía</text:span><text:span text:style-name="T222_16">.<text:s/></text:span><text:span text:style-name="T222_17">Tiene</text:span><text:span text:style-name="T222_18"><text:s/></text:span><text:span text:style-name="T222_19">una</text:span><text:span text:style-name="T222_20"><text:s/></text:span><text:span text:style-name="T222_21">capacidad</text:span><text:span text:style-name="T222_22"><text:s/></text:span><text:span text:style-name="T222_23">máxima</text:span><text:span text:style-name="T222_24"><text:s/></text:span><text:span text:style-name="T222_25">de</text:span><text:span text:style-name="T222_26"><text:s/>200<text:s/></text:span><text:span text:style-name="T222_27">energía</text:span><text:span text:style-name="T222_28">.<text:s/></text:span><text:span text:style-name="T222_29">Al</text:span><text:span text:style-name="T222_30"><text:s/></text:span><text:span text:style-name="T222_31">crearla</text:span><text:span text:style-name="T222_32"><text:s/></text:span><text:span text:style-name="T222_33">empieza</text:span><text:span text:style-name="T222_34"><text:s/></text:span><text:span text:style-name="T222_35">con</text:span><text:span text:style-name="T222_36"><text:s/>50<text:s/></text:span><text:span text:style-name="T222_37">de</text:span><text:span text:style-name="T222_38"><text:s/></text:span><text:span text:style-name="T222_39">energía</text:span><text:span text:style-name="T222_40">.<text:s/></text:span><text:span text:style-name="T222_41">Posee</text:span><text:span text:style-name="T222_42"><text:s/>2<text:s/></text:span><text:span text:style-name="T222_43">magias</text:span><text:span text:style-name="T222_44">:</text:span></text:p>
      <text:p text:style-name="P223"/>
      <text:p text:style-name="P224"><text:span text:style-name="T224_1">EMP</text:span><text:span text:style-name="T224_2"><text:note text:note-class="footnote"><text:note-citation/><text:note-body><text:p text:style-name="P225"><text:span text:style-name="T225_1"><text:s/></text:span><text:span text:style-name="T225_2">El</text:span><text:span text:style-name="T225_3"><text:s/></text:span><text:span text:style-name="T225_4">EMP</text:span><text:span text:style-name="T225_5"><text:s/></text:span><text:span text:style-name="T225_6">NO</text:span><text:span text:style-name="T225_7"><text:s/></text:span><text:span text:style-name="T225_8">afecta</text:span><text:span text:style-name="T225_9"><text:s/></text:span><text:span text:style-name="T225_10">a</text:span><text:span text:style-name="T225_11"><text:s/></text:span><text:span text:style-name="T225_12">los</text:span><text:span text:style-name="T225_13"><text:s/></text:span><text:span text:style-name="T225_14">edificios</text:span><text:span text:style-name="T225_15">.</text:span></text:p></text:note-body></text:note></text:span><text:span text:style-name="T225_16">:<text:s/></text:span><text:span text:style-name="T225_17">Tira</text:span><text:span text:style-name="T225_18"><text:s/></text:span><text:span text:style-name="T225_19">un</text:span><text:span text:style-name="T225_20"><text:s/></text:span><text:span text:style-name="T225_21">misil</text:span><text:span text:style-name="T225_22"><text:s/></text:span><text:span text:style-name="T225_23">que</text:span><text:span text:style-name="T225_24"><text:s/></text:span><text:span text:style-name="T225_25">al</text:span><text:span text:style-name="T225_26"><text:s/></text:span><text:span text:style-name="T225_27">impactar</text:span><text:span text:style-name="T225_28"><text:s/></text:span><text:span text:style-name="T225_29">en</text:span><text:span text:style-name="T225_30"><text:s/></text:span><text:span text:style-name="T225_31">un</text:span><text:span text:style-name="T225_32"><text:s/></text:span><text:span text:style-name="T225_33">radio</text:span><text:span text:style-name="T225_34">,<text:s/></text:span><text:span text:style-name="T225_35">causa</text:span><text:span text:style-name="T225_36"><text:s/></text:span><text:span text:style-name="T225_37">que</text:span><text:span text:style-name="T225_38"><text:s/></text:span><text:span text:style-name="T225_39">las</text:span><text:span text:style-name="T225_40"><text:s/></text:span><text:span text:style-name="T225_41">unidades</text:span><text:span text:style-name="T225_42"><text:s/></text:span><text:span text:style-name="T225_43">enemigas</text:span><text:span text:style-name="T225_44"><text:s/></text:span><text:span text:style-name="T225_45">pierdan</text:span><text:span text:style-name="T225_46"><text:s/></text:span><text:span text:style-name="T225_47">su</text:span><text:span text:style-name="T225_48"><text:s/></text:span><text:span text:style-name="T225_49">energía</text:span><text:span text:style-name="T225_50"><text:s/>(</text:span><text:span text:style-name="T225_51">para</text:span><text:span text:style-name="T225_52"><text:s/></text:span><text:span text:style-name="T225_53">las</text:span><text:span text:style-name="T225_54"><text:s/></text:span><text:span text:style-name="T225_55">unidades</text:span><text:span text:style-name="T225_56"><text:s/></text:span><text:span text:style-name="T225_57">mágicas</text:span><text:span text:style-name="T225_58">)<text:s/></text:span><text:span text:style-name="T225_59">o</text:span><text:span text:style-name="T225_60"><text:s/></text:span><text:span text:style-name="T225_61">su</text:span><text:span text:style-name="T225_62"><text:s/></text:span><text:span text:style-name="T225_63">escudo</text:span><text:span text:style-name="T225_64"><text:s/></text:span><text:span text:style-name="T225_65">en</text:span><text:span text:style-name="T225_66"><text:s/></text:span><text:span text:style-name="T225_67">el</text:span><text:span text:style-name="T225_68"><text:s/></text:span><text:span text:style-name="T225_69">caso</text:span><text:span text:style-name="T225_70"><text:s/></text:span><text:span text:style-name="T225_71">de</text:span><text:span text:style-name="T225_72"><text:s/></text:span><text:span text:style-name="T225_73">los</text:span><text:span text:style-name="T225_74"><text:s/></text:span><text:span text:style-name="T225_75">protoss</text:span><text:span text:style-name="T225_76">.<text:s/>(</text:span><text:span text:style-name="T225_77">Cuesta</text:span><text:span text:style-name="T225_78"><text:s/>100<text:s/></text:span><text:span text:style-name="T225_79">energía</text:span><text:span text:style-name="T225_80">)</text:span></text:p>
      <text:p text:style-name="P226"/>
      <text:p text:style-name="P227"><text:span text:style-name="T227_1">Radiación</text:span><text:span text:style-name="T227_2">:<text:s/></text:span><text:span text:style-name="T227_3">Afecta</text:span><text:span text:style-name="T227_4"><text:s/></text:span><text:span text:style-name="T227_5">a</text:span><text:span text:style-name="T227_6"><text:s/></text:span><text:span text:style-name="T227_7">una</text:span><text:span text:style-name="T227_8"><text:s/></text:span><text:span text:style-name="T227_9">unidad</text:span><text:span text:style-name="T227_10"><text:s/></text:span><text:span text:style-name="T227_11">en</text:span><text:span text:style-name="T227_12"><text:s/></text:span><text:span text:style-name="T227_13">particular</text:span><text:span text:style-name="T227_14"><text:s/></text:span><text:span text:style-name="T227_15">y</text:span><text:span text:style-name="T227_16"><text:s/></text:span><text:span text:style-name="T227_17">la</text:span><text:span text:style-name="T227_18"><text:s/></text:span><text:span text:style-name="T227_19">consume</text:span><text:span text:style-name="T227_20"><text:s/></text:span><text:span text:style-name="T227_21">lentamente</text:span><text:span text:style-name="T227_22"><text:s/></text:span><text:span text:style-name="T227_23">hasta</text:span><text:span text:style-name="T227_24"><text:s/></text:span><text:span text:style-name="T227_25">matarla</text:span><text:span text:style-name="T227_26">.<text:s/></text:span><text:span text:style-name="T227_27">Cualquier</text:span><text:span text:style-name="T227_28"><text:s/></text:span><text:span text:style-name="T227_29">otra</text:span><text:span text:style-name="T227_30"><text:s/></text:span><text:span text:style-name="T227_31">unidad</text:span><text:span text:style-name="T227_32"><text:s/></text:span><text:span text:style-name="T227_33">que</text:span><text:span text:style-name="T227_34"><text:s/></text:span><text:span text:style-name="T227_35">esté</text:span><text:span text:style-name="T227_36"><text:s/></text:span><text:span text:style-name="T227_37">exactamente</text:span><text:span text:style-name="T227_38"><text:s/></text:span><text:span text:style-name="T227_39">al</text:span><text:span text:style-name="T227_40"><text:s/></text:span><text:span text:style-name="T227_41">lado</text:span><text:span text:style-name="T227_42">,<text:s/></text:span><text:span text:style-name="T227_43">también</text:span><text:span text:style-name="T227_44"><text:s/></text:span><text:span text:style-name="T227_45">pierde</text:span><text:span text:style-name="T227_46"><text:s/></text:span><text:span text:style-name="T227_47">vida</text:span><text:span text:style-name="T227_48"><text:s/></text:span><text:span text:style-name="T227_49">mientras</text:span><text:span text:style-name="T227_50"><text:s/></text:span><text:span text:style-name="T227_51">esté</text:span><text:span text:style-name="T227_52"><text:s/></text:span><text:span text:style-name="T227_53">a</text:span><text:span text:style-name="T227_54"><text:s/></text:span><text:span text:style-name="T227_55">distancia</text:span><text:span text:style-name="T227_56"><text:s/>1<text:s/></text:span><text:span text:style-name="T227_57">del</text:span><text:span text:style-name="T227_58"><text:s/></text:span><text:span text:style-name="T227_59">irradiado</text:span><text:span text:style-name="T227_60">.<text:s/>(</text:span><text:span text:style-name="T227_61">Cuesta</text:span><text:span text:style-name="T227_62"><text:s/>75<text:s/></text:span><text:span text:style-name="T227_63">de</text:span><text:span text:style-name="T227_64"><text:s/></text:span><text:span text:style-name="T227_65">energía</text:span><text:span text:style-name="T227_66">)</text:span></text:p>
      <text:p text:style-name="P228"/>
      <text:p text:style-name="P229"><text:span text:style-name="T229_1">Protoss</text:span></text:p>
      <text:p text:style-name="P230"/>
      <table:table table:style-name="Table5"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25">
          <table:table-cell table:style-name="Cell137">
            <text:p text:style-name="P231"><text:span text:style-name="T231_1">Nombre</text:span></text:p>
          </table:table-cell>
          <table:table-cell table:style-name="Cell138">
            <text:p text:style-name="P232"><text:span text:style-name="T232_1">Transporte</text:span></text:p>
          </table:table-cell>
          <table:table-cell table:style-name="Cell139">
            <text:p text:style-name="P233"><text:span text:style-name="T233_1">Visión</text:span></text:p>
          </table:table-cell>
          <table:table-cell table:style-name="Cell140">
            <text:p text:style-name="P234"><text:span text:style-name="T234_1">Costo</text:span></text:p>
          </table:table-cell>
          <table:table-cell table:style-name="Cell141">
            <text:p text:style-name="P235"><text:span text:style-name="T235_1">Tiempo</text:span><text:span text:style-name="T235_2"><text:s/></text:span><text:span text:style-name="T235_3">construcción</text:span></text:p>
          </table:table-cell>
          <table:table-cell table:style-name="Cell142">
            <text:p text:style-name="P236"><text:span text:style-name="T236_1">Daño</text:span></text:p>
          </table:table-cell>
          <table:table-cell table:style-name="Cell143">
            <text:p text:style-name="P237"><text:span text:style-name="T237_1">Suministro</text:span></text:p>
          </table:table-cell>
          <table:table-cell table:style-name="Cell144">
            <text:p text:style-name="P238"><text:span text:style-name="T238_1">Rango</text:span><text:span text:style-name="T238_2"><text:line-break/></text:span><text:span text:style-name="T238_3">Ataque</text:span></text:p>
          </table:table-cell>
          <table:table-cell table:style-name="Cell145">
            <text:p text:style-name="P239"><text:span text:style-name="T239_1">Vida</text:span></text:p>
            <text:p text:style-name="P240"><text:span text:style-name="T240_1">E</text:span><text:span text:style-name="T240_2"><text:s/>/<text:s/></text:span><text:span text:style-name="T240_3">V</text:span></text:p>
          </table:table-cell>
        </table:table-row>
        <table:table-row table:style-name="Row26">
          <table:table-cell table:style-name="Cell146">
            <text:p text:style-name="P241"><text:span text:style-name="T241_1">Zealot</text:span></text:p>
          </table:table-cell>
          <table:table-cell table:style-name="Cell147">
            <text:p text:style-name="P242"><text:span text:style-name="T242_1">2</text:span></text:p>
          </table:table-cell>
          <table:table-cell table:style-name="Cell148">
            <text:p text:style-name="P243"><text:span text:style-name="T243_1">7</text:span></text:p>
          </table:table-cell>
          <table:table-cell table:style-name="Cell149">
            <text:p text:style-name="P244"><text:span text:style-name="T244_1">100<text:s/></text:span><text:span text:style-name="T244_2">M</text:span></text:p>
          </table:table-cell>
          <table:table-cell table:style-name="Cell150">
            <text:p text:style-name="P245"><text:span text:style-name="T245_1">4</text:span></text:p>
          </table:table-cell>
          <table:table-cell table:style-name="Cell151">
            <text:p text:style-name="P246"><text:span text:style-name="T246_1">8<text:s/></text:span><text:span text:style-name="T246_2">T</text:span></text:p>
          </table:table-cell>
          <table:table-cell table:style-name="Cell152">
            <text:p text:style-name="P247"><text:span text:style-name="T247_1">2</text:span></text:p>
          </table:table-cell>
          <table:table-cell table:style-name="Cell153">
            <text:p text:style-name="P248"><text:span text:style-name="T248_1">1</text:span></text:p>
          </table:table-cell>
          <table:table-cell table:style-name="Cell154">
            <text:p text:style-name="P249"><text:span text:style-name="T249_1">60/100</text:span></text:p>
          </table:table-cell>
        </table:table-row>
        <table:table-row table:style-name="Row27">
          <table:table-cell table:style-name="Cell155">
            <text:p text:style-name="P250"><text:span text:style-name="T250_1">Dragon</text:span></text:p>
          </table:table-cell>
          <table:table-cell table:style-name="Cell156">
            <text:p text:style-name="P251"><text:span text:style-name="T251_1">4</text:span></text:p>
          </table:table-cell>
          <table:table-cell table:style-name="Cell157">
            <text:p text:style-name="P252"><text:span text:style-name="T252_1">8</text:span></text:p>
          </table:table-cell>
          <table:table-cell table:style-name="Cell158">
            <text:p text:style-name="P253"><text:span text:style-name="T253_1">125<text:s/></text:span><text:span text:style-name="T253_2">M</text:span><text:span text:style-name="T253_3"><text:s/>/<text:s/>50<text:s/></text:span><text:span text:style-name="T253_4">G</text:span></text:p>
          </table:table-cell>
          <table:table-cell table:style-name="Cell159">
            <text:p text:style-name="P254"><text:span text:style-name="T254_1">6</text:span></text:p>
          </table:table-cell>
          <table:table-cell table:style-name="Cell160">
            <text:p text:style-name="P255"><text:span text:style-name="T255_1">20<text:s/></text:span><text:span text:style-name="T255_2">A</text:span><text:span text:style-name="T255_3"><text:s/>/<text:s/>20<text:s/></text:span><text:span text:style-name="T255_4">T</text:span></text:p>
          </table:table-cell>
          <table:table-cell table:style-name="Cell161">
            <text:p text:style-name="P256"><text:span text:style-name="T256_1">2</text:span></text:p>
          </table:table-cell>
          <table:table-cell table:style-name="Cell162">
            <text:p text:style-name="P257"><text:span text:style-name="T257_1">4<text:s/></text:span></text:p>
          </table:table-cell>
          <table:table-cell table:style-name="Cell163">
            <text:p text:style-name="P258"><text:span text:style-name="T258_1">80/100</text:span></text:p>
          </table:table-cell>
        </table:table-row>
        <table:table-row table:style-name="Row28">
          <table:table-cell table:style-name="Cell164">
            <text:p text:style-name="P259"><text:span text:style-name="T259_1">Scout</text:span></text:p>
          </table:table-cell>
          <table:table-cell table:style-name="Cell165">
            <text:p text:style-name="P260"><text:span text:style-name="T260_1">0</text:span></text:p>
          </table:table-cell>
          <table:table-cell table:style-name="Cell166">
            <text:p text:style-name="P261"><text:span text:style-name="T261_1">7</text:span></text:p>
          </table:table-cell>
          <table:table-cell table:style-name="Cell167">
            <text:p text:style-name="P262"><text:span text:style-name="T262_1">300<text:s/></text:span><text:span text:style-name="T262_2">M</text:span><text:span text:style-name="T262_3"><text:s/>/<text:s/>150<text:s/></text:span><text:span text:style-name="T262_4">G</text:span></text:p>
          </table:table-cell>
          <table:table-cell table:style-name="Cell168">
            <text:p text:style-name="P263"><text:span text:style-name="T263_1">9</text:span></text:p>
          </table:table-cell>
          <table:table-cell table:style-name="Cell169">
            <text:p text:style-name="P264"><text:span text:style-name="T264_1">14<text:s/></text:span><text:span text:style-name="T264_2">A</text:span><text:span text:style-name="T264_3"><text:s/>/<text:s/>8<text:s/></text:span><text:span text:style-name="T264_4">T</text:span></text:p>
          </table:table-cell>
          <table:table-cell table:style-name="Cell170">
            <text:p text:style-name="P265"><text:span text:style-name="T265_1">3</text:span></text:p>
          </table:table-cell>
          <table:table-cell table:style-name="Cell171">
            <text:p text:style-name="P266"><text:span text:style-name="T266_1">4</text:span></text:p>
          </table:table-cell>
          <table:table-cell table:style-name="Cell172">
            <text:p text:style-name="P267"><text:span text:style-name="T267_1">100/150</text:span></text:p>
          </table:table-cell>
        </table:table-row>
        <table:table-row table:style-name="Row29">
          <table:table-cell table:style-name="Cell173">
            <text:p text:style-name="P268"><text:span text:style-name="T268_1">Alto</text:span><text:span text:style-name="T268_2"><text:s/></text:span><text:span text:style-name="T268_3">Templario</text:span></text:p>
          </table:table-cell>
          <table:table-cell table:style-name="Cell174">
            <text:p text:style-name="P269"><text:span text:style-name="T269_1">2</text:span></text:p>
          </table:table-cell>
          <table:table-cell table:style-name="Cell175">
            <text:p text:style-name="P270"><text:span text:style-name="T270_1">7</text:span></text:p>
          </table:table-cell>
          <table:table-cell table:style-name="Cell176">
            <text:p text:style-name="P271"><text:span text:style-name="T271_1">50<text:s/></text:span><text:span text:style-name="T271_2">M</text:span><text:span text:style-name="T271_3"><text:s/>/<text:s/>150<text:s/></text:span><text:span text:style-name="T271_4">G</text:span></text:p>
          </table:table-cell>
          <table:table-cell table:style-name="Cell177">
            <text:p text:style-name="P272"><text:span text:style-name="T272_1">7</text:span></text:p>
          </table:table-cell>
          <table:table-cell table:style-name="Cell178">
            <text:p text:style-name="P273"><text:span text:style-name="T273_1">0</text:span></text:p>
          </table:table-cell>
          <table:table-cell table:style-name="Cell179">
            <text:p text:style-name="P274"><text:span text:style-name="T274_1">2</text:span></text:p>
          </table:table-cell>
          <table:table-cell table:style-name="Cell180">
            <text:p text:style-name="P275"><text:span text:style-name="T275_1">0</text:span></text:p>
          </table:table-cell>
          <table:table-cell table:style-name="Cell181">
            <text:p text:style-name="P276"><text:span text:style-name="T276_1">40<text:s/>/<text:s/>40</text:span></text:p>
          </table:table-cell>
        </table:table-row>
        <table:table-row table:style-name="Row30">
          <table:table-cell table:style-name="Cell182">
            <text:p text:style-name="P277"><text:span text:style-name="T277_1">Nave</text:span><text:span text:style-name="T277_2"><text:s/></text:span><text:span text:style-name="T277_3">Transporte</text:span></text:p>
          </table:table-cell>
          <table:table-cell table:style-name="Cell183">
            <text:p text:style-name="P278"><text:span text:style-name="T278_1">Capacidad</text:span><text:span text:style-name="T278_2"><text:s/>8</text:span></text:p>
          </table:table-cell>
          <table:table-cell table:style-name="Cell184">
            <text:p text:style-name="P279"><text:span text:style-name="T279_1">8</text:span></text:p>
          </table:table-cell>
          <table:table-cell table:style-name="Cell185">
            <text:p text:style-name="P280"><text:span text:style-name="T280_1">200<text:s/></text:span><text:span text:style-name="T280_2">M</text:span><text:span text:style-name="T280_3"><text:s/></text:span></text:p>
          </table:table-cell>
          <table:table-cell table:style-name="Cell186">
            <text:p text:style-name="P281"><text:span text:style-name="T281_1">8</text:span></text:p>
          </table:table-cell>
          <table:table-cell table:style-name="Cell187">
            <text:p text:style-name="P282"><text:span text:style-name="T282_1">0</text:span></text:p>
          </table:table-cell>
          <table:table-cell table:style-name="Cell188">
            <text:p text:style-name="P283"><text:span text:style-name="T283_1">2</text:span></text:p>
          </table:table-cell>
          <table:table-cell table:style-name="Cell189">
            <text:p text:style-name="P284"><text:span text:style-name="T284_1">0</text:span></text:p>
          </table:table-cell>
          <table:table-cell table:style-name="Cell190">
            <text:p text:style-name="P285"><text:span text:style-name="T285_1">60<text:s/>/<text:s/>80</text:span></text:p>
          </table:table-cell>
        </table:table-row>
      </table:table>
      <text:p text:style-name="P286"/>
      <table:table table:style-name="Table6">
        <table:table-column table:style-name="Column32"/>
        <table:table-column table:style-name="Column33"/>
        <table:table-row table:style-name="Row31">
          <table:table-cell table:style-name="Cell191">
            <text:p text:style-name="P287"/>
            <text:p text:style-name="P288"><text:span text:style-name="T288_1">Alto</text:span><text:span text:style-name="T288_2"><text:s/></text:span><text:span text:style-name="T288_3">templario</text:span><text:span text:style-name="T288_4">:<text:s/></text:span><text:span text:style-name="T288_5">Cada</text:span><text:span text:style-name="T288_6"><text:s/></text:span><text:span text:style-name="T288_7">turno</text:span><text:span text:style-name="T288_8"><text:s/></text:span><text:span text:style-name="T288_9">carga</text:span><text:span text:style-name="T288_10"><text:s/>+15<text:s/></text:span><text:span text:style-name="T288_11">de</text:span><text:span text:style-name="T288_12"><text:s/></text:span><text:span text:style-name="T288_13">energía</text:span><text:span text:style-name="T288_14">.<text:s/></text:span><text:span text:style-name="T288_15">Tiene</text:span><text:span text:style-name="T288_16"><text:s/></text:span><text:span text:style-name="T288_17">una</text:span><text:span text:style-name="T288_18"><text:s/></text:span><text:span text:style-name="T288_19">capacidad</text:span><text:span text:style-name="T288_20"><text:s/></text:span><text:span text:style-name="T288_21">máxima</text:span><text:span text:style-name="T288_22"><text:s/></text:span><text:span text:style-name="T288_23">de</text:span><text:span text:style-name="T288_24"><text:s/>200<text:s/></text:span><text:span text:style-name="T288_25">energía</text:span><text:span text:style-name="T288_26">.<text:s/></text:span><text:span text:style-name="T288_27">Al</text:span><text:span text:style-name="T288_28"><text:s/></text:span><text:span text:style-name="T288_29">crearla</text:span><text:span text:style-name="T288_30"><text:s/></text:span><text:span text:style-name="T288_31">empieza</text:span><text:span text:style-name="T288_32"><text:s/></text:span><text:span text:style-name="T288_33">con</text:span><text:span text:style-name="T288_34"><text:s/>50<text:s/></text:span><text:span text:style-name="T288_35">de</text:span><text:span text:style-name="T288_36"><text:s/></text:span><text:span text:style-name="T288_37">energía</text:span><text:span text:style-name="T288_38">.<text:s/></text:span><text:span text:style-name="T288_39">Posee</text:span><text:span text:style-name="T288_40"><text:s/>2<text:s/></text:span><text:span text:style-name="T288_41">magias</text:span><text:span text:style-name="T288_42">:</text:span></text:p>
            <text:p text:style-name="P289"/>
            <text:p text:style-name="P290"><text:span text:style-name="T290_1">Tormenta</text:span><text:span text:style-name="T290_2"><text:s/></text:span><text:span text:style-name="T290_3">psiónica</text:span><text:span text:style-name="T290_4">:<text:s/></text:span><text:span text:style-name="T290_5">inflige</text:span><text:span text:style-name="T290_6"><text:s/>100<text:s/></text:span><text:span text:style-name="T290_7">unidades</text:span><text:span text:style-name="T290_8"><text:s/></text:span><text:span text:style-name="T290_9">de</text:span><text:span text:style-name="T290_10"><text:s/></text:span><text:span text:style-name="T290_11">daño</text:span><text:span text:style-name="T290_12"><text:s/></text:span><text:span text:style-name="T290_13">a</text:span><text:span text:style-name="T290_14"><text:s/></text:span><text:span text:style-name="T290_15">todas</text:span><text:span text:style-name="T290_16"><text:s/></text:span><text:span text:style-name="T290_17">las</text:span><text:span text:style-name="T290_18"><text:s/></text:span><text:span text:style-name="T290_19">unidades</text:span><text:span text:style-name="T290_20"><text:s/></text:span><text:span text:style-name="T290_21">que</text:span><text:span text:style-name="T290_22"><text:s/></text:span><text:span text:style-name="T290_23">se</text:span><text:span text:style-name="T290_24"><text:s/>.</text:span><text:span text:style-name="T290_25">encuentren</text:span><text:span text:style-name="T290_26"><text:s/></text:span><text:span text:style-name="T290_27">debajo</text:span><text:span text:style-name="T290_28"><text:s/></text:span><text:span text:style-name="T290_29">de</text:span><text:span text:style-name="T290_30"><text:s/></text:span><text:span text:style-name="T290_31">la</text:span><text:span text:style-name="T290_32"><text:s/></text:span><text:span text:style-name="T290_33">tormenta</text:span><text:span text:style-name="T290_34"><text:s/></text:span><text:span text:style-name="T290_35">durante</text:span><text:span text:style-name="T290_36"><text:s/>2<text:s/></text:span><text:span text:style-name="T290_37">turnos</text:span><text:span text:style-name="T290_38">.<text:s/>(</text:span><text:span text:style-name="T290_39">Cuesta</text:span><text:span text:style-name="T290_40"><text:s/>75<text:s/></text:span><text:span text:style-name="T290_41">energía</text:span><text:span text:style-name="T290_42">)</text:span></text:p>
            <text:p text:style-name="P291"/>
            <text:p text:style-name="P292"><text:span text:style-name="T292_1">Alucinación</text:span><text:span text:style-name="T292_2">:<text:s/></text:span><text:span text:style-name="T292_3">Es</text:span><text:span text:style-name="T292_4"><text:s/></text:span><text:span text:style-name="T292_5">capaz</text:span><text:span text:style-name="T292_6"><text:s/></text:span><text:span text:style-name="T292_7">de</text:span><text:span text:style-name="T292_8"><text:s/></text:span><text:span text:style-name="T292_9">crear</text:span><text:span text:style-name="T292_10"><text:s/>2<text:s/></text:span><text:span text:style-name="T292_11">copias</text:span><text:span text:style-name="T292_12"><text:s/></text:span><text:span text:style-name="T292_13">de</text:span><text:span text:style-name="T292_14"><text:s/></text:span><text:span text:style-name="T292_15">una</text:span><text:span text:style-name="T292_16"><text:s/></text:span><text:span text:style-name="T292_17">propia</text:span><text:span text:style-name="T292_18"><text:s/></text:span><text:span text:style-name="T292_19">unidad</text:span><text:span text:style-name="T292_20"><text:s/></text:span><text:span text:style-name="T292_21">que</text:span><text:span text:style-name="T292_22"><text:s/></text:span><text:span text:style-name="T292_23">son</text:span><text:span text:style-name="T292_24"><text:s/></text:span><text:span text:style-name="T292_25">simples</text:span><text:span text:style-name="T292_26"><text:s/>“</text:span><text:span text:style-name="T292_27">copias</text:span><text:span text:style-name="T292_28"><text:s/></text:span><text:span text:style-name="T292_29">falsas</text:span><text:span text:style-name="T292_30">”<text:s/></text:span><text:span text:style-name="T292_31">Son</text:span><text:span text:style-name="T292_32"><text:s/></text:span><text:span text:style-name="T292_33">unidades</text:span><text:span text:style-name="T292_34"><text:s/></text:span><text:span text:style-name="T292_35">que</text:span><text:span text:style-name="T292_36"><text:s/></text:span><text:span text:style-name="T292_37">simulan</text:span><text:span text:style-name="T292_38"><text:s/></text:span><text:span text:style-name="T292_39">ser</text:span><text:span text:style-name="T292_40"><text:s/></text:span><text:span text:style-name="T292_41">unidades</text:span><text:span text:style-name="T292_42"><text:s/></text:span><text:span text:style-name="T292_43">propias</text:span><text:span text:style-name="T292_44"><text:s/></text:span><text:span text:style-name="T292_45">pero</text:span><text:span text:style-name="T292_46"><text:s/></text:span><text:span text:style-name="T292_47">al</text:span><text:span text:style-name="T292_48"><text:s/></text:span><text:span text:style-name="T292_49">atacar</text:span><text:span text:style-name="T292_50"><text:s/></text:span><text:span text:style-name="T292_51">no</text:span><text:span text:style-name="T292_52"><text:s/></text:span><text:span text:style-name="T292_53">causan</text:span><text:span text:style-name="T292_54"><text:s/></text:span><text:span text:style-name="T292_55">daño</text:span><text:span text:style-name="T292_56">.<text:s/></text:span><text:span text:style-name="T292_57">Se</text:span><text:span text:style-name="T292_58"><text:s/></text:span><text:span text:style-name="T292_59">crean</text:span><text:span text:style-name="T292_60"><text:s/></text:span><text:span text:style-name="T292_61">para</text:span><text:span text:style-name="T292_62"><text:s/></text:span><text:span text:style-name="T292_63">que</text:span><text:span text:style-name="T292_64"><text:s/></text:span><text:span text:style-name="T292_65">reciban</text:span><text:span text:style-name="T292_66"><text:s/></text:span><text:span text:style-name="T292_67">daño</text:span><text:span text:style-name="T292_68">.<text:s/></text:span><text:span text:style-name="T292_69">Los</text:span><text:span text:style-name="T292_70"><text:s/></text:span><text:span text:style-name="T292_71">enemigos</text:span><text:span text:style-name="T292_72"><text:s/></text:span><text:span text:style-name="T292_73">no</text:span><text:span text:style-name="T292_74"><text:s/></text:span><text:span text:style-name="T292_75">pueden</text:span><text:span text:style-name="T292_76"><text:s/></text:span><text:span text:style-name="T292_77">distinguir</text:span><text:span text:style-name="T292_78"><text:s/></text:span><text:span text:style-name="T292_79">una</text:span><text:span text:style-name="T292_80"><text:s/></text:span><text:span text:style-name="T292_81">unidad</text:span><text:span text:style-name="T292_82"><text:s/></text:span><text:span text:style-name="T292_83">alucinada</text:span><text:span text:style-name="T292_84"><text:s/></text:span><text:span text:style-name="T292_85">de</text:span><text:span text:style-name="T292_86"><text:s/></text:span><text:span text:style-name="T292_87">una</text:span><text:span text:style-name="T292_88"><text:s/></text:span><text:span text:style-name="T292_89">real</text:span><text:span text:style-name="T292_90">.<text:s/>(</text:span><text:span text:style-name="T292_91">Cuesta</text:span><text:span text:style-name="T292_92"><text:s/>100<text:s/></text:span><text:span text:style-name="T292_93">de</text:span><text:span text:style-name="T292_94"><text:s/></text:span><text:span text:style-name="T292_95">energía</text:span><text:span text:style-name="T292_96">).<text:s/></text:span><text:span text:style-name="T292_97">Las</text:span><text:span text:style-name="T292_98"><text:s/></text:span><text:span text:style-name="T292_99">unidades</text:span><text:span text:style-name="T292_100"><text:s/></text:span><text:span text:style-name="T292_101">alucinadas</text:span><text:span text:style-name="T292_102"><text:s/></text:span><text:span text:style-name="T292_103">NO</text:span><text:span text:style-name="T292_104"><text:s/></text:span><text:span text:style-name="T292_105">tienen</text:span><text:span text:style-name="T292_106"><text:s/></text:span><text:span text:style-name="T292_107">vida</text:span><text:span text:style-name="T292_108">,<text:s/></text:span><text:span text:style-name="T292_109">solo</text:span><text:span text:style-name="T292_110"><text:s/></text:span><text:span text:style-name="T292_111">escudo</text:span><text:span text:style-name="T292_112">.</text:span></text:p>
          </table:table-cell>
          <table:table-cell table:style-name="Cell192">
            <text:p text:style-name="P293"/>
          </table:table-cell>
        </table:table-row>
      </table:table>
      <text:p text:style-name="P294"><text:span text:style-name="T294_1">Turnos</text:span></text:p>
      <text:p text:style-name="P295"/>
      <text:p text:style-name="P296"><text:span text:style-name="T296_1">El</text:span><text:span text:style-name="T296_2"><text:s/></text:span><text:span text:style-name="T296_3">juego</text:span><text:span text:style-name="T296_4"><text:s/></text:span><text:span text:style-name="T296_5">es</text:span><text:span text:style-name="T296_6"><text:s/></text:span><text:span text:style-name="T296_7">por</text:span><text:span text:style-name="T296_8"><text:s/></text:span><text:span text:style-name="T296_9">turnos</text:span><text:span text:style-name="T296_10">,<text:s/></text:span><text:span text:style-name="T296_11">cada</text:span><text:span text:style-name="T296_12"><text:s/></text:span><text:span text:style-name="T296_13">jugador</text:span><text:span text:style-name="T296_14"><text:s/></text:span><text:span text:style-name="T296_15">elige</text:span><text:span text:style-name="T296_16"><text:s/></text:span><text:span text:style-name="T296_17">las</text:span><text:span text:style-name="T296_18"><text:s/></text:span><text:span text:style-name="T296_19">acciones</text:span><text:span text:style-name="T296_20"><text:s/></text:span><text:span text:style-name="T296_21">que</text:span><text:span text:style-name="T296_22"><text:s/></text:span><text:span text:style-name="T296_23">desea</text:span><text:span text:style-name="T296_24"><text:s/></text:span><text:span text:style-name="T296_25">hacer</text:span><text:span text:style-name="T296_26"><text:s/></text:span><text:span text:style-name="T296_27">en</text:span><text:span text:style-name="T296_28"><text:s/></text:span><text:span text:style-name="T296_29">su</text:span><text:span text:style-name="T296_30"><text:s/></text:span><text:span text:style-name="T296_31">turno</text:span><text:span text:style-name="T296_32"><text:s/></text:span><text:span text:style-name="T296_33">y</text:span><text:span text:style-name="T296_34"><text:s/></text:span><text:span text:style-name="T296_35">luego</text:span><text:span text:style-name="T296_36"><text:s/></text:span><text:span text:style-name="T296_37">le</text:span><text:span text:style-name="T296_38"><text:s/></text:span><text:span text:style-name="T296_39">pasa</text:span><text:span text:style-name="T296_40"><text:s/></text:span><text:span text:style-name="T296_41">el</text:span><text:span text:style-name="T296_42"><text:s/></text:span><text:span text:style-name="T296_43">turno</text:span><text:span text:style-name="T296_44"><text:s/></text:span><text:span text:style-name="T296_45">a</text:span><text:span text:style-name="T296_46"><text:s/></text:span><text:span text:style-name="T296_47">su</text:span><text:span text:style-name="T296_48"><text:s/></text:span><text:span text:style-name="T296_49">contrincante</text:span><text:span text:style-name="T296_50">.</text:span></text:p>
      <text:p text:style-name="P297"/>
      <text:p text:style-name="P298"><text:span text:style-name="T298_1">Jugadores</text:span></text:p>
      <text:p text:style-name="P299"/>
      <text:p text:style-name="P300"><text:span text:style-name="T300_1">La</text:span><text:span text:style-name="T300_2"><text:s/></text:span><text:span text:style-name="T300_3">aplicación</text:span><text:span text:style-name="T300_4"><text:s/></text:span><text:span text:style-name="T300_5">se</text:span><text:span text:style-name="T300_6"><text:s/></text:span><text:span text:style-name="T300_7">juega</text:span><text:span text:style-name="T300_8"><text:s/></text:span><text:span text:style-name="T300_9">con</text:span><text:span text:style-name="T300_10"><text:s/>2<text:s/></text:span><text:span text:style-name="T300_11">jugadores</text:span><text:span text:style-name="T300_12"><text:s/></text:span><text:span text:style-name="T300_13">en</text:span><text:span text:style-name="T300_14"><text:s/></text:span><text:span text:style-name="T300_15">simultáneo</text:span><text:span text:style-name="T300_16">,<text:s/></text:span><text:span text:style-name="T300_17">uno</text:span><text:span text:style-name="T300_18"><text:s/></text:span><text:span text:style-name="T300_19">vs</text:span><text:span text:style-name="T300_20"><text:s/></text:span><text:span text:style-name="T300_21">el</text:span><text:span text:style-name="T300_22"><text:s/></text:span><text:span text:style-name="T300_23">otro</text:span><text:span text:style-name="T300_24">.<text:s/></text:span><text:span text:style-name="T300_25">Al</text:span><text:span text:style-name="T300_26"><text:s/></text:span><text:span text:style-name="T300_27">iniciar</text:span><text:span text:style-name="T300_28"><text:s/></text:span><text:span text:style-name="T300_29">el</text:span><text:span text:style-name="T300_30"><text:s/></text:span><text:span text:style-name="T300_31">juego</text:span><text:span text:style-name="T300_32"><text:s/></text:span><text:span text:style-name="T300_33">el</text:span><text:span text:style-name="T300_34"><text:s/></text:span><text:span text:style-name="T300_35">sistema</text:span><text:span text:style-name="T300_36"><text:s/></text:span><text:span text:style-name="T300_37">debe</text:span><text:span text:style-name="T300_38"><text:s/></text:span><text:span text:style-name="T300_39">consultar</text:span><text:span text:style-name="T300_40"><text:s/></text:span><text:span text:style-name="T300_41">a</text:span><text:span text:style-name="T300_42"><text:s/></text:span><text:span text:style-name="T300_43">los</text:span><text:span text:style-name="T300_44"><text:s/></text:span><text:span text:style-name="T300_45">usuarios</text:span><text:span text:style-name="T300_46"><text:s/></text:span><text:span text:style-name="T300_47">su</text:span><text:span text:style-name="T300_48"><text:s/></text:span><text:span text:style-name="T300_49">nombre</text:span><text:span text:style-name="T300_50">,<text:s/></text:span><text:span text:style-name="T300_51">su</text:span><text:span text:style-name="T300_52"><text:s/></text:span><text:span text:style-name="T300_53">color</text:span><text:span text:style-name="T300_54"><text:s/></text:span><text:span text:style-name="T300_55">y</text:span><text:span text:style-name="T300_56"><text:s/></text:span><text:span text:style-name="T300_57">con</text:span><text:span text:style-name="T300_58"><text:s/></text:span><text:span text:style-name="T300_59">qué</text:span><text:span text:style-name="T300_60"><text:s/></text:span><text:span text:style-name="T300_61">raza</text:span><text:span text:style-name="T300_62"><text:s/></text:span><text:span text:style-name="T300_63">jugará</text:span><text:span text:style-name="T300_64"><text:s/></text:span><text:span text:style-name="T300_65">la</text:span><text:span text:style-name="T300_66"><text:s/></text:span><text:span text:style-name="T300_67">partida</text:span><text:span text:style-name="T300_68">.</text:span></text:p>
      <text:p text:style-name="P301"/>
      <text:p text:style-name="P302"><text:span text:style-name="T302_1">Validaciones</text:span><text:span text:style-name="T302_2">:</text:span></text:p>
      <text:p text:style-name="P303"/>
      <text:list text:style-name="LS11" xml:id="list26">
        <text:list-item>
          <text:p text:style-name="P304"><text:span text:style-name="T304_1">Nombre</text:span><text:span text:style-name="T304_2"><text:s/></text:span><text:span text:style-name="T304_3">de</text:span><text:span text:style-name="T304_4"><text:s/></text:span><text:span text:style-name="T304_5">usuario</text:span><text:span text:style-name="T304_6"><text:s/></text:span><text:span text:style-name="T304_7">debe</text:span><text:span text:style-name="T304_8"><text:s/></text:span><text:span text:style-name="T304_9">contener</text:span><text:span text:style-name="T304_10"><text:s/></text:span><text:span text:style-name="T304_11">por</text:span><text:span text:style-name="T304_12"><text:s/></text:span><text:span text:style-name="T304_13">lo</text:span><text:span text:style-name="T304_14"><text:s/></text:span><text:span text:style-name="T304_15">menos</text:span><text:span text:style-name="T304_16"><text:s/>4<text:s/></text:span><text:span text:style-name="T304_17">caracteres</text:span><text:span text:style-name="T304_18">.</text:span></text:p>
        </text:list-item>
        <text:list-item>
          <text:p text:style-name="P305"><text:span text:style-name="T305_1">Jugador</text:span><text:span text:style-name="T305_2"><text:s/>2<text:s/></text:span><text:span text:style-name="T305_3">no</text:span><text:span text:style-name="T305_4"><text:s/></text:span><text:span text:style-name="T305_5">puede</text:span><text:span text:style-name="T305_6"><text:s/></text:span><text:span text:style-name="T305_7">tener</text:span><text:span text:style-name="T305_8"><text:s/></text:span><text:span text:style-name="T305_9">el</text:span><text:span text:style-name="T305_10"><text:s/></text:span><text:span text:style-name="T305_11">mismo</text:span><text:span text:style-name="T305_12"><text:s/></text:span><text:span text:style-name="T305_13">nombre</text:span><text:span text:style-name="T305_14"><text:s/></text:span><text:span text:style-name="T305_15">que</text:span><text:span text:style-name="T305_16"><text:s/></text:span><text:span text:style-name="T305_17">Jugador</text:span><text:span text:style-name="T305_18"><text:s/>1,<text:s/></text:span><text:span text:style-name="T305_19">ni</text:span><text:span text:style-name="T305_20"><text:s/></text:span><text:span text:style-name="T305_21">el</text:span><text:span text:style-name="T305_22"><text:s/></text:span><text:span text:style-name="T305_23">mismo</text:span><text:span text:style-name="T305_24"><text:s/></text:span><text:span text:style-name="T305_25">color</text:span><text:span text:style-name="T305_26"><text:s/>(</text:span><text:span text:style-name="T305_27">sí</text:span><text:span text:style-name="T305_28"><text:s/></text:span><text:span text:style-name="T305_29">la</text:span><text:span text:style-name="T305_30"><text:s/></text:span><text:span text:style-name="T305_31">misma</text:span><text:span text:style-name="T305_32"><text:s/></text:span><text:span text:style-name="T305_33">raza</text:span><text:span text:style-name="T305_34">)</text:span></text:p>
        </text:list-item>
      </text:list>
      <text:p text:style-name="P306"/>
      <text:p text:style-name="P307"><text:span text:style-name="T307_1">Comienzo</text:span><text:span text:style-name="T307_2"><text:s/></text:span><text:span text:style-name="T307_3">de</text:span><text:span text:style-name="T307_4"><text:s/></text:span><text:span text:style-name="T307_5">partida</text:span></text:p>
      <text:p text:style-name="P308"/>
      <text:p text:style-name="P309"><text:span text:style-name="T309_1">Cada</text:span><text:span text:style-name="T309_2"><text:s/></text:span><text:span text:style-name="T309_3">jugador</text:span><text:span text:style-name="T309_4"><text:s/></text:span><text:span text:style-name="T309_5">empieza</text:span><text:span text:style-name="T309_6"><text:s/></text:span><text:span text:style-name="T309_7">en</text:span><text:span text:style-name="T309_8"><text:s/></text:span><text:span text:style-name="T309_9">una</text:span><text:span text:style-name="T309_10"><text:s/></text:span><text:span text:style-name="T309_11">base</text:span><text:span text:style-name="T309_12"><text:note text:note-class="footnote"><text:note-citation/><text:note-body><text:p text:style-name="P310"><text:span text:style-name="T310_1"><text:s/></text:span><text:span text:style-name="T310_2">Se</text:span><text:span text:style-name="T310_3"><text:s/></text:span><text:span text:style-name="T310_4">llama</text:span><text:span text:style-name="T310_5"><text:s/></text:span><text:span text:style-name="T310_6">base</text:span><text:span text:style-name="T310_7"><text:s/></text:span><text:span text:style-name="T310_8">a</text:span><text:span text:style-name="T310_9"><text:s/></text:span><text:span text:style-name="T310_10">un</text:span><text:span text:style-name="T310_11"><text:s/></text:span><text:span text:style-name="T310_12">lugar</text:span><text:span text:style-name="T310_13"><text:s/></text:span><text:span text:style-name="T310_14">en</text:span><text:span text:style-name="T310_15"><text:s/></text:span><text:span text:style-name="T310_16">el</text:span><text:span text:style-name="T310_17"><text:s/></text:span><text:span text:style-name="T310_18">mapa</text:span><text:span text:style-name="T310_19"><text:s/></text:span><text:span text:style-name="T310_20">donde</text:span><text:span text:style-name="T310_21"><text:s/></text:span><text:span text:style-name="T310_22">encontraremos</text:span><text:span text:style-name="T310_23"><text:s/></text:span><text:span text:style-name="T310_24">muchos</text:span><text:span text:style-name="T310_25"><text:s/></text:span><text:span text:style-name="T310_26">cristales</text:span><text:span text:style-name="T310_27"><text:s/></text:span><text:span text:style-name="T310_28">juntos</text:span><text:span text:style-name="T310_29"><text:s/></text:span><text:span text:style-name="T310_30">y</text:span><text:span text:style-name="T310_31"><text:s/></text:span><text:span text:style-name="T310_32">un</text:span><text:span text:style-name="T310_33"><text:s/></text:span><text:span text:style-name="T310_34">volcán</text:span><text:span text:style-name="T310_35"><text:s/></text:span><text:span text:style-name="T310_36">de</text:span><text:span text:style-name="T310_37"><text:s/></text:span><text:span text:style-name="T310_38">gas</text:span><text:span text:style-name="T310_39">.</text:span></text:p></text:note-body></text:note></text:span><text:span text:style-name="T310_40"><text:s/></text:span><text:span text:style-name="T310_41">y</text:span><text:span text:style-name="T310_42"><text:s/></text:span><text:span text:style-name="T310_43">con</text:span><text:span text:style-name="T310_44"><text:s/>200<text:s/></text:span><text:span text:style-name="T310_45">de</text:span><text:span text:style-name="T310_46"><text:s/></text:span><text:span text:style-name="T310_47">mineral</text:span><text:span text:style-name="T310_48">.<text:s/></text:span><text:span text:style-name="T310_49">Solo</text:span><text:span text:style-name="T310_50"><text:s/></text:span><text:span text:style-name="T310_51">puede</text:span><text:span text:style-name="T310_52"><text:s/></text:span><text:span text:style-name="T310_53">ver</text:span><text:span text:style-name="T310_54"><text:s/></text:span><text:span text:style-name="T310_55">la</text:span><text:span text:style-name="T310_56"><text:s/></text:span><text:span text:style-name="T310_57">parte</text:span><text:span text:style-name="T310_58"><text:s/></text:span><text:span text:style-name="T310_59">del</text:span><text:span text:style-name="T310_60"><text:s/></text:span><text:span text:style-name="T310_61">mapa</text:span><text:span text:style-name="T310_62"><text:s/></text:span><text:span text:style-name="T310_63">en</text:span><text:span text:style-name="T310_64"><text:s/></text:span><text:span text:style-name="T310_65">dónde</text:span><text:span text:style-name="T310_66"><text:s/></text:span><text:span text:style-name="T310_67">se</text:span><text:span text:style-name="T310_68"><text:s/></text:span><text:span text:style-name="T310_69">encuentra</text:span><text:span text:style-name="T310_70"><text:s/></text:span><text:span text:style-name="T310_71">ubicado</text:span><text:span text:style-name="T310_72">.<text:s/></text:span><text:span text:style-name="T310_73">El</text:span><text:span text:style-name="T310_74"><text:s/></text:span><text:span text:style-name="T310_75">resto</text:span><text:span text:style-name="T310_76"><text:s/></text:span><text:span text:style-name="T310_77">del</text:span><text:span text:style-name="T310_78"><text:s/></text:span><text:span text:style-name="T310_79">mapa</text:span><text:span text:style-name="T310_80"><text:s/></text:span><text:span text:style-name="T310_81">lo</text:span><text:span text:style-name="T310_82"><text:s/></text:span><text:span text:style-name="T310_83">vé</text:span><text:span text:style-name="T310_84"><text:s/></text:span><text:span text:style-name="T310_85">negro</text:span><text:span text:style-name="T310_86">.<text:s/></text:span><text:span text:style-name="T310_87">A</text:span><text:span text:style-name="T310_88"><text:s/></text:span><text:span text:style-name="T310_89">medida</text:span><text:span text:style-name="T310_90"><text:s/></text:span><text:span text:style-name="T310_91">que</text:span><text:span text:style-name="T310_92"><text:s/></text:span><text:span text:style-name="T310_93">sus</text:span><text:span text:style-name="T310_94"><text:s/></text:span><text:span text:style-name="T310_95">unidades</text:span><text:span text:style-name="T310_96">,<text:s/>“</text:span><text:span text:style-name="T310_97">recorren</text:span><text:span text:style-name="T310_98">”<text:s/></text:span><text:span text:style-name="T310_99">el</text:span><text:span text:style-name="T310_100"><text:s/></text:span><text:span text:style-name="T310_101">mapa</text:span><text:span text:style-name="T310_102"><text:s/></text:span><text:span text:style-name="T310_103">se</text:span><text:span text:style-name="T310_104"><text:s/></text:span><text:span text:style-name="T310_105">irá</text:span><text:span text:style-name="T310_106"><text:s/></text:span><text:span text:style-name="T310_107">descubriendo</text:span><text:span text:style-name="T310_108"><text:s/></text:span><text:span text:style-name="T310_109">lo</text:span><text:span text:style-name="T310_110"><text:s/></text:span><text:span text:style-name="T310_111">que</text:span><text:span text:style-name="T310_112"><text:s/></text:span><text:span text:style-name="T310_113">hay</text:span><text:span text:style-name="T310_114"><text:s/></text:span><text:span text:style-name="T310_115">en</text:span><text:span text:style-name="T310_116"><text:s/></text:span><text:span text:style-name="T310_117">el</text:span><text:span text:style-name="T310_118"><text:s/></text:span><text:span text:style-name="T310_119">mapa</text:span><text:span text:style-name="T310_120"><text:s/></text:span><text:span text:style-name="T310_121">y</text:span><text:span text:style-name="T310_122"><text:s/></text:span><text:span text:style-name="T310_123">quedará</text:span><text:span text:style-name="T310_124"><text:s/></text:span><text:span text:style-name="T310_125">visible</text:span><text:span text:style-name="T310_126"><text:s/></text:span><text:span text:style-name="T310_127">siempre</text:span><text:span text:style-name="T310_128">.<text:s/></text:span><text:span text:style-name="T310_129">Los</text:span><text:span text:style-name="T310_130"><text:s/></text:span><text:span text:style-name="T310_131">jugadores</text:span><text:span text:style-name="T310_132"><text:s/></text:span><text:span text:style-name="T310_133">empiezan</text:span><text:span text:style-name="T310_134"><text:s/></text:span><text:span text:style-name="T310_135">en</text:span><text:span text:style-name="T310_136"><text:s/></text:span><text:span text:style-name="T310_137">lados</text:span><text:span text:style-name="T310_138"><text:s/></text:span><text:span text:style-name="T310_139">opuestos</text:span><text:span text:style-name="T310_140"><text:s/></text:span><text:span text:style-name="T310_141">del</text:span><text:span text:style-name="T310_142"><text:s/></text:span><text:span text:style-name="T310_143">mapa</text:span><text:span text:style-name="T310_144">.</text:span></text:p>
      <text:p text:style-name="P311"/>
      <text:p text:style-name="P312"><text:span text:style-name="T312_1">Mapa</text:span></text:p>
      <text:p text:style-name="P313"/>
      <text:p text:style-name="P314"><text:span text:style-name="T314_1">Los</text:span><text:span text:style-name="T314_2"><text:s/></text:span><text:span text:style-name="T314_3">mapas</text:span><text:span text:style-name="T314_4"><text:s/></text:span><text:span text:style-name="T314_5">deben</text:span><text:span text:style-name="T314_6"><text:s/></text:span><text:span text:style-name="T314_7">tener</text:span><text:span text:style-name="T314_8"><text:s/></text:span><text:span text:style-name="T314_9">áreas</text:span><text:span text:style-name="T314_10"><text:s/></text:span><text:span text:style-name="T314_11">de</text:span><text:span text:style-name="T314_12"><text:s/></text:span><text:span text:style-name="T314_13">tierra</text:span><text:span text:style-name="T314_14"><text:s/></text:span><text:span text:style-name="T314_15">y</text:span><text:span text:style-name="T314_16"><text:s/></text:span><text:span text:style-name="T314_17">áreas</text:span><text:span text:style-name="T314_18"><text:s/></text:span><text:span text:style-name="T314_19">espaciales</text:span><text:span text:style-name="T314_20">.<text:s/></text:span><text:span text:style-name="T314_21">Sólo</text:span><text:span text:style-name="T314_22"><text:s/></text:span><text:span text:style-name="T314_23">las</text:span><text:span text:style-name="T314_24"><text:s/></text:span><text:span text:style-name="T314_25">unidades</text:span><text:span text:style-name="T314_26"><text:s/></text:span><text:span text:style-name="T314_27">voladoras</text:span><text:span text:style-name="T314_28"><text:s/></text:span><text:span text:style-name="T314_29">pueden</text:span><text:span text:style-name="T314_30"><text:s/></text:span><text:span text:style-name="T314_31">circular</text:span><text:span text:style-name="T314_32"><text:s/></text:span><text:span text:style-name="T314_33">libremente</text:span><text:span text:style-name="T314_34"><text:s/></text:span><text:span text:style-name="T314_35">por</text:span><text:span text:style-name="T314_36"><text:s/></text:span><text:span text:style-name="T314_37">cualquier</text:span><text:span text:style-name="T314_38"><text:s/></text:span><text:span text:style-name="T314_39">tipo</text:span><text:span text:style-name="T314_40"><text:s/></text:span><text:span text:style-name="T314_41">de</text:span><text:span text:style-name="T314_42"><text:s/></text:span><text:span text:style-name="T314_43">superficie</text:span><text:span text:style-name="T314_44">.<text:s/></text:span><text:span text:style-name="T314_45">Los</text:span><text:span text:style-name="T314_46"><text:s/></text:span><text:span text:style-name="T314_47">tamaños</text:span><text:span text:style-name="T314_48"><text:s/></text:span><text:span text:style-name="T314_49">de</text:span><text:span text:style-name="T314_50"><text:s/></text:span><text:span text:style-name="T314_51">los</text:span><text:span text:style-name="T314_52"><text:s/></text:span><text:span text:style-name="T314_53">mapas</text:span><text:span text:style-name="T314_54"><text:s/></text:span><text:span text:style-name="T314_55">se</text:span><text:span text:style-name="T314_56"><text:s/></text:span><text:span text:style-name="T314_57">definen</text:span><text:span text:style-name="T314_58"><text:s/></text:span><text:span text:style-name="T314_59">por</text:span><text:span text:style-name="T314_60"><text:s/></text:span><text:span text:style-name="T314_61">la</text:span><text:span text:style-name="T314_62"><text:s/></text:span><text:span text:style-name="T314_63">cantidad</text:span><text:span text:style-name="T314_64"><text:s/></text:span><text:span text:style-name="T314_65">de</text:span><text:span text:style-name="T314_66"><text:s/></text:span><text:span text:style-name="T314_67">bases</text:span><text:span text:style-name="T314_68"><text:s/></text:span><text:span text:style-name="T314_69">que</text:span><text:span text:style-name="T314_70"><text:s/></text:span><text:span text:style-name="T314_71">presenten</text:span><text:span text:style-name="T314_72"><text:s/></text:span><text:span text:style-name="T314_73">y</text:span><text:span text:style-name="T314_74"><text:s/></text:span><text:span text:style-name="T314_75">la</text:span><text:span text:style-name="T314_76"><text:s/></text:span><text:span text:style-name="T314_77">distribución</text:span><text:span text:style-name="T314_78"><text:s/></text:span><text:span text:style-name="T314_79">de</text:span><text:span text:style-name="T314_80"><text:s/></text:span><text:span text:style-name="T314_81">las</text:span><text:span text:style-name="T314_82"><text:s/></text:span><text:span text:style-name="T314_83">mismas</text:span><text:span text:style-name="T314_84"><text:s/></text:span><text:span text:style-name="T314_85">deben</text:span><text:span text:style-name="T314_86"><text:s/></text:span><text:span text:style-name="T314_87">ser</text:span><text:span text:style-name="T314_88"><text:s/></text:span><text:span text:style-name="T314_89">equidistante</text:span><text:span text:style-name="T314_90"><text:s/></text:span><text:span text:style-name="T314_91">al</text:span><text:span text:style-name="T314_92"><text:s/></text:span><text:span text:style-name="T314_93">punto</text:span><text:span text:style-name="T314_94"><text:s/></text:span><text:span text:style-name="T314_95">de</text:span><text:span text:style-name="T314_96"><text:s/></text:span><text:span text:style-name="T314_97">origen</text:span><text:span text:style-name="T314_98"><text:s/></text:span><text:span text:style-name="T314_99">de</text:span><text:span text:style-name="T314_100"><text:s/></text:span><text:span text:style-name="T314_101">cada</text:span><text:span text:style-name="T314_102"><text:s/></text:span><text:span text:style-name="T314_103">jugador</text:span><text:span text:style-name="T314_104">.<text:s/></text:span><text:span text:style-name="T314_105">No</text:span><text:span text:style-name="T314_106"><text:s/></text:span><text:span text:style-name="T314_107">puede</text:span><text:span text:style-name="T314_108"><text:s/></text:span><text:span text:style-name="T314_109">haber</text:span><text:span text:style-name="T314_110"><text:s/></text:span><text:span text:style-name="T314_111">un</text:span><text:span text:style-name="T314_112"><text:s/></text:span><text:span text:style-name="T314_113">mapa</text:span><text:span text:style-name="T314_114"><text:s/></text:span><text:span text:style-name="T314_115">que</text:span><text:span text:style-name="T314_116"><text:s/></text:span><text:span text:style-name="T314_117">tenga</text:span><text:span text:style-name="T314_118"><text:s/>6<text:s/></text:span><text:span text:style-name="T314_119">bases</text:span><text:span text:style-name="T314_120"><text:s/></text:span><text:span text:style-name="T314_121">en</text:span><text:span text:style-name="T314_122"><text:s/></text:span><text:span text:style-name="T314_123">total</text:span><text:span text:style-name="T314_124"><text:s/></text:span><text:span text:style-name="T314_125">y</text:span><text:span text:style-name="T314_126"><text:s/></text:span><text:span text:style-name="T314_127">haya</text:span><text:span text:style-name="T314_128"><text:s/>5<text:s/></text:span><text:span text:style-name="T314_129">de</text:span><text:span text:style-name="T314_130"><text:s/></text:span><text:span text:style-name="T314_131">una</text:span><text:span text:style-name="T314_132"><text:s/></text:span><text:span text:style-name="T314_133">lado</text:span><text:span text:style-name="T314_134"><text:s/></text:span><text:span text:style-name="T314_135">muy</text:span><text:span text:style-name="T314_136"><text:s/></text:span><text:span text:style-name="T314_137">próximas</text:span><text:span text:style-name="T314_138"><text:s/></text:span><text:span text:style-name="T314_139">a</text:span><text:span text:style-name="T314_140"><text:s/></text:span><text:span text:style-name="T314_141">dónde</text:span><text:span text:style-name="T314_142"><text:s/></text:span><text:span text:style-name="T314_143">comenzó</text:span><text:span text:style-name="T314_144"><text:s/></text:span><text:span text:style-name="T314_145">un</text:span><text:span text:style-name="T314_146"><text:s/></text:span><text:span text:style-name="T314_147">jugador</text:span><text:span text:style-name="T314_148">..</text:span></text:p>
      <text:p text:style-name="P315"/>
      <text:p text:style-name="P316"><text:span text:style-name="T316_1">Población</text:span></text:p>
      <text:p text:style-name="P317"/>
      <text:p text:style-name="P318"><text:span text:style-name="T318_1">La</text:span><text:span text:style-name="T318_2"><text:s/></text:span><text:span text:style-name="T318_3">capacidad</text:span><text:span text:style-name="T318_4"><text:s/></text:span><text:span text:style-name="T318_5">de</text:span><text:span text:style-name="T318_6"><text:s/></text:span><text:span text:style-name="T318_7">población</text:span><text:span text:style-name="T318_8"><text:s/></text:span><text:span text:style-name="T318_9">máxima</text:span><text:span text:style-name="T318_10"><text:s/></text:span><text:span text:style-name="T318_11">es</text:span><text:span text:style-name="T318_12"><text:s/></text:span><text:span text:style-name="T318_13">de</text:span><text:span text:style-name="T318_14"><text:s/>200.<text:s/></text:span><text:span text:style-name="T318_15">Cada</text:span><text:span text:style-name="T318_16"><text:s/></text:span><text:span text:style-name="T318_17">raza</text:span><text:span text:style-name="T318_18"><text:s/></text:span><text:span text:style-name="T318_19">tiene</text:span><text:span text:style-name="T318_20"><text:s/></text:span><text:span text:style-name="T318_21">un</text:span><text:span text:style-name="T318_22"><text:s/></text:span><text:span text:style-name="T318_23">edificio</text:span><text:span text:style-name="T318_24"><text:s/></text:span><text:span text:style-name="T318_25">propio</text:span><text:span text:style-name="T318_26"><text:s/></text:span><text:span text:style-name="T318_27">que</text:span><text:span text:style-name="T318_28"><text:s/></text:span><text:span text:style-name="T318_29">actúa</text:span><text:span text:style-name="T318_30"><text:s/></text:span><text:span text:style-name="T318_31">en</text:span><text:span text:style-name="T318_32"><text:s/></text:span><text:span text:style-name="T318_33">forma</text:span><text:span text:style-name="T318_34"><text:s/></text:span><text:span text:style-name="T318_35">de</text:span><text:span text:style-name="T318_36"><text:s/>“</text:span><text:span text:style-name="T318_37">casa</text:span><text:span text:style-name="T318_38">”.<text:s/></text:span><text:span text:style-name="T318_39">Para</text:span><text:span text:style-name="T318_40"><text:s/></text:span><text:span text:style-name="T318_41">el</text:span><text:span text:style-name="T318_42"><text:s/></text:span><text:span text:style-name="T318_43">caso</text:span><text:span text:style-name="T318_44"><text:s/></text:span><text:span text:style-name="T318_45">de</text:span><text:span text:style-name="T318_46"><text:s/></text:span><text:span text:style-name="T318_47">los</text:span><text:span text:style-name="T318_48"><text:s/></text:span><text:span text:style-name="T318_49">terran</text:span><text:span text:style-name="T318_50"><text:s/></text:span><text:span text:style-name="T318_51">dicho</text:span><text:span text:style-name="T318_52"><text:s/></text:span><text:span text:style-name="T318_53">edificio</text:span><text:span text:style-name="T318_54"><text:s/></text:span><text:span text:style-name="T318_55">es</text:span><text:span text:style-name="T318_56"><text:s/></text:span><text:span text:style-name="T318_57">el</text:span><text:span text:style-name="T318_58"><text:s/>“</text:span><text:span text:style-name="T318_59">depósito</text:span><text:span text:style-name="T318_60"><text:s/></text:span><text:span text:style-name="T318_61">de</text:span><text:span text:style-name="T318_62"><text:s/></text:span><text:span text:style-name="T318_63">suministros</text:span><text:span text:style-name="T318_64">”.<text:s/></text:span><text:span text:style-name="T318_65">Cada</text:span><text:span text:style-name="T318_66"><text:s/></text:span><text:span text:style-name="T318_67">vez</text:span><text:span text:style-name="T318_68"><text:s/></text:span><text:span text:style-name="T318_69">que</text:span><text:span text:style-name="T318_70"><text:s/></text:span><text:span text:style-name="T318_71">se</text:span><text:span text:style-name="T318_72"><text:s/></text:span><text:span text:style-name="T318_73">construye</text:span><text:span text:style-name="T318_74"><text:s/></text:span><text:span text:style-name="T318_75">un</text:span><text:span text:style-name="T318_76"><text:s/></text:span><text:span text:style-name="T318_77">depósito</text:span><text:span text:style-name="T318_78"><text:s/></text:span><text:span text:style-name="T318_79">de</text:span><text:span text:style-name="T318_80"><text:s/></text:span><text:span text:style-name="T318_81">suministros</text:span><text:span text:style-name="T318_82">,<text:s/></text:span><text:span text:style-name="T318_83">aumenta</text:span><text:span text:style-name="T318_84"><text:s/></text:span><text:span text:style-name="T318_85">la</text:span><text:span text:style-name="T318_86"><text:s/></text:span><text:span text:style-name="T318_87">capacidad</text:span><text:span text:style-name="T318_88"><text:s/></text:span><text:span text:style-name="T318_89">de</text:span><text:span text:style-name="T318_90"><text:s/></text:span><text:span text:style-name="T318_91">población</text:span><text:span text:style-name="T318_92"><text:s/></text:span><text:span text:style-name="T318_93">en</text:span><text:span text:style-name="T318_94"><text:s/>+5.<text:s/></text:span><text:span text:style-name="T318_95">De</text:span><text:span text:style-name="T318_96"><text:s/></text:span><text:span text:style-name="T318_97">manera</text:span><text:span text:style-name="T318_98"><text:s/></text:span><text:span text:style-name="T318_99">contraria</text:span><text:span text:style-name="T318_100">,<text:s/></text:span><text:span text:style-name="T318_101">si</text:span><text:span text:style-name="T318_102"><text:s/></text:span><text:span text:style-name="T318_103">se</text:span><text:span text:style-name="T318_104"><text:s/></text:span><text:span text:style-name="T318_105">destruye</text:span><text:span text:style-name="T318_106"><text:s/></text:span><text:span text:style-name="T318_107">un</text:span><text:span text:style-name="T318_108"><text:s/></text:span><text:span text:style-name="T318_109">edificio</text:span><text:span text:style-name="T318_110"><text:s/></text:span><text:span text:style-name="T318_111">depósito</text:span><text:span text:style-name="T318_112"><text:s/></text:span><text:span text:style-name="T318_113">de</text:span><text:span text:style-name="T318_114"><text:s/></text:span><text:span text:style-name="T318_115">suministro</text:span><text:span text:style-name="T318_116">,<text:s/></text:span><text:span text:style-name="T318_117">la</text:span><text:span text:style-name="T318_118"><text:s/></text:span><text:span text:style-name="T318_119">capacidad</text:span><text:span text:style-name="T318_120"><text:s/></text:span><text:span text:style-name="T318_121">de</text:span><text:span text:style-name="T318_122"><text:s/></text:span><text:span text:style-name="T318_123">la</text:span><text:span text:style-name="T318_124"><text:s/></text:span><text:span text:style-name="T318_125">población</text:span><text:span text:style-name="T318_126"><text:s/></text:span><text:span text:style-name="T318_127">baja</text:span><text:span text:style-name="T318_128"><text:s/>5.<text:s/></text:span></text:p>
      <text:p text:style-name="P319"><text:span text:style-name="T319_1">Los</text:span><text:span text:style-name="T319_2"><text:s/></text:span><text:span text:style-name="T319_3">protoss</text:span><text:span text:style-name="T319_4"><text:s/></text:span><text:span text:style-name="T319_5">poseen</text:span><text:span text:style-name="T319_6"><text:s/></text:span><text:span text:style-name="T319_7">una</text:span><text:span text:style-name="T319_8"><text:s/></text:span><text:span text:style-name="T319_9">construcción</text:span><text:span text:style-name="T319_10"><text:s/></text:span><text:span text:style-name="T319_11">análoga</text:span><text:span text:style-name="T319_12"><text:s/></text:span><text:span text:style-name="T319_13">llamada</text:span><text:span text:style-name="T319_14"><text:s/>“</text:span><text:span text:style-name="T319_15">pilón</text:span><text:span text:style-name="T319_16">”.<text:s/></text:span><text:span text:style-name="T319_17">Cada</text:span><text:span text:style-name="T319_18"><text:s/></text:span><text:span text:style-name="T319_19">pilón</text:span><text:span text:style-name="T319_20"><text:s/></text:span><text:span text:style-name="T319_21">otorga</text:span><text:span text:style-name="T319_22"><text:s/></text:span><text:span text:style-name="T319_23">también</text:span><text:span text:style-name="T319_24"><text:s/>+5<text:s/></text:span><text:span text:style-name="T319_25">en</text:span><text:span text:style-name="T319_26"><text:s/></text:span><text:span text:style-name="T319_27">la</text:span><text:span text:style-name="T319_28"><text:s/></text:span><text:span text:style-name="T319_29">capacidad</text:span><text:span text:style-name="T319_30"><text:s/></text:span><text:span text:style-name="T319_31">de</text:span><text:span text:style-name="T319_32"><text:s/></text:span><text:span text:style-name="T319_33">población</text:span><text:span text:style-name="T319_34">.</text:span></text:p>
      <text:p text:style-name="P320"><text:span text:style-name="T320_1">La</text:span><text:span text:style-name="T320_2"><text:s/></text:span><text:span text:style-name="T320_3">columna</text:span><text:span text:style-name="T320_4"><text:s/>“</text:span><text:span text:style-name="T320_5">suministro</text:span><text:span text:style-name="T320_6">”<text:s/></text:span><text:span text:style-name="T320_7">en</text:span><text:span text:style-name="T320_8"><text:s/></text:span><text:span text:style-name="T320_9">la</text:span><text:span text:style-name="T320_10"><text:s/></text:span><text:span text:style-name="T320_11">descripción</text:span><text:span text:style-name="T320_12"><text:s/></text:span><text:span text:style-name="T320_13">de</text:span><text:span text:style-name="T320_14"><text:s/></text:span><text:span text:style-name="T320_15">unidades</text:span><text:span text:style-name="T320_16">,<text:s/></text:span><text:span text:style-name="T320_17">indica</text:span><text:span text:style-name="T320_18"><text:s/></text:span><text:span text:style-name="T320_19">cuántos</text:span><text:span text:style-name="T320_20"><text:s/></text:span><text:span text:style-name="T320_21">cupos</text:span><text:span text:style-name="T320_22"><text:s/></text:span><text:span text:style-name="T320_23">de</text:span><text:span text:style-name="T320_24"><text:s/></text:span><text:span text:style-name="T320_25">casa</text:span><text:span text:style-name="T320_26"><text:s/></text:span><text:span text:style-name="T320_27">ocupa</text:span><text:span text:style-name="T320_28"><text:s/></text:span><text:span text:style-name="T320_29">la</text:span><text:span text:style-name="T320_30"><text:s/></text:span><text:span text:style-name="T320_31">unidad</text:span><text:span text:style-name="T320_32"><text:s/></text:span><text:span text:style-name="T320_33">construida</text:span><text:span text:style-name="T320_34">.</text:span></text:p>
      <text:p text:style-name="P321"/>
      <text:p text:style-name="P322"/>
      <text:p text:style-name="P323"><text:span text:style-name="T323_1">Sonidos</text:span></text:p>
      <text:p text:style-name="P324"/>
      <text:p text:style-name="P325"><text:span text:style-name="T325_1">La</text:span><text:span text:style-name="T325_2"><text:s/></text:span><text:span text:style-name="T325_3">aplicación</text:span><text:span text:style-name="T325_4"><text:s/></text:span><text:span text:style-name="T325_5">debe</text:span><text:span text:style-name="T325_6"><text:s/></text:span><text:span text:style-name="T325_7">tener</text:span><text:span text:style-name="T325_8"><text:s/></text:span><text:span text:style-name="T325_9">música</text:span><text:span text:style-name="T325_10"><text:s/></text:span><text:span text:style-name="T325_11">de</text:span><text:span text:style-name="T325_12"><text:s/></text:span><text:span text:style-name="T325_13">fondo</text:span><text:span text:style-name="T325_14"><text:s/></text:span><text:span text:style-name="T325_15">constantemente</text:span><text:span text:style-name="T325_16">,<text:s/></text:span><text:span text:style-name="T325_17">con</text:span><text:span text:style-name="T325_18"><text:s/></text:span><text:span text:style-name="T325_19">la</text:span><text:span text:style-name="T325_20"><text:s/></text:span><text:span text:style-name="T325_21">posibilidad</text:span><text:span text:style-name="T325_22"><text:s/></text:span><text:span text:style-name="T325_23">de</text:span><text:span text:style-name="T325_24"><text:s/></text:span><text:span text:style-name="T325_25">silenciarla</text:span><text:span text:style-name="T325_26">.<text:s/></text:span><text:span text:style-name="T325_27">También</text:span><text:span text:style-name="T325_28"><text:s/></text:span><text:span text:style-name="T325_29">la</text:span><text:span text:style-name="T325_30"><text:s/></text:span><text:span text:style-name="T325_31">creación</text:span><text:span text:style-name="T325_32"><text:s/>(</text:span><text:span text:style-name="T325_33">finalización</text:span><text:span text:style-name="T325_34">)<text:s/></text:span><text:span text:style-name="T325_35">de</text:span><text:span text:style-name="T325_36"><text:s/></text:span><text:span text:style-name="T325_37">cada</text:span><text:span text:style-name="T325_38"><text:s/></text:span><text:span text:style-name="T325_39">unidad</text:span><text:span text:style-name="T325_40"><text:s/></text:span><text:span text:style-name="T325_41">o</text:span><text:span text:style-name="T325_42"><text:s/></text:span><text:span text:style-name="T325_43">construcción</text:span><text:span text:style-name="T325_44"><text:s/></text:span><text:span text:style-name="T325_45">debe</text:span><text:span text:style-name="T325_46"><text:s/></text:span><text:span text:style-name="T325_47">tener</text:span><text:span text:style-name="T325_48"><text:s/></text:span><text:span text:style-name="T325_49">su</text:span><text:span text:style-name="T325_50"><text:s/></text:span><text:span text:style-name="T325_51">sonido</text:span><text:span text:style-name="T325_52"><text:s/></text:span><text:span text:style-name="T325_53">correspondiente</text:span><text:span text:style-name="T325_54">.<text:s/></text:span><text:span text:style-name="T325_55">En</text:span><text:span text:style-name="T325_56"><text:s/></text:span><text:span text:style-name="T325_57">los</text:span><text:span text:style-name="T325_58"><text:s/></text:span><text:span text:style-name="T325_59">momentos</text:span><text:span text:style-name="T325_60"><text:s/></text:span><text:span text:style-name="T325_61">de</text:span><text:span text:style-name="T325_62"><text:s/></text:span><text:span text:style-name="T325_63">ataques</text:span><text:span text:style-name="T325_64">,<text:s/></text:span><text:span text:style-name="T325_65">también</text:span><text:span text:style-name="T325_66"><text:s/></text:span><text:span text:style-name="T325_67">debe</text:span><text:span text:style-name="T325_68"><text:s/></text:span><text:span text:style-name="T325_69">estar</text:span><text:span text:style-name="T325_70"><text:s/></text:span><text:span text:style-name="T325_71">el</text:span><text:span text:style-name="T325_72"><text:s/></text:span><text:span text:style-name="T325_73">sonido</text:span><text:span text:style-name="T325_74"><text:s/></text:span><text:span text:style-name="T325_75">que</text:span><text:span text:style-name="T325_76"><text:s/></text:span><text:span text:style-name="T325_77">acompañe</text:span><text:span text:style-name="T325_78"><text:s/></text:span><text:span text:style-name="T325_79">la</text:span><text:span text:style-name="T325_80"><text:s/></text:span><text:span text:style-name="T325_81">sensación</text:span><text:span text:style-name="T325_82"><text:s/></text:span><text:span text:style-name="T325_83">de</text:span><text:span text:style-name="T325_84"><text:s/></text:span><text:span text:style-name="T325_85">guerra</text:span><text:span text:style-name="T325_86"><text:s/></text:span><text:span text:style-name="T325_87">al</text:span><text:span text:style-name="T325_88"><text:s/></text:span><text:span text:style-name="T325_89">usuario</text:span><text:span text:style-name="T325_90">.<text:s/></text:span><text:span text:style-name="T325_91">Lo</text:span><text:span text:style-name="T325_92"><text:s/></text:span><text:span text:style-name="T325_93">mismo</text:span><text:span text:style-name="T325_94"><text:s/></text:span><text:span text:style-name="T325_95">cuando</text:span><text:span text:style-name="T325_96"><text:s/></text:span><text:span text:style-name="T325_97">se</text:span><text:span text:style-name="T325_98"><text:s/></text:span><text:span text:style-name="T325_99">quiera</text:span><text:span text:style-name="T325_100"><text:s/></text:span><text:span text:style-name="T325_101">construir</text:span><text:span text:style-name="T325_102"><text:s/></text:span><text:span text:style-name="T325_103">una</text:span><text:span text:style-name="T325_104"><text:s/></text:span><text:span text:style-name="T325_105">unidad</text:span><text:span text:style-name="T325_106"><text:s/>/<text:s/></text:span><text:span text:style-name="T325_107">edificio</text:span><text:span text:style-name="T325_108"><text:s/></text:span><text:span text:style-name="T325_109">sin</text:span><text:span text:style-name="T325_110"><text:s/></text:span><text:span text:style-name="T325_111">tener</text:span><text:span text:style-name="T325_112"><text:s/></text:span><text:span text:style-name="T325_113">recursos</text:span><text:span text:style-name="T325_114">.</text:span><text:span text:style-name="T325_115"><text:note text:note-class="footnote"><text:note-citation/><text:note-body><text:p text:style-name="P326"><text:span text:style-name="T326_1"><text:s/></text:span><text:span text:style-name="T326_2">Se</text:span><text:span text:style-name="T326_3"><text:s/></text:span><text:span text:style-name="T326_4">pueden</text:span><text:span text:style-name="T326_5"><text:s/></text:span><text:span text:style-name="T326_6">utilizar</text:span><text:span text:style-name="T326_7"><text:s/></text:span><text:span text:style-name="T326_8">los</text:span><text:span text:style-name="T326_9"><text:s/></text:span><text:span text:style-name="T326_10">sonidos</text:span><text:span text:style-name="T326_11"><text:s/></text:span><text:span text:style-name="T326_12">en</text:span><text:span text:style-name="T326_13"><text:s/></text:span><text:span text:style-name="T326_14">inglés</text:span><text:span text:style-name="T326_15"><text:s/>/<text:s/></text:span><text:span text:style-name="T326_16">español</text:span><text:span text:style-name="T326_17"><text:s/></text:span><text:span text:style-name="T326_18">del</text:span><text:span text:style-name="T326_19"><text:s/></text:span><text:span text:style-name="T326_20">juego</text:span><text:span text:style-name="T326_21"><text:s/></text:span><text:span text:style-name="T326_22">original</text:span><text:span text:style-name="T326_23">.</text:span></text:p></text:note-body></text:note></text:span></text:p>
      <text:p text:style-name="P327"/>
      <text:p text:style-name="P328"><text:span text:style-name="T328_1">Interfaz</text:span><text:span text:style-name="T328_2"><text:s/></text:span><text:span text:style-name="T328_3">gráfica</text:span></text:p>
      <text:p text:style-name="P329"/>
      <text:p text:style-name="P330"><text:span text:style-name="T330_1">No</text:span><text:span text:style-name="T330_2"><text:s/></text:span><text:span text:style-name="T330_3">disponible</text:span><text:span text:style-name="T330_4"><text:s/></text:span><text:span text:style-name="T330_5">aún</text:span><text:span text:style-name="T330_6">.</text:span></text:p>
      <text:p text:style-name="P331"/>
      <text:p text:style-name="P332"><text:span text:style-name="T332_1">Opcionales</text:span><text:span text:style-name="T332_2"><text:s/></text:span><text:span text:style-name="T332_3">para</text:span><text:span text:style-name="T332_4"><text:s/></text:span><text:span text:style-name="T332_5">subir</text:span><text:span text:style-name="T332_6"><text:s/></text:span><text:span text:style-name="T332_7">nota</text:span></text:p>
      <text:p text:style-name="P333"/>
      <text:p text:style-name="P334"><text:span text:style-name="T334_1">Para</text:span><text:span text:style-name="T334_2"><text:s/></text:span><text:span text:style-name="T334_3">que</text:span><text:span text:style-name="T334_4"><text:s/></text:span><text:span text:style-name="T334_5">cada</text:span><text:span text:style-name="T334_6"><text:s/></text:span><text:span text:style-name="T334_7">opcional</text:span><text:span text:style-name="T334_8"><text:s/></text:span><text:span text:style-name="T334_9">se</text:span><text:span text:style-name="T334_10"><text:s/></text:span><text:span text:style-name="T334_11">considere</text:span><text:span text:style-name="T334_12"><text:s/></text:span><text:span text:style-name="T334_13">hecho</text:span><text:span text:style-name="T334_14"><text:s/></text:span><text:span text:style-name="T334_15">se</text:span><text:span text:style-name="T334_16"><text:s/></text:span><text:span text:style-name="T334_17">tienen</text:span><text:span text:style-name="T334_18"><text:s/></text:span><text:span text:style-name="T334_19">que</text:span><text:span text:style-name="T334_20"><text:s/></text:span><text:span text:style-name="T334_21">cumplir</text:span><text:span text:style-name="T334_22"><text:s/></text:span><text:span text:style-name="T334_23">todos</text:span><text:span text:style-name="T334_24"><text:s/></text:span><text:span text:style-name="T334_25">los</text:span><text:span text:style-name="T334_26"><text:s/></text:span><text:span text:style-name="T334_27">puntos</text:span><text:span text:style-name="T334_28"><text:s/></text:span><text:span text:style-name="T334_29">que</text:span><text:span text:style-name="T334_30"><text:s/></text:span><text:span text:style-name="T334_31">indican</text:span><text:span text:style-name="T334_32"><text:s/></text:span><text:span text:style-name="T334_33">cada</text:span><text:span text:style-name="T334_34"><text:s/></text:span><text:span text:style-name="T334_35">uno</text:span><text:span text:style-name="T334_36"><text:s/></text:span><text:span text:style-name="T334_37">a</text:span><text:span text:style-name="T334_38"><text:s/></text:span><text:span text:style-name="T334_39">los</text:span><text:span text:style-name="T334_40"><text:s/></text:span><text:span text:style-name="T334_41">efectos</text:span><text:span text:style-name="T334_42"><text:s/></text:span><text:span text:style-name="T334_43">de</text:span><text:span text:style-name="T334_44"><text:s/></text:span><text:span text:style-name="T334_45">que</text:span><text:span text:style-name="T334_46"><text:s/></text:span><text:span text:style-name="T334_47">las</text:span><text:span text:style-name="T334_48"><text:s/></text:span><text:span text:style-name="T334_49">razas</text:span><text:span text:style-name="T334_50"><text:s/></text:span><text:span text:style-name="T334_51">queden</text:span><text:span text:style-name="T334_52"><text:s/></text:span><text:span text:style-name="T334_53">balanceadas</text:span><text:span text:style-name="T334_54">.</text:span></text:p>
      <text:p text:style-name="P335"/>
      <text:list text:style-name="LS12" xml:id="list28">
        <text:list-item>
          <text:p text:style-name="P336"><text:span text:style-name="T336_1">Agregar</text:span><text:span text:style-name="T336_2"><text:s/></text:span><text:span text:style-name="T336_3">Raza</text:span><text:span text:style-name="T336_4"><text:s/></text:span><text:span text:style-name="T336_5">Zerg</text:span><text:span text:style-name="T336_6"><text:s/>(</text:span><text:span text:style-name="T336_7">Mayor</text:span><text:span text:style-name="T336_8"><text:s/></text:span><text:span text:style-name="T336_9">puntaje</text:span><text:span text:style-name="T336_10"><text:s/></text:span><text:span text:style-name="T336_11">adiciona</text:span><text:span text:style-name="T336_12">l</text:span><text:span text:style-name="T336_13">)</text:span></text:p>
        </text:list-item>
      </text:list>
      <text:p text:style-name="P337"><text:span text:style-name="T337_1">Todas</text:span><text:span text:style-name="T337_2"><text:s/></text:span><text:span text:style-name="T337_3">las</text:span><text:span text:style-name="T337_4"><text:s/></text:span><text:span text:style-name="T337_5">unidades</text:span><text:span text:style-name="T337_6"><text:s/></text:span><text:span text:style-name="T337_7">y</text:span><text:span text:style-name="T337_8"><text:s/>“</text:span><text:span text:style-name="T337_9">construcciones</text:span><text:span text:style-name="T337_10">”<text:s/></text:span><text:span text:style-name="T337_11">zerg</text:span><text:span text:style-name="T337_12">,<text:s/></text:span><text:span text:style-name="T337_13">son</text:span><text:span text:style-name="T337_14"><text:s/></text:span><text:span text:style-name="T337_15">seres</text:span><text:span text:style-name="T337_16"><text:s/></text:span><text:span text:style-name="T337_17">vivos</text:span><text:span text:style-name="T337_18"><text:s/></text:span><text:span text:style-name="T337_19">biológicos</text:span><text:span text:style-name="T337_20">,<text:s/></text:span><text:span text:style-name="T337_21">con</text:span><text:span text:style-name="T337_22"><text:s/></text:span><text:span text:style-name="T337_23">lo</text:span><text:span text:style-name="T337_24"><text:s/></text:span><text:span text:style-name="T337_25">cual</text:span><text:span text:style-name="T337_26">,<text:s/></text:span><text:span text:style-name="T337_27">cuando</text:span><text:span text:style-name="T337_28"><text:s/></text:span><text:span text:style-name="T337_29">las</text:span><text:span text:style-name="T337_30"><text:s/></text:span><text:span text:style-name="T337_31">mismas</text:span><text:span text:style-name="T337_32"><text:s/></text:span><text:span text:style-name="T337_33">son</text:span><text:span text:style-name="T337_34"><text:s/></text:span><text:span text:style-name="T337_35">dañadas</text:span><text:span text:style-name="T337_36">,<text:s/></text:span><text:span text:style-name="T337_37">se</text:span><text:span text:style-name="T337_38"><text:s/></text:span><text:span text:style-name="T337_39">recuperan</text:span><text:span text:style-name="T337_40"><text:s/></text:span><text:span text:style-name="T337_41">lentamente</text:span><text:span text:style-name="T337_42"><text:s/></text:span><text:span text:style-name="T337_43">con</text:span><text:span text:style-name="T337_44"><text:s/></text:span><text:span text:style-name="T337_45">el</text:span><text:span text:style-name="T337_46"><text:s/></text:span><text:span text:style-name="T337_47">paso</text:span><text:span text:style-name="T337_48"><text:s/></text:span><text:span text:style-name="T337_49">del</text:span><text:span text:style-name="T337_50"><text:s/></text:span><text:span text:style-name="T337_51">tiempo</text:span><text:span text:style-name="T337_52"><text:s/></text:span><text:span text:style-name="T337_53">hasta</text:span><text:span text:style-name="T337_54"><text:s/></text:span><text:span text:style-name="T337_55">sanar</text:span><text:span text:style-name="T337_56"><text:s/></text:span><text:span text:style-name="T337_57">al</text:span><text:span text:style-name="T337_58"><text:s/>100<text:s/>%.<text:s/></text:span><text:span text:style-name="T337_59">A</text:span><text:span text:style-name="T337_60"><text:s/></text:span><text:span text:style-name="T337_61">diferencia</text:span><text:span text:style-name="T337_62"><text:s/></text:span><text:span text:style-name="T337_63">de</text:span><text:span text:style-name="T337_64"><text:s/></text:span><text:span text:style-name="T337_65">las</text:span><text:span text:style-name="T337_66"><text:s/></text:span><text:span text:style-name="T337_67">otras</text:span><text:span text:style-name="T337_68"><text:s/></text:span><text:span text:style-name="T337_69">razas</text:span><text:span text:style-name="T337_70"><text:s/></text:span><text:span text:style-name="T337_71">los</text:span><text:span text:style-name="T337_72"><text:s/></text:span><text:span text:style-name="T337_73">zerg</text:span><text:span text:style-name="T337_74"><text:s/></text:span><text:span text:style-name="T337_75">no</text:span><text:span text:style-name="T337_76"><text:s/></text:span><text:span text:style-name="T337_77">tienen</text:span><text:span text:style-name="T337_78"><text:s/></text:span><text:span text:style-name="T337_79">constructores</text:span><text:span text:style-name="T337_80">,<text:s/></text:span><text:span text:style-name="T337_81">sino</text:span><text:span text:style-name="T337_82"><text:s/></text:span><text:span text:style-name="T337_83">que</text:span><text:span text:style-name="T337_84"><text:s/></text:span><text:span text:style-name="T337_85">sus</text:span><text:span text:style-name="T337_86"><text:s/></text:span><text:span text:style-name="T337_87">larvas</text:span><text:span text:style-name="T337_88"><text:s/></text:span><text:span text:style-name="T337_89">evolucionan</text:span><text:span text:style-name="T337_90"><text:s/></text:span><text:span text:style-name="T337_91">zángano</text:span><text:span text:style-name="T337_92"><text:s/></text:span><text:span text:style-name="T337_93">y</text:span><text:span text:style-name="T337_94"><text:s/></text:span><text:span text:style-name="T337_95">este</text:span><text:span text:style-name="T337_96"><text:s/></text:span><text:span text:style-name="T337_97">ser</text:span><text:span text:style-name="T337_98"><text:s/></text:span><text:span text:style-name="T337_99">es</text:span><text:span text:style-name="T337_100"><text:s/></text:span><text:span text:style-name="T337_101">el</text:span><text:span text:style-name="T337_102"><text:s/></text:span><text:span text:style-name="T337_103">que</text:span><text:span text:style-name="T337_104"><text:s/></text:span><text:span text:style-name="T337_105">muta</text:span><text:span text:style-name="T337_106"><text:s/></text:span><text:span text:style-name="T337_107">en</text:span><text:span text:style-name="T337_108"><text:s/></text:span><text:span text:style-name="T337_109">forma</text:span><text:span text:style-name="T337_110"><text:s/></text:span><text:span text:style-name="T337_111">de</text:span><text:span text:style-name="T337_112"><text:s text:c="2"/>“</text:span><text:span text:style-name="T337_113">construcción</text:span><text:span text:style-name="T337_114">”.</text:span></text:p>
      <text:p text:style-name="P338"/>
      <text:list text:style-name="LS13" xml:id="list29">
        <text:list-item>
          <text:p text:style-name="P339"><text:span text:style-name="T339_1">Criadero</text:span><text:span text:style-name="T339_2">:</text:span><text:span text:style-name="T339_3"><text:s/></text:span><text:span text:style-name="T339_4">Estructura</text:span><text:span text:style-name="T339_5"><text:s/></text:span><text:span text:style-name="T339_6">en</text:span><text:span text:style-name="T339_7"><text:s/></text:span><text:span text:style-name="T339_8">donde</text:span><text:span text:style-name="T339_9"><text:s/></text:span><text:span text:style-name="T339_10">nacen</text:span><text:span text:style-name="T339_11"><text:s/></text:span><text:span text:style-name="T339_12">las</text:span><text:span text:style-name="T339_13"><text:s/></text:span><text:span text:style-name="T339_14">Larvas</text:span><text:span text:style-name="T339_15">.<text:s/></text:span><text:span text:style-name="T339_16">Máximo</text:span><text:span text:style-name="T339_17"><text:s/>3<text:s/></text:span><text:span text:style-name="T339_18">larvas</text:span><text:span text:style-name="T339_19"><text:s/></text:span><text:span text:style-name="T339_20">en</text:span><text:span text:style-name="T339_21"><text:s/></text:span><text:span text:style-name="T339_22">simultáneo</text:span><text:span text:style-name="T339_23">.<text:s/></text:span><text:span text:style-name="T339_24">Genera</text:span><text:span text:style-name="T339_25"><text:s/></text:span><text:span text:style-name="T339_26">una</text:span><text:span text:style-name="T339_27"><text:s/></text:span><text:span text:style-name="T339_28">larva</text:span><text:span text:style-name="T339_29"><text:s/></text:span><text:span text:style-name="T339_30">nueva</text:span><text:span text:style-name="T339_31"><text:s/></text:span><text:span text:style-name="T339_32">por</text:span><text:span text:style-name="T339_33"><text:s/></text:span><text:span text:style-name="T339_34">turno</text:span><text:span text:style-name="T339_35"><text:s/></text:span><text:span text:style-name="T339_36">sino</text:span><text:span text:style-name="T339_37"><text:s/></text:span><text:span text:style-name="T339_38">tiene</text:span><text:span text:style-name="T339_39"><text:s/></text:span><text:span text:style-name="T339_40">las</text:span><text:span text:style-name="T339_41"><text:s/>3.</text:span></text:p>
        </text:list-item>
        <text:list-item>
          <text:p text:style-name="P340"><text:span text:style-name="T340_1">Extractor</text:span><text:span text:style-name="T340_2">:</text:span><text:span text:style-name="T340_3"><text:s/></text:span><text:span text:style-name="T340_4">Se</text:span><text:span text:style-name="T340_5"><text:s/></text:span><text:span text:style-name="T340_6">construye</text:span><text:span text:style-name="T340_7"><text:s/></text:span><text:span text:style-name="T340_8">en</text:span><text:span text:style-name="T340_9"><text:s/></text:span><text:span text:style-name="T340_10">un</text:span><text:span text:style-name="T340_11"><text:s/></text:span><text:span text:style-name="T340_12">géiser</text:span><text:span text:style-name="T340_13"><text:s/></text:span><text:span text:style-name="T340_14">de</text:span><text:span text:style-name="T340_15"><text:s/></text:span><text:span text:style-name="T340_16">Gas</text:span><text:span text:style-name="T340_17"><text:s/></text:span><text:span text:style-name="T340_18">Vespeno</text:span><text:span text:style-name="T340_19"><text:s/></text:span><text:span text:style-name="T340_20">para</text:span><text:span text:style-name="T340_21"><text:s/></text:span><text:span text:style-name="T340_22">refinarlo</text:span><text:span text:style-name="T340_23"><text:s/></text:span><text:span text:style-name="T340_24">y</text:span><text:span text:style-name="T340_25"><text:s/></text:span><text:span text:style-name="T340_26">extraerlo</text:span><text:span text:style-name="T340_27">.</text:span></text:p>
        </text:list-item>
        <text:list-item>
          <text:p text:style-name="P341"><text:span text:style-name="T341_1">Reserva</text:span><text:span text:style-name="T341_2"><text:s/></text:span><text:span text:style-name="T341_3">de</text:span><text:span text:style-name="T341_4"><text:s/></text:span><text:span text:style-name="T341_5">reproducción</text:span><text:span text:style-name="T341_6">:</text:span><text:span text:style-name="T341_7"><text:s/></text:span><text:span text:style-name="T341_8">Construcción</text:span><text:span text:style-name="T341_9"><text:s/></text:span><text:span text:style-name="T341_10">que</text:span><text:span text:style-name="T341_11"><text:s/></text:span><text:span text:style-name="T341_12">permite</text:span><text:span text:style-name="T341_13"><text:s/></text:span><text:span text:style-name="T341_14">evolucionar</text:span><text:span text:style-name="T341_15"><text:s/></text:span><text:span text:style-name="T341_16">Larvas</text:span><text:span text:style-name="T341_17"><text:s/></text:span><text:span text:style-name="T341_18">a</text:span><text:span text:style-name="T341_19"><text:s/></text:span><text:span text:style-name="T341_20">Zerglings</text:span><text:span text:style-name="T341_21"><text:s/></text:span><text:span text:style-name="T341_22">Es</text:span><text:span text:style-name="T341_23"><text:s/></text:span><text:span text:style-name="T341_24">el</text:span><text:span text:style-name="T341_25"><text:s/></text:span><text:span text:style-name="T341_26">prerrequisito</text:span><text:span text:style-name="T341_27"><text:s/></text:span><text:span text:style-name="T341_28">para</text:span><text:span text:style-name="T341_29"><text:s/></text:span><text:span text:style-name="T341_30">poder</text:span><text:span text:style-name="T341_31"><text:s/></text:span><text:span text:style-name="T341_32">construir</text:span><text:span text:style-name="T341_33"><text:s/></text:span><text:span text:style-name="T341_34">la</text:span><text:span text:style-name="T341_35"><text:s/></text:span><text:span text:style-name="T341_36">guarida</text:span><text:span text:style-name="T341_37"><text:s/></text:span><text:span text:style-name="T341_38">de</text:span><text:span text:style-name="T341_39"><text:s/></text:span><text:span text:style-name="T341_40">hidralisco</text:span><text:span text:style-name="T341_41"><text:s/></text:span><text:span text:style-name="T341_42">Zerg</text:span><text:span text:style-name="T341_43">.<text:s/></text:span></text:p>
        </text:list-item>
        <text:list-item>
          <text:p text:style-name="P342"><text:span text:style-name="T342_1">Guarida</text:span><text:span text:style-name="T342_2"><text:s/></text:span><text:span text:style-name="T342_3">de</text:span><text:span text:style-name="T342_4"><text:s/></text:span><text:span text:style-name="T342_5">hidralisco</text:span><text:span text:style-name="T342_6">:<text:s/></text:span><text:span text:style-name="T342_7">Construcción</text:span><text:span text:style-name="T342_8"><text:s/></text:span><text:span text:style-name="T342_9">que</text:span><text:span text:style-name="T342_10"><text:s/></text:span><text:span text:style-name="T342_11">permite</text:span><text:span text:style-name="T342_12"><text:s/></text:span><text:span text:style-name="T342_13">evolucionar</text:span><text:span text:style-name="T342_14"><text:s/></text:span><text:span text:style-name="T342_15">Larvas</text:span><text:span text:style-name="T342_16"><text:s/></text:span><text:span text:style-name="T342_17">a</text:span><text:span text:style-name="T342_18"><text:s/></text:span><text:span text:style-name="T342_19">Hidraliscos</text:span></text:p>
        </text:list-item>
        <text:list-item>
          <text:p text:style-name="P343"><text:span text:style-name="T343_1">Espiral</text:span><text:span text:style-name="T343_2">:</text:span><text:span text:style-name="T343_3"><text:s/></text:span><text:span text:style-name="T343_4">Permite</text:span><text:span text:style-name="T343_5"><text:s/></text:span><text:span text:style-name="T343_6">crear</text:span><text:span text:style-name="T343_7"><text:s/></text:span><text:span text:style-name="T343_8">a</text:span><text:span text:style-name="T343_9"><text:s/></text:span><text:span text:style-name="T343_10">los</text:span><text:span text:style-name="T343_11"><text:s/></text:span><text:span text:style-name="T343_12">Mutaliscos</text:span><text:span text:style-name="T343_13"><text:s/></text:span><text:span text:style-name="T343_14">y</text:span><text:span text:style-name="T343_15"><text:s/></text:span><text:span text:style-name="T343_16">la</text:span><text:span text:style-name="T343_17"><text:s/></text:span><text:span text:style-name="T343_18">reina</text:span><text:span text:style-name="T343_19"><text:s/></text:span><text:span text:style-name="T343_20">zerg</text:span><text:span text:style-name="T343_21">.</text:span></text:p>
        </text:list-item>
      </text:list>
      <text:p text:style-name="P344"/>
      <text:p text:style-name="P345"><text:span text:style-name="T345_1">Unidades</text:span><text:span text:style-name="T345_2"><text:s/></text:span><text:span text:style-name="T345_3">zerg</text:span></text:p>
      <text:p text:style-name="P346"/>
      <text:p text:style-name="P347"><text:span text:style-name="T347_1">Los</text:span><text:span text:style-name="T347_2"><text:s/></text:span><text:span text:style-name="T347_3">zerg</text:span><text:span text:style-name="T347_4"><text:s/></text:span><text:span text:style-name="T347_5">no</text:span><text:span text:style-name="T347_6"><text:s/></text:span><text:span text:style-name="T347_7">crean</text:span><text:span text:style-name="T347_8"><text:s/></text:span><text:span text:style-name="T347_9">unidades</text:span><text:span text:style-name="T347_10"><text:s/></text:span><text:span text:style-name="T347_11">en</text:span><text:span text:style-name="T347_12"><text:s/></text:span><text:span text:style-name="T347_13">sus</text:span><text:span text:style-name="T347_14"><text:s/>“</text:span><text:span text:style-name="T347_15">edificios</text:span><text:span text:style-name="T347_16">”.<text:s/></text:span><text:span text:style-name="T347_17">A</text:span><text:span text:style-name="T347_18"><text:s/></text:span><text:span text:style-name="T347_19">diferencia</text:span><text:span text:style-name="T347_20"><text:s/></text:span><text:span text:style-name="T347_21">de</text:span><text:span text:style-name="T347_22"><text:s/></text:span><text:span text:style-name="T347_23">los</text:span><text:span text:style-name="T347_24"><text:s/></text:span><text:span text:style-name="T347_25">terran</text:span><text:span text:style-name="T347_26"><text:s/></text:span><text:span text:style-name="T347_27">y</text:span><text:span text:style-name="T347_28"><text:s/></text:span><text:span text:style-name="T347_29">los</text:span><text:span text:style-name="T347_30"><text:s/></text:span><text:span text:style-name="T347_31">protoss</text:span><text:span text:style-name="T347_32">,<text:s/></text:span><text:span text:style-name="T347_33">todas</text:span><text:span text:style-name="T347_34"><text:s/></text:span><text:span text:style-name="T347_35">las</text:span><text:span text:style-name="T347_36"><text:s/></text:span><text:span text:style-name="T347_37">unidades</text:span><text:span text:style-name="T347_38"><text:s/></text:span><text:span text:style-name="T347_39">zerg</text:span><text:span text:style-name="T347_40"><text:s/></text:span><text:span text:style-name="T347_41">se</text:span><text:span text:style-name="T347_42"><text:s/></text:span><text:span text:style-name="T347_43">crean</text:span><text:span text:style-name="T347_44"><text:s/></text:span><text:span text:style-name="T347_45">a</text:span><text:span text:style-name="T347_46"><text:s/></text:span><text:span text:style-name="T347_47">partir</text:span><text:span text:style-name="T347_48"><text:s/></text:span><text:span text:style-name="T347_49">de</text:span><text:span text:style-name="T347_50"><text:s/></text:span><text:span text:style-name="T347_51">las</text:span><text:span text:style-name="T347_52"><text:s/></text:span><text:span text:style-name="T347_53">larvas</text:span><text:span text:style-name="T347_54"><text:s/></text:span><text:span text:style-name="T347_55">que</text:span><text:span text:style-name="T347_56"><text:s/></text:span><text:span text:style-name="T347_57">tenga</text:span><text:span text:style-name="T347_58"><text:s/></text:span><text:span text:style-name="T347_59">el</text:span><text:span text:style-name="T347_60"><text:s/></text:span><text:span text:style-name="T347_61">criadero</text:span><text:span text:style-name="T347_62">.<text:s/></text:span><text:span text:style-name="T347_63">Los</text:span><text:span text:style-name="T347_64"><text:s/>“</text:span><text:span text:style-name="T347_65">edificios</text:span><text:span text:style-name="T347_66">”<text:s/></text:span><text:span text:style-name="T347_67">zerg</text:span><text:span text:style-name="T347_68"><text:s/></text:span><text:span text:style-name="T347_69">habilitan</text:span><text:span text:style-name="T347_70"><text:s/></text:span><text:span text:style-name="T347_71">a</text:span><text:span text:style-name="T347_72"><text:s/></text:span><text:span text:style-name="T347_73">las</text:span><text:span text:style-name="T347_74"><text:s/></text:span><text:span text:style-name="T347_75">larvas</text:span><text:span text:style-name="T347_76"><text:s/></text:span><text:span text:style-name="T347_77">a</text:span><text:span text:style-name="T347_78"><text:s/></text:span><text:span text:style-name="T347_79">transformarse</text:span><text:span text:style-name="T347_80"><text:s/></text:span><text:span text:style-name="T347_81">en</text:span><text:span text:style-name="T347_82"><text:s/></text:span><text:span text:style-name="T347_83">las</text:span><text:span text:style-name="T347_84"><text:s/></text:span><text:span text:style-name="T347_85">nuevas</text:span><text:span text:style-name="T347_86"><text:s/></text:span><text:span text:style-name="T347_87">unidades</text:span><text:span text:style-name="T347_88"><text:s/></text:span><text:span text:style-name="T347_89">que</text:span><text:span text:style-name="T347_90"><text:s/></text:span><text:span text:style-name="T347_91">ese</text:span><text:span text:style-name="T347_92"><text:s/></text:span><text:span text:style-name="T347_93">edificio</text:span><text:span text:style-name="T347_94"><text:s/></text:span><text:span text:style-name="T347_95">habilite</text:span><text:span text:style-name="T347_96">.</text:span></text:p>
      <text:p text:style-name="P348"/>
      <table:table table:style-name="Table7"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column table:style-name="Column41"/>
        <table:table-column table:style-name="Column42"/>
        <table:table-row table:style-name="Row32">
          <table:table-cell table:style-name="Cell193">
            <text:p text:style-name="P349"><text:span text:style-name="T349_1">Nombre</text:span></text:p>
          </table:table-cell>
          <table:table-cell table:style-name="Cell194">
            <text:p text:style-name="P350"><text:span text:style-name="T350_1">Transporte</text:span></text:p>
          </table:table-cell>
          <table:table-cell table:style-name="Cell195">
            <text:p text:style-name="P351"><text:span text:style-name="T351_1">Visión</text:span></text:p>
          </table:table-cell>
          <table:table-cell table:style-name="Cell196">
            <text:p text:style-name="P352"><text:span text:style-name="T352_1">Costo</text:span></text:p>
          </table:table-cell>
          <table:table-cell table:style-name="Cell197">
            <text:p text:style-name="P353"><text:span text:style-name="T353_1">Tiempo</text:span><text:span text:style-name="T353_2"><text:s/></text:span><text:span text:style-name="T353_3">construcción</text:span></text:p>
          </table:table-cell>
          <table:table-cell table:style-name="Cell198">
            <text:p text:style-name="P354"><text:span text:style-name="T354_1">Daño</text:span></text:p>
          </table:table-cell>
          <table:table-cell table:style-name="Cell199">
            <text:p text:style-name="P355"><text:span text:style-name="T355_1">Suministro</text:span></text:p>
          </table:table-cell>
          <table:table-cell table:style-name="Cell200">
            <text:p text:style-name="P356"><text:span text:style-name="T356_1">Rango</text:span><text:span text:style-name="T356_2"><text:line-break/></text:span><text:span text:style-name="T356_3">Ataque</text:span></text:p>
          </table:table-cell>
          <table:table-cell table:style-name="Cell201">
            <text:p text:style-name="P357"><text:span text:style-name="T357_1">Vida</text:span></text:p>
          </table:table-cell>
        </table:table-row>
        <table:table-row table:style-name="Row33">
          <table:table-cell table:style-name="Cell202">
            <text:p text:style-name="P358"><text:span text:style-name="T358_1">Zerling</text:span></text:p>
          </table:table-cell>
          <table:table-cell table:style-name="Cell203">
            <text:p text:style-name="P359"><text:span text:style-name="T359_1">1</text:span></text:p>
          </table:table-cell>
          <table:table-cell table:style-name="Cell204">
            <text:p text:style-name="P360"><text:span text:style-name="T360_1">5</text:span></text:p>
          </table:table-cell>
          <table:table-cell table:style-name="Cell205">
            <text:p text:style-name="P361"><text:span text:style-name="T361_1">25<text:s/></text:span><text:span text:style-name="T361_2">M</text:span></text:p>
          </table:table-cell>
          <table:table-cell table:style-name="Cell206">
            <text:p text:style-name="P362"><text:span text:style-name="T362_1">2</text:span></text:p>
          </table:table-cell>
          <table:table-cell table:style-name="Cell207">
            <text:p text:style-name="P363"><text:span text:style-name="T363_1">5<text:s/></text:span><text:span text:style-name="T363_2">T</text:span></text:p>
          </table:table-cell>
          <table:table-cell table:style-name="Cell208">
            <text:p text:style-name="P364"><text:span text:style-name="T364_1">0.5</text:span></text:p>
          </table:table-cell>
          <table:table-cell table:style-name="Cell209">
            <text:p text:style-name="P365"><text:span text:style-name="T365_1">1</text:span></text:p>
          </table:table-cell>
          <table:table-cell table:style-name="Cell210">
            <text:p text:style-name="P366"><text:span text:style-name="T366_1">35</text:span></text:p>
          </table:table-cell>
        </table:table-row>
        <table:table-row table:style-name="Row34">
          <table:table-cell table:style-name="Cell211">
            <text:p text:style-name="P367"><text:span text:style-name="T367_1">Hidralisco</text:span></text:p>
          </table:table-cell>
          <table:table-cell table:style-name="Cell212">
            <text:p text:style-name="P368"><text:span text:style-name="T368_1">2</text:span></text:p>
          </table:table-cell>
          <table:table-cell table:style-name="Cell213">
            <text:p text:style-name="P369"><text:span text:style-name="T369_1">6</text:span></text:p>
          </table:table-cell>
          <table:table-cell table:style-name="Cell214">
            <text:p text:style-name="P370"><text:span text:style-name="T370_1">75<text:s/></text:span><text:span text:style-name="T370_2">M</text:span><text:span text:style-name="T370_3"><text:s/>/<text:s/>25<text:s/></text:span><text:span text:style-name="T370_4">G</text:span></text:p>
          </table:table-cell>
          <table:table-cell table:style-name="Cell215">
            <text:p text:style-name="P371"><text:span text:style-name="T371_1">4</text:span></text:p>
          </table:table-cell>
          <table:table-cell table:style-name="Cell216">
            <text:p text:style-name="P372"><text:span text:style-name="T372_1">10<text:s/></text:span><text:span text:style-name="T372_2">A</text:span><text:span text:style-name="T372_3"><text:s/>/<text:s/>10<text:s/></text:span><text:span text:style-name="T372_4">T</text:span></text:p>
          </table:table-cell>
          <table:table-cell table:style-name="Cell217">
            <text:p text:style-name="P373"><text:span text:style-name="T373_1">1</text:span></text:p>
          </table:table-cell>
          <table:table-cell table:style-name="Cell218">
            <text:p text:style-name="P374"><text:span text:style-name="T374_1">4</text:span></text:p>
          </table:table-cell>
          <table:table-cell table:style-name="Cell219">
            <text:p text:style-name="P375"><text:span text:style-name="T375_1">80</text:span></text:p>
          </table:table-cell>
        </table:table-row>
        <table:table-row table:style-name="Row35">
          <table:table-cell table:style-name="Cell220">
            <text:p text:style-name="P376"><text:span text:style-name="T376_1">Mutalisco</text:span></text:p>
          </table:table-cell>
          <table:table-cell table:style-name="Cell221">
            <text:p text:style-name="P377"><text:span text:style-name="T377_1">0</text:span></text:p>
          </table:table-cell>
          <table:table-cell table:style-name="Cell222">
            <text:p text:style-name="P378"><text:span text:style-name="T378_1">7</text:span></text:p>
          </table:table-cell>
          <table:table-cell table:style-name="Cell223">
            <text:p text:style-name="P379"><text:span text:style-name="T379_1">100<text:s/></text:span><text:span text:style-name="T379_2">M</text:span><text:span text:style-name="T379_3"><text:s/>/<text:s/>100<text:s/></text:span><text:span text:style-name="T379_4">G</text:span></text:p>
          </table:table-cell>
          <table:table-cell table:style-name="Cell224">
            <text:p text:style-name="P380"><text:span text:style-name="T380_1">6</text:span></text:p>
          </table:table-cell>
          <table:table-cell table:style-name="Cell225">
            <text:p text:style-name="P381"><text:span text:style-name="T381_1">9<text:s/></text:span><text:span text:style-name="T381_2">A</text:span><text:span text:style-name="T381_3"><text:s/>/<text:s/>9<text:s/></text:span><text:span text:style-name="T381_4">T</text:span></text:p>
          </table:table-cell>
          <table:table-cell table:style-name="Cell226">
            <text:p text:style-name="P382"><text:span text:style-name="T382_1">2</text:span></text:p>
          </table:table-cell>
          <table:table-cell table:style-name="Cell227">
            <text:p text:style-name="P383"><text:span text:style-name="T383_1">3</text:span></text:p>
          </table:table-cell>
          <table:table-cell table:style-name="Cell228">
            <text:p text:style-name="P384"><text:span text:style-name="T384_1">120</text:span></text:p>
          </table:table-cell>
        </table:table-row>
        <table:table-row table:style-name="Row36">
          <table:table-cell table:style-name="Cell229">
            <text:p text:style-name="P385"><text:span text:style-name="T385_1">Reina</text:span></text:p>
          </table:table-cell>
          <table:table-cell table:style-name="Cell230">
            <text:p text:style-name="P386"><text:span text:style-name="T386_1">0</text:span></text:p>
          </table:table-cell>
          <table:table-cell table:style-name="Cell231">
            <text:p text:style-name="P387"><text:span text:style-name="T387_1">10</text:span></text:p>
          </table:table-cell>
          <table:table-cell table:style-name="Cell232">
            <text:p text:style-name="P388"><text:span text:style-name="T388_1">100<text:s/></text:span><text:span text:style-name="T388_2">M</text:span><text:span text:style-name="T388_3"><text:s/>/<text:s/>100<text:s/></text:span><text:span text:style-name="T388_4">G</text:span></text:p>
          </table:table-cell>
          <table:table-cell table:style-name="Cell233">
            <text:p text:style-name="P389"><text:span text:style-name="T389_1">7</text:span></text:p>
          </table:table-cell>
          <table:table-cell table:style-name="Cell234">
            <text:p text:style-name="P390"><text:span text:style-name="T390_1">0</text:span></text:p>
          </table:table-cell>
          <table:table-cell table:style-name="Cell235">
            <text:p text:style-name="P391"><text:span text:style-name="T391_1">2</text:span></text:p>
          </table:table-cell>
          <table:table-cell table:style-name="Cell236">
            <text:p text:style-name="P392"><text:span text:style-name="T392_1">0</text:span></text:p>
          </table:table-cell>
          <table:table-cell table:style-name="Cell237">
            <text:p text:style-name="P393"><text:span text:style-name="T393_1">120</text:span></text:p>
          </table:table-cell>
        </table:table-row>
        <table:table-row table:style-name="Row37">
          <table:table-cell table:style-name="Cell238">
            <text:p text:style-name="P394"><text:span text:style-name="T394_1">Amo</text:span><text:span text:style-name="T394_2"><text:s/></text:span><text:span text:style-name="T394_3">Supremo</text:span></text:p>
          </table:table-cell>
          <table:table-cell table:style-name="Cell239">
            <text:p text:style-name="P395"><text:span text:style-name="T395_1">Capacidad</text:span><text:span text:style-name="T395_2"><text:s/>8</text:span></text:p>
          </table:table-cell>
          <table:table-cell table:style-name="Cell240">
            <text:p text:style-name="P396"><text:span text:style-name="T396_1">9</text:span></text:p>
          </table:table-cell>
          <table:table-cell table:style-name="Cell241">
            <text:p text:style-name="P397"><text:span text:style-name="T397_1">100<text:s/></text:span><text:span text:style-name="T397_2">M</text:span><text:span text:style-name="T397_3"><text:s/></text:span></text:p>
          </table:table-cell>
          <table:table-cell table:style-name="Cell242">
            <text:p text:style-name="P398"><text:span text:style-name="T398_1">4</text:span></text:p>
          </table:table-cell>
          <table:table-cell table:style-name="Cell243">
            <text:p text:style-name="P399"><text:span text:style-name="T399_1">0</text:span></text:p>
          </table:table-cell>
          <table:table-cell table:style-name="Cell244">
            <text:p text:style-name="P400"><text:span text:style-name="T400_1">0</text:span></text:p>
          </table:table-cell>
          <table:table-cell table:style-name="Cell245">
            <text:p text:style-name="P401"><text:span text:style-name="T401_1">0</text:span></text:p>
          </table:table-cell>
          <table:table-cell table:style-name="Cell246">
            <text:p text:style-name="P402"><text:span text:style-name="T402_1">200</text:span></text:p>
          </table:table-cell>
        </table:table-row>
      </table:table>
      <text:p text:style-name="P403"/>
      <text:p text:style-name="P404"><text:span text:style-name="T404_1">Reina</text:span><text:span text:style-name="T404_2">:<text:s/></text:span><text:span text:style-name="T404_3">Cada</text:span><text:span text:style-name="T404_4"><text:s/></text:span><text:span text:style-name="T404_5">turno</text:span><text:span text:style-name="T404_6"><text:s/></text:span><text:span text:style-name="T404_7">carga</text:span><text:span text:style-name="T404_8"><text:s/>+10<text:s/></text:span><text:span text:style-name="T404_9">de</text:span><text:span text:style-name="T404_10"><text:s/></text:span><text:span text:style-name="T404_11">energía</text:span><text:span text:style-name="T404_12">.<text:s/></text:span><text:span text:style-name="T404_13">Tiene</text:span><text:span text:style-name="T404_14"><text:s/></text:span><text:span text:style-name="T404_15">una</text:span><text:span text:style-name="T404_16"><text:s/></text:span><text:span text:style-name="T404_17">capacidad</text:span><text:span text:style-name="T404_18"><text:s/></text:span><text:span text:style-name="T404_19">máxima</text:span><text:span text:style-name="T404_20"><text:s/></text:span><text:span text:style-name="T404_21">de</text:span><text:span text:style-name="T404_22"><text:s/>200<text:s/></text:span><text:span text:style-name="T404_23">energía</text:span><text:span text:style-name="T404_24">.<text:s/></text:span><text:span text:style-name="T404_25">Al</text:span><text:span text:style-name="T404_26"><text:s/></text:span><text:span text:style-name="T404_27">crearla</text:span><text:span text:style-name="T404_28"><text:s/></text:span><text:span text:style-name="T404_29">empieza</text:span><text:span text:style-name="T404_30"><text:s/></text:span><text:span text:style-name="T404_31">con</text:span><text:span text:style-name="T404_32"><text:s/>50<text:s/></text:span><text:span text:style-name="T404_33">de</text:span><text:span text:style-name="T404_34"><text:s/></text:span><text:span text:style-name="T404_35">energía</text:span><text:span text:style-name="T404_36">.<text:s/></text:span><text:span text:style-name="T404_37">Posee</text:span><text:span text:style-name="T404_38"><text:s/>2<text:s/></text:span><text:span text:style-name="T404_39">magias</text:span><text:span text:style-name="T404_40">:</text:span></text:p>
      <text:p text:style-name="P405"/>
      <text:p text:style-name="P406"><text:span text:style-name="T406_1">Red</text:span><text:span text:style-name="T406_2">:<text:s/></text:span><text:span text:style-name="T406_3">Lanza</text:span><text:span text:style-name="T406_4"><text:s/></text:span><text:span text:style-name="T406_5">una</text:span><text:span text:style-name="T406_6"><text:s/></text:span><text:span text:style-name="T406_7">red</text:span><text:span text:style-name="T406_8"><text:s/></text:span><text:span text:style-name="T406_9">de</text:span><text:span text:style-name="T406_10"><text:s/></text:span><text:span text:style-name="T406_11">baba</text:span><text:span text:style-name="T406_12"><text:s/></text:span><text:span text:style-name="T406_13">que</text:span><text:span text:style-name="T406_14"><text:s/></text:span><text:span text:style-name="T406_15">inmoviliza</text:span><text:span text:style-name="T406_16"><text:s/></text:span><text:span text:style-name="T406_17">a</text:span><text:span text:style-name="T406_18"><text:s/></text:span><text:span text:style-name="T406_19">las</text:span><text:span text:style-name="T406_20"><text:s/></text:span><text:span text:style-name="T406_21">unidades</text:span><text:span text:style-name="T406_22"><text:s/></text:span><text:span text:style-name="T406_23">enemigas</text:span><text:span text:style-name="T406_24"><text:s/></text:span><text:span text:style-name="T406_25">durante</text:span><text:span text:style-name="T406_26"><text:s/>3<text:s/></text:span><text:span text:style-name="T406_27">turnos</text:span><text:span text:style-name="T406_28">.<text:s/>(</text:span><text:span text:style-name="T406_29">Cuesta</text:span><text:span text:style-name="T406_30"><text:s/>75<text:s/></text:span><text:span text:style-name="T406_31">energía</text:span><text:span text:style-name="T406_32">)</text:span></text:p>
      <text:p text:style-name="P407"/>
      <text:p text:style-name="P408"><text:span text:style-name="T408_1">Infestar</text:span><text:span text:style-name="T408_2">:<text:s/></text:span><text:span text:style-name="T408_3">Destruye</text:span><text:span text:style-name="T408_4"><text:s/></text:span><text:span text:style-name="T408_5">automáticamente</text:span><text:span text:style-name="T408_6"><text:s/></text:span><text:span text:style-name="T408_7">a</text:span><text:span text:style-name="T408_8"><text:s/></text:span><text:span text:style-name="T408_9">la</text:span><text:span text:style-name="T408_10"><text:s/></text:span><text:span text:style-name="T408_11">unidad</text:span><text:span text:style-name="T408_12"><text:s/></text:span><text:span text:style-name="T408_13">enemiga</text:span><text:span text:style-name="T408_14"><text:s/></text:span><text:span text:style-name="T408_15">seleccionada</text:span><text:span text:style-name="T408_16"><text:s/></text:span><text:span text:style-name="T408_17">y</text:span><text:span text:style-name="T408_18"><text:s/></text:span><text:span text:style-name="T408_19">encima</text:span><text:span text:style-name="T408_20"><text:s/></text:span><text:span text:style-name="T408_21">crea</text:span><text:span text:style-name="T408_22"><text:s/>2<text:s/></text:span><text:span text:style-name="T408_23">zerling</text:span><text:span text:style-name="T408_24"><text:s/></text:span><text:span text:style-name="T408_25">propios</text:span><text:span text:style-name="T408_26"><text:s/></text:span><text:span text:style-name="T408_27">producto</text:span><text:span text:style-name="T408_28"><text:s/></text:span><text:span text:style-name="T408_29">de</text:span><text:span text:style-name="T408_30"><text:s/></text:span><text:span text:style-name="T408_31">esa</text:span><text:span text:style-name="T408_32"><text:s/></text:span><text:span text:style-name="T408_33">infestación</text:span><text:span text:style-name="T408_34">.<text:s/>(</text:span><text:span text:style-name="T408_35">Cuesta</text:span><text:span text:style-name="T408_36"><text:s/>150<text:s/></text:span><text:span text:style-name="T408_37">de</text:span><text:span text:style-name="T408_38"><text:s/></text:span><text:span text:style-name="T408_39">energía</text:span><text:span text:style-name="T408_40">)</text:span></text:p>
      <text:p text:style-name="P409"/>
      <text:p text:style-name="P410"><text:span text:style-name="T410_1">Amo</text:span><text:span text:style-name="T410_2"><text:s/></text:span><text:span text:style-name="T410_3">supremo</text:span><text:span text:style-name="T410_4">:</text:span><text:span text:style-name="T410_5"><text:s/></text:span><text:span text:style-name="T410_6">Este</text:span><text:span text:style-name="T410_7"><text:s/></text:span><text:span text:style-name="T410_8">ser</text:span><text:span text:style-name="T410_9"><text:s/></text:span><text:span text:style-name="T410_10">tiene</text:span><text:span text:style-name="T410_11"><text:s/>2<text:s/></text:span><text:span text:style-name="T410_12">particularidades</text:span><text:span text:style-name="T410_13">,<text:s/></text:span><text:span text:style-name="T410_14">sirve</text:span><text:span text:style-name="T410_15"><text:s/></text:span><text:span text:style-name="T410_16">de</text:span><text:span text:style-name="T410_17"><text:s/></text:span><text:span text:style-name="T410_18">transporte</text:span><text:span text:style-name="T410_19"><text:s/></text:span><text:span text:style-name="T410_20">y</text:span><text:span text:style-name="T410_21"><text:s/></text:span><text:span text:style-name="T410_22">también</text:span><text:span text:style-name="T410_23"><text:s/></text:span><text:span text:style-name="T410_24">de</text:span><text:span text:style-name="T410_25"><text:s/>“</text:span><text:span text:style-name="T410_26">casa</text:span><text:span text:style-name="T410_27">”,<text:s/></text:span><text:span text:style-name="T410_28">cada</text:span><text:span text:style-name="T410_29"><text:s/></text:span><text:span text:style-name="T410_30">vez</text:span><text:span text:style-name="T410_31"><text:s/></text:span><text:span text:style-name="T410_32">que</text:span><text:span text:style-name="T410_33"><text:s/></text:span><text:span text:style-name="T410_34">se</text:span><text:span text:style-name="T410_35"><text:s/></text:span><text:span text:style-name="T410_36">crea</text:span><text:span text:style-name="T410_37"><text:s/></text:span><text:span text:style-name="T410_38">un</text:span><text:span text:style-name="T410_39"><text:s/></text:span><text:span text:style-name="T410_40">amo</text:span><text:span text:style-name="T410_41"><text:s/></text:span><text:span text:style-name="T410_42">supremo</text:span><text:span text:style-name="T410_43"><text:s/></text:span><text:span text:style-name="T410_44">aumenta</text:span><text:span text:style-name="T410_45"><text:s/></text:span><text:span text:style-name="T410_46">la</text:span><text:span text:style-name="T410_47"><text:s/></text:span><text:span text:style-name="T410_48">capacidad</text:span><text:span text:style-name="T410_49"><text:s/></text:span><text:span text:style-name="T410_50">de</text:span><text:span text:style-name="T410_51"><text:s/></text:span><text:span text:style-name="T410_52">población</text:span><text:span text:style-name="T410_53"><text:s/></text:span><text:span text:style-name="T410_54">en</text:span><text:span text:style-name="T410_55"><text:s/>+5.</text:span></text:p>
      <text:p text:style-name="P411"/>
      <text:p text:style-name="P412"><text:span text:style-name="T412_1">2)<text:s/></text:span><text:span text:style-name="T412_2">Construcciones</text:span></text:p>
      <text:p text:style-name="P413"/>
      <text:list text:style-name="LS14" xml:id="list34">
        <text:list-item>
          <text:p text:style-name="P414"><text:span text:style-name="T414_1">Los</text:span><text:span text:style-name="T414_2"><text:s/></text:span><text:span text:style-name="T414_3">edificios</text:span><text:span text:style-name="T414_4"><text:s/></text:span><text:span text:style-name="T414_5">Terran</text:span><text:span text:style-name="T414_6"><text:s/></text:span><text:span text:style-name="T414_7">pueden</text:span><text:span text:style-name="T414_8"><text:s/></text:span><text:span text:style-name="T414_9">despegarse</text:span><text:span text:style-name="T414_10"><text:s/></text:span><text:span text:style-name="T414_11">del</text:span><text:span text:style-name="T414_12"><text:s/></text:span><text:span text:style-name="T414_13">suelo</text:span><text:span text:style-name="T414_14"><text:s/></text:span><text:span text:style-name="T414_15">y</text:span><text:span text:style-name="T414_16"><text:s/></text:span><text:span text:style-name="T414_17">volar</text:span><text:span text:style-name="T414_18"><text:s/></text:span><text:span text:style-name="T414_19">para</text:span><text:span text:style-name="T414_20"><text:s/></text:span><text:span text:style-name="T414_21">ser</text:span><text:span text:style-name="T414_22"><text:s/></text:span><text:span text:style-name="T414_23">trasladados</text:span><text:span text:style-name="T414_24">.</text:span></text:p>
        </text:list-item>
        <text:list-item>
          <text:p text:style-name="P415"><text:span text:style-name="T415_1">Los</text:span><text:span text:style-name="T415_2"><text:s/></text:span><text:span text:style-name="T415_3">zerg</text:span><text:span text:style-name="T415_4"><text:s/></text:span><text:span text:style-name="T415_5">solo</text:span><text:span text:style-name="T415_6"><text:s/></text:span><text:span text:style-name="T415_7">pueden</text:span><text:span text:style-name="T415_8"><text:s/></text:span><text:span text:style-name="T415_9">construir</text:span><text:span text:style-name="T415_10"><text:s/></text:span><text:span text:style-name="T415_11">sobre</text:span><text:span text:style-name="T415_12"><text:s/></text:span><text:span text:style-name="T415_13">su</text:span><text:span text:style-name="T415_14"><text:s/></text:span><text:span text:style-name="T415_15">moho</text:span><text:span text:style-name="T415_16">,<text:s/></text:span><text:span text:style-name="T415_17">el</text:span><text:span text:style-name="T415_18"><text:s/></text:span><text:span text:style-name="T415_19">cual</text:span><text:span text:style-name="T415_20"><text:s/></text:span><text:span text:style-name="T415_21">se</text:span><text:span text:style-name="T415_22"><text:s/></text:span><text:span text:style-name="T415_23">expande</text:span><text:span text:style-name="T415_24"><text:s/></text:span><text:span text:style-name="T415_25">progresivamente</text:span><text:span text:style-name="T415_26"><text:s/></text:span><text:span text:style-name="T415_27">desde</text:span><text:span text:style-name="T415_28"><text:s/></text:span><text:span text:style-name="T415_29">los</text:span><text:span text:style-name="T415_30"><text:s/></text:span><text:span text:style-name="T415_31">criaderos</text:span></text:p>
        </text:list-item>
        <text:list-item>
          <text:p text:style-name="P416"><text:span text:style-name="T416_1">Los</text:span><text:span text:style-name="T416_2"><text:s/></text:span><text:span text:style-name="T416_3">protoss</text:span><text:span text:style-name="T416_4"><text:s/></text:span><text:span text:style-name="T416_5">solo</text:span><text:span text:style-name="T416_6"><text:s/></text:span><text:span text:style-name="T416_7">construyen</text:span><text:span text:style-name="T416_8"><text:s/></text:span><text:span text:style-name="T416_9">sobre</text:span><text:span text:style-name="T416_10"><text:s/></text:span><text:span text:style-name="T416_11">el</text:span><text:span text:style-name="T416_12"><text:s/></text:span><text:span text:style-name="T416_13">radio</text:span><text:span text:style-name="T416_14"><text:s/></text:span><text:span text:style-name="T416_15">de</text:span><text:span text:style-name="T416_16"><text:s/></text:span><text:span text:style-name="T416_17">alcance</text:span><text:span text:style-name="T416_18"><text:s/></text:span><text:span text:style-name="T416_19">del</text:span><text:span text:style-name="T416_20"><text:s/></text:span><text:span text:style-name="T416_21">pilón</text:span></text:p>
        </text:list-item>
      </text:list>
      <text:p text:style-name="P417"/>
      <text:p text:style-name="P418"/>
      <text:p text:style-name="P419"><text:span text:style-name="T419_1">3)<text:s/></text:span><text:span text:style-name="T419_2">Defensas</text:span></text:p>
      <text:p text:style-name="P420"/>
      <text:list text:style-name="LS15" xml:id="list37">
        <text:list-item>
          <text:p text:style-name="P421"><text:span text:style-name="T421_1">Zergs</text:span><text:span text:style-name="T421_2">,<text:s/></text:span><text:span text:style-name="T421_3">agregan</text:span><text:span text:style-name="T421_4"><text:s/></text:span><text:span text:style-name="T421_5">la</text:span><text:span text:style-name="T421_6"><text:s/></text:span><text:span text:style-name="T421_7">lengua</text:span><text:span text:style-name="T421_8"><text:s/></text:span><text:span text:style-name="T421_9">defensiva</text:span><text:span text:style-name="T421_10"><text:s/></text:span><text:span text:style-name="T421_11">terrestre</text:span><text:span text:style-name="T421_12">,<text:s/></text:span><text:span text:style-name="T421_13">y</text:span><text:span text:style-name="T421_14"><text:s/></text:span><text:span text:style-name="T421_15">las</text:span><text:span text:style-name="T421_16"><text:s/></text:span><text:span text:style-name="T421_17">esporas</text:span><text:span text:style-name="T421_18"><text:s/></text:span><text:span text:style-name="T421_19">aéreas</text:span></text:p>
        </text:list-item>
        <text:list-item>
          <text:p text:style-name="P422"><text:span text:style-name="T422_1">Protoss</text:span><text:span text:style-name="T422_2"><text:s/></text:span><text:span text:style-name="T422_3">tienen</text:span><text:span text:style-name="T422_4"><text:s/></text:span><text:span text:style-name="T422_5">el</text:span><text:span text:style-name="T422_6"><text:s/></text:span><text:span text:style-name="T422_7">cañon</text:span><text:span text:style-name="T422_8"><text:s/></text:span><text:span text:style-name="T422_9">de</text:span><text:span text:style-name="T422_10"><text:s/></text:span><text:span text:style-name="T422_11">fotones</text:span><text:span text:style-name="T422_12"><text:s/>(</text:span><text:span text:style-name="T422_13">ataque</text:span><text:span text:style-name="T422_14"><text:s/></text:span><text:span text:style-name="T422_15">tierra</text:span><text:span text:style-name="T422_16"><text:s/></text:span><text:span text:style-name="T422_17">y</text:span><text:span text:style-name="T422_18"><text:s/></text:span><text:span text:style-name="T422_19">aire</text:span><text:span text:style-name="T422_20">)</text:span></text:p>
        </text:list-item>
        <text:list-item>
          <text:p text:style-name="P423"><text:span text:style-name="T423_1">Terran</text:span><text:span text:style-name="T423_2"><text:s/></text:span><text:span text:style-name="T423_3">incorporan</text:span><text:span text:style-name="T423_4"><text:s/></text:span><text:span text:style-name="T423_5">el</text:span><text:span text:style-name="T423_6"><text:s/></text:span><text:span text:style-name="T423_7">bunker</text:span><text:span text:style-name="T423_8"><text:s/></text:span><text:span text:style-name="T423_9">a</text:span><text:span text:style-name="T423_10"><text:s/></text:span><text:span text:style-name="T423_11">ser</text:span><text:span text:style-name="T423_12"><text:s/></text:span><text:span text:style-name="T423_13">llenados</text:span><text:span text:style-name="T423_14"><text:s/></text:span><text:span text:style-name="T423_15">por</text:span><text:span text:style-name="T423_16"><text:s/>4<text:s/></text:span><text:span text:style-name="T423_17">marines</text:span><text:span text:style-name="T423_18"><text:s/></text:span><text:span text:style-name="T423_19">y</text:span><text:span text:style-name="T423_20"><text:s/></text:span><text:span text:style-name="T423_21">la</text:span><text:span text:style-name="T423_22"><text:s/></text:span><text:span text:style-name="T423_23">torreta</text:span><text:span text:style-name="T423_24"><text:s/></text:span><text:span text:style-name="T423_25">aérea</text:span></text:p>
        </text:list-item>
      </text:list>
      <text:p text:style-name="P424"/>
      <text:p text:style-name="P425"><text:span text:style-name="T425_1"><text:line-break/></text:span><text:span text:style-name="T425_2">4)<text:s/></text:span><text:span text:style-name="T425_3">Unidades</text:span><text:span text:style-name="T425_4"><text:s/></text:span><text:span text:style-name="T425_5">aéreas</text:span></text:p>
      <text:p text:style-name="P426"/>
      <text:list text:style-name="LS16" xml:id="list40">
        <text:list-item>
          <text:p text:style-name="P427"><text:span text:style-name="T427_1">Terran</text:span><text:span text:style-name="T427_2"><text:s/></text:span><text:span text:style-name="T427_3">poseen</text:span><text:span text:style-name="T427_4"><text:s/></text:span><text:span text:style-name="T427_5">el</text:span><text:span text:style-name="T427_6"><text:s/></text:span><text:span text:style-name="T427_7">battlecruiser</text:span><text:span text:style-name="T427_8">,<text:s/></text:span><text:span text:style-name="T427_9">con</text:span><text:span text:style-name="T427_10"><text:s/></text:span><text:span text:style-name="T427_11">arma</text:span><text:span text:style-name="T427_12"><text:s/></text:span><text:span text:style-name="T427_13">yamato</text:span><text:span text:style-name="T427_14"><text:s/></text:span><text:span text:style-name="T427_15">gun</text:span></text:p>
        </text:list-item>
        <text:list-item>
          <text:p text:style-name="P428"><text:span text:style-name="T428_1">Protoss</text:span><text:span text:style-name="T428_2"><text:s/></text:span><text:span text:style-name="T428_3">tienen</text:span><text:span text:style-name="T428_4"><text:s/></text:span><text:span text:style-name="T428_5">el</text:span><text:span text:style-name="T428_6"><text:s/></text:span><text:span text:style-name="T428_7">carrier</text:span><text:span text:style-name="T428_8"><text:s/></text:span><text:span text:style-name="T428_9">con</text:span><text:span text:style-name="T428_10"><text:s/></text:span><text:span text:style-name="T428_11">hasta</text:span><text:span text:style-name="T428_12"><text:s/>8<text:s/></text:span><text:span text:style-name="T428_13">voladores</text:span></text:p>
        </text:list-item>
        <text:list-item>
          <text:p text:style-name="P429"><text:span text:style-name="T429_1">Zerg</text:span><text:span text:style-name="T429_2">:<text:s/></text:span><text:span text:style-name="T429_3">Los</text:span><text:span text:style-name="T429_4"><text:s/></text:span><text:span text:style-name="T429_5">mutaliscos</text:span><text:span text:style-name="T429_6"><text:s/></text:span><text:span text:style-name="T429_7">pueden</text:span><text:span text:style-name="T429_8"><text:s/></text:span><text:span text:style-name="T429_9">evolucionar</text:span><text:span text:style-name="T429_10"><text:s/></text:span><text:span text:style-name="T429_11">a</text:span><text:span text:style-name="T429_12"><text:s/></text:span><text:span text:style-name="T429_13">guardian</text:span><text:span text:style-name="T429_14"><text:s/></text:span><text:span text:style-name="T429_15">con</text:span><text:span text:style-name="T429_16"><text:s/></text:span><text:span text:style-name="T429_17">alto</text:span><text:span text:style-name="T429_18"><text:s/></text:span><text:span text:style-name="T429_19">alcance</text:span><text:span text:style-name="T429_20"><text:s/></text:span><text:span text:style-name="T429_21">y</text:span><text:span text:style-name="T429_22"><text:s/></text:span><text:span text:style-name="T429_23">se</text:span><text:span text:style-name="T429_24"><text:s/></text:span><text:span text:style-name="T429_25">agregan</text:span><text:span text:style-name="T429_26"><text:s/></text:span><text:span text:style-name="T429_27">nuevos</text:span><text:span text:style-name="T429_28"><text:s/></text:span><text:span text:style-name="T429_29">seres</text:span><text:span text:style-name="T429_30"><text:s/></text:span><text:span text:style-name="T429_31">voladores</text:span><text:span text:style-name="T429_32">:<text:s/></text:span><text:span text:style-name="T429_33">los</text:span><text:span text:style-name="T429_34"><text:s/></text:span><text:span text:style-name="T429_35">kamikazes</text:span></text:p>
        </text:list-item>
      </text:list>
      <text:p text:style-name="P430"/>
      <text:p text:style-name="P431"/>
      <text:p text:style-name="P432"/>
      <text:p text:style-name="P433"><text:span text:style-name="T433_1">5)<text:s/></text:span><text:span text:style-name="T433_2">Evoluciones</text:span></text:p>
      <text:p text:style-name="P434"/>
      <text:list text:style-name="LS3" xml:id="list43">
        <text:list-item>
          <text:p text:style-name="P435"><text:span text:style-name="T435_1">Edificio</text:span><text:span text:style-name="T435_2"><text:s/></text:span><text:span text:style-name="T435_3">Terran</text:span><text:span text:style-name="T435_4"><text:s/></text:span><text:span text:style-name="T435_5">Bahía</text:span><text:span text:style-name="T435_6"><text:s/></text:span><text:span text:style-name="T435_7">d</text:span><text:span text:style-name="T435_8"><text:a xlink:type="simple" xlink:href="http://es.wikipedia.org/w/index.php?title=Bah%C3%ADa_de_ingenier%C3%ADa&amp;action=edit&amp;redlink=1"><text:span text:style-name="T435_9">e</text:span></text:a></text:span><text:span text:style-name="T435_10"><text:a xlink:type="simple" xlink:href="http://es.wikipedia.org/w/index.php?title=Bah%C3%ADa_de_ingenier%C3%ADa&amp;action=edit&amp;redlink=1"><text:span text:style-name="T435_11"><text:s/></text:span></text:a></text:span><text:span text:style-name="T435_12"><text:a xlink:type="simple" xlink:href="http://es.wikipedia.org/w/index.php?title=Bah%C3%ADa_de_ingenier%C3%ADa&amp;action=edit&amp;redlink=1"><text:span text:style-name="T435_13">ingeniería</text:span></text:a></text:span><text:span text:style-name="T435_14">:</text:span><text:span text:style-name="T435_15"><text:s/></text:span><text:span text:style-name="T435_16">Mejora</text:span><text:span text:style-name="T435_17"><text:s/></text:span><text:span text:style-name="T435_18">el</text:span><text:span text:style-name="T435_19"><text:s/></text:span><text:span text:style-name="T435_20">armamento</text:span><text:span text:style-name="T435_21"><text:s/></text:span><text:span text:style-name="T435_22">y</text:span><text:span text:style-name="T435_23"><text:s/></text:span><text:span text:style-name="T435_24">las</text:span><text:span text:style-name="T435_25"><text:s/></text:span><text:span text:style-name="T435_26">armaduras</text:span><text:span text:style-name="T435_27"><text:s/></text:span><text:span text:style-name="T435_28">de</text:span><text:span text:style-name="T435_29"><text:s/></text:span><text:span text:style-name="T435_30">las</text:span><text:span text:style-name="T435_31"><text:s/></text:span><text:span text:style-name="T435_32">unidades</text:span><text:span text:style-name="T435_33"><text:s/></text:span><text:span text:style-name="T435_34">orgánicas</text:span><text:span text:style-name="T435_35"><text:s/></text:span><text:span text:style-name="T435_36">o</text:span><text:span text:style-name="T435_37"><text:s/></text:span><text:span text:style-name="T435_38">de</text:span><text:span text:style-name="T435_39"><text:s/></text:span><text:span text:style-name="T435_40">infantería</text:span><text:span text:style-name="T435_41">.</text:span></text:p>
          <text:list>
            <text:list-item>
              <text:p text:style-name="P436"><text:span text:style-name="T436_1">Armamento</text:span><text:span text:style-name="T436_2"><text:s/></text:span><text:span text:style-name="T436_3">nivel</text:span><text:span text:style-name="T436_4"><text:s/>1</text:span></text:p>
            </text:list-item>
            <text:list-item>
              <text:p text:style-name="P437"><text:span text:style-name="T437_1">Armamento</text:span><text:span text:style-name="T437_2"><text:s/></text:span><text:span text:style-name="T437_3">nivel</text:span><text:span text:style-name="T437_4"><text:s/>2</text:span></text:p>
            </text:list-item>
            <text:list-item>
              <text:p text:style-name="P438"><text:span text:style-name="T438_1">Blindaje</text:span><text:span text:style-name="T438_2"><text:s/></text:span><text:span text:style-name="T438_3">nivel</text:span><text:span text:style-name="T438_4"><text:s/>1</text:span></text:p>
            </text:list-item>
            <text:list-item>
              <text:p text:style-name="P439"><text:span text:style-name="T439_1">Blindaje</text:span><text:span text:style-name="T439_2"><text:s/></text:span><text:span text:style-name="T439_3">nivel</text:span><text:span text:style-name="T439_4"><text:s/>2</text:span></text:p>
            </text:list-item>
          </text:list>
        </text:list-item>
        <text:list-item>
          <text:p text:style-name="P440"><text:span text:style-name="T440_1">Zerg</text:span><text:span text:style-name="T440_2">:<text:s/></text:span><text:span text:style-name="T440_3">Cámara</text:span><text:span text:style-name="T440_4"><text:s/></text:span><text:span text:style-name="T440_5">de</text:span><text:span text:style-name="T440_6"><text:s/></text:span><text:span text:style-name="T440_7">evolución</text:span><text:span text:style-name="T440_8">:</text:span><text:span text:style-name="T440_9"><text:s/></text:span><text:span text:style-name="T440_10">Construcción</text:span><text:span text:style-name="T440_11"><text:s/></text:span><text:span text:style-name="T440_12">en</text:span><text:span text:style-name="T440_13"><text:s/></text:span><text:span text:style-name="T440_14">donde</text:span><text:span text:style-name="T440_15"><text:s/></text:span><text:span text:style-name="T440_16">se</text:span><text:span text:style-name="T440_17"><text:s/></text:span><text:span text:style-name="T440_18">puede</text:span><text:span text:style-name="T440_19"><text:s/></text:span><text:span text:style-name="T440_20">mejorar</text:span><text:span text:style-name="T440_21"><text:s/></text:span><text:span text:style-name="T440_22">los</text:span><text:span text:style-name="T440_23"><text:s/></text:span><text:span text:style-name="T440_24">niveles</text:span><text:span text:style-name="T440_25"><text:s/></text:span><text:span text:style-name="T440_26">de</text:span><text:span text:style-name="T440_27"><text:s/></text:span><text:span text:style-name="T440_28">desarrollo</text:span><text:span text:style-name="T440_29"><text:s/>(</text:span><text:span text:style-name="T440_30">mejorar</text:span><text:span text:style-name="T440_31"><text:s/></text:span><text:span text:style-name="T440_32">caparazones</text:span><text:span text:style-name="T440_33"><text:s/></text:span><text:span text:style-name="T440_34">y</text:span><text:span text:style-name="T440_35"><text:s text:c="2"/></text:span><text:span text:style-name="T440_36">mejorar</text:span><text:span text:style-name="T440_37"><text:s/></text:span><text:span text:style-name="T440_38">ataque</text:span><text:span text:style-name="T440_39"><text:s/></text:span><text:span text:style-name="T440_40">con</text:span><text:span text:style-name="T440_41"><text:s/></text:span><text:span text:style-name="T440_42">garras</text:span><text:span text:style-name="T440_43"><text:s/>)<text:s/></text:span><text:span text:style-name="T440_44">Nivel</text:span><text:span text:style-name="T440_45"><text:s/>1<text:s/></text:span><text:span text:style-name="T440_46">y</text:span><text:span text:style-name="T440_47"><text:s/>2<text:s/></text:span><text:span text:style-name="T440_48">de</text:span><text:span text:style-name="T440_49"><text:s/></text:span><text:span text:style-name="T440_50">cada</text:span><text:span text:style-name="T440_51"><text:s/></text:span><text:span text:style-name="T440_52">uno</text:span></text:p>
        </text:list-item>
        <text:list-item>
          <text:p text:style-name="P441"><text:span text:style-name="T441_1">Edificio</text:span><text:span text:style-name="T441_2"><text:s/></text:span><text:span text:style-name="T441_3">Protoss</text:span><text:span text:style-name="T441_4"><text:s/></text:span><text:span text:style-name="T441_5">Fragua</text:span><text:span text:style-name="T441_6">:</text:span><text:span text:style-name="T441_7"><text:s/></text:span><text:span text:style-name="T441_8">A</text:span><text:span text:style-name="T441_9"><text:s/></text:span><text:span text:style-name="T441_10">pesar</text:span><text:span text:style-name="T441_11"><text:s/></text:span><text:span text:style-name="T441_12">de</text:span><text:span text:style-name="T441_13"><text:s/></text:span><text:span text:style-name="T441_14">que</text:span><text:span text:style-name="T441_15"><text:s/></text:span><text:span text:style-name="T441_16">su</text:span><text:span text:style-name="T441_17"><text:s/></text:span><text:span text:style-name="T441_18">tecnología</text:span><text:span text:style-name="T441_19"><text:s/></text:span><text:span text:style-name="T441_20">es</text:span><text:span text:style-name="T441_21"><text:s/></text:span><text:span text:style-name="T441_22">increíblemente</text:span><text:span text:style-name="T441_23"><text:s/></text:span><text:span text:style-name="T441_24">avanzada</text:span><text:span text:style-name="T441_25">,<text:s/></text:span><text:span text:style-name="T441_26">los</text:span><text:span text:style-name="T441_27"><text:s/></text:span><text:span text:style-name="T441_28">Protoss</text:span><text:span text:style-name="T441_29"><text:s/></text:span><text:span text:style-name="T441_30">se</text:span><text:span text:style-name="T441_31"><text:s/></text:span><text:span text:style-name="T441_32">están</text:span><text:span text:style-name="T441_33"><text:s/></text:span><text:span text:style-name="T441_34">esforzando</text:span><text:span text:style-name="T441_35"><text:s/></text:span><text:span text:style-name="T441_36">constantemente</text:span><text:span text:style-name="T441_37"><text:s/></text:span><text:span text:style-name="T441_38">en</text:span><text:span text:style-name="T441_39"><text:s/></text:span><text:span text:style-name="T441_40">mejorar</text:span><text:span text:style-name="T441_41"><text:s/></text:span><text:span text:style-name="T441_42">y</text:span><text:span text:style-name="T441_43"><text:s/></text:span><text:span text:style-name="T441_44">refinar</text:span><text:span text:style-name="T441_45"><text:s/></text:span><text:span text:style-name="T441_46">sus</text:span><text:span text:style-name="T441_47"><text:s/></text:span><text:span text:style-name="T441_48">armas</text:span><text:span text:style-name="T441_49"><text:s/></text:span><text:span text:style-name="T441_50">y</text:span><text:span text:style-name="T441_51"><text:s/></text:span><text:span text:style-name="T441_52">blindajes</text:span><text:span text:style-name="T441_53"><text:s/></text:span><text:span text:style-name="T441_54">mediante</text:span><text:span text:style-name="T441_55"><text:s/></text:span><text:span text:style-name="T441_56">la</text:span><text:span text:style-name="T441_57"><text:s/></text:span><text:span text:style-name="T441_58">Fragua</text:span><text:span text:style-name="T441_59">.</text:span></text:p>
          <text:list>
            <text:list-item>
              <text:p text:style-name="P442"><text:span text:style-name="T442_1">Escudo</text:span><text:span text:style-name="T442_2"><text:s/></text:span><text:span text:style-name="T442_3">Nivel</text:span><text:span text:style-name="T442_4"><text:s/>1</text:span></text:p>
            </text:list-item>
            <text:list-item>
              <text:p text:style-name="P443"><text:span text:style-name="T443_1">Escudo</text:span><text:span text:style-name="T443_2"><text:s/></text:span><text:span text:style-name="T443_3">Nivel</text:span><text:span text:style-name="T443_4"><text:s/>2</text:span></text:p>
            </text:list-item>
            <text:list-item>
              <text:p text:style-name="P444"><text:span text:style-name="T444_1">Armamento</text:span><text:span text:style-name="T444_2"><text:s/></text:span><text:span text:style-name="T444_3">Nivel</text:span><text:span text:style-name="T444_4"><text:s/>1</text:span></text:p>
            </text:list-item>
            <text:list-item>
              <text:p text:style-name="P445"><text:span text:style-name="T445_1">Armamento</text:span><text:span text:style-name="T445_2"><text:s/></text:span><text:span text:style-name="T445_3">Nivel</text:span><text:span text:style-name="T445_4"><text:s/>2</text:span></text:p>
            </text:list-item>
            <text:list-item>
              <text:p text:style-name="P446"><text:span text:style-name="T446_1">Protección</text:span><text:span text:style-name="T446_2"><text:s/></text:span><text:span text:style-name="T446_3">vida</text:span><text:span text:style-name="T446_4"><text:s/></text:span><text:span text:style-name="T446_5">Nivel</text:span><text:span text:style-name="T446_6"><text:s/>1</text:span></text:p>
            </text:list-item>
            <text:list-item>
              <text:p text:style-name="P447"><text:span text:style-name="T447_1">Protección</text:span><text:span text:style-name="T447_2"><text:s/></text:span><text:span text:style-name="T447_3">vida</text:span><text:span text:style-name="T447_4"><text:s/></text:span><text:span text:style-name="T447_5">Nivel</text:span><text:span text:style-name="T447_6"><text:s/>2</text:span></text:p>
            </text:list-item>
          </text:list>
        </text:list-item>
      </text:list>
      <text:h text:style-name="P448" text:outline-level="10"><text:bookmark-start text:name="h.q0pkpmrmp60q"/><text:bookmark-end text:name="h.q0pkpmrmp60q"/><text:span text:style-name="T448_1">Entregables</text:span></text:h>
      <text:list text:style-name="LS17" xml:id="list56">
        <text:list-item>
          <text:p text:style-name="P449"><text:span text:style-name="T449_1">Código</text:span><text:span text:style-name="T449_2"><text:s/></text:span><text:span text:style-name="T449_3">fuente</text:span><text:span text:style-name="T449_4"><text:s/></text:span><text:span text:style-name="T449_5">de</text:span><text:span text:style-name="T449_6"><text:s/></text:span><text:span text:style-name="T449_7">la</text:span><text:span text:style-name="T449_8"><text:s/></text:span><text:span text:style-name="T449_9">aplicación</text:span><text:span text:style-name="T449_10"><text:s/></text:span><text:span text:style-name="T449_11">completa</text:span><text:span text:style-name="T449_12">,<text:s/></text:span><text:span text:style-name="T449_13">incluyendo</text:span><text:span text:style-name="T449_14"><text:s/></text:span><text:span text:style-name="T449_15">también</text:span><text:span text:style-name="T449_16">:<text:s/></text:span><text:span text:style-name="T449_17">código</text:span><text:span text:style-name="T449_18"><text:s/></text:span><text:span text:style-name="T449_19">de</text:span><text:span text:style-name="T449_20"><text:s/></text:span><text:span text:style-name="T449_21">la</text:span><text:span text:style-name="T449_22"><text:s/></text:span><text:span text:style-name="T449_23">pruebas</text:span><text:span text:style-name="T449_24">,<text:s/></text:span><text:span text:style-name="T449_25">archivos</text:span><text:span text:style-name="T449_26"><text:s/></text:span><text:span text:style-name="T449_27">de</text:span><text:span text:style-name="T449_28"><text:s/></text:span><text:span text:style-name="T449_29">recursos</text:span></text:p>
        </text:list-item>
        <text:list-item>
          <text:p text:style-name="P450"><text:span text:style-name="T450_1">Script</text:span><text:span text:style-name="T450_2"><text:s/></text:span><text:span text:style-name="T450_3">para</text:span><text:span text:style-name="T450_4"><text:s/></text:span><text:span text:style-name="T450_5">compilación</text:span><text:span text:style-name="T450_6"><text:s/></text:span><text:span text:style-name="T450_7">y</text:span><text:span text:style-name="T450_8"><text:s/></text:span><text:span text:style-name="T450_9">ejecución</text:span><text:span text:style-name="T450_10"><text:s/>(</text:span><text:span text:style-name="T450_11">ant</text:span><text:span text:style-name="T450_12">)</text:span></text:p>
        </text:list-item>
        <text:list-item>
          <text:p text:style-name="P451"><text:span text:style-name="T451_1">Informe</text:span><text:span text:style-name="T451_2">,<text:s/></text:span><text:span text:style-name="T451_3">acorde</text:span><text:span text:style-name="T451_4"><text:s/></text:span><text:span text:style-name="T451_5">a</text:span><text:span text:style-name="T451_6"><text:s/></text:span><text:span text:style-name="T451_7">lo</text:span><text:span text:style-name="T451_8"><text:s/></text:span><text:span text:style-name="T451_9">especificado</text:span><text:span text:style-name="T451_10"><text:s/></text:span><text:span text:style-name="T451_11">en</text:span><text:span text:style-name="T451_12"><text:s/></text:span><text:span text:style-name="T451_13">este</text:span><text:span text:style-name="T451_14"><text:s/></text:span><text:span text:style-name="T451_15">documento</text:span></text:p>
        </text:list-item>
      </text:list>
      <text:p text:style-name="P452"/>
      <text:h text:style-name="P453" text:outline-level="10"><text:bookmark-start text:name="h.hn05pvpi5fr7"/><text:bookmark-end text:name="h.hn05pvpi5fr7"/><text:span text:style-name="T453_1">Formas</text:span><text:span text:style-name="T453_2"><text:s/></text:span><text:span text:style-name="T453_3">de</text:span><text:span text:style-name="T453_4"><text:s/></text:span><text:span text:style-name="T453_5">entrega</text:span></text:h>
      <text:h text:style-name="P454" text:outline-level="10"><text:bookmark-start text:name="h.r1bwfuutos0s"/><text:bookmark-end text:name="h.r1bwfuutos0s"/><text:span text:style-name="T454_1">Habrá</text:span><text:span text:style-name="T454_2"><text:s/></text:span><text:span text:style-name="T454_3">4<text:s/></text:span><text:span text:style-name="T454_4">entregas</text:span><text:span text:style-name="T454_5"><text:s/></text:span><text:span text:style-name="T454_6">formales</text:span><text:span text:style-name="T454_7">.<text:s/></text:span><text:span text:style-name="T454_8">Las</text:span><text:span text:style-name="T454_9"><text:s/></text:span><text:span text:style-name="T454_10">mismas</text:span><text:span text:style-name="T454_11"><text:s/></text:span><text:span text:style-name="T454_12">tendrán</text:span><text:span text:style-name="T454_13"><text:s/></text:span><text:span text:style-name="T454_14">una</text:span><text:span text:style-name="T454_15"><text:s/></text:span><text:span text:style-name="T454_16">calificación</text:span><text:span text:style-name="T454_17"><text:s/></text:span><text:span text:style-name="T454_18">de</text:span><text:span text:style-name="T454_19"><text:s/></text:span><text:span text:style-name="T454_20">APROBADO</text:span><text:span text:style-name="T454_21"><text:s/></text:span><text:span text:style-name="T454_22">o</text:span><text:span text:style-name="T454_23"><text:s/></text:span><text:span text:style-name="T454_24">NO</text:span><text:span text:style-name="T454_25"><text:s/></text:span><text:span text:style-name="T454_26">APROBADO</text:span><text:span text:style-name="T454_27"><text:s/></text:span><text:span text:style-name="T454_28">en</text:span><text:span text:style-name="T454_29"><text:s/></text:span><text:span text:style-name="T454_30">el</text:span><text:span text:style-name="T454_31"><text:s/></text:span><text:span text:style-name="T454_32">momento</text:span><text:span text:style-name="T454_33"><text:s/></text:span><text:span text:style-name="T454_34">de</text:span><text:span text:style-name="T454_35"><text:s/></text:span><text:span text:style-name="T454_36">la</text:span><text:span text:style-name="T454_37"><text:s/></text:span><text:span text:style-name="T454_38">entrega</text:span><text:span text:style-name="T454_39">.</text:span></text:h>
      <text:p text:style-name="P455"><text:span text:style-name="T455_1">Aquél</text:span><text:span text:style-name="T455_2"><text:s/></text:span><text:span text:style-name="T455_3">grupo</text:span><text:span text:style-name="T455_4"><text:s/></text:span><text:span text:style-name="T455_5">que</text:span><text:span text:style-name="T455_6"><text:s/></text:span><text:span text:style-name="T455_7">acumule</text:span><text:span text:style-name="T455_8"><text:s/></text:span><text:span text:style-name="T455_9">3<text:s/></text:span><text:span text:style-name="T455_10">no</text:span><text:span text:style-name="T455_11"><text:s/></text:span><text:span text:style-name="T455_12">aprobados</text:span><text:span text:style-name="T455_13">,<text:s/></text:span><text:span text:style-name="T455_14">quedará</text:span><text:span text:style-name="T455_15"><text:s/></text:span><text:span text:style-name="T455_16">automáticamente</text:span><text:span text:style-name="T455_17"><text:s/></text:span><text:span text:style-name="T455_18">desaprobado</text:span><text:span text:style-name="T455_19"><text:s/></text:span><text:span text:style-name="T455_20">con</text:span><text:span text:style-name="T455_21"><text:s/></text:span><text:span text:style-name="T455_22">la</text:span><text:span text:style-name="T455_23"><text:s/></text:span><text:span text:style-name="T455_24">consiguiente</text:span><text:span text:style-name="T455_25"><text:s/></text:span><text:span text:style-name="T455_26">pérdida</text:span><text:span text:style-name="T455_27"><text:s/></text:span><text:span text:style-name="T455_28">de</text:span><text:span text:style-name="T455_29"><text:s/></text:span><text:span text:style-name="T455_30">regularidad</text:span><text:span text:style-name="T455_31"><text:s/></text:span><text:span text:style-name="T455_32">en</text:span><text:span text:style-name="T455_33"><text:s/></text:span><text:span text:style-name="T455_34">la</text:span><text:span text:style-name="T455_35"><text:s/></text:span><text:span text:style-name="T455_36">materia</text:span><text:span text:style-name="T455_37">.<text:s/></text:span><text:span text:style-name="T455_38">En</text:span><text:span text:style-name="T455_39"><text:s/></text:span><text:span text:style-name="T455_40">cada</text:span><text:span text:style-name="T455_41"><text:s/></text:span><text:span text:style-name="T455_42">entrega</text:span><text:span text:style-name="T455_43"><text:s/></text:span><text:span text:style-name="T455_44">se</text:span><text:span text:style-name="T455_45"><text:s/></text:span><text:span text:style-name="T455_46">debe</text:span><text:span text:style-name="T455_47"><text:s/></text:span><text:span text:style-name="T455_48">traer</text:span><text:span text:style-name="T455_49"><text:s/></text:span><text:span text:style-name="T455_50">el</text:span><text:span text:style-name="T455_51"><text:s/></text:span><text:span text:style-name="T455_52">informe</text:span><text:span text:style-name="T455_53"><text:s/></text:span><text:span text:style-name="T455_54">actualizado</text:span><text:span text:style-name="T455_55">.</text:span></text:p>
      <text:p text:style-name="P456"/>
      <text:p text:style-name="P457"><text:span text:style-name="T457_1">1</text:span><text:span text:style-name="T457_2">er</text:span><text:span text:style-name="T457_3"><text:s/></text:span><text:span text:style-name="T457_4">Entrega</text:span><text:span text:style-name="T457_5">:<text:s/></text:span><text:span text:style-name="T457_6">Mínimamente</text:span><text:span text:style-name="T457_7"><text:s/></text:span><text:span text:style-name="T457_8">(</text:span><text:span text:style-name="T457_9">se</text:span><text:span text:style-name="T457_10"><text:s/></text:span><text:span text:style-name="T457_11">aconseja</text:span><text:span text:style-name="T457_12"><text:s/></text:span><text:span text:style-name="T457_13">avanzar</text:span><text:span text:style-name="T457_14"><text:s/></text:span><text:span text:style-name="T457_15">lo</text:span><text:span text:style-name="T457_16"><text:s text:c="2"/></text:span><text:span text:style-name="T457_17">más</text:span><text:span text:style-name="T457_18"><text:s/></text:span><text:span text:style-name="T457_19">posible</text:span><text:span text:style-name="T457_20">)<text:s/></text:span><text:span text:style-name="T457_21">pruebas</text:span><text:span text:style-name="T457_22"><text:s/></text:span><text:span text:style-name="T457_23">funcionando</text:span><text:span text:style-name="T457_24"><text:s/></text:span><text:span text:style-name="T457_25">que</text:span><text:span text:style-name="T457_26"><text:s/></text:span><text:span text:style-name="T457_27">contemplen</text:span><text:span text:style-name="T457_28"><text:s/></text:span><text:span text:style-name="T457_29">para</text:span><text:span text:style-name="T457_30"><text:s/></text:span><text:span text:style-name="T457_31">cada</text:span><text:span text:style-name="T457_32"><text:s/></text:span><text:span text:style-name="T457_33">raza</text:span><text:span text:style-name="T457_34">:</text:span></text:p>
      <text:list text:style-name="LS18" xml:id="list59">
        <text:list-item>
          <text:p text:style-name="P458"><text:span text:style-name="T458_1">Pruebas</text:span><text:span text:style-name="T458_2"><text:s/></text:span><text:span text:style-name="T458_3">unitarias</text:span><text:span text:style-name="T458_4"><text:s/></text:span><text:span text:style-name="T458_5">al</text:span><text:span text:style-name="T458_6"><text:s/></text:span><text:span text:style-name="T458_7">mapa</text:span><text:span text:style-name="T458_8">,<text:s/></text:span><text:span text:style-name="T458_9">que</text:span><text:span text:style-name="T458_10"><text:s/></text:span><text:span text:style-name="T458_11">pueda</text:span><text:span text:style-name="T458_12"><text:s/></text:span><text:span text:style-name="T458_13">generar</text:span><text:span text:style-name="T458_14"><text:s/></text:span><text:span text:style-name="T458_15">escenarios</text:span><text:span text:style-name="T458_16"><text:s/></text:span><text:span text:style-name="T458_17">para</text:span><text:span text:style-name="T458_18"><text:s/></text:span><text:span text:style-name="T458_19">que</text:span><text:span text:style-name="T458_20"><text:s/></text:span><text:span text:style-name="T458_21">empiecen</text:span><text:span text:style-name="T458_22"><text:s/></text:span><text:span text:style-name="T458_23">los</text:span><text:span text:style-name="T458_24"><text:s/></text:span><text:span text:style-name="T458_25">jugadores</text:span></text:p>
        </text:list-item>
        <text:list-item>
          <text:p text:style-name="P459"><text:span text:style-name="T459_1">Pruebas</text:span><text:span text:style-name="T459_2"><text:s/></text:span><text:span text:style-name="T459_3">de</text:span><text:span text:style-name="T459_4"><text:s/></text:span><text:span text:style-name="T459_5">recolección</text:span><text:span text:style-name="T459_6"><text:s/></text:span><text:span text:style-name="T459_7">de</text:span><text:span text:style-name="T459_8"><text:s/></text:span><text:span text:style-name="T459_9">minerales</text:span><text:span text:style-name="T459_10"><text:s/></text:span><text:span text:style-name="T459_11">y</text:span><text:span text:style-name="T459_12"><text:s/></text:span><text:span text:style-name="T459_13">gas</text:span><text:span text:style-name="T459_14"><text:s/></text:span><text:span text:style-name="T459_15">con</text:span><text:span text:style-name="T459_16"><text:s/></text:span><text:span text:style-name="T459_17">los</text:span><text:span text:style-name="T459_18"><text:s/></text:span><text:span text:style-name="T459_19">edificios</text:span><text:span text:style-name="T459_20"><text:s/></text:span><text:span text:style-name="T459_21">correspondientes</text:span><text:span text:style-name="T459_22">.</text:span></text:p>
        </text:list-item>
        <text:list-item>
          <text:p text:style-name="P460"><text:span text:style-name="T460_1">Pruebas</text:span><text:span text:style-name="T460_2"><text:s/></text:span><text:span text:style-name="T460_3">de</text:span><text:span text:style-name="T460_4"><text:s/></text:span><text:span text:style-name="T460_5">creación</text:span><text:span text:style-name="T460_6"><text:s/></text:span><text:span text:style-name="T460_7">de</text:span><text:span text:style-name="T460_8"><text:s/></text:span><text:span text:style-name="T460_9">unidades</text:span><text:span text:style-name="T460_10">:</text:span></text:p>
          <text:list>
            <text:list-item>
              <text:p text:style-name="P461"><text:span text:style-name="T461_1">Haber</text:span><text:span text:style-name="T461_2"><text:s/></text:span><text:span text:style-name="T461_3">construido</text:span><text:span text:style-name="T461_4"><text:s/></text:span><text:span text:style-name="T461_5">primero</text:span><text:span text:style-name="T461_6"><text:s/></text:span><text:span text:style-name="T461_7">el</text:span><text:span text:style-name="T461_8"><text:s/></text:span><text:span text:style-name="T461_9">edificio</text:span><text:span text:style-name="T461_10"><text:s/></text:span><text:span text:style-name="T461_11">que</text:span><text:span text:style-name="T461_12"><text:s/></text:span><text:span text:style-name="T461_13">me</text:span><text:span text:style-name="T461_14"><text:s/></text:span><text:span text:style-name="T461_15">habilite</text:span><text:span text:style-name="T461_16"><text:s/></text:span><text:span text:style-name="T461_17">a</text:span><text:span text:style-name="T461_18"><text:s/></text:span><text:span text:style-name="T461_19">construirla</text:span></text:p>
            </text:list-item>
            <text:list-item>
              <text:p text:style-name="P462"><text:span text:style-name="T462_1">Contar</text:span><text:span text:style-name="T462_2"><text:s/></text:span><text:span text:style-name="T462_3">con</text:span><text:span text:style-name="T462_4"><text:s/></text:span><text:span text:style-name="T462_5">recursos</text:span><text:span text:style-name="T462_6"><text:s/>(</text:span><text:span text:style-name="T462_7">mineral</text:span><text:span text:style-name="T462_8"><text:s/></text:span><text:span text:style-name="T462_9">y</text:span><text:span text:style-name="T462_10">/</text:span><text:span text:style-name="T462_11">o</text:span><text:span text:style-name="T462_12"><text:s/></text:span><text:span text:style-name="T462_13">gas</text:span><text:span text:style-name="T462_14">)<text:s/></text:span><text:span text:style-name="T462_15">necesarios</text:span></text:p>
            </text:list-item>
            <text:list-item>
              <text:p text:style-name="P463"><text:span text:style-name="T463_1">Contar</text:span><text:span text:style-name="T463_2"><text:s/></text:span><text:span text:style-name="T463_3">con</text:span><text:span text:style-name="T463_4"><text:s/></text:span><text:span text:style-name="T463_5">límite</text:span><text:span text:style-name="T463_6"><text:s/></text:span><text:span text:style-name="T463_7">de</text:span><text:span text:style-name="T463_8"><text:s/></text:span><text:span text:style-name="T463_9">población</text:span><text:span text:style-name="T463_10"><text:s/></text:span><text:span text:style-name="T463_11">para</text:span><text:span text:style-name="T463_12"><text:s/></text:span><text:span text:style-name="T463_13">crearla</text:span></text:p>
            </text:list-item>
          </text:list>
        </text:list-item>
      </text:list>
      <text:p text:style-name="P464"><text:span text:style-name="T464_1"><text:tab/></text:span></text:p>
      <text:p text:style-name="P465"><text:span text:style-name="T465_1">2</text:span><text:span text:style-name="T465_2">da</text:span><text:span text:style-name="T465_3"><text:s/></text:span><text:span text:style-name="T465_4">Entrega</text:span><text:span text:style-name="T465_5">:</text:span><text:span text:style-name="T465_6"><text:s/></text:span><text:span text:style-name="T465_7">Modelo</text:span><text:span text:style-name="T465_8"><text:s/></text:span><text:span text:style-name="T465_9">del</text:span><text:span text:style-name="T465_10"><text:s/></text:span><text:span text:style-name="T465_11">Juego</text:span><text:span text:style-name="T465_12"><text:s/></text:span><text:span text:style-name="T465_13">Completo</text:span><text:span text:style-name="T465_14"><text:s/></text:span><text:span text:style-name="T465_15">con</text:span><text:span text:style-name="T465_16"><text:s/></text:span><text:span text:style-name="T465_17">todas</text:span><text:span text:style-name="T465_18"><text:s/></text:span><text:span text:style-name="T465_19">las</text:span><text:span text:style-name="T465_20"><text:s/></text:span><text:span text:style-name="T465_21">pruebas</text:span><text:span text:style-name="T465_22"><text:s/></text:span><text:span text:style-name="T465_23">unitarias</text:span><text:span text:style-name="T465_24"><text:s/></text:span><text:span text:style-name="T465_25">y</text:span><text:span text:style-name="T465_26"><text:s/></text:span><text:span text:style-name="T465_27">de</text:span><text:span text:style-name="T465_28"><text:s/></text:span><text:span text:style-name="T465_29">integración</text:span><text:span text:style-name="T465_30"><text:s/></text:span><text:span text:style-name="T465_31">que</text:span><text:span text:style-name="T465_32"><text:s/></text:span><text:span text:style-name="T465_33">abarquen</text:span><text:span text:style-name="T465_34"><text:s/></text:span><text:span text:style-name="T465_35">todos</text:span><text:span text:style-name="T465_36"><text:s/></text:span><text:span text:style-name="T465_37">los</text:span><text:span text:style-name="T465_38"><text:s/></text:span><text:span text:style-name="T465_39">casos</text:span><text:span text:style-name="T465_40"><text:s/></text:span><text:span text:style-name="T465_41">del</text:span><text:span text:style-name="T465_42"><text:s/></text:span><text:span text:style-name="T465_43">enunciado</text:span><text:span text:style-name="T465_44">,<text:s/></text:span><text:span text:style-name="T465_45">simulando</text:span><text:span text:style-name="T465_46"><text:s/></text:span><text:span text:style-name="T465_47">batallas</text:span><text:span text:style-name="T465_48">,<text:s/></text:span><text:span text:style-name="T465_49">interacciones</text:span><text:span text:style-name="T465_50">,<text:s/></text:span><text:span text:style-name="T465_51">fin</text:span><text:span text:style-name="T465_52"><text:s/></text:span><text:span text:style-name="T465_53">de</text:span><text:span text:style-name="T465_54"><text:s/></text:span><text:span text:style-name="T465_55">partida</text:span><text:span text:style-name="T465_56">,<text:s/></text:span><text:span text:style-name="T465_57">magias</text:span><text:span text:style-name="T465_58">,<text:s/></text:span><text:span text:style-name="T465_59">etc</text:span><text:span text:style-name="T465_60">.</text:span></text:p>
      <text:p text:style-name="P466"/>
      <text:p text:style-name="P467"><text:bookmark-start text:name="h.wzzazeft5jjl"/><text:bookmark-end text:name="h.wzzazeft5jjl"/><text:span text:style-name="T467_1">Algunas</text:span><text:span text:style-name="T467_2"><text:s/></text:span><text:span text:style-name="T467_3">pruebas</text:span><text:span text:style-name="T467_4"><text:s/></text:span><text:span text:style-name="T467_5">de</text:span><text:span text:style-name="T467_6"><text:s/></text:span><text:span text:style-name="T467_7">integración</text:span><text:span text:style-name="T467_8"><text:s/></text:span><text:span text:style-name="T467_9">finales</text:span><text:span text:style-name="T467_10"><text:s/></text:span><text:span text:style-name="T467_11">de</text:span><text:span text:style-name="T467_12"><text:s/></text:span><text:span text:style-name="T467_13">ejemplo</text:span><text:span text:style-name="T467_14">:</text:span></text:p>
      <text:p text:style-name="P468"/>
      <text:p text:style-name="P469"><text:span text:style-name="T469_1">1)<text:s/></text:span><text:span text:style-name="T469_2">Se</text:span><text:span text:style-name="T469_3"><text:s/></text:span><text:span text:style-name="T469_4">construye</text:span><text:span text:style-name="T469_5"><text:s text:c="2"/></text:span><text:span text:style-name="T469_6">una</text:span><text:span text:style-name="T469_7"><text:s/></text:span><text:span text:style-name="T469_8">nave</text:span><text:span text:style-name="T469_9"><text:s/></text:span><text:span text:style-name="T469_10">de</text:span><text:span text:style-name="T469_11"><text:s/></text:span><text:span text:style-name="T469_12">ciencia</text:span><text:span text:style-name="T469_13">,<text:s/></text:span><text:span text:style-name="T469_14">se</text:span><text:span text:style-name="T469_15"><text:s/></text:span><text:span text:style-name="T469_16">pasan</text:span><text:span text:style-name="T469_17"><text:s/></text:span><text:span text:style-name="T469_18">turnos</text:span><text:span text:style-name="T469_19"><text:s/></text:span><text:span text:style-name="T469_20">para</text:span><text:span text:style-name="T469_21"><text:s/></text:span><text:span text:style-name="T469_22">que</text:span><text:span text:style-name="T469_23"><text:s/></text:span><text:span text:style-name="T469_24">acumule</text:span><text:span text:style-name="T469_25"><text:s/></text:span><text:span text:style-name="T469_26">la</text:span><text:span text:style-name="T469_27"><text:s/></text:span><text:span text:style-name="T469_28">suficiente</text:span><text:span text:style-name="T469_29"><text:s/></text:span><text:span text:style-name="T469_30">energía</text:span><text:span text:style-name="T469_31">.<text:s/></text:span></text:p>
      <text:list text:style-name="LS19" xml:id="list65">
        <text:list-item>
          <text:p text:style-name="P470"><text:span text:style-name="T470_1">A</text:span><text:span text:style-name="T470_2"><text:s/></text:span><text:span text:style-name="T470_3">continuación</text:span><text:span text:style-name="T470_4"><text:s/></text:span><text:span text:style-name="T470_5">se</text:span><text:span text:style-name="T470_6"><text:s/></text:span><text:span text:style-name="T470_7">sitúa</text:span><text:span text:style-name="T470_8"><text:s/></text:span><text:span text:style-name="T470_9">una</text:span><text:span text:style-name="T470_10"><text:s/></text:span><text:span text:style-name="T470_11">unidad</text:span><text:span text:style-name="T470_12"><text:s/></text:span><text:span text:style-name="T470_13">protoss</text:span><text:span text:style-name="T470_14">,<text:s/></text:span><text:span text:style-name="T470_15">se</text:span><text:span text:style-name="T470_16"><text:s/></text:span><text:span text:style-name="T470_17">le</text:span><text:span text:style-name="T470_18"><text:s/></text:span><text:span text:style-name="T470_19">aplica</text:span><text:span text:style-name="T470_20"><text:s/></text:span><text:span text:style-name="T470_21">el</text:span><text:span text:style-name="T470_22"><text:s/></text:span><text:span text:style-name="T470_23">misil</text:span><text:span text:style-name="T470_24"><text:s/></text:span><text:span text:style-name="T470_25">EMP</text:span><text:span text:style-name="T470_26">.<text:s/></text:span><text:span text:style-name="T470_27">Se</text:span><text:span text:style-name="T470_28"><text:s/></text:span><text:span text:style-name="T470_29">verifica</text:span><text:span text:style-name="T470_30"><text:s/></text:span><text:span text:style-name="T470_31">que</text:span><text:span text:style-name="T470_32">:</text:span></text:p>
          <text:list>
            <text:list-item>
              <text:p text:style-name="P471"><text:span text:style-name="T471_1">La</text:span><text:span text:style-name="T471_2"><text:s/></text:span><text:span text:style-name="T471_3">nave</text:span><text:span text:style-name="T471_4"><text:s/></text:span><text:span text:style-name="T471_5">de</text:span><text:span text:style-name="T471_6"><text:s/></text:span><text:span text:style-name="T471_7">ciencia</text:span><text:span text:style-name="T471_8"><text:s/></text:span><text:span text:style-name="T471_9">tenga</text:span><text:span text:style-name="T471_10"><text:s/></text:span><text:span text:style-name="T471_11">menos</text:span><text:span text:style-name="T471_12"><text:s/></text:span><text:span text:style-name="T471_13">energía</text:span></text:p>
            </text:list-item>
            <text:list-item>
              <text:p text:style-name="P472"><text:span text:style-name="T472_1">El</text:span><text:span text:style-name="T472_2"><text:s/></text:span><text:span text:style-name="T472_3">protoss</text:span><text:span text:style-name="T472_4"><text:s/></text:span><text:span text:style-name="T472_5">no</text:span><text:span text:style-name="T472_6"><text:s/></text:span><text:span text:style-name="T472_7">tenga</text:span><text:span text:style-name="T472_8"><text:s/></text:span><text:span text:style-name="T472_9">más</text:span><text:span text:style-name="T472_10"><text:s/></text:span><text:span text:style-name="T472_11">escudo</text:span></text:p>
            </text:list-item>
          </text:list>
        </text:list-item>
        <text:list-item>
          <text:p text:style-name="P473"><text:span text:style-name="T473_1">Se</text:span><text:span text:style-name="T473_2"><text:s/></text:span><text:span text:style-name="T473_3">sitúa</text:span><text:span text:style-name="T473_4"><text:s/></text:span><text:span text:style-name="T473_5">un</text:span><text:span text:style-name="T473_6"><text:s/></text:span><text:span text:style-name="T473_7">alto</text:span><text:span text:style-name="T473_8"><text:s/></text:span><text:span text:style-name="T473_9">templario</text:span><text:span text:style-name="T473_10"><text:s/></text:span><text:span text:style-name="T473_11">y</text:span><text:span text:style-name="T473_12"><text:s/></text:span><text:span text:style-name="T473_13">otra</text:span><text:span text:style-name="T473_14"><text:s/></text:span><text:span text:style-name="T473_15">nave</text:span><text:span text:style-name="T473_16"><text:s/></text:span><text:span text:style-name="T473_17">de</text:span><text:span text:style-name="T473_18"><text:s/></text:span><text:span text:style-name="T473_19">ciencia</text:span><text:span text:style-name="T473_20"><text:s/>(</text:span><text:span text:style-name="T473_21">propia</text:span><text:span text:style-name="T473_22"><text:s/></text:span><text:span text:style-name="T473_23">o</text:span><text:span text:style-name="T473_24"><text:s/></text:span><text:span text:style-name="T473_25">no</text:span><text:span text:style-name="T473_26">).<text:s/></text:span><text:span text:style-name="T473_27">se</text:span><text:span text:style-name="T473_28"><text:s/></text:span><text:span text:style-name="T473_29">lanza</text:span><text:span text:style-name="T473_30"><text:s/></text:span><text:span text:style-name="T473_31">el</text:span><text:span text:style-name="T473_32"><text:s/></text:span><text:span text:style-name="T473_33">EMP</text:span><text:span text:style-name="T473_34">.<text:s/></text:span><text:span text:style-name="T473_35">Se</text:span><text:span text:style-name="T473_36"><text:s/></text:span><text:span text:style-name="T473_37">verifica</text:span><text:span text:style-name="T473_38"><text:s/></text:span><text:span text:style-name="T473_39">que</text:span><text:span text:style-name="T473_40">:</text:span></text:p>
          <text:list>
            <text:list-item>
              <text:p text:style-name="P474"><text:span text:style-name="T474_1">La</text:span><text:span text:style-name="T474_2"><text:s/></text:span><text:span text:style-name="T474_3">nave</text:span><text:span text:style-name="T474_4"><text:s/></text:span><text:span text:style-name="T474_5">de</text:span><text:span text:style-name="T474_6"><text:s/></text:span><text:span text:style-name="T474_7">ciencia</text:span><text:span text:style-name="T474_8"><text:s/></text:span><text:span text:style-name="T474_9">tenga</text:span><text:span text:style-name="T474_10"><text:s/></text:span><text:span text:style-name="T474_11">menos</text:span><text:span text:style-name="T474_12"><text:s/></text:span><text:span text:style-name="T474_13">energía</text:span></text:p>
            </text:list-item>
            <text:list-item>
              <text:p text:style-name="P475"><text:span text:style-name="T475_1">El</text:span><text:span text:style-name="T475_2"><text:s/></text:span><text:span text:style-name="T475_3">alto</text:span><text:span text:style-name="T475_4"><text:s/></text:span><text:span text:style-name="T475_5">templario</text:span><text:span text:style-name="T475_6"><text:s/></text:span><text:span text:style-name="T475_7">y</text:span><text:span text:style-name="T475_8"><text:s/></text:span><text:span text:style-name="T475_9">la</text:span><text:span text:style-name="T475_10"><text:s/></text:span><text:span text:style-name="T475_11">otra</text:span><text:span text:style-name="T475_12"><text:s/></text:span><text:span text:style-name="T475_13">nave</text:span><text:span text:style-name="T475_14"><text:s/></text:span><text:span text:style-name="T475_15">de</text:span><text:span text:style-name="T475_16"><text:s/></text:span><text:span text:style-name="T475_17">ciencia</text:span><text:span text:style-name="T475_18"><text:s/></text:span><text:span text:style-name="T475_19">no</text:span><text:span text:style-name="T475_20"><text:s/></text:span><text:span text:style-name="T475_21">tengan</text:span><text:span text:style-name="T475_22"><text:s/></text:span><text:span text:style-name="T475_23">más</text:span><text:span text:style-name="T475_24"><text:s/></text:span><text:span text:style-name="T475_25">energía</text:span></text:p>
            </text:list-item>
          </text:list>
        </text:list-item>
        <text:list-item>
          <text:p text:style-name="P476"><text:span text:style-name="T476_1">Se</text:span><text:span text:style-name="T476_2"><text:s/></text:span><text:span text:style-name="T476_3">sitúan</text:span><text:span text:style-name="T476_4"><text:s/></text:span><text:span text:style-name="T476_5">una</text:span><text:span text:style-name="T476_6"><text:s/></text:span><text:span text:style-name="T476_7">unidad</text:span><text:span text:style-name="T476_8"><text:s/></text:span><text:span text:style-name="T476_9">protoss</text:span><text:span text:style-name="T476_10"><text:s/></text:span><text:span text:style-name="T476_11">y</text:span><text:span text:style-name="T476_12"><text:s/></text:span><text:span text:style-name="T476_13">un</text:span><text:span text:style-name="T476_14"><text:s/></text:span><text:span text:style-name="T476_15">alto</text:span><text:span text:style-name="T476_16"><text:s/></text:span><text:span text:style-name="T476_17">templario</text:span><text:span text:style-name="T476_18">.<text:s/></text:span><text:span text:style-name="T476_19">Se</text:span><text:span text:style-name="T476_20"><text:s/></text:span><text:span text:style-name="T476_21">lanza</text:span><text:span text:style-name="T476_22"><text:s/></text:span><text:span text:style-name="T476_23">el</text:span><text:span text:style-name="T476_24"><text:s/></text:span><text:span text:style-name="T476_25">EMP</text:span><text:span text:style-name="T476_26"><text:s/></text:span><text:span text:style-name="T476_27">fuera</text:span><text:span text:style-name="T476_28"><text:s/></text:span><text:span text:style-name="T476_29">del</text:span><text:span text:style-name="T476_30"><text:s/></text:span><text:span text:style-name="T476_31">rango</text:span><text:span text:style-name="T476_32"><text:s/></text:span><text:span text:style-name="T476_33">de</text:span><text:span text:style-name="T476_34"><text:s/></text:span><text:span text:style-name="T476_35">alcance</text:span><text:span text:style-name="T476_36"><text:s/></text:span><text:span text:style-name="T476_37">del</text:span><text:span text:style-name="T476_38"><text:s/></text:span><text:span text:style-name="T476_39">mismo</text:span><text:span text:style-name="T476_40">.<text:s/></text:span><text:span text:style-name="T476_41">Se</text:span><text:span text:style-name="T476_42"><text:s/></text:span><text:span text:style-name="T476_43">verifica</text:span><text:span text:style-name="T476_44"><text:s/></text:span><text:span text:style-name="T476_45">que</text:span><text:span text:style-name="T476_46">:</text:span></text:p>
          <text:list>
            <text:list-item>
              <text:p text:style-name="P477"><text:span text:style-name="T477_1">La</text:span><text:span text:style-name="T477_2"><text:s/></text:span><text:span text:style-name="T477_3">nave</text:span><text:span text:style-name="T477_4"><text:s/></text:span><text:span text:style-name="T477_5">de</text:span><text:span text:style-name="T477_6"><text:s/></text:span><text:span text:style-name="T477_7">ciencia</text:span><text:span text:style-name="T477_8"><text:s/></text:span><text:span text:style-name="T477_9">tenga</text:span><text:span text:style-name="T477_10"><text:s/></text:span><text:span text:style-name="T477_11">menos</text:span><text:span text:style-name="T477_12"><text:s/></text:span><text:span text:style-name="T477_13">energía</text:span></text:p>
            </text:list-item>
            <text:list-item>
              <text:p text:style-name="P478"><text:span text:style-name="T478_1">El</text:span><text:span text:style-name="T478_2"><text:s/></text:span><text:span text:style-name="T478_3">alto</text:span><text:span text:style-name="T478_4"><text:s/></text:span><text:span text:style-name="T478_5">templario</text:span><text:span text:style-name="T478_6"><text:s/></text:span><text:span text:style-name="T478_7">y</text:span><text:span text:style-name="T478_8"><text:s/></text:span><text:span text:style-name="T478_9">la</text:span><text:span text:style-name="T478_10"><text:s/></text:span><text:span text:style-name="T478_11">unidad</text:span><text:span text:style-name="T478_12"><text:s/></text:span><text:span text:style-name="T478_13">protoss</text:span><text:span text:style-name="T478_14"><text:s/></text:span><text:span text:style-name="T478_15">no</text:span><text:span text:style-name="T478_16"><text:s/></text:span><text:span text:style-name="T478_17">han</text:span><text:span text:style-name="T478_18"><text:s/></text:span><text:span text:style-name="T478_19">sufrido</text:span><text:span text:style-name="T478_20"><text:s/></text:span><text:span text:style-name="T478_21">modificaciones</text:span><text:span text:style-name="T478_22">.</text:span></text:p>
            </text:list-item>
          </text:list>
        </text:list-item>
      </text:list>
      <text:p text:style-name="P479"><text:span text:style-name="T479_1">2)<text:s/></text:span><text:span text:style-name="T479_2">Se</text:span><text:span text:style-name="T479_3"><text:s/></text:span><text:span text:style-name="T479_4">contruye</text:span><text:span text:style-name="T479_5"><text:s/></text:span><text:span text:style-name="T479_6">un</text:span><text:span text:style-name="T479_7"><text:s/></text:span><text:span text:style-name="T479_8">alto</text:span><text:span text:style-name="T479_9"><text:s/></text:span><text:span text:style-name="T479_10">templario</text:span><text:span text:style-name="T479_11">,<text:s/></text:span><text:span text:style-name="T479_12">se</text:span><text:span text:style-name="T479_13"><text:s/></text:span><text:span text:style-name="T479_14">pasan</text:span><text:span text:style-name="T479_15"><text:s/></text:span><text:span text:style-name="T479_16">turnos</text:span><text:span text:style-name="T479_17"><text:s text:c="2"/></text:span><text:span text:style-name="T479_18">para</text:span><text:span text:style-name="T479_19"><text:s/></text:span><text:span text:style-name="T479_20">que</text:span><text:span text:style-name="T479_21"><text:s/></text:span><text:span text:style-name="T479_22">acumule</text:span><text:span text:style-name="T479_23"><text:s/></text:span><text:span text:style-name="T479_24">la</text:span><text:span text:style-name="T479_25"><text:s/></text:span><text:span text:style-name="T479_26">suficiente</text:span><text:span text:style-name="T479_27"><text:s/></text:span><text:span text:style-name="T479_28">energía</text:span><text:span text:style-name="T479_29">.<text:s/></text:span></text:p>
      <text:list text:style-name="LS20" xml:id="list74">
        <text:list-item>
          <text:p text:style-name="P480"><text:span text:style-name="T480_1">se</text:span><text:span text:style-name="T480_2"><text:s/></text:span><text:span text:style-name="T480_3">sitúan</text:span><text:span text:style-name="T480_4"><text:s/></text:span><text:span text:style-name="T480_5">unidades</text:span><text:span text:style-name="T480_6"><text:s/></text:span><text:span text:style-name="T480_7">enemigas</text:span><text:span text:style-name="T480_8">,<text:s/></text:span><text:span text:style-name="T480_9">se</text:span><text:span text:style-name="T480_10"><text:s/></text:span><text:span text:style-name="T480_11">lanza</text:span><text:span text:style-name="T480_12"><text:s/></text:span><text:span text:style-name="T480_13">la</text:span><text:span text:style-name="T480_14"><text:s/></text:span><text:span text:style-name="T480_15">tormenta</text:span><text:span text:style-name="T480_16"><text:s/></text:span><text:span text:style-name="T480_17">psiónica</text:span><text:span text:style-name="T480_18">.<text:s/></text:span><text:span text:style-name="T480_19">Se</text:span><text:span text:style-name="T480_20"><text:s/></text:span><text:span text:style-name="T480_21">comprueba</text:span><text:span text:style-name="T480_22"><text:s/></text:span><text:span text:style-name="T480_23">el</text:span><text:span text:style-name="T480_24"><text:s/></text:span><text:span text:style-name="T480_25">daño</text:span><text:span text:style-name="T480_26">.</text:span></text:p>
        </text:list-item>
        <text:list-item>
          <text:p text:style-name="P481"><text:span text:style-name="T481_1">Se</text:span><text:span text:style-name="T481_2"><text:s/></text:span><text:span text:style-name="T481_3">sitúa</text:span><text:span text:style-name="T481_4"><text:s/></text:span><text:span text:style-name="T481_5">una</text:span><text:span text:style-name="T481_6"><text:s/></text:span><text:span text:style-name="T481_7">unidad</text:span><text:span text:style-name="T481_8"><text:s/></text:span><text:span text:style-name="T481_9">propia</text:span><text:span text:style-name="T481_10"><text:s/></text:span><text:span text:style-name="T481_11">y</text:span><text:span text:style-name="T481_12"><text:s/></text:span><text:span text:style-name="T481_13">se</text:span><text:span text:style-name="T481_14"><text:s/></text:span><text:span text:style-name="T481_15">le</text:span><text:span text:style-name="T481_16"><text:s/></text:span><text:span text:style-name="T481_17">aplica</text:span><text:span text:style-name="T481_18"><text:s/></text:span><text:span text:style-name="T481_19">la</text:span><text:span text:style-name="T481_20"><text:s/></text:span><text:span text:style-name="T481_21">alucinación</text:span><text:span text:style-name="T481_22">.<text:s/></text:span><text:span text:style-name="T481_23">Se</text:span><text:span text:style-name="T481_24"><text:s/></text:span><text:span text:style-name="T481_25">corrobora</text:span><text:span text:style-name="T481_26">:</text:span></text:p>
          <text:list>
            <text:list-item>
              <text:p text:style-name="P482"><text:span text:style-name="T482_1">Solo</text:span><text:span text:style-name="T482_2"><text:s/></text:span><text:span text:style-name="T482_3">poseen</text:span><text:span text:style-name="T482_4"><text:s/></text:span><text:span text:style-name="T482_5">escudo</text:span><text:span text:style-name="T482_6"><text:s/></text:span><text:span text:style-name="T482_7">y</text:span><text:span text:style-name="T482_8"><text:s/></text:span><text:span text:style-name="T482_9">no</text:span><text:span text:style-name="T482_10"><text:s/></text:span><text:span text:style-name="T482_11">vida</text:span></text:p>
            </text:list-item>
            <text:list-item>
              <text:p text:style-name="P483"><text:span text:style-name="T483_1">Se</text:span><text:span text:style-name="T483_2"><text:s/></text:span><text:span text:style-name="T483_3">les</text:span><text:span text:style-name="T483_4"><text:s/></text:span><text:span text:style-name="T483_5">hace</text:span><text:span text:style-name="T483_6"><text:s/></text:span><text:span text:style-name="T483_7">pelear</text:span><text:span text:style-name="T483_8"><text:s/></text:span><text:span text:style-name="T483_9">contra</text:span><text:span text:style-name="T483_10"><text:s/></text:span><text:span text:style-name="T483_11">un</text:span><text:span text:style-name="T483_12"><text:s/></text:span><text:span text:style-name="T483_13">enemigo</text:span><text:span text:style-name="T483_14"><text:s/></text:span><text:span text:style-name="T483_15">y</text:span><text:span text:style-name="T483_16"><text:s/></text:span><text:span text:style-name="T483_17">el</text:span><text:span text:style-name="T483_18"><text:s/></text:span><text:span text:style-name="T483_19">enemigo</text:span><text:span text:style-name="T483_20"><text:s/></text:span><text:span text:style-name="T483_21">no</text:span><text:span text:style-name="T483_22"><text:s/></text:span><text:span text:style-name="T483_23">recibe</text:span><text:span text:style-name="T483_24"><text:s/></text:span><text:span text:style-name="T483_25">daño</text:span><text:span text:style-name="T483_26">.</text:span></text:p>
            </text:list-item>
            <text:list-item>
              <text:p text:style-name="P484"><text:span text:style-name="T484_1">Al</text:span><text:span text:style-name="T484_2"><text:s/></text:span><text:span text:style-name="T484_3">recibir</text:span><text:span text:style-name="T484_4"><text:s/></text:span><text:span text:style-name="T484_5">un</text:span><text:span text:style-name="T484_6"><text:s/></text:span><text:span text:style-name="T484_7">EMP</text:span><text:span text:style-name="T484_8">,<text:s/></text:span><text:span text:style-name="T484_9">mueren</text:span><text:span text:style-name="T484_10"><text:s/></text:span><text:span text:style-name="T484_11">instantáneamente</text:span><text:span text:style-name="T484_12">.</text:span></text:p>
            </text:list-item>
          </text:list>
        </text:list-item>
      </text:list>
      <text:p text:style-name="P485"><text:span text:style-name="T485_1">3)<text:s/></text:span><text:span text:style-name="T485_2">Unidades</text:span><text:span text:style-name="T485_3"><text:s/></text:span><text:span text:style-name="T485_4">de</text:span><text:span text:style-name="T485_5"><text:s/></text:span><text:span text:style-name="T485_6">tierra</text:span><text:span text:style-name="T485_7"><text:s/></text:span><text:span text:style-name="T485_8">no</text:span><text:span text:style-name="T485_9"><text:s/></text:span><text:span text:style-name="T485_10">pueden</text:span><text:span text:style-name="T485_11"><text:s/></text:span><text:span text:style-name="T485_12">atacar</text:span><text:span text:style-name="T485_13"><text:s/></text:span><text:span text:style-name="T485_14">a</text:span><text:span text:style-name="T485_15"><text:s/></text:span><text:span text:style-name="T485_16">unidades</text:span><text:span text:style-name="T485_17"><text:s/></text:span><text:span text:style-name="T485_18">de</text:span><text:span text:style-name="T485_19"><text:s/></text:span><text:span text:style-name="T485_20">aire</text:span><text:span text:style-name="T485_21"><text:s/></text:span><text:span text:style-name="T485_22">y</text:span><text:span text:style-name="T485_23"><text:s/></text:span><text:span text:style-name="T485_24">visceversa</text:span><text:span text:style-name="T485_25"><text:s/></text:span><text:span text:style-name="T485_26">en</text:span><text:span text:style-name="T485_27"><text:s/></text:span><text:span text:style-name="T485_28">todas</text:span><text:span text:style-name="T485_29"><text:s/></text:span><text:span text:style-name="T485_30">las</text:span><text:span text:style-name="T485_31"><text:s/></text:span><text:span text:style-name="T485_32">combinaciones</text:span><text:span text:style-name="T485_33">,<text:s/></text:span><text:span text:style-name="T485_34">cuando</text:span><text:span text:style-name="T485_35"><text:s/></text:span><text:span text:style-name="T485_36">corresponda</text:span><text:span text:style-name="T485_37">.</text:span></text:p>
      <text:p text:style-name="P486"><text:span text:style-name="T486_1">4)<text:s/></text:span><text:span text:style-name="T486_2">Se</text:span><text:span text:style-name="T486_3"><text:s/></text:span><text:span text:style-name="T486_4">verifica</text:span><text:span text:style-name="T486_5"><text:s/></text:span><text:span text:style-name="T486_6">unidad</text:span><text:span text:style-name="T486_7"><text:s/></text:span><text:span text:style-name="T486_8">por</text:span><text:span text:style-name="T486_9"><text:s/></text:span><text:span text:style-name="T486_10">unidad</text:span><text:span text:style-name="T486_11">,<text:s/></text:span><text:span text:style-name="T486_12">que</text:span><text:span text:style-name="T486_13"><text:s/></text:span><text:span text:style-name="T486_14">ataque</text:span><text:span text:style-name="T486_15"><text:s/></text:span><text:span text:style-name="T486_16">en</text:span><text:span text:style-name="T486_17"><text:s/></text:span><text:span text:style-name="T486_18">el</text:span><text:span text:style-name="T486_19"><text:s/></text:span><text:span text:style-name="T486_20">rango</text:span><text:span text:style-name="T486_21"><text:s/></text:span><text:span text:style-name="T486_22">correspondiente</text:span><text:span text:style-name="T486_23">.</text:span></text:p>
      <text:p text:style-name="P487"><text:span text:style-name="T487_1">5)<text:s/></text:span><text:span text:style-name="T487_2">Naves</text:span><text:span text:style-name="T487_3"><text:s/></text:span><text:span text:style-name="T487_4">de</text:span><text:span text:style-name="T487_5"><text:s/></text:span><text:span text:style-name="T487_6">transporte</text:span><text:span text:style-name="T487_7"><text:s/></text:span><text:span text:style-name="T487_8">soportan</text:span><text:span text:style-name="T487_9"><text:s/></text:span><text:span text:style-name="T487_10">su</text:span><text:span text:style-name="T487_11"><text:s/></text:span><text:span text:style-name="T487_12">capacidad</text:span><text:span text:style-name="T487_13">.<text:s/></text:span><text:span text:style-name="T487_14">Se</text:span><text:span text:style-name="T487_15"><text:s/></text:span><text:span text:style-name="T487_16">debe</text:span><text:span text:style-name="T487_17"><text:s/></text:span><text:span text:style-name="T487_18">probar</text:span><text:span text:style-name="T487_19"><text:s/></text:span><text:span text:style-name="T487_20">que</text:span><text:span text:style-name="T487_21"><text:s/></text:span><text:span text:style-name="T487_22">se</text:span><text:span text:style-name="T487_23"><text:s/></text:span><text:span text:style-name="T487_24">sube</text:span><text:span text:style-name="T487_25"><text:s/></text:span><text:span text:style-name="T487_26">unidades</text:span><text:span text:style-name="T487_27">,<text:s/></text:span><text:span text:style-name="T487_28">desde</text:span><text:span text:style-name="T487_29"><text:s/></text:span><text:span text:style-name="T487_30">un</text:span><text:span text:style-name="T487_31"><text:s/></text:span><text:span text:style-name="T487_32">punto</text:span><text:span text:style-name="T487_33"><text:s/></text:span><text:span text:style-name="T487_34">A</text:span><text:span text:style-name="T487_35"><text:s/>,<text:s/></text:span><text:span text:style-name="T487_36">se</text:span><text:span text:style-name="T487_37"><text:s/></text:span><text:span text:style-name="T487_38">pasa</text:span><text:span text:style-name="T487_39"><text:s/></text:span><text:span text:style-name="T487_40">por</text:span><text:span text:style-name="T487_41"><text:s/></text:span><text:span text:style-name="T487_42">espacio</text:span><text:span text:style-name="T487_43"><text:s/></text:span><text:span text:style-name="T487_44">y</text:span><text:span text:style-name="T487_45"><text:s/></text:span><text:span text:style-name="T487_46">se</text:span><text:span text:style-name="T487_47"><text:s/></text:span><text:span text:style-name="T487_48">bajan</text:span><text:span text:style-name="T487_49"><text:s/></text:span><text:span text:style-name="T487_50">del</text:span><text:span text:style-name="T487_51"><text:s/></text:span><text:span text:style-name="T487_52">otro</text:span><text:span text:style-name="T487_53"><text:s/></text:span><text:span text:style-name="T487_54">lado</text:span><text:span text:style-name="T487_55"><text:s/></text:span><text:span text:style-name="T487_56">tierra</text:span><text:span text:style-name="T487_57"><text:s/></text:span><text:span text:style-name="T487_58">B</text:span><text:span text:style-name="T487_59">.</text:span></text:p>
      <text:p text:style-name="P488"><text:span text:style-name="T488_1">6)<text:s/></text:span><text:span text:style-name="T488_2">Perder</text:span><text:span text:style-name="T488_3"><text:s/></text:span><text:span text:style-name="T488_4">unidades</text:span><text:span text:style-name="T488_5"><text:s/></text:span><text:span text:style-name="T488_6">en</text:span><text:span text:style-name="T488_7"><text:s/></text:span><text:span text:style-name="T488_8">batalla</text:span><text:span text:style-name="T488_9"><text:s/></text:span><text:span text:style-name="T488_10">disminuye</text:span><text:span text:style-name="T488_11"><text:s/></text:span><text:span text:style-name="T488_12">la</text:span><text:span text:style-name="T488_13"><text:s/></text:span><text:span text:style-name="T488_14">población</text:span><text:span text:style-name="T488_15">,<text:s/></text:span><text:span text:style-name="T488_16">construirlas</text:span><text:span text:style-name="T488_17"><text:s/></text:span><text:span text:style-name="T488_18">suma</text:span><text:span text:style-name="T488_19">.</text:span></text:p>
      <text:p text:style-name="P489"><text:span text:style-name="T489_1">7)<text:s/></text:span><text:span text:style-name="T489_2">No</text:span><text:span text:style-name="T489_3"><text:s/></text:span><text:span text:style-name="T489_4">se</text:span><text:span text:style-name="T489_5"><text:s/></text:span><text:span text:style-name="T489_6">pueden</text:span><text:span text:style-name="T489_7"><text:s/></text:span><text:span text:style-name="T489_8">construir</text:span><text:span text:style-name="T489_9"><text:s/></text:span><text:span text:style-name="T489_10">más</text:span><text:span text:style-name="T489_11"><text:s/></text:span><text:span text:style-name="T489_12">unidades</text:span><text:span text:style-name="T489_13"><text:s/></text:span><text:span text:style-name="T489_14">que</text:span><text:span text:style-name="T489_15"><text:s/></text:span><text:span text:style-name="T489_16">el</text:span><text:span text:style-name="T489_17"><text:s/></text:span><text:span text:style-name="T489_18">límite</text:span><text:span text:style-name="T489_19"><text:s/></text:span><text:span text:style-name="T489_20">de</text:span><text:span text:style-name="T489_21"><text:s/></text:span><text:span text:style-name="T489_22">población</text:span><text:span text:style-name="T489_23">,<text:s/></text:span><text:span text:style-name="T489_24">ni</text:span><text:span text:style-name="T489_25"><text:s/></text:span><text:span text:style-name="T489_26">que</text:span><text:span text:style-name="T489_27"><text:s/></text:span><text:span text:style-name="T489_28">el</text:span><text:span text:style-name="T489_29"><text:s/></text:span><text:span text:style-name="T489_30">límite</text:span><text:span text:style-name="T489_31"><text:s/></text:span><text:span text:style-name="T489_32">máximo</text:span><text:span text:style-name="T489_33"><text:s/></text:span><text:span text:style-name="T489_34">de</text:span><text:span text:style-name="T489_35"><text:s/></text:span><text:span text:style-name="T489_36">población</text:span><text:span text:style-name="T489_37"><text:s/>(200).<text:s/></text:span><text:span text:style-name="T489_38">Verificar</text:span><text:span text:style-name="T489_39"><text:s/></text:span><text:span text:style-name="T489_40">que</text:span><text:span text:style-name="T489_41"><text:s/></text:span><text:span text:style-name="T489_42">construir</text:span><text:span text:style-name="T489_43"><text:s/>“</text:span><text:span text:style-name="T489_44">más</text:span><text:span text:style-name="T489_45"><text:s/></text:span><text:span text:style-name="T489_46">casas</text:span><text:span text:style-name="T489_47">”<text:s/></text:span><text:span text:style-name="T489_48">no</text:span><text:span text:style-name="T489_49"><text:s/></text:span><text:span text:style-name="T489_50">sigue</text:span><text:span text:style-name="T489_51"><text:s/></text:span><text:span text:style-name="T489_52">subiendo</text:span><text:span text:style-name="T489_53"><text:s/></text:span><text:span text:style-name="T489_54">el</text:span><text:span text:style-name="T489_55"><text:s/></text:span><text:span text:style-name="T489_56">límite</text:span><text:span text:style-name="T489_57"><text:s/></text:span><text:span text:style-name="T489_58">de</text:span><text:span text:style-name="T489_59"><text:s/>200.</text:span></text:p>
      <text:p text:style-name="P490"><text:span text:style-name="T490_1">8)<text:s/></text:span><text:span text:style-name="T490_2">Simular</text:span><text:span text:style-name="T490_3">,<text:s/></text:span><text:span text:style-name="T490_4">jugar</text:span><text:span text:style-name="T490_5"><text:s/></text:span><text:span text:style-name="T490_6">y</text:span><text:span text:style-name="T490_7"><text:s/></text:span><text:span text:style-name="T490_8">ganar</text:span><text:span text:style-name="T490_9">/</text:span><text:span text:style-name="T490_10">perder</text:span><text:span text:style-name="T490_11"><text:s/></text:span><text:span text:style-name="T490_12">una</text:span><text:span text:style-name="T490_13"><text:s/></text:span><text:span text:style-name="T490_14">partida</text:span></text:p>
      <text:p text:style-name="P491"><text:span text:style-name="T491_1">9)<text:s/></text:span><text:span text:style-name="T491_2">Verificar</text:span><text:span text:style-name="T491_3"><text:s/></text:span><text:span text:style-name="T491_4">recuperación</text:span><text:span text:style-name="T491_5"><text:s/></text:span><text:span text:style-name="T491_6">del</text:span><text:span text:style-name="T491_7"><text:s/></text:span><text:span text:style-name="T491_8">escudo</text:span><text:span text:style-name="T491_9"><text:s/></text:span><text:span text:style-name="T491_10">protoss</text:span><text:span text:style-name="T491_11"><text:s/></text:span><text:span text:style-name="T491_12">con</text:span><text:span text:style-name="T491_13"><text:s/></text:span><text:span text:style-name="T491_14">el</text:span><text:span text:style-name="T491_15"><text:s/></text:span><text:span text:style-name="T491_16">paso</text:span><text:span text:style-name="T491_17"><text:s/></text:span><text:span text:style-name="T491_18">de</text:span><text:span text:style-name="T491_19"><text:s/></text:span><text:span text:style-name="T491_20">los</text:span><text:span text:style-name="T491_21"><text:s/></text:span><text:span text:style-name="T491_22">turnos</text:span><text:span text:style-name="T491_23">.</text:span></text:p>
      <text:p text:style-name="P492"/>
      <text:p text:style-name="P493"><text:span text:style-name="T493_1">3</text:span><text:span text:style-name="T493_2">er</text:span><text:span text:style-name="T493_3"><text:s/></text:span><text:span text:style-name="T493_4">Entrega</text:span><text:span text:style-name="T493_5">:<text:s/></text:span><text:span text:style-name="T493_6">Interfaz</text:span><text:span text:style-name="T493_7"><text:s/></text:span><text:span text:style-name="T493_8">gráfica</text:span><text:span text:style-name="T493_9"><text:s/></text:span><text:span text:style-name="T493_10">Parcial</text:span><text:span text:style-name="T493_11">.<text:s/></text:span><text:span text:style-name="T493_12">A</text:span><text:span text:style-name="T493_13"><text:s/></text:span><text:span text:style-name="T493_14">determinar</text:span><text:span text:style-name="T493_15"><text:s/></text:span><text:span text:style-name="T493_16">por</text:span><text:span text:style-name="T493_17"><text:s/></text:span><text:span text:style-name="T493_18">el</text:span><text:span text:style-name="T493_19"><text:s/></text:span><text:span text:style-name="T493_20">ayudante</text:span><text:span text:style-name="T493_21">.</text:span></text:p>
      <text:p text:style-name="P494"/>
      <text:p text:style-name="P495"><text:span text:style-name="T495_1">4</text:span><text:span text:style-name="T495_2">ta</text:span><text:span text:style-name="T495_3"><text:s/></text:span><text:span text:style-name="T495_4">y</text:span><text:span text:style-name="T495_5"><text:s/></text:span><text:span text:style-name="T495_6">última</text:span><text:span text:style-name="T495_7"><text:s/></text:span><text:span text:style-name="T495_8">Entrega</text:span><text:span text:style-name="T495_9">:<text:s/></text:span><text:span text:style-name="T495_10">Trabajo</text:span><text:span text:style-name="T495_11"><text:s/></text:span><text:span text:style-name="T495_12">Práctico</text:span><text:span text:style-name="T495_13"><text:s/></text:span><text:span text:style-name="T495_14">completo</text:span><text:span text:style-name="T495_15"><text:s/></text:span><text:span text:style-name="T495_16">funcionando</text:span><text:span text:style-name="T495_17">,<text:s/></text:span><text:span text:style-name="T495_18">con</text:span><text:span text:style-name="T495_19"><text:s/></text:span><text:span text:style-name="T495_20">interfaz</text:span><text:span text:style-name="T495_21"><text:s/></text:span><text:span text:style-name="T495_22">gráfica</text:span><text:span text:style-name="T495_23"><text:s/></text:span><text:span text:style-name="T495_24">final</text:span><text:span text:style-name="T495_25">,<text:s/></text:span><text:span text:style-name="T495_26">sonidos</text:span><text:span text:style-name="T495_27"><text:s/></text:span><text:span text:style-name="T495_28">e</text:span><text:span text:style-name="T495_29"><text:s/></text:span><text:span text:style-name="T495_30">informe</text:span><text:span text:style-name="T495_31"><text:s/></text:span><text:span text:style-name="T495_32">completo</text:span><text:span text:style-name="T495_33">.</text:span></text:p>
      <text:p text:style-name="P496"/>
      <text:h text:style-name="P497" text:outline-level="10"><text:bookmark-start text:name="h.jbpi5ebclkgh"/><text:bookmark-end text:name="h.jbpi5ebclkgh"/><text:span text:style-name="T497_1">Fechas</text:span><text:span text:style-name="T497_2"><text:s/></text:span><text:span text:style-name="T497_3">de</text:span><text:span text:style-name="T497_4"><text:s/></text:span><text:span text:style-name="T497_5">entrega</text:span><text:span text:style-name="T497_6"><text:s/></text:span><text:span text:style-name="T497_7">programadas</text:span></text:h>
      <text:p text:style-name="P498"/>
      <text:p text:style-name="P499"><text:span text:style-name="T499_1">1</text:span><text:span text:style-name="T499_2">er</text:span><text:span text:style-name="T499_3"><text:s/></text:span><text:span text:style-name="T499_4">Entrega</text:span><text:span text:style-name="T499_5">:<text:s/></text:span><text:span text:style-name="T499_6">Miércoles</text:span><text:span text:style-name="T499_7"><text:s/>03<text:s/>/<text:s/>06<text:s/>/<text:s/>2015<text:s/>-<text:s/></text:span><text:span text:style-name="T499_8">Jueves</text:span><text:span text:style-name="T499_9"><text:s/>04<text:s/>/<text:s/>06<text:s/>/<text:s/>2015</text:span></text:p>
      <text:p text:style-name="P500"><text:span text:style-name="T500_1">2</text:span><text:span text:style-name="T500_2">da</text:span><text:span text:style-name="T500_3"><text:s/></text:span><text:span text:style-name="T500_4">Entrega</text:span><text:span text:style-name="T500_5">:<text:s/></text:span><text:span text:style-name="T500_6">Miércoles</text:span><text:span text:style-name="T500_7"><text:s/>10<text:s/>/<text:s/>06<text:s/>/<text:s/>2015<text:s/>-<text:s/></text:span><text:span text:style-name="T500_8">Jueves</text:span><text:span text:style-name="T500_9"><text:s/>11<text:s/>/<text:s/>06<text:s/>/<text:s/>2015</text:span></text:p>
      <text:p text:style-name="P501"><text:span text:style-name="T501_1">3</text:span><text:span text:style-name="T501_2">er</text:span><text:span text:style-name="T501_3"><text:s/></text:span><text:span text:style-name="T501_4">Entrega</text:span><text:span text:style-name="T501_5">:<text:s/></text:span><text:span text:style-name="T501_6">Miércoles</text:span><text:span text:style-name="T501_7"><text:s/>17<text:s/>/<text:s/>06<text:s/>/<text:s/>2015<text:s/>-<text:s/></text:span><text:span text:style-name="T501_8">Jueves</text:span><text:span text:style-name="T501_9"><text:s/>18<text:s/>/<text:s/>06<text:s/>/<text:s/>2015</text:span></text:p>
      <text:p text:style-name="P502"><text:span text:style-name="T502_1">4</text:span><text:span text:style-name="T502_2">ta</text:span><text:span text:style-name="T502_3"><text:s/></text:span><text:span text:style-name="T502_4">y</text:span><text:span text:style-name="T502_5"><text:s/></text:span><text:span text:style-name="T502_6">última</text:span><text:span text:style-name="T502_7"><text:s/></text:span><text:span text:style-name="T502_8">Entrega</text:span><text:span text:style-name="T502_9">:<text:s/></text:span><text:span text:style-name="T502_10">Miércoles</text:span><text:span text:style-name="T502_11"><text:s/>24<text:s/>/<text:s/>06<text:s/>/<text:s/>2015<text:s/>-<text:s/></text:span><text:span text:style-name="T502_12">Jueves</text:span><text:span text:style-name="T502_13"><text:s/>25<text:s/>/<text:s/>06<text:s/>/<text:s/>2015</text:span></text:p>
      <text:p text:style-name="P503"><text:bookmark-start text:name="h.25ac9vsna3s"/><text:bookmark-end text:name="h.25ac9vsna3s"/></text:p>
      <text:p text:style-name="P504"><text:bookmark-start text:name="h.pd76gbrra7wz"/><text:bookmark-end text:name="h.pd76gbrra7wz"/><text:bookmark-start text:name="h.p632ppkxslsj"/><text:bookmark-end text:name="h.p632ppkxslsj"/><text:span text:style-name="T504_1">Informe</text:span></text:p>
      <text:h text:style-name="P505" text:outline-level="10"><text:bookmark-start text:name="h.fsoxi016sc8r"/><text:bookmark-end text:name="h.fsoxi016sc8r"/><text:span text:style-name="T505_1">Supuestos</text:span></text:h>
      <text:p text:style-name="P506"><text:span text:style-name="T506_1">Referidos</text:span><text:span text:style-name="T506_2"><text:s/></text:span><text:span text:style-name="T506_3">al</text:span><text:span text:style-name="T506_4"><text:s/></text:span><text:span text:style-name="T506_5">mapa</text:span><text:span text:style-name="T506_6"><text:s/></text:span><text:span text:style-name="T506_7">y</text:span><text:span text:style-name="T506_8"><text:s/></text:span><text:span text:style-name="T506_9">a</text:span><text:span text:style-name="T506_10"><text:s/></text:span><text:span text:style-name="T506_11">sus</text:span><text:span text:style-name="T506_12"><text:s/></text:span><text:span text:style-name="T506_13">subdivisiones</text:span><text:span text:style-name="T506_14">,<text:s/></text:span><text:span text:style-name="T506_15">recursos</text:span><text:span text:style-name="T506_16"><text:s/></text:span><text:span text:style-name="T506_17">y</text:span><text:span text:style-name="T506_18"><text:s/></text:span><text:span text:style-name="T506_19">distribución</text:span><text:span text:style-name="T506_20"><text:s/></text:span><text:span text:style-name="T506_21">de</text:span><text:span text:style-name="T506_22"><text:s/></text:span><text:span text:style-name="T506_23">los</text:span><text:span text:style-name="T506_24"><text:s/></text:span><text:span text:style-name="T506_25">mismos</text:span><text:span text:style-name="T506_26"><text:s/></text:span><text:span text:style-name="T506_27">en</text:span><text:span text:style-name="T506_28"><text:s/></text:span><text:span text:style-name="T506_29">este</text:span><text:span text:style-name="T506_30">:</text:span></text:p>
      <text:list text:style-name="LS21" xml:id="list79">
        <text:list-item>
          <text:p text:style-name="P507"><text:span text:style-name="T507_1">El</text:span><text:span text:style-name="T507_2"><text:s/></text:span><text:span text:style-name="T507_3">mapa</text:span><text:span text:style-name="T507_4"><text:s/></text:span><text:span text:style-name="T507_5">es</text:span><text:span text:style-name="T507_6"><text:s/></text:span><text:span text:style-name="T507_7">de</text:span><text:span text:style-name="T507_8"><text:s/></text:span><text:span text:style-name="T507_9">forma</text:span><text:span text:style-name="T507_10"><text:s/></text:span><text:span text:style-name="T507_11">rectangular</text:span><text:span text:style-name="T507_12">,<text:s/></text:span><text:span text:style-name="T507_13">sus</text:span><text:span text:style-name="T507_14"><text:s/></text:span><text:span text:style-name="T507_15">subdivisiones</text:span><text:span text:style-name="T507_16"><text:s/></text:span><text:span text:style-name="T507_17">son</text:span><text:span text:style-name="T507_18"><text:s/></text:span><text:span text:style-name="T507_19">de</text:span><text:span text:style-name="T507_20"><text:s/></text:span><text:span text:style-name="T507_21">forma</text:span><text:span text:style-name="T507_22"><text:s/></text:span><text:span text:style-name="T507_23">cuadrada</text:span><text:span text:style-name="T507_24">.</text:span></text:p>
        </text:list-item>
        <text:list-item>
          <text:p text:style-name="P508"><text:span text:style-name="T508_1">Los</text:span><text:span text:style-name="T508_2"><text:s/></text:span><text:span text:style-name="T508_3">recursos</text:span><text:span text:style-name="T508_4"><text:s/></text:span><text:span text:style-name="T508_5">son</text:span><text:span text:style-name="T508_6"><text:s/></text:span><text:span text:style-name="T508_7">agotables</text:span><text:span text:style-name="T508_8"><text:s/></text:span><text:span text:style-name="T508_9">y</text:span><text:span text:style-name="T508_10"><text:s/></text:span><text:span text:style-name="T508_11">empiezan</text:span><text:span text:style-name="T508_12"><text:s/></text:span><text:span text:style-name="T508_13">con</text:span><text:span text:style-name="T508_14"><text:s/></text:span><text:span text:style-name="T508_15">una</text:span><text:span text:style-name="T508_16"><text:s/></text:span><text:span text:style-name="T508_17">cantidad</text:span><text:span text:style-name="T508_18"><text:s/></text:span><text:span text:style-name="T508_19">finita</text:span><text:span text:style-name="T508_20"><text:s/></text:span><text:span text:style-name="T508_21">dada</text:span><text:span text:style-name="T508_22"><text:s/></text:span><text:span text:style-name="T508_23">para</text:span><text:span text:style-name="T508_24"><text:s/></text:span><text:span text:style-name="T508_25">cada</text:span><text:span text:style-name="T508_26"><text:s/></text:span><text:span text:style-name="T508_27">recurso</text:span><text:span text:style-name="T508_28">.</text:span></text:p>
        </text:list-item>
      </text:list>
      <text:p text:style-name="P509"><text:span text:style-name="T509_1">Referidos</text:span><text:span text:style-name="T509_2"><text:s/></text:span><text:span text:style-name="T509_3">a</text:span><text:span text:style-name="T509_4"><text:s/></text:span><text:span text:style-name="T509_5">las</text:span><text:span text:style-name="T509_6"><text:s/></text:span><text:span text:style-name="T509_7">unidades</text:span><text:span text:style-name="T509_8"><text:s/></text:span><text:span text:style-name="T509_9">y</text:span><text:span text:style-name="T509_10"><text:s/></text:span><text:span text:style-name="T509_11">los</text:span><text:span text:style-name="T509_12"><text:s/></text:span><text:span text:style-name="T509_13">edificios</text:span><text:span text:style-name="T509_14">:</text:span></text:p>
      <text:list text:style-name="LS21" xml:id="list81" text:continue-list="list79">
        <text:list-item>
          <text:p text:style-name="P510"><text:span text:style-name="T510_1">La</text:span><text:span text:style-name="T510_2"><text:s/></text:span><text:span text:style-name="T510_3">regeneración</text:span><text:span text:style-name="T510_4"><text:s/>(</text:span><text:span text:style-name="T510_5">sea</text:span><text:span text:style-name="T510_6"><text:s/></text:span><text:span text:style-name="T510_7">de</text:span><text:span text:style-name="T510_8"><text:s/></text:span><text:span text:style-name="T510_9">la</text:span><text:span text:style-name="T510_10"><text:s/></text:span><text:span text:style-name="T510_11">vida</text:span><text:span text:style-name="T510_12"><text:s/></text:span><text:span text:style-name="T510_13">o</text:span><text:span text:style-name="T510_14"><text:s/></text:span><text:span text:style-name="T510_15">del</text:span><text:span text:style-name="T510_16"><text:s/></text:span><text:span text:style-name="T510_17">escudo</text:span><text:span text:style-name="T510_18">)<text:s/></text:span><text:span text:style-name="T510_19">ocurre</text:span><text:span text:style-name="T510_20"><text:s/></text:span><text:span text:style-name="T510_21">después</text:span><text:span text:style-name="T510_22"><text:s/></text:span><text:span text:style-name="T510_23">del</text:span><text:span text:style-name="T510_24"><text:s/></text:span><text:span text:style-name="T510_25">turno</text:span><text:span text:style-name="T510_26">,<text:s/></text:span><text:span text:style-name="T510_27">si</text:span><text:span text:style-name="T510_28"><text:s/></text:span><text:span text:style-name="T510_29">una</text:span><text:span text:style-name="T510_30"><text:s/></text:span><text:span text:style-name="T510_31">unidad</text:span><text:span text:style-name="T510_32"><text:s/></text:span><text:span text:style-name="T510_33">es</text:span><text:span text:style-name="T510_34"><text:s/></text:span><text:span text:style-name="T510_35">atacada</text:span><text:span text:style-name="T510_36"><text:s/></text:span><text:span text:style-name="T510_37">se</text:span><text:span text:style-name="T510_38"><text:s/></text:span><text:span text:style-name="T510_39">cura</text:span><text:span text:style-name="T510_40"><text:s/></text:span><text:span text:style-name="T510_41">menos</text:span><text:span text:style-name="T510_42">.<text:s/></text:span><text:span text:style-name="T510_43">Si</text:span><text:span text:style-name="T510_44"><text:s/></text:span><text:span text:style-name="T510_45">la</text:span><text:span text:style-name="T510_46"><text:s/></text:span><text:span text:style-name="T510_47">unidad</text:span><text:span text:style-name="T510_48"><text:s/></text:span><text:span text:style-name="T510_49">está</text:span><text:span text:style-name="T510_50"><text:s/></text:span><text:span text:style-name="T510_51">en</text:span><text:span text:style-name="T510_52"><text:s/>“</text:span><text:span text:style-name="T510_53">reposo</text:span><text:span text:style-name="T510_54">”<text:s/></text:span><text:span text:style-name="T510_55">se</text:span><text:span text:style-name="T510_56"><text:s/></text:span><text:span text:style-name="T510_57">cura</text:span><text:span text:style-name="T510_58"><text:s/></text:span><text:span text:style-name="T510_59">más</text:span><text:span text:style-name="T510_60"><text:s/></text:span><text:span text:style-name="T510_61">que</text:span><text:span text:style-name="T510_62"><text:s/></text:span><text:span text:style-name="T510_63">si</text:span><text:span text:style-name="T510_64"><text:s/></text:span><text:span text:style-name="T510_65">estuviera</text:span><text:span text:style-name="T510_66"><text:s/></text:span><text:span text:style-name="T510_67">realizando</text:span><text:span text:style-name="T510_68"><text:s/></text:span><text:span text:style-name="T510_69">una</text:span><text:span text:style-name="T510_70"><text:s/></text:span><text:span text:style-name="T510_71">acción</text:span><text:span text:style-name="T510_72"><text:s/>(</text:span><text:span text:style-name="T510_73">moverse</text:span><text:span text:style-name="T510_74">).</text:span></text:p>
        </text:list-item>
        <text:list-item>
          <text:p text:style-name="P511"><text:span text:style-name="T511_1">Una</text:span><text:span text:style-name="T511_2"><text:s/></text:span><text:span text:style-name="T511_3">unidad</text:span><text:span text:style-name="T511_4"><text:s/></text:span><text:span text:style-name="T511_5">puede</text:span><text:span text:style-name="T511_6"><text:s/></text:span><text:span text:style-name="T511_7">moverse</text:span><text:span text:style-name="T511_8"><text:s/></text:span><text:span text:style-name="T511_9">una</text:span><text:span text:style-name="T511_10"><text:s/></text:span><text:span text:style-name="T511_11">distancia</text:span><text:span text:style-name="T511_12"><text:s/></text:span><text:span text:style-name="T511_13">menor</text:span><text:span text:style-name="T511_14"><text:s/></text:span><text:span text:style-name="T511_15">a</text:span><text:span text:style-name="T511_16"><text:s/></text:span><text:span text:style-name="T511_17">la</text:span><text:span text:style-name="T511_18"><text:s/></text:span><text:span text:style-name="T511_19">máxima</text:span><text:span text:style-name="T511_20"><text:s/></text:span><text:span text:style-name="T511_21">disponible</text:span><text:span text:style-name="T511_22">.</text:span></text:p>
        </text:list-item>
        <text:list-item>
          <text:p text:style-name="P512"><text:span text:style-name="T512_1">Una</text:span><text:span text:style-name="T512_2"><text:s/></text:span><text:span text:style-name="T512_3">unidad</text:span><text:span text:style-name="T512_4"><text:s/></text:span><text:span text:style-name="T512_5">puede</text:span><text:span text:style-name="T512_6"><text:s/></text:span><text:span text:style-name="T512_7">moverse</text:span><text:span text:style-name="T512_8"><text:s/></text:span><text:span text:style-name="T512_9">y</text:span><text:span text:style-name="T512_10">/</text:span><text:span text:style-name="T512_11">o</text:span><text:span text:style-name="T512_12"><text:s/></text:span><text:span text:style-name="T512_13">atacar</text:span><text:span text:style-name="T512_14"><text:s/></text:span><text:span text:style-name="T512_15">solo</text:span><text:span text:style-name="T512_16"><text:s/></text:span><text:span text:style-name="T512_17">una</text:span><text:span text:style-name="T512_18"><text:s/></text:span><text:span text:style-name="T512_19">vez</text:span><text:span text:style-name="T512_20"><text:s/></text:span><text:span text:style-name="T512_21">por</text:span><text:span text:style-name="T512_22"><text:s/></text:span><text:span text:style-name="T512_23">turno</text:span><text:span text:style-name="T512_24">.</text:span></text:p>
        </text:list-item>
        <text:list-item>
          <text:p text:style-name="P513"><text:span text:style-name="T513_1">Al</text:span><text:span text:style-name="T513_2"><text:s/></text:span><text:span text:style-name="T513_3">momento</text:span><text:span text:style-name="T513_4"><text:s/></text:span><text:span text:style-name="T513_5">de</text:span><text:span text:style-name="T513_6"><text:s/></text:span><text:span text:style-name="T513_7">crear</text:span><text:span text:style-name="T513_8"><text:s/></text:span><text:span text:style-name="T513_9">una</text:span><text:span text:style-name="T513_10"><text:s/></text:span><text:span text:style-name="T513_11">unidad</text:span><text:span text:style-name="T513_12">,<text:s/></text:span><text:span text:style-name="T513_13">aparece</text:span><text:span text:style-name="T513_14"><text:s/></text:span><text:span text:style-name="T513_15">en</text:span><text:span text:style-name="T513_16"><text:s/></text:span><text:span text:style-name="T513_17">un</text:span><text:span text:style-name="T513_18"><text:s/></text:span><text:span text:style-name="T513_19">Terreno</text:span><text:span text:style-name="T513_20"><text:s/></text:span><text:span text:style-name="T513_21">cercano</text:span><text:span text:style-name="T513_22"><text:s/></text:span><text:span text:style-name="T513_23">al</text:span><text:span text:style-name="T513_24"><text:s/></text:span><text:span text:style-name="T513_25">edificio</text:span><text:span text:style-name="T513_26"><text:s/></text:span><text:span text:style-name="T513_27">que</text:span><text:span text:style-name="T513_28"><text:s/></text:span><text:span text:style-name="T513_29">la</text:span><text:span text:style-name="T513_30"><text:s/></text:span><text:span text:style-name="T513_31">construyó</text:span><text:span text:style-name="T513_32">.<text:s/></text:span></text:p>
        </text:list-item>
        <text:list-item>
          <text:p text:style-name="P514"><text:span text:style-name="T514_1">Al</text:span><text:span text:style-name="T514_2"><text:s/></text:span><text:span text:style-name="T514_3">crearse</text:span><text:span text:style-name="T514_4"><text:s/></text:span><text:span text:style-name="T514_5">los</text:span><text:span text:style-name="T514_6"><text:s/></text:span><text:span text:style-name="T514_7">edificios</text:span><text:span text:style-name="T514_8"><text:s/></text:span><text:span text:style-name="T514_9">y</text:span><text:span text:style-name="T514_10"><text:s/></text:span><text:span text:style-name="T514_11">las</text:span><text:span text:style-name="T514_12"><text:s/></text:span><text:span text:style-name="T514_13">unidades</text:span><text:span text:style-name="T514_14"><text:s/></text:span><text:span text:style-name="T514_15">estos</text:span><text:span text:style-name="T514_16"><text:s/></text:span><text:span text:style-name="T514_17">se</text:span><text:span text:style-name="T514_18"><text:s/></text:span><text:span text:style-name="T514_19">encuentra</text:span><text:span text:style-name="T514_20"><text:s/></text:span><text:span text:style-name="T514_21">en</text:span><text:span text:style-name="T514_22"><text:s/></text:span><text:span text:style-name="T514_23">construcción</text:span><text:span text:style-name="T514_24">.<text:s/></text:span><text:span text:style-name="T514_25">Deberán</text:span><text:span text:style-name="T514_26"><text:s/></text:span><text:span text:style-name="T514_27">pasar</text:span><text:span text:style-name="T514_28"><text:s/></text:span><text:span text:style-name="T514_29">los</text:span><text:span text:style-name="T514_30"><text:s/></text:span><text:span text:style-name="T514_31">turnos</text:span><text:span text:style-name="T514_32"><text:s/></text:span><text:span text:style-name="T514_33">necesarios</text:span><text:span text:style-name="T514_34"><text:s/></text:span><text:span text:style-name="T514_35">para</text:span><text:span text:style-name="T514_36"><text:s/></text:span><text:span text:style-name="T514_37">que</text:span><text:span text:style-name="T514_38"><text:s/></text:span><text:span text:style-name="T514_39">se</text:span><text:span text:style-name="T514_40"><text:s/></text:span><text:span text:style-name="T514_41">puedan</text:span><text:span text:style-name="T514_42"><text:s/></text:span><text:span text:style-name="T514_43">utilizar</text:span><text:span text:style-name="T514_44"><text:s/></text:span><text:span text:style-name="T514_45">y</text:span><text:span text:style-name="T514_46"><text:s/></text:span><text:span text:style-name="T514_47">cumplan</text:span><text:span text:style-name="T514_48"><text:s/></text:span><text:span text:style-name="T514_49">sus</text:span><text:span text:style-name="T514_50"><text:s/></text:span><text:span text:style-name="T514_51">funciones</text:span><text:span text:style-name="T514_52">.<text:s/></text:span><text:span text:style-name="T514_53">Por</text:span><text:span text:style-name="T514_54"><text:s/></text:span><text:span text:style-name="T514_55">ejemplo</text:span><text:span text:style-name="T514_56">:<text:s/></text:span><text:span text:style-name="T514_57">recolectar</text:span><text:span text:style-name="T514_58"><text:s/></text:span><text:span text:style-name="T514_59">recursos</text:span><text:span text:style-name="T514_60">.</text:span></text:p>
        </text:list-item>
        <text:list-item>
          <text:p text:style-name="P515"><text:span text:style-name="T515_1">Los</text:span><text:span text:style-name="T515_2"><text:s/></text:span><text:span text:style-name="T515_3">edificios</text:span><text:span text:style-name="T515_4"><text:s/></text:span><text:span text:style-name="T515_5">en</text:span><text:span text:style-name="T515_6"><text:s/></text:span><text:span text:style-name="T515_7">construcción</text:span><text:span text:style-name="T515_8"><text:s/></text:span><text:span text:style-name="T515_9">pueden</text:span><text:span text:style-name="T515_10"><text:s/></text:span><text:span text:style-name="T515_11">ser</text:span><text:span text:style-name="T515_12"><text:s/></text:span><text:span text:style-name="T515_13">atacados</text:span><text:span text:style-name="T515_14"><text:s/></text:span><text:span text:style-name="T515_15">y</text:span><text:span text:style-name="T515_16"><text:s/></text:span><text:span text:style-name="T515_17">esto</text:span><text:span text:style-name="T515_18"><text:s/></text:span><text:span text:style-name="T515_19">retrasa</text:span><text:span text:style-name="T515_20"><text:s/></text:span><text:span text:style-name="T515_21">su</text:span><text:span text:style-name="T515_22"><text:s/></text:span><text:span text:style-name="T515_23">tiempo</text:span><text:span text:style-name="T515_24"><text:s/></text:span><text:span text:style-name="T515_25">de</text:span><text:span text:style-name="T515_26"><text:s/></text:span><text:span text:style-name="T515_27">construcción</text:span><text:span text:style-name="T515_28"><text:s/></text:span><text:span text:style-name="T515_29">en</text:span><text:span text:style-name="T515_30"><text:s/></text:span><text:span text:style-name="T515_31">relación</text:span><text:span text:style-name="T515_32"><text:s/></text:span><text:span text:style-name="T515_33">a</text:span><text:span text:style-name="T515_34"><text:s/></text:span><text:span text:style-name="T515_35">el</text:span><text:span text:style-name="T515_36"><text:s/></text:span><text:span text:style-name="T515_37">daño</text:span><text:span text:style-name="T515_38"><text:s/></text:span><text:span text:style-name="T515_39">que</text:span><text:span text:style-name="T515_40"><text:s/></text:span><text:span text:style-name="T515_41">recibe</text:span><text:span text:style-name="T515_42"><text:s/></text:span><text:span text:style-name="T515_43">y</text:span><text:span text:style-name="T515_44"><text:s/></text:span><text:span text:style-name="T515_45">la</text:span><text:span text:style-name="T515_46"><text:s/></text:span><text:span text:style-name="T515_47">vida</text:span><text:span text:style-name="T515_48"><text:s/></text:span><text:span text:style-name="T515_49">máxima</text:span><text:span text:style-name="T515_50"><text:s/></text:span><text:span text:style-name="T515_51">del</text:span><text:span text:style-name="T515_52"><text:s/></text:span><text:span text:style-name="T515_53">edificio</text:span><text:span text:style-name="T515_54">.</text:span></text:p>
        </text:list-item>
      </text:list>
      <text:p text:style-name="P516"><text:span text:style-name="T516_1">Referidos</text:span><text:span text:style-name="T516_2"><text:s/></text:span><text:span text:style-name="T516_3">a</text:span><text:span text:style-name="T516_4"><text:s/></text:span><text:span text:style-name="T516_5">la</text:span><text:span text:style-name="T516_6"><text:s/></text:span><text:span text:style-name="T516_7">jugabilidad</text:span><text:span text:style-name="T516_8"><text:s/></text:span><text:span text:style-name="T516_9">e</text:span><text:span text:style-name="T516_10"><text:s/></text:span><text:span text:style-name="T516_11">interacciones</text:span><text:span text:style-name="T516_12"><text:s/></text:span><text:span text:style-name="T516_13">con</text:span><text:span text:style-name="T516_14"><text:s/></text:span><text:span text:style-name="T516_15">el</text:span><text:span text:style-name="T516_16"><text:s/></text:span><text:span text:style-name="T516_17">jugador</text:span><text:span text:style-name="T516_18">:</text:span></text:p>
      <text:list text:style-name="LS21" xml:id="list87" text:continue-list="list79">
        <text:list-item>
          <text:p text:style-name="P517"><text:span text:style-name="T517_1">Las</text:span><text:span text:style-name="T517_2"><text:s/></text:span><text:span text:style-name="T517_3">acciones</text:span><text:span text:style-name="T517_4"><text:s/></text:span><text:span text:style-name="T517_5">se</text:span><text:span text:style-name="T517_6"><text:s/></text:span><text:span text:style-name="T517_7">deciden</text:span><text:span text:style-name="T517_8"><text:s/></text:span><text:span text:style-name="T517_9">de</text:span><text:span text:style-name="T517_10"><text:s/></text:span><text:span text:style-name="T517_11">a</text:span><text:span text:style-name="T517_12"><text:s/></text:span><text:span text:style-name="T517_13">una</text:span><text:span text:style-name="T517_14"><text:s/></text:span><text:span text:style-name="T517_15">por</text:span><text:span text:style-name="T517_16"><text:s/></text:span><text:span text:style-name="T517_17">el</text:span><text:span text:style-name="T517_18"><text:s/></text:span><text:span text:style-name="T517_19">jugador</text:span><text:span text:style-name="T517_20"><text:s/></text:span><text:span text:style-name="T517_21">y</text:span><text:span text:style-name="T517_22"><text:s/></text:span><text:span text:style-name="T517_23">se</text:span><text:span text:style-name="T517_24"><text:s/></text:span><text:span text:style-name="T517_25">van</text:span><text:span text:style-name="T517_26"><text:s/></text:span><text:span text:style-name="T517_27">ejecutando</text:span><text:span text:style-name="T517_28"><text:s/></text:span><text:span text:style-name="T517_29">instantáneamente</text:span><text:span text:style-name="T517_30"><text:s/></text:span><text:span text:style-name="T517_31">luego</text:span><text:span text:style-name="T517_32"><text:s/></text:span><text:span text:style-name="T517_33">de</text:span><text:span text:style-name="T517_34"><text:s/></text:span><text:span text:style-name="T517_35">ser</text:span><text:span text:style-name="T517_36"><text:s/></text:span><text:span text:style-name="T517_37">comandadas</text:span><text:span text:style-name="T517_38">.</text:span></text:p>
        </text:list-item>
        <text:list-item>
          <text:p text:style-name="P518"><text:span text:style-name="T518_1">La</text:span><text:span text:style-name="T518_2"><text:s/></text:span><text:span text:style-name="T518_3">ventana</text:span><text:span text:style-name="T518_4"><text:s/></text:span><text:span text:style-name="T518_5">de</text:span><text:span text:style-name="T518_6"><text:s/></text:span><text:span text:style-name="T518_7">juego</text:span><text:span text:style-name="T518_8"><text:s/></text:span><text:span text:style-name="T518_9">actualiza</text:span><text:span text:style-name="T518_10"><text:s/></text:span><text:span text:style-name="T518_11">estos</text:span><text:span text:style-name="T518_12"><text:s/></text:span><text:span text:style-name="T518_13">pequeños</text:span><text:span text:style-name="T518_14"><text:s/></text:span><text:span text:style-name="T518_15">cambios</text:span><text:span text:style-name="T518_16"><text:s/></text:span><text:span text:style-name="T518_17">instantáneamente</text:span><text:span text:style-name="T518_18">.</text:span></text:p>
        </text:list-item>
        <text:list-item>
          <text:p text:style-name="P519"><text:span text:style-name="T519_1">No</text:span><text:span text:style-name="T519_2"><text:s/></text:span><text:span text:style-name="T519_3">se</text:span><text:span text:style-name="T519_4"><text:s/></text:span><text:span text:style-name="T519_5">pueden</text:span><text:span text:style-name="T519_6"><text:s/></text:span><text:span text:style-name="T519_7">deshacer</text:span><text:span text:style-name="T519_8"><text:s/></text:span><text:span text:style-name="T519_9">acciones</text:span><text:span text:style-name="T519_10"><text:s/>(</text:span><text:span text:style-name="T519_11">luego</text:span><text:span text:style-name="T519_12"><text:s/></text:span><text:span text:style-name="T519_13">de</text:span><text:span text:style-name="T519_14"><text:s/></text:span><text:span text:style-name="T519_15">ser</text:span><text:span text:style-name="T519_16"><text:s/></text:span><text:span text:style-name="T519_17">ejecutadas</text:span><text:span text:style-name="T519_18">).</text:span></text:p>
        </text:list-item>
        <text:list-item>
          <text:p text:style-name="P520"><text:span text:style-name="T520_1">Se</text:span><text:span text:style-name="T520_2"><text:s/></text:span><text:span text:style-name="T520_3">puede</text:span><text:span text:style-name="T520_4"><text:s/></text:span><text:span text:style-name="T520_5">atacar</text:span><text:span text:style-name="T520_6"><text:s/></text:span><text:span text:style-name="T520_7">sólo</text:span><text:span text:style-name="T520_8"><text:s/></text:span><text:span text:style-name="T520_9">en</text:span><text:span text:style-name="T520_10"><text:s/></text:span><text:span text:style-name="T520_11">el</text:span><text:span text:style-name="T520_12"><text:s/></text:span><text:span text:style-name="T520_13">propio</text:span><text:span text:style-name="T520_14"><text:s/></text:span><text:span text:style-name="T520_15">turno</text:span><text:span text:style-name="T520_16">.<text:s/></text:span><text:span text:style-name="T520_17">Por</text:span><text:span text:style-name="T520_18"><text:s/></text:span><text:span text:style-name="T520_19">lo</text:span><text:span text:style-name="T520_20"><text:s/></text:span><text:span text:style-name="T520_21">que</text:span><text:span text:style-name="T520_22"><text:s/></text:span><text:span text:style-name="T520_23">cuando</text:span><text:span text:style-name="T520_24"><text:s/></text:span><text:span text:style-name="T520_25">una</text:span><text:span text:style-name="T520_26"><text:s/></text:span><text:span text:style-name="T520_27">unidad</text:span><text:span text:style-name="T520_28"><text:s/></text:span><text:span text:style-name="T520_29">ataca</text:span><text:span text:style-name="T520_30"><text:s/></text:span><text:span text:style-name="T520_31">a</text:span><text:span text:style-name="T520_32"><text:s/></text:span><text:span text:style-name="T520_33">otra</text:span><text:span text:style-name="T520_34"><text:s/></text:span><text:span text:style-name="T520_35">no</text:span><text:span text:style-name="T520_36"><text:s/></text:span><text:span text:style-name="T520_37">recibe</text:span><text:span text:style-name="T520_38"><text:s/></text:span><text:span text:style-name="T520_39">daño</text:span><text:span text:style-name="T520_40">.</text:span></text:p>
        </text:list-item>
      </text:list>
      <text:p text:style-name="P521"/>
      <text:h text:style-name="P522" text:outline-level="10"><text:bookmark-start text:name="h.sm4fm5qv8tzq"/><text:bookmark-end text:name="h.sm4fm5qv8tzq"/><text:span text:style-name="T522_1">Modelo</text:span><text:span text:style-name="T522_2"><text:s/></text:span><text:span text:style-name="T522_3">de</text:span><text:span text:style-name="T522_4"><text:s/></text:span><text:span text:style-name="T522_5">dominio</text:span></text:h>
      <text:p text:style-name="P523"/>
      <text:p text:style-name="P524"><text:span text:style-name="T524_1">Las</text:span><text:span text:style-name="T524_2"><text:s/></text:span><text:span text:style-name="T524_3">clases</text:span><text:span text:style-name="T524_4"><text:s/></text:span><text:span text:style-name="T524_5">que</text:span><text:span text:style-name="T524_6"><text:s/></text:span><text:span text:style-name="T524_7">se</text:span><text:span text:style-name="T524_8"><text:s/></text:span><text:span text:style-name="T524_9">crearon</text:span><text:span text:style-name="T524_10"><text:s/></text:span><text:span text:style-name="T524_11">para</text:span><text:span text:style-name="T524_12"><text:s/></text:span><text:span text:style-name="T524_13">este</text:span><text:span text:style-name="T524_14"><text:s/></text:span><text:span text:style-name="T524_15">trabajo</text:span><text:span text:style-name="T524_16"><text:s/></text:span><text:span text:style-name="T524_17">práctico</text:span><text:span text:style-name="T524_18"><text:s/></text:span><text:span text:style-name="T524_19">son</text:span><text:span text:style-name="T524_20"><text:s/></text:span><text:span text:style-name="T524_21">las</text:span><text:span text:style-name="T524_22"><text:s/></text:span><text:span text:style-name="T524_23">siguientes</text:span><text:span text:style-name="T524_24">.</text:span></text:p>
      <text:p text:style-name="P525"/>
      <text:p text:style-name="P526"><text:span text:style-name="T526_1">Modelo</text:span><text:span text:style-name="T526_2">:</text:span></text:p>
      <text:list text:style-name="LS22" xml:id="list91">
        <text:list-item>
          <text:p text:style-name="P527"><text:span text:style-name="T527_1">Mapa</text:span><text:span text:style-name="T527_2">:<text:s/></text:span><text:span text:style-name="T527_3">modela</text:span><text:span text:style-name="T527_4"><text:s/></text:span><text:span text:style-name="T527_5">la</text:span><text:span text:style-name="T527_6"><text:s/></text:span><text:span text:style-name="T527_7">representación</text:span><text:span text:style-name="T527_8"><text:s/></text:span><text:span text:style-name="T527_9">del</text:span><text:span text:style-name="T527_10"><text:s/></text:span><text:span text:style-name="T527_11">mapa</text:span><text:span text:style-name="T527_12">,<text:s/></text:span><text:span text:style-name="T527_13">está</text:span><text:span text:style-name="T527_14"><text:s/></text:span><text:span text:style-name="T527_15">formado</text:span><text:span text:style-name="T527_16"><text:s/></text:span><text:span text:style-name="T527_17">por</text:span><text:span text:style-name="T527_18"><text:s/></text:span><text:span text:style-name="T527_19">Celdas</text:span><text:span text:style-name="T527_20"><text:s/></text:span><text:span text:style-name="T527_21">que</text:span><text:span text:style-name="T527_22"><text:s/></text:span><text:span text:style-name="T527_23">se</text:span><text:span text:style-name="T527_24"><text:s/></text:span><text:span text:style-name="T527_25">almacenan</text:span><text:span text:style-name="T527_26"><text:s/></text:span><text:span text:style-name="T527_27">en</text:span><text:span text:style-name="T527_28"><text:s/></text:span><text:span text:style-name="T527_29">una</text:span><text:span text:style-name="T527_30"><text:s/>“</text:span><text:span text:style-name="T527_31">matriz</text:span><text:span text:style-name="T527_32">”<text:s/></text:span><text:span text:style-name="T527_33">de</text:span><text:span text:style-name="T527_34"><text:s/></text:span><text:span text:style-name="T527_35">TreeMap</text:span><text:span text:style-name="T527_36"><text:s/>(</text:span><text:span text:style-name="T527_37">ver</text:span><text:span text:style-name="T527_38"><text:s/></text:span><text:span text:style-name="T527_39">diagrama</text:span><text:span text:style-name="T527_40"><text:s/></text:span><text:span text:style-name="T527_41">de</text:span><text:span text:style-name="T527_42"><text:s/></text:span><text:span text:style-name="T527_43">clases</text:span><text:span text:style-name="T527_44">).<text:s/></text:span><text:span text:style-name="T527_45">Se</text:span><text:span text:style-name="T527_46"><text:s/></text:span><text:span text:style-name="T527_47">encarga</text:span><text:span text:style-name="T527_48"><text:s/></text:span><text:span text:style-name="T527_49">de</text:span><text:span text:style-name="T527_50"><text:s/></text:span><text:span text:style-name="T527_51">generar</text:span><text:span text:style-name="T527_52"><text:s/></text:span><text:span text:style-name="T527_53">el</text:span><text:span text:style-name="T527_54"><text:s/></text:span><text:span text:style-name="T527_55">plano</text:span><text:span text:style-name="T527_56"><text:s/></text:span><text:span text:style-name="T527_57">a</text:span><text:span text:style-name="T527_58"><text:s/></text:span><text:span text:style-name="T527_59">utilizar</text:span><text:span text:style-name="T527_60"><text:s/></text:span><text:span text:style-name="T527_61">durante</text:span><text:span text:style-name="T527_62"><text:s/></text:span><text:span text:style-name="T527_63">la</text:span><text:span text:style-name="T527_64"><text:s/></text:span><text:span text:style-name="T527_65">partida</text:span><text:span text:style-name="T527_66">,<text:s/></text:span><text:span text:style-name="T527_67">ubicar</text:span><text:span text:style-name="T527_68"><text:s/></text:span><text:span text:style-name="T527_69">a</text:span><text:span text:style-name="T527_70"><text:s/></text:span><text:span text:style-name="T527_71">las</text:span><text:span text:style-name="T527_72"><text:s/></text:span><text:span text:style-name="T527_73">unidades</text:span><text:span text:style-name="T527_74"><text:s/></text:span><text:span text:style-name="T527_75">y</text:span><text:span text:style-name="T527_76"><text:s/></text:span><text:span text:style-name="T527_77">edificios</text:span><text:span text:style-name="T527_78"><text:s/></text:span><text:span text:style-name="T527_79">que</text:span><text:span text:style-name="T527_80"><text:s/></text:span><text:span text:style-name="T527_81">estén</text:span><text:span text:style-name="T527_82"><text:s/></text:span><text:span text:style-name="T527_83">en</text:span><text:span text:style-name="T527_84"><text:s/></text:span><text:span text:style-name="T527_85">juego</text:span><text:span text:style-name="T527_86">.</text:span></text:p>
        </text:list-item>
        <text:list-item>
          <text:p text:style-name="P528"><text:span text:style-name="T528_1">Celda</text:span><text:span text:style-name="T528_2">:<text:s/></text:span><text:span text:style-name="T528_3">es</text:span><text:span text:style-name="T528_4"><text:s/></text:span><text:span text:style-name="T528_5">una</text:span><text:span text:style-name="T528_6"><text:s/></text:span><text:span text:style-name="T528_7">clase</text:span><text:span text:style-name="T528_8"><text:s/></text:span><text:span text:style-name="T528_9">abstracta</text:span><text:span text:style-name="T528_10"><text:s/></text:span><text:span text:style-name="T528_11">que</text:span><text:span text:style-name="T528_12"><text:s/></text:span><text:span text:style-name="T528_13">modela</text:span><text:span text:style-name="T528_14"><text:s/></text:span><text:span text:style-name="T528_15">una</text:span><text:span text:style-name="T528_16"><text:s/></text:span><text:span text:style-name="T528_17">sub</text:span><text:span text:style-name="T528_18">-</text:span><text:span text:style-name="T528_19">partición</text:span><text:span text:style-name="T528_20"><text:s/></text:span><text:span text:style-name="T528_21">del</text:span><text:span text:style-name="T528_22"><text:s/></text:span><text:span text:style-name="T528_23">mapa</text:span><text:span text:style-name="T528_24">.<text:s/></text:span><text:span text:style-name="T528_25">Está</text:span><text:span text:style-name="T528_26"><text:s/></text:span><text:span text:style-name="T528_27">dividida</text:span><text:span text:style-name="T528_28"><text:s/></text:span><text:span text:style-name="T528_29">en</text:span><text:span text:style-name="T528_30"><text:s/></text:span><text:span text:style-name="T528_31">una</text:span><text:span text:style-name="T528_32"><text:s/></text:span><text:span text:style-name="T528_33">capa</text:span><text:span text:style-name="T528_34"><text:s/></text:span><text:span text:style-name="T528_35">inferior</text:span><text:span text:style-name="T528_36"><text:s/></text:span><text:span text:style-name="T528_37">y</text:span><text:span text:style-name="T528_38"><text:s/></text:span><text:span text:style-name="T528_39">una</text:span><text:span text:style-name="T528_40"><text:s/></text:span><text:span text:style-name="T528_41">capa</text:span><text:span text:style-name="T528_42"><text:s/></text:span><text:span text:style-name="T528_43">superior</text:span><text:span text:style-name="T528_44">.<text:s/></text:span><text:span text:style-name="T528_45">En</text:span><text:span text:style-name="T528_46"><text:s/></text:span><text:span text:style-name="T528_47">ellas</text:span><text:span text:style-name="T528_48"><text:s/></text:span><text:span text:style-name="T528_49">se</text:span><text:span text:style-name="T528_50"><text:s/></text:span><text:span text:style-name="T528_51">encuentra</text:span><text:span text:style-name="T528_52"><text:s/></text:span><text:span text:style-name="T528_53">un</text:span><text:span text:style-name="T528_54"><text:s/></text:span><text:span text:style-name="T528_55">terreno</text:span><text:span text:style-name="T528_56"><text:s/></text:span><text:span text:style-name="T528_57">de</text:span><text:span text:style-name="T528_58"><text:s/></text:span><text:span text:style-name="T528_59">Tierra</text:span><text:span text:style-name="T528_60"><text:s/></text:span><text:span text:style-name="T528_61">y</text:span><text:span text:style-name="T528_62"><text:s/></text:span><text:span text:style-name="T528_63">uno</text:span><text:span text:style-name="T528_64"><text:s/></text:span><text:span text:style-name="T528_65">de</text:span><text:span text:style-name="T528_66"><text:s/></text:span><text:span text:style-name="T528_67">Aire</text:span><text:span text:style-name="T528_68"><text:s/></text:span><text:span text:style-name="T528_69">respectivamente</text:span><text:span text:style-name="T528_70">.<text:s/></text:span><text:span text:style-name="T528_71">Los</text:span><text:span text:style-name="T528_72"><text:s/></text:span><text:span text:style-name="T528_73">mismos</text:span><text:span text:style-name="T528_74"><text:s/></text:span><text:span text:style-name="T528_75">pueden</text:span><text:span text:style-name="T528_76"><text:s/></text:span><text:span text:style-name="T528_77">ser</text:span><text:span text:style-name="T528_78"><text:s/></text:span><text:span text:style-name="T528_79">ocupados</text:span><text:span text:style-name="T528_80"><text:s/></text:span><text:span text:style-name="T528_81">con</text:span><text:span text:style-name="T528_82"><text:s/></text:span><text:span text:style-name="T528_83">unidades</text:span><text:span text:style-name="T528_84"><text:s/></text:span><text:span text:style-name="T528_85">o</text:span><text:span text:style-name="T528_86"><text:s/></text:span><text:span text:style-name="T528_87">edificios</text:span><text:span text:style-name="T528_88">,<text:s/></text:span><text:span text:style-name="T528_89">pero</text:span><text:span text:style-name="T528_90"><text:s/></text:span><text:span text:style-name="T528_91">solo</text:span><text:span text:style-name="T528_92"><text:s/></text:span><text:span text:style-name="T528_93">uno</text:span><text:span text:style-name="T528_94"><text:s/></text:span><text:span text:style-name="T528_95">a</text:span><text:span text:style-name="T528_96"><text:s/></text:span><text:span text:style-name="T528_97">la</text:span><text:span text:style-name="T528_98"><text:s/></text:span><text:span text:style-name="T528_99">vez</text:span><text:span text:style-name="T528_100"><text:s/>(</text:span><text:span text:style-name="T528_101">los</text:span><text:span text:style-name="T528_102"><text:s/></text:span><text:span text:style-name="T528_103">edificios</text:span><text:span text:style-name="T528_104"><text:s/></text:span><text:span text:style-name="T528_105">y</text:span><text:span text:style-name="T528_106"><text:s/></text:span><text:span text:style-name="T528_107">unidades</text:span><text:span text:style-name="T528_108"><text:s/></text:span><text:span text:style-name="T528_109">terrestres</text:span><text:span text:style-name="T528_110"><text:s/></text:span><text:span text:style-name="T528_111">sólo</text:span><text:span text:style-name="T528_112"><text:s/></text:span><text:span text:style-name="T528_113">pueden</text:span><text:span text:style-name="T528_114"><text:s/></text:span><text:span text:style-name="T528_115">ubicarse</text:span><text:span text:style-name="T528_116"><text:s/></text:span><text:span text:style-name="T528_117">en</text:span><text:span text:style-name="T528_118"><text:s/></text:span><text:span text:style-name="T528_119">Tierra</text:span><text:span text:style-name="T528_120">).<text:s/></text:span></text:p>
        </text:list-item>
        <text:list-item>
          <text:p text:style-name="P529"><text:span text:style-name="T529_1">Terreno</text:span><text:span text:style-name="T529_2">:<text:s/></text:span><text:span text:style-name="T529_3">estos</text:span><text:span text:style-name="T529_4"><text:s/></text:span><text:span text:style-name="T529_5">pueden</text:span><text:span text:style-name="T529_6"><text:s/></text:span><text:span text:style-name="T529_7">ser</text:span><text:span text:style-name="T529_8"><text:s/></text:span><text:span text:style-name="T529_9">de</text:span><text:span text:style-name="T529_10"><text:s/></text:span><text:span text:style-name="T529_11">Aire</text:span><text:span text:style-name="T529_12"><text:s/></text:span><text:span text:style-name="T529_13">o</text:span><text:span text:style-name="T529_14"><text:s/></text:span><text:span text:style-name="T529_15">Tierra</text:span><text:span text:style-name="T529_16">.<text:s/></text:span><text:span text:style-name="T529_17">Poseen</text:span><text:span text:style-name="T529_18"><text:s/></text:span><text:span text:style-name="T529_19">una</text:span><text:span text:style-name="T529_20"><text:s/></text:span><text:span text:style-name="T529_21">coordenada</text:span><text:span text:style-name="T529_22"><text:s/></text:span><text:span text:style-name="T529_23">en</text:span><text:span text:style-name="T529_24"><text:s/></text:span><text:span text:style-name="T529_25">el</text:span><text:span text:style-name="T529_26"><text:s/></text:span><text:span text:style-name="T529_27">mapa</text:span><text:span text:style-name="T529_28"><text:s/></text:span><text:span text:style-name="T529_29">y</text:span><text:span text:style-name="T529_30"><text:s/></text:span><text:span text:style-name="T529_31">pueden</text:span><text:span text:style-name="T529_32"><text:s/></text:span><text:span text:style-name="T529_33">ser</text:span><text:span text:style-name="T529_34"><text:s/></text:span><text:span text:style-name="T529_35">ocupados</text:span><text:span text:style-name="T529_36"><text:s/></text:span><text:span text:style-name="T529_37">por</text:span><text:span text:style-name="T529_38"><text:s/></text:span><text:span text:style-name="T529_39">unidades</text:span><text:span text:style-name="T529_40"><text:s/></text:span><text:span text:style-name="T529_41">o</text:span><text:span text:style-name="T529_42"><text:s/></text:span><text:span text:style-name="T529_43">edificios</text:span><text:span text:style-name="T529_44">.</text:span></text:p>
        </text:list-item>
        <text:list-item>
          <text:p text:style-name="P530"><text:span text:style-name="T530_1">Recolector</text:span><text:span text:style-name="T530_2">:<text:s/></text:span><text:span text:style-name="T530_3">es</text:span><text:span text:style-name="T530_4"><text:s/></text:span><text:span text:style-name="T530_5">una</text:span><text:span text:style-name="T530_6"><text:s/></text:span><text:span text:style-name="T530_7">clase</text:span><text:span text:style-name="T530_8"><text:s/></text:span><text:span text:style-name="T530_9">abstracta</text:span><text:span text:style-name="T530_10"><text:s/></text:span><text:span text:style-name="T530_11">que</text:span><text:span text:style-name="T530_12"><text:s/></text:span><text:span text:style-name="T530_13">modela</text:span><text:span text:style-name="T530_14"><text:s/></text:span><text:span text:style-name="T530_15">el</text:span><text:span text:style-name="T530_16"><text:s/></text:span><text:span text:style-name="T530_17">comportamiento</text:span><text:span text:style-name="T530_18"><text:s/></text:span><text:span text:style-name="T530_19">de</text:span><text:span text:style-name="T530_20"><text:s/></text:span><text:span text:style-name="T530_21">los</text:span><text:span text:style-name="T530_22"><text:s/></text:span><text:span text:style-name="T530_23">edificios</text:span><text:span text:style-name="T530_24"><text:s/></text:span><text:span text:style-name="T530_25">recolectores</text:span><text:span text:style-name="T530_26">.<text:s/></text:span><text:span text:style-name="T530_27">Permite</text:span><text:span text:style-name="T530_28"><text:s/></text:span><text:span text:style-name="T530_29">aumentar</text:span><text:span text:style-name="T530_30"><text:s/></text:span><text:span text:style-name="T530_31">la</text:span><text:span text:style-name="T530_32"><text:s/></text:span><text:span text:style-name="T530_33">cantidad</text:span><text:span text:style-name="T530_34"><text:s/></text:span><text:span text:style-name="T530_35">de</text:span><text:span text:style-name="T530_36"><text:s/></text:span><text:span text:style-name="T530_37">reservas</text:span><text:span text:style-name="T530_38"><text:s/></text:span><text:span text:style-name="T530_39">que</text:span><text:span text:style-name="T530_40"><text:s/></text:span><text:span text:style-name="T530_41">puede</text:span><text:span text:style-name="T530_42"><text:s/></text:span><text:span text:style-name="T530_43">tomar</text:span><text:span text:style-name="T530_44"><text:s/></text:span><text:span text:style-name="T530_45">de</text:span><text:span text:style-name="T530_46"><text:s/></text:span><text:span text:style-name="T530_47">un</text:span><text:span text:style-name="T530_48"><text:s/></text:span><text:span text:style-name="T530_49">recurso</text:span><text:span text:style-name="T530_50"><text:s/></text:span><text:span text:style-name="T530_51">por</text:span><text:span text:style-name="T530_52"><text:s/></text:span><text:span text:style-name="T530_53">turno</text:span><text:span text:style-name="T530_54">.<text:s/></text:span></text:p>
          <text:list>
            <text:list-item>
              <text:p text:style-name="P531"><text:span text:style-name="T531_1">CentroDeMineral</text:span><text:span text:style-name="T531_2">:<text:s/></text:span><text:span text:style-name="T531_3">modela</text:span><text:span text:style-name="T531_4"><text:s/></text:span><text:span text:style-name="T531_5">un</text:span><text:span text:style-name="T531_6"><text:s/></text:span><text:span text:style-name="T531_7">edificio</text:span><text:span text:style-name="T531_8"><text:s/></text:span><text:span text:style-name="T531_9">que</text:span><text:span text:style-name="T531_10"><text:s/></text:span><text:span text:style-name="T531_11">recolecta</text:span><text:span text:style-name="T531_12"><text:s/></text:span><text:span text:style-name="T531_13">minerales</text:span><text:span text:style-name="T531_14">.</text:span></text:p>
            </text:list-item>
            <text:list-item>
              <text:p text:style-name="P532"><text:span text:style-name="T532_1">RecolectorDeGasVespeno</text:span><text:span text:style-name="T532_2">:<text:s/></text:span><text:span text:style-name="T532_3">modela</text:span><text:span text:style-name="T532_4"><text:s/></text:span><text:span text:style-name="T532_5">un</text:span><text:span text:style-name="T532_6"><text:s/></text:span><text:span text:style-name="T532_7">edificio</text:span><text:span text:style-name="T532_8"><text:s/></text:span><text:span text:style-name="T532_9">que</text:span><text:span text:style-name="T532_10"><text:s/></text:span><text:span text:style-name="T532_11">recolecta</text:span><text:span text:style-name="T532_12"><text:s/></text:span><text:span text:style-name="T532_13">Gas</text:span><text:span text:style-name="T532_14"><text:s/></text:span><text:span text:style-name="T532_15">Vespeno</text:span><text:span text:style-name="T532_16">.</text:span></text:p>
            </text:list-item>
          </text:list>
        </text:list-item>
        <text:list-item>
          <text:p text:style-name="P533"><text:span text:style-name="T533_1">Terran</text:span><text:span text:style-name="T533_2">:<text:s/></text:span><text:span text:style-name="T533_3">modela</text:span><text:span text:style-name="T533_4"><text:s/></text:span><text:span text:style-name="T533_5">una</text:span><text:span text:style-name="T533_6"><text:s/></text:span><text:span text:style-name="T533_7">nación</text:span><text:span text:style-name="T533_8"><text:s/></text:span><text:span text:style-name="T533_9">de</text:span><text:span text:style-name="T533_10"><text:s/></text:span><text:span text:style-name="T533_11">guerreros</text:span><text:span text:style-name="T533_12">.<text:s/></text:span><text:span text:style-name="T533_13">Permite</text:span><text:span text:style-name="T533_14"><text:s/></text:span><text:span text:style-name="T533_15">la</text:span><text:span text:style-name="T533_16"><text:s/></text:span><text:span text:style-name="T533_17">creación</text:span><text:span text:style-name="T533_18"><text:s/></text:span><text:span text:style-name="T533_19">de</text:span><text:span text:style-name="T533_20"><text:s/></text:span><text:span text:style-name="T533_21">unidades</text:span><text:span text:style-name="T533_22"><text:s/></text:span><text:span text:style-name="T533_23">y</text:span><text:span text:style-name="T533_24"><text:s/></text:span><text:span text:style-name="T533_25">edificios</text:span><text:span text:style-name="T533_26"><text:s/></text:span><text:span text:style-name="T533_27">de</text:span><text:span text:style-name="T533_28"><text:s/></text:span><text:span text:style-name="T533_29">esta</text:span><text:span text:style-name="T533_30"><text:s/></text:span><text:span text:style-name="T533_31">raza</text:span><text:span text:style-name="T533_32">.<text:s/></text:span><text:span text:style-name="T533_33">Conoce</text:span><text:span text:style-name="T533_34"><text:s/></text:span><text:span text:style-name="T533_35">quiénes</text:span><text:span text:style-name="T533_36"><text:s/></text:span><text:span text:style-name="T533_37">son</text:span><text:span text:style-name="T533_38"><text:s/></text:span><text:span text:style-name="T533_39">los</text:span><text:span text:style-name="T533_40"><text:s/></text:span><text:span text:style-name="T533_41">mismos</text:span><text:span text:style-name="T533_42">.<text:s/></text:span><text:span text:style-name="T533_43">Sabe</text:span><text:span text:style-name="T533_44"><text:s/></text:span><text:span text:style-name="T533_45">si</text:span><text:span text:style-name="T533_46"><text:s/></text:span><text:span text:style-name="T533_47">está</text:span><text:span text:style-name="T533_48"><text:s/></text:span><text:span text:style-name="T533_49">viva</text:span><text:span text:style-name="T533_50"><text:s/></text:span><text:span text:style-name="T533_51">o</text:span><text:span text:style-name="T533_52"><text:s/></text:span><text:span text:style-name="T533_53">muerta</text:span><text:span text:style-name="T533_54">.</text:span></text:p>
        </text:list-item>
        <text:list-item>
          <text:p text:style-name="P534"><text:span text:style-name="T534_1">Danio</text:span><text:span text:style-name="T534_2">:<text:s/></text:span><text:span text:style-name="T534_3">almacena</text:span><text:span text:style-name="T534_4"><text:s/></text:span><text:span text:style-name="T534_5">los</text:span><text:span text:style-name="T534_6"><text:s/></text:span><text:span text:style-name="T534_7">datos</text:span><text:span text:style-name="T534_8"><text:s/></text:span><text:span text:style-name="T534_9">del</text:span><text:span text:style-name="T534_10"><text:s/></text:span><text:span text:style-name="T534_11">daño</text:span><text:span text:style-name="T534_12"><text:s/></text:span><text:span text:style-name="T534_13">que</text:span><text:span text:style-name="T534_14"><text:s/></text:span><text:span text:style-name="T534_15">hace</text:span><text:span text:style-name="T534_16"><text:s/></text:span><text:span text:style-name="T534_17">una</text:span><text:span text:style-name="T534_18"><text:s/></text:span><text:span text:style-name="T534_19">unidad</text:span><text:span text:style-name="T534_20"><text:s/></text:span><text:span text:style-name="T534_21">en</text:span><text:span text:style-name="T534_22"><text:s/></text:span><text:span text:style-name="T534_23">aire</text:span><text:span text:style-name="T534_24"><text:s/></text:span><text:span text:style-name="T534_25">y</text:span><text:span text:style-name="T534_26"><text:s/></text:span><text:span text:style-name="T534_27">en</text:span><text:span text:style-name="T534_28"><text:s/></text:span><text:span text:style-name="T534_29">tierra</text:span><text:span text:style-name="T534_30">,<text:s/></text:span><text:span text:style-name="T534_31">además</text:span><text:span text:style-name="T534_32"><text:s/></text:span><text:span text:style-name="T534_33">de</text:span><text:span text:style-name="T534_34"><text:s/></text:span><text:span text:style-name="T534_35">responder</text:span><text:span text:style-name="T534_36"><text:s/></text:span><text:span text:style-name="T534_37">cuál</text:span><text:span text:style-name="T534_38"><text:s/></text:span><text:span text:style-name="T534_39">es</text:span><text:span text:style-name="T534_40"><text:s/></text:span><text:span text:style-name="T534_41">el</text:span><text:span text:style-name="T534_42"><text:s/></text:span><text:span text:style-name="T534_43">que</text:span><text:span text:style-name="T534_44"><text:s/></text:span><text:span text:style-name="T534_45">se</text:span><text:span text:style-name="T534_46"><text:s/></text:span><text:span text:style-name="T534_47">debe</text:span><text:span text:style-name="T534_48"><text:s/></text:span><text:span text:style-name="T534_49">aplicar</text:span><text:span text:style-name="T534_50"><text:s/></text:span><text:span text:style-name="T534_51">en</text:span><text:span text:style-name="T534_52"><text:s/></text:span><text:span text:style-name="T534_53">cada</text:span><text:span text:style-name="T534_54"><text:s/></text:span><text:span text:style-name="T534_55">caso</text:span><text:span text:style-name="T534_56">.<text:s/></text:span><text:span text:style-name="T534_57">Maneja</text:span><text:span text:style-name="T534_58"><text:s/></text:span><text:span text:style-name="T534_59">el</text:span><text:span text:style-name="T534_60"><text:s/>“</text:span><text:span text:style-name="T534_61">dañar</text:span><text:span text:style-name="T534_62">”<text:s/></text:span><text:span text:style-name="T534_63">a</text:span><text:span text:style-name="T534_64"><text:s/></text:span><text:span text:style-name="T534_65">una</text:span><text:span text:style-name="T534_66"><text:s/></text:span><text:span text:style-name="T534_67">unidad</text:span><text:span text:style-name="T534_68"><text:s/></text:span><text:span text:style-name="T534_69">o</text:span><text:span text:style-name="T534_70"><text:s/></text:span><text:span text:style-name="T534_71">edificio</text:span><text:span text:style-name="T534_72">.</text:span></text:p>
        </text:list-item>
        <text:list-item>
          <text:p text:style-name="P535"><text:span text:style-name="T535_1">BarraDeVitalidad</text:span><text:span text:style-name="T535_2">:<text:s/></text:span><text:span text:style-name="T535_3">modela</text:span><text:span text:style-name="T535_4"><text:s/></text:span><text:span text:style-name="T535_5">el</text:span><text:span text:style-name="T535_6"><text:s/></text:span><text:span text:style-name="T535_7">funcionamiento</text:span><text:span text:style-name="T535_8"><text:s/></text:span><text:span text:style-name="T535_9">de</text:span><text:span text:style-name="T535_10"><text:s/></text:span><text:span text:style-name="T535_11">los</text:span><text:span text:style-name="T535_12"><text:s/></text:span><text:span text:style-name="T535_13">atributos</text:span><text:span text:style-name="T535_14"><text:s/></text:span><text:span text:style-name="T535_15">referidos</text:span><text:span text:style-name="T535_16"><text:s/></text:span><text:span text:style-name="T535_17">a</text:span><text:span text:style-name="T535_18"><text:s/></text:span><text:span text:style-name="T535_19">la</text:span><text:span text:style-name="T535_20"><text:s/></text:span><text:span text:style-name="T535_21">vida</text:span><text:span text:style-name="T535_22"><text:s/></text:span><text:span text:style-name="T535_23">de</text:span><text:span text:style-name="T535_24"><text:s/></text:span><text:span text:style-name="T535_25">una</text:span><text:span text:style-name="T535_26"><text:s/></text:span><text:span text:style-name="T535_27">unidad</text:span><text:span text:style-name="T535_28">.<text:s/></text:span><text:span text:style-name="T535_29">Permite</text:span><text:span text:style-name="T535_30"><text:s/></text:span><text:span text:style-name="T535_31">ser</text:span><text:span text:style-name="T535_32"><text:s/></text:span><text:span text:style-name="T535_33">atacada</text:span><text:span text:style-name="T535_34">.</text:span></text:p>
        </text:list-item>
        <text:list-item>
          <text:p text:style-name="P536"><text:span text:style-name="T536_1">Unidad</text:span><text:span text:style-name="T536_2">:<text:s/></text:span><text:span text:style-name="T536_3">clase</text:span><text:span text:style-name="T536_4"><text:s/></text:span><text:span text:style-name="T536_5">abstracta</text:span><text:span text:style-name="T536_6"><text:s/></text:span><text:span text:style-name="T536_7">que</text:span><text:span text:style-name="T536_8"><text:s/></text:span><text:span text:style-name="T536_9">representa</text:span><text:span text:style-name="T536_10"><text:s/></text:span><text:span text:style-name="T536_11">a</text:span><text:span text:style-name="T536_12"><text:s/></text:span><text:span text:style-name="T536_13">una</text:span><text:span text:style-name="T536_14"><text:s/></text:span><text:span text:style-name="T536_15">unidad</text:span><text:span text:style-name="T536_16">.<text:s/></text:span><text:span text:style-name="T536_17">Sus</text:span><text:span text:style-name="T536_18"><text:s/></text:span><text:span text:style-name="T536_19">métodos</text:span><text:span text:style-name="T536_20"><text:s/></text:span><text:span text:style-name="T536_21">refieren</text:span><text:span text:style-name="T536_22"><text:s/></text:span><text:span text:style-name="T536_23">a</text:span><text:span text:style-name="T536_24"><text:s/></text:span><text:span text:style-name="T536_25">atacar</text:span><text:span text:style-name="T536_26">,<text:s/></text:span><text:span text:style-name="T536_27">recibir</text:span><text:span text:style-name="T536_28"><text:s/></text:span><text:span text:style-name="T536_29">daño</text:span><text:span text:style-name="T536_30"><text:s/></text:span><text:span text:style-name="T536_31">y</text:span><text:span text:style-name="T536_32"><text:s/></text:span><text:span text:style-name="T536_33">acceder</text:span><text:span text:style-name="T536_34"><text:s/></text:span><text:span text:style-name="T536_35">a</text:span><text:span text:style-name="T536_36"><text:s/></text:span><text:span text:style-name="T536_37">sus</text:span><text:span text:style-name="T536_38"><text:s/></text:span><text:span text:style-name="T536_39">datos</text:span><text:span text:style-name="T536_40"><text:s/></text:span><text:span text:style-name="T536_41">de</text:span><text:span text:style-name="T536_42"><text:s/></text:span><text:span text:style-name="T536_43">visión</text:span><text:span text:style-name="T536_44"><text:s/></text:span><text:span text:style-name="T536_45">y</text:span><text:span text:style-name="T536_46"><text:s/></text:span><text:span text:style-name="T536_47">vida</text:span><text:span text:style-name="T536_48">.<text:s/></text:span><text:span text:style-name="T536_49">Las</text:span><text:span text:style-name="T536_50"><text:s/></text:span><text:span text:style-name="T536_51">unidades</text:span><text:span text:style-name="T536_52"><text:s/></text:span><text:span text:style-name="T536_53">además</text:span><text:span text:style-name="T536_54"><text:s/></text:span><text:span text:style-name="T536_55">saben</text:span><text:span text:style-name="T536_56"><text:s/></text:span><text:span text:style-name="T536_57">cuánto</text:span><text:span text:style-name="T536_58"><text:s/></text:span><text:span text:style-name="T536_59">deben</text:span><text:span text:style-name="T536_60"><text:s/></text:span><text:span text:style-name="T536_61">cobrarle</text:span><text:span text:style-name="T536_62"><text:s/></text:span><text:span text:style-name="T536_63">al</text:span><text:span text:style-name="T536_64"><text:s/></text:span><text:span text:style-name="T536_65">usuario</text:span><text:span text:style-name="T536_66"><text:s/></text:span><text:span text:style-name="T536_67">por</text:span><text:span text:style-name="T536_68"><text:s/></text:span><text:span text:style-name="T536_69">su</text:span><text:span text:style-name="T536_70"><text:s/></text:span><text:span text:style-name="T536_71">creación</text:span><text:span text:style-name="T536_72">.<text:s/></text:span><text:span text:style-name="T536_73">Su</text:span><text:span text:style-name="T536_74"><text:s/></text:span><text:span text:style-name="T536_75">vida</text:span><text:span text:style-name="T536_76"><text:s/></text:span><text:span text:style-name="T536_77">se</text:span><text:span text:style-name="T536_78"><text:s/></text:span><text:span text:style-name="T536_79">regenera</text:span><text:span text:style-name="T536_80"><text:s/></text:span><text:span text:style-name="T536_81">por</text:span><text:span text:style-name="T536_82"><text:s/></text:span><text:span text:style-name="T536_83">turno</text:span><text:span text:style-name="T536_84"><text:s/></text:span><text:span text:style-name="T536_85">y</text:span><text:span text:style-name="T536_86"><text:s/></text:span><text:span text:style-name="T536_87">pueden</text:span><text:span text:style-name="T536_88"><text:s/></text:span><text:span text:style-name="T536_89">moverse</text:span><text:span text:style-name="T536_90"><text:s/></text:span><text:span text:style-name="T536_91">y</text:span><text:span text:style-name="T536_92"><text:s/></text:span><text:span text:style-name="T536_93">atacar</text:span><text:span text:style-name="T536_94"><text:s/></text:span><text:span text:style-name="T536_95">una</text:span><text:span text:style-name="T536_96"><text:s/></text:span><text:span text:style-name="T536_97">sola</text:span><text:span text:style-name="T536_98"><text:s/></text:span><text:span text:style-name="T536_99">vez</text:span><text:span text:style-name="T536_100"><text:s/></text:span><text:span text:style-name="T536_101">por</text:span><text:span text:style-name="T536_102"><text:s/></text:span><text:span text:style-name="T536_103">turno</text:span><text:span text:style-name="T536_104">.</text:span></text:p>
          <text:list>
            <text:list-item>
              <text:p text:style-name="P537"><text:span text:style-name="T537_1">Marine</text:span><text:span text:style-name="T537_2">:<text:s/></text:span><text:span text:style-name="T537_3">representa</text:span><text:span text:style-name="T537_4"><text:s/></text:span><text:span text:style-name="T537_5">a</text:span><text:span text:style-name="T537_6"><text:s/></text:span><text:span text:style-name="T537_7">las</text:span><text:span text:style-name="T537_8"><text:s/></text:span><text:span text:style-name="T537_9">unidades</text:span><text:span text:style-name="T537_10"><text:s/>“</text:span><text:span text:style-name="T537_11">Marine</text:span><text:span text:style-name="T537_12">”,<text:s/></text:span><text:span text:style-name="T537_13">carga</text:span><text:span text:style-name="T537_14"><text:s/></text:span><text:span text:style-name="T537_15">los</text:span><text:span text:style-name="T537_16"><text:s/></text:span><text:span text:style-name="T537_17">datos</text:span><text:span text:style-name="T537_18"><text:s/></text:span><text:span text:style-name="T537_19">de</text:span><text:span text:style-name="T537_20"><text:s/></text:span><text:span text:style-name="T537_21">los</text:span><text:span text:style-name="T537_22"><text:s/></text:span><text:span text:style-name="T537_23">mismos</text:span><text:span text:style-name="T537_24">.</text:span></text:p>
            </text:list-item>
            <text:list-item>
              <text:p text:style-name="P538"><text:span text:style-name="T538_1">Goliat</text:span><text:span text:style-name="T538_2">:<text:s/></text:span><text:span text:style-name="T538_3">representa</text:span><text:span text:style-name="T538_4"><text:s/></text:span><text:span text:style-name="T538_5">a</text:span><text:span text:style-name="T538_6"><text:s/></text:span><text:span text:style-name="T538_7">las</text:span><text:span text:style-name="T538_8"><text:s/></text:span><text:span text:style-name="T538_9">unidades</text:span><text:span text:style-name="T538_10"><text:s/>“</text:span><text:span text:style-name="T538_11">Goliat</text:span><text:span text:style-name="T538_12">”,<text:s/></text:span><text:span text:style-name="T538_13">carga</text:span><text:span text:style-name="T538_14"><text:s/></text:span><text:span text:style-name="T538_15">los</text:span><text:span text:style-name="T538_16"><text:s/></text:span><text:span text:style-name="T538_17">datos</text:span><text:span text:style-name="T538_18"><text:s/></text:span><text:span text:style-name="T538_19">de</text:span><text:span text:style-name="T538_20"><text:s/></text:span><text:span text:style-name="T538_21">los</text:span><text:span text:style-name="T538_22"><text:s/></text:span><text:span text:style-name="T538_23">mismos</text:span><text:span text:style-name="T538_24">.</text:span></text:p>
            </text:list-item>
            <text:list-item>
              <text:p text:style-name="P539"><text:span text:style-name="T539_1">Espectro</text:span><text:span text:style-name="T539_2">:<text:s/></text:span><text:span text:style-name="T539_3">representa</text:span><text:span text:style-name="T539_4"><text:s/></text:span><text:span text:style-name="T539_5">a</text:span><text:span text:style-name="T539_6"><text:s/></text:span><text:span text:style-name="T539_7">las</text:span><text:span text:style-name="T539_8"><text:s/></text:span><text:span text:style-name="T539_9">unidades</text:span><text:span text:style-name="T539_10"><text:s/>“</text:span><text:span text:style-name="T539_11">Espectro</text:span><text:span text:style-name="T539_12">”,<text:s/></text:span><text:span text:style-name="T539_13">carga</text:span><text:span text:style-name="T539_14"><text:s/></text:span><text:span text:style-name="T539_15">los</text:span><text:span text:style-name="T539_16"><text:s/></text:span><text:span text:style-name="T539_17">datos</text:span><text:span text:style-name="T539_18"><text:s/></text:span><text:span text:style-name="T539_19">de</text:span><text:span text:style-name="T539_20"><text:s/></text:span><text:span text:style-name="T539_21">los</text:span><text:span text:style-name="T539_22"><text:s/></text:span><text:span text:style-name="T539_23">mismos</text:span><text:span text:style-name="T539_24">.<text:s/></text:span><text:span text:style-name="T539_25">Puede</text:span><text:span text:style-name="T539_26"><text:s/></text:span><text:span text:style-name="T539_27">ubicarse</text:span><text:span text:style-name="T539_28"><text:s/></text:span><text:span text:style-name="T539_29">en</text:span><text:span text:style-name="T539_30"><text:s/></text:span><text:span text:style-name="T539_31">el</text:span><text:span text:style-name="T539_32"><text:s/></text:span><text:span text:style-name="T539_33">Aire</text:span><text:span text:style-name="T539_34">.<text:s/></text:span></text:p>
            </text:list-item>
            <text:list-item>
              <text:p text:style-name="P540"><text:span text:style-name="T540_1">Nave</text:span><text:span text:style-name="T540_2"><text:s/></text:span><text:span text:style-name="T540_3">Ciencia</text:span><text:span text:style-name="T540_4">:<text:s/></text:span><text:span text:style-name="T540_5">representa</text:span><text:span text:style-name="T540_6"><text:s/></text:span><text:span text:style-name="T540_7">a</text:span><text:span text:style-name="T540_8"><text:s/></text:span><text:span text:style-name="T540_9">las</text:span><text:span text:style-name="T540_10"><text:s/></text:span><text:span text:style-name="T540_11">unidades</text:span><text:span text:style-name="T540_12"><text:s/>“</text:span><text:span text:style-name="T540_13">Nave</text:span><text:span text:style-name="T540_14"><text:s/></text:span><text:span text:style-name="T540_15">Ciencia</text:span><text:span text:style-name="T540_16">”,<text:s/></text:span><text:span text:style-name="T540_17">carga</text:span><text:span text:style-name="T540_18"><text:s/></text:span><text:span text:style-name="T540_19">los</text:span><text:span text:style-name="T540_20"><text:s/></text:span><text:span text:style-name="T540_21">datos</text:span><text:span text:style-name="T540_22"><text:s/></text:span><text:span text:style-name="T540_23">de</text:span><text:span text:style-name="T540_24"><text:s/></text:span><text:span text:style-name="T540_25">los</text:span><text:span text:style-name="T540_26"><text:s/></text:span><text:span text:style-name="T540_27">mismos</text:span><text:span text:style-name="T540_28">.<text:s/></text:span><text:span text:style-name="T540_29">Puede</text:span><text:span text:style-name="T540_30"><text:s/></text:span><text:span text:style-name="T540_31">ubicarse</text:span><text:span text:style-name="T540_32"><text:s/></text:span><text:span text:style-name="T540_33">en</text:span><text:span text:style-name="T540_34"><text:s/></text:span><text:span text:style-name="T540_35">el</text:span><text:span text:style-name="T540_36"><text:s/></text:span><text:span text:style-name="T540_37">Aire</text:span><text:span text:style-name="T540_38">.<text:s/></text:span><text:span text:style-name="T540_39">Tiene</text:span><text:span text:style-name="T540_40"><text:s/></text:span><text:span text:style-name="T540_41">un</text:span><text:span text:style-name="T540_42"><text:s/></text:span><text:span text:style-name="T540_43">ataque</text:span><text:span text:style-name="T540_44"><text:s/></text:span><text:span text:style-name="T540_45">único</text:span><text:span text:style-name="T540_46">,<text:s/></text:span><text:span text:style-name="T540_47">radiación</text:span><text:span text:style-name="T540_48">.<text:s/></text:span><text:span text:style-name="T540_49">Además</text:span><text:span text:style-name="T540_50"><text:s/></text:span><text:span text:style-name="T540_51">posee</text:span><text:span text:style-name="T540_52"><text:s/></text:span><text:span text:style-name="T540_53">una</text:span><text:span text:style-name="T540_54"><text:s/></text:span><text:span text:style-name="T540_55">cantidad</text:span><text:span text:style-name="T540_56"><text:s/></text:span><text:span text:style-name="T540_57">finita</text:span><text:span text:style-name="T540_58"><text:s/></text:span><text:span text:style-name="T540_59">de</text:span><text:span text:style-name="T540_60"><text:s/></text:span><text:span text:style-name="T540_61">energía</text:span><text:span text:style-name="T540_62"><text:s/></text:span><text:span text:style-name="T540_63">que</text:span><text:span text:style-name="T540_64"><text:s/></text:span><text:span text:style-name="T540_65">se</text:span><text:span text:style-name="T540_66"><text:s/></text:span><text:span text:style-name="T540_67">regenera</text:span><text:span text:style-name="T540_68"><text:s/></text:span><text:span text:style-name="T540_69">con</text:span><text:span text:style-name="T540_70"><text:s/></text:span><text:span text:style-name="T540_71">los</text:span><text:span text:style-name="T540_72"><text:s/></text:span><text:span text:style-name="T540_73">turnos</text:span><text:span text:style-name="T540_74">.</text:span></text:p>
            </text:list-item>
            <text:list-item>
              <text:p text:style-name="P541"><text:span text:style-name="T541_1">Nave</text:span><text:span text:style-name="T541_2"><text:s/></text:span><text:span text:style-name="T541_3">Transporte</text:span><text:span text:style-name="T541_4">:<text:s/></text:span><text:span text:style-name="T541_5">representa</text:span><text:span text:style-name="T541_6"><text:s/></text:span><text:span text:style-name="T541_7">a</text:span><text:span text:style-name="T541_8"><text:s/></text:span><text:span text:style-name="T541_9">las</text:span><text:span text:style-name="T541_10"><text:s/></text:span><text:span text:style-name="T541_11">unidades</text:span><text:span text:style-name="T541_12"><text:s/>“</text:span><text:span text:style-name="T541_13">Nave</text:span><text:span text:style-name="T541_14"><text:s/></text:span><text:span text:style-name="T541_15">de</text:span><text:span text:style-name="T541_16"><text:s/></text:span><text:span text:style-name="T541_17">Transporte</text:span><text:span text:style-name="T541_18">”,<text:s/></text:span><text:span text:style-name="T541_19">carga</text:span><text:span text:style-name="T541_20"><text:s/></text:span><text:span text:style-name="T541_21">los</text:span><text:span text:style-name="T541_22"><text:s/></text:span><text:span text:style-name="T541_23">datos</text:span><text:span text:style-name="T541_24"><text:s/></text:span><text:span text:style-name="T541_25">de</text:span><text:span text:style-name="T541_26"><text:s/></text:span><text:span text:style-name="T541_27">los</text:span><text:span text:style-name="T541_28"><text:s/></text:span><text:span text:style-name="T541_29">mismos</text:span><text:span text:style-name="T541_30">.<text:s/></text:span><text:span text:style-name="T541_31">Puede</text:span><text:span text:style-name="T541_32"><text:s/></text:span><text:span text:style-name="T541_33">ubicarse</text:span><text:span text:style-name="T541_34"><text:s/></text:span><text:span text:style-name="T541_35">en</text:span><text:span text:style-name="T541_36"><text:s/></text:span><text:span text:style-name="T541_37">el</text:span><text:span text:style-name="T541_38"><text:s/></text:span><text:span text:style-name="T541_39">Aire</text:span><text:span text:style-name="T541_40"><text:s/></text:span><text:span text:style-name="T541_41">y</text:span><text:span text:style-name="T541_42"><text:s/></text:span><text:span text:style-name="T541_43">transportar</text:span><text:span text:style-name="T541_44"><text:s/></text:span><text:span text:style-name="T541_45">unidades</text:span><text:span text:style-name="T541_46">.</text:span></text:p>
            </text:list-item>
          </text:list>
        </text:list-item>
        <text:list-item>
          <text:p text:style-name="P542"><text:span text:style-name="T542_1">Recurso</text:span><text:span text:style-name="T542_2">:<text:s/></text:span><text:span text:style-name="T542_3">clase</text:span><text:span text:style-name="T542_4"><text:s/></text:span><text:span text:style-name="T542_5">abstracta</text:span><text:span text:style-name="T542_6"><text:s/></text:span><text:span text:style-name="T542_7">que</text:span><text:span text:style-name="T542_8"><text:s/></text:span><text:span text:style-name="T542_9">modela</text:span><text:span text:style-name="T542_10"><text:s/></text:span><text:span text:style-name="T542_11">a</text:span><text:span text:style-name="T542_12"><text:s/></text:span><text:span text:style-name="T542_13">los</text:span><text:span text:style-name="T542_14"><text:s/></text:span><text:span text:style-name="T542_15">recursos</text:span><text:span text:style-name="T542_16">,<text:s/></text:span><text:span text:style-name="T542_17">puede</text:span><text:span text:style-name="T542_18"><text:s/></text:span><text:span text:style-name="T542_19">o</text:span><text:span text:style-name="T542_20"><text:s/></text:span><text:span text:style-name="T542_21">no</text:span><text:span text:style-name="T542_22"><text:s/></text:span><text:span text:style-name="T542_23">ser</text:span><text:span text:style-name="T542_24"><text:s/></text:span><text:span text:style-name="T542_25">explotado</text:span><text:span text:style-name="T542_26">.<text:s/></text:span><text:span text:style-name="T542_27">Sus</text:span><text:span text:style-name="T542_28"><text:s/></text:span><text:span text:style-name="T542_29">reservas</text:span><text:span text:style-name="T542_30"><text:s/></text:span><text:span text:style-name="T542_31">son</text:span><text:span text:style-name="T542_32"><text:s/></text:span><text:span text:style-name="T542_33">agotables</text:span><text:span text:style-name="T542_34">.</text:span></text:p>
          <text:list>
            <text:list-item>
              <text:p text:style-name="P543"><text:span text:style-name="T543_1">Mina</text:span><text:span text:style-name="T543_2"><text:s/></text:span><text:span text:style-name="T543_3">de</text:span><text:span text:style-name="T543_4"><text:s/></text:span><text:span text:style-name="T543_5">Minerales</text:span><text:span text:style-name="T543_6">:<text:s/></text:span><text:span text:style-name="T543_7">representa</text:span><text:span text:style-name="T543_8"><text:s/></text:span><text:span text:style-name="T543_9">al</text:span><text:span text:style-name="T543_10"><text:s/></text:span><text:span text:style-name="T543_11">recurso</text:span><text:span text:style-name="T543_12"><text:s/></text:span><text:span text:style-name="T543_13">explotable</text:span><text:span text:style-name="T543_14"><text:s/></text:span><text:span text:style-name="T543_15">de</text:span><text:span text:style-name="T543_16"><text:s/></text:span><text:span text:style-name="T543_17">minerales</text:span><text:span text:style-name="T543_18">.</text:span></text:p>
            </text:list-item>
            <text:list-item>
              <text:p text:style-name="P544"><text:span text:style-name="T544_1">Volcán</text:span><text:span text:style-name="T544_2"><text:s/></text:span><text:span text:style-name="T544_3">de</text:span><text:span text:style-name="T544_4"><text:s/></text:span><text:span text:style-name="T544_5">Gas</text:span><text:span text:style-name="T544_6"><text:s/></text:span><text:span text:style-name="T544_7">Vespeno</text:span><text:span text:style-name="T544_8">:<text:s/></text:span><text:span text:style-name="T544_9">representa</text:span><text:span text:style-name="T544_10"><text:s/></text:span><text:span text:style-name="T544_11">al</text:span><text:span text:style-name="T544_12"><text:s/></text:span><text:span text:style-name="T544_13">recurso</text:span><text:span text:style-name="T544_14"><text:s/></text:span><text:span text:style-name="T544_15">explotable</text:span><text:span text:style-name="T544_16"><text:s/></text:span><text:span text:style-name="T544_17">de</text:span><text:span text:style-name="T544_18"><text:s/></text:span><text:span text:style-name="T544_19">gas</text:span><text:span text:style-name="T544_20"><text:s/></text:span><text:span text:style-name="T544_21">vespeno</text:span><text:span text:style-name="T544_22">.</text:span></text:p>
            </text:list-item>
          </text:list>
        </text:list-item>
      </text:list>
      <text:list text:style-name="LS23" xml:id="list109">
        <text:list-item>
          <text:p text:style-name="P545"><text:span text:style-name="T545_1">Jugador</text:span><text:span text:style-name="T545_2">:<text:s/></text:span><text:span text:style-name="T545_3">modela</text:span><text:span text:style-name="T545_4"><text:s/></text:span><text:span text:style-name="T545_5">un</text:span><text:span text:style-name="T545_6"><text:s/></text:span><text:span text:style-name="T545_7">jugador</text:span><text:span text:style-name="T545_8"><text:s/></text:span><text:span text:style-name="T545_9">de</text:span><text:span text:style-name="T545_10"><text:s/></text:span><text:span text:style-name="T545_11">AlgoCraft</text:span><text:span text:style-name="T545_12">.<text:s/></text:span><text:span text:style-name="T545_13">Le</text:span><text:span text:style-name="T545_14"><text:s/></text:span><text:span text:style-name="T545_15">permite</text:span><text:span text:style-name="T545_16"><text:s/></text:span><text:span text:style-name="T545_17">realizar</text:span><text:span text:style-name="T545_18"><text:s/></text:span><text:span text:style-name="T545_19">acciones</text:span><text:span text:style-name="T545_20"><text:s/></text:span><text:span text:style-name="T545_21">como</text:span><text:span text:style-name="T545_22"><text:s/></text:span><text:span text:style-name="T545_23">creación</text:span><text:span text:style-name="T545_24"><text:s/></text:span><text:span text:style-name="T545_25">de</text:span><text:span text:style-name="T545_26"><text:s/></text:span><text:span text:style-name="T545_27">edificios</text:span><text:span text:style-name="T545_28"><text:s/></text:span><text:span text:style-name="T545_29">y</text:span><text:span text:style-name="T545_30"><text:s/></text:span><text:span text:style-name="T545_31">unidades</text:span><text:span text:style-name="T545_32">,<text:s/></text:span><text:span text:style-name="T545_33">realizar</text:span><text:span text:style-name="T545_34"><text:s/></text:span><text:span text:style-name="T545_35">atacas</text:span><text:span text:style-name="T545_36"><text:s/></text:span><text:span text:style-name="T545_37">y</text:span><text:span text:style-name="T545_38"><text:s/></text:span><text:span text:style-name="T545_39">mover</text:span><text:span text:style-name="T545_40"><text:s/></text:span><text:span text:style-name="T545_41">unidades</text:span><text:span text:style-name="T545_42">.</text:span></text:p>
        </text:list-item>
        <text:list-item>
          <text:p text:style-name="P546"><text:span text:style-name="T546_1">Partida</text:span><text:span text:style-name="T546_2">:<text:s/></text:span><text:span text:style-name="T546_3">permite</text:span><text:span text:style-name="T546_4"><text:s/></text:span><text:span text:style-name="T546_5">iniciar</text:span><text:span text:style-name="T546_6"><text:s/></text:span><text:span text:style-name="T546_7">y</text:span><text:span text:style-name="T546_8"><text:s/></text:span><text:span text:style-name="T546_9">controlar</text:span><text:span text:style-name="T546_10"><text:s/></text:span><text:span text:style-name="T546_11">los</text:span><text:span text:style-name="T546_12"><text:s/></text:span><text:span text:style-name="T546_13">componentes</text:span><text:span text:style-name="T546_14"><text:s/></text:span><text:span text:style-name="T546_15">de</text:span><text:span text:style-name="T546_16"><text:s/></text:span><text:span text:style-name="T546_17">una</text:span><text:span text:style-name="T546_18"><text:s/></text:span><text:span text:style-name="T546_19">partida</text:span><text:span text:style-name="T546_20"><text:s/></text:span><text:span text:style-name="T546_21">de</text:span><text:span text:style-name="T546_22"><text:s/></text:span><text:span text:style-name="T546_23">AlgoCraft</text:span><text:span text:style-name="T546_24"><text:s/>(</text:span><text:span text:style-name="T546_25">mapa</text:span><text:span text:style-name="T546_26"><text:s/></text:span><text:span text:style-name="T546_27">y</text:span><text:span text:style-name="T546_28"><text:s/></text:span><text:span text:style-name="T546_29">jugadores</text:span><text:span text:style-name="T546_30">).</text:span></text:p>
        </text:list-item>
      </text:list>
      <text:p text:style-name="P547"/>
      <text:p text:style-name="P548"><text:span text:style-name="T548_1">Vista</text:span><text:span text:style-name="T548_2">:</text:span></text:p>
      <text:list text:style-name="LS23" xml:id="list111">
        <text:list-item>
          <text:p text:style-name="P549"><text:span text:style-name="T549_1">JuegoDeAlgoCraft</text:span><text:span text:style-name="T549_2">:<text:s/></text:span><text:span text:style-name="T549_3">es</text:span><text:span text:style-name="T549_4"><text:s/></text:span><text:span text:style-name="T549_5">un</text:span><text:span text:style-name="T549_6"><text:s/></text:span><text:span text:style-name="T549_7">objeto</text:span><text:span text:style-name="T549_8"><text:s/></text:span><text:span text:style-name="T549_9">que</text:span><text:span text:style-name="T549_10"><text:s/></text:span><text:span text:style-name="T549_11">permite</text:span><text:span text:style-name="T549_12"><text:s/></text:span><text:span text:style-name="T549_13">la</text:span><text:span text:style-name="T549_14"><text:s/></text:span><text:span text:style-name="T549_15">iniciación</text:span><text:span text:style-name="T549_16"><text:s/></text:span><text:span text:style-name="T549_17">y</text:span><text:span text:style-name="T549_18"><text:s/></text:span><text:span text:style-name="T549_19">creación</text:span><text:span text:style-name="T549_20"><text:s/></text:span><text:span text:style-name="T549_21">de</text:span><text:span text:style-name="T549_22"><text:s/></text:span><text:span text:style-name="T549_23">un</text:span><text:span text:style-name="T549_24"><text:s/></text:span><text:span text:style-name="T549_25">juego</text:span><text:span text:style-name="T549_26"><text:s/></text:span><text:span text:style-name="T549_27">de</text:span><text:span text:style-name="T549_28"><text:s/></text:span><text:span text:style-name="T549_29">AlgoCraft</text:span><text:span text:style-name="T549_30">.<text:s/></text:span><text:span text:style-name="T549_31">Así</text:span><text:span text:style-name="T549_32"><text:s/></text:span><text:span text:style-name="T549_33">mismo</text:span><text:span text:style-name="T549_34"><text:s/></text:span><text:span text:style-name="T549_35">inicia</text:span><text:span text:style-name="T549_36"><text:s/></text:span><text:span text:style-name="T549_37">su</text:span><text:span text:style-name="T549_38"><text:s/></text:span><text:span text:style-name="T549_39">representación</text:span><text:span text:style-name="T549_40"><text:s/></text:span><text:span text:style-name="T549_41">visual</text:span><text:span text:style-name="T549_42">.</text:span></text:p>
        </text:list-item>
        <text:list-item>
          <text:p text:style-name="P550"><text:span text:style-name="T550_1">VentanaDeAlgoCraft</text:span><text:span text:style-name="T550_2">:<text:s/></text:span><text:span text:style-name="T550_3">es</text:span><text:span text:style-name="T550_4"><text:s/></text:span><text:span text:style-name="T550_5">el</text:span><text:span text:style-name="T550_6"><text:s/></text:span><text:span text:style-name="T550_7">componente</text:span><text:span text:style-name="T550_8"><text:s/></text:span><text:span text:style-name="T550_9">gráfico</text:span><text:span text:style-name="T550_10"><text:s/></text:span><text:span text:style-name="T550_11">más</text:span><text:span text:style-name="T550_12"><text:s/></text:span><text:span text:style-name="T550_13">importante</text:span><text:span text:style-name="T550_14">.<text:s/></text:span><text:span text:style-name="T550_15">Tiene</text:span><text:span text:style-name="T550_16"><text:s/></text:span><text:span text:style-name="T550_17">una</text:span><text:span text:style-name="T550_18"><text:s/></text:span><text:span text:style-name="T550_19">barra</text:span><text:span text:style-name="T550_20"><text:s/></text:span><text:span text:style-name="T550_21">que</text:span><text:span text:style-name="T550_22"><text:s/></text:span><text:span text:style-name="T550_23">permite</text:span><text:span text:style-name="T550_24"><text:s/></text:span><text:span text:style-name="T550_25">iniciar</text:span><text:span text:style-name="T550_26"><text:s/></text:span><text:span text:style-name="T550_27">un</text:span><text:span text:style-name="T550_28"><text:s/></text:span><text:span text:style-name="T550_29">juego</text:span><text:span text:style-name="T550_30"><text:s/></text:span><text:span text:style-name="T550_31">y</text:span><text:span text:style-name="T550_32"><text:s/></text:span><text:span text:style-name="T550_33">salir</text:span><text:span text:style-name="T550_34">.<text:s/></text:span><text:span text:style-name="T550_35">Controla</text:span><text:span text:style-name="T550_36"><text:s/></text:span><text:span text:style-name="T550_37">todos</text:span><text:span text:style-name="T550_38"><text:s/></text:span><text:span text:style-name="T550_39">los</text:span><text:span text:style-name="T550_40"><text:s/></text:span><text:span text:style-name="T550_41">distintos</text:span><text:span text:style-name="T550_42"><text:s/></text:span><text:span text:style-name="T550_43">componentes</text:span><text:span text:style-name="T550_44"><text:s/></text:span><text:span text:style-name="T550_45">de</text:span><text:span text:style-name="T550_46"><text:s/></text:span><text:span text:style-name="T550_47">la</text:span><text:span text:style-name="T550_48"><text:s/></text:span><text:span text:style-name="T550_49">representación</text:span><text:span text:style-name="T550_50"><text:s/></text:span><text:span text:style-name="T550_51">gráfica</text:span><text:span text:style-name="T550_52">.</text:span></text:p>
        </text:list-item>
        <text:list-item>
          <text:p text:style-name="P551"><text:span text:style-name="T551_1">Sectores</text:span><text:span text:style-name="T551_2">:<text:s/></text:span><text:span text:style-name="T551_3">hay</text:span><text:span text:style-name="T551_4"><text:s/></text:span><text:span text:style-name="T551_5">distintos</text:span><text:span text:style-name="T551_6"><text:s/></text:span><text:span text:style-name="T551_7">sectores</text:span><text:span text:style-name="T551_8"><text:s/></text:span><text:span text:style-name="T551_9">en</text:span><text:span text:style-name="T551_10"><text:s/></text:span><text:span text:style-name="T551_11">una</text:span><text:span text:style-name="T551_12"><text:s/></text:span><text:span text:style-name="T551_13">ventana</text:span><text:span text:style-name="T551_14"><text:s/></text:span><text:span text:style-name="T551_15">de</text:span><text:span text:style-name="T551_16"><text:s/></text:span><text:span text:style-name="T551_17">AlgoCraft</text:span><text:span text:style-name="T551_18"><text:s/></text:span><text:span text:style-name="T551_19">que</text:span><text:span text:style-name="T551_20"><text:s/></text:span><text:span text:style-name="T551_21">cumples</text:span><text:span text:style-name="T551_22"><text:s/></text:span><text:span text:style-name="T551_23">distintas</text:span><text:span text:style-name="T551_24"><text:s/></text:span><text:span text:style-name="T551_25">funciones</text:span><text:span text:style-name="T551_26">.<text:s/></text:span></text:p>
          <text:list>
            <text:list-item>
              <text:p text:style-name="P552"><text:span text:style-name="T552_1">Sector</text:span><text:span text:style-name="T552_2"><text:s/></text:span><text:span text:style-name="T552_3">Juego</text:span><text:span text:style-name="T552_4">:<text:s/></text:span><text:span text:style-name="T552_5">contiene</text:span><text:span text:style-name="T552_6"><text:s/></text:span><text:span text:style-name="T552_7">la</text:span><text:span text:style-name="T552_8"><text:s/></text:span><text:span text:style-name="T552_9">información</text:span><text:span text:style-name="T552_10"><text:s/></text:span><text:span text:style-name="T552_11">de</text:span><text:span text:style-name="T552_12"><text:s/></text:span><text:span text:style-name="T552_13">las</text:span><text:span text:style-name="T552_14"><text:s/></text:span><text:span text:style-name="T552_15">unidades</text:span><text:span text:style-name="T552_16"><text:s/></text:span><text:span text:style-name="T552_17">seleccionadas</text:span><text:span text:style-name="T552_18"><text:s/></text:span><text:span text:style-name="T552_19">y</text:span><text:span text:style-name="T552_20"><text:s/></text:span><text:span text:style-name="T552_21">las</text:span><text:span text:style-name="T552_22"><text:s/></text:span><text:span text:style-name="T552_23">acciones</text:span><text:span text:style-name="T552_24"><text:s/></text:span><text:span text:style-name="T552_25">que</text:span><text:span text:style-name="T552_26"><text:s/></text:span><text:span text:style-name="T552_27">se</text:span><text:span text:style-name="T552_28"><text:s/></text:span><text:span text:style-name="T552_29">pueden</text:span><text:span text:style-name="T552_30"><text:s/></text:span><text:span text:style-name="T552_31">realizar</text:span><text:span text:style-name="T552_32">.<text:s/></text:span><text:span text:style-name="T552_33">Así</text:span><text:span text:style-name="T552_34"><text:s/></text:span><text:span text:style-name="T552_35">mismo</text:span><text:span text:style-name="T552_36"><text:s/></text:span><text:span text:style-name="T552_37">también</text:span><text:span text:style-name="T552_38"><text:s/></text:span><text:span text:style-name="T552_39">muestra</text:span><text:span text:style-name="T552_40"><text:s/></text:span><text:span text:style-name="T552_41">el</text:span><text:span text:style-name="T552_42"><text:s/></text:span><text:span text:style-name="T552_43">mapa</text:span><text:span text:style-name="T552_44"><text:s/></text:span><text:span text:style-name="T552_45">de</text:span><text:span text:style-name="T552_46"><text:s/></text:span><text:span text:style-name="T552_47">una</text:span><text:span text:style-name="T552_48"><text:s/></text:span><text:span text:style-name="T552_49">partida</text:span><text:span text:style-name="T552_50">.</text:span></text:p>
            </text:list-item>
            <text:list-item>
              <text:p text:style-name="P553"><text:span text:style-name="T553_1">Sector</text:span><text:span text:style-name="T553_2"><text:s/></text:span><text:span text:style-name="T553_3">de</text:span><text:span text:style-name="T553_4"><text:s/></text:span><text:span text:style-name="T553_5">Información</text:span><text:span text:style-name="T553_6"><text:s/></text:span><text:span text:style-name="T553_7">para</text:span><text:span text:style-name="T553_8"><text:s/></text:span><text:span text:style-name="T553_9">el</text:span><text:span text:style-name="T553_10"><text:s/></text:span><text:span text:style-name="T553_11">usuario</text:span><text:span text:style-name="T553_12">.<text:s/></text:span><text:span text:style-name="T553_13">contiene</text:span><text:span text:style-name="T553_14"><text:s/></text:span><text:span text:style-name="T553_15">un</text:span><text:span text:style-name="T553_16"><text:s/></text:span><text:span text:style-name="T553_17">sector</text:span><text:span text:style-name="T553_18"><text:s/></text:span><text:span text:style-name="T553_19">de</text:span><text:span text:style-name="T553_20"><text:s/></text:span><text:span text:style-name="T553_21">referencias</text:span><text:span text:style-name="T553_22"><text:s/></text:span><text:span text:style-name="T553_23">para</text:span><text:span text:style-name="T553_24"><text:s/></text:span><text:span text:style-name="T553_25">la</text:span><text:span text:style-name="T553_26"><text:s/></text:span><text:span text:style-name="T553_27">correcta</text:span><text:span text:style-name="T553_28"><text:s/></text:span><text:span text:style-name="T553_29">interpretación</text:span><text:span text:style-name="T553_30"><text:s/></text:span><text:span text:style-name="T553_31">del</text:span><text:span text:style-name="T553_32"><text:s/></text:span><text:span text:style-name="T553_33">mapa</text:span><text:span text:style-name="T553_34">.<text:s/></text:span></text:p>
            </text:list-item>
            <text:list-item>
              <text:p text:style-name="P554"><text:span text:style-name="T554_1">Sector</text:span><text:span text:style-name="T554_2"><text:s/></text:span><text:span text:style-name="T554_3">de</text:span><text:span text:style-name="T554_4"><text:s/></text:span><text:span text:style-name="T554_5">información</text:span><text:span text:style-name="T554_6"><text:s/></text:span><text:span text:style-name="T554_7">del</text:span><text:span text:style-name="T554_8"><text:s/></text:span><text:span text:style-name="T554_9">Jugador</text:span><text:span text:style-name="T554_10"><text:s/></text:span><text:span text:style-name="T554_11">actual</text:span><text:span text:style-name="T554_12">:<text:s/></text:span><text:span text:style-name="T554_13">muestra</text:span><text:span text:style-name="T554_14"><text:s/></text:span><text:span text:style-name="T554_15">la</text:span><text:span text:style-name="T554_16"><text:s/></text:span><text:span text:style-name="T554_17">información</text:span><text:span text:style-name="T554_18"><text:s/></text:span><text:span text:style-name="T554_19">del</text:span><text:span text:style-name="T554_20"><text:s/></text:span><text:span text:style-name="T554_21">jugador</text:span><text:span text:style-name="T554_22"><text:s/></text:span><text:span text:style-name="T554_23">que</text:span><text:span text:style-name="T554_24"><text:s/></text:span><text:span text:style-name="T554_25">se</text:span><text:span text:style-name="T554_26"><text:s/></text:span><text:span text:style-name="T554_27">encuentra</text:span><text:span text:style-name="T554_28"><text:s/></text:span><text:span text:style-name="T554_29">efectuando</text:span><text:span text:style-name="T554_30"><text:s/></text:span><text:span text:style-name="T554_31">su</text:span><text:span text:style-name="T554_32"><text:s/></text:span><text:span text:style-name="T554_33">turno</text:span><text:span text:style-name="T554_34">.<text:s/></text:span><text:span text:style-name="T554_35">En</text:span><text:span text:style-name="T554_36"><text:s/></text:span><text:span text:style-name="T554_37">particular</text:span><text:span text:style-name="T554_38"><text:s/></text:span><text:span text:style-name="T554_39">muestra</text:span><text:span text:style-name="T554_40"><text:s/></text:span><text:span text:style-name="T554_41">su</text:span><text:span text:style-name="T554_42"><text:s/></text:span><text:span text:style-name="T554_43">nombre</text:span><text:span text:style-name="T554_44">,<text:s/></text:span><text:span text:style-name="T554_45">sus</text:span><text:span text:style-name="T554_46"><text:s/></text:span><text:span text:style-name="T554_47">recursos</text:span><text:span text:style-name="T554_48"><text:s/></text:span><text:span text:style-name="T554_49">disponibles</text:span><text:span text:style-name="T554_50"><text:s/></text:span><text:span text:style-name="T554_51">y</text:span><text:span text:style-name="T554_52"><text:s/></text:span><text:span text:style-name="T554_53">la</text:span><text:span text:style-name="T554_54"><text:s/></text:span><text:span text:style-name="T554_55">cantidad</text:span><text:span text:style-name="T554_56"><text:s/></text:span><text:span text:style-name="T554_57">de</text:span><text:span text:style-name="T554_58"><text:s/></text:span><text:span text:style-name="T554_59">población</text:span><text:span text:style-name="T554_60"><text:s/></text:span><text:span text:style-name="T554_61">máxima</text:span><text:span text:style-name="T554_62">.</text:span></text:p>
            </text:list-item>
          </text:list>
        </text:list-item>
      </text:list>
      <text:list text:style-name="LS24" xml:id="list117">
        <text:list-item>
          <text:p text:style-name="P555"><text:span text:style-name="T555_1">Vistas</text:span><text:span text:style-name="T555_2">:<text:s/></text:span><text:span text:style-name="T555_3">cada</text:span><text:span text:style-name="T555_4"><text:s/></text:span><text:span text:style-name="T555_5">elemento</text:span><text:span text:style-name="T555_6"><text:s/></text:span><text:span text:style-name="T555_7">que</text:span><text:span text:style-name="T555_8"><text:s/></text:span><text:span text:style-name="T555_9">pueda</text:span><text:span text:style-name="T555_10"><text:s/></text:span><text:span text:style-name="T555_11">encontrarse</text:span><text:span text:style-name="T555_12"><text:s/></text:span><text:span text:style-name="T555_13">en</text:span><text:span text:style-name="T555_14"><text:s/></text:span><text:span text:style-name="T555_15">el</text:span><text:span text:style-name="T555_16"><text:s/></text:span><text:span text:style-name="T555_17">mapa</text:span><text:span text:style-name="T555_18"><text:s/></text:span><text:span text:style-name="T555_19">de</text:span><text:span text:style-name="T555_20"><text:s/></text:span><text:span text:style-name="T555_21">la</text:span><text:span text:style-name="T555_22"><text:s/></text:span><text:span text:style-name="T555_23">interfaz</text:span><text:span text:style-name="T555_24"><text:s/></text:span><text:span text:style-name="T555_25">gráfica</text:span><text:span text:style-name="T555_26"><text:s/></text:span><text:span text:style-name="T555_27">tiene</text:span><text:span text:style-name="T555_28"><text:s/></text:span><text:span text:style-name="T555_29">su</text:span><text:span text:style-name="T555_30"><text:s/></text:span><text:span text:style-name="T555_31">vista</text:span><text:span text:style-name="T555_32"><text:s/></text:span><text:span text:style-name="T555_33">particular</text:span><text:span text:style-name="T555_34">.<text:s/></text:span><text:span text:style-name="T555_35">La</text:span><text:span text:style-name="T555_36"><text:s/></text:span><text:span text:style-name="T555_37">implementación</text:span><text:span text:style-name="T555_38"><text:s/></text:span><text:span text:style-name="T555_39">elegida</text:span><text:span text:style-name="T555_40"><text:s/></text:span><text:span text:style-name="T555_41">muestra</text:span><text:span text:style-name="T555_42"><text:s/></text:span><text:span text:style-name="T555_43">un</text:span><text:span text:style-name="T555_44"><text:s/></text:span><text:span text:style-name="T555_45">color</text:span><text:span text:style-name="T555_46"><text:s/></text:span><text:span text:style-name="T555_47">distinto</text:span><text:span text:style-name="T555_48"><text:s/></text:span><text:span text:style-name="T555_49">para</text:span><text:span text:style-name="T555_50"><text:s/></text:span><text:span text:style-name="T555_51">cada</text:span><text:span text:style-name="T555_52"><text:s/></text:span><text:span text:style-name="T555_53">una</text:span><text:span text:style-name="T555_54"><text:s/></text:span><text:span text:style-name="T555_55">y</text:span><text:span text:style-name="T555_56"><text:s/></text:span><text:span text:style-name="T555_57">un</text:span><text:span text:style-name="T555_58"><text:s/></text:span><text:span text:style-name="T555_59">número</text:span><text:span text:style-name="T555_60"><text:s/></text:span><text:span text:style-name="T555_61">identificador</text:span><text:span text:style-name="T555_62"><text:s/></text:span><text:span text:style-name="T555_63">del</text:span><text:span text:style-name="T555_64"><text:s/></text:span><text:span text:style-name="T555_65">jugador</text:span><text:span text:style-name="T555_66"><text:s/></text:span><text:span text:style-name="T555_67">para</text:span><text:span text:style-name="T555_68"><text:s/></text:span><text:span text:style-name="T555_69">cada</text:span><text:span text:style-name="T555_70"><text:s/></text:span><text:span text:style-name="T555_71">unidad</text:span><text:span text:style-name="T555_72"><text:s/></text:span><text:span text:style-name="T555_73">o</text:span><text:span text:style-name="T555_74"><text:s/></text:span><text:span text:style-name="T555_75">edificio</text:span><text:span text:style-name="T555_76"><text:s/></text:span><text:span text:style-name="T555_77">poseíble</text:span><text:span text:style-name="T555_78"><text:s/></text:span><text:span text:style-name="T555_79">por</text:span><text:span text:style-name="T555_80"><text:s/></text:span><text:span text:style-name="T555_81">un</text:span><text:span text:style-name="T555_82"><text:s/></text:span><text:span text:style-name="T555_83">jugador</text:span><text:span text:style-name="T555_84">.<text:s/></text:span></text:p>
        </text:list-item>
      </text:list>
      <text:list text:style-name="LS23" xml:id="list118">
        <text:list-item>
          <text:p text:style-name="P556"><text:span text:style-name="T556_1">Acciones</text:span><text:span text:style-name="T556_2">:<text:s/></text:span><text:span text:style-name="T556_3">las</text:span><text:span text:style-name="T556_4"><text:s/></text:span><text:span text:style-name="T556_5">acciones</text:span><text:span text:style-name="T556_6"><text:s/></text:span><text:span text:style-name="T556_7">conocen</text:span><text:span text:style-name="T556_8"><text:s/></text:span><text:span text:style-name="T556_9">su</text:span><text:span text:style-name="T556_10"><text:s/></text:span><text:span text:style-name="T556_11">implementación</text:span><text:span text:style-name="T556_12"><text:s/></text:span><text:span text:style-name="T556_13">gráfica</text:span><text:span text:style-name="T556_14"><text:s/></text:span><text:span text:style-name="T556_15">para</text:span><text:span text:style-name="T556_16"><text:s/></text:span><text:span text:style-name="T556_17">ser</text:span><text:span text:style-name="T556_18"><text:s/></text:span><text:span text:style-name="T556_19">mostradas</text:span><text:span text:style-name="T556_20"><text:s/></text:span><text:span text:style-name="T556_21">y</text:span><text:span text:style-name="T556_22"><text:s/></text:span><text:span text:style-name="T556_23">así</text:span><text:span text:style-name="T556_24"><text:s/></text:span><text:span text:style-name="T556_25">mismo</text:span><text:span text:style-name="T556_26"><text:s/></text:span><text:span text:style-name="T556_27">pueden</text:span><text:span text:style-name="T556_28"><text:s/></text:span><text:span text:style-name="T556_29">ser</text:span><text:span text:style-name="T556_30"><text:s/></text:span><text:span text:style-name="T556_31">seleccionadas</text:span><text:span text:style-name="T556_32"><text:s/></text:span><text:span text:style-name="T556_33">realizando</text:span><text:span text:style-name="T556_34"><text:s/></text:span><text:span text:style-name="T556_35">entonces</text:span><text:span text:style-name="T556_36"><text:s/></text:span><text:span text:style-name="T556_37">la</text:span><text:span text:style-name="T556_38"><text:s/></text:span><text:span text:style-name="T556_39">acción</text:span><text:span text:style-name="T556_40"><text:s/></text:span><text:span text:style-name="T556_41">deseada</text:span><text:span text:style-name="T556_42">.<text:s/></text:span><text:span text:style-name="T556_43">Por</text:span><text:span text:style-name="T556_44"><text:s/></text:span><text:span text:style-name="T556_45">ejemplo</text:span><text:span text:style-name="T556_46">,<text:s/></text:span><text:span text:style-name="T556_47">permiten</text:span><text:span text:style-name="T556_48"><text:s/></text:span><text:span text:style-name="T556_49">al</text:span><text:span text:style-name="T556_50"><text:s/></text:span><text:span text:style-name="T556_51">usuario</text:span><text:span text:style-name="T556_52"><text:s/></text:span><text:span text:style-name="T556_53">seleccionarlas</text:span><text:span text:style-name="T556_54"><text:s/></text:span><text:span text:style-name="T556_55">y</text:span><text:span text:style-name="T556_56"><text:s/></text:span><text:span text:style-name="T556_57">crear</text:span><text:span text:style-name="T556_58"><text:s/></text:span><text:span text:style-name="T556_59">edificios</text:span><text:span text:style-name="T556_60"><text:s/></text:span><text:span text:style-name="T556_61">o</text:span><text:span text:style-name="T556_62"><text:s/></text:span><text:span text:style-name="T556_63">unidades</text:span><text:span text:style-name="T556_64">,<text:s/></text:span><text:span text:style-name="T556_65">mover</text:span><text:span text:style-name="T556_66"><text:s/></text:span><text:span text:style-name="T556_67">una</text:span><text:span text:style-name="T556_68"><text:s/></text:span><text:span text:style-name="T556_69">unidad</text:span><text:span text:style-name="T556_70"><text:s/></text:span><text:span text:style-name="T556_71">o</text:span><text:span text:style-name="T556_72"><text:s/></text:span><text:span text:style-name="T556_73">atacar</text:span><text:span text:style-name="T556_74">.<text:s/></text:span><text:span text:style-name="T556_75">Son</text:span><text:span text:style-name="T556_76"><text:s/></text:span><text:span text:style-name="T556_77">todas</text:span><text:span text:style-name="T556_78"><text:s/></text:span><text:span text:style-name="T556_79">AbstractAction</text:span><text:span text:style-name="T556_80">.</text:span></text:p>
        </text:list-item>
      </text:list>
      <text:p text:style-name="P557"/>
      <text:p text:style-name="P558"><text:span text:style-name="T558_1">Las</text:span><text:span text:style-name="T558_2"><text:s/></text:span><text:span text:style-name="T558_3">interfaces</text:span><text:span text:style-name="T558_4"><text:s/></text:span><text:span text:style-name="T558_5">que</text:span><text:span text:style-name="T558_6"><text:s/></text:span><text:span text:style-name="T558_7">se</text:span><text:span text:style-name="T558_8"><text:s/></text:span><text:span text:style-name="T558_9">crearon</text:span><text:span text:style-name="T558_10"><text:s/></text:span><text:span text:style-name="T558_11">para</text:span><text:span text:style-name="T558_12"><text:s/></text:span><text:span text:style-name="T558_13">este</text:span><text:span text:style-name="T558_14"><text:s/></text:span><text:span text:style-name="T558_15">trabajo</text:span><text:span text:style-name="T558_16"><text:s/></text:span><text:span text:style-name="T558_17">práctico</text:span><text:span text:style-name="T558_18"><text:s/></text:span><text:span text:style-name="T558_19">son</text:span><text:span text:style-name="T558_20"><text:s/></text:span><text:span text:style-name="T558_21">las</text:span><text:span text:style-name="T558_22"><text:s/></text:span><text:span text:style-name="T558_23">siguientes</text:span><text:span text:style-name="T558_24">.</text:span></text:p>
      <text:p text:style-name="P559"><text:span text:style-name="T559_1">Modelo</text:span><text:span text:style-name="T559_2">:</text:span></text:p>
      <text:list text:style-name="LS25" xml:id="list119">
        <text:list-item>
          <text:p text:style-name="P560"><text:span text:style-name="T560_1">Atacable</text:span><text:span text:style-name="T560_2">:<text:s/></text:span><text:span text:style-name="T560_3">modela</text:span><text:span text:style-name="T560_4"><text:s/></text:span><text:span text:style-name="T560_5">a</text:span><text:span text:style-name="T560_6"><text:s/></text:span><text:span text:style-name="T560_7">los</text:span><text:span text:style-name="T560_8"><text:s/></text:span><text:span text:style-name="T560_9">objetos</text:span><text:span text:style-name="T560_10"><text:s/></text:span><text:span text:style-name="T560_11">que</text:span><text:span text:style-name="T560_12"><text:s/></text:span><text:span text:style-name="T560_13">pueden</text:span><text:span text:style-name="T560_14"><text:s/></text:span><text:span text:style-name="T560_15">ser</text:span><text:span text:style-name="T560_16"><text:s/></text:span><text:span text:style-name="T560_17">atacados</text:span><text:span text:style-name="T560_18">.</text:span></text:p>
        </text:list-item>
        <text:list-item>
          <text:p text:style-name="P561"><text:span text:style-name="T561_1">Defendible</text:span><text:span text:style-name="T561_2">:<text:s/></text:span><text:span text:style-name="T561_3">modela</text:span><text:span text:style-name="T561_4"><text:s/></text:span><text:span text:style-name="T561_5">a</text:span><text:span text:style-name="T561_6"><text:s/></text:span><text:span text:style-name="T561_7">los</text:span><text:span text:style-name="T561_8"><text:s/></text:span><text:span text:style-name="T561_9">objetos</text:span><text:span text:style-name="T561_10"><text:s/></text:span><text:span text:style-name="T561_11">que</text:span><text:span text:style-name="T561_12"><text:s/></text:span><text:span text:style-name="T561_13">pueden</text:span><text:span text:style-name="T561_14"><text:s/></text:span><text:span text:style-name="T561_15">atacar</text:span><text:span text:style-name="T561_16">.</text:span></text:p>
        </text:list-item>
        <text:list-item>
          <text:p text:style-name="P562"><text:span text:style-name="T562_1">Cobrable</text:span><text:span text:style-name="T562_2">:<text:s/></text:span><text:span text:style-name="T562_3">modela</text:span><text:span text:style-name="T562_4"><text:s/></text:span><text:span text:style-name="T562_5">a</text:span><text:span text:style-name="T562_6"><text:s/></text:span><text:span text:style-name="T562_7">los</text:span><text:span text:style-name="T562_8"><text:s/></text:span><text:span text:style-name="T562_9">objetos</text:span><text:span text:style-name="T562_10"><text:s/></text:span><text:span text:style-name="T562_11">que</text:span><text:span text:style-name="T562_12"><text:s/></text:span><text:span text:style-name="T562_13">requieren</text:span><text:span text:style-name="T562_14"><text:s/></text:span><text:span text:style-name="T562_15">de</text:span><text:span text:style-name="T562_16"><text:s/></text:span><text:span text:style-name="T562_17">ciertos</text:span><text:span text:style-name="T562_18"><text:s/></text:span><text:span text:style-name="T562_19">recursos</text:span><text:span text:style-name="T562_20"><text:s/></text:span><text:span text:style-name="T562_21">para</text:span><text:span text:style-name="T562_22"><text:s/></text:span><text:span text:style-name="T562_23">ser</text:span><text:span text:style-name="T562_24"><text:s/></text:span><text:span text:style-name="T562_25">creados</text:span><text:span text:style-name="T562_26">.</text:span></text:p>
        </text:list-item>
        <text:list-item>
          <text:p text:style-name="P563"><text:span text:style-name="T563_1">Actualizable</text:span><text:span text:style-name="T563_2">:<text:s/></text:span><text:span text:style-name="T563_3">modela</text:span><text:span text:style-name="T563_4"><text:s/></text:span><text:span text:style-name="T563_5">todo</text:span><text:span text:style-name="T563_6"><text:s/></text:span><text:span text:style-name="T563_7">aquel</text:span><text:span text:style-name="T563_8"><text:s/></text:span><text:span text:style-name="T563_9">comportamiento</text:span><text:span text:style-name="T563_10"><text:s/></text:span><text:span text:style-name="T563_11">asociado</text:span><text:span text:style-name="T563_12"><text:s/></text:span><text:span text:style-name="T563_13">al</text:span><text:span text:style-name="T563_14"><text:s/></text:span><text:span text:style-name="T563_15">paso</text:span><text:span text:style-name="T563_16"><text:s/></text:span><text:span text:style-name="T563_17">del</text:span><text:span text:style-name="T563_18"><text:s/></text:span><text:span text:style-name="T563_19">tiempo</text:span><text:span text:style-name="T563_20"><text:s/></text:span><text:span text:style-name="T563_21">por</text:span><text:span text:style-name="T563_22"><text:s/></text:span><text:span text:style-name="T563_23">turno</text:span><text:span text:style-name="T563_24">.</text:span></text:p>
        </text:list-item>
        <text:list-item>
          <text:p text:style-name="P564"><text:span text:style-name="T564_1">Ubicable</text:span><text:span text:style-name="T564_2">:<text:s/></text:span><text:span text:style-name="T564_3">modela</text:span><text:span text:style-name="T564_4"><text:s/></text:span><text:span text:style-name="T564_5">a</text:span><text:span text:style-name="T564_6"><text:s/></text:span><text:span text:style-name="T564_7">aquello</text:span><text:span text:style-name="T564_8"><text:s/></text:span><text:span text:style-name="T564_9">que</text:span><text:span text:style-name="T564_10"><text:s/></text:span><text:span text:style-name="T564_11">pueda</text:span><text:span text:style-name="T564_12"><text:s/></text:span><text:span text:style-name="T564_13">ocupar</text:span><text:span text:style-name="T564_14"><text:s/></text:span><text:span text:style-name="T564_15">un</text:span><text:span text:style-name="T564_16"><text:s/></text:span><text:span text:style-name="T564_17">lugar</text:span><text:span text:style-name="T564_18"><text:s/></text:span><text:span text:style-name="T564_19">en</text:span><text:span text:style-name="T564_20"><text:s/></text:span><text:span text:style-name="T564_21">los</text:span><text:span text:style-name="T564_22"><text:s/></text:span><text:span text:style-name="T564_23">terrenos</text:span><text:span text:style-name="T564_24"><text:s/></text:span><text:span text:style-name="T564_25">del</text:span><text:span text:style-name="T564_26"><text:s/></text:span><text:span text:style-name="T564_27">mapa</text:span><text:span text:style-name="T564_28">.</text:span></text:p>
        </text:list-item>
        <text:list-item>
          <text:p text:style-name="P565"><text:span text:style-name="T565_1">Identificable</text:span><text:span text:style-name="T565_2">:<text:s/></text:span><text:span text:style-name="T565_3">modela</text:span><text:span text:style-name="T565_4"><text:s/></text:span><text:span text:style-name="T565_5">a</text:span><text:span text:style-name="T565_6"><text:s/></text:span><text:span text:style-name="T565_7">las</text:span><text:span text:style-name="T565_8"><text:s/></text:span><text:span text:style-name="T565_9">vistas</text:span><text:span text:style-name="T565_10"><text:s/></text:span><text:span text:style-name="T565_11">de</text:span><text:span text:style-name="T565_12"><text:s/></text:span><text:span text:style-name="T565_13">la</text:span><text:span text:style-name="T565_14"><text:s/></text:span><text:span text:style-name="T565_15">interfaz</text:span><text:span text:style-name="T565_16"><text:s/></text:span><text:span text:style-name="T565_17">gráfica</text:span><text:span text:style-name="T565_18"><text:s/></text:span><text:span text:style-name="T565_19">que</text:span><text:span text:style-name="T565_20"><text:s/></text:span><text:span text:style-name="T565_21">pertenecen</text:span><text:span text:style-name="T565_22"><text:s/></text:span><text:span text:style-name="T565_23">a</text:span><text:span text:style-name="T565_24"><text:s/></text:span><text:span text:style-name="T565_25">un</text:span><text:span text:style-name="T565_26"><text:s/></text:span><text:span text:style-name="T565_27">jugador</text:span><text:span text:style-name="T565_28">.<text:s/></text:span><text:span text:style-name="T565_29">Permiten</text:span><text:span text:style-name="T565_30"><text:s/></text:span><text:span text:style-name="T565_31">la</text:span><text:span text:style-name="T565_32"><text:s/></text:span><text:span text:style-name="T565_33">diferenciación</text:span><text:span text:style-name="T565_34"><text:s/></text:span><text:span text:style-name="T565_35">rápida</text:span><text:span text:style-name="T565_36"><text:s/></text:span><text:span text:style-name="T565_37">de</text:span><text:span text:style-name="T565_38"><text:s/></text:span><text:span text:style-name="T565_39">las</text:span><text:span text:style-name="T565_40"><text:s/></text:span><text:span text:style-name="T565_41">mismas</text:span><text:span text:style-name="T565_42">.</text:span></text:p>
        </text:list-item>
        <text:list-item>
          <text:p text:style-name="P566"><text:span text:style-name="T566_1">Construible</text:span><text:span text:style-name="T566_2">:<text:s/></text:span><text:span text:style-name="T566_3">modela</text:span><text:span text:style-name="T566_4"><text:s/></text:span><text:span text:style-name="T566_5">a</text:span><text:span text:style-name="T566_6"><text:s/></text:span><text:span text:style-name="T566_7">los</text:span><text:span text:style-name="T566_8"><text:s/></text:span><text:span text:style-name="T566_9">objetos</text:span><text:span text:style-name="T566_10"><text:s/></text:span><text:span text:style-name="T566_11">que</text:span><text:span text:style-name="T566_12"><text:s/></text:span><text:span text:style-name="T566_13">para</text:span><text:span text:style-name="T566_14"><text:s/></text:span><text:span text:style-name="T566_15">crearse</text:span><text:span text:style-name="T566_16"><text:s/></text:span><text:span text:style-name="T566_17">pasan</text:span><text:span text:style-name="T566_18"><text:s/></text:span><text:span text:style-name="T566_19">por</text:span><text:span text:style-name="T566_20"><text:s/></text:span><text:span text:style-name="T566_21">un</text:span><text:span text:style-name="T566_22"><text:s/></text:span><text:span text:style-name="T566_23">período</text:span><text:span text:style-name="T566_24"><text:s/></text:span><text:span text:style-name="T566_25">de</text:span><text:span text:style-name="T566_26"><text:s/></text:span><text:span text:style-name="T566_27">construcción</text:span><text:span text:style-name="T566_28">.</text:span></text:p>
        </text:list-item>
        <text:list-item>
          <text:p text:style-name="P567"><text:span text:style-name="T567_1">Ataque</text:span><text:span text:style-name="T567_2">:<text:s/></text:span><text:span text:style-name="T567_3">modela</text:span><text:span text:style-name="T567_4"><text:s/></text:span><text:span text:style-name="T567_5">a</text:span><text:span text:style-name="T567_6"><text:s/></text:span><text:span text:style-name="T567_7">los</text:span><text:span text:style-name="T567_8"><text:s/></text:span><text:span text:style-name="T567_9">ataques</text:span><text:span text:style-name="T567_10"><text:s/></text:span><text:span text:style-name="T567_11">del</text:span><text:span text:style-name="T567_12"><text:s/></text:span><text:span text:style-name="T567_13">juego</text:span><text:span text:style-name="T567_14">,<text:s/></text:span><text:span text:style-name="T567_15">tiene</text:span><text:span text:style-name="T567_16"><text:s/></text:span><text:span text:style-name="T567_17">dos</text:span><text:span text:style-name="T567_18"><text:s/></text:span><text:span text:style-name="T567_19">métodos</text:span><text:span text:style-name="T567_20"><text:s/></text:span><text:span text:style-name="T567_21">que</text:span><text:span text:style-name="T567_22"><text:s/></text:span><text:span text:style-name="T567_23">le</text:span><text:span text:style-name="T567_24"><text:s/></text:span><text:span text:style-name="T567_25">permiten</text:span><text:span text:style-name="T567_26"><text:s/></text:span><text:span text:style-name="T567_27">afectar</text:span><text:span text:style-name="T567_28"><text:s/></text:span><text:span text:style-name="T567_29">a</text:span><text:span text:style-name="T567_30"><text:s/></text:span><text:span text:style-name="T567_31">unidades</text:span><text:span text:style-name="T567_32"><text:s/></text:span><text:span text:style-name="T567_33">y</text:span><text:span text:style-name="T567_34"><text:s/></text:span><text:span text:style-name="T567_35">a</text:span><text:span text:style-name="T567_36"><text:s/></text:span><text:span text:style-name="T567_37">edificios</text:span><text:span text:style-name="T567_38">.</text:span></text:p>
        </text:list-item>
      </text:list>
      <text:p text:style-name="P568"/>
      <text:p text:style-name="P569"><text:span text:style-name="T569_1">Vista</text:span><text:span text:style-name="T569_2">:</text:span></text:p>
      <text:list text:style-name="LS26" xml:id="list127">
        <text:list-item>
          <text:p text:style-name="P570"><text:span text:style-name="T570_1">IdentificableVisible</text:span><text:span text:style-name="T570_2">:<text:s/></text:span><text:span text:style-name="T570_3">modela</text:span><text:span text:style-name="T570_4"><text:s/></text:span><text:span text:style-name="T570_5">aquellos</text:span><text:span text:style-name="T570_6"><text:s/></text:span><text:span text:style-name="T570_7">objetos</text:span><text:span text:style-name="T570_8"><text:s/></text:span><text:span text:style-name="T570_9">que</text:span><text:span text:style-name="T570_10"><text:s/></text:span><text:span text:style-name="T570_11">pueden</text:span><text:span text:style-name="T570_12"><text:s/></text:span><text:span text:style-name="T570_13">asociarse</text:span><text:span text:style-name="T570_14"><text:s/></text:span><text:span text:style-name="T570_15">a</text:span><text:span text:style-name="T570_16"><text:s/></text:span><text:span text:style-name="T570_17">un</text:span><text:span text:style-name="T570_18"><text:s/></text:span><text:span text:style-name="T570_19">jugador</text:span><text:span text:style-name="T570_20">.</text:span></text:p>
        </text:list-item>
      </text:list>
      <text:h text:style-name="P571" text:outline-level="10"><text:bookmark-start text:name="h.qyzu6r6zpsyl"/><text:bookmark-end text:name="h.qyzu6r6zpsyl"/><text:span text:style-name="T571_1">Detalles</text:span><text:span text:style-name="T571_2"><text:s/></text:span><text:span text:style-name="T571_3">de</text:span><text:span text:style-name="T571_4"><text:s/></text:span><text:span text:style-name="T571_5">implementación</text:span></text:h>
      <text:p text:style-name="P572"><text:span text:style-name="T572_1">Detalles</text:span><text:span text:style-name="T572_2"><text:s/></text:span><text:span text:style-name="T572_3">del</text:span><text:span text:style-name="T572_4"><text:s/></text:span><text:span text:style-name="T572_5">modelo</text:span><text:span text:style-name="T572_6">:</text:span></text:p>
      <text:p text:style-name="P573"/>
      <text:p text:style-name="P574"><text:span text:style-name="T574_1"><text:s text:c="4"/></text:span><text:span text:style-name="T574_2">En</text:span><text:span text:style-name="T574_3"><text:s/></text:span><text:span text:style-name="T574_4">primer</text:span><text:span text:style-name="T574_5"><text:s/></text:span><text:span text:style-name="T574_6">lugar</text:span><text:span text:style-name="T574_7">,<text:s/></text:span><text:span text:style-name="T574_8">se</text:span><text:span text:style-name="T574_9"><text:s/></text:span><text:span text:style-name="T574_10">puede</text:span><text:span text:style-name="T574_11"><text:s/></text:span><text:span text:style-name="T574_12">mencionar</text:span><text:span text:style-name="T574_13"><text:s/></text:span><text:span text:style-name="T574_14">el</text:span><text:span text:style-name="T574_15"><text:s/></text:span><text:span text:style-name="T574_16">uso</text:span><text:span text:style-name="T574_17"><text:s/></text:span><text:span text:style-name="T574_18">de</text:span><text:span text:style-name="T574_19"><text:s/></text:span><text:span text:style-name="T574_20">Treemaps</text:span><text:span text:style-name="T574_21"><text:s/></text:span><text:span text:style-name="T574_22">para</text:span><text:span text:style-name="T574_23"><text:s/></text:span><text:span text:style-name="T574_24">el</text:span><text:span text:style-name="T574_25"><text:s/></text:span><text:span text:style-name="T574_26">Mapa</text:span><text:span text:style-name="T574_27">,<text:s/></text:span><text:span text:style-name="T574_28">esta</text:span><text:span text:style-name="T574_29"><text:s/></text:span><text:span text:style-name="T574_30">decisión</text:span><text:span text:style-name="T574_31"><text:s/></text:span><text:span text:style-name="T574_32">recae</text:span><text:span text:style-name="T574_33"><text:s/></text:span><text:span text:style-name="T574_34">en</text:span><text:span text:style-name="T574_35"><text:s/></text:span><text:span text:style-name="T574_36">la</text:span><text:span text:style-name="T574_37"><text:s/></text:span><text:span text:style-name="T574_38">necesidad</text:span><text:span text:style-name="T574_39"><text:s/></text:span><text:span text:style-name="T574_40">de</text:span><text:span text:style-name="T574_41"><text:s/></text:span><text:span text:style-name="T574_42">poder</text:span><text:span text:style-name="T574_43"><text:s/></text:span><text:span text:style-name="T574_44">acceder</text:span><text:span text:style-name="T574_45"><text:s/></text:span><text:span text:style-name="T574_46">de</text:span><text:span text:style-name="T574_47"><text:s/></text:span><text:span text:style-name="T574_48">forma</text:span><text:span text:style-name="T574_49"><text:s/></text:span><text:span text:style-name="T574_50">rápida</text:span><text:span text:style-name="T574_51"><text:s/></text:span><text:span text:style-name="T574_52">a</text:span><text:span text:style-name="T574_53"><text:s/></text:span><text:span text:style-name="T574_54">las</text:span><text:span text:style-name="T574_55"><text:s/></text:span><text:span text:style-name="T574_56">celdas</text:span><text:span text:style-name="T574_57"><text:s text:c="2"/></text:span><text:span text:style-name="T574_58">y</text:span><text:span text:style-name="T574_59"><text:s/></text:span><text:span text:style-name="T574_60">a</text:span><text:span text:style-name="T574_61"><text:s/></text:span><text:span text:style-name="T574_62">su</text:span><text:span text:style-name="T574_63"><text:s/></text:span><text:span text:style-name="T574_64">vez</text:span><text:span text:style-name="T574_65"><text:s/></text:span><text:span text:style-name="T574_66">guardarlas</text:span><text:span text:style-name="T574_67"><text:s/></text:span><text:span text:style-name="T574_68">de</text:span><text:span text:style-name="T574_69"><text:s/></text:span><text:span text:style-name="T574_70">forma</text:span><text:span text:style-name="T574_71"><text:s/></text:span><text:span text:style-name="T574_72">ordenada</text:span><text:span text:style-name="T574_73"><text:s/></text:span><text:span text:style-name="T574_74">de</text:span><text:span text:style-name="T574_75"><text:s/></text:span><text:span text:style-name="T574_76">forma</text:span><text:span text:style-name="T574_77"><text:s/></text:span><text:span text:style-name="T574_78">de</text:span><text:span text:style-name="T574_79"><text:s/></text:span><text:span text:style-name="T574_80">poder</text:span><text:span text:style-name="T574_81"><text:s/></text:span><text:span text:style-name="T574_82">iterarlas</text:span><text:span text:style-name="T574_83"><text:s/></text:span><text:span text:style-name="T574_84">fácilmente</text:span><text:span text:style-name="T574_85"><text:s/></text:span><text:span text:style-name="T574_86">en</text:span><text:span text:style-name="T574_87"><text:s/></text:span><text:span text:style-name="T574_88">el</text:span><text:span text:style-name="T574_89"><text:s/></text:span><text:span text:style-name="T574_90">caso</text:span><text:span text:style-name="T574_91"><text:s/></text:span><text:span text:style-name="T574_92">de</text:span><text:span text:style-name="T574_93"><text:s/></text:span><text:span text:style-name="T574_94">necesitar</text:span><text:span text:style-name="T574_95"><text:s/></text:span><text:span text:style-name="T574_96">recorrer</text:span><text:span text:style-name="T574_97"><text:s/></text:span><text:span text:style-name="T574_98">el</text:span><text:span text:style-name="T574_99"><text:s/></text:span><text:span text:style-name="T574_100">mismo</text:span><text:span text:style-name="T574_101">.<text:s/></text:span><text:span text:style-name="T574_102">Por</text:span><text:span text:style-name="T574_103"><text:s/></text:span><text:span text:style-name="T574_104">otro</text:span><text:span text:style-name="T574_105"><text:s/></text:span><text:span text:style-name="T574_106">lado</text:span><text:span text:style-name="T574_107">,<text:s/></text:span><text:span text:style-name="T574_108">en</text:span><text:span text:style-name="T574_109"><text:s/></text:span><text:span text:style-name="T574_110">nuestro</text:span><text:span text:style-name="T574_111"><text:s/></text:span><text:span text:style-name="T574_112">modelo</text:span><text:span text:style-name="T574_113"><text:s/></text:span><text:span text:style-name="T574_114">manejamos</text:span><text:span text:style-name="T574_115"><text:s/></text:span><text:span text:style-name="T574_116">varias</text:span><text:span text:style-name="T574_117"><text:s/></text:span><text:span text:style-name="T574_118">referencias</text:span><text:span text:style-name="T574_119"><text:s/></text:span><text:span text:style-name="T574_120">circulares</text:span><text:span text:style-name="T574_121"><text:s/></text:span><text:span text:style-name="T574_122">entorno</text:span><text:span text:style-name="T574_123"><text:s/></text:span><text:span text:style-name="T574_124">a</text:span><text:span text:style-name="T574_125"><text:s/></text:span><text:span text:style-name="T574_126">los</text:span><text:span text:style-name="T574_127"><text:s/></text:span><text:span text:style-name="T574_128">jugadores</text:span><text:span text:style-name="T574_129"><text:s/></text:span><text:span text:style-name="T574_130">y</text:span><text:span text:style-name="T574_131"><text:s/></text:span><text:span text:style-name="T574_132">los</text:span><text:span text:style-name="T574_133"><text:s/></text:span><text:span text:style-name="T574_134">miembros</text:span><text:span text:style-name="T574_135"><text:s/></text:span><text:span text:style-name="T574_136">de</text:span><text:span text:style-name="T574_137"><text:s/></text:span><text:span text:style-name="T574_138">su</text:span><text:span text:style-name="T574_139"><text:s/></text:span><text:span text:style-name="T574_140">nación</text:span><text:span text:style-name="T574_141">,<text:s/></text:span><text:span text:style-name="T574_142">dado</text:span><text:span text:style-name="T574_143"><text:s/></text:span><text:span text:style-name="T574_144">que</text:span><text:span text:style-name="T574_145"><text:s/></text:span><text:span text:style-name="T574_146">esto</text:span><text:span text:style-name="T574_147"><text:s/></text:span><text:span text:style-name="T574_148">hace</text:span><text:span text:style-name="T574_149"><text:s/></text:span><text:span text:style-name="T574_150">más</text:span><text:span text:style-name="T574_151"><text:s/></text:span><text:span text:style-name="T574_152">sencillo</text:span><text:span text:style-name="T574_153"><text:s/></text:span><text:span text:style-name="T574_154">comprobar</text:span><text:span text:style-name="T574_155">,<text:s/></text:span><text:span text:style-name="T574_156">por</text:span><text:span text:style-name="T574_157"><text:s/></text:span><text:span text:style-name="T574_158">ejemplo</text:span><text:span text:style-name="T574_159">,<text:s/></text:span><text:span text:style-name="T574_160">que</text:span><text:span text:style-name="T574_161"><text:s/></text:span><text:span text:style-name="T574_162">no</text:span><text:span text:style-name="T574_163"><text:s/></text:span><text:span text:style-name="T574_164">se</text:span><text:span text:style-name="T574_165"><text:s/></text:span><text:span text:style-name="T574_166">está</text:span><text:span text:style-name="T574_167"><text:s/></text:span><text:span text:style-name="T574_168">atacando</text:span><text:span text:style-name="T574_169"><text:s/></text:span><text:span text:style-name="T574_170">con</text:span><text:span text:style-name="T574_171"><text:s/></text:span><text:span text:style-name="T574_172">una</text:span><text:span text:style-name="T574_173"><text:s/></text:span><text:span text:style-name="T574_174">unidad</text:span><text:span text:style-name="T574_175"><text:s/></text:span><text:span text:style-name="T574_176">inválida</text:span><text:span text:style-name="T574_177">.</text:span></text:p>
      <text:p text:style-name="P575"><text:span text:style-name="T575_1"><text:s text:c="4"/></text:span><text:span text:style-name="T575_2">Hay</text:span><text:span text:style-name="T575_3"><text:s/></text:span><text:span text:style-name="T575_4">dos</text:span><text:span text:style-name="T575_5"><text:s/></text:span><text:span text:style-name="T575_6">casos</text:span><text:span text:style-name="T575_7"><text:s/></text:span><text:span text:style-name="T575_8">excepcionales</text:span><text:span text:style-name="T575_9"><text:s/></text:span><text:span text:style-name="T575_10">entre</text:span><text:span text:style-name="T575_11"><text:s/></text:span><text:span text:style-name="T575_12">las</text:span><text:span text:style-name="T575_13"><text:s/></text:span><text:span text:style-name="T575_14">clases</text:span><text:span text:style-name="T575_15"><text:s/></text:span><text:span text:style-name="T575_16">del</text:span><text:span text:style-name="T575_17"><text:s/></text:span><text:span text:style-name="T575_18">trabajo</text:span><text:span text:style-name="T575_19">,<text:s/></text:span><text:span text:style-name="T575_20">estas</text:span><text:span text:style-name="T575_21"><text:s/></text:span><text:span text:style-name="T575_22">son</text:span><text:span text:style-name="T575_23"><text:s/></text:span><text:span text:style-name="T575_24">Unidad</text:span><text:span text:style-name="T575_25"><text:s/></text:span><text:span text:style-name="T575_26">y</text:span><text:span text:style-name="T575_27"><text:s/></text:span><text:span text:style-name="T575_28">Edificio</text:span><text:span text:style-name="T575_29">,<text:s/></text:span><text:span text:style-name="T575_30">dado</text:span><text:span text:style-name="T575_31"><text:s/></text:span><text:span text:style-name="T575_32">que</text:span><text:span text:style-name="T575_33"><text:s/></text:span><text:span text:style-name="T575_34">las</text:span><text:span text:style-name="T575_35"><text:s/></text:span><text:span text:style-name="T575_36">mismas</text:span><text:span text:style-name="T575_37"><text:s/></text:span><text:span text:style-name="T575_38">tienen</text:span><text:span text:style-name="T575_39"><text:s/></text:span><text:span text:style-name="T575_40">una</text:span><text:span text:style-name="T575_41"><text:s/></text:span><text:span text:style-name="T575_42">doble</text:span><text:span text:style-name="T575_43"><text:s/></text:span><text:span text:style-name="T575_44">funcionalidad</text:span><text:span text:style-name="T575_45">,<text:s/></text:span><text:span text:style-name="T575_46">cuando</text:span><text:span text:style-name="T575_47"><text:s/></text:span><text:span text:style-name="T575_48">están</text:span><text:span text:style-name="T575_49"><text:s/></text:span><text:span text:style-name="T575_50">en</text:span><text:span text:style-name="T575_51"><text:s/></text:span><text:span text:style-name="T575_52">construcción</text:span><text:span text:style-name="T575_53"><text:s/></text:span><text:span text:style-name="T575_54">y</text:span><text:span text:style-name="T575_55"><text:s/></text:span><text:span text:style-name="T575_56">cuando</text:span><text:span text:style-name="T575_57"><text:s/></text:span><text:span text:style-name="T575_58">ya</text:span><text:span text:style-name="T575_59"><text:s/></text:span><text:span text:style-name="T575_60">están</text:span><text:span text:style-name="T575_61"><text:s/></text:span><text:span text:style-name="T575_62">construidas</text:span><text:span text:style-name="T575_63">.<text:s/></text:span><text:span text:style-name="T575_64">Originalmente</text:span><text:span text:style-name="T575_65"><text:s/></text:span><text:span text:style-name="T575_66">teníamos</text:span><text:span text:style-name="T575_67"><text:s/></text:span><text:span text:style-name="T575_68">una</text:span><text:span text:style-name="T575_69"><text:s/></text:span><text:span text:style-name="T575_70">clase</text:span><text:span text:style-name="T575_71"><text:s/></text:span><text:span text:style-name="T575_72">de</text:span><text:span text:style-name="T575_73"><text:s/>“</text:span><text:span text:style-name="T575_74">EdificioEnConstrucción</text:span><text:span text:style-name="T575_75">”,<text:s/></text:span><text:span text:style-name="T575_76">pero</text:span><text:span text:style-name="T575_77"><text:s/></text:span><text:span text:style-name="T575_78">el</text:span><text:span text:style-name="T575_79"><text:s/></text:span><text:span text:style-name="T575_80">lograr</text:span><text:span text:style-name="T575_81"><text:s/></text:span><text:span text:style-name="T575_82">generar</text:span><text:span text:style-name="T575_83"><text:s/></text:span><text:span text:style-name="T575_84">un</text:span><text:span text:style-name="T575_85"><text:s/></text:span><text:span text:style-name="T575_86">edificio</text:span><text:span text:style-name="T575_87"><text:s/></text:span><text:span text:style-name="T575_88">construido</text:span><text:span text:style-name="T575_89"><text:s/></text:span><text:span text:style-name="T575_90">en</text:span><text:span text:style-name="T575_91"><text:s/></text:span><text:span text:style-name="T575_92">tiempo</text:span><text:span text:style-name="T575_93"><text:s/></text:span><text:span text:style-name="T575_94">real</text:span><text:span text:style-name="T575_95"><text:s/></text:span><text:span text:style-name="T575_96">en</text:span><text:span text:style-name="T575_97"><text:s/></text:span><text:span text:style-name="T575_98">base</text:span><text:span text:style-name="T575_99"><text:s/></text:span><text:span text:style-name="T575_100">a</text:span><text:span text:style-name="T575_101"><text:s/></text:span><text:span text:style-name="T575_102">esto</text:span><text:span text:style-name="T575_103"><text:s/></text:span><text:span text:style-name="T575_104">se</text:span><text:span text:style-name="T575_105"><text:s/></text:span><text:span text:style-name="T575_106">volvía</text:span><text:span text:style-name="T575_107"><text:s/></text:span><text:span text:style-name="T575_108">muy</text:span><text:span text:style-name="T575_109"><text:s/></text:span><text:span text:style-name="T575_110">trabajoso</text:span><text:span text:style-name="T575_111">.<text:s/></text:span><text:span text:style-name="T575_112">Otro</text:span><text:span text:style-name="T575_113"><text:s/></text:span><text:span text:style-name="T575_114">caso</text:span><text:span text:style-name="T575_115"><text:s/></text:span><text:span text:style-name="T575_116">destacable</text:span><text:span text:style-name="T575_117"><text:s/></text:span><text:span text:style-name="T575_118">es</text:span><text:span text:style-name="T575_119"><text:s/></text:span><text:span text:style-name="T575_120">el</text:span><text:span text:style-name="T575_121"><text:s/></text:span><text:span text:style-name="T575_122">del</text:span><text:span text:style-name="T575_123"><text:s/></text:span><text:span text:style-name="T575_124">ataque</text:span><text:span text:style-name="T575_125"><text:s/></text:span><text:span text:style-name="T575_126">de</text:span><text:span text:style-name="T575_127"><text:s/></text:span><text:span text:style-name="T575_128">radiación</text:span><text:span text:style-name="T575_129">,<text:s/></text:span><text:span text:style-name="T575_130">para</text:span><text:span text:style-name="T575_131"><text:s/></text:span><text:span text:style-name="T575_132">modelar</text:span><text:span text:style-name="T575_133"><text:s/></text:span><text:span text:style-name="T575_134">esto</text:span><text:span text:style-name="T575_135"><text:s/></text:span><text:span text:style-name="T575_136">decidimos</text:span><text:span text:style-name="T575_137"><text:s/></text:span><text:span text:style-name="T575_138">crear</text:span><text:span text:style-name="T575_139"><text:s/></text:span><text:span text:style-name="T575_140">un</text:span><text:span text:style-name="T575_141"><text:s/></text:span><text:span text:style-name="T575_142">objeto</text:span><text:span text:style-name="T575_143"><text:s/></text:span><text:span text:style-name="T575_144">con</text:span><text:span text:style-name="T575_145"><text:s/></text:span><text:span text:style-name="T575_146">su</text:span><text:span text:style-name="T575_147"><text:s/></text:span><text:span text:style-name="T575_148">nombre</text:span><text:span text:style-name="T575_149"><text:s/></text:span><text:span text:style-name="T575_150">que</text:span><text:span text:style-name="T575_151"><text:s/></text:span><text:span text:style-name="T575_152">implemente</text:span><text:span text:style-name="T575_153"><text:s/></text:span><text:span text:style-name="T575_154">la</text:span><text:span text:style-name="T575_155"><text:s/></text:span><text:span text:style-name="T575_156">interfaz</text:span><text:span text:style-name="T575_157"><text:s/></text:span><text:span text:style-name="T575_158">ataque</text:span><text:span text:style-name="T575_159">.<text:s/></text:span><text:span text:style-name="T575_160">Al</text:span><text:span text:style-name="T575_161"><text:s/></text:span><text:span text:style-name="T575_162">momento</text:span><text:span text:style-name="T575_163"><text:s/></text:span><text:span text:style-name="T575_164">de</text:span><text:span text:style-name="T575_165"><text:s/></text:span><text:span text:style-name="T575_166">irradiar</text:span><text:span text:style-name="T575_167"><text:s/></text:span><text:span text:style-name="T575_168">a</text:span><text:span text:style-name="T575_169"><text:s/></text:span><text:span text:style-name="T575_170">un</text:span><text:span text:style-name="T575_171"><text:s/></text:span><text:span text:style-name="T575_172">enemigo</text:span><text:span text:style-name="T575_173">,<text:s/></text:span><text:span text:style-name="T575_174">este</text:span><text:span text:style-name="T575_175"><text:s/></text:span><text:span text:style-name="T575_176">se</text:span><text:span text:style-name="T575_177"><text:s/></text:span><text:span text:style-name="T575_178">guardará</text:span><text:span text:style-name="T575_179"><text:s/></text:span><text:span text:style-name="T575_180">una</text:span><text:span text:style-name="T575_181"><text:s/></text:span><text:span text:style-name="T575_182">instancia</text:span><text:span text:style-name="T575_183"><text:s/></text:span><text:span text:style-name="T575_184">de</text:span><text:span text:style-name="T575_185"><text:s/></text:span><text:span text:style-name="T575_186">Radiación</text:span><text:span text:style-name="T575_187">,<text:s/></text:span><text:span text:style-name="T575_188">para</text:span><text:span text:style-name="T575_189"><text:s/></text:span><text:span text:style-name="T575_190">poder</text:span><text:span text:style-name="T575_191"><text:s/></text:span><text:span text:style-name="T575_192">luego</text:span><text:span text:style-name="T575_193"><text:s/></text:span><text:span text:style-name="T575_194">afectar</text:span><text:span text:style-name="T575_195"><text:s/></text:span><text:span text:style-name="T575_196">a</text:span><text:span text:style-name="T575_197"><text:s/></text:span><text:span text:style-name="T575_198">sus</text:span><text:span text:style-name="T575_199"><text:s/></text:span><text:span text:style-name="T575_200">vecinos</text:span><text:span text:style-name="T575_201">.</text:span></text:p>
      <text:p text:style-name="P576"/>
      <text:p text:style-name="P577"><text:span text:style-name="T577_1">Detalles</text:span><text:span text:style-name="T577_2"><text:s/></text:span><text:span text:style-name="T577_3">de</text:span><text:span text:style-name="T577_4"><text:s/></text:span><text:span text:style-name="T577_5">la</text:span><text:span text:style-name="T577_6"><text:s/></text:span><text:span text:style-name="T577_7">vista</text:span><text:span text:style-name="T577_8">:</text:span></text:p>
      <text:p text:style-name="P578"/>
      <text:p text:style-name="P579"><text:span text:style-name="T579_1"><text:s text:c="4"/></text:span><text:span text:style-name="T579_2">Lo</text:span><text:span text:style-name="T579_3"><text:s/></text:span><text:span text:style-name="T579_4">más</text:span><text:span text:style-name="T579_5"><text:s/></text:span><text:span text:style-name="T579_6">destacable</text:span><text:span text:style-name="T579_7"><text:s/></text:span><text:span text:style-name="T579_8">de</text:span><text:span text:style-name="T579_9"><text:s/></text:span><text:span text:style-name="T579_10">la</text:span><text:span text:style-name="T579_11"><text:s/></text:span><text:span text:style-name="T579_12">vista</text:span><text:span text:style-name="T579_13"><text:s/></text:span><text:span text:style-name="T579_14">fue</text:span><text:span text:style-name="T579_15"><text:s/></text:span><text:span text:style-name="T579_16">la</text:span><text:span text:style-name="T579_17"><text:s/></text:span><text:span text:style-name="T579_18">decisión</text:span><text:span text:style-name="T579_19"><text:s/></text:span><text:span text:style-name="T579_20">de</text:span><text:span text:style-name="T579_21"><text:s/></text:span><text:span text:style-name="T579_22">manejarla</text:span><text:span text:style-name="T579_23"><text:s/></text:span><text:span text:style-name="T579_24">por</text:span><text:span text:style-name="T579_25"><text:s/></text:span><text:span text:style-name="T579_26">sectores</text:span><text:span text:style-name="T579_27">,<text:s/></text:span><text:span text:style-name="T579_28">esto</text:span><text:span text:style-name="T579_29"><text:s/></text:span><text:span text:style-name="T579_30">es</text:span><text:span text:style-name="T579_31">,<text:s/></text:span><text:span text:style-name="T579_32">tenemos</text:span><text:span text:style-name="T579_33"><text:s/></text:span><text:span text:style-name="T579_34">una</text:span><text:span text:style-name="T579_35"><text:s/></text:span><text:span text:style-name="T579_36">ventana</text:span><text:span text:style-name="T579_37"><text:s/></text:span><text:span text:style-name="T579_38">principal</text:span><text:span text:style-name="T579_39"><text:s/></text:span><text:span text:style-name="T579_40">que</text:span><text:span text:style-name="T579_41"><text:s/></text:span><text:span text:style-name="T579_42">adentro</text:span><text:span text:style-name="T579_43"><text:s/></text:span><text:span text:style-name="T579_44">tiene</text:span><text:span text:style-name="T579_45"><text:s/></text:span><text:span text:style-name="T579_46">varios</text:span><text:span text:style-name="T579_47"><text:s/></text:span><text:span text:style-name="T579_48">sectores</text:span><text:span text:style-name="T579_49">,<text:s/></text:span><text:span text:style-name="T579_50">todos</text:span><text:span text:style-name="T579_51"><text:s/></text:span><text:span text:style-name="T579_52">descendiente</text:span><text:span text:style-name="T579_53"><text:s/></text:span><text:span text:style-name="T579_54">de</text:span><text:span text:style-name="T579_55"><text:s/></text:span><text:span text:style-name="T579_56">JFrame</text:span><text:span text:style-name="T579_57">,<text:s/></text:span><text:span text:style-name="T579_58">en</text:span><text:span text:style-name="T579_59"><text:s/></text:span><text:span text:style-name="T579_60">vez</text:span><text:span text:style-name="T579_61"><text:s/></text:span><text:span text:style-name="T579_62">de</text:span><text:span text:style-name="T579_63"><text:s/></text:span><text:span text:style-name="T579_64">tener</text:span><text:span text:style-name="T579_65"><text:s/></text:span><text:span text:style-name="T579_66">una</text:span><text:span text:style-name="T579_67"><text:s/></text:span><text:span text:style-name="T579_68">ventana</text:span><text:span text:style-name="T579_69"><text:s/></text:span><text:span text:style-name="T579_70">principal</text:span><text:span text:style-name="T579_71"><text:s/></text:span><text:span text:style-name="T579_72">con</text:span><text:span text:style-name="T579_73"><text:s/></text:span><text:span text:style-name="T579_74">un</text:span><text:span text:style-name="T579_75"><text:s/></text:span><text:span text:style-name="T579_76">tipo</text:span><text:span text:style-name="T579_77"><text:s/></text:span><text:span text:style-name="T579_78">determinado</text:span><text:span text:style-name="T579_79"><text:s/></text:span><text:span text:style-name="T579_80">de</text:span><text:span text:style-name="T579_81"><text:s/></text:span><text:span text:style-name="T579_82">Layout</text:span><text:span text:style-name="T579_83"><text:s/></text:span><text:span text:style-name="T579_84">y</text:span><text:span text:style-name="T579_85"><text:s/></text:span><text:span text:style-name="T579_86">todos</text:span><text:span text:style-name="T579_87"><text:s/></text:span><text:span text:style-name="T579_88">los</text:span><text:span text:style-name="T579_89"><text:s/></text:span><text:span text:style-name="T579_90">componentes</text:span><text:span text:style-name="T579_91"><text:s/></text:span><text:span text:style-name="T579_92">en</text:span><text:span text:style-name="T579_93"><text:s/></text:span><text:span text:style-name="T579_94">el</text:span><text:span text:style-name="T579_95"><text:s/></text:span><text:span text:style-name="T579_96">mismo</text:span><text:span text:style-name="T579_97">.<text:s/></text:span><text:span text:style-name="T579_98">Esto</text:span><text:span text:style-name="T579_99"><text:s/></text:span><text:span text:style-name="T579_100">genera</text:span><text:span text:style-name="T579_101"><text:s/></text:span><text:span text:style-name="T579_102">que</text:span><text:span text:style-name="T579_103"><text:s/></text:span><text:span text:style-name="T579_104">sea</text:span><text:span text:style-name="T579_105"><text:s/></text:span><text:span text:style-name="T579_106">más</text:span><text:span text:style-name="T579_107"><text:s/></text:span><text:span text:style-name="T579_108">sencillo</text:span><text:span text:style-name="T579_109"><text:s/></text:span><text:span text:style-name="T579_110">el</text:span><text:span text:style-name="T579_111"><text:s/></text:span><text:span text:style-name="T579_112">ordenar</text:span><text:span text:style-name="T579_113"><text:s/></text:span><text:span text:style-name="T579_114">las</text:span><text:span text:style-name="T579_115"><text:s/></text:span><text:span text:style-name="T579_116">cosas</text:span><text:span text:style-name="T579_117"><text:s/></text:span><text:span text:style-name="T579_118">y</text:span><text:span text:style-name="T579_119"><text:s/></text:span><text:span text:style-name="T579_120">el</text:span><text:span text:style-name="T579_121"><text:s/></text:span><text:span text:style-name="T579_122">actualizar</text:span><text:span text:style-name="T579_123"><text:s/></text:span><text:span text:style-name="T579_124">cada</text:span><text:span text:style-name="T579_125"><text:s/></text:span><text:span text:style-name="T579_126">panel</text:span><text:span text:style-name="T579_127"><text:s/></text:span><text:span text:style-name="T579_128">por</text:span><text:span text:style-name="T579_129"><text:s/></text:span><text:span text:style-name="T579_130">separado</text:span><text:span text:style-name="T579_131">,<text:s/></text:span><text:span text:style-name="T579_132">además</text:span><text:span text:style-name="T579_133"><text:s/></text:span><text:span text:style-name="T579_134">de</text:span><text:span text:style-name="T579_135"><text:s/></text:span><text:span text:style-name="T579_136">favorecer</text:span><text:span text:style-name="T579_137"><text:s/></text:span><text:span text:style-name="T579_138">la</text:span><text:span text:style-name="T579_139"><text:s/></text:span><text:span text:style-name="T579_140">delegación</text:span><text:span text:style-name="T579_141"><text:s/></text:span><text:span text:style-name="T579_142">y</text:span><text:span text:style-name="T579_143"><text:s/></text:span><text:span text:style-name="T579_144">subdivisión</text:span><text:span text:style-name="T579_145"><text:s/></text:span><text:span text:style-name="T579_146">del</text:span><text:span text:style-name="T579_147"><text:s/></text:span><text:span text:style-name="T579_148">trabajo</text:span><text:span text:style-name="T579_149"><text:s/></text:span><text:span text:style-name="T579_150">de</text:span><text:span text:style-name="T579_151"><text:s/></text:span><text:span text:style-name="T579_152">cada</text:span><text:span text:style-name="T579_153"><text:s/></text:span><text:span text:style-name="T579_154">parte</text:span><text:span text:style-name="T579_155">.<text:s/></text:span><text:span text:style-name="T579_156">Para</text:span><text:span text:style-name="T579_157"><text:s/></text:span><text:span text:style-name="T579_158">lograr</text:span><text:span text:style-name="T579_159"><text:s/></text:span><text:span text:style-name="T579_160">comunicar</text:span><text:span text:style-name="T579_161"><text:s/></text:span><text:span text:style-name="T579_162">las</text:span><text:span text:style-name="T579_163"><text:s/></text:span><text:span text:style-name="T579_164">distintas</text:span><text:span text:style-name="T579_165"><text:s/></text:span><text:span text:style-name="T579_166">secciones</text:span><text:span text:style-name="T579_167">,<text:s/></text:span><text:span text:style-name="T579_168">implementamos</text:span><text:span text:style-name="T579_169"><text:s/></text:span><text:span text:style-name="T579_170">que</text:span><text:span text:style-name="T579_171"><text:s/></text:span><text:span text:style-name="T579_172">varias</text:span><text:span text:style-name="T579_173"><text:s/></text:span><text:span text:style-name="T579_174">de</text:span><text:span text:style-name="T579_175"><text:s/></text:span><text:span text:style-name="T579_176">ellas</text:span><text:span text:style-name="T579_177"><text:s/></text:span><text:span text:style-name="T579_178">fueran</text:span><text:span text:style-name="T579_179"><text:s/></text:span><text:span text:style-name="T579_180">Listeners</text:span><text:span text:style-name="T579_181"><text:s/></text:span><text:span text:style-name="T579_182">y</text:span><text:span text:style-name="T579_183">/</text:span><text:span text:style-name="T579_184">o</text:span><text:span text:style-name="T579_185"><text:s/></text:span><text:span text:style-name="T579_186">Observadores</text:span><text:span text:style-name="T579_187"><text:s/></text:span><text:span text:style-name="T579_188">de</text:span><text:span text:style-name="T579_189"><text:s/></text:span><text:span text:style-name="T579_190">otras</text:span><text:span text:style-name="T579_191"><text:s/></text:span><text:span text:style-name="T579_192">o</text:span><text:span text:style-name="T579_193"><text:s/></text:span><text:span text:style-name="T579_194">de</text:span><text:span text:style-name="T579_195"><text:s/></text:span><text:span text:style-name="T579_196">otras</text:span><text:span text:style-name="T579_197"><text:s/></text:span><text:span text:style-name="T579_198">subpartes</text:span><text:span text:style-name="T579_199"><text:s/></text:span><text:span text:style-name="T579_200">de</text:span><text:span text:style-name="T579_201"><text:s/></text:span><text:span text:style-name="T579_202">ellas</text:span><text:span text:style-name="T579_203"><text:s/></text:span><text:span text:style-name="T579_204">mismas</text:span><text:span text:style-name="T579_205">.</text:span></text:p>
      <text:p text:style-name="P580"><text:span text:style-name="T580_1"><text:s text:c="4"/></text:span><text:span text:style-name="T580_2">En</text:span><text:span text:style-name="T580_3"><text:s/></text:span><text:span text:style-name="T580_4">cuanto</text:span><text:span text:style-name="T580_5"><text:s/></text:span><text:span text:style-name="T580_6">a</text:span><text:span text:style-name="T580_7"><text:s/></text:span><text:span text:style-name="T580_8">la</text:span><text:span text:style-name="T580_9"><text:s/></text:span><text:span text:style-name="T580_10">parte</text:span><text:span text:style-name="T580_11"><text:s/></text:span><text:span text:style-name="T580_12">visible</text:span><text:span text:style-name="T580_13"><text:s/></text:span><text:span text:style-name="T580_14">del</text:span><text:span text:style-name="T580_15"><text:s/></text:span><text:span text:style-name="T580_16">mapa</text:span><text:span text:style-name="T580_17">,<text:s/></text:span><text:span text:style-name="T580_18">es</text:span><text:span text:style-name="T580_19"><text:s/></text:span><text:span text:style-name="T580_20">un</text:span><text:span text:style-name="T580_21"><text:s/></text:span><text:span text:style-name="T580_22">GridLayout</text:span><text:span text:style-name="T580_23"><text:s/></text:span><text:span text:style-name="T580_24">formado</text:span><text:span text:style-name="T580_25"><text:s/></text:span><text:span text:style-name="T580_26">por</text:span><text:span text:style-name="T580_27"><text:s/>“</text:span><text:span text:style-name="T580_28">Vistas</text:span><text:span text:style-name="T580_29">”,<text:s/></text:span><text:span text:style-name="T580_30">cada</text:span><text:span text:style-name="T580_31"><text:s/></text:span><text:span text:style-name="T580_32">Vista</text:span><text:span text:style-name="T580_33"><text:s/></text:span><text:span text:style-name="T580_34">representa</text:span><text:span text:style-name="T580_35"><text:s/></text:span><text:span text:style-name="T580_36">a</text:span><text:span text:style-name="T580_37"><text:s/></text:span><text:span text:style-name="T580_38">un</text:span><text:span text:style-name="T580_39"><text:s/></text:span><text:span text:style-name="T580_40">objeto</text:span><text:span text:style-name="T580_41"><text:s/></text:span><text:span text:style-name="T580_42">y</text:span><text:span text:style-name="T580_43"><text:s/></text:span><text:span text:style-name="T580_44">al</text:span><text:span text:style-name="T580_45"><text:s/></text:span><text:span text:style-name="T580_46">clickearla</text:span><text:span text:style-name="T580_47"><text:s/></text:span><text:span text:style-name="T580_48">muestra</text:span><text:span text:style-name="T580_49"><text:s/></text:span><text:span text:style-name="T580_50">y</text:span><text:span text:style-name="T580_51"><text:s/></text:span><text:span text:style-name="T580_52">permite</text:span><text:span text:style-name="T580_53"><text:s/></text:span><text:span text:style-name="T580_54">acceder</text:span><text:span text:style-name="T580_55"><text:s/></text:span><text:span text:style-name="T580_56">a</text:span><text:span text:style-name="T580_57"><text:s/></text:span><text:span text:style-name="T580_58">las</text:span><text:span text:style-name="T580_59"><text:s/></text:span><text:span text:style-name="T580_60">opciones</text:span><text:span text:style-name="T580_61"><text:s/></text:span><text:span text:style-name="T580_62">disponibles</text:span><text:span text:style-name="T580_63"><text:s/></text:span><text:span text:style-name="T580_64">por</text:span><text:span text:style-name="T580_65"><text:s/></text:span><text:span text:style-name="T580_66">el</text:span><text:span text:style-name="T580_67"><text:s/></text:span><text:span text:style-name="T580_68">mismo</text:span><text:span text:style-name="T580_69">.<text:s/></text:span><text:span text:style-name="T580_70">La</text:span><text:span text:style-name="T580_71"><text:s/></text:span><text:span text:style-name="T580_72">vista</text:span><text:span text:style-name="T580_73"><text:s/></text:span><text:span text:style-name="T580_74">que</text:span><text:span text:style-name="T580_75"><text:s/></text:span><text:span text:style-name="T580_76">aparece</text:span><text:span text:style-name="T580_77"><text:s/></text:span><text:span text:style-name="T580_78">en</text:span><text:span text:style-name="T580_79"><text:s/></text:span><text:span text:style-name="T580_80">cada</text:span><text:span text:style-name="T580_81"><text:s/></text:span><text:span text:style-name="T580_82">celda</text:span><text:span text:style-name="T580_83"><text:s/></text:span><text:span text:style-name="T580_84">corresponde</text:span><text:span text:style-name="T580_85"><text:s/></text:span><text:span text:style-name="T580_86">al</text:span><text:span text:style-name="T580_87"><text:s/></text:span><text:span text:style-name="T580_88">objeto</text:span><text:span text:style-name="T580_89"><text:s/></text:span><text:span text:style-name="T580_90">que</text:span><text:span text:style-name="T580_91"><text:s/></text:span><text:span text:style-name="T580_92">se</text:span><text:span text:style-name="T580_93"><text:s/></text:span><text:span text:style-name="T580_94">encuentre</text:span><text:span text:style-name="T580_95"><text:s/></text:span><text:span text:style-name="T580_96">más</text:span><text:span text:style-name="T580_97"><text:s/></text:span><text:span text:style-name="T580_98">arriba</text:span><text:span text:style-name="T580_99"><text:s/>(</text:span><text:span text:style-name="T580_100">por</text:span><text:span text:style-name="T580_101"><text:s/></text:span><text:span text:style-name="T580_102">ejemplo</text:span><text:span text:style-name="T580_103">,<text:s/></text:span><text:span text:style-name="T580_104">si</text:span><text:span text:style-name="T580_105"><text:s/></text:span><text:span text:style-name="T580_106">tengo</text:span><text:span text:style-name="T580_107"><text:s/></text:span><text:span text:style-name="T580_108">tierra</text:span><text:span text:style-name="T580_109"><text:s/></text:span><text:span text:style-name="T580_110">y</text:span><text:span text:style-name="T580_111"><text:s/></text:span><text:span text:style-name="T580_112">arriba</text:span><text:span text:style-name="T580_113"><text:s/></text:span><text:span text:style-name="T580_114">un</text:span><text:span text:style-name="T580_115"><text:s/></text:span><text:span text:style-name="T580_116">goliat</text:span><text:span text:style-name="T580_117">,<text:s/></text:span><text:span text:style-name="T580_118">se</text:span><text:span text:style-name="T580_119"><text:s/></text:span><text:span text:style-name="T580_120">verá</text:span><text:span text:style-name="T580_121"><text:s/></text:span><text:span text:style-name="T580_122">el</text:span><text:span text:style-name="T580_123"><text:s/></text:span><text:span text:style-name="T580_124">goliat</text:span><text:span text:style-name="T580_125">,<text:s/></text:span><text:span text:style-name="T580_126">si</text:span><text:span text:style-name="T580_127"><text:s/></text:span><text:span text:style-name="T580_128">tengo</text:span><text:span text:style-name="T580_129"><text:s/></text:span><text:span text:style-name="T580_130">un</text:span><text:span text:style-name="T580_131"><text:s/></text:span><text:span text:style-name="T580_132">mineral</text:span><text:span text:style-name="T580_133"><text:s/></text:span><text:span text:style-name="T580_134">y</text:span><text:span text:style-name="T580_135"><text:s/></text:span><text:span text:style-name="T580_136">arriba</text:span><text:span text:style-name="T580_137"><text:s/></text:span><text:span text:style-name="T580_138">un</text:span><text:span text:style-name="T580_139"><text:s/></text:span><text:span text:style-name="T580_140">recolector</text:span><text:span text:style-name="T580_141"><text:s/></text:span><text:span text:style-name="T580_142">del</text:span><text:span text:style-name="T580_143"><text:s/></text:span><text:span text:style-name="T580_144">mismo</text:span><text:span text:style-name="T580_145">,<text:s/></text:span><text:span text:style-name="T580_146">se</text:span><text:span text:style-name="T580_147"><text:s/></text:span><text:span text:style-name="T580_148">verá</text:span><text:span text:style-name="T580_149"><text:s/></text:span><text:span text:style-name="T580_150">el</text:span><text:span text:style-name="T580_151"><text:s/></text:span><text:span text:style-name="T580_152">recolector</text:span><text:span text:style-name="T580_153">).</text:span></text:p>
      <text:p text:style-name="P581"/>
      <text:p text:style-name="P582"/>
      <text:p text:style-name="P583"/>
      <text:p text:style-name="P584"/>
      <text:h text:style-name="P585" text:outline-level="10"><text:bookmark-start text:name="h.9nsoa42j71k0"/><text:bookmark-end text:name="h.9nsoa42j71k0"/></text:h>
      <text:h text:style-name="P586" text:outline-level="10"/>
      <text:h text:style-name="P587" text:outline-level="10"><text:bookmark-start text:name="h.lblzmh5qz6yd"/><text:bookmark-end text:name="h.lblzmh5qz6yd"/><text:span text:style-name="T587_1">Excepciones</text:span></text:h>
      <text:list text:style-name="LS27" xml:id="list128">
        <text:list-item>
          <text:h text:style-name="P588" text:outline-level="10"><text:bookmark-start text:name="h.xxudsh5lu93r"/><text:bookmark-end text:name="h.xxudsh5lu93r"/><text:span text:style-name="T588_1">RazaNoTieneBarracasException</text:span><text:span text:style-name="T588_2">:</text:span><text:span text:style-name="T588_3">esta</text:span><text:span text:style-name="T588_4"><text:s/></text:span><text:span text:style-name="T588_5">excepción</text:span><text:span text:style-name="T588_6"><text:s/></text:span><text:span text:style-name="T588_7">se</text:span><text:span text:style-name="T588_8"><text:s/></text:span><text:span text:style-name="T588_9">lanza</text:span><text:span text:style-name="T588_10"><text:s/></text:span><text:span text:style-name="T588_11">cuando</text:span><text:span text:style-name="T588_12"><text:s/></text:span><text:span text:style-name="T588_13">un</text:span><text:span text:style-name="T588_14"><text:s/></text:span><text:span text:style-name="T588_15">usuario</text:span><text:span text:style-name="T588_16"><text:s/></text:span><text:span text:style-name="T588_17">intenta</text:span><text:span text:style-name="T588_18"><text:s/></text:span><text:span text:style-name="T588_19">construir</text:span><text:span text:style-name="T588_20"><text:s/></text:span><text:span text:style-name="T588_21">una</text:span><text:span text:style-name="T588_22"><text:s/></text:span><text:span text:style-name="T588_23">fábrica</text:span><text:span text:style-name="T588_24"><text:s/></text:span><text:span text:style-name="T588_25">sin</text:span><text:span text:style-name="T588_26"><text:s/></text:span><text:span text:style-name="T588_27">haber</text:span><text:span text:style-name="T588_28"><text:s/></text:span><text:span text:style-name="T588_29">construido</text:span><text:span text:style-name="T588_30"><text:s/></text:span><text:span text:style-name="T588_31">al</text:span><text:span text:style-name="T588_32"><text:s/></text:span><text:span text:style-name="T588_33">menos</text:span><text:span text:style-name="T588_34"><text:s/></text:span><text:span text:style-name="T588_35">una</text:span><text:span text:style-name="T588_36"><text:s/></text:span><text:span text:style-name="T588_37">barraca</text:span><text:span text:style-name="T588_38">.<text:s/></text:span><text:span text:style-name="T588_39">En</text:span><text:span text:style-name="T588_40"><text:s/></text:span><text:span text:style-name="T588_41">este</text:span><text:span text:style-name="T588_42"><text:s/></text:span><text:span text:style-name="T588_43">caso</text:span><text:span text:style-name="T588_44">,<text:s/></text:span><text:span text:style-name="T588_45">se</text:span><text:span text:style-name="T588_46"><text:s/></text:span><text:span text:style-name="T588_47">lanza</text:span><text:span text:style-name="T588_48"><text:s/></text:span><text:span text:style-name="T588_49">un</text:span><text:span text:style-name="T588_50"><text:s/></text:span><text:span text:style-name="T588_51">mensaje</text:span><text:span text:style-name="T588_52"><text:s/></text:span><text:span text:style-name="T588_53">de</text:span><text:span text:style-name="T588_54"><text:s/></text:span><text:span text:style-name="T588_55">error</text:span><text:span text:style-name="T588_56"><text:s/></text:span><text:span text:style-name="T588_57">para</text:span><text:span text:style-name="T588_58"><text:s/></text:span><text:span text:style-name="T588_59">notificar</text:span><text:span text:style-name="T588_60"><text:s/></text:span><text:span text:style-name="T588_61">al</text:span><text:span text:style-name="T588_62"><text:s/></text:span><text:span text:style-name="T588_63">usuario</text:span><text:span text:style-name="T588_64">.</text:span></text:h>
        </text:list-item>
      </text:list>
      <text:p text:style-name="P589"/>
      <text:list text:style-name="LS27" xml:id="list129">
        <text:list-item>
          <text:h text:style-name="P590" text:outline-level="10"><text:bookmark-start text:name="h.8ry8j8iq7e5k"/><text:bookmark-end text:name="h.8ry8j8iq7e5k"/><text:span text:style-name="T590_1">RazaNoTieneFabricasException</text:span><text:span text:style-name="T590_2">:<text:s/></text:span><text:span text:style-name="T590_3">esta</text:span><text:span text:style-name="T590_4"><text:s/></text:span><text:span text:style-name="T590_5">excepción</text:span><text:span text:style-name="T590_6"><text:s/></text:span><text:span text:style-name="T590_7">se</text:span><text:span text:style-name="T590_8"><text:s/></text:span><text:span text:style-name="T590_9">lanza</text:span><text:span text:style-name="T590_10"><text:s/></text:span><text:span text:style-name="T590_11">cuando</text:span><text:span text:style-name="T590_12"><text:s/></text:span><text:span text:style-name="T590_13">un</text:span><text:span text:style-name="T590_14"><text:s/></text:span><text:span text:style-name="T590_15">usuario</text:span><text:span text:style-name="T590_16"><text:s/></text:span><text:span text:style-name="T590_17">intenta</text:span><text:span text:style-name="T590_18"><text:s/></text:span><text:span text:style-name="T590_19">construir</text:span><text:span text:style-name="T590_20"><text:s/></text:span><text:span text:style-name="T590_21">un</text:span><text:span text:style-name="T590_22"><text:s/></text:span><text:span text:style-name="T590_23">puerto</text:span><text:span text:style-name="T590_24"><text:s/></text:span><text:span text:style-name="T590_25">estelar</text:span><text:span text:style-name="T590_26"><text:s/></text:span><text:span text:style-name="T590_27">sin</text:span><text:span text:style-name="T590_28"><text:s/></text:span><text:span text:style-name="T590_29">haber</text:span><text:span text:style-name="T590_30"><text:s/></text:span><text:span text:style-name="T590_31">construido</text:span><text:span text:style-name="T590_32"><text:s/></text:span><text:span text:style-name="T590_33">al</text:span><text:span text:style-name="T590_34"><text:s/></text:span><text:span text:style-name="T590_35">menos</text:span><text:span text:style-name="T590_36"><text:s/></text:span><text:span text:style-name="T590_37">una</text:span><text:span text:style-name="T590_38"><text:s/></text:span><text:span text:style-name="T590_39">fábrica</text:span><text:span text:style-name="T590_40">.<text:s/></text:span><text:span text:style-name="T590_41">En</text:span><text:span text:style-name="T590_42"><text:s/></text:span><text:span text:style-name="T590_43">este</text:span><text:span text:style-name="T590_44"><text:s/></text:span><text:span text:style-name="T590_45">caso</text:span><text:span text:style-name="T590_46">,<text:s/></text:span><text:span text:style-name="T590_47">se</text:span><text:span text:style-name="T590_48"><text:s/></text:span><text:span text:style-name="T590_49">lanza</text:span><text:span text:style-name="T590_50"><text:s/></text:span><text:span text:style-name="T590_51">un</text:span><text:span text:style-name="T590_52"><text:s/></text:span><text:span text:style-name="T590_53">mensaje</text:span><text:span text:style-name="T590_54"><text:s/></text:span><text:span text:style-name="T590_55">de</text:span><text:span text:style-name="T590_56"><text:s/></text:span><text:span text:style-name="T590_57">error</text:span><text:span text:style-name="T590_58"><text:s/></text:span><text:span text:style-name="T590_59">para</text:span><text:span text:style-name="T590_60"><text:s/></text:span><text:span text:style-name="T590_61">notificar</text:span><text:span text:style-name="T590_62"><text:s/></text:span><text:span text:style-name="T590_63">al</text:span><text:span text:style-name="T590_64"><text:s/></text:span><text:span text:style-name="T590_65">usuario</text:span><text:span text:style-name="T590_66">.</text:span></text:h>
        </text:list-item>
      </text:list>
      <text:p text:style-name="P591"/>
      <text:list text:style-name="LS27" xml:id="list130">
        <text:list-item>
          <text:h text:style-name="P592" text:outline-level="10"><text:bookmark-start text:name="h.i56sjo125k3"/><text:bookmark-end text:name="h.i56sjo125k3"/><text:span text:style-name="T592_1">BarracaNoEsDeLaRazaException</text:span><text:span text:style-name="T592_2">:</text:span><text:span text:style-name="T592_3"><text:s/></text:span><text:span text:style-name="T592_4">esta</text:span><text:span text:style-name="T592_5"><text:s/></text:span><text:span text:style-name="T592_6">excepción</text:span><text:span text:style-name="T592_7"><text:s/></text:span><text:span text:style-name="T592_8">se</text:span><text:span text:style-name="T592_9"><text:s/></text:span><text:span text:style-name="T592_10">lanza</text:span><text:span text:style-name="T592_11"><text:s/></text:span><text:span text:style-name="T592_12">cuando</text:span><text:span text:style-name="T592_13"><text:s/></text:span><text:span text:style-name="T592_14">un</text:span><text:span text:style-name="T592_15"><text:s/></text:span><text:span text:style-name="T592_16">usuario</text:span><text:span text:style-name="T592_17"><text:s/></text:span><text:span text:style-name="T592_18">intenta</text:span><text:span text:style-name="T592_19"><text:s/></text:span><text:span text:style-name="T592_20">realizar</text:span><text:span text:style-name="T592_21"><text:s/></text:span><text:span text:style-name="T592_22">una</text:span><text:span text:style-name="T592_23"><text:s/></text:span><text:span text:style-name="T592_24">acción</text:span><text:span text:style-name="T592_25"><text:s/></text:span><text:span text:style-name="T592_26">con</text:span><text:span text:style-name="T592_27"><text:s/></text:span><text:span text:style-name="T592_28">una</text:span><text:span text:style-name="T592_29"><text:s/></text:span><text:span text:style-name="T592_30">barraca</text:span><text:span text:style-name="T592_31"><text:s/></text:span><text:span text:style-name="T592_32">que</text:span><text:span text:style-name="T592_33"><text:s/></text:span><text:span text:style-name="T592_34">no</text:span><text:span text:style-name="T592_35"><text:s/></text:span><text:span text:style-name="T592_36">le</text:span><text:span text:style-name="T592_37"><text:s/></text:span><text:span text:style-name="T592_38">pertenece</text:span><text:span text:style-name="T592_39">.<text:s/></text:span><text:span text:style-name="T592_40">En</text:span><text:span text:style-name="T592_41"><text:s/></text:span><text:span text:style-name="T592_42">este</text:span><text:span text:style-name="T592_43"><text:s/></text:span><text:span text:style-name="T592_44">caso</text:span><text:span text:style-name="T592_45">,<text:s/></text:span><text:span text:style-name="T592_46">se</text:span><text:span text:style-name="T592_47"><text:s/></text:span><text:span text:style-name="T592_48">lanza</text:span><text:span text:style-name="T592_49"><text:s/></text:span><text:span text:style-name="T592_50">un</text:span><text:span text:style-name="T592_51"><text:s/></text:span><text:span text:style-name="T592_52">mensaje</text:span><text:span text:style-name="T592_53"><text:s/></text:span><text:span text:style-name="T592_54">de</text:span><text:span text:style-name="T592_55"><text:s/></text:span><text:span text:style-name="T592_56">error</text:span><text:span text:style-name="T592_57"><text:s/></text:span><text:span text:style-name="T592_58">para</text:span><text:span text:style-name="T592_59"><text:s/></text:span><text:span text:style-name="T592_60">notificar</text:span><text:span text:style-name="T592_61"><text:s/></text:span><text:span text:style-name="T592_62">al</text:span><text:span text:style-name="T592_63"><text:s/></text:span><text:span text:style-name="T592_64">usuario</text:span><text:span text:style-name="T592_65">.</text:span></text:h>
        </text:list-item>
      </text:list>
      <text:p text:style-name="P593"/>
      <text:list text:style-name="LS27" xml:id="list131">
        <text:list-item>
          <text:h text:style-name="P594" text:outline-level="10"><text:bookmark-start text:name="h.634v60a6woc0"/><text:bookmark-end text:name="h.634v60a6woc0"/><text:span text:style-name="T594_1">FabricaNoEsDeLaRazaException</text:span><text:span text:style-name="T594_2">:</text:span><text:span text:style-name="T594_3"><text:s/></text:span><text:span text:style-name="T594_4">esta</text:span><text:span text:style-name="T594_5"><text:s/></text:span><text:span text:style-name="T594_6">excepción</text:span><text:span text:style-name="T594_7"><text:s/></text:span><text:span text:style-name="T594_8">se</text:span><text:span text:style-name="T594_9"><text:s/></text:span><text:span text:style-name="T594_10">lanza</text:span><text:span text:style-name="T594_11"><text:s/></text:span><text:span text:style-name="T594_12">cuando</text:span><text:span text:style-name="T594_13"><text:s/></text:span><text:span text:style-name="T594_14">un</text:span><text:span text:style-name="T594_15"><text:s/></text:span><text:span text:style-name="T594_16">usuario</text:span><text:span text:style-name="T594_17"><text:s/></text:span><text:span text:style-name="T594_18">intenta</text:span><text:span text:style-name="T594_19"><text:s/></text:span><text:span text:style-name="T594_20">realizar</text:span><text:span text:style-name="T594_21"><text:s/></text:span><text:span text:style-name="T594_22">una</text:span><text:span text:style-name="T594_23"><text:s/></text:span><text:span text:style-name="T594_24">acción</text:span><text:span text:style-name="T594_25"><text:s/></text:span><text:span text:style-name="T594_26">con</text:span><text:span text:style-name="T594_27"><text:s/></text:span><text:span text:style-name="T594_28">una</text:span><text:span text:style-name="T594_29"><text:s/></text:span><text:span text:style-name="T594_30">fábrica</text:span><text:span text:style-name="T594_31"><text:s/></text:span><text:span text:style-name="T594_32">que</text:span><text:span text:style-name="T594_33"><text:s/></text:span><text:span text:style-name="T594_34">no</text:span><text:span text:style-name="T594_35"><text:s/></text:span><text:span text:style-name="T594_36">le</text:span><text:span text:style-name="T594_37"><text:s/></text:span><text:span text:style-name="T594_38">pertenece</text:span><text:span text:style-name="T594_39">.<text:s/></text:span><text:span text:style-name="T594_40">En</text:span><text:span text:style-name="T594_41"><text:s/></text:span><text:span text:style-name="T594_42">este</text:span><text:span text:style-name="T594_43"><text:s/></text:span><text:span text:style-name="T594_44">caso</text:span><text:span text:style-name="T594_45">,<text:s/></text:span><text:span text:style-name="T594_46">se</text:span><text:span text:style-name="T594_47"><text:s/></text:span><text:span text:style-name="T594_48">lanza</text:span><text:span text:style-name="T594_49"><text:s/></text:span><text:span text:style-name="T594_50">un</text:span><text:span text:style-name="T594_51"><text:s/></text:span><text:span text:style-name="T594_52">mensaje</text:span><text:span text:style-name="T594_53"><text:s/></text:span><text:span text:style-name="T594_54">de</text:span><text:span text:style-name="T594_55"><text:s/></text:span><text:span text:style-name="T594_56">error</text:span><text:span text:style-name="T594_57"><text:s/></text:span><text:span text:style-name="T594_58">para</text:span><text:span text:style-name="T594_59"><text:s/></text:span><text:span text:style-name="T594_60">notificar</text:span><text:span text:style-name="T594_61"><text:s/></text:span><text:span text:style-name="T594_62">al</text:span><text:span text:style-name="T594_63"><text:s/></text:span><text:span text:style-name="T594_64">usuario</text:span><text:span text:style-name="T594_65">.</text:span></text:h>
        </text:list-item>
      </text:list>
      <text:p text:style-name="P595"/>
      <text:list text:style-name="LS27" xml:id="list132">
        <text:list-item>
          <text:h text:style-name="P596" text:outline-level="10"><text:bookmark-start text:name="h.vivozkn98wgr"/><text:bookmark-end text:name="h.vivozkn98wgr"/><text:span text:style-name="T596_1">PuertoEstelarNoEsDeLaRazaException</text:span><text:span text:style-name="T596_2">:</text:span><text:span text:style-name="T596_3">esta</text:span><text:span text:style-name="T596_4"><text:s/></text:span><text:span text:style-name="T596_5">excepción</text:span><text:span text:style-name="T596_6"><text:s/></text:span><text:span text:style-name="T596_7">se</text:span><text:span text:style-name="T596_8"><text:s/></text:span><text:span text:style-name="T596_9">lanza</text:span><text:span text:style-name="T596_10"><text:s/></text:span><text:span text:style-name="T596_11">cuando</text:span><text:span text:style-name="T596_12"><text:s/></text:span><text:span text:style-name="T596_13">un</text:span><text:span text:style-name="T596_14"><text:s/></text:span><text:span text:style-name="T596_15">usuario</text:span><text:span text:style-name="T596_16"><text:s/></text:span><text:span text:style-name="T596_17">intenta</text:span><text:span text:style-name="T596_18"><text:s/></text:span><text:span text:style-name="T596_19">realizar</text:span><text:span text:style-name="T596_20"><text:s/></text:span><text:span text:style-name="T596_21">una</text:span><text:span text:style-name="T596_22"><text:s/></text:span><text:span text:style-name="T596_23">acción</text:span><text:span text:style-name="T596_24"><text:s/></text:span><text:span text:style-name="T596_25">con</text:span><text:span text:style-name="T596_26"><text:s/></text:span><text:span text:style-name="T596_27">un</text:span><text:span text:style-name="T596_28"><text:s/></text:span><text:span text:style-name="T596_29">puerto</text:span><text:span text:style-name="T596_30"><text:s/></text:span><text:span text:style-name="T596_31">estelar</text:span><text:span text:style-name="T596_32"><text:s/></text:span><text:span text:style-name="T596_33">que</text:span><text:span text:style-name="T596_34"><text:s/></text:span><text:span text:style-name="T596_35">no</text:span><text:span text:style-name="T596_36"><text:s/></text:span><text:span text:style-name="T596_37">le</text:span><text:span text:style-name="T596_38"><text:s/></text:span><text:span text:style-name="T596_39">pertenece</text:span><text:span text:style-name="T596_40">.<text:s/></text:span><text:span text:style-name="T596_41">En</text:span><text:span text:style-name="T596_42"><text:s/></text:span><text:span text:style-name="T596_43">este</text:span><text:span text:style-name="T596_44"><text:s/></text:span><text:span text:style-name="T596_45">caso</text:span><text:span text:style-name="T596_46">,<text:s/></text:span><text:span text:style-name="T596_47">se</text:span><text:span text:style-name="T596_48"><text:s/></text:span><text:span text:style-name="T596_49">lanza</text:span><text:span text:style-name="T596_50"><text:s/></text:span><text:span text:style-name="T596_51">un</text:span><text:span text:style-name="T596_52"><text:s/></text:span><text:span text:style-name="T596_53">mensaje</text:span><text:span text:style-name="T596_54"><text:s/></text:span><text:span text:style-name="T596_55">de</text:span><text:span text:style-name="T596_56"><text:s/></text:span><text:span text:style-name="T596_57">error</text:span><text:span text:style-name="T596_58"><text:s/></text:span><text:span text:style-name="T596_59">para</text:span><text:span text:style-name="T596_60"><text:s/></text:span><text:span text:style-name="T596_61">notificar</text:span><text:span text:style-name="T596_62"><text:s/></text:span><text:span text:style-name="T596_63">al</text:span><text:span text:style-name="T596_64"><text:s/></text:span><text:span text:style-name="T596_65">usuario</text:span><text:span text:style-name="T596_66">.</text:span></text:h>
        </text:list-item>
      </text:list>
      <text:p text:style-name="P597"/>
      <text:list text:style-name="LS27" xml:id="list133">
        <text:list-item>
          <text:h text:style-name="P598" text:outline-level="10"><text:bookmark-start text:name="h.84gj8n47ow9l"/><text:bookmark-end text:name="h.84gj8n47ow9l"/><text:span text:style-name="T598_1">YaSeSeleccionoUnAtaqueException</text:span><text:span text:style-name="T598_2">:</text:span><text:span text:style-name="T598_3"><text:s/></text:span><text:span text:style-name="T598_4">esta</text:span><text:span text:style-name="T598_5"><text:s/></text:span><text:span text:style-name="T598_6">excepción</text:span><text:span text:style-name="T598_7"><text:s/></text:span><text:span text:style-name="T598_8">se</text:span><text:span text:style-name="T598_9"><text:s/></text:span><text:span text:style-name="T598_10">lanza</text:span><text:span text:style-name="T598_11"><text:s/></text:span><text:span text:style-name="T598_12">cuando</text:span><text:span text:style-name="T598_13"><text:s/></text:span><text:span text:style-name="T598_14">un</text:span><text:span text:style-name="T598_15"><text:s/></text:span><text:span text:style-name="T598_16">jugador</text:span><text:span text:style-name="T598_17"><text:s/></text:span><text:span text:style-name="T598_18">intenta</text:span><text:span text:style-name="T598_19"><text:s/></text:span><text:span text:style-name="T598_20">atacar</text:span><text:span text:style-name="T598_21"><text:s/></text:span><text:span text:style-name="T598_22">con</text:span><text:span text:style-name="T598_23"><text:s/></text:span><text:span text:style-name="T598_24">una</text:span><text:span text:style-name="T598_25"><text:s/></text:span><text:span text:style-name="T598_26">unidad</text:span><text:span text:style-name="T598_27"><text:s/></text:span><text:span text:style-name="T598_28">que</text:span><text:span text:style-name="T598_29"><text:s/></text:span><text:span text:style-name="T598_30">ya</text:span><text:span text:style-name="T598_31"><text:s/></text:span><text:span text:style-name="T598_32">realizó</text:span><text:span text:style-name="T598_33"><text:s/></text:span><text:span text:style-name="T598_34">un</text:span><text:span text:style-name="T598_35"><text:s/></text:span><text:span text:style-name="T598_36">ataque</text:span><text:span text:style-name="T598_37"><text:s/></text:span><text:span text:style-name="T598_38">en</text:span><text:span text:style-name="T598_39"><text:s/></text:span><text:span text:style-name="T598_40">el</text:span><text:span text:style-name="T598_41"><text:s/></text:span><text:span text:style-name="T598_42">turno</text:span><text:span text:style-name="T598_43"><text:s/></text:span><text:span text:style-name="T598_44">que</text:span><text:span text:style-name="T598_45"><text:s/></text:span><text:span text:style-name="T598_46">transcurre</text:span><text:span text:style-name="T598_47">.<text:s/></text:span><text:span text:style-name="T598_48">En</text:span><text:span text:style-name="T598_49"><text:s/></text:span><text:span text:style-name="T598_50">este</text:span><text:span text:style-name="T598_51"><text:s/></text:span><text:span text:style-name="T598_52">caso</text:span><text:span text:style-name="T598_53">,<text:s/></text:span><text:span text:style-name="T598_54">se</text:span><text:span text:style-name="T598_55"><text:s/></text:span><text:span text:style-name="T598_56">lanza</text:span><text:span text:style-name="T598_57"><text:s/></text:span><text:span text:style-name="T598_58">un</text:span><text:span text:style-name="T598_59"><text:s/></text:span><text:span text:style-name="T598_60">mensaje</text:span><text:span text:style-name="T598_61"><text:s/></text:span><text:span text:style-name="T598_62">de</text:span><text:span text:style-name="T598_63"><text:s/></text:span><text:span text:style-name="T598_64">error</text:span><text:span text:style-name="T598_65"><text:s/></text:span><text:span text:style-name="T598_66">para</text:span><text:span text:style-name="T598_67"><text:s/></text:span><text:span text:style-name="T598_68">notificar</text:span><text:span text:style-name="T598_69"><text:s/></text:span><text:span text:style-name="T598_70">al</text:span><text:span text:style-name="T598_71"><text:s/></text:span><text:span text:style-name="T598_72">usuario</text:span><text:span text:style-name="T598_73">.</text:span></text:h>
        </text:list-item>
      </text:list>
      <text:p text:style-name="P599"/>
      <text:list text:style-name="LS27" xml:id="list134">
        <text:list-item>
          <text:h text:style-name="P600" text:outline-level="10"><text:bookmark-start text:name="h.nqsjaql8scd8"/><text:bookmark-end text:name="h.nqsjaql8scd8"/><text:span text:style-name="T600_1">UnidadNoSePudoBajarDeLaNaveException</text:span><text:span text:style-name="T600_2">:<text:s/></text:span><text:span text:style-name="T600_3">esta</text:span><text:span text:style-name="T600_4"><text:s/></text:span><text:span text:style-name="T600_5">excepción</text:span><text:span text:style-name="T600_6"><text:s/></text:span><text:span text:style-name="T600_7">se</text:span><text:span text:style-name="T600_8"><text:s/></text:span><text:span text:style-name="T600_9">lanza</text:span><text:span text:style-name="T600_10"><text:s/></text:span><text:span text:style-name="T600_11">cuando</text:span><text:span text:style-name="T600_12"><text:s/></text:span><text:span text:style-name="T600_13">un</text:span><text:span text:style-name="T600_14"><text:s/></text:span><text:span text:style-name="T600_15">jugador</text:span><text:span text:style-name="T600_16"><text:s/></text:span><text:span text:style-name="T600_17">intenta</text:span><text:span text:style-name="T600_18"><text:s/></text:span><text:span text:style-name="T600_19">bajar</text:span><text:span text:style-name="T600_20"><text:s/></text:span><text:span text:style-name="T600_21">a</text:span><text:span text:style-name="T600_22"><text:s/></text:span><text:span text:style-name="T600_23">una</text:span><text:span text:style-name="T600_24"><text:s/></text:span><text:span text:style-name="T600_25">unidad</text:span><text:span text:style-name="T600_26"><text:s/></text:span><text:span text:style-name="T600_27">de</text:span><text:span text:style-name="T600_28"><text:s/></text:span><text:span text:style-name="T600_29">una</text:span><text:span text:style-name="T600_30"><text:s/></text:span><text:span text:style-name="T600_31">nave</text:span><text:span text:style-name="T600_32"><text:s/></text:span><text:span text:style-name="T600_33">de</text:span><text:span text:style-name="T600_34"><text:s/></text:span><text:span text:style-name="T600_35">transporte</text:span><text:span text:style-name="T600_36"><text:s/></text:span><text:span text:style-name="T600_37">y</text:span><text:span text:style-name="T600_38"><text:s/></text:span><text:span text:style-name="T600_39">la</text:span><text:span text:style-name="T600_40"><text:s/></text:span><text:span text:style-name="T600_41">nave</text:span><text:span text:style-name="T600_42"><text:s/></text:span><text:span text:style-name="T600_43">no</text:span><text:span text:style-name="T600_44"><text:s/></text:span><text:span text:style-name="T600_45">encuentra</text:span><text:span text:style-name="T600_46"><text:s/></text:span><text:span text:style-name="T600_47">lugar</text:span><text:span text:style-name="T600_48"><text:s/></text:span><text:span text:style-name="T600_49">en</text:span><text:span text:style-name="T600_50"><text:s/></text:span><text:span text:style-name="T600_51">sus</text:span><text:span text:style-name="T600_52"><text:s/></text:span><text:span text:style-name="T600_53">alrededores</text:span><text:span text:style-name="T600_54"><text:s/></text:span><text:span text:style-name="T600_55">para</text:span><text:span text:style-name="T600_56"><text:s/></text:span><text:span text:style-name="T600_57">depositar</text:span><text:span text:style-name="T600_58"><text:s/></text:span><text:span text:style-name="T600_59">a</text:span><text:span text:style-name="T600_60"><text:s/></text:span><text:span text:style-name="T600_61">la</text:span><text:span text:style-name="T600_62"><text:s/></text:span><text:span text:style-name="T600_63">unidad</text:span><text:span text:style-name="T600_64">.</text:span></text:h>
        </text:list-item>
      </text:list>
      <text:p text:style-name="P601"/>
      <text:list text:style-name="LS27" xml:id="list135">
        <text:list-item>
          <text:h text:style-name="P602" text:outline-level="10"><text:bookmark-start text:name="h.6iytjnepkm4w"/><text:bookmark-end text:name="h.6iytjnepkm4w"/><text:span text:style-name="T602_1">NaveFueraDelRangoDeVisionDeLaUnidadException</text:span><text:span text:style-name="T602_2">:</text:span><text:span text:style-name="T602_3"><text:s/></text:span><text:span text:style-name="T602_4">esta</text:span><text:span text:style-name="T602_5"><text:s/></text:span><text:span text:style-name="T602_6">excepción</text:span><text:span text:style-name="T602_7"><text:s/></text:span><text:span text:style-name="T602_8">se</text:span><text:span text:style-name="T602_9"><text:s/></text:span><text:span text:style-name="T602_10">lanza</text:span><text:span text:style-name="T602_11"><text:s/></text:span><text:span text:style-name="T602_12">si</text:span><text:span text:style-name="T602_13"><text:s/></text:span><text:span text:style-name="T602_14">u</text:span><text:span text:style-name="T602_15"><text:s/></text:span><text:span text:style-name="T602_16">jugador</text:span><text:span text:style-name="T602_17"><text:s/></text:span><text:span text:style-name="T602_18">intenta</text:span><text:span text:style-name="T602_19"><text:s/></text:span><text:span text:style-name="T602_20">subir</text:span><text:span text:style-name="T602_21"><text:s/></text:span><text:span text:style-name="T602_22">una</text:span><text:span text:style-name="T602_23"><text:s/></text:span><text:span text:style-name="T602_24">unidad</text:span><text:span text:style-name="T602_25"><text:s/></text:span><text:span text:style-name="T602_26">a</text:span><text:span text:style-name="T602_27"><text:s/></text:span><text:span text:style-name="T602_28">una</text:span><text:span text:style-name="T602_29"><text:s/></text:span><text:span text:style-name="T602_30">nave</text:span><text:span text:style-name="T602_31"><text:s/></text:span><text:span text:style-name="T602_32">de</text:span><text:span text:style-name="T602_33"><text:s/></text:span><text:span text:style-name="T602_34">transporte</text:span><text:span text:style-name="T602_35"><text:s/></text:span><text:span text:style-name="T602_36">que</text:span><text:span text:style-name="T602_37"><text:s/></text:span><text:span text:style-name="T602_38">está</text:span><text:span text:style-name="T602_39"><text:s/></text:span><text:span text:style-name="T602_40">fuera</text:span><text:span text:style-name="T602_41"><text:s/></text:span><text:span text:style-name="T602_42">del</text:span><text:span text:style-name="T602_43"><text:s/></text:span><text:span text:style-name="T602_44">rango</text:span><text:span text:style-name="T602_45"><text:s/></text:span><text:span text:style-name="T602_46">de</text:span><text:span text:style-name="T602_47"><text:s/></text:span><text:span text:style-name="T602_48">visión</text:span><text:span text:style-name="T602_49"><text:s/></text:span><text:span text:style-name="T602_50">de</text:span><text:span text:style-name="T602_51"><text:s/></text:span><text:span text:style-name="T602_52">la</text:span><text:span text:style-name="T602_53"><text:s/></text:span><text:span text:style-name="T602_54">unidad</text:span><text:span text:style-name="T602_55">.</text:span></text:h>
        </text:list-item>
      </text:list>
      <text:p text:style-name="P603"/>
      <text:list text:style-name="LS27" xml:id="list136">
        <text:list-item>
          <text:h text:style-name="P604" text:outline-level="10"><text:bookmark-start text:name="h.5qt1lmk2g1id"/><text:bookmark-end text:name="h.5qt1lmk2g1id"/><text:span text:style-name="T604_1">NaveConCapacidadMaximaException</text:span><text:span text:style-name="T604_2">:<text:s/></text:span><text:span text:style-name="T604_3">esta</text:span><text:span text:style-name="T604_4"><text:s/></text:span><text:span text:style-name="T604_5">excepción</text:span><text:span text:style-name="T604_6"><text:s/></text:span><text:span text:style-name="T604_7">se</text:span><text:span text:style-name="T604_8"><text:s/></text:span><text:span text:style-name="T604_9">lanza</text:span><text:span text:style-name="T604_10"><text:s/></text:span><text:span text:style-name="T604_11">cuando</text:span><text:span text:style-name="T604_12"><text:s/></text:span><text:span text:style-name="T604_13">se</text:span><text:span text:style-name="T604_14"><text:s/></text:span><text:span text:style-name="T604_15">intenta</text:span><text:span text:style-name="T604_16"><text:s/></text:span><text:span text:style-name="T604_17">subir</text:span><text:span text:style-name="T604_18"><text:s/></text:span><text:span text:style-name="T604_19">una</text:span><text:span text:style-name="T604_20"><text:s/></text:span><text:span text:style-name="T604_21">unidad</text:span><text:span text:style-name="T604_22"><text:s/></text:span><text:span text:style-name="T604_23">a</text:span><text:span text:style-name="T604_24"><text:s/></text:span><text:span text:style-name="T604_25">una</text:span><text:span text:style-name="T604_26"><text:s/></text:span><text:span text:style-name="T604_27">nave</text:span><text:span text:style-name="T604_28"><text:s/></text:span><text:span text:style-name="T604_29">de</text:span><text:span text:style-name="T604_30"><text:s/></text:span><text:span text:style-name="T604_31">transporte</text:span><text:span text:style-name="T604_32"><text:s/></text:span><text:span text:style-name="T604_33">y</text:span><text:span text:style-name="T604_34"><text:s/></text:span><text:span text:style-name="T604_35">la</text:span><text:span text:style-name="T604_36"><text:s/></text:span><text:span text:style-name="T604_37">nave</text:span><text:span text:style-name="T604_38"><text:s/></text:span><text:span text:style-name="T604_39">ya</text:span><text:span text:style-name="T604_40"><text:s/></text:span><text:span text:style-name="T604_41">cumplió</text:span><text:span text:style-name="T604_42"><text:s/></text:span><text:span text:style-name="T604_43">con</text:span><text:span text:style-name="T604_44"><text:s/></text:span><text:span text:style-name="T604_45">su</text:span><text:span text:style-name="T604_46"><text:s/></text:span><text:span text:style-name="T604_47">capacidad</text:span><text:span text:style-name="T604_48"><text:s/></text:span><text:span text:style-name="T604_49">máxima</text:span><text:span text:style-name="T604_50"><text:s/></text:span><text:span text:style-name="T604_51">de</text:span><text:span text:style-name="T604_52"><text:s/></text:span><text:span text:style-name="T604_53">transportados</text:span><text:span text:style-name="T604_54">.</text:span></text:h>
        </text:list-item>
      </text:list>
      <text:p text:style-name="P605"/>
      <text:list text:style-name="LS27" xml:id="list137">
        <text:list-item>
          <text:h text:style-name="P606" text:outline-level="10"><text:bookmark-start text:name="h.4v5idrcjq9bz"/><text:bookmark-end text:name="h.4v5idrcjq9bz"/><text:span text:style-name="T606_1">AtaqueFueraDelRangoDeVisionException</text:span><text:span text:style-name="T606_2">:</text:span><text:span text:style-name="T606_3"><text:s/></text:span><text:span text:style-name="T606_4">esta</text:span><text:span text:style-name="T606_5"><text:s/></text:span><text:span text:style-name="T606_6">excepción</text:span><text:span text:style-name="T606_7"><text:s/></text:span><text:span text:style-name="T606_8">se</text:span><text:span text:style-name="T606_9"><text:s/></text:span><text:span text:style-name="T606_10">lanza</text:span><text:span text:style-name="T606_11"><text:s/></text:span><text:span text:style-name="T606_12">cuando</text:span><text:span text:style-name="T606_13"><text:s/></text:span><text:span text:style-name="T606_14">un</text:span><text:span text:style-name="T606_15"><text:s/></text:span><text:span text:style-name="T606_16">jugador</text:span><text:span text:style-name="T606_17"><text:s/></text:span><text:span text:style-name="T606_18">intenta</text:span><text:span text:style-name="T606_19"><text:s/></text:span><text:span text:style-name="T606_20">atacar</text:span><text:span text:style-name="T606_21"><text:s/></text:span><text:span text:style-name="T606_22">con</text:span><text:span text:style-name="T606_23"><text:s/></text:span><text:span text:style-name="T606_24">una</text:span><text:span text:style-name="T606_25"><text:s/></text:span><text:span text:style-name="T606_26">unidad</text:span><text:span text:style-name="T606_27"><text:s/></text:span><text:span text:style-name="T606_28">atacante</text:span><text:span text:style-name="T606_29"><text:s/></text:span><text:span text:style-name="T606_30">a</text:span><text:span text:style-name="T606_31"><text:s/></text:span><text:span text:style-name="T606_32">una</text:span><text:span text:style-name="T606_33"><text:s/></text:span><text:span text:style-name="T606_34">unidad</text:span><text:span text:style-name="T606_35"><text:s/></text:span><text:span text:style-name="T606_36">atacada</text:span><text:span text:style-name="T606_37"><text:s/></text:span><text:span text:style-name="T606_38">y</text:span><text:span text:style-name="T606_39"><text:s/></text:span><text:span text:style-name="T606_40">la</text:span><text:span text:style-name="T606_41"><text:s/></text:span><text:span text:style-name="T606_42">unidad</text:span><text:span text:style-name="T606_43"><text:s/></text:span><text:span text:style-name="T606_44">atacada</text:span><text:span text:style-name="T606_45"><text:s/></text:span><text:span text:style-name="T606_46">se</text:span><text:span text:style-name="T606_47"><text:s/></text:span><text:span text:style-name="T606_48">encuentra</text:span><text:span text:style-name="T606_49"><text:s/></text:span><text:span text:style-name="T606_50">fuera</text:span><text:span text:style-name="T606_51"><text:s/></text:span><text:span text:style-name="T606_52">del</text:span><text:span text:style-name="T606_53"><text:s/></text:span><text:span text:style-name="T606_54">rango</text:span><text:span text:style-name="T606_55"><text:s/></text:span><text:span text:style-name="T606_56">de</text:span><text:span text:style-name="T606_57"><text:s/></text:span><text:span text:style-name="T606_58">visión</text:span><text:span text:style-name="T606_59"><text:s/></text:span><text:span text:style-name="T606_60">de</text:span><text:span text:style-name="T606_61"><text:s/></text:span><text:span text:style-name="T606_62">la</text:span><text:span text:style-name="T606_63"><text:s/></text:span><text:span text:style-name="T606_64">unidad</text:span><text:span text:style-name="T606_65"><text:s/></text:span><text:span text:style-name="T606_66">atacante</text:span><text:span text:style-name="T606_67">.<text:s/></text:span><text:span text:style-name="T606_68">En</text:span><text:span text:style-name="T606_69"><text:s/></text:span><text:span text:style-name="T606_70">este</text:span><text:span text:style-name="T606_71"><text:s/></text:span><text:span text:style-name="T606_72">caso</text:span><text:span text:style-name="T606_73">,<text:s/></text:span><text:span text:style-name="T606_74">se</text:span><text:span text:style-name="T606_75"><text:s/></text:span><text:span text:style-name="T606_76">lanza</text:span><text:span text:style-name="T606_77"><text:s/></text:span><text:span text:style-name="T606_78">un</text:span><text:span text:style-name="T606_79"><text:s/></text:span><text:span text:style-name="T606_80">mensaje</text:span><text:span text:style-name="T606_81"><text:s/></text:span><text:span text:style-name="T606_82">de</text:span><text:span text:style-name="T606_83"><text:s/></text:span><text:span text:style-name="T606_84">error</text:span><text:span text:style-name="T606_85"><text:s/></text:span><text:span text:style-name="T606_86">para</text:span><text:span text:style-name="T606_87"><text:s/></text:span><text:span text:style-name="T606_88">notificar</text:span><text:span text:style-name="T606_89"><text:s/></text:span><text:span text:style-name="T606_90">al</text:span><text:span text:style-name="T606_91"><text:s/></text:span><text:span text:style-name="T606_92">usuario</text:span><text:span text:style-name="T606_93">.</text:span></text:h>
        </text:list-item>
      </text:list>
      <text:p text:style-name="P607"/>
      <text:list text:style-name="LS27" xml:id="list138">
        <text:list-item>
          <text:h text:style-name="P608" text:outline-level="10"><text:bookmark-start text:name="h.g7kjaxgs6par"/><text:bookmark-end text:name="h.g7kjaxgs6par"/><text:span text:style-name="T608_1">CantidadDeSuministrosInsuficientesException</text:span><text:span text:style-name="T608_2">:<text:s/></text:span><text:span text:style-name="T608_3">esta</text:span><text:span text:style-name="T608_4"><text:s/></text:span><text:span text:style-name="T608_5">excepción</text:span><text:span text:style-name="T608_6"><text:s/></text:span><text:span text:style-name="T608_7">se</text:span><text:span text:style-name="T608_8"><text:s/></text:span><text:span text:style-name="T608_9">lanza</text:span><text:span text:style-name="T608_10"><text:s/></text:span><text:span text:style-name="T608_11">cuando</text:span><text:span text:style-name="T608_12"><text:s/></text:span><text:span text:style-name="T608_13">un</text:span><text:span text:style-name="T608_14"><text:s/></text:span><text:span text:style-name="T608_15">jugador</text:span><text:span text:style-name="T608_16"><text:s/></text:span><text:span text:style-name="T608_17">intenta</text:span><text:span text:style-name="T608_18"><text:s/></text:span><text:span text:style-name="T608_19">construir</text:span><text:span text:style-name="T608_20"><text:s/></text:span><text:span text:style-name="T608_21">una</text:span><text:span text:style-name="T608_22"><text:s/></text:span><text:span text:style-name="T608_23">unidad</text:span><text:span text:style-name="T608_24"><text:s/></text:span><text:span text:style-name="T608_25">o</text:span><text:span text:style-name="T608_26"><text:s/></text:span><text:span text:style-name="T608_27">un</text:span><text:span text:style-name="T608_28"><text:s/></text:span><text:span text:style-name="T608_29">edificio</text:span><text:span text:style-name="T608_30"><text:s/></text:span><text:span text:style-name="T608_31">y</text:span><text:span text:style-name="T608_32"><text:s/></text:span><text:span text:style-name="T608_33">no</text:span><text:span text:style-name="T608_34"><text:s/></text:span><text:span text:style-name="T608_35">posee</text:span><text:span text:style-name="T608_36"><text:s/></text:span><text:span text:style-name="T608_37">población</text:span><text:span text:style-name="T608_38"><text:s/></text:span><text:span text:style-name="T608_39">suficiente</text:span><text:span text:style-name="T608_40"><text:s/></text:span><text:span text:style-name="T608_41">para</text:span><text:span text:style-name="T608_42"><text:s/></text:span><text:span text:style-name="T608_43">realizar</text:span><text:span text:style-name="T608_44"><text:s/></text:span><text:span text:style-name="T608_45">la</text:span><text:span text:style-name="T608_46"><text:s/></text:span><text:span text:style-name="T608_47">operación</text:span><text:span text:style-name="T608_48">.<text:s/></text:span><text:span text:style-name="T608_49">En</text:span><text:span text:style-name="T608_50"><text:s/></text:span><text:span text:style-name="T608_51">este</text:span><text:span text:style-name="T608_52"><text:s/></text:span><text:span text:style-name="T608_53">caso</text:span><text:span text:style-name="T608_54">,<text:s/></text:span><text:span text:style-name="T608_55">se</text:span><text:span text:style-name="T608_56"><text:s/></text:span><text:span text:style-name="T608_57">lanza</text:span><text:span text:style-name="T608_58"><text:s/></text:span><text:span text:style-name="T608_59">un</text:span><text:span text:style-name="T608_60"><text:s/></text:span><text:span text:style-name="T608_61">mensaje</text:span><text:span text:style-name="T608_62"><text:s/></text:span><text:span text:style-name="T608_63">de</text:span><text:span text:style-name="T608_64"><text:s/></text:span><text:span text:style-name="T608_65">error</text:span><text:span text:style-name="T608_66"><text:s/></text:span><text:span text:style-name="T608_67">para</text:span><text:span text:style-name="T608_68"><text:s/></text:span><text:span text:style-name="T608_69">notificar</text:span><text:span text:style-name="T608_70"><text:s/></text:span><text:span text:style-name="T608_71">al</text:span><text:span text:style-name="T608_72"><text:s/></text:span><text:span text:style-name="T608_73">usuario</text:span><text:span text:style-name="T608_74">.</text:span></text:h>
        </text:list-item>
      </text:list>
      <text:p text:style-name="P609"/>
      <text:list text:style-name="LS27" xml:id="list139">
        <text:list-item>
          <text:h text:style-name="P610" text:outline-level="10"><text:bookmark-start text:name="h.ra97f0tslgvo"/><text:bookmark-end text:name="h.ra97f0tslgvo"/><text:span text:style-name="T610_1">NumeroDeCristalesNegativoException</text:span><text:span text:style-name="T610_2">:</text:span><text:span text:style-name="T610_3"><text:s/></text:span><text:span text:style-name="T610_4">esta</text:span><text:span text:style-name="T610_5"><text:s/></text:span><text:span text:style-name="T610_6">excepción</text:span><text:span text:style-name="T610_7"><text:s/></text:span><text:span text:style-name="T610_8">se</text:span><text:span text:style-name="T610_9"><text:s/></text:span><text:span text:style-name="T610_10">lanza</text:span><text:span text:style-name="T610_11"><text:s/></text:span><text:span text:style-name="T610_12">cuando</text:span><text:span text:style-name="T610_13"><text:s/></text:span><text:span text:style-name="T610_14">se</text:span><text:span text:style-name="T610_15"><text:s/></text:span><text:span text:style-name="T610_16">intenta</text:span><text:span text:style-name="T610_17"><text:s/></text:span><text:span text:style-name="T610_18">crear</text:span><text:span text:style-name="T610_19"><text:s/></text:span><text:span text:style-name="T610_20">una</text:span><text:span text:style-name="T610_21"><text:s/></text:span><text:span text:style-name="T610_22">mina</text:span><text:span text:style-name="T610_23"><text:s/></text:span><text:span text:style-name="T610_24">de</text:span><text:span text:style-name="T610_25"><text:s/></text:span><text:span text:style-name="T610_26">minerales</text:span><text:span text:style-name="T610_27"><text:s/></text:span><text:span text:style-name="T610_28">con</text:span><text:span text:style-name="T610_29"><text:s/></text:span><text:span text:style-name="T610_30">un</text:span><text:span text:style-name="T610_31"><text:s/></text:span><text:span text:style-name="T610_32">número</text:span><text:span text:style-name="T610_33"><text:s/></text:span><text:span text:style-name="T610_34">de</text:span><text:span text:style-name="T610_35"><text:s/></text:span><text:span text:style-name="T610_36">cristales</text:span><text:span text:style-name="T610_37"><text:s/></text:span><text:span text:style-name="T610_38">menor</text:span><text:span text:style-name="T610_39"><text:s/></text:span><text:span text:style-name="T610_40">o</text:span><text:span text:style-name="T610_41"><text:s/></text:span><text:span text:style-name="T610_42">igual</text:span><text:span text:style-name="T610_43"><text:s/></text:span><text:span text:style-name="T610_44">a</text:span><text:span text:style-name="T610_45"><text:s/></text:span><text:span text:style-name="T610_46">cero</text:span><text:span text:style-name="T610_47">.</text:span></text:h>
        </text:list-item>
      </text:list>
      <text:p text:style-name="P611"/>
      <text:list text:style-name="LS27" xml:id="list140">
        <text:list-item>
          <text:h text:style-name="P612" text:outline-level="10"><text:bookmark-start text:name="h.t6qd5zrtri5m"/><text:bookmark-end text:name="h.t6qd5zrtri5m"/><text:span text:style-name="T612_1">IdentificableNoTieneJugadorException</text:span><text:span text:style-name="T612_2">:</text:span><text:span text:style-name="T612_3"><text:s/></text:span><text:span text:style-name="T612_4">esta</text:span><text:span text:style-name="T612_5"><text:s/></text:span><text:span text:style-name="T612_6">excepción</text:span><text:span text:style-name="T612_7"><text:s/></text:span><text:span text:style-name="T612_8">se</text:span><text:span text:style-name="T612_9"><text:s/></text:span><text:span text:style-name="T612_10">lanza</text:span><text:span text:style-name="T612_11"><text:s/></text:span><text:span text:style-name="T612_12">cuando</text:span><text:span text:style-name="T612_13"><text:s/></text:span><text:span text:style-name="T612_14">a</text:span><text:span text:style-name="T612_15"><text:s/></text:span><text:span text:style-name="T612_16">un</text:span><text:span text:style-name="T612_17"><text:s/></text:span><text:span text:style-name="T612_18">objeto</text:span><text:span text:style-name="T612_19"><text:s/></text:span><text:span text:style-name="T612_20">del</text:span><text:span text:style-name="T612_21"><text:s/></text:span><text:span text:style-name="T612_22">mapa</text:span><text:span text:style-name="T612_23"><text:s/></text:span><text:span text:style-name="T612_24">que</text:span><text:span text:style-name="T612_25"><text:s/></text:span><text:span text:style-name="T612_26">debería</text:span><text:span text:style-name="T612_27"><text:s/></text:span><text:span text:style-name="T612_28">pertenecer</text:span><text:span text:style-name="T612_29"><text:s/></text:span><text:span text:style-name="T612_30">a</text:span><text:span text:style-name="T612_31"><text:s/></text:span><text:span text:style-name="T612_32">algún</text:span><text:span text:style-name="T612_33"><text:s/></text:span><text:span text:style-name="T612_34">jugador</text:span><text:span text:style-name="T612_35">,<text:s/></text:span><text:span text:style-name="T612_36">no</text:span><text:span text:style-name="T612_37"><text:s/></text:span><text:span text:style-name="T612_38">se</text:span><text:span text:style-name="T612_39"><text:s/></text:span><text:span text:style-name="T612_40">le</text:span><text:span text:style-name="T612_41"><text:s/></text:span><text:span text:style-name="T612_42">encuentra</text:span><text:span text:style-name="T612_43"><text:s/></text:span><text:span text:style-name="T612_44">un</text:span><text:span text:style-name="T612_45"><text:s/></text:span><text:span text:style-name="T612_46">jugador</text:span><text:span text:style-name="T612_47"><text:s/></text:span><text:span text:style-name="T612_48">asignado</text:span><text:span text:style-name="T612_49">.</text:span></text:h>
        </text:list-item>
      </text:list>
      <text:p text:style-name="P613"/>
      <text:list text:style-name="LS27" xml:id="list141">
        <text:list-item>
          <text:h text:style-name="P614" text:outline-level="10"><text:bookmark-start text:name="h.3cher1cof8yp"/><text:bookmark-end text:name="h.3cher1cof8yp"/><text:span text:style-name="T614_1">NoSeEncontroNingunJugadorConTurnoException</text:span><text:span text:style-name="T614_2">:</text:span><text:span text:style-name="T614_3"><text:s/></text:span><text:span text:style-name="T614_4">esta</text:span><text:span text:style-name="T614_5"><text:s/></text:span><text:span text:style-name="T614_6">excepción</text:span><text:span text:style-name="T614_7"><text:s/></text:span><text:span text:style-name="T614_8">se</text:span><text:span text:style-name="T614_9"><text:s/></text:span><text:span text:style-name="T614_10">lanza</text:span><text:span text:style-name="T614_11"><text:s/></text:span><text:span text:style-name="T614_12">cuando</text:span><text:span text:style-name="T614_13"><text:s/></text:span><text:span text:style-name="T614_14">un</text:span><text:span text:style-name="T614_15"><text:s/></text:span><text:span text:style-name="T614_16">jugador</text:span><text:span text:style-name="T614_17"><text:s/></text:span><text:span text:style-name="T614_18">intenta</text:span><text:span text:style-name="T614_19"><text:s/></text:span><text:span text:style-name="T614_20">pasar</text:span><text:span text:style-name="T614_21"><text:s/></text:span><text:span text:style-name="T614_22">el</text:span><text:span text:style-name="T614_23"><text:s/></text:span><text:span text:style-name="T614_24">turno</text:span><text:span text:style-name="T614_25"><text:s/></text:span><text:span text:style-name="T614_26">y</text:span><text:span text:style-name="T614_27"><text:s/></text:span><text:span text:style-name="T614_28">no</text:span><text:span text:style-name="T614_29"><text:s/></text:span><text:span text:style-name="T614_30">encuentra</text:span><text:span text:style-name="T614_31"><text:s/></text:span><text:span text:style-name="T614_32">al</text:span><text:span text:style-name="T614_33"><text:s/></text:span><text:span text:style-name="T614_34">jugador</text:span><text:span text:style-name="T614_35"><text:s/></text:span><text:span text:style-name="T614_36">siguiente</text:span><text:span text:style-name="T614_37"><text:s/></text:span><text:span text:style-name="T614_38">en</text:span><text:span text:style-name="T614_39"><text:s/></text:span><text:span text:style-name="T614_40">la</text:span><text:span text:style-name="T614_41"><text:s/></text:span><text:span text:style-name="T614_42">ronda</text:span><text:span text:style-name="T614_43"><text:s/></text:span><text:span text:style-name="T614_44">de</text:span><text:span text:style-name="T614_45"><text:s/></text:span><text:span text:style-name="T614_46">jugadores</text:span><text:span text:style-name="T614_47">.</text:span></text:h>
        </text:list-item>
      </text:list>
      <text:p text:style-name="P615"/>
      <text:list text:style-name="LS27" xml:id="list142">
        <text:list-item>
          <text:h text:style-name="P616" text:outline-level="10"><text:bookmark-start text:name="h.2jga9rnvrny5"/><text:bookmark-end text:name="h.2jga9rnvrny5"/><text:span text:style-name="T616_1">JugadorNoTieneElTurnoException</text:span><text:span text:style-name="T616_2">:</text:span><text:span text:style-name="T616_3"><text:s/></text:span><text:span text:style-name="T616_4">esta</text:span><text:span text:style-name="T616_5"><text:s/></text:span><text:span text:style-name="T616_6">excepción</text:span><text:span text:style-name="T616_7"><text:s/></text:span><text:span text:style-name="T616_8">se</text:span><text:span text:style-name="T616_9"><text:s/></text:span><text:span text:style-name="T616_10">lanza</text:span><text:span text:style-name="T616_11"><text:s/></text:span><text:span text:style-name="T616_12">cuando</text:span><text:span text:style-name="T616_13"><text:s/></text:span><text:span text:style-name="T616_14">un</text:span><text:span text:style-name="T616_15"><text:s/></text:span><text:span text:style-name="T616_16">jugador</text:span><text:span text:style-name="T616_17"><text:s/></text:span><text:span text:style-name="T616_18">intenta</text:span><text:span text:style-name="T616_19"><text:s/></text:span><text:span text:style-name="T616_20">realizar</text:span><text:span text:style-name="T616_21"><text:s/></text:span><text:span text:style-name="T616_22">una</text:span><text:span text:style-name="T616_23"><text:s/></text:span><text:span text:style-name="T616_24">maniobra</text:span><text:span text:style-name="T616_25"><text:s/></text:span><text:span text:style-name="T616_26">fuera</text:span><text:span text:style-name="T616_27"><text:s/></text:span><text:span text:style-name="T616_28">de</text:span><text:span text:style-name="T616_29"><text:s/></text:span><text:span text:style-name="T616_30">su</text:span><text:span text:style-name="T616_31"><text:s/></text:span><text:span text:style-name="T616_32">turno</text:span><text:span text:style-name="T616_33">.</text:span></text:h>
        </text:list-item>
      </text:list>
      <text:p text:style-name="P617"/>
      <text:list text:style-name="LS27" xml:id="list143">
        <text:list-item>
          <text:h text:style-name="P618" text:outline-level="10"><text:bookmark-start text:name="h.9ldacnhzbkwc"/><text:bookmark-end text:name="h.9ldacnhzbkwc"/><text:span text:style-name="T618_1">ElAtacanteNoEsDelJugadorException</text:span><text:span text:style-name="T618_2">:<text:s/></text:span><text:span text:style-name="T618_3">esta</text:span><text:span text:style-name="T618_4"><text:s/></text:span><text:span text:style-name="T618_5">excepción</text:span><text:span text:style-name="T618_6"><text:s/></text:span><text:span text:style-name="T618_7">se</text:span><text:span text:style-name="T618_8"><text:s/></text:span><text:span text:style-name="T618_9">lanza</text:span><text:span text:style-name="T618_10"><text:s/></text:span><text:span text:style-name="T618_11">cuando</text:span><text:span text:style-name="T618_12"><text:s/></text:span><text:span text:style-name="T618_13">el</text:span><text:span text:style-name="T618_14"><text:s/></text:span><text:span text:style-name="T618_15">jugador</text:span><text:span text:style-name="T618_16"><text:s/></text:span><text:span text:style-name="T618_17">intenta</text:span><text:span text:style-name="T618_18"><text:s/></text:span><text:span text:style-name="T618_19">utilizar</text:span><text:span text:style-name="T618_20"><text:s/></text:span><text:span text:style-name="T618_21">una</text:span><text:span text:style-name="T618_22"><text:s/></text:span><text:span text:style-name="T618_23">unidad</text:span><text:span text:style-name="T618_24"><text:s/></text:span><text:span text:style-name="T618_25">que</text:span><text:span text:style-name="T618_26"><text:s/></text:span><text:span text:style-name="T618_27">le</text:span><text:span text:style-name="T618_28"><text:s/></text:span><text:span text:style-name="T618_29">pertenece</text:span><text:span text:style-name="T618_30"><text:s/></text:span><text:span text:style-name="T618_31">a</text:span><text:span text:style-name="T618_32"><text:s/></text:span><text:span text:style-name="T618_33">otro</text:span><text:span text:style-name="T618_34"><text:s/></text:span><text:span text:style-name="T618_35">jugador</text:span><text:span text:style-name="T618_36">.<text:s/></text:span><text:span text:style-name="T618_37">En</text:span><text:span text:style-name="T618_38"><text:s/></text:span><text:span text:style-name="T618_39">caso</text:span><text:span text:style-name="T618_40"><text:s/></text:span><text:span text:style-name="T618_41">de</text:span><text:span text:style-name="T618_42"><text:s/></text:span><text:span text:style-name="T618_43">lanzarse</text:span><text:span text:style-name="T618_44"><text:s/></text:span><text:span text:style-name="T618_45">esta</text:span><text:span text:style-name="T618_46"><text:s/></text:span><text:span text:style-name="T618_47">excepción</text:span><text:span text:style-name="T618_48">,<text:s/></text:span><text:span text:style-name="T618_49">se</text:span><text:span text:style-name="T618_50"><text:s/></text:span><text:span text:style-name="T618_51">mostrará</text:span><text:span text:style-name="T618_52"><text:s/></text:span><text:span text:style-name="T618_53">un</text:span><text:span text:style-name="T618_54"><text:s/></text:span><text:span text:style-name="T618_55">mensaje</text:span><text:span text:style-name="T618_56"><text:s/></text:span><text:span text:style-name="T618_57">de</text:span><text:span text:style-name="T618_58"><text:s/></text:span><text:span text:style-name="T618_59">error</text:span><text:span text:style-name="T618_60"><text:s/></text:span><text:span text:style-name="T618_61">para</text:span><text:span text:style-name="T618_62"><text:s/></text:span><text:span text:style-name="T618_63">notificar</text:span><text:span text:style-name="T618_64"><text:s/></text:span><text:span text:style-name="T618_65">al</text:span><text:span text:style-name="T618_66"><text:s/></text:span><text:span text:style-name="T618_67">jugador</text:span><text:span text:style-name="T618_68">.</text:span></text:h>
        </text:list-item>
      </text:list>
      <text:p text:style-name="P619"/>
      <text:list text:style-name="LS27" xml:id="list144">
        <text:list-item>
          <text:h text:style-name="P620" text:outline-level="10"><text:bookmark-start text:name="h.2th7gxukhs04"/><text:bookmark-end text:name="h.2th7gxukhs04"/><text:span text:style-name="T620_1">CantidadDeJugadoresMenorAUnoException</text:span><text:span text:style-name="T620_2">:<text:s/></text:span><text:span text:style-name="T620_3">esta</text:span><text:span text:style-name="T620_4"><text:s/></text:span><text:span text:style-name="T620_5">excepción</text:span><text:span text:style-name="T620_6"><text:s/></text:span><text:span text:style-name="T620_7">se</text:span><text:span text:style-name="T620_8"><text:s/></text:span><text:span text:style-name="T620_9">lanza</text:span><text:span text:style-name="T620_10"><text:s/></text:span><text:span text:style-name="T620_11">cuando</text:span><text:span text:style-name="T620_12"><text:s/></text:span><text:span text:style-name="T620_13">la</text:span><text:span text:style-name="T620_14"><text:s/></text:span><text:span text:style-name="T620_15">cantidad</text:span><text:span text:style-name="T620_16"><text:s/></text:span><text:span text:style-name="T620_17">de</text:span><text:span text:style-name="T620_18"><text:s/></text:span><text:span text:style-name="T620_19">jugadores</text:span><text:span text:style-name="T620_20"><text:s/></text:span><text:span text:style-name="T620_21">ingresados</text:span><text:span text:style-name="T620_22"><text:s/></text:span><text:span text:style-name="T620_23">para</text:span><text:span text:style-name="T620_24"><text:s/></text:span><text:span text:style-name="T620_25">generar</text:span><text:span text:style-name="T620_26"><text:s/></text:span><text:span text:style-name="T620_27">una</text:span><text:span text:style-name="T620_28"><text:s/></text:span><text:span text:style-name="T620_29">nueva</text:span><text:span text:style-name="T620_30"><text:s/></text:span><text:span text:style-name="T620_31">partida</text:span><text:span text:style-name="T620_32"><text:s/></text:span><text:span text:style-name="T620_33">es</text:span><text:span text:style-name="T620_34"><text:s/></text:span><text:span text:style-name="T620_35">menor</text:span><text:span text:style-name="T620_36"><text:s/></text:span><text:span text:style-name="T620_37">o</text:span><text:span text:style-name="T620_38"><text:s/></text:span><text:span text:style-name="T620_39">igual</text:span><text:span text:style-name="T620_40"><text:s/></text:span><text:span text:style-name="T620_41">a</text:span><text:span text:style-name="T620_42"><text:s/></text:span><text:span text:style-name="T620_43">uno</text:span><text:span text:style-name="T620_44">.<text:s/></text:span><text:span text:style-name="T620_45">En</text:span><text:span text:style-name="T620_46"><text:s/></text:span><text:span text:style-name="T620_47">el</text:span><text:span text:style-name="T620_48"><text:s/></text:span><text:span text:style-name="T620_49">caso</text:span><text:span text:style-name="T620_50"><text:s/></text:span><text:span text:style-name="T620_51">de</text:span><text:span text:style-name="T620_52"><text:s/></text:span><text:span text:style-name="T620_53">producirse</text:span><text:span text:style-name="T620_54"><text:s/></text:span><text:span text:style-name="T620_55">esta</text:span><text:span text:style-name="T620_56"><text:s/></text:span><text:span text:style-name="T620_57">situación</text:span><text:span text:style-name="T620_58"><text:s/></text:span><text:span text:style-name="T620_59">se</text:span><text:span text:style-name="T620_60"><text:s/></text:span><text:span text:style-name="T620_61">lanzará</text:span><text:span text:style-name="T620_62"><text:s/></text:span><text:span text:style-name="T620_63">un</text:span><text:span text:style-name="T620_64"><text:s/></text:span><text:span text:style-name="T620_65">mensaje</text:span><text:span text:style-name="T620_66"><text:s/></text:span><text:span text:style-name="T620_67">de</text:span><text:span text:style-name="T620_68"><text:s/></text:span><text:span text:style-name="T620_69">error</text:span><text:span text:style-name="T620_70"><text:s/></text:span><text:span text:style-name="T620_71">para</text:span><text:span text:style-name="T620_72"><text:s/></text:span><text:span text:style-name="T620_73">notificar</text:span><text:span text:style-name="T620_74"><text:s/></text:span><text:span text:style-name="T620_75">al</text:span><text:span text:style-name="T620_76"><text:s/></text:span><text:span text:style-name="T620_77">jugador</text:span><text:span text:style-name="T620_78">.</text:span></text:h>
        </text:list-item>
      </text:list>
      <text:p text:style-name="P621"/>
      <text:list text:style-name="LS27" xml:id="list145">
        <text:list-item>
          <text:h text:style-name="P622" text:outline-level="10"><text:bookmark-start text:name="h.slz35jixi0d0"/><text:bookmark-end text:name="h.slz35jixi0d0"/><text:span text:style-name="T622_1">NoSePudoOcuparElTerrenoException</text:span><text:span text:style-name="T622_2">:<text:s/></text:span><text:span text:style-name="T622_3">esta</text:span><text:span text:style-name="T622_4"><text:s/></text:span><text:span text:style-name="T622_5">excepción</text:span><text:span text:style-name="T622_6"><text:s/></text:span><text:span text:style-name="T622_7">se</text:span><text:span text:style-name="T622_8"><text:s/></text:span><text:span text:style-name="T622_9">lanza</text:span><text:span text:style-name="T622_10"><text:s/></text:span><text:span text:style-name="T622_11">cuando</text:span><text:span text:style-name="T622_12"><text:s/></text:span><text:span text:style-name="T622_13">el</text:span><text:span text:style-name="T622_14"><text:s/></text:span><text:span text:style-name="T622_15">terreno</text:span><text:span text:style-name="T622_16"><text:s/></text:span><text:span text:style-name="T622_17">que</text:span><text:span text:style-name="T622_18"><text:s/></text:span><text:span text:style-name="T622_19">se</text:span><text:span text:style-name="T622_20"><text:s/></text:span><text:span text:style-name="T622_21">intenta</text:span><text:span text:style-name="T622_22"><text:s/></text:span><text:span text:style-name="T622_23">ocupar</text:span><text:span text:style-name="T622_24"><text:s/></text:span><text:span text:style-name="T622_25">a</text:span><text:span text:style-name="T622_26"><text:s/></text:span><text:span text:style-name="T622_27">la</text:span><text:span text:style-name="T622_28"><text:s/></text:span><text:span text:style-name="T622_29">hora</text:span><text:span text:style-name="T622_30"><text:s/></text:span><text:span text:style-name="T622_31">de</text:span><text:span text:style-name="T622_32"><text:s/></text:span><text:span text:style-name="T622_33">mover</text:span><text:span text:style-name="T622_34"><text:s/></text:span><text:span text:style-name="T622_35">una</text:span><text:span text:style-name="T622_36"><text:s/></text:span><text:span text:style-name="T622_37">unidad</text:span><text:span text:style-name="T622_38"><text:s/></text:span><text:span text:style-name="T622_39">de</text:span><text:span text:style-name="T622_40"><text:s/></text:span><text:span text:style-name="T622_41">lugar</text:span><text:span text:style-name="T622_42"><text:s/></text:span><text:span text:style-name="T622_43">está</text:span><text:span text:style-name="T622_44"><text:s/></text:span><text:span text:style-name="T622_45">ocupada</text:span><text:span text:style-name="T622_46"><text:s/></text:span><text:span text:style-name="T622_47">ya</text:span><text:span text:style-name="T622_48"><text:s/></text:span><text:span text:style-name="T622_49">sea</text:span><text:span text:style-name="T622_50"><text:s/></text:span><text:span text:style-name="T622_51">por</text:span><text:span text:style-name="T622_52"><text:s/></text:span><text:span text:style-name="T622_53">otra</text:span><text:span text:style-name="T622_54"><text:s/></text:span><text:span text:style-name="T622_55">unidad</text:span><text:span text:style-name="T622_56">,<text:s/></text:span><text:span text:style-name="T622_57">otro</text:span><text:span text:style-name="T622_58"><text:s/></text:span><text:span text:style-name="T622_59">edificio</text:span><text:span text:style-name="T622_60"><text:s/></text:span><text:span text:style-name="T622_61">o</text:span><text:span text:style-name="T622_62"><text:s/></text:span><text:span text:style-name="T622_63">un</text:span><text:span text:style-name="T622_64"><text:s/></text:span><text:span text:style-name="T622_65">terreno</text:span><text:span text:style-name="T622_66"><text:s/></text:span><text:span text:style-name="T622_67">que</text:span><text:span text:style-name="T622_68"><text:s/></text:span><text:span text:style-name="T622_69">la</text:span><text:span text:style-name="T622_70"><text:s/></text:span><text:span text:style-name="T622_71">unidad</text:span><text:span text:style-name="T622_72"><text:s/></text:span><text:span text:style-name="T622_73">movida</text:span><text:span text:style-name="T622_74"><text:s/></text:span><text:span text:style-name="T622_75">no</text:span><text:span text:style-name="T622_76"><text:s/></text:span><text:span text:style-name="T622_77">puede</text:span><text:span text:style-name="T622_78"><text:s/></text:span><text:span text:style-name="T622_79">transitar</text:span><text:span text:style-name="T622_80">.<text:s/></text:span><text:span text:style-name="T622_81">En</text:span><text:span text:style-name="T622_82"><text:s/></text:span><text:span text:style-name="T622_83">este</text:span><text:span text:style-name="T622_84"><text:s/></text:span><text:span text:style-name="T622_85">caso</text:span><text:span text:style-name="T622_86"><text:s/></text:span><text:span text:style-name="T622_87">se</text:span><text:span text:style-name="T622_88"><text:s/></text:span><text:span text:style-name="T622_89">lanzará</text:span><text:span text:style-name="T622_90"><text:s/></text:span><text:span text:style-name="T622_91">un</text:span><text:span text:style-name="T622_92"><text:s/></text:span><text:span text:style-name="T622_93">mensaje</text:span><text:span text:style-name="T622_94"><text:s/></text:span><text:span text:style-name="T622_95">de</text:span><text:span text:style-name="T622_96"><text:s/></text:span><text:span text:style-name="T622_97">error</text:span><text:span text:style-name="T622_98"><text:s/></text:span><text:span text:style-name="T622_99">para</text:span><text:span text:style-name="T622_100"><text:s/></text:span><text:span text:style-name="T622_101">notificar</text:span><text:span text:style-name="T622_102"><text:s/></text:span><text:span text:style-name="T622_103">al</text:span><text:span text:style-name="T622_104"><text:s/></text:span><text:span text:style-name="T622_105">usuario</text:span><text:span text:style-name="T622_106"><text:s/></text:span><text:span text:style-name="T622_107">de</text:span><text:span text:style-name="T622_108"><text:s/></text:span><text:span text:style-name="T622_109">esta</text:span><text:span text:style-name="T622_110"><text:s/></text:span><text:span text:style-name="T622_111">situación</text:span><text:span text:style-name="T622_112">.</text:span></text:h>
        </text:list-item>
      </text:list>
      <text:p text:style-name="P623"/>
      <text:list text:style-name="LS27" xml:id="list146">
        <text:list-item>
          <text:h text:style-name="P624" text:outline-level="10"><text:bookmark-start text:name="h.swanzmkew0yw"/><text:bookmark-end text:name="h.swanzmkew0yw"/><text:span text:style-name="T624_1">NoHayRecursoException</text:span><text:span text:style-name="T624_2">:<text:s/></text:span><text:span text:style-name="T624_3">esta</text:span><text:span text:style-name="T624_4"><text:s/></text:span><text:span text:style-name="T624_5">excepción</text:span><text:span text:style-name="T624_6"><text:s/></text:span><text:span text:style-name="T624_7">se</text:span><text:span text:style-name="T624_8"><text:s/></text:span><text:span text:style-name="T624_9">lanza</text:span><text:span text:style-name="T624_10"><text:s/></text:span><text:span text:style-name="T624_11">cuando</text:span><text:span text:style-name="T624_12"><text:s/></text:span><text:span text:style-name="T624_13">el</text:span><text:span text:style-name="T624_14"><text:s/></text:span><text:span text:style-name="T624_15">usuario</text:span><text:span text:style-name="T624_16"><text:s/></text:span><text:span text:style-name="T624_17">intenta</text:span><text:span text:style-name="T624_18"><text:s/></text:span><text:span text:style-name="T624_19">construir</text:span><text:span text:style-name="T624_20"><text:s/></text:span><text:span text:style-name="T624_21">una</text:span><text:span text:style-name="T624_22"><text:s/></text:span><text:span text:style-name="T624_23">edificación</text:span><text:span text:style-name="T624_24"><text:s/></text:span><text:span text:style-name="T624_25">recolectora</text:span><text:span text:style-name="T624_26"><text:s/></text:span><text:span text:style-name="T624_27">de</text:span><text:span text:style-name="T624_28"><text:s/></text:span><text:span text:style-name="T624_29">Mineral</text:span><text:span text:style-name="T624_30"><text:s/></text:span><text:span text:style-name="T624_31">en</text:span><text:span text:style-name="T624_32"><text:s/></text:span><text:span text:style-name="T624_33">un</text:span><text:span text:style-name="T624_34"><text:s/></text:span><text:span text:style-name="T624_35">terreno</text:span><text:span text:style-name="T624_36"><text:s/></text:span><text:span text:style-name="T624_37">sin</text:span><text:span text:style-name="T624_38"><text:s/></text:span><text:span text:style-name="T624_39">Mineral</text:span><text:span text:style-name="T624_40">.</text:span></text:h>
        </text:list-item>
      </text:list>
      <text:p text:style-name="P625"/>
      <text:list text:style-name="LS27" xml:id="list147">
        <text:list-item>
          <text:h text:style-name="P626" text:outline-level="10"><text:bookmark-start text:name="h.5soe8t8di91c"/><text:bookmark-end text:name="h.5soe8t8di91c"/><text:span text:style-name="T626_1">NoHayGasVespenoException</text:span><text:span text:style-name="T626_2">:<text:s/></text:span><text:span text:style-name="T626_3">esta</text:span><text:span text:style-name="T626_4"><text:s/></text:span><text:span text:style-name="T626_5">excepción</text:span><text:span text:style-name="T626_6"><text:s/></text:span><text:span text:style-name="T626_7">se</text:span><text:span text:style-name="T626_8"><text:s/></text:span><text:span text:style-name="T626_9">lanza</text:span><text:span text:style-name="T626_10"><text:s/></text:span><text:span text:style-name="T626_11">cuando</text:span><text:span text:style-name="T626_12"><text:s/></text:span><text:span text:style-name="T626_13">el</text:span><text:span text:style-name="T626_14"><text:s/></text:span><text:span text:style-name="T626_15">usuario</text:span><text:span text:style-name="T626_16"><text:s/></text:span><text:span text:style-name="T626_17">intenta</text:span><text:span text:style-name="T626_18"><text:s/></text:span><text:span text:style-name="T626_19">construir</text:span><text:span text:style-name="T626_20"><text:s/></text:span><text:span text:style-name="T626_21">una</text:span><text:span text:style-name="T626_22"><text:s/></text:span><text:span text:style-name="T626_23">edificación</text:span><text:span text:style-name="T626_24"><text:s/></text:span><text:span text:style-name="T626_25">recolectora</text:span><text:span text:style-name="T626_26"><text:s/></text:span><text:span text:style-name="T626_27">de</text:span><text:span text:style-name="T626_28"><text:s/></text:span><text:span text:style-name="T626_29">Gas</text:span><text:span text:style-name="T626_30"><text:s/></text:span><text:span text:style-name="T626_31">Vespeno</text:span><text:span text:style-name="T626_32"><text:s/></text:span><text:span text:style-name="T626_33">en</text:span><text:span text:style-name="T626_34"><text:s/></text:span><text:span text:style-name="T626_35">un</text:span><text:span text:style-name="T626_36"><text:s/></text:span><text:span text:style-name="T626_37">terreno</text:span><text:span text:style-name="T626_38"><text:s/></text:span><text:span text:style-name="T626_39">sin</text:span><text:span text:style-name="T626_40"><text:s/></text:span><text:span text:style-name="T626_41">Gas</text:span><text:span text:style-name="T626_42"><text:s/></text:span><text:span text:style-name="T626_43">Vespeno</text:span><text:span text:style-name="T626_44">.</text:span></text:h>
        </text:list-item>
      </text:list>
      <text:p text:style-name="P627"/>
      <text:list text:style-name="LS27" xml:id="list148">
        <text:list-item>
          <text:h text:style-name="P628" text:outline-level="10"><text:bookmark-start text:name="h.ihn1mcjclfx6"/><text:bookmark-end text:name="h.ihn1mcjclfx6"/><text:span text:style-name="T628_1">EdificioEnConstruccionException</text:span><text:span text:style-name="T628_2">:<text:s/></text:span><text:span text:style-name="T628_3">esta</text:span><text:span text:style-name="T628_4"><text:s/></text:span><text:span text:style-name="T628_5">excepción</text:span><text:span text:style-name="T628_6"><text:s/></text:span><text:span text:style-name="T628_7">se</text:span><text:span text:style-name="T628_8"><text:s/></text:span><text:span text:style-name="T628_9">lanza</text:span><text:span text:style-name="T628_10"><text:s/></text:span><text:span text:style-name="T628_11">cuando</text:span><text:span text:style-name="T628_12"><text:s/></text:span><text:span text:style-name="T628_13">el</text:span><text:span text:style-name="T628_14"><text:s/></text:span><text:span text:style-name="T628_15">usuario</text:span><text:span text:style-name="T628_16"><text:s/></text:span><text:span text:style-name="T628_17">intenta</text:span><text:span text:style-name="T628_18"><text:s/></text:span><text:span text:style-name="T628_19">realizar</text:span><text:span text:style-name="T628_20"><text:s/></text:span><text:span text:style-name="T628_21">una</text:span><text:span text:style-name="T628_22"><text:s/></text:span><text:span text:style-name="T628_23">acción</text:span><text:span text:style-name="T628_24"><text:s/></text:span><text:span text:style-name="T628_25">con</text:span><text:span text:style-name="T628_26"><text:s/></text:span><text:span text:style-name="T628_27">un</text:span><text:span text:style-name="T628_28"><text:s/></text:span><text:span text:style-name="T628_29">edificio</text:span><text:span text:style-name="T628_30"><text:s/></text:span><text:span text:style-name="T628_31">cuyo</text:span><text:span text:style-name="T628_32"><text:s/></text:span><text:span text:style-name="T628_33">tiempo</text:span><text:span text:style-name="T628_34"><text:s/></text:span><text:span text:style-name="T628_35">de</text:span><text:span text:style-name="T628_36"><text:s/></text:span><text:span text:style-name="T628_37">construcción</text:span><text:span text:style-name="T628_38"><text:s/></text:span><text:span text:style-name="T628_39">aún</text:span><text:span text:style-name="T628_40"><text:s/></text:span><text:span text:style-name="T628_41">no</text:span><text:span text:style-name="T628_42"><text:s/></text:span><text:span text:style-name="T628_43">ha</text:span><text:span text:style-name="T628_44"><text:s/></text:span><text:span text:style-name="T628_45">llegado</text:span><text:span text:style-name="T628_46"><text:s/></text:span><text:span text:style-name="T628_47">a</text:span><text:span text:style-name="T628_48"><text:s/></text:span><text:span text:style-name="T628_49">su</text:span><text:span text:style-name="T628_50"><text:s/></text:span><text:span text:style-name="T628_51">fin</text:span><text:span text:style-name="T628_52">.<text:s/></text:span><text:span text:style-name="T628_53">En</text:span><text:span text:style-name="T628_54"><text:s/></text:span><text:span text:style-name="T628_55">caso</text:span><text:span text:style-name="T628_56"><text:s/></text:span><text:span text:style-name="T628_57">de</text:span><text:span text:style-name="T628_58"><text:s/></text:span><text:span text:style-name="T628_59">lanzarse</text:span><text:span text:style-name="T628_60"><text:s/></text:span><text:span text:style-name="T628_61">esta</text:span><text:span text:style-name="T628_62"><text:s/></text:span><text:span text:style-name="T628_63">excepción</text:span><text:span text:style-name="T628_64"><text:s/></text:span><text:span text:style-name="T628_65">se</text:span><text:span text:style-name="T628_66"><text:s/></text:span><text:span text:style-name="T628_67">mostrará</text:span><text:span text:style-name="T628_68"><text:s/></text:span><text:span text:style-name="T628_69">un</text:span><text:span text:style-name="T628_70"><text:s/></text:span><text:span text:style-name="T628_71">mensaje</text:span><text:span text:style-name="T628_72"><text:s/></text:span><text:span text:style-name="T628_73">de</text:span><text:span text:style-name="T628_74"><text:s/></text:span><text:span text:style-name="T628_75">error</text:span><text:span text:style-name="T628_76"><text:s/></text:span><text:span text:style-name="T628_77">para</text:span><text:span text:style-name="T628_78"><text:s/></text:span><text:span text:style-name="T628_79">notificar</text:span><text:span text:style-name="T628_80"><text:s/></text:span><text:span text:style-name="T628_81">al</text:span><text:span text:style-name="T628_82"><text:s/></text:span><text:span text:style-name="T628_83">jugador</text:span><text:span text:style-name="T628_84"><text:s/></text:span><text:span text:style-name="T628_85">del</text:span><text:span text:style-name="T628_86"><text:s/></text:span><text:span text:style-name="T628_87">evento</text:span><text:span text:style-name="T628_88">.</text:span></text:h>
        </text:list-item>
      </text:list>
      <text:p text:style-name="P629"/>
      <text:list text:style-name="LS27" xml:id="list149">
        <text:list-item>
          <text:h text:style-name="P630" text:outline-level="10"><text:bookmark-start text:name="h.1ppnrokv7kcm"/><text:bookmark-end text:name="h.1ppnrokv7kcm"/><text:span text:style-name="T630_1">UnidadEnConstruccionException</text:span><text:span text:style-name="T630_2"><text:s/>:</text:span><text:span text:style-name="T630_3"><text:s/></text:span><text:span text:style-name="T630_4">esta</text:span><text:span text:style-name="T630_5"><text:s/></text:span><text:span text:style-name="T630_6">excepción</text:span><text:span text:style-name="T630_7"><text:s/></text:span><text:span text:style-name="T630_8">se</text:span><text:span text:style-name="T630_9"><text:s/></text:span><text:span text:style-name="T630_10">lanza</text:span><text:span text:style-name="T630_11"><text:s/></text:span><text:span text:style-name="T630_12">cuando</text:span><text:span text:style-name="T630_13"><text:s/></text:span><text:span text:style-name="T630_14">el</text:span><text:span text:style-name="T630_15"><text:s/></text:span><text:span text:style-name="T630_16">usuario</text:span><text:span text:style-name="T630_17"><text:s/></text:span><text:span text:style-name="T630_18">intenta</text:span><text:span text:style-name="T630_19"><text:s/></text:span><text:span text:style-name="T630_20">realizar</text:span><text:span text:style-name="T630_21"><text:s/></text:span><text:span text:style-name="T630_22">una</text:span><text:span text:style-name="T630_23"><text:s/></text:span><text:span text:style-name="T630_24">acción</text:span><text:span text:style-name="T630_25"><text:s/></text:span><text:span text:style-name="T630_26">con</text:span><text:span text:style-name="T630_27"><text:s/></text:span><text:span text:style-name="T630_28">una</text:span><text:span text:style-name="T630_29"><text:s/></text:span><text:span text:style-name="T630_30">unidad</text:span><text:span text:style-name="T630_31"><text:s/></text:span><text:span text:style-name="T630_32">cuyo</text:span><text:span text:style-name="T630_33"><text:s/></text:span><text:span text:style-name="T630_34">tiempo</text:span><text:span text:style-name="T630_35"><text:s/></text:span><text:span text:style-name="T630_36">de</text:span><text:span text:style-name="T630_37"><text:s/></text:span><text:span text:style-name="T630_38">construcción</text:span><text:span text:style-name="T630_39"><text:s/></text:span><text:span text:style-name="T630_40">aún</text:span><text:span text:style-name="T630_41"><text:s/></text:span><text:span text:style-name="T630_42">no</text:span><text:span text:style-name="T630_43"><text:s/></text:span><text:span text:style-name="T630_44">ha</text:span><text:span text:style-name="T630_45"><text:s/></text:span><text:span text:style-name="T630_46">llegado</text:span><text:span text:style-name="T630_47"><text:s/></text:span><text:span text:style-name="T630_48">a</text:span><text:span text:style-name="T630_49"><text:s/></text:span><text:span text:style-name="T630_50">su</text:span><text:span text:style-name="T630_51"><text:s/></text:span><text:span text:style-name="T630_52">fin</text:span><text:span text:style-name="T630_53">.<text:s/></text:span><text:span text:style-name="T630_54">En</text:span><text:span text:style-name="T630_55"><text:s/></text:span><text:span text:style-name="T630_56">caso</text:span><text:span text:style-name="T630_57"><text:s/></text:span><text:span text:style-name="T630_58">de</text:span><text:span text:style-name="T630_59"><text:s/></text:span><text:span text:style-name="T630_60">lanzarse</text:span><text:span text:style-name="T630_61"><text:s/></text:span><text:span text:style-name="T630_62">esta</text:span><text:span text:style-name="T630_63"><text:s/></text:span><text:span text:style-name="T630_64">excepción</text:span><text:span text:style-name="T630_65"><text:s/></text:span><text:span text:style-name="T630_66">se</text:span><text:span text:style-name="T630_67"><text:s/></text:span><text:span text:style-name="T630_68">mostrará</text:span><text:span text:style-name="T630_69"><text:s/></text:span><text:span text:style-name="T630_70">un</text:span><text:span text:style-name="T630_71"><text:s/></text:span><text:span text:style-name="T630_72">mensaje</text:span><text:span text:style-name="T630_73"><text:s/></text:span><text:span text:style-name="T630_74">de</text:span><text:span text:style-name="T630_75"><text:s/></text:span><text:span text:style-name="T630_76">error</text:span><text:span text:style-name="T630_77"><text:s/></text:span><text:span text:style-name="T630_78">para</text:span><text:span text:style-name="T630_79"><text:s/></text:span><text:span text:style-name="T630_80">notificar</text:span><text:span text:style-name="T630_81"><text:s/></text:span><text:span text:style-name="T630_82">al</text:span><text:span text:style-name="T630_83"><text:s/></text:span><text:span text:style-name="T630_84">jugador</text:span><text:span text:style-name="T630_85"><text:s/></text:span><text:span text:style-name="T630_86">del</text:span><text:span text:style-name="T630_87"><text:s/></text:span><text:span text:style-name="T630_88">evento</text:span><text:span text:style-name="T630_89">.</text:span></text:h>
        </text:list-item>
      </text:list>
      <text:p text:style-name="P631"/>
      <text:p text:style-name="P632"/>
      <text:list text:style-name="LS27" xml:id="list150">
        <text:list-item>
          <text:p text:style-name="P633"><text:span text:style-name="T633_1">SeleccionadoNoEsPropiedadDelJugadorException</text:span><text:span text:style-name="T633_2">:</text:span><text:span text:style-name="T633_3"><text:s/></text:span><text:span text:style-name="T633_4">esta</text:span><text:span text:style-name="T633_5"><text:s/></text:span><text:span text:style-name="T633_6">excepción</text:span><text:span text:style-name="T633_7"><text:s/></text:span><text:span text:style-name="T633_8">se</text:span><text:span text:style-name="T633_9"><text:s/></text:span><text:span text:style-name="T633_10">lanza</text:span><text:span text:style-name="T633_11"><text:s/></text:span><text:span text:style-name="T633_12">cuando</text:span><text:span text:style-name="T633_13"><text:s/></text:span><text:span text:style-name="T633_14">el</text:span><text:span text:style-name="T633_15"><text:s/></text:span><text:span text:style-name="T633_16">usuario</text:span><text:span text:style-name="T633_17"><text:s/></text:span><text:span text:style-name="T633_18">intenta</text:span><text:span text:style-name="T633_19"><text:s/></text:span><text:span text:style-name="T633_20">utilizar</text:span><text:span text:style-name="T633_21"><text:s/></text:span><text:span text:style-name="T633_22">una</text:span><text:span text:style-name="T633_23"><text:s/></text:span><text:span text:style-name="T633_24">unidad</text:span><text:span text:style-name="T633_25"><text:s/></text:span><text:span text:style-name="T633_26">o</text:span><text:span text:style-name="T633_27"><text:s/></text:span><text:span text:style-name="T633_28">edificio</text:span><text:span text:style-name="T633_29"><text:s/></text:span><text:span text:style-name="T633_30">que</text:span><text:span text:style-name="T633_31"><text:s/></text:span><text:span text:style-name="T633_32">no</text:span><text:span text:style-name="T633_33"><text:s/></text:span><text:span text:style-name="T633_34">le</text:span><text:span text:style-name="T633_35"><text:s/></text:span><text:span text:style-name="T633_36">pertenece</text:span><text:span text:style-name="T633_37"><text:s/></text:span><text:span text:style-name="T633_38">al</text:span><text:span text:style-name="T633_39"><text:s/></text:span><text:span text:style-name="T633_40">jugador</text:span><text:span text:style-name="T633_41"><text:s/></text:span><text:span text:style-name="T633_42">actual</text:span><text:span text:style-name="T633_43">.<text:s/></text:span><text:span text:style-name="T633_44">En</text:span><text:span text:style-name="T633_45"><text:s/></text:span><text:span text:style-name="T633_46">caso</text:span><text:span text:style-name="T633_47"><text:s/></text:span><text:span text:style-name="T633_48">de</text:span><text:span text:style-name="T633_49"><text:s/></text:span><text:span text:style-name="T633_50">lanzarse</text:span><text:span text:style-name="T633_51"><text:s/></text:span><text:span text:style-name="T633_52">esta</text:span><text:span text:style-name="T633_53"><text:s/></text:span><text:span text:style-name="T633_54">excepción</text:span><text:span text:style-name="T633_55"><text:s/></text:span><text:span text:style-name="T633_56">se</text:span><text:span text:style-name="T633_57"><text:s/></text:span><text:span text:style-name="T633_58">mostrará</text:span><text:span text:style-name="T633_59"><text:s/></text:span><text:span text:style-name="T633_60">un</text:span><text:span text:style-name="T633_61"><text:s/></text:span><text:span text:style-name="T633_62">mensaje</text:span><text:span text:style-name="T633_63"><text:s/></text:span><text:span text:style-name="T633_64">de</text:span><text:span text:style-name="T633_65"><text:s/></text:span><text:span text:style-name="T633_66">error</text:span><text:span text:style-name="T633_67"><text:s/></text:span><text:span text:style-name="T633_68">para</text:span><text:span text:style-name="T633_69"><text:s/></text:span><text:span text:style-name="T633_70">notificar</text:span><text:span text:style-name="T633_71"><text:s/></text:span><text:span text:style-name="T633_72">al</text:span><text:span text:style-name="T633_73"><text:s/></text:span><text:span text:style-name="T633_74">jugador</text:span><text:span text:style-name="T633_75"><text:s/></text:span><text:span text:style-name="T633_76">del</text:span><text:span text:style-name="T633_77"><text:s/></text:span><text:span text:style-name="T633_78">evento</text:span><text:span text:style-name="T633_79">.</text:span></text:p>
        </text:list-item>
      </text:list>
      <text:p text:style-name="P634"/>
      <text:p text:style-name="P635"/>
      <text:list text:style-name="LS27" xml:id="list151">
        <text:list-item>
          <text:p text:style-name="P636"><text:span text:style-name="T636_1">CantidadDeSuministroInsuficienteException</text:span><text:span text:style-name="T636_2">:</text:span><text:span text:style-name="T636_3"><text:s/></text:span><text:span text:style-name="T636_4">esta</text:span><text:span text:style-name="T636_5"><text:s/></text:span><text:span text:style-name="T636_6">excepción</text:span><text:span text:style-name="T636_7"><text:s/></text:span><text:span text:style-name="T636_8">se</text:span><text:span text:style-name="T636_9"><text:s/></text:span><text:span text:style-name="T636_10">lanza</text:span><text:span text:style-name="T636_11"><text:s/></text:span><text:span text:style-name="T636_12">cuando</text:span><text:span text:style-name="T636_13"><text:s/></text:span><text:span text:style-name="T636_14">el</text:span><text:span text:style-name="T636_15"><text:s/></text:span><text:span text:style-name="T636_16">usuario</text:span><text:span text:style-name="T636_17"><text:s/></text:span><text:span text:style-name="T636_18">quiere</text:span><text:span text:style-name="T636_19"><text:s/></text:span><text:span text:style-name="T636_20">crear</text:span><text:span text:style-name="T636_21"><text:s/></text:span><text:span text:style-name="T636_22">una</text:span><text:span text:style-name="T636_23"><text:s/></text:span><text:span text:style-name="T636_24">nueva</text:span><text:span text:style-name="T636_25"><text:s/></text:span><text:span text:style-name="T636_26">unidad</text:span><text:span text:style-name="T636_27"><text:s/></text:span><text:span text:style-name="T636_28">pero</text:span><text:span text:style-name="T636_29"><text:s/></text:span><text:span text:style-name="T636_30">no</text:span><text:span text:style-name="T636_31"><text:s/></text:span><text:span text:style-name="T636_32">tiene</text:span><text:span text:style-name="T636_33"><text:s/></text:span><text:span text:style-name="T636_34">la</text:span><text:span text:style-name="T636_35"><text:s/></text:span><text:span text:style-name="T636_36">cantidad</text:span><text:span text:style-name="T636_37"><text:s/></text:span><text:span text:style-name="T636_38">de</text:span><text:span text:style-name="T636_39"><text:s/></text:span><text:span text:style-name="T636_40">población</text:span><text:span text:style-name="T636_41"><text:s/></text:span><text:span text:style-name="T636_42">disponible</text:span><text:span text:style-name="T636_43"><text:s/></text:span><text:span text:style-name="T636_44">que</text:span><text:span text:style-name="T636_45"><text:s/></text:span><text:span text:style-name="T636_46">le</text:span><text:span text:style-name="T636_47"><text:s/></text:span><text:span text:style-name="T636_48">corresponde</text:span><text:span text:style-name="T636_49"><text:s/></text:span><text:span text:style-name="T636_50">a</text:span><text:span text:style-name="T636_51"><text:s/></text:span><text:span text:style-name="T636_52">esta</text:span><text:span text:style-name="T636_53">.<text:s/></text:span><text:span text:style-name="T636_54">En</text:span><text:span text:style-name="T636_55"><text:s/></text:span><text:span text:style-name="T636_56">caso</text:span><text:span text:style-name="T636_57"><text:s/></text:span><text:span text:style-name="T636_58">de</text:span><text:span text:style-name="T636_59"><text:s/></text:span><text:span text:style-name="T636_60">lanzarse</text:span><text:span text:style-name="T636_61"><text:s/></text:span><text:span text:style-name="T636_62">esta</text:span><text:span text:style-name="T636_63"><text:s/></text:span><text:span text:style-name="T636_64">excepción</text:span><text:span text:style-name="T636_65"><text:s/></text:span><text:span text:style-name="T636_66">se</text:span><text:span text:style-name="T636_67"><text:s/></text:span><text:span text:style-name="T636_68">mostrará</text:span><text:span text:style-name="T636_69"><text:s/></text:span><text:span text:style-name="T636_70">un</text:span><text:span text:style-name="T636_71"><text:s/></text:span><text:span text:style-name="T636_72">mensaje</text:span><text:span text:style-name="T636_73"><text:s/></text:span><text:span text:style-name="T636_74">de</text:span><text:span text:style-name="T636_75"><text:s/></text:span><text:span text:style-name="T636_76">error</text:span><text:span text:style-name="T636_77"><text:s/></text:span><text:span text:style-name="T636_78">para</text:span><text:span text:style-name="T636_79"><text:s/></text:span><text:span text:style-name="T636_80">notificar</text:span><text:span text:style-name="T636_81"><text:s/></text:span><text:span text:style-name="T636_82">al</text:span><text:span text:style-name="T636_83"><text:s/></text:span><text:span text:style-name="T636_84">jugador</text:span><text:span text:style-name="T636_85"><text:s/></text:span><text:span text:style-name="T636_86">del</text:span><text:span text:style-name="T636_87"><text:s/></text:span><text:span text:style-name="T636_88">evento</text:span><text:span text:style-name="T636_89">.</text:span></text:p>
        </text:list-item>
      </text:list>
      <text:p text:style-name="P637"/>
      <text:p text:style-name="P638"/>
      <text:list text:style-name="LS27" xml:id="list152">
        <text:list-item>
          <text:p text:style-name="P639"><text:span text:style-name="T639_1">RecursosInsuficientesException</text:span><text:span text:style-name="T639_2">:</text:span><text:span text:style-name="T639_3"><text:s/></text:span><text:span text:style-name="T639_4">esta</text:span><text:span text:style-name="T639_5"><text:s/></text:span><text:span text:style-name="T639_6">excepción</text:span><text:span text:style-name="T639_7"><text:s/></text:span><text:span text:style-name="T639_8">se</text:span><text:span text:style-name="T639_9"><text:s/></text:span><text:span text:style-name="T639_10">lanza</text:span><text:span text:style-name="T639_11"><text:s/></text:span><text:span text:style-name="T639_12">cuando</text:span><text:span text:style-name="T639_13"><text:s/></text:span><text:span text:style-name="T639_14">el</text:span><text:span text:style-name="T639_15"><text:s/></text:span><text:span text:style-name="T639_16">usuario</text:span><text:span text:style-name="T639_17"><text:s/></text:span><text:span text:style-name="T639_18">quiere</text:span><text:span text:style-name="T639_19"><text:s/></text:span><text:span text:style-name="T639_20">crear</text:span><text:span text:style-name="T639_21"><text:s/></text:span><text:span text:style-name="T639_22">una</text:span><text:span text:style-name="T639_23"><text:s/></text:span><text:span text:style-name="T639_24">nueva</text:span><text:span text:style-name="T639_25"><text:s/></text:span><text:span text:style-name="T639_26">unidad</text:span><text:span text:style-name="T639_27"><text:s/></text:span><text:span text:style-name="T639_28">pero</text:span><text:span text:style-name="T639_29"><text:s/></text:span><text:span text:style-name="T639_30">no</text:span><text:span text:style-name="T639_31"><text:s/></text:span><text:span text:style-name="T639_32">tiene</text:span><text:span text:style-name="T639_33"><text:s/></text:span><text:span text:style-name="T639_34">la</text:span><text:span text:style-name="T639_35"><text:s/></text:span><text:span text:style-name="T639_36">cantidad</text:span><text:span text:style-name="T639_37"><text:s/></text:span><text:span text:style-name="T639_38">de</text:span><text:span text:style-name="T639_39"><text:s/></text:span><text:span text:style-name="T639_40">recursos</text:span><text:span text:style-name="T639_41"><text:s/></text:span><text:span text:style-name="T639_42">disponibles</text:span><text:span text:style-name="T639_43"><text:s/></text:span><text:span text:style-name="T639_44">que</text:span><text:span text:style-name="T639_45"><text:s/></text:span><text:span text:style-name="T639_46">le</text:span><text:span text:style-name="T639_47"><text:s/></text:span><text:span text:style-name="T639_48">corresponde</text:span><text:span text:style-name="T639_49"><text:s/></text:span><text:span text:style-name="T639_50">a</text:span><text:span text:style-name="T639_51"><text:s/></text:span><text:span text:style-name="T639_52">esta</text:span><text:span text:style-name="T639_53">.<text:s/></text:span><text:span text:style-name="T639_54">En</text:span><text:span text:style-name="T639_55"><text:s/></text:span><text:span text:style-name="T639_56">caso</text:span><text:span text:style-name="T639_57"><text:s/></text:span><text:span text:style-name="T639_58">de</text:span><text:span text:style-name="T639_59"><text:s/></text:span><text:span text:style-name="T639_60">lanzarse</text:span><text:span text:style-name="T639_61"><text:s/></text:span><text:span text:style-name="T639_62">esta</text:span><text:span text:style-name="T639_63"><text:s/></text:span><text:span text:style-name="T639_64">excepción</text:span><text:span text:style-name="T639_65"><text:s/></text:span><text:span text:style-name="T639_66">se</text:span><text:span text:style-name="T639_67"><text:s/></text:span><text:span text:style-name="T639_68">mostrará</text:span><text:span text:style-name="T639_69"><text:s/></text:span><text:span text:style-name="T639_70">un</text:span><text:span text:style-name="T639_71"><text:s/></text:span><text:span text:style-name="T639_72">mensaje</text:span><text:span text:style-name="T639_73"><text:s/></text:span><text:span text:style-name="T639_74">de</text:span><text:span text:style-name="T639_75"><text:s/></text:span><text:span text:style-name="T639_76">error</text:span><text:span text:style-name="T639_77"><text:s/></text:span><text:span text:style-name="T639_78">para</text:span><text:span text:style-name="T639_79"><text:s/></text:span><text:span text:style-name="T639_80">notificar</text:span><text:span text:style-name="T639_81"><text:s/></text:span><text:span text:style-name="T639_82">al</text:span><text:span text:style-name="T639_83"><text:s/></text:span><text:span text:style-name="T639_84">jugador</text:span><text:span text:style-name="T639_85"><text:s/></text:span><text:span text:style-name="T639_86">del</text:span><text:span text:style-name="T639_87"><text:s/></text:span><text:span text:style-name="T639_88">evento</text:span><text:span text:style-name="T639_89">.</text:span></text:p>
        </text:list-item>
      </text:list>
      <text:p text:style-name="P640"/>
      <text:p text:style-name="P641"/>
      <text:h text:style-name="P642" text:outline-level="10"><text:bookmark-start text:name="h.308l50bc5pab"/><text:bookmark-end text:name="h.308l50bc5pab"/></text:h>
      <text:h text:style-name="P643" text:outline-level="10"><text:bookmark-start text:name="h.62o2ixovn4ec"/><text:bookmark-end text:name="h.62o2ixovn4ec"/><text:span text:style-name="T643_1">Todos</text:span><text:span text:style-name="T643_2"><text:s/></text:span><text:span text:style-name="T643_3">los</text:span><text:span text:style-name="T643_4"><text:s/></text:span><text:span text:style-name="T643_5">diagramas</text:span><text:span text:style-name="T643_6"><text:s/></text:span><text:span text:style-name="T643_7">de</text:span><text:span text:style-name="T643_8"><text:s/></text:span><text:span text:style-name="T643_9">este</text:span><text:span text:style-name="T643_10"><text:s/></text:span><text:span text:style-name="T643_11">trabajo</text:span><text:span text:style-name="T643_12"><text:s/></text:span><text:span text:style-name="T643_13">práctico</text:span><text:span text:style-name="T643_14"><text:s/></text:span><text:span text:style-name="T643_15">se</text:span><text:span text:style-name="T643_16"><text:s/></text:span><text:span text:style-name="T643_17">encuentran</text:span><text:span text:style-name="T643_18"><text:s/></text:span><text:span text:style-name="T643_19">en</text:span><text:span text:style-name="T643_20"><text:s/></text:span><text:span text:style-name="T643_21">la</text:span><text:span text:style-name="T643_22"><text:s/></text:span><text:span text:style-name="T643_23">carpeta</text:span><text:span text:style-name="T643_24"><text:s/></text:span><text:span text:style-name="T643_25">doc</text:span><text:span text:style-name="T643_26"><text:s/></text:span><text:span text:style-name="T643_27">del</text:span><text:span text:style-name="T643_28"><text:s/></text:span><text:span text:style-name="T643_29">repositorio</text:span><text:span text:style-name="T643_30"><text:s/></text:span><text:span text:style-name="T643_31">del</text:span><text:span text:style-name="T643_32"><text:s/></text:span><text:span text:style-name="T643_33">mismo</text:span><text:span text:style-name="T643_34">.</text:span></text:h>
      <text:h text:style-name="P644" text:outline-level="10"><text:bookmark-start text:name="h.ywd3cxbe8j4o"/><text:bookmark-end text:name="h.ywd3cxbe8j4o"/><text:span text:style-name="T644_1">Checklist</text:span><text:span text:style-name="T644_2"><text:s/></text:span><text:span text:style-name="T644_3">de</text:span><text:span text:style-name="T644_4"><text:s/></text:span><text:span text:style-name="T644_5">corrección</text:span></text:h>
      <text:p text:style-name="P645"><text:span text:style-name="T645_1">Esta</text:span><text:span text:style-name="T645_2"><text:s/></text:span><text:span text:style-name="T645_3">sección</text:span><text:span text:style-name="T645_4"><text:s/></text:span><text:span text:style-name="T645_5">es</text:span><text:span text:style-name="T645_6"><text:s/></text:span><text:span text:style-name="T645_7">para</text:span><text:span text:style-name="T645_8"><text:s/></text:span><text:span text:style-name="T645_9">uso</text:span><text:span text:style-name="T645_10"><text:s/></text:span><text:span text:style-name="T645_11">exclusivo</text:span><text:span text:style-name="T645_12"><text:s/></text:span><text:span text:style-name="T645_13">de</text:span><text:span text:style-name="T645_14"><text:s/></text:span><text:span text:style-name="T645_15">los</text:span><text:span text:style-name="T645_16"><text:s/></text:span><text:span text:style-name="T645_17">docentes</text:span><text:span text:style-name="T645_18">,<text:s/></text:span><text:span text:style-name="T645_19">por</text:span><text:span text:style-name="T645_20"><text:s/></text:span><text:span text:style-name="T645_21">favor</text:span><text:span text:style-name="T645_22"><text:s/></text:span><text:span text:style-name="T645_23">no</text:span><text:span text:style-name="T645_24"><text:s/></text:span><text:span text:style-name="T645_25">modificar</text:span><text:span text:style-name="T645_26">.</text:span></text:p>
      <text:p text:style-name="P646"/>
      <text:h text:style-name="P647" text:outline-level="10"><text:bookmark-start text:name="h.rw2jd4pw07u0"/><text:bookmark-end text:name="h.rw2jd4pw07u0"/><text:span text:style-name="T647_1">Carpeta</text:span></text:h>
      <text:p text:style-name="P648"><text:span text:style-name="T648_1">Generalidades</text:span></text:p>
      <text:list text:style-name="LS28" xml:id="list153">
        <text:list-item>
          <text:p text:style-name="P649"><text:span text:style-name="T649_1">¿</text:span><text:span text:style-name="T649_2">Son</text:span><text:span text:style-name="T649_3"><text:s/></text:span><text:span text:style-name="T649_4">correctos</text:span><text:span text:style-name="T649_5"><text:s/></text:span><text:span text:style-name="T649_6">los</text:span><text:span text:style-name="T649_7"><text:s/></text:span><text:span text:style-name="T649_8">supuestos</text:span><text:span text:style-name="T649_9"><text:s/></text:span><text:span text:style-name="T649_10">y</text:span><text:span text:style-name="T649_11"><text:s/></text:span><text:span text:style-name="T649_12">extensiones</text:span><text:span text:style-name="T649_13">?</text:span></text:p>
        </text:list-item>
        <text:list-item>
          <text:p text:style-name="P650"><text:span text:style-name="T650_1">¿</text:span><text:span text:style-name="T650_2">Es</text:span><text:span text:style-name="T650_3"><text:s/></text:span><text:span text:style-name="T650_4">prolija</text:span><text:span text:style-name="T650_5"><text:s/></text:span><text:span text:style-name="T650_6">la</text:span><text:span text:style-name="T650_7"><text:s/></text:span><text:span text:style-name="T650_8">presentación</text:span><text:span text:style-name="T650_9">?<text:s/>(</text:span><text:span text:style-name="T650_10">hojas</text:span><text:span text:style-name="T650_11"><text:s/></text:span><text:span text:style-name="T650_12">del</text:span><text:span text:style-name="T650_13"><text:s/></text:span><text:span text:style-name="T650_14">mismo</text:span><text:span text:style-name="T650_15"><text:s/></text:span><text:span text:style-name="T650_16">tamaño</text:span><text:span text:style-name="T650_17">,<text:s/></text:span><text:span text:style-name="T650_18">numeradas</text:span><text:span text:style-name="T650_19"><text:s/></text:span><text:span text:style-name="T650_20">y</text:span><text:span text:style-name="T650_21"><text:s/></text:span><text:span text:style-name="T650_22">con</text:span><text:span text:style-name="T650_23"><text:s/></text:span><text:span text:style-name="T650_24">tipografía</text:span><text:span text:style-name="T650_25"><text:s/></text:span><text:span text:style-name="T650_26">uniforme</text:span><text:span text:style-name="T650_27">)</text:span></text:p>
        </text:list-item>
      </text:list>
      <text:p text:style-name="P651"><text:span text:style-name="T651_1">Modelo</text:span></text:p>
      <text:list text:style-name="LS28" xml:id="list155">
        <text:list-item>
          <text:p text:style-name="P652"><text:span text:style-name="T652_1">¿</text:span><text:span text:style-name="T652_2">Está</text:span><text:span text:style-name="T652_3"><text:s/></text:span><text:span text:style-name="T652_4">completo</text:span><text:span text:style-name="T652_5">?¿</text:span><text:span text:style-name="T652_6">Contempla</text:span><text:span text:style-name="T652_7"><text:s/></text:span><text:span text:style-name="T652_8">la</text:span><text:span text:style-name="T652_9"><text:s/></text:span><text:span text:style-name="T652_10">totalidad</text:span><text:span text:style-name="T652_11"><text:s/></text:span><text:span text:style-name="T652_12">del</text:span><text:span text:style-name="T652_13"><text:s/></text:span><text:span text:style-name="T652_14">problema</text:span><text:span text:style-name="T652_15">?</text:span></text:p>
        </text:list-item>
        <text:list-item>
          <text:p text:style-name="P653"><text:span text:style-name="T653_1">¿</text:span><text:span text:style-name="T653_2">Respeta</text:span><text:span text:style-name="T653_3"><text:s/></text:span><text:span text:style-name="T653_4">encapsulamiento</text:span><text:span text:style-name="T653_5">?</text:span></text:p>
        </text:list-item>
        <text:list-item>
          <text:p text:style-name="P654"><text:span text:style-name="T654_1">¿</text:span><text:span text:style-name="T654_2">Hace</text:span><text:span text:style-name="T654_3"><text:s/></text:span><text:span text:style-name="T654_4">un</text:span><text:span text:style-name="T654_5"><text:s/></text:span><text:span text:style-name="T654_6">buen</text:span><text:span text:style-name="T654_7"><text:s/></text:span><text:span text:style-name="T654_8">uso</text:span><text:span text:style-name="T654_9"><text:s/></text:span><text:span text:style-name="T654_10">de</text:span><text:span text:style-name="T654_11"><text:s/></text:span><text:span text:style-name="T654_12">excepciones</text:span><text:span text:style-name="T654_13">?</text:span></text:p>
        </text:list-item>
        <text:list-item>
          <text:p text:style-name="P655"><text:span text:style-name="T655_1">¿</text:span><text:span text:style-name="T655_2">Utiliza</text:span><text:span text:style-name="T655_3"><text:s/></text:span><text:span text:style-name="T655_4">polimorfismo</text:span><text:span text:style-name="T655_5"><text:s/></text:span><text:span text:style-name="T655_6">en</text:span><text:span text:style-name="T655_7"><text:s/></text:span><text:span text:style-name="T655_8">las</text:span><text:span text:style-name="T655_9"><text:s/></text:span><text:span text:style-name="T655_10">situaciones</text:span><text:span text:style-name="T655_11"><text:s/></text:span><text:span text:style-name="T655_12">esperadas</text:span><text:span text:style-name="T655_13">?</text:span></text:p>
        </text:list-item>
      </text:list>
      <text:p text:style-name="P656"/>
      <text:h text:style-name="P657" text:outline-level="10"><text:bookmark-start text:name="h.gqtdp9vx8b5k"/><text:bookmark-end text:name="h.gqtdp9vx8b5k"/><text:span text:style-name="T657_1">Diagramas</text:span></text:h>
      <text:p text:style-name="P658"><text:span text:style-name="T658_1">Diagrama</text:span><text:span text:style-name="T658_2"><text:s/></text:span><text:span text:style-name="T658_3">de</text:span><text:span text:style-name="T658_4"><text:s/></text:span><text:span text:style-name="T658_5">clases</text:span></text:p>
      <text:list text:style-name="LS28" xml:id="list159">
        <text:list-item>
          <text:p text:style-name="P659"><text:span text:style-name="T659_1">¿</text:span><text:span text:style-name="T659_2">Está</text:span><text:span text:style-name="T659_3"><text:s/></text:span><text:span text:style-name="T659_4">completo</text:span><text:span text:style-name="T659_5">?</text:span></text:p>
        </text:list-item>
        <text:list-item>
          <text:p text:style-name="P660"><text:span text:style-name="T660_1">¿</text:span><text:span text:style-name="T660_2">Está</text:span><text:span text:style-name="T660_3"><text:s/></text:span><text:span text:style-name="T660_4">bien</text:span><text:span text:style-name="T660_5"><text:s/></text:span><text:span text:style-name="T660_6">utilizada</text:span><text:span text:style-name="T660_7"><text:s/></text:span><text:span text:style-name="T660_8">la</text:span><text:span text:style-name="T660_9"><text:s/></text:span><text:span text:style-name="T660_10">notación</text:span><text:span text:style-name="T660_11">?</text:span></text:p>
        </text:list-item>
      </text:list>
      <text:p text:style-name="P661"><text:span text:style-name="T661_1">Diagramas</text:span><text:span text:style-name="T661_2"><text:s/></text:span><text:span text:style-name="T661_3">de</text:span><text:span text:style-name="T661_4"><text:s/></text:span><text:span text:style-name="T661_5">secuencia</text:span></text:p>
      <text:list text:style-name="LS28" xml:id="list161">
        <text:list-item>
          <text:p text:style-name="P662"><text:span text:style-name="T662_1">¿</text:span><text:span text:style-name="T662_2">Está</text:span><text:span text:style-name="T662_3"><text:s/></text:span><text:span text:style-name="T662_4">completo</text:span><text:span text:style-name="T662_5">?</text:span></text:p>
        </text:list-item>
        <text:list-item>
          <text:p text:style-name="P663"><text:span text:style-name="T663_1">¿</text:span><text:span text:style-name="T663_2">Es</text:span><text:span text:style-name="T663_3"><text:s/></text:span><text:span text:style-name="T663_4">consistente</text:span><text:span text:style-name="T663_5"><text:s/></text:span><text:span text:style-name="T663_6">con</text:span><text:span text:style-name="T663_7"><text:s/></text:span><text:span text:style-name="T663_8">el</text:span><text:span text:style-name="T663_9"><text:s/></text:span><text:span text:style-name="T663_10">diagrama</text:span><text:span text:style-name="T663_11"><text:s/></text:span><text:span text:style-name="T663_12">de</text:span><text:span text:style-name="T663_13"><text:s/></text:span><text:span text:style-name="T663_14">clases</text:span><text:span text:style-name="T663_15">?</text:span></text:p>
        </text:list-item>
        <text:list-item>
          <text:p text:style-name="P664"><text:span text:style-name="T664_1">¿</text:span><text:span text:style-name="T664_2">Está</text:span><text:span text:style-name="T664_3"><text:s/></text:span><text:span text:style-name="T664_4">bien</text:span><text:span text:style-name="T664_5"><text:s/></text:span><text:span text:style-name="T664_6">utilizada</text:span><text:span text:style-name="T664_7"><text:s/></text:span><text:span text:style-name="T664_8">la</text:span><text:span text:style-name="T664_9"><text:s/></text:span><text:span text:style-name="T664_10">notación</text:span><text:span text:style-name="T664_11">?</text:span></text:p>
        </text:list-item>
      </text:list>
      <text:p text:style-name="P665"><text:span text:style-name="T665_1">Diagrama</text:span><text:span text:style-name="T665_2"><text:s/></text:span><text:span text:style-name="T665_3">de</text:span><text:span text:style-name="T665_4"><text:s/></text:span><text:span text:style-name="T665_5">estados</text:span></text:p>
      <text:list text:style-name="LS28" xml:id="list164">
        <text:list-item>
          <text:p text:style-name="P666"><text:span text:style-name="T666_1">¿</text:span><text:span text:style-name="T666_2">Está</text:span><text:span text:style-name="T666_3"><text:s/></text:span><text:span text:style-name="T666_4">completo</text:span><text:span text:style-name="T666_5">?</text:span></text:p>
        </text:list-item>
        <text:list-item>
          <text:p text:style-name="P667"><text:span text:style-name="T667_1">¿</text:span><text:span text:style-name="T667_2">Está</text:span><text:span text:style-name="T667_3"><text:s/></text:span><text:span text:style-name="T667_4">bien</text:span><text:span text:style-name="T667_5"><text:s/></text:span><text:span text:style-name="T667_6">utilizada</text:span><text:span text:style-name="T667_7"><text:s/></text:span><text:span text:style-name="T667_8">la</text:span><text:span text:style-name="T667_9"><text:s/></text:span><text:span text:style-name="T667_10">notación</text:span><text:span text:style-name="T667_11">?</text:span></text:p>
        </text:list-item>
      </text:list>
      <text:p text:style-name="P668"/>
      <text:h text:style-name="P669" text:outline-level="10"><text:bookmark-start text:name="h.ycmx8rh8mdku"/><text:bookmark-end text:name="h.ycmx8rh8mdku"/><text:span text:style-name="T669_1">Código</text:span></text:h>
      <text:p text:style-name="P670"><text:span text:style-name="T670_1">Generalidades</text:span></text:p>
      <text:list text:style-name="LS29" xml:id="list166">
        <text:list-item>
          <text:p text:style-name="P671"><text:span text:style-name="T671_1">¿</text:span><text:span text:style-name="T671_2">Respeta</text:span><text:span text:style-name="T671_3"><text:s/></text:span><text:span text:style-name="T671_4">estándares</text:span><text:span text:style-name="T671_5"><text:s/></text:span><text:span text:style-name="T671_6">de</text:span><text:span text:style-name="T671_7"><text:s/></text:span><text:span text:style-name="T671_8">codificación</text:span><text:span text:style-name="T671_9">?</text:span></text:p>
        </text:list-item>
        <text:list-item>
          <text:p text:style-name="P672"><text:span text:style-name="T672_1">¿</text:span><text:span text:style-name="T672_2">Está</text:span><text:span text:style-name="T672_3"><text:s/></text:span><text:span text:style-name="T672_4">correctamente</text:span><text:span text:style-name="T672_5"><text:s/></text:span><text:span text:style-name="T672_6">documentado</text:span><text:span text:style-name="T672_7">?</text:span></text:p>
        </text:list-item>
      </text:list>
      <text:p text:style-name="P673"/>
      <text:p text:style-name="P674"/>
      <text:p text:style-name="P675"/>
      <text:p text:style-name="P676"/>
      <text:p text:style-name="P677"/>
      <text:p text:style-name="P678"/>
      <text:p text:style-name="P6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7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8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9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2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  <style:style style:name="T1_3" style:family="text">
      <style:text-properties fo:font-style="italic" style:font-style-asian="italic" style:font-style-complex="italic" style:font-name="Courier New" fo:font-size="10pt" style:font-name-asian="Courier New" style:font-size-asian="10pt" style:font-name-complex="Courier New" style:font-size-complex="10pt"/>
    </style:style>
  </office:automatic-styles>
  <office:master-styles>
    <style:master-page style:name="Standard" style:page-layout-name="pm1">
      <style:footer>
        <text:p text:style-name="P1"><text:span text:style-name="T1_1">-</text:span><text:span text:style-name="T1_2"><text:page-number text:select-page="current"/></text:span><text:span text:style-name="T1_3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